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Thumbnails/thumbnail.png" manifest:media-type="image/png"/>
  <manifest:file-entry manifest:full-path="Object 1/Pictures/2000000E000000DD000000DDB43ABA64C5FC9CAB.svm" manifest:media-type="image/x-svm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Pictures/2000000E000000DD000000DD9FDCBAC0C1EA439E.svm" manifest:media-type="image/x-svm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Pictures/2000000E000000DD000000DDA1735DD569F05E14.svm" manifest:media-type="image/x-svm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table-column table:style-name="co1" table:number-columns-repeated="6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Param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Profits</text:p>
          </table:table-cell>
          <table:table-cell/>
          <table:table-cell office:value-type="string" calcext:value-type="string">
            <text:p>Points</text:p>
          </table:table-cell>
        </table:table-row>
        <table:table-row table:style-name="ro1">
          <table:table-cell/>
          <table:table-cell office:value-type="float" office:value="14.7737" calcext:value-type="float">
            <text:p>14,7737</text:p>
          </table:table-cell>
          <table:table-cell office:value-type="float" office:value="160375.68" calcext:value-type="float">
            <text:p>160375,68</text:p>
          </table:table-cell>
          <table:table-cell office:value-type="float" office:value="12.74" calcext:value-type="float">
            <text:p>12,74</text:p>
          </table:table-cell>
          <table:table-cell office:value-type="float" office:value="41.95" calcext:value-type="float">
            <text:p>41,95</text:p>
          </table:table-cell>
          <table:table-cell office:value-type="float" office:value="894.64" calcext:value-type="float">
            <text:p>894,64</text:p>
          </table:table-cell>
        </table:table-row>
        <table:table-row table:style-name="ro1">
          <table:table-cell/>
          <table:table-cell office:value-type="float" office:value="14.7747" calcext:value-type="float">
            <text:p>14,7747</text:p>
          </table:table-cell>
          <table:table-cell office:value-type="float" office:value="155585.1" calcext:value-type="float">
            <text:p>155585,1</text:p>
          </table:table-cell>
          <table:table-cell office:value-type="float" office:value="12.76" calcext:value-type="float">
            <text:p>12,76</text:p>
          </table:table-cell>
          <table:table-cell office:value-type="float" office:value="41.96" calcext:value-type="float">
            <text:p>41,96</text:p>
          </table:table-cell>
          <table:table-cell office:value-type="float" office:value="881.65" calcext:value-type="float">
            <text:p>881,65</text:p>
          </table:table-cell>
        </table:table-row>
        <table:table-row table:style-name="ro1">
          <table:table-cell/>
          <table:table-cell office:value-type="float" office:value="14.7763" calcext:value-type="float">
            <text:p>14,7763</text:p>
          </table:table-cell>
          <table:table-cell office:value-type="float" office:value="166047.24" calcext:value-type="float">
            <text:p>166047,24</text:p>
          </table:table-cell>
          <table:table-cell office:value-type="float" office:value="12.74" calcext:value-type="float">
            <text:p>12,74</text:p>
          </table:table-cell>
          <table:table-cell office:value-type="float" office:value="41.95" calcext:value-type="float">
            <text:p>41,95</text:p>
          </table:table-cell>
          <table:table-cell office:value-type="float" office:value="910.11" calcext:value-type="float">
            <text:p>910,11</text:p>
          </table:table-cell>
        </table:table-row>
        <table:table-row table:style-name="ro1">
          <table:table-cell/>
          <table:table-cell office:value-type="float" office:value="14.7987" calcext:value-type="float">
            <text:p>14,7987</text:p>
          </table:table-cell>
          <table:table-cell office:value-type="float" office:value="155909.06" calcext:value-type="float">
            <text:p>155909,06</text:p>
          </table:table-cell>
          <table:table-cell office:value-type="float" office:value="14.46" calcext:value-type="float">
            <text:p>14,46</text:p>
          </table:table-cell>
          <table:table-cell office:value-type="float" office:value="46.53" calcext:value-type="float">
            <text:p>46,53</text:p>
          </table:table-cell>
          <table:table-cell office:value-type="float" office:value="875.86" calcext:value-type="float">
            <text:p>875,86</text:p>
          </table:table-cell>
        </table:table-row>
        <table:table-row table:style-name="ro1">
          <table:table-cell/>
          <table:table-cell office:value-type="float" office:value="15.3296" calcext:value-type="float">
            <text:p>15,3296</text:p>
          </table:table-cell>
          <table:table-cell office:value-type="float" office:value="175331.85" calcext:value-type="float">
            <text:p>175331,85</text:p>
          </table:table-cell>
          <table:table-cell office:value-type="float" office:value="16.09" calcext:value-type="float">
            <text:p>16,09</text:p>
          </table:table-cell>
          <table:table-cell office:value-type="float" office:value="45.55" calcext:value-type="float">
            <text:p>45,55</text:p>
          </table:table-cell>
          <table:table-cell office:value-type="float" office:value="938.31" calcext:value-type="float">
            <text:p>938,31</text:p>
          </table:table-cell>
        </table:table-row>
        <table:table-row table:style-name="ro1">
          <table:table-cell/>
          <table:table-cell office:value-type="float" office:value="15.3311" calcext:value-type="float">
            <text:p>15,3311</text:p>
          </table:table-cell>
          <table:table-cell office:value-type="float" office:value="170772.23" calcext:value-type="float">
            <text:p>170772,23</text:p>
          </table:table-cell>
          <table:table-cell office:value-type="float" office:value="16.12" calcext:value-type="float">
            <text:p>16,12</text:p>
          </table:table-cell>
          <table:table-cell office:value-type="float" office:value="45.55" calcext:value-type="float">
            <text:p>45,55</text:p>
          </table:table-cell>
          <table:table-cell office:value-type="float" office:value="924.96" calcext:value-type="float">
            <text:p>924,96</text:p>
          </table:table-cell>
        </table:table-row>
        <table:table-row table:style-name="ro1">
          <table:table-cell/>
          <table:table-cell office:value-type="float" office:value="15.3322" calcext:value-type="float">
            <text:p>15,3322</text:p>
          </table:table-cell>
          <table:table-cell office:value-type="float" office:value="173299.22" calcext:value-type="float">
            <text:p>173299,22</text:p>
          </table:table-cell>
          <table:table-cell office:value-type="float" office:value="16.12" calcext:value-type="float">
            <text:p>16,12</text:p>
          </table:table-cell>
          <table:table-cell office:value-type="float" office:value="45.55" calcext:value-type="float">
            <text:p>45,55</text:p>
          </table:table-cell>
          <table:table-cell office:value-type="float" office:value="933.82" calcext:value-type="float">
            <text:p>933,82</text:p>
          </table:table-cell>
        </table:table-row>
        <table:table-row table:style-name="ro1">
          <table:table-cell/>
          <table:table-cell office:value-type="float" office:value="15.3345" calcext:value-type="float">
            <text:p>15,3345</text:p>
          </table:table-cell>
          <table:table-cell office:value-type="float" office:value="185000.35" calcext:value-type="float">
            <text:p>185000,35</text:p>
          </table:table-cell>
          <table:table-cell office:value-type="float" office:value="16.09" calcext:value-type="float">
            <text:p>16,09</text:p>
          </table:table-cell>
          <table:table-cell office:value-type="float" office:value="45.55" calcext:value-type="float">
            <text:p>45,55</text:p>
          </table:table-cell>
          <table:table-cell office:value-type="float" office:value="965.66" calcext:value-type="float">
            <text:p>965,66</text:p>
          </table:table-cell>
        </table:table-row>
        <table:table-row table:style-name="ro1">
          <table:table-cell/>
          <table:table-cell office:value-type="float" office:value="15.3356" calcext:value-type="float">
            <text:p>15,3356</text:p>
          </table:table-cell>
          <table:table-cell office:value-type="float" office:value="170738.59" calcext:value-type="float">
            <text:p>170738,59</text:p>
          </table:table-cell>
          <table:table-cell office:value-type="float" office:value="16.12" calcext:value-type="float">
            <text:p>16,12</text:p>
          </table:table-cell>
          <table:table-cell office:value-type="float" office:value="45.55" calcext:value-type="float">
            <text:p>45,55</text:p>
          </table:table-cell>
          <table:table-cell office:value-type="float" office:value="926.84" calcext:value-type="float">
            <text:p>926,84</text:p>
          </table:table-cell>
        </table:table-row>
        <table:table-row table:style-name="ro1">
          <table:table-cell/>
          <table:table-cell office:value-type="float" office:value="15.3359" calcext:value-type="float">
            <text:p>15,3359</text:p>
          </table:table-cell>
          <table:table-cell office:value-type="float" office:value="176754.3" calcext:value-type="float">
            <text:p>176754,3</text:p>
          </table:table-cell>
          <table:table-cell office:value-type="float" office:value="16.29" calcext:value-type="float">
            <text:p>16,29</text:p>
          </table:table-cell>
          <table:table-cell office:value-type="float" office:value="45.56" calcext:value-type="float">
            <text:p>45,56</text:p>
          </table:table-cell>
          <table:table-cell office:value-type="float" office:value="942.77" calcext:value-type="float">
            <text:p>942,77</text:p>
          </table:table-cell>
        </table:table-row>
        <table:table-row table:style-name="ro1">
          <table:table-cell/>
          <table:table-cell office:value-type="float" office:value="15.3368" calcext:value-type="float">
            <text:p>15,3368</text:p>
          </table:table-cell>
          <table:table-cell office:value-type="float" office:value="174266.64" calcext:value-type="float">
            <text:p>174266,64</text:p>
          </table:table-cell>
          <table:table-cell office:value-type="float" office:value="16.56" calcext:value-type="float">
            <text:p>16,56</text:p>
          </table:table-cell>
          <table:table-cell office:value-type="float" office:value="46.67" calcext:value-type="float">
            <text:p>46,67</text:p>
          </table:table-cell>
          <table:table-cell office:value-type="float" office:value="934.55" calcext:value-type="float">
            <text:p>934,55</text:p>
          </table:table-cell>
        </table:table-row>
        <table:table-row table:style-name="ro1">
          <table:table-cell/>
          <table:table-cell office:value-type="float" office:value="15.337" calcext:value-type="float">
            <text:p>15,337</text:p>
          </table:table-cell>
          <table:table-cell office:value-type="float" office:value="180738.3" calcext:value-type="float">
            <text:p>180738,3</text:p>
          </table:table-cell>
          <table:table-cell office:value-type="float" office:value="16.64" calcext:value-type="float">
            <text:p>16,64</text:p>
          </table:table-cell>
          <table:table-cell office:value-type="float" office:value="46.66" calcext:value-type="float">
            <text:p>46,66</text:p>
          </table:table-cell>
          <table:table-cell office:value-type="float" office:value="949.85" calcext:value-type="float">
            <text:p>949,85</text:p>
          </table:table-cell>
        </table:table-row>
        <table:table-row table:style-name="ro1">
          <table:table-cell/>
          <table:table-cell office:value-type="float" office:value="15.3372" calcext:value-type="float">
            <text:p>15,3372</text:p>
          </table:table-cell>
          <table:table-cell office:value-type="float" office:value="190856.15" calcext:value-type="float">
            <text:p>190856,15</text:p>
          </table:table-cell>
          <table:table-cell office:value-type="float" office:value="16.56" calcext:value-type="float">
            <text:p>16,56</text:p>
          </table:table-cell>
          <table:table-cell office:value-type="float" office:value="46.67" calcext:value-type="float">
            <text:p>46,67</text:p>
          </table:table-cell>
          <table:table-cell office:value-type="float" office:value="977.17" calcext:value-type="float">
            <text:p>977,17</text:p>
          </table:table-cell>
        </table:table-row>
        <table:table-row table:style-name="ro1">
          <table:table-cell/>
          <table:table-cell office:value-type="float" office:value="15.3377" calcext:value-type="float">
            <text:p>15,3377</text:p>
          </table:table-cell>
          <table:table-cell office:value-type="float" office:value="177176.34" calcext:value-type="float">
            <text:p>177176,34</text:p>
          </table:table-cell>
          <table:table-cell office:value-type="float" office:value="16.58" calcext:value-type="float">
            <text:p>16,58</text:p>
          </table:table-cell>
          <table:table-cell office:value-type="float" office:value="46.65" calcext:value-type="float">
            <text:p>46,65</text:p>
          </table:table-cell>
          <table:table-cell office:value-type="float" office:value="943.58" calcext:value-type="float">
            <text:p>943,58</text:p>
          </table:table-cell>
        </table:table-row>
        <table:table-row table:style-name="ro1">
          <table:table-cell/>
          <table:table-cell office:value-type="float" office:value="15.3382" calcext:value-type="float">
            <text:p>15,3382</text:p>
          </table:table-cell>
          <table:table-cell office:value-type="float" office:value="178831.09" calcext:value-type="float">
            <text:p>178831,09</text:p>
          </table:table-cell>
          <table:table-cell office:value-type="float" office:value="16.58" calcext:value-type="float">
            <text:p>16,58</text:p>
          </table:table-cell>
          <table:table-cell office:value-type="float" office:value="46.65" calcext:value-type="float">
            <text:p>46,65</text:p>
          </table:table-cell>
          <table:table-cell office:value-type="float" office:value="947.11" calcext:value-type="float">
            <text:p>947,11</text:p>
          </table:table-cell>
        </table:table-row>
        <table:table-row table:style-name="ro1">
          <table:table-cell/>
          <table:table-cell office:value-type="float" office:value="15.3383" calcext:value-type="float">
            <text:p>15,3383</text:p>
          </table:table-cell>
          <table:table-cell office:value-type="float" office:value="177028.06" calcext:value-type="float">
            <text:p>177028,06</text:p>
          </table:table-cell>
          <table:table-cell office:value-type="float" office:value="16.75" calcext:value-type="float">
            <text:p>16,75</text:p>
          </table:table-cell>
          <table:table-cell office:value-type="float" office:value="46.66" calcext:value-type="float">
            <text:p>46,66</text:p>
          </table:table-cell>
          <table:table-cell office:value-type="float" office:value="942.7" calcext:value-type="float">
            <text:p>942,7</text:p>
          </table:table-cell>
        </table:table-row>
        <table:table-row table:style-name="ro1">
          <table:table-cell/>
          <table:table-cell office:value-type="float" office:value="15.3384" calcext:value-type="float">
            <text:p>15,3384</text:p>
          </table:table-cell>
          <table:table-cell office:value-type="float" office:value="173092.39" calcext:value-type="float">
            <text:p>173092,39</text:p>
          </table:table-cell>
          <table:table-cell office:value-type="float" office:value="16.61" calcext:value-type="float">
            <text:p>16,61</text:p>
          </table:table-cell>
          <table:table-cell office:value-type="float" office:value="46.65" calcext:value-type="float">
            <text:p>46,65</text:p>
          </table:table-cell>
          <table:table-cell office:value-type="float" office:value="930.55" calcext:value-type="float">
            <text:p>930,55</text:p>
          </table:table-cell>
        </table:table-row>
        <table:table-row table:style-name="ro1">
          <table:table-cell/>
          <table:table-cell office:value-type="float" office:value="15.339" calcext:value-type="float">
            <text:p>15,339</text:p>
          </table:table-cell>
          <table:table-cell office:value-type="float" office:value="170619.81" calcext:value-type="float">
            <text:p>170619,81</text:p>
          </table:table-cell>
          <table:table-cell office:value-type="float" office:value="16.58" calcext:value-type="float">
            <text:p>16,58</text:p>
          </table:table-cell>
          <table:table-cell office:value-type="float" office:value="46.65" calcext:value-type="float">
            <text:p>46,65</text:p>
          </table:table-cell>
          <table:table-cell office:value-type="float" office:value="925.05" calcext:value-type="float">
            <text:p>925,05</text:p>
          </table:table-cell>
        </table:table-row>
        <table:table-row table:style-name="ro1">
          <table:table-cell/>
          <table:table-cell office:value-type="float" office:value="15.3396" calcext:value-type="float">
            <text:p>15,3396</text:p>
          </table:table-cell>
          <table:table-cell office:value-type="float" office:value="170930.25" calcext:value-type="float">
            <text:p>170930,25</text:p>
          </table:table-cell>
          <table:table-cell office:value-type="float" office:value="16.58" calcext:value-type="float">
            <text:p>16,58</text:p>
          </table:table-cell>
          <table:table-cell office:value-type="float" office:value="46.65" calcext:value-type="float">
            <text:p>46,65</text:p>
          </table:table-cell>
          <table:table-cell office:value-type="float" office:value="925.89" calcext:value-type="float">
            <text:p>925,89</text:p>
          </table:table-cell>
        </table:table-row>
        <table:table-row table:style-name="ro1">
          <table:table-cell/>
          <table:table-cell office:value-type="float" office:value="15.3397" calcext:value-type="float">
            <text:p>15,3397</text:p>
          </table:table-cell>
          <table:table-cell office:value-type="float" office:value="173831.17" calcext:value-type="float">
            <text:p>173831,17</text:p>
          </table:table-cell>
          <table:table-cell office:value-type="float" office:value="16.64" calcext:value-type="float">
            <text:p>16,64</text:p>
          </table:table-cell>
          <table:table-cell office:value-type="float" office:value="46.64" calcext:value-type="float">
            <text:p>46,64</text:p>
          </table:table-cell>
          <table:table-cell office:value-type="float" office:value="933.67" calcext:value-type="float">
            <text:p>933,67</text:p>
          </table:table-cell>
        </table:table-row>
        <table:table-row table:style-name="ro1">
          <table:table-cell/>
          <table:table-cell office:value-type="float" office:value="15.3398" calcext:value-type="float">
            <text:p>15,3398</text:p>
          </table:table-cell>
          <table:table-cell office:value-type="float" office:value="172789.55" calcext:value-type="float">
            <text:p>172789,55</text:p>
          </table:table-cell>
          <table:table-cell office:value-type="float" office:value="16.75" calcext:value-type="float">
            <text:p>16,75</text:p>
          </table:table-cell>
          <table:table-cell office:value-type="float" office:value="46.67" calcext:value-type="float">
            <text:p>46,67</text:p>
          </table:table-cell>
          <table:table-cell office:value-type="float" office:value="931.42" calcext:value-type="float">
            <text:p>931,42</text:p>
          </table:table-cell>
        </table:table-row>
        <table:table-row table:style-name="ro1">
          <table:table-cell/>
          <table:table-cell office:value-type="float" office:value="15.3402" calcext:value-type="float">
            <text:p>15,3402</text:p>
          </table:table-cell>
          <table:table-cell office:value-type="float" office:value="175589.28" calcext:value-type="float">
            <text:p>175589,28</text:p>
          </table:table-cell>
          <table:table-cell office:value-type="float" office:value="16.64" calcext:value-type="float">
            <text:p>16,64</text:p>
          </table:table-cell>
          <table:table-cell office:value-type="float" office:value="46.64" calcext:value-type="float">
            <text:p>46,64</text:p>
          </table:table-cell>
          <table:table-cell office:value-type="float" office:value="938.47" calcext:value-type="float">
            <text:p>938,47</text:p>
          </table:table-cell>
        </table:table-row>
        <table:table-row table:style-name="ro1">
          <table:table-cell/>
          <table:table-cell office:value-type="float" office:value="15.3404" calcext:value-type="float">
            <text:p>15,3404</text:p>
          </table:table-cell>
          <table:table-cell office:value-type="float" office:value="184579.44" calcext:value-type="float">
            <text:p>184579,44</text:p>
          </table:table-cell>
          <table:table-cell office:value-type="float" office:value="16.58" calcext:value-type="float">
            <text:p>16,58</text:p>
          </table:table-cell>
          <table:table-cell office:value-type="float" office:value="46.65" calcext:value-type="float">
            <text:p>46,65</text:p>
          </table:table-cell>
          <table:table-cell office:value-type="float" office:value="963.12" calcext:value-type="float">
            <text:p>963,12</text:p>
          </table:table-cell>
        </table:table-row>
        <table:table-row table:style-name="ro1">
          <table:table-cell/>
          <table:table-cell office:value-type="float" office:value="15.3413" calcext:value-type="float">
            <text:p>15,3413</text:p>
          </table:table-cell>
          <table:table-cell office:value-type="float" office:value="170151.18" calcext:value-type="float">
            <text:p>170151,18</text:p>
          </table:table-cell>
          <table:table-cell office:value-type="float" office:value="16.78" calcext:value-type="float">
            <text:p>16,78</text:p>
          </table:table-cell>
          <table:table-cell office:value-type="float" office:value="46.63" calcext:value-type="float">
            <text:p>46,63</text:p>
          </table:table-cell>
          <table:table-cell office:value-type="float" office:value="924.07" calcext:value-type="float">
            <text:p>924,07</text:p>
          </table:table-cell>
        </table:table-row>
        <table:table-row table:style-name="ro1">
          <table:table-cell/>
          <table:table-cell office:value-type="float" office:value="15.3418" calcext:value-type="float">
            <text:p>15,3418</text:p>
          </table:table-cell>
          <table:table-cell office:value-type="float" office:value="176176.74" calcext:value-type="float">
            <text:p>176176,74</text:p>
          </table:table-cell>
          <table:table-cell office:value-type="float" office:value="16.66" calcext:value-type="float">
            <text:p>16,66</text:p>
          </table:table-cell>
          <table:table-cell office:value-type="float" office:value="46.63" calcext:value-type="float">
            <text:p>46,63</text:p>
          </table:table-cell>
          <table:table-cell office:value-type="float" office:value="937.54" calcext:value-type="float">
            <text:p>937,54</text:p>
          </table:table-cell>
        </table:table-row>
        <table:table-row table:style-name="ro1">
          <table:table-cell/>
          <table:table-cell office:value-type="float" office:value="15.342" calcext:value-type="float">
            <text:p>15,342</text:p>
          </table:table-cell>
          <table:table-cell office:value-type="float" office:value="178801.73" calcext:value-type="float">
            <text:p>178801,73</text:p>
          </table:table-cell>
          <table:table-cell office:value-type="float" office:value="16.75" calcext:value-type="float">
            <text:p>16,75</text:p>
          </table:table-cell>
          <table:table-cell office:value-type="float" office:value="46.67" calcext:value-type="float">
            <text:p>46,67</text:p>
          </table:table-cell>
          <table:table-cell office:value-type="float" office:value="948.49" calcext:value-type="float">
            <text:p>948,49</text:p>
          </table:table-cell>
        </table:table-row>
        <table:table-row table:style-name="ro1">
          <table:table-cell/>
          <table:table-cell office:value-type="float" office:value="15.3423" calcext:value-type="float">
            <text:p>15,3423</text:p>
          </table:table-cell>
          <table:table-cell office:value-type="float" office:value="189822.9" calcext:value-type="float">
            <text:p>189822,9</text:p>
          </table:table-cell>
          <table:table-cell office:value-type="float" office:value="16.63" calcext:value-type="float">
            <text:p>16,63</text:p>
          </table:table-cell>
          <table:table-cell office:value-type="float" office:value="46.65" calcext:value-type="float">
            <text:p>46,65</text:p>
          </table:table-cell>
          <table:table-cell office:value-type="float" office:value="977.25" calcext:value-type="float">
            <text:p>977,25</text:p>
          </table:table-cell>
        </table:table-row>
        <table:table-row table:style-name="ro1">
          <table:table-cell/>
          <table:table-cell office:value-type="float" office:value="15.3452" calcext:value-type="float">
            <text:p>15,3452</text:p>
          </table:table-cell>
          <table:table-cell office:value-type="float" office:value="169686.82" calcext:value-type="float">
            <text:p>169686,82</text:p>
          </table:table-cell>
          <table:table-cell office:value-type="float" office:value="16.61" calcext:value-type="float">
            <text:p>16,61</text:p>
          </table:table-cell>
          <table:table-cell office:value-type="float" office:value="46.65" calcext:value-type="float">
            <text:p>46,65</text:p>
          </table:table-cell>
          <table:table-cell office:value-type="float" office:value="919.64" calcext:value-type="float">
            <text:p>919,64</text:p>
          </table:table-cell>
        </table:table-row>
        <table:table-row table:style-name="ro1">
          <table:table-cell/>
          <table:table-cell office:value-type="float" office:value="15.3467" calcext:value-type="float">
            <text:p>15,3467</text:p>
          </table:table-cell>
          <table:table-cell office:value-type="float" office:value="178755.62" calcext:value-type="float">
            <text:p>178755,62</text:p>
          </table:table-cell>
          <table:table-cell office:value-type="float" office:value="16.7" calcext:value-type="float">
            <text:p>16,7</text:p>
          </table:table-cell>
          <table:table-cell office:value-type="float" office:value="46.6" calcext:value-type="float">
            <text:p>46,6</text:p>
          </table:table-cell>
          <table:table-cell office:value-type="float" office:value="948.35" calcext:value-type="float">
            <text:p>948,35</text:p>
          </table:table-cell>
        </table:table-row>
        <table:table-row table:style-name="ro1">
          <table:table-cell/>
          <table:table-cell office:value-type="float" office:value="15.3502" calcext:value-type="float">
            <text:p>15,3502</text:p>
          </table:table-cell>
          <table:table-cell office:value-type="float" office:value="176345.67" calcext:value-type="float">
            <text:p>176345,67</text:p>
          </table:table-cell>
          <table:table-cell office:value-type="float" office:value="16.67" calcext:value-type="float">
            <text:p>16,67</text:p>
          </table:table-cell>
          <table:table-cell office:value-type="float" office:value="46.62" calcext:value-type="float">
            <text:p>46,62</text:p>
          </table:table-cell>
          <table:table-cell office:value-type="float" office:value="940.66" calcext:value-type="float">
            <text:p>940,66</text:p>
          </table:table-cell>
        </table:table-row>
        <table:table-row table:style-name="ro1">
          <table:table-cell/>
          <table:table-cell office:value-type="float" office:value="15.3508" calcext:value-type="float">
            <text:p>15,3508</text:p>
          </table:table-cell>
          <table:table-cell office:value-type="float" office:value="178834.81" calcext:value-type="float">
            <text:p>178834,81</text:p>
          </table:table-cell>
          <table:table-cell office:value-type="float" office:value="16.67" calcext:value-type="float">
            <text:p>16,67</text:p>
          </table:table-cell>
          <table:table-cell office:value-type="float" office:value="46.62" calcext:value-type="float">
            <text:p>46,62</text:p>
          </table:table-cell>
          <table:table-cell office:value-type="float" office:value="947.78" calcext:value-type="float">
            <text:p>947,78</text:p>
          </table:table-cell>
        </table:table-row>
        <table:table-row table:style-name="ro1">
          <table:table-cell/>
          <table:table-cell office:value-type="float" office:value="15.3536" calcext:value-type="float">
            <text:p>15,3536</text:p>
          </table:table-cell>
          <table:table-cell office:value-type="float" office:value="178328.54" calcext:value-type="float">
            <text:p>178328,54</text:p>
          </table:table-cell>
          <table:table-cell office:value-type="float" office:value="16.87" calcext:value-type="float">
            <text:p>16,87</text:p>
          </table:table-cell>
          <table:table-cell office:value-type="float" office:value="46.62" calcext:value-type="float">
            <text:p>46,62</text:p>
          </table:table-cell>
          <table:table-cell office:value-type="float" office:value="947.64" calcext:value-type="float">
            <text:p>947,64</text:p>
          </table:table-cell>
        </table:table-row>
        <table:table-row table:style-name="ro1">
          <table:table-cell/>
          <table:table-cell office:value-type="float" office:value="15.3541" calcext:value-type="float">
            <text:p>15,3541</text:p>
          </table:table-cell>
          <table:table-cell office:value-type="float" office:value="177606.81" calcext:value-type="float">
            <text:p>177606,81</text:p>
          </table:table-cell>
          <table:table-cell office:value-type="float" office:value="16.64" calcext:value-type="float">
            <text:p>16,64</text:p>
          </table:table-cell>
          <table:table-cell office:value-type="float" office:value="46.62" calcext:value-type="float">
            <text:p>46,62</text:p>
          </table:table-cell>
          <table:table-cell office:value-type="float" office:value="945.02" calcext:value-type="float">
            <text:p>945,02</text:p>
          </table:table-cell>
        </table:table-row>
        <table:table-row table:style-name="ro1">
          <table:table-cell/>
          <table:table-cell office:value-type="float" office:value="15.3543" calcext:value-type="float">
            <text:p>15,3543</text:p>
          </table:table-cell>
          <table:table-cell office:value-type="float" office:value="176374.32" calcext:value-type="float">
            <text:p>176374,32</text:p>
          </table:table-cell>
          <table:table-cell office:value-type="float" office:value="16.64" calcext:value-type="float">
            <text:p>16,64</text:p>
          </table:table-cell>
          <table:table-cell office:value-type="float" office:value="46.62" calcext:value-type="float">
            <text:p>46,62</text:p>
          </table:table-cell>
          <table:table-cell office:value-type="float" office:value="940.67" calcext:value-type="float">
            <text:p>940,67</text:p>
          </table:table-cell>
        </table:table-row>
        <table:table-row table:style-name="ro1">
          <table:table-cell/>
          <table:table-cell office:value-type="float" office:value="15.3552" calcext:value-type="float">
            <text:p>15,3552</text:p>
          </table:table-cell>
          <table:table-cell office:value-type="float" office:value="174503.73" calcext:value-type="float">
            <text:p>174503,73</text:p>
          </table:table-cell>
          <table:table-cell office:value-type="float" office:value="16.59" calcext:value-type="float">
            <text:p>16,59</text:p>
          </table:table-cell>
          <table:table-cell office:value-type="float" office:value="46.62" calcext:value-type="float">
            <text:p>46,62</text:p>
          </table:table-cell>
          <table:table-cell office:value-type="float" office:value="932.77" calcext:value-type="float">
            <text:p>932,77</text:p>
          </table:table-cell>
        </table:table-row>
        <table:table-row table:style-name="ro1">
          <table:table-cell/>
          <table:table-cell office:value-type="float" office:value="15.3573" calcext:value-type="float">
            <text:p>15,3573</text:p>
          </table:table-cell>
          <table:table-cell office:value-type="float" office:value="172440.32" calcext:value-type="float">
            <text:p>172440,32</text:p>
          </table:table-cell>
          <table:table-cell office:value-type="float" office:value="16.73" calcext:value-type="float">
            <text:p>16,73</text:p>
          </table:table-cell>
          <table:table-cell office:value-type="float" office:value="46.64" calcext:value-type="float">
            <text:p>46,64</text:p>
          </table:table-cell>
          <table:table-cell office:value-type="float" office:value="930.15" calcext:value-type="float">
            <text:p>930,15</text:p>
          </table:table-cell>
        </table:table-row>
        <table:table-row table:style-name="ro1">
          <table:table-cell/>
          <table:table-cell office:value-type="float" office:value="15.3574" calcext:value-type="float">
            <text:p>15,3574</text:p>
          </table:table-cell>
          <table:table-cell office:value-type="float" office:value="177099.08" calcext:value-type="float">
            <text:p>177099,08</text:p>
          </table:table-cell>
          <table:table-cell office:value-type="float" office:value="16.59" calcext:value-type="float">
            <text:p>16,59</text:p>
          </table:table-cell>
          <table:table-cell office:value-type="float" office:value="46.62" calcext:value-type="float">
            <text:p>46,62</text:p>
          </table:table-cell>
          <table:table-cell office:value-type="float" office:value="941.82" calcext:value-type="float">
            <text:p>941,82</text:p>
          </table:table-cell>
        </table:table-row>
        <table:table-row table:style-name="ro1">
          <table:table-cell/>
          <table:table-cell office:value-type="float" office:value="15.3584" calcext:value-type="float">
            <text:p>15,3584</text:p>
          </table:table-cell>
          <table:table-cell office:value-type="float" office:value="167598.44" calcext:value-type="float">
            <text:p>167598,44</text:p>
          </table:table-cell>
          <table:table-cell office:value-type="float" office:value="16.61" calcext:value-type="float">
            <text:p>16,61</text:p>
          </table:table-cell>
          <table:table-cell office:value-type="float" office:value="46.62" calcext:value-type="float">
            <text:p>46,62</text:p>
          </table:table-cell>
          <table:table-cell office:value-type="float" office:value="916.63" calcext:value-type="float">
            <text:p>916,63</text:p>
          </table:table-cell>
        </table:table-row>
        <table:table-row table:style-name="ro1">
          <table:table-cell/>
          <table:table-cell office:value-type="float" office:value="15.3592" calcext:value-type="float">
            <text:p>15,3592</text:p>
          </table:table-cell>
          <table:table-cell office:value-type="float" office:value="167143.98" calcext:value-type="float">
            <text:p>167143,98</text:p>
          </table:table-cell>
          <table:table-cell office:value-type="float" office:value="16.61" calcext:value-type="float">
            <text:p>16,61</text:p>
          </table:table-cell>
          <table:table-cell office:value-type="float" office:value="46.62" calcext:value-type="float">
            <text:p>46,62</text:p>
          </table:table-cell>
          <table:table-cell office:value-type="float" office:value="915.4" calcext:value-type="float">
            <text:p>915,4</text:p>
          </table:table-cell>
        </table:table-row>
        <table:table-row table:style-name="ro1">
          <table:table-cell/>
          <table:table-cell office:value-type="float" office:value="15.3596" calcext:value-type="float">
            <text:p>15,3596</text:p>
          </table:table-cell>
          <table:table-cell office:value-type="float" office:value="171250.29" calcext:value-type="float">
            <text:p>171250,29</text:p>
          </table:table-cell>
          <table:table-cell office:value-type="float" office:value="16.59" calcext:value-type="float">
            <text:p>16,59</text:p>
          </table:table-cell>
          <table:table-cell office:value-type="float" office:value="46.62" calcext:value-type="float">
            <text:p>46,62</text:p>
          </table:table-cell>
          <table:table-cell office:value-type="float" office:value="926.52" calcext:value-type="float">
            <text:p>926,52</text:p>
          </table:table-cell>
        </table:table-row>
        <table:table-row table:style-name="ro1">
          <table:table-cell/>
          <table:table-cell office:value-type="float" office:value="15.3601" calcext:value-type="float">
            <text:p>15,3601</text:p>
          </table:table-cell>
          <table:table-cell office:value-type="float" office:value="171318.42" calcext:value-type="float">
            <text:p>171318,42</text:p>
          </table:table-cell>
          <table:table-cell office:value-type="float" office:value="16.59" calcext:value-type="float">
            <text:p>16,59</text:p>
          </table:table-cell>
          <table:table-cell office:value-type="float" office:value="46.62" calcext:value-type="float">
            <text:p>46,62</text:p>
          </table:table-cell>
          <table:table-cell office:value-type="float" office:value="926.05" calcext:value-type="float">
            <text:p>926,05</text:p>
          </table:table-cell>
        </table:table-row>
        <table:table-row table:style-name="ro1">
          <table:table-cell/>
          <table:table-cell office:value-type="float" office:value="15.3604" calcext:value-type="float">
            <text:p>15,3604</text:p>
          </table:table-cell>
          <table:table-cell office:value-type="float" office:value="171299.92" calcext:value-type="float">
            <text:p>171299,92</text:p>
          </table:table-cell>
          <table:table-cell office:value-type="float" office:value="16.59" calcext:value-type="float">
            <text:p>16,59</text:p>
          </table:table-cell>
          <table:table-cell office:value-type="float" office:value="46.62" calcext:value-type="float">
            <text:p>46,62</text:p>
          </table:table-cell>
          <table:table-cell office:value-type="float" office:value="926.66" calcext:value-type="float">
            <text:p>926,66</text:p>
          </table:table-cell>
        </table:table-row>
        <table:table-row table:style-name="ro1">
          <table:table-cell/>
          <table:table-cell office:value-type="float" office:value="15.361" calcext:value-type="float">
            <text:p>15,361</text:p>
          </table:table-cell>
          <table:table-cell office:value-type="float" office:value="169688.49" calcext:value-type="float">
            <text:p>169688,49</text:p>
          </table:table-cell>
          <table:table-cell office:value-type="float" office:value="17.06" calcext:value-type="float">
            <text:p>17,06</text:p>
          </table:table-cell>
          <table:table-cell office:value-type="float" office:value="46.46" calcext:value-type="float">
            <text:p>46,46</text:p>
          </table:table-cell>
          <table:table-cell office:value-type="float" office:value="924.99" calcext:value-type="float">
            <text:p>924,99</text:p>
          </table:table-cell>
        </table:table-row>
        <table:table-row table:style-name="ro1">
          <table:table-cell/>
          <table:table-cell office:value-type="float" office:value="15.3624" calcext:value-type="float">
            <text:p>15,3624</text:p>
          </table:table-cell>
          <table:table-cell office:value-type="float" office:value="175746.47" calcext:value-type="float">
            <text:p>175746,47</text:p>
          </table:table-cell>
          <table:table-cell office:value-type="float" office:value="17.2" calcext:value-type="float">
            <text:p>17,2</text:p>
          </table:table-cell>
          <table:table-cell office:value-type="float" office:value="46.48" calcext:value-type="float">
            <text:p>46,48</text:p>
          </table:table-cell>
          <table:table-cell office:value-type="float" office:value="941.9" calcext:value-type="float">
            <text:p>941,9</text:p>
          </table:table-cell>
        </table:table-row>
        <table:table-row table:style-name="ro1">
          <table:table-cell/>
          <table:table-cell office:value-type="float" office:value="15.3625" calcext:value-type="float">
            <text:p>15,3625</text:p>
          </table:table-cell>
          <table:table-cell office:value-type="float" office:value="165658.3" calcext:value-type="float">
            <text:p>165658,3</text:p>
          </table:table-cell>
          <table:table-cell office:value-type="float" office:value="17.06" calcext:value-type="float">
            <text:p>17,06</text:p>
          </table:table-cell>
          <table:table-cell office:value-type="float" office:value="46.46" calcext:value-type="float">
            <text:p>46,46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/>
          <table:table-cell office:value-type="float" office:value="15.3632" calcext:value-type="float">
            <text:p>15,3632</text:p>
          </table:table-cell>
          <table:table-cell office:value-type="float" office:value="173148.44" calcext:value-type="float">
            <text:p>173148,44</text:p>
          </table:table-cell>
          <table:table-cell office:value-type="float" office:value="17.06" calcext:value-type="float">
            <text:p>17,06</text:p>
          </table:table-cell>
          <table:table-cell office:value-type="float" office:value="46.46" calcext:value-type="float">
            <text:p>46,46</text:p>
          </table:table-cell>
          <table:table-cell office:value-type="float" office:value="934.43" calcext:value-type="float">
            <text:p>934,43</text:p>
          </table:table-cell>
        </table:table-row>
        <table:table-row table:style-name="ro1">
          <table:table-cell/>
          <table:table-cell office:value-type="float" office:value="15.3647" calcext:value-type="float">
            <text:p>15,3647</text:p>
          </table:table-cell>
          <table:table-cell office:value-type="float" office:value="178898.62" calcext:value-type="float">
            <text:p>178898,62</text:p>
          </table:table-cell>
          <table:table-cell office:value-type="float" office:value="16.85" calcext:value-type="float">
            <text:p>16,85</text:p>
          </table:table-cell>
          <table:table-cell office:value-type="float" office:value="46.56" calcext:value-type="float">
            <text:p>46,56</text:p>
          </table:table-cell>
          <table:table-cell office:value-type="float" office:value="948.3" calcext:value-type="float">
            <text:p>948,3</text:p>
          </table:table-cell>
        </table:table-row>
        <table:table-row table:style-name="ro1">
          <table:table-cell/>
          <table:table-cell office:value-type="float" office:value="15.3654" calcext:value-type="float">
            <text:p>15,3654</text:p>
          </table:table-cell>
          <table:table-cell office:value-type="float" office:value="175729.69" calcext:value-type="float">
            <text:p>175729,69</text:p>
          </table:table-cell>
          <table:table-cell office:value-type="float" office:value="16.88" calcext:value-type="float">
            <text:p>16,88</text:p>
          </table:table-cell>
          <table:table-cell office:value-type="float" office:value="46.56" calcext:value-type="float">
            <text:p>46,56</text:p>
          </table:table-cell>
          <table:table-cell office:value-type="float" office:value="939.73" calcext:value-type="float">
            <text:p>939,73</text:p>
          </table:table-cell>
        </table:table-row>
        <table:table-row table:style-name="ro1">
          <table:table-cell/>
          <table:table-cell office:value-type="float" office:value="15.3655" calcext:value-type="float">
            <text:p>15,3655</text:p>
          </table:table-cell>
          <table:table-cell office:value-type="float" office:value="174076.73" calcext:value-type="float">
            <text:p>174076,73</text:p>
          </table:table-cell>
          <table:table-cell office:value-type="float" office:value="16.85" calcext:value-type="float">
            <text:p>16,85</text:p>
          </table:table-cell>
          <table:table-cell office:value-type="float" office:value="46.56" calcext:value-type="float">
            <text:p>46,56</text:p>
          </table:table-cell>
          <table:table-cell office:value-type="float" office:value="935.15" calcext:value-type="float">
            <text:p>935,15</text:p>
          </table:table-cell>
        </table:table-row>
        <table:table-row table:style-name="ro1">
          <table:table-cell/>
          <table:table-cell office:value-type="float" office:value="15.3659" calcext:value-type="float">
            <text:p>15,3659</text:p>
          </table:table-cell>
          <table:table-cell office:value-type="float" office:value="180159.03" calcext:value-type="float">
            <text:p>180159,03</text:p>
          </table:table-cell>
          <table:table-cell office:value-type="float" office:value="17.05" calcext:value-type="float">
            <text:p>17,05</text:p>
          </table:table-cell>
          <table:table-cell office:value-type="float" office:value="46.56" calcext:value-type="float">
            <text:p>46,56</text:p>
          </table:table-cell>
          <table:table-cell office:value-type="float" office:value="952.32" calcext:value-type="float">
            <text:p>952,32</text:p>
          </table:table-cell>
        </table:table-row>
        <table:table-row table:style-name="ro1">
          <table:table-cell/>
          <table:table-cell office:value-type="float" office:value="15.3661" calcext:value-type="float">
            <text:p>15,3661</text:p>
          </table:table-cell>
          <table:table-cell office:value-type="float" office:value="174676.62" calcext:value-type="float">
            <text:p>174676,62</text:p>
          </table:table-cell>
          <table:table-cell office:value-type="float" office:value="16.85" calcext:value-type="float">
            <text:p>16,85</text:p>
          </table:table-cell>
          <table:table-cell office:value-type="float" office:value="46.56" calcext:value-type="float">
            <text:p>46,56</text:p>
          </table:table-cell>
          <table:table-cell office:value-type="float" office:value="936.79" calcext:value-type="float">
            <text:p>936,79</text:p>
          </table:table-cell>
        </table:table-row>
        <table:table-row table:style-name="ro1">
          <table:table-cell/>
          <table:table-cell office:value-type="float" office:value="15.3663" calcext:value-type="float">
            <text:p>15,3663</text:p>
          </table:table-cell>
          <table:table-cell office:value-type="float" office:value="175617.69" calcext:value-type="float">
            <text:p>175617,69</text:p>
          </table:table-cell>
          <table:table-cell office:value-type="float" office:value="16.85" calcext:value-type="float">
            <text:p>16,85</text:p>
          </table:table-cell>
          <table:table-cell office:value-type="float" office:value="46.56" calcext:value-type="float">
            <text:p>46,56</text:p>
          </table:table-cell>
          <table:table-cell office:value-type="float" office:value="940.34" calcext:value-type="float">
            <text:p>940,34</text:p>
          </table:table-cell>
        </table:table-row>
        <table:table-row table:style-name="ro1">
          <table:table-cell/>
          <table:table-cell office:value-type="float" office:value="15.3665" calcext:value-type="float">
            <text:p>15,3665</text:p>
          </table:table-cell>
          <table:table-cell office:value-type="float" office:value="178572.28" calcext:value-type="float">
            <text:p>178572,28</text:p>
          </table:table-cell>
          <table:table-cell office:value-type="float" office:value="16.85" calcext:value-type="float">
            <text:p>16,85</text:p>
          </table:table-cell>
          <table:table-cell office:value-type="float" office:value="46.56" calcext:value-type="float">
            <text:p>46,56</text:p>
          </table:table-cell>
          <table:table-cell office:value-type="float" office:value="946.43" calcext:value-type="float">
            <text:p>946,43</text:p>
          </table:table-cell>
        </table:table-row>
        <table:table-row table:style-name="ro1">
          <table:table-cell/>
          <table:table-cell office:value-type="float" office:value="15.3674" calcext:value-type="float">
            <text:p>15,3674</text:p>
          </table:table-cell>
          <table:table-cell office:value-type="float" office:value="175292.93" calcext:value-type="float">
            <text:p>175292,93</text:p>
          </table:table-cell>
          <table:table-cell office:value-type="float" office:value="17.02" calcext:value-type="float">
            <text:p>17,02</text:p>
          </table:table-cell>
          <table:table-cell office:value-type="float" office:value="46.58" calcext:value-type="float">
            <text:p>46,58</text:p>
          </table:table-cell>
          <table:table-cell office:value-type="float" office:value="937.94" calcext:value-type="float">
            <text:p>937,94</text:p>
          </table:table-cell>
        </table:table-row>
        <table:table-row table:style-name="ro1">
          <table:table-cell/>
          <table:table-cell office:value-type="float" office:value="15.3721" calcext:value-type="float">
            <text:p>15,3721</text:p>
          </table:table-cell>
          <table:table-cell office:value-type="float" office:value="166634.85" calcext:value-type="float">
            <text:p>166634,85</text:p>
          </table:table-cell>
          <table:table-cell office:value-type="float" office:value="16.84" calcext:value-type="float">
            <text:p>16,84</text:p>
          </table:table-cell>
          <table:table-cell office:value-type="float" office:value="46.56" calcext:value-type="float">
            <text:p>46,56</text:p>
          </table:table-cell>
          <table:table-cell office:value-type="float" office:value="914.82" calcext:value-type="float">
            <text:p>914,82</text:p>
          </table:table-cell>
        </table:table-row>
        <table:table-row table:style-name="ro1">
          <table:table-cell/>
          <table:table-cell office:value-type="float" office:value="15.3736" calcext:value-type="float">
            <text:p>15,3736</text:p>
          </table:table-cell>
          <table:table-cell office:value-type="float" office:value="167723.49" calcext:value-type="float">
            <text:p>167723,49</text:p>
          </table:table-cell>
          <table:table-cell office:value-type="float" office:value="16.84" calcext:value-type="float">
            <text:p>16,84</text:p>
          </table:table-cell>
          <table:table-cell office:value-type="float" office:value="46.56" calcext:value-type="float">
            <text:p>46,56</text:p>
          </table:table-cell>
          <table:table-cell office:value-type="float" office:value="915.16" calcext:value-type="float">
            <text:p>915,16</text:p>
          </table:table-cell>
        </table:table-row>
        <table:table-row table:style-name="ro1">
          <table:table-cell/>
          <table:table-cell office:value-type="float" office:value="15.3743" calcext:value-type="float">
            <text:p>15,3743</text:p>
          </table:table-cell>
          <table:table-cell office:value-type="float" office:value="174198.32" calcext:value-type="float">
            <text:p>174198,32</text:p>
          </table:table-cell>
          <table:table-cell office:value-type="float" office:value="16.98" calcext:value-type="float">
            <text:p>16,98</text:p>
          </table:table-cell>
          <table:table-cell office:value-type="float" office:value="46.58" calcext:value-type="float">
            <text:p>46,58</text:p>
          </table:table-cell>
          <table:table-cell office:value-type="float" office:value="936.82" calcext:value-type="float">
            <text:p>936,82</text:p>
          </table:table-cell>
        </table:table-row>
        <table:table-row table:style-name="ro1">
          <table:table-cell/>
          <table:table-cell office:value-type="float" office:value="15.375" calcext:value-type="float">
            <text:p>15,375</text:p>
          </table:table-cell>
          <table:table-cell office:value-type="float" office:value="174217.67" calcext:value-type="float">
            <text:p>174217,67</text:p>
          </table:table-cell>
          <table:table-cell office:value-type="float" office:value="16.87" calcext:value-type="float">
            <text:p>16,87</text:p>
          </table:table-cell>
          <table:table-cell office:value-type="float" office:value="46.56" calcext:value-type="float">
            <text:p>46,56</text:p>
          </table:table-cell>
          <table:table-cell office:value-type="float" office:value="935.57" calcext:value-type="float">
            <text:p>935,57</text:p>
          </table:table-cell>
        </table:table-row>
        <table:table-row table:style-name="ro1">
          <table:table-cell/>
          <table:table-cell office:value-type="float" office:value="15.3759" calcext:value-type="float">
            <text:p>15,3759</text:p>
          </table:table-cell>
          <table:table-cell office:value-type="float" office:value="174176.15" calcext:value-type="float">
            <text:p>174176,15</text:p>
          </table:table-cell>
          <table:table-cell office:value-type="float" office:value="16.91" calcext:value-type="float">
            <text:p>16,91</text:p>
          </table:table-cell>
          <table:table-cell office:value-type="float" office:value="46.56" calcext:value-type="float">
            <text:p>46,56</text:p>
          </table:table-cell>
          <table:table-cell office:value-type="float" office:value="932.96" calcext:value-type="float">
            <text:p>932,96</text:p>
          </table:table-cell>
        </table:table-row>
        <table:table-row table:style-name="ro1">
          <table:table-cell/>
          <table:table-cell office:value-type="float" office:value="15.3783" calcext:value-type="float">
            <text:p>15,3783</text:p>
          </table:table-cell>
          <table:table-cell office:value-type="float" office:value="172856.46" calcext:value-type="float">
            <text:p>172856,46</text:p>
          </table:table-cell>
          <table:table-cell office:value-type="float" office:value="17.15" calcext:value-type="float">
            <text:p>17,15</text:p>
          </table:table-cell>
          <table:table-cell office:value-type="float" office:value="46.47" calcext:value-type="float">
            <text:p>46,47</text:p>
          </table:table-cell>
          <table:table-cell office:value-type="float" office:value="930.27" calcext:value-type="float">
            <text:p>930,27</text:p>
          </table:table-cell>
        </table:table-row>
        <table:table-row table:style-name="ro1">
          <table:table-cell/>
          <table:table-cell office:value-type="float" office:value="15.3784" calcext:value-type="float">
            <text:p>15,3784</text:p>
          </table:table-cell>
          <table:table-cell office:value-type="float" office:value="169691.8" calcext:value-type="float">
            <text:p>169691,8</text:p>
          </table:table-cell>
          <table:table-cell office:value-type="float" office:value="17.01" calcext:value-type="float">
            <text:p>17,01</text:p>
          </table:table-cell>
          <table:table-cell office:value-type="float" office:value="46.45" calcext:value-type="float">
            <text:p>46,45</text:p>
          </table:table-cell>
          <table:table-cell office:value-type="float" office:value="924.86" calcext:value-type="float">
            <text:p>924,86</text:p>
          </table:table-cell>
        </table:table-row>
        <table:table-row table:style-name="ro1">
          <table:table-cell/>
          <table:table-cell office:value-type="float" office:value="15.3793" calcext:value-type="float">
            <text:p>15,3793</text:p>
          </table:table-cell>
          <table:table-cell office:value-type="float" office:value="175400.7" calcext:value-type="float">
            <text:p>175400,7</text:p>
          </table:table-cell>
          <table:table-cell office:value-type="float" office:value="17.4" calcext:value-type="float">
            <text:p>17,4</text:p>
          </table:table-cell>
          <table:table-cell office:value-type="float" office:value="46.39" calcext:value-type="float">
            <text:p>46,39</text:p>
          </table:table-cell>
          <table:table-cell office:value-type="float" office:value="939.44" calcext:value-type="float">
            <text:p>939,44</text:p>
          </table:table-cell>
        </table:table-row>
        <table:table-row table:style-name="ro1">
          <table:table-cell/>
          <table:table-cell office:value-type="float" office:value="15.3807" calcext:value-type="float">
            <text:p>15,3807</text:p>
          </table:table-cell>
          <table:table-cell office:value-type="float" office:value="169149.05" calcext:value-type="float">
            <text:p>169149,05</text:p>
          </table:table-cell>
          <table:table-cell office:value-type="float" office:value="17.46" calcext:value-type="float">
            <text:p>17,46</text:p>
          </table:table-cell>
          <table:table-cell office:value-type="float" office:value="46.37" calcext:value-type="float">
            <text:p>46,37</text:p>
          </table:table-cell>
          <table:table-cell office:value-type="float" office:value="921.27" calcext:value-type="float">
            <text:p>921,27</text:p>
          </table:table-cell>
        </table:table-row>
        <table:table-row table:style-name="ro1">
          <table:table-cell/>
          <table:table-cell office:value-type="float" office:value="15.3823" calcext:value-type="float">
            <text:p>15,3823</text:p>
          </table:table-cell>
          <table:table-cell office:value-type="float" office:value="173773.28" calcext:value-type="float">
            <text:p>173773,28</text:p>
          </table:table-cell>
          <table:table-cell office:value-type="float" office:value="17.57" calcext:value-type="float">
            <text:p>17,57</text:p>
          </table:table-cell>
          <table:table-cell office:value-type="float" office:value="46.41" calcext:value-type="float">
            <text:p>46,41</text:p>
          </table:table-cell>
          <table:table-cell office:value-type="float" office:value="935.46" calcext:value-type="float">
            <text:p>935,46</text:p>
          </table:table-cell>
        </table:table-row>
        <table:table-row table:style-name="ro1">
          <table:table-cell/>
          <table:table-cell office:value-type="float" office:value="15.3824" calcext:value-type="float">
            <text:p>15,3824</text:p>
          </table:table-cell>
          <table:table-cell office:value-type="float" office:value="169492.52" calcext:value-type="float">
            <text:p>169492,52</text:p>
          </table:table-cell>
          <table:table-cell office:value-type="float" office:value="17.4" calcext:value-type="float">
            <text:p>17,4</text:p>
          </table:table-cell>
          <table:table-cell office:value-type="float" office:value="46.39" calcext:value-type="float">
            <text:p>46,39</text:p>
          </table:table-cell>
          <table:table-cell office:value-type="float" office:value="922.01" calcext:value-type="float">
            <text:p>922,01</text:p>
          </table:table-cell>
        </table:table-row>
        <table:table-row table:style-name="ro1">
          <table:table-cell/>
          <table:table-cell office:value-type="float" office:value="15.3826" calcext:value-type="float">
            <text:p>15,3826</text:p>
          </table:table-cell>
          <table:table-cell office:value-type="float" office:value="175222.07" calcext:value-type="float">
            <text:p>175222,07</text:p>
          </table:table-cell>
          <table:table-cell office:value-type="float" office:value="17.48" calcext:value-type="float">
            <text:p>17,48</text:p>
          </table:table-cell>
          <table:table-cell office:value-type="float" office:value="46.38" calcext:value-type="float">
            <text:p>46,38</text:p>
          </table:table-cell>
          <table:table-cell office:value-type="float" office:value="940.53" calcext:value-type="float">
            <text:p>940,53</text:p>
          </table:table-cell>
        </table:table-row>
        <table:table-row table:style-name="ro1">
          <table:table-cell/>
          <table:table-cell office:value-type="float" office:value="15.3833" calcext:value-type="float">
            <text:p>15,3833</text:p>
          </table:table-cell>
          <table:table-cell office:value-type="float" office:value="174328" calcext:value-type="float">
            <text:p>174328</text:p>
          </table:table-cell>
          <table:table-cell office:value-type="float" office:value="17.4" calcext:value-type="float">
            <text:p>17,4</text:p>
          </table:table-cell>
          <table:table-cell office:value-type="float" office:value="46.39" calcext:value-type="float">
            <text:p>46,39</text:p>
          </table:table-cell>
          <table:table-cell office:value-type="float" office:value="935.2" calcext:value-type="float">
            <text:p>935,2</text:p>
          </table:table-cell>
        </table:table-row>
        <table:table-row table:style-name="ro1">
          <table:table-cell/>
          <table:table-cell office:value-type="float" office:value="15.384" calcext:value-type="float">
            <text:p>15,384</text:p>
          </table:table-cell>
          <table:table-cell office:value-type="float" office:value="186081.19" calcext:value-type="float">
            <text:p>186081,19</text:p>
          </table:table-cell>
          <table:table-cell office:value-type="float" office:value="17.43" calcext:value-type="float">
            <text:p>17,43</text:p>
          </table:table-cell>
          <table:table-cell office:value-type="float" office:value="46.39" calcext:value-type="float">
            <text:p>46,39</text:p>
          </table:table-cell>
          <table:table-cell office:value-type="float" office:value="969.95" calcext:value-type="float">
            <text:p>969,95</text:p>
          </table:table-cell>
        </table:table-row>
        <table:table-row table:style-name="ro1">
          <table:table-cell/>
          <table:table-cell office:value-type="float" office:value="15.3845" calcext:value-type="float">
            <text:p>15,3845</text:p>
          </table:table-cell>
          <table:table-cell office:value-type="float" office:value="168264.03" calcext:value-type="float">
            <text:p>168264,03</text:p>
          </table:table-cell>
          <table:table-cell office:value-type="float" office:value="17.4" calcext:value-type="float">
            <text:p>17,4</text:p>
          </table:table-cell>
          <table:table-cell office:value-type="float" office:value="46.39" calcext:value-type="float">
            <text:p>46,39</text:p>
          </table:table-cell>
          <table:table-cell office:value-type="float" office:value="918.66" calcext:value-type="float">
            <text:p>918,66</text:p>
          </table:table-cell>
        </table:table-row>
        <table:table-row table:style-name="ro1">
          <table:table-cell/>
          <table:table-cell office:value-type="float" office:value="15.3847" calcext:value-type="float">
            <text:p>15,3847</text:p>
          </table:table-cell>
          <table:table-cell office:value-type="float" office:value="176469.65" calcext:value-type="float">
            <text:p>176469,65</text:p>
          </table:table-cell>
          <table:table-cell office:value-type="float" office:value="17.54" calcext:value-type="float">
            <text:p>17,54</text:p>
          </table:table-cell>
          <table:table-cell office:value-type="float" office:value="46.41" calcext:value-type="float">
            <text:p>46,41</text:p>
          </table:table-cell>
          <table:table-cell office:value-type="float" office:value="943.07" calcext:value-type="float">
            <text:p>943,07</text:p>
          </table:table-cell>
        </table:table-row>
        <table:table-row table:style-name="ro1">
          <table:table-cell/>
          <table:table-cell office:value-type="float" office:value="15.385" calcext:value-type="float">
            <text:p>15,385</text:p>
          </table:table-cell>
          <table:table-cell office:value-type="float" office:value="177236.61" calcext:value-type="float">
            <text:p>177236,61</text:p>
          </table:table-cell>
          <table:table-cell office:value-type="float" office:value="17.54" calcext:value-type="float">
            <text:p>17,54</text:p>
          </table:table-cell>
          <table:table-cell office:value-type="float" office:value="46.41" calcext:value-type="float">
            <text:p>46,41</text:p>
          </table:table-cell>
          <table:table-cell office:value-type="float" office:value="944.18" calcext:value-type="float">
            <text:p>944,18</text:p>
          </table:table-cell>
        </table:table-row>
        <table:table-row table:style-name="ro1">
          <table:table-cell/>
          <table:table-cell office:value-type="float" office:value="15.3864" calcext:value-type="float">
            <text:p>15,3864</text:p>
          </table:table-cell>
          <table:table-cell office:value-type="float" office:value="181301.92" calcext:value-type="float">
            <text:p>181301,92</text:p>
          </table:table-cell>
          <table:table-cell office:value-type="float" office:value="17.54" calcext:value-type="float">
            <text:p>17,54</text:p>
          </table:table-cell>
          <table:table-cell office:value-type="float" office:value="46.41" calcext:value-type="float">
            <text:p>46,41</text:p>
          </table:table-cell>
          <table:table-cell office:value-type="float" office:value="957.23" calcext:value-type="float">
            <text:p>957,23</text:p>
          </table:table-cell>
        </table:table-row>
        <table:table-row table:style-name="ro1">
          <table:table-cell/>
          <table:table-cell office:value-type="float" office:value="15.3871" calcext:value-type="float">
            <text:p>15,3871</text:p>
          </table:table-cell>
          <table:table-cell office:value-type="float" office:value="172224.26" calcext:value-type="float">
            <text:p>172224,26</text:p>
          </table:table-cell>
          <table:table-cell office:value-type="float" office:value="17.43" calcext:value-type="float">
            <text:p>17,43</text:p>
          </table:table-cell>
          <table:table-cell office:value-type="float" office:value="46.39" calcext:value-type="float">
            <text:p>46,39</text:p>
          </table:table-cell>
          <table:table-cell office:value-type="float" office:value="932.16" calcext:value-type="float">
            <text:p>932,16</text:p>
          </table:table-cell>
        </table:table-row>
        <table:table-row table:style-name="ro1">
          <table:table-cell/>
          <table:table-cell office:value-type="float" office:value="15.3887" calcext:value-type="float">
            <text:p>15,3887</text:p>
          </table:table-cell>
          <table:table-cell office:value-type="float" office:value="174598.07" calcext:value-type="float">
            <text:p>174598,07</text:p>
          </table:table-cell>
          <table:table-cell office:value-type="float" office:value="17.54" calcext:value-type="float">
            <text:p>17,54</text:p>
          </table:table-cell>
          <table:table-cell office:value-type="float" office:value="46.41" calcext:value-type="float">
            <text:p>46,41</text:p>
          </table:table-cell>
          <table:table-cell office:value-type="float" office:value="936.32" calcext:value-type="float">
            <text:p>936,32</text:p>
          </table:table-cell>
        </table:table-row>
        <table:table-row table:style-name="ro1">
          <table:table-cell/>
          <table:table-cell office:value-type="float" office:value="15.3944" calcext:value-type="float">
            <text:p>15,3944</text:p>
          </table:table-cell>
          <table:table-cell office:value-type="float" office:value="172273.79" calcext:value-type="float">
            <text:p>172273,79</text:p>
          </table:table-cell>
          <table:table-cell office:value-type="float" office:value="17.43" calcext:value-type="float">
            <text:p>17,43</text:p>
          </table:table-cell>
          <table:table-cell office:value-type="float" office:value="46.39" calcext:value-type="float">
            <text:p>46,39</text:p>
          </table:table-cell>
          <table:table-cell office:value-type="float" office:value="933.27" calcext:value-type="float">
            <text:p>933,27</text:p>
          </table:table-cell>
        </table:table-row>
        <table:table-row table:style-name="ro1">
          <table:table-cell/>
          <table:table-cell office:value-type="float" office:value="15.3953" calcext:value-type="float">
            <text:p>15,3953</text:p>
          </table:table-cell>
          <table:table-cell office:value-type="float" office:value="172465.55" calcext:value-type="float">
            <text:p>172465,55</text:p>
          </table:table-cell>
          <table:table-cell office:value-type="float" office:value="17.4" calcext:value-type="float">
            <text:p>17,4</text:p>
          </table:table-cell>
          <table:table-cell office:value-type="float" office:value="46.39" calcext:value-type="float">
            <text:p>46,39</text:p>
          </table:table-cell>
          <table:table-cell office:value-type="float" office:value="932.74" calcext:value-type="float">
            <text:p>932,74</text:p>
          </table:table-cell>
        </table:table-row>
        <table:table-row table:style-name="ro1">
          <table:table-cell/>
          <table:table-cell office:value-type="float" office:value="15.3955" calcext:value-type="float">
            <text:p>15,3955</text:p>
          </table:table-cell>
          <table:table-cell office:value-type="float" office:value="169120.93" calcext:value-type="float">
            <text:p>169120,93</text:p>
          </table:table-cell>
          <table:table-cell office:value-type="float" office:value="17.63" calcext:value-type="float">
            <text:p>17,63</text:p>
          </table:table-cell>
          <table:table-cell office:value-type="float" office:value="46.39" calcext:value-type="float">
            <text:p>46,39</text:p>
          </table:table-cell>
          <table:table-cell office:value-type="float" office:value="924.28" calcext:value-type="float">
            <text:p>924,28</text:p>
          </table:table-cell>
        </table:table-row>
        <table:table-row table:style-name="ro1">
          <table:table-cell/>
          <table:table-cell office:value-type="float" office:value="15.3956" calcext:value-type="float">
            <text:p>15,3956</text:p>
          </table:table-cell>
          <table:table-cell office:value-type="float" office:value="181640.79" calcext:value-type="float">
            <text:p>181640,79</text:p>
          </table:table-cell>
          <table:table-cell office:value-type="float" office:value="17.43" calcext:value-type="float">
            <text:p>17,43</text:p>
          </table:table-cell>
          <table:table-cell office:value-type="float" office:value="46.37" calcext:value-type="float">
            <text:p>46,37</text:p>
          </table:table-cell>
          <table:table-cell office:value-type="float" office:value="956.9" calcext:value-type="float">
            <text:p>956,9</text:p>
          </table:table-cell>
        </table:table-row>
        <table:table-row table:style-name="ro1">
          <table:table-cell/>
          <table:table-cell office:value-type="float" office:value="15.3961" calcext:value-type="float">
            <text:p>15,3961</text:p>
          </table:table-cell>
          <table:table-cell office:value-type="float" office:value="171243.5" calcext:value-type="float">
            <text:p>171243,5</text:p>
          </table:table-cell>
          <table:table-cell office:value-type="float" office:value="17.43" calcext:value-type="float">
            <text:p>17,43</text:p>
          </table:table-cell>
          <table:table-cell office:value-type="float" office:value="46.39" calcext:value-type="float">
            <text:p>46,39</text:p>
          </table:table-cell>
          <table:table-cell office:value-type="float" office:value="929.48" calcext:value-type="float">
            <text:p>929,48</text:p>
          </table:table-cell>
        </table:table-row>
        <table:table-row table:style-name="ro1">
          <table:table-cell/>
          <table:table-cell office:value-type="float" office:value="15.3977" calcext:value-type="float">
            <text:p>15,3977</text:p>
          </table:table-cell>
          <table:table-cell office:value-type="float" office:value="179501.79" calcext:value-type="float">
            <text:p>179501,79</text:p>
          </table:table-cell>
          <table:table-cell office:value-type="float" office:value="17.4" calcext:value-type="float">
            <text:p>17,4</text:p>
          </table:table-cell>
          <table:table-cell office:value-type="float" office:value="46.39" calcext:value-type="float">
            <text:p>46,39</text:p>
          </table:table-cell>
          <table:table-cell office:value-type="float" office:value="950.95" calcext:value-type="float">
            <text:p>950,95</text:p>
          </table:table-cell>
        </table:table-row>
        <table:table-row table:style-name="ro1">
          <table:table-cell/>
          <table:table-cell office:value-type="float" office:value="15.4" calcext:value-type="float">
            <text:p>15,4</text:p>
          </table:table-cell>
          <table:table-cell office:value-type="float" office:value="172689.77" calcext:value-type="float">
            <text:p>172689,77</text:p>
          </table:table-cell>
          <table:table-cell office:value-type="float" office:value="17.43" calcext:value-type="float">
            <text:p>17,43</text:p>
          </table:table-cell>
          <table:table-cell office:value-type="float" office:value="46.37" calcext:value-type="float">
            <text:p>46,37</text:p>
          </table:table-cell>
          <table:table-cell office:value-type="float" office:value="932.49" calcext:value-type="float">
            <text:p>932,49</text:p>
          </table:table-cell>
        </table:table-row>
        <table:table-row table:style-name="ro1">
          <table:table-cell/>
          <table:table-cell office:value-type="float" office:value="15.4003" calcext:value-type="float">
            <text:p>15,4003</text:p>
          </table:table-cell>
          <table:table-cell office:value-type="float" office:value="167166.25" calcext:value-type="float">
            <text:p>167166,25</text:p>
          </table:table-cell>
          <table:table-cell office:value-type="float" office:value="17.43" calcext:value-type="float">
            <text:p>17,43</text:p>
          </table:table-cell>
          <table:table-cell office:value-type="float" office:value="46.39" calcext:value-type="float">
            <text:p>46,39</text:p>
          </table:table-cell>
          <table:table-cell office:value-type="float" office:value="918.36" calcext:value-type="float">
            <text:p>918,36</text:p>
          </table:table-cell>
        </table:table-row>
        <table:table-row table:style-name="ro1">
          <table:table-cell/>
          <table:table-cell office:value-type="float" office:value="15.4005" calcext:value-type="float">
            <text:p>15,4005</text:p>
          </table:table-cell>
          <table:table-cell office:value-type="float" office:value="174845.53" calcext:value-type="float">
            <text:p>174845,53</text:p>
          </table:table-cell>
          <table:table-cell office:value-type="float" office:value="17.4" calcext:value-type="float">
            <text:p>17,4</text:p>
          </table:table-cell>
          <table:table-cell office:value-type="float" office:value="46.39" calcext:value-type="float">
            <text:p>46,39</text:p>
          </table:table-cell>
          <table:table-cell office:value-type="float" office:value="937.92" calcext:value-type="float">
            <text:p>937,92</text:p>
          </table:table-cell>
        </table:table-row>
        <table:table-row table:style-name="ro1">
          <table:table-cell/>
          <table:table-cell office:value-type="float" office:value="15.4007" calcext:value-type="float">
            <text:p>15,4007</text:p>
          </table:table-cell>
          <table:table-cell office:value-type="float" office:value="178288.23" calcext:value-type="float">
            <text:p>178288,23</text:p>
          </table:table-cell>
          <table:table-cell office:value-type="float" office:value="17.4" calcext:value-type="float">
            <text:p>17,4</text:p>
          </table:table-cell>
          <table:table-cell office:value-type="float" office:value="46.39" calcext:value-type="float">
            <text:p>46,39</text:p>
          </table:table-cell>
          <table:table-cell office:value-type="float" office:value="947.31" calcext:value-type="float">
            <text:p>947,31</text:p>
          </table:table-cell>
        </table:table-row>
        <table:table-row table:style-name="ro1">
          <table:table-cell/>
          <table:table-cell office:value-type="float" office:value="15.4013" calcext:value-type="float">
            <text:p>15,4013</text:p>
          </table:table-cell>
          <table:table-cell office:value-type="float" office:value="169574.04" calcext:value-type="float">
            <text:p>169574,04</text:p>
          </table:table-cell>
          <table:table-cell office:value-type="float" office:value="17.46" calcext:value-type="float">
            <text:p>17,46</text:p>
          </table:table-cell>
          <table:table-cell office:value-type="float" office:value="46.37" calcext:value-type="float">
            <text:p>46,37</text:p>
          </table:table-cell>
          <table:table-cell office:value-type="float" office:value="925.06" calcext:value-type="float">
            <text:p>925,06</text:p>
          </table:table-cell>
        </table:table-row>
        <table:table-row table:style-name="ro1">
          <table:table-cell/>
          <table:table-cell office:value-type="float" office:value="15.4015" calcext:value-type="float">
            <text:p>15,4015</text:p>
          </table:table-cell>
          <table:table-cell office:value-type="float" office:value="168381.04" calcext:value-type="float">
            <text:p>168381,04</text:p>
          </table:table-cell>
          <table:table-cell office:value-type="float" office:value="17.4" calcext:value-type="float">
            <text:p>17,4</text:p>
          </table:table-cell>
          <table:table-cell office:value-type="float" office:value="46.39" calcext:value-type="float">
            <text:p>46,39</text:p>
          </table:table-cell>
          <table:table-cell office:value-type="float" office:value="921.6" calcext:value-type="float">
            <text:p>921,6</text:p>
          </table:table-cell>
        </table:table-row>
        <table:table-row table:style-name="ro1">
          <table:table-cell/>
          <table:table-cell office:value-type="float" office:value="15.4032" calcext:value-type="float">
            <text:p>15,4032</text:p>
          </table:table-cell>
          <table:table-cell office:value-type="float" office:value="174257.71" calcext:value-type="float">
            <text:p>174257,71</text:p>
          </table:table-cell>
          <table:table-cell office:value-type="float" office:value="17.4" calcext:value-type="float">
            <text:p>17,4</text:p>
          </table:table-cell>
          <table:table-cell office:value-type="float" office:value="46.39" calcext:value-type="float">
            <text:p>46,39</text:p>
          </table:table-cell>
          <table:table-cell office:value-type="float" office:value="937.63" calcext:value-type="float">
            <text:p>937,63</text:p>
          </table:table-cell>
        </table:table-row>
        <table:table-row table:style-name="ro1">
          <table:table-cell/>
          <table:table-cell office:value-type="float" office:value="15.4041" calcext:value-type="float">
            <text:p>15,4041</text:p>
          </table:table-cell>
          <table:table-cell office:value-type="float" office:value="165070.01" calcext:value-type="float">
            <text:p>165070,01</text:p>
          </table:table-cell>
          <table:table-cell office:value-type="float" office:value="17.4" calcext:value-type="float">
            <text:p>17,4</text:p>
          </table:table-cell>
          <table:table-cell office:value-type="float" office:value="46.39" calcext:value-type="float">
            <text:p>46,39</text:p>
          </table:table-cell>
          <table:table-cell office:value-type="float" office:value="911.59" calcext:value-type="float">
            <text:p>911,59</text:p>
          </table:table-cell>
        </table:table-row>
        <table:table-row table:style-name="ro1">
          <table:table-cell/>
          <table:table-cell office:value-type="float" office:value="15.4044" calcext:value-type="float">
            <text:p>15,4044</text:p>
          </table:table-cell>
          <table:table-cell office:value-type="float" office:value="175679.69" calcext:value-type="float">
            <text:p>175679,69</text:p>
          </table:table-cell>
          <table:table-cell office:value-type="float" office:value="17.4" calcext:value-type="float">
            <text:p>17,4</text:p>
          </table:table-cell>
          <table:table-cell office:value-type="float" office:value="46.39" calcext:value-type="float">
            <text:p>46,39</text:p>
          </table:table-cell>
          <table:table-cell office:value-type="float" office:value="941.51" calcext:value-type="float">
            <text:p>941,51</text:p>
          </table:table-cell>
        </table:table-row>
        <table:table-row table:style-name="ro1">
          <table:table-cell/>
          <table:table-cell office:value-type="float" office:value="15.4046" calcext:value-type="float">
            <text:p>15,4046</text:p>
          </table:table-cell>
          <table:table-cell office:value-type="float" office:value="178480.62" calcext:value-type="float">
            <text:p>178480,62</text:p>
          </table:table-cell>
          <table:table-cell office:value-type="float" office:value="17.54" calcext:value-type="float">
            <text:p>17,54</text:p>
          </table:table-cell>
          <table:table-cell office:value-type="float" office:value="46.41" calcext:value-type="float">
            <text:p>46,41</text:p>
          </table:table-cell>
          <table:table-cell office:value-type="float" office:value="949.54" calcext:value-type="float">
            <text:p>949,54</text:p>
          </table:table-cell>
        </table:table-row>
        <table:table-row table:style-name="ro1">
          <table:table-cell/>
          <table:table-cell office:value-type="float" office:value="15.405" calcext:value-type="float">
            <text:p>15,405</text:p>
          </table:table-cell>
          <table:table-cell office:value-type="float" office:value="172722.12" calcext:value-type="float">
            <text:p>172722,12</text:p>
          </table:table-cell>
          <table:table-cell office:value-type="float" office:value="17.4" calcext:value-type="float">
            <text:p>17,4</text:p>
          </table:table-cell>
          <table:table-cell office:value-type="float" office:value="46.39" calcext:value-type="float">
            <text:p>46,39</text:p>
          </table:table-cell>
          <table:table-cell office:value-type="float" office:value="933.44" calcext:value-type="float">
            <text:p>933,44</text:p>
          </table:table-cell>
        </table:table-row>
        <table:table-row table:style-name="ro1">
          <table:table-cell/>
          <table:table-cell office:value-type="float" office:value="15.4056" calcext:value-type="float">
            <text:p>15,4056</text:p>
          </table:table-cell>
          <table:table-cell office:value-type="float" office:value="175191.53" calcext:value-type="float">
            <text:p>175191,53</text:p>
          </table:table-cell>
          <table:table-cell office:value-type="float" office:value="17.54" calcext:value-type="float">
            <text:p>17,54</text:p>
          </table:table-cell>
          <table:table-cell office:value-type="float" office:value="46.41" calcext:value-type="float">
            <text:p>46,41</text:p>
          </table:table-cell>
          <table:table-cell office:value-type="float" office:value="937.94" calcext:value-type="float">
            <text:p>937,94</text:p>
          </table:table-cell>
        </table:table-row>
        <table:table-row table:style-name="ro1">
          <table:table-cell/>
          <table:table-cell office:value-type="float" office:value="15.4063" calcext:value-type="float">
            <text:p>15,4063</text:p>
          </table:table-cell>
          <table:table-cell office:value-type="float" office:value="173782.08" calcext:value-type="float">
            <text:p>173782,08</text:p>
          </table:table-cell>
          <table:table-cell office:value-type="float" office:value="17.4" calcext:value-type="float">
            <text:p>17,4</text:p>
          </table:table-cell>
          <table:table-cell office:value-type="float" office:value="46.39" calcext:value-type="float">
            <text:p>46,39</text:p>
          </table:table-cell>
          <table:table-cell office:value-type="float" office:value="933.71" calcext:value-type="float">
            <text:p>933,71</text:p>
          </table:table-cell>
        </table:table-row>
        <table:table-row table:style-name="ro1">
          <table:table-cell/>
          <table:table-cell office:value-type="float" office:value="15.4067" calcext:value-type="float">
            <text:p>15,4067</text:p>
          </table:table-cell>
          <table:table-cell office:value-type="float" office:value="170649.17" calcext:value-type="float">
            <text:p>170649,17</text:p>
          </table:table-cell>
          <table:table-cell office:value-type="float" office:value="17.4" calcext:value-type="float">
            <text:p>17,4</text:p>
          </table:table-cell>
          <table:table-cell office:value-type="float" office:value="46.39" calcext:value-type="float">
            <text:p>46,39</text:p>
          </table:table-cell>
          <table:table-cell office:value-type="float" office:value="926.48" calcext:value-type="float">
            <text:p>926,48</text:p>
          </table:table-cell>
        </table:table-row>
        <table:table-row table:style-name="ro1">
          <table:table-cell/>
          <table:table-cell office:value-type="float" office:value="15.4104" calcext:value-type="float">
            <text:p>15,4104</text:p>
          </table:table-cell>
          <table:table-cell office:value-type="float" office:value="169822.25" calcext:value-type="float">
            <text:p>169822,25</text:p>
          </table:table-cell>
          <table:table-cell office:value-type="float" office:value="16.91" calcext:value-type="float">
            <text:p>16,91</text:p>
          </table:table-cell>
          <table:table-cell office:value-type="float" office:value="46.12" calcext:value-type="float">
            <text:p>46,12</text:p>
          </table:table-cell>
          <table:table-cell office:value-type="float" office:value="921.97" calcext:value-type="float">
            <text:p>921,97</text:p>
          </table:table-cell>
        </table:table-row>
        <table:table-row table:style-name="ro1">
          <table:table-cell/>
          <table:table-cell office:value-type="float" office:value="15.4126" calcext:value-type="float">
            <text:p>15,4126</text:p>
          </table:table-cell>
          <table:table-cell office:value-type="float" office:value="173943.74" calcext:value-type="float">
            <text:p>173943,74</text:p>
          </table:table-cell>
          <table:table-cell office:value-type="float" office:value="17.24" calcext:value-type="float">
            <text:p>17,24</text:p>
          </table:table-cell>
          <table:table-cell office:value-type="float" office:value="46.26" calcext:value-type="float">
            <text:p>46,26</text:p>
          </table:table-cell>
          <table:table-cell office:value-type="float" office:value="936.53" calcext:value-type="float">
            <text:p>936,53</text:p>
          </table:table-cell>
        </table:table-row>
        <table:table-row table:style-name="ro1">
          <table:table-cell/>
          <table:table-cell office:value-type="float" office:value="15.4146" calcext:value-type="float">
            <text:p>15,4146</text:p>
          </table:table-cell>
          <table:table-cell office:value-type="float" office:value="173065.75" calcext:value-type="float">
            <text:p>173065,75</text:p>
          </table:table-cell>
          <table:table-cell office:value-type="float" office:value="17.27" calcext:value-type="float">
            <text:p>17,27</text:p>
          </table:table-cell>
          <table:table-cell office:value-type="float" office:value="46.25" calcext:value-type="float">
            <text:p>46,25</text:p>
          </table:table-cell>
          <table:table-cell office:value-type="float" office:value="934.25" calcext:value-type="float">
            <text:p>934,25</text:p>
          </table:table-cell>
        </table:table-row>
        <table:table-row table:style-name="ro1">
          <table:table-cell/>
          <table:table-cell office:value-type="float" office:value="15.416" calcext:value-type="float">
            <text:p>15,416</text:p>
          </table:table-cell>
          <table:table-cell office:value-type="float" office:value="176930.03" calcext:value-type="float">
            <text:p>176930,03</text:p>
          </table:table-cell>
          <table:table-cell office:value-type="float" office:value="17.24" calcext:value-type="float">
            <text:p>17,24</text:p>
          </table:table-cell>
          <table:table-cell office:value-type="float" office:value="46.26" calcext:value-type="float">
            <text:p>46,26</text:p>
          </table:table-cell>
          <table:table-cell office:value-type="float" office:value="944.67" calcext:value-type="float">
            <text:p>944,67</text:p>
          </table:table-cell>
        </table:table-row>
        <table:table-row table:style-name="ro1">
          <table:table-cell/>
          <table:table-cell office:value-type="float" office:value="15.4167" calcext:value-type="float">
            <text:p>15,4167</text:p>
          </table:table-cell>
          <table:table-cell office:value-type="float" office:value="177079.42" calcext:value-type="float">
            <text:p>177079,42</text:p>
          </table:table-cell>
          <table:table-cell office:value-type="float" office:value="15.78" calcext:value-type="float">
            <text:p>15,78</text:p>
          </table:table-cell>
          <table:table-cell office:value-type="float" office:value="41.09" calcext:value-type="float">
            <text:p>41,09</text:p>
          </table:table-cell>
          <table:table-cell office:value-type="float" office:value="951.06" calcext:value-type="float">
            <text:p>951,06</text:p>
          </table:table-cell>
        </table:table-row>
        <table:table-row table:style-name="ro1">
          <table:table-cell/>
          <table:table-cell office:value-type="float" office:value="15.4177" calcext:value-type="float">
            <text:p>15,4177</text:p>
          </table:table-cell>
          <table:table-cell office:value-type="float" office:value="164489.16" calcext:value-type="float">
            <text:p>164489,16</text:p>
          </table:table-cell>
          <table:table-cell office:value-type="float" office:value="15.8" calcext:value-type="float">
            <text:p>15,8</text:p>
          </table:table-cell>
          <table:table-cell office:value-type="float" office:value="41.08" calcext:value-type="float">
            <text:p>41,08</text:p>
          </table:table-cell>
          <table:table-cell office:value-type="float" office:value="917.77" calcext:value-type="float">
            <text:p>917,77</text:p>
          </table:table-cell>
        </table:table-row>
        <table:table-row table:style-name="ro1">
          <table:table-cell/>
          <table:table-cell office:value-type="float" office:value="15.418" calcext:value-type="float">
            <text:p>15,418</text:p>
          </table:table-cell>
          <table:table-cell office:value-type="float" office:value="174692.65" calcext:value-type="float">
            <text:p>174692,65</text:p>
          </table:table-cell>
          <table:table-cell office:value-type="float" office:value="16.3" calcext:value-type="float">
            <text:p>16,3</text:p>
          </table:table-cell>
          <table:table-cell office:value-type="float" office:value="41.59" calcext:value-type="float">
            <text:p>41,59</text:p>
          </table:table-cell>
          <table:table-cell office:value-type="float" office:value="942.49" calcext:value-type="float">
            <text:p>942,49</text:p>
          </table:table-cell>
        </table:table-row>
        <table:table-row table:style-name="ro1">
          <table:table-cell/>
          <table:table-cell office:value-type="float" office:value="15.4181" calcext:value-type="float">
            <text:p>15,4181</text:p>
          </table:table-cell>
          <table:table-cell office:value-type="float" office:value="172993.16" calcext:value-type="float">
            <text:p>172993,16</text:p>
          </table:table-cell>
          <table:table-cell office:value-type="float" office:value="16.36" calcext:value-type="float">
            <text:p>16,36</text:p>
          </table:table-cell>
          <table:table-cell office:value-type="float" office:value="41.58" calcext:value-type="float">
            <text:p>41,58</text:p>
          </table:table-cell>
          <table:table-cell office:value-type="float" office:value="939.7" calcext:value-type="float">
            <text:p>939,7</text:p>
          </table:table-cell>
        </table:table-row>
        <table:table-row table:style-name="ro1">
          <table:table-cell/>
          <table:table-cell office:value-type="float" office:value="15.4186" calcext:value-type="float">
            <text:p>15,4186</text:p>
          </table:table-cell>
          <table:table-cell office:value-type="float" office:value="168671.41" calcext:value-type="float">
            <text:p>168671,41</text:p>
          </table:table-cell>
          <table:table-cell office:value-type="float" office:value="15.82" calcext:value-type="float">
            <text:p>15,82</text:p>
          </table:table-cell>
          <table:table-cell office:value-type="float" office:value="41.08" calcext:value-type="float">
            <text:p>41,08</text:p>
          </table:table-cell>
          <table:table-cell office:value-type="float" office:value="927.28" calcext:value-type="float">
            <text:p>927,28</text:p>
          </table:table-cell>
        </table:table-row>
        <table:table-row table:style-name="ro1">
          <table:table-cell/>
          <table:table-cell office:value-type="float" office:value="15.4187" calcext:value-type="float">
            <text:p>15,4187</text:p>
          </table:table-cell>
          <table:table-cell office:value-type="float" office:value="164370.12" calcext:value-type="float">
            <text:p>164370,12</text:p>
          </table:table-cell>
          <table:table-cell office:value-type="float" office:value="15.8" calcext:value-type="float">
            <text:p>15,8</text:p>
          </table:table-cell>
          <table:table-cell office:value-type="float" office:value="41.08" calcext:value-type="float">
            <text:p>41,08</text:p>
          </table:table-cell>
          <table:table-cell office:value-type="float" office:value="917.45" calcext:value-type="float">
            <text:p>917,45</text:p>
          </table:table-cell>
        </table:table-row>
        <table:table-row table:style-name="ro1">
          <table:table-cell/>
          <table:table-cell office:value-type="float" office:value="15.4194" calcext:value-type="float">
            <text:p>15,4194</text:p>
          </table:table-cell>
          <table:table-cell office:value-type="float" office:value="172536.64" calcext:value-type="float">
            <text:p>172536,64</text:p>
          </table:table-cell>
          <table:table-cell office:value-type="float" office:value="15.94" calcext:value-type="float">
            <text:p>15,94</text:p>
          </table:table-cell>
          <table:table-cell office:value-type="float" office:value="41.11" calcext:value-type="float">
            <text:p>41,11</text:p>
          </table:table-cell>
          <table:table-cell office:value-type="float" office:value="938.13" calcext:value-type="float">
            <text:p>938,13</text:p>
          </table:table-cell>
        </table:table-row>
        <table:table-row table:style-name="ro1">
          <table:table-cell/>
          <table:table-cell office:value-type="float" office:value="15.4196" calcext:value-type="float">
            <text:p>15,4196</text:p>
          </table:table-cell>
          <table:table-cell office:value-type="float" office:value="173136.68" calcext:value-type="float">
            <text:p>173136,68</text:p>
          </table:table-cell>
          <table:table-cell office:value-type="float" office:value="16.32" calcext:value-type="float">
            <text:p>16,32</text:p>
          </table:table-cell>
          <table:table-cell office:value-type="float" office:value="41.58" calcext:value-type="float">
            <text:p>41,58</text:p>
          </table:table-cell>
          <table:table-cell office:value-type="float" office:value="938.32" calcext:value-type="float">
            <text:p>938,32</text:p>
          </table:table-cell>
        </table:table-row>
        <table:table-row table:style-name="ro1">
          <table:table-cell/>
          <table:table-cell office:value-type="float" office:value="15.4197" calcext:value-type="float">
            <text:p>15,4197</text:p>
          </table:table-cell>
          <table:table-cell office:value-type="float" office:value="168380.52" calcext:value-type="float">
            <text:p>168380,52</text:p>
          </table:table-cell>
          <table:table-cell office:value-type="float" office:value="15.81" calcext:value-type="float">
            <text:p>15,81</text:p>
          </table:table-cell>
          <table:table-cell office:value-type="float" office:value="41.07" calcext:value-type="float">
            <text:p>41,07</text:p>
          </table:table-cell>
          <table:table-cell office:value-type="float" office:value="927.47" calcext:value-type="float">
            <text:p>927,47</text:p>
          </table:table-cell>
        </table:table-row>
        <table:table-row table:style-name="ro1">
          <table:table-cell/>
          <table:table-cell office:value-type="float" office:value="15.4201" calcext:value-type="float">
            <text:p>15,4201</text:p>
          </table:table-cell>
          <table:table-cell office:value-type="float" office:value="182003.4" calcext:value-type="float">
            <text:p>182003,4</text:p>
          </table:table-cell>
          <table:table-cell office:value-type="float" office:value="16.32" calcext:value-type="float">
            <text:p>16,32</text:p>
          </table:table-cell>
          <table:table-cell office:value-type="float" office:value="41.58" calcext:value-type="float">
            <text:p>41,58</text:p>
          </table:table-cell>
          <table:table-cell office:value-type="float" office:value="964.14" calcext:value-type="float">
            <text:p>964,14</text:p>
          </table:table-cell>
        </table:table-row>
        <table:table-row table:style-name="ro1">
          <table:table-cell/>
          <table:table-cell office:value-type="float" office:value="15.4203" calcext:value-type="float">
            <text:p>15,4203</text:p>
          </table:table-cell>
          <table:table-cell office:value-type="float" office:value="173572.94" calcext:value-type="float">
            <text:p>173572,94</text:p>
          </table:table-cell>
          <table:table-cell office:value-type="float" office:value="16.35" calcext:value-type="float">
            <text:p>16,35</text:p>
          </table:table-cell>
          <table:table-cell office:value-type="float" office:value="41.59" calcext:value-type="float">
            <text:p>41,59</text:p>
          </table:table-cell>
          <table:table-cell office:value-type="float" office:value="943.18" calcext:value-type="float">
            <text:p>943,18</text:p>
          </table:table-cell>
        </table:table-row>
        <table:table-row table:style-name="ro1">
          <table:table-cell/>
          <table:table-cell office:value-type="float" office:value="15.4204" calcext:value-type="float">
            <text:p>15,4204</text:p>
          </table:table-cell>
          <table:table-cell office:value-type="float" office:value="173400.19" calcext:value-type="float">
            <text:p>173400,19</text:p>
          </table:table-cell>
          <table:table-cell office:value-type="float" office:value="16.32" calcext:value-type="float">
            <text:p>16,32</text:p>
          </table:table-cell>
          <table:table-cell office:value-type="float" office:value="41.58" calcext:value-type="float">
            <text:p>41,58</text:p>
          </table:table-cell>
          <table:table-cell office:value-type="float" office:value="941.66" calcext:value-type="float">
            <text:p>941,66</text:p>
          </table:table-cell>
        </table:table-row>
        <table:table-row table:style-name="ro1">
          <table:table-cell/>
          <table:table-cell office:value-type="float" office:value="15.4214" calcext:value-type="float">
            <text:p>15,4214</text:p>
          </table:table-cell>
          <table:table-cell office:value-type="float" office:value="175059.14" calcext:value-type="float">
            <text:p>175059,14</text:p>
          </table:table-cell>
          <table:table-cell office:value-type="float" office:value="15.84" calcext:value-type="float">
            <text:p>15,84</text:p>
          </table:table-cell>
          <table:table-cell office:value-type="float" office:value="41.07" calcext:value-type="float">
            <text:p>41,07</text:p>
          </table:table-cell>
          <table:table-cell office:value-type="float" office:value="945.75" calcext:value-type="float">
            <text:p>945,75</text:p>
          </table:table-cell>
        </table:table-row>
        <table:table-row table:style-name="ro1">
          <table:table-cell/>
          <table:table-cell office:value-type="float" office:value="15.4217" calcext:value-type="float">
            <text:p>15,4217</text:p>
          </table:table-cell>
          <table:table-cell office:value-type="float" office:value="174864.67" calcext:value-type="float">
            <text:p>174864,67</text:p>
          </table:table-cell>
          <table:table-cell office:value-type="float" office:value="15.98" calcext:value-type="float">
            <text:p>15,98</text:p>
          </table:table-cell>
          <table:table-cell office:value-type="float" office:value="41.1" calcext:value-type="float">
            <text:p>41,1</text:p>
          </table:table-cell>
          <table:table-cell office:value-type="float" office:value="945.93" calcext:value-type="float">
            <text:p>945,93</text:p>
          </table:table-cell>
        </table:table-row>
        <table:table-row table:style-name="ro1">
          <table:table-cell/>
          <table:table-cell office:value-type="float" office:value="15.4237" calcext:value-type="float">
            <text:p>15,4237</text:p>
          </table:table-cell>
          <table:table-cell office:value-type="float" office:value="173382.84" calcext:value-type="float">
            <text:p>173382,84</text:p>
          </table:table-cell>
          <table:table-cell office:value-type="float" office:value="15.81" calcext:value-type="float">
            <text:p>15,81</text:p>
          </table:table-cell>
          <table:table-cell office:value-type="float" office:value="41.07" calcext:value-type="float">
            <text:p>41,07</text:p>
          </table:table-cell>
          <table:table-cell office:value-type="float" office:value="942.1" calcext:value-type="float">
            <text:p>942,1</text:p>
          </table:table-cell>
        </table:table-row>
        <table:table-row table:style-name="ro1">
          <table:table-cell/>
          <table:table-cell office:value-type="float" office:value="15.4239" calcext:value-type="float">
            <text:p>15,4239</text:p>
          </table:table-cell>
          <table:table-cell office:value-type="float" office:value="168208.33" calcext:value-type="float">
            <text:p>168208,33</text:p>
          </table:table-cell>
          <table:table-cell office:value-type="float" office:value="15.96" calcext:value-type="float">
            <text:p>15,96</text:p>
          </table:table-cell>
          <table:table-cell office:value-type="float" office:value="41.1" calcext:value-type="float">
            <text:p>41,1</text:p>
          </table:table-cell>
          <table:table-cell office:value-type="float" office:value="927.37" calcext:value-type="float">
            <text:p>927,37</text:p>
          </table:table-cell>
        </table:table-row>
        <table:table-row table:style-name="ro1">
          <table:table-cell/>
          <table:table-cell office:value-type="float" office:value="15.424" calcext:value-type="float">
            <text:p>15,424</text:p>
          </table:table-cell>
          <table:table-cell office:value-type="float" office:value="176519.57" calcext:value-type="float">
            <text:p>176519,57</text:p>
          </table:table-cell>
          <table:table-cell office:value-type="float" office:value="15.81" calcext:value-type="float">
            <text:p>15,81</text:p>
          </table:table-cell>
          <table:table-cell office:value-type="float" office:value="41.07" calcext:value-type="float">
            <text:p>41,07</text:p>
          </table:table-cell>
          <table:table-cell office:value-type="float" office:value="948.68" calcext:value-type="float">
            <text:p>948,68</text:p>
          </table:table-cell>
        </table:table-row>
        <table:table-row table:style-name="ro1">
          <table:table-cell/>
          <table:table-cell office:value-type="float" office:value="15.4243" calcext:value-type="float">
            <text:p>15,4243</text:p>
          </table:table-cell>
          <table:table-cell office:value-type="float" office:value="174213.7" calcext:value-type="float">
            <text:p>174213,7</text:p>
          </table:table-cell>
          <table:table-cell office:value-type="float" office:value="15.81" calcext:value-type="float">
            <text:p>15,81</text:p>
          </table:table-cell>
          <table:table-cell office:value-type="float" office:value="41.07" calcext:value-type="float">
            <text:p>41,07</text:p>
          </table:table-cell>
          <table:table-cell office:value-type="float" office:value="942.4" calcext:value-type="float">
            <text:p>942,4</text:p>
          </table:table-cell>
        </table:table-row>
        <table:table-row table:style-name="ro1">
          <table:table-cell/>
          <table:table-cell office:value-type="float" office:value="15.4246" calcext:value-type="float">
            <text:p>15,4246</text:p>
          </table:table-cell>
          <table:table-cell office:value-type="float" office:value="175037.95" calcext:value-type="float">
            <text:p>175037,95</text:p>
          </table:table-cell>
          <table:table-cell office:value-type="float" office:value="16.32" calcext:value-type="float">
            <text:p>16,32</text:p>
          </table:table-cell>
          <table:table-cell office:value-type="float" office:value="41.58" calcext:value-type="float">
            <text:p>41,58</text:p>
          </table:table-cell>
          <table:table-cell office:value-type="float" office:value="945.14" calcext:value-type="float">
            <text:p>945,14</text:p>
          </table:table-cell>
        </table:table-row>
        <table:table-row table:style-name="ro1">
          <table:table-cell/>
          <table:table-cell office:value-type="float" office:value="15.4255" calcext:value-type="float">
            <text:p>15,4255</text:p>
          </table:table-cell>
          <table:table-cell office:value-type="float" office:value="162033.13" calcext:value-type="float">
            <text:p>162033,13</text:p>
          </table:table-cell>
          <table:table-cell office:value-type="float" office:value="15.93" calcext:value-type="float">
            <text:p>15,93</text:p>
          </table:table-cell>
          <table:table-cell office:value-type="float" office:value="41.08" calcext:value-type="float">
            <text:p>41,08</text:p>
          </table:table-cell>
          <table:table-cell office:value-type="float" office:value="911.47" calcext:value-type="float">
            <text:p>911,47</text:p>
          </table:table-cell>
        </table:table-row>
        <table:table-row table:style-name="ro1">
          <table:table-cell/>
          <table:table-cell office:value-type="float" office:value="15.4258" calcext:value-type="float">
            <text:p>15,4258</text:p>
          </table:table-cell>
          <table:table-cell office:value-type="float" office:value="172632.45" calcext:value-type="float">
            <text:p>172632,45</text:p>
          </table:table-cell>
          <table:table-cell office:value-type="float" office:value="16.3" calcext:value-type="float">
            <text:p>16,3</text:p>
          </table:table-cell>
          <table:table-cell office:value-type="float" office:value="41.57" calcext:value-type="float">
            <text:p>41,57</text:p>
          </table:table-cell>
          <table:table-cell office:value-type="float" office:value="936.89" calcext:value-type="float">
            <text:p>936,89</text:p>
          </table:table-cell>
        </table:table-row>
        <table:table-row table:style-name="ro1">
          <table:table-cell/>
          <table:table-cell office:value-type="float" office:value="15.4269" calcext:value-type="float">
            <text:p>15,4269</text:p>
          </table:table-cell>
          <table:table-cell office:value-type="float" office:value="172371.71" calcext:value-type="float">
            <text:p>172371,71</text:p>
          </table:table-cell>
          <table:table-cell office:value-type="float" office:value="15.71" calcext:value-type="float">
            <text:p>15,71</text:p>
          </table:table-cell>
          <table:table-cell office:value-type="float" office:value="41.03" calcext:value-type="float">
            <text:p>41,03</text:p>
          </table:table-cell>
          <table:table-cell office:value-type="float" office:value="935.52" calcext:value-type="float">
            <text:p>935,52</text:p>
          </table:table-cell>
        </table:table-row>
        <table:table-row table:style-name="ro1">
          <table:table-cell/>
          <table:table-cell office:value-type="float" office:value="15.4271" calcext:value-type="float">
            <text:p>15,4271</text:p>
          </table:table-cell>
          <table:table-cell office:value-type="float" office:value="168683.28" calcext:value-type="float">
            <text:p>168683,28</text:p>
          </table:table-cell>
          <table:table-cell office:value-type="float" office:value="15.71" calcext:value-type="float">
            <text:p>15,71</text:p>
          </table:table-cell>
          <table:table-cell office:value-type="float" office:value="41.03" calcext:value-type="float">
            <text:p>41,03</text:p>
          </table:table-cell>
          <table:table-cell office:value-type="float" office:value="928.41" calcext:value-type="float">
            <text:p>928,41</text:p>
          </table:table-cell>
        </table:table-row>
        <table:table-row table:style-name="ro1">
          <table:table-cell/>
          <table:table-cell office:value-type="float" office:value="15.4272" calcext:value-type="float">
            <text:p>15,4272</text:p>
          </table:table-cell>
          <table:table-cell office:value-type="float" office:value="170863.36" calcext:value-type="float">
            <text:p>170863,36</text:p>
          </table:table-cell>
          <table:table-cell office:value-type="float" office:value="16.22" calcext:value-type="float">
            <text:p>16,22</text:p>
          </table:table-cell>
          <table:table-cell office:value-type="float" office:value="41.54" calcext:value-type="float">
            <text:p>41,54</text:p>
          </table:table-cell>
          <table:table-cell office:value-type="float" office:value="932.55" calcext:value-type="float">
            <text:p>932,55</text:p>
          </table:table-cell>
        </table:table-row>
        <table:table-row table:style-name="ro1">
          <table:table-cell/>
          <table:table-cell office:value-type="float" office:value="15.4274" calcext:value-type="float">
            <text:p>15,4274</text:p>
          </table:table-cell>
          <table:table-cell office:value-type="float" office:value="166053.78" calcext:value-type="float">
            <text:p>166053,78</text:p>
          </table:table-cell>
          <table:table-cell office:value-type="float" office:value="15.77" calcext:value-type="float">
            <text:p>15,77</text:p>
          </table:table-cell>
          <table:table-cell office:value-type="float" office:value="41.02" calcext:value-type="float">
            <text:p>41,02</text:p>
          </table:table-cell>
          <table:table-cell office:value-type="float" office:value="918.48" calcext:value-type="float">
            <text:p>918,48</text:p>
          </table:table-cell>
        </table:table-row>
        <table:table-row table:style-name="ro1">
          <table:table-cell/>
          <table:table-cell office:value-type="float" office:value="15.4279" calcext:value-type="float">
            <text:p>15,4279</text:p>
          </table:table-cell>
          <table:table-cell office:value-type="float" office:value="165863.55" calcext:value-type="float">
            <text:p>165863,55</text:p>
          </table:table-cell>
          <table:table-cell office:value-type="float" office:value="15.74" calcext:value-type="float">
            <text:p>15,74</text:p>
          </table:table-cell>
          <table:table-cell office:value-type="float" office:value="41.03" calcext:value-type="float">
            <text:p>41,03</text:p>
          </table:table-cell>
          <table:table-cell office:value-type="float" office:value="921.44" calcext:value-type="float">
            <text:p>921,44</text:p>
          </table:table-cell>
        </table:table-row>
        <table:table-row table:style-name="ro1">
          <table:table-cell/>
          <table:table-cell office:value-type="float" office:value="15.4281" calcext:value-type="float">
            <text:p>15,4281</text:p>
          </table:table-cell>
          <table:table-cell office:value-type="float" office:value="177633.56" calcext:value-type="float">
            <text:p>177633,56</text:p>
          </table:table-cell>
          <table:table-cell office:value-type="float" office:value="15.71" calcext:value-type="float">
            <text:p>15,71</text:p>
          </table:table-cell>
          <table:table-cell office:value-type="float" office:value="41.03" calcext:value-type="float">
            <text:p>41,03</text:p>
          </table:table-cell>
          <table:table-cell office:value-type="float" office:value="952.49" calcext:value-type="float">
            <text:p>952,49</text:p>
          </table:table-cell>
        </table:table-row>
        <table:table-row table:style-name="ro1">
          <table:table-cell/>
          <table:table-cell office:value-type="float" office:value="15.4282" calcext:value-type="float">
            <text:p>15,4282</text:p>
          </table:table-cell>
          <table:table-cell office:value-type="float" office:value="183009.62" calcext:value-type="float">
            <text:p>183009,62</text:p>
          </table:table-cell>
          <table:table-cell office:value-type="float" office:value="16.22" calcext:value-type="float">
            <text:p>16,22</text:p>
          </table:table-cell>
          <table:table-cell office:value-type="float" office:value="41.54" calcext:value-type="float">
            <text:p>41,54</text:p>
          </table:table-cell>
          <table:table-cell office:value-type="float" office:value="966.34" calcext:value-type="float">
            <text:p>966,34</text:p>
          </table:table-cell>
        </table:table-row>
        <table:table-row table:style-name="ro1">
          <table:table-cell/>
          <table:table-cell office:value-type="float" office:value="15.4283" calcext:value-type="float">
            <text:p>15,4283</text:p>
          </table:table-cell>
          <table:table-cell office:value-type="float" office:value="165264.71" calcext:value-type="float">
            <text:p>165264,71</text:p>
          </table:table-cell>
          <table:table-cell office:value-type="float" office:value="15.86" calcext:value-type="float">
            <text:p>15,86</text:p>
          </table:table-cell>
          <table:table-cell office:value-type="float" office:value="41.06" calcext:value-type="float">
            <text:p>41,06</text:p>
          </table:table-cell>
          <table:table-cell office:value-type="float" office:value="919.46" calcext:value-type="float">
            <text:p>919,46</text:p>
          </table:table-cell>
        </table:table-row>
        <table:table-row table:style-name="ro1">
          <table:table-cell/>
          <table:table-cell office:value-type="float" office:value="15.4286" calcext:value-type="float">
            <text:p>15,4286</text:p>
          </table:table-cell>
          <table:table-cell office:value-type="float" office:value="175019.45" calcext:value-type="float">
            <text:p>175019,45</text:p>
          </table:table-cell>
          <table:table-cell office:value-type="float" office:value="15.77" calcext:value-type="float">
            <text:p>15,77</text:p>
          </table:table-cell>
          <table:table-cell office:value-type="float" office:value="41.02" calcext:value-type="float">
            <text:p>41,02</text:p>
          </table:table-cell>
          <table:table-cell office:value-type="float" office:value="945.56" calcext:value-type="float">
            <text:p>945,56</text:p>
          </table:table-cell>
        </table:table-row>
        <table:table-row table:style-name="ro1">
          <table:table-cell/>
          <table:table-cell office:value-type="float" office:value="15.4287" calcext:value-type="float">
            <text:p>15,4287</text:p>
          </table:table-cell>
          <table:table-cell office:value-type="float" office:value="176103.69" calcext:value-type="float">
            <text:p>176103,69</text:p>
          </table:table-cell>
          <table:table-cell office:value-type="float" office:value="15.77" calcext:value-type="float">
            <text:p>15,77</text:p>
          </table:table-cell>
          <table:table-cell office:value-type="float" office:value="41.02" calcext:value-type="float">
            <text:p>41,02</text:p>
          </table:table-cell>
          <table:table-cell office:value-type="float" office:value="947.2" calcext:value-type="float">
            <text:p>947,2</text:p>
          </table:table-cell>
        </table:table-row>
        <table:table-row table:style-name="ro1">
          <table:table-cell/>
          <table:table-cell office:value-type="float" office:value="15.4291" calcext:value-type="float">
            <text:p>15,4291</text:p>
          </table:table-cell>
          <table:table-cell office:value-type="float" office:value="164938.53" calcext:value-type="float">
            <text:p>164938,53</text:p>
          </table:table-cell>
          <table:table-cell office:value-type="float" office:value="15.67" calcext:value-type="float">
            <text:p>15,67</text:p>
          </table:table-cell>
          <table:table-cell office:value-type="float" office:value="41.07" calcext:value-type="float">
            <text:p>41,07</text:p>
          </table:table-cell>
          <table:table-cell office:value-type="float" office:value="917.67" calcext:value-type="float">
            <text:p>917,67</text:p>
          </table:table-cell>
        </table:table-row>
        <table:table-row table:style-name="ro1">
          <table:table-cell/>
          <table:table-cell office:value-type="float" office:value="15.4294" calcext:value-type="float">
            <text:p>15,4294</text:p>
          </table:table-cell>
          <table:table-cell office:value-type="float" office:value="175086.85" calcext:value-type="float">
            <text:p>175086,85</text:p>
          </table:table-cell>
          <table:table-cell office:value-type="float" office:value="15.43" calcext:value-type="float">
            <text:p>15,43</text:p>
          </table:table-cell>
          <table:table-cell office:value-type="float" office:value="41.05" calcext:value-type="float">
            <text:p>41,05</text:p>
          </table:table-cell>
          <table:table-cell office:value-type="float" office:value="943.68" calcext:value-type="float">
            <text:p>943,68</text:p>
          </table:table-cell>
        </table:table-row>
        <table:table-row table:style-name="ro1">
          <table:table-cell/>
          <table:table-cell office:value-type="float" office:value="15.4296" calcext:value-type="float">
            <text:p>15,4296</text:p>
          </table:table-cell>
          <table:table-cell office:value-type="float" office:value="168894.41" calcext:value-type="float">
            <text:p>168894,41</text:p>
          </table:table-cell>
          <table:table-cell office:value-type="float" office:value="15.82" calcext:value-type="float">
            <text:p>15,82</text:p>
          </table:table-cell>
          <table:table-cell office:value-type="float" office:value="41.54" calcext:value-type="float">
            <text:p>41,54</text:p>
          </table:table-cell>
          <table:table-cell office:value-type="float" office:value="927.95" calcext:value-type="float">
            <text:p>927,95</text:p>
          </table:table-cell>
        </table:table-row>
        <table:table-row table:style-name="ro1">
          <table:table-cell/>
          <table:table-cell office:value-type="float" office:value="15.4298" calcext:value-type="float">
            <text:p>15,4298</text:p>
          </table:table-cell>
          <table:table-cell office:value-type="float" office:value="170063.14" calcext:value-type="float">
            <text:p>170063,14</text:p>
          </table:table-cell>
          <table:table-cell office:value-type="float" office:value="15.29" calcext:value-type="float">
            <text:p>15,29</text:p>
          </table:table-cell>
          <table:table-cell office:value-type="float" office:value="41.02" calcext:value-type="float">
            <text:p>41,02</text:p>
          </table:table-cell>
          <table:table-cell office:value-type="float" office:value="930.59" calcext:value-type="float">
            <text:p>930,59</text:p>
          </table:table-cell>
        </table:table-row>
        <table:table-row table:style-name="ro1">
          <table:table-cell/>
          <table:table-cell office:value-type="float" office:value="15.4301" calcext:value-type="float">
            <text:p>15,4301</text:p>
          </table:table-cell>
          <table:table-cell office:value-type="float" office:value="175186.38" calcext:value-type="float">
            <text:p>175186,38</text:p>
          </table:table-cell>
          <table:table-cell office:value-type="float" office:value="15.94" calcext:value-type="float">
            <text:p>15,94</text:p>
          </table:table-cell>
          <table:table-cell office:value-type="float" office:value="41.57" calcext:value-type="float">
            <text:p>41,57</text:p>
          </table:table-cell>
          <table:table-cell office:value-type="float" office:value="945.42" calcext:value-type="float">
            <text:p>945,42</text:p>
          </table:table-cell>
        </table:table-row>
        <table:table-row table:style-name="ro1">
          <table:table-cell/>
          <table:table-cell office:value-type="float" office:value="15.4306" calcext:value-type="float">
            <text:p>15,4306</text:p>
          </table:table-cell>
          <table:table-cell office:value-type="float" office:value="169870.76" calcext:value-type="float">
            <text:p>169870,76</text:p>
          </table:table-cell>
          <table:table-cell office:value-type="float" office:value="15.32" calcext:value-type="float">
            <text:p>15,32</text:p>
          </table:table-cell>
          <table:table-cell office:value-type="float" office:value="41" calcext:value-type="float">
            <text:p>41</text:p>
          </table:table-cell>
          <table:table-cell office:value-type="float" office:value="931.17" calcext:value-type="float">
            <text:p>931,17</text:p>
          </table:table-cell>
        </table:table-row>
        <table:table-row table:style-name="ro1">
          <table:table-cell/>
          <table:table-cell office:value-type="float" office:value="15.4308" calcext:value-type="float">
            <text:p>15,4308</text:p>
          </table:table-cell>
          <table:table-cell office:value-type="float" office:value="165211.21" calcext:value-type="float">
            <text:p>165211,21</text:p>
          </table:table-cell>
          <table:table-cell office:value-type="float" office:value="15.29" calcext:value-type="float">
            <text:p>15,29</text:p>
          </table:table-cell>
          <table:table-cell office:value-type="float" office:value="41.02" calcext:value-type="float">
            <text:p>41,02</text:p>
          </table:table-cell>
          <table:table-cell office:value-type="float" office:value="917.36" calcext:value-type="float">
            <text:p>917,36</text:p>
          </table:table-cell>
        </table:table-row>
        <table:table-row table:style-name="ro1">
          <table:table-cell/>
          <table:table-cell office:value-type="float" office:value="15.4312" calcext:value-type="float">
            <text:p>15,4312</text:p>
          </table:table-cell>
          <table:table-cell office:value-type="float" office:value="167415.02" calcext:value-type="float">
            <text:p>167415,02</text:p>
          </table:table-cell>
          <table:table-cell office:value-type="float" office:value="15.32" calcext:value-type="float">
            <text:p>15,32</text:p>
          </table:table-cell>
          <table:table-cell office:value-type="float" office:value="41" calcext:value-type="float">
            <text:p>41</text:p>
          </table:table-cell>
          <table:table-cell office:value-type="float" office:value="923.49" calcext:value-type="float">
            <text:p>923,49</text:p>
          </table:table-cell>
        </table:table-row>
        <table:table-row table:style-name="ro1">
          <table:table-cell/>
          <table:table-cell office:value-type="float" office:value="15.4317" calcext:value-type="float">
            <text:p>15,4317</text:p>
          </table:table-cell>
          <table:table-cell office:value-type="float" office:value="169190.95" calcext:value-type="float">
            <text:p>169190,95</text:p>
          </table:table-cell>
          <table:table-cell office:value-type="float" office:value="15.43" calcext:value-type="float">
            <text:p>15,43</text:p>
          </table:table-cell>
          <table:table-cell office:value-type="float" office:value="41.05" calcext:value-type="float">
            <text:p>41,05</text:p>
          </table:table-cell>
          <table:table-cell office:value-type="float" office:value="928.58" calcext:value-type="float">
            <text:p>928,58</text:p>
          </table:table-cell>
        </table:table-row>
        <table:table-row table:style-name="ro1">
          <table:table-cell/>
          <table:table-cell office:value-type="float" office:value="15.432" calcext:value-type="float">
            <text:p>15,432</text:p>
          </table:table-cell>
          <table:table-cell office:value-type="float" office:value="175258.5" calcext:value-type="float">
            <text:p>175258,5</text:p>
          </table:table-cell>
          <table:table-cell office:value-type="float" office:value="15.8" calcext:value-type="float">
            <text:p>15,8</text:p>
          </table:table-cell>
          <table:table-cell office:value-type="float" office:value="41.54" calcext:value-type="float">
            <text:p>41,54</text:p>
          </table:table-cell>
          <table:table-cell office:value-type="float" office:value="945.57" calcext:value-type="float">
            <text:p>945,57</text:p>
          </table:table-cell>
        </table:table-row>
        <table:table-row table:style-name="ro1">
          <table:table-cell/>
          <table:table-cell office:value-type="float" office:value="15.4322" calcext:value-type="float">
            <text:p>15,4322</text:p>
          </table:table-cell>
          <table:table-cell office:value-type="float" office:value="172184.33" calcext:value-type="float">
            <text:p>172184,33</text:p>
          </table:table-cell>
          <table:table-cell office:value-type="float" office:value="15.35" calcext:value-type="float">
            <text:p>15,35</text:p>
          </table:table-cell>
          <table:table-cell office:value-type="float" office:value="41.01" calcext:value-type="float">
            <text:p>41,01</text:p>
          </table:table-cell>
          <table:table-cell office:value-type="float" office:value="937.55" calcext:value-type="float">
            <text:p>937,55</text:p>
          </table:table-cell>
        </table:table-row>
        <table:table-row table:style-name="ro1">
          <table:table-cell/>
          <table:table-cell office:value-type="float" office:value="15.4333" calcext:value-type="float">
            <text:p>15,4333</text:p>
          </table:table-cell>
          <table:table-cell office:value-type="float" office:value="164003.7" calcext:value-type="float">
            <text:p>164003,7</text:p>
          </table:table-cell>
          <table:table-cell office:value-type="float" office:value="15.35" calcext:value-type="float">
            <text:p>15,35</text:p>
          </table:table-cell>
          <table:table-cell office:value-type="float" office:value="41.01" calcext:value-type="float">
            <text:p>41,01</text:p>
          </table:table-cell>
          <table:table-cell office:value-type="float" office:value="914.59" calcext:value-type="float">
            <text:p>914,59</text:p>
          </table:table-cell>
        </table:table-row>
        <table:table-row table:style-name="ro1">
          <table:table-cell/>
          <table:table-cell office:value-type="float" office:value="15.4336" calcext:value-type="float">
            <text:p>15,4336</text:p>
          </table:table-cell>
          <table:table-cell office:value-type="float" office:value="169166.45" calcext:value-type="float">
            <text:p>169166,45</text:p>
          </table:table-cell>
          <table:table-cell office:value-type="float" office:value="15.29" calcext:value-type="float">
            <text:p>15,29</text:p>
          </table:table-cell>
          <table:table-cell office:value-type="float" office:value="41.02" calcext:value-type="float">
            <text:p>41,02</text:p>
          </table:table-cell>
          <table:table-cell office:value-type="float" office:value="929.13" calcext:value-type="float">
            <text:p>929,13</text:p>
          </table:table-cell>
        </table:table-row>
        <table:table-row table:style-name="ro1">
          <table:table-cell/>
          <table:table-cell office:value-type="float" office:value="15.4346" calcext:value-type="float">
            <text:p>15,4346</text:p>
          </table:table-cell>
          <table:table-cell office:value-type="float" office:value="169192.01" calcext:value-type="float">
            <text:p>169192,01</text:p>
          </table:table-cell>
          <table:table-cell office:value-type="float" office:value="15.29" calcext:value-type="float">
            <text:p>15,29</text:p>
          </table:table-cell>
          <table:table-cell office:value-type="float" office:value="41.02" calcext:value-type="float">
            <text:p>41,02</text:p>
          </table:table-cell>
          <table:table-cell office:value-type="float" office:value="925.59" calcext:value-type="float">
            <text:p>925,59</text:p>
          </table:table-cell>
        </table:table-row>
        <table:table-row table:style-name="ro1">
          <table:table-cell/>
          <table:table-cell office:value-type="float" office:value="15.4351" calcext:value-type="float">
            <text:p>15,4351</text:p>
          </table:table-cell>
          <table:table-cell office:value-type="float" office:value="170187.16" calcext:value-type="float">
            <text:p>170187,16</text:p>
          </table:table-cell>
          <table:table-cell office:value-type="float" office:value="15.29" calcext:value-type="float">
            <text:p>15,29</text:p>
          </table:table-cell>
          <table:table-cell office:value-type="float" office:value="41.02" calcext:value-type="float">
            <text:p>41,02</text:p>
          </table:table-cell>
          <table:table-cell office:value-type="float" office:value="930.93" calcext:value-type="float">
            <text:p>930,93</text:p>
          </table:table-cell>
        </table:table-row>
        <table:table-row table:style-name="ro1">
          <table:table-cell/>
          <table:table-cell office:value-type="float" office:value="15.4369" calcext:value-type="float">
            <text:p>15,4369</text:p>
          </table:table-cell>
          <table:table-cell office:value-type="float" office:value="175028.87" calcext:value-type="float">
            <text:p>175028,87</text:p>
          </table:table-cell>
          <table:table-cell office:value-type="float" office:value="15.82" calcext:value-type="float">
            <text:p>15,82</text:p>
          </table:table-cell>
          <table:table-cell office:value-type="float" office:value="41.54" calcext:value-type="float">
            <text:p>41,54</text:p>
          </table:table-cell>
          <table:table-cell office:value-type="float" office:value="942.06" calcext:value-type="float">
            <text:p>942,06</text:p>
          </table:table-cell>
        </table:table-row>
        <table:table-row table:style-name="ro1">
          <table:table-cell/>
          <table:table-cell office:value-type="float" office:value="15.4373" calcext:value-type="float">
            <text:p>15,4373</text:p>
          </table:table-cell>
          <table:table-cell office:value-type="float" office:value="165769.62" calcext:value-type="float">
            <text:p>165769,62</text:p>
          </table:table-cell>
          <table:table-cell office:value-type="float" office:value="15.29" calcext:value-type="float">
            <text:p>15,29</text:p>
          </table:table-cell>
          <table:table-cell office:value-type="float" office:value="41.02" calcext:value-type="float">
            <text:p>41,02</text:p>
          </table:table-cell>
          <table:table-cell office:value-type="float" office:value="919.21" calcext:value-type="float">
            <text:p>919,21</text:p>
          </table:table-cell>
        </table:table-row>
        <table:table-row table:style-name="ro1">
          <table:table-cell/>
          <table:table-cell office:value-type="float" office:value="15.438" calcext:value-type="float">
            <text:p>15,438</text:p>
          </table:table-cell>
          <table:table-cell office:value-type="float" office:value="168525.23" calcext:value-type="float">
            <text:p>168525,23</text:p>
          </table:table-cell>
          <table:table-cell office:value-type="float" office:value="15.31" calcext:value-type="float">
            <text:p>15,31</text:p>
          </table:table-cell>
          <table:table-cell office:value-type="float" office:value="41.02" calcext:value-type="float">
            <text:p>41,02</text:p>
          </table:table-cell>
          <table:table-cell office:value-type="float" office:value="926.79" calcext:value-type="float">
            <text:p>926,79</text:p>
          </table:table-cell>
        </table:table-row>
        <table:table-row table:style-name="ro1">
          <table:table-cell/>
          <table:table-cell office:value-type="float" office:value="15.4381" calcext:value-type="float">
            <text:p>15,4381</text:p>
          </table:table-cell>
          <table:table-cell office:value-type="float" office:value="170358.38" calcext:value-type="float">
            <text:p>170358,38</text:p>
          </table:table-cell>
          <table:table-cell office:value-type="float" office:value="15.83" calcext:value-type="float">
            <text:p>15,83</text:p>
          </table:table-cell>
          <table:table-cell office:value-type="float" office:value="41.52" calcext:value-type="float">
            <text:p>41,52</text:p>
          </table:table-cell>
          <table:table-cell office:value-type="float" office:value="932" calcext:value-type="float">
            <text:p>932</text:p>
          </table:table-cell>
        </table:table-row>
        <table:table-row table:style-name="ro1">
          <table:table-cell/>
          <table:table-cell office:value-type="float" office:value="15.4383" calcext:value-type="float">
            <text:p>15,4383</text:p>
          </table:table-cell>
          <table:table-cell office:value-type="float" office:value="166365.65" calcext:value-type="float">
            <text:p>166365,65</text:p>
          </table:table-cell>
          <table:table-cell office:value-type="float" office:value="15.82" calcext:value-type="float">
            <text:p>15,82</text:p>
          </table:table-cell>
          <table:table-cell office:value-type="float" office:value="41.54" calcext:value-type="float">
            <text:p>41,54</text:p>
          </table:table-cell>
          <table:table-cell office:value-type="float" office:value="921.06" calcext:value-type="float">
            <text:p>921,06</text:p>
          </table:table-cell>
        </table:table-row>
        <table:table-row table:style-name="ro1">
          <table:table-cell/>
          <table:table-cell office:value-type="float" office:value="15.4387" calcext:value-type="float">
            <text:p>15,4387</text:p>
          </table:table-cell>
          <table:table-cell office:value-type="float" office:value="174263.2" calcext:value-type="float">
            <text:p>174263,2</text:p>
          </table:table-cell>
          <table:table-cell office:value-type="float" office:value="15.29" calcext:value-type="float">
            <text:p>15,29</text:p>
          </table:table-cell>
          <table:table-cell office:value-type="float" office:value="41.02" calcext:value-type="float">
            <text:p>41,02</text:p>
          </table:table-cell>
          <table:table-cell office:value-type="float" office:value="942.37" calcext:value-type="float">
            <text:p>942,37</text:p>
          </table:table-cell>
        </table:table-row>
        <table:table-row table:style-name="ro1">
          <table:table-cell/>
          <table:table-cell office:value-type="float" office:value="15.4398" calcext:value-type="float">
            <text:p>15,4398</text:p>
          </table:table-cell>
          <table:table-cell office:value-type="float" office:value="170339.26" calcext:value-type="float">
            <text:p>170339,26</text:p>
          </table:table-cell>
          <table:table-cell office:value-type="float" office:value="15.29" calcext:value-type="float">
            <text:p>15,29</text:p>
          </table:table-cell>
          <table:table-cell office:value-type="float" office:value="41.02" calcext:value-type="float">
            <text:p>41,02</text:p>
          </table:table-cell>
          <table:table-cell office:value-type="float" office:value="931.67" calcext:value-type="float">
            <text:p>931,67</text:p>
          </table:table-cell>
        </table:table-row>
        <table:table-row table:style-name="ro1">
          <table:table-cell/>
          <table:table-cell office:value-type="float" office:value="15.4405" calcext:value-type="float">
            <text:p>15,4405</text:p>
          </table:table-cell>
          <table:table-cell office:value-type="float" office:value="179090.43" calcext:value-type="float">
            <text:p>179090,43</text:p>
          </table:table-cell>
          <table:table-cell office:value-type="float" office:value="15.88" calcext:value-type="float">
            <text:p>15,88</text:p>
          </table:table-cell>
          <table:table-cell office:value-type="float" office:value="41.56" calcext:value-type="float">
            <text:p>41,56</text:p>
          </table:table-cell>
          <table:table-cell office:value-type="float" office:value="955.9" calcext:value-type="float">
            <text:p>955,9</text:p>
          </table:table-cell>
        </table:table-row>
        <table:table-row table:style-name="ro1">
          <table:table-cell/>
          <table:table-cell office:value-type="float" office:value="15.4408" calcext:value-type="float">
            <text:p>15,4408</text:p>
          </table:table-cell>
          <table:table-cell office:value-type="float" office:value="171999.19" calcext:value-type="float">
            <text:p>171999,19</text:p>
          </table:table-cell>
          <table:table-cell office:value-type="float" office:value="15.85" calcext:value-type="float">
            <text:p>15,85</text:p>
          </table:table-cell>
          <table:table-cell office:value-type="float" office:value="41.57" calcext:value-type="float">
            <text:p>41,57</text:p>
          </table:table-cell>
          <table:table-cell office:value-type="float" office:value="936.43" calcext:value-type="float">
            <text:p>936,43</text:p>
          </table:table-cell>
        </table:table-row>
        <table:table-row table:style-name="ro1">
          <table:table-cell/>
          <table:table-cell office:value-type="float" office:value="15.4411" calcext:value-type="float">
            <text:p>15,4411</text:p>
          </table:table-cell>
          <table:table-cell office:value-type="float" office:value="185586.45" calcext:value-type="float">
            <text:p>185586,45</text:p>
          </table:table-cell>
          <table:table-cell office:value-type="float" office:value="15.85" calcext:value-type="float">
            <text:p>15,85</text:p>
          </table:table-cell>
          <table:table-cell office:value-type="float" office:value="41.57" calcext:value-type="float">
            <text:p>41,57</text:p>
          </table:table-cell>
          <table:table-cell office:value-type="float" office:value="971.52" calcext:value-type="float">
            <text:p>971,52</text:p>
          </table:table-cell>
        </table:table-row>
        <table:table-row table:style-name="ro1">
          <table:table-cell/>
          <table:table-cell office:value-type="float" office:value="15.4413" calcext:value-type="float">
            <text:p>15,4413</text:p>
          </table:table-cell>
          <table:table-cell office:value-type="float" office:value="188709.88" calcext:value-type="float">
            <text:p>188709,88</text:p>
          </table:table-cell>
          <table:table-cell office:value-type="float" office:value="15.25" calcext:value-type="float">
            <text:p>15,25</text:p>
          </table:table-cell>
          <table:table-cell office:value-type="float" office:value="42.12" calcext:value-type="float">
            <text:p>42,12</text:p>
          </table:table-cell>
          <table:table-cell office:value-type="float" office:value="976.49" calcext:value-type="float">
            <text:p>976,49</text:p>
          </table:table-cell>
        </table:table-row>
        <table:table-row table:style-name="ro1">
          <table:table-cell/>
          <table:table-cell office:value-type="float" office:value="15.4414" calcext:value-type="float">
            <text:p>15,4414</text:p>
          </table:table-cell>
          <table:table-cell office:value-type="float" office:value="181921.58" calcext:value-type="float">
            <text:p>181921,58</text:p>
          </table:table-cell>
          <table:table-cell office:value-type="float" office:value="15.42" calcext:value-type="float">
            <text:p>15,42</text:p>
          </table:table-cell>
          <table:table-cell office:value-type="float" office:value="42.15" calcext:value-type="float">
            <text:p>42,15</text:p>
          </table:table-cell>
          <table:table-cell office:value-type="float" office:value="962.02" calcext:value-type="float">
            <text:p>962,02</text:p>
          </table:table-cell>
        </table:table-row>
        <table:table-row table:style-name="ro1">
          <table:table-cell/>
          <table:table-cell office:value-type="float" office:value="15.4415" calcext:value-type="float">
            <text:p>15,4415</text:p>
          </table:table-cell>
          <table:table-cell office:value-type="float" office:value="181497.49" calcext:value-type="float">
            <text:p>181497,49</text:p>
          </table:table-cell>
          <table:table-cell office:value-type="float" office:value="15.25" calcext:value-type="float">
            <text:p>15,25</text:p>
          </table:table-cell>
          <table:table-cell office:value-type="float" office:value="42.12" calcext:value-type="float">
            <text:p>42,12</text:p>
          </table:table-cell>
          <table:table-cell office:value-type="float" office:value="959.44" calcext:value-type="float">
            <text:p>959,44</text:p>
          </table:table-cell>
        </table:table-row>
        <table:table-row table:style-name="ro1">
          <table:table-cell/>
          <table:table-cell office:value-type="float" office:value="15.442" calcext:value-type="float">
            <text:p>15,442</text:p>
          </table:table-cell>
          <table:table-cell office:value-type="float" office:value="188675.29" calcext:value-type="float">
            <text:p>188675,29</text:p>
          </table:table-cell>
          <table:table-cell office:value-type="float" office:value="15.25" calcext:value-type="float">
            <text:p>15,25</text:p>
          </table:table-cell>
          <table:table-cell office:value-type="float" office:value="42.12" calcext:value-type="float">
            <text:p>42,12</text:p>
          </table:table-cell>
          <table:table-cell office:value-type="float" office:value="976.07" calcext:value-type="float">
            <text:p>976,07</text:p>
          </table:table-cell>
        </table:table-row>
        <table:table-row table:style-name="ro1">
          <table:table-cell/>
          <table:table-cell office:value-type="float" office:value="15.4424" calcext:value-type="float">
            <text:p>15,4424</text:p>
          </table:table-cell>
          <table:table-cell office:value-type="float" office:value="171100.53" calcext:value-type="float">
            <text:p>171100,53</text:p>
          </table:table-cell>
          <table:table-cell office:value-type="float" office:value="15.25" calcext:value-type="float">
            <text:p>15,25</text:p>
          </table:table-cell>
          <table:table-cell office:value-type="float" office:value="42.12" calcext:value-type="float">
            <text:p>42,12</text:p>
          </table:table-cell>
          <table:table-cell office:value-type="float" office:value="932.07" calcext:value-type="float">
            <text:p>932,07</text:p>
          </table:table-cell>
        </table:table-row>
        <table:table-row table:style-name="ro1">
          <table:table-cell/>
          <table:table-cell office:value-type="float" office:value="15.4427" calcext:value-type="float">
            <text:p>15,4427</text:p>
          </table:table-cell>
          <table:table-cell office:value-type="float" office:value="173907.68" calcext:value-type="float">
            <text:p>173907,68</text:p>
          </table:table-cell>
          <table:table-cell office:value-type="float" office:value="15.25" calcext:value-type="float">
            <text:p>15,25</text:p>
          </table:table-cell>
          <table:table-cell office:value-type="float" office:value="42.12" calcext:value-type="float">
            <text:p>42,12</text:p>
          </table:table-cell>
          <table:table-cell office:value-type="float" office:value="936.12" calcext:value-type="float">
            <text:p>936,12</text:p>
          </table:table-cell>
        </table:table-row>
        <table:table-row table:style-name="ro1">
          <table:table-cell/>
          <table:table-cell office:value-type="float" office:value="15.4431" calcext:value-type="float">
            <text:p>15,4431</text:p>
          </table:table-cell>
          <table:table-cell office:value-type="float" office:value="185182.75" calcext:value-type="float">
            <text:p>185182,75</text:p>
          </table:table-cell>
          <table:table-cell office:value-type="float" office:value="15.42" calcext:value-type="float">
            <text:p>15,42</text:p>
          </table:table-cell>
          <table:table-cell office:value-type="float" office:value="42.15" calcext:value-type="float">
            <text:p>42,15</text:p>
          </table:table-cell>
          <table:table-cell office:value-type="float" office:value="969.93" calcext:value-type="float">
            <text:p>969,93</text:p>
          </table:table-cell>
        </table:table-row>
        <table:table-row table:style-name="ro1">
          <table:table-cell/>
          <table:table-cell office:value-type="float" office:value="15.4432" calcext:value-type="float">
            <text:p>15,4432</text:p>
          </table:table-cell>
          <table:table-cell office:value-type="float" office:value="182066.01" calcext:value-type="float">
            <text:p>182066,01</text:p>
          </table:table-cell>
          <table:table-cell office:value-type="float" office:value="15.39" calcext:value-type="float">
            <text:p>15,39</text:p>
          </table:table-cell>
          <table:table-cell office:value-type="float" office:value="42.15" calcext:value-type="float">
            <text:p>42,15</text:p>
          </table:table-cell>
          <table:table-cell office:value-type="float" office:value="961.37" calcext:value-type="float">
            <text:p>961,37</text:p>
          </table:table-cell>
        </table:table-row>
        <table:table-row table:style-name="ro1">
          <table:table-cell/>
          <table:table-cell office:value-type="float" office:value="15.4434" calcext:value-type="float">
            <text:p>15,4434</text:p>
          </table:table-cell>
          <table:table-cell office:value-type="float" office:value="180052.15" calcext:value-type="float">
            <text:p>180052,15</text:p>
          </table:table-cell>
          <table:table-cell office:value-type="float" office:value="15.45" calcext:value-type="float">
            <text:p>15,45</text:p>
          </table:table-cell>
          <table:table-cell office:value-type="float" office:value="42.14" calcext:value-type="float">
            <text:p>42,14</text:p>
          </table:table-cell>
          <table:table-cell office:value-type="float" office:value="956.4" calcext:value-type="float">
            <text:p>956,4</text:p>
          </table:table-cell>
        </table:table-row>
        <table:table-row table:style-name="ro1">
          <table:table-cell/>
          <table:table-cell office:value-type="float" office:value="15.4437" calcext:value-type="float">
            <text:p>15,4437</text:p>
          </table:table-cell>
          <table:table-cell office:value-type="float" office:value="171613.37" calcext:value-type="float">
            <text:p>171613,37</text:p>
          </table:table-cell>
          <table:table-cell office:value-type="float" office:value="15.27" calcext:value-type="float">
            <text:p>15,27</text:p>
          </table:table-cell>
          <table:table-cell office:value-type="float" office:value="42.12" calcext:value-type="float">
            <text:p>42,12</text:p>
          </table:table-cell>
          <table:table-cell office:value-type="float" office:value="932.56" calcext:value-type="float">
            <text:p>932,56</text:p>
          </table:table-cell>
        </table:table-row>
        <table:table-row table:style-name="ro1">
          <table:table-cell/>
          <table:table-cell office:value-type="float" office:value="15.4441" calcext:value-type="float">
            <text:p>15,4441</text:p>
          </table:table-cell>
          <table:table-cell office:value-type="float" office:value="180021.66" calcext:value-type="float">
            <text:p>180021,66</text:p>
          </table:table-cell>
          <table:table-cell office:value-type="float" office:value="15.27" calcext:value-type="float">
            <text:p>15,27</text:p>
          </table:table-cell>
          <table:table-cell office:value-type="float" office:value="42.12" calcext:value-type="float">
            <text:p>42,12</text:p>
          </table:table-cell>
          <table:table-cell office:value-type="float" office:value="955.82" calcext:value-type="float">
            <text:p>955,82</text:p>
          </table:table-cell>
        </table:table-row>
        <table:table-row table:style-name="ro1">
          <table:table-cell/>
          <table:table-cell office:value-type="float" office:value="15.4443" calcext:value-type="float">
            <text:p>15,4443</text:p>
          </table:table-cell>
          <table:table-cell office:value-type="float" office:value="177993.99" calcext:value-type="float">
            <text:p>177993,99</text:p>
          </table:table-cell>
          <table:table-cell office:value-type="float" office:value="15.33" calcext:value-type="float">
            <text:p>15,33</text:p>
          </table:table-cell>
          <table:table-cell office:value-type="float" office:value="42.11" calcext:value-type="float">
            <text:p>42,11</text:p>
          </table:table-cell>
          <table:table-cell office:value-type="float" office:value="950.15" calcext:value-type="float">
            <text:p>950,15</text:p>
          </table:table-cell>
        </table:table-row>
        <table:table-row table:style-name="ro1">
          <table:table-cell/>
          <table:table-cell office:value-type="float" office:value="15.4449" calcext:value-type="float">
            <text:p>15,4449</text:p>
          </table:table-cell>
          <table:table-cell office:value-type="float" office:value="171584.84" calcext:value-type="float">
            <text:p>171584,84</text:p>
          </table:table-cell>
          <table:table-cell office:value-type="float" office:value="15.27" calcext:value-type="float">
            <text:p>15,27</text:p>
          </table:table-cell>
          <table:table-cell office:value-type="float" office:value="42.12" calcext:value-type="float">
            <text:p>42,12</text:p>
          </table:table-cell>
          <table:table-cell office:value-type="float" office:value="933.46" calcext:value-type="float">
            <text:p>933,46</text:p>
          </table:table-cell>
        </table:table-row>
        <table:table-row table:style-name="ro1">
          <table:table-cell/>
          <table:table-cell office:value-type="float" office:value="15.4453" calcext:value-type="float">
            <text:p>15,4453</text:p>
          </table:table-cell>
          <table:table-cell office:value-type="float" office:value="178417.56" calcext:value-type="float">
            <text:p>178417,56</text:p>
          </table:table-cell>
          <table:table-cell office:value-type="float" office:value="15.27" calcext:value-type="float">
            <text:p>15,27</text:p>
          </table:table-cell>
          <table:table-cell office:value-type="float" office:value="42.12" calcext:value-type="float">
            <text:p>42,12</text:p>
          </table:table-cell>
          <table:table-cell office:value-type="float" office:value="952.1" calcext:value-type="float">
            <text:p>952,1</text:p>
          </table:table-cell>
        </table:table-row>
        <table:table-row table:style-name="ro1">
          <table:table-cell/>
          <table:table-cell office:value-type="float" office:value="15.4456" calcext:value-type="float">
            <text:p>15,4456</text:p>
          </table:table-cell>
          <table:table-cell office:value-type="float" office:value="175310.6" calcext:value-type="float">
            <text:p>175310,6</text:p>
          </table:table-cell>
          <table:table-cell office:value-type="float" office:value="15.29" calcext:value-type="float">
            <text:p>15,29</text:p>
          </table:table-cell>
          <table:table-cell office:value-type="float" office:value="42.12" calcext:value-type="float">
            <text:p>42,12</text:p>
          </table:table-cell>
          <table:table-cell office:value-type="float" office:value="943.69" calcext:value-type="float">
            <text:p>943,69</text:p>
          </table:table-cell>
        </table:table-row>
        <table:table-row table:style-name="ro1">
          <table:table-cell/>
          <table:table-cell office:value-type="float" office:value="15.4457" calcext:value-type="float">
            <text:p>15,4457</text:p>
          </table:table-cell>
          <table:table-cell office:value-type="float" office:value="181229.97" calcext:value-type="float">
            <text:p>181229,97</text:p>
          </table:table-cell>
          <table:table-cell office:value-type="float" office:value="15.27" calcext:value-type="float">
            <text:p>15,27</text:p>
          </table:table-cell>
          <table:table-cell office:value-type="float" office:value="42.12" calcext:value-type="float">
            <text:p>42,12</text:p>
          </table:table-cell>
          <table:table-cell office:value-type="float" office:value="956.16" calcext:value-type="float">
            <text:p>956,16</text:p>
          </table:table-cell>
        </table:table-row>
        <table:table-row table:style-name="ro1">
          <table:table-cell/>
          <table:table-cell office:value-type="float" office:value="15.4463" calcext:value-type="float">
            <text:p>15,4463</text:p>
          </table:table-cell>
          <table:table-cell office:value-type="float" office:value="184183.51" calcext:value-type="float">
            <text:p>184183,51</text:p>
          </table:table-cell>
          <table:table-cell office:value-type="float" office:value="15.28" calcext:value-type="float">
            <text:p>15,28</text:p>
          </table:table-cell>
          <table:table-cell office:value-type="float" office:value="42.12" calcext:value-type="float">
            <text:p>42,12</text:p>
          </table:table-cell>
          <table:table-cell office:value-type="float" office:value="967.85" calcext:value-type="float">
            <text:p>967,85</text:p>
          </table:table-cell>
        </table:table-row>
        <table:table-row table:style-name="ro1">
          <table:table-cell/>
          <table:table-cell office:value-type="float" office:value="15.4466" calcext:value-type="float">
            <text:p>15,4466</text:p>
          </table:table-cell>
          <table:table-cell office:value-type="float" office:value="176813.22" calcext:value-type="float">
            <text:p>176813,22</text:p>
          </table:table-cell>
          <table:table-cell office:value-type="float" office:value="15.22" calcext:value-type="float">
            <text:p>15,22</text:p>
          </table:table-cell>
          <table:table-cell office:value-type="float" office:value="42.13" calcext:value-type="float">
            <text:p>42,13</text:p>
          </table:table-cell>
          <table:table-cell office:value-type="float" office:value="943.94" calcext:value-type="float">
            <text:p>943,94</text:p>
          </table:table-cell>
        </table:table-row>
        <table:table-row table:style-name="ro1">
          <table:table-cell/>
          <table:table-cell office:value-type="float" office:value="15.4469" calcext:value-type="float">
            <text:p>15,4469</text:p>
          </table:table-cell>
          <table:table-cell office:value-type="float" office:value="173677.8" calcext:value-type="float">
            <text:p>173677,8</text:p>
          </table:table-cell>
          <table:table-cell office:value-type="float" office:value="15.22" calcext:value-type="float">
            <text:p>15,22</text:p>
          </table:table-cell>
          <table:table-cell office:value-type="float" office:value="42.13" calcext:value-type="float">
            <text:p>42,13</text:p>
          </table:table-cell>
          <table:table-cell office:value-type="float" office:value="938.02" calcext:value-type="float">
            <text:p>938,02</text:p>
          </table:table-cell>
        </table:table-row>
        <table:table-row table:style-name="ro1">
          <table:table-cell/>
          <table:table-cell office:value-type="float" office:value="15.4481" calcext:value-type="float">
            <text:p>15,4481</text:p>
          </table:table-cell>
          <table:table-cell office:value-type="float" office:value="173782.93" calcext:value-type="float">
            <text:p>173782,93</text:p>
          </table:table-cell>
          <table:table-cell office:value-type="float" office:value="15.22" calcext:value-type="float">
            <text:p>15,22</text:p>
          </table:table-cell>
          <table:table-cell office:value-type="float" office:value="42.13" calcext:value-type="float">
            <text:p>42,13</text:p>
          </table:table-cell>
          <table:table-cell office:value-type="float" office:value="938.63" calcext:value-type="float">
            <text:p>938,63</text:p>
          </table:table-cell>
        </table:table-row>
        <table:table-row table:style-name="ro1">
          <table:table-cell/>
          <table:table-cell office:value-type="float" office:value="15.4482" calcext:value-type="float">
            <text:p>15,4482</text:p>
          </table:table-cell>
          <table:table-cell office:value-type="float" office:value="177036.74" calcext:value-type="float">
            <text:p>177036,74</text:p>
          </table:table-cell>
          <table:table-cell office:value-type="float" office:value="15.28" calcext:value-type="float">
            <text:p>15,28</text:p>
          </table:table-cell>
          <table:table-cell office:value-type="float" office:value="42.12" calcext:value-type="float">
            <text:p>42,12</text:p>
          </table:table-cell>
          <table:table-cell office:value-type="float" office:value="947.37" calcext:value-type="float">
            <text:p>947,37</text:p>
          </table:table-cell>
        </table:table-row>
        <table:table-row table:style-name="ro1">
          <table:table-cell/>
          <table:table-cell office:value-type="float" office:value="15.4486" calcext:value-type="float">
            <text:p>15,4486</text:p>
          </table:table-cell>
          <table:table-cell office:value-type="float" office:value="182396.05" calcext:value-type="float">
            <text:p>182396,05</text:p>
          </table:table-cell>
          <table:table-cell office:value-type="float" office:value="15.36" calcext:value-type="float">
            <text:p>15,36</text:p>
          </table:table-cell>
          <table:table-cell office:value-type="float" office:value="42.16" calcext:value-type="float">
            <text:p>42,16</text:p>
          </table:table-cell>
          <table:table-cell office:value-type="float" office:value="962.16" calcext:value-type="float">
            <text:p>962,16</text:p>
          </table:table-cell>
        </table:table-row>
        <table:table-row table:style-name="ro1">
          <table:table-cell/>
          <table:table-cell office:value-type="float" office:value="15.4494" calcext:value-type="float">
            <text:p>15,4494</text:p>
          </table:table-cell>
          <table:table-cell office:value-type="float" office:value="177887.06" calcext:value-type="float">
            <text:p>177887,06</text:p>
          </table:table-cell>
          <table:table-cell office:value-type="float" office:value="15.22" calcext:value-type="float">
            <text:p>15,22</text:p>
          </table:table-cell>
          <table:table-cell office:value-type="float" office:value="42.13" calcext:value-type="float">
            <text:p>42,13</text:p>
          </table:table-cell>
          <table:table-cell office:value-type="float" office:value="950.48" calcext:value-type="float">
            <text:p>950,48</text:p>
          </table:table-cell>
        </table:table-row>
        <table:table-row table:style-name="ro1">
          <table:table-cell/>
          <table:table-cell office:value-type="float" office:value="15.4503" calcext:value-type="float">
            <text:p>15,4503</text:p>
          </table:table-cell>
          <table:table-cell office:value-type="float" office:value="181918.87" calcext:value-type="float">
            <text:p>181918,87</text:p>
          </table:table-cell>
          <table:table-cell office:value-type="float" office:value="15.22" calcext:value-type="float">
            <text:p>15,22</text:p>
          </table:table-cell>
          <table:table-cell office:value-type="float" office:value="42.13" calcext:value-type="float">
            <text:p>42,13</text:p>
          </table:table-cell>
          <table:table-cell office:value-type="float" office:value="960.82" calcext:value-type="float">
            <text:p>960,82</text:p>
          </table:table-cell>
        </table:table-row>
        <table:table-row table:style-name="ro1">
          <table:table-cell/>
          <table:table-cell office:value-type="float" office:value="15.4511" calcext:value-type="float">
            <text:p>15,4511</text:p>
          </table:table-cell>
          <table:table-cell office:value-type="float" office:value="168455.68" calcext:value-type="float">
            <text:p>168455,68</text:p>
          </table:table-cell>
          <table:table-cell office:value-type="float" office:value="15.22" calcext:value-type="float">
            <text:p>15,22</text:p>
          </table:table-cell>
          <table:table-cell office:value-type="float" office:value="42.13" calcext:value-type="float">
            <text:p>42,13</text:p>
          </table:table-cell>
          <table:table-cell office:value-type="float" office:value="923.77" calcext:value-type="float">
            <text:p>923,77</text:p>
          </table:table-cell>
        </table:table-row>
        <table:table-row table:style-name="ro1">
          <table:table-cell/>
          <table:table-cell office:value-type="float" office:value="15.4517" calcext:value-type="float">
            <text:p>15,4517</text:p>
          </table:table-cell>
          <table:table-cell office:value-type="float" office:value="184719.51" calcext:value-type="float">
            <text:p>184719,51</text:p>
          </table:table-cell>
          <table:table-cell office:value-type="float" office:value="15.22" calcext:value-type="float">
            <text:p>15,22</text:p>
          </table:table-cell>
          <table:table-cell office:value-type="float" office:value="42.13" calcext:value-type="float">
            <text:p>42,13</text:p>
          </table:table-cell>
          <table:table-cell office:value-type="float" office:value="969.11" calcext:value-type="float">
            <text:p>969,11</text:p>
          </table:table-cell>
        </table:table-row>
        <table:table-row table:style-name="ro1">
          <table:table-cell/>
          <table:table-cell office:value-type="float" office:value="15.4521" calcext:value-type="float">
            <text:p>15,4521</text:p>
          </table:table-cell>
          <table:table-cell office:value-type="float" office:value="175260.82" calcext:value-type="float">
            <text:p>175260,82</text:p>
          </table:table-cell>
          <table:table-cell office:value-type="float" office:value="15.27" calcext:value-type="float">
            <text:p>15,27</text:p>
          </table:table-cell>
          <table:table-cell office:value-type="float" office:value="42.12" calcext:value-type="float">
            <text:p>42,12</text:p>
          </table:table-cell>
          <table:table-cell office:value-type="float" office:value="939.9" calcext:value-type="float">
            <text:p>939,9</text:p>
          </table:table-cell>
        </table:table-row>
        <table:table-row table:style-name="ro1">
          <table:table-cell/>
          <table:table-cell office:value-type="float" office:value="15.4524" calcext:value-type="float">
            <text:p>15,4524</text:p>
          </table:table-cell>
          <table:table-cell office:value-type="float" office:value="181850.43" calcext:value-type="float">
            <text:p>181850,43</text:p>
          </table:table-cell>
          <table:table-cell office:value-type="float" office:value="15.24" calcext:value-type="float">
            <text:p>15,24</text:p>
          </table:table-cell>
          <table:table-cell office:value-type="float" office:value="42.13" calcext:value-type="float">
            <text:p>42,13</text:p>
          </table:table-cell>
          <table:table-cell office:value-type="float" office:value="960.7" calcext:value-type="float">
            <text:p>960,7</text:p>
          </table:table-cell>
        </table:table-row>
        <table:table-row table:style-name="ro1">
          <table:table-cell/>
          <table:table-cell office:value-type="float" office:value="15.4526" calcext:value-type="float">
            <text:p>15,4526</text:p>
          </table:table-cell>
          <table:table-cell office:value-type="float" office:value="178475.07" calcext:value-type="float">
            <text:p>178475,07</text:p>
          </table:table-cell>
          <table:table-cell office:value-type="float" office:value="15.22" calcext:value-type="float">
            <text:p>15,22</text:p>
          </table:table-cell>
          <table:table-cell office:value-type="float" office:value="42.13" calcext:value-type="float">
            <text:p>42,13</text:p>
          </table:table-cell>
          <table:table-cell office:value-type="float" office:value="952.08" calcext:value-type="float">
            <text:p>952,08</text:p>
          </table:table-cell>
        </table:table-row>
        <table:table-row table:style-name="ro1">
          <table:table-cell/>
          <table:table-cell office:value-type="float" office:value="15.4527" calcext:value-type="float">
            <text:p>15,4527</text:p>
          </table:table-cell>
          <table:table-cell office:value-type="float" office:value="181423.74" calcext:value-type="float">
            <text:p>181423,74</text:p>
          </table:table-cell>
          <table:table-cell office:value-type="float" office:value="15.72" calcext:value-type="float">
            <text:p>15,72</text:p>
          </table:table-cell>
          <table:table-cell office:value-type="float" office:value="42.43" calcext:value-type="float">
            <text:p>42,43</text:p>
          </table:table-cell>
          <table:table-cell office:value-type="float" office:value="961.03" calcext:value-type="float">
            <text:p>961,03</text:p>
          </table:table-cell>
        </table:table-row>
        <table:table-row table:style-name="ro1">
          <table:table-cell/>
          <table:table-cell office:value-type="float" office:value="15.4529" calcext:value-type="float">
            <text:p>15,4529</text:p>
          </table:table-cell>
          <table:table-cell office:value-type="float" office:value="182282" calcext:value-type="float">
            <text:p>182282</text:p>
          </table:table-cell>
          <table:table-cell office:value-type="float" office:value="15.58" calcext:value-type="float">
            <text:p>15,58</text:p>
          </table:table-cell>
          <table:table-cell office:value-type="float" office:value="42.41" calcext:value-type="float">
            <text:p>42,41</text:p>
          </table:table-cell>
          <table:table-cell office:value-type="float" office:value="963" calcext:value-type="float">
            <text:p>963</text:p>
          </table:table-cell>
        </table:table-row>
        <table:table-row table:style-name="ro1">
          <table:table-cell/>
          <table:table-cell office:value-type="float" office:value="15.4532" calcext:value-type="float">
            <text:p>15,4532</text:p>
          </table:table-cell>
          <table:table-cell office:value-type="float" office:value="189456.62" calcext:value-type="float">
            <text:p>189456,62</text:p>
          </table:table-cell>
          <table:table-cell office:value-type="float" office:value="15.61" calcext:value-type="float">
            <text:p>15,61</text:p>
          </table:table-cell>
          <table:table-cell office:value-type="float" office:value="42.41" calcext:value-type="float">
            <text:p>42,41</text:p>
          </table:table-cell>
          <table:table-cell office:value-type="float" office:value="982.63" calcext:value-type="float">
            <text:p>982,63</text:p>
          </table:table-cell>
        </table:table-row>
        <table:table-row table:style-name="ro1">
          <table:table-cell/>
          <table:table-cell office:value-type="float" office:value="15.4534" calcext:value-type="float">
            <text:p>15,4534</text:p>
          </table:table-cell>
          <table:table-cell office:value-type="float" office:value="183860.85" calcext:value-type="float">
            <text:p>183860,85</text:p>
          </table:table-cell>
          <table:table-cell office:value-type="float" office:value="15.58" calcext:value-type="float">
            <text:p>15,58</text:p>
          </table:table-cell>
          <table:table-cell office:value-type="float" office:value="42.41" calcext:value-type="float">
            <text:p>42,41</text:p>
          </table:table-cell>
          <table:table-cell office:value-type="float" office:value="966.65" calcext:value-type="float">
            <text:p>966,65</text:p>
          </table:table-cell>
        </table:table-row>
        <table:table-row table:style-name="ro1">
          <table:table-cell/>
          <table:table-cell office:value-type="float" office:value="15.4535" calcext:value-type="float">
            <text:p>15,4535</text:p>
          </table:table-cell>
          <table:table-cell office:value-type="float" office:value="180103.21" calcext:value-type="float">
            <text:p>180103,21</text:p>
          </table:table-cell>
          <table:table-cell office:value-type="float" office:value="15.61" calcext:value-type="float">
            <text:p>15,61</text:p>
          </table:table-cell>
          <table:table-cell office:value-type="float" office:value="42.41" calcext:value-type="float">
            <text:p>42,41</text:p>
          </table:table-cell>
          <table:table-cell office:value-type="float" office:value="957.12" calcext:value-type="float">
            <text:p>957,12</text:p>
          </table:table-cell>
        </table:table-row>
        <table:table-row table:style-name="ro1">
          <table:table-cell/>
          <table:table-cell office:value-type="float" office:value="15.4536" calcext:value-type="float">
            <text:p>15,4536</text:p>
          </table:table-cell>
          <table:table-cell office:value-type="float" office:value="179150.21" calcext:value-type="float">
            <text:p>179150,21</text:p>
          </table:table-cell>
          <table:table-cell office:value-type="float" office:value="15.64" calcext:value-type="float">
            <text:p>15,64</text:p>
          </table:table-cell>
          <table:table-cell office:value-type="float" office:value="42.39" calcext:value-type="float">
            <text:p>42,39</text:p>
          </table:table-cell>
          <table:table-cell office:value-type="float" office:value="954.65" calcext:value-type="float">
            <text:p>954,65</text:p>
          </table:table-cell>
        </table:table-row>
        <table:table-row table:style-name="ro1">
          <table:table-cell/>
          <table:table-cell office:value-type="float" office:value="15.4539" calcext:value-type="float">
            <text:p>15,4539</text:p>
          </table:table-cell>
          <table:table-cell office:value-type="float" office:value="185535.96" calcext:value-type="float">
            <text:p>185535,96</text:p>
          </table:table-cell>
          <table:table-cell office:value-type="float" office:value="15.58" calcext:value-type="float">
            <text:p>15,58</text:p>
          </table:table-cell>
          <table:table-cell office:value-type="float" office:value="42.41" calcext:value-type="float">
            <text:p>42,41</text:p>
          </table:table-cell>
          <table:table-cell office:value-type="float" office:value="971.87" calcext:value-type="float">
            <text:p>971,87</text:p>
          </table:table-cell>
        </table:table-row>
        <table:table-row table:style-name="ro1">
          <table:table-cell/>
          <table:table-cell office:value-type="float" office:value="15.454" calcext:value-type="float">
            <text:p>15,454</text:p>
          </table:table-cell>
          <table:table-cell office:value-type="float" office:value="188179.47" calcext:value-type="float">
            <text:p>188179,47</text:p>
          </table:table-cell>
          <table:table-cell office:value-type="float" office:value="15.58" calcext:value-type="float">
            <text:p>15,58</text:p>
          </table:table-cell>
          <table:table-cell office:value-type="float" office:value="42.41" calcext:value-type="float">
            <text:p>42,41</text:p>
          </table:table-cell>
          <table:table-cell office:value-type="float" office:value="978.42" calcext:value-type="float">
            <text:p>978,42</text:p>
          </table:table-cell>
        </table:table-row>
        <table:table-row table:style-name="ro1">
          <table:table-cell/>
          <table:table-cell office:value-type="float" office:value="15.4549" calcext:value-type="float">
            <text:p>15,4549</text:p>
          </table:table-cell>
          <table:table-cell office:value-type="float" office:value="183857.41" calcext:value-type="float">
            <text:p>183857,41</text:p>
          </table:table-cell>
          <table:table-cell office:value-type="float" office:value="15.61" calcext:value-type="float">
            <text:p>15,61</text:p>
          </table:table-cell>
          <table:table-cell office:value-type="float" office:value="42.41" calcext:value-type="float">
            <text:p>42,41</text:p>
          </table:table-cell>
          <table:table-cell office:value-type="float" office:value="966.38" calcext:value-type="float">
            <text:p>966,38</text:p>
          </table:table-cell>
        </table:table-row>
        <table:table-row table:style-name="ro1">
          <table:table-cell/>
          <table:table-cell office:value-type="float" office:value="15.455" calcext:value-type="float">
            <text:p>15,455</text:p>
          </table:table-cell>
          <table:table-cell office:value-type="float" office:value="188419.95" calcext:value-type="float">
            <text:p>188419,95</text:p>
          </table:table-cell>
          <table:table-cell office:value-type="float" office:value="15.58" calcext:value-type="float">
            <text:p>15,58</text:p>
          </table:table-cell>
          <table:table-cell office:value-type="float" office:value="42.41" calcext:value-type="float">
            <text:p>42,41</text:p>
          </table:table-cell>
          <table:table-cell office:value-type="float" office:value="979.74" calcext:value-type="float">
            <text:p>979,74</text:p>
          </table:table-cell>
        </table:table-row>
        <table:table-row table:style-name="ro1">
          <table:table-cell/>
          <table:table-cell office:value-type="float" office:value="15.4551" calcext:value-type="float">
            <text:p>15,4551</text:p>
          </table:table-cell>
          <table:table-cell office:value-type="float" office:value="182374.81" calcext:value-type="float">
            <text:p>182374,81</text:p>
          </table:table-cell>
          <table:table-cell office:value-type="float" office:value="15.58" calcext:value-type="float">
            <text:p>15,58</text:p>
          </table:table-cell>
          <table:table-cell office:value-type="float" office:value="42.41" calcext:value-type="float">
            <text:p>42,41</text:p>
          </table:table-cell>
          <table:table-cell office:value-type="float" office:value="962.59" calcext:value-type="float">
            <text:p>962,59</text:p>
          </table:table-cell>
        </table:table-row>
        <table:table-row table:style-name="ro1">
          <table:table-cell/>
          <table:table-cell office:value-type="float" office:value="15.4552" calcext:value-type="float">
            <text:p>15,4552</text:p>
          </table:table-cell>
          <table:table-cell office:value-type="float" office:value="176982.16" calcext:value-type="float">
            <text:p>176982,16</text:p>
          </table:table-cell>
          <table:table-cell office:value-type="float" office:value="15.68" calcext:value-type="float">
            <text:p>15,68</text:p>
          </table:table-cell>
          <table:table-cell office:value-type="float" office:value="42.43" calcext:value-type="float">
            <text:p>42,43</text:p>
          </table:table-cell>
          <table:table-cell office:value-type="float" office:value="947.79" calcext:value-type="float">
            <text:p>947,79</text:p>
          </table:table-cell>
        </table:table-row>
        <table:table-row table:style-name="ro1">
          <table:table-cell/>
          <table:table-cell office:value-type="float" office:value="15.4553" calcext:value-type="float">
            <text:p>15,4553</text:p>
          </table:table-cell>
          <table:table-cell office:value-type="float" office:value="182503.6" calcext:value-type="float">
            <text:p>182503,6</text:p>
          </table:table-cell>
          <table:table-cell office:value-type="float" office:value="15.57" calcext:value-type="float">
            <text:p>15,57</text:p>
          </table:table-cell>
          <table:table-cell office:value-type="float" office:value="42.39" calcext:value-type="float">
            <text:p>42,39</text:p>
          </table:table-cell>
          <table:table-cell office:value-type="float" office:value="960.64" calcext:value-type="float">
            <text:p>960,64</text:p>
          </table:table-cell>
        </table:table-row>
        <table:table-row table:style-name="ro1">
          <table:table-cell/>
          <table:table-cell office:value-type="float" office:value="15.456" calcext:value-type="float">
            <text:p>15,456</text:p>
          </table:table-cell>
          <table:table-cell office:value-type="float" office:value="180707.43" calcext:value-type="float">
            <text:p>180707,43</text:p>
          </table:table-cell>
          <table:table-cell office:value-type="float" office:value="15.53" calcext:value-type="float">
            <text:p>15,53</text:p>
          </table:table-cell>
          <table:table-cell office:value-type="float" office:value="42.41" calcext:value-type="float">
            <text:p>42,41</text:p>
          </table:table-cell>
          <table:table-cell office:value-type="float" office:value="958.56" calcext:value-type="float">
            <text:p>958,56</text:p>
          </table:table-cell>
        </table:table-row>
        <table:table-row table:style-name="ro1">
          <table:table-cell/>
          <table:table-cell office:value-type="float" office:value="15.4563" calcext:value-type="float">
            <text:p>15,4563</text:p>
          </table:table-cell>
          <table:table-cell office:value-type="float" office:value="180701.38" calcext:value-type="float">
            <text:p>180701,38</text:p>
          </table:table-cell>
          <table:table-cell office:value-type="float" office:value="15.53" calcext:value-type="float">
            <text:p>15,53</text:p>
          </table:table-cell>
          <table:table-cell office:value-type="float" office:value="42.41" calcext:value-type="float">
            <text:p>42,41</text:p>
          </table:table-cell>
          <table:table-cell office:value-type="float" office:value="957.89" calcext:value-type="float">
            <text:p>957,89</text:p>
          </table:table-cell>
        </table:table-row>
        <table:table-row table:style-name="ro1">
          <table:table-cell/>
          <table:table-cell office:value-type="float" office:value="15.4566" calcext:value-type="float">
            <text:p>15,4566</text:p>
          </table:table-cell>
          <table:table-cell office:value-type="float" office:value="179909.61" calcext:value-type="float">
            <text:p>179909,61</text:p>
          </table:table-cell>
          <table:table-cell office:value-type="float" office:value="15.53" calcext:value-type="float">
            <text:p>15,53</text:p>
          </table:table-cell>
          <table:table-cell office:value-type="float" office:value="42.41" calcext:value-type="float">
            <text:p>42,41</text:p>
          </table:table-cell>
          <table:table-cell office:value-type="float" office:value="955.4" calcext:value-type="float">
            <text:p>955,4</text:p>
          </table:table-cell>
        </table:table-row>
        <table:table-row table:style-name="ro1">
          <table:table-cell/>
          <table:table-cell office:value-type="float" office:value="15.4569" calcext:value-type="float">
            <text:p>15,4569</text:p>
          </table:table-cell>
          <table:table-cell office:value-type="float" office:value="186219.28" calcext:value-type="float">
            <text:p>186219,28</text:p>
          </table:table-cell>
          <table:table-cell office:value-type="float" office:value="15.53" calcext:value-type="float">
            <text:p>15,53</text:p>
          </table:table-cell>
          <table:table-cell office:value-type="float" office:value="42.41" calcext:value-type="float">
            <text:p>42,41</text:p>
          </table:table-cell>
          <table:table-cell office:value-type="float" office:value="973.6" calcext:value-type="float">
            <text:p>973,6</text:p>
          </table:table-cell>
        </table:table-row>
        <table:table-row table:style-name="ro1">
          <table:table-cell/>
          <table:table-cell office:value-type="float" office:value="15.4573" calcext:value-type="float">
            <text:p>15,4573</text:p>
          </table:table-cell>
          <table:table-cell office:value-type="float" office:value="178675.91" calcext:value-type="float">
            <text:p>178675,91</text:p>
          </table:table-cell>
          <table:table-cell office:value-type="float" office:value="15.54" calcext:value-type="float">
            <text:p>15,54</text:p>
          </table:table-cell>
          <table:table-cell office:value-type="float" office:value="42.39" calcext:value-type="float">
            <text:p>42,39</text:p>
          </table:table-cell>
          <table:table-cell office:value-type="float" office:value="952.09" calcext:value-type="float">
            <text:p>952,09</text:p>
          </table:table-cell>
        </table:table-row>
        <table:table-row table:style-name="ro1">
          <table:table-cell/>
          <table:table-cell office:value-type="float" office:value="15.4574" calcext:value-type="float">
            <text:p>15,4574</text:p>
          </table:table-cell>
          <table:table-cell office:value-type="float" office:value="184707.13" calcext:value-type="float">
            <text:p>184707,13</text:p>
          </table:table-cell>
          <table:table-cell office:value-type="float" office:value="15.51" calcext:value-type="float">
            <text:p>15,51</text:p>
          </table:table-cell>
          <table:table-cell office:value-type="float" office:value="42.4" calcext:value-type="float">
            <text:p>42,4</text:p>
          </table:table-cell>
          <table:table-cell office:value-type="float" office:value="969.4" calcext:value-type="float">
            <text:p>969,4</text:p>
          </table:table-cell>
        </table:table-row>
        <table:table-row table:style-name="ro1">
          <table:table-cell/>
          <table:table-cell office:value-type="float" office:value="15.4579" calcext:value-type="float">
            <text:p>15,4579</text:p>
          </table:table-cell>
          <table:table-cell office:value-type="float" office:value="183331.89" calcext:value-type="float">
            <text:p>183331,89</text:p>
          </table:table-cell>
          <table:table-cell office:value-type="float" office:value="15.51" calcext:value-type="float">
            <text:p>15,51</text:p>
          </table:table-cell>
          <table:table-cell office:value-type="float" office:value="42.4" calcext:value-type="float">
            <text:p>42,4</text:p>
          </table:table-cell>
          <table:table-cell office:value-type="float" office:value="965" calcext:value-type="float">
            <text:p>965</text:p>
          </table:table-cell>
        </table:table-row>
        <table:table-row table:style-name="ro1">
          <table:table-cell/>
          <table:table-cell office:value-type="float" office:value="15.4581" calcext:value-type="float">
            <text:p>15,4581</text:p>
          </table:table-cell>
          <table:table-cell office:value-type="float" office:value="186332.98" calcext:value-type="float">
            <text:p>186332,98</text:p>
          </table:table-cell>
          <table:table-cell office:value-type="float" office:value="15.51" calcext:value-type="float">
            <text:p>15,51</text:p>
          </table:table-cell>
          <table:table-cell office:value-type="float" office:value="42.4" calcext:value-type="float">
            <text:p>42,4</text:p>
          </table:table-cell>
          <table:table-cell office:value-type="float" office:value="973.84" calcext:value-type="float">
            <text:p>973,84</text:p>
          </table:table-cell>
        </table:table-row>
        <table:table-row table:style-name="ro1">
          <table:table-cell/>
          <table:table-cell office:value-type="float" office:value="15.4583" calcext:value-type="float">
            <text:p>15,4583</text:p>
          </table:table-cell>
          <table:table-cell office:value-type="float" office:value="175412.02" calcext:value-type="float">
            <text:p>175412,02</text:p>
          </table:table-cell>
          <table:table-cell office:value-type="float" office:value="15.59" calcext:value-type="float">
            <text:p>15,59</text:p>
          </table:table-cell>
          <table:table-cell office:value-type="float" office:value="42.39" calcext:value-type="float">
            <text:p>42,39</text:p>
          </table:table-cell>
          <table:table-cell office:value-type="float" office:value="944.32" calcext:value-type="float">
            <text:p>944,32</text:p>
          </table:table-cell>
        </table:table-row>
        <table:table-row table:style-name="ro1">
          <table:table-cell/>
          <table:table-cell office:value-type="float" office:value="15.4584" calcext:value-type="float">
            <text:p>15,4584</text:p>
          </table:table-cell>
          <table:table-cell office:value-type="float" office:value="187810.92" calcext:value-type="float">
            <text:p>187810,92</text:p>
          </table:table-cell>
          <table:table-cell office:value-type="float" office:value="15.51" calcext:value-type="float">
            <text:p>15,51</text:p>
          </table:table-cell>
          <table:table-cell office:value-type="float" office:value="42.4" calcext:value-type="float">
            <text:p>42,4</text:p>
          </table:table-cell>
          <table:table-cell office:value-type="float" office:value="975.9" calcext:value-type="float">
            <text:p>975,9</text:p>
          </table:table-cell>
        </table:table-row>
        <table:table-row table:style-name="ro1">
          <table:table-cell/>
          <table:table-cell office:value-type="float" office:value="15.4586" calcext:value-type="float">
            <text:p>15,4586</text:p>
          </table:table-cell>
          <table:table-cell office:value-type="float" office:value="178055.92" calcext:value-type="float">
            <text:p>178055,92</text:p>
          </table:table-cell>
          <table:table-cell office:value-type="float" office:value="15.51" calcext:value-type="float">
            <text:p>15,51</text:p>
          </table:table-cell>
          <table:table-cell office:value-type="float" office:value="42.4" calcext:value-type="float">
            <text:p>42,4</text:p>
          </table:table-cell>
          <table:table-cell office:value-type="float" office:value="948.97" calcext:value-type="float">
            <text:p>948,97</text:p>
          </table:table-cell>
        </table:table-row>
        <table:table-row table:style-name="ro1">
          <table:table-cell/>
          <table:table-cell office:value-type="float" office:value="15.4587" calcext:value-type="float">
            <text:p>15,4587</text:p>
          </table:table-cell>
          <table:table-cell office:value-type="float" office:value="175010.15" calcext:value-type="float">
            <text:p>175010,15</text:p>
          </table:table-cell>
          <table:table-cell office:value-type="float" office:value="15.51" calcext:value-type="float">
            <text:p>15,51</text:p>
          </table:table-cell>
          <table:table-cell office:value-type="float" office:value="42.4" calcext:value-type="float">
            <text:p>42,4</text:p>
          </table:table-cell>
          <table:table-cell office:value-type="float" office:value="942.96" calcext:value-type="float">
            <text:p>942,96</text:p>
          </table:table-cell>
        </table:table-row>
        <table:table-row table:style-name="ro1">
          <table:table-cell/>
          <table:table-cell office:value-type="float" office:value="15.4591" calcext:value-type="float">
            <text:p>15,4591</text:p>
          </table:table-cell>
          <table:table-cell office:value-type="float" office:value="179288.44" calcext:value-type="float">
            <text:p>179288,44</text:p>
          </table:table-cell>
          <table:table-cell office:value-type="float" office:value="15.71" calcext:value-type="float">
            <text:p>15,71</text:p>
          </table:table-cell>
          <table:table-cell office:value-type="float" office:value="42.42" calcext:value-type="float">
            <text:p>42,42</text:p>
          </table:table-cell>
          <table:table-cell office:value-type="float" office:value="954.21" calcext:value-type="float">
            <text:p>954,21</text:p>
          </table:table-cell>
        </table:table-row>
        <table:table-row table:style-name="ro1">
          <table:table-cell/>
          <table:table-cell office:value-type="float" office:value="15.4594" calcext:value-type="float">
            <text:p>15,4594</text:p>
          </table:table-cell>
          <table:table-cell office:value-type="float" office:value="175047.51" calcext:value-type="float">
            <text:p>175047,51</text:p>
          </table:table-cell>
          <table:table-cell office:value-type="float" office:value="15.53" calcext:value-type="float">
            <text:p>15,53</text:p>
          </table:table-cell>
          <table:table-cell office:value-type="float" office:value="42.41" calcext:value-type="float">
            <text:p>42,41</text:p>
          </table:table-cell>
          <table:table-cell office:value-type="float" office:value="942.47" calcext:value-type="float">
            <text:p>942,47</text:p>
          </table:table-cell>
        </table:table-row>
        <table:table-row table:style-name="ro1">
          <table:table-cell/>
          <table:table-cell office:value-type="float" office:value="15.4602" calcext:value-type="float">
            <text:p>15,4602</text:p>
          </table:table-cell>
          <table:table-cell office:value-type="float" office:value="184282.3" calcext:value-type="float">
            <text:p>184282,3</text:p>
          </table:table-cell>
          <table:table-cell office:value-type="float" office:value="15.51" calcext:value-type="float">
            <text:p>15,51</text:p>
          </table:table-cell>
          <table:table-cell office:value-type="float" office:value="42.4" calcext:value-type="float">
            <text:p>42,4</text:p>
          </table:table-cell>
          <table:table-cell office:value-type="float" office:value="966.28" calcext:value-type="float">
            <text:p>966,28</text:p>
          </table:table-cell>
        </table:table-row>
        <table:table-row table:style-name="ro1">
          <table:table-cell/>
          <table:table-cell office:value-type="float" office:value="15.4603" calcext:value-type="float">
            <text:p>15,4603</text:p>
          </table:table-cell>
          <table:table-cell office:value-type="float" office:value="173730.69" calcext:value-type="float">
            <text:p>173730,69</text:p>
          </table:table-cell>
          <table:table-cell office:value-type="float" office:value="15.51" calcext:value-type="float">
            <text:p>15,51</text:p>
          </table:table-cell>
          <table:table-cell office:value-type="float" office:value="42.4" calcext:value-type="float">
            <text:p>42,4</text:p>
          </table:table-cell>
          <table:table-cell office:value-type="float" office:value="939.47" calcext:value-type="float">
            <text:p>939,47</text:p>
          </table:table-cell>
        </table:table-row>
        <table:table-row table:style-name="ro1">
          <table:table-cell/>
          <table:table-cell office:value-type="float" office:value="15.4604" calcext:value-type="float">
            <text:p>15,4604</text:p>
          </table:table-cell>
          <table:table-cell office:value-type="float" office:value="179323.51" calcext:value-type="float">
            <text:p>179323,51</text:p>
          </table:table-cell>
          <table:table-cell office:value-type="float" office:value="15.51" calcext:value-type="float">
            <text:p>15,51</text:p>
          </table:table-cell>
          <table:table-cell office:value-type="float" office:value="42.4" calcext:value-type="float">
            <text:p>42,4</text:p>
          </table:table-cell>
          <table:table-cell office:value-type="float" office:value="954.06" calcext:value-type="float">
            <text:p>954,06</text:p>
          </table:table-cell>
        </table:table-row>
        <table:table-row table:style-name="ro1">
          <table:table-cell/>
          <table:table-cell office:value-type="float" office:value="15.4609" calcext:value-type="float">
            <text:p>15,4609</text:p>
          </table:table-cell>
          <table:table-cell office:value-type="float" office:value="176609.05" calcext:value-type="float">
            <text:p>176609,05</text:p>
          </table:table-cell>
          <table:table-cell office:value-type="float" office:value="15.51" calcext:value-type="float">
            <text:p>15,51</text:p>
          </table:table-cell>
          <table:table-cell office:value-type="float" office:value="42.4" calcext:value-type="float">
            <text:p>42,4</text:p>
          </table:table-cell>
          <table:table-cell office:value-type="float" office:value="947.32" calcext:value-type="float">
            <text:p>947,32</text:p>
          </table:table-cell>
        </table:table-row>
        <table:table-row table:style-name="ro1">
          <table:table-cell/>
          <table:table-cell office:value-type="float" office:value="15.4613" calcext:value-type="float">
            <text:p>15,4613</text:p>
          </table:table-cell>
          <table:table-cell office:value-type="float" office:value="180599.34" calcext:value-type="float">
            <text:p>180599,34</text:p>
          </table:table-cell>
          <table:table-cell office:value-type="float" office:value="15.51" calcext:value-type="float">
            <text:p>15,51</text:p>
          </table:table-cell>
          <table:table-cell office:value-type="float" office:value="42.4" calcext:value-type="float">
            <text:p>42,4</text:p>
          </table:table-cell>
          <table:table-cell office:value-type="float" office:value="958.2" calcext:value-type="float">
            <text:p>958,2</text:p>
          </table:table-cell>
        </table:table-row>
        <table:table-row table:style-name="ro1">
          <table:table-cell/>
          <table:table-cell office:value-type="float" office:value="15.4615" calcext:value-type="float">
            <text:p>15,4615</text:p>
          </table:table-cell>
          <table:table-cell office:value-type="float" office:value="186934.39" calcext:value-type="float">
            <text:p>186934,39</text:p>
          </table:table-cell>
          <table:table-cell office:value-type="float" office:value="15.51" calcext:value-type="float">
            <text:p>15,51</text:p>
          </table:table-cell>
          <table:table-cell office:value-type="float" office:value="42.4" calcext:value-type="float">
            <text:p>42,4</text:p>
          </table:table-cell>
          <table:table-cell office:value-type="float" office:value="974.49" calcext:value-type="float">
            <text:p>974,49</text:p>
          </table:table-cell>
        </table:table-row>
        <table:table-row table:style-name="ro1">
          <table:table-cell/>
          <table:table-cell office:value-type="float" office:value="15.4619" calcext:value-type="float">
            <text:p>15,4619</text:p>
          </table:table-cell>
          <table:table-cell office:value-type="float" office:value="182636.6" calcext:value-type="float">
            <text:p>182636,6</text:p>
          </table:table-cell>
          <table:table-cell office:value-type="float" office:value="15.51" calcext:value-type="float">
            <text:p>15,51</text:p>
          </table:table-cell>
          <table:table-cell office:value-type="float" office:value="42.4" calcext:value-type="float">
            <text:p>42,4</text:p>
          </table:table-cell>
          <table:table-cell office:value-type="float" office:value="963.1" calcext:value-type="float">
            <text:p>963,1</text:p>
          </table:table-cell>
        </table:table-row>
        <table:table-row table:style-name="ro1">
          <table:table-cell/>
          <table:table-cell office:value-type="float" office:value="15.4621" calcext:value-type="float">
            <text:p>15,4621</text:p>
          </table:table-cell>
          <table:table-cell office:value-type="float" office:value="178858.14" calcext:value-type="float">
            <text:p>178858,14</text:p>
          </table:table-cell>
          <table:table-cell office:value-type="float" office:value="15.51" calcext:value-type="float">
            <text:p>15,51</text:p>
          </table:table-cell>
          <table:table-cell office:value-type="float" office:value="42.4" calcext:value-type="float">
            <text:p>42,4</text:p>
          </table:table-cell>
          <table:table-cell office:value-type="float" office:value="950.5" calcext:value-type="float">
            <text:p>950,5</text:p>
          </table:table-cell>
        </table:table-row>
        <table:table-row table:style-name="ro1">
          <table:table-cell/>
          <table:table-cell office:value-type="float" office:value="15.4625" calcext:value-type="float">
            <text:p>15,4625</text:p>
          </table:table-cell>
          <table:table-cell office:value-type="float" office:value="183391.81" calcext:value-type="float">
            <text:p>183391,81</text:p>
          </table:table-cell>
          <table:table-cell office:value-type="float" office:value="15.68" calcext:value-type="float">
            <text:p>15,68</text:p>
          </table:table-cell>
          <table:table-cell office:value-type="float" office:value="42.43" calcext:value-type="float">
            <text:p>42,43</text:p>
          </table:table-cell>
          <table:table-cell office:value-type="float" office:value="966.26" calcext:value-type="float">
            <text:p>966,26</text:p>
          </table:table-cell>
        </table:table-row>
        <table:table-row table:style-name="ro1">
          <table:table-cell/>
          <table:table-cell office:value-type="float" office:value="15.4626" calcext:value-type="float">
            <text:p>15,4626</text:p>
          </table:table-cell>
          <table:table-cell office:value-type="float" office:value="193832.38" calcext:value-type="float">
            <text:p>193832,38</text:p>
          </table:table-cell>
          <table:table-cell office:value-type="float" office:value="15.51" calcext:value-type="float">
            <text:p>15,51</text:p>
          </table:table-cell>
          <table:table-cell office:value-type="float" office:value="42.4" calcext:value-type="float">
            <text:p>42,4</text:p>
          </table:table-cell>
          <table:table-cell office:value-type="float" office:value="991.34" calcext:value-type="float">
            <text:p>991,34</text:p>
          </table:table-cell>
        </table:table-row>
        <table:table-row table:style-name="ro1">
          <table:table-cell/>
          <table:table-cell office:value-type="float" office:value="15.4627" calcext:value-type="float">
            <text:p>15,4627</text:p>
          </table:table-cell>
          <table:table-cell office:value-type="float" office:value="181194.89" calcext:value-type="float">
            <text:p>181194,89</text:p>
          </table:table-cell>
          <table:table-cell office:value-type="float" office:value="15.51" calcext:value-type="float">
            <text:p>15,51</text:p>
          </table:table-cell>
          <table:table-cell office:value-type="float" office:value="42.4" calcext:value-type="float">
            <text:p>42,4</text:p>
          </table:table-cell>
          <table:table-cell office:value-type="float" office:value="959.82" calcext:value-type="float">
            <text:p>959,82</text:p>
          </table:table-cell>
        </table:table-row>
        <table:table-row table:style-name="ro1">
          <table:table-cell/>
          <table:table-cell office:value-type="float" office:value="15.4628" calcext:value-type="float">
            <text:p>15,4628</text:p>
          </table:table-cell>
          <table:table-cell office:value-type="float" office:value="178239.06" calcext:value-type="float">
            <text:p>178239,06</text:p>
          </table:table-cell>
          <table:table-cell office:value-type="float" office:value="15.53" calcext:value-type="float">
            <text:p>15,53</text:p>
          </table:table-cell>
          <table:table-cell office:value-type="float" office:value="42.41" calcext:value-type="float">
            <text:p>42,41</text:p>
          </table:table-cell>
          <table:table-cell office:value-type="float" office:value="950.85" calcext:value-type="float">
            <text:p>950,85</text:p>
          </table:table-cell>
        </table:table-row>
        <table:table-row table:style-name="ro1">
          <table:table-cell/>
          <table:table-cell office:value-type="float" office:value="15.463" calcext:value-type="float">
            <text:p>15,463</text:p>
          </table:table-cell>
          <table:table-cell office:value-type="float" office:value="182255.37" calcext:value-type="float">
            <text:p>182255,37</text:p>
          </table:table-cell>
          <table:table-cell office:value-type="float" office:value="15.51" calcext:value-type="float">
            <text:p>15,51</text:p>
          </table:table-cell>
          <table:table-cell office:value-type="float" office:value="42.4" calcext:value-type="float">
            <text:p>42,4</text:p>
          </table:table-cell>
          <table:table-cell office:value-type="float" office:value="962.72" calcext:value-type="float">
            <text:p>962,72</text:p>
          </table:table-cell>
        </table:table-row>
        <table:table-row table:style-name="ro1">
          <table:table-cell/>
          <table:table-cell office:value-type="float" office:value="15.4633" calcext:value-type="float">
            <text:p>15,4633</text:p>
          </table:table-cell>
          <table:table-cell office:value-type="float" office:value="178854.21" calcext:value-type="float">
            <text:p>178854,21</text:p>
          </table:table-cell>
          <table:table-cell office:value-type="float" office:value="15.51" calcext:value-type="float">
            <text:p>15,51</text:p>
          </table:table-cell>
          <table:table-cell office:value-type="float" office:value="42.4" calcext:value-type="float">
            <text:p>42,4</text:p>
          </table:table-cell>
          <table:table-cell office:value-type="float" office:value="953.44" calcext:value-type="float">
            <text:p>953,44</text:p>
          </table:table-cell>
        </table:table-row>
        <table:table-row table:style-name="ro1">
          <table:table-cell/>
          <table:table-cell office:value-type="float" office:value="15.4639" calcext:value-type="float">
            <text:p>15,4639</text:p>
          </table:table-cell>
          <table:table-cell office:value-type="float" office:value="189979.87" calcext:value-type="float">
            <text:p>189979,87</text:p>
          </table:table-cell>
          <table:table-cell office:value-type="float" office:value="15.53" calcext:value-type="float">
            <text:p>15,53</text:p>
          </table:table-cell>
          <table:table-cell office:value-type="float" office:value="42.41" calcext:value-type="float">
            <text:p>42,41</text:p>
          </table:table-cell>
          <table:table-cell office:value-type="float" office:value="982.87" calcext:value-type="float">
            <text:p>982,87</text:p>
          </table:table-cell>
        </table:table-row>
        <table:table-row table:style-name="ro1">
          <table:table-cell/>
          <table:table-cell office:value-type="float" office:value="15.4642" calcext:value-type="float">
            <text:p>15,4642</text:p>
          </table:table-cell>
          <table:table-cell office:value-type="float" office:value="183162.72" calcext:value-type="float">
            <text:p>183162,72</text:p>
          </table:table-cell>
          <table:table-cell office:value-type="float" office:value="15.53" calcext:value-type="float">
            <text:p>15,53</text:p>
          </table:table-cell>
          <table:table-cell office:value-type="float" office:value="42.41" calcext:value-type="float">
            <text:p>42,41</text:p>
          </table:table-cell>
          <table:table-cell office:value-type="float" office:value="964.6" calcext:value-type="float">
            <text:p>964,6</text:p>
          </table:table-cell>
        </table:table-row>
        <table:table-row table:style-name="ro1">
          <table:table-cell/>
          <table:table-cell office:value-type="float" office:value="15.4644" calcext:value-type="float">
            <text:p>15,4644</text:p>
          </table:table-cell>
          <table:table-cell office:value-type="float" office:value="176912.72" calcext:value-type="float">
            <text:p>176912,72</text:p>
          </table:table-cell>
          <table:table-cell office:value-type="float" office:value="15.65" calcext:value-type="float">
            <text:p>15,65</text:p>
          </table:table-cell>
          <table:table-cell office:value-type="float" office:value="42.43" calcext:value-type="float">
            <text:p>42,43</text:p>
          </table:table-cell>
          <table:table-cell office:value-type="float" office:value="948.52" calcext:value-type="float">
            <text:p>948,52</text:p>
          </table:table-cell>
        </table:table-row>
        <table:table-row table:style-name="ro1">
          <table:table-cell/>
          <table:table-cell office:value-type="float" office:value="15.4645" calcext:value-type="float">
            <text:p>15,4645</text:p>
          </table:table-cell>
          <table:table-cell office:value-type="float" office:value="189884.69" calcext:value-type="float">
            <text:p>189884,69</text:p>
          </table:table-cell>
          <table:table-cell office:value-type="float" office:value="15.53" calcext:value-type="float">
            <text:p>15,53</text:p>
          </table:table-cell>
          <table:table-cell office:value-type="float" office:value="42.41" calcext:value-type="float">
            <text:p>42,41</text:p>
          </table:table-cell>
          <table:table-cell office:value-type="float" office:value="982.94" calcext:value-type="float">
            <text:p>982,94</text:p>
          </table:table-cell>
        </table:table-row>
        <table:table-row table:style-name="ro1">
          <table:table-cell/>
          <table:table-cell office:value-type="float" office:value="15.4647" calcext:value-type="float">
            <text:p>15,4647</text:p>
          </table:table-cell>
          <table:table-cell office:value-type="float" office:value="192063.8" calcext:value-type="float">
            <text:p>192063,8</text:p>
          </table:table-cell>
          <table:table-cell office:value-type="float" office:value="15.54" calcext:value-type="float">
            <text:p>15,54</text:p>
          </table:table-cell>
          <table:table-cell office:value-type="float" office:value="42.39" calcext:value-type="float">
            <text:p>42,39</text:p>
          </table:table-cell>
          <table:table-cell office:value-type="float" office:value="985.65" calcext:value-type="float">
            <text:p>985,65</text:p>
          </table:table-cell>
        </table:table-row>
        <table:table-row table:style-name="ro1">
          <table:table-cell/>
          <table:table-cell office:value-type="float" office:value="15.4649" calcext:value-type="float">
            <text:p>15,4649</text:p>
          </table:table-cell>
          <table:table-cell office:value-type="float" office:value="186839.36" calcext:value-type="float">
            <text:p>186839,36</text:p>
          </table:table-cell>
          <table:table-cell office:value-type="float" office:value="15.51" calcext:value-type="float">
            <text:p>15,51</text:p>
          </table:table-cell>
          <table:table-cell office:value-type="float" office:value="42.4" calcext:value-type="float">
            <text:p>42,4</text:p>
          </table:table-cell>
          <table:table-cell office:value-type="float" office:value="975.22" calcext:value-type="float">
            <text:p>975,22</text:p>
          </table:table-cell>
        </table:table-row>
        <table:table-row table:style-name="ro1">
          <table:table-cell/>
          <table:table-cell office:value-type="float" office:value="15.4652" calcext:value-type="float">
            <text:p>15,4652</text:p>
          </table:table-cell>
          <table:table-cell office:value-type="float" office:value="180731.09" calcext:value-type="float">
            <text:p>180731,09</text:p>
          </table:table-cell>
          <table:table-cell office:value-type="float" office:value="15.51" calcext:value-type="float">
            <text:p>15,51</text:p>
          </table:table-cell>
          <table:table-cell office:value-type="float" office:value="42.4" calcext:value-type="float">
            <text:p>42,4</text:p>
          </table:table-cell>
          <table:table-cell office:value-type="float" office:value="958.56" calcext:value-type="float">
            <text:p>958,56</text:p>
          </table:table-cell>
        </table:table-row>
        <table:table-row table:style-name="ro1">
          <table:table-cell/>
          <table:table-cell office:value-type="float" office:value="15.466" calcext:value-type="float">
            <text:p>15,466</text:p>
          </table:table-cell>
          <table:table-cell office:value-type="float" office:value="181926.88" calcext:value-type="float">
            <text:p>181926,88</text:p>
          </table:table-cell>
          <table:table-cell office:value-type="float" office:value="15.51" calcext:value-type="float">
            <text:p>15,51</text:p>
          </table:table-cell>
          <table:table-cell office:value-type="float" office:value="42.4" calcext:value-type="float">
            <text:p>42,4</text:p>
          </table:table-cell>
          <table:table-cell office:value-type="float" office:value="961.16" calcext:value-type="float">
            <text:p>961,16</text:p>
          </table:table-cell>
        </table:table-row>
        <table:table-row table:style-name="ro1">
          <table:table-cell/>
          <table:table-cell office:value-type="float" office:value="15.4661" calcext:value-type="float">
            <text:p>15,4661</text:p>
          </table:table-cell>
          <table:table-cell office:value-type="float" office:value="178761.88" calcext:value-type="float">
            <text:p>178761,88</text:p>
          </table:table-cell>
          <table:table-cell office:value-type="float" office:value="15.57" calcext:value-type="float">
            <text:p>15,57</text:p>
          </table:table-cell>
          <table:table-cell office:value-type="float" office:value="42.39" calcext:value-type="float">
            <text:p>42,39</text:p>
          </table:table-cell>
          <table:table-cell office:value-type="float" office:value="952.07" calcext:value-type="float">
            <text:p>952,07</text:p>
          </table:table-cell>
        </table:table-row>
        <table:table-row table:style-name="ro1">
          <table:table-cell/>
          <table:table-cell office:value-type="float" office:value="15.4662" calcext:value-type="float">
            <text:p>15,4662</text:p>
          </table:table-cell>
          <table:table-cell office:value-type="float" office:value="184115.53" calcext:value-type="float">
            <text:p>184115,53</text:p>
          </table:table-cell>
          <table:table-cell office:value-type="float" office:value="15.65" calcext:value-type="float">
            <text:p>15,65</text:p>
          </table:table-cell>
          <table:table-cell office:value-type="float" office:value="42.43" calcext:value-type="float">
            <text:p>42,43</text:p>
          </table:table-cell>
          <table:table-cell office:value-type="float" office:value="968.16" calcext:value-type="float">
            <text:p>968,16</text:p>
          </table:table-cell>
        </table:table-row>
        <table:table-row table:style-name="ro1">
          <table:table-cell/>
          <table:table-cell office:value-type="float" office:value="15.4668" calcext:value-type="float">
            <text:p>15,4668</text:p>
          </table:table-cell>
          <table:table-cell office:value-type="float" office:value="183022.68" calcext:value-type="float">
            <text:p>183022,68</text:p>
          </table:table-cell>
          <table:table-cell office:value-type="float" office:value="15.65" calcext:value-type="float">
            <text:p>15,65</text:p>
          </table:table-cell>
          <table:table-cell office:value-type="float" office:value="42.43" calcext:value-type="float">
            <text:p>42,43</text:p>
          </table:table-cell>
          <table:table-cell office:value-type="float" office:value="965.18" calcext:value-type="float">
            <text:p>965,18</text:p>
          </table:table-cell>
        </table:table-row>
        <table:table-row table:style-name="ro1">
          <table:table-cell/>
          <table:table-cell office:value-type="float" office:value="15.4669" calcext:value-type="float">
            <text:p>15,4669</text:p>
          </table:table-cell>
          <table:table-cell office:value-type="float" office:value="180933.98" calcext:value-type="float">
            <text:p>180933,98</text:p>
          </table:table-cell>
          <table:table-cell office:value-type="float" office:value="15.51" calcext:value-type="float">
            <text:p>15,51</text:p>
          </table:table-cell>
          <table:table-cell office:value-type="float" office:value="42.4" calcext:value-type="float">
            <text:p>42,4</text:p>
          </table:table-cell>
          <table:table-cell office:value-type="float" office:value="958.13" calcext:value-type="float">
            <text:p>958,13</text:p>
          </table:table-cell>
        </table:table-row>
        <table:table-row table:style-name="ro1">
          <table:table-cell/>
          <table:table-cell office:value-type="float" office:value="15.4671" calcext:value-type="float">
            <text:p>15,4671</text:p>
          </table:table-cell>
          <table:table-cell office:value-type="float" office:value="177595.7" calcext:value-type="float">
            <text:p>177595,7</text:p>
          </table:table-cell>
          <table:table-cell office:value-type="float" office:value="15.51" calcext:value-type="float">
            <text:p>15,51</text:p>
          </table:table-cell>
          <table:table-cell office:value-type="float" office:value="42.4" calcext:value-type="float">
            <text:p>42,4</text:p>
          </table:table-cell>
          <table:table-cell office:value-type="float" office:value="949.35" calcext:value-type="float">
            <text:p>949,35</text:p>
          </table:table-cell>
        </table:table-row>
        <table:table-row table:style-name="ro1">
          <table:table-cell/>
          <table:table-cell office:value-type="float" office:value="15.4673" calcext:value-type="float">
            <text:p>15,4673</text:p>
          </table:table-cell>
          <table:table-cell office:value-type="float" office:value="179391.48" calcext:value-type="float">
            <text:p>179391,48</text:p>
          </table:table-cell>
          <table:table-cell office:value-type="float" office:value="15.68" calcext:value-type="float">
            <text:p>15,68</text:p>
          </table:table-cell>
          <table:table-cell office:value-type="float" office:value="42.43" calcext:value-type="float">
            <text:p>42,43</text:p>
          </table:table-cell>
          <table:table-cell office:value-type="float" office:value="955.35" calcext:value-type="float">
            <text:p>955,35</text:p>
          </table:table-cell>
        </table:table-row>
        <table:table-row table:style-name="ro1">
          <table:table-cell/>
          <table:table-cell office:value-type="float" office:value="15.4674" calcext:value-type="float">
            <text:p>15,4674</text:p>
          </table:table-cell>
          <table:table-cell office:value-type="float" office:value="180927.61" calcext:value-type="float">
            <text:p>180927,61</text:p>
          </table:table-cell>
          <table:table-cell office:value-type="float" office:value="15.65" calcext:value-type="float">
            <text:p>15,65</text:p>
          </table:table-cell>
          <table:table-cell office:value-type="float" office:value="42.43" calcext:value-type="float">
            <text:p>42,43</text:p>
          </table:table-cell>
          <table:table-cell office:value-type="float" office:value="959.47" calcext:value-type="float">
            <text:p>959,47</text:p>
          </table:table-cell>
        </table:table-row>
        <table:table-row table:style-name="ro1">
          <table:table-cell/>
          <table:table-cell office:value-type="float" office:value="15.4675" calcext:value-type="float">
            <text:p>15,4675</text:p>
          </table:table-cell>
          <table:table-cell office:value-type="float" office:value="179312.41" calcext:value-type="float">
            <text:p>179312,41</text:p>
          </table:table-cell>
          <table:table-cell office:value-type="float" office:value="15.51" calcext:value-type="float">
            <text:p>15,51</text:p>
          </table:table-cell>
          <table:table-cell office:value-type="float" office:value="42.4" calcext:value-type="float">
            <text:p>42,4</text:p>
          </table:table-cell>
          <table:table-cell office:value-type="float" office:value="954.69" calcext:value-type="float">
            <text:p>954,69</text:p>
          </table:table-cell>
        </table:table-row>
        <table:table-row table:style-name="ro1">
          <table:table-cell/>
          <table:table-cell office:value-type="float" office:value="15.4676" calcext:value-type="float">
            <text:p>15,4676</text:p>
          </table:table-cell>
          <table:table-cell office:value-type="float" office:value="177509.9" calcext:value-type="float">
            <text:p>177509,9</text:p>
          </table:table-cell>
          <table:table-cell office:value-type="float" office:value="15.51" calcext:value-type="float">
            <text:p>15,51</text:p>
          </table:table-cell>
          <table:table-cell office:value-type="float" office:value="42.4" calcext:value-type="float">
            <text:p>42,4</text:p>
          </table:table-cell>
          <table:table-cell office:value-type="float" office:value="949.77" calcext:value-type="float">
            <text:p>949,77</text:p>
          </table:table-cell>
        </table:table-row>
        <table:table-row table:style-name="ro1">
          <table:table-cell/>
          <table:table-cell office:value-type="float" office:value="15.4678" calcext:value-type="float">
            <text:p>15,4678</text:p>
          </table:table-cell>
          <table:table-cell office:value-type="float" office:value="185576.68" calcext:value-type="float">
            <text:p>185576,68</text:p>
          </table:table-cell>
          <table:table-cell office:value-type="float" office:value="15.51" calcext:value-type="float">
            <text:p>15,51</text:p>
          </table:table-cell>
          <table:table-cell office:value-type="float" office:value="42.4" calcext:value-type="float">
            <text:p>42,4</text:p>
          </table:table-cell>
          <table:table-cell office:value-type="float" office:value="971.77" calcext:value-type="float">
            <text:p>971,77</text:p>
          </table:table-cell>
        </table:table-row>
        <table:table-row table:style-name="ro1">
          <table:table-cell/>
          <table:table-cell office:value-type="float" office:value="15.4681" calcext:value-type="float">
            <text:p>15,4681</text:p>
          </table:table-cell>
          <table:table-cell office:value-type="float" office:value="181536.69" calcext:value-type="float">
            <text:p>181536,69</text:p>
          </table:table-cell>
          <table:table-cell office:value-type="float" office:value="15.51" calcext:value-type="float">
            <text:p>15,51</text:p>
          </table:table-cell>
          <table:table-cell office:value-type="float" office:value="42.4" calcext:value-type="float">
            <text:p>42,4</text:p>
          </table:table-cell>
          <table:table-cell office:value-type="float" office:value="960.1" calcext:value-type="float">
            <text:p>960,1</text:p>
          </table:table-cell>
        </table:table-row>
        <table:table-row table:style-name="ro1">
          <table:table-cell/>
          <table:table-cell office:value-type="float" office:value="15.4688" calcext:value-type="float">
            <text:p>15,4688</text:p>
          </table:table-cell>
          <table:table-cell office:value-type="float" office:value="180638.59" calcext:value-type="float">
            <text:p>180638,59</text:p>
          </table:table-cell>
          <table:table-cell office:value-type="float" office:value="15.51" calcext:value-type="float">
            <text:p>15,51</text:p>
          </table:table-cell>
          <table:table-cell office:value-type="float" office:value="42.4" calcext:value-type="float">
            <text:p>42,4</text:p>
          </table:table-cell>
          <table:table-cell office:value-type="float" office:value="957.32" calcext:value-type="float">
            <text:p>957,32</text:p>
          </table:table-cell>
        </table:table-row>
        <table:table-row table:style-name="ro1">
          <table:table-cell/>
          <table:table-cell office:value-type="float" office:value="15.4689" calcext:value-type="float">
            <text:p>15,4689</text:p>
          </table:table-cell>
          <table:table-cell office:value-type="float" office:value="183115.25" calcext:value-type="float">
            <text:p>183115,25</text:p>
          </table:table-cell>
          <table:table-cell office:value-type="float" office:value="15.51" calcext:value-type="float">
            <text:p>15,51</text:p>
          </table:table-cell>
          <table:table-cell office:value-type="float" office:value="42.4" calcext:value-type="float">
            <text:p>42,4</text:p>
          </table:table-cell>
          <table:table-cell office:value-type="float" office:value="964.08" calcext:value-type="float">
            <text:p>964,08</text:p>
          </table:table-cell>
        </table:table-row>
        <table:table-row table:style-name="ro1">
          <table:table-cell/>
          <table:table-cell office:value-type="float" office:value="15.4691" calcext:value-type="float">
            <text:p>15,4691</text:p>
          </table:table-cell>
          <table:table-cell office:value-type="float" office:value="188295.7" calcext:value-type="float">
            <text:p>188295,7</text:p>
          </table:table-cell>
          <table:table-cell office:value-type="float" office:value="15.57" calcext:value-type="float">
            <text:p>15,57</text:p>
          </table:table-cell>
          <table:table-cell office:value-type="float" office:value="42.39" calcext:value-type="float">
            <text:p>42,39</text:p>
          </table:table-cell>
          <table:table-cell office:value-type="float" office:value="978.4" calcext:value-type="float">
            <text:p>978,4</text:p>
          </table:table-cell>
        </table:table-row>
        <table:table-row table:style-name="ro1">
          <table:table-cell/>
          <table:table-cell office:value-type="float" office:value="15.4692" calcext:value-type="float">
            <text:p>15,4692</text:p>
          </table:table-cell>
          <table:table-cell office:value-type="float" office:value="179673.02" calcext:value-type="float">
            <text:p>179673,02</text:p>
          </table:table-cell>
          <table:table-cell office:value-type="float" office:value="15.51" calcext:value-type="float">
            <text:p>15,51</text:p>
          </table:table-cell>
          <table:table-cell office:value-type="float" office:value="42.4" calcext:value-type="float">
            <text:p>42,4</text:p>
          </table:table-cell>
          <table:table-cell office:value-type="float" office:value="952.07" calcext:value-type="float">
            <text:p>952,07</text:p>
          </table:table-cell>
        </table:table-row>
        <table:table-row table:style-name="ro1">
          <table:table-cell/>
          <table:table-cell office:value-type="float" office:value="15.4698" calcext:value-type="float">
            <text:p>15,4698</text:p>
          </table:table-cell>
          <table:table-cell office:value-type="float" office:value="191083.97" calcext:value-type="float">
            <text:p>191083,97</text:p>
          </table:table-cell>
          <table:table-cell office:value-type="float" office:value="15.53" calcext:value-type="float">
            <text:p>15,53</text:p>
          </table:table-cell>
          <table:table-cell office:value-type="float" office:value="42.41" calcext:value-type="float">
            <text:p>42,41</text:p>
          </table:table-cell>
          <table:table-cell office:value-type="float" office:value="982.93" calcext:value-type="float">
            <text:p>982,93</text:p>
          </table:table-cell>
        </table:table-row>
        <table:table-row table:style-name="ro1">
          <table:table-cell/>
          <table:table-cell office:value-type="float" office:value="15.47" calcext:value-type="float">
            <text:p>15,47</text:p>
          </table:table-cell>
          <table:table-cell office:value-type="float" office:value="181700.29" calcext:value-type="float">
            <text:p>181700,29</text:p>
          </table:table-cell>
          <table:table-cell office:value-type="float" office:value="15.51" calcext:value-type="float">
            <text:p>15,51</text:p>
          </table:table-cell>
          <table:table-cell office:value-type="float" office:value="42.4" calcext:value-type="float">
            <text:p>42,4</text:p>
          </table:table-cell>
          <table:table-cell office:value-type="float" office:value="960.22" calcext:value-type="float">
            <text:p>960,22</text:p>
          </table:table-cell>
        </table:table-row>
        <table:table-row table:style-name="ro1">
          <table:table-cell/>
          <table:table-cell office:value-type="float" office:value="15.4702" calcext:value-type="float">
            <text:p>15,4702</text:p>
          </table:table-cell>
          <table:table-cell office:value-type="float" office:value="182561.04" calcext:value-type="float">
            <text:p>182561,04</text:p>
          </table:table-cell>
          <table:table-cell office:value-type="float" office:value="15.57" calcext:value-type="float">
            <text:p>15,57</text:p>
          </table:table-cell>
          <table:table-cell office:value-type="float" office:value="42.39" calcext:value-type="float">
            <text:p>42,39</text:p>
          </table:table-cell>
          <table:table-cell office:value-type="float" office:value="963.09" calcext:value-type="float">
            <text:p>963,09</text:p>
          </table:table-cell>
        </table:table-row>
        <table:table-row table:style-name="ro1">
          <table:table-cell/>
          <table:table-cell office:value-type="float" office:value="15.4704" calcext:value-type="float">
            <text:p>15,4704</text:p>
          </table:table-cell>
          <table:table-cell office:value-type="float" office:value="181242.98" calcext:value-type="float">
            <text:p>181242,98</text:p>
          </table:table-cell>
          <table:table-cell office:value-type="float" office:value="15.4" calcext:value-type="float">
            <text:p>15,4</text:p>
          </table:table-cell>
          <table:table-cell office:value-type="float" office:value="42.51" calcext:value-type="float">
            <text:p>42,51</text:p>
          </table:table-cell>
          <table:table-cell office:value-type="float" office:value="959.4" calcext:value-type="float">
            <text:p>959,4</text:p>
          </table:table-cell>
        </table:table-row>
        <table:table-row table:style-name="ro1">
          <table:table-cell/>
          <table:table-cell office:value-type="float" office:value="15.4705" calcext:value-type="float">
            <text:p>15,4705</text:p>
          </table:table-cell>
          <table:table-cell office:value-type="float" office:value="186576.18" calcext:value-type="float">
            <text:p>186576,18</text:p>
          </table:table-cell>
          <table:table-cell office:value-type="float" office:value="15.37" calcext:value-type="float">
            <text:p>15,37</text:p>
          </table:table-cell>
          <table:table-cell office:value-type="float" office:value="42.51" calcext:value-type="float">
            <text:p>42,51</text:p>
          </table:table-cell>
          <table:table-cell office:value-type="float" office:value="969.95" calcext:value-type="float">
            <text:p>969,95</text:p>
          </table:table-cell>
        </table:table-row>
        <table:table-row table:style-name="ro1">
          <table:table-cell/>
          <table:table-cell office:value-type="float" office:value="15.4709" calcext:value-type="float">
            <text:p>15,4709</text:p>
          </table:table-cell>
          <table:table-cell office:value-type="float" office:value="186274.12" calcext:value-type="float">
            <text:p>186274,12</text:p>
          </table:table-cell>
          <table:table-cell office:value-type="float" office:value="15.37" calcext:value-type="float">
            <text:p>15,37</text:p>
          </table:table-cell>
          <table:table-cell office:value-type="float" office:value="42.51" calcext:value-type="float">
            <text:p>42,51</text:p>
          </table:table-cell>
          <table:table-cell office:value-type="float" office:value="972.4" calcext:value-type="float">
            <text:p>972,4</text:p>
          </table:table-cell>
        </table:table-row>
        <table:table-row table:style-name="ro1">
          <table:table-cell/>
          <table:table-cell office:value-type="float" office:value="15.4711" calcext:value-type="float">
            <text:p>15,4711</text:p>
          </table:table-cell>
          <table:table-cell office:value-type="float" office:value="181546.97" calcext:value-type="float">
            <text:p>181546,97</text:p>
          </table:table-cell>
          <table:table-cell office:value-type="float" office:value="15.37" calcext:value-type="float">
            <text:p>15,37</text:p>
          </table:table-cell>
          <table:table-cell office:value-type="float" office:value="42.51" calcext:value-type="float">
            <text:p>42,51</text:p>
          </table:table-cell>
          <table:table-cell office:value-type="float" office:value="959.18" calcext:value-type="float">
            <text:p>959,18</text:p>
          </table:table-cell>
        </table:table-row>
        <table:table-row table:style-name="ro1">
          <table:table-cell/>
          <table:table-cell office:value-type="float" office:value="15.4713" calcext:value-type="float">
            <text:p>15,4713</text:p>
          </table:table-cell>
          <table:table-cell office:value-type="float" office:value="182751.14" calcext:value-type="float">
            <text:p>182751,14</text:p>
          </table:table-cell>
          <table:table-cell office:value-type="float" office:value="15.37" calcext:value-type="float">
            <text:p>15,37</text:p>
          </table:table-cell>
          <table:table-cell office:value-type="float" office:value="42.51" calcext:value-type="float">
            <text:p>42,51</text:p>
          </table:table-cell>
          <table:table-cell office:value-type="float" office:value="963.45" calcext:value-type="float">
            <text:p>963,45</text:p>
          </table:table-cell>
        </table:table-row>
        <table:table-row table:style-name="ro1">
          <table:table-cell/>
          <table:table-cell office:value-type="float" office:value="15.4716" calcext:value-type="float">
            <text:p>15,4716</text:p>
          </table:table-cell>
          <table:table-cell office:value-type="float" office:value="180980.95" calcext:value-type="float">
            <text:p>180980,95</text:p>
          </table:table-cell>
          <table:table-cell office:value-type="float" office:value="15.37" calcext:value-type="float">
            <text:p>15,37</text:p>
          </table:table-cell>
          <table:table-cell office:value-type="float" office:value="42.51" calcext:value-type="float">
            <text:p>42,51</text:p>
          </table:table-cell>
          <table:table-cell office:value-type="float" office:value="957.96" calcext:value-type="float">
            <text:p>957,96</text:p>
          </table:table-cell>
        </table:table-row>
        <table:table-row table:style-name="ro1">
          <table:table-cell/>
          <table:table-cell office:value-type="float" office:value="15.4718" calcext:value-type="float">
            <text:p>15,4718</text:p>
          </table:table-cell>
          <table:table-cell office:value-type="float" office:value="183016.79" calcext:value-type="float">
            <text:p>183016,79</text:p>
          </table:table-cell>
          <table:table-cell office:value-type="float" office:value="15.4" calcext:value-type="float">
            <text:p>15,4</text:p>
          </table:table-cell>
          <table:table-cell office:value-type="float" office:value="42.51" calcext:value-type="float">
            <text:p>42,51</text:p>
          </table:table-cell>
          <table:table-cell office:value-type="float" office:value="963.26" calcext:value-type="float">
            <text:p>963,26</text:p>
          </table:table-cell>
        </table:table-row>
        <table:table-row table:style-name="ro1">
          <table:table-cell/>
          <table:table-cell office:value-type="float" office:value="15.4719" calcext:value-type="float">
            <text:p>15,4719</text:p>
          </table:table-cell>
          <table:table-cell office:value-type="float" office:value="186885.54" calcext:value-type="float">
            <text:p>186885,54</text:p>
          </table:table-cell>
          <table:table-cell office:value-type="float" office:value="15.37" calcext:value-type="float">
            <text:p>15,37</text:p>
          </table:table-cell>
          <table:table-cell office:value-type="float" office:value="42.51" calcext:value-type="float">
            <text:p>42,51</text:p>
          </table:table-cell>
          <table:table-cell office:value-type="float" office:value="970.79" calcext:value-type="float">
            <text:p>970,79</text:p>
          </table:table-cell>
        </table:table-row>
        <table:table-row table:style-name="ro1">
          <table:table-cell/>
          <table:table-cell office:value-type="float" office:value="15.4724" calcext:value-type="float">
            <text:p>15,4724</text:p>
          </table:table-cell>
          <table:table-cell office:value-type="float" office:value="177289.48" calcext:value-type="float">
            <text:p>177289,48</text:p>
          </table:table-cell>
          <table:table-cell office:value-type="float" office:value="15.37" calcext:value-type="float">
            <text:p>15,37</text:p>
          </table:table-cell>
          <table:table-cell office:value-type="float" office:value="42.51" calcext:value-type="float">
            <text:p>42,51</text:p>
          </table:table-cell>
          <table:table-cell office:value-type="float" office:value="947.9" calcext:value-type="float">
            <text:p>947,9</text:p>
          </table:table-cell>
        </table:table-row>
        <table:table-row table:style-name="ro1">
          <table:table-cell/>
          <table:table-cell office:value-type="float" office:value="15.4726" calcext:value-type="float">
            <text:p>15,4726</text:p>
          </table:table-cell>
          <table:table-cell office:value-type="float" office:value="183721.98" calcext:value-type="float">
            <text:p>183721,98</text:p>
          </table:table-cell>
          <table:table-cell office:value-type="float" office:value="15.52" calcext:value-type="float">
            <text:p>15,52</text:p>
          </table:table-cell>
          <table:table-cell office:value-type="float" office:value="42.54" calcext:value-type="float">
            <text:p>42,54</text:p>
          </table:table-cell>
          <table:table-cell office:value-type="float" office:value="965.48" calcext:value-type="float">
            <text:p>965,48</text:p>
          </table:table-cell>
        </table:table-row>
        <table:table-row table:style-name="ro1">
          <table:table-cell/>
          <table:table-cell office:value-type="float" office:value="15.4728" calcext:value-type="float">
            <text:p>15,4728</text:p>
          </table:table-cell>
          <table:table-cell office:value-type="float" office:value="181791.66" calcext:value-type="float">
            <text:p>181791,66</text:p>
          </table:table-cell>
          <table:table-cell office:value-type="float" office:value="15.43" calcext:value-type="float">
            <text:p>15,43</text:p>
          </table:table-cell>
          <table:table-cell office:value-type="float" office:value="42.5" calcext:value-type="float">
            <text:p>42,5</text:p>
          </table:table-cell>
          <table:table-cell office:value-type="float" office:value="961.03" calcext:value-type="float">
            <text:p>961,03</text:p>
          </table:table-cell>
        </table:table-row>
        <table:table-row table:style-name="ro1">
          <table:table-cell/>
          <table:table-cell office:value-type="float" office:value="15.4731" calcext:value-type="float">
            <text:p>15,4731</text:p>
          </table:table-cell>
          <table:table-cell office:value-type="float" office:value="180577.62" calcext:value-type="float">
            <text:p>180577,62</text:p>
          </table:table-cell>
          <table:table-cell office:value-type="float" office:value="15.37" calcext:value-type="float">
            <text:p>15,37</text:p>
          </table:table-cell>
          <table:table-cell office:value-type="float" office:value="42.51" calcext:value-type="float">
            <text:p>42,51</text:p>
          </table:table-cell>
          <table:table-cell office:value-type="float" office:value="956.54" calcext:value-type="float">
            <text:p>956,54</text:p>
          </table:table-cell>
        </table:table-row>
        <table:table-row table:style-name="ro1">
          <table:table-cell/>
          <table:table-cell office:value-type="float" office:value="15.4733" calcext:value-type="float">
            <text:p>15,4733</text:p>
          </table:table-cell>
          <table:table-cell office:value-type="float" office:value="180211.77" calcext:value-type="float">
            <text:p>180211,77</text:p>
          </table:table-cell>
          <table:table-cell office:value-type="float" office:value="15.37" calcext:value-type="float">
            <text:p>15,37</text:p>
          </table:table-cell>
          <table:table-cell office:value-type="float" office:value="42.51" calcext:value-type="float">
            <text:p>42,51</text:p>
          </table:table-cell>
          <table:table-cell office:value-type="float" office:value="955.87" calcext:value-type="float">
            <text:p>955,87</text:p>
          </table:table-cell>
        </table:table-row>
        <table:table-row table:style-name="ro1">
          <table:table-cell/>
          <table:table-cell office:value-type="float" office:value="15.4737" calcext:value-type="float">
            <text:p>15,4737</text:p>
          </table:table-cell>
          <table:table-cell office:value-type="float" office:value="175172.78" calcext:value-type="float">
            <text:p>175172,78</text:p>
          </table:table-cell>
          <table:table-cell office:value-type="float" office:value="14.89" calcext:value-type="float">
            <text:p>14,89</text:p>
          </table:table-cell>
          <table:table-cell office:value-type="float" office:value="42.47" calcext:value-type="float">
            <text:p>42,47</text:p>
          </table:table-cell>
          <table:table-cell office:value-type="float" office:value="940.43" calcext:value-type="float">
            <text:p>940,43</text:p>
          </table:table-cell>
        </table:table-row>
        <table:table-row table:style-name="ro1">
          <table:table-cell/>
          <table:table-cell office:value-type="float" office:value="15.4738" calcext:value-type="float">
            <text:p>15,4738</text:p>
          </table:table-cell>
          <table:table-cell office:value-type="float" office:value="182814.41" calcext:value-type="float">
            <text:p>182814,41</text:p>
          </table:table-cell>
          <table:table-cell office:value-type="float" office:value="14.89" calcext:value-type="float">
            <text:p>14,89</text:p>
          </table:table-cell>
          <table:table-cell office:value-type="float" office:value="42.47" calcext:value-type="float">
            <text:p>42,47</text:p>
          </table:table-cell>
          <table:table-cell office:value-type="float" office:value="962.26" calcext:value-type="float">
            <text:p>962,26</text:p>
          </table:table-cell>
        </table:table-row>
        <table:table-row table:style-name="ro1">
          <table:table-cell/>
          <table:table-cell office:value-type="float" office:value="15.4743" calcext:value-type="float">
            <text:p>15,4743</text:p>
          </table:table-cell>
          <table:table-cell office:value-type="float" office:value="186596.95" calcext:value-type="float">
            <text:p>186596,95</text:p>
          </table:table-cell>
          <table:table-cell office:value-type="float" office:value="14.94" calcext:value-type="float">
            <text:p>14,94</text:p>
          </table:table-cell>
          <table:table-cell office:value-type="float" office:value="42.47" calcext:value-type="float">
            <text:p>42,47</text:p>
          </table:table-cell>
          <table:table-cell office:value-type="float" office:value="972.73" calcext:value-type="float">
            <text:p>972,73</text:p>
          </table:table-cell>
        </table:table-row>
        <table:table-row table:style-name="ro1">
          <table:table-cell/>
          <table:table-cell office:value-type="float" office:value="15.4751" calcext:value-type="float">
            <text:p>15,4751</text:p>
          </table:table-cell>
          <table:table-cell office:value-type="float" office:value="177145.17" calcext:value-type="float">
            <text:p>177145,17</text:p>
          </table:table-cell>
          <table:table-cell office:value-type="float" office:value="14.9" calcext:value-type="float">
            <text:p>14,9</text:p>
          </table:table-cell>
          <table:table-cell office:value-type="float" office:value="42.46" calcext:value-type="float">
            <text:p>42,46</text:p>
          </table:table-cell>
          <table:table-cell office:value-type="float" office:value="946.82" calcext:value-type="float">
            <text:p>946,82</text:p>
          </table:table-cell>
        </table:table-row>
        <table:table-row table:style-name="ro1">
          <table:table-cell/>
          <table:table-cell office:value-type="float" office:value="15.4753" calcext:value-type="float">
            <text:p>15,4753</text:p>
          </table:table-cell>
          <table:table-cell office:value-type="float" office:value="187760.9" calcext:value-type="float">
            <text:p>187760,9</text:p>
          </table:table-cell>
          <table:table-cell office:value-type="float" office:value="14.9" calcext:value-type="float">
            <text:p>14,9</text:p>
          </table:table-cell>
          <table:table-cell office:value-type="float" office:value="42.46" calcext:value-type="float">
            <text:p>42,46</text:p>
          </table:table-cell>
          <table:table-cell office:value-type="float" office:value="971.84" calcext:value-type="float">
            <text:p>971,84</text:p>
          </table:table-cell>
        </table:table-row>
        <table:table-row table:style-name="ro1">
          <table:table-cell/>
          <table:table-cell office:value-type="float" office:value="15.4755" calcext:value-type="float">
            <text:p>15,4755</text:p>
          </table:table-cell>
          <table:table-cell office:value-type="float" office:value="171814.39" calcext:value-type="float">
            <text:p>171814,39</text:p>
          </table:table-cell>
          <table:table-cell office:value-type="float" office:value="14.9" calcext:value-type="float">
            <text:p>14,9</text:p>
          </table:table-cell>
          <table:table-cell office:value-type="float" office:value="42.46" calcext:value-type="float">
            <text:p>42,46</text:p>
          </table:table-cell>
          <table:table-cell office:value-type="float" office:value="931.3" calcext:value-type="float">
            <text:p>931,3</text:p>
          </table:table-cell>
        </table:table-row>
        <table:table-row table:style-name="ro1">
          <table:table-cell/>
          <table:table-cell office:value-type="float" office:value="15.4756" calcext:value-type="float">
            <text:p>15,4756</text:p>
          </table:table-cell>
          <table:table-cell office:value-type="float" office:value="175977.91" calcext:value-type="float">
            <text:p>175977,91</text:p>
          </table:table-cell>
          <table:table-cell office:value-type="float" office:value="14.9" calcext:value-type="float">
            <text:p>14,9</text:p>
          </table:table-cell>
          <table:table-cell office:value-type="float" office:value="42.46" calcext:value-type="float">
            <text:p>42,46</text:p>
          </table:table-cell>
          <table:table-cell office:value-type="float" office:value="943.64" calcext:value-type="float">
            <text:p>943,64</text:p>
          </table:table-cell>
        </table:table-row>
        <table:table-row table:style-name="ro1">
          <table:table-cell/>
          <table:table-cell office:value-type="float" office:value="15.4762" calcext:value-type="float">
            <text:p>15,4762</text:p>
          </table:table-cell>
          <table:table-cell office:value-type="float" office:value="172418.33" calcext:value-type="float">
            <text:p>172418,33</text:p>
          </table:table-cell>
          <table:table-cell office:value-type="float" office:value="14.9" calcext:value-type="float">
            <text:p>14,9</text:p>
          </table:table-cell>
          <table:table-cell office:value-type="float" office:value="42.46" calcext:value-type="float">
            <text:p>42,46</text:p>
          </table:table-cell>
          <table:table-cell office:value-type="float" office:value="933.93" calcext:value-type="float">
            <text:p>933,93</text:p>
          </table:table-cell>
        </table:table-row>
        <table:table-row table:style-name="ro1">
          <table:table-cell/>
          <table:table-cell office:value-type="float" office:value="15.4766" calcext:value-type="float">
            <text:p>15,4766</text:p>
          </table:table-cell>
          <table:table-cell office:value-type="float" office:value="189268.55" calcext:value-type="float">
            <text:p>189268,55</text:p>
          </table:table-cell>
          <table:table-cell office:value-type="float" office:value="15.06" calcext:value-type="float">
            <text:p>15,06</text:p>
          </table:table-cell>
          <table:table-cell office:value-type="float" office:value="42.5" calcext:value-type="float">
            <text:p>42,5</text:p>
          </table:table-cell>
          <table:table-cell office:value-type="float" office:value="979.67" calcext:value-type="float">
            <text:p>979,67</text:p>
          </table:table-cell>
        </table:table-row>
        <table:table-row table:style-name="ro1">
          <table:table-cell/>
          <table:table-cell office:value-type="float" office:value="15.4772" calcext:value-type="float">
            <text:p>15,4772</text:p>
          </table:table-cell>
          <table:table-cell office:value-type="float" office:value="175554.72" calcext:value-type="float">
            <text:p>175554,72</text:p>
          </table:table-cell>
          <table:table-cell office:value-type="float" office:value="14.9" calcext:value-type="float">
            <text:p>14,9</text:p>
          </table:table-cell>
          <table:table-cell office:value-type="float" office:value="42.46" calcext:value-type="float">
            <text:p>42,46</text:p>
          </table:table-cell>
          <table:table-cell office:value-type="float" office:value="941.83" calcext:value-type="float">
            <text:p>941,83</text:p>
          </table:table-cell>
        </table:table-row>
        <table:table-row table:style-name="ro1">
          <table:table-cell/>
          <table:table-cell office:value-type="float" office:value="15.4776" calcext:value-type="float">
            <text:p>15,4776</text:p>
          </table:table-cell>
          <table:table-cell office:value-type="float" office:value="186108.77" calcext:value-type="float">
            <text:p>186108,77</text:p>
          </table:table-cell>
          <table:table-cell office:value-type="float" office:value="14.9" calcext:value-type="float">
            <text:p>14,9</text:p>
          </table:table-cell>
          <table:table-cell office:value-type="float" office:value="42.46" calcext:value-type="float">
            <text:p>42,46</text:p>
          </table:table-cell>
          <table:table-cell office:value-type="float" office:value="967.33" calcext:value-type="float">
            <text:p>967,33</text:p>
          </table:table-cell>
        </table:table-row>
        <table:table-row table:style-name="ro1">
          <table:table-cell/>
          <table:table-cell office:value-type="float" office:value="15.4779" calcext:value-type="float">
            <text:p>15,4779</text:p>
          </table:table-cell>
          <table:table-cell office:value-type="float" office:value="174435.15" calcext:value-type="float">
            <text:p>174435,15</text:p>
          </table:table-cell>
          <table:table-cell office:value-type="float" office:value="14.9" calcext:value-type="float">
            <text:p>14,9</text:p>
          </table:table-cell>
          <table:table-cell office:value-type="float" office:value="42.46" calcext:value-type="float">
            <text:p>42,46</text:p>
          </table:table-cell>
          <table:table-cell office:value-type="float" office:value="939.43" calcext:value-type="float">
            <text:p>939,43</text:p>
          </table:table-cell>
        </table:table-row>
        <table:table-row table:style-name="ro1">
          <table:table-cell/>
          <table:table-cell office:value-type="float" office:value="15.4786" calcext:value-type="float">
            <text:p>15,4786</text:p>
          </table:table-cell>
          <table:table-cell office:value-type="float" office:value="173289.46" calcext:value-type="float">
            <text:p>173289,46</text:p>
          </table:table-cell>
          <table:table-cell office:value-type="float" office:value="15.04" calcext:value-type="float">
            <text:p>15,04</text:p>
          </table:table-cell>
          <table:table-cell office:value-type="float" office:value="42.49" calcext:value-type="float">
            <text:p>42,49</text:p>
          </table:table-cell>
          <table:table-cell office:value-type="float" office:value="936.67" calcext:value-type="float">
            <text:p>936,67</text:p>
          </table:table-cell>
        </table:table-row>
        <table:table-row table:style-name="ro1">
          <table:table-cell/>
          <table:table-cell office:value-type="float" office:value="15.4791" calcext:value-type="float">
            <text:p>15,4791</text:p>
          </table:table-cell>
          <table:table-cell office:value-type="float" office:value="182416.31" calcext:value-type="float">
            <text:p>182416,31</text:p>
          </table:table-cell>
          <table:table-cell office:value-type="float" office:value="14.92" calcext:value-type="float">
            <text:p>14,92</text:p>
          </table:table-cell>
          <table:table-cell office:value-type="float" office:value="42.47" calcext:value-type="float">
            <text:p>42,47</text:p>
          </table:table-cell>
          <table:table-cell office:value-type="float" office:value="960.28" calcext:value-type="float">
            <text:p>960,28</text:p>
          </table:table-cell>
        </table:table-row>
        <table:table-row table:style-name="ro1">
          <table:table-cell/>
          <table:table-cell office:value-type="float" office:value="15.4797" calcext:value-type="float">
            <text:p>15,4797</text:p>
          </table:table-cell>
          <table:table-cell office:value-type="float" office:value="188947.07" calcext:value-type="float">
            <text:p>188947,07</text:p>
          </table:table-cell>
          <table:table-cell office:value-type="float" office:value="14.9" calcext:value-type="float">
            <text:p>14,9</text:p>
          </table:table-cell>
          <table:table-cell office:value-type="float" office:value="42.46" calcext:value-type="float">
            <text:p>42,46</text:p>
          </table:table-cell>
          <table:table-cell office:value-type="float" office:value="977.04" calcext:value-type="float">
            <text:p>977,04</text:p>
          </table:table-cell>
        </table:table-row>
        <table:table-row table:style-name="ro1">
          <table:table-cell/>
          <table:table-cell office:value-type="float" office:value="15.48" calcext:value-type="float">
            <text:p>15,48</text:p>
          </table:table-cell>
          <table:table-cell office:value-type="float" office:value="180508.18" calcext:value-type="float">
            <text:p>180508,18</text:p>
          </table:table-cell>
          <table:table-cell office:value-type="float" office:value="14.9" calcext:value-type="float">
            <text:p>14,9</text:p>
          </table:table-cell>
          <table:table-cell office:value-type="float" office:value="42.46" calcext:value-type="float">
            <text:p>42,46</text:p>
          </table:table-cell>
          <table:table-cell office:value-type="float" office:value="955.99" calcext:value-type="float">
            <text:p>955,99</text:p>
          </table:table-cell>
        </table:table-row>
        <table:table-row table:style-name="ro1">
          <table:table-cell/>
          <table:table-cell office:value-type="float" office:value="15.4801" calcext:value-type="float">
            <text:p>15,4801</text:p>
          </table:table-cell>
          <table:table-cell office:value-type="float" office:value="165593.85" calcext:value-type="float">
            <text:p>165593,85</text:p>
          </table:table-cell>
          <table:table-cell office:value-type="float" office:value="14.9" calcext:value-type="float">
            <text:p>14,9</text:p>
          </table:table-cell>
          <table:table-cell office:value-type="float" office:value="42.46" calcext:value-type="float">
            <text:p>42,46</text:p>
          </table:table-cell>
          <table:table-cell office:value-type="float" office:value="915.32" calcext:value-type="float">
            <text:p>915,32</text:p>
          </table:table-cell>
        </table:table-row>
        <table:table-row table:style-name="ro1">
          <table:table-cell/>
          <table:table-cell office:value-type="float" office:value="15.4802" calcext:value-type="float">
            <text:p>15,4802</text:p>
          </table:table-cell>
          <table:table-cell office:value-type="float" office:value="171904.95" calcext:value-type="float">
            <text:p>171904,95</text:p>
          </table:table-cell>
          <table:table-cell office:value-type="float" office:value="14.95" calcext:value-type="float">
            <text:p>14,95</text:p>
          </table:table-cell>
          <table:table-cell office:value-type="float" office:value="42.45" calcext:value-type="float">
            <text:p>42,45</text:p>
          </table:table-cell>
          <table:table-cell office:value-type="float" office:value="932.72" calcext:value-type="float">
            <text:p>932,72</text:p>
          </table:table-cell>
        </table:table-row>
        <table:table-row table:style-name="ro1">
          <table:table-cell/>
          <table:table-cell office:value-type="float" office:value="15.4805" calcext:value-type="float">
            <text:p>15,4805</text:p>
          </table:table-cell>
          <table:table-cell office:value-type="float" office:value="174972.51" calcext:value-type="float">
            <text:p>174972,51</text:p>
          </table:table-cell>
          <table:table-cell office:value-type="float" office:value="14.95" calcext:value-type="float">
            <text:p>14,95</text:p>
          </table:table-cell>
          <table:table-cell office:value-type="float" office:value="42.45" calcext:value-type="float">
            <text:p>42,45</text:p>
          </table:table-cell>
          <table:table-cell office:value-type="float" office:value="940.1" calcext:value-type="float">
            <text:p>940,1</text:p>
          </table:table-cell>
        </table:table-row>
        <table:table-row table:style-name="ro1">
          <table:table-cell/>
          <table:table-cell office:value-type="float" office:value="15.481" calcext:value-type="float">
            <text:p>15,481</text:p>
          </table:table-cell>
          <table:table-cell office:value-type="float" office:value="186558.04" calcext:value-type="float">
            <text:p>186558,04</text:p>
          </table:table-cell>
          <table:table-cell office:value-type="float" office:value="14.9" calcext:value-type="float">
            <text:p>14,9</text:p>
          </table:table-cell>
          <table:table-cell office:value-type="float" office:value="42.46" calcext:value-type="float">
            <text:p>42,46</text:p>
          </table:table-cell>
          <table:table-cell office:value-type="float" office:value="969.54" calcext:value-type="float">
            <text:p>969,54</text:p>
          </table:table-cell>
        </table:table-row>
        <table:table-row table:style-name="ro1">
          <table:table-cell/>
          <table:table-cell office:value-type="float" office:value="15.4818" calcext:value-type="float">
            <text:p>15,4818</text:p>
          </table:table-cell>
          <table:table-cell office:value-type="float" office:value="175439.24" calcext:value-type="float">
            <text:p>175439,24</text:p>
          </table:table-cell>
          <table:table-cell office:value-type="float" office:value="14.9" calcext:value-type="float">
            <text:p>14,9</text:p>
          </table:table-cell>
          <table:table-cell office:value-type="float" office:value="42.46" calcext:value-type="float">
            <text:p>42,46</text:p>
          </table:table-cell>
          <table:table-cell office:value-type="float" office:value="942.17" calcext:value-type="float">
            <text:p>942,17</text:p>
          </table:table-cell>
        </table:table-row>
        <table:table-row table:style-name="ro1">
          <table:table-cell/>
          <table:table-cell office:value-type="float" office:value="15.482" calcext:value-type="float">
            <text:p>15,482</text:p>
          </table:table-cell>
          <table:table-cell office:value-type="float" office:value="187298.83" calcext:value-type="float">
            <text:p>187298,83</text:p>
          </table:table-cell>
          <table:table-cell office:value-type="float" office:value="14.9" calcext:value-type="float">
            <text:p>14,9</text:p>
          </table:table-cell>
          <table:table-cell office:value-type="float" office:value="42.46" calcext:value-type="float">
            <text:p>42,46</text:p>
          </table:table-cell>
          <table:table-cell office:value-type="float" office:value="973.53" calcext:value-type="float">
            <text:p>973,53</text:p>
          </table:table-cell>
        </table:table-row>
        <table:table-row table:style-name="ro1">
          <table:table-cell/>
          <table:table-cell office:value-type="float" office:value="15.4822" calcext:value-type="float">
            <text:p>15,4822</text:p>
          </table:table-cell>
          <table:table-cell office:value-type="float" office:value="177129.12" calcext:value-type="float">
            <text:p>177129,12</text:p>
          </table:table-cell>
          <table:table-cell office:value-type="float" office:value="15.06" calcext:value-type="float">
            <text:p>15,06</text:p>
          </table:table-cell>
          <table:table-cell office:value-type="float" office:value="42.5" calcext:value-type="float">
            <text:p>42,5</text:p>
          </table:table-cell>
          <table:table-cell office:value-type="float" office:value="947.21" calcext:value-type="float">
            <text:p>947,21</text:p>
          </table:table-cell>
        </table:table-row>
        <table:table-row table:style-name="ro1">
          <table:table-cell/>
          <table:table-cell office:value-type="float" office:value="15.483" calcext:value-type="float">
            <text:p>15,483</text:p>
          </table:table-cell>
          <table:table-cell office:value-type="float" office:value="183802.98" calcext:value-type="float">
            <text:p>183802,98</text:p>
          </table:table-cell>
          <table:table-cell office:value-type="float" office:value="15.04" calcext:value-type="float">
            <text:p>15,04</text:p>
          </table:table-cell>
          <table:table-cell office:value-type="float" office:value="42.49" calcext:value-type="float">
            <text:p>42,49</text:p>
          </table:table-cell>
          <table:table-cell office:value-type="float" office:value="964.36" calcext:value-type="float">
            <text:p>964,36</text:p>
          </table:table-cell>
        </table:table-row>
        <table:table-row table:style-name="ro1">
          <table:table-cell/>
          <table:table-cell office:value-type="float" office:value="15.4833" calcext:value-type="float">
            <text:p>15,4833</text:p>
          </table:table-cell>
          <table:table-cell office:value-type="float" office:value="167420.07" calcext:value-type="float">
            <text:p>167420,07</text:p>
          </table:table-cell>
          <table:table-cell office:value-type="float" office:value="15.04" calcext:value-type="float">
            <text:p>15,04</text:p>
          </table:table-cell>
          <table:table-cell office:value-type="float" office:value="42.49" calcext:value-type="float">
            <text:p>42,49</text:p>
          </table:table-cell>
          <table:table-cell office:value-type="float" office:value="920.67" calcext:value-type="float">
            <text:p>920,67</text:p>
          </table:table-cell>
        </table:table-row>
        <table:table-row table:style-name="ro1">
          <table:table-cell/>
          <table:table-cell office:value-type="float" office:value="15.4843" calcext:value-type="float">
            <text:p>15,4843</text:p>
          </table:table-cell>
          <table:table-cell office:value-type="float" office:value="177789.19" calcext:value-type="float">
            <text:p>177789,19</text:p>
          </table:table-cell>
          <table:table-cell office:value-type="float" office:value="14.9" calcext:value-type="float">
            <text:p>14,9</text:p>
          </table:table-cell>
          <table:table-cell office:value-type="float" office:value="42.46" calcext:value-type="float">
            <text:p>42,46</text:p>
          </table:table-cell>
          <table:table-cell office:value-type="float" office:value="948.58" calcext:value-type="float">
            <text:p>948,58</text:p>
          </table:table-cell>
        </table:table-row>
        <table:table-row table:style-name="ro1">
          <table:table-cell/>
          <table:table-cell office:value-type="float" office:value="15.4853" calcext:value-type="float">
            <text:p>15,4853</text:p>
          </table:table-cell>
          <table:table-cell office:value-type="float" office:value="173695.46" calcext:value-type="float">
            <text:p>173695,46</text:p>
          </table:table-cell>
          <table:table-cell office:value-type="float" office:value="15.42" calcext:value-type="float">
            <text:p>15,42</text:p>
          </table:table-cell>
          <table:table-cell office:value-type="float" office:value="42.1" calcext:value-type="float">
            <text:p>42,1</text:p>
          </table:table-cell>
          <table:table-cell office:value-type="float" office:value="938.73" calcext:value-type="float">
            <text:p>938,73</text:p>
          </table:table-cell>
        </table:table-row>
        <table:table-row table:style-name="ro1">
          <table:table-cell/>
          <table:table-cell office:value-type="float" office:value="15.4854" calcext:value-type="float">
            <text:p>15,4854</text:p>
          </table:table-cell>
          <table:table-cell office:value-type="float" office:value="176660.4" calcext:value-type="float">
            <text:p>176660,4</text:p>
          </table:table-cell>
          <table:table-cell office:value-type="float" office:value="15.34" calcext:value-type="float">
            <text:p>15,34</text:p>
          </table:table-cell>
          <table:table-cell office:value-type="float" office:value="42.11" calcext:value-type="float">
            <text:p>42,11</text:p>
          </table:table-cell>
          <table:table-cell office:value-type="float" office:value="946.55" calcext:value-type="float">
            <text:p>946,55</text:p>
          </table:table-cell>
        </table:table-row>
        <table:table-row table:style-name="ro1">
          <table:table-cell/>
          <table:table-cell office:value-type="float" office:value="15.4857" calcext:value-type="float">
            <text:p>15,4857</text:p>
          </table:table-cell>
          <table:table-cell office:value-type="float" office:value="181263.14" calcext:value-type="float">
            <text:p>181263,14</text:p>
          </table:table-cell>
          <table:table-cell office:value-type="float" office:value="15.34" calcext:value-type="float">
            <text:p>15,34</text:p>
          </table:table-cell>
          <table:table-cell office:value-type="float" office:value="42.11" calcext:value-type="float">
            <text:p>42,11</text:p>
          </table:table-cell>
          <table:table-cell office:value-type="float" office:value="960.09" calcext:value-type="float">
            <text:p>960,09</text:p>
          </table:table-cell>
        </table:table-row>
        <table:table-row table:style-name="ro1">
          <table:table-cell/>
          <table:table-cell office:value-type="float" office:value="15.4859" calcext:value-type="float">
            <text:p>15,4859</text:p>
          </table:table-cell>
          <table:table-cell office:value-type="float" office:value="180095.7" calcext:value-type="float">
            <text:p>180095,7</text:p>
          </table:table-cell>
          <table:table-cell office:value-type="float" office:value="15.48" calcext:value-type="float">
            <text:p>15,48</text:p>
          </table:table-cell>
          <table:table-cell office:value-type="float" office:value="42.14" calcext:value-type="float">
            <text:p>42,14</text:p>
          </table:table-cell>
          <table:table-cell office:value-type="float" office:value="957.28" calcext:value-type="float">
            <text:p>957,28</text:p>
          </table:table-cell>
        </table:table-row>
        <table:table-row table:style-name="ro1">
          <table:table-cell/>
          <table:table-cell office:value-type="float" office:value="15.4863" calcext:value-type="float">
            <text:p>15,4863</text:p>
          </table:table-cell>
          <table:table-cell office:value-type="float" office:value="178372.89" calcext:value-type="float">
            <text:p>178372,89</text:p>
          </table:table-cell>
          <table:table-cell office:value-type="float" office:value="15.48" calcext:value-type="float">
            <text:p>15,48</text:p>
          </table:table-cell>
          <table:table-cell office:value-type="float" office:value="42.14" calcext:value-type="float">
            <text:p>42,14</text:p>
          </table:table-cell>
          <table:table-cell office:value-type="float" office:value="951.6" calcext:value-type="float">
            <text:p>951,6</text:p>
          </table:table-cell>
        </table:table-row>
        <table:table-row table:style-name="ro1">
          <table:table-cell/>
          <table:table-cell office:value-type="float" office:value="15.4864" calcext:value-type="float">
            <text:p>15,4864</text:p>
          </table:table-cell>
          <table:table-cell office:value-type="float" office:value="189227.65" calcext:value-type="float">
            <text:p>189227,65</text:p>
          </table:table-cell>
          <table:table-cell office:value-type="float" office:value="15.42" calcext:value-type="float">
            <text:p>15,42</text:p>
          </table:table-cell>
          <table:table-cell office:value-type="float" office:value="42.1" calcext:value-type="float">
            <text:p>42,1</text:p>
          </table:table-cell>
          <table:table-cell office:value-type="float" office:value="979.13" calcext:value-type="float">
            <text:p>979,13</text:p>
          </table:table-cell>
        </table:table-row>
        <table:table-row table:style-name="ro1">
          <table:table-cell/>
          <table:table-cell office:value-type="float" office:value="15.4868" calcext:value-type="float">
            <text:p>15,4868</text:p>
          </table:table-cell>
          <table:table-cell office:value-type="float" office:value="180361.62" calcext:value-type="float">
            <text:p>180361,62</text:p>
          </table:table-cell>
          <table:table-cell office:value-type="float" office:value="15.34" calcext:value-type="float">
            <text:p>15,34</text:p>
          </table:table-cell>
          <table:table-cell office:value-type="float" office:value="42.11" calcext:value-type="float">
            <text:p>42,11</text:p>
          </table:table-cell>
          <table:table-cell office:value-type="float" office:value="954.68" calcext:value-type="float">
            <text:p>954,68</text:p>
          </table:table-cell>
        </table:table-row>
        <table:table-row table:style-name="ro1">
          <table:table-cell/>
          <table:table-cell office:value-type="float" office:value="15.4869" calcext:value-type="float">
            <text:p>15,4869</text:p>
          </table:table-cell>
          <table:table-cell office:value-type="float" office:value="180125.86" calcext:value-type="float">
            <text:p>180125,86</text:p>
          </table:table-cell>
          <table:table-cell office:value-type="float" office:value="15.37" calcext:value-type="float">
            <text:p>15,37</text:p>
          </table:table-cell>
          <table:table-cell office:value-type="float" office:value="42.09" calcext:value-type="float">
            <text:p>42,09</text:p>
          </table:table-cell>
          <table:table-cell office:value-type="float" office:value="957.11" calcext:value-type="float">
            <text:p>957,11</text:p>
          </table:table-cell>
        </table:table-row>
        <table:table-row table:style-name="ro1">
          <table:table-cell/>
          <table:table-cell office:value-type="float" office:value="15.4892" calcext:value-type="float">
            <text:p>15,4892</text:p>
          </table:table-cell>
          <table:table-cell office:value-type="float" office:value="177525.21" calcext:value-type="float">
            <text:p>177525,21</text:p>
          </table:table-cell>
          <table:table-cell office:value-type="float" office:value="15.34" calcext:value-type="float">
            <text:p>15,34</text:p>
          </table:table-cell>
          <table:table-cell office:value-type="float" office:value="42.11" calcext:value-type="float">
            <text:p>42,11</text:p>
          </table:table-cell>
          <table:table-cell office:value-type="float" office:value="948.91" calcext:value-type="float">
            <text:p>948,91</text:p>
          </table:table-cell>
        </table:table-row>
        <table:table-row table:style-name="ro1">
          <table:table-cell/>
          <table:table-cell office:value-type="float" office:value="15.4894" calcext:value-type="float">
            <text:p>15,4894</text:p>
          </table:table-cell>
          <table:table-cell office:value-type="float" office:value="177670.64" calcext:value-type="float">
            <text:p>177670,64</text:p>
          </table:table-cell>
          <table:table-cell office:value-type="float" office:value="15.34" calcext:value-type="float">
            <text:p>15,34</text:p>
          </table:table-cell>
          <table:table-cell office:value-type="float" office:value="42.11" calcext:value-type="float">
            <text:p>42,11</text:p>
          </table:table-cell>
          <table:table-cell office:value-type="float" office:value="949.31" calcext:value-type="float">
            <text:p>949,31</text:p>
          </table:table-cell>
        </table:table-row>
        <table:table-row table:style-name="ro1">
          <table:table-cell/>
          <table:table-cell office:value-type="float" office:value="15.4899" calcext:value-type="float">
            <text:p>15,4899</text:p>
          </table:table-cell>
          <table:table-cell office:value-type="float" office:value="184663.99" calcext:value-type="float">
            <text:p>184663,99</text:p>
          </table:table-cell>
          <table:table-cell office:value-type="float" office:value="15.34" calcext:value-type="float">
            <text:p>15,34</text:p>
          </table:table-cell>
          <table:table-cell office:value-type="float" office:value="42.11" calcext:value-type="float">
            <text:p>42,11</text:p>
          </table:table-cell>
          <table:table-cell office:value-type="float" office:value="969.37" calcext:value-type="float">
            <text:p>969,37</text:p>
          </table:table-cell>
        </table:table-row>
        <table:table-row table:style-name="ro1">
          <table:table-cell/>
          <table:table-cell office:value-type="float" office:value="15.4901" calcext:value-type="float">
            <text:p>15,4901</text:p>
          </table:table-cell>
          <table:table-cell office:value-type="float" office:value="166132.19" calcext:value-type="float">
            <text:p>166132,19</text:p>
          </table:table-cell>
          <table:table-cell office:value-type="float" office:value="15.36" calcext:value-type="float">
            <text:p>15,36</text:p>
          </table:table-cell>
          <table:table-cell office:value-type="float" office:value="42.11" calcext:value-type="float">
            <text:p>42,11</text:p>
          </table:table-cell>
          <table:table-cell office:value-type="float" office:value="918.89" calcext:value-type="float">
            <text:p>918,89</text:p>
          </table:table-cell>
        </table:table-row>
        <table:table-row table:style-name="ro1">
          <table:table-cell/>
          <table:table-cell office:value-type="float" office:value="15.4908" calcext:value-type="float">
            <text:p>15,4908</text:p>
          </table:table-cell>
          <table:table-cell office:value-type="float" office:value="178961.42" calcext:value-type="float">
            <text:p>178961,42</text:p>
          </table:table-cell>
          <table:table-cell office:value-type="float" office:value="15.48" calcext:value-type="float">
            <text:p>15,48</text:p>
          </table:table-cell>
          <table:table-cell office:value-type="float" office:value="42.14" calcext:value-type="float">
            <text:p>42,14</text:p>
          </table:table-cell>
          <table:table-cell office:value-type="float" office:value="954.19" calcext:value-type="float">
            <text:p>954,19</text:p>
          </table:table-cell>
        </table:table-row>
        <table:table-row table:style-name="ro1">
          <table:table-cell/>
          <table:table-cell office:value-type="float" office:value="15.4915" calcext:value-type="float">
            <text:p>15,4915</text:p>
          </table:table-cell>
          <table:table-cell office:value-type="float" office:value="176326.96" calcext:value-type="float">
            <text:p>176326,96</text:p>
          </table:table-cell>
          <table:table-cell office:value-type="float" office:value="15.36" calcext:value-type="float">
            <text:p>15,36</text:p>
          </table:table-cell>
          <table:table-cell office:value-type="float" office:value="42.11" calcext:value-type="float">
            <text:p>42,11</text:p>
          </table:table-cell>
          <table:table-cell office:value-type="float" office:value="946.04" calcext:value-type="float">
            <text:p>946,04</text:p>
          </table:table-cell>
        </table:table-row>
        <table:table-row table:style-name="ro1">
          <table:table-cell/>
          <table:table-cell office:value-type="float" office:value="15.4916" calcext:value-type="float">
            <text:p>15,4916</text:p>
          </table:table-cell>
          <table:table-cell office:value-type="float" office:value="177607.74" calcext:value-type="float">
            <text:p>177607,74</text:p>
          </table:table-cell>
          <table:table-cell office:value-type="float" office:value="15.34" calcext:value-type="float">
            <text:p>15,34</text:p>
          </table:table-cell>
          <table:table-cell office:value-type="float" office:value="42.11" calcext:value-type="float">
            <text:p>42,11</text:p>
          </table:table-cell>
          <table:table-cell office:value-type="float" office:value="950.12" calcext:value-type="float">
            <text:p>950,12</text:p>
          </table:table-cell>
        </table:table-row>
        <table:table-row table:style-name="ro1">
          <table:table-cell/>
          <table:table-cell office:value-type="float" office:value="15.4921" calcext:value-type="float">
            <text:p>15,4921</text:p>
          </table:table-cell>
          <table:table-cell office:value-type="float" office:value="178040.46" calcext:value-type="float">
            <text:p>178040,46</text:p>
          </table:table-cell>
          <table:table-cell office:value-type="float" office:value="15.54" calcext:value-type="float">
            <text:p>15,54</text:p>
          </table:table-cell>
          <table:table-cell office:value-type="float" office:value="42.12" calcext:value-type="float">
            <text:p>42,12</text:p>
          </table:table-cell>
          <table:table-cell office:value-type="float" office:value="951.87" calcext:value-type="float">
            <text:p>951,87</text:p>
          </table:table-cell>
        </table:table-row>
        <table:table-row table:style-name="ro1">
          <table:table-cell/>
          <table:table-cell office:value-type="float" office:value="15.4922" calcext:value-type="float">
            <text:p>15,4922</text:p>
          </table:table-cell>
          <table:table-cell office:value-type="float" office:value="174896.66" calcext:value-type="float">
            <text:p>174896,66</text:p>
          </table:table-cell>
          <table:table-cell office:value-type="float" office:value="15.34" calcext:value-type="float">
            <text:p>15,34</text:p>
          </table:table-cell>
          <table:table-cell office:value-type="float" office:value="42.11" calcext:value-type="float">
            <text:p>42,11</text:p>
          </table:table-cell>
          <table:table-cell office:value-type="float" office:value="942.07" calcext:value-type="float">
            <text:p>942,07</text:p>
          </table:table-cell>
        </table:table-row>
        <table:table-row table:style-name="ro1">
          <table:table-cell/>
          <table:table-cell office:value-type="float" office:value="15.4926" calcext:value-type="float">
            <text:p>15,4926</text:p>
          </table:table-cell>
          <table:table-cell office:value-type="float" office:value="186030.87" calcext:value-type="float">
            <text:p>186030,87</text:p>
          </table:table-cell>
          <table:table-cell office:value-type="float" office:value="15.36" calcext:value-type="float">
            <text:p>15,36</text:p>
          </table:table-cell>
          <table:table-cell office:value-type="float" office:value="42.11" calcext:value-type="float">
            <text:p>42,11</text:p>
          </table:table-cell>
          <table:table-cell office:value-type="float" office:value="973.16" calcext:value-type="float">
            <text:p>973,16</text:p>
          </table:table-cell>
        </table:table-row>
        <table:table-row table:style-name="ro1">
          <table:table-cell/>
          <table:table-cell office:value-type="float" office:value="15.4932" calcext:value-type="float">
            <text:p>15,4932</text:p>
          </table:table-cell>
          <table:table-cell office:value-type="float" office:value="178190.14" calcext:value-type="float">
            <text:p>178190,14</text:p>
          </table:table-cell>
          <table:table-cell office:value-type="float" office:value="15.36" calcext:value-type="float">
            <text:p>15,36</text:p>
          </table:table-cell>
          <table:table-cell office:value-type="float" office:value="42.11" calcext:value-type="float">
            <text:p>42,11</text:p>
          </table:table-cell>
          <table:table-cell office:value-type="float" office:value="950.8" calcext:value-type="float">
            <text:p>950,8</text:p>
          </table:table-cell>
        </table:table-row>
        <table:table-row table:style-name="ro1">
          <table:table-cell/>
          <table:table-cell office:value-type="float" office:value="15.4934" calcext:value-type="float">
            <text:p>15,4934</text:p>
          </table:table-cell>
          <table:table-cell office:value-type="float" office:value="179289.97" calcext:value-type="float">
            <text:p>179289,97</text:p>
          </table:table-cell>
          <table:table-cell office:value-type="float" office:value="15.37" calcext:value-type="float">
            <text:p>15,37</text:p>
          </table:table-cell>
          <table:table-cell office:value-type="float" office:value="42.09" calcext:value-type="float">
            <text:p>42,09</text:p>
          </table:table-cell>
          <table:table-cell office:value-type="float" office:value="953.85" calcext:value-type="float">
            <text:p>953,85</text:p>
          </table:table-cell>
        </table:table-row>
        <table:table-row table:style-name="ro1">
          <table:table-cell/>
          <table:table-cell office:value-type="float" office:value="15.4947" calcext:value-type="float">
            <text:p>15,4947</text:p>
          </table:table-cell>
          <table:table-cell office:value-type="float" office:value="177494.48" calcext:value-type="float">
            <text:p>177494,48</text:p>
          </table:table-cell>
          <table:table-cell office:value-type="float" office:value="15.34" calcext:value-type="float">
            <text:p>15,34</text:p>
          </table:table-cell>
          <table:table-cell office:value-type="float" office:value="42.11" calcext:value-type="float">
            <text:p>42,11</text:p>
          </table:table-cell>
          <table:table-cell office:value-type="float" office:value="948.83" calcext:value-type="float">
            <text:p>948,83</text:p>
          </table:table-cell>
        </table:table-row>
        <table:table-row table:style-name="ro1">
          <table:table-cell/>
          <table:table-cell office:value-type="float" office:value="15.4948" calcext:value-type="float">
            <text:p>15,4948</text:p>
          </table:table-cell>
          <table:table-cell office:value-type="float" office:value="173018.28" calcext:value-type="float">
            <text:p>173018,28</text:p>
          </table:table-cell>
          <table:table-cell office:value-type="float" office:value="15.34" calcext:value-type="float">
            <text:p>15,34</text:p>
          </table:table-cell>
          <table:table-cell office:value-type="float" office:value="42.11" calcext:value-type="float">
            <text:p>42,11</text:p>
          </table:table-cell>
          <table:table-cell office:value-type="float" office:value="936.62" calcext:value-type="float">
            <text:p>936,62</text:p>
          </table:table-cell>
        </table:table-row>
        <table:table-row table:style-name="ro1">
          <table:table-cell/>
          <table:table-cell office:value-type="float" office:value="15.4952" calcext:value-type="float">
            <text:p>15,4952</text:p>
          </table:table-cell>
          <table:table-cell office:value-type="float" office:value="173683.63" calcext:value-type="float">
            <text:p>173683,63</text:p>
          </table:table-cell>
          <table:table-cell office:value-type="float" office:value="15.34" calcext:value-type="float">
            <text:p>15,34</text:p>
          </table:table-cell>
          <table:table-cell office:value-type="float" office:value="42.11" calcext:value-type="float">
            <text:p>42,11</text:p>
          </table:table-cell>
          <table:table-cell office:value-type="float" office:value="938.76" calcext:value-type="float">
            <text:p>938,76</text:p>
          </table:table-cell>
        </table:table-row>
        <table:table-row table:style-name="ro1">
          <table:table-cell/>
          <table:table-cell office:value-type="float" office:value="15.4954" calcext:value-type="float">
            <text:p>15,4954</text:p>
          </table:table-cell>
          <table:table-cell office:value-type="float" office:value="176987.3" calcext:value-type="float">
            <text:p>176987,3</text:p>
          </table:table-cell>
          <table:table-cell office:value-type="float" office:value="15.36" calcext:value-type="float">
            <text:p>15,36</text:p>
          </table:table-cell>
          <table:table-cell office:value-type="float" office:value="42.11" calcext:value-type="float">
            <text:p>42,11</text:p>
          </table:table-cell>
          <table:table-cell office:value-type="float" office:value="947.51" calcext:value-type="float">
            <text:p>947,51</text:p>
          </table:table-cell>
        </table:table-row>
        <table:table-row table:style-name="ro1">
          <table:table-cell/>
          <table:table-cell office:value-type="float" office:value="15.4959" calcext:value-type="float">
            <text:p>15,4959</text:p>
          </table:table-cell>
          <table:table-cell office:value-type="float" office:value="169456.33" calcext:value-type="float">
            <text:p>169456,33</text:p>
          </table:table-cell>
          <table:table-cell office:value-type="float" office:value="15.34" calcext:value-type="float">
            <text:p>15,34</text:p>
          </table:table-cell>
          <table:table-cell office:value-type="float" office:value="42.11" calcext:value-type="float">
            <text:p>42,11</text:p>
          </table:table-cell>
          <table:table-cell office:value-type="float" office:value="926.91" calcext:value-type="float">
            <text:p>926,91</text:p>
          </table:table-cell>
        </table:table-row>
        <table:table-row table:style-name="ro1">
          <table:table-cell/>
          <table:table-cell office:value-type="float" office:value="15.4964" calcext:value-type="float">
            <text:p>15,4964</text:p>
          </table:table-cell>
          <table:table-cell office:value-type="float" office:value="178669.73" calcext:value-type="float">
            <text:p>178669,73</text:p>
          </table:table-cell>
          <table:table-cell office:value-type="float" office:value="15.34" calcext:value-type="float">
            <text:p>15,34</text:p>
          </table:table-cell>
          <table:table-cell office:value-type="float" office:value="42.11" calcext:value-type="float">
            <text:p>42,11</text:p>
          </table:table-cell>
          <table:table-cell office:value-type="float" office:value="952.36" calcext:value-type="float">
            <text:p>952,36</text:p>
          </table:table-cell>
        </table:table-row>
        <table:table-row table:style-name="ro1">
          <table:table-cell/>
          <table:table-cell office:value-type="float" office:value="15.4967" calcext:value-type="float">
            <text:p>15,4967</text:p>
          </table:table-cell>
          <table:table-cell office:value-type="float" office:value="177255.23" calcext:value-type="float">
            <text:p>177255,23</text:p>
          </table:table-cell>
          <table:table-cell office:value-type="float" office:value="15.34" calcext:value-type="float">
            <text:p>15,34</text:p>
          </table:table-cell>
          <table:table-cell office:value-type="float" office:value="42.11" calcext:value-type="float">
            <text:p>42,11</text:p>
          </table:table-cell>
          <table:table-cell office:value-type="float" office:value="946.21" calcext:value-type="float">
            <text:p>946,21</text:p>
          </table:table-cell>
        </table:table-row>
        <table:table-row table:style-name="ro1">
          <table:table-cell/>
          <table:table-cell office:value-type="float" office:value="15.4973" calcext:value-type="float">
            <text:p>15,4973</text:p>
          </table:table-cell>
          <table:table-cell office:value-type="float" office:value="184677.88" calcext:value-type="float">
            <text:p>184677,88</text:p>
          </table:table-cell>
          <table:table-cell office:value-type="float" office:value="15.37" calcext:value-type="float">
            <text:p>15,37</text:p>
          </table:table-cell>
          <table:table-cell office:value-type="float" office:value="42.09" calcext:value-type="float">
            <text:p>42,09</text:p>
          </table:table-cell>
          <table:table-cell office:value-type="float" office:value="968.54" calcext:value-type="float">
            <text:p>968,54</text:p>
          </table:table-cell>
        </table:table-row>
        <table:table-row table:style-name="ro1">
          <table:table-cell/>
          <table:table-cell office:value-type="float" office:value="15.4976" calcext:value-type="float">
            <text:p>15,4976</text:p>
          </table:table-cell>
          <table:table-cell office:value-type="float" office:value="176824.59" calcext:value-type="float">
            <text:p>176824,59</text:p>
          </table:table-cell>
          <table:table-cell office:value-type="float" office:value="15.34" calcext:value-type="float">
            <text:p>15,34</text:p>
          </table:table-cell>
          <table:table-cell office:value-type="float" office:value="42.11" calcext:value-type="float">
            <text:p>42,11</text:p>
          </table:table-cell>
          <table:table-cell office:value-type="float" office:value="947.99" calcext:value-type="float">
            <text:p>947,99</text:p>
          </table:table-cell>
        </table:table-row>
        <table:table-row table:style-name="ro1">
          <table:table-cell/>
          <table:table-cell office:value-type="float" office:value="15.4993" calcext:value-type="float">
            <text:p>15,4993</text:p>
          </table:table-cell>
          <table:table-cell office:value-type="float" office:value="165280.84" calcext:value-type="float">
            <text:p>165280,84</text:p>
          </table:table-cell>
          <table:table-cell office:value-type="float" office:value="15.27" calcext:value-type="float">
            <text:p>15,27</text:p>
          </table:table-cell>
          <table:table-cell office:value-type="float" office:value="42.21" calcext:value-type="float">
            <text:p>42,21</text:p>
          </table:table-cell>
          <table:table-cell office:value-type="float" office:value="915.09" calcext:value-type="float">
            <text:p>915,09</text:p>
          </table:table-cell>
        </table:table-row>
        <table:table-row table:style-name="ro1">
          <table:table-cell/>
          <table:table-cell office:value-type="float" office:value="15.4995" calcext:value-type="float">
            <text:p>15,4995</text:p>
          </table:table-cell>
          <table:table-cell office:value-type="float" office:value="173102.55" calcext:value-type="float">
            <text:p>173102,55</text:p>
          </table:table-cell>
          <table:table-cell office:value-type="float" office:value="15.12" calcext:value-type="float">
            <text:p>15,12</text:p>
          </table:table-cell>
          <table:table-cell office:value-type="float" office:value="42.19" calcext:value-type="float">
            <text:p>42,19</text:p>
          </table:table-cell>
          <table:table-cell office:value-type="float" office:value="936.05" calcext:value-type="float">
            <text:p>936,05</text:p>
          </table:table-cell>
        </table:table-row>
        <table:table-row table:style-name="ro1">
          <table:table-cell/>
          <table:table-cell office:value-type="float" office:value="15.5006" calcext:value-type="float">
            <text:p>15,5006</text:p>
          </table:table-cell>
          <table:table-cell office:value-type="float" office:value="174135.62" calcext:value-type="float">
            <text:p>174135,62</text:p>
          </table:table-cell>
          <table:table-cell office:value-type="float" office:value="14.22" calcext:value-type="float">
            <text:p>14,22</text:p>
          </table:table-cell>
          <table:table-cell office:value-type="float" office:value="42.35" calcext:value-type="float">
            <text:p>42,35</text:p>
          </table:table-cell>
          <table:table-cell office:value-type="float" office:value="935.82" calcext:value-type="float">
            <text:p>935,82</text:p>
          </table:table-cell>
        </table:table-row>
        <table:table-row table:style-name="ro1">
          <table:table-cell/>
          <table:table-cell office:value-type="float" office:value="15.5013" calcext:value-type="float">
            <text:p>15,5013</text:p>
          </table:table-cell>
          <table:table-cell office:value-type="float" office:value="169519.16" calcext:value-type="float">
            <text:p>169519,16</text:p>
          </table:table-cell>
          <table:table-cell office:value-type="float" office:value="14.07" calcext:value-type="float">
            <text:p>14,07</text:p>
          </table:table-cell>
          <table:table-cell office:value-type="float" office:value="42.31" calcext:value-type="float">
            <text:p>42,31</text:p>
          </table:table-cell>
          <table:table-cell office:value-type="float" office:value="922.87" calcext:value-type="float">
            <text:p>922,87</text:p>
          </table:table-cell>
        </table:table-row>
        <table:table-row table:style-name="ro1">
          <table:table-cell/>
          <table:table-cell office:value-type="float" office:value="15.5036" calcext:value-type="float">
            <text:p>15,5036</text:p>
          </table:table-cell>
          <table:table-cell office:value-type="float" office:value="174554.14" calcext:value-type="float">
            <text:p>174554,14</text:p>
          </table:table-cell>
          <table:table-cell office:value-type="float" office:value="14.11" calcext:value-type="float">
            <text:p>14,11</text:p>
          </table:table-cell>
          <table:table-cell office:value-type="float" office:value="42.33" calcext:value-type="float">
            <text:p>42,33</text:p>
          </table:table-cell>
          <table:table-cell office:value-type="float" office:value="936.69" calcext:value-type="float">
            <text:p>936,69</text:p>
          </table:table-cell>
        </table:table-row>
        <table:table-row table:style-name="ro1">
          <table:table-cell/>
          <table:table-cell office:value-type="float" office:value="15.5038" calcext:value-type="float">
            <text:p>15,5038</text:p>
          </table:table-cell>
          <table:table-cell office:value-type="float" office:value="179089.83" calcext:value-type="float">
            <text:p>179089,83</text:p>
          </table:table-cell>
          <table:table-cell office:value-type="float" office:value="14.08" calcext:value-type="float">
            <text:p>14,08</text:p>
          </table:table-cell>
          <table:table-cell office:value-type="float" office:value="42.32" calcext:value-type="float">
            <text:p>42,32</text:p>
          </table:table-cell>
          <table:table-cell office:value-type="float" office:value="948.99" calcext:value-type="float">
            <text:p>948,99</text:p>
          </table:table-cell>
        </table:table-row>
        <table:table-row table:style-name="ro1">
          <table:table-cell/>
          <table:table-cell office:value-type="float" office:value="15.5046" calcext:value-type="float">
            <text:p>15,5046</text:p>
          </table:table-cell>
          <table:table-cell office:value-type="float" office:value="175224.22" calcext:value-type="float">
            <text:p>175224,22</text:p>
          </table:table-cell>
          <table:table-cell office:value-type="float" office:value="14.14" calcext:value-type="float">
            <text:p>14,14</text:p>
          </table:table-cell>
          <table:table-cell office:value-type="float" office:value="42.31" calcext:value-type="float">
            <text:p>42,31</text:p>
          </table:table-cell>
          <table:table-cell office:value-type="float" office:value="938.64" calcext:value-type="float">
            <text:p>938,64</text:p>
          </table:table-cell>
        </table:table-row>
        <table:table-row table:style-name="ro1">
          <table:table-cell/>
          <table:table-cell office:value-type="float" office:value="15.5055" calcext:value-type="float">
            <text:p>15,5055</text:p>
          </table:table-cell>
          <table:table-cell office:value-type="float" office:value="171843.77" calcext:value-type="float">
            <text:p>171843,77</text:p>
          </table:table-cell>
          <table:table-cell office:value-type="float" office:value="14.69" calcext:value-type="float">
            <text:p>14,69</text:p>
          </table:table-cell>
          <table:table-cell office:value-type="float" office:value="42.02" calcext:value-type="float">
            <text:p>42,02</text:p>
          </table:table-cell>
          <table:table-cell office:value-type="float" office:value="931.65" calcext:value-type="float">
            <text:p>931,65</text:p>
          </table:table-cell>
        </table:table-row>
        <table:table-row table:style-name="ro1">
          <table:table-cell/>
          <table:table-cell office:value-type="float" office:value="15.5063" calcext:value-type="float">
            <text:p>15,5063</text:p>
          </table:table-cell>
          <table:table-cell office:value-type="float" office:value="178322.65" calcext:value-type="float">
            <text:p>178322,65</text:p>
          </table:table-cell>
          <table:table-cell office:value-type="float" office:value="14.69" calcext:value-type="float">
            <text:p>14,69</text:p>
          </table:table-cell>
          <table:table-cell office:value-type="float" office:value="42.02" calcext:value-type="float">
            <text:p>42,02</text:p>
          </table:table-cell>
          <table:table-cell office:value-type="float" office:value="949.32" calcext:value-type="float">
            <text:p>949,32</text:p>
          </table:table-cell>
        </table:table-row>
        <table:table-row table:style-name="ro1">
          <table:table-cell/>
          <table:table-cell office:value-type="float" office:value="15.5068" calcext:value-type="float">
            <text:p>15,5068</text:p>
          </table:table-cell>
          <table:table-cell office:value-type="float" office:value="180688.86" calcext:value-type="float">
            <text:p>180688,86</text:p>
          </table:table-cell>
          <table:table-cell office:value-type="float" office:value="14.69" calcext:value-type="float">
            <text:p>14,69</text:p>
          </table:table-cell>
          <table:table-cell office:value-type="float" office:value="42.02" calcext:value-type="float">
            <text:p>42,02</text:p>
          </table:table-cell>
          <table:table-cell office:value-type="float" office:value="955.77" calcext:value-type="float">
            <text:p>955,77</text:p>
          </table:table-cell>
        </table:table-row>
        <table:table-row table:style-name="ro1">
          <table:table-cell/>
          <table:table-cell office:value-type="float" office:value="15.508" calcext:value-type="float">
            <text:p>15,508</text:p>
          </table:table-cell>
          <table:table-cell office:value-type="float" office:value="182509.07" calcext:value-type="float">
            <text:p>182509,07</text:p>
          </table:table-cell>
          <table:table-cell office:value-type="float" office:value="14.84" calcext:value-type="float">
            <text:p>14,84</text:p>
          </table:table-cell>
          <table:table-cell office:value-type="float" office:value="42.05" calcext:value-type="float">
            <text:p>42,05</text:p>
          </table:table-cell>
          <table:table-cell office:value-type="float" office:value="962.08" calcext:value-type="float">
            <text:p>962,08</text:p>
          </table:table-cell>
        </table:table-row>
        <table:table-row table:style-name="ro1">
          <table:table-cell/>
          <table:table-cell office:value-type="float" office:value="15.5081" calcext:value-type="float">
            <text:p>15,5081</text:p>
          </table:table-cell>
          <table:table-cell office:value-type="float" office:value="172139.92" calcext:value-type="float">
            <text:p>172139,92</text:p>
          </table:table-cell>
          <table:table-cell office:value-type="float" office:value="14.86" calcext:value-type="float">
            <text:p>14,86</text:p>
          </table:table-cell>
          <table:table-cell office:value-type="float" office:value="42.06" calcext:value-type="float">
            <text:p>42,06</text:p>
          </table:table-cell>
          <table:table-cell office:value-type="float" office:value="932.89" calcext:value-type="float">
            <text:p>932,89</text:p>
          </table:table-cell>
        </table:table-row>
        <table:table-row table:style-name="ro1">
          <table:table-cell/>
          <table:table-cell office:value-type="float" office:value="15.5097" calcext:value-type="float">
            <text:p>15,5097</text:p>
          </table:table-cell>
          <table:table-cell office:value-type="float" office:value="173077.13" calcext:value-type="float">
            <text:p>173077,13</text:p>
          </table:table-cell>
          <table:table-cell office:value-type="float" office:value="14.69" calcext:value-type="float">
            <text:p>14,69</text:p>
          </table:table-cell>
          <table:table-cell office:value-type="float" office:value="42.02" calcext:value-type="float">
            <text:p>42,02</text:p>
          </table:table-cell>
          <table:table-cell office:value-type="float" office:value="935.01" calcext:value-type="float">
            <text:p>935,01</text:p>
          </table:table-cell>
        </table:table-row>
        <table:table-row table:style-name="ro1">
          <table:table-cell/>
          <table:table-cell office:value-type="float" office:value="15.5105" calcext:value-type="float">
            <text:p>15,5105</text:p>
          </table:table-cell>
          <table:table-cell office:value-type="float" office:value="183408.97" calcext:value-type="float">
            <text:p>183408,97</text:p>
          </table:table-cell>
          <table:table-cell office:value-type="float" office:value="14.84" calcext:value-type="float">
            <text:p>14,84</text:p>
          </table:table-cell>
          <table:table-cell office:value-type="float" office:value="42.05" calcext:value-type="float">
            <text:p>42,05</text:p>
          </table:table-cell>
          <table:table-cell office:value-type="float" office:value="964.54" calcext:value-type="float">
            <text:p>964,54</text:p>
          </table:table-cell>
        </table:table-row>
        <table:table-row table:style-name="ro1">
          <table:table-cell/>
          <table:table-cell office:value-type="float" office:value="15.5106" calcext:value-type="float">
            <text:p>15,5106</text:p>
          </table:table-cell>
          <table:table-cell office:value-type="float" office:value="173701.42" calcext:value-type="float">
            <text:p>173701,42</text:p>
          </table:table-cell>
          <table:table-cell office:value-type="float" office:value="14.72" calcext:value-type="float">
            <text:p>14,72</text:p>
          </table:table-cell>
          <table:table-cell office:value-type="float" office:value="42.03" calcext:value-type="float">
            <text:p>42,03</text:p>
          </table:table-cell>
          <table:table-cell office:value-type="float" office:value="936.78" calcext:value-type="float">
            <text:p>936,78</text:p>
          </table:table-cell>
        </table:table-row>
        <table:table-row table:style-name="ro1">
          <table:table-cell/>
          <table:table-cell office:value-type="float" office:value="15.5129" calcext:value-type="float">
            <text:p>15,5129</text:p>
          </table:table-cell>
          <table:table-cell office:value-type="float" office:value="177712.35" calcext:value-type="float">
            <text:p>177712,35</text:p>
          </table:table-cell>
          <table:table-cell office:value-type="float" office:value="14.92" calcext:value-type="float">
            <text:p>14,92</text:p>
          </table:table-cell>
          <table:table-cell office:value-type="float" office:value="42.05" calcext:value-type="float">
            <text:p>42,05</text:p>
          </table:table-cell>
          <table:table-cell office:value-type="float" office:value="949.27" calcext:value-type="float">
            <text:p>949,27</text:p>
          </table:table-cell>
        </table:table-row>
        <table:table-row table:style-name="ro1">
          <table:table-cell/>
          <table:table-cell office:value-type="float" office:value="15.5139" calcext:value-type="float">
            <text:p>15,5139</text:p>
          </table:table-cell>
          <table:table-cell office:value-type="float" office:value="168902.72" calcext:value-type="float">
            <text:p>168902,72</text:p>
          </table:table-cell>
          <table:table-cell office:value-type="float" office:value="14.69" calcext:value-type="float">
            <text:p>14,69</text:p>
          </table:table-cell>
          <table:table-cell office:value-type="float" office:value="42.02" calcext:value-type="float">
            <text:p>42,02</text:p>
          </table:table-cell>
          <table:table-cell office:value-type="float" office:value="923.63" calcext:value-type="float">
            <text:p>923,63</text:p>
          </table:table-cell>
        </table:table-row>
        <table:table-row table:style-name="ro1">
          <table:table-cell/>
          <table:table-cell office:value-type="float" office:value="15.5145" calcext:value-type="float">
            <text:p>15,5145</text:p>
          </table:table-cell>
          <table:table-cell office:value-type="float" office:value="173138.74" calcext:value-type="float">
            <text:p>173138,74</text:p>
          </table:table-cell>
          <table:table-cell office:value-type="float" office:value="14.69" calcext:value-type="float">
            <text:p>14,69</text:p>
          </table:table-cell>
          <table:table-cell office:value-type="float" office:value="42.02" calcext:value-type="float">
            <text:p>42,02</text:p>
          </table:table-cell>
          <table:table-cell office:value-type="float" office:value="935.18" calcext:value-type="float">
            <text:p>935,18</text:p>
          </table:table-cell>
        </table:table-row>
        <table:table-row table:style-name="ro1">
          <table:table-cell/>
          <table:table-cell office:value-type="float" office:value="15.5154" calcext:value-type="float">
            <text:p>15,5154</text:p>
          </table:table-cell>
          <table:table-cell office:value-type="float" office:value="168191.78" calcext:value-type="float">
            <text:p>168191,78</text:p>
          </table:table-cell>
          <table:table-cell office:value-type="float" office:value="14.72" calcext:value-type="float">
            <text:p>14,72</text:p>
          </table:table-cell>
          <table:table-cell office:value-type="float" office:value="42.03" calcext:value-type="float">
            <text:p>42,03</text:p>
          </table:table-cell>
          <table:table-cell office:value-type="float" office:value="921.75" calcext:value-type="float">
            <text:p>921,75</text:p>
          </table:table-cell>
        </table:table-row>
        <table:table-row table:style-name="ro1">
          <table:table-cell/>
          <table:table-cell office:value-type="float" office:value="15.5178" calcext:value-type="float">
            <text:p>15,5178</text:p>
          </table:table-cell>
          <table:table-cell office:value-type="float" office:value="172354.99" calcext:value-type="float">
            <text:p>172354,99</text:p>
          </table:table-cell>
          <table:table-cell office:value-type="float" office:value="14.94" calcext:value-type="float">
            <text:p>14,94</text:p>
          </table:table-cell>
          <table:table-cell office:value-type="float" office:value="44.37" calcext:value-type="float">
            <text:p>44,37</text:p>
          </table:table-cell>
          <table:table-cell office:value-type="float" office:value="929.08" calcext:value-type="float">
            <text:p>929,08</text:p>
          </table:table-cell>
        </table:table-row>
        <table:table-row table:style-name="ro1">
          <table:table-cell/>
          <table:table-cell office:value-type="float" office:value="15.5214" calcext:value-type="float">
            <text:p>15,5214</text:p>
          </table:table-cell>
          <table:table-cell office:value-type="float" office:value="178277.22" calcext:value-type="float">
            <text:p>178277,22</text:p>
          </table:table-cell>
          <table:table-cell office:value-type="float" office:value="15.08" calcext:value-type="float">
            <text:p>15,08</text:p>
          </table:table-cell>
          <table:table-cell office:value-type="float" office:value="44.4" calcext:value-type="float">
            <text:p>44,4</text:p>
          </table:table-cell>
          <table:table-cell office:value-type="float" office:value="945.6" calcext:value-type="float">
            <text:p>945,6</text:p>
          </table:table-cell>
        </table:table-row>
        <table:table-row table:style-name="ro1">
          <table:table-cell/>
          <table:table-cell office:value-type="float" office:value="15.5219" calcext:value-type="float">
            <text:p>15,5219</text:p>
          </table:table-cell>
          <table:table-cell office:value-type="float" office:value="174830.36" calcext:value-type="float">
            <text:p>174830,36</text:p>
          </table:table-cell>
          <table:table-cell office:value-type="float" office:value="15.02" calcext:value-type="float">
            <text:p>15,02</text:p>
          </table:table-cell>
          <table:table-cell office:value-type="float" office:value="44.36" calcext:value-type="float">
            <text:p>44,36</text:p>
          </table:table-cell>
          <table:table-cell office:value-type="float" office:value="936.1" calcext:value-type="float">
            <text:p>936,1</text:p>
          </table:table-cell>
        </table:table-row>
        <table:table-row table:style-name="ro1">
          <table:table-cell/>
          <table:table-cell office:value-type="float" office:value="15.5232" calcext:value-type="float">
            <text:p>15,5232</text:p>
          </table:table-cell>
          <table:table-cell office:value-type="float" office:value="168502.22" calcext:value-type="float">
            <text:p>168502,22</text:p>
          </table:table-cell>
          <table:table-cell office:value-type="float" office:value="14.99" calcext:value-type="float">
            <text:p>14,99</text:p>
          </table:table-cell>
          <table:table-cell office:value-type="float" office:value="44.36" calcext:value-type="float">
            <text:p>44,36</text:p>
          </table:table-cell>
          <table:table-cell office:value-type="float" office:value="918.77" calcext:value-type="float">
            <text:p>918,77</text:p>
          </table:table-cell>
        </table:table-row>
        <table:table-row table:style-name="ro1">
          <table:table-cell/>
          <table:table-cell office:value-type="float" office:value="15.5255" calcext:value-type="float">
            <text:p>15,5255</text:p>
          </table:table-cell>
          <table:table-cell office:value-type="float" office:value="178946.59" calcext:value-type="float">
            <text:p>178946,59</text:p>
          </table:table-cell>
          <table:table-cell office:value-type="float" office:value="15.08" calcext:value-type="float">
            <text:p>15,08</text:p>
          </table:table-cell>
          <table:table-cell office:value-type="float" office:value="44.4" calcext:value-type="float">
            <text:p>44,4</text:p>
          </table:table-cell>
          <table:table-cell office:value-type="float" office:value="947.43" calcext:value-type="float">
            <text:p>947,43</text:p>
          </table:table-cell>
        </table:table-row>
        <table:table-row table:style-name="ro1">
          <table:table-cell/>
          <table:table-cell office:value-type="float" office:value="15.5267" calcext:value-type="float">
            <text:p>15,5267</text:p>
          </table:table-cell>
          <table:table-cell office:value-type="float" office:value="176560.52" calcext:value-type="float">
            <text:p>176560,52</text:p>
          </table:table-cell>
          <table:table-cell office:value-type="float" office:value="14.94" calcext:value-type="float">
            <text:p>14,94</text:p>
          </table:table-cell>
          <table:table-cell office:value-type="float" office:value="44.37" calcext:value-type="float">
            <text:p>44,37</text:p>
          </table:table-cell>
          <table:table-cell office:value-type="float" office:value="940.55" calcext:value-type="float">
            <text:p>940,55</text:p>
          </table:table-cell>
        </table:table-row>
        <table:table-row table:style-name="ro1">
          <table:table-cell/>
          <table:table-cell office:value-type="float" office:value="15.5296" calcext:value-type="float">
            <text:p>15,5296</text:p>
          </table:table-cell>
          <table:table-cell office:value-type="float" office:value="183550.9" calcext:value-type="float">
            <text:p>183550,9</text:p>
          </table:table-cell>
          <table:table-cell office:value-type="float" office:value="15.08" calcext:value-type="float">
            <text:p>15,08</text:p>
          </table:table-cell>
          <table:table-cell office:value-type="float" office:value="44.4" calcext:value-type="float">
            <text:p>44,4</text:p>
          </table:table-cell>
          <table:table-cell office:value-type="float" office:value="959.99" calcext:value-type="float">
            <text:p>959,99</text:p>
          </table:table-cell>
        </table:table-row>
        <table:table-row table:style-name="ro1">
          <table:table-cell/>
          <table:table-cell office:value-type="float" office:value="15.5306" calcext:value-type="float">
            <text:p>15,5306</text:p>
          </table:table-cell>
          <table:table-cell office:value-type="float" office:value="174632.8" calcext:value-type="float">
            <text:p>174632,8</text:p>
          </table:table-cell>
          <table:table-cell office:value-type="float" office:value="15" calcext:value-type="float">
            <text:p>15</text:p>
          </table:table-cell>
          <table:table-cell office:value-type="float" office:value="44.44" calcext:value-type="float">
            <text:p>44,44</text:p>
          </table:table-cell>
          <table:table-cell office:value-type="float" office:value="935.34" calcext:value-type="float">
            <text:p>935,34</text:p>
          </table:table-cell>
        </table:table-row>
        <table:table-row table:style-name="ro1">
          <table:table-cell/>
          <table:table-cell office:value-type="float" office:value="15.5307" calcext:value-type="float">
            <text:p>15,5307</text:p>
          </table:table-cell>
          <table:table-cell office:value-type="float" office:value="168558.77" calcext:value-type="float">
            <text:p>168558,77</text:p>
          </table:table-cell>
          <table:table-cell office:value-type="float" office:value="15.12" calcext:value-type="float">
            <text:p>15,12</text:p>
          </table:table-cell>
          <table:table-cell office:value-type="float" office:value="44.46" calcext:value-type="float">
            <text:p>44,46</text:p>
          </table:table-cell>
          <table:table-cell office:value-type="float" office:value="919.08" calcext:value-type="float">
            <text:p>919,08</text:p>
          </table:table-cell>
        </table:table-row>
        <table:table-row table:style-name="ro1">
          <table:table-cell/>
          <table:table-cell office:value-type="float" office:value="15.5315" calcext:value-type="float">
            <text:p>15,5315</text:p>
          </table:table-cell>
          <table:table-cell office:value-type="float" office:value="171378.8" calcext:value-type="float">
            <text:p>171378,8</text:p>
          </table:table-cell>
          <table:table-cell office:value-type="float" office:value="14.97" calcext:value-type="float">
            <text:p>14,97</text:p>
          </table:table-cell>
          <table:table-cell office:value-type="float" office:value="44.44" calcext:value-type="float">
            <text:p>44,44</text:p>
          </table:table-cell>
          <table:table-cell office:value-type="float" office:value="926.39" calcext:value-type="float">
            <text:p>926,39</text:p>
          </table:table-cell>
        </table:table-row>
        <table:table-row table:style-name="ro1">
          <table:table-cell/>
          <table:table-cell office:value-type="float" office:value="15.5317" calcext:value-type="float">
            <text:p>15,5317</text:p>
          </table:table-cell>
          <table:table-cell office:value-type="float" office:value="183078.94" calcext:value-type="float">
            <text:p>183078,94</text:p>
          </table:table-cell>
          <table:table-cell office:value-type="float" office:value="14.97" calcext:value-type="float">
            <text:p>14,97</text:p>
          </table:table-cell>
          <table:table-cell office:value-type="float" office:value="44.44" calcext:value-type="float">
            <text:p>44,44</text:p>
          </table:table-cell>
          <table:table-cell office:value-type="float" office:value="958.3" calcext:value-type="float">
            <text:p>958,3</text:p>
          </table:table-cell>
        </table:table-row>
        <table:table-row table:style-name="ro1">
          <table:table-cell/>
          <table:table-cell office:value-type="float" office:value="15.552" calcext:value-type="float">
            <text:p>15,552</text:p>
          </table:table-cell>
          <table:table-cell office:value-type="float" office:value="164170.96" calcext:value-type="float">
            <text:p>164170,96</text:p>
          </table:table-cell>
          <table:table-cell office:value-type="float" office:value="14.7" calcext:value-type="float">
            <text:p>14,7</text:p>
          </table:table-cell>
          <table:table-cell office:value-type="float" office:value="44.79" calcext:value-type="float">
            <text:p>44,79</text:p>
          </table:table-cell>
          <table:table-cell office:value-type="float" office:value="905.21" calcext:value-type="float">
            <text:p>905,21</text:p>
          </table:table-cell>
        </table:table-row>
        <table:table-row table:style-name="ro1">
          <table:table-cell/>
          <table:table-cell office:value-type="float" office:value="15.5535" calcext:value-type="float">
            <text:p>15,5535</text:p>
          </table:table-cell>
          <table:table-cell office:value-type="float" office:value="173016.83" calcext:value-type="float">
            <text:p>173016,83</text:p>
          </table:table-cell>
          <table:table-cell office:value-type="float" office:value="14.68" calcext:value-type="float">
            <text:p>14,68</text:p>
          </table:table-cell>
          <table:table-cell office:value-type="float" office:value="44.79" calcext:value-type="float">
            <text:p>44,79</text:p>
          </table:table-cell>
          <table:table-cell office:value-type="float" office:value="929.26" calcext:value-type="float">
            <text:p>929,26</text:p>
          </table:table-cell>
        </table:table-row>
        <table:table-row table:style-name="ro1">
          <table:table-cell/>
          <table:table-cell office:value-type="float" office:value="15.5552" calcext:value-type="float">
            <text:p>15,5552</text:p>
          </table:table-cell>
          <table:table-cell office:value-type="float" office:value="173290.37" calcext:value-type="float">
            <text:p>173290,37</text:p>
          </table:table-cell>
          <table:table-cell office:value-type="float" office:value="14.96" calcext:value-type="float">
            <text:p>14,96</text:p>
          </table:table-cell>
          <table:table-cell office:value-type="float" office:value="44.82" calcext:value-type="float">
            <text:p>44,82</text:p>
          </table:table-cell>
          <table:table-cell office:value-type="float" office:value="930.79" calcext:value-type="float">
            <text:p>930,79</text:p>
          </table:table-cell>
        </table:table-row>
        <table:table-row table:style-name="ro1">
          <table:table-cell/>
          <table:table-cell office:value-type="float" office:value="15.5559" calcext:value-type="float">
            <text:p>15,5559</text:p>
          </table:table-cell>
          <table:table-cell office:value-type="float" office:value="167300.76" calcext:value-type="float">
            <text:p>167300,76</text:p>
          </table:table-cell>
          <table:table-cell office:value-type="float" office:value="14.81" calcext:value-type="float">
            <text:p>14,81</text:p>
          </table:table-cell>
          <table:table-cell office:value-type="float" office:value="44.79" calcext:value-type="float">
            <text:p>44,79</text:p>
          </table:table-cell>
          <table:table-cell office:value-type="float" office:value="914.09" calcext:value-type="float">
            <text:p>914,09</text:p>
          </table:table-cell>
        </table:table-row>
        <table:table-row table:style-name="ro1">
          <table:table-cell/>
          <table:table-cell office:value-type="float" office:value="15.5571" calcext:value-type="float">
            <text:p>15,5571</text:p>
          </table:table-cell>
          <table:table-cell office:value-type="float" office:value="176568.93" calcext:value-type="float">
            <text:p>176568,93</text:p>
          </table:table-cell>
          <table:table-cell office:value-type="float" office:value="14.96" calcext:value-type="float">
            <text:p>14,96</text:p>
          </table:table-cell>
          <table:table-cell office:value-type="float" office:value="44.82" calcext:value-type="float">
            <text:p>44,82</text:p>
          </table:table-cell>
          <table:table-cell office:value-type="float" office:value="940.06" calcext:value-type="float">
            <text:p>940,06</text:p>
          </table:table-cell>
        </table:table-row>
        <table:table-row table:style-name="ro1">
          <table:table-cell/>
          <table:table-cell office:value-type="float" office:value="15.5618" calcext:value-type="float">
            <text:p>15,5618</text:p>
          </table:table-cell>
          <table:table-cell office:value-type="float" office:value="172298.11" calcext:value-type="float">
            <text:p>172298,11</text:p>
          </table:table-cell>
          <table:table-cell office:value-type="float" office:value="14.48" calcext:value-type="float">
            <text:p>14,48</text:p>
          </table:table-cell>
          <table:table-cell office:value-type="float" office:value="45.26" calcext:value-type="float">
            <text:p>45,26</text:p>
          </table:table-cell>
          <table:table-cell office:value-type="float" office:value="925.77" calcext:value-type="float">
            <text:p>925,77</text:p>
          </table:table-cell>
        </table:table-row>
        <table:table-row table:style-name="ro1">
          <table:table-cell/>
          <table:table-cell office:value-type="float" office:value="15.5658" calcext:value-type="float">
            <text:p>15,5658</text:p>
          </table:table-cell>
          <table:table-cell office:value-type="float" office:value="165530.06" calcext:value-type="float">
            <text:p>165530,06</text:p>
          </table:table-cell>
          <table:table-cell office:value-type="float" office:value="14.2" calcext:value-type="float">
            <text:p>14,2</text:p>
          </table:table-cell>
          <table:table-cell office:value-type="float" office:value="45.48" calcext:value-type="float">
            <text:p>45,48</text:p>
          </table:table-cell>
          <table:table-cell office:value-type="float" office:value="906.04" calcext:value-type="float">
            <text:p>906,04</text:p>
          </table:table-cell>
        </table:table-row>
        <table:table-row table:style-name="ro1">
          <table:table-cell/>
          <table:table-cell office:value-type="float" office:value="15.5679" calcext:value-type="float">
            <text:p>15,5679</text:p>
          </table:table-cell>
          <table:table-cell office:value-type="float" office:value="174514.36" calcext:value-type="float">
            <text:p>174514,36</text:p>
          </table:table-cell>
          <table:table-cell office:value-type="float" office:value="14.2" calcext:value-type="float">
            <text:p>14,2</text:p>
          </table:table-cell>
          <table:table-cell office:value-type="float" office:value="45.5" calcext:value-type="float">
            <text:p>45,5</text:p>
          </table:table-cell>
          <table:table-cell office:value-type="float" office:value="930.5" calcext:value-type="float">
            <text:p>930,5</text:p>
          </table:table-cell>
        </table:table-row>
        <table:table-row table:style-name="ro1">
          <table:table-cell/>
          <table:table-cell office:value-type="float" office:value="15.569" calcext:value-type="float">
            <text:p>15,569</text:p>
          </table:table-cell>
          <table:table-cell office:value-type="float" office:value="165580.59" calcext:value-type="float">
            <text:p>165580,59</text:p>
          </table:table-cell>
          <table:table-cell office:value-type="float" office:value="14.2" calcext:value-type="float">
            <text:p>14,2</text:p>
          </table:table-cell>
          <table:table-cell office:value-type="float" office:value="45.5" calcext:value-type="float">
            <text:p>45,5</text:p>
          </table:table-cell>
          <table:table-cell office:value-type="float" office:value="906.13" calcext:value-type="float">
            <text:p>906,13</text:p>
          </table:table-cell>
        </table:table-row>
        <table:table-row table:style-name="ro1">
          <table:table-cell/>
          <table:table-cell office:value-type="float" office:value="15.574" calcext:value-type="float">
            <text:p>15,574</text:p>
          </table:table-cell>
          <table:table-cell office:value-type="float" office:value="167006.34" calcext:value-type="float">
            <text:p>167006,34</text:p>
          </table:table-cell>
          <table:table-cell office:value-type="float" office:value="14.28" calcext:value-type="float">
            <text:p>14,28</text:p>
          </table:table-cell>
          <table:table-cell office:value-type="float" office:value="45.54" calcext:value-type="float">
            <text:p>45,54</text:p>
          </table:table-cell>
          <table:table-cell office:value-type="float" office:value="910.2" calcext:value-type="float">
            <text:p>910,2</text:p>
          </table:table-cell>
        </table:table-row>
        <table:table-row table:style-name="ro1">
          <table:table-cell/>
          <table:table-cell office:value-type="float" office:value="15.5866" calcext:value-type="float">
            <text:p>15,5866</text:p>
          </table:table-cell>
          <table:table-cell office:value-type="float" office:value="159967.57" calcext:value-type="float">
            <text:p>159967,57</text:p>
          </table:table-cell>
          <table:table-cell office:value-type="float" office:value="14.52" calcext:value-type="float">
            <text:p>14,52</text:p>
          </table:table-cell>
          <table:table-cell office:value-type="float" office:value="45.45" calcext:value-type="float">
            <text:p>45,45</text:p>
          </table:table-cell>
          <table:table-cell office:value-type="float" office:value="891.88" calcext:value-type="float">
            <text:p>891,88</text:p>
          </table:table-cell>
        </table:table-row>
        <table:table-row table:style-name="ro1">
          <table:table-cell/>
          <table:table-cell office:value-type="float" office:value="15.5874" calcext:value-type="float">
            <text:p>15,5874</text:p>
          </table:table-cell>
          <table:table-cell office:value-type="float" office:value="164796.58" calcext:value-type="float">
            <text:p>164796,58</text:p>
          </table:table-cell>
          <table:table-cell office:value-type="float" office:value="14.63" calcext:value-type="float">
            <text:p>14,63</text:p>
          </table:table-cell>
          <table:table-cell office:value-type="float" office:value="45.47" calcext:value-type="float">
            <text:p>45,47</text:p>
          </table:table-cell>
          <table:table-cell office:value-type="float" office:value="905.68" calcext:value-type="float">
            <text:p>905,68</text:p>
          </table:table-cell>
        </table:table-row>
        <table:table-row table:style-name="ro1">
          <table:table-cell/>
          <table:table-cell office:value-type="float" office:value="15.5899" calcext:value-type="float">
            <text:p>15,5899</text:p>
          </table:table-cell>
          <table:table-cell office:value-type="float" office:value="177762.09" calcext:value-type="float">
            <text:p>177762,09</text:p>
          </table:table-cell>
          <table:table-cell office:value-type="float" office:value="14.69" calcext:value-type="float">
            <text:p>14,69</text:p>
          </table:table-cell>
          <table:table-cell office:value-type="float" office:value="45.46" calcext:value-type="float">
            <text:p>45,46</text:p>
          </table:table-cell>
          <table:table-cell office:value-type="float" office:value="940.91" calcext:value-type="float">
            <text:p>940,91</text:p>
          </table:table-cell>
        </table:table-row>
        <table:table-row table:style-name="ro1">
          <table:table-cell/>
          <table:table-cell office:value-type="float" office:value="15.5903" calcext:value-type="float">
            <text:p>15,5903</text:p>
          </table:table-cell>
          <table:table-cell office:value-type="float" office:value="171358.5" calcext:value-type="float">
            <text:p>171358,5</text:p>
          </table:table-cell>
          <table:table-cell office:value-type="float" office:value="14.52" calcext:value-type="float">
            <text:p>14,52</text:p>
          </table:table-cell>
          <table:table-cell office:value-type="float" office:value="45.45" calcext:value-type="float">
            <text:p>45,45</text:p>
          </table:table-cell>
          <table:table-cell office:value-type="float" office:value="922.95" calcext:value-type="float">
            <text:p>922,95</text:p>
          </table:table-cell>
        </table:table-row>
        <table:table-row table:style-name="ro1">
          <table:table-cell/>
          <table:table-cell office:value-type="float" office:value="15.5908" calcext:value-type="float">
            <text:p>15,5908</text:p>
          </table:table-cell>
          <table:table-cell office:value-type="float" office:value="165628.67" calcext:value-type="float">
            <text:p>165628,67</text:p>
          </table:table-cell>
          <table:table-cell office:value-type="float" office:value="14.63" calcext:value-type="float">
            <text:p>14,63</text:p>
          </table:table-cell>
          <table:table-cell office:value-type="float" office:value="45.47" calcext:value-type="float">
            <text:p>45,47</text:p>
          </table:table-cell>
          <table:table-cell office:value-type="float" office:value="907.62" calcext:value-type="float">
            <text:p>907,62</text:p>
          </table:table-cell>
        </table:table-row>
        <table:table-row table:style-name="ro1">
          <table:table-cell/>
          <table:table-cell office:value-type="float" office:value="15.591" calcext:value-type="float">
            <text:p>15,591</text:p>
          </table:table-cell>
          <table:table-cell office:value-type="float" office:value="173768.46" calcext:value-type="float">
            <text:p>173768,46</text:p>
          </table:table-cell>
          <table:table-cell office:value-type="float" office:value="14.49" calcext:value-type="float">
            <text:p>14,49</text:p>
          </table:table-cell>
          <table:table-cell office:value-type="float" office:value="45.44" calcext:value-type="float">
            <text:p>45,44</text:p>
          </table:table-cell>
          <table:table-cell office:value-type="float" office:value="929.45" calcext:value-type="float">
            <text:p>929,45</text:p>
          </table:table-cell>
        </table:table-row>
        <table:table-row table:style-name="ro1">
          <table:table-cell/>
          <table:table-cell office:value-type="float" office:value="15.5916" calcext:value-type="float">
            <text:p>15,5916</text:p>
          </table:table-cell>
          <table:table-cell office:value-type="float" office:value="173307.99" calcext:value-type="float">
            <text:p>173307,99</text:p>
          </table:table-cell>
          <table:table-cell office:value-type="float" office:value="14.49" calcext:value-type="float">
            <text:p>14,49</text:p>
          </table:table-cell>
          <table:table-cell office:value-type="float" office:value="45.44" calcext:value-type="float">
            <text:p>45,44</text:p>
          </table:table-cell>
          <table:table-cell office:value-type="float" office:value="928.2" calcext:value-type="float">
            <text:p>928,2</text:p>
          </table:table-cell>
        </table:table-row>
        <table:table-row table:style-name="ro1">
          <table:table-cell/>
          <table:table-cell office:value-type="float" office:value="15.5945" calcext:value-type="float">
            <text:p>15,5945</text:p>
          </table:table-cell>
          <table:table-cell office:value-type="float" office:value="173617.67" calcext:value-type="float">
            <text:p>173617,67</text:p>
          </table:table-cell>
          <table:table-cell office:value-type="float" office:value="14.55" calcext:value-type="float">
            <text:p>14,55</text:p>
          </table:table-cell>
          <table:table-cell office:value-type="float" office:value="45.5" calcext:value-type="float">
            <text:p>45,5</text:p>
          </table:table-cell>
          <table:table-cell office:value-type="float" office:value="929.11" calcext:value-type="float">
            <text:p>929,11</text:p>
          </table:table-cell>
        </table:table-row>
        <table:table-row table:style-name="ro1">
          <table:table-cell/>
          <table:table-cell office:value-type="float" office:value="15.5966" calcext:value-type="float">
            <text:p>15,5966</text:p>
          </table:table-cell>
          <table:table-cell office:value-type="float" office:value="173242.09" calcext:value-type="float">
            <text:p>173242,09</text:p>
          </table:table-cell>
          <table:table-cell office:value-type="float" office:value="14.67" calcext:value-type="float">
            <text:p>14,67</text:p>
          </table:table-cell>
          <table:table-cell office:value-type="float" office:value="45.52" calcext:value-type="float">
            <text:p>45,52</text:p>
          </table:table-cell>
          <table:table-cell office:value-type="float" office:value="928.39" calcext:value-type="float">
            <text:p>928,39</text:p>
          </table:table-cell>
        </table:table-row>
        <table:table-row table:style-name="ro1">
          <table:table-cell/>
          <table:table-cell office:value-type="float" office:value="15.5991" calcext:value-type="float">
            <text:p>15,5991</text:p>
          </table:table-cell>
          <table:table-cell office:value-type="float" office:value="175964.84" calcext:value-type="float">
            <text:p>175964,84</text:p>
          </table:table-cell>
          <table:table-cell office:value-type="float" office:value="14.58" calcext:value-type="float">
            <text:p>14,58</text:p>
          </table:table-cell>
          <table:table-cell office:value-type="float" office:value="45.48" calcext:value-type="float">
            <text:p>45,48</text:p>
          </table:table-cell>
          <table:table-cell office:value-type="float" office:value="935.63" calcext:value-type="float">
            <text:p>935,63</text:p>
          </table:table-cell>
        </table:table-row>
        <table:table-row table:style-name="ro1">
          <table:table-cell/>
          <table:table-cell office:value-type="float" office:value="15.6658" calcext:value-type="float">
            <text:p>15,6658</text:p>
          </table:table-cell>
          <table:table-cell office:value-type="float" office:value="176561.78" calcext:value-type="float">
            <text:p>176561,78</text:p>
          </table:table-cell>
          <table:table-cell office:value-type="float" office:value="15.9" calcext:value-type="float">
            <text:p>15,9</text:p>
          </table:table-cell>
          <table:table-cell office:value-type="float" office:value="46.96" calcext:value-type="float">
            <text:p>46,96</text:p>
          </table:table-cell>
          <table:table-cell office:value-type="float" office:value="939.25" calcext:value-type="float">
            <text:p>939,25</text:p>
          </table:table-cell>
        </table:table-row>
        <table:table-row table:style-name="ro1">
          <table:table-cell/>
          <table:table-cell office:value-type="float" office:value="15.6661" calcext:value-type="float">
            <text:p>15,6661</text:p>
          </table:table-cell>
          <table:table-cell office:value-type="float" office:value="165255.18" calcext:value-type="float">
            <text:p>165255,18</text:p>
          </table:table-cell>
          <table:table-cell office:value-type="float" office:value="15.9" calcext:value-type="float">
            <text:p>15,9</text:p>
          </table:table-cell>
          <table:table-cell office:value-type="float" office:value="46.96" calcext:value-type="float">
            <text:p>46,96</text:p>
          </table:table-cell>
          <table:table-cell office:value-type="float" office:value="908.41" calcext:value-type="float">
            <text:p>908,41</text:p>
          </table:table-cell>
        </table:table-row>
        <table:table-row table:style-name="ro1">
          <table:table-cell/>
          <table:table-cell office:value-type="float" office:value="15.6665" calcext:value-type="float">
            <text:p>15,6665</text:p>
          </table:table-cell>
          <table:table-cell office:value-type="float" office:value="165605.68" calcext:value-type="float">
            <text:p>165605,68</text:p>
          </table:table-cell>
          <table:table-cell office:value-type="float" office:value="15.84" calcext:value-type="float">
            <text:p>15,84</text:p>
          </table:table-cell>
          <table:table-cell office:value-type="float" office:value="46.97" calcext:value-type="float">
            <text:p>46,97</text:p>
          </table:table-cell>
          <table:table-cell office:value-type="float" office:value="909.17" calcext:value-type="float">
            <text:p>909,17</text:p>
          </table:table-cell>
        </table:table-row>
        <table:table-row table:style-name="ro1">
          <table:table-cell/>
          <table:table-cell office:value-type="float" office:value="15.6674" calcext:value-type="float">
            <text:p>15,6674</text:p>
          </table:table-cell>
          <table:table-cell office:value-type="float" office:value="162116.85" calcext:value-type="float">
            <text:p>162116,85</text:p>
          </table:table-cell>
          <table:table-cell office:value-type="float" office:value="15.93" calcext:value-type="float">
            <text:p>15,93</text:p>
          </table:table-cell>
          <table:table-cell office:value-type="float" office:value="46.96" calcext:value-type="float">
            <text:p>46,96</text:p>
          </table:table-cell>
          <table:table-cell office:value-type="float" office:value="899.92" calcext:value-type="float">
            <text:p>899,92</text:p>
          </table:table-cell>
        </table:table-row>
        <table:table-row table:style-name="ro1">
          <table:table-cell/>
          <table:table-cell office:value-type="float" office:value="15.669" calcext:value-type="float">
            <text:p>15,669</text:p>
          </table:table-cell>
          <table:table-cell office:value-type="float" office:value="164407.52" calcext:value-type="float">
            <text:p>164407,52</text:p>
          </table:table-cell>
          <table:table-cell office:value-type="float" office:value="15.84" calcext:value-type="float">
            <text:p>15,84</text:p>
          </table:table-cell>
          <table:table-cell office:value-type="float" office:value="46.97" calcext:value-type="float">
            <text:p>46,97</text:p>
          </table:table-cell>
          <table:table-cell office:value-type="float" office:value="905.9" calcext:value-type="float">
            <text:p>905,9</text:p>
          </table:table-cell>
        </table:table-row>
        <table:table-row table:style-name="ro1">
          <table:table-cell/>
          <table:table-cell office:value-type="float" office:value="15.6699" calcext:value-type="float">
            <text:p>15,6699</text:p>
          </table:table-cell>
          <table:table-cell office:value-type="float" office:value="175781.41" calcext:value-type="float">
            <text:p>175781,41</text:p>
          </table:table-cell>
          <table:table-cell office:value-type="float" office:value="16.03" calcext:value-type="float">
            <text:p>16,03</text:p>
          </table:table-cell>
          <table:table-cell office:value-type="float" office:value="47.01" calcext:value-type="float">
            <text:p>47,01</text:p>
          </table:table-cell>
          <table:table-cell office:value-type="float" office:value="937.41" calcext:value-type="float">
            <text:p>937,41</text:p>
          </table:table-cell>
        </table:table-row>
        <table:table-row table:style-name="ro1">
          <table:table-cell/>
          <table:table-cell office:value-type="float" office:value="15.6727" calcext:value-type="float">
            <text:p>15,6727</text:p>
          </table:table-cell>
          <table:table-cell office:value-type="float" office:value="165135.26" calcext:value-type="float">
            <text:p>165135,26</text:p>
          </table:table-cell>
          <table:table-cell office:value-type="float" office:value="15.93" calcext:value-type="float">
            <text:p>15,93</text:p>
          </table:table-cell>
          <table:table-cell office:value-type="float" office:value="46.96" calcext:value-type="float">
            <text:p>46,96</text:p>
          </table:table-cell>
          <table:table-cell office:value-type="float" office:value="908.15" calcext:value-type="float">
            <text:p>908,15</text:p>
          </table:table-cell>
        </table:table-row>
        <table:table-row table:style-name="ro1">
          <table:table-cell/>
          <table:table-cell office:value-type="float" office:value="15.6731" calcext:value-type="float">
            <text:p>15,6731</text:p>
          </table:table-cell>
          <table:table-cell office:value-type="float" office:value="176859.2" calcext:value-type="float">
            <text:p>176859,2</text:p>
          </table:table-cell>
          <table:table-cell office:value-type="float" office:value="15.84" calcext:value-type="float">
            <text:p>15,84</text:p>
          </table:table-cell>
          <table:table-cell office:value-type="float" office:value="46.97" calcext:value-type="float">
            <text:p>46,97</text:p>
          </table:table-cell>
          <table:table-cell office:value-type="float" office:value="939.86" calcext:value-type="float">
            <text:p>939,86</text:p>
          </table:table-cell>
        </table:table-row>
        <table:table-row table:style-name="ro1">
          <table:table-cell/>
          <table:table-cell office:value-type="float" office:value="15.6755" calcext:value-type="float">
            <text:p>15,6755</text:p>
          </table:table-cell>
          <table:table-cell office:value-type="float" office:value="177415.31" calcext:value-type="float">
            <text:p>177415,31</text:p>
          </table:table-cell>
          <table:table-cell office:value-type="float" office:value="15.89" calcext:value-type="float">
            <text:p>15,89</text:p>
          </table:table-cell>
          <table:table-cell office:value-type="float" office:value="47" calcext:value-type="float">
            <text:p>47</text:p>
          </table:table-cell>
          <table:table-cell office:value-type="float" office:value="941.46" calcext:value-type="float">
            <text:p>941,46</text:p>
          </table:table-cell>
        </table:table-row>
        <table:table-row table:style-name="ro1">
          <table:table-cell/>
          <table:table-cell office:value-type="float" office:value="15.6759" calcext:value-type="float">
            <text:p>15,6759</text:p>
          </table:table-cell>
          <table:table-cell office:value-type="float" office:value="163880.19" calcext:value-type="float">
            <text:p>163880,19</text:p>
          </table:table-cell>
          <table:table-cell office:value-type="float" office:value="15.92" calcext:value-type="float">
            <text:p>15,92</text:p>
          </table:table-cell>
          <table:table-cell office:value-type="float" office:value="46.99" calcext:value-type="float">
            <text:p>46,99</text:p>
          </table:table-cell>
          <table:table-cell office:value-type="float" office:value="904.66" calcext:value-type="float">
            <text:p>904,66</text:p>
          </table:table-cell>
        </table:table-row>
        <table:table-row table:style-name="ro1">
          <table:table-cell/>
          <table:table-cell office:value-type="float" office:value="15.6774" calcext:value-type="float">
            <text:p>15,6774</text:p>
          </table:table-cell>
          <table:table-cell office:value-type="float" office:value="176193.23" calcext:value-type="float">
            <text:p>176193,23</text:p>
          </table:table-cell>
          <table:table-cell office:value-type="float" office:value="16.1" calcext:value-type="float">
            <text:p>16,1</text:p>
          </table:table-cell>
          <table:table-cell office:value-type="float" office:value="47.02" calcext:value-type="float">
            <text:p>47,02</text:p>
          </table:table-cell>
          <table:table-cell office:value-type="float" office:value="938.73" calcext:value-type="float">
            <text:p>938,73</text:p>
          </table:table-cell>
        </table:table-row>
        <table:table-row table:style-name="ro1">
          <table:table-cell/>
          <table:table-cell office:value-type="float" office:value="15.6783" calcext:value-type="float">
            <text:p>15,6783</text:p>
          </table:table-cell>
          <table:table-cell office:value-type="float" office:value="176872.57" calcext:value-type="float">
            <text:p>176872,57</text:p>
          </table:table-cell>
          <table:table-cell office:value-type="float" office:value="15.48" calcext:value-type="float">
            <text:p>15,48</text:p>
          </table:table-cell>
          <table:table-cell office:value-type="float" office:value="47.35" calcext:value-type="float">
            <text:p>47,35</text:p>
          </table:table-cell>
          <table:table-cell office:value-type="float" office:value="938.06" calcext:value-type="float">
            <text:p>938,06</text:p>
          </table:table-cell>
        </table:table-row>
        <table:table-row table:style-name="ro1">
          <table:table-cell/>
          <table:table-cell office:value-type="float" office:value="15.6788" calcext:value-type="float">
            <text:p>15,6788</text:p>
          </table:table-cell>
          <table:table-cell office:value-type="float" office:value="172515.8" calcext:value-type="float">
            <text:p>172515,8</text:p>
          </table:table-cell>
          <table:table-cell office:value-type="float" office:value="15.48" calcext:value-type="float">
            <text:p>15,48</text:p>
          </table:table-cell>
          <table:table-cell office:value-type="float" office:value="47.35" calcext:value-type="float">
            <text:p>47,35</text:p>
          </table:table-cell>
          <table:table-cell office:value-type="float" office:value="926.17" calcext:value-type="float">
            <text:p>926,17</text:p>
          </table:table-cell>
        </table:table-row>
        <table:table-row table:style-name="ro1">
          <table:table-cell/>
          <table:table-cell office:value-type="float" office:value="15.6789" calcext:value-type="float">
            <text:p>15,6789</text:p>
          </table:table-cell>
          <table:table-cell office:value-type="float" office:value="178253.45" calcext:value-type="float">
            <text:p>178253,45</text:p>
          </table:table-cell>
          <table:table-cell office:value-type="float" office:value="15.66" calcext:value-type="float">
            <text:p>15,66</text:p>
          </table:table-cell>
          <table:table-cell office:value-type="float" office:value="47.38" calcext:value-type="float">
            <text:p>47,38</text:p>
          </table:table-cell>
          <table:table-cell office:value-type="float" office:value="942.3" calcext:value-type="float">
            <text:p>942,3</text:p>
          </table:table-cell>
        </table:table-row>
        <table:table-row table:style-name="ro1">
          <table:table-cell/>
          <table:table-cell office:value-type="float" office:value="15.6804" calcext:value-type="float">
            <text:p>15,6804</text:p>
          </table:table-cell>
          <table:table-cell office:value-type="float" office:value="177375.99" calcext:value-type="float">
            <text:p>177375,99</text:p>
          </table:table-cell>
          <table:table-cell office:value-type="float" office:value="14.88" calcext:value-type="float">
            <text:p>14,88</text:p>
          </table:table-cell>
          <table:table-cell office:value-type="float" office:value="47.97" calcext:value-type="float">
            <text:p>47,97</text:p>
          </table:table-cell>
          <table:table-cell office:value-type="float" office:value="936.39" calcext:value-type="float">
            <text:p>936,39</text:p>
          </table:table-cell>
        </table:table-row>
        <table:table-row table:style-name="ro1">
          <table:table-cell/>
          <table:table-cell office:value-type="float" office:value="15.6816" calcext:value-type="float">
            <text:p>15,6816</text:p>
          </table:table-cell>
          <table:table-cell office:value-type="float" office:value="174454.03" calcext:value-type="float">
            <text:p>174454,03</text:p>
          </table:table-cell>
          <table:table-cell office:value-type="float" office:value="14.94" calcext:value-type="float">
            <text:p>14,94</text:p>
          </table:table-cell>
          <table:table-cell office:value-type="float" office:value="47.96" calcext:value-type="float">
            <text:p>47,96</text:p>
          </table:table-cell>
          <table:table-cell office:value-type="float" office:value="928.61" calcext:value-type="float">
            <text:p>928,61</text:p>
          </table:table-cell>
        </table:table-row>
        <table:table-row table:style-name="ro1">
          <table:table-cell/>
          <table:table-cell office:value-type="float" office:value="15.6826" calcext:value-type="float">
            <text:p>15,6826</text:p>
          </table:table-cell>
          <table:table-cell office:value-type="float" office:value="176613.29" calcext:value-type="float">
            <text:p>176613,29</text:p>
          </table:table-cell>
          <table:table-cell office:value-type="float" office:value="14.91" calcext:value-type="float">
            <text:p>14,91</text:p>
          </table:table-cell>
          <table:table-cell office:value-type="float" office:value="47.98" calcext:value-type="float">
            <text:p>47,98</text:p>
          </table:table-cell>
          <table:table-cell office:value-type="float" office:value="934.38" calcext:value-type="float">
            <text:p>934,38</text:p>
          </table:table-cell>
        </table:table-row>
        <table:table-row table:style-name="ro1">
          <table:table-cell/>
          <table:table-cell office:value-type="float" office:value="15.6845" calcext:value-type="float">
            <text:p>15,6845</text:p>
          </table:table-cell>
          <table:table-cell office:value-type="float" office:value="177727.67" calcext:value-type="float">
            <text:p>177727,67</text:p>
          </table:table-cell>
          <table:table-cell office:value-type="float" office:value="14.78" calcext:value-type="float">
            <text:p>14,78</text:p>
          </table:table-cell>
          <table:table-cell office:value-type="float" office:value="48" calcext:value-type="float">
            <text:p>48</text:p>
          </table:table-cell>
          <table:table-cell office:value-type="float" office:value="936.98" calcext:value-type="float">
            <text:p>936,98</text:p>
          </table:table-cell>
        </table:table-row>
        <table:table-row table:style-name="ro1">
          <table:table-cell/>
          <table:table-cell office:value-type="float" office:value="15.6902" calcext:value-type="float">
            <text:p>15,6902</text:p>
          </table:table-cell>
          <table:table-cell office:value-type="float" office:value="170837.11" calcext:value-type="float">
            <text:p>170837,11</text:p>
          </table:table-cell>
          <table:table-cell office:value-type="float" office:value="14.96" calcext:value-type="float">
            <text:p>14,96</text:p>
          </table:table-cell>
          <table:table-cell office:value-type="float" office:value="48.03" calcext:value-type="float">
            <text:p>48,03</text:p>
          </table:table-cell>
          <table:table-cell office:value-type="float" office:value="918.66" calcext:value-type="float">
            <text:p>918,66</text:p>
          </table:table-cell>
        </table:table-row>
        <table:table-row table:style-name="ro1">
          <table:table-cell/>
          <table:table-cell office:value-type="float" office:value="15.6907" calcext:value-type="float">
            <text:p>15,6907</text:p>
          </table:table-cell>
          <table:table-cell office:value-type="float" office:value="177959.5" calcext:value-type="float">
            <text:p>177959,5</text:p>
          </table:table-cell>
          <table:table-cell office:value-type="float" office:value="14.78" calcext:value-type="float">
            <text:p>14,78</text:p>
          </table:table-cell>
          <table:table-cell office:value-type="float" office:value="48" calcext:value-type="float">
            <text:p>48</text:p>
          </table:table-cell>
          <table:table-cell office:value-type="float" office:value="937.61" calcext:value-type="float">
            <text:p>937,61</text:p>
          </table:table-cell>
        </table:table-row>
        <table:table-row table:style-name="ro1">
          <table:table-cell/>
          <table:table-cell office:value-type="float" office:value="15.6922" calcext:value-type="float">
            <text:p>15,6922</text:p>
          </table:table-cell>
          <table:table-cell office:value-type="float" office:value="176002.08" calcext:value-type="float">
            <text:p>176002,08</text:p>
          </table:table-cell>
          <table:table-cell office:value-type="float" office:value="15.42" calcext:value-type="float">
            <text:p>15,42</text:p>
          </table:table-cell>
          <table:table-cell office:value-type="float" office:value="47.5" calcext:value-type="float">
            <text:p>47,5</text:p>
          </table:table-cell>
          <table:table-cell office:value-type="float" office:value="935.19" calcext:value-type="float">
            <text:p>935,19</text:p>
          </table:table-cell>
        </table:table-row>
        <table:table-row table:style-name="ro1">
          <table:table-cell/>
          <table:table-cell office:value-type="float" office:value="15.693" calcext:value-type="float">
            <text:p>15,693</text:p>
          </table:table-cell>
          <table:table-cell office:value-type="float" office:value="178746.7" calcext:value-type="float">
            <text:p>178746,7</text:p>
          </table:table-cell>
          <table:table-cell office:value-type="float" office:value="15.39" calcext:value-type="float">
            <text:p>15,39</text:p>
          </table:table-cell>
          <table:table-cell office:value-type="float" office:value="47.52" calcext:value-type="float">
            <text:p>47,52</text:p>
          </table:table-cell>
          <table:table-cell office:value-type="float" office:value="942.55" calcext:value-type="float">
            <text:p>942,55</text:p>
          </table:table-cell>
        </table:table-row>
        <table:table-row table:style-name="ro1">
          <table:table-cell/>
          <table:table-cell office:value-type="float" office:value="15.6948" calcext:value-type="float">
            <text:p>15,6948</text:p>
          </table:table-cell>
          <table:table-cell office:value-type="float" office:value="175318.32" calcext:value-type="float">
            <text:p>175318,32</text:p>
          </table:table-cell>
          <table:table-cell office:value-type="float" office:value="15.42" calcext:value-type="float">
            <text:p>15,42</text:p>
          </table:table-cell>
          <table:table-cell office:value-type="float" office:value="47.5" calcext:value-type="float">
            <text:p>47,5</text:p>
          </table:table-cell>
          <table:table-cell office:value-type="float" office:value="933.32" calcext:value-type="float">
            <text:p>933,32</text:p>
          </table:table-cell>
        </table:table-row>
        <table:table-row table:style-name="ro1">
          <table:table-cell/>
          <table:table-cell office:value-type="float" office:value="15.7005" calcext:value-type="float">
            <text:p>15,7005</text:p>
          </table:table-cell>
          <table:table-cell office:value-type="float" office:value="176569.19" calcext:value-type="float">
            <text:p>176569,19</text:p>
          </table:table-cell>
          <table:table-cell office:value-type="float" office:value="14.8" calcext:value-type="float">
            <text:p>14,8</text:p>
          </table:table-cell>
          <table:table-cell office:value-type="float" office:value="47.32" calcext:value-type="float">
            <text:p>47,32</text:p>
          </table:table-cell>
          <table:table-cell office:value-type="float" office:value="935.26" calcext:value-type="float">
            <text:p>935,26</text:p>
          </table:table-cell>
        </table:table-row>
        <table:table-row table:style-name="ro1">
          <table:table-cell/>
          <table:table-cell office:value-type="float" office:value="15.7035" calcext:value-type="float">
            <text:p>15,7035</text:p>
          </table:table-cell>
          <table:table-cell office:value-type="float" office:value="177309.18" calcext:value-type="float">
            <text:p>177309,18</text:p>
          </table:table-cell>
          <table:table-cell office:value-type="float" office:value="14.17" calcext:value-type="float">
            <text:p>14,17</text:p>
          </table:table-cell>
          <table:table-cell office:value-type="float" office:value="47.8" calcext:value-type="float">
            <text:p>47,8</text:p>
          </table:table-cell>
          <table:table-cell office:value-type="float" office:value="934.42" calcext:value-type="float">
            <text:p>934,42</text:p>
          </table:table-cell>
        </table:table-row>
        <table:table-row table:style-name="ro1">
          <table:table-cell/>
          <table:table-cell office:value-type="float" office:value="15.7071" calcext:value-type="float">
            <text:p>15,7071</text:p>
          </table:table-cell>
          <table:table-cell office:value-type="float" office:value="176975.05" calcext:value-type="float">
            <text:p>176975,05</text:p>
          </table:table-cell>
          <table:table-cell office:value-type="float" office:value="14.17" calcext:value-type="float">
            <text:p>14,17</text:p>
          </table:table-cell>
          <table:table-cell office:value-type="float" office:value="47.8" calcext:value-type="float">
            <text:p>47,8</text:p>
          </table:table-cell>
          <table:table-cell office:value-type="float" office:value="933.51" calcext:value-type="float">
            <text:p>933,51</text:p>
          </table:table-cell>
        </table:table-row>
        <table:table-row table:style-name="ro1">
          <table:table-cell/>
          <table:table-cell office:value-type="float" office:value="15.7148" calcext:value-type="float">
            <text:p>15,7148</text:p>
          </table:table-cell>
          <table:table-cell office:value-type="float" office:value="160661.1" calcext:value-type="float">
            <text:p>160661,1</text:p>
          </table:table-cell>
          <table:table-cell office:value-type="float" office:value="14.16" calcext:value-type="float">
            <text:p>14,16</text:p>
          </table:table-cell>
          <table:table-cell office:value-type="float" office:value="47.8" calcext:value-type="float">
            <text:p>47,8</text:p>
          </table:table-cell>
          <table:table-cell office:value-type="float" office:value="888.98" calcext:value-type="float">
            <text:p>888,98</text:p>
          </table:table-cell>
        </table:table-row>
        <table:table-row table:style-name="ro1">
          <table:table-cell/>
          <table:table-cell office:value-type="float" office:value="15.7211" calcext:value-type="float">
            <text:p>15,7211</text:p>
          </table:table-cell>
          <table:table-cell office:value-type="float" office:value="160789.53" calcext:value-type="float">
            <text:p>160789,53</text:p>
          </table:table-cell>
          <table:table-cell office:value-type="float" office:value="14.75" calcext:value-type="float">
            <text:p>14,75</text:p>
          </table:table-cell>
          <table:table-cell office:value-type="float" office:value="47.69" calcext:value-type="float">
            <text:p>47,69</text:p>
          </table:table-cell>
          <table:table-cell office:value-type="float" office:value="891.33" calcext:value-type="float">
            <text:p>891,33</text:p>
          </table:table-cell>
        </table:table-row>
        <table:table-row table:style-name="ro1">
          <table:table-cell/>
          <table:table-cell office:value-type="float" office:value="15.7305" calcext:value-type="float">
            <text:p>15,7305</text:p>
          </table:table-cell>
          <table:table-cell office:value-type="float" office:value="163310.52" calcext:value-type="float">
            <text:p>163310,52</text:p>
          </table:table-cell>
          <table:table-cell office:value-type="float" office:value="15.04" calcext:value-type="float">
            <text:p>15,04</text:p>
          </table:table-cell>
          <table:table-cell office:value-type="float" office:value="47.52" calcext:value-type="float">
            <text:p>47,52</text:p>
          </table:table-cell>
          <table:table-cell office:value-type="float" office:value="898.75" calcext:value-type="float">
            <text:p>898,75</text:p>
          </table:table-cell>
        </table:table-row>
        <table:table-row table:style-name="ro1">
          <table:table-cell/>
          <table:table-cell office:value-type="float" office:value="15.7416" calcext:value-type="float">
            <text:p>15,7416</text:p>
          </table:table-cell>
          <table:table-cell office:value-type="float" office:value="153848" calcext:value-type="float">
            <text:p>153848</text:p>
          </table:table-cell>
          <table:table-cell office:value-type="float" office:value="14.82" calcext:value-type="float">
            <text:p>14,82</text:p>
          </table:table-cell>
          <table:table-cell office:value-type="float" office:value="47.55" calcext:value-type="float">
            <text:p>47,55</text:p>
          </table:table-cell>
          <table:table-cell office:value-type="float" office:value="872.88" calcext:value-type="float">
            <text:p>872,88</text:p>
          </table:table-cell>
        </table:table-row>
        <table:table-row table:style-name="ro1">
          <table:table-cell/>
          <table:table-cell office:value-type="float" office:value="15.7477" calcext:value-type="float">
            <text:p>15,7477</text:p>
          </table:table-cell>
          <table:table-cell office:value-type="float" office:value="169446.62" calcext:value-type="float">
            <text:p>169446,62</text:p>
          </table:table-cell>
          <table:table-cell office:value-type="float" office:value="14.54" calcext:value-type="float">
            <text:p>14,54</text:p>
          </table:table-cell>
          <table:table-cell office:value-type="float" office:value="47.74" calcext:value-type="float">
            <text:p>47,74</text:p>
          </table:table-cell>
          <table:table-cell office:value-type="float" office:value="914.21" calcext:value-type="float">
            <text:p>914,21</text:p>
          </table:table-cell>
        </table:table-row>
        <table:table-row table:style-name="ro1">
          <table:table-cell/>
          <table:table-cell office:value-type="float" office:value="15.7523" calcext:value-type="float">
            <text:p>15,7523</text:p>
          </table:table-cell>
          <table:table-cell office:value-type="float" office:value="154308.73" calcext:value-type="float">
            <text:p>154308,73</text:p>
          </table:table-cell>
          <table:table-cell office:value-type="float" office:value="14.54" calcext:value-type="float">
            <text:p>14,54</text:p>
          </table:table-cell>
          <table:table-cell office:value-type="float" office:value="47.74" calcext:value-type="float">
            <text:p>47,74</text:p>
          </table:table-cell>
          <table:table-cell office:value-type="float" office:value="872.27" calcext:value-type="float">
            <text:p>872,27</text:p>
          </table:table-cell>
        </table:table-row>
        <table:table-row table:style-name="ro1">
          <table:table-cell/>
          <table:table-cell office:value-type="float" office:value="15.7548" calcext:value-type="float">
            <text:p>15,7548</text:p>
          </table:table-cell>
          <table:table-cell office:value-type="float" office:value="162320.3" calcext:value-type="float">
            <text:p>162320,3</text:p>
          </table:table-cell>
          <table:table-cell office:value-type="float" office:value="14.6" calcext:value-type="float">
            <text:p>14,6</text:p>
          </table:table-cell>
          <table:table-cell office:value-type="float" office:value="47.72" calcext:value-type="float">
            <text:p>47,72</text:p>
          </table:table-cell>
          <table:table-cell office:value-type="float" office:value="894.31" calcext:value-type="float">
            <text:p>894,31</text:p>
          </table:table-cell>
        </table:table-row>
        <table:table-row table:style-name="ro1">
          <table:table-cell/>
          <table:table-cell office:value-type="float" office:value="15.762" calcext:value-type="float">
            <text:p>15,762</text:p>
          </table:table-cell>
          <table:table-cell office:value-type="float" office:value="158713.92" calcext:value-type="float">
            <text:p>158713,92</text:p>
          </table:table-cell>
          <table:table-cell office:value-type="float" office:value="14.7" calcext:value-type="float">
            <text:p>14,7</text:p>
          </table:table-cell>
          <table:table-cell office:value-type="float" office:value="47.77" calcext:value-type="float">
            <text:p>47,77</text:p>
          </table:table-cell>
          <table:table-cell office:value-type="float" office:value="884.68" calcext:value-type="float">
            <text:p>884,68</text:p>
          </table:table-cell>
        </table:table-row>
        <table:table-row table:style-name="ro1">
          <table:table-cell/>
          <table:table-cell office:value-type="float" office:value="15.7661" calcext:value-type="float">
            <text:p>15,7661</text:p>
          </table:table-cell>
          <table:table-cell office:value-type="float" office:value="152419.14" calcext:value-type="float">
            <text:p>152419,14</text:p>
          </table:table-cell>
          <table:table-cell office:value-type="float" office:value="14.43" calcext:value-type="float">
            <text:p>14,43</text:p>
          </table:table-cell>
          <table:table-cell office:value-type="float" office:value="47.77" calcext:value-type="float">
            <text:p>47,77</text:p>
          </table:table-cell>
          <table:table-cell office:value-type="float" office:value="866.74" calcext:value-type="float">
            <text:p>866,74</text:p>
          </table:table-cell>
        </table:table-row>
        <table:table-row table:style-name="ro1">
          <table:table-cell/>
          <table:table-cell office:value-type="float" office:value="15.7699" calcext:value-type="float">
            <text:p>15,7699</text:p>
          </table:table-cell>
          <table:table-cell office:value-type="float" office:value="171039.54" calcext:value-type="float">
            <text:p>171039,54</text:p>
          </table:table-cell>
          <table:table-cell office:value-type="float" office:value="14.54" calcext:value-type="float">
            <text:p>14,54</text:p>
          </table:table-cell>
          <table:table-cell office:value-type="float" office:value="47.74" calcext:value-type="float">
            <text:p>47,74</text:p>
          </table:table-cell>
          <table:table-cell office:value-type="float" office:value="917.89" calcext:value-type="float">
            <text:p>917,89</text:p>
          </table:table-cell>
        </table:table-row>
        <table:table-row table:style-name="ro1">
          <table:table-cell/>
          <table:table-cell office:value-type="float" office:value="15.8079" calcext:value-type="float">
            <text:p>15,8079</text:p>
          </table:table-cell>
          <table:table-cell office:value-type="float" office:value="146403.89" calcext:value-type="float">
            <text:p>146403,89</text:p>
          </table:table-cell>
          <table:table-cell office:value-type="float" office:value="12.41" calcext:value-type="float">
            <text:p>12,41</text:p>
          </table:table-cell>
          <table:table-cell office:value-type="float" office:value="44.38" calcext:value-type="float">
            <text:p>44,38</text:p>
          </table:table-cell>
          <table:table-cell office:value-type="float" office:value="850.69" calcext:value-type="float">
            <text:p>850,69</text:p>
          </table:table-cell>
        </table:table-row>
        <table:table-row table:style-name="ro1">
          <table:table-cell/>
          <table:table-cell office:value-type="float" office:value="15.8134" calcext:value-type="float">
            <text:p>15,8134</text:p>
          </table:table-cell>
          <table:table-cell office:value-type="float" office:value="157062.49" calcext:value-type="float">
            <text:p>157062,49</text:p>
          </table:table-cell>
          <table:table-cell office:value-type="float" office:value="12.79" calcext:value-type="float">
            <text:p>12,79</text:p>
          </table:table-cell>
          <table:table-cell office:value-type="float" office:value="44.29" calcext:value-type="float">
            <text:p>44,29</text:p>
          </table:table-cell>
          <table:table-cell office:value-type="float" office:value="881.41" calcext:value-type="float">
            <text:p>881,41</text:p>
          </table:table-cell>
        </table:table-row>
        <table:table-row table:style-name="ro1">
          <table:table-cell/>
          <table:table-cell office:value-type="float" office:value="15.8138" calcext:value-type="float">
            <text:p>15,8138</text:p>
          </table:table-cell>
          <table:table-cell office:value-type="float" office:value="161512.65" calcext:value-type="float">
            <text:p>161512,65</text:p>
          </table:table-cell>
          <table:table-cell office:value-type="float" office:value="12.68" calcext:value-type="float">
            <text:p>12,68</text:p>
          </table:table-cell>
          <table:table-cell office:value-type="float" office:value="44.32" calcext:value-type="float">
            <text:p>44,32</text:p>
          </table:table-cell>
          <table:table-cell office:value-type="float" office:value="893.17" calcext:value-type="float">
            <text:p>893,17</text:p>
          </table:table-cell>
        </table:table-row>
        <table:table-row table:style-name="ro1">
          <table:table-cell/>
          <table:table-cell office:value-type="float" office:value="15.8171" calcext:value-type="float">
            <text:p>15,8171</text:p>
          </table:table-cell>
          <table:table-cell office:value-type="float" office:value="156212.02" calcext:value-type="float">
            <text:p>156212,02</text:p>
          </table:table-cell>
          <table:table-cell office:value-type="float" office:value="12.81" calcext:value-type="float">
            <text:p>12,81</text:p>
          </table:table-cell>
          <table:table-cell office:value-type="float" office:value="44.29" calcext:value-type="float">
            <text:p>44,29</text:p>
          </table:table-cell>
          <table:table-cell office:value-type="float" office:value="879.16" calcext:value-type="float">
            <text:p>879,16</text:p>
          </table:table-cell>
        </table:table-row>
        <table:table-row table:style-name="ro1">
          <table:table-cell/>
          <table:table-cell office:value-type="float" office:value="15.8174" calcext:value-type="float">
            <text:p>15,8174</text:p>
          </table:table-cell>
          <table:table-cell office:value-type="float" office:value="143770.43" calcext:value-type="float">
            <text:p>143770,43</text:p>
          </table:table-cell>
          <table:table-cell office:value-type="float" office:value="12.86" calcext:value-type="float">
            <text:p>12,86</text:p>
          </table:table-cell>
          <table:table-cell office:value-type="float" office:value="44.37" calcext:value-type="float">
            <text:p>44,37</text:p>
          </table:table-cell>
          <table:table-cell office:value-type="float" office:value="845.24" calcext:value-type="float">
            <text:p>845,24</text:p>
          </table:table-cell>
        </table:table-row>
        <table:table-row table:style-name="ro1">
          <table:table-cell/>
          <table:table-cell office:value-type="float" office:value="15.8194" calcext:value-type="float">
            <text:p>15,8194</text:p>
          </table:table-cell>
          <table:table-cell office:value-type="float" office:value="156502.62" calcext:value-type="float">
            <text:p>156502,62</text:p>
          </table:table-cell>
          <table:table-cell office:value-type="float" office:value="12.79" calcext:value-type="float">
            <text:p>12,79</text:p>
          </table:table-cell>
          <table:table-cell office:value-type="float" office:value="44.29" calcext:value-type="float">
            <text:p>44,29</text:p>
          </table:table-cell>
          <table:table-cell office:value-type="float" office:value="880.54" calcext:value-type="float">
            <text:p>880,54</text:p>
          </table:table-cell>
        </table:table-row>
        <table:table-row table:style-name="ro1">
          <table:table-cell/>
          <table:table-cell office:value-type="float" office:value="15.8201" calcext:value-type="float">
            <text:p>15,8201</text:p>
          </table:table-cell>
          <table:table-cell office:value-type="float" office:value="150431.82" calcext:value-type="float">
            <text:p>150431,82</text:p>
          </table:table-cell>
          <table:table-cell office:value-type="float" office:value="12.94" calcext:value-type="float">
            <text:p>12,94</text:p>
          </table:table-cell>
          <table:table-cell office:value-type="float" office:value="44.33" calcext:value-type="float">
            <text:p>44,33</text:p>
          </table:table-cell>
          <table:table-cell office:value-type="float" office:value="864.37" calcext:value-type="float">
            <text:p>864,37</text:p>
          </table:table-cell>
        </table:table-row>
        <table:table-row table:style-name="ro1">
          <table:table-cell/>
          <table:table-cell office:value-type="float" office:value="15.8205" calcext:value-type="float">
            <text:p>15,8205</text:p>
          </table:table-cell>
          <table:table-cell office:value-type="float" office:value="166258.95" calcext:value-type="float">
            <text:p>166258,95</text:p>
          </table:table-cell>
          <table:table-cell office:value-type="float" office:value="12.81" calcext:value-type="float">
            <text:p>12,81</text:p>
          </table:table-cell>
          <table:table-cell office:value-type="float" office:value="44.29" calcext:value-type="float">
            <text:p>44,29</text:p>
          </table:table-cell>
          <table:table-cell office:value-type="float" office:value="906.56" calcext:value-type="float">
            <text:p>906,56</text:p>
          </table:table-cell>
        </table:table-row>
        <table:table-row table:style-name="ro1">
          <table:table-cell/>
          <table:table-cell office:value-type="float" office:value="15.8226" calcext:value-type="float">
            <text:p>15,8226</text:p>
          </table:table-cell>
          <table:table-cell office:value-type="float" office:value="151807.3" calcext:value-type="float">
            <text:p>151807,3</text:p>
          </table:table-cell>
          <table:table-cell office:value-type="float" office:value="12.93" calcext:value-type="float">
            <text:p>12,93</text:p>
          </table:table-cell>
          <table:table-cell office:value-type="float" office:value="44.35" calcext:value-type="float">
            <text:p>44,35</text:p>
          </table:table-cell>
          <table:table-cell office:value-type="float" office:value="867.41" calcext:value-type="float">
            <text:p>867,41</text:p>
          </table:table-cell>
        </table:table-row>
        <table:table-row table:style-name="ro1">
          <table:table-cell/>
          <table:table-cell office:value-type="float" office:value="15.8228" calcext:value-type="float">
            <text:p>15,8228</text:p>
          </table:table-cell>
          <table:table-cell office:value-type="float" office:value="149395.4" calcext:value-type="float">
            <text:p>149395,4</text:p>
          </table:table-cell>
          <table:table-cell office:value-type="float" office:value="12.99" calcext:value-type="float">
            <text:p>12,99</text:p>
          </table:table-cell>
          <table:table-cell office:value-type="float" office:value="44.34" calcext:value-type="float">
            <text:p>44,34</text:p>
          </table:table-cell>
          <table:table-cell office:value-type="float" office:value="861.02" calcext:value-type="float">
            <text:p>861,02</text:p>
          </table:table-cell>
        </table:table-row>
        <table:table-row table:style-name="ro1">
          <table:table-cell/>
          <table:table-cell office:value-type="float" office:value="15.8248" calcext:value-type="float">
            <text:p>15,8248</text:p>
          </table:table-cell>
          <table:table-cell office:value-type="float" office:value="159096.02" calcext:value-type="float">
            <text:p>159096,02</text:p>
          </table:table-cell>
          <table:table-cell office:value-type="float" office:value="12.88" calcext:value-type="float">
            <text:p>12,88</text:p>
          </table:table-cell>
          <table:table-cell office:value-type="float" office:value="44.27" calcext:value-type="float">
            <text:p>44,27</text:p>
          </table:table-cell>
          <table:table-cell office:value-type="float" office:value="887.26" calcext:value-type="float">
            <text:p>887,26</text:p>
          </table:table-cell>
        </table:table-row>
        <table:table-row table:style-name="ro1">
          <table:table-cell/>
          <table:table-cell office:value-type="float" office:value="15.8263" calcext:value-type="float">
            <text:p>15,8263</text:p>
          </table:table-cell>
          <table:table-cell office:value-type="float" office:value="151555.44" calcext:value-type="float">
            <text:p>151555,44</text:p>
          </table:table-cell>
          <table:table-cell office:value-type="float" office:value="13.03" calcext:value-type="float">
            <text:p>13,03</text:p>
          </table:table-cell>
          <table:table-cell office:value-type="float" office:value="44.32" calcext:value-type="float">
            <text:p>44,32</text:p>
          </table:table-cell>
          <table:table-cell office:value-type="float" office:value="867.08" calcext:value-type="float">
            <text:p>867,08</text:p>
          </table:table-cell>
        </table:table-row>
        <table:table-row table:style-name="ro1">
          <table:table-cell/>
          <table:table-cell office:value-type="float" office:value="15.8273" calcext:value-type="float">
            <text:p>15,8273</text:p>
          </table:table-cell>
          <table:table-cell office:value-type="float" office:value="154108.82" calcext:value-type="float">
            <text:p>154108,82</text:p>
          </table:table-cell>
          <table:table-cell office:value-type="float" office:value="12.99" calcext:value-type="float">
            <text:p>12,99</text:p>
          </table:table-cell>
          <table:table-cell office:value-type="float" office:value="43.74" calcext:value-type="float">
            <text:p>43,74</text:p>
          </table:table-cell>
          <table:table-cell office:value-type="float" office:value="875.74" calcext:value-type="float">
            <text:p>875,74</text:p>
          </table:table-cell>
        </table:table-row>
        <table:table-row table:style-name="ro1">
          <table:table-cell/>
          <table:table-cell office:value-type="float" office:value="15.8318" calcext:value-type="float">
            <text:p>15,8318</text:p>
          </table:table-cell>
          <table:table-cell office:value-type="float" office:value="153262.59" calcext:value-type="float">
            <text:p>153262,59</text:p>
          </table:table-cell>
          <table:table-cell office:value-type="float" office:value="13.16" calcext:value-type="float">
            <text:p>13,16</text:p>
          </table:table-cell>
          <table:table-cell office:value-type="float" office:value="44.33" calcext:value-type="float">
            <text:p>44,33</text:p>
          </table:table-cell>
          <table:table-cell office:value-type="float" office:value="871.77" calcext:value-type="float">
            <text:p>871,77</text:p>
          </table:table-cell>
        </table:table-row>
        <table:table-row table:style-name="ro1">
          <table:table-cell/>
          <table:table-cell office:value-type="float" office:value="15.8324" calcext:value-type="float">
            <text:p>15,8324</text:p>
          </table:table-cell>
          <table:table-cell office:value-type="float" office:value="159098.12" calcext:value-type="float">
            <text:p>159098,12</text:p>
          </table:table-cell>
          <table:table-cell office:value-type="float" office:value="13.32" calcext:value-type="float">
            <text:p>13,32</text:p>
          </table:table-cell>
          <table:table-cell office:value-type="float" office:value="44.37" calcext:value-type="float">
            <text:p>44,37</text:p>
          </table:table-cell>
          <table:table-cell office:value-type="float" office:value="888.07" calcext:value-type="float">
            <text:p>888,07</text:p>
          </table:table-cell>
        </table:table-row>
        <table:table-row table:style-name="ro1">
          <table:table-cell/>
          <table:table-cell office:value-type="float" office:value="15.8333" calcext:value-type="float">
            <text:p>15,8333</text:p>
          </table:table-cell>
          <table:table-cell office:value-type="float" office:value="153735.58" calcext:value-type="float">
            <text:p>153735,58</text:p>
          </table:table-cell>
          <table:table-cell office:value-type="float" office:value="13.16" calcext:value-type="float">
            <text:p>13,16</text:p>
          </table:table-cell>
          <table:table-cell office:value-type="float" office:value="44.33" calcext:value-type="float">
            <text:p>44,33</text:p>
          </table:table-cell>
          <table:table-cell office:value-type="float" office:value="873.06" calcext:value-type="float">
            <text:p>873,06</text:p>
          </table:table-cell>
        </table:table-row>
        <table:table-row table:style-name="ro1">
          <table:table-cell/>
          <table:table-cell office:value-type="float" office:value="15.8386" calcext:value-type="float">
            <text:p>15,8386</text:p>
          </table:table-cell>
          <table:table-cell office:value-type="float" office:value="150111.48" calcext:value-type="float">
            <text:p>150111,48</text:p>
          </table:table-cell>
          <table:table-cell office:value-type="float" office:value="13.12" calcext:value-type="float">
            <text:p>13,12</text:p>
          </table:table-cell>
          <table:table-cell office:value-type="float" office:value="44.36" calcext:value-type="float">
            <text:p>44,36</text:p>
          </table:table-cell>
          <table:table-cell office:value-type="float" office:value="862.99" calcext:value-type="float">
            <text:p>862,99</text:p>
          </table:table-cell>
        </table:table-row>
        <table:table-row table:style-name="ro1">
          <table:table-cell/>
          <table:table-cell office:value-type="float" office:value="15.8599" calcext:value-type="float">
            <text:p>15,8599</text:p>
          </table:table-cell>
          <table:table-cell office:value-type="float" office:value="170454.6" calcext:value-type="float">
            <text:p>170454,6</text:p>
          </table:table-cell>
          <table:table-cell office:value-type="float" office:value="14.56" calcext:value-type="float">
            <text:p>14,56</text:p>
          </table:table-cell>
          <table:table-cell office:value-type="float" office:value="49.73" calcext:value-type="float">
            <text:p>49,73</text:p>
          </table:table-cell>
          <table:table-cell office:value-type="float" office:value="912.39" calcext:value-type="float">
            <text:p>912,39</text:p>
          </table:table-cell>
        </table:table-row>
        <table:table-row table:style-name="ro1">
          <table:table-cell/>
          <table:table-cell office:value-type="float" office:value="15.863" calcext:value-type="float">
            <text:p>15,863</text:p>
          </table:table-cell>
          <table:table-cell office:value-type="float" office:value="169973.3" calcext:value-type="float">
            <text:p>169973,3</text:p>
          </table:table-cell>
          <table:table-cell office:value-type="float" office:value="14.58" calcext:value-type="float">
            <text:p>14,58</text:p>
          </table:table-cell>
          <table:table-cell office:value-type="float" office:value="49.73" calcext:value-type="float">
            <text:p>49,73</text:p>
          </table:table-cell>
          <table:table-cell office:value-type="float" office:value="911.77" calcext:value-type="float">
            <text:p>911,77</text:p>
          </table:table-cell>
        </table:table-row>
        <table:table-row table:style-name="ro1">
          <table:table-cell/>
          <table:table-cell office:value-type="float" office:value="15.8642" calcext:value-type="float">
            <text:p>15,8642</text:p>
          </table:table-cell>
          <table:table-cell office:value-type="float" office:value="161010.62" calcext:value-type="float">
            <text:p>161010,62</text:p>
          </table:table-cell>
          <table:table-cell office:value-type="float" office:value="12.59" calcext:value-type="float">
            <text:p>12,59</text:p>
          </table:table-cell>
          <table:table-cell office:value-type="float" office:value="42.21" calcext:value-type="float">
            <text:p>42,21</text:p>
          </table:table-cell>
          <table:table-cell office:value-type="float" office:value="895.76" calcext:value-type="float">
            <text:p>895,76</text:p>
          </table:table-cell>
        </table:table-row>
        <table:table-row table:style-name="ro1">
          <table:table-cell/>
          <table:table-cell office:value-type="float" office:value="15.8645" calcext:value-type="float">
            <text:p>15,8645</text:p>
          </table:table-cell>
          <table:table-cell office:value-type="float" office:value="172999.18" calcext:value-type="float">
            <text:p>172999,18</text:p>
          </table:table-cell>
          <table:table-cell office:value-type="float" office:value="12.43" calcext:value-type="float">
            <text:p>12,43</text:p>
          </table:table-cell>
          <table:table-cell office:value-type="float" office:value="42.16" calcext:value-type="float">
            <text:p>42,16</text:p>
          </table:table-cell>
          <table:table-cell office:value-type="float" office:value="928.07" calcext:value-type="float">
            <text:p>928,07</text:p>
          </table:table-cell>
        </table:table-row>
        <table:table-row table:style-name="ro1">
          <table:table-cell/>
          <table:table-cell office:value-type="float" office:value="15.8727" calcext:value-type="float">
            <text:p>15,8727</text:p>
          </table:table-cell>
          <table:table-cell office:value-type="float" office:value="155630.65" calcext:value-type="float">
            <text:p>155630,65</text:p>
          </table:table-cell>
          <table:table-cell office:value-type="float" office:value="11.72" calcext:value-type="float">
            <text:p>11,72</text:p>
          </table:table-cell>
          <table:table-cell office:value-type="float" office:value="43.02" calcext:value-type="float">
            <text:p>43,02</text:p>
          </table:table-cell>
          <table:table-cell office:value-type="float" office:value="877.5" calcext:value-type="float">
            <text:p>877,5</text:p>
          </table:table-cell>
        </table:table-row>
        <table:table-row table:style-name="ro1">
          <table:table-cell/>
          <table:table-cell office:value-type="float" office:value="15.8749" calcext:value-type="float">
            <text:p>15,8749</text:p>
          </table:table-cell>
          <table:table-cell office:value-type="float" office:value="157132.38" calcext:value-type="float">
            <text:p>157132,38</text:p>
          </table:table-cell>
          <table:table-cell office:value-type="float" office:value="11.7" calcext:value-type="float">
            <text:p>11,7</text:p>
          </table:table-cell>
          <table:table-cell office:value-type="float" office:value="42.45" calcext:value-type="float">
            <text:p>42,45</text:p>
          </table:table-cell>
          <table:table-cell office:value-type="float" office:value="882.7" calcext:value-type="float">
            <text:p>882,7</text:p>
          </table:table-cell>
        </table:table-row>
        <table:table-row table:style-name="ro1">
          <table:table-cell/>
          <table:table-cell office:value-type="float" office:value="15.8769" calcext:value-type="float">
            <text:p>15,8769</text:p>
          </table:table-cell>
          <table:table-cell office:value-type="float" office:value="158276.8" calcext:value-type="float">
            <text:p>158276,8</text:p>
          </table:table-cell>
          <table:table-cell office:value-type="float" office:value="11.43" calcext:value-type="float">
            <text:p>11,43</text:p>
          </table:table-cell>
          <table:table-cell office:value-type="float" office:value="42.74" calcext:value-type="float">
            <text:p>42,74</text:p>
          </table:table-cell>
          <table:table-cell office:value-type="float" office:value="883.43" calcext:value-type="float">
            <text:p>883,43</text:p>
          </table:table-cell>
        </table:table-row>
        <table:table-row table:style-name="ro1">
          <table:table-cell/>
          <table:table-cell office:value-type="float" office:value="15.8802" calcext:value-type="float">
            <text:p>15,8802</text:p>
          </table:table-cell>
          <table:table-cell office:value-type="float" office:value="164597.57" calcext:value-type="float">
            <text:p>164597,57</text:p>
          </table:table-cell>
          <table:table-cell office:value-type="float" office:value="12.4" calcext:value-type="float">
            <text:p>12,4</text:p>
          </table:table-cell>
          <table:table-cell office:value-type="float" office:value="43.39" calcext:value-type="float">
            <text:p>43,39</text:p>
          </table:table-cell>
          <table:table-cell office:value-type="float" office:value="902.62" calcext:value-type="float">
            <text:p>902,62</text:p>
          </table:table-cell>
        </table:table-row>
        <table:table-row table:style-name="ro1">
          <table:table-cell/>
          <table:table-cell office:value-type="float" office:value="15.8815" calcext:value-type="float">
            <text:p>15,8815</text:p>
          </table:table-cell>
          <table:table-cell office:value-type="float" office:value="154635.86" calcext:value-type="float">
            <text:p>154635,86</text:p>
          </table:table-cell>
          <table:table-cell office:value-type="float" office:value="12.3" calcext:value-type="float">
            <text:p>12,3</text:p>
          </table:table-cell>
          <table:table-cell office:value-type="float" office:value="43.42" calcext:value-type="float">
            <text:p>43,42</text:p>
          </table:table-cell>
          <table:table-cell office:value-type="float" office:value="875.08" calcext:value-type="float">
            <text:p>875,08</text:p>
          </table:table-cell>
        </table:table-row>
        <table:table-row table:style-name="ro1">
          <table:table-cell/>
          <table:table-cell office:value-type="float" office:value="15.882" calcext:value-type="float">
            <text:p>15,882</text:p>
          </table:table-cell>
          <table:table-cell office:value-type="float" office:value="158422.58" calcext:value-type="float">
            <text:p>158422,58</text:p>
          </table:table-cell>
          <table:table-cell office:value-type="float" office:value="12.4" calcext:value-type="float">
            <text:p>12,4</text:p>
          </table:table-cell>
          <table:table-cell office:value-type="float" office:value="43.39" calcext:value-type="float">
            <text:p>43,39</text:p>
          </table:table-cell>
          <table:table-cell office:value-type="float" office:value="886.43" calcext:value-type="float">
            <text:p>886,43</text:p>
          </table:table-cell>
        </table:table-row>
        <table:table-row table:style-name="ro1">
          <table:table-cell/>
          <table:table-cell office:value-type="float" office:value="15.8821" calcext:value-type="float">
            <text:p>15,8821</text:p>
          </table:table-cell>
          <table:table-cell office:value-type="float" office:value="148692.88" calcext:value-type="float">
            <text:p>148692,88</text:p>
          </table:table-cell>
          <table:table-cell office:value-type="float" office:value="12.43" calcext:value-type="float">
            <text:p>12,43</text:p>
          </table:table-cell>
          <table:table-cell office:value-type="float" office:value="43.39" calcext:value-type="float">
            <text:p>43,39</text:p>
          </table:table-cell>
          <table:table-cell office:value-type="float" office:value="859.96" calcext:value-type="float">
            <text:p>859,96</text:p>
          </table:table-cell>
        </table:table-row>
        <table:table-row table:style-name="ro1">
          <table:table-cell/>
          <table:table-cell office:value-type="float" office:value="15.8824" calcext:value-type="float">
            <text:p>15,8824</text:p>
          </table:table-cell>
          <table:table-cell office:value-type="float" office:value="161478.12" calcext:value-type="float">
            <text:p>161478,12</text:p>
          </table:table-cell>
          <table:table-cell office:value-type="float" office:value="12.43" calcext:value-type="float">
            <text:p>12,43</text:p>
          </table:table-cell>
          <table:table-cell office:value-type="float" office:value="43.39" calcext:value-type="float">
            <text:p>43,39</text:p>
          </table:table-cell>
          <table:table-cell office:value-type="float" office:value="894.83" calcext:value-type="float">
            <text:p>894,83</text:p>
          </table:table-cell>
        </table:table-row>
        <table:table-row table:style-name="ro1">
          <table:table-cell/>
          <table:table-cell office:value-type="float" office:value="15.8835" calcext:value-type="float">
            <text:p>15,8835</text:p>
          </table:table-cell>
          <table:table-cell office:value-type="float" office:value="167547.29" calcext:value-type="float">
            <text:p>167547,29</text:p>
          </table:table-cell>
          <table:table-cell office:value-type="float" office:value="12.81" calcext:value-type="float">
            <text:p>12,81</text:p>
          </table:table-cell>
          <table:table-cell office:value-type="float" office:value="43.46" calcext:value-type="float">
            <text:p>43,46</text:p>
          </table:table-cell>
          <table:table-cell office:value-type="float" office:value="911.73" calcext:value-type="float">
            <text:p>911,73</text:p>
          </table:table-cell>
        </table:table-row>
        <table:table-row table:style-name="ro1">
          <table:table-cell/>
          <table:table-cell office:value-type="float" office:value="15.8843" calcext:value-type="float">
            <text:p>15,8843</text:p>
          </table:table-cell>
          <table:table-cell office:value-type="float" office:value="164145.37" calcext:value-type="float">
            <text:p>164145,37</text:p>
          </table:table-cell>
          <table:table-cell office:value-type="float" office:value="12.62" calcext:value-type="float">
            <text:p>12,62</text:p>
          </table:table-cell>
          <table:table-cell office:value-type="float" office:value="42.85" calcext:value-type="float">
            <text:p>42,85</text:p>
          </table:table-cell>
          <table:table-cell office:value-type="float" office:value="903.75" calcext:value-type="float">
            <text:p>903,75</text:p>
          </table:table-cell>
        </table:table-row>
        <table:table-row table:style-name="ro1">
          <table:table-cell/>
          <table:table-cell office:value-type="float" office:value="15.8845" calcext:value-type="float">
            <text:p>15,8845</text:p>
          </table:table-cell>
          <table:table-cell office:value-type="float" office:value="160336.77" calcext:value-type="float">
            <text:p>160336,77</text:p>
          </table:table-cell>
          <table:table-cell office:value-type="float" office:value="12.84" calcext:value-type="float">
            <text:p>12,84</text:p>
          </table:table-cell>
          <table:table-cell office:value-type="float" office:value="43.45" calcext:value-type="float">
            <text:p>43,45</text:p>
          </table:table-cell>
          <table:table-cell office:value-type="float" office:value="892.84" calcext:value-type="float">
            <text:p>892,84</text:p>
          </table:table-cell>
        </table:table-row>
        <table:table-row table:style-name="ro1">
          <table:table-cell/>
          <table:table-cell office:value-type="float" office:value="15.8857" calcext:value-type="float">
            <text:p>15,8857</text:p>
          </table:table-cell>
          <table:table-cell office:value-type="float" office:value="157180.58" calcext:value-type="float">
            <text:p>157180,58</text:p>
          </table:table-cell>
          <table:table-cell office:value-type="float" office:value="12.78" calcext:value-type="float">
            <text:p>12,78</text:p>
          </table:table-cell>
          <table:table-cell office:value-type="float" office:value="43.46" calcext:value-type="float">
            <text:p>43,46</text:p>
          </table:table-cell>
          <table:table-cell office:value-type="float" office:value="883.06" calcext:value-type="float">
            <text:p>883,06</text:p>
          </table:table-cell>
        </table:table-row>
        <table:table-row table:style-name="ro1">
          <table:table-cell/>
          <table:table-cell office:value-type="float" office:value="15.8858" calcext:value-type="float">
            <text:p>15,8858</text:p>
          </table:table-cell>
          <table:table-cell office:value-type="float" office:value="166351.25" calcext:value-type="float">
            <text:p>166351,25</text:p>
          </table:table-cell>
          <table:table-cell office:value-type="float" office:value="12.81" calcext:value-type="float">
            <text:p>12,81</text:p>
          </table:table-cell>
          <table:table-cell office:value-type="float" office:value="43.46" calcext:value-type="float">
            <text:p>43,46</text:p>
          </table:table-cell>
          <table:table-cell office:value-type="float" office:value="909.12" calcext:value-type="float">
            <text:p>909,12</text:p>
          </table:table-cell>
        </table:table-row>
        <table:table-row table:style-name="ro1">
          <table:table-cell/>
          <table:table-cell office:value-type="float" office:value="15.8862" calcext:value-type="float">
            <text:p>15,8862</text:p>
          </table:table-cell>
          <table:table-cell office:value-type="float" office:value="165688.13" calcext:value-type="float">
            <text:p>165688,13</text:p>
          </table:table-cell>
          <table:table-cell office:value-type="float" office:value="12.84" calcext:value-type="float">
            <text:p>12,84</text:p>
          </table:table-cell>
          <table:table-cell office:value-type="float" office:value="43.53" calcext:value-type="float">
            <text:p>43,53</text:p>
          </table:table-cell>
          <table:table-cell office:value-type="float" office:value="906.27" calcext:value-type="float">
            <text:p>906,27</text:p>
          </table:table-cell>
        </table:table-row>
        <table:table-row table:style-name="ro1">
          <table:table-cell/>
          <table:table-cell office:value-type="float" office:value="15.8866" calcext:value-type="float">
            <text:p>15,8866</text:p>
          </table:table-cell>
          <table:table-cell office:value-type="float" office:value="169306.17" calcext:value-type="float">
            <text:p>169306,17</text:p>
          </table:table-cell>
          <table:table-cell office:value-type="float" office:value="12.81" calcext:value-type="float">
            <text:p>12,81</text:p>
          </table:table-cell>
          <table:table-cell office:value-type="float" office:value="43.46" calcext:value-type="float">
            <text:p>43,46</text:p>
          </table:table-cell>
          <table:table-cell office:value-type="float" office:value="917.18" calcext:value-type="float">
            <text:p>917,18</text:p>
          </table:table-cell>
        </table:table-row>
        <table:table-row table:style-name="ro1">
          <table:table-cell/>
          <table:table-cell office:value-type="float" office:value="15.8873" calcext:value-type="float">
            <text:p>15,8873</text:p>
          </table:table-cell>
          <table:table-cell office:value-type="float" office:value="169814.69" calcext:value-type="float">
            <text:p>169814,69</text:p>
          </table:table-cell>
          <table:table-cell office:value-type="float" office:value="12.78" calcext:value-type="float">
            <text:p>12,78</text:p>
          </table:table-cell>
          <table:table-cell office:value-type="float" office:value="43.46" calcext:value-type="float">
            <text:p>43,46</text:p>
          </table:table-cell>
          <table:table-cell office:value-type="float" office:value="918.5" calcext:value-type="float">
            <text:p>918,5</text:p>
          </table:table-cell>
        </table:table-row>
        <table:table-row table:style-name="ro1">
          <table:table-cell/>
          <table:table-cell office:value-type="float" office:value="15.8893" calcext:value-type="float">
            <text:p>15,8893</text:p>
          </table:table-cell>
          <table:table-cell office:value-type="float" office:value="170717.83" calcext:value-type="float">
            <text:p>170717,83</text:p>
          </table:table-cell>
          <table:table-cell office:value-type="float" office:value="12.94" calcext:value-type="float">
            <text:p>12,94</text:p>
          </table:table-cell>
          <table:table-cell office:value-type="float" office:value="43.5" calcext:value-type="float">
            <text:p>43,5</text:p>
          </table:table-cell>
          <table:table-cell office:value-type="float" office:value="921.35" calcext:value-type="float">
            <text:p>921,35</text:p>
          </table:table-cell>
        </table:table-row>
        <table:table-row table:style-name="ro1">
          <table:table-cell/>
          <table:table-cell office:value-type="float" office:value="15.8899" calcext:value-type="float">
            <text:p>15,8899</text:p>
          </table:table-cell>
          <table:table-cell office:value-type="float" office:value="164122.76" calcext:value-type="float">
            <text:p>164122,76</text:p>
          </table:table-cell>
          <table:table-cell office:value-type="float" office:value="12.68" calcext:value-type="float">
            <text:p>12,68</text:p>
          </table:table-cell>
          <table:table-cell office:value-type="float" office:value="43.49" calcext:value-type="float">
            <text:p>43,49</text:p>
          </table:table-cell>
          <table:table-cell office:value-type="float" office:value="901.62" calcext:value-type="float">
            <text:p>901,62</text:p>
          </table:table-cell>
        </table:table-row>
        <table:table-row table:style-name="ro1">
          <table:table-cell/>
          <table:table-cell office:value-type="float" office:value="15.8934" calcext:value-type="float">
            <text:p>15,8934</text:p>
          </table:table-cell>
          <table:table-cell office:value-type="float" office:value="151363.66" calcext:value-type="float">
            <text:p>151363,66</text:p>
          </table:table-cell>
          <table:table-cell office:value-type="float" office:value="12.86" calcext:value-type="float">
            <text:p>12,86</text:p>
          </table:table-cell>
          <table:table-cell office:value-type="float" office:value="43.54" calcext:value-type="float">
            <text:p>43,54</text:p>
          </table:table-cell>
          <table:table-cell office:value-type="float" office:value="867.27" calcext:value-type="float">
            <text:p>867,27</text:p>
          </table:table-cell>
        </table:table-row>
        <table:table-row table:style-name="ro1">
          <table:table-cell/>
          <table:table-cell office:value-type="float" office:value="15.8961" calcext:value-type="float">
            <text:p>15,8961</text:p>
          </table:table-cell>
          <table:table-cell office:value-type="float" office:value="161496.43" calcext:value-type="float">
            <text:p>161496,43</text:p>
          </table:table-cell>
          <table:table-cell office:value-type="float" office:value="13.29" calcext:value-type="float">
            <text:p>13,29</text:p>
          </table:table-cell>
          <table:table-cell office:value-type="float" office:value="43.28" calcext:value-type="float">
            <text:p>43,28</text:p>
          </table:table-cell>
          <table:table-cell office:value-type="float" office:value="896.71" calcext:value-type="float">
            <text:p>896,71</text:p>
          </table:table-cell>
        </table:table-row>
        <table:table-row table:style-name="ro1">
          <table:table-cell/>
          <table:table-cell office:value-type="float" office:value="15.8967" calcext:value-type="float">
            <text:p>15,8967</text:p>
          </table:table-cell>
          <table:table-cell office:value-type="float" office:value="171707.81" calcext:value-type="float">
            <text:p>171707,81</text:p>
          </table:table-cell>
          <table:table-cell office:value-type="float" office:value="13.09" calcext:value-type="float">
            <text:p>13,09</text:p>
          </table:table-cell>
          <table:table-cell office:value-type="float" office:value="43.25" calcext:value-type="float">
            <text:p>43,25</text:p>
          </table:table-cell>
          <table:table-cell office:value-type="float" office:value="924.99" calcext:value-type="float">
            <text:p>924,99</text:p>
          </table:table-cell>
        </table:table-row>
        <table:table-row table:style-name="ro1">
          <table:table-cell/>
          <table:table-cell office:value-type="float" office:value="15.8968" calcext:value-type="float">
            <text:p>15,8968</text:p>
          </table:table-cell>
          <table:table-cell office:value-type="float" office:value="157837.42" calcext:value-type="float">
            <text:p>157837,42</text:p>
          </table:table-cell>
          <table:table-cell office:value-type="float" office:value="13.09" calcext:value-type="float">
            <text:p>13,09</text:p>
          </table:table-cell>
          <table:table-cell office:value-type="float" office:value="43.25" calcext:value-type="float">
            <text:p>43,25</text:p>
          </table:table-cell>
          <table:table-cell office:value-type="float" office:value="887.16" calcext:value-type="float">
            <text:p>887,16</text:p>
          </table:table-cell>
        </table:table-row>
        <table:table-row table:style-name="ro1">
          <table:table-cell/>
          <table:table-cell office:value-type="float" office:value="15.8996" calcext:value-type="float">
            <text:p>15,8996</text:p>
          </table:table-cell>
          <table:table-cell office:value-type="float" office:value="169614.53" calcext:value-type="float">
            <text:p>169614,53</text:p>
          </table:table-cell>
          <table:table-cell office:value-type="float" office:value="13.01" calcext:value-type="float">
            <text:p>13,01</text:p>
          </table:table-cell>
          <table:table-cell office:value-type="float" office:value="42.63" calcext:value-type="float">
            <text:p>42,63</text:p>
          </table:table-cell>
          <table:table-cell office:value-type="float" office:value="919.31" calcext:value-type="float">
            <text:p>919,31</text:p>
          </table:table-cell>
        </table:table-row>
        <table:table-row table:style-name="ro1">
          <table:table-cell/>
          <table:table-cell office:value-type="float" office:value="15.9005" calcext:value-type="float">
            <text:p>15,9005</text:p>
          </table:table-cell>
          <table:table-cell office:value-type="float" office:value="167503.23" calcext:value-type="float">
            <text:p>167503,23</text:p>
          </table:table-cell>
          <table:table-cell office:value-type="float" office:value="12.97" calcext:value-type="float">
            <text:p>12,97</text:p>
          </table:table-cell>
          <table:table-cell office:value-type="float" office:value="42.72" calcext:value-type="float">
            <text:p>42,72</text:p>
          </table:table-cell>
          <table:table-cell office:value-type="float" office:value="914.24" calcext:value-type="float">
            <text:p>914,24</text:p>
          </table:table-cell>
        </table:table-row>
        <table:table-row table:style-name="ro1">
          <table:table-cell/>
          <table:table-cell office:value-type="float" office:value="15.9009" calcext:value-type="float">
            <text:p>15,9009</text:p>
          </table:table-cell>
          <table:table-cell office:value-type="float" office:value="167799.64" calcext:value-type="float">
            <text:p>167799,64</text:p>
          </table:table-cell>
          <table:table-cell office:value-type="float" office:value="13.09" calcext:value-type="float">
            <text:p>13,09</text:p>
          </table:table-cell>
          <table:table-cell office:value-type="float" office:value="43.25" calcext:value-type="float">
            <text:p>43,25</text:p>
          </table:table-cell>
          <table:table-cell office:value-type="float" office:value="913.34" calcext:value-type="float">
            <text:p>913,34</text:p>
          </table:table-cell>
        </table:table-row>
        <table:table-row table:style-name="ro1">
          <table:table-cell/>
          <table:table-cell office:value-type="float" office:value="15.9014" calcext:value-type="float">
            <text:p>15,9014</text:p>
          </table:table-cell>
          <table:table-cell office:value-type="float" office:value="166977.33" calcext:value-type="float">
            <text:p>166977,33</text:p>
          </table:table-cell>
          <table:table-cell office:value-type="float" office:value="12.92" calcext:value-type="float">
            <text:p>12,92</text:p>
          </table:table-cell>
          <table:table-cell office:value-type="float" office:value="42.64" calcext:value-type="float">
            <text:p>42,64</text:p>
          </table:table-cell>
          <table:table-cell office:value-type="float" office:value="911.81" calcext:value-type="float">
            <text:p>911,81</text:p>
          </table:table-cell>
        </table:table-row>
        <table:table-row table:style-name="ro1">
          <table:table-cell/>
          <table:table-cell office:value-type="float" office:value="15.9035" calcext:value-type="float">
            <text:p>15,9035</text:p>
          </table:table-cell>
          <table:table-cell office:value-type="float" office:value="170537.52" calcext:value-type="float">
            <text:p>170537,52</text:p>
          </table:table-cell>
          <table:table-cell office:value-type="float" office:value="13.28" calcext:value-type="float">
            <text:p>13,28</text:p>
          </table:table-cell>
          <table:table-cell office:value-type="float" office:value="43.09" calcext:value-type="float">
            <text:p>43,09</text:p>
          </table:table-cell>
          <table:table-cell office:value-type="float" office:value="921.71" calcext:value-type="float">
            <text:p>921,71</text:p>
          </table:table-cell>
        </table:table-row>
        <table:table-row table:style-name="ro1">
          <table:table-cell/>
          <table:table-cell office:value-type="float" office:value="15.9037" calcext:value-type="float">
            <text:p>15,9037</text:p>
          </table:table-cell>
          <table:table-cell office:value-type="float" office:value="170929.01" calcext:value-type="float">
            <text:p>170929,01</text:p>
          </table:table-cell>
          <table:table-cell office:value-type="float" office:value="13.41" calcext:value-type="float">
            <text:p>13,41</text:p>
          </table:table-cell>
          <table:table-cell office:value-type="float" office:value="43.13" calcext:value-type="float">
            <text:p>43,13</text:p>
          </table:table-cell>
          <table:table-cell office:value-type="float" office:value="924.08" calcext:value-type="float">
            <text:p>924,08</text:p>
          </table:table-cell>
        </table:table-row>
        <table:table-row table:style-name="ro1">
          <table:table-cell/>
          <table:table-cell office:value-type="float" office:value="15.905" calcext:value-type="float">
            <text:p>15,905</text:p>
          </table:table-cell>
          <table:table-cell office:value-type="float" office:value="168767.38" calcext:value-type="float">
            <text:p>168767,38</text:p>
          </table:table-cell>
          <table:table-cell office:value-type="float" office:value="13.25" calcext:value-type="float">
            <text:p>13,25</text:p>
          </table:table-cell>
          <table:table-cell office:value-type="float" office:value="43.09" calcext:value-type="float">
            <text:p>43,09</text:p>
          </table:table-cell>
          <table:table-cell office:value-type="float" office:value="917.8" calcext:value-type="float">
            <text:p>917,8</text:p>
          </table:table-cell>
        </table:table-row>
        <table:table-row table:style-name="ro1">
          <table:table-cell/>
          <table:table-cell office:value-type="float" office:value="15.9054" calcext:value-type="float">
            <text:p>15,9054</text:p>
          </table:table-cell>
          <table:table-cell office:value-type="float" office:value="168616.16" calcext:value-type="float">
            <text:p>168616,16</text:p>
          </table:table-cell>
          <table:table-cell office:value-type="float" office:value="12.92" calcext:value-type="float">
            <text:p>12,92</text:p>
          </table:table-cell>
          <table:table-cell office:value-type="float" office:value="42.51" calcext:value-type="float">
            <text:p>42,51</text:p>
          </table:table-cell>
          <table:table-cell office:value-type="float" office:value="916.88" calcext:value-type="float">
            <text:p>916,88</text:p>
          </table:table-cell>
        </table:table-row>
        <table:table-row table:style-name="ro1">
          <table:table-cell/>
          <table:table-cell office:value-type="float" office:value="15.907" calcext:value-type="float">
            <text:p>15,907</text:p>
          </table:table-cell>
          <table:table-cell office:value-type="float" office:value="154392.28" calcext:value-type="float">
            <text:p>154392,28</text:p>
          </table:table-cell>
          <table:table-cell office:value-type="float" office:value="12.19" calcext:value-type="float">
            <text:p>12,19</text:p>
          </table:table-cell>
          <table:table-cell office:value-type="float" office:value="43.3" calcext:value-type="float">
            <text:p>43,3</text:p>
          </table:table-cell>
          <table:table-cell office:value-type="float" office:value="874" calcext:value-type="float">
            <text:p>874</text:p>
          </table:table-cell>
        </table:table-row>
        <table:table-row table:style-name="ro1">
          <table:table-cell/>
          <table:table-cell office:value-type="float" office:value="15.9072" calcext:value-type="float">
            <text:p>15,9072</text:p>
          </table:table-cell>
          <table:table-cell office:value-type="float" office:value="173942.68" calcext:value-type="float">
            <text:p>173942,68</text:p>
          </table:table-cell>
          <table:table-cell office:value-type="float" office:value="12.24" calcext:value-type="float">
            <text:p>12,24</text:p>
          </table:table-cell>
          <table:table-cell office:value-type="float" office:value="42.73" calcext:value-type="float">
            <text:p>42,73</text:p>
          </table:table-cell>
          <table:table-cell office:value-type="float" office:value="929.59" calcext:value-type="float">
            <text:p>929,59</text:p>
          </table:table-cell>
        </table:table-row>
        <table:table-row table:style-name="ro1">
          <table:table-cell/>
          <table:table-cell office:value-type="float" office:value="15.9081" calcext:value-type="float">
            <text:p>15,9081</text:p>
          </table:table-cell>
          <table:table-cell office:value-type="float" office:value="156408.82" calcext:value-type="float">
            <text:p>156408,82</text:p>
          </table:table-cell>
          <table:table-cell office:value-type="float" office:value="12.19" calcext:value-type="float">
            <text:p>12,19</text:p>
          </table:table-cell>
          <table:table-cell office:value-type="float" office:value="43.3" calcext:value-type="float">
            <text:p>43,3</text:p>
          </table:table-cell>
          <table:table-cell office:value-type="float" office:value="880.48" calcext:value-type="float">
            <text:p>880,48</text:p>
          </table:table-cell>
        </table:table-row>
        <table:table-row table:style-name="ro1">
          <table:table-cell/>
          <table:table-cell office:value-type="float" office:value="15.9083" calcext:value-type="float">
            <text:p>15,9083</text:p>
          </table:table-cell>
          <table:table-cell office:value-type="float" office:value="176575.73" calcext:value-type="float">
            <text:p>176575,73</text:p>
          </table:table-cell>
          <table:table-cell office:value-type="float" office:value="12.22" calcext:value-type="float">
            <text:p>12,22</text:p>
          </table:table-cell>
          <table:table-cell office:value-type="float" office:value="43.3" calcext:value-type="float">
            <text:p>43,3</text:p>
          </table:table-cell>
          <table:table-cell office:value-type="float" office:value="934.57" calcext:value-type="float">
            <text:p>934,57</text:p>
          </table:table-cell>
        </table:table-row>
        <table:table-row table:style-name="ro1">
          <table:table-cell/>
          <table:table-cell office:value-type="float" office:value="15.9084" calcext:value-type="float">
            <text:p>15,9084</text:p>
          </table:table-cell>
          <table:table-cell office:value-type="float" office:value="164050.27" calcext:value-type="float">
            <text:p>164050,27</text:p>
          </table:table-cell>
          <table:table-cell office:value-type="float" office:value="12.19" calcext:value-type="float">
            <text:p>12,19</text:p>
          </table:table-cell>
          <table:table-cell office:value-type="float" office:value="43.3" calcext:value-type="float">
            <text:p>43,3</text:p>
          </table:table-cell>
          <table:table-cell office:value-type="float" office:value="900.34" calcext:value-type="float">
            <text:p>900,34</text:p>
          </table:table-cell>
        </table:table-row>
        <table:table-row table:style-name="ro1">
          <table:table-cell/>
          <table:table-cell office:value-type="float" office:value="15.9091" calcext:value-type="float">
            <text:p>15,9091</text:p>
          </table:table-cell>
          <table:table-cell office:value-type="float" office:value="167131.41" calcext:value-type="float">
            <text:p>167131,41</text:p>
          </table:table-cell>
          <table:table-cell office:value-type="float" office:value="12.22" calcext:value-type="float">
            <text:p>12,22</text:p>
          </table:table-cell>
          <table:table-cell office:value-type="float" office:value="43.3" calcext:value-type="float">
            <text:p>43,3</text:p>
          </table:table-cell>
          <table:table-cell office:value-type="float" office:value="909.79" calcext:value-type="float">
            <text:p>909,79</text:p>
          </table:table-cell>
        </table:table-row>
        <table:table-row table:style-name="ro1">
          <table:table-cell/>
          <table:table-cell office:value-type="float" office:value="15.9095" calcext:value-type="float">
            <text:p>15,9095</text:p>
          </table:table-cell>
          <table:table-cell office:value-type="float" office:value="154835.51" calcext:value-type="float">
            <text:p>154835,51</text:p>
          </table:table-cell>
          <table:table-cell office:value-type="float" office:value="12.35" calcext:value-type="float">
            <text:p>12,35</text:p>
          </table:table-cell>
          <table:table-cell office:value-type="float" office:value="43.35" calcext:value-type="float">
            <text:p>43,35</text:p>
          </table:table-cell>
          <table:table-cell office:value-type="float" office:value="876.57" calcext:value-type="float">
            <text:p>876,57</text:p>
          </table:table-cell>
        </table:table-row>
        <table:table-row table:style-name="ro1">
          <table:table-cell/>
          <table:table-cell office:value-type="float" office:value="15.91" calcext:value-type="float">
            <text:p>15,91</text:p>
          </table:table-cell>
          <table:table-cell office:value-type="float" office:value="160608.41" calcext:value-type="float">
            <text:p>160608,41</text:p>
          </table:table-cell>
          <table:table-cell office:value-type="float" office:value="12.11" calcext:value-type="float">
            <text:p>12,11</text:p>
          </table:table-cell>
          <table:table-cell office:value-type="float" office:value="43.33" calcext:value-type="float">
            <text:p>43,33</text:p>
          </table:table-cell>
          <table:table-cell office:value-type="float" office:value="891.63" calcext:value-type="float">
            <text:p>891,63</text:p>
          </table:table-cell>
        </table:table-row>
        <table:table-row table:style-name="ro1">
          <table:table-cell/>
          <table:table-cell office:value-type="float" office:value="15.9104" calcext:value-type="float">
            <text:p>15,9104</text:p>
          </table:table-cell>
          <table:table-cell office:value-type="float" office:value="164326.47" calcext:value-type="float">
            <text:p>164326,47</text:p>
          </table:table-cell>
          <table:table-cell office:value-type="float" office:value="12.19" calcext:value-type="float">
            <text:p>12,19</text:p>
          </table:table-cell>
          <table:table-cell office:value-type="float" office:value="43.3" calcext:value-type="float">
            <text:p>43,3</text:p>
          </table:table-cell>
          <table:table-cell office:value-type="float" office:value="902.08" calcext:value-type="float">
            <text:p>902,08</text:p>
          </table:table-cell>
        </table:table-row>
        <table:table-row table:style-name="ro1">
          <table:table-cell/>
          <table:table-cell office:value-type="float" office:value="15.9105" calcext:value-type="float">
            <text:p>15,9105</text:p>
          </table:table-cell>
          <table:table-cell office:value-type="float" office:value="159424.13" calcext:value-type="float">
            <text:p>159424,13</text:p>
          </table:table-cell>
          <table:table-cell office:value-type="float" office:value="12.25" calcext:value-type="float">
            <text:p>12,25</text:p>
          </table:table-cell>
          <table:table-cell office:value-type="float" office:value="43.29" calcext:value-type="float">
            <text:p>43,29</text:p>
          </table:table-cell>
          <table:table-cell office:value-type="float" office:value="887.91" calcext:value-type="float">
            <text:p>887,91</text:p>
          </table:table-cell>
        </table:table-row>
        <table:table-row table:style-name="ro1">
          <table:table-cell/>
          <table:table-cell office:value-type="float" office:value="15.9123" calcext:value-type="float">
            <text:p>15,9123</text:p>
          </table:table-cell>
          <table:table-cell office:value-type="float" office:value="151046.95" calcext:value-type="float">
            <text:p>151046,95</text:p>
          </table:table-cell>
          <table:table-cell office:value-type="float" office:value="12.25" calcext:value-type="float">
            <text:p>12,25</text:p>
          </table:table-cell>
          <table:table-cell office:value-type="float" office:value="43.29" calcext:value-type="float">
            <text:p>43,29</text:p>
          </table:table-cell>
          <table:table-cell office:value-type="float" office:value="865.06" calcext:value-type="float">
            <text:p>865,06</text:p>
          </table:table-cell>
        </table:table-row>
        <table:table-row table:style-name="ro1">
          <table:table-cell/>
          <table:table-cell office:value-type="float" office:value="15.9133" calcext:value-type="float">
            <text:p>15,9133</text:p>
          </table:table-cell>
          <table:table-cell office:value-type="float" office:value="163542.25" calcext:value-type="float">
            <text:p>163542,25</text:p>
          </table:table-cell>
          <table:table-cell office:value-type="float" office:value="12.02" calcext:value-type="float">
            <text:p>12,02</text:p>
          </table:table-cell>
          <table:table-cell office:value-type="float" office:value="42.69" calcext:value-type="float">
            <text:p>42,69</text:p>
          </table:table-cell>
          <table:table-cell office:value-type="float" office:value="900.66" calcext:value-type="float">
            <text:p>900,66</text:p>
          </table:table-cell>
        </table:table-row>
        <table:table-row table:style-name="ro1">
          <table:table-cell/>
          <table:table-cell office:value-type="float" office:value="15.9149" calcext:value-type="float">
            <text:p>15,9149</text:p>
          </table:table-cell>
          <table:table-cell office:value-type="float" office:value="161758.3" calcext:value-type="float">
            <text:p>161758,3</text:p>
          </table:table-cell>
          <table:table-cell office:value-type="float" office:value="12.06" calcext:value-type="float">
            <text:p>12,06</text:p>
          </table:table-cell>
          <table:table-cell office:value-type="float" office:value="43.34" calcext:value-type="float">
            <text:p>43,34</text:p>
          </table:table-cell>
          <table:table-cell office:value-type="float" office:value="893.62" calcext:value-type="float">
            <text:p>893,62</text:p>
          </table:table-cell>
        </table:table-row>
        <table:table-row table:style-name="ro1">
          <table:table-cell/>
          <table:table-cell office:value-type="float" office:value="15.915" calcext:value-type="float">
            <text:p>15,915</text:p>
          </table:table-cell>
          <table:table-cell office:value-type="float" office:value="157783.93" calcext:value-type="float">
            <text:p>157783,93</text:p>
          </table:table-cell>
          <table:table-cell office:value-type="float" office:value="12.06" calcext:value-type="float">
            <text:p>12,06</text:p>
          </table:table-cell>
          <table:table-cell office:value-type="float" office:value="43.34" calcext:value-type="float">
            <text:p>43,34</text:p>
          </table:table-cell>
          <table:table-cell office:value-type="float" office:value="882.78" calcext:value-type="float">
            <text:p>882,78</text:p>
          </table:table-cell>
        </table:table-row>
        <table:table-row table:style-name="ro1">
          <table:table-cell/>
          <table:table-cell office:value-type="float" office:value="15.9159" calcext:value-type="float">
            <text:p>15,9159</text:p>
          </table:table-cell>
          <table:table-cell office:value-type="float" office:value="164360.33" calcext:value-type="float">
            <text:p>164360,33</text:p>
          </table:table-cell>
          <table:table-cell office:value-type="float" office:value="12.09" calcext:value-type="float">
            <text:p>12,09</text:p>
          </table:table-cell>
          <table:table-cell office:value-type="float" office:value="43.34" calcext:value-type="float">
            <text:p>43,34</text:p>
          </table:table-cell>
          <table:table-cell office:value-type="float" office:value="901.76" calcext:value-type="float">
            <text:p>901,76</text:p>
          </table:table-cell>
        </table:table-row>
        <table:table-row table:style-name="ro1">
          <table:table-cell/>
          <table:table-cell office:value-type="float" office:value="15.9163" calcext:value-type="float">
            <text:p>15,9163</text:p>
          </table:table-cell>
          <table:table-cell office:value-type="float" office:value="155796.84" calcext:value-type="float">
            <text:p>155796,84</text:p>
          </table:table-cell>
          <table:table-cell office:value-type="float" office:value="12.06" calcext:value-type="float">
            <text:p>12,06</text:p>
          </table:table-cell>
          <table:table-cell office:value-type="float" office:value="43.34" calcext:value-type="float">
            <text:p>43,34</text:p>
          </table:table-cell>
          <table:table-cell office:value-type="float" office:value="877.36" calcext:value-type="float">
            <text:p>877,36</text:p>
          </table:table-cell>
        </table:table-row>
        <table:table-row table:style-name="ro1">
          <table:table-cell/>
          <table:table-cell office:value-type="float" office:value="15.9169" calcext:value-type="float">
            <text:p>15,9169</text:p>
          </table:table-cell>
          <table:table-cell office:value-type="float" office:value="161492.74" calcext:value-type="float">
            <text:p>161492,74</text:p>
          </table:table-cell>
          <table:table-cell office:value-type="float" office:value="12.06" calcext:value-type="float">
            <text:p>12,06</text:p>
          </table:table-cell>
          <table:table-cell office:value-type="float" office:value="43.34" calcext:value-type="float">
            <text:p>43,34</text:p>
          </table:table-cell>
          <table:table-cell office:value-type="float" office:value="893.88" calcext:value-type="float">
            <text:p>893,88</text:p>
          </table:table-cell>
        </table:table-row>
        <table:table-row table:style-name="ro1">
          <table:table-cell/>
          <table:table-cell office:value-type="float" office:value="15.9176" calcext:value-type="float">
            <text:p>15,9176</text:p>
          </table:table-cell>
          <table:table-cell office:value-type="float" office:value="158048.64" calcext:value-type="float">
            <text:p>158048,64</text:p>
          </table:table-cell>
          <table:table-cell office:value-type="float" office:value="11.92" calcext:value-type="float">
            <text:p>11,92</text:p>
          </table:table-cell>
          <table:table-cell office:value-type="float" office:value="42.73" calcext:value-type="float">
            <text:p>42,73</text:p>
          </table:table-cell>
          <table:table-cell office:value-type="float" office:value="884.61" calcext:value-type="float">
            <text:p>884,61</text:p>
          </table:table-cell>
        </table:table-row>
        <table:table-row table:style-name="ro1">
          <table:table-cell/>
          <table:table-cell office:value-type="float" office:value="15.9177" calcext:value-type="float">
            <text:p>15,9177</text:p>
          </table:table-cell>
          <table:table-cell office:value-type="float" office:value="155052.28" calcext:value-type="float">
            <text:p>155052,28</text:p>
          </table:table-cell>
          <table:table-cell office:value-type="float" office:value="12.06" calcext:value-type="float">
            <text:p>12,06</text:p>
          </table:table-cell>
          <table:table-cell office:value-type="float" office:value="43.34" calcext:value-type="float">
            <text:p>43,34</text:p>
          </table:table-cell>
          <table:table-cell office:value-type="float" office:value="876.31" calcext:value-type="float">
            <text:p>876,31</text:p>
          </table:table-cell>
        </table:table-row>
        <table:table-row table:style-name="ro1">
          <table:table-cell/>
          <table:table-cell office:value-type="float" office:value="15.9179" calcext:value-type="float">
            <text:p>15,9179</text:p>
          </table:table-cell>
          <table:table-cell office:value-type="float" office:value="159806.16" calcext:value-type="float">
            <text:p>159806,16</text:p>
          </table:table-cell>
          <table:table-cell office:value-type="float" office:value="11.89" calcext:value-type="float">
            <text:p>11,89</text:p>
          </table:table-cell>
          <table:table-cell office:value-type="float" office:value="42.72" calcext:value-type="float">
            <text:p>42,72</text:p>
          </table:table-cell>
          <table:table-cell office:value-type="float" office:value="889.01" calcext:value-type="float">
            <text:p>889,01</text:p>
          </table:table-cell>
        </table:table-row>
        <table:table-row table:style-name="ro1">
          <table:table-cell/>
          <table:table-cell office:value-type="float" office:value="15.9181" calcext:value-type="float">
            <text:p>15,9181</text:p>
          </table:table-cell>
          <table:table-cell office:value-type="float" office:value="159020.97" calcext:value-type="float">
            <text:p>159020,97</text:p>
          </table:table-cell>
          <table:table-cell office:value-type="float" office:value="12.06" calcext:value-type="float">
            <text:p>12,06</text:p>
          </table:table-cell>
          <table:table-cell office:value-type="float" office:value="43.34" calcext:value-type="float">
            <text:p>43,34</text:p>
          </table:table-cell>
          <table:table-cell office:value-type="float" office:value="887.14" calcext:value-type="float">
            <text:p>887,14</text:p>
          </table:table-cell>
        </table:table-row>
        <table:table-row table:style-name="ro1">
          <table:table-cell/>
          <table:table-cell office:value-type="float" office:value="15.9182" calcext:value-type="float">
            <text:p>15,9182</text:p>
          </table:table-cell>
          <table:table-cell office:value-type="float" office:value="158707.07" calcext:value-type="float">
            <text:p>158707,07</text:p>
          </table:table-cell>
          <table:table-cell office:value-type="float" office:value="11.89" calcext:value-type="float">
            <text:p>11,89</text:p>
          </table:table-cell>
          <table:table-cell office:value-type="float" office:value="42.72" calcext:value-type="float">
            <text:p>42,72</text:p>
          </table:table-cell>
          <table:table-cell office:value-type="float" office:value="887" calcext:value-type="float">
            <text:p>887</text:p>
          </table:table-cell>
        </table:table-row>
        <table:table-row table:style-name="ro1">
          <table:table-cell/>
          <table:table-cell office:value-type="float" office:value="15.919" calcext:value-type="float">
            <text:p>15,919</text:p>
          </table:table-cell>
          <table:table-cell office:value-type="float" office:value="159554.14" calcext:value-type="float">
            <text:p>159554,14</text:p>
          </table:table-cell>
          <table:table-cell office:value-type="float" office:value="12.14" calcext:value-type="float">
            <text:p>12,14</text:p>
          </table:table-cell>
          <table:table-cell office:value-type="float" office:value="43.45" calcext:value-type="float">
            <text:p>43,45</text:p>
          </table:table-cell>
          <table:table-cell office:value-type="float" office:value="888.6" calcext:value-type="float">
            <text:p>888,6</text:p>
          </table:table-cell>
        </table:table-row>
        <table:table-row table:style-name="ro1">
          <table:table-cell/>
          <table:table-cell office:value-type="float" office:value="15.9194" calcext:value-type="float">
            <text:p>15,9194</text:p>
          </table:table-cell>
          <table:table-cell office:value-type="float" office:value="158769.92" calcext:value-type="float">
            <text:p>158769,92</text:p>
          </table:table-cell>
          <table:table-cell office:value-type="float" office:value="11.98" calcext:value-type="float">
            <text:p>11,98</text:p>
          </table:table-cell>
          <table:table-cell office:value-type="float" office:value="42.83" calcext:value-type="float">
            <text:p>42,83</text:p>
          </table:table-cell>
          <table:table-cell office:value-type="float" office:value="886.57" calcext:value-type="float">
            <text:p>886,57</text:p>
          </table:table-cell>
        </table:table-row>
        <table:table-row table:style-name="ro1">
          <table:table-cell/>
          <table:table-cell office:value-type="float" office:value="15.9195" calcext:value-type="float">
            <text:p>15,9195</text:p>
          </table:table-cell>
          <table:table-cell office:value-type="float" office:value="149661.31" calcext:value-type="float">
            <text:p>149661,31</text:p>
          </table:table-cell>
          <table:table-cell office:value-type="float" office:value="12.11" calcext:value-type="float">
            <text:p>12,11</text:p>
          </table:table-cell>
          <table:table-cell office:value-type="float" office:value="43.44" calcext:value-type="float">
            <text:p>43,44</text:p>
          </table:table-cell>
          <table:table-cell office:value-type="float" office:value="860.57" calcext:value-type="float">
            <text:p>860,57</text:p>
          </table:table-cell>
        </table:table-row>
        <table:table-row table:style-name="ro1">
          <table:table-cell/>
          <table:table-cell office:value-type="float" office:value="15.9196" calcext:value-type="float">
            <text:p>15,9196</text:p>
          </table:table-cell>
          <table:table-cell office:value-type="float" office:value="169924.44" calcext:value-type="float">
            <text:p>169924,44</text:p>
          </table:table-cell>
          <table:table-cell office:value-type="float" office:value="12.11" calcext:value-type="float">
            <text:p>12,11</text:p>
          </table:table-cell>
          <table:table-cell office:value-type="float" office:value="43.44" calcext:value-type="float">
            <text:p>43,44</text:p>
          </table:table-cell>
          <table:table-cell office:value-type="float" office:value="915.84" calcext:value-type="float">
            <text:p>915,84</text:p>
          </table:table-cell>
        </table:table-row>
        <table:table-row table:style-name="ro1">
          <table:table-cell/>
          <table:table-cell office:value-type="float" office:value="15.9206" calcext:value-type="float">
            <text:p>15,9206</text:p>
          </table:table-cell>
          <table:table-cell office:value-type="float" office:value="162684.94" calcext:value-type="float">
            <text:p>162684,94</text:p>
          </table:table-cell>
          <table:table-cell office:value-type="float" office:value="12.11" calcext:value-type="float">
            <text:p>12,11</text:p>
          </table:table-cell>
          <table:table-cell office:value-type="float" office:value="43.44" calcext:value-type="float">
            <text:p>43,44</text:p>
          </table:table-cell>
          <table:table-cell office:value-type="float" office:value="896.42" calcext:value-type="float">
            <text:p>896,42</text:p>
          </table:table-cell>
        </table:table-row>
        <table:table-row table:style-name="ro1">
          <table:table-cell/>
          <table:table-cell office:value-type="float" office:value="15.9212" calcext:value-type="float">
            <text:p>15,9212</text:p>
          </table:table-cell>
          <table:table-cell office:value-type="float" office:value="162525.94" calcext:value-type="float">
            <text:p>162525,94</text:p>
          </table:table-cell>
          <table:table-cell office:value-type="float" office:value="12.15" calcext:value-type="float">
            <text:p>12,15</text:p>
          </table:table-cell>
          <table:table-cell office:value-type="float" office:value="43.44" calcext:value-type="float">
            <text:p>43,44</text:p>
          </table:table-cell>
          <table:table-cell office:value-type="float" office:value="896.75" calcext:value-type="float">
            <text:p>896,75</text:p>
          </table:table-cell>
        </table:table-row>
        <table:table-row table:style-name="ro1">
          <table:table-cell/>
          <table:table-cell office:value-type="float" office:value="15.9219" calcext:value-type="float">
            <text:p>15,9219</text:p>
          </table:table-cell>
          <table:table-cell office:value-type="float" office:value="159738.72" calcext:value-type="float">
            <text:p>159738,72</text:p>
          </table:table-cell>
          <table:table-cell office:value-type="float" office:value="12.11" calcext:value-type="float">
            <text:p>12,11</text:p>
          </table:table-cell>
          <table:table-cell office:value-type="float" office:value="43.44" calcext:value-type="float">
            <text:p>43,44</text:p>
          </table:table-cell>
          <table:table-cell office:value-type="float" office:value="888.06" calcext:value-type="float">
            <text:p>888,06</text:p>
          </table:table-cell>
        </table:table-row>
        <table:table-row table:style-name="ro1">
          <table:table-cell/>
          <table:table-cell office:value-type="float" office:value="15.9229" calcext:value-type="float">
            <text:p>15,9229</text:p>
          </table:table-cell>
          <table:table-cell office:value-type="float" office:value="167211.42" calcext:value-type="float">
            <text:p>167211,42</text:p>
          </table:table-cell>
          <table:table-cell office:value-type="float" office:value="12.19" calcext:value-type="float">
            <text:p>12,19</text:p>
          </table:table-cell>
          <table:table-cell office:value-type="float" office:value="43.44" calcext:value-type="float">
            <text:p>43,44</text:p>
          </table:table-cell>
          <table:table-cell office:value-type="float" office:value="908.69" calcext:value-type="float">
            <text:p>908,69</text:p>
          </table:table-cell>
        </table:table-row>
        <table:table-row table:style-name="ro1">
          <table:table-cell/>
          <table:table-cell office:value-type="float" office:value="15.9231" calcext:value-type="float">
            <text:p>15,9231</text:p>
          </table:table-cell>
          <table:table-cell office:value-type="float" office:value="159396.48" calcext:value-type="float">
            <text:p>159396,48</text:p>
          </table:table-cell>
          <table:table-cell office:value-type="float" office:value="11.94" calcext:value-type="float">
            <text:p>11,94</text:p>
          </table:table-cell>
          <table:table-cell office:value-type="float" office:value="42.83" calcext:value-type="float">
            <text:p>42,83</text:p>
          </table:table-cell>
          <table:table-cell office:value-type="float" office:value="888.17" calcext:value-type="float">
            <text:p>888,17</text:p>
          </table:table-cell>
        </table:table-row>
        <table:table-row table:style-name="ro1">
          <table:table-cell/>
          <table:table-cell office:value-type="float" office:value="15.9254" calcext:value-type="float">
            <text:p>15,9254</text:p>
          </table:table-cell>
          <table:table-cell office:value-type="float" office:value="160417.73" calcext:value-type="float">
            <text:p>160417,73</text:p>
          </table:table-cell>
          <table:table-cell office:value-type="float" office:value="12.11" calcext:value-type="float">
            <text:p>12,11</text:p>
          </table:table-cell>
          <table:table-cell office:value-type="float" office:value="43.44" calcext:value-type="float">
            <text:p>43,44</text:p>
          </table:table-cell>
          <table:table-cell office:value-type="float" office:value="890.89" calcext:value-type="float">
            <text:p>890,89</text:p>
          </table:table-cell>
        </table:table-row>
        <table:table-row table:style-name="ro1">
          <table:table-cell/>
          <table:table-cell office:value-type="float" office:value="15.9257" calcext:value-type="float">
            <text:p>15,9257</text:p>
          </table:table-cell>
          <table:table-cell office:value-type="float" office:value="157723.71" calcext:value-type="float">
            <text:p>157723,71</text:p>
          </table:table-cell>
          <table:table-cell office:value-type="float" office:value="12.11" calcext:value-type="float">
            <text:p>12,11</text:p>
          </table:table-cell>
          <table:table-cell office:value-type="float" office:value="43.44" calcext:value-type="float">
            <text:p>43,44</text:p>
          </table:table-cell>
          <table:table-cell office:value-type="float" office:value="883.54" calcext:value-type="float">
            <text:p>883,54</text:p>
          </table:table-cell>
        </table:table-row>
        <table:table-row table:style-name="ro1">
          <table:table-cell/>
          <table:table-cell office:value-type="float" office:value="15.926" calcext:value-type="float">
            <text:p>15,926</text:p>
          </table:table-cell>
          <table:table-cell office:value-type="float" office:value="164852.29" calcext:value-type="float">
            <text:p>164852,29</text:p>
          </table:table-cell>
          <table:table-cell office:value-type="float" office:value="12.14" calcext:value-type="float">
            <text:p>12,14</text:p>
          </table:table-cell>
          <table:table-cell office:value-type="float" office:value="43.45" calcext:value-type="float">
            <text:p>43,45</text:p>
          </table:table-cell>
          <table:table-cell office:value-type="float" office:value="902.4" calcext:value-type="float">
            <text:p>902,4</text:p>
          </table:table-cell>
        </table:table-row>
        <table:table-row table:style-name="ro1">
          <table:table-cell/>
          <table:table-cell office:value-type="float" office:value="15.9264" calcext:value-type="float">
            <text:p>15,9264</text:p>
          </table:table-cell>
          <table:table-cell office:value-type="float" office:value="160517.7" calcext:value-type="float">
            <text:p>160517,7</text:p>
          </table:table-cell>
          <table:table-cell office:value-type="float" office:value="12.17" calcext:value-type="float">
            <text:p>12,17</text:p>
          </table:table-cell>
          <table:table-cell office:value-type="float" office:value="43.43" calcext:value-type="float">
            <text:p>43,43</text:p>
          </table:table-cell>
          <table:table-cell office:value-type="float" office:value="890.7" calcext:value-type="float">
            <text:p>890,7</text:p>
          </table:table-cell>
        </table:table-row>
        <table:table-row table:style-name="ro1">
          <table:table-cell/>
          <table:table-cell office:value-type="float" office:value="15.9282" calcext:value-type="float">
            <text:p>15,9282</text:p>
          </table:table-cell>
          <table:table-cell office:value-type="float" office:value="166455.91" calcext:value-type="float">
            <text:p>166455,91</text:p>
          </table:table-cell>
          <table:table-cell office:value-type="float" office:value="12.11" calcext:value-type="float">
            <text:p>12,11</text:p>
          </table:table-cell>
          <table:table-cell office:value-type="float" office:value="43.44" calcext:value-type="float">
            <text:p>43,44</text:p>
          </table:table-cell>
          <table:table-cell office:value-type="float" office:value="906.38" calcext:value-type="float">
            <text:p>906,38</text:p>
          </table:table-cell>
        </table:table-row>
        <table:table-row table:style-name="ro1">
          <table:table-cell/>
          <table:table-cell office:value-type="float" office:value="15.9287" calcext:value-type="float">
            <text:p>15,9287</text:p>
          </table:table-cell>
          <table:table-cell office:value-type="float" office:value="161556.99" calcext:value-type="float">
            <text:p>161556,99</text:p>
          </table:table-cell>
          <table:table-cell office:value-type="float" office:value="12.11" calcext:value-type="float">
            <text:p>12,11</text:p>
          </table:table-cell>
          <table:table-cell office:value-type="float" office:value="43.44" calcext:value-type="float">
            <text:p>43,44</text:p>
          </table:table-cell>
          <table:table-cell office:value-type="float" office:value="894" calcext:value-type="float">
            <text:p>894</text:p>
          </table:table-cell>
        </table:table-row>
        <table:table-row table:style-name="ro1">
          <table:table-cell/>
          <table:table-cell office:value-type="float" office:value="15.9299" calcext:value-type="float">
            <text:p>15,9299</text:p>
          </table:table-cell>
          <table:table-cell office:value-type="float" office:value="171043.83" calcext:value-type="float">
            <text:p>171043,83</text:p>
          </table:table-cell>
          <table:table-cell office:value-type="float" office:value="12.11" calcext:value-type="float">
            <text:p>12,11</text:p>
          </table:table-cell>
          <table:table-cell office:value-type="float" office:value="43.44" calcext:value-type="float">
            <text:p>43,44</text:p>
          </table:table-cell>
          <table:table-cell office:value-type="float" office:value="919.87" calcext:value-type="float">
            <text:p>919,87</text:p>
          </table:table-cell>
        </table:table-row>
        <table:table-row table:style-name="ro1">
          <table:table-cell/>
          <table:table-cell office:value-type="float" office:value="15.931" calcext:value-type="float">
            <text:p>15,931</text:p>
          </table:table-cell>
          <table:table-cell office:value-type="float" office:value="160657.34" calcext:value-type="float">
            <text:p>160657,34</text:p>
          </table:table-cell>
          <table:table-cell office:value-type="float" office:value="11.94" calcext:value-type="float">
            <text:p>11,94</text:p>
          </table:table-cell>
          <table:table-cell office:value-type="float" office:value="42.83" calcext:value-type="float">
            <text:p>42,83</text:p>
          </table:table-cell>
          <table:table-cell office:value-type="float" office:value="892.26" calcext:value-type="float">
            <text:p>892,26</text:p>
          </table:table-cell>
        </table:table-row>
        <table:table-row table:style-name="ro1">
          <table:table-cell/>
          <table:table-cell office:value-type="float" office:value="15.9318" calcext:value-type="float">
            <text:p>15,9318</text:p>
          </table:table-cell>
          <table:table-cell office:value-type="float" office:value="148256.13" calcext:value-type="float">
            <text:p>148256,13</text:p>
          </table:table-cell>
          <table:table-cell office:value-type="float" office:value="12.16" calcext:value-type="float">
            <text:p>12,16</text:p>
          </table:table-cell>
          <table:table-cell office:value-type="float" office:value="43.44" calcext:value-type="float">
            <text:p>43,44</text:p>
          </table:table-cell>
          <table:table-cell office:value-type="float" office:value="856.87" calcext:value-type="float">
            <text:p>856,87</text:p>
          </table:table-cell>
        </table:table-row>
        <table:table-row table:style-name="ro1">
          <table:table-cell/>
          <table:table-cell office:value-type="float" office:value="15.932" calcext:value-type="float">
            <text:p>15,932</text:p>
          </table:table-cell>
          <table:table-cell office:value-type="float" office:value="159756.14" calcext:value-type="float">
            <text:p>159756,14</text:p>
          </table:table-cell>
          <table:table-cell office:value-type="float" office:value="12.21" calcext:value-type="float">
            <text:p>12,21</text:p>
          </table:table-cell>
          <table:table-cell office:value-type="float" office:value="43.43" calcext:value-type="float">
            <text:p>43,43</text:p>
          </table:table-cell>
          <table:table-cell office:value-type="float" office:value="888.42" calcext:value-type="float">
            <text:p>888,42</text:p>
          </table:table-cell>
        </table:table-row>
        <table:table-row table:style-name="ro1">
          <table:table-cell/>
          <table:table-cell office:value-type="float" office:value="15.9324" calcext:value-type="float">
            <text:p>15,9324</text:p>
          </table:table-cell>
          <table:table-cell office:value-type="float" office:value="162175.57" calcext:value-type="float">
            <text:p>162175,57</text:p>
          </table:table-cell>
          <table:table-cell office:value-type="float" office:value="12.16" calcext:value-type="float">
            <text:p>12,16</text:p>
          </table:table-cell>
          <table:table-cell office:value-type="float" office:value="43.44" calcext:value-type="float">
            <text:p>43,44</text:p>
          </table:table-cell>
          <table:table-cell office:value-type="float" office:value="894.18" calcext:value-type="float">
            <text:p>894,18</text:p>
          </table:table-cell>
        </table:table-row>
        <table:table-row table:style-name="ro1">
          <table:table-cell/>
          <table:table-cell office:value-type="float" office:value="15.9333" calcext:value-type="float">
            <text:p>15,9333</text:p>
          </table:table-cell>
          <table:table-cell office:value-type="float" office:value="159153.48" calcext:value-type="float">
            <text:p>159153,48</text:p>
          </table:table-cell>
          <table:table-cell office:value-type="float" office:value="12.21" calcext:value-type="float">
            <text:p>12,21</text:p>
          </table:table-cell>
          <table:table-cell office:value-type="float" office:value="43.43" calcext:value-type="float">
            <text:p>43,43</text:p>
          </table:table-cell>
          <table:table-cell office:value-type="float" office:value="887.76" calcext:value-type="float">
            <text:p>887,76</text:p>
          </table:table-cell>
        </table:table-row>
        <table:table-row table:style-name="ro1">
          <table:table-cell/>
          <table:table-cell office:value-type="float" office:value="15.9334" calcext:value-type="float">
            <text:p>15,9334</text:p>
          </table:table-cell>
          <table:table-cell office:value-type="float" office:value="161996.84" calcext:value-type="float">
            <text:p>161996,84</text:p>
          </table:table-cell>
          <table:table-cell office:value-type="float" office:value="12.57" calcext:value-type="float">
            <text:p>12,57</text:p>
          </table:table-cell>
          <table:table-cell office:value-type="float" office:value="42.96" calcext:value-type="float">
            <text:p>42,96</text:p>
          </table:table-cell>
          <table:table-cell office:value-type="float" office:value="897.52" calcext:value-type="float">
            <text:p>897,52</text:p>
          </table:table-cell>
        </table:table-row>
        <table:table-row table:style-name="ro1">
          <table:table-cell/>
          <table:table-cell office:value-type="float" office:value="15.934" calcext:value-type="float">
            <text:p>15,934</text:p>
          </table:table-cell>
          <table:table-cell office:value-type="float" office:value="172389.69" calcext:value-type="float">
            <text:p>172389,69</text:p>
          </table:table-cell>
          <table:table-cell office:value-type="float" office:value="12.73" calcext:value-type="float">
            <text:p>12,73</text:p>
          </table:table-cell>
          <table:table-cell office:value-type="float" office:value="43.01" calcext:value-type="float">
            <text:p>43,01</text:p>
          </table:table-cell>
          <table:table-cell office:value-type="float" office:value="925.59" calcext:value-type="float">
            <text:p>925,59</text:p>
          </table:table-cell>
        </table:table-row>
        <table:table-row table:style-name="ro1">
          <table:table-cell/>
          <table:table-cell office:value-type="float" office:value="15.9341" calcext:value-type="float">
            <text:p>15,9341</text:p>
          </table:table-cell>
          <table:table-cell office:value-type="float" office:value="160747.61" calcext:value-type="float">
            <text:p>160747,61</text:p>
          </table:table-cell>
          <table:table-cell office:value-type="float" office:value="12.4" calcext:value-type="float">
            <text:p>12,4</text:p>
          </table:table-cell>
          <table:table-cell office:value-type="float" office:value="42.35" calcext:value-type="float">
            <text:p>42,35</text:p>
          </table:table-cell>
          <table:table-cell office:value-type="float" office:value="894.84" calcext:value-type="float">
            <text:p>894,84</text:p>
          </table:table-cell>
        </table:table-row>
        <table:table-row table:style-name="ro1">
          <table:table-cell/>
          <table:table-cell office:value-type="float" office:value="15.9357" calcext:value-type="float">
            <text:p>15,9357</text:p>
          </table:table-cell>
          <table:table-cell office:value-type="float" office:value="160226.8" calcext:value-type="float">
            <text:p>160226,8</text:p>
          </table:table-cell>
          <table:table-cell office:value-type="float" office:value="12.27" calcext:value-type="float">
            <text:p>12,27</text:p>
          </table:table-cell>
          <table:table-cell office:value-type="float" office:value="43.09" calcext:value-type="float">
            <text:p>43,09</text:p>
          </table:table-cell>
          <table:table-cell office:value-type="float" office:value="891.54" calcext:value-type="float">
            <text:p>891,54</text:p>
          </table:table-cell>
        </table:table-row>
        <table:table-row table:style-name="ro1">
          <table:table-cell/>
          <table:table-cell office:value-type="float" office:value="15.9359" calcext:value-type="float">
            <text:p>15,9359</text:p>
          </table:table-cell>
          <table:table-cell office:value-type="float" office:value="161775.03" calcext:value-type="float">
            <text:p>161775,03</text:p>
          </table:table-cell>
          <table:table-cell office:value-type="float" office:value="12.26" calcext:value-type="float">
            <text:p>12,26</text:p>
          </table:table-cell>
          <table:table-cell office:value-type="float" office:value="42.53" calcext:value-type="float">
            <text:p>42,53</text:p>
          </table:table-cell>
          <table:table-cell office:value-type="float" office:value="895.88" calcext:value-type="float">
            <text:p>895,88</text:p>
          </table:table-cell>
        </table:table-row>
        <table:table-row table:style-name="ro1">
          <table:table-cell/>
          <table:table-cell office:value-type="float" office:value="15.9366" calcext:value-type="float">
            <text:p>15,9366</text:p>
          </table:table-cell>
          <table:table-cell office:value-type="float" office:value="160325.67" calcext:value-type="float">
            <text:p>160325,67</text:p>
          </table:table-cell>
          <table:table-cell office:value-type="float" office:value="12.27" calcext:value-type="float">
            <text:p>12,27</text:p>
          </table:table-cell>
          <table:table-cell office:value-type="float" office:value="43.09" calcext:value-type="float">
            <text:p>43,09</text:p>
          </table:table-cell>
          <table:table-cell office:value-type="float" office:value="891.81" calcext:value-type="float">
            <text:p>891,81</text:p>
          </table:table-cell>
        </table:table-row>
        <table:table-row table:style-name="ro1">
          <table:table-cell/>
          <table:table-cell office:value-type="float" office:value="15.9368" calcext:value-type="float">
            <text:p>15,9368</text:p>
          </table:table-cell>
          <table:table-cell office:value-type="float" office:value="167777.3" calcext:value-type="float">
            <text:p>167777,3</text:p>
          </table:table-cell>
          <table:table-cell office:value-type="float" office:value="12.14" calcext:value-type="float">
            <text:p>12,14</text:p>
          </table:table-cell>
          <table:table-cell office:value-type="float" office:value="42.48" calcext:value-type="float">
            <text:p>42,48</text:p>
          </table:table-cell>
          <table:table-cell office:value-type="float" office:value="912.97" calcext:value-type="float">
            <text:p>912,97</text:p>
          </table:table-cell>
        </table:table-row>
        <table:table-row table:style-name="ro1">
          <table:table-cell/>
          <table:table-cell office:value-type="float" office:value="15.9369" calcext:value-type="float">
            <text:p>15,9369</text:p>
          </table:table-cell>
          <table:table-cell office:value-type="float" office:value="165616.96" calcext:value-type="float">
            <text:p>165616,96</text:p>
          </table:table-cell>
          <table:table-cell office:value-type="float" office:value="12.49" calcext:value-type="float">
            <text:p>12,49</text:p>
          </table:table-cell>
          <table:table-cell office:value-type="float" office:value="43.13" calcext:value-type="float">
            <text:p>43,13</text:p>
          </table:table-cell>
          <table:table-cell office:value-type="float" office:value="905.82" calcext:value-type="float">
            <text:p>905,82</text:p>
          </table:table-cell>
        </table:table-row>
        <table:table-row table:style-name="ro1">
          <table:table-cell/>
          <table:table-cell office:value-type="float" office:value="15.9373" calcext:value-type="float">
            <text:p>15,9373</text:p>
          </table:table-cell>
          <table:table-cell office:value-type="float" office:value="158239.5" calcext:value-type="float">
            <text:p>158239,5</text:p>
          </table:table-cell>
          <table:table-cell office:value-type="float" office:value="12.35" calcext:value-type="float">
            <text:p>12,35</text:p>
          </table:table-cell>
          <table:table-cell office:value-type="float" office:value="43.09" calcext:value-type="float">
            <text:p>43,09</text:p>
          </table:table-cell>
          <table:table-cell office:value-type="float" office:value="886.37" calcext:value-type="float">
            <text:p>886,37</text:p>
          </table:table-cell>
        </table:table-row>
        <table:table-row table:style-name="ro1">
          <table:table-cell/>
          <table:table-cell office:value-type="float" office:value="15.9375" calcext:value-type="float">
            <text:p>15,9375</text:p>
          </table:table-cell>
          <table:table-cell office:value-type="float" office:value="179565.29" calcext:value-type="float">
            <text:p>179565,29</text:p>
          </table:table-cell>
          <table:table-cell office:value-type="float" office:value="12.59" calcext:value-type="float">
            <text:p>12,59</text:p>
          </table:table-cell>
          <table:table-cell office:value-type="float" office:value="43.08" calcext:value-type="float">
            <text:p>43,08</text:p>
          </table:table-cell>
          <table:table-cell office:value-type="float" office:value="944.61" calcext:value-type="float">
            <text:p>944,61</text:p>
          </table:table-cell>
        </table:table-row>
        <table:table-row table:style-name="ro1">
          <table:table-cell/>
          <table:table-cell office:value-type="float" office:value="15.9387" calcext:value-type="float">
            <text:p>15,9387</text:p>
          </table:table-cell>
          <table:table-cell office:value-type="float" office:value="168312" calcext:value-type="float">
            <text:p>168312</text:p>
          </table:table-cell>
          <table:table-cell office:value-type="float" office:value="12.3" calcext:value-type="float">
            <text:p>12,3</text:p>
          </table:table-cell>
          <table:table-cell office:value-type="float" office:value="43.08" calcext:value-type="float">
            <text:p>43,08</text:p>
          </table:table-cell>
          <table:table-cell office:value-type="float" office:value="913.06" calcext:value-type="float">
            <text:p>913,06</text:p>
          </table:table-cell>
        </table:table-row>
        <table:table-row table:style-name="ro1">
          <table:table-cell/>
          <table:table-cell office:value-type="float" office:value="15.9393" calcext:value-type="float">
            <text:p>15,9393</text:p>
          </table:table-cell>
          <table:table-cell office:value-type="float" office:value="166631.83" calcext:value-type="float">
            <text:p>166631,83</text:p>
          </table:table-cell>
          <table:table-cell office:value-type="float" office:value="12.23" calcext:value-type="float">
            <text:p>12,23</text:p>
          </table:table-cell>
          <table:table-cell office:value-type="float" office:value="43.1" calcext:value-type="float">
            <text:p>43,1</text:p>
          </table:table-cell>
          <table:table-cell office:value-type="float" office:value="907.88" calcext:value-type="float">
            <text:p>907,88</text:p>
          </table:table-cell>
        </table:table-row>
        <table:table-row table:style-name="ro1">
          <table:table-cell/>
          <table:table-cell office:value-type="float" office:value="15.9394" calcext:value-type="float">
            <text:p>15,9394</text:p>
          </table:table-cell>
          <table:table-cell office:value-type="float" office:value="165728.7" calcext:value-type="float">
            <text:p>165728,7</text:p>
          </table:table-cell>
          <table:table-cell office:value-type="float" office:value="12.23" calcext:value-type="float">
            <text:p>12,23</text:p>
          </table:table-cell>
          <table:table-cell office:value-type="float" office:value="43.1" calcext:value-type="float">
            <text:p>43,1</text:p>
          </table:table-cell>
          <table:table-cell office:value-type="float" office:value="905.42" calcext:value-type="float">
            <text:p>905,42</text:p>
          </table:table-cell>
        </table:table-row>
        <table:table-row table:style-name="ro1">
          <table:table-cell/>
          <table:table-cell office:value-type="float" office:value="15.9399" calcext:value-type="float">
            <text:p>15,9399</text:p>
          </table:table-cell>
          <table:table-cell office:value-type="float" office:value="170449.77" calcext:value-type="float">
            <text:p>170449,77</text:p>
          </table:table-cell>
          <table:table-cell office:value-type="float" office:value="12.23" calcext:value-type="float">
            <text:p>12,23</text:p>
          </table:table-cell>
          <table:table-cell office:value-type="float" office:value="43.1" calcext:value-type="float">
            <text:p>43,1</text:p>
          </table:table-cell>
          <table:table-cell office:value-type="float" office:value="919.28" calcext:value-type="float">
            <text:p>919,28</text:p>
          </table:table-cell>
        </table:table-row>
        <table:table-row table:style-name="ro1">
          <table:table-cell/>
          <table:table-cell office:value-type="float" office:value="15.9405" calcext:value-type="float">
            <text:p>15,9405</text:p>
          </table:table-cell>
          <table:table-cell office:value-type="float" office:value="155671" calcext:value-type="float">
            <text:p>155671</text:p>
          </table:table-cell>
          <table:table-cell office:value-type="float" office:value="12.09" calcext:value-type="float">
            <text:p>12,09</text:p>
          </table:table-cell>
          <table:table-cell office:value-type="float" office:value="42.48" calcext:value-type="float">
            <text:p>42,48</text:p>
          </table:table-cell>
          <table:table-cell office:value-type="float" office:value="879.81" calcext:value-type="float">
            <text:p>879,81</text:p>
          </table:table-cell>
        </table:table-row>
        <table:table-row table:style-name="ro1">
          <table:table-cell/>
          <table:table-cell office:value-type="float" office:value="15.9419" calcext:value-type="float">
            <text:p>15,9419</text:p>
          </table:table-cell>
          <table:table-cell office:value-type="float" office:value="163504.73" calcext:value-type="float">
            <text:p>163504,73</text:p>
          </table:table-cell>
          <table:table-cell office:value-type="float" office:value="12.23" calcext:value-type="float">
            <text:p>12,23</text:p>
          </table:table-cell>
          <table:table-cell office:value-type="float" office:value="43.1" calcext:value-type="float">
            <text:p>43,1</text:p>
          </table:table-cell>
          <table:table-cell office:value-type="float" office:value="900.34" calcext:value-type="float">
            <text:p>900,34</text:p>
          </table:table-cell>
        </table:table-row>
        <table:table-row table:style-name="ro1">
          <table:table-cell/>
          <table:table-cell office:value-type="float" office:value="15.9422" calcext:value-type="float">
            <text:p>15,9422</text:p>
          </table:table-cell>
          <table:table-cell office:value-type="float" office:value="158798" calcext:value-type="float">
            <text:p>158798</text:p>
          </table:table-cell>
          <table:table-cell office:value-type="float" office:value="12.23" calcext:value-type="float">
            <text:p>12,23</text:p>
          </table:table-cell>
          <table:table-cell office:value-type="float" office:value="43.1" calcext:value-type="float">
            <text:p>43,1</text:p>
          </table:table-cell>
          <table:table-cell office:value-type="float" office:value="887.5" calcext:value-type="float">
            <text:p>887,5</text:p>
          </table:table-cell>
        </table:table-row>
        <table:table-row table:style-name="ro1">
          <table:table-cell/>
          <table:table-cell office:value-type="float" office:value="15.9425" calcext:value-type="float">
            <text:p>15,9425</text:p>
          </table:table-cell>
          <table:table-cell office:value-type="float" office:value="169512.17" calcext:value-type="float">
            <text:p>169512,17</text:p>
          </table:table-cell>
          <table:table-cell office:value-type="float" office:value="12.23" calcext:value-type="float">
            <text:p>12,23</text:p>
          </table:table-cell>
          <table:table-cell office:value-type="float" office:value="43.1" calcext:value-type="float">
            <text:p>43,1</text:p>
          </table:table-cell>
          <table:table-cell office:value-type="float" office:value="916.72" calcext:value-type="float">
            <text:p>916,72</text:p>
          </table:table-cell>
        </table:table-row>
        <table:table-row table:style-name="ro1">
          <table:table-cell/>
          <table:table-cell office:value-type="float" office:value="15.943" calcext:value-type="float">
            <text:p>15,943</text:p>
          </table:table-cell>
          <table:table-cell office:value-type="float" office:value="162373.52" calcext:value-type="float">
            <text:p>162373,52</text:p>
          </table:table-cell>
          <table:table-cell office:value-type="float" office:value="12.23" calcext:value-type="float">
            <text:p>12,23</text:p>
          </table:table-cell>
          <table:table-cell office:value-type="float" office:value="43.1" calcext:value-type="float">
            <text:p>43,1</text:p>
          </table:table-cell>
          <table:table-cell office:value-type="float" office:value="896.27" calcext:value-type="float">
            <text:p>896,27</text:p>
          </table:table-cell>
        </table:table-row>
        <table:table-row table:style-name="ro1">
          <table:table-cell/>
          <table:table-cell office:value-type="float" office:value="15.9454" calcext:value-type="float">
            <text:p>15,9454</text:p>
          </table:table-cell>
          <table:table-cell office:value-type="float" office:value="163504.73" calcext:value-type="float">
            <text:p>163504,73</text:p>
          </table:table-cell>
          <table:table-cell office:value-type="float" office:value="12.28" calcext:value-type="float">
            <text:p>12,28</text:p>
          </table:table-cell>
          <table:table-cell office:value-type="float" office:value="43.09" calcext:value-type="float">
            <text:p>43,09</text:p>
          </table:table-cell>
          <table:table-cell office:value-type="float" office:value="900.53" calcext:value-type="float">
            <text:p>900,53</text:p>
          </table:table-cell>
        </table:table-row>
        <table:table-row table:style-name="ro1">
          <table:table-cell/>
          <table:table-cell office:value-type="float" office:value="15.9473" calcext:value-type="float">
            <text:p>15,9473</text:p>
          </table:table-cell>
          <table:table-cell office:value-type="float" office:value="174766.34" calcext:value-type="float">
            <text:p>174766,34</text:p>
          </table:table-cell>
          <table:table-cell office:value-type="float" office:value="12.23" calcext:value-type="float">
            <text:p>12,23</text:p>
          </table:table-cell>
          <table:table-cell office:value-type="float" office:value="43.1" calcext:value-type="float">
            <text:p>43,1</text:p>
          </table:table-cell>
          <table:table-cell office:value-type="float" office:value="931.05" calcext:value-type="float">
            <text:p>931,05</text:p>
          </table:table-cell>
        </table:table-row>
        <table:table-row table:style-name="ro1">
          <table:table-cell/>
          <table:table-cell office:value-type="float" office:value="15.9478" calcext:value-type="float">
            <text:p>15,9478</text:p>
          </table:table-cell>
          <table:table-cell office:value-type="float" office:value="162879.76" calcext:value-type="float">
            <text:p>162879,76</text:p>
          </table:table-cell>
          <table:table-cell office:value-type="float" office:value="12.06" calcext:value-type="float">
            <text:p>12,06</text:p>
          </table:table-cell>
          <table:table-cell office:value-type="float" office:value="42.48" calcext:value-type="float">
            <text:p>42,48</text:p>
          </table:table-cell>
          <table:table-cell office:value-type="float" office:value="899.36" calcext:value-type="float">
            <text:p>899,36</text:p>
          </table:table-cell>
        </table:table-row>
        <table:table-row table:style-name="ro1">
          <table:table-cell/>
          <table:table-cell office:value-type="float" office:value="15.9482" calcext:value-type="float">
            <text:p>15,9482</text:p>
          </table:table-cell>
          <table:table-cell office:value-type="float" office:value="171823.71" calcext:value-type="float">
            <text:p>171823,71</text:p>
          </table:table-cell>
          <table:table-cell office:value-type="float" office:value="12.23" calcext:value-type="float">
            <text:p>12,23</text:p>
          </table:table-cell>
          <table:table-cell office:value-type="float" office:value="43.1" calcext:value-type="float">
            <text:p>43,1</text:p>
          </table:table-cell>
          <table:table-cell office:value-type="float" office:value="923.03" calcext:value-type="float">
            <text:p>923,03</text:p>
          </table:table-cell>
        </table:table-row>
        <table:table-row table:style-name="ro1">
          <table:table-cell/>
          <table:table-cell office:value-type="float" office:value="15.9489" calcext:value-type="float">
            <text:p>15,9489</text:p>
          </table:table-cell>
          <table:table-cell office:value-type="float" office:value="166331.2" calcext:value-type="float">
            <text:p>166331,2</text:p>
          </table:table-cell>
          <table:table-cell office:value-type="float" office:value="12.28" calcext:value-type="float">
            <text:p>12,28</text:p>
          </table:table-cell>
          <table:table-cell office:value-type="float" office:value="43.09" calcext:value-type="float">
            <text:p>43,09</text:p>
          </table:table-cell>
          <table:table-cell office:value-type="float" office:value="907.58" calcext:value-type="float">
            <text:p>907,58</text:p>
          </table:table-cell>
        </table:table-row>
        <table:table-row table:style-name="ro1">
          <table:table-cell/>
          <table:table-cell office:value-type="float" office:value="15.949" calcext:value-type="float">
            <text:p>15,949</text:p>
          </table:table-cell>
          <table:table-cell office:value-type="float" office:value="176846.28" calcext:value-type="float">
            <text:p>176846,28</text:p>
          </table:table-cell>
          <table:table-cell office:value-type="float" office:value="12.26" calcext:value-type="float">
            <text:p>12,26</text:p>
          </table:table-cell>
          <table:table-cell office:value-type="float" office:value="42.55" calcext:value-type="float">
            <text:p>42,55</text:p>
          </table:table-cell>
          <table:table-cell office:value-type="float" office:value="937.92" calcext:value-type="float">
            <text:p>937,92</text:p>
          </table:table-cell>
        </table:table-row>
        <table:table-row table:style-name="ro1">
          <table:table-cell/>
          <table:table-cell office:value-type="float" office:value="15.9492" calcext:value-type="float">
            <text:p>15,9492</text:p>
          </table:table-cell>
          <table:table-cell office:value-type="float" office:value="166631.83" calcext:value-type="float">
            <text:p>166631,83</text:p>
          </table:table-cell>
          <table:table-cell office:value-type="float" office:value="12.23" calcext:value-type="float">
            <text:p>12,23</text:p>
          </table:table-cell>
          <table:table-cell office:value-type="float" office:value="43.1" calcext:value-type="float">
            <text:p>43,1</text:p>
          </table:table-cell>
          <table:table-cell office:value-type="float" office:value="908.87" calcext:value-type="float">
            <text:p>908,87</text:p>
          </table:table-cell>
        </table:table-row>
        <table:table-row table:style-name="ro1">
          <table:table-cell/>
          <table:table-cell office:value-type="float" office:value="15.9495" calcext:value-type="float">
            <text:p>15,9495</text:p>
          </table:table-cell>
          <table:table-cell office:value-type="float" office:value="164847.41" calcext:value-type="float">
            <text:p>164847,41</text:p>
          </table:table-cell>
          <table:table-cell office:value-type="float" office:value="12.23" calcext:value-type="float">
            <text:p>12,23</text:p>
          </table:table-cell>
          <table:table-cell office:value-type="float" office:value="43.1" calcext:value-type="float">
            <text:p>43,1</text:p>
          </table:table-cell>
          <table:table-cell office:value-type="float" office:value="904" calcext:value-type="float">
            <text:p>904</text:p>
          </table:table-cell>
        </table:table-row>
        <table:table-row table:style-name="ro1">
          <table:table-cell/>
          <table:table-cell office:value-type="float" office:value="15.9499" calcext:value-type="float">
            <text:p>15,9499</text:p>
          </table:table-cell>
          <table:table-cell office:value-type="float" office:value="169524.99" calcext:value-type="float">
            <text:p>169524,99</text:p>
          </table:table-cell>
          <table:table-cell office:value-type="float" office:value="12.23" calcext:value-type="float">
            <text:p>12,23</text:p>
          </table:table-cell>
          <table:table-cell office:value-type="float" office:value="43.1" calcext:value-type="float">
            <text:p>43,1</text:p>
          </table:table-cell>
          <table:table-cell office:value-type="float" office:value="916.76" calcext:value-type="float">
            <text:p>916,76</text:p>
          </table:table-cell>
        </table:table-row>
        <table:table-row table:style-name="ro1">
          <table:table-cell/>
          <table:table-cell office:value-type="float" office:value="15.9504" calcext:value-type="float">
            <text:p>15,9504</text:p>
          </table:table-cell>
          <table:table-cell office:value-type="float" office:value="166555.5" calcext:value-type="float">
            <text:p>166555,5</text:p>
          </table:table-cell>
          <table:table-cell office:value-type="float" office:value="12.23" calcext:value-type="float">
            <text:p>12,23</text:p>
          </table:table-cell>
          <table:table-cell office:value-type="float" office:value="43.1" calcext:value-type="float">
            <text:p>43,1</text:p>
          </table:table-cell>
          <table:table-cell office:value-type="float" office:value="908" calcext:value-type="float">
            <text:p>908</text:p>
          </table:table-cell>
        </table:table-row>
        <table:table-row table:style-name="ro1">
          <table:table-cell/>
          <table:table-cell office:value-type="float" office:value="15.9521" calcext:value-type="float">
            <text:p>15,9521</text:p>
          </table:table-cell>
          <table:table-cell office:value-type="float" office:value="165338.21" calcext:value-type="float">
            <text:p>165338,21</text:p>
          </table:table-cell>
          <table:table-cell office:value-type="float" office:value="12.07" calcext:value-type="float">
            <text:p>12,07</text:p>
          </table:table-cell>
          <table:table-cell office:value-type="float" office:value="42.48" calcext:value-type="float">
            <text:p>42,48</text:p>
          </table:table-cell>
          <table:table-cell office:value-type="float" office:value="905.12" calcext:value-type="float">
            <text:p>905,12</text:p>
          </table:table-cell>
        </table:table-row>
        <table:table-row table:style-name="ro1">
          <table:table-cell/>
          <table:table-cell office:value-type="float" office:value="15.9523" calcext:value-type="float">
            <text:p>15,9523</text:p>
          </table:table-cell>
          <table:table-cell office:value-type="float" office:value="166429.06" calcext:value-type="float">
            <text:p>166429,06</text:p>
          </table:table-cell>
          <table:table-cell office:value-type="float" office:value="12.24" calcext:value-type="float">
            <text:p>12,24</text:p>
          </table:table-cell>
          <table:table-cell office:value-type="float" office:value="43.09" calcext:value-type="float">
            <text:p>43,09</text:p>
          </table:table-cell>
          <table:table-cell office:value-type="float" office:value="908.35" calcext:value-type="float">
            <text:p>908,35</text:p>
          </table:table-cell>
        </table:table-row>
        <table:table-row table:style-name="ro1">
          <table:table-cell/>
          <table:table-cell office:value-type="float" office:value="15.9524" calcext:value-type="float">
            <text:p>15,9524</text:p>
          </table:table-cell>
          <table:table-cell office:value-type="float" office:value="165314.73" calcext:value-type="float">
            <text:p>165314,73</text:p>
          </table:table-cell>
          <table:table-cell office:value-type="float" office:value="12.12" calcext:value-type="float">
            <text:p>12,12</text:p>
          </table:table-cell>
          <table:table-cell office:value-type="float" office:value="42.47" calcext:value-type="float">
            <text:p>42,47</text:p>
          </table:table-cell>
          <table:table-cell office:value-type="float" office:value="905.24" calcext:value-type="float">
            <text:p>905,24</text:p>
          </table:table-cell>
        </table:table-row>
        <table:table-row table:style-name="ro1">
          <table:table-cell/>
          <table:table-cell office:value-type="float" office:value="15.9525" calcext:value-type="float">
            <text:p>15,9525</text:p>
          </table:table-cell>
          <table:table-cell office:value-type="float" office:value="175983.66" calcext:value-type="float">
            <text:p>175983,66</text:p>
          </table:table-cell>
          <table:table-cell office:value-type="float" office:value="12.26" calcext:value-type="float">
            <text:p>12,26</text:p>
          </table:table-cell>
          <table:table-cell office:value-type="float" office:value="43.09" calcext:value-type="float">
            <text:p>43,09</text:p>
          </table:table-cell>
          <table:table-cell office:value-type="float" office:value="934.49" calcext:value-type="float">
            <text:p>934,49</text:p>
          </table:table-cell>
        </table:table-row>
        <table:table-row table:style-name="ro1">
          <table:table-cell/>
          <table:table-cell office:value-type="float" office:value="15.9527" calcext:value-type="float">
            <text:p>15,9527</text:p>
          </table:table-cell>
          <table:table-cell office:value-type="float" office:value="166280.31" calcext:value-type="float">
            <text:p>166280,31</text:p>
          </table:table-cell>
          <table:table-cell office:value-type="float" office:value="12.27" calcext:value-type="float">
            <text:p>12,27</text:p>
          </table:table-cell>
          <table:table-cell office:value-type="float" office:value="42.55" calcext:value-type="float">
            <text:p>42,55</text:p>
          </table:table-cell>
          <table:table-cell office:value-type="float" office:value="909.14" calcext:value-type="float">
            <text:p>909,14</text:p>
          </table:table-cell>
        </table:table-row>
        <table:table-row table:style-name="ro1">
          <table:table-cell/>
          <table:table-cell office:value-type="float" office:value="15.9536" calcext:value-type="float">
            <text:p>15,9536</text:p>
          </table:table-cell>
          <table:table-cell office:value-type="float" office:value="165988.48" calcext:value-type="float">
            <text:p>165988,48</text:p>
          </table:table-cell>
          <table:table-cell office:value-type="float" office:value="12.29" calcext:value-type="float">
            <text:p>12,29</text:p>
          </table:table-cell>
          <table:table-cell office:value-type="float" office:value="42.54" calcext:value-type="float">
            <text:p>42,54</text:p>
          </table:table-cell>
          <table:table-cell office:value-type="float" office:value="907.43" calcext:value-type="float">
            <text:p>907,43</text:p>
          </table:table-cell>
        </table:table-row>
        <table:table-row table:style-name="ro1">
          <table:table-cell/>
          <table:table-cell office:value-type="float" office:value="15.9538" calcext:value-type="float">
            <text:p>15,9538</text:p>
          </table:table-cell>
          <table:table-cell office:value-type="float" office:value="163700.55" calcext:value-type="float">
            <text:p>163700,55</text:p>
          </table:table-cell>
          <table:table-cell office:value-type="float" office:value="12.24" calcext:value-type="float">
            <text:p>12,24</text:p>
          </table:table-cell>
          <table:table-cell office:value-type="float" office:value="43.09" calcext:value-type="float">
            <text:p>43,09</text:p>
          </table:table-cell>
          <table:table-cell office:value-type="float" office:value="899.93" calcext:value-type="float">
            <text:p>899,93</text:p>
          </table:table-cell>
        </table:table-row>
        <table:table-row table:style-name="ro1">
          <table:table-cell/>
          <table:table-cell office:value-type="float" office:value="15.9542" calcext:value-type="float">
            <text:p>15,9542</text:p>
          </table:table-cell>
          <table:table-cell office:value-type="float" office:value="162757.97" calcext:value-type="float">
            <text:p>162757,97</text:p>
          </table:table-cell>
          <table:table-cell office:value-type="float" office:value="12.08" calcext:value-type="float">
            <text:p>12,08</text:p>
          </table:table-cell>
          <table:table-cell office:value-type="float" office:value="42.48" calcext:value-type="float">
            <text:p>42,48</text:p>
          </table:table-cell>
          <table:table-cell office:value-type="float" office:value="899.11" calcext:value-type="float">
            <text:p>899,11</text:p>
          </table:table-cell>
        </table:table-row>
        <table:table-row table:style-name="ro1">
          <table:table-cell/>
          <table:table-cell office:value-type="float" office:value="15.9552" calcext:value-type="float">
            <text:p>15,9552</text:p>
          </table:table-cell>
          <table:table-cell office:value-type="float" office:value="166805.1" calcext:value-type="float">
            <text:p>166805,1</text:p>
          </table:table-cell>
          <table:table-cell office:value-type="float" office:value="12.45" calcext:value-type="float">
            <text:p>12,45</text:p>
          </table:table-cell>
          <table:table-cell office:value-type="float" office:value="43.16" calcext:value-type="float">
            <text:p>43,16</text:p>
          </table:table-cell>
          <table:table-cell office:value-type="float" office:value="909.24" calcext:value-type="float">
            <text:p>909,24</text:p>
          </table:table-cell>
        </table:table-row>
        <table:table-row table:style-name="ro1">
          <table:table-cell/>
          <table:table-cell office:value-type="float" office:value="15.9564" calcext:value-type="float">
            <text:p>15,9564</text:p>
          </table:table-cell>
          <table:table-cell office:value-type="float" office:value="170916.28" calcext:value-type="float">
            <text:p>170916,28</text:p>
          </table:table-cell>
          <table:table-cell office:value-type="float" office:value="12.27" calcext:value-type="float">
            <text:p>12,27</text:p>
          </table:table-cell>
          <table:table-cell office:value-type="float" office:value="43.09" calcext:value-type="float">
            <text:p>43,09</text:p>
          </table:table-cell>
          <table:table-cell office:value-type="float" office:value="919.73" calcext:value-type="float">
            <text:p>919,73</text:p>
          </table:table-cell>
        </table:table-row>
        <table:table-row table:style-name="ro1">
          <table:table-cell/>
          <table:table-cell office:value-type="float" office:value="15.9578" calcext:value-type="float">
            <text:p>15,9578</text:p>
          </table:table-cell>
          <table:table-cell office:value-type="float" office:value="163983.28" calcext:value-type="float">
            <text:p>163983,28</text:p>
          </table:table-cell>
          <table:table-cell office:value-type="float" office:value="12.76" calcext:value-type="float">
            <text:p>12,76</text:p>
          </table:table-cell>
          <table:table-cell office:value-type="float" office:value="42.9" calcext:value-type="float">
            <text:p>42,9</text:p>
          </table:table-cell>
          <table:table-cell office:value-type="float" office:value="902.66" calcext:value-type="float">
            <text:p>902,66</text:p>
          </table:table-cell>
        </table:table-row>
        <table:table-row table:style-name="ro1">
          <table:table-cell/>
          <table:table-cell office:value-type="float" office:value="15.9581" calcext:value-type="float">
            <text:p>15,9581</text:p>
          </table:table-cell>
          <table:table-cell office:value-type="float" office:value="159277.21" calcext:value-type="float">
            <text:p>159277,21</text:p>
          </table:table-cell>
          <table:table-cell office:value-type="float" office:value="12.56" calcext:value-type="float">
            <text:p>12,56</text:p>
          </table:table-cell>
          <table:table-cell office:value-type="float" office:value="42.83" calcext:value-type="float">
            <text:p>42,83</text:p>
          </table:table-cell>
          <table:table-cell office:value-type="float" office:value="890.34" calcext:value-type="float">
            <text:p>890,34</text:p>
          </table:table-cell>
        </table:table-row>
        <table:table-row table:style-name="ro1">
          <table:table-cell/>
          <table:table-cell office:value-type="float" office:value="15.9612" calcext:value-type="float">
            <text:p>15,9612</text:p>
          </table:table-cell>
          <table:table-cell office:value-type="float" office:value="158511.22" calcext:value-type="float">
            <text:p>158511,22</text:p>
          </table:table-cell>
          <table:table-cell office:value-type="float" office:value="11.73" calcext:value-type="float">
            <text:p>11,73</text:p>
          </table:table-cell>
          <table:table-cell office:value-type="float" office:value="42.71" calcext:value-type="float">
            <text:p>42,71</text:p>
          </table:table-cell>
          <table:table-cell office:value-type="float" office:value="886.02" calcext:value-type="float">
            <text:p>886,02</text:p>
          </table:table-cell>
        </table:table-row>
        <table:table-row table:style-name="ro1">
          <table:table-cell/>
          <table:table-cell office:value-type="float" office:value="15.9617" calcext:value-type="float">
            <text:p>15,9617</text:p>
          </table:table-cell>
          <table:table-cell office:value-type="float" office:value="175399.97" calcext:value-type="float">
            <text:p>175399,97</text:p>
          </table:table-cell>
          <table:table-cell office:value-type="float" office:value="12.08" calcext:value-type="float">
            <text:p>12,08</text:p>
          </table:table-cell>
          <table:table-cell office:value-type="float" office:value="43.39" calcext:value-type="float">
            <text:p>43,39</text:p>
          </table:table-cell>
          <table:table-cell office:value-type="float" office:value="931.75" calcext:value-type="float">
            <text:p>931,75</text:p>
          </table:table-cell>
        </table:table-row>
        <table:table-row table:style-name="ro1">
          <table:table-cell/>
          <table:table-cell office:value-type="float" office:value="15.9621" calcext:value-type="float">
            <text:p>15,9621</text:p>
          </table:table-cell>
          <table:table-cell office:value-type="float" office:value="158625.32" calcext:value-type="float">
            <text:p>158625,32</text:p>
          </table:table-cell>
          <table:table-cell office:value-type="float" office:value="11.88" calcext:value-type="float">
            <text:p>11,88</text:p>
          </table:table-cell>
          <table:table-cell office:value-type="float" office:value="43.32" calcext:value-type="float">
            <text:p>43,32</text:p>
          </table:table-cell>
          <table:table-cell office:value-type="float" office:value="884.55" calcext:value-type="float">
            <text:p>884,55</text:p>
          </table:table-cell>
        </table:table-row>
        <table:table-row table:style-name="ro1">
          <table:table-cell/>
          <table:table-cell office:value-type="float" office:value="15.9632" calcext:value-type="float">
            <text:p>15,9632</text:p>
          </table:table-cell>
          <table:table-cell office:value-type="float" office:value="160619.41" calcext:value-type="float">
            <text:p>160619,41</text:p>
          </table:table-cell>
          <table:table-cell office:value-type="float" office:value="11.91" calcext:value-type="float">
            <text:p>11,91</text:p>
          </table:table-cell>
          <table:table-cell office:value-type="float" office:value="43.32" calcext:value-type="float">
            <text:p>43,32</text:p>
          </table:table-cell>
          <table:table-cell office:value-type="float" office:value="891.07" calcext:value-type="float">
            <text:p>891,07</text:p>
          </table:table-cell>
        </table:table-row>
        <table:table-row table:style-name="ro1">
          <table:table-cell/>
          <table:table-cell office:value-type="float" office:value="15.9634" calcext:value-type="float">
            <text:p>15,9634</text:p>
          </table:table-cell>
          <table:table-cell office:value-type="float" office:value="163262.26" calcext:value-type="float">
            <text:p>163262,26</text:p>
          </table:table-cell>
          <table:table-cell office:value-type="float" office:value="11.91" calcext:value-type="float">
            <text:p>11,91</text:p>
          </table:table-cell>
          <table:table-cell office:value-type="float" office:value="43.32" calcext:value-type="float">
            <text:p>43,32</text:p>
          </table:table-cell>
          <table:table-cell office:value-type="float" office:value="898.27" calcext:value-type="float">
            <text:p>898,27</text:p>
          </table:table-cell>
        </table:table-row>
        <table:table-row table:style-name="ro1">
          <table:table-cell/>
          <table:table-cell office:value-type="float" office:value="15.9654" calcext:value-type="float">
            <text:p>15,9654</text:p>
          </table:table-cell>
          <table:table-cell office:value-type="float" office:value="155680.75" calcext:value-type="float">
            <text:p>155680,75</text:p>
          </table:table-cell>
          <table:table-cell office:value-type="float" office:value="11.95" calcext:value-type="float">
            <text:p>11,95</text:p>
          </table:table-cell>
          <table:table-cell office:value-type="float" office:value="43.34" calcext:value-type="float">
            <text:p>43,34</text:p>
          </table:table-cell>
          <table:table-cell office:value-type="float" office:value="877.68" calcext:value-type="float">
            <text:p>877,68</text:p>
          </table:table-cell>
        </table:table-row>
        <table:table-row table:style-name="ro1">
          <table:table-cell/>
          <table:table-cell office:value-type="float" office:value="15.966" calcext:value-type="float">
            <text:p>15,966</text:p>
          </table:table-cell>
          <table:table-cell office:value-type="float" office:value="163048.19" calcext:value-type="float">
            <text:p>163048,19</text:p>
          </table:table-cell>
          <table:table-cell office:value-type="float" office:value="11.91" calcext:value-type="float">
            <text:p>11,91</text:p>
          </table:table-cell>
          <table:table-cell office:value-type="float" office:value="43.34" calcext:value-type="float">
            <text:p>43,34</text:p>
          </table:table-cell>
          <table:table-cell office:value-type="float" office:value="897.66" calcext:value-type="float">
            <text:p>897,66</text:p>
          </table:table-cell>
        </table:table-row>
        <table:table-row table:style-name="ro1">
          <table:table-cell/>
          <table:table-cell office:value-type="float" office:value="15.9681" calcext:value-type="float">
            <text:p>15,9681</text:p>
          </table:table-cell>
          <table:table-cell office:value-type="float" office:value="162993.65" calcext:value-type="float">
            <text:p>162993,65</text:p>
          </table:table-cell>
          <table:table-cell office:value-type="float" office:value="11.89" calcext:value-type="float">
            <text:p>11,89</text:p>
          </table:table-cell>
          <table:table-cell office:value-type="float" office:value="43.35" calcext:value-type="float">
            <text:p>43,35</text:p>
          </table:table-cell>
          <table:table-cell office:value-type="float" office:value="897.44" calcext:value-type="float">
            <text:p>897,44</text:p>
          </table:table-cell>
        </table:table-row>
        <table:table-row table:style-name="ro1">
          <table:table-cell/>
          <table:table-cell office:value-type="float" office:value="15.9698" calcext:value-type="float">
            <text:p>15,9698</text:p>
          </table:table-cell>
          <table:table-cell office:value-type="float" office:value="166052.43" calcext:value-type="float">
            <text:p>166052,43</text:p>
          </table:table-cell>
          <table:table-cell office:value-type="float" office:value="11.89" calcext:value-type="float">
            <text:p>11,89</text:p>
          </table:table-cell>
          <table:table-cell office:value-type="float" office:value="43.35" calcext:value-type="float">
            <text:p>43,35</text:p>
          </table:table-cell>
          <table:table-cell office:value-type="float" office:value="905.78" calcext:value-type="float">
            <text:p>905,78</text:p>
          </table:table-cell>
        </table:table-row>
        <table:table-row table:style-name="ro1">
          <table:table-cell/>
          <table:table-cell office:value-type="float" office:value="15.9712" calcext:value-type="float">
            <text:p>15,9712</text:p>
          </table:table-cell>
          <table:table-cell office:value-type="float" office:value="175401.56" calcext:value-type="float">
            <text:p>175401,56</text:p>
          </table:table-cell>
          <table:table-cell office:value-type="float" office:value="11.95" calcext:value-type="float">
            <text:p>11,95</text:p>
          </table:table-cell>
          <table:table-cell office:value-type="float" office:value="43.34" calcext:value-type="float">
            <text:p>43,34</text:p>
          </table:table-cell>
          <table:table-cell office:value-type="float" office:value="930.81" calcext:value-type="float">
            <text:p>930,81</text:p>
          </table:table-cell>
        </table:table-row>
        <table:table-row table:style-name="ro1">
          <table:table-cell/>
          <table:table-cell office:value-type="float" office:value="15.9716" calcext:value-type="float">
            <text:p>15,9716</text:p>
          </table:table-cell>
          <table:table-cell office:value-type="float" office:value="155467.69" calcext:value-type="float">
            <text:p>155467,69</text:p>
          </table:table-cell>
          <table:table-cell office:value-type="float" office:value="11.74" calcext:value-type="float">
            <text:p>11,74</text:p>
          </table:table-cell>
          <table:table-cell office:value-type="float" office:value="42.73" calcext:value-type="float">
            <text:p>42,73</text:p>
          </table:table-cell>
          <table:table-cell office:value-type="float" office:value="877.71" calcext:value-type="float">
            <text:p>877,71</text:p>
          </table:table-cell>
        </table:table-row>
        <table:table-row table:style-name="ro1">
          <table:table-cell/>
          <table:table-cell office:value-type="float" office:value="15.9728" calcext:value-type="float">
            <text:p>15,9728</text:p>
          </table:table-cell>
          <table:table-cell office:value-type="float" office:value="167986.12" calcext:value-type="float">
            <text:p>167986,12</text:p>
          </table:table-cell>
          <table:table-cell office:value-type="float" office:value="11.92" calcext:value-type="float">
            <text:p>11,92</text:p>
          </table:table-cell>
          <table:table-cell office:value-type="float" office:value="42.8" calcext:value-type="float">
            <text:p>42,8</text:p>
          </table:table-cell>
          <table:table-cell office:value-type="float" office:value="912.24" calcext:value-type="float">
            <text:p>912,24</text:p>
          </table:table-cell>
        </table:table-row>
        <table:table-row table:style-name="ro1">
          <table:table-cell/>
          <table:table-cell office:value-type="float" office:value="15.974" calcext:value-type="float">
            <text:p>15,974</text:p>
          </table:table-cell>
          <table:table-cell office:value-type="float" office:value="162834.87" calcext:value-type="float">
            <text:p>162834,87</text:p>
          </table:table-cell>
          <table:table-cell office:value-type="float" office:value="11.93" calcext:value-type="float">
            <text:p>11,93</text:p>
          </table:table-cell>
          <table:table-cell office:value-type="float" office:value="43.35" calcext:value-type="float">
            <text:p>43,35</text:p>
          </table:table-cell>
          <table:table-cell office:value-type="float" office:value="897.11" calcext:value-type="float">
            <text:p>897,11</text:p>
          </table:table-cell>
        </table:table-row>
        <table:table-row table:style-name="ro1">
          <table:table-cell/>
          <table:table-cell office:value-type="float" office:value="15.9741" calcext:value-type="float">
            <text:p>15,9741</text:p>
          </table:table-cell>
          <table:table-cell office:value-type="float" office:value="159313.78" calcext:value-type="float">
            <text:p>159313,78</text:p>
          </table:table-cell>
          <table:table-cell office:value-type="float" office:value="11.95" calcext:value-type="float">
            <text:p>11,95</text:p>
          </table:table-cell>
          <table:table-cell office:value-type="float" office:value="43.34" calcext:value-type="float">
            <text:p>43,34</text:p>
          </table:table-cell>
          <table:table-cell office:value-type="float" office:value="887.59" calcext:value-type="float">
            <text:p>887,59</text:p>
          </table:table-cell>
        </table:table-row>
        <table:table-row table:style-name="ro1">
          <table:table-cell/>
          <table:table-cell office:value-type="float" office:value="15.9743" calcext:value-type="float">
            <text:p>15,9743</text:p>
          </table:table-cell>
          <table:table-cell office:value-type="float" office:value="163065.61" calcext:value-type="float">
            <text:p>163065,61</text:p>
          </table:table-cell>
          <table:table-cell office:value-type="float" office:value="11.89" calcext:value-type="float">
            <text:p>11,89</text:p>
          </table:table-cell>
          <table:table-cell office:value-type="float" office:value="43.35" calcext:value-type="float">
            <text:p>43,35</text:p>
          </table:table-cell>
          <table:table-cell office:value-type="float" office:value="897.64" calcext:value-type="float">
            <text:p>897,64</text:p>
          </table:table-cell>
        </table:table-row>
        <table:table-row table:style-name="ro1">
          <table:table-cell/>
          <table:table-cell office:value-type="float" office:value="15.977" calcext:value-type="float">
            <text:p>15,977</text:p>
          </table:table-cell>
          <table:table-cell office:value-type="float" office:value="153787.92" calcext:value-type="float">
            <text:p>153787,92</text:p>
          </table:table-cell>
          <table:table-cell office:value-type="float" office:value="11.93" calcext:value-type="float">
            <text:p>11,93</text:p>
          </table:table-cell>
          <table:table-cell office:value-type="float" office:value="43.35" calcext:value-type="float">
            <text:p>43,35</text:p>
          </table:table-cell>
          <table:table-cell office:value-type="float" office:value="872.44" calcext:value-type="float">
            <text:p>872,44</text:p>
          </table:table-cell>
        </table:table-row>
        <table:table-row table:style-name="ro1">
          <table:table-cell/>
          <table:table-cell office:value-type="float" office:value="15.9772" calcext:value-type="float">
            <text:p>15,9772</text:p>
          </table:table-cell>
          <table:table-cell office:value-type="float" office:value="154596.13" calcext:value-type="float">
            <text:p>154596,13</text:p>
          </table:table-cell>
          <table:table-cell office:value-type="float" office:value="11.89" calcext:value-type="float">
            <text:p>11,89</text:p>
          </table:table-cell>
          <table:table-cell office:value-type="float" office:value="43.35" calcext:value-type="float">
            <text:p>43,35</text:p>
          </table:table-cell>
          <table:table-cell office:value-type="float" office:value="873.88" calcext:value-type="float">
            <text:p>873,88</text:p>
          </table:table-cell>
        </table:table-row>
        <table:table-row table:style-name="ro1">
          <table:table-cell/>
          <table:table-cell office:value-type="float" office:value="15.9775" calcext:value-type="float">
            <text:p>15,9775</text:p>
          </table:table-cell>
          <table:table-cell office:value-type="float" office:value="154232.86" calcext:value-type="float">
            <text:p>154232,86</text:p>
          </table:table-cell>
          <table:table-cell office:value-type="float" office:value="11.91" calcext:value-type="float">
            <text:p>11,91</text:p>
          </table:table-cell>
          <table:table-cell office:value-type="float" office:value="43.34" calcext:value-type="float">
            <text:p>43,34</text:p>
          </table:table-cell>
          <table:table-cell office:value-type="float" office:value="873.62" calcext:value-type="float">
            <text:p>873,62</text:p>
          </table:table-cell>
        </table:table-row>
        <table:table-row table:style-name="ro1">
          <table:table-cell/>
          <table:table-cell office:value-type="float" office:value="15.979" calcext:value-type="float">
            <text:p>15,979</text:p>
          </table:table-cell>
          <table:table-cell office:value-type="float" office:value="164006.88" calcext:value-type="float">
            <text:p>164006,88</text:p>
          </table:table-cell>
          <table:table-cell office:value-type="float" office:value="11.89" calcext:value-type="float">
            <text:p>11,89</text:p>
          </table:table-cell>
          <table:table-cell office:value-type="float" office:value="43.35" calcext:value-type="float">
            <text:p>43,35</text:p>
          </table:table-cell>
          <table:table-cell office:value-type="float" office:value="900.2" calcext:value-type="float">
            <text:p>900,2</text:p>
          </table:table-cell>
        </table:table-row>
        <table:table-row table:style-name="ro1">
          <table:table-cell/>
          <table:table-cell office:value-type="float" office:value="15.9792" calcext:value-type="float">
            <text:p>15,9792</text:p>
          </table:table-cell>
          <table:table-cell office:value-type="float" office:value="173390.4" calcext:value-type="float">
            <text:p>173390,4</text:p>
          </table:table-cell>
          <table:table-cell office:value-type="float" office:value="11.91" calcext:value-type="float">
            <text:p>11,91</text:p>
          </table:table-cell>
          <table:table-cell office:value-type="float" office:value="43.34" calcext:value-type="float">
            <text:p>43,34</text:p>
          </table:table-cell>
          <table:table-cell office:value-type="float" office:value="925.21" calcext:value-type="float">
            <text:p>925,21</text:p>
          </table:table-cell>
        </table:table-row>
        <table:table-row table:style-name="ro1">
          <table:table-cell/>
          <table:table-cell office:value-type="float" office:value="15.9795" calcext:value-type="float">
            <text:p>15,9795</text:p>
          </table:table-cell>
          <table:table-cell office:value-type="float" office:value="153054.68" calcext:value-type="float">
            <text:p>153054,68</text:p>
          </table:table-cell>
          <table:table-cell office:value-type="float" office:value="11.91" calcext:value-type="float">
            <text:p>11,91</text:p>
          </table:table-cell>
          <table:table-cell office:value-type="float" office:value="43.34" calcext:value-type="float">
            <text:p>43,34</text:p>
          </table:table-cell>
          <table:table-cell office:value-type="float" office:value="870.41" calcext:value-type="float">
            <text:p>870,41</text:p>
          </table:table-cell>
        </table:table-row>
        <table:table-row table:style-name="ro1">
          <table:table-cell/>
          <table:table-cell office:value-type="float" office:value="15.9797" calcext:value-type="float">
            <text:p>15,9797</text:p>
          </table:table-cell>
          <table:table-cell office:value-type="float" office:value="155804.19" calcext:value-type="float">
            <text:p>155804,19</text:p>
          </table:table-cell>
          <table:table-cell office:value-type="float" office:value="12.15" calcext:value-type="float">
            <text:p>12,15</text:p>
          </table:table-cell>
          <table:table-cell office:value-type="float" office:value="43.06" calcext:value-type="float">
            <text:p>43,06</text:p>
          </table:table-cell>
          <table:table-cell office:value-type="float" office:value="879.16" calcext:value-type="float">
            <text:p>879,16</text:p>
          </table:table-cell>
        </table:table-row>
        <table:table-row table:style-name="ro1">
          <table:table-cell/>
          <table:table-cell office:value-type="float" office:value="15.9818" calcext:value-type="float">
            <text:p>15,9818</text:p>
          </table:table-cell>
          <table:table-cell office:value-type="float" office:value="164044.63" calcext:value-type="float">
            <text:p>164044,63</text:p>
          </table:table-cell>
          <table:table-cell office:value-type="float" office:value="12.15" calcext:value-type="float">
            <text:p>12,15</text:p>
          </table:table-cell>
          <table:table-cell office:value-type="float" office:value="43.06" calcext:value-type="float">
            <text:p>43,06</text:p>
          </table:table-cell>
          <table:table-cell office:value-type="float" office:value="900.98" calcext:value-type="float">
            <text:p>900,98</text:p>
          </table:table-cell>
        </table:table-row>
        <table:table-row table:style-name="ro1">
          <table:table-cell/>
          <table:table-cell office:value-type="float" office:value="15.982" calcext:value-type="float">
            <text:p>15,982</text:p>
          </table:table-cell>
          <table:table-cell office:value-type="float" office:value="154574.22" calcext:value-type="float">
            <text:p>154574,22</text:p>
          </table:table-cell>
          <table:table-cell office:value-type="float" office:value="12.05" calcext:value-type="float">
            <text:p>12,05</text:p>
          </table:table-cell>
          <table:table-cell office:value-type="float" office:value="42.43" calcext:value-type="float">
            <text:p>42,43</text:p>
          </table:table-cell>
          <table:table-cell office:value-type="float" office:value="876.8" calcext:value-type="float">
            <text:p>876,8</text:p>
          </table:table-cell>
        </table:table-row>
        <table:table-row table:style-name="ro1">
          <table:table-cell/>
          <table:table-cell office:value-type="float" office:value="15.9823" calcext:value-type="float">
            <text:p>15,9823</text:p>
          </table:table-cell>
          <table:table-cell office:value-type="float" office:value="162918.31" calcext:value-type="float">
            <text:p>162918,31</text:p>
          </table:table-cell>
          <table:table-cell office:value-type="float" office:value="12" calcext:value-type="float">
            <text:p>12</text:p>
          </table:table-cell>
          <table:table-cell office:value-type="float" office:value="42.44" calcext:value-type="float">
            <text:p>42,44</text:p>
          </table:table-cell>
          <table:table-cell office:value-type="float" office:value="899.37" calcext:value-type="float">
            <text:p>899,37</text:p>
          </table:table-cell>
        </table:table-row>
        <table:table-row table:style-name="ro1">
          <table:table-cell/>
          <table:table-cell office:value-type="float" office:value="15.9842" calcext:value-type="float">
            <text:p>15,9842</text:p>
          </table:table-cell>
          <table:table-cell office:value-type="float" office:value="156008.46" calcext:value-type="float">
            <text:p>156008,46</text:p>
          </table:table-cell>
          <table:table-cell office:value-type="float" office:value="12.34" calcext:value-type="float">
            <text:p>12,34</text:p>
          </table:table-cell>
          <table:table-cell office:value-type="float" office:value="43.13" calcext:value-type="float">
            <text:p>43,13</text:p>
          </table:table-cell>
          <table:table-cell office:value-type="float" office:value="880.19" calcext:value-type="float">
            <text:p>880,19</text:p>
          </table:table-cell>
        </table:table-row>
        <table:table-row table:style-name="ro1">
          <table:table-cell/>
          <table:table-cell office:value-type="float" office:value="15.9844" calcext:value-type="float">
            <text:p>15,9844</text:p>
          </table:table-cell>
          <table:table-cell office:value-type="float" office:value="161970.54" calcext:value-type="float">
            <text:p>161970,54</text:p>
          </table:table-cell>
          <table:table-cell office:value-type="float" office:value="11.9" calcext:value-type="float">
            <text:p>11,9</text:p>
          </table:table-cell>
          <table:table-cell office:value-type="float" office:value="42.22" calcext:value-type="float">
            <text:p>42,22</text:p>
          </table:table-cell>
          <table:table-cell office:value-type="float" office:value="896.92" calcext:value-type="float">
            <text:p>896,92</text:p>
          </table:table-cell>
        </table:table-row>
        <table:table-row table:style-name="ro1">
          <table:table-cell/>
          <table:table-cell office:value-type="float" office:value="15.9852" calcext:value-type="float">
            <text:p>15,9852</text:p>
          </table:table-cell>
          <table:table-cell office:value-type="float" office:value="165350.62" calcext:value-type="float">
            <text:p>165350,62</text:p>
          </table:table-cell>
          <table:table-cell office:value-type="float" office:value="12.51" calcext:value-type="float">
            <text:p>12,51</text:p>
          </table:table-cell>
          <table:table-cell office:value-type="float" office:value="44.17" calcext:value-type="float">
            <text:p>44,17</text:p>
          </table:table-cell>
          <table:table-cell office:value-type="float" office:value="904.08" calcext:value-type="float">
            <text:p>904,08</text:p>
          </table:table-cell>
        </table:table-row>
        <table:table-row table:style-name="ro1">
          <table:table-cell/>
          <table:table-cell office:value-type="float" office:value="15.9864" calcext:value-type="float">
            <text:p>15,9864</text:p>
          </table:table-cell>
          <table:table-cell office:value-type="float" office:value="162377.69" calcext:value-type="float">
            <text:p>162377,69</text:p>
          </table:table-cell>
          <table:table-cell office:value-type="float" office:value="12.51" calcext:value-type="float">
            <text:p>12,51</text:p>
          </table:table-cell>
          <table:table-cell office:value-type="float" office:value="44.17" calcext:value-type="float">
            <text:p>44,17</text:p>
          </table:table-cell>
          <table:table-cell office:value-type="float" office:value="895.98" calcext:value-type="float">
            <text:p>895,98</text:p>
          </table:table-cell>
        </table:table-row>
        <table:table-row table:style-name="ro1">
          <table:table-cell/>
          <table:table-cell office:value-type="float" office:value="15.987" calcext:value-type="float">
            <text:p>15,987</text:p>
          </table:table-cell>
          <table:table-cell office:value-type="float" office:value="163207.83" calcext:value-type="float">
            <text:p>163207,83</text:p>
          </table:table-cell>
          <table:table-cell office:value-type="float" office:value="12.51" calcext:value-type="float">
            <text:p>12,51</text:p>
          </table:table-cell>
          <table:table-cell office:value-type="float" office:value="44.17" calcext:value-type="float">
            <text:p>44,17</text:p>
          </table:table-cell>
          <table:table-cell office:value-type="float" office:value="898.24" calcext:value-type="float">
            <text:p>898,24</text:p>
          </table:table-cell>
        </table:table-row>
        <table:table-row table:style-name="ro1">
          <table:table-cell/>
          <table:table-cell office:value-type="float" office:value="15.989" calcext:value-type="float">
            <text:p>15,989</text:p>
          </table:table-cell>
          <table:table-cell office:value-type="float" office:value="164216.7" calcext:value-type="float">
            <text:p>164216,7</text:p>
          </table:table-cell>
          <table:table-cell office:value-type="float" office:value="12.34" calcext:value-type="float">
            <text:p>12,34</text:p>
          </table:table-cell>
          <table:table-cell office:value-type="float" office:value="43.57" calcext:value-type="float">
            <text:p>43,57</text:p>
          </table:table-cell>
          <table:table-cell office:value-type="float" office:value="901.68" calcext:value-type="float">
            <text:p>901,68</text:p>
          </table:table-cell>
        </table:table-row>
        <table:table-row table:style-name="ro1">
          <table:table-cell/>
          <table:table-cell office:value-type="float" office:value="15.9891" calcext:value-type="float">
            <text:p>15,9891</text:p>
          </table:table-cell>
          <table:table-cell office:value-type="float" office:value="155132.06" calcext:value-type="float">
            <text:p>155132,06</text:p>
          </table:table-cell>
          <table:table-cell office:value-type="float" office:value="12.57" calcext:value-type="float">
            <text:p>12,57</text:p>
          </table:table-cell>
          <table:table-cell office:value-type="float" office:value="44.16" calcext:value-type="float">
            <text:p>44,16</text:p>
          </table:table-cell>
          <table:table-cell office:value-type="float" office:value="876.4" calcext:value-type="float">
            <text:p>876,4</text:p>
          </table:table-cell>
        </table:table-row>
        <table:table-row table:style-name="ro1">
          <table:table-cell/>
          <table:table-cell office:value-type="float" office:value="15.9892" calcext:value-type="float">
            <text:p>15,9892</text:p>
          </table:table-cell>
          <table:table-cell office:value-type="float" office:value="166579.06" calcext:value-type="float">
            <text:p>166579,06</text:p>
          </table:table-cell>
          <table:table-cell office:value-type="float" office:value="12.51" calcext:value-type="float">
            <text:p>12,51</text:p>
          </table:table-cell>
          <table:table-cell office:value-type="float" office:value="44.17" calcext:value-type="float">
            <text:p>44,17</text:p>
          </table:table-cell>
          <table:table-cell office:value-type="float" office:value="907.43" calcext:value-type="float">
            <text:p>907,43</text:p>
          </table:table-cell>
        </table:table-row>
        <table:table-row table:style-name="ro1">
          <table:table-cell/>
          <table:table-cell office:value-type="float" office:value="15.9904" calcext:value-type="float">
            <text:p>15,9904</text:p>
          </table:table-cell>
          <table:table-cell office:value-type="float" office:value="154338.51" calcext:value-type="float">
            <text:p>154338,51</text:p>
          </table:table-cell>
          <table:table-cell office:value-type="float" office:value="12.51" calcext:value-type="float">
            <text:p>12,51</text:p>
          </table:table-cell>
          <table:table-cell office:value-type="float" office:value="44.17" calcext:value-type="float">
            <text:p>44,17</text:p>
          </table:table-cell>
          <table:table-cell office:value-type="float" office:value="874.05" calcext:value-type="float">
            <text:p>874,05</text:p>
          </table:table-cell>
        </table:table-row>
        <table:table-row table:style-name="ro1">
          <table:table-cell/>
          <table:table-cell office:value-type="float" office:value="15.9912" calcext:value-type="float">
            <text:p>15,9912</text:p>
          </table:table-cell>
          <table:table-cell office:value-type="float" office:value="165874.78" calcext:value-type="float">
            <text:p>165874,78</text:p>
          </table:table-cell>
          <table:table-cell office:value-type="float" office:value="12.51" calcext:value-type="float">
            <text:p>12,51</text:p>
          </table:table-cell>
          <table:table-cell office:value-type="float" office:value="44.17" calcext:value-type="float">
            <text:p>44,17</text:p>
          </table:table-cell>
          <table:table-cell office:value-type="float" office:value="905.51" calcext:value-type="float">
            <text:p>905,51</text:p>
          </table:table-cell>
        </table:table-row>
        <table:table-row table:style-name="ro1">
          <table:table-cell/>
          <table:table-cell office:value-type="float" office:value="15.9944" calcext:value-type="float">
            <text:p>15,9944</text:p>
          </table:table-cell>
          <table:table-cell office:value-type="float" office:value="163553.92" calcext:value-type="float">
            <text:p>163553,92</text:p>
          </table:table-cell>
          <table:table-cell office:value-type="float" office:value="12.53" calcext:value-type="float">
            <text:p>12,53</text:p>
          </table:table-cell>
          <table:table-cell office:value-type="float" office:value="44.17" calcext:value-type="float">
            <text:p>44,17</text:p>
          </table:table-cell>
          <table:table-cell office:value-type="float" office:value="898.6" calcext:value-type="float">
            <text:p>898,6</text:p>
          </table:table-cell>
        </table:table-row>
        <table:table-row table:style-name="ro1">
          <table:table-cell/>
          <table:table-cell office:value-type="float" office:value="15.9951" calcext:value-type="float">
            <text:p>15,9951</text:p>
          </table:table-cell>
          <table:table-cell office:value-type="float" office:value="163393.36" calcext:value-type="float">
            <text:p>163393,36</text:p>
          </table:table-cell>
          <table:table-cell office:value-type="float" office:value="12.54" calcext:value-type="float">
            <text:p>12,54</text:p>
          </table:table-cell>
          <table:table-cell office:value-type="float" office:value="43.63" calcext:value-type="float">
            <text:p>43,63</text:p>
          </table:table-cell>
          <table:table-cell office:value-type="float" office:value="899.25" calcext:value-type="float">
            <text:p>899,25</text:p>
          </table:table-cell>
        </table:table-row>
        <table:table-row table:style-name="ro1">
          <table:table-cell/>
          <table:table-cell office:value-type="float" office:value="15.997" calcext:value-type="float">
            <text:p>15,997</text:p>
          </table:table-cell>
          <table:table-cell office:value-type="float" office:value="172530.59" calcext:value-type="float">
            <text:p>172530,59</text:p>
          </table:table-cell>
          <table:table-cell office:value-type="float" office:value="12.51" calcext:value-type="float">
            <text:p>12,51</text:p>
          </table:table-cell>
          <table:table-cell office:value-type="float" office:value="44.17" calcext:value-type="float">
            <text:p>44,17</text:p>
          </table:table-cell>
          <table:table-cell office:value-type="float" office:value="923.67" calcext:value-type="float">
            <text:p>923,67</text:p>
          </table:table-cell>
        </table:table-row>
        <table:table-row table:style-name="ro1">
          <table:table-cell/>
          <table:table-cell office:value-type="float" office:value="15.9971" calcext:value-type="float">
            <text:p>15,9971</text:p>
          </table:table-cell>
          <table:table-cell office:value-type="float" office:value="166060.97" calcext:value-type="float">
            <text:p>166060,97</text:p>
          </table:table-cell>
          <table:table-cell office:value-type="float" office:value="12.51" calcext:value-type="float">
            <text:p>12,51</text:p>
          </table:table-cell>
          <table:table-cell office:value-type="float" office:value="44.17" calcext:value-type="float">
            <text:p>44,17</text:p>
          </table:table-cell>
          <table:table-cell office:value-type="float" office:value="906.02" calcext:value-type="float">
            <text:p>906,02</text:p>
          </table:table-cell>
        </table:table-row>
        <table:table-row table:style-name="ro1">
          <table:table-cell/>
          <table:table-cell office:value-type="float" office:value="15.9985" calcext:value-type="float">
            <text:p>15,9985</text:p>
          </table:table-cell>
          <table:table-cell office:value-type="float" office:value="178699.33" calcext:value-type="float">
            <text:p>178699,33</text:p>
          </table:table-cell>
          <table:table-cell office:value-type="float" office:value="12.71" calcext:value-type="float">
            <text:p>12,71</text:p>
          </table:table-cell>
          <table:table-cell office:value-type="float" office:value="44.23" calcext:value-type="float">
            <text:p>44,23</text:p>
          </table:table-cell>
          <table:table-cell office:value-type="float" office:value="939.32" calcext:value-type="float">
            <text:p>939,32</text:p>
          </table:table-cell>
        </table:table-row>
        <table:table-row table:style-name="ro1">
          <table:table-cell/>
          <table:table-cell office:value-type="float" office:value="15.9988" calcext:value-type="float">
            <text:p>15,9988</text:p>
          </table:table-cell>
          <table:table-cell office:value-type="float" office:value="162059.74" calcext:value-type="float">
            <text:p>162059,74</text:p>
          </table:table-cell>
          <table:table-cell office:value-type="float" office:value="12.51" calcext:value-type="float">
            <text:p>12,51</text:p>
          </table:table-cell>
          <table:table-cell office:value-type="float" office:value="44.17" calcext:value-type="float">
            <text:p>44,17</text:p>
          </table:table-cell>
          <table:table-cell office:value-type="float" office:value="895.11" calcext:value-type="float">
            <text:p>895,11</text:p>
          </table:table-cell>
        </table:table-row>
        <table:table-row table:style-name="ro1">
          <table:table-cell/>
          <table:table-cell office:value-type="float" office:value="15.9995" calcext:value-type="float">
            <text:p>15,9995</text:p>
          </table:table-cell>
          <table:table-cell office:value-type="float" office:value="164274.99" calcext:value-type="float">
            <text:p>164274,99</text:p>
          </table:table-cell>
          <table:table-cell office:value-type="float" office:value="12.53" calcext:value-type="float">
            <text:p>12,53</text:p>
          </table:table-cell>
          <table:table-cell office:value-type="float" office:value="44.17" calcext:value-type="float">
            <text:p>44,17</text:p>
          </table:table-cell>
          <table:table-cell office:value-type="float" office:value="901.22" calcext:value-type="float">
            <text:p>901,22</text:p>
          </table:table-cell>
        </table:table-row>
        <table:table-row table:style-name="ro1">
          <table:table-cell/>
          <table:table-cell office:value-type="float" office:value="16.0008" calcext:value-type="float">
            <text:p>16,0008</text:p>
          </table:table-cell>
          <table:table-cell office:value-type="float" office:value="164562.49" calcext:value-type="float">
            <text:p>164562,49</text:p>
          </table:table-cell>
          <table:table-cell office:value-type="float" office:value="12.51" calcext:value-type="float">
            <text:p>12,51</text:p>
          </table:table-cell>
          <table:table-cell office:value-type="float" office:value="44.17" calcext:value-type="float">
            <text:p>44,17</text:p>
          </table:table-cell>
          <table:table-cell office:value-type="float" office:value="901.93" calcext:value-type="float">
            <text:p>901,93</text:p>
          </table:table-cell>
        </table:table-row>
        <table:table-row table:style-name="ro1">
          <table:table-cell/>
          <table:table-cell office:value-type="float" office:value="16.002" calcext:value-type="float">
            <text:p>16,002</text:p>
          </table:table-cell>
          <table:table-cell office:value-type="float" office:value="155094.59" calcext:value-type="float">
            <text:p>155094,59</text:p>
          </table:table-cell>
          <table:table-cell office:value-type="float" office:value="12.79" calcext:value-type="float">
            <text:p>12,79</text:p>
          </table:table-cell>
          <table:table-cell office:value-type="float" office:value="44.22" calcext:value-type="float">
            <text:p>44,22</text:p>
          </table:table-cell>
          <table:table-cell office:value-type="float" office:value="876.85" calcext:value-type="float">
            <text:p>876,85</text:p>
          </table:table-cell>
        </table:table-row>
        <table:table-row table:style-name="ro1">
          <table:table-cell/>
          <table:table-cell office:value-type="float" office:value="16.0022" calcext:value-type="float">
            <text:p>16,0022</text:p>
          </table:table-cell>
          <table:table-cell office:value-type="float" office:value="157548.15" calcext:value-type="float">
            <text:p>157548,15</text:p>
          </table:table-cell>
          <table:table-cell office:value-type="float" office:value="12.51" calcext:value-type="float">
            <text:p>12,51</text:p>
          </table:table-cell>
          <table:table-cell office:value-type="float" office:value="44.17" calcext:value-type="float">
            <text:p>44,17</text:p>
          </table:table-cell>
          <table:table-cell office:value-type="float" office:value="881.16" calcext:value-type="float">
            <text:p>881,16</text:p>
          </table:table-cell>
        </table:table-row>
        <table:table-row table:style-name="ro1">
          <table:table-cell/>
          <table:table-cell office:value-type="float" office:value="16.0027" calcext:value-type="float">
            <text:p>16,0027</text:p>
          </table:table-cell>
          <table:table-cell office:value-type="float" office:value="173908.55" calcext:value-type="float">
            <text:p>173908,55</text:p>
          </table:table-cell>
          <table:table-cell office:value-type="float" office:value="12.51" calcext:value-type="float">
            <text:p>12,51</text:p>
          </table:table-cell>
          <table:table-cell office:value-type="float" office:value="44.17" calcext:value-type="float">
            <text:p>44,17</text:p>
          </table:table-cell>
          <table:table-cell office:value-type="float" office:value="927.42" calcext:value-type="float">
            <text:p>927,42</text:p>
          </table:table-cell>
        </table:table-row>
        <table:table-row table:style-name="ro1">
          <table:table-cell/>
          <table:table-cell office:value-type="float" office:value="16.0033" calcext:value-type="float">
            <text:p>16,0033</text:p>
          </table:table-cell>
          <table:table-cell office:value-type="float" office:value="163177.36" calcext:value-type="float">
            <text:p>163177,36</text:p>
          </table:table-cell>
          <table:table-cell office:value-type="float" office:value="12.51" calcext:value-type="float">
            <text:p>12,51</text:p>
          </table:table-cell>
          <table:table-cell office:value-type="float" office:value="44.17" calcext:value-type="float">
            <text:p>44,17</text:p>
          </table:table-cell>
          <table:table-cell office:value-type="float" office:value="898.16" calcext:value-type="float">
            <text:p>898,16</text:p>
          </table:table-cell>
        </table:table-row>
        <table:table-row table:style-name="ro1">
          <table:table-cell/>
          <table:table-cell office:value-type="float" office:value="16.0038" calcext:value-type="float">
            <text:p>16,0038</text:p>
          </table:table-cell>
          <table:table-cell office:value-type="float" office:value="163239.85" calcext:value-type="float">
            <text:p>163239,85</text:p>
          </table:table-cell>
          <table:table-cell office:value-type="float" office:value="12.51" calcext:value-type="float">
            <text:p>12,51</text:p>
          </table:table-cell>
          <table:table-cell office:value-type="float" office:value="44.17" calcext:value-type="float">
            <text:p>44,17</text:p>
          </table:table-cell>
          <table:table-cell office:value-type="float" office:value="898.33" calcext:value-type="float">
            <text:p>898,33</text:p>
          </table:table-cell>
        </table:table-row>
        <table:table-row table:style-name="ro1">
          <table:table-cell/>
          <table:table-cell office:value-type="float" office:value="16.0042" calcext:value-type="float">
            <text:p>16,0042</text:p>
          </table:table-cell>
          <table:table-cell office:value-type="float" office:value="163118.34" calcext:value-type="float">
            <text:p>163118,34</text:p>
          </table:table-cell>
          <table:table-cell office:value-type="float" office:value="12.55" calcext:value-type="float">
            <text:p>12,55</text:p>
          </table:table-cell>
          <table:table-cell office:value-type="float" office:value="44.17" calcext:value-type="float">
            <text:p>44,17</text:p>
          </table:table-cell>
          <table:table-cell office:value-type="float" office:value="898.1" calcext:value-type="float">
            <text:p>898,1</text:p>
          </table:table-cell>
        </table:table-row>
        <table:table-row table:style-name="ro1">
          <table:table-cell/>
          <table:table-cell office:value-type="float" office:value="16.0046" calcext:value-type="float">
            <text:p>16,0046</text:p>
          </table:table-cell>
          <table:table-cell office:value-type="float" office:value="153064.43" calcext:value-type="float">
            <text:p>153064,43</text:p>
          </table:table-cell>
          <table:table-cell office:value-type="float" office:value="12.51" calcext:value-type="float">
            <text:p>12,51</text:p>
          </table:table-cell>
          <table:table-cell office:value-type="float" office:value="44.17" calcext:value-type="float">
            <text:p>44,17</text:p>
          </table:table-cell>
          <table:table-cell office:value-type="float" office:value="870.58" calcext:value-type="float">
            <text:p>870,58</text:p>
          </table:table-cell>
        </table:table-row>
        <table:table-row table:style-name="ro1">
          <table:table-cell/>
          <table:table-cell office:value-type="float" office:value="16.0061" calcext:value-type="float">
            <text:p>16,0061</text:p>
          </table:table-cell>
          <table:table-cell office:value-type="float" office:value="155063.07" calcext:value-type="float">
            <text:p>155063,07</text:p>
          </table:table-cell>
          <table:table-cell office:value-type="float" office:value="12.54" calcext:value-type="float">
            <text:p>12,54</text:p>
          </table:table-cell>
          <table:table-cell office:value-type="float" office:value="43.63" calcext:value-type="float">
            <text:p>43,63</text:p>
          </table:table-cell>
          <table:table-cell office:value-type="float" office:value="876.53" calcext:value-type="float">
            <text:p>876,53</text:p>
          </table:table-cell>
        </table:table-row>
        <table:table-row table:style-name="ro1">
          <table:table-cell/>
          <table:table-cell office:value-type="float" office:value="16.0065" calcext:value-type="float">
            <text:p>16,0065</text:p>
          </table:table-cell>
          <table:table-cell office:value-type="float" office:value="174634.32" calcext:value-type="float">
            <text:p>174634,32</text:p>
          </table:table-cell>
          <table:table-cell office:value-type="float" office:value="12.53" calcext:value-type="float">
            <text:p>12,53</text:p>
          </table:table-cell>
          <table:table-cell office:value-type="float" office:value="44.17" calcext:value-type="float">
            <text:p>44,17</text:p>
          </table:table-cell>
          <table:table-cell office:value-type="float" office:value="928.82" calcext:value-type="float">
            <text:p>928,82</text:p>
          </table:table-cell>
        </table:table-row>
        <table:table-row table:style-name="ro1">
          <table:table-cell/>
          <table:table-cell office:value-type="float" office:value="16.0071" calcext:value-type="float">
            <text:p>16,0071</text:p>
          </table:table-cell>
          <table:table-cell office:value-type="float" office:value="161755.01" calcext:value-type="float">
            <text:p>161755,01</text:p>
          </table:table-cell>
          <table:table-cell office:value-type="float" office:value="12.51" calcext:value-type="float">
            <text:p>12,51</text:p>
          </table:table-cell>
          <table:table-cell office:value-type="float" office:value="44.17" calcext:value-type="float">
            <text:p>44,17</text:p>
          </table:table-cell>
          <table:table-cell office:value-type="float" office:value="894.28" calcext:value-type="float">
            <text:p>894,28</text:p>
          </table:table-cell>
        </table:table-row>
        <table:table-row table:style-name="ro1">
          <table:table-cell/>
          <table:table-cell office:value-type="float" office:value="16.0072" calcext:value-type="float">
            <text:p>16,0072</text:p>
          </table:table-cell>
          <table:table-cell office:value-type="float" office:value="162908.69" calcext:value-type="float">
            <text:p>162908,69</text:p>
          </table:table-cell>
          <table:table-cell office:value-type="float" office:value="12.71" calcext:value-type="float">
            <text:p>12,71</text:p>
          </table:table-cell>
          <table:table-cell office:value-type="float" office:value="44.23" calcext:value-type="float">
            <text:p>44,23</text:p>
          </table:table-cell>
          <table:table-cell office:value-type="float" office:value="897.24" calcext:value-type="float">
            <text:p>897,24</text:p>
          </table:table-cell>
        </table:table-row>
        <table:table-row table:style-name="ro1">
          <table:table-cell/>
          <table:table-cell office:value-type="float" office:value="16.0098" calcext:value-type="float">
            <text:p>16,0098</text:p>
          </table:table-cell>
          <table:table-cell office:value-type="float" office:value="164537.58" calcext:value-type="float">
            <text:p>164537,58</text:p>
          </table:table-cell>
          <table:table-cell office:value-type="float" office:value="12.51" calcext:value-type="float">
            <text:p>12,51</text:p>
          </table:table-cell>
          <table:table-cell office:value-type="float" office:value="44.17" calcext:value-type="float">
            <text:p>44,17</text:p>
          </table:table-cell>
          <table:table-cell office:value-type="float" office:value="901.87" calcext:value-type="float">
            <text:p>901,87</text:p>
          </table:table-cell>
        </table:table-row>
        <table:table-row table:style-name="ro1">
          <table:table-cell/>
          <table:table-cell office:value-type="float" office:value="16.0107" calcext:value-type="float">
            <text:p>16,0107</text:p>
          </table:table-cell>
          <table:table-cell office:value-type="float" office:value="163463.45" calcext:value-type="float">
            <text:p>163463,45</text:p>
          </table:table-cell>
          <table:table-cell office:value-type="float" office:value="12.71" calcext:value-type="float">
            <text:p>12,71</text:p>
          </table:table-cell>
          <table:table-cell office:value-type="float" office:value="44.23" calcext:value-type="float">
            <text:p>44,23</text:p>
          </table:table-cell>
          <table:table-cell office:value-type="float" office:value="899.41" calcext:value-type="float">
            <text:p>899,41</text:p>
          </table:table-cell>
        </table:table-row>
        <table:table-row table:style-name="ro1">
          <table:table-cell/>
          <table:table-cell office:value-type="float" office:value="16.0121" calcext:value-type="float">
            <text:p>16,0121</text:p>
          </table:table-cell>
          <table:table-cell office:value-type="float" office:value="162141.54" calcext:value-type="float">
            <text:p>162141,54</text:p>
          </table:table-cell>
          <table:table-cell office:value-type="float" office:value="12.42" calcext:value-type="float">
            <text:p>12,42</text:p>
          </table:table-cell>
          <table:table-cell office:value-type="float" office:value="44.34" calcext:value-type="float">
            <text:p>44,34</text:p>
          </table:table-cell>
          <table:table-cell office:value-type="float" office:value="894.71" calcext:value-type="float">
            <text:p>894,71</text:p>
          </table:table-cell>
        </table:table-row>
        <table:table-row table:style-name="ro1">
          <table:table-cell/>
          <table:table-cell office:value-type="float" office:value="16.0122" calcext:value-type="float">
            <text:p>16,0122</text:p>
          </table:table-cell>
          <table:table-cell office:value-type="float" office:value="162732.89" calcext:value-type="float">
            <text:p>162732,89</text:p>
          </table:table-cell>
          <table:table-cell office:value-type="float" office:value="12.05" calcext:value-type="float">
            <text:p>12,05</text:p>
          </table:table-cell>
          <table:table-cell office:value-type="float" office:value="43.68" calcext:value-type="float">
            <text:p>43,68</text:p>
          </table:table-cell>
          <table:table-cell office:value-type="float" office:value="896.54" calcext:value-type="float">
            <text:p>896,54</text:p>
          </table:table-cell>
        </table:table-row>
        <table:table-row table:style-name="ro1">
          <table:table-cell/>
          <table:table-cell office:value-type="float" office:value="16.0124" calcext:value-type="float">
            <text:p>16,0124</text:p>
          </table:table-cell>
          <table:table-cell office:value-type="float" office:value="163114.47" calcext:value-type="float">
            <text:p>163114,47</text:p>
          </table:table-cell>
          <table:table-cell office:value-type="float" office:value="12.24" calcext:value-type="float">
            <text:p>12,24</text:p>
          </table:table-cell>
          <table:table-cell office:value-type="float" office:value="44.27" calcext:value-type="float">
            <text:p>44,27</text:p>
          </table:table-cell>
          <table:table-cell office:value-type="float" office:value="896.31" calcext:value-type="float">
            <text:p>896,31</text:p>
          </table:table-cell>
        </table:table-row>
        <table:table-row table:style-name="ro1">
          <table:table-cell/>
          <table:table-cell office:value-type="float" office:value="16.0125" calcext:value-type="float">
            <text:p>16,0125</text:p>
          </table:table-cell>
          <table:table-cell office:value-type="float" office:value="164615.47" calcext:value-type="float">
            <text:p>164615,47</text:p>
          </table:table-cell>
          <table:table-cell office:value-type="float" office:value="12.05" calcext:value-type="float">
            <text:p>12,05</text:p>
          </table:table-cell>
          <table:table-cell office:value-type="float" office:value="43.68" calcext:value-type="float">
            <text:p>43,68</text:p>
          </table:table-cell>
          <table:table-cell office:value-type="float" office:value="901.67" calcext:value-type="float">
            <text:p>901,67</text:p>
          </table:table-cell>
        </table:table-row>
        <table:table-row table:style-name="ro1">
          <table:table-cell/>
          <table:table-cell office:value-type="float" office:value="16.0131" calcext:value-type="float">
            <text:p>16,0131</text:p>
          </table:table-cell>
          <table:table-cell office:value-type="float" office:value="153389.34" calcext:value-type="float">
            <text:p>153389,34</text:p>
          </table:table-cell>
          <table:table-cell office:value-type="float" office:value="12.09" calcext:value-type="float">
            <text:p>12,09</text:p>
          </table:table-cell>
          <table:table-cell office:value-type="float" office:value="43.68" calcext:value-type="float">
            <text:p>43,68</text:p>
          </table:table-cell>
          <table:table-cell office:value-type="float" office:value="871.16" calcext:value-type="float">
            <text:p>871,16</text:p>
          </table:table-cell>
        </table:table-row>
        <table:table-row table:style-name="ro1">
          <table:table-cell/>
          <table:table-cell office:value-type="float" office:value="16.0138" calcext:value-type="float">
            <text:p>16,0138</text:p>
          </table:table-cell>
          <table:table-cell office:value-type="float" office:value="163952.7" calcext:value-type="float">
            <text:p>163952,7</text:p>
          </table:table-cell>
          <table:table-cell office:value-type="float" office:value="12.3" calcext:value-type="float">
            <text:p>12,3</text:p>
          </table:table-cell>
          <table:table-cell office:value-type="float" office:value="44.27" calcext:value-type="float">
            <text:p>44,27</text:p>
          </table:table-cell>
          <table:table-cell office:value-type="float" office:value="899.43" calcext:value-type="float">
            <text:p>899,43</text:p>
          </table:table-cell>
        </table:table-row>
        <table:table-row table:style-name="ro1">
          <table:table-cell/>
          <table:table-cell office:value-type="float" office:value="16.0151" calcext:value-type="float">
            <text:p>16,0151</text:p>
          </table:table-cell>
          <table:table-cell office:value-type="float" office:value="168378.43" calcext:value-type="float">
            <text:p>168378,43</text:p>
          </table:table-cell>
          <table:table-cell office:value-type="float" office:value="12.78" calcext:value-type="float">
            <text:p>12,78</text:p>
          </table:table-cell>
          <table:table-cell office:value-type="float" office:value="43.87" calcext:value-type="float">
            <text:p>43,87</text:p>
          </table:table-cell>
          <table:table-cell office:value-type="float" office:value="913.74" calcext:value-type="float">
            <text:p>913,74</text:p>
          </table:table-cell>
        </table:table-row>
        <table:table-row table:style-name="ro1">
          <table:table-cell/>
          <table:table-cell office:value-type="float" office:value="16.0156" calcext:value-type="float">
            <text:p>16,0156</text:p>
          </table:table-cell>
          <table:table-cell office:value-type="float" office:value="170264.25" calcext:value-type="float">
            <text:p>170264,25</text:p>
          </table:table-cell>
          <table:table-cell office:value-type="float" office:value="12.7" calcext:value-type="float">
            <text:p>12,7</text:p>
          </table:table-cell>
          <table:table-cell office:value-type="float" office:value="43.85" calcext:value-type="float">
            <text:p>43,85</text:p>
          </table:table-cell>
          <table:table-cell office:value-type="float" office:value="917.04" calcext:value-type="float">
            <text:p>917,04</text:p>
          </table:table-cell>
        </table:table-row>
        <table:table-row table:style-name="ro1">
          <table:table-cell/>
          <table:table-cell office:value-type="float" office:value="16.0168" calcext:value-type="float">
            <text:p>16,0168</text:p>
          </table:table-cell>
          <table:table-cell office:value-type="float" office:value="162700.28" calcext:value-type="float">
            <text:p>162700,28</text:p>
          </table:table-cell>
          <table:table-cell office:value-type="float" office:value="12.75" calcext:value-type="float">
            <text:p>12,75</text:p>
          </table:table-cell>
          <table:table-cell office:value-type="float" office:value="43.84" calcext:value-type="float">
            <text:p>43,84</text:p>
          </table:table-cell>
          <table:table-cell office:value-type="float" office:value="898.23" calcext:value-type="float">
            <text:p>898,23</text:p>
          </table:table-cell>
        </table:table-row>
        <table:table-row table:style-name="ro1">
          <table:table-cell/>
          <table:table-cell office:value-type="float" office:value="16.0185" calcext:value-type="float">
            <text:p>16,0185</text:p>
          </table:table-cell>
          <table:table-cell office:value-type="float" office:value="173021.24" calcext:value-type="float">
            <text:p>173021,24</text:p>
          </table:table-cell>
          <table:table-cell office:value-type="float" office:value="12.78" calcext:value-type="float">
            <text:p>12,78</text:p>
          </table:table-cell>
          <table:table-cell office:value-type="float" office:value="43.87" calcext:value-type="float">
            <text:p>43,87</text:p>
          </table:table-cell>
          <table:table-cell office:value-type="float" office:value="926.41" calcext:value-type="float">
            <text:p>926,41</text:p>
          </table:table-cell>
        </table:table-row>
        <table:table-row table:style-name="ro1">
          <table:table-cell/>
          <table:table-cell office:value-type="float" office:value="16.0186" calcext:value-type="float">
            <text:p>16,0186</text:p>
          </table:table-cell>
          <table:table-cell office:value-type="float" office:value="159729.87" calcext:value-type="float">
            <text:p>159729,87</text:p>
          </table:table-cell>
          <table:table-cell office:value-type="float" office:value="12.55" calcext:value-type="float">
            <text:p>12,55</text:p>
          </table:table-cell>
          <table:table-cell office:value-type="float" office:value="43.24" calcext:value-type="float">
            <text:p>43,24</text:p>
          </table:table-cell>
          <table:table-cell office:value-type="float" office:value="890.72" calcext:value-type="float">
            <text:p>890,72</text:p>
          </table:table-cell>
        </table:table-row>
        <table:table-row table:style-name="ro1">
          <table:table-cell/>
          <table:table-cell office:value-type="float" office:value="16.0187" calcext:value-type="float">
            <text:p>16,0187</text:p>
          </table:table-cell>
          <table:table-cell office:value-type="float" office:value="160973.95" calcext:value-type="float">
            <text:p>160973,95</text:p>
          </table:table-cell>
          <table:table-cell office:value-type="float" office:value="12.7" calcext:value-type="float">
            <text:p>12,7</text:p>
          </table:table-cell>
          <table:table-cell office:value-type="float" office:value="43.85" calcext:value-type="float">
            <text:p>43,85</text:p>
          </table:table-cell>
          <table:table-cell office:value-type="float" office:value="893.34" calcext:value-type="float">
            <text:p>893,34</text:p>
          </table:table-cell>
        </table:table-row>
        <table:table-row table:style-name="ro1">
          <table:table-cell/>
          <table:table-cell office:value-type="float" office:value="16.0189" calcext:value-type="float">
            <text:p>16,0189</text:p>
          </table:table-cell>
          <table:table-cell office:value-type="float" office:value="163190.02" calcext:value-type="float">
            <text:p>163190,02</text:p>
          </table:table-cell>
          <table:table-cell office:value-type="float" office:value="12.63" calcext:value-type="float">
            <text:p>12,63</text:p>
          </table:table-cell>
          <table:table-cell office:value-type="float" office:value="43.26" calcext:value-type="float">
            <text:p>43,26</text:p>
          </table:table-cell>
          <table:table-cell office:value-type="float" office:value="900.37" calcext:value-type="float">
            <text:p>900,37</text:p>
          </table:table-cell>
        </table:table-row>
        <table:table-row table:style-name="ro1">
          <table:table-cell/>
          <table:table-cell office:value-type="float" office:value="16.0191" calcext:value-type="float">
            <text:p>16,0191</text:p>
          </table:table-cell>
          <table:table-cell office:value-type="float" office:value="165817.35" calcext:value-type="float">
            <text:p>165817,35</text:p>
          </table:table-cell>
          <table:table-cell office:value-type="float" office:value="12.7" calcext:value-type="float">
            <text:p>12,7</text:p>
          </table:table-cell>
          <table:table-cell office:value-type="float" office:value="43.85" calcext:value-type="float">
            <text:p>43,85</text:p>
          </table:table-cell>
          <table:table-cell office:value-type="float" office:value="906.55" calcext:value-type="float">
            <text:p>906,55</text:p>
          </table:table-cell>
        </table:table-row>
        <table:table-row table:style-name="ro1">
          <table:table-cell/>
          <table:table-cell office:value-type="float" office:value="16.0196" calcext:value-type="float">
            <text:p>16,0196</text:p>
          </table:table-cell>
          <table:table-cell office:value-type="float" office:value="163921.92" calcext:value-type="float">
            <text:p>163921,92</text:p>
          </table:table-cell>
          <table:table-cell office:value-type="float" office:value="12.7" calcext:value-type="float">
            <text:p>12,7</text:p>
          </table:table-cell>
          <table:table-cell office:value-type="float" office:value="43.85" calcext:value-type="float">
            <text:p>43,85</text:p>
          </table:table-cell>
          <table:table-cell office:value-type="float" office:value="900.72" calcext:value-type="float">
            <text:p>900,72</text:p>
          </table:table-cell>
        </table:table-row>
        <table:table-row table:style-name="ro1">
          <table:table-cell/>
          <table:table-cell office:value-type="float" office:value="16.0203" calcext:value-type="float">
            <text:p>16,0203</text:p>
          </table:table-cell>
          <table:table-cell office:value-type="float" office:value="167359.14" calcext:value-type="float">
            <text:p>167359,14</text:p>
          </table:table-cell>
          <table:table-cell office:value-type="float" office:value="12.84" calcext:value-type="float">
            <text:p>12,84</text:p>
          </table:table-cell>
          <table:table-cell office:value-type="float" office:value="43.86" calcext:value-type="float">
            <text:p>43,86</text:p>
          </table:table-cell>
          <table:table-cell office:value-type="float" office:value="910.51" calcext:value-type="float">
            <text:p>910,51</text:p>
          </table:table-cell>
        </table:table-row>
        <table:table-row table:style-name="ro1">
          <table:table-cell/>
          <table:table-cell office:value-type="float" office:value="16.0205" calcext:value-type="float">
            <text:p>16,0205</text:p>
          </table:table-cell>
          <table:table-cell office:value-type="float" office:value="164728.36" calcext:value-type="float">
            <text:p>164728,36</text:p>
          </table:table-cell>
          <table:table-cell office:value-type="float" office:value="12.74" calcext:value-type="float">
            <text:p>12,74</text:p>
          </table:table-cell>
          <table:table-cell office:value-type="float" office:value="43.85" calcext:value-type="float">
            <text:p>43,85</text:p>
          </table:table-cell>
          <table:table-cell office:value-type="float" office:value="903.71" calcext:value-type="float">
            <text:p>903,71</text:p>
          </table:table-cell>
        </table:table-row>
        <table:table-row table:style-name="ro1">
          <table:table-cell/>
          <table:table-cell office:value-type="float" office:value="16.0241" calcext:value-type="float">
            <text:p>16,0241</text:p>
          </table:table-cell>
          <table:table-cell office:value-type="float" office:value="171352.22" calcext:value-type="float">
            <text:p>171352,22</text:p>
          </table:table-cell>
          <table:table-cell office:value-type="float" office:value="12.6" calcext:value-type="float">
            <text:p>12,6</text:p>
          </table:table-cell>
          <table:table-cell office:value-type="float" office:value="43.28" calcext:value-type="float">
            <text:p>43,28</text:p>
          </table:table-cell>
          <table:table-cell office:value-type="float" office:value="921.84" calcext:value-type="float">
            <text:p>921,84</text:p>
          </table:table-cell>
        </table:table-row>
        <table:table-row table:style-name="ro1">
          <table:table-cell/>
          <table:table-cell office:value-type="float" office:value="16.0246" calcext:value-type="float">
            <text:p>16,0246</text:p>
          </table:table-cell>
          <table:table-cell office:value-type="float" office:value="163089.45" calcext:value-type="float">
            <text:p>163089,45</text:p>
          </table:table-cell>
          <table:table-cell office:value-type="float" office:value="12.82" calcext:value-type="float">
            <text:p>12,82</text:p>
          </table:table-cell>
          <table:table-cell office:value-type="float" office:value="43.87" calcext:value-type="float">
            <text:p>43,87</text:p>
          </table:table-cell>
          <table:table-cell office:value-type="float" office:value="899.45" calcext:value-type="float">
            <text:p>899,45</text:p>
          </table:table-cell>
        </table:table-row>
        <table:table-row table:style-name="ro1">
          <table:table-cell/>
          <table:table-cell office:value-type="float" office:value="16.0248" calcext:value-type="float">
            <text:p>16,0248</text:p>
          </table:table-cell>
          <table:table-cell office:value-type="float" office:value="168943.83" calcext:value-type="float">
            <text:p>168943,83</text:p>
          </table:table-cell>
          <table:table-cell office:value-type="float" office:value="12.7" calcext:value-type="float">
            <text:p>12,7</text:p>
          </table:table-cell>
          <table:table-cell office:value-type="float" office:value="43.85" calcext:value-type="float">
            <text:p>43,85</text:p>
          </table:table-cell>
          <table:table-cell office:value-type="float" office:value="915.09" calcext:value-type="float">
            <text:p>915,09</text:p>
          </table:table-cell>
        </table:table-row>
        <table:table-row table:style-name="ro1">
          <table:table-cell/>
          <table:table-cell office:value-type="float" office:value="16.0249" calcext:value-type="float">
            <text:p>16,0249</text:p>
          </table:table-cell>
          <table:table-cell office:value-type="float" office:value="157791.88" calcext:value-type="float">
            <text:p>157791,88</text:p>
          </table:table-cell>
          <table:table-cell office:value-type="float" office:value="12.68" calcext:value-type="float">
            <text:p>12,68</text:p>
          </table:table-cell>
          <table:table-cell office:value-type="float" office:value="43.86" calcext:value-type="float">
            <text:p>43,86</text:p>
          </table:table-cell>
          <table:table-cell office:value-type="float" office:value="884.6" calcext:value-type="float">
            <text:p>884,6</text:p>
          </table:table-cell>
        </table:table-row>
        <table:table-row table:style-name="ro1">
          <table:table-cell/>
          <table:table-cell office:value-type="float" office:value="16.0256" calcext:value-type="float">
            <text:p>16,0256</text:p>
          </table:table-cell>
          <table:table-cell office:value-type="float" office:value="163190.02" calcext:value-type="float">
            <text:p>163190,02</text:p>
          </table:table-cell>
          <table:table-cell office:value-type="float" office:value="12.6" calcext:value-type="float">
            <text:p>12,6</text:p>
          </table:table-cell>
          <table:table-cell office:value-type="float" office:value="43.28" calcext:value-type="float">
            <text:p>43,28</text:p>
          </table:table-cell>
          <table:table-cell office:value-type="float" office:value="899.58" calcext:value-type="float">
            <text:p>899,58</text:p>
          </table:table-cell>
        </table:table-row>
        <table:table-row table:style-name="ro1">
          <table:table-cell/>
          <table:table-cell office:value-type="float" office:value="16.0265" calcext:value-type="float">
            <text:p>16,0265</text:p>
          </table:table-cell>
          <table:table-cell office:value-type="float" office:value="167801.39" calcext:value-type="float">
            <text:p>167801,39</text:p>
          </table:table-cell>
          <table:table-cell office:value-type="float" office:value="13.05" calcext:value-type="float">
            <text:p>13,05</text:p>
          </table:table-cell>
          <table:table-cell office:value-type="float" office:value="43.71" calcext:value-type="float">
            <text:p>43,71</text:p>
          </table:table-cell>
          <table:table-cell office:value-type="float" office:value="913.3" calcext:value-type="float">
            <text:p>913,3</text:p>
          </table:table-cell>
        </table:table-row>
        <table:table-row table:style-name="ro1">
          <table:table-cell/>
          <table:table-cell office:value-type="float" office:value="16.0268" calcext:value-type="float">
            <text:p>16,0268</text:p>
          </table:table-cell>
          <table:table-cell office:value-type="float" office:value="162046.45" calcext:value-type="float">
            <text:p>162046,45</text:p>
          </table:table-cell>
          <table:table-cell office:value-type="float" office:value="12.86" calcext:value-type="float">
            <text:p>12,86</text:p>
          </table:table-cell>
          <table:table-cell office:value-type="float" office:value="43.11" calcext:value-type="float">
            <text:p>43,11</text:p>
          </table:table-cell>
          <table:table-cell office:value-type="float" office:value="897.57" calcext:value-type="float">
            <text:p>897,57</text:p>
          </table:table-cell>
        </table:table-row>
        <table:table-row table:style-name="ro1">
          <table:table-cell/>
          <table:table-cell office:value-type="float" office:value="16.0275" calcext:value-type="float">
            <text:p>16,0275</text:p>
          </table:table-cell>
          <table:table-cell office:value-type="float" office:value="168114.34" calcext:value-type="float">
            <text:p>168114,34</text:p>
          </table:table-cell>
          <table:table-cell office:value-type="float" office:value="13.32" calcext:value-type="float">
            <text:p>13,32</text:p>
          </table:table-cell>
          <table:table-cell office:value-type="float" office:value="44.69" calcext:value-type="float">
            <text:p>44,69</text:p>
          </table:table-cell>
          <table:table-cell office:value-type="float" office:value="912.99" calcext:value-type="float">
            <text:p>912,99</text:p>
          </table:table-cell>
        </table:table-row>
        <table:table-row table:style-name="ro1">
          <table:table-cell/>
          <table:table-cell office:value-type="float" office:value="16.0278" calcext:value-type="float">
            <text:p>16,0278</text:p>
          </table:table-cell>
          <table:table-cell office:value-type="float" office:value="168255.17" calcext:value-type="float">
            <text:p>168255,17</text:p>
          </table:table-cell>
          <table:table-cell office:value-type="float" office:value="13.23" calcext:value-type="float">
            <text:p>13,23</text:p>
          </table:table-cell>
          <table:table-cell office:value-type="float" office:value="44.67" calcext:value-type="float">
            <text:p>44,67</text:p>
          </table:table-cell>
          <table:table-cell office:value-type="float" office:value="913.16" calcext:value-type="float">
            <text:p>913,16</text:p>
          </table:table-cell>
        </table:table-row>
        <table:table-row table:style-name="ro1">
          <table:table-cell/>
          <table:table-cell office:value-type="float" office:value="16.0282" calcext:value-type="float">
            <text:p>16,0282</text:p>
          </table:table-cell>
          <table:table-cell office:value-type="float" office:value="176072.24" calcext:value-type="float">
            <text:p>176072,24</text:p>
          </table:table-cell>
          <table:table-cell office:value-type="float" office:value="13.25" calcext:value-type="float">
            <text:p>13,25</text:p>
          </table:table-cell>
          <table:table-cell office:value-type="float" office:value="44.67" calcext:value-type="float">
            <text:p>44,67</text:p>
          </table:table-cell>
          <table:table-cell office:value-type="float" office:value="934.56" calcext:value-type="float">
            <text:p>934,56</text:p>
          </table:table-cell>
        </table:table-row>
        <table:table-row table:style-name="ro1">
          <table:table-cell/>
          <table:table-cell office:value-type="float" office:value="16.0292" calcext:value-type="float">
            <text:p>16,0292</text:p>
          </table:table-cell>
          <table:table-cell office:value-type="float" office:value="167329.17" calcext:value-type="float">
            <text:p>167329,17</text:p>
          </table:table-cell>
          <table:table-cell office:value-type="float" office:value="13.23" calcext:value-type="float">
            <text:p>13,23</text:p>
          </table:table-cell>
          <table:table-cell office:value-type="float" office:value="44.67" calcext:value-type="float">
            <text:p>44,67</text:p>
          </table:table-cell>
          <table:table-cell office:value-type="float" office:value="910.64" calcext:value-type="float">
            <text:p>910,64</text:p>
          </table:table-cell>
        </table:table-row>
        <table:table-row table:style-name="ro1">
          <table:table-cell/>
          <table:table-cell office:value-type="float" office:value="16.0293" calcext:value-type="float">
            <text:p>16,0293</text:p>
          </table:table-cell>
          <table:table-cell office:value-type="float" office:value="168775.79" calcext:value-type="float">
            <text:p>168775,79</text:p>
          </table:table-cell>
          <table:table-cell office:value-type="float" office:value="13.09" calcext:value-type="float">
            <text:p>13,09</text:p>
          </table:table-cell>
          <table:table-cell office:value-type="float" office:value="44.08" calcext:value-type="float">
            <text:p>44,08</text:p>
          </table:table-cell>
          <table:table-cell office:value-type="float" office:value="915.33" calcext:value-type="float">
            <text:p>915,33</text:p>
          </table:table-cell>
        </table:table-row>
        <table:table-row table:style-name="ro1">
          <table:table-cell/>
          <table:table-cell office:value-type="float" office:value="16.0309" calcext:value-type="float">
            <text:p>16,0309</text:p>
          </table:table-cell>
          <table:table-cell office:value-type="float" office:value="170857.22" calcext:value-type="float">
            <text:p>170857,22</text:p>
          </table:table-cell>
          <table:table-cell office:value-type="float" office:value="13.26" calcext:value-type="float">
            <text:p>13,26</text:p>
          </table:table-cell>
          <table:table-cell office:value-type="float" office:value="44.69" calcext:value-type="float">
            <text:p>44,69</text:p>
          </table:table-cell>
          <table:table-cell office:value-type="float" office:value="920.33" calcext:value-type="float">
            <text:p>920,33</text:p>
          </table:table-cell>
        </table:table-row>
        <table:table-row table:style-name="ro1">
          <table:table-cell/>
          <table:table-cell office:value-type="float" office:value="16.0314" calcext:value-type="float">
            <text:p>16,0314</text:p>
          </table:table-cell>
          <table:table-cell office:value-type="float" office:value="171748.03" calcext:value-type="float">
            <text:p>171748,03</text:p>
          </table:table-cell>
          <table:table-cell office:value-type="float" office:value="13.04" calcext:value-type="float">
            <text:p>13,04</text:p>
          </table:table-cell>
          <table:table-cell office:value-type="float" office:value="44.11" calcext:value-type="float">
            <text:p>44,11</text:p>
          </table:table-cell>
          <table:table-cell office:value-type="float" office:value="923.24" calcext:value-type="float">
            <text:p>923,24</text:p>
          </table:table-cell>
        </table:table-row>
        <table:table-row table:style-name="ro1">
          <table:table-cell/>
          <table:table-cell office:value-type="float" office:value="16.0324" calcext:value-type="float">
            <text:p>16,0324</text:p>
          </table:table-cell>
          <table:table-cell office:value-type="float" office:value="165514.61" calcext:value-type="float">
            <text:p>165514,61</text:p>
          </table:table-cell>
          <table:table-cell office:value-type="float" office:value="13.31" calcext:value-type="float">
            <text:p>13,31</text:p>
          </table:table-cell>
          <table:table-cell office:value-type="float" office:value="44.71" calcext:value-type="float">
            <text:p>44,71</text:p>
          </table:table-cell>
          <table:table-cell office:value-type="float" office:value="905.86" calcext:value-type="float">
            <text:p>905,86</text:p>
          </table:table-cell>
        </table:table-row>
        <table:table-row table:style-name="ro1">
          <table:table-cell/>
          <table:table-cell office:value-type="float" office:value="16.0325" calcext:value-type="float">
            <text:p>16,0325</text:p>
          </table:table-cell>
          <table:table-cell office:value-type="float" office:value="179243.33" calcext:value-type="float">
            <text:p>179243,33</text:p>
          </table:table-cell>
          <table:table-cell office:value-type="float" office:value="13.21" calcext:value-type="float">
            <text:p>13,21</text:p>
          </table:table-cell>
          <table:table-cell office:value-type="float" office:value="44.7" calcext:value-type="float">
            <text:p>44,7</text:p>
          </table:table-cell>
          <table:table-cell office:value-type="float" office:value="943.01" calcext:value-type="float">
            <text:p>943,01</text:p>
          </table:table-cell>
        </table:table-row>
        <table:table-row table:style-name="ro1">
          <table:table-cell/>
          <table:table-cell office:value-type="float" office:value="16.0327" calcext:value-type="float">
            <text:p>16,0327</text:p>
          </table:table-cell>
          <table:table-cell office:value-type="float" office:value="166739.27" calcext:value-type="float">
            <text:p>166739,27</text:p>
          </table:table-cell>
          <table:table-cell office:value-type="float" office:value="13.37" calcext:value-type="float">
            <text:p>13,37</text:p>
          </table:table-cell>
          <table:table-cell office:value-type="float" office:value="44.7" calcext:value-type="float">
            <text:p>44,7</text:p>
          </table:table-cell>
          <table:table-cell office:value-type="float" office:value="909.39" calcext:value-type="float">
            <text:p>909,39</text:p>
          </table:table-cell>
        </table:table-row>
        <table:table-row table:style-name="ro1">
          <table:table-cell/>
          <table:table-cell office:value-type="float" office:value="16.0332" calcext:value-type="float">
            <text:p>16,0332</text:p>
          </table:table-cell>
          <table:table-cell office:value-type="float" office:value="172739.8" calcext:value-type="float">
            <text:p>172739,8</text:p>
          </table:table-cell>
          <table:table-cell office:value-type="float" office:value="13.21" calcext:value-type="float">
            <text:p>13,21</text:p>
          </table:table-cell>
          <table:table-cell office:value-type="float" office:value="44.7" calcext:value-type="float">
            <text:p>44,7</text:p>
          </table:table-cell>
          <table:table-cell office:value-type="float" office:value="925.27" calcext:value-type="float">
            <text:p>925,27</text:p>
          </table:table-cell>
        </table:table-row>
        <table:table-row table:style-name="ro1">
          <table:table-cell/>
          <table:table-cell office:value-type="float" office:value="16.0345" calcext:value-type="float">
            <text:p>16,0345</text:p>
          </table:table-cell>
          <table:table-cell office:value-type="float" office:value="167152.06" calcext:value-type="float">
            <text:p>167152,06</text:p>
          </table:table-cell>
          <table:table-cell office:value-type="float" office:value="13.71" calcext:value-type="float">
            <text:p>13,71</text:p>
          </table:table-cell>
          <table:table-cell office:value-type="float" office:value="44.34" calcext:value-type="float">
            <text:p>44,34</text:p>
          </table:table-cell>
          <table:table-cell office:value-type="float" office:value="911.61" calcext:value-type="float">
            <text:p>911,61</text:p>
          </table:table-cell>
        </table:table-row>
        <table:table-row table:style-name="ro1">
          <table:table-cell/>
          <table:table-cell office:value-type="float" office:value="16.0347" calcext:value-type="float">
            <text:p>16,0347</text:p>
          </table:table-cell>
          <table:table-cell office:value-type="float" office:value="171049.34" calcext:value-type="float">
            <text:p>171049,34</text:p>
          </table:table-cell>
          <table:table-cell office:value-type="float" office:value="13.71" calcext:value-type="float">
            <text:p>13,71</text:p>
          </table:table-cell>
          <table:table-cell office:value-type="float" office:value="44.34" calcext:value-type="float">
            <text:p>44,34</text:p>
          </table:table-cell>
          <table:table-cell office:value-type="float" office:value="922.24" calcext:value-type="float">
            <text:p>922,24</text:p>
          </table:table-cell>
        </table:table-row>
        <table:table-row table:style-name="ro1">
          <table:table-cell/>
          <table:table-cell office:value-type="float" office:value="16.0349" calcext:value-type="float">
            <text:p>16,0349</text:p>
          </table:table-cell>
          <table:table-cell office:value-type="float" office:value="181715.12" calcext:value-type="float">
            <text:p>181715,12</text:p>
          </table:table-cell>
          <table:table-cell office:value-type="float" office:value="13.8" calcext:value-type="float">
            <text:p>13,8</text:p>
          </table:table-cell>
          <table:table-cell office:value-type="float" office:value="44.36" calcext:value-type="float">
            <text:p>44,36</text:p>
          </table:table-cell>
          <table:table-cell office:value-type="float" office:value="951.54" calcext:value-type="float">
            <text:p>951,54</text:p>
          </table:table-cell>
        </table:table-row>
        <table:table-row table:style-name="ro1">
          <table:table-cell/>
          <table:table-cell office:value-type="float" office:value="16.0351" calcext:value-type="float">
            <text:p>16,0351</text:p>
          </table:table-cell>
          <table:table-cell office:value-type="float" office:value="163863.99" calcext:value-type="float">
            <text:p>163863,99</text:p>
          </table:table-cell>
          <table:table-cell office:value-type="float" office:value="13.67" calcext:value-type="float">
            <text:p>13,67</text:p>
          </table:table-cell>
          <table:table-cell office:value-type="float" office:value="43.76" calcext:value-type="float">
            <text:p>43,76</text:p>
          </table:table-cell>
          <table:table-cell office:value-type="float" office:value="904.3" calcext:value-type="float">
            <text:p>904,3</text:p>
          </table:table-cell>
        </table:table-row>
        <table:table-row table:style-name="ro1">
          <table:table-cell/>
          <table:table-cell office:value-type="float" office:value="16.0352" calcext:value-type="float">
            <text:p>16,0352</text:p>
          </table:table-cell>
          <table:table-cell office:value-type="float" office:value="167678.11" calcext:value-type="float">
            <text:p>167678,11</text:p>
          </table:table-cell>
          <table:table-cell office:value-type="float" office:value="13.74" calcext:value-type="float">
            <text:p>13,74</text:p>
          </table:table-cell>
          <table:table-cell office:value-type="float" office:value="44.33" calcext:value-type="float">
            <text:p>44,33</text:p>
          </table:table-cell>
          <table:table-cell office:value-type="float" office:value="913.78" calcext:value-type="float">
            <text:p>913,78</text:p>
          </table:table-cell>
        </table:table-row>
        <table:table-row table:style-name="ro1">
          <table:table-cell/>
          <table:table-cell office:value-type="float" office:value="16.0353" calcext:value-type="float">
            <text:p>16,0353</text:p>
          </table:table-cell>
          <table:table-cell office:value-type="float" office:value="180915.17" calcext:value-type="float">
            <text:p>180915,17</text:p>
          </table:table-cell>
          <table:table-cell office:value-type="float" office:value="13.8" calcext:value-type="float">
            <text:p>13,8</text:p>
          </table:table-cell>
          <table:table-cell office:value-type="float" office:value="44.36" calcext:value-type="float">
            <text:p>44,36</text:p>
          </table:table-cell>
          <table:table-cell office:value-type="float" office:value="950.02" calcext:value-type="float">
            <text:p>950,02</text:p>
          </table:table-cell>
        </table:table-row>
        <table:table-row table:style-name="ro1">
          <table:table-cell/>
          <table:table-cell office:value-type="float" office:value="16.0354" calcext:value-type="float">
            <text:p>16,0354</text:p>
          </table:table-cell>
          <table:table-cell office:value-type="float" office:value="169628.55" calcext:value-type="float">
            <text:p>169628,55</text:p>
          </table:table-cell>
          <table:table-cell office:value-type="float" office:value="13.55" calcext:value-type="float">
            <text:p>13,55</text:p>
          </table:table-cell>
          <table:table-cell office:value-type="float" office:value="43.75" calcext:value-type="float">
            <text:p>43,75</text:p>
          </table:table-cell>
          <table:table-cell office:value-type="float" office:value="919.05" calcext:value-type="float">
            <text:p>919,05</text:p>
          </table:table-cell>
        </table:table-row>
        <table:table-row table:style-name="ro1">
          <table:table-cell/>
          <table:table-cell office:value-type="float" office:value="16.0356" calcext:value-type="float">
            <text:p>16,0356</text:p>
          </table:table-cell>
          <table:table-cell office:value-type="float" office:value="170887.75" calcext:value-type="float">
            <text:p>170887,75</text:p>
          </table:table-cell>
          <table:table-cell office:value-type="float" office:value="13.71" calcext:value-type="float">
            <text:p>13,71</text:p>
          </table:table-cell>
          <table:table-cell office:value-type="float" office:value="44.34" calcext:value-type="float">
            <text:p>44,34</text:p>
          </table:table-cell>
          <table:table-cell office:value-type="float" office:value="921.8" calcext:value-type="float">
            <text:p>921,8</text:p>
          </table:table-cell>
        </table:table-row>
        <table:table-row table:style-name="ro1">
          <table:table-cell/>
          <table:table-cell office:value-type="float" office:value="16.0361" calcext:value-type="float">
            <text:p>16,0361</text:p>
          </table:table-cell>
          <table:table-cell office:value-type="float" office:value="166990.47" calcext:value-type="float">
            <text:p>166990,47</text:p>
          </table:table-cell>
          <table:table-cell office:value-type="float" office:value="13.73" calcext:value-type="float">
            <text:p>13,73</text:p>
          </table:table-cell>
          <table:table-cell office:value-type="float" office:value="44.33" calcext:value-type="float">
            <text:p>44,33</text:p>
          </table:table-cell>
          <table:table-cell office:value-type="float" office:value="910.91" calcext:value-type="float">
            <text:p>910,91</text:p>
          </table:table-cell>
        </table:table-row>
        <table:table-row table:style-name="ro1">
          <table:table-cell/>
          <table:table-cell office:value-type="float" office:value="16.0365" calcext:value-type="float">
            <text:p>16,0365</text:p>
          </table:table-cell>
          <table:table-cell office:value-type="float" office:value="166028.66" calcext:value-type="float">
            <text:p>166028,66</text:p>
          </table:table-cell>
          <table:table-cell office:value-type="float" office:value="13.73" calcext:value-type="float">
            <text:p>13,73</text:p>
          </table:table-cell>
          <table:table-cell office:value-type="float" office:value="44.33" calcext:value-type="float">
            <text:p>44,33</text:p>
          </table:table-cell>
          <table:table-cell office:value-type="float" office:value="909.27" calcext:value-type="float">
            <text:p>909,27</text:p>
          </table:table-cell>
        </table:table-row>
        <table:table-row table:style-name="ro1">
          <table:table-cell/>
          <table:table-cell office:value-type="float" office:value="16.0366" calcext:value-type="float">
            <text:p>16,0366</text:p>
          </table:table-cell>
          <table:table-cell office:value-type="float" office:value="160210.88" calcext:value-type="float">
            <text:p>160210,88</text:p>
          </table:table-cell>
          <table:table-cell office:value-type="float" office:value="13.67" calcext:value-type="float">
            <text:p>13,67</text:p>
          </table:table-cell>
          <table:table-cell office:value-type="float" office:value="43.75" calcext:value-type="float">
            <text:p>43,75</text:p>
          </table:table-cell>
          <table:table-cell office:value-type="float" office:value="894.37" calcext:value-type="float">
            <text:p>894,37</text:p>
          </table:table-cell>
        </table:table-row>
        <table:table-row table:style-name="ro1">
          <table:table-cell/>
          <table:table-cell office:value-type="float" office:value="16.0377" calcext:value-type="float">
            <text:p>16,0377</text:p>
          </table:table-cell>
          <table:table-cell office:value-type="float" office:value="174199.79" calcext:value-type="float">
            <text:p>174199,79</text:p>
          </table:table-cell>
          <table:table-cell office:value-type="float" office:value="13.73" calcext:value-type="float">
            <text:p>13,73</text:p>
          </table:table-cell>
          <table:table-cell office:value-type="float" office:value="44.33" calcext:value-type="float">
            <text:p>44,33</text:p>
          </table:table-cell>
          <table:table-cell office:value-type="float" office:value="931.56" calcext:value-type="float">
            <text:p>931,56</text:p>
          </table:table-cell>
        </table:table-row>
        <table:table-row table:style-name="ro1">
          <table:table-cell/>
          <table:table-cell office:value-type="float" office:value="16.0379" calcext:value-type="float">
            <text:p>16,0379</text:p>
          </table:table-cell>
          <table:table-cell office:value-type="float" office:value="172553.42" calcext:value-type="float">
            <text:p>172553,42</text:p>
          </table:table-cell>
          <table:table-cell office:value-type="float" office:value="13.85" calcext:value-type="float">
            <text:p>13,85</text:p>
          </table:table-cell>
          <table:table-cell office:value-type="float" office:value="44.35" calcext:value-type="float">
            <text:p>44,35</text:p>
          </table:table-cell>
          <table:table-cell office:value-type="float" office:value="927.39" calcext:value-type="float">
            <text:p>927,39</text:p>
          </table:table-cell>
        </table:table-row>
        <table:table-row table:style-name="ro1">
          <table:table-cell/>
          <table:table-cell office:value-type="float" office:value="16.0381" calcext:value-type="float">
            <text:p>16,0381</text:p>
          </table:table-cell>
          <table:table-cell office:value-type="float" office:value="176647.77" calcext:value-type="float">
            <text:p>176647,77</text:p>
          </table:table-cell>
          <table:table-cell office:value-type="float" office:value="13.56" calcext:value-type="float">
            <text:p>13,56</text:p>
          </table:table-cell>
          <table:table-cell office:value-type="float" office:value="43.74" calcext:value-type="float">
            <text:p>43,74</text:p>
          </table:table-cell>
          <table:table-cell office:value-type="float" office:value="938.25" calcext:value-type="float">
            <text:p>938,25</text:p>
          </table:table-cell>
        </table:table-row>
        <table:table-row table:style-name="ro1">
          <table:table-cell/>
          <table:table-cell office:value-type="float" office:value="16.0384" calcext:value-type="float">
            <text:p>16,0384</text:p>
          </table:table-cell>
          <table:table-cell office:value-type="float" office:value="163742.49" calcext:value-type="float">
            <text:p>163742,49</text:p>
          </table:table-cell>
          <table:table-cell office:value-type="float" office:value="13.65" calcext:value-type="float">
            <text:p>13,65</text:p>
          </table:table-cell>
          <table:table-cell office:value-type="float" office:value="43.76" calcext:value-type="float">
            <text:p>43,76</text:p>
          </table:table-cell>
          <table:table-cell office:value-type="float" office:value="903.93" calcext:value-type="float">
            <text:p>903,93</text:p>
          </table:table-cell>
        </table:table-row>
        <table:table-row table:style-name="ro1">
          <table:table-cell/>
          <table:table-cell office:value-type="float" office:value="16.0386" calcext:value-type="float">
            <text:p>16,0386</text:p>
          </table:table-cell>
          <table:table-cell office:value-type="float" office:value="185948.55" calcext:value-type="float">
            <text:p>185948,55</text:p>
          </table:table-cell>
          <table:table-cell office:value-type="float" office:value="13.81" calcext:value-type="float">
            <text:p>13,81</text:p>
          </table:table-cell>
          <table:table-cell office:value-type="float" office:value="44.31" calcext:value-type="float">
            <text:p>44,31</text:p>
          </table:table-cell>
          <table:table-cell office:value-type="float" office:value="962.22" calcext:value-type="float">
            <text:p>962,22</text:p>
          </table:table-cell>
        </table:table-row>
        <table:table-row table:style-name="ro1">
          <table:table-cell/>
          <table:table-cell office:value-type="float" office:value="16.0395" calcext:value-type="float">
            <text:p>16,0395</text:p>
          </table:table-cell>
          <table:table-cell office:value-type="float" office:value="173864.48" calcext:value-type="float">
            <text:p>173864,48</text:p>
          </table:table-cell>
          <table:table-cell office:value-type="float" office:value="13.73" calcext:value-type="float">
            <text:p>13,73</text:p>
          </table:table-cell>
          <table:table-cell office:value-type="float" office:value="44.33" calcext:value-type="float">
            <text:p>44,33</text:p>
          </table:table-cell>
          <table:table-cell office:value-type="float" office:value="930.64" calcext:value-type="float">
            <text:p>930,64</text:p>
          </table:table-cell>
        </table:table-row>
        <table:table-row table:style-name="ro1">
          <table:table-cell/>
          <table:table-cell office:value-type="float" office:value="16.0398" calcext:value-type="float">
            <text:p>16,0398</text:p>
          </table:table-cell>
          <table:table-cell office:value-type="float" office:value="167619.01" calcext:value-type="float">
            <text:p>167619,01</text:p>
          </table:table-cell>
          <table:table-cell office:value-type="float" office:value="13.68" calcext:value-type="float">
            <text:p>13,68</text:p>
          </table:table-cell>
          <table:table-cell office:value-type="float" office:value="44.16" calcext:value-type="float">
            <text:p>44,16</text:p>
          </table:table-cell>
          <table:table-cell office:value-type="float" office:value="913.8" calcext:value-type="float">
            <text:p>913,8</text:p>
          </table:table-cell>
        </table:table-row>
        <table:table-row table:style-name="ro1">
          <table:table-cell/>
          <table:table-cell office:value-type="float" office:value="16.0399" calcext:value-type="float">
            <text:p>16,0399</text:p>
          </table:table-cell>
          <table:table-cell office:value-type="float" office:value="177423.42" calcext:value-type="float">
            <text:p>177423,42</text:p>
          </table:table-cell>
          <table:table-cell office:value-type="float" office:value="13.68" calcext:value-type="float">
            <text:p>13,68</text:p>
          </table:table-cell>
          <table:table-cell office:value-type="float" office:value="44.16" calcext:value-type="float">
            <text:p>44,16</text:p>
          </table:table-cell>
          <table:table-cell office:value-type="float" office:value="939.56" calcext:value-type="float">
            <text:p>939,56</text:p>
          </table:table-cell>
        </table:table-row>
        <table:table-row table:style-name="ro1">
          <table:table-cell/>
          <table:table-cell office:value-type="float" office:value="16.0401" calcext:value-type="float">
            <text:p>16,0401</text:p>
          </table:table-cell>
          <table:table-cell office:value-type="float" office:value="170138.27" calcext:value-type="float">
            <text:p>170138,27</text:p>
          </table:table-cell>
          <table:table-cell office:value-type="float" office:value="13.68" calcext:value-type="float">
            <text:p>13,68</text:p>
          </table:table-cell>
          <table:table-cell office:value-type="float" office:value="44.16" calcext:value-type="float">
            <text:p>44,16</text:p>
          </table:table-cell>
          <table:table-cell office:value-type="float" office:value="920.02" calcext:value-type="float">
            <text:p>920,02</text:p>
          </table:table-cell>
        </table:table-row>
        <table:table-row table:style-name="ro1">
          <table:table-cell/>
          <table:table-cell office:value-type="float" office:value="16.041" calcext:value-type="float">
            <text:p>16,041</text:p>
          </table:table-cell>
          <table:table-cell office:value-type="float" office:value="167457.42" calcext:value-type="float">
            <text:p>167457,42</text:p>
          </table:table-cell>
          <table:table-cell office:value-type="float" office:value="13.74" calcext:value-type="float">
            <text:p>13,74</text:p>
          </table:table-cell>
          <table:table-cell office:value-type="float" office:value="44.15" calcext:value-type="float">
            <text:p>44,15</text:p>
          </table:table-cell>
          <table:table-cell office:value-type="float" office:value="913.55" calcext:value-type="float">
            <text:p>913,55</text:p>
          </table:table-cell>
        </table:table-row>
        <table:table-row table:style-name="ro1">
          <table:table-cell/>
          <table:table-cell office:value-type="float" office:value="16.0413" calcext:value-type="float">
            <text:p>16,0413</text:p>
          </table:table-cell>
          <table:table-cell office:value-type="float" office:value="170055.09" calcext:value-type="float">
            <text:p>170055,09</text:p>
          </table:table-cell>
          <table:table-cell office:value-type="float" office:value="13.68" calcext:value-type="float">
            <text:p>13,68</text:p>
          </table:table-cell>
          <table:table-cell office:value-type="float" office:value="44.16" calcext:value-type="float">
            <text:p>44,16</text:p>
          </table:table-cell>
          <table:table-cell office:value-type="float" office:value="920.45" calcext:value-type="float">
            <text:p>920,45</text:p>
          </table:table-cell>
        </table:table-row>
        <table:table-row table:style-name="ro1">
          <table:table-cell/>
          <table:table-cell office:value-type="float" office:value="16.0416" calcext:value-type="float">
            <text:p>16,0416</text:p>
          </table:table-cell>
          <table:table-cell office:value-type="float" office:value="174806.98" calcext:value-type="float">
            <text:p>174806,98</text:p>
          </table:table-cell>
          <table:table-cell office:value-type="float" office:value="13.68" calcext:value-type="float">
            <text:p>13,68</text:p>
          </table:table-cell>
          <table:table-cell office:value-type="float" office:value="44.16" calcext:value-type="float">
            <text:p>44,16</text:p>
          </table:table-cell>
          <table:table-cell office:value-type="float" office:value="932.75" calcext:value-type="float">
            <text:p>932,75</text:p>
          </table:table-cell>
        </table:table-row>
        <table:table-row table:style-name="ro1">
          <table:table-cell/>
          <table:table-cell office:value-type="float" office:value="16.0419" calcext:value-type="float">
            <text:p>16,0419</text:p>
          </table:table-cell>
          <table:table-cell office:value-type="float" office:value="163339.47" calcext:value-type="float">
            <text:p>163339,47</text:p>
          </table:table-cell>
          <table:table-cell office:value-type="float" office:value="13.82" calcext:value-type="float">
            <text:p>13,82</text:p>
          </table:table-cell>
          <table:table-cell office:value-type="float" office:value="44.17" calcext:value-type="float">
            <text:p>44,17</text:p>
          </table:table-cell>
          <table:table-cell office:value-type="float" office:value="902.54" calcext:value-type="float">
            <text:p>902,54</text:p>
          </table:table-cell>
        </table:table-row>
        <table:table-row table:style-name="ro1">
          <table:table-cell/>
          <table:table-cell office:value-type="float" office:value="16.0425" calcext:value-type="float">
            <text:p>16,0425</text:p>
          </table:table-cell>
          <table:table-cell office:value-type="float" office:value="172549.64" calcext:value-type="float">
            <text:p>172549,64</text:p>
          </table:table-cell>
          <table:table-cell office:value-type="float" office:value="13.7" calcext:value-type="float">
            <text:p>13,7</text:p>
          </table:table-cell>
          <table:table-cell office:value-type="float" office:value="44.15" calcext:value-type="float">
            <text:p>44,15</text:p>
          </table:table-cell>
          <table:table-cell office:value-type="float" office:value="926.67" calcext:value-type="float">
            <text:p>926,67</text:p>
          </table:table-cell>
        </table:table-row>
        <table:table-row table:style-name="ro1">
          <table:table-cell/>
          <table:table-cell office:value-type="float" office:value="16.0426" calcext:value-type="float">
            <text:p>16,0426</text:p>
          </table:table-cell>
          <table:table-cell office:value-type="float" office:value="174645.39" calcext:value-type="float">
            <text:p>174645,39</text:p>
          </table:table-cell>
          <table:table-cell office:value-type="float" office:value="13.74" calcext:value-type="float">
            <text:p>13,74</text:p>
          </table:table-cell>
          <table:table-cell office:value-type="float" office:value="44.15" calcext:value-type="float">
            <text:p>44,15</text:p>
          </table:table-cell>
          <table:table-cell office:value-type="float" office:value="933.16" calcext:value-type="float">
            <text:p>933,16</text:p>
          </table:table-cell>
        </table:table-row>
        <table:table-row table:style-name="ro1">
          <table:table-cell/>
          <table:table-cell office:value-type="float" office:value="16.0428" calcext:value-type="float">
            <text:p>16,0428</text:p>
          </table:table-cell>
          <table:table-cell office:value-type="float" office:value="161219.96" calcext:value-type="float">
            <text:p>161219,96</text:p>
          </table:table-cell>
          <table:table-cell office:value-type="float" office:value="13.69" calcext:value-type="float">
            <text:p>13,69</text:p>
          </table:table-cell>
          <table:table-cell office:value-type="float" office:value="44.15" calcext:value-type="float">
            <text:p>44,15</text:p>
          </table:table-cell>
          <table:table-cell office:value-type="float" office:value="896.38" calcext:value-type="float">
            <text:p>896,38</text:p>
          </table:table-cell>
        </table:table-row>
        <table:table-row table:style-name="ro1">
          <table:table-cell/>
          <table:table-cell office:value-type="float" office:value="16.043" calcext:value-type="float">
            <text:p>16,043</text:p>
          </table:table-cell>
          <table:table-cell office:value-type="float" office:value="166184.36" calcext:value-type="float">
            <text:p>166184,36</text:p>
          </table:table-cell>
          <table:table-cell office:value-type="float" office:value="13.58" calcext:value-type="float">
            <text:p>13,58</text:p>
          </table:table-cell>
          <table:table-cell office:value-type="float" office:value="43.58" calcext:value-type="float">
            <text:p>43,58</text:p>
          </table:table-cell>
          <table:table-cell office:value-type="float" office:value="909.76" calcext:value-type="float">
            <text:p>909,76</text:p>
          </table:table-cell>
        </table:table-row>
        <table:table-row table:style-name="ro1">
          <table:table-cell/>
          <table:table-cell office:value-type="float" office:value="16.0431" calcext:value-type="float">
            <text:p>16,0431</text:p>
          </table:table-cell>
          <table:table-cell office:value-type="float" office:value="165261.77" calcext:value-type="float">
            <text:p>165261,77</text:p>
          </table:table-cell>
          <table:table-cell office:value-type="float" office:value="13.69" calcext:value-type="float">
            <text:p>13,69</text:p>
          </table:table-cell>
          <table:table-cell office:value-type="float" office:value="44.15" calcext:value-type="float">
            <text:p>44,15</text:p>
          </table:table-cell>
          <table:table-cell office:value-type="float" office:value="906.75" calcext:value-type="float">
            <text:p>906,75</text:p>
          </table:table-cell>
        </table:table-row>
        <table:table-row table:style-name="ro1">
          <table:table-cell/>
          <table:table-cell office:value-type="float" office:value="16.0445" calcext:value-type="float">
            <text:p>16,0445</text:p>
          </table:table-cell>
          <table:table-cell office:value-type="float" office:value="163877.22" calcext:value-type="float">
            <text:p>163877,22</text:p>
          </table:table-cell>
          <table:table-cell office:value-type="float" office:value="13.91" calcext:value-type="float">
            <text:p>13,91</text:p>
          </table:table-cell>
          <table:table-cell office:value-type="float" office:value="44.17" calcext:value-type="float">
            <text:p>44,17</text:p>
          </table:table-cell>
          <table:table-cell office:value-type="float" office:value="904.28" calcext:value-type="float">
            <text:p>904,28</text:p>
          </table:table-cell>
        </table:table-row>
        <table:table-row table:style-name="ro1">
          <table:table-cell/>
          <table:table-cell office:value-type="float" office:value="16.0446" calcext:value-type="float">
            <text:p>16,0446</text:p>
          </table:table-cell>
          <table:table-cell office:value-type="float" office:value="162806.45" calcext:value-type="float">
            <text:p>162806,45</text:p>
          </table:table-cell>
          <table:table-cell office:value-type="float" office:value="13.81" calcext:value-type="float">
            <text:p>13,81</text:p>
          </table:table-cell>
          <table:table-cell office:value-type="float" office:value="44.15" calcext:value-type="float">
            <text:p>44,15</text:p>
          </table:table-cell>
          <table:table-cell office:value-type="float" office:value="901.07" calcext:value-type="float">
            <text:p>901,07</text:p>
          </table:table-cell>
        </table:table-row>
        <table:table-row table:style-name="ro1">
          <table:table-cell/>
          <table:table-cell office:value-type="float" office:value="16.0449" calcext:value-type="float">
            <text:p>16,0449</text:p>
          </table:table-cell>
          <table:table-cell office:value-type="float" office:value="167950.48" calcext:value-type="float">
            <text:p>167950,48</text:p>
          </table:table-cell>
          <table:table-cell office:value-type="float" office:value="13.81" calcext:value-type="float">
            <text:p>13,81</text:p>
          </table:table-cell>
          <table:table-cell office:value-type="float" office:value="44.15" calcext:value-type="float">
            <text:p>44,15</text:p>
          </table:table-cell>
          <table:table-cell office:value-type="float" office:value="915.1" calcext:value-type="float">
            <text:p>915,1</text:p>
          </table:table-cell>
        </table:table-row>
        <table:table-row table:style-name="ro1">
          <table:table-cell/>
          <table:table-cell office:value-type="float" office:value="16.045" calcext:value-type="float">
            <text:p>16,045</text:p>
          </table:table-cell>
          <table:table-cell office:value-type="float" office:value="156372.46" calcext:value-type="float">
            <text:p>156372,46</text:p>
          </table:table-cell>
          <table:table-cell office:value-type="float" office:value="13.81" calcext:value-type="float">
            <text:p>13,81</text:p>
          </table:table-cell>
          <table:table-cell office:value-type="float" office:value="44.15" calcext:value-type="float">
            <text:p>44,15</text:p>
          </table:table-cell>
          <table:table-cell office:value-type="float" office:value="882.86" calcext:value-type="float">
            <text:p>882,86</text:p>
          </table:table-cell>
        </table:table-row>
        <table:table-row table:style-name="ro1">
          <table:table-cell/>
          <table:table-cell office:value-type="float" office:value="16.0453" calcext:value-type="float">
            <text:p>16,0453</text:p>
          </table:table-cell>
          <table:table-cell office:value-type="float" office:value="168375.5" calcext:value-type="float">
            <text:p>168375,5</text:p>
          </table:table-cell>
          <table:table-cell office:value-type="float" office:value="13.81" calcext:value-type="float">
            <text:p>13,81</text:p>
          </table:table-cell>
          <table:table-cell office:value-type="float" office:value="44.15" calcext:value-type="float">
            <text:p>44,15</text:p>
          </table:table-cell>
          <table:table-cell office:value-type="float" office:value="916.25" calcext:value-type="float">
            <text:p>916,25</text:p>
          </table:table-cell>
        </table:table-row>
        <table:table-row table:style-name="ro1">
          <table:table-cell/>
          <table:table-cell office:value-type="float" office:value="16.0455" calcext:value-type="float">
            <text:p>16,0455</text:p>
          </table:table-cell>
          <table:table-cell office:value-type="float" office:value="163231.47" calcext:value-type="float">
            <text:p>163231,47</text:p>
          </table:table-cell>
          <table:table-cell office:value-type="float" office:value="13.81" calcext:value-type="float">
            <text:p>13,81</text:p>
          </table:table-cell>
          <table:table-cell office:value-type="float" office:value="44.15" calcext:value-type="float">
            <text:p>44,15</text:p>
          </table:table-cell>
          <table:table-cell office:value-type="float" office:value="901.57" calcext:value-type="float">
            <text:p>901,57</text:p>
          </table:table-cell>
        </table:table-row>
        <table:table-row table:style-name="ro1">
          <table:table-cell/>
          <table:table-cell office:value-type="float" office:value="16.0459" calcext:value-type="float">
            <text:p>16,0459</text:p>
          </table:table-cell>
          <table:table-cell office:value-type="float" office:value="181448.24" calcext:value-type="float">
            <text:p>181448,24</text:p>
          </table:table-cell>
          <table:table-cell office:value-type="float" office:value="13.83" calcext:value-type="float">
            <text:p>13,83</text:p>
          </table:table-cell>
          <table:table-cell office:value-type="float" office:value="44.15" calcext:value-type="float">
            <text:p>44,15</text:p>
          </table:table-cell>
          <table:table-cell office:value-type="float" office:value="951" calcext:value-type="float">
            <text:p>951</text:p>
          </table:table-cell>
        </table:table-row>
        <table:table-row table:style-name="ro1">
          <table:table-cell/>
          <table:table-cell office:value-type="float" office:value="16.047" calcext:value-type="float">
            <text:p>16,047</text:p>
          </table:table-cell>
          <table:table-cell office:value-type="float" office:value="165835.97" calcext:value-type="float">
            <text:p>165835,97</text:p>
          </table:table-cell>
          <table:table-cell office:value-type="float" office:value="13.72" calcext:value-type="float">
            <text:p>13,72</text:p>
          </table:table-cell>
          <table:table-cell office:value-type="float" office:value="43.54" calcext:value-type="float">
            <text:p>43,54</text:p>
          </table:table-cell>
          <table:table-cell office:value-type="float" office:value="910.28" calcext:value-type="float">
            <text:p>910,28</text:p>
          </table:table-cell>
        </table:table-row>
        <table:table-row table:style-name="ro1">
          <table:table-cell/>
          <table:table-cell office:value-type="float" office:value="16.0471" calcext:value-type="float">
            <text:p>16,0471</text:p>
          </table:table-cell>
          <table:table-cell office:value-type="float" office:value="169168.05" calcext:value-type="float">
            <text:p>169168,05</text:p>
          </table:table-cell>
          <table:table-cell office:value-type="float" office:value="13.81" calcext:value-type="float">
            <text:p>13,81</text:p>
          </table:table-cell>
          <table:table-cell office:value-type="float" office:value="44.15" calcext:value-type="float">
            <text:p>44,15</text:p>
          </table:table-cell>
          <table:table-cell office:value-type="float" office:value="918.42" calcext:value-type="float">
            <text:p>918,42</text:p>
          </table:table-cell>
        </table:table-row>
        <table:table-row table:style-name="ro1">
          <table:table-cell/>
          <table:table-cell office:value-type="float" office:value="16.0472" calcext:value-type="float">
            <text:p>16,0472</text:p>
          </table:table-cell>
          <table:table-cell office:value-type="float" office:value="161893.83" calcext:value-type="float">
            <text:p>161893,83</text:p>
          </table:table-cell>
          <table:table-cell office:value-type="float" office:value="13.81" calcext:value-type="float">
            <text:p>13,81</text:p>
          </table:table-cell>
          <table:table-cell office:value-type="float" office:value="44.15" calcext:value-type="float">
            <text:p>44,15</text:p>
          </table:table-cell>
          <table:table-cell office:value-type="float" office:value="898.58" calcext:value-type="float">
            <text:p>898,58</text:p>
          </table:table-cell>
        </table:table-row>
        <table:table-row table:style-name="ro1">
          <table:table-cell/>
          <table:table-cell office:value-type="float" office:value="16.0474" calcext:value-type="float">
            <text:p>16,0474</text:p>
          </table:table-cell>
          <table:table-cell office:value-type="float" office:value="161660.08" calcext:value-type="float">
            <text:p>161660,08</text:p>
          </table:table-cell>
          <table:table-cell office:value-type="float" office:value="13.81" calcext:value-type="float">
            <text:p>13,81</text:p>
          </table:table-cell>
          <table:table-cell office:value-type="float" office:value="44.15" calcext:value-type="float">
            <text:p>44,15</text:p>
          </table:table-cell>
          <table:table-cell office:value-type="float" office:value="896.3" calcext:value-type="float">
            <text:p>896,3</text:p>
          </table:table-cell>
        </table:table-row>
        <table:table-row table:style-name="ro1">
          <table:table-cell/>
          <table:table-cell office:value-type="float" office:value="16.0481" calcext:value-type="float">
            <text:p>16,0481</text:p>
          </table:table-cell>
          <table:table-cell office:value-type="float" office:value="164187.39" calcext:value-type="float">
            <text:p>164187,39</text:p>
          </table:table-cell>
          <table:table-cell office:value-type="float" office:value="13.89" calcext:value-type="float">
            <text:p>13,89</text:p>
          </table:table-cell>
          <table:table-cell office:value-type="float" office:value="44.17" calcext:value-type="float">
            <text:p>44,17</text:p>
          </table:table-cell>
          <table:table-cell office:value-type="float" office:value="904.39" calcext:value-type="float">
            <text:p>904,39</text:p>
          </table:table-cell>
        </table:table-row>
        <table:table-row table:style-name="ro1">
          <table:table-cell/>
          <table:table-cell office:value-type="float" office:value="16.0486" calcext:value-type="float">
            <text:p>16,0486</text:p>
          </table:table-cell>
          <table:table-cell office:value-type="float" office:value="163783.63" calcext:value-type="float">
            <text:p>163783,63</text:p>
          </table:table-cell>
          <table:table-cell office:value-type="float" office:value="13.86" calcext:value-type="float">
            <text:p>13,86</text:p>
          </table:table-cell>
          <table:table-cell office:value-type="float" office:value="44.14" calcext:value-type="float">
            <text:p>44,14</text:p>
          </table:table-cell>
          <table:table-cell office:value-type="float" office:value="903.92" calcext:value-type="float">
            <text:p>903,92</text:p>
          </table:table-cell>
        </table:table-row>
        <table:table-row table:style-name="ro1">
          <table:table-cell/>
          <table:table-cell office:value-type="float" office:value="16.0489" calcext:value-type="float">
            <text:p>16,0489</text:p>
          </table:table-cell>
          <table:table-cell office:value-type="float" office:value="166830.28" calcext:value-type="float">
            <text:p>166830,28</text:p>
          </table:table-cell>
          <table:table-cell office:value-type="float" office:value="13.89" calcext:value-type="float">
            <text:p>13,89</text:p>
          </table:table-cell>
          <table:table-cell office:value-type="float" office:value="44.17" calcext:value-type="float">
            <text:p>44,17</text:p>
          </table:table-cell>
          <table:table-cell office:value-type="float" office:value="912.26" calcext:value-type="float">
            <text:p>912,26</text:p>
          </table:table-cell>
        </table:table-row>
        <table:table-row table:style-name="ro1">
          <table:table-cell/>
          <table:table-cell office:value-type="float" office:value="16.0493" calcext:value-type="float">
            <text:p>16,0493</text:p>
          </table:table-cell>
          <table:table-cell office:value-type="float" office:value="171852.89" calcext:value-type="float">
            <text:p>171852,89</text:p>
          </table:table-cell>
          <table:table-cell office:value-type="float" office:value="13.83" calcext:value-type="float">
            <text:p>13,83</text:p>
          </table:table-cell>
          <table:table-cell office:value-type="float" office:value="44.15" calcext:value-type="float">
            <text:p>44,15</text:p>
          </table:table-cell>
          <table:table-cell office:value-type="float" office:value="925.81" calcext:value-type="float">
            <text:p>925,81</text:p>
          </table:table-cell>
        </table:table-row>
        <table:table-row table:style-name="ro1">
          <table:table-cell/>
          <table:table-cell office:value-type="float" office:value="16.0494" calcext:value-type="float">
            <text:p>16,0494</text:p>
          </table:table-cell>
          <table:table-cell office:value-type="float" office:value="167861.71" calcext:value-type="float">
            <text:p>167861,71</text:p>
          </table:table-cell>
          <table:table-cell office:value-type="float" office:value="13.64" calcext:value-type="float">
            <text:p>13,64</text:p>
          </table:table-cell>
          <table:table-cell office:value-type="float" office:value="43.56" calcext:value-type="float">
            <text:p>43,56</text:p>
          </table:table-cell>
          <table:table-cell office:value-type="float" office:value="915.54" calcext:value-type="float">
            <text:p>915,54</text:p>
          </table:table-cell>
        </table:table-row>
        <table:table-row table:style-name="ro1">
          <table:table-cell/>
          <table:table-cell office:value-type="float" office:value="16.0499" calcext:value-type="float">
            <text:p>16,0499</text:p>
          </table:table-cell>
          <table:table-cell office:value-type="float" office:value="161307.4" calcext:value-type="float">
            <text:p>161307,4</text:p>
          </table:table-cell>
          <table:table-cell office:value-type="float" office:value="13.81" calcext:value-type="float">
            <text:p>13,81</text:p>
          </table:table-cell>
          <table:table-cell office:value-type="float" office:value="44.15" calcext:value-type="float">
            <text:p>44,15</text:p>
          </table:table-cell>
          <table:table-cell office:value-type="float" office:value="896.98" calcext:value-type="float">
            <text:p>896,98</text:p>
          </table:table-cell>
        </table:table-row>
        <table:table-row table:style-name="ro1">
          <table:table-cell/>
          <table:table-cell office:value-type="float" office:value="16.0502" calcext:value-type="float">
            <text:p>16,0502</text:p>
          </table:table-cell>
          <table:table-cell office:value-type="float" office:value="170808.61" calcext:value-type="float">
            <text:p>170808,61</text:p>
          </table:table-cell>
          <table:table-cell office:value-type="float" office:value="13.89" calcext:value-type="float">
            <text:p>13,89</text:p>
          </table:table-cell>
          <table:table-cell office:value-type="float" office:value="44.17" calcext:value-type="float">
            <text:p>44,17</text:p>
          </table:table-cell>
          <table:table-cell office:value-type="float" office:value="921.47" calcext:value-type="float">
            <text:p>921,47</text:p>
          </table:table-cell>
        </table:table-row>
        <table:table-row table:style-name="ro1">
          <table:table-cell/>
          <table:table-cell office:value-type="float" office:value="16.0503" calcext:value-type="float">
            <text:p>16,0503</text:p>
          </table:table-cell>
          <table:table-cell office:value-type="float" office:value="165012.21" calcext:value-type="float">
            <text:p>165012,21</text:p>
          </table:table-cell>
          <table:table-cell office:value-type="float" office:value="13.64" calcext:value-type="float">
            <text:p>13,64</text:p>
          </table:table-cell>
          <table:table-cell office:value-type="float" office:value="43.56" calcext:value-type="float">
            <text:p>43,56</text:p>
          </table:table-cell>
          <table:table-cell office:value-type="float" office:value="907.77" calcext:value-type="float">
            <text:p>907,77</text:p>
          </table:table-cell>
        </table:table-row>
        <table:table-row table:style-name="ro1">
          <table:table-cell/>
          <table:table-cell office:value-type="float" office:value="16.0505" calcext:value-type="float">
            <text:p>16,0505</text:p>
          </table:table-cell>
          <table:table-cell office:value-type="float" office:value="180880.2" calcext:value-type="float">
            <text:p>180880,2</text:p>
          </table:table-cell>
          <table:table-cell office:value-type="float" office:value="14.76" calcext:value-type="float">
            <text:p>14,76</text:p>
          </table:table-cell>
          <table:table-cell office:value-type="float" office:value="44.27" calcext:value-type="float">
            <text:p>44,27</text:p>
          </table:table-cell>
          <table:table-cell office:value-type="float" office:value="952.32" calcext:value-type="float">
            <text:p>952,32</text:p>
          </table:table-cell>
        </table:table-row>
        <table:table-row table:style-name="ro1">
          <table:table-cell/>
          <table:table-cell office:value-type="float" office:value="16.0508" calcext:value-type="float">
            <text:p>16,0508</text:p>
          </table:table-cell>
          <table:table-cell office:value-type="float" office:value="177809.37" calcext:value-type="float">
            <text:p>177809,37</text:p>
          </table:table-cell>
          <table:table-cell office:value-type="float" office:value="14.73" calcext:value-type="float">
            <text:p>14,73</text:p>
          </table:table-cell>
          <table:table-cell office:value-type="float" office:value="44.24" calcext:value-type="float">
            <text:p>44,24</text:p>
          </table:table-cell>
          <table:table-cell office:value-type="float" office:value="944.58" calcext:value-type="float">
            <text:p>944,58</text:p>
          </table:table-cell>
        </table:table-row>
        <table:table-row table:style-name="ro1">
          <table:table-cell/>
          <table:table-cell office:value-type="float" office:value="16.0512" calcext:value-type="float">
            <text:p>16,0512</text:p>
          </table:table-cell>
          <table:table-cell office:value-type="float" office:value="180652.61" calcext:value-type="float">
            <text:p>180652,61</text:p>
          </table:table-cell>
          <table:table-cell office:value-type="float" office:value="14.67" calcext:value-type="float">
            <text:p>14,67</text:p>
          </table:table-cell>
          <table:table-cell office:value-type="float" office:value="44.25" calcext:value-type="float">
            <text:p>44,25</text:p>
          </table:table-cell>
          <table:table-cell office:value-type="float" office:value="952.14" calcext:value-type="float">
            <text:p>952,14</text:p>
          </table:table-cell>
        </table:table-row>
        <table:table-row table:style-name="ro1">
          <table:table-cell/>
          <table:table-cell office:value-type="float" office:value="16.0517" calcext:value-type="float">
            <text:p>16,0517</text:p>
          </table:table-cell>
          <table:table-cell office:value-type="float" office:value="183700.66" calcext:value-type="float">
            <text:p>183700,66</text:p>
          </table:table-cell>
          <table:table-cell office:value-type="float" office:value="14.67" calcext:value-type="float">
            <text:p>14,67</text:p>
          </table:table-cell>
          <table:table-cell office:value-type="float" office:value="44.25" calcext:value-type="float">
            <text:p>44,25</text:p>
          </table:table-cell>
          <table:table-cell office:value-type="float" office:value="960.45" calcext:value-type="float">
            <text:p>960,45</text:p>
          </table:table-cell>
        </table:table-row>
        <table:table-row table:style-name="ro1">
          <table:table-cell/>
          <table:table-cell office:value-type="float" office:value="16.0518" calcext:value-type="float">
            <text:p>16,0518</text:p>
          </table:table-cell>
          <table:table-cell office:value-type="float" office:value="166960.98" calcext:value-type="float">
            <text:p>166960,98</text:p>
          </table:table-cell>
          <table:table-cell office:value-type="float" office:value="14.69" calcext:value-type="float">
            <text:p>14,69</text:p>
          </table:table-cell>
          <table:table-cell office:value-type="float" office:value="44.24" calcext:value-type="float">
            <text:p>44,24</text:p>
          </table:table-cell>
          <table:table-cell office:value-type="float" office:value="914.87" calcext:value-type="float">
            <text:p>914,87</text:p>
          </table:table-cell>
        </table:table-row>
        <table:table-row table:style-name="ro1">
          <table:table-cell/>
          <table:table-cell office:value-type="float" office:value="16.0519" calcext:value-type="float">
            <text:p>16,0519</text:p>
          </table:table-cell>
          <table:table-cell office:value-type="float" office:value="186427.61" calcext:value-type="float">
            <text:p>186427,61</text:p>
          </table:table-cell>
          <table:table-cell office:value-type="float" office:value="14.67" calcext:value-type="float">
            <text:p>14,67</text:p>
          </table:table-cell>
          <table:table-cell office:value-type="float" office:value="44.25" calcext:value-type="float">
            <text:p>44,25</text:p>
          </table:table-cell>
          <table:table-cell office:value-type="float" office:value="967.23" calcext:value-type="float">
            <text:p>967,23</text:p>
          </table:table-cell>
        </table:table-row>
        <table:table-row table:style-name="ro1">
          <table:table-cell/>
          <table:table-cell office:value-type="float" office:value="16.0521" calcext:value-type="float">
            <text:p>16,0521</text:p>
          </table:table-cell>
          <table:table-cell office:value-type="float" office:value="183129.9" calcext:value-type="float">
            <text:p>183129,9</text:p>
          </table:table-cell>
          <table:table-cell office:value-type="float" office:value="14.69" calcext:value-type="float">
            <text:p>14,69</text:p>
          </table:table-cell>
          <table:table-cell office:value-type="float" office:value="44.24" calcext:value-type="float">
            <text:p>44,24</text:p>
          </table:table-cell>
          <table:table-cell office:value-type="float" office:value="958.97" calcext:value-type="float">
            <text:p>958,97</text:p>
          </table:table-cell>
        </table:table-row>
        <table:table-row table:style-name="ro1">
          <table:table-cell/>
          <table:table-cell office:value-type="float" office:value="16.0524" calcext:value-type="float">
            <text:p>16,0524</text:p>
          </table:table-cell>
          <table:table-cell office:value-type="float" office:value="180880.2" calcext:value-type="float">
            <text:p>180880,2</text:p>
          </table:table-cell>
          <table:table-cell office:value-type="float" office:value="14.78" calcext:value-type="float">
            <text:p>14,78</text:p>
          </table:table-cell>
          <table:table-cell office:value-type="float" office:value="44.26" calcext:value-type="float">
            <text:p>44,26</text:p>
          </table:table-cell>
          <table:table-cell office:value-type="float" office:value="952.4" calcext:value-type="float">
            <text:p>952,4</text:p>
          </table:table-cell>
        </table:table-row>
        <table:table-row table:style-name="ro1">
          <table:table-cell/>
          <table:table-cell office:value-type="float" office:value="16.0526" calcext:value-type="float">
            <text:p>16,0526</text:p>
          </table:table-cell>
          <table:table-cell office:value-type="float" office:value="181461.45" calcext:value-type="float">
            <text:p>181461,45</text:p>
          </table:table-cell>
          <table:table-cell office:value-type="float" office:value="14.73" calcext:value-type="float">
            <text:p>14,73</text:p>
          </table:table-cell>
          <table:table-cell office:value-type="float" office:value="44.24" calcext:value-type="float">
            <text:p>44,24</text:p>
          </table:table-cell>
          <table:table-cell office:value-type="float" office:value="953.88" calcext:value-type="float">
            <text:p>953,88</text:p>
          </table:table-cell>
        </table:table-row>
        <table:table-row table:style-name="ro1">
          <table:table-cell/>
          <table:table-cell office:value-type="float" office:value="16.0529" calcext:value-type="float">
            <text:p>16,0529</text:p>
          </table:table-cell>
          <table:table-cell office:value-type="float" office:value="180880.2" calcext:value-type="float">
            <text:p>180880,2</text:p>
          </table:table-cell>
          <table:table-cell office:value-type="float" office:value="14.76" calcext:value-type="float">
            <text:p>14,76</text:p>
          </table:table-cell>
          <table:table-cell office:value-type="float" office:value="44.27" calcext:value-type="float">
            <text:p>44,27</text:p>
          </table:table-cell>
          <table:table-cell office:value-type="float" office:value="952.98" calcext:value-type="float">
            <text:p>952,98</text:p>
          </table:table-cell>
        </table:table-row>
        <table:table-row table:style-name="ro1">
          <table:table-cell/>
          <table:table-cell office:value-type="float" office:value="16.053" calcext:value-type="float">
            <text:p>16,053</text:p>
          </table:table-cell>
          <table:table-cell office:value-type="float" office:value="172226.89" calcext:value-type="float">
            <text:p>172226,89</text:p>
          </table:table-cell>
          <table:table-cell office:value-type="float" office:value="14.73" calcext:value-type="float">
            <text:p>14,73</text:p>
          </table:table-cell>
          <table:table-cell office:value-type="float" office:value="44.24" calcext:value-type="float">
            <text:p>44,24</text:p>
          </table:table-cell>
          <table:table-cell office:value-type="float" office:value="929.35" calcext:value-type="float">
            <text:p>929,35</text:p>
          </table:table-cell>
        </table:table-row>
        <table:table-row table:style-name="ro1">
          <table:table-cell/>
          <table:table-cell office:value-type="float" office:value="16.0536" calcext:value-type="float">
            <text:p>16,0536</text:p>
          </table:table-cell>
          <table:table-cell office:value-type="float" office:value="189062.55" calcext:value-type="float">
            <text:p>189062,55</text:p>
          </table:table-cell>
          <table:table-cell office:value-type="float" office:value="14.67" calcext:value-type="float">
            <text:p>14,67</text:p>
          </table:table-cell>
          <table:table-cell office:value-type="float" office:value="44.25" calcext:value-type="float">
            <text:p>44,25</text:p>
          </table:table-cell>
          <table:table-cell office:value-type="float" office:value="974.42" calcext:value-type="float">
            <text:p>974,42</text:p>
          </table:table-cell>
        </table:table-row>
        <table:table-row table:style-name="ro1">
          <table:table-cell/>
          <table:table-cell office:value-type="float" office:value="16.0545" calcext:value-type="float">
            <text:p>16,0545</text:p>
          </table:table-cell>
          <table:table-cell office:value-type="float" office:value="181820.8" calcext:value-type="float">
            <text:p>181820,8</text:p>
          </table:table-cell>
          <table:table-cell office:value-type="float" office:value="14.67" calcext:value-type="float">
            <text:p>14,67</text:p>
          </table:table-cell>
          <table:table-cell office:value-type="float" office:value="44.25" calcext:value-type="float">
            <text:p>44,25</text:p>
          </table:table-cell>
          <table:table-cell office:value-type="float" office:value="954.67" calcext:value-type="float">
            <text:p>954,67</text:p>
          </table:table-cell>
        </table:table-row>
        <table:table-row table:style-name="ro1">
          <table:table-cell/>
          <table:table-cell office:value-type="float" office:value="16.0551" calcext:value-type="float">
            <text:p>16,0551</text:p>
          </table:table-cell>
          <table:table-cell office:value-type="float" office:value="180491.02" calcext:value-type="float">
            <text:p>180491,02</text:p>
          </table:table-cell>
          <table:table-cell office:value-type="float" office:value="14.73" calcext:value-type="float">
            <text:p>14,73</text:p>
          </table:table-cell>
          <table:table-cell office:value-type="float" office:value="44.24" calcext:value-type="float">
            <text:p>44,24</text:p>
          </table:table-cell>
          <table:table-cell office:value-type="float" office:value="951.89" calcext:value-type="float">
            <text:p>951,89</text:p>
          </table:table-cell>
        </table:table-row>
        <table:table-row table:style-name="ro1">
          <table:table-cell/>
          <table:table-cell office:value-type="float" office:value="16.0552" calcext:value-type="float">
            <text:p>16,0552</text:p>
          </table:table-cell>
          <table:table-cell office:value-type="float" office:value="180829.03" calcext:value-type="float">
            <text:p>180829,03</text:p>
          </table:table-cell>
          <table:table-cell office:value-type="float" office:value="14.52" calcext:value-type="float">
            <text:p>14,52</text:p>
          </table:table-cell>
          <table:table-cell office:value-type="float" office:value="43.65" calcext:value-type="float">
            <text:p>43,65</text:p>
          </table:table-cell>
          <table:table-cell office:value-type="float" office:value="953.37" calcext:value-type="float">
            <text:p>953,37</text:p>
          </table:table-cell>
        </table:table-row>
        <table:table-row table:style-name="ro1">
          <table:table-cell/>
          <table:table-cell office:value-type="float" office:value="16.0562" calcext:value-type="float">
            <text:p>16,0562</text:p>
          </table:table-cell>
          <table:table-cell office:value-type="float" office:value="183472.25" calcext:value-type="float">
            <text:p>183472,25</text:p>
          </table:table-cell>
          <table:table-cell office:value-type="float" office:value="14.36" calcext:value-type="float">
            <text:p>14,36</text:p>
          </table:table-cell>
          <table:table-cell office:value-type="float" office:value="44.2" calcext:value-type="float">
            <text:p>44,2</text:p>
          </table:table-cell>
          <table:table-cell office:value-type="float" office:value="959" calcext:value-type="float">
            <text:p>959</text:p>
          </table:table-cell>
        </table:table-row>
        <table:table-row table:style-name="ro1">
          <table:table-cell/>
          <table:table-cell office:value-type="float" office:value="16.0568" calcext:value-type="float">
            <text:p>16,0568</text:p>
          </table:table-cell>
          <table:table-cell office:value-type="float" office:value="180262.61" calcext:value-type="float">
            <text:p>180262,61</text:p>
          </table:table-cell>
          <table:table-cell office:value-type="float" office:value="14.36" calcext:value-type="float">
            <text:p>14,36</text:p>
          </table:table-cell>
          <table:table-cell office:value-type="float" office:value="44.2" calcext:value-type="float">
            <text:p>44,2</text:p>
          </table:table-cell>
          <table:table-cell office:value-type="float" office:value="949.59" calcext:value-type="float">
            <text:p>949,59</text:p>
          </table:table-cell>
        </table:table-row>
        <table:table-row table:style-name="ro1">
          <table:table-cell/>
          <table:table-cell office:value-type="float" office:value="16.0573" calcext:value-type="float">
            <text:p>16,0573</text:p>
          </table:table-cell>
          <table:table-cell office:value-type="float" office:value="184448.03" calcext:value-type="float">
            <text:p>184448,03</text:p>
          </table:table-cell>
          <table:table-cell office:value-type="float" office:value="14.42" calcext:value-type="float">
            <text:p>14,42</text:p>
          </table:table-cell>
          <table:table-cell office:value-type="float" office:value="44.18" calcext:value-type="float">
            <text:p>44,18</text:p>
          </table:table-cell>
          <table:table-cell office:value-type="float" office:value="961.86" calcext:value-type="float">
            <text:p>961,86</text:p>
          </table:table-cell>
        </table:table-row>
        <table:table-row table:style-name="ro1">
          <table:table-cell/>
          <table:table-cell office:value-type="float" office:value="16.0589" calcext:value-type="float">
            <text:p>16,0589</text:p>
          </table:table-cell>
          <table:table-cell office:value-type="float" office:value="180451.81" calcext:value-type="float">
            <text:p>180451,81</text:p>
          </table:table-cell>
          <table:table-cell office:value-type="float" office:value="14.27" calcext:value-type="float">
            <text:p>14,27</text:p>
          </table:table-cell>
          <table:table-cell office:value-type="float" office:value="43.62" calcext:value-type="float">
            <text:p>43,62</text:p>
          </table:table-cell>
          <table:table-cell office:value-type="float" office:value="951" calcext:value-type="float">
            <text:p>951</text:p>
          </table:table-cell>
        </table:table-row>
        <table:table-row table:style-name="ro1">
          <table:table-cell/>
          <table:table-cell office:value-type="float" office:value="16.0592" calcext:value-type="float">
            <text:p>16,0592</text:p>
          </table:table-cell>
          <table:table-cell office:value-type="float" office:value="180246.62" calcext:value-type="float">
            <text:p>180246,62</text:p>
          </table:table-cell>
          <table:table-cell office:value-type="float" office:value="14.19" calcext:value-type="float">
            <text:p>14,19</text:p>
          </table:table-cell>
          <table:table-cell office:value-type="float" office:value="43.6" calcext:value-type="float">
            <text:p>43,6</text:p>
          </table:table-cell>
          <table:table-cell office:value-type="float" office:value="950.88" calcext:value-type="float">
            <text:p>950,88</text:p>
          </table:table-cell>
        </table:table-row>
        <table:table-row table:style-name="ro1">
          <table:table-cell/>
          <table:table-cell office:value-type="float" office:value="16.0594" calcext:value-type="float">
            <text:p>16,0594</text:p>
          </table:table-cell>
          <table:table-cell office:value-type="float" office:value="179923.06" calcext:value-type="float">
            <text:p>179923,06</text:p>
          </table:table-cell>
          <table:table-cell office:value-type="float" office:value="14.38" calcext:value-type="float">
            <text:p>14,38</text:p>
          </table:table-cell>
          <table:table-cell office:value-type="float" office:value="44.19" calcext:value-type="float">
            <text:p>44,19</text:p>
          </table:table-cell>
          <table:table-cell office:value-type="float" office:value="949.4" calcext:value-type="float">
            <text:p>949,4</text:p>
          </table:table-cell>
        </table:table-row>
        <table:table-row table:style-name="ro1">
          <table:table-cell/>
          <table:table-cell office:value-type="float" office:value="16.0596" calcext:value-type="float">
            <text:p>16,0596</text:p>
          </table:table-cell>
          <table:table-cell office:value-type="float" office:value="171468.89" calcext:value-type="float">
            <text:p>171468,89</text:p>
          </table:table-cell>
          <table:table-cell office:value-type="float" office:value="14.36" calcext:value-type="float">
            <text:p>14,36</text:p>
          </table:table-cell>
          <table:table-cell office:value-type="float" office:value="44.2" calcext:value-type="float">
            <text:p>44,2</text:p>
          </table:table-cell>
          <table:table-cell office:value-type="float" office:value="926.27" calcext:value-type="float">
            <text:p>926,27</text:p>
          </table:table-cell>
        </table:table-row>
        <table:table-row table:style-name="ro1">
          <table:table-cell/>
          <table:table-cell office:value-type="float" office:value="16.0597" calcext:value-type="float">
            <text:p>16,0597</text:p>
          </table:table-cell>
          <table:table-cell office:value-type="float" office:value="176748.71" calcext:value-type="float">
            <text:p>176748,71</text:p>
          </table:table-cell>
          <table:table-cell office:value-type="float" office:value="14.46" calcext:value-type="float">
            <text:p>14,46</text:p>
          </table:table-cell>
          <table:table-cell office:value-type="float" office:value="44.21" calcext:value-type="float">
            <text:p>44,21</text:p>
          </table:table-cell>
          <table:table-cell office:value-type="float" office:value="940.96" calcext:value-type="float">
            <text:p>940,96</text:p>
          </table:table-cell>
        </table:table-row>
        <table:table-row table:style-name="ro1">
          <table:table-cell/>
          <table:table-cell office:value-type="float" office:value="16.0603" calcext:value-type="float">
            <text:p>16,0603</text:p>
          </table:table-cell>
          <table:table-cell office:value-type="float" office:value="183038.68" calcext:value-type="float">
            <text:p>183038,68</text:p>
          </table:table-cell>
          <table:table-cell office:value-type="float" office:value="14.36" calcext:value-type="float">
            <text:p>14,36</text:p>
          </table:table-cell>
          <table:table-cell office:value-type="float" office:value="44.2" calcext:value-type="float">
            <text:p>44,2</text:p>
          </table:table-cell>
          <table:table-cell office:value-type="float" office:value="957.16" calcext:value-type="float">
            <text:p>957,16</text:p>
          </table:table-cell>
        </table:table-row>
        <table:table-row table:style-name="ro1">
          <table:table-cell/>
          <table:table-cell office:value-type="float" office:value="16.0604" calcext:value-type="float">
            <text:p>16,0604</text:p>
          </table:table-cell>
          <table:table-cell office:value-type="float" office:value="181317.68" calcext:value-type="float">
            <text:p>181317,68</text:p>
          </table:table-cell>
          <table:table-cell office:value-type="float" office:value="14.19" calcext:value-type="float">
            <text:p>14,19</text:p>
          </table:table-cell>
          <table:table-cell office:value-type="float" office:value="43.6" calcext:value-type="float">
            <text:p>43,6</text:p>
          </table:table-cell>
          <table:table-cell office:value-type="float" office:value="953.8" calcext:value-type="float">
            <text:p>953,8</text:p>
          </table:table-cell>
        </table:table-row>
        <table:table-row table:style-name="ro1">
          <table:table-cell/>
          <table:table-cell office:value-type="float" office:value="16.0607" calcext:value-type="float">
            <text:p>16,0607</text:p>
          </table:table-cell>
          <table:table-cell office:value-type="float" office:value="180246.62" calcext:value-type="float">
            <text:p>180246,62</text:p>
          </table:table-cell>
          <table:table-cell office:value-type="float" office:value="14.23" calcext:value-type="float">
            <text:p>14,23</text:p>
          </table:table-cell>
          <table:table-cell office:value-type="float" office:value="43.6" calcext:value-type="float">
            <text:p>43,6</text:p>
          </table:table-cell>
          <table:table-cell office:value-type="float" office:value="948.7" calcext:value-type="float">
            <text:p>948,7</text:p>
          </table:table-cell>
        </table:table-row>
        <table:table-row table:style-name="ro1">
          <table:table-cell/>
          <table:table-cell office:value-type="float" office:value="16.0612" calcext:value-type="float">
            <text:p>16,0612</text:p>
          </table:table-cell>
          <table:table-cell office:value-type="float" office:value="181076.8" calcext:value-type="float">
            <text:p>181076,8</text:p>
          </table:table-cell>
          <table:table-cell office:value-type="float" office:value="14.42" calcext:value-type="float">
            <text:p>14,42</text:p>
          </table:table-cell>
          <table:table-cell office:value-type="float" office:value="44.18" calcext:value-type="float">
            <text:p>44,18</text:p>
          </table:table-cell>
          <table:table-cell office:value-type="float" office:value="952.01" calcext:value-type="float">
            <text:p>952,01</text:p>
          </table:table-cell>
        </table:table-row>
        <table:table-row table:style-name="ro1">
          <table:table-cell/>
          <table:table-cell office:value-type="float" office:value="16.0617" calcext:value-type="float">
            <text:p>16,0617</text:p>
          </table:table-cell>
          <table:table-cell office:value-type="float" office:value="180052.89" calcext:value-type="float">
            <text:p>180052,89</text:p>
          </table:table-cell>
          <table:table-cell office:value-type="float" office:value="14.36" calcext:value-type="float">
            <text:p>14,36</text:p>
          </table:table-cell>
          <table:table-cell office:value-type="float" office:value="44.2" calcext:value-type="float">
            <text:p>44,2</text:p>
          </table:table-cell>
          <table:table-cell office:value-type="float" office:value="949.02" calcext:value-type="float">
            <text:p>949,02</text:p>
          </table:table-cell>
        </table:table-row>
        <table:table-row table:style-name="ro1">
          <table:table-cell/>
          <table:table-cell office:value-type="float" office:value="16.062" calcext:value-type="float">
            <text:p>16,062</text:p>
          </table:table-cell>
          <table:table-cell office:value-type="float" office:value="184286.44" calcext:value-type="float">
            <text:p>184286,44</text:p>
          </table:table-cell>
          <table:table-cell office:value-type="float" office:value="14.42" calcext:value-type="float">
            <text:p>14,42</text:p>
          </table:table-cell>
          <table:table-cell office:value-type="float" office:value="44.18" calcext:value-type="float">
            <text:p>44,18</text:p>
          </table:table-cell>
          <table:table-cell office:value-type="float" office:value="959.78" calcext:value-type="float">
            <text:p>959,78</text:p>
          </table:table-cell>
        </table:table-row>
        <table:table-row table:style-name="ro1">
          <table:table-cell/>
          <table:table-cell office:value-type="float" office:value="16.0623" calcext:value-type="float">
            <text:p>16,0623</text:p>
          </table:table-cell>
          <table:table-cell office:value-type="float" office:value="179403.11" calcext:value-type="float">
            <text:p>179403,11</text:p>
          </table:table-cell>
          <table:table-cell office:value-type="float" office:value="14.36" calcext:value-type="float">
            <text:p>14,36</text:p>
          </table:table-cell>
          <table:table-cell office:value-type="float" office:value="44.2" calcext:value-type="float">
            <text:p>44,2</text:p>
          </table:table-cell>
          <table:table-cell office:value-type="float" office:value="947.9" calcext:value-type="float">
            <text:p>947,9</text:p>
          </table:table-cell>
        </table:table-row>
        <table:table-row table:style-name="ro1">
          <table:table-cell/>
          <table:table-cell office:value-type="float" office:value="16.0631" calcext:value-type="float">
            <text:p>16,0631</text:p>
          </table:table-cell>
          <table:table-cell office:value-type="float" office:value="181076.8" calcext:value-type="float">
            <text:p>181076,8</text:p>
          </table:table-cell>
          <table:table-cell office:value-type="float" office:value="14.44" calcext:value-type="float">
            <text:p>14,44</text:p>
          </table:table-cell>
          <table:table-cell office:value-type="float" office:value="44.18" calcext:value-type="float">
            <text:p>44,18</text:p>
          </table:table-cell>
          <table:table-cell office:value-type="float" office:value="952.08" calcext:value-type="float">
            <text:p>952,08</text:p>
          </table:table-cell>
        </table:table-row>
        <table:table-row table:style-name="ro1">
          <table:table-cell/>
          <table:table-cell office:value-type="float" office:value="16.0638" calcext:value-type="float">
            <text:p>16,0638</text:p>
          </table:table-cell>
          <table:table-cell office:value-type="float" office:value="184083.82" calcext:value-type="float">
            <text:p>184083,82</text:p>
          </table:table-cell>
          <table:table-cell office:value-type="float" office:value="14.44" calcext:value-type="float">
            <text:p>14,44</text:p>
          </table:table-cell>
          <table:table-cell office:value-type="float" office:value="44.21" calcext:value-type="float">
            <text:p>44,21</text:p>
          </table:table-cell>
          <table:table-cell office:value-type="float" office:value="960.23" calcext:value-type="float">
            <text:p>960,23</text:p>
          </table:table-cell>
        </table:table-row>
        <table:table-row table:style-name="ro1">
          <table:table-cell/>
          <table:table-cell office:value-type="float" office:value="16.0644" calcext:value-type="float">
            <text:p>16,0644</text:p>
          </table:table-cell>
          <table:table-cell office:value-type="float" office:value="176328.38" calcext:value-type="float">
            <text:p>176328,38</text:p>
          </table:table-cell>
          <table:table-cell office:value-type="float" office:value="14.19" calcext:value-type="float">
            <text:p>14,19</text:p>
          </table:table-cell>
          <table:table-cell office:value-type="float" office:value="43.6" calcext:value-type="float">
            <text:p>43,6</text:p>
          </table:table-cell>
          <table:table-cell office:value-type="float" office:value="940.2" calcext:value-type="float">
            <text:p>940,2</text:p>
          </table:table-cell>
        </table:table-row>
        <table:table-row table:style-name="ro1">
          <table:table-cell/>
          <table:table-cell office:value-type="float" office:value="16.0648" calcext:value-type="float">
            <text:p>16,0648</text:p>
          </table:table-cell>
          <table:table-cell office:value-type="float" office:value="183038.68" calcext:value-type="float">
            <text:p>183038,68</text:p>
          </table:table-cell>
          <table:table-cell office:value-type="float" office:value="14.36" calcext:value-type="float">
            <text:p>14,36</text:p>
          </table:table-cell>
          <table:table-cell office:value-type="float" office:value="44.2" calcext:value-type="float">
            <text:p>44,2</text:p>
          </table:table-cell>
          <table:table-cell office:value-type="float" office:value="957.16" calcext:value-type="float">
            <text:p>957,16</text:p>
          </table:table-cell>
        </table:table-row>
        <table:table-row table:style-name="ro1">
          <table:table-cell/>
          <table:table-cell office:value-type="float" office:value="16.0649" calcext:value-type="float">
            <text:p>16,0649</text:p>
          </table:table-cell>
          <table:table-cell office:value-type="float" office:value="181238.39" calcext:value-type="float">
            <text:p>181238,39</text:p>
          </table:table-cell>
          <table:table-cell office:value-type="float" office:value="14.4" calcext:value-type="float">
            <text:p>14,4</text:p>
          </table:table-cell>
          <table:table-cell office:value-type="float" office:value="44.19" calcext:value-type="float">
            <text:p>44,19</text:p>
          </table:table-cell>
          <table:table-cell office:value-type="float" office:value="953.02" calcext:value-type="float">
            <text:p>953,02</text:p>
          </table:table-cell>
        </table:table-row>
        <table:table-row table:style-name="ro1">
          <table:table-cell/>
          <table:table-cell office:value-type="float" office:value="16.0652" calcext:value-type="float">
            <text:p>16,0652</text:p>
          </table:table-cell>
          <table:table-cell office:value-type="float" office:value="174428.01" calcext:value-type="float">
            <text:p>174428,01</text:p>
          </table:table-cell>
          <table:table-cell office:value-type="float" office:value="14.44" calcext:value-type="float">
            <text:p>14,44</text:p>
          </table:table-cell>
          <table:table-cell office:value-type="float" office:value="44.21" calcext:value-type="float">
            <text:p>44,21</text:p>
          </table:table-cell>
          <table:table-cell office:value-type="float" office:value="934.55" calcext:value-type="float">
            <text:p>934,55</text:p>
          </table:table-cell>
        </table:table-row>
        <table:table-row table:style-name="ro1">
          <table:table-cell/>
          <table:table-cell office:value-type="float" office:value="16.0664" calcext:value-type="float">
            <text:p>16,0664</text:p>
          </table:table-cell>
          <table:table-cell office:value-type="float" office:value="175830.7" calcext:value-type="float">
            <text:p>175830,7</text:p>
          </table:table-cell>
          <table:table-cell office:value-type="float" office:value="14.88" calcext:value-type="float">
            <text:p>14,88</text:p>
          </table:table-cell>
          <table:table-cell office:value-type="float" office:value="44.28" calcext:value-type="float">
            <text:p>44,28</text:p>
          </table:table-cell>
          <table:table-cell office:value-type="float" office:value="938.58" calcext:value-type="float">
            <text:p>938,58</text:p>
          </table:table-cell>
        </table:table-row>
        <table:table-row table:style-name="ro1">
          <table:table-cell/>
          <table:table-cell office:value-type="float" office:value="16.0666" calcext:value-type="float">
            <text:p>16,0666</text:p>
          </table:table-cell>
          <table:table-cell office:value-type="float" office:value="180958.1" calcext:value-type="float">
            <text:p>180958,1</text:p>
          </table:table-cell>
          <table:table-cell office:value-type="float" office:value="14.88" calcext:value-type="float">
            <text:p>14,88</text:p>
          </table:table-cell>
          <table:table-cell office:value-type="float" office:value="44.28" calcext:value-type="float">
            <text:p>44,28</text:p>
          </table:table-cell>
          <table:table-cell office:value-type="float" office:value="953.54" calcext:value-type="float">
            <text:p>953,54</text:p>
          </table:table-cell>
        </table:table-row>
        <table:table-row table:style-name="ro1">
          <table:table-cell/>
          <table:table-cell office:value-type="float" office:value="16.0673" calcext:value-type="float">
            <text:p>16,0673</text:p>
          </table:table-cell>
          <table:table-cell office:value-type="float" office:value="186167.82" calcext:value-type="float">
            <text:p>186167,82</text:p>
          </table:table-cell>
          <table:table-cell office:value-type="float" office:value="14.9" calcext:value-type="float">
            <text:p>14,9</text:p>
          </table:table-cell>
          <table:table-cell office:value-type="float" office:value="44.27" calcext:value-type="float">
            <text:p>44,27</text:p>
          </table:table-cell>
          <table:table-cell office:value-type="float" office:value="967.83" calcext:value-type="float">
            <text:p>967,83</text:p>
          </table:table-cell>
        </table:table-row>
        <table:table-row table:style-name="ro1">
          <table:table-cell/>
          <table:table-cell office:value-type="float" office:value="16.0674" calcext:value-type="float">
            <text:p>16,0674</text:p>
          </table:table-cell>
          <table:table-cell office:value-type="float" office:value="182229.77" calcext:value-type="float">
            <text:p>182229,77</text:p>
          </table:table-cell>
          <table:table-cell office:value-type="float" office:value="14.8" calcext:value-type="float">
            <text:p>14,8</text:p>
          </table:table-cell>
          <table:table-cell office:value-type="float" office:value="43.71" calcext:value-type="float">
            <text:p>43,71</text:p>
          </table:table-cell>
          <table:table-cell office:value-type="float" office:value="957.25" calcext:value-type="float">
            <text:p>957,25</text:p>
          </table:table-cell>
        </table:table-row>
        <table:table-row table:style-name="ro1">
          <table:table-cell/>
          <table:table-cell office:value-type="float" office:value="16.0676" calcext:value-type="float">
            <text:p>16,0676</text:p>
          </table:table-cell>
          <table:table-cell office:value-type="float" office:value="179464.69" calcext:value-type="float">
            <text:p>179464,69</text:p>
          </table:table-cell>
          <table:table-cell office:value-type="float" office:value="14.99" calcext:value-type="float">
            <text:p>14,99</text:p>
          </table:table-cell>
          <table:table-cell office:value-type="float" office:value="44.29" calcext:value-type="float">
            <text:p>44,29</text:p>
          </table:table-cell>
          <table:table-cell office:value-type="float" office:value="949.11" calcext:value-type="float">
            <text:p>949,11</text:p>
          </table:table-cell>
        </table:table-row>
        <table:table-row table:style-name="ro1">
          <table:table-cell/>
          <table:table-cell office:value-type="float" office:value="16.0682" calcext:value-type="float">
            <text:p>16,0682</text:p>
          </table:table-cell>
          <table:table-cell office:value-type="float" office:value="183117.06" calcext:value-type="float">
            <text:p>183117,06</text:p>
          </table:table-cell>
          <table:table-cell office:value-type="float" office:value="14.88" calcext:value-type="float">
            <text:p>14,88</text:p>
          </table:table-cell>
          <table:table-cell office:value-type="float" office:value="44.28" calcext:value-type="float">
            <text:p>44,28</text:p>
          </table:table-cell>
          <table:table-cell office:value-type="float" office:value="958.78" calcext:value-type="float">
            <text:p>958,78</text:p>
          </table:table-cell>
        </table:table-row>
        <table:table-row table:style-name="ro1">
          <table:table-cell/>
          <table:table-cell office:value-type="float" office:value="16.0683" calcext:value-type="float">
            <text:p>16,0683</text:p>
          </table:table-cell>
          <table:table-cell office:value-type="float" office:value="179966.99" calcext:value-type="float">
            <text:p>179966,99</text:p>
          </table:table-cell>
          <table:table-cell office:value-type="float" office:value="14.88" calcext:value-type="float">
            <text:p>14,88</text:p>
          </table:table-cell>
          <table:table-cell office:value-type="float" office:value="44.28" calcext:value-type="float">
            <text:p>44,28</text:p>
          </table:table-cell>
          <table:table-cell office:value-type="float" office:value="950.19" calcext:value-type="float">
            <text:p>950,19</text:p>
          </table:table-cell>
        </table:table-row>
        <table:table-row table:style-name="ro1">
          <table:table-cell/>
          <table:table-cell office:value-type="float" office:value="16.0693" calcext:value-type="float">
            <text:p>16,0693</text:p>
          </table:table-cell>
          <table:table-cell office:value-type="float" office:value="184999.64" calcext:value-type="float">
            <text:p>184999,64</text:p>
          </table:table-cell>
          <table:table-cell office:value-type="float" office:value="14.88" calcext:value-type="float">
            <text:p>14,88</text:p>
          </table:table-cell>
          <table:table-cell office:value-type="float" office:value="44.28" calcext:value-type="float">
            <text:p>44,28</text:p>
          </table:table-cell>
          <table:table-cell office:value-type="float" office:value="964.57" calcext:value-type="float">
            <text:p>964,57</text:p>
          </table:table-cell>
        </table:table-row>
        <table:table-row table:style-name="ro1">
          <table:table-cell/>
          <table:table-cell office:value-type="float" office:value="16.0695" calcext:value-type="float">
            <text:p>16,0695</text:p>
          </table:table-cell>
          <table:table-cell office:value-type="float" office:value="175525.02" calcext:value-type="float">
            <text:p>175525,02</text:p>
          </table:table-cell>
          <table:table-cell office:value-type="float" office:value="14.88" calcext:value-type="float">
            <text:p>14,88</text:p>
          </table:table-cell>
          <table:table-cell office:value-type="float" office:value="44.28" calcext:value-type="float">
            <text:p>44,28</text:p>
          </table:table-cell>
          <table:table-cell office:value-type="float" office:value="938.07" calcext:value-type="float">
            <text:p>938,07</text:p>
          </table:table-cell>
        </table:table-row>
        <table:table-row table:style-name="ro1">
          <table:table-cell/>
          <table:table-cell office:value-type="float" office:value="16.0697" calcext:value-type="float">
            <text:p>16,0697</text:p>
          </table:table-cell>
          <table:table-cell office:value-type="float" office:value="174785.98" calcext:value-type="float">
            <text:p>174785,98</text:p>
          </table:table-cell>
          <table:table-cell office:value-type="float" office:value="14.97" calcext:value-type="float">
            <text:p>14,97</text:p>
          </table:table-cell>
          <table:table-cell office:value-type="float" office:value="44.3" calcext:value-type="float">
            <text:p>44,3</text:p>
          </table:table-cell>
          <table:table-cell office:value-type="float" office:value="936.93" calcext:value-type="float">
            <text:p>936,93</text:p>
          </table:table-cell>
        </table:table-row>
        <table:table-row table:style-name="ro1">
          <table:table-cell/>
          <table:table-cell office:value-type="float" office:value="16.0701" calcext:value-type="float">
            <text:p>16,0701</text:p>
          </table:table-cell>
          <table:table-cell office:value-type="float" office:value="188672.61" calcext:value-type="float">
            <text:p>188672,61</text:p>
          </table:table-cell>
          <table:table-cell office:value-type="float" office:value="14.96" calcext:value-type="float">
            <text:p>14,96</text:p>
          </table:table-cell>
          <table:table-cell office:value-type="float" office:value="44.26" calcext:value-type="float">
            <text:p>44,26</text:p>
          </table:table-cell>
          <table:table-cell office:value-type="float" office:value="974.2" calcext:value-type="float">
            <text:p>974,2</text:p>
          </table:table-cell>
        </table:table-row>
        <table:table-row table:style-name="ro1">
          <table:table-cell/>
          <table:table-cell office:value-type="float" office:value="16.0704" calcext:value-type="float">
            <text:p>16,0704</text:p>
          </table:table-cell>
          <table:table-cell office:value-type="float" office:value="172225.84" calcext:value-type="float">
            <text:p>172225,84</text:p>
          </table:table-cell>
          <table:table-cell office:value-type="float" office:value="14.9" calcext:value-type="float">
            <text:p>14,9</text:p>
          </table:table-cell>
          <table:table-cell office:value-type="float" office:value="44.27" calcext:value-type="float">
            <text:p>44,27</text:p>
          </table:table-cell>
          <table:table-cell office:value-type="float" office:value="929.81" calcext:value-type="float">
            <text:p>929,81</text:p>
          </table:table-cell>
        </table:table-row>
        <table:table-row table:style-name="ro1">
          <table:table-cell/>
          <table:table-cell office:value-type="float" office:value="16.0705" calcext:value-type="float">
            <text:p>16,0705</text:p>
          </table:table-cell>
          <table:table-cell office:value-type="float" office:value="189225.22" calcext:value-type="float">
            <text:p>189225,22</text:p>
          </table:table-cell>
          <table:table-cell office:value-type="float" office:value="14.88" calcext:value-type="float">
            <text:p>14,88</text:p>
          </table:table-cell>
          <table:table-cell office:value-type="float" office:value="44.28" calcext:value-type="float">
            <text:p>44,28</text:p>
          </table:table-cell>
          <table:table-cell office:value-type="float" office:value="976.09" calcext:value-type="float">
            <text:p>976,09</text:p>
          </table:table-cell>
        </table:table-row>
        <table:table-row table:style-name="ro1">
          <table:table-cell/>
          <table:table-cell office:value-type="float" office:value="16.0708" calcext:value-type="float">
            <text:p>16,0708</text:p>
          </table:table-cell>
          <table:table-cell office:value-type="float" office:value="179525.99" calcext:value-type="float">
            <text:p>179525,99</text:p>
          </table:table-cell>
          <table:table-cell office:value-type="float" office:value="14.8" calcext:value-type="float">
            <text:p>14,8</text:p>
          </table:table-cell>
          <table:table-cell office:value-type="float" office:value="43.71" calcext:value-type="float">
            <text:p>43,71</text:p>
          </table:table-cell>
          <table:table-cell office:value-type="float" office:value="950.53" calcext:value-type="float">
            <text:p>950,53</text:p>
          </table:table-cell>
        </table:table-row>
        <table:table-row table:style-name="ro1">
          <table:table-cell/>
          <table:table-cell office:value-type="float" office:value="16.0709" calcext:value-type="float">
            <text:p>16,0709</text:p>
          </table:table-cell>
          <table:table-cell office:value-type="float" office:value="181324.49" calcext:value-type="float">
            <text:p>181324,49</text:p>
          </table:table-cell>
          <table:table-cell office:value-type="float" office:value="14.88" calcext:value-type="float">
            <text:p>14,88</text:p>
          </table:table-cell>
          <table:table-cell office:value-type="float" office:value="44.28" calcext:value-type="float">
            <text:p>44,28</text:p>
          </table:table-cell>
          <table:table-cell office:value-type="float" office:value="953.89" calcext:value-type="float">
            <text:p>953,89</text:p>
          </table:table-cell>
        </table:table-row>
        <table:table-row table:style-name="ro1">
          <table:table-cell/>
          <table:table-cell office:value-type="float" office:value="16.071" calcext:value-type="float">
            <text:p>16,071</text:p>
          </table:table-cell>
          <table:table-cell office:value-type="float" office:value="181647.26" calcext:value-type="float">
            <text:p>181647,26</text:p>
          </table:table-cell>
          <table:table-cell office:value-type="float" office:value="14.88" calcext:value-type="float">
            <text:p>14,88</text:p>
          </table:table-cell>
          <table:table-cell office:value-type="float" office:value="44.28" calcext:value-type="float">
            <text:p>44,28</text:p>
          </table:table-cell>
          <table:table-cell office:value-type="float" office:value="954.77" calcext:value-type="float">
            <text:p>954,77</text:p>
          </table:table-cell>
        </table:table-row>
        <table:table-row table:style-name="ro1">
          <table:table-cell/>
          <table:table-cell office:value-type="float" office:value="16.0712" calcext:value-type="float">
            <text:p>16,0712</text:p>
          </table:table-cell>
          <table:table-cell office:value-type="float" office:value="178196.42" calcext:value-type="float">
            <text:p>178196,42</text:p>
          </table:table-cell>
          <table:table-cell office:value-type="float" office:value="14.88" calcext:value-type="float">
            <text:p>14,88</text:p>
          </table:table-cell>
          <table:table-cell office:value-type="float" office:value="44.28" calcext:value-type="float">
            <text:p>44,28</text:p>
          </table:table-cell>
          <table:table-cell office:value-type="float" office:value="945.36" calcext:value-type="float">
            <text:p>945,36</text:p>
          </table:table-cell>
        </table:table-row>
        <table:table-row table:style-name="ro1">
          <table:table-cell/>
          <table:table-cell office:value-type="float" office:value="16.0713" calcext:value-type="float">
            <text:p>16,0713</text:p>
          </table:table-cell>
          <table:table-cell office:value-type="float" office:value="180944.02" calcext:value-type="float">
            <text:p>180944,02</text:p>
          </table:table-cell>
          <table:table-cell office:value-type="float" office:value="14.88" calcext:value-type="float">
            <text:p>14,88</text:p>
          </table:table-cell>
          <table:table-cell office:value-type="float" office:value="44.28" calcext:value-type="float">
            <text:p>44,28</text:p>
          </table:table-cell>
          <table:table-cell office:value-type="float" office:value="953.51" calcext:value-type="float">
            <text:p>953,51</text:p>
          </table:table-cell>
        </table:table-row>
        <table:table-row table:style-name="ro1">
          <table:table-cell/>
          <table:table-cell office:value-type="float" office:value="16.0714" calcext:value-type="float">
            <text:p>16,0714</text:p>
          </table:table-cell>
          <table:table-cell office:value-type="float" office:value="180245.43" calcext:value-type="float">
            <text:p>180245,43</text:p>
          </table:table-cell>
          <table:table-cell office:value-type="float" office:value="14.77" calcext:value-type="float">
            <text:p>14,77</text:p>
          </table:table-cell>
          <table:table-cell office:value-type="float" office:value="43.68" calcext:value-type="float">
            <text:p>43,68</text:p>
          </table:table-cell>
          <table:table-cell office:value-type="float" office:value="952.47" calcext:value-type="float">
            <text:p>952,47</text:p>
          </table:table-cell>
        </table:table-row>
        <table:table-row table:style-name="ro1">
          <table:table-cell/>
          <table:table-cell office:value-type="float" office:value="16.0715" calcext:value-type="float">
            <text:p>16,0715</text:p>
          </table:table-cell>
          <table:table-cell office:value-type="float" office:value="181059.63" calcext:value-type="float">
            <text:p>181059,63</text:p>
          </table:table-cell>
          <table:table-cell office:value-type="float" office:value="14.9" calcext:value-type="float">
            <text:p>14,9</text:p>
          </table:table-cell>
          <table:table-cell office:value-type="float" office:value="44.27" calcext:value-type="float">
            <text:p>44,27</text:p>
          </table:table-cell>
          <table:table-cell office:value-type="float" office:value="952.91" calcext:value-type="float">
            <text:p>952,91</text:p>
          </table:table-cell>
        </table:table-row>
        <table:table-row table:style-name="ro1">
          <table:table-cell/>
          <table:table-cell office:value-type="float" office:value="16.0719" calcext:value-type="float">
            <text:p>16,0719</text:p>
          </table:table-cell>
          <table:table-cell office:value-type="float" office:value="190297.17" calcext:value-type="float">
            <text:p>190297,17</text:p>
          </table:table-cell>
          <table:table-cell office:value-type="float" office:value="14.88" calcext:value-type="float">
            <text:p>14,88</text:p>
          </table:table-cell>
          <table:table-cell office:value-type="float" office:value="44.28" calcext:value-type="float">
            <text:p>44,28</text:p>
          </table:table-cell>
          <table:table-cell office:value-type="float" office:value="975.08" calcext:value-type="float">
            <text:p>975,08</text:p>
          </table:table-cell>
        </table:table-row>
        <table:table-row table:style-name="ro1">
          <table:table-cell/>
          <table:table-cell office:value-type="float" office:value="16.0723" calcext:value-type="float">
            <text:p>16,0723</text:p>
          </table:table-cell>
          <table:table-cell office:value-type="float" office:value="181840.59" calcext:value-type="float">
            <text:p>181840,59</text:p>
          </table:table-cell>
          <table:table-cell office:value-type="float" office:value="14.71" calcext:value-type="float">
            <text:p>14,71</text:p>
          </table:table-cell>
          <table:table-cell office:value-type="float" office:value="43.69" calcext:value-type="float">
            <text:p>43,69</text:p>
          </table:table-cell>
          <table:table-cell office:value-type="float" office:value="956.62" calcext:value-type="float">
            <text:p>956,62</text:p>
          </table:table-cell>
        </table:table-row>
        <table:table-row table:style-name="ro1">
          <table:table-cell/>
          <table:table-cell office:value-type="float" office:value="16.0727" calcext:value-type="float">
            <text:p>16,0727</text:p>
          </table:table-cell>
          <table:table-cell office:value-type="float" office:value="183059.95" calcext:value-type="float">
            <text:p>183059,95</text:p>
          </table:table-cell>
          <table:table-cell office:value-type="float" office:value="15" calcext:value-type="float">
            <text:p>15</text:p>
          </table:table-cell>
          <table:table-cell office:value-type="float" office:value="44.29" calcext:value-type="float">
            <text:p>44,29</text:p>
          </table:table-cell>
          <table:table-cell office:value-type="float" office:value="958.95" calcext:value-type="float">
            <text:p>958,95</text:p>
          </table:table-cell>
        </table:table-row>
        <table:table-row table:style-name="ro1">
          <table:table-cell/>
          <table:table-cell office:value-type="float" office:value="16.0746" calcext:value-type="float">
            <text:p>16,0746</text:p>
          </table:table-cell>
          <table:table-cell office:value-type="float" office:value="179075.51" calcext:value-type="float">
            <text:p>179075,51</text:p>
          </table:table-cell>
          <table:table-cell office:value-type="float" office:value="14.9" calcext:value-type="float">
            <text:p>14,9</text:p>
          </table:table-cell>
          <table:table-cell office:value-type="float" office:value="44.27" calcext:value-type="float">
            <text:p>44,27</text:p>
          </table:table-cell>
          <table:table-cell office:value-type="float" office:value="948.49" calcext:value-type="float">
            <text:p>948,49</text:p>
          </table:table-cell>
        </table:table-row>
        <table:table-row table:style-name="ro1">
          <table:table-cell/>
          <table:table-cell office:value-type="float" office:value="16.0753" calcext:value-type="float">
            <text:p>16,0753</text:p>
          </table:table-cell>
          <table:table-cell office:value-type="float" office:value="180248.58" calcext:value-type="float">
            <text:p>180248,58</text:p>
          </table:table-cell>
          <table:table-cell office:value-type="float" office:value="14.88" calcext:value-type="float">
            <text:p>14,88</text:p>
          </table:table-cell>
          <table:table-cell office:value-type="float" office:value="44.28" calcext:value-type="float">
            <text:p>44,28</text:p>
          </table:table-cell>
          <table:table-cell office:value-type="float" office:value="951.61" calcext:value-type="float">
            <text:p>951,61</text:p>
          </table:table-cell>
        </table:table-row>
        <table:table-row table:style-name="ro1">
          <table:table-cell/>
          <table:table-cell office:value-type="float" office:value="16.0754" calcext:value-type="float">
            <text:p>16,0754</text:p>
          </table:table-cell>
          <table:table-cell office:value-type="float" office:value="198116.33" calcext:value-type="float">
            <text:p>198116,33</text:p>
          </table:table-cell>
          <table:table-cell office:value-type="float" office:value="14.88" calcext:value-type="float">
            <text:p>14,88</text:p>
          </table:table-cell>
          <table:table-cell office:value-type="float" office:value="44.28" calcext:value-type="float">
            <text:p>44,28</text:p>
          </table:table-cell>
          <table:table-cell office:value-type="float" office:value="998.05" calcext:value-type="float">
            <text:p>998,05</text:p>
          </table:table-cell>
        </table:table-row>
        <table:table-row table:style-name="ro1">
          <table:table-cell/>
          <table:table-cell office:value-type="float" office:value="16.0756" calcext:value-type="float">
            <text:p>16,0756</text:p>
          </table:table-cell>
          <table:table-cell office:value-type="float" office:value="190936.22" calcext:value-type="float">
            <text:p>190936,22</text:p>
          </table:table-cell>
          <table:table-cell office:value-type="float" office:value="14.88" calcext:value-type="float">
            <text:p>14,88</text:p>
          </table:table-cell>
          <table:table-cell office:value-type="float" office:value="44.28" calcext:value-type="float">
            <text:p>44,28</text:p>
          </table:table-cell>
          <table:table-cell office:value-type="float" office:value="980.1" calcext:value-type="float">
            <text:p>980,1</text:p>
          </table:table-cell>
        </table:table-row>
        <table:table-row table:style-name="ro1">
          <table:table-cell/>
          <table:table-cell office:value-type="float" office:value="16.0759" calcext:value-type="float">
            <text:p>16,0759</text:p>
          </table:table-cell>
          <table:table-cell office:value-type="float" office:value="184726.98" calcext:value-type="float">
            <text:p>184726,98</text:p>
          </table:table-cell>
          <table:table-cell office:value-type="float" office:value="14.88" calcext:value-type="float">
            <text:p>14,88</text:p>
          </table:table-cell>
          <table:table-cell office:value-type="float" office:value="44.28" calcext:value-type="float">
            <text:p>44,28</text:p>
          </table:table-cell>
          <table:table-cell office:value-type="float" office:value="963.82" calcext:value-type="float">
            <text:p>963,82</text:p>
          </table:table-cell>
        </table:table-row>
        <table:table-row table:style-name="ro1">
          <table:table-cell/>
          <table:table-cell office:value-type="float" office:value="16.076" calcext:value-type="float">
            <text:p>16,076</text:p>
          </table:table-cell>
          <table:table-cell office:value-type="float" office:value="190686.34" calcext:value-type="float">
            <text:p>190686,34</text:p>
          </table:table-cell>
          <table:table-cell office:value-type="float" office:value="14.99" calcext:value-type="float">
            <text:p>14,99</text:p>
          </table:table-cell>
          <table:table-cell office:value-type="float" office:value="44.29" calcext:value-type="float">
            <text:p>44,29</text:p>
          </table:table-cell>
          <table:table-cell office:value-type="float" office:value="980.37" calcext:value-type="float">
            <text:p>980,37</text:p>
          </table:table-cell>
        </table:table-row>
        <table:table-row table:style-name="ro1">
          <table:table-cell/>
          <table:table-cell office:value-type="float" office:value="16.0761" calcext:value-type="float">
            <text:p>16,0761</text:p>
          </table:table-cell>
          <table:table-cell office:value-type="float" office:value="174337.23" calcext:value-type="float">
            <text:p>174337,23</text:p>
          </table:table-cell>
          <table:table-cell office:value-type="float" office:value="14.88" calcext:value-type="float">
            <text:p>14,88</text:p>
          </table:table-cell>
          <table:table-cell office:value-type="float" office:value="44.28" calcext:value-type="float">
            <text:p>44,28</text:p>
          </table:table-cell>
          <table:table-cell office:value-type="float" office:value="934.83" calcext:value-type="float">
            <text:p>934,83</text:p>
          </table:table-cell>
        </table:table-row>
        <table:table-row table:style-name="ro1">
          <table:table-cell/>
          <table:table-cell office:value-type="float" office:value="16.0767" calcext:value-type="float">
            <text:p>16,0767</text:p>
          </table:table-cell>
          <table:table-cell office:value-type="float" office:value="181610.61" calcext:value-type="float">
            <text:p>181610,61</text:p>
          </table:table-cell>
          <table:table-cell office:value-type="float" office:value="14.88" calcext:value-type="float">
            <text:p>14,88</text:p>
          </table:table-cell>
          <table:table-cell office:value-type="float" office:value="44.28" calcext:value-type="float">
            <text:p>44,28</text:p>
          </table:table-cell>
          <table:table-cell office:value-type="float" office:value="954.67" calcext:value-type="float">
            <text:p>954,67</text:p>
          </table:table-cell>
        </table:table-row>
        <table:table-row table:style-name="ro1">
          <table:table-cell/>
          <table:table-cell office:value-type="float" office:value="16.0768" calcext:value-type="float">
            <text:p>16,0768</text:p>
          </table:table-cell>
          <table:table-cell office:value-type="float" office:value="180194.58" calcext:value-type="float">
            <text:p>180194,58</text:p>
          </table:table-cell>
          <table:table-cell office:value-type="float" office:value="14.92" calcext:value-type="float">
            <text:p>14,92</text:p>
          </table:table-cell>
          <table:table-cell office:value-type="float" office:value="44.28" calcext:value-type="float">
            <text:p>44,28</text:p>
          </table:table-cell>
          <table:table-cell office:value-type="float" office:value="950.92" calcext:value-type="float">
            <text:p>950,92</text:p>
          </table:table-cell>
        </table:table-row>
        <table:table-row table:style-name="ro1">
          <table:table-cell/>
          <table:table-cell office:value-type="float" office:value="16.0769" calcext:value-type="float">
            <text:p>16,0769</text:p>
          </table:table-cell>
          <table:table-cell office:value-type="float" office:value="173529.25" calcext:value-type="float">
            <text:p>173529,25</text:p>
          </table:table-cell>
          <table:table-cell office:value-type="float" office:value="14.71" calcext:value-type="float">
            <text:p>14,71</text:p>
          </table:table-cell>
          <table:table-cell office:value-type="float" office:value="43.69" calcext:value-type="float">
            <text:p>43,69</text:p>
          </table:table-cell>
          <table:table-cell office:value-type="float" office:value="933.3" calcext:value-type="float">
            <text:p>933,3</text:p>
          </table:table-cell>
        </table:table-row>
        <table:table-row table:style-name="ro1">
          <table:table-cell/>
          <table:table-cell office:value-type="float" office:value="16.0771" calcext:value-type="float">
            <text:p>16,0771</text:p>
          </table:table-cell>
          <table:table-cell office:value-type="float" office:value="191790.64" calcext:value-type="float">
            <text:p>191790,64</text:p>
          </table:table-cell>
          <table:table-cell office:value-type="float" office:value="14.88" calcext:value-type="float">
            <text:p>14,88</text:p>
          </table:table-cell>
          <table:table-cell office:value-type="float" office:value="44.28" calcext:value-type="float">
            <text:p>44,28</text:p>
          </table:table-cell>
          <table:table-cell office:value-type="float" office:value="982.43" calcext:value-type="float">
            <text:p>982,43</text:p>
          </table:table-cell>
        </table:table-row>
        <table:table-row table:style-name="ro1">
          <table:table-cell/>
          <table:table-cell office:value-type="float" office:value="16.0772" calcext:value-type="float">
            <text:p>16,0772</text:p>
          </table:table-cell>
          <table:table-cell office:value-type="float" office:value="186453.68" calcext:value-type="float">
            <text:p>186453,68</text:p>
          </table:table-cell>
          <table:table-cell office:value-type="float" office:value="14.8" calcext:value-type="float">
            <text:p>14,8</text:p>
          </table:table-cell>
          <table:table-cell office:value-type="float" office:value="43.71" calcext:value-type="float">
            <text:p>43,71</text:p>
          </table:table-cell>
          <table:table-cell office:value-type="float" office:value="968.77" calcext:value-type="float">
            <text:p>968,77</text:p>
          </table:table-cell>
        </table:table-row>
        <table:table-row table:style-name="ro1">
          <table:table-cell/>
          <table:table-cell office:value-type="float" office:value="16.0777" calcext:value-type="float">
            <text:p>16,0777</text:p>
          </table:table-cell>
          <table:table-cell office:value-type="float" office:value="178196.42" calcext:value-type="float">
            <text:p>178196,42</text:p>
          </table:table-cell>
          <table:table-cell office:value-type="float" office:value="14.9" calcext:value-type="float">
            <text:p>14,9</text:p>
          </table:table-cell>
          <table:table-cell office:value-type="float" office:value="44.27" calcext:value-type="float">
            <text:p>44,27</text:p>
          </table:table-cell>
          <table:table-cell office:value-type="float" office:value="946.09" calcext:value-type="float">
            <text:p>946,09</text:p>
          </table:table-cell>
        </table:table-row>
        <table:table-row table:style-name="ro1">
          <table:table-cell/>
          <table:table-cell office:value-type="float" office:value="16.078" calcext:value-type="float">
            <text:p>16,078</text:p>
          </table:table-cell>
          <table:table-cell office:value-type="float" office:value="181386.98" calcext:value-type="float">
            <text:p>181386,98</text:p>
          </table:table-cell>
          <table:table-cell office:value-type="float" office:value="14.94" calcext:value-type="float">
            <text:p>14,94</text:p>
          </table:table-cell>
          <table:table-cell office:value-type="float" office:value="44.27" calcext:value-type="float">
            <text:p>44,27</text:p>
          </table:table-cell>
          <table:table-cell office:value-type="float" office:value="954.9" calcext:value-type="float">
            <text:p>954,9</text:p>
          </table:table-cell>
        </table:table-row>
        <table:table-row table:style-name="ro1">
          <table:table-cell/>
          <table:table-cell office:value-type="float" office:value="16.0787" calcext:value-type="float">
            <text:p>16,0787</text:p>
          </table:table-cell>
          <table:table-cell office:value-type="float" office:value="183196.45" calcext:value-type="float">
            <text:p>183196,45</text:p>
          </table:table-cell>
          <table:table-cell office:value-type="float" office:value="14.71" calcext:value-type="float">
            <text:p>14,71</text:p>
          </table:table-cell>
          <table:table-cell office:value-type="float" office:value="43.69" calcext:value-type="float">
            <text:p>43,69</text:p>
          </table:table-cell>
          <table:table-cell office:value-type="float" office:value="960.32" calcext:value-type="float">
            <text:p>960,32</text:p>
          </table:table-cell>
        </table:table-row>
        <table:table-row table:style-name="ro1">
          <table:table-cell/>
          <table:table-cell office:value-type="float" office:value="16.0788" calcext:value-type="float">
            <text:p>16,0788</text:p>
          </table:table-cell>
          <table:table-cell office:value-type="float" office:value="181604.6" calcext:value-type="float">
            <text:p>181604,6</text:p>
          </table:table-cell>
          <table:table-cell office:value-type="float" office:value="14.94" calcext:value-type="float">
            <text:p>14,94</text:p>
          </table:table-cell>
          <table:table-cell office:value-type="float" office:value="44.27" calcext:value-type="float">
            <text:p>44,27</text:p>
          </table:table-cell>
          <table:table-cell office:value-type="float" office:value="954.85" calcext:value-type="float">
            <text:p>954,85</text:p>
          </table:table-cell>
        </table:table-row>
        <table:table-row table:style-name="ro1">
          <table:table-cell/>
          <table:table-cell office:value-type="float" office:value="16.0789" calcext:value-type="float">
            <text:p>16,0789</text:p>
          </table:table-cell>
          <table:table-cell office:value-type="float" office:value="189429.77" calcext:value-type="float">
            <text:p>189429,77</text:p>
          </table:table-cell>
          <table:table-cell office:value-type="float" office:value="14.88" calcext:value-type="float">
            <text:p>14,88</text:p>
          </table:table-cell>
          <table:table-cell office:value-type="float" office:value="44.28" calcext:value-type="float">
            <text:p>44,28</text:p>
          </table:table-cell>
          <table:table-cell office:value-type="float" office:value="976.65" calcext:value-type="float">
            <text:p>976,65</text:p>
          </table:table-cell>
        </table:table-row>
        <table:table-row table:style-name="ro1">
          <table:table-cell/>
          <table:table-cell office:value-type="float" office:value="16.079" calcext:value-type="float">
            <text:p>16,079</text:p>
          </table:table-cell>
          <table:table-cell office:value-type="float" office:value="175035.7" calcext:value-type="float">
            <text:p>175035,7</text:p>
          </table:table-cell>
          <table:table-cell office:value-type="float" office:value="14.71" calcext:value-type="float">
            <text:p>14,71</text:p>
          </table:table-cell>
          <table:table-cell office:value-type="float" office:value="43.69" calcext:value-type="float">
            <text:p>43,69</text:p>
          </table:table-cell>
          <table:table-cell office:value-type="float" office:value="937.41" calcext:value-type="float">
            <text:p>937,41</text:p>
          </table:table-cell>
        </table:table-row>
        <table:table-row table:style-name="ro1">
          <table:table-cell/>
          <table:table-cell office:value-type="float" office:value="16.0791" calcext:value-type="float">
            <text:p>16,0791</text:p>
          </table:table-cell>
          <table:table-cell office:value-type="float" office:value="179075.51" calcext:value-type="float">
            <text:p>179075,51</text:p>
          </table:table-cell>
          <table:table-cell office:value-type="float" office:value="14.9" calcext:value-type="float">
            <text:p>14,9</text:p>
          </table:table-cell>
          <table:table-cell office:value-type="float" office:value="44.27" calcext:value-type="float">
            <text:p>44,27</text:p>
          </table:table-cell>
          <table:table-cell office:value-type="float" office:value="948.49" calcext:value-type="float">
            <text:p>948,49</text:p>
          </table:table-cell>
        </table:table-row>
        <table:table-row table:style-name="ro1">
          <table:table-cell/>
          <table:table-cell office:value-type="float" office:value="16.0792" calcext:value-type="float">
            <text:p>16,0792</text:p>
          </table:table-cell>
          <table:table-cell office:value-type="float" office:value="170684.86" calcext:value-type="float">
            <text:p>170684,86</text:p>
          </table:table-cell>
          <table:table-cell office:value-type="float" office:value="14.97" calcext:value-type="float">
            <text:p>14,97</text:p>
          </table:table-cell>
          <table:table-cell office:value-type="float" office:value="44.3" calcext:value-type="float">
            <text:p>44,3</text:p>
          </table:table-cell>
          <table:table-cell office:value-type="float" office:value="925.75" calcext:value-type="float">
            <text:p>925,75</text:p>
          </table:table-cell>
        </table:table-row>
        <table:table-row table:style-name="ro1">
          <table:table-cell/>
          <table:table-cell office:value-type="float" office:value="16.0796" calcext:value-type="float">
            <text:p>16,0796</text:p>
          </table:table-cell>
          <table:table-cell office:value-type="float" office:value="179077.24" calcext:value-type="float">
            <text:p>179077,24</text:p>
          </table:table-cell>
          <table:table-cell office:value-type="float" office:value="14.71" calcext:value-type="float">
            <text:p>14,71</text:p>
          </table:table-cell>
          <table:table-cell office:value-type="float" office:value="43.69" calcext:value-type="float">
            <text:p>43,69</text:p>
          </table:table-cell>
          <table:table-cell office:value-type="float" office:value="949.09" calcext:value-type="float">
            <text:p>949,09</text:p>
          </table:table-cell>
        </table:table-row>
        <table:table-row table:style-name="ro1">
          <table:table-cell/>
          <table:table-cell office:value-type="float" office:value="16.0797" calcext:value-type="float">
            <text:p>16,0797</text:p>
          </table:table-cell>
          <table:table-cell office:value-type="float" office:value="180243.7" calcext:value-type="float">
            <text:p>180243,7</text:p>
          </table:table-cell>
          <table:table-cell office:value-type="float" office:value="14.96" calcext:value-type="float">
            <text:p>14,96</text:p>
          </table:table-cell>
          <table:table-cell office:value-type="float" office:value="44.26" calcext:value-type="float">
            <text:p>44,26</text:p>
          </table:table-cell>
          <table:table-cell office:value-type="float" office:value="951.87" calcext:value-type="float">
            <text:p>951,87</text:p>
          </table:table-cell>
        </table:table-row>
        <table:table-row table:style-name="ro1">
          <table:table-cell/>
          <table:table-cell office:value-type="float" office:value="16.0805" calcext:value-type="float">
            <text:p>16,0805</text:p>
          </table:table-cell>
          <table:table-cell office:value-type="float" office:value="183117.06" calcext:value-type="float">
            <text:p>183117,06</text:p>
          </table:table-cell>
          <table:table-cell office:value-type="float" office:value="14.9" calcext:value-type="float">
            <text:p>14,9</text:p>
          </table:table-cell>
          <table:table-cell office:value-type="float" office:value="44.27" calcext:value-type="float">
            <text:p>44,27</text:p>
          </table:table-cell>
          <table:table-cell office:value-type="float" office:value="959.51" calcext:value-type="float">
            <text:p>959,51</text:p>
          </table:table-cell>
        </table:table-row>
        <table:table-row table:style-name="ro1">
          <table:table-cell/>
          <table:table-cell office:value-type="float" office:value="16.0807" calcext:value-type="float">
            <text:p>16,0807</text:p>
          </table:table-cell>
          <table:table-cell office:value-type="float" office:value="189920.55" calcext:value-type="float">
            <text:p>189920,55</text:p>
          </table:table-cell>
          <table:table-cell office:value-type="float" office:value="14.88" calcext:value-type="float">
            <text:p>14,88</text:p>
          </table:table-cell>
          <table:table-cell office:value-type="float" office:value="44.28" calcext:value-type="float">
            <text:p>44,28</text:p>
          </table:table-cell>
          <table:table-cell office:value-type="float" office:value="974.05" calcext:value-type="float">
            <text:p>974,05</text:p>
          </table:table-cell>
        </table:table-row>
        <table:table-row table:style-name="ro1">
          <table:table-cell/>
          <table:table-cell office:value-type="float" office:value="16.0811" calcext:value-type="float">
            <text:p>16,0811</text:p>
          </table:table-cell>
          <table:table-cell office:value-type="float" office:value="179277.87" calcext:value-type="float">
            <text:p>179277,87</text:p>
          </table:table-cell>
          <table:table-cell office:value-type="float" office:value="14.94" calcext:value-type="float">
            <text:p>14,94</text:p>
          </table:table-cell>
          <table:table-cell office:value-type="float" office:value="44.29" calcext:value-type="float">
            <text:p>44,29</text:p>
          </table:table-cell>
          <table:table-cell office:value-type="float" office:value="949.1" calcext:value-type="float">
            <text:p>949,1</text:p>
          </table:table-cell>
        </table:table-row>
        <table:table-row table:style-name="ro1">
          <table:table-cell/>
          <table:table-cell office:value-type="float" office:value="16.0812" calcext:value-type="float">
            <text:p>16,0812</text:p>
          </table:table-cell>
          <table:table-cell office:value-type="float" office:value="182487.51" calcext:value-type="float">
            <text:p>182487,51</text:p>
          </table:table-cell>
          <table:table-cell office:value-type="float" office:value="14.92" calcext:value-type="float">
            <text:p>14,92</text:p>
          </table:table-cell>
          <table:table-cell office:value-type="float" office:value="44.3" calcext:value-type="float">
            <text:p>44,3</text:p>
          </table:table-cell>
          <table:table-cell office:value-type="float" office:value="956.8" calcext:value-type="float">
            <text:p>956,8</text:p>
          </table:table-cell>
        </table:table-row>
        <table:table-row table:style-name="ro1">
          <table:table-cell/>
          <table:table-cell office:value-type="float" office:value="16.0819" calcext:value-type="float">
            <text:p>16,0819</text:p>
          </table:table-cell>
          <table:table-cell office:value-type="float" office:value="177097.67" calcext:value-type="float">
            <text:p>177097,67</text:p>
          </table:table-cell>
          <table:table-cell office:value-type="float" office:value="14.07" calcext:value-type="float">
            <text:p>14,07</text:p>
          </table:table-cell>
          <table:table-cell office:value-type="float" office:value="41.67" calcext:value-type="float">
            <text:p>41,67</text:p>
          </table:table-cell>
          <table:table-cell office:value-type="float" office:value="945.79" calcext:value-type="float">
            <text:p>945,79</text:p>
          </table:table-cell>
        </table:table-row>
        <table:table-row table:style-name="ro1">
          <table:table-cell/>
          <table:table-cell office:value-type="float" office:value="16.0837" calcext:value-type="float">
            <text:p>16,0837</text:p>
          </table:table-cell>
          <table:table-cell office:value-type="float" office:value="165668.06" calcext:value-type="float">
            <text:p>165668,06</text:p>
          </table:table-cell>
          <table:table-cell office:value-type="float" office:value="14.11" calcext:value-type="float">
            <text:p>14,11</text:p>
          </table:table-cell>
          <table:table-cell office:value-type="float" office:value="41.72" calcext:value-type="float">
            <text:p>41,72</text:p>
          </table:table-cell>
          <table:table-cell office:value-type="float" office:value="914.66" calcext:value-type="float">
            <text:p>914,66</text:p>
          </table:table-cell>
        </table:table-row>
        <table:table-row table:style-name="ro1">
          <table:table-cell/>
          <table:table-cell office:value-type="float" office:value="16.0838" calcext:value-type="float">
            <text:p>16,0838</text:p>
          </table:table-cell>
          <table:table-cell office:value-type="float" office:value="170881.76" calcext:value-type="float">
            <text:p>170881,76</text:p>
          </table:table-cell>
          <table:table-cell office:value-type="float" office:value="14.11" calcext:value-type="float">
            <text:p>14,11</text:p>
          </table:table-cell>
          <table:table-cell office:value-type="float" office:value="41.72" calcext:value-type="float">
            <text:p>41,72</text:p>
          </table:table-cell>
          <table:table-cell office:value-type="float" office:value="928.88" calcext:value-type="float">
            <text:p>928,88</text:p>
          </table:table-cell>
        </table:table-row>
        <table:table-row table:style-name="ro1">
          <table:table-cell/>
          <table:table-cell office:value-type="float" office:value="16.0845" calcext:value-type="float">
            <text:p>16,0845</text:p>
          </table:table-cell>
          <table:table-cell office:value-type="float" office:value="164151.9" calcext:value-type="float">
            <text:p>164151,9</text:p>
          </table:table-cell>
          <table:table-cell office:value-type="float" office:value="13.94" calcext:value-type="float">
            <text:p>13,94</text:p>
          </table:table-cell>
          <table:table-cell office:value-type="float" office:value="41.09" calcext:value-type="float">
            <text:p>41,09</text:p>
          </table:table-cell>
          <table:table-cell office:value-type="float" office:value="910.29" calcext:value-type="float">
            <text:p>910,29</text:p>
          </table:table-cell>
        </table:table-row>
        <table:table-row table:style-name="ro1">
          <table:table-cell/>
          <table:table-cell office:value-type="float" office:value="16.0847" calcext:value-type="float">
            <text:p>16,0847</text:p>
          </table:table-cell>
          <table:table-cell office:value-type="float" office:value="172401.33" calcext:value-type="float">
            <text:p>172401,33</text:p>
          </table:table-cell>
          <table:table-cell office:value-type="float" office:value="14.11" calcext:value-type="float">
            <text:p>14,11</text:p>
          </table:table-cell>
          <table:table-cell office:value-type="float" office:value="41.72" calcext:value-type="float">
            <text:p>41,72</text:p>
          </table:table-cell>
          <table:table-cell office:value-type="float" office:value="933.03" calcext:value-type="float">
            <text:p>933,03</text:p>
          </table:table-cell>
        </table:table-row>
        <table:table-row table:style-name="ro1">
          <table:table-cell/>
          <table:table-cell office:value-type="float" office:value="16.0854" calcext:value-type="float">
            <text:p>16,0854</text:p>
          </table:table-cell>
          <table:table-cell office:value-type="float" office:value="182668.8" calcext:value-type="float">
            <text:p>182668,8</text:p>
          </table:table-cell>
          <table:table-cell office:value-type="float" office:value="13.94" calcext:value-type="float">
            <text:p>13,94</text:p>
          </table:table-cell>
          <table:table-cell office:value-type="float" office:value="41.09" calcext:value-type="float">
            <text:p>41,09</text:p>
          </table:table-cell>
          <table:table-cell office:value-type="float" office:value="961.78" calcext:value-type="float">
            <text:p>961,78</text:p>
          </table:table-cell>
        </table:table-row>
        <table:table-row table:style-name="ro1">
          <table:table-cell/>
          <table:table-cell office:value-type="float" office:value="16.0856" calcext:value-type="float">
            <text:p>16,0856</text:p>
          </table:table-cell>
          <table:table-cell office:value-type="float" office:value="176098.15" calcext:value-type="float">
            <text:p>176098,15</text:p>
          </table:table-cell>
          <table:table-cell office:value-type="float" office:value="14.13" calcext:value-type="float">
            <text:p>14,13</text:p>
          </table:table-cell>
          <table:table-cell office:value-type="float" office:value="41.71" calcext:value-type="float">
            <text:p>41,71</text:p>
          </table:table-cell>
          <table:table-cell office:value-type="float" office:value="943.18" calcext:value-type="float">
            <text:p>943,18</text:p>
          </table:table-cell>
        </table:table-row>
        <table:table-row table:style-name="ro1">
          <table:table-cell/>
          <table:table-cell office:value-type="float" office:value="16.0867" calcext:value-type="float">
            <text:p>16,0867</text:p>
          </table:table-cell>
          <table:table-cell office:value-type="float" office:value="180054.08" calcext:value-type="float">
            <text:p>180054,08</text:p>
          </table:table-cell>
          <table:table-cell office:value-type="float" office:value="14.13" calcext:value-type="float">
            <text:p>14,13</text:p>
          </table:table-cell>
          <table:table-cell office:value-type="float" office:value="41.71" calcext:value-type="float">
            <text:p>41,71</text:p>
          </table:table-cell>
          <table:table-cell office:value-type="float" office:value="953.32" calcext:value-type="float">
            <text:p>953,32</text:p>
          </table:table-cell>
        </table:table-row>
        <table:table-row table:style-name="ro1">
          <table:table-cell/>
          <table:table-cell office:value-type="float" office:value="16.0868" calcext:value-type="float">
            <text:p>16,0868</text:p>
          </table:table-cell>
          <table:table-cell office:value-type="float" office:value="188604.24" calcext:value-type="float">
            <text:p>188604,24</text:p>
          </table:table-cell>
          <table:table-cell office:value-type="float" office:value="14.25" calcext:value-type="float">
            <text:p>14,25</text:p>
          </table:table-cell>
          <table:table-cell office:value-type="float" office:value="41.72" calcext:value-type="float">
            <text:p>41,72</text:p>
          </table:table-cell>
          <table:table-cell office:value-type="float" office:value="973.69" calcext:value-type="float">
            <text:p>973,69</text:p>
          </table:table-cell>
        </table:table-row>
        <table:table-row table:style-name="ro1">
          <table:table-cell/>
          <table:table-cell office:value-type="float" office:value="16.0872" calcext:value-type="float">
            <text:p>16,0872</text:p>
          </table:table-cell>
          <table:table-cell office:value-type="float" office:value="166674.18" calcext:value-type="float">
            <text:p>166674,18</text:p>
          </table:table-cell>
          <table:table-cell office:value-type="float" office:value="14.11" calcext:value-type="float">
            <text:p>14,11</text:p>
          </table:table-cell>
          <table:table-cell office:value-type="float" office:value="41.72" calcext:value-type="float">
            <text:p>41,72</text:p>
          </table:table-cell>
          <table:table-cell office:value-type="float" office:value="916.75" calcext:value-type="float">
            <text:p>916,75</text:p>
          </table:table-cell>
        </table:table-row>
        <table:table-row table:style-name="ro1">
          <table:table-cell/>
          <table:table-cell office:value-type="float" office:value="16.0875" calcext:value-type="float">
            <text:p>16,0875</text:p>
          </table:table-cell>
          <table:table-cell office:value-type="float" office:value="163432.88" calcext:value-type="float">
            <text:p>163432,88</text:p>
          </table:table-cell>
          <table:table-cell office:value-type="float" office:value="14.11" calcext:value-type="float">
            <text:p>14,11</text:p>
          </table:table-cell>
          <table:table-cell office:value-type="float" office:value="41.72" calcext:value-type="float">
            <text:p>41,72</text:p>
          </table:table-cell>
          <table:table-cell office:value-type="float" office:value="908.57" calcext:value-type="float">
            <text:p>908,57</text:p>
          </table:table-cell>
        </table:table-row>
        <table:table-row table:style-name="ro1">
          <table:table-cell/>
          <table:table-cell office:value-type="float" office:value="16.089" calcext:value-type="float">
            <text:p>16,089</text:p>
          </table:table-cell>
          <table:table-cell office:value-type="float" office:value="163621.27" calcext:value-type="float">
            <text:p>163621,27</text:p>
          </table:table-cell>
          <table:table-cell office:value-type="float" office:value="14.11" calcext:value-type="float">
            <text:p>14,11</text:p>
          </table:table-cell>
          <table:table-cell office:value-type="float" office:value="41.72" calcext:value-type="float">
            <text:p>41,72</text:p>
          </table:table-cell>
          <table:table-cell office:value-type="float" office:value="909.08" calcext:value-type="float">
            <text:p>909,08</text:p>
          </table:table-cell>
        </table:table-row>
        <table:table-row table:style-name="ro1">
          <table:table-cell/>
          <table:table-cell office:value-type="float" office:value="16.0896" calcext:value-type="float">
            <text:p>16,0896</text:p>
          </table:table-cell>
          <table:table-cell office:value-type="float" office:value="178230.83" calcext:value-type="float">
            <text:p>178230,83</text:p>
          </table:table-cell>
          <table:table-cell office:value-type="float" office:value="14.11" calcext:value-type="float">
            <text:p>14,11</text:p>
          </table:table-cell>
          <table:table-cell office:value-type="float" office:value="41.72" calcext:value-type="float">
            <text:p>41,72</text:p>
          </table:table-cell>
          <table:table-cell office:value-type="float" office:value="948.92" calcext:value-type="float">
            <text:p>948,92</text:p>
          </table:table-cell>
        </table:table-row>
        <table:table-row table:style-name="ro1">
          <table:table-cell/>
          <table:table-cell office:value-type="float" office:value="16.0898" calcext:value-type="float">
            <text:p>16,0898</text:p>
          </table:table-cell>
          <table:table-cell office:value-type="float" office:value="178300.15" calcext:value-type="float">
            <text:p>178300,15</text:p>
          </table:table-cell>
          <table:table-cell office:value-type="float" office:value="14.13" calcext:value-type="float">
            <text:p>14,13</text:p>
          </table:table-cell>
          <table:table-cell office:value-type="float" office:value="41.71" calcext:value-type="float">
            <text:p>41,71</text:p>
          </table:table-cell>
          <table:table-cell office:value-type="float" office:value="948.53" calcext:value-type="float">
            <text:p>948,53</text:p>
          </table:table-cell>
        </table:table-row>
        <table:table-row table:style-name="ro1">
          <table:table-cell/>
          <table:table-cell office:value-type="float" office:value="16.09" calcext:value-type="float">
            <text:p>16,09</text:p>
          </table:table-cell>
          <table:table-cell office:value-type="float" office:value="173244.66" calcext:value-type="float">
            <text:p>173244,66</text:p>
          </table:table-cell>
          <table:table-cell office:value-type="float" office:value="13.94" calcext:value-type="float">
            <text:p>13,94</text:p>
          </table:table-cell>
          <table:table-cell office:value-type="float" office:value="41.09" calcext:value-type="float">
            <text:p>41,09</text:p>
          </table:table-cell>
          <table:table-cell office:value-type="float" office:value="935.42" calcext:value-type="float">
            <text:p>935,42</text:p>
          </table:table-cell>
        </table:table-row>
        <table:table-row table:style-name="ro1">
          <table:table-cell/>
          <table:table-cell office:value-type="float" office:value="16.0906" calcext:value-type="float">
            <text:p>16,0906</text:p>
          </table:table-cell>
          <table:table-cell office:value-type="float" office:value="171098.37" calcext:value-type="float">
            <text:p>171098,37</text:p>
          </table:table-cell>
          <table:table-cell office:value-type="float" office:value="14.03" calcext:value-type="float">
            <text:p>14,03</text:p>
          </table:table-cell>
          <table:table-cell office:value-type="float" office:value="41.11" calcext:value-type="float">
            <text:p>41,11</text:p>
          </table:table-cell>
          <table:table-cell office:value-type="float" office:value="930.44" calcext:value-type="float">
            <text:p>930,44</text:p>
          </table:table-cell>
        </table:table-row>
        <table:table-row table:style-name="ro1">
          <table:table-cell/>
          <table:table-cell office:value-type="float" office:value="16.091" calcext:value-type="float">
            <text:p>16,091</text:p>
          </table:table-cell>
          <table:table-cell office:value-type="float" office:value="179351.39" calcext:value-type="float">
            <text:p>179351,39</text:p>
          </table:table-cell>
          <table:table-cell office:value-type="float" office:value="14.2" calcext:value-type="float">
            <text:p>14,2</text:p>
          </table:table-cell>
          <table:table-cell office:value-type="float" office:value="41.74" calcext:value-type="float">
            <text:p>41,74</text:p>
          </table:table-cell>
          <table:table-cell office:value-type="float" office:value="952.2" calcext:value-type="float">
            <text:p>952,2</text:p>
          </table:table-cell>
        </table:table-row>
        <table:table-row table:style-name="ro1">
          <table:table-cell/>
          <table:table-cell office:value-type="float" office:value="16.0912" calcext:value-type="float">
            <text:p>16,0912</text:p>
          </table:table-cell>
          <table:table-cell office:value-type="float" office:value="176549.17" calcext:value-type="float">
            <text:p>176549,17</text:p>
          </table:table-cell>
          <table:table-cell office:value-type="float" office:value="14.05" calcext:value-type="float">
            <text:p>14,05</text:p>
          </table:table-cell>
          <table:table-cell office:value-type="float" office:value="41.1" calcext:value-type="float">
            <text:p>41,1</text:p>
          </table:table-cell>
          <table:table-cell office:value-type="float" office:value="945.38" calcext:value-type="float">
            <text:p>945,38</text:p>
          </table:table-cell>
        </table:table-row>
        <table:table-row table:style-name="ro1">
          <table:table-cell/>
          <table:table-cell office:value-type="float" office:value="16.0918" calcext:value-type="float">
            <text:p>16,0918</text:p>
          </table:table-cell>
          <table:table-cell office:value-type="float" office:value="185087.69" calcext:value-type="float">
            <text:p>185087,69</text:p>
          </table:table-cell>
          <table:table-cell office:value-type="float" office:value="14.05" calcext:value-type="float">
            <text:p>14,05</text:p>
          </table:table-cell>
          <table:table-cell office:value-type="float" office:value="41.1" calcext:value-type="float">
            <text:p>41,1</text:p>
          </table:table-cell>
          <table:table-cell office:value-type="float" office:value="968.67" calcext:value-type="float">
            <text:p>968,67</text:p>
          </table:table-cell>
        </table:table-row>
        <table:table-row table:style-name="ro1">
          <table:table-cell/>
          <table:table-cell office:value-type="float" office:value="16.0919" calcext:value-type="float">
            <text:p>16,0919</text:p>
          </table:table-cell>
          <table:table-cell office:value-type="float" office:value="177439.78" calcext:value-type="float">
            <text:p>177439,78</text:p>
          </table:table-cell>
          <table:table-cell office:value-type="float" office:value="14.11" calcext:value-type="float">
            <text:p>14,11</text:p>
          </table:table-cell>
          <table:table-cell office:value-type="float" office:value="41.72" calcext:value-type="float">
            <text:p>41,72</text:p>
          </table:table-cell>
          <table:table-cell office:value-type="float" office:value="946.77" calcext:value-type="float">
            <text:p>946,77</text:p>
          </table:table-cell>
        </table:table-row>
        <table:table-row table:style-name="ro1">
          <table:table-cell/>
          <table:table-cell office:value-type="float" office:value="16.0922" calcext:value-type="float">
            <text:p>16,0922</text:p>
          </table:table-cell>
          <table:table-cell office:value-type="float" office:value="174117.5" calcext:value-type="float">
            <text:p>174117,5</text:p>
          </table:table-cell>
          <table:table-cell office:value-type="float" office:value="14.11" calcext:value-type="float">
            <text:p>14,11</text:p>
          </table:table-cell>
          <table:table-cell office:value-type="float" office:value="41.72" calcext:value-type="float">
            <text:p>41,72</text:p>
          </table:table-cell>
          <table:table-cell office:value-type="float" office:value="937.71" calcext:value-type="float">
            <text:p>937,71</text:p>
          </table:table-cell>
        </table:table-row>
        <table:table-row table:style-name="ro1">
          <table:table-cell/>
          <table:table-cell office:value-type="float" office:value="16.093" calcext:value-type="float">
            <text:p>16,093</text:p>
          </table:table-cell>
          <table:table-cell office:value-type="float" office:value="173013.01" calcext:value-type="float">
            <text:p>173013,01</text:p>
          </table:table-cell>
          <table:table-cell office:value-type="float" office:value="14.11" calcext:value-type="float">
            <text:p>14,11</text:p>
          </table:table-cell>
          <table:table-cell office:value-type="float" office:value="41.72" calcext:value-type="float">
            <text:p>41,72</text:p>
          </table:table-cell>
          <table:table-cell office:value-type="float" office:value="934.69" calcext:value-type="float">
            <text:p>934,69</text:p>
          </table:table-cell>
        </table:table-row>
        <table:table-row table:style-name="ro1">
          <table:table-cell/>
          <table:table-cell office:value-type="float" office:value="16.0935" calcext:value-type="float">
            <text:p>16,0935</text:p>
          </table:table-cell>
          <table:table-cell office:value-type="float" office:value="171983.66" calcext:value-type="float">
            <text:p>171983,66</text:p>
          </table:table-cell>
          <table:table-cell office:value-type="float" office:value="14.25" calcext:value-type="float">
            <text:p>14,25</text:p>
          </table:table-cell>
          <table:table-cell office:value-type="float" office:value="41.72" calcext:value-type="float">
            <text:p>41,72</text:p>
          </table:table-cell>
          <table:table-cell office:value-type="float" office:value="932.29" calcext:value-type="float">
            <text:p>932,29</text:p>
          </table:table-cell>
        </table:table-row>
        <table:table-row table:style-name="ro1">
          <table:table-cell/>
          <table:table-cell office:value-type="float" office:value="16.0936" calcext:value-type="float">
            <text:p>16,0936</text:p>
          </table:table-cell>
          <table:table-cell office:value-type="float" office:value="166164.85" calcext:value-type="float">
            <text:p>166164,85</text:p>
          </table:table-cell>
          <table:table-cell office:value-type="float" office:value="14.11" calcext:value-type="float">
            <text:p>14,11</text:p>
          </table:table-cell>
          <table:table-cell office:value-type="float" office:value="41.72" calcext:value-type="float">
            <text:p>41,72</text:p>
          </table:table-cell>
          <table:table-cell office:value-type="float" office:value="916.02" calcext:value-type="float">
            <text:p>916,02</text:p>
          </table:table-cell>
        </table:table-row>
        <table:table-row table:style-name="ro1">
          <table:table-cell/>
          <table:table-cell office:value-type="float" office:value="16.0938" calcext:value-type="float">
            <text:p>16,0938</text:p>
          </table:table-cell>
          <table:table-cell office:value-type="float" office:value="175090.51" calcext:value-type="float">
            <text:p>175090,51</text:p>
          </table:table-cell>
          <table:table-cell office:value-type="float" office:value="14.11" calcext:value-type="float">
            <text:p>14,11</text:p>
          </table:table-cell>
          <table:table-cell office:value-type="float" office:value="41.72" calcext:value-type="float">
            <text:p>41,72</text:p>
          </table:table-cell>
          <table:table-cell office:value-type="float" office:value="940.36" calcext:value-type="float">
            <text:p>940,36</text:p>
          </table:table-cell>
        </table:table-row>
        <table:table-row table:style-name="ro1">
          <table:table-cell/>
          <table:table-cell office:value-type="float" office:value="16.0939" calcext:value-type="float">
            <text:p>16,0939</text:p>
          </table:table-cell>
          <table:table-cell office:value-type="float" office:value="173241.63" calcext:value-type="float">
            <text:p>173241,63</text:p>
          </table:table-cell>
          <table:table-cell office:value-type="float" office:value="14.11" calcext:value-type="float">
            <text:p>14,11</text:p>
          </table:table-cell>
          <table:table-cell office:value-type="float" office:value="41.72" calcext:value-type="float">
            <text:p>41,72</text:p>
          </table:table-cell>
          <table:table-cell office:value-type="float" office:value="935.32" calcext:value-type="float">
            <text:p>935,32</text:p>
          </table:table-cell>
        </table:table-row>
        <table:table-row table:style-name="ro1">
          <table:table-cell/>
          <table:table-cell office:value-type="float" office:value="16.0951" calcext:value-type="float">
            <text:p>16,0951</text:p>
          </table:table-cell>
          <table:table-cell office:value-type="float" office:value="180819.39" calcext:value-type="float">
            <text:p>180819,39</text:p>
          </table:table-cell>
          <table:table-cell office:value-type="float" office:value="14.2" calcext:value-type="float">
            <text:p>14,2</text:p>
          </table:table-cell>
          <table:table-cell office:value-type="float" office:value="41.74" calcext:value-type="float">
            <text:p>41,74</text:p>
          </table:table-cell>
          <table:table-cell office:value-type="float" office:value="955.54" calcext:value-type="float">
            <text:p>955,54</text:p>
          </table:table-cell>
        </table:table-row>
        <table:table-row table:style-name="ro1">
          <table:table-cell/>
          <table:table-cell office:value-type="float" office:value="16.0956" calcext:value-type="float">
            <text:p>16,0956</text:p>
          </table:table-cell>
          <table:table-cell office:value-type="float" office:value="175925.93" calcext:value-type="float">
            <text:p>175925,93</text:p>
          </table:table-cell>
          <table:table-cell office:value-type="float" office:value="14.11" calcext:value-type="float">
            <text:p>14,11</text:p>
          </table:table-cell>
          <table:table-cell office:value-type="float" office:value="41.72" calcext:value-type="float">
            <text:p>41,72</text:p>
          </table:table-cell>
          <table:table-cell office:value-type="float" office:value="942.64" calcext:value-type="float">
            <text:p>942,64</text:p>
          </table:table-cell>
        </table:table-row>
        <table:table-row table:style-name="ro1">
          <table:table-cell/>
          <table:table-cell office:value-type="float" office:value="16.0959" calcext:value-type="float">
            <text:p>16,0959</text:p>
          </table:table-cell>
          <table:table-cell office:value-type="float" office:value="166791.2" calcext:value-type="float">
            <text:p>166791,2</text:p>
          </table:table-cell>
          <table:table-cell office:value-type="float" office:value="14.2" calcext:value-type="float">
            <text:p>14,2</text:p>
          </table:table-cell>
          <table:table-cell office:value-type="float" office:value="41.74" calcext:value-type="float">
            <text:p>41,74</text:p>
          </table:table-cell>
          <table:table-cell office:value-type="float" office:value="917.94" calcext:value-type="float">
            <text:p>917,94</text:p>
          </table:table-cell>
        </table:table-row>
        <table:table-row table:style-name="ro1">
          <table:table-cell/>
          <table:table-cell office:value-type="float" office:value="16.0969" calcext:value-type="float">
            <text:p>16,0969</text:p>
          </table:table-cell>
          <table:table-cell office:value-type="float" office:value="176510.28" calcext:value-type="float">
            <text:p>176510,28</text:p>
          </table:table-cell>
          <table:table-cell office:value-type="float" office:value="14.2" calcext:value-type="float">
            <text:p>14,2</text:p>
          </table:table-cell>
          <table:table-cell office:value-type="float" office:value="41.74" calcext:value-type="float">
            <text:p>41,74</text:p>
          </table:table-cell>
          <table:table-cell office:value-type="float" office:value="943.79" calcext:value-type="float">
            <text:p>943,79</text:p>
          </table:table-cell>
        </table:table-row>
        <table:table-row table:style-name="ro1">
          <table:table-cell/>
          <table:table-cell office:value-type="float" office:value="16.0974" calcext:value-type="float">
            <text:p>16,0974</text:p>
          </table:table-cell>
          <table:table-cell office:value-type="float" office:value="177472.87" calcext:value-type="float">
            <text:p>177472,87</text:p>
          </table:table-cell>
          <table:table-cell office:value-type="float" office:value="14.13" calcext:value-type="float">
            <text:p>14,13</text:p>
          </table:table-cell>
          <table:table-cell office:value-type="float" office:value="41.71" calcext:value-type="float">
            <text:p>41,71</text:p>
          </table:table-cell>
          <table:table-cell office:value-type="float" office:value="946.93" calcext:value-type="float">
            <text:p>946,93</text:p>
          </table:table-cell>
        </table:table-row>
        <table:table-row table:style-name="ro1">
          <table:table-cell/>
          <table:table-cell office:value-type="float" office:value="16.0977" calcext:value-type="float">
            <text:p>16,0977</text:p>
          </table:table-cell>
          <table:table-cell office:value-type="float" office:value="176660.25" calcext:value-type="float">
            <text:p>176660,25</text:p>
          </table:table-cell>
          <table:table-cell office:value-type="float" office:value="14.13" calcext:value-type="float">
            <text:p>14,13</text:p>
          </table:table-cell>
          <table:table-cell office:value-type="float" office:value="41.71" calcext:value-type="float">
            <text:p>41,71</text:p>
          </table:table-cell>
          <table:table-cell office:value-type="float" office:value="944.72" calcext:value-type="float">
            <text:p>944,72</text:p>
          </table:table-cell>
        </table:table-row>
        <table:table-row table:style-name="ro1">
          <table:table-cell/>
          <table:table-cell office:value-type="float" office:value="16.098" calcext:value-type="float">
            <text:p>16,098</text:p>
          </table:table-cell>
          <table:table-cell office:value-type="float" office:value="166444.68" calcext:value-type="float">
            <text:p>166444,68</text:p>
          </table:table-cell>
          <table:table-cell office:value-type="float" office:value="14.13" calcext:value-type="float">
            <text:p>14,13</text:p>
          </table:table-cell>
          <table:table-cell office:value-type="float" office:value="41.71" calcext:value-type="float">
            <text:p>41,71</text:p>
          </table:table-cell>
          <table:table-cell office:value-type="float" office:value="916.2" calcext:value-type="float">
            <text:p>916,2</text:p>
          </table:table-cell>
        </table:table-row>
        <table:table-row table:style-name="ro1">
          <table:table-cell/>
          <table:table-cell office:value-type="float" office:value="16.0981" calcext:value-type="float">
            <text:p>16,0981</text:p>
          </table:table-cell>
          <table:table-cell office:value-type="float" office:value="168013.87" calcext:value-type="float">
            <text:p>168013,87</text:p>
          </table:table-cell>
          <table:table-cell office:value-type="float" office:value="14.11" calcext:value-type="float">
            <text:p>14,11</text:p>
          </table:table-cell>
          <table:table-cell office:value-type="float" office:value="41.72" calcext:value-type="float">
            <text:p>41,72</text:p>
          </table:table-cell>
          <table:table-cell office:value-type="float" office:value="920.4" calcext:value-type="float">
            <text:p>920,4</text:p>
          </table:table-cell>
        </table:table-row>
        <table:table-row table:style-name="ro1">
          <table:table-cell/>
          <table:table-cell office:value-type="float" office:value="16.0984" calcext:value-type="float">
            <text:p>16,0984</text:p>
          </table:table-cell>
          <table:table-cell office:value-type="float" office:value="174117.5" calcext:value-type="float">
            <text:p>174117,5</text:p>
          </table:table-cell>
          <table:table-cell office:value-type="float" office:value="14.11" calcext:value-type="float">
            <text:p>14,11</text:p>
          </table:table-cell>
          <table:table-cell office:value-type="float" office:value="41.72" calcext:value-type="float">
            <text:p>41,72</text:p>
          </table:table-cell>
          <table:table-cell office:value-type="float" office:value="937.71" calcext:value-type="float">
            <text:p>937,71</text:p>
          </table:table-cell>
        </table:table-row>
        <table:table-row table:style-name="ro1">
          <table:table-cell/>
          <table:table-cell office:value-type="float" office:value="16.0989" calcext:value-type="float">
            <text:p>16,0989</text:p>
          </table:table-cell>
          <table:table-cell office:value-type="float" office:value="178300.15" calcext:value-type="float">
            <text:p>178300,15</text:p>
          </table:table-cell>
          <table:table-cell office:value-type="float" office:value="14.17" calcext:value-type="float">
            <text:p>14,17</text:p>
          </table:table-cell>
          <table:table-cell office:value-type="float" office:value="41.71" calcext:value-type="float">
            <text:p>41,71</text:p>
          </table:table-cell>
          <table:table-cell office:value-type="float" office:value="949.31" calcext:value-type="float">
            <text:p>949,31</text:p>
          </table:table-cell>
        </table:table-row>
        <table:table-row table:style-name="ro1">
          <table:table-cell/>
          <table:table-cell office:value-type="float" office:value="16.0994" calcext:value-type="float">
            <text:p>16,0994</text:p>
          </table:table-cell>
          <table:table-cell office:value-type="float" office:value="169016.33" calcext:value-type="float">
            <text:p>169016,33</text:p>
          </table:table-cell>
          <table:table-cell office:value-type="float" office:value="14.13" calcext:value-type="float">
            <text:p>14,13</text:p>
          </table:table-cell>
          <table:table-cell office:value-type="float" office:value="41.71" calcext:value-type="float">
            <text:p>41,71</text:p>
          </table:table-cell>
          <table:table-cell office:value-type="float" office:value="923.21" calcext:value-type="float">
            <text:p>923,21</text:p>
          </table:table-cell>
        </table:table-row>
        <table:table-row table:style-name="ro1">
          <table:table-cell/>
          <table:table-cell office:value-type="float" office:value="16.0997" calcext:value-type="float">
            <text:p>16,0997</text:p>
          </table:table-cell>
          <table:table-cell office:value-type="float" office:value="178300.15" calcext:value-type="float">
            <text:p>178300,15</text:p>
          </table:table-cell>
          <table:table-cell office:value-type="float" office:value="14.11" calcext:value-type="float">
            <text:p>14,11</text:p>
          </table:table-cell>
          <table:table-cell office:value-type="float" office:value="41.72" calcext:value-type="float">
            <text:p>41,72</text:p>
          </table:table-cell>
          <table:table-cell office:value-type="float" office:value="949.11" calcext:value-type="float">
            <text:p>949,11</text:p>
          </table:table-cell>
        </table:table-row>
        <table:table-row table:style-name="ro1">
          <table:table-cell/>
          <table:table-cell office:value-type="float" office:value="16.0999" calcext:value-type="float">
            <text:p>16,0999</text:p>
          </table:table-cell>
          <table:table-cell office:value-type="float" office:value="163189.72" calcext:value-type="float">
            <text:p>163189,72</text:p>
          </table:table-cell>
          <table:table-cell office:value-type="float" office:value="14.17" calcext:value-type="float">
            <text:p>14,17</text:p>
          </table:table-cell>
          <table:table-cell office:value-type="float" office:value="41.71" calcext:value-type="float">
            <text:p>41,71</text:p>
          </table:table-cell>
          <table:table-cell office:value-type="float" office:value="907.44" calcext:value-type="float">
            <text:p>907,44</text:p>
          </table:table-cell>
        </table:table-row>
        <table:table-row table:style-name="ro1">
          <table:table-cell/>
          <table:table-cell office:value-type="float" office:value="16.1002" calcext:value-type="float">
            <text:p>16,1002</text:p>
          </table:table-cell>
          <table:table-cell office:value-type="float" office:value="179310.92" calcext:value-type="float">
            <text:p>179310,92</text:p>
          </table:table-cell>
          <table:table-cell office:value-type="float" office:value="14.13" calcext:value-type="float">
            <text:p>14,13</text:p>
          </table:table-cell>
          <table:table-cell office:value-type="float" office:value="41.71" calcext:value-type="float">
            <text:p>41,71</text:p>
          </table:table-cell>
          <table:table-cell office:value-type="float" office:value="950.63" calcext:value-type="float">
            <text:p>950,63</text:p>
          </table:table-cell>
        </table:table-row>
        <table:table-row table:style-name="ro1">
          <table:table-cell/>
          <table:table-cell office:value-type="float" office:value="16.1006" calcext:value-type="float">
            <text:p>16,1006</text:p>
          </table:table-cell>
          <table:table-cell office:value-type="float" office:value="166991.25" calcext:value-type="float">
            <text:p>166991,25</text:p>
          </table:table-cell>
          <table:table-cell office:value-type="float" office:value="14.2" calcext:value-type="float">
            <text:p>14,2</text:p>
          </table:table-cell>
          <table:table-cell office:value-type="float" office:value="41.74" calcext:value-type="float">
            <text:p>41,74</text:p>
          </table:table-cell>
          <table:table-cell office:value-type="float" office:value="918.49" calcext:value-type="float">
            <text:p>918,49</text:p>
          </table:table-cell>
        </table:table-row>
        <table:table-row table:style-name="ro1">
          <table:table-cell/>
          <table:table-cell office:value-type="float" office:value="16.1013" calcext:value-type="float">
            <text:p>16,1013</text:p>
          </table:table-cell>
          <table:table-cell office:value-type="float" office:value="177268.53" calcext:value-type="float">
            <text:p>177268,53</text:p>
          </table:table-cell>
          <table:table-cell office:value-type="float" office:value="14.03" calcext:value-type="float">
            <text:p>14,03</text:p>
          </table:table-cell>
          <table:table-cell office:value-type="float" office:value="41.11" calcext:value-type="float">
            <text:p>41,11</text:p>
          </table:table-cell>
          <table:table-cell office:value-type="float" office:value="946.61" calcext:value-type="float">
            <text:p>946,61</text:p>
          </table:table-cell>
        </table:table-row>
        <table:table-row table:style-name="ro1">
          <table:table-cell/>
          <table:table-cell office:value-type="float" office:value="16.1024" calcext:value-type="float">
            <text:p>16,1024</text:p>
          </table:table-cell>
          <table:table-cell office:value-type="float" office:value="170177.73" calcext:value-type="float">
            <text:p>170177,73</text:p>
          </table:table-cell>
          <table:table-cell office:value-type="float" office:value="14.11" calcext:value-type="float">
            <text:p>14,11</text:p>
          </table:table-cell>
          <table:table-cell office:value-type="float" office:value="41.72" calcext:value-type="float">
            <text:p>41,72</text:p>
          </table:table-cell>
          <table:table-cell office:value-type="float" office:value="926.96" calcext:value-type="float">
            <text:p>926,96</text:p>
          </table:table-cell>
        </table:table-row>
        <table:table-row table:style-name="ro1">
          <table:table-cell/>
          <table:table-cell office:value-type="float" office:value="16.1031" calcext:value-type="float">
            <text:p>16,1031</text:p>
          </table:table-cell>
          <table:table-cell office:value-type="float" office:value="159393.07" calcext:value-type="float">
            <text:p>159393,07</text:p>
          </table:table-cell>
          <table:table-cell office:value-type="float" office:value="14" calcext:value-type="float">
            <text:p>14</text:p>
          </table:table-cell>
          <table:table-cell office:value-type="float" office:value="41.08" calcext:value-type="float">
            <text:p>41,08</text:p>
          </table:table-cell>
          <table:table-cell office:value-type="float" office:value="898.49" calcext:value-type="float">
            <text:p>898,49</text:p>
          </table:table-cell>
        </table:table-row>
        <table:table-row table:style-name="ro1">
          <table:table-cell/>
          <table:table-cell office:value-type="float" office:value="16.1039" calcext:value-type="float">
            <text:p>16,1039</text:p>
          </table:table-cell>
          <table:table-cell office:value-type="float" office:value="175090.51" calcext:value-type="float">
            <text:p>175090,51</text:p>
          </table:table-cell>
          <table:table-cell office:value-type="float" office:value="14.13" calcext:value-type="float">
            <text:p>14,13</text:p>
          </table:table-cell>
          <table:table-cell office:value-type="float" office:value="41.71" calcext:value-type="float">
            <text:p>41,71</text:p>
          </table:table-cell>
          <table:table-cell office:value-type="float" office:value="940.44" calcext:value-type="float">
            <text:p>940,44</text:p>
          </table:table-cell>
        </table:table-row>
        <table:table-row table:style-name="ro1">
          <table:table-cell/>
          <table:table-cell office:value-type="float" office:value="16.104" calcext:value-type="float">
            <text:p>16,104</text:p>
          </table:table-cell>
          <table:table-cell office:value-type="float" office:value="173702.67" calcext:value-type="float">
            <text:p>173702,67</text:p>
          </table:table-cell>
          <table:table-cell office:value-type="float" office:value="14.11" calcext:value-type="float">
            <text:p>14,11</text:p>
          </table:table-cell>
          <table:table-cell office:value-type="float" office:value="41.72" calcext:value-type="float">
            <text:p>41,72</text:p>
          </table:table-cell>
          <table:table-cell office:value-type="float" office:value="935.92" calcext:value-type="float">
            <text:p>935,92</text:p>
          </table:table-cell>
        </table:table-row>
        <table:table-row table:style-name="ro1">
          <table:table-cell/>
          <table:table-cell office:value-type="float" office:value="16.1041" calcext:value-type="float">
            <text:p>16,1041</text:p>
          </table:table-cell>
          <table:table-cell office:value-type="float" office:value="167722.21" calcext:value-type="float">
            <text:p>167722,21</text:p>
          </table:table-cell>
          <table:table-cell office:value-type="float" office:value="14.2" calcext:value-type="float">
            <text:p>14,2</text:p>
          </table:table-cell>
          <table:table-cell office:value-type="float" office:value="41.74" calcext:value-type="float">
            <text:p>41,74</text:p>
          </table:table-cell>
          <table:table-cell office:value-type="float" office:value="920.48" calcext:value-type="float">
            <text:p>920,48</text:p>
          </table:table-cell>
        </table:table-row>
        <table:table-row table:style-name="ro1">
          <table:table-cell/>
          <table:table-cell office:value-type="float" office:value="16.1044" calcext:value-type="float">
            <text:p>16,1044</text:p>
          </table:table-cell>
          <table:table-cell office:value-type="float" office:value="162270.59" calcext:value-type="float">
            <text:p>162270,59</text:p>
          </table:table-cell>
          <table:table-cell office:value-type="float" office:value="14.11" calcext:value-type="float">
            <text:p>14,11</text:p>
          </table:table-cell>
          <table:table-cell office:value-type="float" office:value="41.72" calcext:value-type="float">
            <text:p>41,72</text:p>
          </table:table-cell>
          <table:table-cell office:value-type="float" office:value="905.4" calcext:value-type="float">
            <text:p>905,4</text:p>
          </table:table-cell>
        </table:table-row>
        <table:table-row table:style-name="ro1">
          <table:table-cell/>
          <table:table-cell office:value-type="float" office:value="16.105" calcext:value-type="float">
            <text:p>16,105</text:p>
          </table:table-cell>
          <table:table-cell office:value-type="float" office:value="170723.66" calcext:value-type="float">
            <text:p>170723,66</text:p>
          </table:table-cell>
          <table:table-cell office:value-type="float" office:value="14.13" calcext:value-type="float">
            <text:p>14,13</text:p>
          </table:table-cell>
          <table:table-cell office:value-type="float" office:value="41.71" calcext:value-type="float">
            <text:p>41,71</text:p>
          </table:table-cell>
          <table:table-cell office:value-type="float" office:value="928.53" calcext:value-type="float">
            <text:p>928,53</text:p>
          </table:table-cell>
        </table:table-row>
        <table:table-row table:style-name="ro1">
          <table:table-cell/>
          <table:table-cell office:value-type="float" office:value="16.1064" calcext:value-type="float">
            <text:p>16,1064</text:p>
          </table:table-cell>
          <table:table-cell office:value-type="float" office:value="177198.2" calcext:value-type="float">
            <text:p>177198,2</text:p>
          </table:table-cell>
          <table:table-cell office:value-type="float" office:value="13.74" calcext:value-type="float">
            <text:p>13,74</text:p>
          </table:table-cell>
          <table:table-cell office:value-type="float" office:value="41.74" calcext:value-type="float">
            <text:p>41,74</text:p>
          </table:table-cell>
          <table:table-cell office:value-type="float" office:value="944.93" calcext:value-type="float">
            <text:p>944,93</text:p>
          </table:table-cell>
        </table:table-row>
        <table:table-row table:style-name="ro1">
          <table:table-cell/>
          <table:table-cell office:value-type="float" office:value="16.1075" calcext:value-type="float">
            <text:p>16,1075</text:p>
          </table:table-cell>
          <table:table-cell office:value-type="float" office:value="182781.2" calcext:value-type="float">
            <text:p>182781,2</text:p>
          </table:table-cell>
          <table:table-cell office:value-type="float" office:value="13.66" calcext:value-type="float">
            <text:p>13,66</text:p>
          </table:table-cell>
          <table:table-cell office:value-type="float" office:value="41.76" calcext:value-type="float">
            <text:p>41,76</text:p>
          </table:table-cell>
          <table:table-cell office:value-type="float" office:value="959.89" calcext:value-type="float">
            <text:p>959,89</text:p>
          </table:table-cell>
        </table:table-row>
        <table:table-row table:style-name="ro1">
          <table:table-cell/>
          <table:table-cell office:value-type="float" office:value="16.1092" calcext:value-type="float">
            <text:p>16,1092</text:p>
          </table:table-cell>
          <table:table-cell office:value-type="float" office:value="169811.91" calcext:value-type="float">
            <text:p>169811,91</text:p>
          </table:table-cell>
          <table:table-cell office:value-type="float" office:value="13.58" calcext:value-type="float">
            <text:p>13,58</text:p>
          </table:table-cell>
          <table:table-cell office:value-type="float" office:value="41.15" calcext:value-type="float">
            <text:p>41,15</text:p>
          </table:table-cell>
          <table:table-cell office:value-type="float" office:value="925.49" calcext:value-type="float">
            <text:p>925,49</text:p>
          </table:table-cell>
        </table:table-row>
        <table:table-row table:style-name="ro1">
          <table:table-cell/>
          <table:table-cell office:value-type="float" office:value="16.1101" calcext:value-type="float">
            <text:p>16,1101</text:p>
          </table:table-cell>
          <table:table-cell office:value-type="float" office:value="177198.2" calcext:value-type="float">
            <text:p>177198,2</text:p>
          </table:table-cell>
          <table:table-cell office:value-type="float" office:value="13.68" calcext:value-type="float">
            <text:p>13,68</text:p>
          </table:table-cell>
          <table:table-cell office:value-type="float" office:value="41.75" calcext:value-type="float">
            <text:p>41,75</text:p>
          </table:table-cell>
          <table:table-cell office:value-type="float" office:value="944.74" calcext:value-type="float">
            <text:p>944,74</text:p>
          </table:table-cell>
        </table:table-row>
        <table:table-row table:style-name="ro1">
          <table:table-cell/>
          <table:table-cell office:value-type="float" office:value="16.1112" calcext:value-type="float">
            <text:p>16,1112</text:p>
          </table:table-cell>
          <table:table-cell office:value-type="float" office:value="169960.94" calcext:value-type="float">
            <text:p>169960,94</text:p>
          </table:table-cell>
          <table:table-cell office:value-type="float" office:value="13.68" calcext:value-type="float">
            <text:p>13,68</text:p>
          </table:table-cell>
          <table:table-cell office:value-type="float" office:value="41.75" calcext:value-type="float">
            <text:p>41,75</text:p>
          </table:table-cell>
          <table:table-cell office:value-type="float" office:value="925" calcext:value-type="float">
            <text:p>925</text:p>
          </table:table-cell>
        </table:table-row>
        <table:table-row table:style-name="ro1">
          <table:table-cell/>
          <table:table-cell office:value-type="float" office:value="16.1113" calcext:value-type="float">
            <text:p>16,1113</text:p>
          </table:table-cell>
          <table:table-cell office:value-type="float" office:value="170405.34" calcext:value-type="float">
            <text:p>170405,34</text:p>
          </table:table-cell>
          <table:table-cell office:value-type="float" office:value="13.75" calcext:value-type="float">
            <text:p>13,75</text:p>
          </table:table-cell>
          <table:table-cell office:value-type="float" office:value="41.78" calcext:value-type="float">
            <text:p>41,78</text:p>
          </table:table-cell>
          <table:table-cell office:value-type="float" office:value="926.35" calcext:value-type="float">
            <text:p>926,35</text:p>
          </table:table-cell>
        </table:table-row>
        <table:table-row table:style-name="ro1">
          <table:table-cell/>
          <table:table-cell office:value-type="float" office:value="16.1123" calcext:value-type="float">
            <text:p>16,1123</text:p>
          </table:table-cell>
          <table:table-cell office:value-type="float" office:value="174073.81" calcext:value-type="float">
            <text:p>174073,81</text:p>
          </table:table-cell>
          <table:table-cell office:value-type="float" office:value="13.51" calcext:value-type="float">
            <text:p>13,51</text:p>
          </table:table-cell>
          <table:table-cell office:value-type="float" office:value="41.12" calcext:value-type="float">
            <text:p>41,12</text:p>
          </table:table-cell>
          <table:table-cell office:value-type="float" office:value="936.97" calcext:value-type="float">
            <text:p>936,97</text:p>
          </table:table-cell>
        </table:table-row>
        <table:table-row table:style-name="ro1">
          <table:table-cell/>
          <table:table-cell office:value-type="float" office:value="16.1127" calcext:value-type="float">
            <text:p>16,1127</text:p>
          </table:table-cell>
          <table:table-cell office:value-type="float" office:value="174969" calcext:value-type="float">
            <text:p>174969</text:p>
          </table:table-cell>
          <table:table-cell office:value-type="float" office:value="13.66" calcext:value-type="float">
            <text:p>13,66</text:p>
          </table:table-cell>
          <table:table-cell office:value-type="float" office:value="41.76" calcext:value-type="float">
            <text:p>41,76</text:p>
          </table:table-cell>
          <table:table-cell office:value-type="float" office:value="938.59" calcext:value-type="float">
            <text:p>938,59</text:p>
          </table:table-cell>
        </table:table-row>
        <table:table-row table:style-name="ro1">
          <table:table-cell/>
          <table:table-cell office:value-type="float" office:value="16.1128" calcext:value-type="float">
            <text:p>16,1128</text:p>
          </table:table-cell>
          <table:table-cell office:value-type="float" office:value="159212.76" calcext:value-type="float">
            <text:p>159212,76</text:p>
          </table:table-cell>
          <table:table-cell office:value-type="float" office:value="13.66" calcext:value-type="float">
            <text:p>13,66</text:p>
          </table:table-cell>
          <table:table-cell office:value-type="float" office:value="41.76" calcext:value-type="float">
            <text:p>41,76</text:p>
          </table:table-cell>
          <table:table-cell office:value-type="float" office:value="895.62" calcext:value-type="float">
            <text:p>895,62</text:p>
          </table:table-cell>
        </table:table-row>
        <table:table-row table:style-name="ro1">
          <table:table-cell/>
          <table:table-cell office:value-type="float" office:value="16.1129" calcext:value-type="float">
            <text:p>16,1129</text:p>
          </table:table-cell>
          <table:table-cell office:value-type="float" office:value="167621.75" calcext:value-type="float">
            <text:p>167621,75</text:p>
          </table:table-cell>
          <table:table-cell office:value-type="float" office:value="13.51" calcext:value-type="float">
            <text:p>13,51</text:p>
          </table:table-cell>
          <table:table-cell office:value-type="float" office:value="41.12" calcext:value-type="float">
            <text:p>41,12</text:p>
          </table:table-cell>
          <table:table-cell office:value-type="float" office:value="919.38" calcext:value-type="float">
            <text:p>919,38</text:p>
          </table:table-cell>
        </table:table-row>
        <table:table-row table:style-name="ro1">
          <table:table-cell/>
          <table:table-cell office:value-type="float" office:value="16.1132" calcext:value-type="float">
            <text:p>16,1132</text:p>
          </table:table-cell>
          <table:table-cell office:value-type="float" office:value="163161.33" calcext:value-type="float">
            <text:p>163161,33</text:p>
          </table:table-cell>
          <table:table-cell office:value-type="float" office:value="13.55" calcext:value-type="float">
            <text:p>13,55</text:p>
          </table:table-cell>
          <table:table-cell office:value-type="float" office:value="41.12" calcext:value-type="float">
            <text:p>41,12</text:p>
          </table:table-cell>
          <table:table-cell office:value-type="float" office:value="907.33" calcext:value-type="float">
            <text:p>907,33</text:p>
          </table:table-cell>
        </table:table-row>
        <table:table-row table:style-name="ro1">
          <table:table-cell/>
          <table:table-cell office:value-type="float" office:value="16.114" calcext:value-type="float">
            <text:p>16,114</text:p>
          </table:table-cell>
          <table:table-cell office:value-type="float" office:value="158890.46" calcext:value-type="float">
            <text:p>158890,46</text:p>
          </table:table-cell>
          <table:table-cell office:value-type="float" office:value="13.68" calcext:value-type="float">
            <text:p>13,68</text:p>
          </table:table-cell>
          <table:table-cell office:value-type="float" office:value="41.75" calcext:value-type="float">
            <text:p>41,75</text:p>
          </table:table-cell>
          <table:table-cell office:value-type="float" office:value="894.16" calcext:value-type="float">
            <text:p>894,16</text:p>
          </table:table-cell>
        </table:table-row>
        <table:table-row table:style-name="ro1">
          <table:table-cell/>
          <table:table-cell office:value-type="float" office:value="16.1152" calcext:value-type="float">
            <text:p>16,1152</text:p>
          </table:table-cell>
          <table:table-cell office:value-type="float" office:value="176404.64" calcext:value-type="float">
            <text:p>176404,64</text:p>
          </table:table-cell>
          <table:table-cell office:value-type="float" office:value="13.75" calcext:value-type="float">
            <text:p>13,75</text:p>
          </table:table-cell>
          <table:table-cell office:value-type="float" office:value="41.78" calcext:value-type="float">
            <text:p>41,78</text:p>
          </table:table-cell>
          <table:table-cell office:value-type="float" office:value="942.71" calcext:value-type="float">
            <text:p>942,71</text:p>
          </table:table-cell>
        </table:table-row>
        <table:table-row table:style-name="ro1">
          <table:table-cell/>
          <table:table-cell office:value-type="float" office:value="16.1157" calcext:value-type="float">
            <text:p>16,1157</text:p>
          </table:table-cell>
          <table:table-cell office:value-type="float" office:value="180587.23" calcext:value-type="float">
            <text:p>180587,23</text:p>
          </table:table-cell>
          <table:table-cell office:value-type="float" office:value="13.68" calcext:value-type="float">
            <text:p>13,68</text:p>
          </table:table-cell>
          <table:table-cell office:value-type="float" office:value="41.75" calcext:value-type="float">
            <text:p>41,75</text:p>
          </table:table-cell>
          <table:table-cell office:value-type="float" office:value="953.98" calcext:value-type="float">
            <text:p>953,98</text:p>
          </table:table-cell>
        </table:table-row>
        <table:table-row table:style-name="ro1">
          <table:table-cell/>
          <table:table-cell office:value-type="float" office:value="16.1163" calcext:value-type="float">
            <text:p>16,1163</text:p>
          </table:table-cell>
          <table:table-cell office:value-type="float" office:value="178704.65" calcext:value-type="float">
            <text:p>178704,65</text:p>
          </table:table-cell>
          <table:table-cell office:value-type="float" office:value="13.66" calcext:value-type="float">
            <text:p>13,66</text:p>
          </table:table-cell>
          <table:table-cell office:value-type="float" office:value="41.76" calcext:value-type="float">
            <text:p>41,76</text:p>
          </table:table-cell>
          <table:table-cell office:value-type="float" office:value="948.77" calcext:value-type="float">
            <text:p>948,77</text:p>
          </table:table-cell>
        </table:table-row>
        <table:table-row table:style-name="ro1">
          <table:table-cell/>
          <table:table-cell office:value-type="float" office:value="16.1164" calcext:value-type="float">
            <text:p>16,1164</text:p>
          </table:table-cell>
          <table:table-cell office:value-type="float" office:value="166603.9" calcext:value-type="float">
            <text:p>166603,9</text:p>
          </table:table-cell>
          <table:table-cell office:value-type="float" office:value="13.66" calcext:value-type="float">
            <text:p>13,66</text:p>
          </table:table-cell>
          <table:table-cell office:value-type="float" office:value="41.76" calcext:value-type="float">
            <text:p>41,76</text:p>
          </table:table-cell>
          <table:table-cell office:value-type="float" office:value="915.77" calcext:value-type="float">
            <text:p>915,77</text:p>
          </table:table-cell>
        </table:table-row>
        <table:table-row table:style-name="ro1">
          <table:table-cell/>
          <table:table-cell office:value-type="float" office:value="16.1169" calcext:value-type="float">
            <text:p>16,1169</text:p>
          </table:table-cell>
          <table:table-cell office:value-type="float" office:value="177731.64" calcext:value-type="float">
            <text:p>177731,64</text:p>
          </table:table-cell>
          <table:table-cell office:value-type="float" office:value="13.66" calcext:value-type="float">
            <text:p>13,66</text:p>
          </table:table-cell>
          <table:table-cell office:value-type="float" office:value="41.76" calcext:value-type="float">
            <text:p>41,76</text:p>
          </table:table-cell>
          <table:table-cell office:value-type="float" office:value="946.12" calcext:value-type="float">
            <text:p>946,12</text:p>
          </table:table-cell>
        </table:table-row>
        <table:table-row table:style-name="ro1">
          <table:table-cell/>
          <table:table-cell office:value-type="float" office:value="16.117" calcext:value-type="float">
            <text:p>16,117</text:p>
          </table:table-cell>
          <table:table-cell office:value-type="float" office:value="171751.52" calcext:value-type="float">
            <text:p>171751,52</text:p>
          </table:table-cell>
          <table:table-cell office:value-type="float" office:value="13.66" calcext:value-type="float">
            <text:p>13,66</text:p>
          </table:table-cell>
          <table:table-cell office:value-type="float" office:value="41.76" calcext:value-type="float">
            <text:p>41,76</text:p>
          </table:table-cell>
          <table:table-cell office:value-type="float" office:value="929.81" calcext:value-type="float">
            <text:p>929,81</text:p>
          </table:table-cell>
        </table:table-row>
        <table:table-row table:style-name="ro1">
          <table:table-cell/>
          <table:table-cell office:value-type="float" office:value="16.1173" calcext:value-type="float">
            <text:p>16,1173</text:p>
          </table:table-cell>
          <table:table-cell office:value-type="float" office:value="175212.21" calcext:value-type="float">
            <text:p>175212,21</text:p>
          </table:table-cell>
          <table:table-cell office:value-type="float" office:value="13.66" calcext:value-type="float">
            <text:p>13,66</text:p>
          </table:table-cell>
          <table:table-cell office:value-type="float" office:value="41.76" calcext:value-type="float">
            <text:p>41,76</text:p>
          </table:table-cell>
          <table:table-cell office:value-type="float" office:value="939.25" calcext:value-type="float">
            <text:p>939,25</text:p>
          </table:table-cell>
        </table:table-row>
        <table:table-row table:style-name="ro1">
          <table:table-cell/>
          <table:table-cell office:value-type="float" office:value="16.1175" calcext:value-type="float">
            <text:p>16,1175</text:p>
          </table:table-cell>
          <table:table-cell office:value-type="float" office:value="171661.57" calcext:value-type="float">
            <text:p>171661,57</text:p>
          </table:table-cell>
          <table:table-cell office:value-type="float" office:value="13.66" calcext:value-type="float">
            <text:p>13,66</text:p>
          </table:table-cell>
          <table:table-cell office:value-type="float" office:value="41.76" calcext:value-type="float">
            <text:p>41,76</text:p>
          </table:table-cell>
          <table:table-cell office:value-type="float" office:value="929.57" calcext:value-type="float">
            <text:p>929,57</text:p>
          </table:table-cell>
        </table:table-row>
        <table:table-row table:style-name="ro1">
          <table:table-cell/>
          <table:table-cell office:value-type="float" office:value="16.1178" calcext:value-type="float">
            <text:p>16,1178</text:p>
          </table:table-cell>
          <table:table-cell office:value-type="float" office:value="164028.38" calcext:value-type="float">
            <text:p>164028,38</text:p>
          </table:table-cell>
          <table:table-cell office:value-type="float" office:value="13.66" calcext:value-type="float">
            <text:p>13,66</text:p>
          </table:table-cell>
          <table:table-cell office:value-type="float" office:value="41.76" calcext:value-type="float">
            <text:p>41,76</text:p>
          </table:table-cell>
          <table:table-cell office:value-type="float" office:value="907.44" calcext:value-type="float">
            <text:p>907,44</text:p>
          </table:table-cell>
        </table:table-row>
        <table:table-row table:style-name="ro1">
          <table:table-cell/>
          <table:table-cell office:value-type="float" office:value="16.1199" calcext:value-type="float">
            <text:p>16,1199</text:p>
          </table:table-cell>
          <table:table-cell office:value-type="float" office:value="163597.54" calcext:value-type="float">
            <text:p>163597,54</text:p>
          </table:table-cell>
          <table:table-cell office:value-type="float" office:value="13.51" calcext:value-type="float">
            <text:p>13,51</text:p>
          </table:table-cell>
          <table:table-cell office:value-type="float" office:value="41.12" calcext:value-type="float">
            <text:p>41,12</text:p>
          </table:table-cell>
          <table:table-cell office:value-type="float" office:value="908.4" calcext:value-type="float">
            <text:p>908,4</text:p>
          </table:table-cell>
        </table:table-row>
        <table:table-row table:style-name="ro1">
          <table:table-cell/>
          <table:table-cell office:value-type="float" office:value="16.12" calcext:value-type="float">
            <text:p>16,12</text:p>
          </table:table-cell>
          <table:table-cell office:value-type="float" office:value="174302.64" calcext:value-type="float">
            <text:p>174302,64</text:p>
          </table:table-cell>
          <table:table-cell office:value-type="float" office:value="13.66" calcext:value-type="float">
            <text:p>13,66</text:p>
          </table:table-cell>
          <table:table-cell office:value-type="float" office:value="41.76" calcext:value-type="float">
            <text:p>41,76</text:p>
          </table:table-cell>
          <table:table-cell office:value-type="float" office:value="936.77" calcext:value-type="float">
            <text:p>936,77</text:p>
          </table:table-cell>
        </table:table-row>
        <table:table-row table:style-name="ro1">
          <table:table-cell/>
          <table:table-cell office:value-type="float" office:value="16.1213" calcext:value-type="float">
            <text:p>16,1213</text:p>
          </table:table-cell>
          <table:table-cell office:value-type="float" office:value="173559.31" calcext:value-type="float">
            <text:p>173559,31</text:p>
          </table:table-cell>
          <table:table-cell office:value-type="float" office:value="13.68" calcext:value-type="float">
            <text:p>13,68</text:p>
          </table:table-cell>
          <table:table-cell office:value-type="float" office:value="41.75" calcext:value-type="float">
            <text:p>41,75</text:p>
          </table:table-cell>
          <table:table-cell office:value-type="float" office:value="934.8" calcext:value-type="float">
            <text:p>934,8</text:p>
          </table:table-cell>
        </table:table-row>
        <table:table-row table:style-name="ro1">
          <table:table-cell/>
          <table:table-cell office:value-type="float" office:value="16.1216" calcext:value-type="float">
            <text:p>16,1216</text:p>
          </table:table-cell>
          <table:table-cell office:value-type="float" office:value="167114.32" calcext:value-type="float">
            <text:p>167114,32</text:p>
          </table:table-cell>
          <table:table-cell office:value-type="float" office:value="13.68" calcext:value-type="float">
            <text:p>13,68</text:p>
          </table:table-cell>
          <table:table-cell office:value-type="float" office:value="41.75" calcext:value-type="float">
            <text:p>41,75</text:p>
          </table:table-cell>
          <table:table-cell office:value-type="float" office:value="917.22" calcext:value-type="float">
            <text:p>917,22</text:p>
          </table:table-cell>
        </table:table-row>
        <table:table-row table:style-name="ro1">
          <table:table-cell/>
          <table:table-cell office:value-type="float" office:value="16.1219" calcext:value-type="float">
            <text:p>16,1219</text:p>
          </table:table-cell>
          <table:table-cell office:value-type="float" office:value="161721.69" calcext:value-type="float">
            <text:p>161721,69</text:p>
          </table:table-cell>
          <table:table-cell office:value-type="float" office:value="13.68" calcext:value-type="float">
            <text:p>13,68</text:p>
          </table:table-cell>
          <table:table-cell office:value-type="float" office:value="41.75" calcext:value-type="float">
            <text:p>41,75</text:p>
          </table:table-cell>
          <table:table-cell office:value-type="float" office:value="902.51" calcext:value-type="float">
            <text:p>902,51</text:p>
          </table:table-cell>
        </table:table-row>
        <table:table-row table:style-name="ro1">
          <table:table-cell/>
          <table:table-cell office:value-type="float" office:value="16.1228" calcext:value-type="float">
            <text:p>16,1228</text:p>
          </table:table-cell>
          <table:table-cell office:value-type="float" office:value="173047.63" calcext:value-type="float">
            <text:p>173047,63</text:p>
          </table:table-cell>
          <table:table-cell office:value-type="float" office:value="13.65" calcext:value-type="float">
            <text:p>13,65</text:p>
          </table:table-cell>
          <table:table-cell office:value-type="float" office:value="41.76" calcext:value-type="float">
            <text:p>41,76</text:p>
          </table:table-cell>
          <table:table-cell office:value-type="float" office:value="933.32" calcext:value-type="float">
            <text:p>933,32</text:p>
          </table:table-cell>
        </table:table-row>
        <table:table-row table:style-name="ro1">
          <table:table-cell/>
          <table:table-cell office:value-type="float" office:value="16.1232" calcext:value-type="float">
            <text:p>16,1232</text:p>
          </table:table-cell>
          <table:table-cell office:value-type="float" office:value="157828.32" calcext:value-type="float">
            <text:p>157828,32</text:p>
          </table:table-cell>
          <table:table-cell office:value-type="float" office:value="13.65" calcext:value-type="float">
            <text:p>13,65</text:p>
          </table:table-cell>
          <table:table-cell office:value-type="float" office:value="41.76" calcext:value-type="float">
            <text:p>41,76</text:p>
          </table:table-cell>
          <table:table-cell office:value-type="float" office:value="891.82" calcext:value-type="float">
            <text:p>891,82</text:p>
          </table:table-cell>
        </table:table-row>
        <table:table-row table:style-name="ro1">
          <table:table-cell/>
          <table:table-cell office:value-type="float" office:value="16.1233" calcext:value-type="float">
            <text:p>16,1233</text:p>
          </table:table-cell>
          <table:table-cell office:value-type="float" office:value="177111.38" calcext:value-type="float">
            <text:p>177111,38</text:p>
          </table:table-cell>
          <table:table-cell office:value-type="float" office:value="13.73" calcext:value-type="float">
            <text:p>13,73</text:p>
          </table:table-cell>
          <table:table-cell office:value-type="float" office:value="41.74" calcext:value-type="float">
            <text:p>41,74</text:p>
          </table:table-cell>
          <table:table-cell office:value-type="float" office:value="944.67" calcext:value-type="float">
            <text:p>944,67</text:p>
          </table:table-cell>
        </table:table-row>
        <table:table-row table:style-name="ro1">
          <table:table-cell/>
          <table:table-cell office:value-type="float" office:value="16.1254" calcext:value-type="float">
            <text:p>16,1254</text:p>
          </table:table-cell>
          <table:table-cell office:value-type="float" office:value="162288.87" calcext:value-type="float">
            <text:p>162288,87</text:p>
          </table:table-cell>
          <table:table-cell office:value-type="float" office:value="13.49" calcext:value-type="float">
            <text:p>13,49</text:p>
          </table:table-cell>
          <table:table-cell office:value-type="float" office:value="41.13" calcext:value-type="float">
            <text:p>41,13</text:p>
          </table:table-cell>
          <table:table-cell office:value-type="float" office:value="904.74" calcext:value-type="float">
            <text:p>904,74</text:p>
          </table:table-cell>
        </table:table-row>
        <table:table-row table:style-name="ro1">
          <table:table-cell/>
          <table:table-cell office:value-type="float" office:value="16.1256" calcext:value-type="float">
            <text:p>16,1256</text:p>
          </table:table-cell>
          <table:table-cell office:value-type="float" office:value="170695.99" calcext:value-type="float">
            <text:p>170695,99</text:p>
          </table:table-cell>
          <table:table-cell office:value-type="float" office:value="13.69" calcext:value-type="float">
            <text:p>13,69</text:p>
          </table:table-cell>
          <table:table-cell office:value-type="float" office:value="41.76" calcext:value-type="float">
            <text:p>41,76</text:p>
          </table:table-cell>
          <table:table-cell office:value-type="float" office:value="927.02" calcext:value-type="float">
            <text:p>927,02</text:p>
          </table:table-cell>
        </table:table-row>
        <table:table-row table:style-name="ro1">
          <table:table-cell/>
          <table:table-cell office:value-type="float" office:value="16.1266" calcext:value-type="float">
            <text:p>16,1266</text:p>
          </table:table-cell>
          <table:table-cell office:value-type="float" office:value="158406.83" calcext:value-type="float">
            <text:p>158406,83</text:p>
          </table:table-cell>
          <table:table-cell office:value-type="float" office:value="13.21" calcext:value-type="float">
            <text:p>13,21</text:p>
          </table:table-cell>
          <table:table-cell office:value-type="float" office:value="40.78" calcext:value-type="float">
            <text:p>40,78</text:p>
          </table:table-cell>
          <table:table-cell office:value-type="float" office:value="894.03" calcext:value-type="float">
            <text:p>894,03</text:p>
          </table:table-cell>
        </table:table-row>
        <table:table-row table:style-name="ro1">
          <table:table-cell/>
          <table:table-cell office:value-type="float" office:value="16.1285" calcext:value-type="float">
            <text:p>16,1285</text:p>
          </table:table-cell>
          <table:table-cell office:value-type="float" office:value="164526.08" calcext:value-type="float">
            <text:p>164526,08</text:p>
          </table:table-cell>
          <table:table-cell office:value-type="float" office:value="13.3" calcext:value-type="float">
            <text:p>13,3</text:p>
          </table:table-cell>
          <table:table-cell office:value-type="float" office:value="41.39" calcext:value-type="float">
            <text:p>41,39</text:p>
          </table:table-cell>
          <table:table-cell office:value-type="float" office:value="909.74" calcext:value-type="float">
            <text:p>909,74</text:p>
          </table:table-cell>
        </table:table-row>
        <table:table-row table:style-name="ro1">
          <table:table-cell/>
          <table:table-cell office:value-type="float" office:value="16.1295" calcext:value-type="float">
            <text:p>16,1295</text:p>
          </table:table-cell>
          <table:table-cell office:value-type="float" office:value="145239.44" calcext:value-type="float">
            <text:p>145239,44</text:p>
          </table:table-cell>
          <table:table-cell office:value-type="float" office:value="13.5" calcext:value-type="float">
            <text:p>13,5</text:p>
          </table:table-cell>
          <table:table-cell office:value-type="float" office:value="41.29" calcext:value-type="float">
            <text:p>41,29</text:p>
          </table:table-cell>
          <table:table-cell office:value-type="float" office:value="857.95" calcext:value-type="float">
            <text:p>857,95</text:p>
          </table:table-cell>
        </table:table-row>
        <table:table-row table:style-name="ro1">
          <table:table-cell/>
          <table:table-cell office:value-type="float" office:value="16.1309" calcext:value-type="float">
            <text:p>16,1309</text:p>
          </table:table-cell>
          <table:table-cell office:value-type="float" office:value="154702.52" calcext:value-type="float">
            <text:p>154702,52</text:p>
          </table:table-cell>
          <table:table-cell office:value-type="float" office:value="13.33" calcext:value-type="float">
            <text:p>13,33</text:p>
          </table:table-cell>
          <table:table-cell office:value-type="float" office:value="40.65" calcext:value-type="float">
            <text:p>40,65</text:p>
          </table:table-cell>
          <table:table-cell office:value-type="float" office:value="884.53" calcext:value-type="float">
            <text:p>884,53</text:p>
          </table:table-cell>
        </table:table-row>
        <table:table-row table:style-name="ro1">
          <table:table-cell/>
          <table:table-cell office:value-type="float" office:value="16.133" calcext:value-type="float">
            <text:p>16,133</text:p>
          </table:table-cell>
          <table:table-cell office:value-type="float" office:value="171132.32" calcext:value-type="float">
            <text:p>171132,32</text:p>
          </table:table-cell>
          <table:table-cell office:value-type="float" office:value="13.47" calcext:value-type="float">
            <text:p>13,47</text:p>
          </table:table-cell>
          <table:table-cell office:value-type="float" office:value="40.55" calcext:value-type="float">
            <text:p>40,55</text:p>
          </table:table-cell>
          <table:table-cell office:value-type="float" office:value="929.97" calcext:value-type="float">
            <text:p>929,97</text:p>
          </table:table-cell>
        </table:table-row>
        <table:table-row table:style-name="ro1">
          <table:table-cell/>
          <table:table-cell office:value-type="float" office:value="16.1344" calcext:value-type="float">
            <text:p>16,1344</text:p>
          </table:table-cell>
          <table:table-cell office:value-type="float" office:value="176709.05" calcext:value-type="float">
            <text:p>176709,05</text:p>
          </table:table-cell>
          <table:table-cell office:value-type="float" office:value="13.59" calcext:value-type="float">
            <text:p>13,59</text:p>
          </table:table-cell>
          <table:table-cell office:value-type="float" office:value="41.2" calcext:value-type="float">
            <text:p>41,2</text:p>
          </table:table-cell>
          <table:table-cell office:value-type="float" office:value="943.56" calcext:value-type="float">
            <text:p>943,56</text:p>
          </table:table-cell>
        </table:table-row>
        <table:table-row table:style-name="ro1">
          <table:table-cell/>
          <table:table-cell office:value-type="float" office:value="16.1353" calcext:value-type="float">
            <text:p>16,1353</text:p>
          </table:table-cell>
          <table:table-cell office:value-type="float" office:value="180743.14" calcext:value-type="float">
            <text:p>180743,14</text:p>
          </table:table-cell>
          <table:table-cell office:value-type="float" office:value="13.54" calcext:value-type="float">
            <text:p>13,54</text:p>
          </table:table-cell>
          <table:table-cell office:value-type="float" office:value="41.26" calcext:value-type="float">
            <text:p>41,26</text:p>
          </table:table-cell>
          <table:table-cell office:value-type="float" office:value="954.98" calcext:value-type="float">
            <text:p>954,98</text:p>
          </table:table-cell>
        </table:table-row>
        <table:table-row table:style-name="ro1">
          <table:table-cell/>
          <table:table-cell office:value-type="float" office:value="16.1361" calcext:value-type="float">
            <text:p>16,1361</text:p>
          </table:table-cell>
          <table:table-cell office:value-type="float" office:value="175718.6" calcext:value-type="float">
            <text:p>175718,6</text:p>
          </table:table-cell>
          <table:table-cell office:value-type="float" office:value="13.38" calcext:value-type="float">
            <text:p>13,38</text:p>
          </table:table-cell>
          <table:table-cell office:value-type="float" office:value="40.62" calcext:value-type="float">
            <text:p>40,62</text:p>
          </table:table-cell>
          <table:table-cell office:value-type="float" office:value="942.05" calcext:value-type="float">
            <text:p>942,05</text:p>
          </table:table-cell>
        </table:table-row>
        <table:table-row table:style-name="ro1">
          <table:table-cell/>
          <table:table-cell office:value-type="float" office:value="16.1373" calcext:value-type="float">
            <text:p>16,1373</text:p>
          </table:table-cell>
          <table:table-cell office:value-type="float" office:value="163229.88" calcext:value-type="float">
            <text:p>163229,88</text:p>
          </table:table-cell>
          <table:table-cell office:value-type="float" office:value="13.5" calcext:value-type="float">
            <text:p>13,5</text:p>
          </table:table-cell>
          <table:table-cell office:value-type="float" office:value="40.64" calcext:value-type="float">
            <text:p>40,64</text:p>
          </table:table-cell>
          <table:table-cell office:value-type="float" office:value="908.31" calcext:value-type="float">
            <text:p>908,31</text:p>
          </table:table-cell>
        </table:table-row>
        <table:table-row table:style-name="ro1">
          <table:table-cell/>
          <table:table-cell office:value-type="float" office:value="16.1376" calcext:value-type="float">
            <text:p>16,1376</text:p>
          </table:table-cell>
          <table:table-cell office:value-type="float" office:value="171643.68" calcext:value-type="float">
            <text:p>171643,68</text:p>
          </table:table-cell>
          <table:table-cell office:value-type="float" office:value="13.38" calcext:value-type="float">
            <text:p>13,38</text:p>
          </table:table-cell>
          <table:table-cell office:value-type="float" office:value="40.62" calcext:value-type="float">
            <text:p>40,62</text:p>
          </table:table-cell>
          <table:table-cell office:value-type="float" office:value="930.93" calcext:value-type="float">
            <text:p>930,93</text:p>
          </table:table-cell>
        </table:table-row>
        <table:table-row table:style-name="ro1">
          <table:table-cell/>
          <table:table-cell office:value-type="float" office:value="16.1393" calcext:value-type="float">
            <text:p>16,1393</text:p>
          </table:table-cell>
          <table:table-cell office:value-type="float" office:value="164398.89" calcext:value-type="float">
            <text:p>164398,89</text:p>
          </table:table-cell>
          <table:table-cell office:value-type="float" office:value="13.54" calcext:value-type="float">
            <text:p>13,54</text:p>
          </table:table-cell>
          <table:table-cell office:value-type="float" office:value="41.26" calcext:value-type="float">
            <text:p>41,26</text:p>
          </table:table-cell>
          <table:table-cell office:value-type="float" office:value="910.41" calcext:value-type="float">
            <text:p>910,41</text:p>
          </table:table-cell>
        </table:table-row>
        <table:table-row table:style-name="ro1">
          <table:table-cell/>
          <table:table-cell office:value-type="float" office:value="16.1405" calcext:value-type="float">
            <text:p>16,1405</text:p>
          </table:table-cell>
          <table:table-cell office:value-type="float" office:value="184354.01" calcext:value-type="float">
            <text:p>184354,01</text:p>
          </table:table-cell>
          <table:table-cell office:value-type="float" office:value="13.63" calcext:value-type="float">
            <text:p>13,63</text:p>
          </table:table-cell>
          <table:table-cell office:value-type="float" office:value="41.28" calcext:value-type="float">
            <text:p>41,28</text:p>
          </table:table-cell>
          <table:table-cell office:value-type="float" office:value="964.38" calcext:value-type="float">
            <text:p>964,38</text:p>
          </table:table-cell>
        </table:table-row>
        <table:table-row table:style-name="ro1">
          <table:table-cell/>
          <table:table-cell office:value-type="float" office:value="16.1414" calcext:value-type="float">
            <text:p>16,1414</text:p>
          </table:table-cell>
          <table:table-cell office:value-type="float" office:value="160728.95" calcext:value-type="float">
            <text:p>160728,95</text:p>
          </table:table-cell>
          <table:table-cell office:value-type="float" office:value="13.54" calcext:value-type="float">
            <text:p>13,54</text:p>
          </table:table-cell>
          <table:table-cell office:value-type="float" office:value="41.26" calcext:value-type="float">
            <text:p>41,26</text:p>
          </table:table-cell>
          <table:table-cell office:value-type="float" office:value="900.4" calcext:value-type="float">
            <text:p>900,4</text:p>
          </table:table-cell>
        </table:table-row>
        <table:table-row table:style-name="ro1">
          <table:table-cell/>
          <table:table-cell office:value-type="float" office:value="16.1416" calcext:value-type="float">
            <text:p>16,1416</text:p>
          </table:table-cell>
          <table:table-cell office:value-type="float" office:value="167467.65" calcext:value-type="float">
            <text:p>167467,65</text:p>
          </table:table-cell>
          <table:table-cell office:value-type="float" office:value="13.4" calcext:value-type="float">
            <text:p>13,4</text:p>
          </table:table-cell>
          <table:table-cell office:value-type="float" office:value="40.62" calcext:value-type="float">
            <text:p>40,62</text:p>
          </table:table-cell>
          <table:table-cell office:value-type="float" office:value="918.96" calcext:value-type="float">
            <text:p>918,96</text:p>
          </table:table-cell>
        </table:table-row>
        <table:table-row table:style-name="ro1">
          <table:table-cell/>
          <table:table-cell office:value-type="float" office:value="16.1419" calcext:value-type="float">
            <text:p>16,1419</text:p>
          </table:table-cell>
          <table:table-cell office:value-type="float" office:value="159192.77" calcext:value-type="float">
            <text:p>159192,77</text:p>
          </table:table-cell>
          <table:table-cell office:value-type="float" office:value="13.4" calcext:value-type="float">
            <text:p>13,4</text:p>
          </table:table-cell>
          <table:table-cell office:value-type="float" office:value="40.62" calcext:value-type="float">
            <text:p>40,62</text:p>
          </table:table-cell>
          <table:table-cell office:value-type="float" office:value="897.05" calcext:value-type="float">
            <text:p>897,05</text:p>
          </table:table-cell>
        </table:table-row>
        <table:table-row table:style-name="ro1">
          <table:table-cell/>
          <table:table-cell office:value-type="float" office:value="16.1429" calcext:value-type="float">
            <text:p>16,1429</text:p>
          </table:table-cell>
          <table:table-cell office:value-type="float" office:value="175996.92" calcext:value-type="float">
            <text:p>175996,92</text:p>
          </table:table-cell>
          <table:table-cell office:value-type="float" office:value="13.54" calcext:value-type="float">
            <text:p>13,54</text:p>
          </table:table-cell>
          <table:table-cell office:value-type="float" office:value="41.26" calcext:value-type="float">
            <text:p>41,26</text:p>
          </table:table-cell>
          <table:table-cell office:value-type="float" office:value="941.38" calcext:value-type="float">
            <text:p>941,38</text:p>
          </table:table-cell>
        </table:table-row>
        <table:table-row table:style-name="ro1">
          <table:table-cell/>
          <table:table-cell office:value-type="float" office:value="16.1436" calcext:value-type="float">
            <text:p>16,1436</text:p>
          </table:table-cell>
          <table:table-cell office:value-type="float" office:value="148823.17" calcext:value-type="float">
            <text:p>148823,17</text:p>
          </table:table-cell>
          <table:table-cell office:value-type="float" office:value="13.54" calcext:value-type="float">
            <text:p>13,54</text:p>
          </table:table-cell>
          <table:table-cell office:value-type="float" office:value="41.26" calcext:value-type="float">
            <text:p>41,26</text:p>
          </table:table-cell>
          <table:table-cell office:value-type="float" office:value="867.27" calcext:value-type="float">
            <text:p>867,27</text:p>
          </table:table-cell>
        </table:table-row>
        <table:table-row table:style-name="ro1">
          <table:table-cell/>
          <table:table-cell office:value-type="float" office:value="16.1438" calcext:value-type="float">
            <text:p>16,1438</text:p>
          </table:table-cell>
          <table:table-cell office:value-type="float" office:value="181716.15" calcext:value-type="float">
            <text:p>181716,15</text:p>
          </table:table-cell>
          <table:table-cell office:value-type="float" office:value="13.58" calcext:value-type="float">
            <text:p>13,58</text:p>
          </table:table-cell>
          <table:table-cell office:value-type="float" office:value="41.26" calcext:value-type="float">
            <text:p>41,26</text:p>
          </table:table-cell>
          <table:table-cell office:value-type="float" office:value="957.74" calcext:value-type="float">
            <text:p>957,74</text:p>
          </table:table-cell>
        </table:table-row>
        <table:table-row table:style-name="ro1">
          <table:table-cell/>
          <table:table-cell office:value-type="float" office:value="16.1448" calcext:value-type="float">
            <text:p>16,1448</text:p>
          </table:table-cell>
          <table:table-cell office:value-type="float" office:value="182740.13" calcext:value-type="float">
            <text:p>182740,13</text:p>
          </table:table-cell>
          <table:table-cell office:value-type="float" office:value="13.54" calcext:value-type="float">
            <text:p>13,54</text:p>
          </table:table-cell>
          <table:table-cell office:value-type="float" office:value="41.26" calcext:value-type="float">
            <text:p>41,26</text:p>
          </table:table-cell>
          <table:table-cell office:value-type="float" office:value="960.43" calcext:value-type="float">
            <text:p>960,43</text:p>
          </table:table-cell>
        </table:table-row>
        <table:table-row table:style-name="ro1">
          <table:table-cell/>
          <table:table-cell office:value-type="float" office:value="16.1456" calcext:value-type="float">
            <text:p>16,1456</text:p>
          </table:table-cell>
          <table:table-cell office:value-type="float" office:value="165233.95" calcext:value-type="float">
            <text:p>165233,95</text:p>
          </table:table-cell>
          <table:table-cell office:value-type="float" office:value="13.66" calcext:value-type="float">
            <text:p>13,66</text:p>
          </table:table-cell>
          <table:table-cell office:value-type="float" office:value="41.28" calcext:value-type="float">
            <text:p>41,28</text:p>
          </table:table-cell>
          <table:table-cell office:value-type="float" office:value="913" calcext:value-type="float">
            <text:p>913</text:p>
          </table:table-cell>
        </table:table-row>
        <table:table-row table:style-name="ro1">
          <table:table-cell/>
          <table:table-cell office:value-type="float" office:value="16.1464" calcext:value-type="float">
            <text:p>16,1464</text:p>
          </table:table-cell>
          <table:table-cell office:value-type="float" office:value="166159.9" calcext:value-type="float">
            <text:p>166159,9</text:p>
          </table:table-cell>
          <table:table-cell office:value-type="float" office:value="13.6" calcext:value-type="float">
            <text:p>13,6</text:p>
          </table:table-cell>
          <table:table-cell office:value-type="float" office:value="41.25" calcext:value-type="float">
            <text:p>41,25</text:p>
          </table:table-cell>
          <table:table-cell office:value-type="float" office:value="915.39" calcext:value-type="float">
            <text:p>915,39</text:p>
          </table:table-cell>
        </table:table-row>
        <table:table-row table:style-name="ro1">
          <table:table-cell/>
          <table:table-cell office:value-type="float" office:value="16.1466" calcext:value-type="float">
            <text:p>16,1466</text:p>
          </table:table-cell>
          <table:table-cell office:value-type="float" office:value="156944.52" calcext:value-type="float">
            <text:p>156944,52</text:p>
          </table:table-cell>
          <table:table-cell office:value-type="float" office:value="13.54" calcext:value-type="float">
            <text:p>13,54</text:p>
          </table:table-cell>
          <table:table-cell office:value-type="float" office:value="41.26" calcext:value-type="float">
            <text:p>41,26</text:p>
          </table:table-cell>
          <table:table-cell office:value-type="float" office:value="890.08" calcext:value-type="float">
            <text:p>890,08</text:p>
          </table:table-cell>
        </table:table-row>
        <table:table-row table:style-name="ro1">
          <table:table-cell/>
          <table:table-cell office:value-type="float" office:value="16.1504" calcext:value-type="float">
            <text:p>16,1504</text:p>
          </table:table-cell>
          <table:table-cell office:value-type="float" office:value="166555.39" calcext:value-type="float">
            <text:p>166555,39</text:p>
          </table:table-cell>
          <table:table-cell office:value-type="float" office:value="13.38" calcext:value-type="float">
            <text:p>13,38</text:p>
          </table:table-cell>
          <table:table-cell office:value-type="float" office:value="40.62" calcext:value-type="float">
            <text:p>40,62</text:p>
          </table:table-cell>
          <table:table-cell office:value-type="float" office:value="917.06" calcext:value-type="float">
            <text:p>917,06</text:p>
          </table:table-cell>
        </table:table-row>
        <table:table-row table:style-name="ro1">
          <table:table-cell/>
          <table:table-cell office:value-type="float" office:value="16.1514" calcext:value-type="float">
            <text:p>16,1514</text:p>
          </table:table-cell>
          <table:table-cell office:value-type="float" office:value="170699.98" calcext:value-type="float">
            <text:p>170699,98</text:p>
          </table:table-cell>
          <table:table-cell office:value-type="float" office:value="13.6" calcext:value-type="float">
            <text:p>13,6</text:p>
          </table:table-cell>
          <table:table-cell office:value-type="float" office:value="41.25" calcext:value-type="float">
            <text:p>41,25</text:p>
          </table:table-cell>
          <table:table-cell office:value-type="float" office:value="927.13" calcext:value-type="float">
            <text:p>927,13</text:p>
          </table:table-cell>
        </table:table-row>
        <table:table-row table:style-name="ro1">
          <table:table-cell/>
          <table:table-cell office:value-type="float" office:value="16.1518" calcext:value-type="float">
            <text:p>16,1518</text:p>
          </table:table-cell>
          <table:table-cell office:value-type="float" office:value="154357.93" calcext:value-type="float">
            <text:p>154357,93</text:p>
          </table:table-cell>
          <table:table-cell office:value-type="float" office:value="13.54" calcext:value-type="float">
            <text:p>13,54</text:p>
          </table:table-cell>
          <table:table-cell office:value-type="float" office:value="41.26" calcext:value-type="float">
            <text:p>41,26</text:p>
          </table:table-cell>
          <table:table-cell office:value-type="float" office:value="883.02" calcext:value-type="float">
            <text:p>883,02</text:p>
          </table:table-cell>
        </table:table-row>
        <table:table-row table:style-name="ro1">
          <table:table-cell/>
          <table:table-cell office:value-type="float" office:value="16.1528" calcext:value-type="float">
            <text:p>16,1528</text:p>
          </table:table-cell>
          <table:table-cell office:value-type="float" office:value="156966.64" calcext:value-type="float">
            <text:p>156966,64</text:p>
          </table:table-cell>
          <table:table-cell office:value-type="float" office:value="13.54" calcext:value-type="float">
            <text:p>13,54</text:p>
          </table:table-cell>
          <table:table-cell office:value-type="float" office:value="41.26" calcext:value-type="float">
            <text:p>41,26</text:p>
          </table:table-cell>
          <table:table-cell office:value-type="float" office:value="890.14" calcext:value-type="float">
            <text:p>890,14</text:p>
          </table:table-cell>
        </table:table-row>
        <table:table-row table:style-name="ro1">
          <table:table-cell/>
          <table:table-cell office:value-type="float" office:value="16.1549" calcext:value-type="float">
            <text:p>16,1549</text:p>
          </table:table-cell>
          <table:table-cell office:value-type="float" office:value="169653.95" calcext:value-type="float">
            <text:p>169653,95</text:p>
          </table:table-cell>
          <table:table-cell office:value-type="float" office:value="13.54" calcext:value-type="float">
            <text:p>13,54</text:p>
          </table:table-cell>
          <table:table-cell office:value-type="float" office:value="41.26" calcext:value-type="float">
            <text:p>41,26</text:p>
          </table:table-cell>
          <table:table-cell office:value-type="float" office:value="924.74" calcext:value-type="float">
            <text:p>924,74</text:p>
          </table:table-cell>
        </table:table-row>
        <table:table-row table:style-name="ro1">
          <table:table-cell/>
          <table:table-cell office:value-type="float" office:value="16.1567" calcext:value-type="float">
            <text:p>16,1567</text:p>
          </table:table-cell>
          <table:table-cell office:value-type="float" office:value="178506.51" calcext:value-type="float">
            <text:p>178506,51</text:p>
          </table:table-cell>
          <table:table-cell office:value-type="float" office:value="13.54" calcext:value-type="float">
            <text:p>13,54</text:p>
          </table:table-cell>
          <table:table-cell office:value-type="float" office:value="41.26" calcext:value-type="float">
            <text:p>41,26</text:p>
          </table:table-cell>
          <table:table-cell office:value-type="float" office:value="948.88" calcext:value-type="float">
            <text:p>948,88</text:p>
          </table:table-cell>
        </table:table-row>
        <table:table-row table:style-name="ro1">
          <table:table-cell/>
          <table:table-cell office:value-type="float" office:value="16.1575" calcext:value-type="float">
            <text:p>16,1575</text:p>
          </table:table-cell>
          <table:table-cell office:value-type="float" office:value="171400.89" calcext:value-type="float">
            <text:p>171400,89</text:p>
          </table:table-cell>
          <table:table-cell office:value-type="float" office:value="13.54" calcext:value-type="float">
            <text:p>13,54</text:p>
          </table:table-cell>
          <table:table-cell office:value-type="float" office:value="41.26" calcext:value-type="float">
            <text:p>41,26</text:p>
          </table:table-cell>
          <table:table-cell office:value-type="float" office:value="929.5" calcext:value-type="float">
            <text:p>929,5</text:p>
          </table:table-cell>
        </table:table-row>
        <table:table-row table:style-name="ro1">
          <table:table-cell/>
          <table:table-cell office:value-type="float" office:value="16.1598" calcext:value-type="float">
            <text:p>16,1598</text:p>
          </table:table-cell>
          <table:table-cell office:value-type="float" office:value="162879.85" calcext:value-type="float">
            <text:p>162879,85</text:p>
          </table:table-cell>
          <table:table-cell office:value-type="float" office:value="14.3" calcext:value-type="float">
            <text:p>14,3</text:p>
          </table:table-cell>
          <table:table-cell office:value-type="float" office:value="41.58" calcext:value-type="float">
            <text:p>41,58</text:p>
          </table:table-cell>
          <table:table-cell office:value-type="float" office:value="907.9" calcext:value-type="float">
            <text:p>907,9</text:p>
          </table:table-cell>
        </table:table-row>
        <table:table-row table:style-name="ro1">
          <table:table-cell/>
          <table:table-cell office:value-type="float" office:value="16.1605" calcext:value-type="float">
            <text:p>16,1605</text:p>
          </table:table-cell>
          <table:table-cell office:value-type="float" office:value="176319.15" calcext:value-type="float">
            <text:p>176319,15</text:p>
          </table:table-cell>
          <table:table-cell office:value-type="float" office:value="14.22" calcext:value-type="float">
            <text:p>14,22</text:p>
          </table:table-cell>
          <table:table-cell office:value-type="float" office:value="40.97" calcext:value-type="float">
            <text:p>40,97</text:p>
          </table:table-cell>
          <table:table-cell office:value-type="float" office:value="944.21" calcext:value-type="float">
            <text:p>944,21</text:p>
          </table:table-cell>
        </table:table-row>
        <table:table-row table:style-name="ro1">
          <table:table-cell/>
          <table:table-cell office:value-type="float" office:value="16.1613" calcext:value-type="float">
            <text:p>16,1613</text:p>
          </table:table-cell>
          <table:table-cell office:value-type="float" office:value="169759.25" calcext:value-type="float">
            <text:p>169759,25</text:p>
          </table:table-cell>
          <table:table-cell office:value-type="float" office:value="14.44" calcext:value-type="float">
            <text:p>14,44</text:p>
          </table:table-cell>
          <table:table-cell office:value-type="float" office:value="41.59" calcext:value-type="float">
            <text:p>41,59</text:p>
          </table:table-cell>
          <table:table-cell office:value-type="float" office:value="926.08" calcext:value-type="float">
            <text:p>926,08</text:p>
          </table:table-cell>
        </table:table-row>
        <table:table-row table:style-name="ro1">
          <table:table-cell/>
          <table:table-cell office:value-type="float" office:value="16.1614" calcext:value-type="float">
            <text:p>16,1614</text:p>
          </table:table-cell>
          <table:table-cell office:value-type="float" office:value="177699.57" calcext:value-type="float">
            <text:p>177699,57</text:p>
          </table:table-cell>
          <table:table-cell office:value-type="float" office:value="14.19" calcext:value-type="float">
            <text:p>14,19</text:p>
          </table:table-cell>
          <table:table-cell office:value-type="float" office:value="40.94" calcext:value-type="float">
            <text:p>40,94</text:p>
          </table:table-cell>
          <table:table-cell office:value-type="float" office:value="949.26" calcext:value-type="float">
            <text:p>949,26</text:p>
          </table:table-cell>
        </table:table-row>
        <table:table-row table:style-name="ro1">
          <table:table-cell/>
          <table:table-cell office:value-type="float" office:value="16.1615" calcext:value-type="float">
            <text:p>16,1615</text:p>
          </table:table-cell>
          <table:table-cell office:value-type="float" office:value="169130.87" calcext:value-type="float">
            <text:p>169130,87</text:p>
          </table:table-cell>
          <table:table-cell office:value-type="float" office:value="14.3" calcext:value-type="float">
            <text:p>14,3</text:p>
          </table:table-cell>
          <table:table-cell office:value-type="float" office:value="41.58" calcext:value-type="float">
            <text:p>41,58</text:p>
          </table:table-cell>
          <table:table-cell office:value-type="float" office:value="924.95" calcext:value-type="float">
            <text:p>924,95</text:p>
          </table:table-cell>
        </table:table-row>
        <table:table-row table:style-name="ro1">
          <table:table-cell/>
          <table:table-cell office:value-type="float" office:value="16.1619" calcext:value-type="float">
            <text:p>16,1619</text:p>
          </table:table-cell>
          <table:table-cell office:value-type="float" office:value="171868.96" calcext:value-type="float">
            <text:p>171868,96</text:p>
          </table:table-cell>
          <table:table-cell office:value-type="float" office:value="14.3" calcext:value-type="float">
            <text:p>14,3</text:p>
          </table:table-cell>
          <table:table-cell office:value-type="float" office:value="41.58" calcext:value-type="float">
            <text:p>41,58</text:p>
          </table:table-cell>
          <table:table-cell office:value-type="float" office:value="932.42" calcext:value-type="float">
            <text:p>932,42</text:p>
          </table:table-cell>
        </table:table-row>
        <table:table-row table:style-name="ro1">
          <table:table-cell/>
          <table:table-cell office:value-type="float" office:value="16.1623" calcext:value-type="float">
            <text:p>16,1623</text:p>
          </table:table-cell>
          <table:table-cell office:value-type="float" office:value="166745.56" calcext:value-type="float">
            <text:p>166745,56</text:p>
          </table:table-cell>
          <table:table-cell office:value-type="float" office:value="14.13" calcext:value-type="float">
            <text:p>14,13</text:p>
          </table:table-cell>
          <table:table-cell office:value-type="float" office:value="40.95" calcext:value-type="float">
            <text:p>40,95</text:p>
          </table:table-cell>
          <table:table-cell office:value-type="float" office:value="919.2" calcext:value-type="float">
            <text:p>919,2</text:p>
          </table:table-cell>
        </table:table-row>
        <table:table-row table:style-name="ro1">
          <table:table-cell/>
          <table:table-cell office:value-type="float" office:value="16.1625" calcext:value-type="float">
            <text:p>16,1625</text:p>
          </table:table-cell>
          <table:table-cell office:value-type="float" office:value="167776.63" calcext:value-type="float">
            <text:p>167776,63</text:p>
          </table:table-cell>
          <table:table-cell office:value-type="float" office:value="14.3" calcext:value-type="float">
            <text:p>14,3</text:p>
          </table:table-cell>
          <table:table-cell office:value-type="float" office:value="41.58" calcext:value-type="float">
            <text:p>41,58</text:p>
          </table:table-cell>
          <table:table-cell office:value-type="float" office:value="921.25" calcext:value-type="float">
            <text:p>921,25</text:p>
          </table:table-cell>
        </table:table-row>
        <table:table-row table:style-name="ro1">
          <table:table-cell/>
          <table:table-cell office:value-type="float" office:value="16.1627" calcext:value-type="float">
            <text:p>16,1627</text:p>
          </table:table-cell>
          <table:table-cell office:value-type="float" office:value="167083.79" calcext:value-type="float">
            <text:p>167083,79</text:p>
          </table:table-cell>
          <table:table-cell office:value-type="float" office:value="14.32" calcext:value-type="float">
            <text:p>14,32</text:p>
          </table:table-cell>
          <table:table-cell office:value-type="float" office:value="41.57" calcext:value-type="float">
            <text:p>41,57</text:p>
          </table:table-cell>
          <table:table-cell office:value-type="float" office:value="919.44" calcext:value-type="float">
            <text:p>919,44</text:p>
          </table:table-cell>
        </table:table-row>
        <table:table-row table:style-name="ro1">
          <table:table-cell/>
          <table:table-cell office:value-type="float" office:value="16.1628" calcext:value-type="float">
            <text:p>16,1628</text:p>
          </table:table-cell>
          <table:table-cell office:value-type="float" office:value="161995.6" calcext:value-type="float">
            <text:p>161995,6</text:p>
          </table:table-cell>
          <table:table-cell office:value-type="float" office:value="14.38" calcext:value-type="float">
            <text:p>14,38</text:p>
          </table:table-cell>
          <table:table-cell office:value-type="float" office:value="41.6" calcext:value-type="float">
            <text:p>41,6</text:p>
          </table:table-cell>
          <table:table-cell office:value-type="float" office:value="905.7" calcext:value-type="float">
            <text:p>905,7</text:p>
          </table:table-cell>
        </table:table-row>
        <table:table-row table:style-name="ro1">
          <table:table-cell/>
          <table:table-cell office:value-type="float" office:value="16.1635" calcext:value-type="float">
            <text:p>16,1635</text:p>
          </table:table-cell>
          <table:table-cell office:value-type="float" office:value="181784.88" calcext:value-type="float">
            <text:p>181784,88</text:p>
          </table:table-cell>
          <table:table-cell office:value-type="float" office:value="14.38" calcext:value-type="float">
            <text:p>14,38</text:p>
          </table:table-cell>
          <table:table-cell office:value-type="float" office:value="41.6" calcext:value-type="float">
            <text:p>41,6</text:p>
          </table:table-cell>
          <table:table-cell office:value-type="float" office:value="959.67" calcext:value-type="float">
            <text:p>959,67</text:p>
          </table:table-cell>
        </table:table-row>
        <table:table-row table:style-name="ro1">
          <table:table-cell/>
          <table:table-cell office:value-type="float" office:value="16.1638" calcext:value-type="float">
            <text:p>16,1638</text:p>
          </table:table-cell>
          <table:table-cell office:value-type="float" office:value="170785.38" calcext:value-type="float">
            <text:p>170785,38</text:p>
          </table:table-cell>
          <table:table-cell office:value-type="float" office:value="14.3" calcext:value-type="float">
            <text:p>14,3</text:p>
          </table:table-cell>
          <table:table-cell office:value-type="float" office:value="41.58" calcext:value-type="float">
            <text:p>41,58</text:p>
          </table:table-cell>
          <table:table-cell office:value-type="float" office:value="929.46" calcext:value-type="float">
            <text:p>929,46</text:p>
          </table:table-cell>
        </table:table-row>
        <table:table-row table:style-name="ro1">
          <table:table-cell/>
          <table:table-cell office:value-type="float" office:value="16.164" calcext:value-type="float">
            <text:p>16,164</text:p>
          </table:table-cell>
          <table:table-cell office:value-type="float" office:value="162142.78" calcext:value-type="float">
            <text:p>162142,78</text:p>
          </table:table-cell>
          <table:table-cell office:value-type="float" office:value="14.3" calcext:value-type="float">
            <text:p>14,3</text:p>
          </table:table-cell>
          <table:table-cell office:value-type="float" office:value="41.58" calcext:value-type="float">
            <text:p>41,58</text:p>
          </table:table-cell>
          <table:table-cell office:value-type="float" office:value="905.89" calcext:value-type="float">
            <text:p>905,89</text:p>
          </table:table-cell>
        </table:table-row>
        <table:table-row table:style-name="ro1">
          <table:table-cell/>
          <table:table-cell office:value-type="float" office:value="16.1649" calcext:value-type="float">
            <text:p>16,1649</text:p>
          </table:table-cell>
          <table:table-cell office:value-type="float" office:value="172723.59" calcext:value-type="float">
            <text:p>172723,59</text:p>
          </table:table-cell>
          <table:table-cell office:value-type="float" office:value="14.36" calcext:value-type="float">
            <text:p>14,36</text:p>
          </table:table-cell>
          <table:table-cell office:value-type="float" office:value="41.57" calcext:value-type="float">
            <text:p>41,57</text:p>
          </table:table-cell>
          <table:table-cell office:value-type="float" office:value="934.94" calcext:value-type="float">
            <text:p>934,94</text:p>
          </table:table-cell>
        </table:table-row>
        <table:table-row table:style-name="ro1">
          <table:table-cell/>
          <table:table-cell office:value-type="float" office:value="16.1651" calcext:value-type="float">
            <text:p>16,1651</text:p>
          </table:table-cell>
          <table:table-cell office:value-type="float" office:value="166278.11" calcext:value-type="float">
            <text:p>166278,11</text:p>
          </table:table-cell>
          <table:table-cell office:value-type="float" office:value="14.3" calcext:value-type="float">
            <text:p>14,3</text:p>
          </table:table-cell>
          <table:table-cell office:value-type="float" office:value="41.58" calcext:value-type="float">
            <text:p>41,58</text:p>
          </table:table-cell>
          <table:table-cell office:value-type="float" office:value="915.86" calcext:value-type="float">
            <text:p>915,86</text:p>
          </table:table-cell>
        </table:table-row>
        <table:table-row table:style-name="ro1">
          <table:table-cell/>
          <table:table-cell office:value-type="float" office:value="16.1653" calcext:value-type="float">
            <text:p>16,1653</text:p>
          </table:table-cell>
          <table:table-cell office:value-type="float" office:value="167083.79" calcext:value-type="float">
            <text:p>167083,79</text:p>
          </table:table-cell>
          <table:table-cell office:value-type="float" office:value="14.3" calcext:value-type="float">
            <text:p>14,3</text:p>
          </table:table-cell>
          <table:table-cell office:value-type="float" office:value="41.58" calcext:value-type="float">
            <text:p>41,58</text:p>
          </table:table-cell>
          <table:table-cell office:value-type="float" office:value="918.71" calcext:value-type="float">
            <text:p>918,71</text:p>
          </table:table-cell>
        </table:table-row>
        <table:table-row table:style-name="ro1">
          <table:table-cell/>
          <table:table-cell office:value-type="float" office:value="16.1656" calcext:value-type="float">
            <text:p>16,1656</text:p>
          </table:table-cell>
          <table:table-cell office:value-type="float" office:value="180713.76" calcext:value-type="float">
            <text:p>180713,76</text:p>
          </table:table-cell>
          <table:table-cell office:value-type="float" office:value="14.3" calcext:value-type="float">
            <text:p>14,3</text:p>
          </table:table-cell>
          <table:table-cell office:value-type="float" office:value="41.58" calcext:value-type="float">
            <text:p>41,58</text:p>
          </table:table-cell>
          <table:table-cell office:value-type="float" office:value="956.54" calcext:value-type="float">
            <text:p>956,54</text:p>
          </table:table-cell>
        </table:table-row>
        <table:table-row table:style-name="ro1">
          <table:table-cell/>
          <table:table-cell office:value-type="float" office:value="16.1658" calcext:value-type="float">
            <text:p>16,1658</text:p>
          </table:table-cell>
          <table:table-cell office:value-type="float" office:value="173809.03" calcext:value-type="float">
            <text:p>173809,03</text:p>
          </table:table-cell>
          <table:table-cell office:value-type="float" office:value="14.32" calcext:value-type="float">
            <text:p>14,32</text:p>
          </table:table-cell>
          <table:table-cell office:value-type="float" office:value="41.57" calcext:value-type="float">
            <text:p>41,57</text:p>
          </table:table-cell>
          <table:table-cell office:value-type="float" office:value="937.13" calcext:value-type="float">
            <text:p>937,13</text:p>
          </table:table-cell>
        </table:table-row>
        <table:table-row table:style-name="ro1">
          <table:table-cell/>
          <table:table-cell office:value-type="float" office:value="16.1659" calcext:value-type="float">
            <text:p>16,1659</text:p>
          </table:table-cell>
          <table:table-cell office:value-type="float" office:value="166110.78" calcext:value-type="float">
            <text:p>166110,78</text:p>
          </table:table-cell>
          <table:table-cell office:value-type="float" office:value="14.34" calcext:value-type="float">
            <text:p>14,34</text:p>
          </table:table-cell>
          <table:table-cell office:value-type="float" office:value="41.58" calcext:value-type="float">
            <text:p>41,58</text:p>
          </table:table-cell>
          <table:table-cell office:value-type="float" office:value="916.82" calcext:value-type="float">
            <text:p>916,82</text:p>
          </table:table-cell>
        </table:table-row>
        <table:table-row table:style-name="ro1">
          <table:table-cell/>
          <table:table-cell office:value-type="float" office:value="16.1664" calcext:value-type="float">
            <text:p>16,1664</text:p>
          </table:table-cell>
          <table:table-cell office:value-type="float" office:value="183058.26" calcext:value-type="float">
            <text:p>183058,26</text:p>
          </table:table-cell>
          <table:table-cell office:value-type="float" office:value="14.3" calcext:value-type="float">
            <text:p>14,3</text:p>
          </table:table-cell>
          <table:table-cell office:value-type="float" office:value="41.58" calcext:value-type="float">
            <text:p>41,58</text:p>
          </table:table-cell>
          <table:table-cell office:value-type="float" office:value="961.62" calcext:value-type="float">
            <text:p>961,62</text:p>
          </table:table-cell>
        </table:table-row>
        <table:table-row table:style-name="ro1">
          <table:table-cell/>
          <table:table-cell office:value-type="float" office:value="16.1666" calcext:value-type="float">
            <text:p>16,1666</text:p>
          </table:table-cell>
          <table:table-cell office:value-type="float" office:value="164680.08" calcext:value-type="float">
            <text:p>164680,08</text:p>
          </table:table-cell>
          <table:table-cell office:value-type="float" office:value="14.17" calcext:value-type="float">
            <text:p>14,17</text:p>
          </table:table-cell>
          <table:table-cell office:value-type="float" office:value="40.95" calcext:value-type="float">
            <text:p>40,95</text:p>
          </table:table-cell>
          <table:table-cell office:value-type="float" office:value="913.67" calcext:value-type="float">
            <text:p>913,67</text:p>
          </table:table-cell>
        </table:table-row>
        <table:table-row table:style-name="ro1">
          <table:table-cell/>
          <table:table-cell office:value-type="float" office:value="16.1681" calcext:value-type="float">
            <text:p>16,1681</text:p>
          </table:table-cell>
          <table:table-cell office:value-type="float" office:value="157626.1" calcext:value-type="float">
            <text:p>157626,1</text:p>
          </table:table-cell>
          <table:table-cell office:value-type="float" office:value="14.19" calcext:value-type="float">
            <text:p>14,19</text:p>
          </table:table-cell>
          <table:table-cell office:value-type="float" office:value="40.94" calcext:value-type="float">
            <text:p>40,94</text:p>
          </table:table-cell>
          <table:table-cell office:value-type="float" office:value="894.52" calcext:value-type="float">
            <text:p>894,52</text:p>
          </table:table-cell>
        </table:table-row>
        <table:table-row table:style-name="ro1">
          <table:table-cell/>
          <table:table-cell office:value-type="float" office:value="16.1689" calcext:value-type="float">
            <text:p>16,1689</text:p>
          </table:table-cell>
          <table:table-cell office:value-type="float" office:value="173116.75" calcext:value-type="float">
            <text:p>173116,75</text:p>
          </table:table-cell>
          <table:table-cell office:value-type="float" office:value="14.36" calcext:value-type="float">
            <text:p>14,36</text:p>
          </table:table-cell>
          <table:table-cell office:value-type="float" office:value="41.57" calcext:value-type="float">
            <text:p>41,57</text:p>
          </table:table-cell>
          <table:table-cell office:value-type="float" office:value="936.01" calcext:value-type="float">
            <text:p>936,01</text:p>
          </table:table-cell>
        </table:table-row>
        <table:table-row table:style-name="ro1">
          <table:table-cell/>
          <table:table-cell office:value-type="float" office:value="16.1698" calcext:value-type="float">
            <text:p>16,1698</text:p>
          </table:table-cell>
          <table:table-cell office:value-type="float" office:value="187509.55" calcext:value-type="float">
            <text:p>187509,55</text:p>
          </table:table-cell>
          <table:table-cell office:value-type="float" office:value="14.36" calcext:value-type="float">
            <text:p>14,36</text:p>
          </table:table-cell>
          <table:table-cell office:value-type="float" office:value="41.57" calcext:value-type="float">
            <text:p>41,57</text:p>
          </table:table-cell>
          <table:table-cell office:value-type="float" office:value="975.27" calcext:value-type="float">
            <text:p>975,27</text:p>
          </table:table-cell>
        </table:table-row>
        <table:table-row table:style-name="ro1">
          <table:table-cell/>
          <table:table-cell office:value-type="float" office:value="16.1704" calcext:value-type="float">
            <text:p>16,1704</text:p>
          </table:table-cell>
          <table:table-cell office:value-type="float" office:value="168189.65" calcext:value-type="float">
            <text:p>168189,65</text:p>
          </table:table-cell>
          <table:table-cell office:value-type="float" office:value="14.3" calcext:value-type="float">
            <text:p>14,3</text:p>
          </table:table-cell>
          <table:table-cell office:value-type="float" office:value="41.58" calcext:value-type="float">
            <text:p>41,58</text:p>
          </table:table-cell>
          <table:table-cell office:value-type="float" office:value="922.36" calcext:value-type="float">
            <text:p>922,36</text:p>
          </table:table-cell>
        </table:table-row>
        <table:table-row table:style-name="ro1">
          <table:table-cell/>
          <table:table-cell office:value-type="float" office:value="16.1706" calcext:value-type="float">
            <text:p>16,1706</text:p>
          </table:table-cell>
          <table:table-cell office:value-type="float" office:value="175189" calcext:value-type="float">
            <text:p>175189</text:p>
          </table:table-cell>
          <table:table-cell office:value-type="float" office:value="14.35" calcext:value-type="float">
            <text:p>14,35</text:p>
          </table:table-cell>
          <table:table-cell office:value-type="float" office:value="41.57" calcext:value-type="float">
            <text:p>41,57</text:p>
          </table:table-cell>
          <table:table-cell office:value-type="float" office:value="941.63" calcext:value-type="float">
            <text:p>941,63</text:p>
          </table:table-cell>
        </table:table-row>
        <table:table-row table:style-name="ro1">
          <table:table-cell/>
          <table:table-cell office:value-type="float" office:value="16.1727" calcext:value-type="float">
            <text:p>16,1727</text:p>
          </table:table-cell>
          <table:table-cell office:value-type="float" office:value="181030.96" calcext:value-type="float">
            <text:p>181030,96</text:p>
          </table:table-cell>
          <table:table-cell office:value-type="float" office:value="14.13" calcext:value-type="float">
            <text:p>14,13</text:p>
          </table:table-cell>
          <table:table-cell office:value-type="float" office:value="40.95" calcext:value-type="float">
            <text:p>40,95</text:p>
          </table:table-cell>
          <table:table-cell office:value-type="float" office:value="958.13" calcext:value-type="float">
            <text:p>958,13</text:p>
          </table:table-cell>
        </table:table-row>
        <table:table-row table:style-name="ro1">
          <table:table-cell/>
          <table:table-cell office:value-type="float" office:value="16.1734" calcext:value-type="float">
            <text:p>16,1734</text:p>
          </table:table-cell>
          <table:table-cell office:value-type="float" office:value="166943.26" calcext:value-type="float">
            <text:p>166943,26</text:p>
          </table:table-cell>
          <table:table-cell office:value-type="float" office:value="14.32" calcext:value-type="float">
            <text:p>14,32</text:p>
          </table:table-cell>
          <table:table-cell office:value-type="float" office:value="41.58" calcext:value-type="float">
            <text:p>41,58</text:p>
          </table:table-cell>
          <table:table-cell office:value-type="float" office:value="918.38" calcext:value-type="float">
            <text:p>918,38</text:p>
          </table:table-cell>
        </table:table-row>
        <table:table-row table:style-name="ro1">
          <table:table-cell/>
          <table:table-cell office:value-type="float" office:value="16.174" calcext:value-type="float">
            <text:p>16,174</text:p>
          </table:table-cell>
          <table:table-cell office:value-type="float" office:value="166807.92" calcext:value-type="float">
            <text:p>166807,92</text:p>
          </table:table-cell>
          <table:table-cell office:value-type="float" office:value="14.38" calcext:value-type="float">
            <text:p>14,38</text:p>
          </table:table-cell>
          <table:table-cell office:value-type="float" office:value="41.6" calcext:value-type="float">
            <text:p>41,6</text:p>
          </table:table-cell>
          <table:table-cell office:value-type="float" office:value="918.8" calcext:value-type="float">
            <text:p>918,8</text:p>
          </table:table-cell>
        </table:table-row>
        <table:table-row table:style-name="ro1">
          <table:table-cell/>
          <table:table-cell office:value-type="float" office:value="16.1745" calcext:value-type="float">
            <text:p>16,1745</text:p>
          </table:table-cell>
          <table:table-cell office:value-type="float" office:value="167593.08" calcext:value-type="float">
            <text:p>167593,08</text:p>
          </table:table-cell>
          <table:table-cell office:value-type="float" office:value="14.15" calcext:value-type="float">
            <text:p>14,15</text:p>
          </table:table-cell>
          <table:table-cell office:value-type="float" office:value="40.95" calcext:value-type="float">
            <text:p>40,95</text:p>
          </table:table-cell>
          <table:table-cell office:value-type="float" office:value="921.56" calcext:value-type="float">
            <text:p>921,56</text:p>
          </table:table-cell>
        </table:table-row>
        <table:table-row table:style-name="ro1">
          <table:table-cell/>
          <table:table-cell office:value-type="float" office:value="16.1746" calcext:value-type="float">
            <text:p>16,1746</text:p>
          </table:table-cell>
          <table:table-cell office:value-type="float" office:value="183896.88" calcext:value-type="float">
            <text:p>183896,88</text:p>
          </table:table-cell>
          <table:table-cell office:value-type="float" office:value="14.3" calcext:value-type="float">
            <text:p>14,3</text:p>
          </table:table-cell>
          <table:table-cell office:value-type="float" office:value="41.58" calcext:value-type="float">
            <text:p>41,58</text:p>
          </table:table-cell>
          <table:table-cell office:value-type="float" office:value="961.92" calcext:value-type="float">
            <text:p>961,92</text:p>
          </table:table-cell>
        </table:table-row>
        <table:table-row table:style-name="ro1">
          <table:table-cell/>
          <table:table-cell office:value-type="float" office:value="16.1748" calcext:value-type="float">
            <text:p>16,1748</text:p>
          </table:table-cell>
          <table:table-cell office:value-type="float" office:value="155785.18" calcext:value-type="float">
            <text:p>155785,18</text:p>
          </table:table-cell>
          <table:table-cell office:value-type="float" office:value="14.15" calcext:value-type="float">
            <text:p>14,15</text:p>
          </table:table-cell>
          <table:table-cell office:value-type="float" office:value="40.95" calcext:value-type="float">
            <text:p>40,95</text:p>
          </table:table-cell>
          <table:table-cell office:value-type="float" office:value="889.36" calcext:value-type="float">
            <text:p>889,36</text:p>
          </table:table-cell>
        </table:table-row>
        <table:table-row table:style-name="ro1">
          <table:table-cell/>
          <table:table-cell office:value-type="float" office:value="16.1751" calcext:value-type="float">
            <text:p>16,1751</text:p>
          </table:table-cell>
          <table:table-cell office:value-type="float" office:value="170656.08" calcext:value-type="float">
            <text:p>170656,08</text:p>
          </table:table-cell>
          <table:table-cell office:value-type="float" office:value="14.4" calcext:value-type="float">
            <text:p>14,4</text:p>
          </table:table-cell>
          <table:table-cell office:value-type="float" office:value="41.59" calcext:value-type="float">
            <text:p>41,59</text:p>
          </table:table-cell>
          <table:table-cell office:value-type="float" office:value="929.38" calcext:value-type="float">
            <text:p>929,38</text:p>
          </table:table-cell>
        </table:table-row>
        <table:table-row table:style-name="ro1">
          <table:table-cell/>
          <table:table-cell office:value-type="float" office:value="16.1754" calcext:value-type="float">
            <text:p>16,1754</text:p>
          </table:table-cell>
          <table:table-cell office:value-type="float" office:value="165391.85" calcext:value-type="float">
            <text:p>165391,85</text:p>
          </table:table-cell>
          <table:table-cell office:value-type="float" office:value="14.38" calcext:value-type="float">
            <text:p>14,38</text:p>
          </table:table-cell>
          <table:table-cell office:value-type="float" office:value="41.6" calcext:value-type="float">
            <text:p>41,6</text:p>
          </table:table-cell>
          <table:table-cell office:value-type="float" office:value="914.29" calcext:value-type="float">
            <text:p>914,29</text:p>
          </table:table-cell>
        </table:table-row>
        <table:table-row table:style-name="ro1">
          <table:table-cell/>
          <table:table-cell office:value-type="float" office:value="16.1757" calcext:value-type="float">
            <text:p>16,1757</text:p>
          </table:table-cell>
          <table:table-cell office:value-type="float" office:value="176340.46" calcext:value-type="float">
            <text:p>176340,46</text:p>
          </table:table-cell>
          <table:table-cell office:value-type="float" office:value="14.3" calcext:value-type="float">
            <text:p>14,3</text:p>
          </table:table-cell>
          <table:table-cell office:value-type="float" office:value="41.58" calcext:value-type="float">
            <text:p>41,58</text:p>
          </table:table-cell>
          <table:table-cell office:value-type="float" office:value="944.59" calcext:value-type="float">
            <text:p>944,59</text:p>
          </table:table-cell>
        </table:table-row>
        <table:table-row table:style-name="ro1">
          <table:table-cell/>
          <table:table-cell office:value-type="float" office:value="16.1761" calcext:value-type="float">
            <text:p>16,1761</text:p>
          </table:table-cell>
          <table:table-cell office:value-type="float" office:value="166576.21" calcext:value-type="float">
            <text:p>166576,21</text:p>
          </table:table-cell>
          <table:table-cell office:value-type="float" office:value="14.33" calcext:value-type="float">
            <text:p>14,33</text:p>
          </table:table-cell>
          <table:table-cell office:value-type="float" office:value="41.58" calcext:value-type="float">
            <text:p>41,58</text:p>
          </table:table-cell>
          <table:table-cell office:value-type="float" office:value="918.07" calcext:value-type="float">
            <text:p>918,07</text:p>
          </table:table-cell>
        </table:table-row>
        <table:table-row table:style-name="ro1">
          <table:table-cell/>
          <table:table-cell office:value-type="float" office:value="16.1773" calcext:value-type="float">
            <text:p>16,1773</text:p>
          </table:table-cell>
          <table:table-cell office:value-type="float" office:value="165526.38" calcext:value-type="float">
            <text:p>165526,38</text:p>
          </table:table-cell>
          <table:table-cell office:value-type="float" office:value="14.18" calcext:value-type="float">
            <text:p>14,18</text:p>
          </table:table-cell>
          <table:table-cell office:value-type="float" office:value="40.94" calcext:value-type="float">
            <text:p>40,94</text:p>
          </table:table-cell>
          <table:table-cell office:value-type="float" office:value="916.04" calcext:value-type="float">
            <text:p>916,04</text:p>
          </table:table-cell>
        </table:table-row>
        <table:table-row table:style-name="ro1">
          <table:table-cell/>
          <table:table-cell office:value-type="float" office:value="16.1775" calcext:value-type="float">
            <text:p>16,1775</text:p>
          </table:table-cell>
          <table:table-cell office:value-type="float" office:value="169268.98" calcext:value-type="float">
            <text:p>169268,98</text:p>
          </table:table-cell>
          <table:table-cell office:value-type="float" office:value="14.3" calcext:value-type="float">
            <text:p>14,3</text:p>
          </table:table-cell>
          <table:table-cell office:value-type="float" office:value="41.58" calcext:value-type="float">
            <text:p>41,58</text:p>
          </table:table-cell>
          <table:table-cell office:value-type="float" office:value="925.3" calcext:value-type="float">
            <text:p>925,3</text:p>
          </table:table-cell>
        </table:table-row>
        <table:table-row table:style-name="ro1">
          <table:table-cell/>
          <table:table-cell office:value-type="float" office:value="16.1776" calcext:value-type="float">
            <text:p>16,1776</text:p>
          </table:table-cell>
          <table:table-cell office:value-type="float" office:value="170715.7" calcext:value-type="float">
            <text:p>170715,7</text:p>
          </table:table-cell>
          <table:table-cell office:value-type="float" office:value="14.15" calcext:value-type="float">
            <text:p>14,15</text:p>
          </table:table-cell>
          <table:table-cell office:value-type="float" office:value="40.95" calcext:value-type="float">
            <text:p>40,95</text:p>
          </table:table-cell>
          <table:table-cell office:value-type="float" office:value="930.08" calcext:value-type="float">
            <text:p>930,08</text:p>
          </table:table-cell>
        </table:table-row>
        <table:table-row table:style-name="ro1">
          <table:table-cell/>
          <table:table-cell office:value-type="float" office:value="16.1778" calcext:value-type="float">
            <text:p>16,1778</text:p>
          </table:table-cell>
          <table:table-cell office:value-type="float" office:value="178208.14" calcext:value-type="float">
            <text:p>178208,14</text:p>
          </table:table-cell>
          <table:table-cell office:value-type="float" office:value="14.35" calcext:value-type="float">
            <text:p>14,35</text:p>
          </table:table-cell>
          <table:table-cell office:value-type="float" office:value="41.57" calcext:value-type="float">
            <text:p>41,57</text:p>
          </table:table-cell>
          <table:table-cell office:value-type="float" office:value="949.87" calcext:value-type="float">
            <text:p>949,87</text:p>
          </table:table-cell>
        </table:table-row>
        <table:table-row table:style-name="ro1">
          <table:table-cell/>
          <table:table-cell office:value-type="float" office:value="16.178" calcext:value-type="float">
            <text:p>16,178</text:p>
          </table:table-cell>
          <table:table-cell office:value-type="float" office:value="161861.24" calcext:value-type="float">
            <text:p>161861,24</text:p>
          </table:table-cell>
          <table:table-cell office:value-type="float" office:value="14.3" calcext:value-type="float">
            <text:p>14,3</text:p>
          </table:table-cell>
          <table:table-cell office:value-type="float" office:value="41.58" calcext:value-type="float">
            <text:p>41,58</text:p>
          </table:table-cell>
          <table:table-cell office:value-type="float" office:value="904.44" calcext:value-type="float">
            <text:p>904,44</text:p>
          </table:table-cell>
        </table:table-row>
        <table:table-row table:style-name="ro1">
          <table:table-cell/>
          <table:table-cell office:value-type="float" office:value="16.1785" calcext:value-type="float">
            <text:p>16,1785</text:p>
          </table:table-cell>
          <table:table-cell office:value-type="float" office:value="176693.23" calcext:value-type="float">
            <text:p>176693,23</text:p>
          </table:table-cell>
          <table:table-cell office:value-type="float" office:value="14.21" calcext:value-type="float">
            <text:p>14,21</text:p>
          </table:table-cell>
          <table:table-cell office:value-type="float" office:value="40.97" calcext:value-type="float">
            <text:p>40,97</text:p>
          </table:table-cell>
          <table:table-cell office:value-type="float" office:value="946.52" calcext:value-type="float">
            <text:p>946,52</text:p>
          </table:table-cell>
        </table:table-row>
        <table:table-row table:style-name="ro1">
          <table:table-cell/>
          <table:table-cell office:value-type="float" office:value="16.1786" calcext:value-type="float">
            <text:p>16,1786</text:p>
          </table:table-cell>
          <table:table-cell office:value-type="float" office:value="169011.84" calcext:value-type="float">
            <text:p>169011,84</text:p>
          </table:table-cell>
          <table:table-cell office:value-type="float" office:value="14.38" calcext:value-type="float">
            <text:p>14,38</text:p>
          </table:table-cell>
          <table:table-cell office:value-type="float" office:value="41.6" calcext:value-type="float">
            <text:p>41,6</text:p>
          </table:table-cell>
          <table:table-cell office:value-type="float" office:value="924.82" calcext:value-type="float">
            <text:p>924,82</text:p>
          </table:table-cell>
        </table:table-row>
        <table:table-row table:style-name="ro1">
          <table:table-cell/>
          <table:table-cell office:value-type="float" office:value="16.1789" calcext:value-type="float">
            <text:p>16,1789</text:p>
          </table:table-cell>
          <table:table-cell office:value-type="float" office:value="169944.08" calcext:value-type="float">
            <text:p>169944,08</text:p>
          </table:table-cell>
          <table:table-cell office:value-type="float" office:value="14.3" calcext:value-type="float">
            <text:p>14,3</text:p>
          </table:table-cell>
          <table:table-cell office:value-type="float" office:value="41.58" calcext:value-type="float">
            <text:p>41,58</text:p>
          </table:table-cell>
          <table:table-cell office:value-type="float" office:value="927.14" calcext:value-type="float">
            <text:p>927,14</text:p>
          </table:table-cell>
        </table:table-row>
        <table:table-row table:style-name="ro1">
          <table:table-cell/>
          <table:table-cell office:value-type="float" office:value="16.1791" calcext:value-type="float">
            <text:p>16,1791</text:p>
          </table:table-cell>
          <table:table-cell office:value-type="float" office:value="166719.05" calcext:value-type="float">
            <text:p>166719,05</text:p>
          </table:table-cell>
          <table:table-cell office:value-type="float" office:value="14.16" calcext:value-type="float">
            <text:p>14,16</text:p>
          </table:table-cell>
          <table:table-cell office:value-type="float" office:value="40.95" calcext:value-type="float">
            <text:p>40,95</text:p>
          </table:table-cell>
          <table:table-cell office:value-type="float" office:value="919.21" calcext:value-type="float">
            <text:p>919,21</text:p>
          </table:table-cell>
        </table:table-row>
        <table:table-row table:style-name="ro1">
          <table:table-cell/>
          <table:table-cell office:value-type="float" office:value="16.1793" calcext:value-type="float">
            <text:p>16,1793</text:p>
          </table:table-cell>
          <table:table-cell office:value-type="float" office:value="163136.86" calcext:value-type="float">
            <text:p>163136,86</text:p>
          </table:table-cell>
          <table:table-cell office:value-type="float" office:value="14.32" calcext:value-type="float">
            <text:p>14,32</text:p>
          </table:table-cell>
          <table:table-cell office:value-type="float" office:value="41.58" calcext:value-type="float">
            <text:p>41,58</text:p>
          </table:table-cell>
          <table:table-cell office:value-type="float" office:value="908.65" calcext:value-type="float">
            <text:p>908,65</text:p>
          </table:table-cell>
        </table:table-row>
        <table:table-row table:style-name="ro1">
          <table:table-cell/>
          <table:table-cell office:value-type="float" office:value="16.1799" calcext:value-type="float">
            <text:p>16,1799</text:p>
          </table:table-cell>
          <table:table-cell office:value-type="float" office:value="175764.24" calcext:value-type="float">
            <text:p>175764,24</text:p>
          </table:table-cell>
          <table:table-cell office:value-type="float" office:value="14.3" calcext:value-type="float">
            <text:p>14,3</text:p>
          </table:table-cell>
          <table:table-cell office:value-type="float" office:value="41.58" calcext:value-type="float">
            <text:p>41,58</text:p>
          </table:table-cell>
          <table:table-cell office:value-type="float" office:value="943.02" calcext:value-type="float">
            <text:p>943,02</text:p>
          </table:table-cell>
        </table:table-row>
        <table:table-row table:style-name="ro1">
          <table:table-cell/>
          <table:table-cell office:value-type="float" office:value="16.1815" calcext:value-type="float">
            <text:p>16,1815</text:p>
          </table:table-cell>
          <table:table-cell office:value-type="float" office:value="183901.76" calcext:value-type="float">
            <text:p>183901,76</text:p>
          </table:table-cell>
          <table:table-cell office:value-type="float" office:value="14.35" calcext:value-type="float">
            <text:p>14,35</text:p>
          </table:table-cell>
          <table:table-cell office:value-type="float" office:value="41.57" calcext:value-type="float">
            <text:p>41,57</text:p>
          </table:table-cell>
          <table:table-cell office:value-type="float" office:value="965.4" calcext:value-type="float">
            <text:p>965,4</text:p>
          </table:table-cell>
        </table:table-row>
        <table:table-row table:style-name="ro1">
          <table:table-cell/>
          <table:table-cell office:value-type="float" office:value="16.1827" calcext:value-type="float">
            <text:p>16,1827</text:p>
          </table:table-cell>
          <table:table-cell office:value-type="float" office:value="166897.65" calcext:value-type="float">
            <text:p>166897,65</text:p>
          </table:table-cell>
          <table:table-cell office:value-type="float" office:value="14.4" calcext:value-type="float">
            <text:p>14,4</text:p>
          </table:table-cell>
          <table:table-cell office:value-type="float" office:value="41.59" calcext:value-type="float">
            <text:p>41,59</text:p>
          </table:table-cell>
          <table:table-cell office:value-type="float" office:value="919.13" calcext:value-type="float">
            <text:p>919,13</text:p>
          </table:table-cell>
        </table:table-row>
        <table:table-row table:style-name="ro1">
          <table:table-cell/>
          <table:table-cell office:value-type="float" office:value="16.1836" calcext:value-type="float">
            <text:p>16,1836</text:p>
          </table:table-cell>
          <table:table-cell office:value-type="float" office:value="163118.17" calcext:value-type="float">
            <text:p>163118,17</text:p>
          </table:table-cell>
          <table:table-cell office:value-type="float" office:value="14.3" calcext:value-type="float">
            <text:p>14,3</text:p>
          </table:table-cell>
          <table:table-cell office:value-type="float" office:value="41.58" calcext:value-type="float">
            <text:p>41,58</text:p>
          </table:table-cell>
          <table:table-cell office:value-type="float" office:value="908.53" calcext:value-type="float">
            <text:p>908,53</text:p>
          </table:table-cell>
        </table:table-row>
        <table:table-row table:style-name="ro1">
          <table:table-cell/>
          <table:table-cell office:value-type="float" office:value="16.1838" calcext:value-type="float">
            <text:p>16,1838</text:p>
          </table:table-cell>
          <table:table-cell office:value-type="float" office:value="180581.42" calcext:value-type="float">
            <text:p>180581,42</text:p>
          </table:table-cell>
          <table:table-cell office:value-type="float" office:value="14.37" calcext:value-type="float">
            <text:p>14,37</text:p>
          </table:table-cell>
          <table:table-cell office:value-type="float" office:value="41.56" calcext:value-type="float">
            <text:p>41,56</text:p>
          </table:table-cell>
          <table:table-cell office:value-type="float" office:value="953.14" calcext:value-type="float">
            <text:p>953,14</text:p>
          </table:table-cell>
        </table:table-row>
        <table:table-row table:style-name="ro1">
          <table:table-cell/>
          <table:table-cell office:value-type="float" office:value="16.1853" calcext:value-type="float">
            <text:p>16,1853</text:p>
          </table:table-cell>
          <table:table-cell office:value-type="float" office:value="174755.52" calcext:value-type="float">
            <text:p>174755,52</text:p>
          </table:table-cell>
          <table:table-cell office:value-type="float" office:value="14.3" calcext:value-type="float">
            <text:p>14,3</text:p>
          </table:table-cell>
          <table:table-cell office:value-type="float" office:value="41.58" calcext:value-type="float">
            <text:p>41,58</text:p>
          </table:table-cell>
          <table:table-cell office:value-type="float" office:value="940.26" calcext:value-type="float">
            <text:p>940,26</text:p>
          </table:table-cell>
        </table:table-row>
        <table:table-row table:style-name="ro1">
          <table:table-cell/>
          <table:table-cell office:value-type="float" office:value="16.1855" calcext:value-type="float">
            <text:p>16,1855</text:p>
          </table:table-cell>
          <table:table-cell office:value-type="float" office:value="175169.41" calcext:value-type="float">
            <text:p>175169,41</text:p>
          </table:table-cell>
          <table:table-cell office:value-type="float" office:value="14.15" calcext:value-type="float">
            <text:p>14,15</text:p>
          </table:table-cell>
          <table:table-cell office:value-type="float" office:value="40.95" calcext:value-type="float">
            <text:p>40,95</text:p>
          </table:table-cell>
          <table:table-cell office:value-type="float" office:value="941.57" calcext:value-type="float">
            <text:p>941,57</text:p>
          </table:table-cell>
        </table:table-row>
        <table:table-row table:style-name="ro1">
          <table:table-cell/>
          <table:table-cell office:value-type="float" office:value="16.1867" calcext:value-type="float">
            <text:p>16,1867</text:p>
          </table:table-cell>
          <table:table-cell office:value-type="float" office:value="163209.11" calcext:value-type="float">
            <text:p>163209,11</text:p>
          </table:table-cell>
          <table:table-cell office:value-type="float" office:value="14.3" calcext:value-type="float">
            <text:p>14,3</text:p>
          </table:table-cell>
          <table:table-cell office:value-type="float" office:value="41.58" calcext:value-type="float">
            <text:p>41,58</text:p>
          </table:table-cell>
          <table:table-cell office:value-type="float" office:value="908.77" calcext:value-type="float">
            <text:p>908,77</text:p>
          </table:table-cell>
        </table:table-row>
        <table:table-row table:style-name="ro1">
          <table:table-cell/>
          <table:table-cell office:value-type="float" office:value="16.187" calcext:value-type="float">
            <text:p>16,187</text:p>
          </table:table-cell>
          <table:table-cell office:value-type="float" office:value="167549.22" calcext:value-type="float">
            <text:p>167549,22</text:p>
          </table:table-cell>
          <table:table-cell office:value-type="float" office:value="14.3" calcext:value-type="float">
            <text:p>14,3</text:p>
          </table:table-cell>
          <table:table-cell office:value-type="float" office:value="41.58" calcext:value-type="float">
            <text:p>41,58</text:p>
          </table:table-cell>
          <table:table-cell office:value-type="float" office:value="920.61" calcext:value-type="float">
            <text:p>920,61</text:p>
          </table:table-cell>
        </table:table-row>
        <table:table-row table:style-name="ro1">
          <table:table-cell/>
          <table:table-cell office:value-type="float" office:value="16.1871" calcext:value-type="float">
            <text:p>16,1871</text:p>
          </table:table-cell>
          <table:table-cell office:value-type="float" office:value="176161.38" calcext:value-type="float">
            <text:p>176161,38</text:p>
          </table:table-cell>
          <table:table-cell office:value-type="float" office:value="14.3" calcext:value-type="float">
            <text:p>14,3</text:p>
          </table:table-cell>
          <table:table-cell office:value-type="float" office:value="41.58" calcext:value-type="float">
            <text:p>41,58</text:p>
          </table:table-cell>
          <table:table-cell office:value-type="float" office:value="944.1" calcext:value-type="float">
            <text:p>944,1</text:p>
          </table:table-cell>
        </table:table-row>
        <table:table-row table:style-name="ro1">
          <table:table-cell/>
          <table:table-cell office:value-type="float" office:value="16.188" calcext:value-type="float">
            <text:p>16,188</text:p>
          </table:table-cell>
          <table:table-cell office:value-type="float" office:value="177323.69" calcext:value-type="float">
            <text:p>177323,69</text:p>
          </table:table-cell>
          <table:table-cell office:value-type="float" office:value="14.38" calcext:value-type="float">
            <text:p>14,38</text:p>
          </table:table-cell>
          <table:table-cell office:value-type="float" office:value="41.6" calcext:value-type="float">
            <text:p>41,6</text:p>
          </table:table-cell>
          <table:table-cell office:value-type="float" office:value="946.83" calcext:value-type="float">
            <text:p>946,83</text:p>
          </table:table-cell>
        </table:table-row>
        <table:table-row table:style-name="ro1">
          <table:table-cell/>
          <table:table-cell office:value-type="float" office:value="16.1882" calcext:value-type="float">
            <text:p>16,1882</text:p>
          </table:table-cell>
          <table:table-cell office:value-type="float" office:value="171520.71" calcext:value-type="float">
            <text:p>171520,71</text:p>
          </table:table-cell>
          <table:table-cell office:value-type="float" office:value="13.97" calcext:value-type="float">
            <text:p>13,97</text:p>
          </table:table-cell>
          <table:table-cell office:value-type="float" office:value="41.53" calcext:value-type="float">
            <text:p>41,53</text:p>
          </table:table-cell>
          <table:table-cell office:value-type="float" office:value="927.28" calcext:value-type="float">
            <text:p>927,28</text:p>
          </table:table-cell>
        </table:table-row>
        <table:table-row table:style-name="ro1">
          <table:table-cell/>
          <table:table-cell office:value-type="float" office:value="16.1884" calcext:value-type="float">
            <text:p>16,1884</text:p>
          </table:table-cell>
          <table:table-cell office:value-type="float" office:value="171802.05" calcext:value-type="float">
            <text:p>171802,05</text:p>
          </table:table-cell>
          <table:table-cell office:value-type="float" office:value="13.97" calcext:value-type="float">
            <text:p>13,97</text:p>
          </table:table-cell>
          <table:table-cell office:value-type="float" office:value="41.53" calcext:value-type="float">
            <text:p>41,53</text:p>
          </table:table-cell>
          <table:table-cell office:value-type="float" office:value="931.33" calcext:value-type="float">
            <text:p>931,33</text:p>
          </table:table-cell>
        </table:table-row>
        <table:table-row table:style-name="ro1">
          <table:table-cell/>
          <table:table-cell office:value-type="float" office:value="16.1888" calcext:value-type="float">
            <text:p>16,1888</text:p>
          </table:table-cell>
          <table:table-cell office:value-type="float" office:value="180888.13" calcext:value-type="float">
            <text:p>180888,13</text:p>
          </table:table-cell>
          <table:table-cell office:value-type="float" office:value="13.97" calcext:value-type="float">
            <text:p>13,97</text:p>
          </table:table-cell>
          <table:table-cell office:value-type="float" office:value="41.53" calcext:value-type="float">
            <text:p>41,53</text:p>
          </table:table-cell>
          <table:table-cell office:value-type="float" office:value="956.11" calcext:value-type="float">
            <text:p>956,11</text:p>
          </table:table-cell>
        </table:table-row>
        <table:table-row table:style-name="ro1">
          <table:table-cell/>
          <table:table-cell office:value-type="float" office:value="16.1889" calcext:value-type="float">
            <text:p>16,1889</text:p>
          </table:table-cell>
          <table:table-cell office:value-type="float" office:value="163942.17" calcext:value-type="float">
            <text:p>163942,17</text:p>
          </table:table-cell>
          <table:table-cell office:value-type="float" office:value="13.82" calcext:value-type="float">
            <text:p>13,82</text:p>
          </table:table-cell>
          <table:table-cell office:value-type="float" office:value="40.89" calcext:value-type="float">
            <text:p>40,89</text:p>
          </table:table-cell>
          <table:table-cell office:value-type="float" office:value="910.73" calcext:value-type="float">
            <text:p>910,73</text:p>
          </table:table-cell>
        </table:table-row>
        <table:table-row table:style-name="ro1">
          <table:table-cell/>
          <table:table-cell office:value-type="float" office:value="16.19" calcext:value-type="float">
            <text:p>16,19</text:p>
          </table:table-cell>
          <table:table-cell office:value-type="float" office:value="172167.22" calcext:value-type="float">
            <text:p>172167,22</text:p>
          </table:table-cell>
          <table:table-cell office:value-type="float" office:value="13.99" calcext:value-type="float">
            <text:p>13,99</text:p>
          </table:table-cell>
          <table:table-cell office:value-type="float" office:value="41.52" calcext:value-type="float">
            <text:p>41,52</text:p>
          </table:table-cell>
          <table:table-cell office:value-type="float" office:value="932.4" calcext:value-type="float">
            <text:p>932,4</text:p>
          </table:table-cell>
        </table:table-row>
        <table:table-row table:style-name="ro1">
          <table:table-cell/>
          <table:table-cell office:value-type="float" office:value="16.1913" calcext:value-type="float">
            <text:p>16,1913</text:p>
          </table:table-cell>
          <table:table-cell office:value-type="float" office:value="180852.18" calcext:value-type="float">
            <text:p>180852,18</text:p>
          </table:table-cell>
          <table:table-cell office:value-type="float" office:value="13.8" calcext:value-type="float">
            <text:p>13,8</text:p>
          </table:table-cell>
          <table:table-cell office:value-type="float" office:value="40.9" calcext:value-type="float">
            <text:p>40,9</text:p>
          </table:table-cell>
          <table:table-cell office:value-type="float" office:value="955.46" calcext:value-type="float">
            <text:p>955,46</text:p>
          </table:table-cell>
        </table:table-row>
        <table:table-row table:style-name="ro1">
          <table:table-cell/>
          <table:table-cell office:value-type="float" office:value="16.1916" calcext:value-type="float">
            <text:p>16,1916</text:p>
          </table:table-cell>
          <table:table-cell office:value-type="float" office:value="178380.39" calcext:value-type="float">
            <text:p>178380,39</text:p>
          </table:table-cell>
          <table:table-cell office:value-type="float" office:value="13.8" calcext:value-type="float">
            <text:p>13,8</text:p>
          </table:table-cell>
          <table:table-cell office:value-type="float" office:value="40.9" calcext:value-type="float">
            <text:p>40,9</text:p>
          </table:table-cell>
          <table:table-cell office:value-type="float" office:value="950.03" calcext:value-type="float">
            <text:p>950,03</text:p>
          </table:table-cell>
        </table:table-row>
        <table:table-row table:style-name="ro1">
          <table:table-cell/>
          <table:table-cell office:value-type="float" office:value="16.1923" calcext:value-type="float">
            <text:p>16,1923</text:p>
          </table:table-cell>
          <table:table-cell office:value-type="float" office:value="174263.56" calcext:value-type="float">
            <text:p>174263,56</text:p>
          </table:table-cell>
          <table:table-cell office:value-type="float" office:value="13.97" calcext:value-type="float">
            <text:p>13,97</text:p>
          </table:table-cell>
          <table:table-cell office:value-type="float" office:value="41.53" calcext:value-type="float">
            <text:p>41,53</text:p>
          </table:table-cell>
          <table:table-cell office:value-type="float" office:value="936.73" calcext:value-type="float">
            <text:p>936,73</text:p>
          </table:table-cell>
        </table:table-row>
        <table:table-row table:style-name="ro1">
          <table:table-cell/>
          <table:table-cell office:value-type="float" office:value="16.1929" calcext:value-type="float">
            <text:p>16,1929</text:p>
          </table:table-cell>
          <table:table-cell office:value-type="float" office:value="171160.5" calcext:value-type="float">
            <text:p>171160,5</text:p>
          </table:table-cell>
          <table:table-cell office:value-type="float" office:value="13.97" calcext:value-type="float">
            <text:p>13,97</text:p>
          </table:table-cell>
          <table:table-cell office:value-type="float" office:value="41.53" calcext:value-type="float">
            <text:p>41,53</text:p>
          </table:table-cell>
          <table:table-cell office:value-type="float" office:value="928.92" calcext:value-type="float">
            <text:p>928,92</text:p>
          </table:table-cell>
        </table:table-row>
        <table:table-row table:style-name="ro1">
          <table:table-cell/>
          <table:table-cell office:value-type="float" office:value="16.1931" calcext:value-type="float">
            <text:p>16,1931</text:p>
          </table:table-cell>
          <table:table-cell office:value-type="float" office:value="180687.24" calcext:value-type="float">
            <text:p>180687,24</text:p>
          </table:table-cell>
          <table:table-cell office:value-type="float" office:value="13.99" calcext:value-type="float">
            <text:p>13,99</text:p>
          </table:table-cell>
          <table:table-cell office:value-type="float" office:value="41.52" calcext:value-type="float">
            <text:p>41,52</text:p>
          </table:table-cell>
          <table:table-cell office:value-type="float" office:value="954.65" calcext:value-type="float">
            <text:p>954,65</text:p>
          </table:table-cell>
        </table:table-row>
        <table:table-row table:style-name="ro1">
          <table:table-cell/>
          <table:table-cell office:value-type="float" office:value="16.1932" calcext:value-type="float">
            <text:p>16,1932</text:p>
          </table:table-cell>
          <table:table-cell office:value-type="float" office:value="171148.04" calcext:value-type="float">
            <text:p>171148,04</text:p>
          </table:table-cell>
          <table:table-cell office:value-type="float" office:value="14.05" calcext:value-type="float">
            <text:p>14,05</text:p>
          </table:table-cell>
          <table:table-cell office:value-type="float" office:value="41.55" calcext:value-type="float">
            <text:p>41,55</text:p>
          </table:table-cell>
          <table:table-cell office:value-type="float" office:value="929.76" calcext:value-type="float">
            <text:p>929,76</text:p>
          </table:table-cell>
        </table:table-row>
        <table:table-row table:style-name="ro1">
          <table:table-cell/>
          <table:table-cell office:value-type="float" office:value="16.1934" calcext:value-type="float">
            <text:p>16,1934</text:p>
          </table:table-cell>
          <table:table-cell office:value-type="float" office:value="171341.12" calcext:value-type="float">
            <text:p>171341,12</text:p>
          </table:table-cell>
          <table:table-cell office:value-type="float" office:value="13.99" calcext:value-type="float">
            <text:p>13,99</text:p>
          </table:table-cell>
          <table:table-cell office:value-type="float" office:value="41.52" calcext:value-type="float">
            <text:p>41,52</text:p>
          </table:table-cell>
          <table:table-cell office:value-type="float" office:value="928.83" calcext:value-type="float">
            <text:p>928,83</text:p>
          </table:table-cell>
        </table:table-row>
        <table:table-row table:style-name="ro1">
          <table:table-cell/>
          <table:table-cell office:value-type="float" office:value="16.1935" calcext:value-type="float">
            <text:p>16,1935</text:p>
          </table:table-cell>
          <table:table-cell office:value-type="float" office:value="178398.64" calcext:value-type="float">
            <text:p>178398,64</text:p>
          </table:table-cell>
          <table:table-cell office:value-type="float" office:value="13.97" calcext:value-type="float">
            <text:p>13,97</text:p>
          </table:table-cell>
          <table:table-cell office:value-type="float" office:value="41.53" calcext:value-type="float">
            <text:p>41,53</text:p>
          </table:table-cell>
          <table:table-cell office:value-type="float" office:value="949.32" calcext:value-type="float">
            <text:p>949,32</text:p>
          </table:table-cell>
        </table:table-row>
        <table:table-row table:style-name="ro1">
          <table:table-cell/>
          <table:table-cell office:value-type="float" office:value="16.1941" calcext:value-type="float">
            <text:p>16,1941</text:p>
          </table:table-cell>
          <table:table-cell office:value-type="float" office:value="179248.77" calcext:value-type="float">
            <text:p>179248,77</text:p>
          </table:table-cell>
          <table:table-cell office:value-type="float" office:value="14.05" calcext:value-type="float">
            <text:p>14,05</text:p>
          </table:table-cell>
          <table:table-cell office:value-type="float" office:value="41.55" calcext:value-type="float">
            <text:p>41,55</text:p>
          </table:table-cell>
          <table:table-cell office:value-type="float" office:value="948.57" calcext:value-type="float">
            <text:p>948,57</text:p>
          </table:table-cell>
        </table:table-row>
        <table:table-row table:style-name="ro1">
          <table:table-cell/>
          <table:table-cell office:value-type="float" office:value="16.1944" calcext:value-type="float">
            <text:p>16,1944</text:p>
          </table:table-cell>
          <table:table-cell office:value-type="float" office:value="176179.82" calcext:value-type="float">
            <text:p>176179,82</text:p>
          </table:table-cell>
          <table:table-cell office:value-type="float" office:value="14.05" calcext:value-type="float">
            <text:p>14,05</text:p>
          </table:table-cell>
          <table:table-cell office:value-type="float" office:value="41.55" calcext:value-type="float">
            <text:p>41,55</text:p>
          </table:table-cell>
          <table:table-cell office:value-type="float" office:value="943.48" calcext:value-type="float">
            <text:p>943,48</text:p>
          </table:table-cell>
        </table:table-row>
        <table:table-row table:style-name="ro1">
          <table:table-cell/>
          <table:table-cell office:value-type="float" office:value="16.1945" calcext:value-type="float">
            <text:p>16,1945</text:p>
          </table:table-cell>
          <table:table-cell office:value-type="float" office:value="156276.08" calcext:value-type="float">
            <text:p>156276,08</text:p>
          </table:table-cell>
          <table:table-cell office:value-type="float" office:value="13.99" calcext:value-type="float">
            <text:p>13,99</text:p>
          </table:table-cell>
          <table:table-cell office:value-type="float" office:value="41.52" calcext:value-type="float">
            <text:p>41,52</text:p>
          </table:table-cell>
          <table:table-cell office:value-type="float" office:value="889.06" calcext:value-type="float">
            <text:p>889,06</text:p>
          </table:table-cell>
        </table:table-row>
        <table:table-row table:style-name="ro1">
          <table:table-cell/>
          <table:table-cell office:value-type="float" office:value="16.1952" calcext:value-type="float">
            <text:p>16,1952</text:p>
          </table:table-cell>
          <table:table-cell office:value-type="float" office:value="167549.22" calcext:value-type="float">
            <text:p>167549,22</text:p>
          </table:table-cell>
          <table:table-cell office:value-type="float" office:value="13.97" calcext:value-type="float">
            <text:p>13,97</text:p>
          </table:table-cell>
          <table:table-cell office:value-type="float" office:value="41.53" calcext:value-type="float">
            <text:p>41,53</text:p>
          </table:table-cell>
          <table:table-cell office:value-type="float" office:value="919.73" calcext:value-type="float">
            <text:p>919,73</text:p>
          </table:table-cell>
        </table:table-row>
        <table:table-row table:style-name="ro1">
          <table:table-cell/>
          <table:table-cell office:value-type="float" office:value="16.1956" calcext:value-type="float">
            <text:p>16,1956</text:p>
          </table:table-cell>
          <table:table-cell office:value-type="float" office:value="179566" calcext:value-type="float">
            <text:p>179566</text:p>
          </table:table-cell>
          <table:table-cell office:value-type="float" office:value="13.82" calcext:value-type="float">
            <text:p>13,82</text:p>
          </table:table-cell>
          <table:table-cell office:value-type="float" office:value="40.89" calcext:value-type="float">
            <text:p>40,89</text:p>
          </table:table-cell>
          <table:table-cell office:value-type="float" office:value="952.68" calcext:value-type="float">
            <text:p>952,68</text:p>
          </table:table-cell>
        </table:table-row>
        <table:table-row table:style-name="ro1">
          <table:table-cell/>
          <table:table-cell office:value-type="float" office:value="16.1962" calcext:value-type="float">
            <text:p>16,1962</text:p>
          </table:table-cell>
          <table:table-cell office:value-type="float" office:value="177471.17" calcext:value-type="float">
            <text:p>177471,17</text:p>
          </table:table-cell>
          <table:table-cell office:value-type="float" office:value="13.82" calcext:value-type="float">
            <text:p>13,82</text:p>
          </table:table-cell>
          <table:table-cell office:value-type="float" office:value="40.89" calcext:value-type="float">
            <text:p>40,89</text:p>
          </table:table-cell>
          <table:table-cell office:value-type="float" office:value="944.34" calcext:value-type="float">
            <text:p>944,34</text:p>
          </table:table-cell>
        </table:table-row>
        <table:table-row table:style-name="ro1">
          <table:table-cell/>
          <table:table-cell office:value-type="float" office:value="16.1971" calcext:value-type="float">
            <text:p>16,1971</text:p>
          </table:table-cell>
          <table:table-cell office:value-type="float" office:value="181030.96" calcext:value-type="float">
            <text:p>181030,96</text:p>
          </table:table-cell>
          <table:table-cell office:value-type="float" office:value="13.8" calcext:value-type="float">
            <text:p>13,8</text:p>
          </table:table-cell>
          <table:table-cell office:value-type="float" office:value="40.9" calcext:value-type="float">
            <text:p>40,9</text:p>
          </table:table-cell>
          <table:table-cell office:value-type="float" office:value="956.6" calcext:value-type="float">
            <text:p>956,6</text:p>
          </table:table-cell>
        </table:table-row>
        <table:table-row table:style-name="ro1">
          <table:table-cell/>
          <table:table-cell office:value-type="float" office:value="16.1979" calcext:value-type="float">
            <text:p>16,1979</text:p>
          </table:table-cell>
          <table:table-cell office:value-type="float" office:value="148935.14" calcext:value-type="float">
            <text:p>148935,14</text:p>
          </table:table-cell>
          <table:table-cell office:value-type="float" office:value="14.07" calcext:value-type="float">
            <text:p>14,07</text:p>
          </table:table-cell>
          <table:table-cell office:value-type="float" office:value="41.54" calcext:value-type="float">
            <text:p>41,54</text:p>
          </table:table-cell>
          <table:table-cell office:value-type="float" office:value="865.97" calcext:value-type="float">
            <text:p>865,97</text:p>
          </table:table-cell>
        </table:table-row>
        <table:table-row table:style-name="ro1">
          <table:table-cell/>
          <table:table-cell office:value-type="float" office:value="16.198" calcext:value-type="float">
            <text:p>16,198</text:p>
          </table:table-cell>
          <table:table-cell office:value-type="float" office:value="166227.09" calcext:value-type="float">
            <text:p>166227,09</text:p>
          </table:table-cell>
          <table:table-cell office:value-type="float" office:value="13.8" calcext:value-type="float">
            <text:p>13,8</text:p>
          </table:table-cell>
          <table:table-cell office:value-type="float" office:value="40.9" calcext:value-type="float">
            <text:p>40,9</text:p>
          </table:table-cell>
          <table:table-cell office:value-type="float" office:value="916.23" calcext:value-type="float">
            <text:p>916,23</text:p>
          </table:table-cell>
        </table:table-row>
        <table:table-row table:style-name="ro1">
          <table:table-cell/>
          <table:table-cell office:value-type="float" office:value="16.1982" calcext:value-type="float">
            <text:p>16,1982</text:p>
          </table:table-cell>
          <table:table-cell office:value-type="float" office:value="181861.14" calcext:value-type="float">
            <text:p>181861,14</text:p>
          </table:table-cell>
          <table:table-cell office:value-type="float" office:value="13.97" calcext:value-type="float">
            <text:p>13,97</text:p>
          </table:table-cell>
          <table:table-cell office:value-type="float" office:value="41.53" calcext:value-type="float">
            <text:p>41,53</text:p>
          </table:table-cell>
          <table:table-cell office:value-type="float" office:value="955.48" calcext:value-type="float">
            <text:p>955,48</text:p>
          </table:table-cell>
        </table:table-row>
        <table:table-row table:style-name="ro1">
          <table:table-cell/>
          <table:table-cell office:value-type="float" office:value="16.1986" calcext:value-type="float">
            <text:p>16,1986</text:p>
          </table:table-cell>
          <table:table-cell office:value-type="float" office:value="159500.13" calcext:value-type="float">
            <text:p>159500,13</text:p>
          </table:table-cell>
          <table:table-cell office:value-type="float" office:value="14.05" calcext:value-type="float">
            <text:p>14,05</text:p>
          </table:table-cell>
          <table:table-cell office:value-type="float" office:value="41.55" calcext:value-type="float">
            <text:p>41,55</text:p>
          </table:table-cell>
          <table:table-cell office:value-type="float" office:value="897.33" calcext:value-type="float">
            <text:p>897,33</text:p>
          </table:table-cell>
        </table:table-row>
        <table:table-row table:style-name="ro1">
          <table:table-cell/>
          <table:table-cell office:value-type="float" office:value="16.1998" calcext:value-type="float">
            <text:p>16,1998</text:p>
          </table:table-cell>
          <table:table-cell office:value-type="float" office:value="161884.87" calcext:value-type="float">
            <text:p>161884,87</text:p>
          </table:table-cell>
          <table:table-cell office:value-type="float" office:value="13.97" calcext:value-type="float">
            <text:p>13,97</text:p>
          </table:table-cell>
          <table:table-cell office:value-type="float" office:value="41.53" calcext:value-type="float">
            <text:p>41,53</text:p>
          </table:table-cell>
          <table:table-cell office:value-type="float" office:value="904.28" calcext:value-type="float">
            <text:p>904,28</text:p>
          </table:table-cell>
        </table:table-row>
        <table:table-row table:style-name="ro1">
          <table:table-cell/>
          <table:table-cell office:value-type="float" office:value="16.2001" calcext:value-type="float">
            <text:p>16,2001</text:p>
          </table:table-cell>
          <table:table-cell office:value-type="float" office:value="177073.24" calcext:value-type="float">
            <text:p>177073,24</text:p>
          </table:table-cell>
          <table:table-cell office:value-type="float" office:value="13.99" calcext:value-type="float">
            <text:p>13,99</text:p>
          </table:table-cell>
          <table:table-cell office:value-type="float" office:value="41.52" calcext:value-type="float">
            <text:p>41,52</text:p>
          </table:table-cell>
          <table:table-cell office:value-type="float" office:value="945.78" calcext:value-type="float">
            <text:p>945,78</text:p>
          </table:table-cell>
        </table:table-row>
        <table:table-row table:style-name="ro1">
          <table:table-cell/>
          <table:table-cell office:value-type="float" office:value="16.2008" calcext:value-type="float">
            <text:p>16,2008</text:p>
          </table:table-cell>
          <table:table-cell office:value-type="float" office:value="170223.75" calcext:value-type="float">
            <text:p>170223,75</text:p>
          </table:table-cell>
          <table:table-cell office:value-type="float" office:value="13.8" calcext:value-type="float">
            <text:p>13,8</text:p>
          </table:table-cell>
          <table:table-cell office:value-type="float" office:value="40.9" calcext:value-type="float">
            <text:p>40,9</text:p>
          </table:table-cell>
          <table:table-cell office:value-type="float" office:value="927.13" calcext:value-type="float">
            <text:p>927,13</text:p>
          </table:table-cell>
        </table:table-row>
        <table:table-row table:style-name="ro1">
          <table:table-cell/>
          <table:table-cell office:value-type="float" office:value="16.201" calcext:value-type="float">
            <text:p>16,201</text:p>
          </table:table-cell>
          <table:table-cell office:value-type="float" office:value="175997.62" calcext:value-type="float">
            <text:p>175997,62</text:p>
          </table:table-cell>
          <table:table-cell office:value-type="float" office:value="14.07" calcext:value-type="float">
            <text:p>14,07</text:p>
          </table:table-cell>
          <table:table-cell office:value-type="float" office:value="41.54" calcext:value-type="float">
            <text:p>41,54</text:p>
          </table:table-cell>
          <table:table-cell office:value-type="float" office:value="943.06" calcext:value-type="float">
            <text:p>943,06</text:p>
          </table:table-cell>
        </table:table-row>
        <table:table-row table:style-name="ro1">
          <table:table-cell/>
          <table:table-cell office:value-type="float" office:value="16.2011" calcext:value-type="float">
            <text:p>16,2011</text:p>
          </table:table-cell>
          <table:table-cell office:value-type="float" office:value="175331.2" calcext:value-type="float">
            <text:p>175331,2</text:p>
          </table:table-cell>
          <table:table-cell office:value-type="float" office:value="13.83" calcext:value-type="float">
            <text:p>13,83</text:p>
          </table:table-cell>
          <table:table-cell office:value-type="float" office:value="40.89" calcext:value-type="float">
            <text:p>40,89</text:p>
          </table:table-cell>
          <table:table-cell office:value-type="float" office:value="941.82" calcext:value-type="float">
            <text:p>941,82</text:p>
          </table:table-cell>
        </table:table-row>
        <table:table-row table:style-name="ro1">
          <table:table-cell/>
          <table:table-cell office:value-type="float" office:value="16.2038" calcext:value-type="float">
            <text:p>16,2038</text:p>
          </table:table-cell>
          <table:table-cell office:value-type="float" office:value="176690.85" calcext:value-type="float">
            <text:p>176690,85</text:p>
          </table:table-cell>
          <table:table-cell office:value-type="float" office:value="13.82" calcext:value-type="float">
            <text:p>13,82</text:p>
          </table:table-cell>
          <table:table-cell office:value-type="float" office:value="40.89" calcext:value-type="float">
            <text:p>40,89</text:p>
          </table:table-cell>
          <table:table-cell office:value-type="float" office:value="944.84" calcext:value-type="float">
            <text:p>944,84</text:p>
          </table:table-cell>
        </table:table-row>
        <table:table-row table:style-name="ro1">
          <table:table-cell/>
          <table:table-cell office:value-type="float" office:value="16.2041" calcext:value-type="float">
            <text:p>16,2041</text:p>
          </table:table-cell>
          <table:table-cell office:value-type="float" office:value="179857.07" calcext:value-type="float">
            <text:p>179857,07</text:p>
          </table:table-cell>
          <table:table-cell office:value-type="float" office:value="13.82" calcext:value-type="float">
            <text:p>13,82</text:p>
          </table:table-cell>
          <table:table-cell office:value-type="float" office:value="40.89" calcext:value-type="float">
            <text:p>40,89</text:p>
          </table:table-cell>
          <table:table-cell office:value-type="float" office:value="953.47" calcext:value-type="float">
            <text:p>953,47</text:p>
          </table:table-cell>
        </table:table-row>
        <table:table-row table:style-name="ro1">
          <table:table-cell/>
          <table:table-cell office:value-type="float" office:value="16.2048" calcext:value-type="float">
            <text:p>16,2048</text:p>
          </table:table-cell>
          <table:table-cell office:value-type="float" office:value="166067.52" calcext:value-type="float">
            <text:p>166067,52</text:p>
          </table:table-cell>
          <table:table-cell office:value-type="float" office:value="13.97" calcext:value-type="float">
            <text:p>13,97</text:p>
          </table:table-cell>
          <table:table-cell office:value-type="float" office:value="41.53" calcext:value-type="float">
            <text:p>41,53</text:p>
          </table:table-cell>
          <table:table-cell office:value-type="float" office:value="915.69" calcext:value-type="float">
            <text:p>915,69</text:p>
          </table:table-cell>
        </table:table-row>
        <table:table-row table:style-name="ro1">
          <table:table-cell/>
          <table:table-cell office:value-type="float" office:value="16.2057" calcext:value-type="float">
            <text:p>16,2057</text:p>
          </table:table-cell>
          <table:table-cell office:value-type="float" office:value="180687.24" calcext:value-type="float">
            <text:p>180687,24</text:p>
          </table:table-cell>
          <table:table-cell office:value-type="float" office:value="13.97" calcext:value-type="float">
            <text:p>13,97</text:p>
          </table:table-cell>
          <table:table-cell office:value-type="float" office:value="41.53" calcext:value-type="float">
            <text:p>41,53</text:p>
          </table:table-cell>
          <table:table-cell office:value-type="float" office:value="952.28" calcext:value-type="float">
            <text:p>952,28</text:p>
          </table:table-cell>
        </table:table-row>
        <table:table-row table:style-name="ro1">
          <table:table-cell/>
          <table:table-cell office:value-type="float" office:value="16.2059" calcext:value-type="float">
            <text:p>16,2059</text:p>
          </table:table-cell>
          <table:table-cell office:value-type="float" office:value="181087.84" calcext:value-type="float">
            <text:p>181087,84</text:p>
          </table:table-cell>
          <table:table-cell office:value-type="float" office:value="13.97" calcext:value-type="float">
            <text:p>13,97</text:p>
          </table:table-cell>
          <table:table-cell office:value-type="float" office:value="41.53" calcext:value-type="float">
            <text:p>41,53</text:p>
          </table:table-cell>
          <table:table-cell office:value-type="float" office:value="956.65" calcext:value-type="float">
            <text:p>956,65</text:p>
          </table:table-cell>
        </table:table-row>
        <table:table-row table:style-name="ro1">
          <table:table-cell/>
          <table:table-cell office:value-type="float" office:value="16.2065" calcext:value-type="float">
            <text:p>16,2065</text:p>
          </table:table-cell>
          <table:table-cell office:value-type="float" office:value="167057.27" calcext:value-type="float">
            <text:p>167057,27</text:p>
          </table:table-cell>
          <table:table-cell office:value-type="float" office:value="13.97" calcext:value-type="float">
            <text:p>13,97</text:p>
          </table:table-cell>
          <table:table-cell office:value-type="float" office:value="41.53" calcext:value-type="float">
            <text:p>41,53</text:p>
          </table:table-cell>
          <table:table-cell office:value-type="float" office:value="918.39" calcext:value-type="float">
            <text:p>918,39</text:p>
          </table:table-cell>
        </table:table-row>
        <table:table-row table:style-name="ro1">
          <table:table-cell/>
          <table:table-cell office:value-type="float" office:value="16.2072" calcext:value-type="float">
            <text:p>16,2072</text:p>
          </table:table-cell>
          <table:table-cell office:value-type="float" office:value="176947.41" calcext:value-type="float">
            <text:p>176947,41</text:p>
          </table:table-cell>
          <table:table-cell office:value-type="float" office:value="13.8" calcext:value-type="float">
            <text:p>13,8</text:p>
          </table:table-cell>
          <table:table-cell office:value-type="float" office:value="40.9" calcext:value-type="float">
            <text:p>40,9</text:p>
          </table:table-cell>
          <table:table-cell office:value-type="float" office:value="945.46" calcext:value-type="float">
            <text:p>945,46</text:p>
          </table:table-cell>
        </table:table-row>
        <table:table-row table:style-name="ro1">
          <table:table-cell/>
          <table:table-cell office:value-type="float" office:value="16.2073" calcext:value-type="float">
            <text:p>16,2073</text:p>
          </table:table-cell>
          <table:table-cell office:value-type="float" office:value="176241.68" calcext:value-type="float">
            <text:p>176241,68</text:p>
          </table:table-cell>
          <table:table-cell office:value-type="float" office:value="14.01" calcext:value-type="float">
            <text:p>14,01</text:p>
          </table:table-cell>
          <table:table-cell office:value-type="float" office:value="41.51" calcext:value-type="float">
            <text:p>41,51</text:p>
          </table:table-cell>
          <table:table-cell office:value-type="float" office:value="942.94" calcext:value-type="float">
            <text:p>942,94</text:p>
          </table:table-cell>
        </table:table-row>
        <table:table-row table:style-name="ro1">
          <table:table-cell/>
          <table:table-cell office:value-type="float" office:value="16.2076" calcext:value-type="float">
            <text:p>16,2076</text:p>
          </table:table-cell>
          <table:table-cell office:value-type="float" office:value="171909.88" calcext:value-type="float">
            <text:p>171909,88</text:p>
          </table:table-cell>
          <table:table-cell office:value-type="float" office:value="14.09" calcext:value-type="float">
            <text:p>14,09</text:p>
          </table:table-cell>
          <table:table-cell office:value-type="float" office:value="41.53" calcext:value-type="float">
            <text:p>41,53</text:p>
          </table:table-cell>
          <table:table-cell office:value-type="float" office:value="930.68" calcext:value-type="float">
            <text:p>930,68</text:p>
          </table:table-cell>
        </table:table-row>
        <table:table-row table:style-name="ro1">
          <table:table-cell/>
          <table:table-cell office:value-type="float" office:value="16.2078" calcext:value-type="float">
            <text:p>16,2078</text:p>
          </table:table-cell>
          <table:table-cell office:value-type="float" office:value="170531.21" calcext:value-type="float">
            <text:p>170531,21</text:p>
          </table:table-cell>
          <table:table-cell office:value-type="float" office:value="13.84" calcext:value-type="float">
            <text:p>13,84</text:p>
          </table:table-cell>
          <table:table-cell office:value-type="float" office:value="40.88" calcext:value-type="float">
            <text:p>40,88</text:p>
          </table:table-cell>
          <table:table-cell office:value-type="float" office:value="928.78" calcext:value-type="float">
            <text:p>928,78</text:p>
          </table:table-cell>
        </table:table-row>
        <table:table-row table:style-name="ro1">
          <table:table-cell/>
          <table:table-cell office:value-type="float" office:value="16.2081" calcext:value-type="float">
            <text:p>16,2081</text:p>
          </table:table-cell>
          <table:table-cell office:value-type="float" office:value="166719.05" calcext:value-type="float">
            <text:p>166719,05</text:p>
          </table:table-cell>
          <table:table-cell office:value-type="float" office:value="13.84" calcext:value-type="float">
            <text:p>13,84</text:p>
          </table:table-cell>
          <table:table-cell office:value-type="float" office:value="40.88" calcext:value-type="float">
            <text:p>40,88</text:p>
          </table:table-cell>
          <table:table-cell office:value-type="float" office:value="917.72" calcext:value-type="float">
            <text:p>917,72</text:p>
          </table:table-cell>
        </table:table-row>
        <table:table-row table:style-name="ro1">
          <table:table-cell/>
          <table:table-cell office:value-type="float" office:value="16.2085" calcext:value-type="float">
            <text:p>16,2085</text:p>
          </table:table-cell>
          <table:table-cell office:value-type="float" office:value="167549.22" calcext:value-type="float">
            <text:p>167549,22</text:p>
          </table:table-cell>
          <table:table-cell office:value-type="float" office:value="14.01" calcext:value-type="float">
            <text:p>14,01</text:p>
          </table:table-cell>
          <table:table-cell office:value-type="float" office:value="41.51" calcext:value-type="float">
            <text:p>41,51</text:p>
          </table:table-cell>
          <table:table-cell office:value-type="float" office:value="916.61" calcext:value-type="float">
            <text:p>916,61</text:p>
          </table:table-cell>
        </table:table-row>
        <table:table-row table:style-name="ro1">
          <table:table-cell/>
          <table:table-cell office:value-type="float" office:value="16.2095" calcext:value-type="float">
            <text:p>16,2095</text:p>
          </table:table-cell>
          <table:table-cell office:value-type="float" office:value="170181.86" calcext:value-type="float">
            <text:p>170181,86</text:p>
          </table:table-cell>
          <table:table-cell office:value-type="float" office:value="14.09" calcext:value-type="float">
            <text:p>14,09</text:p>
          </table:table-cell>
          <table:table-cell office:value-type="float" office:value="41.53" calcext:value-type="float">
            <text:p>41,53</text:p>
          </table:table-cell>
          <table:table-cell office:value-type="float" office:value="927.28" calcext:value-type="float">
            <text:p>927,28</text:p>
          </table:table-cell>
        </table:table-row>
        <table:table-row table:style-name="ro1">
          <table:table-cell/>
          <table:table-cell office:value-type="float" office:value="16.2097" calcext:value-type="float">
            <text:p>16,2097</text:p>
          </table:table-cell>
          <table:table-cell office:value-type="float" office:value="166700.89" calcext:value-type="float">
            <text:p>166700,89</text:p>
          </table:table-cell>
          <table:table-cell office:value-type="float" office:value="14.06" calcext:value-type="float">
            <text:p>14,06</text:p>
          </table:table-cell>
          <table:table-cell office:value-type="float" office:value="41.5" calcext:value-type="float">
            <text:p>41,5</text:p>
          </table:table-cell>
          <table:table-cell office:value-type="float" office:value="917.76" calcext:value-type="float">
            <text:p>917,76</text:p>
          </table:table-cell>
        </table:table-row>
        <table:table-row table:style-name="ro1">
          <table:table-cell/>
          <table:table-cell office:value-type="float" office:value="16.2099" calcext:value-type="float">
            <text:p>16,2099</text:p>
          </table:table-cell>
          <table:table-cell office:value-type="float" office:value="170677.67" calcext:value-type="float">
            <text:p>170677,67</text:p>
          </table:table-cell>
          <table:table-cell office:value-type="float" office:value="13.87" calcext:value-type="float">
            <text:p>13,87</text:p>
          </table:table-cell>
          <table:table-cell office:value-type="float" office:value="40.88" calcext:value-type="float">
            <text:p>40,88</text:p>
          </table:table-cell>
          <table:table-cell office:value-type="float" office:value="928.63" calcext:value-type="float">
            <text:p>928,63</text:p>
          </table:table-cell>
        </table:table-row>
        <table:table-row table:style-name="ro1">
          <table:table-cell/>
          <table:table-cell office:value-type="float" office:value="16.2103" calcext:value-type="float">
            <text:p>16,2103</text:p>
          </table:table-cell>
          <table:table-cell office:value-type="float" office:value="156114" calcext:value-type="float">
            <text:p>156114</text:p>
          </table:table-cell>
          <table:table-cell office:value-type="float" office:value="14.01" calcext:value-type="float">
            <text:p>14,01</text:p>
          </table:table-cell>
          <table:table-cell office:value-type="float" office:value="41.51" calcext:value-type="float">
            <text:p>41,51</text:p>
          </table:table-cell>
          <table:table-cell office:value-type="float" office:value="887.71" calcext:value-type="float">
            <text:p>887,71</text:p>
          </table:table-cell>
        </table:table-row>
        <table:table-row table:style-name="ro1">
          <table:table-cell/>
          <table:table-cell office:value-type="float" office:value="16.2107" calcext:value-type="float">
            <text:p>16,2107</text:p>
          </table:table-cell>
          <table:table-cell office:value-type="float" office:value="171310.1" calcext:value-type="float">
            <text:p>171310,1</text:p>
          </table:table-cell>
          <table:table-cell office:value-type="float" office:value="14.01" calcext:value-type="float">
            <text:p>14,01</text:p>
          </table:table-cell>
          <table:table-cell office:value-type="float" office:value="41.51" calcext:value-type="float">
            <text:p>41,51</text:p>
          </table:table-cell>
          <table:table-cell office:value-type="float" office:value="926.86" calcext:value-type="float">
            <text:p>926,86</text:p>
          </table:table-cell>
        </table:table-row>
        <table:table-row table:style-name="ro1">
          <table:table-cell/>
          <table:table-cell office:value-type="float" office:value="16.2119" calcext:value-type="float">
            <text:p>16,2119</text:p>
          </table:table-cell>
          <table:table-cell office:value-type="float" office:value="176898.98" calcext:value-type="float">
            <text:p>176898,98</text:p>
          </table:table-cell>
          <table:table-cell office:value-type="float" office:value="14.06" calcext:value-type="float">
            <text:p>14,06</text:p>
          </table:table-cell>
          <table:table-cell office:value-type="float" office:value="41.43" calcext:value-type="float">
            <text:p>41,43</text:p>
          </table:table-cell>
          <table:table-cell office:value-type="float" office:value="945.07" calcext:value-type="float">
            <text:p>945,07</text:p>
          </table:table-cell>
        </table:table-row>
        <table:table-row table:style-name="ro1">
          <table:table-cell/>
          <table:table-cell office:value-type="float" office:value="16.2128" calcext:value-type="float">
            <text:p>16,2128</text:p>
          </table:table-cell>
          <table:table-cell office:value-type="float" office:value="172514.41" calcext:value-type="float">
            <text:p>172514,41</text:p>
          </table:table-cell>
          <table:table-cell office:value-type="float" office:value="14.08" calcext:value-type="float">
            <text:p>14,08</text:p>
          </table:table-cell>
          <table:table-cell office:value-type="float" office:value="41.42" calcext:value-type="float">
            <text:p>41,42</text:p>
          </table:table-cell>
          <table:table-cell office:value-type="float" office:value="933.84" calcext:value-type="float">
            <text:p>933,84</text:p>
          </table:table-cell>
        </table:table-row>
        <table:table-row table:style-name="ro1">
          <table:table-cell/>
          <table:table-cell office:value-type="float" office:value="16.213" calcext:value-type="float">
            <text:p>16,213</text:p>
          </table:table-cell>
          <table:table-cell office:value-type="float" office:value="169217.26" calcext:value-type="float">
            <text:p>169217,26</text:p>
          </table:table-cell>
          <table:table-cell office:value-type="float" office:value="13.89" calcext:value-type="float">
            <text:p>13,89</text:p>
          </table:table-cell>
          <table:table-cell office:value-type="float" office:value="40.79" calcext:value-type="float">
            <text:p>40,79</text:p>
          </table:table-cell>
          <table:table-cell office:value-type="float" office:value="925.53" calcext:value-type="float">
            <text:p>925,53</text:p>
          </table:table-cell>
        </table:table-row>
        <table:table-row table:style-name="ro1">
          <table:table-cell/>
          <table:table-cell office:value-type="float" office:value="16.2134" calcext:value-type="float">
            <text:p>16,2134</text:p>
          </table:table-cell>
          <table:table-cell office:value-type="float" office:value="179320.1" calcext:value-type="float">
            <text:p>179320,1</text:p>
          </table:table-cell>
          <table:table-cell office:value-type="float" office:value="14.06" calcext:value-type="float">
            <text:p>14,06</text:p>
          </table:table-cell>
          <table:table-cell office:value-type="float" office:value="41.43" calcext:value-type="float">
            <text:p>41,43</text:p>
          </table:table-cell>
          <table:table-cell office:value-type="float" office:value="952.33" calcext:value-type="float">
            <text:p>952,33</text:p>
          </table:table-cell>
        </table:table-row>
        <table:table-row table:style-name="ro1">
          <table:table-cell/>
          <table:table-cell office:value-type="float" office:value="16.312" calcext:value-type="float">
            <text:p>16,312</text:p>
          </table:table-cell>
          <table:table-cell office:value-type="float" office:value="143442.04" calcext:value-type="float">
            <text:p>143442,04</text:p>
          </table:table-cell>
          <table:table-cell office:value-type="float" office:value="13.8" calcext:value-type="float">
            <text:p>13,8</text:p>
          </table:table-cell>
          <table:table-cell office:value-type="float" office:value="40.76" calcext:value-type="float">
            <text:p>40,76</text:p>
          </table:table-cell>
          <table:table-cell office:value-type="float" office:value="854.35" calcext:value-type="float">
            <text:p>854,35</text:p>
          </table:table-cell>
        </table:table-row>
        <table:table-row table:style-name="ro1">
          <table:table-cell/>
          <table:table-cell office:value-type="float" office:value="16.3141" calcext:value-type="float">
            <text:p>16,3141</text:p>
          </table:table-cell>
          <table:table-cell office:value-type="float" office:value="144260.81" calcext:value-type="float">
            <text:p>144260,81</text:p>
          </table:table-cell>
          <table:table-cell office:value-type="float" office:value="13.78" calcext:value-type="float">
            <text:p>13,78</text:p>
          </table:table-cell>
          <table:table-cell office:value-type="float" office:value="40.71" calcext:value-type="float">
            <text:p>40,71</text:p>
          </table:table-cell>
          <table:table-cell office:value-type="float" office:value="856.62" calcext:value-type="float">
            <text:p>856,62</text:p>
          </table:table-cell>
        </table:table-row>
        <table:table-row table:style-name="ro1">
          <table:table-cell/>
          <table:table-cell office:value-type="float" office:value="16.3533" calcext:value-type="float">
            <text:p>16,3533</text:p>
          </table:table-cell>
          <table:table-cell office:value-type="float" office:value="171135.07" calcext:value-type="float">
            <text:p>171135,07</text:p>
          </table:table-cell>
          <table:table-cell office:value-type="float" office:value="13.1" calcext:value-type="float">
            <text:p>13,1</text:p>
          </table:table-cell>
          <table:table-cell office:value-type="float" office:value="40.76" calcext:value-type="float">
            <text:p>40,76</text:p>
          </table:table-cell>
          <table:table-cell office:value-type="float" office:value="927.78" calcext:value-type="float">
            <text:p>927,78</text:p>
          </table:table-cell>
        </table:table-row>
        <table:table-row table:style-name="ro1">
          <table:table-cell/>
          <table:table-cell office:value-type="float" office:value="16.3584" calcext:value-type="float">
            <text:p>16,3584</text:p>
          </table:table-cell>
          <table:table-cell office:value-type="float" office:value="162247.16" calcext:value-type="float">
            <text:p>162247,16</text:p>
          </table:table-cell>
          <table:table-cell office:value-type="float" office:value="13.12" calcext:value-type="float">
            <text:p>13,12</text:p>
          </table:table-cell>
          <table:table-cell office:value-type="float" office:value="40.76" calcext:value-type="float">
            <text:p>40,76</text:p>
          </table:table-cell>
          <table:table-cell office:value-type="float" office:value="903.6" calcext:value-type="float">
            <text:p>903,6</text:p>
          </table:table-cell>
        </table:table-row>
        <table:table-row table:style-name="ro1">
          <table:table-cell/>
          <table:table-cell office:value-type="float" office:value="16.3588" calcext:value-type="float">
            <text:p>16,3588</text:p>
          </table:table-cell>
          <table:table-cell office:value-type="float" office:value="166398.77" calcext:value-type="float">
            <text:p>166398,77</text:p>
          </table:table-cell>
          <table:table-cell office:value-type="float" office:value="13.14" calcext:value-type="float">
            <text:p>13,14</text:p>
          </table:table-cell>
          <table:table-cell office:value-type="float" office:value="40.91" calcext:value-type="float">
            <text:p>40,91</text:p>
          </table:table-cell>
          <table:table-cell office:value-type="float" office:value="914.68" calcext:value-type="float">
            <text:p>914,68</text:p>
          </table:table-cell>
        </table:table-row>
        <table:table-row table:style-name="ro1">
          <table:table-cell/>
          <table:table-cell office:value-type="float" office:value="16.8711" calcext:value-type="float">
            <text:p>16,8711</text:p>
          </table:table-cell>
          <table:table-cell office:value-type="float" office:value="140762.77" calcext:value-type="float">
            <text:p>140762,77</text:p>
          </table:table-cell>
          <table:table-cell office:value-type="float" office:value="14.92" calcext:value-type="float">
            <text:p>14,92</text:p>
          </table:table-cell>
          <table:table-cell office:value-type="float" office:value="38.77" calcext:value-type="float">
            <text:p>38,77</text:p>
          </table:table-cell>
          <table:table-cell office:value-type="float" office:value="855.06" calcext:value-type="float">
            <text:p>855,06</text:p>
          </table:table-cell>
        </table:table-row>
        <table:table-row table:style-name="ro1">
          <table:table-cell/>
          <table:table-cell office:value-type="float" office:value="16.8761" calcext:value-type="float">
            <text:p>16,8761</text:p>
          </table:table-cell>
          <table:table-cell office:value-type="float" office:value="136479.02" calcext:value-type="float">
            <text:p>136479,02</text:p>
          </table:table-cell>
          <table:table-cell office:value-type="float" office:value="14.94" calcext:value-type="float">
            <text:p>14,94</text:p>
          </table:table-cell>
          <table:table-cell office:value-type="float" office:value="38.76" calcext:value-type="float">
            <text:p>38,76</text:p>
          </table:table-cell>
          <table:table-cell office:value-type="float" office:value="843.45" calcext:value-type="float">
            <text:p>843,45</text:p>
          </table:table-cell>
        </table:table-row>
        <table:table-row table:style-name="ro1">
          <table:table-cell/>
          <table:table-cell office:value-type="float" office:value="16.8763" calcext:value-type="float">
            <text:p>16,8763</text:p>
          </table:table-cell>
          <table:table-cell office:value-type="float" office:value="148482.84" calcext:value-type="float">
            <text:p>148482,84</text:p>
          </table:table-cell>
          <table:table-cell office:value-type="float" office:value="14.92" calcext:value-type="float">
            <text:p>14,92</text:p>
          </table:table-cell>
          <table:table-cell office:value-type="float" office:value="38.77" calcext:value-type="float">
            <text:p>38,77</text:p>
          </table:table-cell>
          <table:table-cell office:value-type="float" office:value="876.11" calcext:value-type="float">
            <text:p>876,11</text:p>
          </table:table-cell>
        </table:table-row>
        <table:table-row table:style-name="ro1">
          <table:table-cell/>
          <table:table-cell office:value-type="float" office:value="16.8797" calcext:value-type="float">
            <text:p>16,8797</text:p>
          </table:table-cell>
          <table:table-cell office:value-type="float" office:value="141830.86" calcext:value-type="float">
            <text:p>141830,86</text:p>
          </table:table-cell>
          <table:table-cell office:value-type="float" office:value="14.94" calcext:value-type="float">
            <text:p>14,94</text:p>
          </table:table-cell>
          <table:table-cell office:value-type="float" office:value="38.78" calcext:value-type="float">
            <text:p>38,78</text:p>
          </table:table-cell>
          <table:table-cell office:value-type="float" office:value="858" calcext:value-type="float">
            <text:p>858</text:p>
          </table:table-cell>
        </table:table-row>
        <table:table-row table:style-name="ro1">
          <table:table-cell/>
          <table:table-cell office:value-type="float" office:value="16.88" calcext:value-type="float">
            <text:p>16,88</text:p>
          </table:table-cell>
          <table:table-cell office:value-type="float" office:value="136417.46" calcext:value-type="float">
            <text:p>136417,46</text:p>
          </table:table-cell>
          <table:table-cell office:value-type="float" office:value="14.94" calcext:value-type="float">
            <text:p>14,94</text:p>
          </table:table-cell>
          <table:table-cell office:value-type="float" office:value="38.78" calcext:value-type="float">
            <text:p>38,78</text:p>
          </table:table-cell>
          <table:table-cell office:value-type="float" office:value="843.23" calcext:value-type="float">
            <text:p>843,23</text:p>
          </table:table-cell>
        </table:table-row>
        <table:table-row table:style-name="ro1">
          <table:table-cell/>
          <table:table-cell office:value-type="float" office:value="16.8802" calcext:value-type="float">
            <text:p>16,8802</text:p>
          </table:table-cell>
          <table:table-cell office:value-type="float" office:value="156815.52" calcext:value-type="float">
            <text:p>156815,52</text:p>
          </table:table-cell>
          <table:table-cell office:value-type="float" office:value="14.94" calcext:value-type="float">
            <text:p>14,94</text:p>
          </table:table-cell>
          <table:table-cell office:value-type="float" office:value="38.78" calcext:value-type="float">
            <text:p>38,78</text:p>
          </table:table-cell>
          <table:table-cell office:value-type="float" office:value="898.87" calcext:value-type="float">
            <text:p>898,87</text:p>
          </table:table-cell>
        </table:table-row>
        <table:table-row table:style-name="ro1">
          <table:table-cell/>
          <table:table-cell office:value-type="float" office:value="16.8815" calcext:value-type="float">
            <text:p>16,8815</text:p>
          </table:table-cell>
          <table:table-cell office:value-type="float" office:value="151658.91" calcext:value-type="float">
            <text:p>151658,91</text:p>
          </table:table-cell>
          <table:table-cell office:value-type="float" office:value="14.96" calcext:value-type="float">
            <text:p>14,96</text:p>
          </table:table-cell>
          <table:table-cell office:value-type="float" office:value="38.77" calcext:value-type="float">
            <text:p>38,77</text:p>
          </table:table-cell>
          <table:table-cell office:value-type="float" office:value="884.88" calcext:value-type="float">
            <text:p>884,88</text:p>
          </table:table-cell>
        </table:table-row>
        <table:table-row table:style-name="ro1">
          <table:table-cell/>
          <table:table-cell office:value-type="float" office:value="16.8824" calcext:value-type="float">
            <text:p>16,8824</text:p>
          </table:table-cell>
          <table:table-cell office:value-type="float" office:value="145666.58" calcext:value-type="float">
            <text:p>145666,58</text:p>
          </table:table-cell>
          <table:table-cell office:value-type="float" office:value="14.94" calcext:value-type="float">
            <text:p>14,94</text:p>
          </table:table-cell>
          <table:table-cell office:value-type="float" office:value="38.78" calcext:value-type="float">
            <text:p>38,78</text:p>
          </table:table-cell>
          <table:table-cell office:value-type="float" office:value="868.46" calcext:value-type="float">
            <text:p>868,46</text:p>
          </table:table-cell>
        </table:table-row>
        <table:table-row table:style-name="ro1">
          <table:table-cell/>
          <table:table-cell office:value-type="float" office:value="16.898" calcext:value-type="float">
            <text:p>16,898</text:p>
          </table:table-cell>
          <table:table-cell office:value-type="float" office:value="144935.98" calcext:value-type="float">
            <text:p>144935,98</text:p>
          </table:table-cell>
          <table:table-cell office:value-type="float" office:value="15.47" calcext:value-type="float">
            <text:p>15,47</text:p>
          </table:table-cell>
          <table:table-cell office:value-type="float" office:value="38.49" calcext:value-type="float">
            <text:p>38,49</text:p>
          </table:table-cell>
          <table:table-cell office:value-type="float" office:value="868.65" calcext:value-type="float">
            <text:p>868,65</text:p>
          </table:table-cell>
        </table:table-row>
        <table:table-row table:style-name="ro1">
          <table:table-cell/>
          <table:table-cell office:value-type="float" office:value="16.9007" calcext:value-type="float">
            <text:p>16,9007</text:p>
          </table:table-cell>
          <table:table-cell office:value-type="float" office:value="144670.96" calcext:value-type="float">
            <text:p>144670,96</text:p>
          </table:table-cell>
          <table:table-cell office:value-type="float" office:value="15.46" calcext:value-type="float">
            <text:p>15,46</text:p>
          </table:table-cell>
          <table:table-cell office:value-type="float" office:value="38.5" calcext:value-type="float">
            <text:p>38,5</text:p>
          </table:table-cell>
          <table:table-cell office:value-type="float" office:value="867.88" calcext:value-type="float">
            <text:p>867,88</text:p>
          </table:table-cell>
        </table:table-row>
        <table:table-row table:style-name="ro1">
          <table:table-cell/>
          <table:table-cell office:value-type="float" office:value="16.9135" calcext:value-type="float">
            <text:p>16,9135</text:p>
          </table:table-cell>
          <table:table-cell office:value-type="float" office:value="146744.49" calcext:value-type="float">
            <text:p>146744,49</text:p>
          </table:table-cell>
          <table:table-cell office:value-type="float" office:value="15.51" calcext:value-type="float">
            <text:p>15,51</text:p>
          </table:table-cell>
          <table:table-cell office:value-type="float" office:value="38.74" calcext:value-type="float">
            <text:p>38,74</text:p>
          </table:table-cell>
          <table:table-cell office:value-type="float" office:value="873.19" calcext:value-type="float">
            <text:p>873,19</text:p>
          </table:table-cell>
        </table:table-row>
        <table:table-row table:style-name="ro1">
          <table:table-cell/>
          <table:table-cell office:value-type="float" office:value="16.9291" calcext:value-type="float">
            <text:p>16,9291</text:p>
          </table:table-cell>
          <table:table-cell office:value-type="float" office:value="156226.02" calcext:value-type="float">
            <text:p>156226,02</text:p>
          </table:table-cell>
          <table:table-cell office:value-type="float" office:value="15.03" calcext:value-type="float">
            <text:p>15,03</text:p>
          </table:table-cell>
          <table:table-cell office:value-type="float" office:value="38.83" calcext:value-type="float">
            <text:p>38,83</text:p>
          </table:table-cell>
          <table:table-cell office:value-type="float" office:value="897.41" calcext:value-type="float">
            <text:p>897,41</text:p>
          </table:table-cell>
        </table:table-row>
        <table:table-row table:style-name="ro1">
          <table:table-cell/>
          <table:table-cell office:value-type="float" office:value="16.9315" calcext:value-type="float">
            <text:p>16,9315</text:p>
          </table:table-cell>
          <table:table-cell office:value-type="float" office:value="145326.25" calcext:value-type="float">
            <text:p>145326,25</text:p>
          </table:table-cell>
          <table:table-cell office:value-type="float" office:value="15.03" calcext:value-type="float">
            <text:p>15,03</text:p>
          </table:table-cell>
          <table:table-cell office:value-type="float" office:value="38.83" calcext:value-type="float">
            <text:p>38,83</text:p>
          </table:table-cell>
          <table:table-cell office:value-type="float" office:value="867.69" calcext:value-type="float">
            <text:p>867,69</text:p>
          </table:table-cell>
        </table:table-row>
        <table:table-row table:style-name="ro1">
          <table:table-cell/>
          <table:table-cell office:value-type="float" office:value="16.9348" calcext:value-type="float">
            <text:p>16,9348</text:p>
          </table:table-cell>
          <table:table-cell office:value-type="float" office:value="136280.73" calcext:value-type="float">
            <text:p>136280,73</text:p>
          </table:table-cell>
          <table:table-cell office:value-type="float" office:value="14.85" calcext:value-type="float">
            <text:p>14,85</text:p>
          </table:table-cell>
          <table:table-cell office:value-type="float" office:value="39.14" calcext:value-type="float">
            <text:p>39,14</text:p>
          </table:table-cell>
          <table:table-cell office:value-type="float" office:value="841.89" calcext:value-type="float">
            <text:p>841,89</text:p>
          </table:table-cell>
        </table:table-row>
        <table:table-row table:style-name="ro1">
          <table:table-cell/>
          <table:table-cell office:value-type="float" office:value="17.1394" calcext:value-type="float">
            <text:p>17,1394</text:p>
          </table:table-cell>
          <table:table-cell office:value-type="float" office:value="141393.25" calcext:value-type="float">
            <text:p>141393,25</text:p>
          </table:table-cell>
          <table:table-cell office:value-type="float" office:value="13.22" calcext:value-type="float">
            <text:p>13,22</text:p>
          </table:table-cell>
          <table:table-cell office:value-type="float" office:value="40.41" calcext:value-type="float">
            <text:p>40,41</text:p>
          </table:table-cell>
          <table:table-cell office:value-type="float" office:value="848.41" calcext:value-type="float">
            <text:p>848,41</text:p>
          </table:table-cell>
        </table:table-row>
        <table:table-row table:style-name="ro1">
          <table:table-cell/>
          <table:table-cell office:value-type="float" office:value="17.1441" calcext:value-type="float">
            <text:p>17,1441</text:p>
          </table:table-cell>
          <table:table-cell office:value-type="float" office:value="140910.11" calcext:value-type="float">
            <text:p>140910,11</text:p>
          </table:table-cell>
          <table:table-cell office:value-type="float" office:value="13.18" calcext:value-type="float">
            <text:p>13,18</text:p>
          </table:table-cell>
          <table:table-cell office:value-type="float" office:value="40.24" calcext:value-type="float">
            <text:p>40,24</text:p>
          </table:table-cell>
          <table:table-cell office:value-type="float" office:value="847.3" calcext:value-type="float">
            <text:p>847,3</text:p>
          </table:table-cell>
        </table:table-row>
      </table:table>
      <table:table table:name="Assets" table:style-name="ta1">
        <table:shapes>
          <draw:frame draw:z-index="0" draw:style-name="gr1" draw:text-style-name="P1" svg:width="159.97mm" svg:height="90.04mm" svg:x="27.26mm" svg:y="31.61mm">
            <draw:object draw:notify-on-update-of-ranges="Data.B3:Data.B3 Data.B4:Data.B1003 Data.C3:Data.C3 Data.C4:Data.C100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Profits" table:style-name="ta1">
        <table:shapes>
          <draw:frame draw:z-index="0" draw:style-name="gr1" draw:text-style-name="P1" svg:width="159.97mm" svg:height="90.04mm" svg:x="33.32mm" svg:y="14.88mm">
            <draw:object draw:notify-on-update-of-ranges="Data.B3:Data.B3 Data.B4:Data.B1003 Data.D3:Data.D3 Data.D4:Data.D100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Points" table:style-name="ta1">
        <table:shapes>
          <draw:frame draw:z-index="0" draw:style-name="gr1" draw:text-style-name="P1" svg:width="159.97mm" svg:height="90.04mm" svg:x="82.88mm" svg:y="20.72mm">
            <draw:object draw:notify-on-update-of-ranges="Data.B3:Data.B3 Data.B4:Data.B1003 Data.F3:Data.F3 Data.F4:Data.F100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Data.B4:Data.F100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5">00/00/0000</text:date>, <text:time style:data-style-name="N2" text:time-value="21:09:47.02824851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25T20:13:57.586774496</meta:creation-date>
    <meta:generator>LibreOffice/6.1.5.2$Linux_X86_64 LibreOffice_project/10$Build-2</meta:generator>
    <dc:date>2020-12-25T21:38:28.537754676</dc:date>
    <meta:editing-duration>PT33M13S</meta:editing-duration>
    <meta:editing-cycles>8</meta:editing-cycles>
    <meta:document-statistic meta:table-count="4" meta:cell-count="500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>
        <chart:symbol-image xlink:href="Pictures/2000000E000000DD000000DDB43ABA64C5FC9CAB.svm"/>
      </style:chart-properties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30000" chart:maximum="200000" chart:interval-major="5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02cm" chart:symbol-height="0.02cm" chart:link-data-style-to-source="true"/>
      <style:graphic-properties draw:stroke="none" svg:stroke-width="0.02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chart:legend-position="end" svg:x="14.158cm" svg:y="4.203cm" style:legend-expansion="high" chart:style-name="ch2"/>
        <chart:plot-area chart:style-name="ch3" table:cell-range-address="Data.B3:Data.C1003" chart:data-source-has-labels="both" svg:x="0.319cm" svg:y="0.18cm" svg:width="13.52cm" svg:height="8.645cm">
          <chartooo:coordinate-region svg:x="1.681cm" svg:y="0.18cm" svg:width="12.158cm" svg:height="7.055cm"/>
          <chart:axis chart:dimension="x" chart:name="primary-x" chart:style-name="ch4" chartooo:axis-type="auto">
            <chartooo:date-scale/>
            <chart:categories table:cell-range-address="Data.B4:Data.B100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ata.C4:Data.C1003" chart:label-cell-address="Data.C3:Data.C3" chart:class="chart:line">
            <chart:data-point chart:repeated="10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ssets</text:p>
                <draw:g>
                  <svg:desc>Data.C3:Data.C3</svg:desc>
                </draw:g>
              </table:table-cell>
            </table:table-row>
          </table:table-header-rows>
          <table:table-rows>
            <table:table-row>
              <table:table-cell office:value-type="float" office:value="14.7737">
                <text:p>14.7737</text:p>
                <draw:g>
                  <svg:desc>Data.B4:Data.B1003</svg:desc>
                </draw:g>
              </table:table-cell>
              <table:table-cell office:value-type="float" office:value="160375.68">
                <text:p>160375.68</text:p>
                <draw:g>
                  <svg:desc>Data.C4:Data.C1003</svg:desc>
                </draw:g>
              </table:table-cell>
            </table:table-row>
            <table:table-row>
              <table:table-cell office:value-type="float" office:value="14.7747">
                <text:p>14.7747</text:p>
              </table:table-cell>
              <table:table-cell office:value-type="float" office:value="155585.1">
                <text:p>155585.1</text:p>
              </table:table-cell>
            </table:table-row>
            <table:table-row>
              <table:table-cell office:value-type="float" office:value="14.7763">
                <text:p>14.7763</text:p>
              </table:table-cell>
              <table:table-cell office:value-type="float" office:value="166047.24">
                <text:p>166047.24</text:p>
              </table:table-cell>
            </table:table-row>
            <table:table-row>
              <table:table-cell office:value-type="float" office:value="14.7987">
                <text:p>14.7987</text:p>
              </table:table-cell>
              <table:table-cell office:value-type="float" office:value="155909.06">
                <text:p>155909.06</text:p>
              </table:table-cell>
            </table:table-row>
            <table:table-row>
              <table:table-cell office:value-type="float" office:value="15.3296">
                <text:p>15.3296</text:p>
              </table:table-cell>
              <table:table-cell office:value-type="float" office:value="175331.85">
                <text:p>175331.85</text:p>
              </table:table-cell>
            </table:table-row>
            <table:table-row>
              <table:table-cell office:value-type="float" office:value="15.3311">
                <text:p>15.3311</text:p>
              </table:table-cell>
              <table:table-cell office:value-type="float" office:value="170772.23">
                <text:p>170772.23</text:p>
              </table:table-cell>
            </table:table-row>
            <table:table-row>
              <table:table-cell office:value-type="float" office:value="15.3322">
                <text:p>15.3322</text:p>
              </table:table-cell>
              <table:table-cell office:value-type="float" office:value="173299.22">
                <text:p>173299.22</text:p>
              </table:table-cell>
            </table:table-row>
            <table:table-row>
              <table:table-cell office:value-type="float" office:value="15.3345">
                <text:p>15.3345</text:p>
              </table:table-cell>
              <table:table-cell office:value-type="float" office:value="185000.35">
                <text:p>185000.35</text:p>
              </table:table-cell>
            </table:table-row>
            <table:table-row>
              <table:table-cell office:value-type="float" office:value="15.3356">
                <text:p>15.3356</text:p>
              </table:table-cell>
              <table:table-cell office:value-type="float" office:value="170738.59">
                <text:p>170738.59</text:p>
              </table:table-cell>
            </table:table-row>
            <table:table-row>
              <table:table-cell office:value-type="float" office:value="15.3359">
                <text:p>15.3359</text:p>
              </table:table-cell>
              <table:table-cell office:value-type="float" office:value="176754.3">
                <text:p>176754.3</text:p>
              </table:table-cell>
            </table:table-row>
            <table:table-row>
              <table:table-cell office:value-type="float" office:value="15.3368">
                <text:p>15.3368</text:p>
              </table:table-cell>
              <table:table-cell office:value-type="float" office:value="174266.64">
                <text:p>174266.64</text:p>
              </table:table-cell>
            </table:table-row>
            <table:table-row>
              <table:table-cell office:value-type="float" office:value="15.337">
                <text:p>15.337</text:p>
              </table:table-cell>
              <table:table-cell office:value-type="float" office:value="180738.3">
                <text:p>180738.3</text:p>
              </table:table-cell>
            </table:table-row>
            <table:table-row>
              <table:table-cell office:value-type="float" office:value="15.3372">
                <text:p>15.3372</text:p>
              </table:table-cell>
              <table:table-cell office:value-type="float" office:value="190856.15">
                <text:p>190856.15</text:p>
              </table:table-cell>
            </table:table-row>
            <table:table-row>
              <table:table-cell office:value-type="float" office:value="15.3377">
                <text:p>15.3377</text:p>
              </table:table-cell>
              <table:table-cell office:value-type="float" office:value="177176.34">
                <text:p>177176.34</text:p>
              </table:table-cell>
            </table:table-row>
            <table:table-row>
              <table:table-cell office:value-type="float" office:value="15.3382">
                <text:p>15.3382</text:p>
              </table:table-cell>
              <table:table-cell office:value-type="float" office:value="178831.09">
                <text:p>178831.09</text:p>
              </table:table-cell>
            </table:table-row>
            <table:table-row>
              <table:table-cell office:value-type="float" office:value="15.3383">
                <text:p>15.3383</text:p>
              </table:table-cell>
              <table:table-cell office:value-type="float" office:value="177028.06">
                <text:p>177028.06</text:p>
              </table:table-cell>
            </table:table-row>
            <table:table-row>
              <table:table-cell office:value-type="float" office:value="15.3384">
                <text:p>15.3384</text:p>
              </table:table-cell>
              <table:table-cell office:value-type="float" office:value="173092.39">
                <text:p>173092.39</text:p>
              </table:table-cell>
            </table:table-row>
            <table:table-row>
              <table:table-cell office:value-type="float" office:value="15.339">
                <text:p>15.339</text:p>
              </table:table-cell>
              <table:table-cell office:value-type="float" office:value="170619.81">
                <text:p>170619.81</text:p>
              </table:table-cell>
            </table:table-row>
            <table:table-row>
              <table:table-cell office:value-type="float" office:value="15.3396">
                <text:p>15.3396</text:p>
              </table:table-cell>
              <table:table-cell office:value-type="float" office:value="170930.25">
                <text:p>170930.25</text:p>
              </table:table-cell>
            </table:table-row>
            <table:table-row>
              <table:table-cell office:value-type="float" office:value="15.3397">
                <text:p>15.3397</text:p>
              </table:table-cell>
              <table:table-cell office:value-type="float" office:value="173831.17">
                <text:p>173831.17</text:p>
              </table:table-cell>
            </table:table-row>
            <table:table-row>
              <table:table-cell office:value-type="float" office:value="15.3398">
                <text:p>15.3398</text:p>
              </table:table-cell>
              <table:table-cell office:value-type="float" office:value="172789.55">
                <text:p>172789.55</text:p>
              </table:table-cell>
            </table:table-row>
            <table:table-row>
              <table:table-cell office:value-type="float" office:value="15.3402">
                <text:p>15.3402</text:p>
              </table:table-cell>
              <table:table-cell office:value-type="float" office:value="175589.28">
                <text:p>175589.28</text:p>
              </table:table-cell>
            </table:table-row>
            <table:table-row>
              <table:table-cell office:value-type="float" office:value="15.3404">
                <text:p>15.3404</text:p>
              </table:table-cell>
              <table:table-cell office:value-type="float" office:value="184579.44">
                <text:p>184579.44</text:p>
              </table:table-cell>
            </table:table-row>
            <table:table-row>
              <table:table-cell office:value-type="float" office:value="15.3413">
                <text:p>15.3413</text:p>
              </table:table-cell>
              <table:table-cell office:value-type="float" office:value="170151.18">
                <text:p>170151.18</text:p>
              </table:table-cell>
            </table:table-row>
            <table:table-row>
              <table:table-cell office:value-type="float" office:value="15.3418">
                <text:p>15.3418</text:p>
              </table:table-cell>
              <table:table-cell office:value-type="float" office:value="176176.74">
                <text:p>176176.74</text:p>
              </table:table-cell>
            </table:table-row>
            <table:table-row>
              <table:table-cell office:value-type="float" office:value="15.342">
                <text:p>15.342</text:p>
              </table:table-cell>
              <table:table-cell office:value-type="float" office:value="178801.73">
                <text:p>178801.73</text:p>
              </table:table-cell>
            </table:table-row>
            <table:table-row>
              <table:table-cell office:value-type="float" office:value="15.3423">
                <text:p>15.3423</text:p>
              </table:table-cell>
              <table:table-cell office:value-type="float" office:value="189822.9">
                <text:p>189822.9</text:p>
              </table:table-cell>
            </table:table-row>
            <table:table-row>
              <table:table-cell office:value-type="float" office:value="15.3452">
                <text:p>15.3452</text:p>
              </table:table-cell>
              <table:table-cell office:value-type="float" office:value="169686.82">
                <text:p>169686.82</text:p>
              </table:table-cell>
            </table:table-row>
            <table:table-row>
              <table:table-cell office:value-type="float" office:value="15.3467">
                <text:p>15.3467</text:p>
              </table:table-cell>
              <table:table-cell office:value-type="float" office:value="178755.62">
                <text:p>178755.62</text:p>
              </table:table-cell>
            </table:table-row>
            <table:table-row>
              <table:table-cell office:value-type="float" office:value="15.3502">
                <text:p>15.3502</text:p>
              </table:table-cell>
              <table:table-cell office:value-type="float" office:value="176345.67">
                <text:p>176345.67</text:p>
              </table:table-cell>
            </table:table-row>
            <table:table-row>
              <table:table-cell office:value-type="float" office:value="15.3508">
                <text:p>15.3508</text:p>
              </table:table-cell>
              <table:table-cell office:value-type="float" office:value="178834.81">
                <text:p>178834.81</text:p>
              </table:table-cell>
            </table:table-row>
            <table:table-row>
              <table:table-cell office:value-type="float" office:value="15.3536">
                <text:p>15.3536</text:p>
              </table:table-cell>
              <table:table-cell office:value-type="float" office:value="178328.54">
                <text:p>178328.54</text:p>
              </table:table-cell>
            </table:table-row>
            <table:table-row>
              <table:table-cell office:value-type="float" office:value="15.3541">
                <text:p>15.3541</text:p>
              </table:table-cell>
              <table:table-cell office:value-type="float" office:value="177606.81">
                <text:p>177606.81</text:p>
              </table:table-cell>
            </table:table-row>
            <table:table-row>
              <table:table-cell office:value-type="float" office:value="15.3543">
                <text:p>15.3543</text:p>
              </table:table-cell>
              <table:table-cell office:value-type="float" office:value="176374.32">
                <text:p>176374.32</text:p>
              </table:table-cell>
            </table:table-row>
            <table:table-row>
              <table:table-cell office:value-type="float" office:value="15.3552">
                <text:p>15.3552</text:p>
              </table:table-cell>
              <table:table-cell office:value-type="float" office:value="174503.73">
                <text:p>174503.73</text:p>
              </table:table-cell>
            </table:table-row>
            <table:table-row>
              <table:table-cell office:value-type="float" office:value="15.3573">
                <text:p>15.3573</text:p>
              </table:table-cell>
              <table:table-cell office:value-type="float" office:value="172440.32">
                <text:p>172440.32</text:p>
              </table:table-cell>
            </table:table-row>
            <table:table-row>
              <table:table-cell office:value-type="float" office:value="15.3574">
                <text:p>15.3574</text:p>
              </table:table-cell>
              <table:table-cell office:value-type="float" office:value="177099.08">
                <text:p>177099.08</text:p>
              </table:table-cell>
            </table:table-row>
            <table:table-row>
              <table:table-cell office:value-type="float" office:value="15.3584">
                <text:p>15.3584</text:p>
              </table:table-cell>
              <table:table-cell office:value-type="float" office:value="167598.44">
                <text:p>167598.44</text:p>
              </table:table-cell>
            </table:table-row>
            <table:table-row>
              <table:table-cell office:value-type="float" office:value="15.3592">
                <text:p>15.3592</text:p>
              </table:table-cell>
              <table:table-cell office:value-type="float" office:value="167143.98">
                <text:p>167143.98</text:p>
              </table:table-cell>
            </table:table-row>
            <table:table-row>
              <table:table-cell office:value-type="float" office:value="15.3596">
                <text:p>15.3596</text:p>
              </table:table-cell>
              <table:table-cell office:value-type="float" office:value="171250.29">
                <text:p>171250.29</text:p>
              </table:table-cell>
            </table:table-row>
            <table:table-row>
              <table:table-cell office:value-type="float" office:value="15.3601">
                <text:p>15.3601</text:p>
              </table:table-cell>
              <table:table-cell office:value-type="float" office:value="171318.42">
                <text:p>171318.42</text:p>
              </table:table-cell>
            </table:table-row>
            <table:table-row>
              <table:table-cell office:value-type="float" office:value="15.3604">
                <text:p>15.3604</text:p>
              </table:table-cell>
              <table:table-cell office:value-type="float" office:value="171299.92">
                <text:p>171299.92</text:p>
              </table:table-cell>
            </table:table-row>
            <table:table-row>
              <table:table-cell office:value-type="float" office:value="15.361">
                <text:p>15.361</text:p>
              </table:table-cell>
              <table:table-cell office:value-type="float" office:value="169688.49">
                <text:p>169688.49</text:p>
              </table:table-cell>
            </table:table-row>
            <table:table-row>
              <table:table-cell office:value-type="float" office:value="15.3624">
                <text:p>15.3624</text:p>
              </table:table-cell>
              <table:table-cell office:value-type="float" office:value="175746.47">
                <text:p>175746.47</text:p>
              </table:table-cell>
            </table:table-row>
            <table:table-row>
              <table:table-cell office:value-type="float" office:value="15.3625">
                <text:p>15.3625</text:p>
              </table:table-cell>
              <table:table-cell office:value-type="float" office:value="165658.3">
                <text:p>165658.3</text:p>
              </table:table-cell>
            </table:table-row>
            <table:table-row>
              <table:table-cell office:value-type="float" office:value="15.3632">
                <text:p>15.3632</text:p>
              </table:table-cell>
              <table:table-cell office:value-type="float" office:value="173148.44">
                <text:p>173148.44</text:p>
              </table:table-cell>
            </table:table-row>
            <table:table-row>
              <table:table-cell office:value-type="float" office:value="15.3647">
                <text:p>15.3647</text:p>
              </table:table-cell>
              <table:table-cell office:value-type="float" office:value="178898.62">
                <text:p>178898.62</text:p>
              </table:table-cell>
            </table:table-row>
            <table:table-row>
              <table:table-cell office:value-type="float" office:value="15.3654">
                <text:p>15.3654</text:p>
              </table:table-cell>
              <table:table-cell office:value-type="float" office:value="175729.69">
                <text:p>175729.69</text:p>
              </table:table-cell>
            </table:table-row>
            <table:table-row>
              <table:table-cell office:value-type="float" office:value="15.3655">
                <text:p>15.3655</text:p>
              </table:table-cell>
              <table:table-cell office:value-type="float" office:value="174076.73">
                <text:p>174076.73</text:p>
              </table:table-cell>
            </table:table-row>
            <table:table-row>
              <table:table-cell office:value-type="float" office:value="15.3659">
                <text:p>15.3659</text:p>
              </table:table-cell>
              <table:table-cell office:value-type="float" office:value="180159.03">
                <text:p>180159.03</text:p>
              </table:table-cell>
            </table:table-row>
            <table:table-row>
              <table:table-cell office:value-type="float" office:value="15.3661">
                <text:p>15.3661</text:p>
              </table:table-cell>
              <table:table-cell office:value-type="float" office:value="174676.62">
                <text:p>174676.62</text:p>
              </table:table-cell>
            </table:table-row>
            <table:table-row>
              <table:table-cell office:value-type="float" office:value="15.3663">
                <text:p>15.3663</text:p>
              </table:table-cell>
              <table:table-cell office:value-type="float" office:value="175617.69">
                <text:p>175617.69</text:p>
              </table:table-cell>
            </table:table-row>
            <table:table-row>
              <table:table-cell office:value-type="float" office:value="15.3665">
                <text:p>15.3665</text:p>
              </table:table-cell>
              <table:table-cell office:value-type="float" office:value="178572.28">
                <text:p>178572.28</text:p>
              </table:table-cell>
            </table:table-row>
            <table:table-row>
              <table:table-cell office:value-type="float" office:value="15.3674">
                <text:p>15.3674</text:p>
              </table:table-cell>
              <table:table-cell office:value-type="float" office:value="175292.93">
                <text:p>175292.93</text:p>
              </table:table-cell>
            </table:table-row>
            <table:table-row>
              <table:table-cell office:value-type="float" office:value="15.3721">
                <text:p>15.3721</text:p>
              </table:table-cell>
              <table:table-cell office:value-type="float" office:value="166634.85">
                <text:p>166634.85</text:p>
              </table:table-cell>
            </table:table-row>
            <table:table-row>
              <table:table-cell office:value-type="float" office:value="15.3736">
                <text:p>15.3736</text:p>
              </table:table-cell>
              <table:table-cell office:value-type="float" office:value="167723.49">
                <text:p>167723.49</text:p>
              </table:table-cell>
            </table:table-row>
            <table:table-row>
              <table:table-cell office:value-type="float" office:value="15.3743">
                <text:p>15.3743</text:p>
              </table:table-cell>
              <table:table-cell office:value-type="float" office:value="174198.32">
                <text:p>174198.32</text:p>
              </table:table-cell>
            </table:table-row>
            <table:table-row>
              <table:table-cell office:value-type="float" office:value="15.375">
                <text:p>15.375</text:p>
              </table:table-cell>
              <table:table-cell office:value-type="float" office:value="174217.67">
                <text:p>174217.67</text:p>
              </table:table-cell>
            </table:table-row>
            <table:table-row>
              <table:table-cell office:value-type="float" office:value="15.3759">
                <text:p>15.3759</text:p>
              </table:table-cell>
              <table:table-cell office:value-type="float" office:value="174176.15">
                <text:p>174176.15</text:p>
              </table:table-cell>
            </table:table-row>
            <table:table-row>
              <table:table-cell office:value-type="float" office:value="15.3783">
                <text:p>15.3783</text:p>
              </table:table-cell>
              <table:table-cell office:value-type="float" office:value="172856.46">
                <text:p>172856.46</text:p>
              </table:table-cell>
            </table:table-row>
            <table:table-row>
              <table:table-cell office:value-type="float" office:value="15.3784">
                <text:p>15.3784</text:p>
              </table:table-cell>
              <table:table-cell office:value-type="float" office:value="169691.8">
                <text:p>169691.8</text:p>
              </table:table-cell>
            </table:table-row>
            <table:table-row>
              <table:table-cell office:value-type="float" office:value="15.3793">
                <text:p>15.3793</text:p>
              </table:table-cell>
              <table:table-cell office:value-type="float" office:value="175400.7">
                <text:p>175400.7</text:p>
              </table:table-cell>
            </table:table-row>
            <table:table-row>
              <table:table-cell office:value-type="float" office:value="15.3807">
                <text:p>15.3807</text:p>
              </table:table-cell>
              <table:table-cell office:value-type="float" office:value="169149.05">
                <text:p>169149.05</text:p>
              </table:table-cell>
            </table:table-row>
            <table:table-row>
              <table:table-cell office:value-type="float" office:value="15.3823">
                <text:p>15.3823</text:p>
              </table:table-cell>
              <table:table-cell office:value-type="float" office:value="173773.28">
                <text:p>173773.28</text:p>
              </table:table-cell>
            </table:table-row>
            <table:table-row>
              <table:table-cell office:value-type="float" office:value="15.3824">
                <text:p>15.3824</text:p>
              </table:table-cell>
              <table:table-cell office:value-type="float" office:value="169492.52">
                <text:p>169492.52</text:p>
              </table:table-cell>
            </table:table-row>
            <table:table-row>
              <table:table-cell office:value-type="float" office:value="15.3826">
                <text:p>15.3826</text:p>
              </table:table-cell>
              <table:table-cell office:value-type="float" office:value="175222.07">
                <text:p>175222.07</text:p>
              </table:table-cell>
            </table:table-row>
            <table:table-row>
              <table:table-cell office:value-type="float" office:value="15.3833">
                <text:p>15.3833</text:p>
              </table:table-cell>
              <table:table-cell office:value-type="float" office:value="174328">
                <text:p>174328</text:p>
              </table:table-cell>
            </table:table-row>
            <table:table-row>
              <table:table-cell office:value-type="float" office:value="15.384">
                <text:p>15.384</text:p>
              </table:table-cell>
              <table:table-cell office:value-type="float" office:value="186081.19">
                <text:p>186081.19</text:p>
              </table:table-cell>
            </table:table-row>
            <table:table-row>
              <table:table-cell office:value-type="float" office:value="15.3845">
                <text:p>15.3845</text:p>
              </table:table-cell>
              <table:table-cell office:value-type="float" office:value="168264.03">
                <text:p>168264.03</text:p>
              </table:table-cell>
            </table:table-row>
            <table:table-row>
              <table:table-cell office:value-type="float" office:value="15.3847">
                <text:p>15.3847</text:p>
              </table:table-cell>
              <table:table-cell office:value-type="float" office:value="176469.65">
                <text:p>176469.65</text:p>
              </table:table-cell>
            </table:table-row>
            <table:table-row>
              <table:table-cell office:value-type="float" office:value="15.385">
                <text:p>15.385</text:p>
              </table:table-cell>
              <table:table-cell office:value-type="float" office:value="177236.61">
                <text:p>177236.61</text:p>
              </table:table-cell>
            </table:table-row>
            <table:table-row>
              <table:table-cell office:value-type="float" office:value="15.3864">
                <text:p>15.3864</text:p>
              </table:table-cell>
              <table:table-cell office:value-type="float" office:value="181301.92">
                <text:p>181301.92</text:p>
              </table:table-cell>
            </table:table-row>
            <table:table-row>
              <table:table-cell office:value-type="float" office:value="15.3871">
                <text:p>15.3871</text:p>
              </table:table-cell>
              <table:table-cell office:value-type="float" office:value="172224.26">
                <text:p>172224.26</text:p>
              </table:table-cell>
            </table:table-row>
            <table:table-row>
              <table:table-cell office:value-type="float" office:value="15.3887">
                <text:p>15.3887</text:p>
              </table:table-cell>
              <table:table-cell office:value-type="float" office:value="174598.07">
                <text:p>174598.07</text:p>
              </table:table-cell>
            </table:table-row>
            <table:table-row>
              <table:table-cell office:value-type="float" office:value="15.3944">
                <text:p>15.3944</text:p>
              </table:table-cell>
              <table:table-cell office:value-type="float" office:value="172273.79">
                <text:p>172273.79</text:p>
              </table:table-cell>
            </table:table-row>
            <table:table-row>
              <table:table-cell office:value-type="float" office:value="15.3953">
                <text:p>15.3953</text:p>
              </table:table-cell>
              <table:table-cell office:value-type="float" office:value="172465.55">
                <text:p>172465.55</text:p>
              </table:table-cell>
            </table:table-row>
            <table:table-row>
              <table:table-cell office:value-type="float" office:value="15.3955">
                <text:p>15.3955</text:p>
              </table:table-cell>
              <table:table-cell office:value-type="float" office:value="169120.93">
                <text:p>169120.93</text:p>
              </table:table-cell>
            </table:table-row>
            <table:table-row>
              <table:table-cell office:value-type="float" office:value="15.3956">
                <text:p>15.3956</text:p>
              </table:table-cell>
              <table:table-cell office:value-type="float" office:value="181640.79">
                <text:p>181640.79</text:p>
              </table:table-cell>
            </table:table-row>
            <table:table-row>
              <table:table-cell office:value-type="float" office:value="15.3961">
                <text:p>15.3961</text:p>
              </table:table-cell>
              <table:table-cell office:value-type="float" office:value="171243.5">
                <text:p>171243.5</text:p>
              </table:table-cell>
            </table:table-row>
            <table:table-row>
              <table:table-cell office:value-type="float" office:value="15.3977">
                <text:p>15.3977</text:p>
              </table:table-cell>
              <table:table-cell office:value-type="float" office:value="179501.79">
                <text:p>179501.79</text:p>
              </table:table-cell>
            </table:table-row>
            <table:table-row>
              <table:table-cell office:value-type="float" office:value="15.4">
                <text:p>15.4</text:p>
              </table:table-cell>
              <table:table-cell office:value-type="float" office:value="172689.77">
                <text:p>172689.77</text:p>
              </table:table-cell>
            </table:table-row>
            <table:table-row>
              <table:table-cell office:value-type="float" office:value="15.4003">
                <text:p>15.4003</text:p>
              </table:table-cell>
              <table:table-cell office:value-type="float" office:value="167166.25">
                <text:p>167166.25</text:p>
              </table:table-cell>
            </table:table-row>
            <table:table-row>
              <table:table-cell office:value-type="float" office:value="15.4005">
                <text:p>15.4005</text:p>
              </table:table-cell>
              <table:table-cell office:value-type="float" office:value="174845.53">
                <text:p>174845.53</text:p>
              </table:table-cell>
            </table:table-row>
            <table:table-row>
              <table:table-cell office:value-type="float" office:value="15.4007">
                <text:p>15.4007</text:p>
              </table:table-cell>
              <table:table-cell office:value-type="float" office:value="178288.23">
                <text:p>178288.23</text:p>
              </table:table-cell>
            </table:table-row>
            <table:table-row>
              <table:table-cell office:value-type="float" office:value="15.4013">
                <text:p>15.4013</text:p>
              </table:table-cell>
              <table:table-cell office:value-type="float" office:value="169574.04">
                <text:p>169574.04</text:p>
              </table:table-cell>
            </table:table-row>
            <table:table-row>
              <table:table-cell office:value-type="float" office:value="15.4015">
                <text:p>15.4015</text:p>
              </table:table-cell>
              <table:table-cell office:value-type="float" office:value="168381.04">
                <text:p>168381.04</text:p>
              </table:table-cell>
            </table:table-row>
            <table:table-row>
              <table:table-cell office:value-type="float" office:value="15.4032">
                <text:p>15.4032</text:p>
              </table:table-cell>
              <table:table-cell office:value-type="float" office:value="174257.71">
                <text:p>174257.71</text:p>
              </table:table-cell>
            </table:table-row>
            <table:table-row>
              <table:table-cell office:value-type="float" office:value="15.4041">
                <text:p>15.4041</text:p>
              </table:table-cell>
              <table:table-cell office:value-type="float" office:value="165070.01">
                <text:p>165070.01</text:p>
              </table:table-cell>
            </table:table-row>
            <table:table-row>
              <table:table-cell office:value-type="float" office:value="15.4044">
                <text:p>15.4044</text:p>
              </table:table-cell>
              <table:table-cell office:value-type="float" office:value="175679.69">
                <text:p>175679.69</text:p>
              </table:table-cell>
            </table:table-row>
            <table:table-row>
              <table:table-cell office:value-type="float" office:value="15.4046">
                <text:p>15.4046</text:p>
              </table:table-cell>
              <table:table-cell office:value-type="float" office:value="178480.62">
                <text:p>178480.62</text:p>
              </table:table-cell>
            </table:table-row>
            <table:table-row>
              <table:table-cell office:value-type="float" office:value="15.405">
                <text:p>15.405</text:p>
              </table:table-cell>
              <table:table-cell office:value-type="float" office:value="172722.12">
                <text:p>172722.12</text:p>
              </table:table-cell>
            </table:table-row>
            <table:table-row>
              <table:table-cell office:value-type="float" office:value="15.4056">
                <text:p>15.4056</text:p>
              </table:table-cell>
              <table:table-cell office:value-type="float" office:value="175191.53">
                <text:p>175191.53</text:p>
              </table:table-cell>
            </table:table-row>
            <table:table-row>
              <table:table-cell office:value-type="float" office:value="15.4063">
                <text:p>15.4063</text:p>
              </table:table-cell>
              <table:table-cell office:value-type="float" office:value="173782.08">
                <text:p>173782.08</text:p>
              </table:table-cell>
            </table:table-row>
            <table:table-row>
              <table:table-cell office:value-type="float" office:value="15.4067">
                <text:p>15.4067</text:p>
              </table:table-cell>
              <table:table-cell office:value-type="float" office:value="170649.17">
                <text:p>170649.17</text:p>
              </table:table-cell>
            </table:table-row>
            <table:table-row>
              <table:table-cell office:value-type="float" office:value="15.4104">
                <text:p>15.4104</text:p>
              </table:table-cell>
              <table:table-cell office:value-type="float" office:value="169822.25">
                <text:p>169822.25</text:p>
              </table:table-cell>
            </table:table-row>
            <table:table-row>
              <table:table-cell office:value-type="float" office:value="15.4126">
                <text:p>15.4126</text:p>
              </table:table-cell>
              <table:table-cell office:value-type="float" office:value="173943.74">
                <text:p>173943.74</text:p>
              </table:table-cell>
            </table:table-row>
            <table:table-row>
              <table:table-cell office:value-type="float" office:value="15.4146">
                <text:p>15.4146</text:p>
              </table:table-cell>
              <table:table-cell office:value-type="float" office:value="173065.75">
                <text:p>173065.75</text:p>
              </table:table-cell>
            </table:table-row>
            <table:table-row>
              <table:table-cell office:value-type="float" office:value="15.416">
                <text:p>15.416</text:p>
              </table:table-cell>
              <table:table-cell office:value-type="float" office:value="176930.03">
                <text:p>176930.03</text:p>
              </table:table-cell>
            </table:table-row>
            <table:table-row>
              <table:table-cell office:value-type="float" office:value="15.4167">
                <text:p>15.4167</text:p>
              </table:table-cell>
              <table:table-cell office:value-type="float" office:value="177079.42">
                <text:p>177079.42</text:p>
              </table:table-cell>
            </table:table-row>
            <table:table-row>
              <table:table-cell office:value-type="float" office:value="15.4177">
                <text:p>15.4177</text:p>
              </table:table-cell>
              <table:table-cell office:value-type="float" office:value="164489.16">
                <text:p>164489.16</text:p>
              </table:table-cell>
            </table:table-row>
            <table:table-row>
              <table:table-cell office:value-type="float" office:value="15.418">
                <text:p>15.418</text:p>
              </table:table-cell>
              <table:table-cell office:value-type="float" office:value="174692.65">
                <text:p>174692.65</text:p>
              </table:table-cell>
            </table:table-row>
            <table:table-row>
              <table:table-cell office:value-type="float" office:value="15.4181">
                <text:p>15.4181</text:p>
              </table:table-cell>
              <table:table-cell office:value-type="float" office:value="172993.16">
                <text:p>172993.16</text:p>
              </table:table-cell>
            </table:table-row>
            <table:table-row>
              <table:table-cell office:value-type="float" office:value="15.4186">
                <text:p>15.4186</text:p>
              </table:table-cell>
              <table:table-cell office:value-type="float" office:value="168671.41">
                <text:p>168671.41</text:p>
              </table:table-cell>
            </table:table-row>
            <table:table-row>
              <table:table-cell office:value-type="float" office:value="15.4187">
                <text:p>15.4187</text:p>
              </table:table-cell>
              <table:table-cell office:value-type="float" office:value="164370.12">
                <text:p>164370.12</text:p>
              </table:table-cell>
            </table:table-row>
            <table:table-row>
              <table:table-cell office:value-type="float" office:value="15.4194">
                <text:p>15.4194</text:p>
              </table:table-cell>
              <table:table-cell office:value-type="float" office:value="172536.64">
                <text:p>172536.64</text:p>
              </table:table-cell>
            </table:table-row>
            <table:table-row>
              <table:table-cell office:value-type="float" office:value="15.4196">
                <text:p>15.4196</text:p>
              </table:table-cell>
              <table:table-cell office:value-type="float" office:value="173136.68">
                <text:p>173136.68</text:p>
              </table:table-cell>
            </table:table-row>
            <table:table-row>
              <table:table-cell office:value-type="float" office:value="15.4197">
                <text:p>15.4197</text:p>
              </table:table-cell>
              <table:table-cell office:value-type="float" office:value="168380.52">
                <text:p>168380.52</text:p>
              </table:table-cell>
            </table:table-row>
            <table:table-row>
              <table:table-cell office:value-type="float" office:value="15.4201">
                <text:p>15.4201</text:p>
              </table:table-cell>
              <table:table-cell office:value-type="float" office:value="182003.4">
                <text:p>182003.4</text:p>
              </table:table-cell>
            </table:table-row>
            <table:table-row>
              <table:table-cell office:value-type="float" office:value="15.4203">
                <text:p>15.4203</text:p>
              </table:table-cell>
              <table:table-cell office:value-type="float" office:value="173572.94">
                <text:p>173572.94</text:p>
              </table:table-cell>
            </table:table-row>
            <table:table-row>
              <table:table-cell office:value-type="float" office:value="15.4204">
                <text:p>15.4204</text:p>
              </table:table-cell>
              <table:table-cell office:value-type="float" office:value="173400.19">
                <text:p>173400.19</text:p>
              </table:table-cell>
            </table:table-row>
            <table:table-row>
              <table:table-cell office:value-type="float" office:value="15.4214">
                <text:p>15.4214</text:p>
              </table:table-cell>
              <table:table-cell office:value-type="float" office:value="175059.14">
                <text:p>175059.14</text:p>
              </table:table-cell>
            </table:table-row>
            <table:table-row>
              <table:table-cell office:value-type="float" office:value="15.4217">
                <text:p>15.4217</text:p>
              </table:table-cell>
              <table:table-cell office:value-type="float" office:value="174864.67">
                <text:p>174864.67</text:p>
              </table:table-cell>
            </table:table-row>
            <table:table-row>
              <table:table-cell office:value-type="float" office:value="15.4237">
                <text:p>15.4237</text:p>
              </table:table-cell>
              <table:table-cell office:value-type="float" office:value="173382.84">
                <text:p>173382.84</text:p>
              </table:table-cell>
            </table:table-row>
            <table:table-row>
              <table:table-cell office:value-type="float" office:value="15.4239">
                <text:p>15.4239</text:p>
              </table:table-cell>
              <table:table-cell office:value-type="float" office:value="168208.33">
                <text:p>168208.33</text:p>
              </table:table-cell>
            </table:table-row>
            <table:table-row>
              <table:table-cell office:value-type="float" office:value="15.424">
                <text:p>15.424</text:p>
              </table:table-cell>
              <table:table-cell office:value-type="float" office:value="176519.57">
                <text:p>176519.57</text:p>
              </table:table-cell>
            </table:table-row>
            <table:table-row>
              <table:table-cell office:value-type="float" office:value="15.4243">
                <text:p>15.4243</text:p>
              </table:table-cell>
              <table:table-cell office:value-type="float" office:value="174213.7">
                <text:p>174213.7</text:p>
              </table:table-cell>
            </table:table-row>
            <table:table-row>
              <table:table-cell office:value-type="float" office:value="15.4246">
                <text:p>15.4246</text:p>
              </table:table-cell>
              <table:table-cell office:value-type="float" office:value="175037.95">
                <text:p>175037.95</text:p>
              </table:table-cell>
            </table:table-row>
            <table:table-row>
              <table:table-cell office:value-type="float" office:value="15.4255">
                <text:p>15.4255</text:p>
              </table:table-cell>
              <table:table-cell office:value-type="float" office:value="162033.13">
                <text:p>162033.13</text:p>
              </table:table-cell>
            </table:table-row>
            <table:table-row>
              <table:table-cell office:value-type="float" office:value="15.4258">
                <text:p>15.4258</text:p>
              </table:table-cell>
              <table:table-cell office:value-type="float" office:value="172632.45">
                <text:p>172632.45</text:p>
              </table:table-cell>
            </table:table-row>
            <table:table-row>
              <table:table-cell office:value-type="float" office:value="15.4269">
                <text:p>15.4269</text:p>
              </table:table-cell>
              <table:table-cell office:value-type="float" office:value="172371.71">
                <text:p>172371.71</text:p>
              </table:table-cell>
            </table:table-row>
            <table:table-row>
              <table:table-cell office:value-type="float" office:value="15.4271">
                <text:p>15.4271</text:p>
              </table:table-cell>
              <table:table-cell office:value-type="float" office:value="168683.28">
                <text:p>168683.28</text:p>
              </table:table-cell>
            </table:table-row>
            <table:table-row>
              <table:table-cell office:value-type="float" office:value="15.4272">
                <text:p>15.4272</text:p>
              </table:table-cell>
              <table:table-cell office:value-type="float" office:value="170863.36">
                <text:p>170863.36</text:p>
              </table:table-cell>
            </table:table-row>
            <table:table-row>
              <table:table-cell office:value-type="float" office:value="15.4274">
                <text:p>15.4274</text:p>
              </table:table-cell>
              <table:table-cell office:value-type="float" office:value="166053.78">
                <text:p>166053.78</text:p>
              </table:table-cell>
            </table:table-row>
            <table:table-row>
              <table:table-cell office:value-type="float" office:value="15.4279">
                <text:p>15.4279</text:p>
              </table:table-cell>
              <table:table-cell office:value-type="float" office:value="165863.55">
                <text:p>165863.55</text:p>
              </table:table-cell>
            </table:table-row>
            <table:table-row>
              <table:table-cell office:value-type="float" office:value="15.4281">
                <text:p>15.4281</text:p>
              </table:table-cell>
              <table:table-cell office:value-type="float" office:value="177633.56">
                <text:p>177633.56</text:p>
              </table:table-cell>
            </table:table-row>
            <table:table-row>
              <table:table-cell office:value-type="float" office:value="15.4282">
                <text:p>15.4282</text:p>
              </table:table-cell>
              <table:table-cell office:value-type="float" office:value="183009.62">
                <text:p>183009.62</text:p>
              </table:table-cell>
            </table:table-row>
            <table:table-row>
              <table:table-cell office:value-type="float" office:value="15.4283">
                <text:p>15.4283</text:p>
              </table:table-cell>
              <table:table-cell office:value-type="float" office:value="165264.71">
                <text:p>165264.71</text:p>
              </table:table-cell>
            </table:table-row>
            <table:table-row>
              <table:table-cell office:value-type="float" office:value="15.4286">
                <text:p>15.4286</text:p>
              </table:table-cell>
              <table:table-cell office:value-type="float" office:value="175019.45">
                <text:p>175019.45</text:p>
              </table:table-cell>
            </table:table-row>
            <table:table-row>
              <table:table-cell office:value-type="float" office:value="15.4287">
                <text:p>15.4287</text:p>
              </table:table-cell>
              <table:table-cell office:value-type="float" office:value="176103.69">
                <text:p>176103.69</text:p>
              </table:table-cell>
            </table:table-row>
            <table:table-row>
              <table:table-cell office:value-type="float" office:value="15.4291">
                <text:p>15.4291</text:p>
              </table:table-cell>
              <table:table-cell office:value-type="float" office:value="164938.53">
                <text:p>164938.53</text:p>
              </table:table-cell>
            </table:table-row>
            <table:table-row>
              <table:table-cell office:value-type="float" office:value="15.4294">
                <text:p>15.4294</text:p>
              </table:table-cell>
              <table:table-cell office:value-type="float" office:value="175086.85">
                <text:p>175086.85</text:p>
              </table:table-cell>
            </table:table-row>
            <table:table-row>
              <table:table-cell office:value-type="float" office:value="15.4296">
                <text:p>15.4296</text:p>
              </table:table-cell>
              <table:table-cell office:value-type="float" office:value="168894.41">
                <text:p>168894.41</text:p>
              </table:table-cell>
            </table:table-row>
            <table:table-row>
              <table:table-cell office:value-type="float" office:value="15.4298">
                <text:p>15.4298</text:p>
              </table:table-cell>
              <table:table-cell office:value-type="float" office:value="170063.14">
                <text:p>170063.14</text:p>
              </table:table-cell>
            </table:table-row>
            <table:table-row>
              <table:table-cell office:value-type="float" office:value="15.4301">
                <text:p>15.4301</text:p>
              </table:table-cell>
              <table:table-cell office:value-type="float" office:value="175186.38">
                <text:p>175186.38</text:p>
              </table:table-cell>
            </table:table-row>
            <table:table-row>
              <table:table-cell office:value-type="float" office:value="15.4306">
                <text:p>15.4306</text:p>
              </table:table-cell>
              <table:table-cell office:value-type="float" office:value="169870.76">
                <text:p>169870.76</text:p>
              </table:table-cell>
            </table:table-row>
            <table:table-row>
              <table:table-cell office:value-type="float" office:value="15.4308">
                <text:p>15.4308</text:p>
              </table:table-cell>
              <table:table-cell office:value-type="float" office:value="165211.21">
                <text:p>165211.21</text:p>
              </table:table-cell>
            </table:table-row>
            <table:table-row>
              <table:table-cell office:value-type="float" office:value="15.4312">
                <text:p>15.4312</text:p>
              </table:table-cell>
              <table:table-cell office:value-type="float" office:value="167415.02">
                <text:p>167415.02</text:p>
              </table:table-cell>
            </table:table-row>
            <table:table-row>
              <table:table-cell office:value-type="float" office:value="15.4317">
                <text:p>15.4317</text:p>
              </table:table-cell>
              <table:table-cell office:value-type="float" office:value="169190.95">
                <text:p>169190.95</text:p>
              </table:table-cell>
            </table:table-row>
            <table:table-row>
              <table:table-cell office:value-type="float" office:value="15.432">
                <text:p>15.432</text:p>
              </table:table-cell>
              <table:table-cell office:value-type="float" office:value="175258.5">
                <text:p>175258.5</text:p>
              </table:table-cell>
            </table:table-row>
            <table:table-row>
              <table:table-cell office:value-type="float" office:value="15.4322">
                <text:p>15.4322</text:p>
              </table:table-cell>
              <table:table-cell office:value-type="float" office:value="172184.33">
                <text:p>172184.33</text:p>
              </table:table-cell>
            </table:table-row>
            <table:table-row>
              <table:table-cell office:value-type="float" office:value="15.4333">
                <text:p>15.4333</text:p>
              </table:table-cell>
              <table:table-cell office:value-type="float" office:value="164003.7">
                <text:p>164003.7</text:p>
              </table:table-cell>
            </table:table-row>
            <table:table-row>
              <table:table-cell office:value-type="float" office:value="15.4336">
                <text:p>15.4336</text:p>
              </table:table-cell>
              <table:table-cell office:value-type="float" office:value="169166.45">
                <text:p>169166.45</text:p>
              </table:table-cell>
            </table:table-row>
            <table:table-row>
              <table:table-cell office:value-type="float" office:value="15.4346">
                <text:p>15.4346</text:p>
              </table:table-cell>
              <table:table-cell office:value-type="float" office:value="169192.01">
                <text:p>169192.01</text:p>
              </table:table-cell>
            </table:table-row>
            <table:table-row>
              <table:table-cell office:value-type="float" office:value="15.4351">
                <text:p>15.4351</text:p>
              </table:table-cell>
              <table:table-cell office:value-type="float" office:value="170187.16">
                <text:p>170187.16</text:p>
              </table:table-cell>
            </table:table-row>
            <table:table-row>
              <table:table-cell office:value-type="float" office:value="15.4369">
                <text:p>15.4369</text:p>
              </table:table-cell>
              <table:table-cell office:value-type="float" office:value="175028.87">
                <text:p>175028.87</text:p>
              </table:table-cell>
            </table:table-row>
            <table:table-row>
              <table:table-cell office:value-type="float" office:value="15.4373">
                <text:p>15.4373</text:p>
              </table:table-cell>
              <table:table-cell office:value-type="float" office:value="165769.62">
                <text:p>165769.62</text:p>
              </table:table-cell>
            </table:table-row>
            <table:table-row>
              <table:table-cell office:value-type="float" office:value="15.438">
                <text:p>15.438</text:p>
              </table:table-cell>
              <table:table-cell office:value-type="float" office:value="168525.23">
                <text:p>168525.23</text:p>
              </table:table-cell>
            </table:table-row>
            <table:table-row>
              <table:table-cell office:value-type="float" office:value="15.4381">
                <text:p>15.4381</text:p>
              </table:table-cell>
              <table:table-cell office:value-type="float" office:value="170358.38">
                <text:p>170358.38</text:p>
              </table:table-cell>
            </table:table-row>
            <table:table-row>
              <table:table-cell office:value-type="float" office:value="15.4383">
                <text:p>15.4383</text:p>
              </table:table-cell>
              <table:table-cell office:value-type="float" office:value="166365.65">
                <text:p>166365.65</text:p>
              </table:table-cell>
            </table:table-row>
            <table:table-row>
              <table:table-cell office:value-type="float" office:value="15.4387">
                <text:p>15.4387</text:p>
              </table:table-cell>
              <table:table-cell office:value-type="float" office:value="174263.2">
                <text:p>174263.2</text:p>
              </table:table-cell>
            </table:table-row>
            <table:table-row>
              <table:table-cell office:value-type="float" office:value="15.4398">
                <text:p>15.4398</text:p>
              </table:table-cell>
              <table:table-cell office:value-type="float" office:value="170339.26">
                <text:p>170339.26</text:p>
              </table:table-cell>
            </table:table-row>
            <table:table-row>
              <table:table-cell office:value-type="float" office:value="15.4405">
                <text:p>15.4405</text:p>
              </table:table-cell>
              <table:table-cell office:value-type="float" office:value="179090.43">
                <text:p>179090.43</text:p>
              </table:table-cell>
            </table:table-row>
            <table:table-row>
              <table:table-cell office:value-type="float" office:value="15.4408">
                <text:p>15.4408</text:p>
              </table:table-cell>
              <table:table-cell office:value-type="float" office:value="171999.19">
                <text:p>171999.19</text:p>
              </table:table-cell>
            </table:table-row>
            <table:table-row>
              <table:table-cell office:value-type="float" office:value="15.4411">
                <text:p>15.4411</text:p>
              </table:table-cell>
              <table:table-cell office:value-type="float" office:value="185586.45">
                <text:p>185586.45</text:p>
              </table:table-cell>
            </table:table-row>
            <table:table-row>
              <table:table-cell office:value-type="float" office:value="15.4413">
                <text:p>15.4413</text:p>
              </table:table-cell>
              <table:table-cell office:value-type="float" office:value="188709.88">
                <text:p>188709.88</text:p>
              </table:table-cell>
            </table:table-row>
            <table:table-row>
              <table:table-cell office:value-type="float" office:value="15.4414">
                <text:p>15.4414</text:p>
              </table:table-cell>
              <table:table-cell office:value-type="float" office:value="181921.58">
                <text:p>181921.58</text:p>
              </table:table-cell>
            </table:table-row>
            <table:table-row>
              <table:table-cell office:value-type="float" office:value="15.4415">
                <text:p>15.4415</text:p>
              </table:table-cell>
              <table:table-cell office:value-type="float" office:value="181497.49">
                <text:p>181497.49</text:p>
              </table:table-cell>
            </table:table-row>
            <table:table-row>
              <table:table-cell office:value-type="float" office:value="15.442">
                <text:p>15.442</text:p>
              </table:table-cell>
              <table:table-cell office:value-type="float" office:value="188675.29">
                <text:p>188675.29</text:p>
              </table:table-cell>
            </table:table-row>
            <table:table-row>
              <table:table-cell office:value-type="float" office:value="15.4424">
                <text:p>15.4424</text:p>
              </table:table-cell>
              <table:table-cell office:value-type="float" office:value="171100.53">
                <text:p>171100.53</text:p>
              </table:table-cell>
            </table:table-row>
            <table:table-row>
              <table:table-cell office:value-type="float" office:value="15.4427">
                <text:p>15.4427</text:p>
              </table:table-cell>
              <table:table-cell office:value-type="float" office:value="173907.68">
                <text:p>173907.68</text:p>
              </table:table-cell>
            </table:table-row>
            <table:table-row>
              <table:table-cell office:value-type="float" office:value="15.4431">
                <text:p>15.4431</text:p>
              </table:table-cell>
              <table:table-cell office:value-type="float" office:value="185182.75">
                <text:p>185182.75</text:p>
              </table:table-cell>
            </table:table-row>
            <table:table-row>
              <table:table-cell office:value-type="float" office:value="15.4432">
                <text:p>15.4432</text:p>
              </table:table-cell>
              <table:table-cell office:value-type="float" office:value="182066.01">
                <text:p>182066.01</text:p>
              </table:table-cell>
            </table:table-row>
            <table:table-row>
              <table:table-cell office:value-type="float" office:value="15.4434">
                <text:p>15.4434</text:p>
              </table:table-cell>
              <table:table-cell office:value-type="float" office:value="180052.15">
                <text:p>180052.15</text:p>
              </table:table-cell>
            </table:table-row>
            <table:table-row>
              <table:table-cell office:value-type="float" office:value="15.4437">
                <text:p>15.4437</text:p>
              </table:table-cell>
              <table:table-cell office:value-type="float" office:value="171613.37">
                <text:p>171613.37</text:p>
              </table:table-cell>
            </table:table-row>
            <table:table-row>
              <table:table-cell office:value-type="float" office:value="15.4441">
                <text:p>15.4441</text:p>
              </table:table-cell>
              <table:table-cell office:value-type="float" office:value="180021.66">
                <text:p>180021.66</text:p>
              </table:table-cell>
            </table:table-row>
            <table:table-row>
              <table:table-cell office:value-type="float" office:value="15.4443">
                <text:p>15.4443</text:p>
              </table:table-cell>
              <table:table-cell office:value-type="float" office:value="177993.99">
                <text:p>177993.99</text:p>
              </table:table-cell>
            </table:table-row>
            <table:table-row>
              <table:table-cell office:value-type="float" office:value="15.4449">
                <text:p>15.4449</text:p>
              </table:table-cell>
              <table:table-cell office:value-type="float" office:value="171584.84">
                <text:p>171584.84</text:p>
              </table:table-cell>
            </table:table-row>
            <table:table-row>
              <table:table-cell office:value-type="float" office:value="15.4453">
                <text:p>15.4453</text:p>
              </table:table-cell>
              <table:table-cell office:value-type="float" office:value="178417.56">
                <text:p>178417.56</text:p>
              </table:table-cell>
            </table:table-row>
            <table:table-row>
              <table:table-cell office:value-type="float" office:value="15.4456">
                <text:p>15.4456</text:p>
              </table:table-cell>
              <table:table-cell office:value-type="float" office:value="175310.6">
                <text:p>175310.6</text:p>
              </table:table-cell>
            </table:table-row>
            <table:table-row>
              <table:table-cell office:value-type="float" office:value="15.4457">
                <text:p>15.4457</text:p>
              </table:table-cell>
              <table:table-cell office:value-type="float" office:value="181229.97">
                <text:p>181229.97</text:p>
              </table:table-cell>
            </table:table-row>
            <table:table-row>
              <table:table-cell office:value-type="float" office:value="15.4463">
                <text:p>15.4463</text:p>
              </table:table-cell>
              <table:table-cell office:value-type="float" office:value="184183.51">
                <text:p>184183.51</text:p>
              </table:table-cell>
            </table:table-row>
            <table:table-row>
              <table:table-cell office:value-type="float" office:value="15.4466">
                <text:p>15.4466</text:p>
              </table:table-cell>
              <table:table-cell office:value-type="float" office:value="176813.22">
                <text:p>176813.22</text:p>
              </table:table-cell>
            </table:table-row>
            <table:table-row>
              <table:table-cell office:value-type="float" office:value="15.4469">
                <text:p>15.4469</text:p>
              </table:table-cell>
              <table:table-cell office:value-type="float" office:value="173677.8">
                <text:p>173677.8</text:p>
              </table:table-cell>
            </table:table-row>
            <table:table-row>
              <table:table-cell office:value-type="float" office:value="15.4481">
                <text:p>15.4481</text:p>
              </table:table-cell>
              <table:table-cell office:value-type="float" office:value="173782.93">
                <text:p>173782.93</text:p>
              </table:table-cell>
            </table:table-row>
            <table:table-row>
              <table:table-cell office:value-type="float" office:value="15.4482">
                <text:p>15.4482</text:p>
              </table:table-cell>
              <table:table-cell office:value-type="float" office:value="177036.74">
                <text:p>177036.74</text:p>
              </table:table-cell>
            </table:table-row>
            <table:table-row>
              <table:table-cell office:value-type="float" office:value="15.4486">
                <text:p>15.4486</text:p>
              </table:table-cell>
              <table:table-cell office:value-type="float" office:value="182396.05">
                <text:p>182396.05</text:p>
              </table:table-cell>
            </table:table-row>
            <table:table-row>
              <table:table-cell office:value-type="float" office:value="15.4494">
                <text:p>15.4494</text:p>
              </table:table-cell>
              <table:table-cell office:value-type="float" office:value="177887.06">
                <text:p>177887.06</text:p>
              </table:table-cell>
            </table:table-row>
            <table:table-row>
              <table:table-cell office:value-type="float" office:value="15.4503">
                <text:p>15.4503</text:p>
              </table:table-cell>
              <table:table-cell office:value-type="float" office:value="181918.87">
                <text:p>181918.87</text:p>
              </table:table-cell>
            </table:table-row>
            <table:table-row>
              <table:table-cell office:value-type="float" office:value="15.4511">
                <text:p>15.4511</text:p>
              </table:table-cell>
              <table:table-cell office:value-type="float" office:value="168455.68">
                <text:p>168455.68</text:p>
              </table:table-cell>
            </table:table-row>
            <table:table-row>
              <table:table-cell office:value-type="float" office:value="15.4517">
                <text:p>15.4517</text:p>
              </table:table-cell>
              <table:table-cell office:value-type="float" office:value="184719.51">
                <text:p>184719.51</text:p>
              </table:table-cell>
            </table:table-row>
            <table:table-row>
              <table:table-cell office:value-type="float" office:value="15.4521">
                <text:p>15.4521</text:p>
              </table:table-cell>
              <table:table-cell office:value-type="float" office:value="175260.82">
                <text:p>175260.82</text:p>
              </table:table-cell>
            </table:table-row>
            <table:table-row>
              <table:table-cell office:value-type="float" office:value="15.4524">
                <text:p>15.4524</text:p>
              </table:table-cell>
              <table:table-cell office:value-type="float" office:value="181850.43">
                <text:p>181850.43</text:p>
              </table:table-cell>
            </table:table-row>
            <table:table-row>
              <table:table-cell office:value-type="float" office:value="15.4526">
                <text:p>15.4526</text:p>
              </table:table-cell>
              <table:table-cell office:value-type="float" office:value="178475.07">
                <text:p>178475.07</text:p>
              </table:table-cell>
            </table:table-row>
            <table:table-row>
              <table:table-cell office:value-type="float" office:value="15.4527">
                <text:p>15.4527</text:p>
              </table:table-cell>
              <table:table-cell office:value-type="float" office:value="181423.74">
                <text:p>181423.74</text:p>
              </table:table-cell>
            </table:table-row>
            <table:table-row>
              <table:table-cell office:value-type="float" office:value="15.4529">
                <text:p>15.4529</text:p>
              </table:table-cell>
              <table:table-cell office:value-type="float" office:value="182282">
                <text:p>182282</text:p>
              </table:table-cell>
            </table:table-row>
            <table:table-row>
              <table:table-cell office:value-type="float" office:value="15.4532">
                <text:p>15.4532</text:p>
              </table:table-cell>
              <table:table-cell office:value-type="float" office:value="189456.62">
                <text:p>189456.62</text:p>
              </table:table-cell>
            </table:table-row>
            <table:table-row>
              <table:table-cell office:value-type="float" office:value="15.4534">
                <text:p>15.4534</text:p>
              </table:table-cell>
              <table:table-cell office:value-type="float" office:value="183860.85">
                <text:p>183860.85</text:p>
              </table:table-cell>
            </table:table-row>
            <table:table-row>
              <table:table-cell office:value-type="float" office:value="15.4535">
                <text:p>15.4535</text:p>
              </table:table-cell>
              <table:table-cell office:value-type="float" office:value="180103.21">
                <text:p>180103.21</text:p>
              </table:table-cell>
            </table:table-row>
            <table:table-row>
              <table:table-cell office:value-type="float" office:value="15.4536">
                <text:p>15.4536</text:p>
              </table:table-cell>
              <table:table-cell office:value-type="float" office:value="179150.21">
                <text:p>179150.21</text:p>
              </table:table-cell>
            </table:table-row>
            <table:table-row>
              <table:table-cell office:value-type="float" office:value="15.4539">
                <text:p>15.4539</text:p>
              </table:table-cell>
              <table:table-cell office:value-type="float" office:value="185535.96">
                <text:p>185535.96</text:p>
              </table:table-cell>
            </table:table-row>
            <table:table-row>
              <table:table-cell office:value-type="float" office:value="15.454">
                <text:p>15.454</text:p>
              </table:table-cell>
              <table:table-cell office:value-type="float" office:value="188179.47">
                <text:p>188179.47</text:p>
              </table:table-cell>
            </table:table-row>
            <table:table-row>
              <table:table-cell office:value-type="float" office:value="15.4549">
                <text:p>15.4549</text:p>
              </table:table-cell>
              <table:table-cell office:value-type="float" office:value="183857.41">
                <text:p>183857.41</text:p>
              </table:table-cell>
            </table:table-row>
            <table:table-row>
              <table:table-cell office:value-type="float" office:value="15.455">
                <text:p>15.455</text:p>
              </table:table-cell>
              <table:table-cell office:value-type="float" office:value="188419.95">
                <text:p>188419.95</text:p>
              </table:table-cell>
            </table:table-row>
            <table:table-row>
              <table:table-cell office:value-type="float" office:value="15.4551">
                <text:p>15.4551</text:p>
              </table:table-cell>
              <table:table-cell office:value-type="float" office:value="182374.81">
                <text:p>182374.81</text:p>
              </table:table-cell>
            </table:table-row>
            <table:table-row>
              <table:table-cell office:value-type="float" office:value="15.4552">
                <text:p>15.4552</text:p>
              </table:table-cell>
              <table:table-cell office:value-type="float" office:value="176982.16">
                <text:p>176982.16</text:p>
              </table:table-cell>
            </table:table-row>
            <table:table-row>
              <table:table-cell office:value-type="float" office:value="15.4553">
                <text:p>15.4553</text:p>
              </table:table-cell>
              <table:table-cell office:value-type="float" office:value="182503.6">
                <text:p>182503.6</text:p>
              </table:table-cell>
            </table:table-row>
            <table:table-row>
              <table:table-cell office:value-type="float" office:value="15.456">
                <text:p>15.456</text:p>
              </table:table-cell>
              <table:table-cell office:value-type="float" office:value="180707.43">
                <text:p>180707.43</text:p>
              </table:table-cell>
            </table:table-row>
            <table:table-row>
              <table:table-cell office:value-type="float" office:value="15.4563">
                <text:p>15.4563</text:p>
              </table:table-cell>
              <table:table-cell office:value-type="float" office:value="180701.38">
                <text:p>180701.38</text:p>
              </table:table-cell>
            </table:table-row>
            <table:table-row>
              <table:table-cell office:value-type="float" office:value="15.4566">
                <text:p>15.4566</text:p>
              </table:table-cell>
              <table:table-cell office:value-type="float" office:value="179909.61">
                <text:p>179909.61</text:p>
              </table:table-cell>
            </table:table-row>
            <table:table-row>
              <table:table-cell office:value-type="float" office:value="15.4569">
                <text:p>15.4569</text:p>
              </table:table-cell>
              <table:table-cell office:value-type="float" office:value="186219.28">
                <text:p>186219.28</text:p>
              </table:table-cell>
            </table:table-row>
            <table:table-row>
              <table:table-cell office:value-type="float" office:value="15.4573">
                <text:p>15.4573</text:p>
              </table:table-cell>
              <table:table-cell office:value-type="float" office:value="178675.91">
                <text:p>178675.91</text:p>
              </table:table-cell>
            </table:table-row>
            <table:table-row>
              <table:table-cell office:value-type="float" office:value="15.4574">
                <text:p>15.4574</text:p>
              </table:table-cell>
              <table:table-cell office:value-type="float" office:value="184707.13">
                <text:p>184707.13</text:p>
              </table:table-cell>
            </table:table-row>
            <table:table-row>
              <table:table-cell office:value-type="float" office:value="15.4579">
                <text:p>15.4579</text:p>
              </table:table-cell>
              <table:table-cell office:value-type="float" office:value="183331.89">
                <text:p>183331.89</text:p>
              </table:table-cell>
            </table:table-row>
            <table:table-row>
              <table:table-cell office:value-type="float" office:value="15.4581">
                <text:p>15.4581</text:p>
              </table:table-cell>
              <table:table-cell office:value-type="float" office:value="186332.98">
                <text:p>186332.98</text:p>
              </table:table-cell>
            </table:table-row>
            <table:table-row>
              <table:table-cell office:value-type="float" office:value="15.4583">
                <text:p>15.4583</text:p>
              </table:table-cell>
              <table:table-cell office:value-type="float" office:value="175412.02">
                <text:p>175412.02</text:p>
              </table:table-cell>
            </table:table-row>
            <table:table-row>
              <table:table-cell office:value-type="float" office:value="15.4584">
                <text:p>15.4584</text:p>
              </table:table-cell>
              <table:table-cell office:value-type="float" office:value="187810.92">
                <text:p>187810.92</text:p>
              </table:table-cell>
            </table:table-row>
            <table:table-row>
              <table:table-cell office:value-type="float" office:value="15.4586">
                <text:p>15.4586</text:p>
              </table:table-cell>
              <table:table-cell office:value-type="float" office:value="178055.92">
                <text:p>178055.92</text:p>
              </table:table-cell>
            </table:table-row>
            <table:table-row>
              <table:table-cell office:value-type="float" office:value="15.4587">
                <text:p>15.4587</text:p>
              </table:table-cell>
              <table:table-cell office:value-type="float" office:value="175010.15">
                <text:p>175010.15</text:p>
              </table:table-cell>
            </table:table-row>
            <table:table-row>
              <table:table-cell office:value-type="float" office:value="15.4591">
                <text:p>15.4591</text:p>
              </table:table-cell>
              <table:table-cell office:value-type="float" office:value="179288.44">
                <text:p>179288.44</text:p>
              </table:table-cell>
            </table:table-row>
            <table:table-row>
              <table:table-cell office:value-type="float" office:value="15.4594">
                <text:p>15.4594</text:p>
              </table:table-cell>
              <table:table-cell office:value-type="float" office:value="175047.51">
                <text:p>175047.51</text:p>
              </table:table-cell>
            </table:table-row>
            <table:table-row>
              <table:table-cell office:value-type="float" office:value="15.4602">
                <text:p>15.4602</text:p>
              </table:table-cell>
              <table:table-cell office:value-type="float" office:value="184282.3">
                <text:p>184282.3</text:p>
              </table:table-cell>
            </table:table-row>
            <table:table-row>
              <table:table-cell office:value-type="float" office:value="15.4603">
                <text:p>15.4603</text:p>
              </table:table-cell>
              <table:table-cell office:value-type="float" office:value="173730.69">
                <text:p>173730.69</text:p>
              </table:table-cell>
            </table:table-row>
            <table:table-row>
              <table:table-cell office:value-type="float" office:value="15.4604">
                <text:p>15.4604</text:p>
              </table:table-cell>
              <table:table-cell office:value-type="float" office:value="179323.51">
                <text:p>179323.51</text:p>
              </table:table-cell>
            </table:table-row>
            <table:table-row>
              <table:table-cell office:value-type="float" office:value="15.4609">
                <text:p>15.4609</text:p>
              </table:table-cell>
              <table:table-cell office:value-type="float" office:value="176609.05">
                <text:p>176609.05</text:p>
              </table:table-cell>
            </table:table-row>
            <table:table-row>
              <table:table-cell office:value-type="float" office:value="15.4613">
                <text:p>15.4613</text:p>
              </table:table-cell>
              <table:table-cell office:value-type="float" office:value="180599.34">
                <text:p>180599.34</text:p>
              </table:table-cell>
            </table:table-row>
            <table:table-row>
              <table:table-cell office:value-type="float" office:value="15.4615">
                <text:p>15.4615</text:p>
              </table:table-cell>
              <table:table-cell office:value-type="float" office:value="186934.39">
                <text:p>186934.39</text:p>
              </table:table-cell>
            </table:table-row>
            <table:table-row>
              <table:table-cell office:value-type="float" office:value="15.4619">
                <text:p>15.4619</text:p>
              </table:table-cell>
              <table:table-cell office:value-type="float" office:value="182636.6">
                <text:p>182636.6</text:p>
              </table:table-cell>
            </table:table-row>
            <table:table-row>
              <table:table-cell office:value-type="float" office:value="15.4621">
                <text:p>15.4621</text:p>
              </table:table-cell>
              <table:table-cell office:value-type="float" office:value="178858.14">
                <text:p>178858.14</text:p>
              </table:table-cell>
            </table:table-row>
            <table:table-row>
              <table:table-cell office:value-type="float" office:value="15.4625">
                <text:p>15.4625</text:p>
              </table:table-cell>
              <table:table-cell office:value-type="float" office:value="183391.81">
                <text:p>183391.81</text:p>
              </table:table-cell>
            </table:table-row>
            <table:table-row>
              <table:table-cell office:value-type="float" office:value="15.4626">
                <text:p>15.4626</text:p>
              </table:table-cell>
              <table:table-cell office:value-type="float" office:value="193832.38">
                <text:p>193832.38</text:p>
              </table:table-cell>
            </table:table-row>
            <table:table-row>
              <table:table-cell office:value-type="float" office:value="15.4627">
                <text:p>15.4627</text:p>
              </table:table-cell>
              <table:table-cell office:value-type="float" office:value="181194.89">
                <text:p>181194.89</text:p>
              </table:table-cell>
            </table:table-row>
            <table:table-row>
              <table:table-cell office:value-type="float" office:value="15.4628">
                <text:p>15.4628</text:p>
              </table:table-cell>
              <table:table-cell office:value-type="float" office:value="178239.06">
                <text:p>178239.06</text:p>
              </table:table-cell>
            </table:table-row>
            <table:table-row>
              <table:table-cell office:value-type="float" office:value="15.463">
                <text:p>15.463</text:p>
              </table:table-cell>
              <table:table-cell office:value-type="float" office:value="182255.37">
                <text:p>182255.37</text:p>
              </table:table-cell>
            </table:table-row>
            <table:table-row>
              <table:table-cell office:value-type="float" office:value="15.4633">
                <text:p>15.4633</text:p>
              </table:table-cell>
              <table:table-cell office:value-type="float" office:value="178854.21">
                <text:p>178854.21</text:p>
              </table:table-cell>
            </table:table-row>
            <table:table-row>
              <table:table-cell office:value-type="float" office:value="15.4639">
                <text:p>15.4639</text:p>
              </table:table-cell>
              <table:table-cell office:value-type="float" office:value="189979.87">
                <text:p>189979.87</text:p>
              </table:table-cell>
            </table:table-row>
            <table:table-row>
              <table:table-cell office:value-type="float" office:value="15.4642">
                <text:p>15.4642</text:p>
              </table:table-cell>
              <table:table-cell office:value-type="float" office:value="183162.72">
                <text:p>183162.72</text:p>
              </table:table-cell>
            </table:table-row>
            <table:table-row>
              <table:table-cell office:value-type="float" office:value="15.4644">
                <text:p>15.4644</text:p>
              </table:table-cell>
              <table:table-cell office:value-type="float" office:value="176912.72">
                <text:p>176912.72</text:p>
              </table:table-cell>
            </table:table-row>
            <table:table-row>
              <table:table-cell office:value-type="float" office:value="15.4645">
                <text:p>15.4645</text:p>
              </table:table-cell>
              <table:table-cell office:value-type="float" office:value="189884.69">
                <text:p>189884.69</text:p>
              </table:table-cell>
            </table:table-row>
            <table:table-row>
              <table:table-cell office:value-type="float" office:value="15.4647">
                <text:p>15.4647</text:p>
              </table:table-cell>
              <table:table-cell office:value-type="float" office:value="192063.8">
                <text:p>192063.8</text:p>
              </table:table-cell>
            </table:table-row>
            <table:table-row>
              <table:table-cell office:value-type="float" office:value="15.4649">
                <text:p>15.4649</text:p>
              </table:table-cell>
              <table:table-cell office:value-type="float" office:value="186839.36">
                <text:p>186839.36</text:p>
              </table:table-cell>
            </table:table-row>
            <table:table-row>
              <table:table-cell office:value-type="float" office:value="15.4652">
                <text:p>15.4652</text:p>
              </table:table-cell>
              <table:table-cell office:value-type="float" office:value="180731.09">
                <text:p>180731.09</text:p>
              </table:table-cell>
            </table:table-row>
            <table:table-row>
              <table:table-cell office:value-type="float" office:value="15.466">
                <text:p>15.466</text:p>
              </table:table-cell>
              <table:table-cell office:value-type="float" office:value="181926.88">
                <text:p>181926.88</text:p>
              </table:table-cell>
            </table:table-row>
            <table:table-row>
              <table:table-cell office:value-type="float" office:value="15.4661">
                <text:p>15.4661</text:p>
              </table:table-cell>
              <table:table-cell office:value-type="float" office:value="178761.88">
                <text:p>178761.88</text:p>
              </table:table-cell>
            </table:table-row>
            <table:table-row>
              <table:table-cell office:value-type="float" office:value="15.4662">
                <text:p>15.4662</text:p>
              </table:table-cell>
              <table:table-cell office:value-type="float" office:value="184115.53">
                <text:p>184115.53</text:p>
              </table:table-cell>
            </table:table-row>
            <table:table-row>
              <table:table-cell office:value-type="float" office:value="15.4668">
                <text:p>15.4668</text:p>
              </table:table-cell>
              <table:table-cell office:value-type="float" office:value="183022.68">
                <text:p>183022.68</text:p>
              </table:table-cell>
            </table:table-row>
            <table:table-row>
              <table:table-cell office:value-type="float" office:value="15.4669">
                <text:p>15.4669</text:p>
              </table:table-cell>
              <table:table-cell office:value-type="float" office:value="180933.98">
                <text:p>180933.98</text:p>
              </table:table-cell>
            </table:table-row>
            <table:table-row>
              <table:table-cell office:value-type="float" office:value="15.4671">
                <text:p>15.4671</text:p>
              </table:table-cell>
              <table:table-cell office:value-type="float" office:value="177595.7">
                <text:p>177595.7</text:p>
              </table:table-cell>
            </table:table-row>
            <table:table-row>
              <table:table-cell office:value-type="float" office:value="15.4673">
                <text:p>15.4673</text:p>
              </table:table-cell>
              <table:table-cell office:value-type="float" office:value="179391.48">
                <text:p>179391.48</text:p>
              </table:table-cell>
            </table:table-row>
            <table:table-row>
              <table:table-cell office:value-type="float" office:value="15.4674">
                <text:p>15.4674</text:p>
              </table:table-cell>
              <table:table-cell office:value-type="float" office:value="180927.61">
                <text:p>180927.61</text:p>
              </table:table-cell>
            </table:table-row>
            <table:table-row>
              <table:table-cell office:value-type="float" office:value="15.4675">
                <text:p>15.4675</text:p>
              </table:table-cell>
              <table:table-cell office:value-type="float" office:value="179312.41">
                <text:p>179312.41</text:p>
              </table:table-cell>
            </table:table-row>
            <table:table-row>
              <table:table-cell office:value-type="float" office:value="15.4676">
                <text:p>15.4676</text:p>
              </table:table-cell>
              <table:table-cell office:value-type="float" office:value="177509.9">
                <text:p>177509.9</text:p>
              </table:table-cell>
            </table:table-row>
            <table:table-row>
              <table:table-cell office:value-type="float" office:value="15.4678">
                <text:p>15.4678</text:p>
              </table:table-cell>
              <table:table-cell office:value-type="float" office:value="185576.68">
                <text:p>185576.68</text:p>
              </table:table-cell>
            </table:table-row>
            <table:table-row>
              <table:table-cell office:value-type="float" office:value="15.4681">
                <text:p>15.4681</text:p>
              </table:table-cell>
              <table:table-cell office:value-type="float" office:value="181536.69">
                <text:p>181536.69</text:p>
              </table:table-cell>
            </table:table-row>
            <table:table-row>
              <table:table-cell office:value-type="float" office:value="15.4688">
                <text:p>15.4688</text:p>
              </table:table-cell>
              <table:table-cell office:value-type="float" office:value="180638.59">
                <text:p>180638.59</text:p>
              </table:table-cell>
            </table:table-row>
            <table:table-row>
              <table:table-cell office:value-type="float" office:value="15.4689">
                <text:p>15.4689</text:p>
              </table:table-cell>
              <table:table-cell office:value-type="float" office:value="183115.25">
                <text:p>183115.25</text:p>
              </table:table-cell>
            </table:table-row>
            <table:table-row>
              <table:table-cell office:value-type="float" office:value="15.4691">
                <text:p>15.4691</text:p>
              </table:table-cell>
              <table:table-cell office:value-type="float" office:value="188295.7">
                <text:p>188295.7</text:p>
              </table:table-cell>
            </table:table-row>
            <table:table-row>
              <table:table-cell office:value-type="float" office:value="15.4692">
                <text:p>15.4692</text:p>
              </table:table-cell>
              <table:table-cell office:value-type="float" office:value="179673.02">
                <text:p>179673.02</text:p>
              </table:table-cell>
            </table:table-row>
            <table:table-row>
              <table:table-cell office:value-type="float" office:value="15.4698">
                <text:p>15.4698</text:p>
              </table:table-cell>
              <table:table-cell office:value-type="float" office:value="191083.97">
                <text:p>191083.97</text:p>
              </table:table-cell>
            </table:table-row>
            <table:table-row>
              <table:table-cell office:value-type="float" office:value="15.47">
                <text:p>15.47</text:p>
              </table:table-cell>
              <table:table-cell office:value-type="float" office:value="181700.29">
                <text:p>181700.29</text:p>
              </table:table-cell>
            </table:table-row>
            <table:table-row>
              <table:table-cell office:value-type="float" office:value="15.4702">
                <text:p>15.4702</text:p>
              </table:table-cell>
              <table:table-cell office:value-type="float" office:value="182561.04">
                <text:p>182561.04</text:p>
              </table:table-cell>
            </table:table-row>
            <table:table-row>
              <table:table-cell office:value-type="float" office:value="15.4704">
                <text:p>15.4704</text:p>
              </table:table-cell>
              <table:table-cell office:value-type="float" office:value="181242.98">
                <text:p>181242.98</text:p>
              </table:table-cell>
            </table:table-row>
            <table:table-row>
              <table:table-cell office:value-type="float" office:value="15.4705">
                <text:p>15.4705</text:p>
              </table:table-cell>
              <table:table-cell office:value-type="float" office:value="186576.18">
                <text:p>186576.18</text:p>
              </table:table-cell>
            </table:table-row>
            <table:table-row>
              <table:table-cell office:value-type="float" office:value="15.4709">
                <text:p>15.4709</text:p>
              </table:table-cell>
              <table:table-cell office:value-type="float" office:value="186274.12">
                <text:p>186274.12</text:p>
              </table:table-cell>
            </table:table-row>
            <table:table-row>
              <table:table-cell office:value-type="float" office:value="15.4711">
                <text:p>15.4711</text:p>
              </table:table-cell>
              <table:table-cell office:value-type="float" office:value="181546.97">
                <text:p>181546.97</text:p>
              </table:table-cell>
            </table:table-row>
            <table:table-row>
              <table:table-cell office:value-type="float" office:value="15.4713">
                <text:p>15.4713</text:p>
              </table:table-cell>
              <table:table-cell office:value-type="float" office:value="182751.14">
                <text:p>182751.14</text:p>
              </table:table-cell>
            </table:table-row>
            <table:table-row>
              <table:table-cell office:value-type="float" office:value="15.4716">
                <text:p>15.4716</text:p>
              </table:table-cell>
              <table:table-cell office:value-type="float" office:value="180980.95">
                <text:p>180980.95</text:p>
              </table:table-cell>
            </table:table-row>
            <table:table-row>
              <table:table-cell office:value-type="float" office:value="15.4718">
                <text:p>15.4718</text:p>
              </table:table-cell>
              <table:table-cell office:value-type="float" office:value="183016.79">
                <text:p>183016.79</text:p>
              </table:table-cell>
            </table:table-row>
            <table:table-row>
              <table:table-cell office:value-type="float" office:value="15.4719">
                <text:p>15.4719</text:p>
              </table:table-cell>
              <table:table-cell office:value-type="float" office:value="186885.54">
                <text:p>186885.54</text:p>
              </table:table-cell>
            </table:table-row>
            <table:table-row>
              <table:table-cell office:value-type="float" office:value="15.4724">
                <text:p>15.4724</text:p>
              </table:table-cell>
              <table:table-cell office:value-type="float" office:value="177289.48">
                <text:p>177289.48</text:p>
              </table:table-cell>
            </table:table-row>
            <table:table-row>
              <table:table-cell office:value-type="float" office:value="15.4726">
                <text:p>15.4726</text:p>
              </table:table-cell>
              <table:table-cell office:value-type="float" office:value="183721.98">
                <text:p>183721.98</text:p>
              </table:table-cell>
            </table:table-row>
            <table:table-row>
              <table:table-cell office:value-type="float" office:value="15.4728">
                <text:p>15.4728</text:p>
              </table:table-cell>
              <table:table-cell office:value-type="float" office:value="181791.66">
                <text:p>181791.66</text:p>
              </table:table-cell>
            </table:table-row>
            <table:table-row>
              <table:table-cell office:value-type="float" office:value="15.4731">
                <text:p>15.4731</text:p>
              </table:table-cell>
              <table:table-cell office:value-type="float" office:value="180577.62">
                <text:p>180577.62</text:p>
              </table:table-cell>
            </table:table-row>
            <table:table-row>
              <table:table-cell office:value-type="float" office:value="15.4733">
                <text:p>15.4733</text:p>
              </table:table-cell>
              <table:table-cell office:value-type="float" office:value="180211.77">
                <text:p>180211.77</text:p>
              </table:table-cell>
            </table:table-row>
            <table:table-row>
              <table:table-cell office:value-type="float" office:value="15.4737">
                <text:p>15.4737</text:p>
              </table:table-cell>
              <table:table-cell office:value-type="float" office:value="175172.78">
                <text:p>175172.78</text:p>
              </table:table-cell>
            </table:table-row>
            <table:table-row>
              <table:table-cell office:value-type="float" office:value="15.4738">
                <text:p>15.4738</text:p>
              </table:table-cell>
              <table:table-cell office:value-type="float" office:value="182814.41">
                <text:p>182814.41</text:p>
              </table:table-cell>
            </table:table-row>
            <table:table-row>
              <table:table-cell office:value-type="float" office:value="15.4743">
                <text:p>15.4743</text:p>
              </table:table-cell>
              <table:table-cell office:value-type="float" office:value="186596.95">
                <text:p>186596.95</text:p>
              </table:table-cell>
            </table:table-row>
            <table:table-row>
              <table:table-cell office:value-type="float" office:value="15.4751">
                <text:p>15.4751</text:p>
              </table:table-cell>
              <table:table-cell office:value-type="float" office:value="177145.17">
                <text:p>177145.17</text:p>
              </table:table-cell>
            </table:table-row>
            <table:table-row>
              <table:table-cell office:value-type="float" office:value="15.4753">
                <text:p>15.4753</text:p>
              </table:table-cell>
              <table:table-cell office:value-type="float" office:value="187760.9">
                <text:p>187760.9</text:p>
              </table:table-cell>
            </table:table-row>
            <table:table-row>
              <table:table-cell office:value-type="float" office:value="15.4755">
                <text:p>15.4755</text:p>
              </table:table-cell>
              <table:table-cell office:value-type="float" office:value="171814.39">
                <text:p>171814.39</text:p>
              </table:table-cell>
            </table:table-row>
            <table:table-row>
              <table:table-cell office:value-type="float" office:value="15.4756">
                <text:p>15.4756</text:p>
              </table:table-cell>
              <table:table-cell office:value-type="float" office:value="175977.91">
                <text:p>175977.91</text:p>
              </table:table-cell>
            </table:table-row>
            <table:table-row>
              <table:table-cell office:value-type="float" office:value="15.4762">
                <text:p>15.4762</text:p>
              </table:table-cell>
              <table:table-cell office:value-type="float" office:value="172418.33">
                <text:p>172418.33</text:p>
              </table:table-cell>
            </table:table-row>
            <table:table-row>
              <table:table-cell office:value-type="float" office:value="15.4766">
                <text:p>15.4766</text:p>
              </table:table-cell>
              <table:table-cell office:value-type="float" office:value="189268.55">
                <text:p>189268.55</text:p>
              </table:table-cell>
            </table:table-row>
            <table:table-row>
              <table:table-cell office:value-type="float" office:value="15.4772">
                <text:p>15.4772</text:p>
              </table:table-cell>
              <table:table-cell office:value-type="float" office:value="175554.72">
                <text:p>175554.72</text:p>
              </table:table-cell>
            </table:table-row>
            <table:table-row>
              <table:table-cell office:value-type="float" office:value="15.4776">
                <text:p>15.4776</text:p>
              </table:table-cell>
              <table:table-cell office:value-type="float" office:value="186108.77">
                <text:p>186108.77</text:p>
              </table:table-cell>
            </table:table-row>
            <table:table-row>
              <table:table-cell office:value-type="float" office:value="15.4779">
                <text:p>15.4779</text:p>
              </table:table-cell>
              <table:table-cell office:value-type="float" office:value="174435.15">
                <text:p>174435.15</text:p>
              </table:table-cell>
            </table:table-row>
            <table:table-row>
              <table:table-cell office:value-type="float" office:value="15.4786">
                <text:p>15.4786</text:p>
              </table:table-cell>
              <table:table-cell office:value-type="float" office:value="173289.46">
                <text:p>173289.46</text:p>
              </table:table-cell>
            </table:table-row>
            <table:table-row>
              <table:table-cell office:value-type="float" office:value="15.4791">
                <text:p>15.4791</text:p>
              </table:table-cell>
              <table:table-cell office:value-type="float" office:value="182416.31">
                <text:p>182416.31</text:p>
              </table:table-cell>
            </table:table-row>
            <table:table-row>
              <table:table-cell office:value-type="float" office:value="15.4797">
                <text:p>15.4797</text:p>
              </table:table-cell>
              <table:table-cell office:value-type="float" office:value="188947.07">
                <text:p>188947.07</text:p>
              </table:table-cell>
            </table:table-row>
            <table:table-row>
              <table:table-cell office:value-type="float" office:value="15.48">
                <text:p>15.48</text:p>
              </table:table-cell>
              <table:table-cell office:value-type="float" office:value="180508.18">
                <text:p>180508.18</text:p>
              </table:table-cell>
            </table:table-row>
            <table:table-row>
              <table:table-cell office:value-type="float" office:value="15.4801">
                <text:p>15.4801</text:p>
              </table:table-cell>
              <table:table-cell office:value-type="float" office:value="165593.85">
                <text:p>165593.85</text:p>
              </table:table-cell>
            </table:table-row>
            <table:table-row>
              <table:table-cell office:value-type="float" office:value="15.4802">
                <text:p>15.4802</text:p>
              </table:table-cell>
              <table:table-cell office:value-type="float" office:value="171904.95">
                <text:p>171904.95</text:p>
              </table:table-cell>
            </table:table-row>
            <table:table-row>
              <table:table-cell office:value-type="float" office:value="15.4805">
                <text:p>15.4805</text:p>
              </table:table-cell>
              <table:table-cell office:value-type="float" office:value="174972.51">
                <text:p>174972.51</text:p>
              </table:table-cell>
            </table:table-row>
            <table:table-row>
              <table:table-cell office:value-type="float" office:value="15.481">
                <text:p>15.481</text:p>
              </table:table-cell>
              <table:table-cell office:value-type="float" office:value="186558.04">
                <text:p>186558.04</text:p>
              </table:table-cell>
            </table:table-row>
            <table:table-row>
              <table:table-cell office:value-type="float" office:value="15.4818">
                <text:p>15.4818</text:p>
              </table:table-cell>
              <table:table-cell office:value-type="float" office:value="175439.24">
                <text:p>175439.24</text:p>
              </table:table-cell>
            </table:table-row>
            <table:table-row>
              <table:table-cell office:value-type="float" office:value="15.482">
                <text:p>15.482</text:p>
              </table:table-cell>
              <table:table-cell office:value-type="float" office:value="187298.83">
                <text:p>187298.83</text:p>
              </table:table-cell>
            </table:table-row>
            <table:table-row>
              <table:table-cell office:value-type="float" office:value="15.4822">
                <text:p>15.4822</text:p>
              </table:table-cell>
              <table:table-cell office:value-type="float" office:value="177129.12">
                <text:p>177129.12</text:p>
              </table:table-cell>
            </table:table-row>
            <table:table-row>
              <table:table-cell office:value-type="float" office:value="15.483">
                <text:p>15.483</text:p>
              </table:table-cell>
              <table:table-cell office:value-type="float" office:value="183802.98">
                <text:p>183802.98</text:p>
              </table:table-cell>
            </table:table-row>
            <table:table-row>
              <table:table-cell office:value-type="float" office:value="15.4833">
                <text:p>15.4833</text:p>
              </table:table-cell>
              <table:table-cell office:value-type="float" office:value="167420.07">
                <text:p>167420.07</text:p>
              </table:table-cell>
            </table:table-row>
            <table:table-row>
              <table:table-cell office:value-type="float" office:value="15.4843">
                <text:p>15.4843</text:p>
              </table:table-cell>
              <table:table-cell office:value-type="float" office:value="177789.19">
                <text:p>177789.19</text:p>
              </table:table-cell>
            </table:table-row>
            <table:table-row>
              <table:table-cell office:value-type="float" office:value="15.4853">
                <text:p>15.4853</text:p>
              </table:table-cell>
              <table:table-cell office:value-type="float" office:value="173695.46">
                <text:p>173695.46</text:p>
              </table:table-cell>
            </table:table-row>
            <table:table-row>
              <table:table-cell office:value-type="float" office:value="15.4854">
                <text:p>15.4854</text:p>
              </table:table-cell>
              <table:table-cell office:value-type="float" office:value="176660.4">
                <text:p>176660.4</text:p>
              </table:table-cell>
            </table:table-row>
            <table:table-row>
              <table:table-cell office:value-type="float" office:value="15.4857">
                <text:p>15.4857</text:p>
              </table:table-cell>
              <table:table-cell office:value-type="float" office:value="181263.14">
                <text:p>181263.14</text:p>
              </table:table-cell>
            </table:table-row>
            <table:table-row>
              <table:table-cell office:value-type="float" office:value="15.4859">
                <text:p>15.4859</text:p>
              </table:table-cell>
              <table:table-cell office:value-type="float" office:value="180095.7">
                <text:p>180095.7</text:p>
              </table:table-cell>
            </table:table-row>
            <table:table-row>
              <table:table-cell office:value-type="float" office:value="15.4863">
                <text:p>15.4863</text:p>
              </table:table-cell>
              <table:table-cell office:value-type="float" office:value="178372.89">
                <text:p>178372.89</text:p>
              </table:table-cell>
            </table:table-row>
            <table:table-row>
              <table:table-cell office:value-type="float" office:value="15.4864">
                <text:p>15.4864</text:p>
              </table:table-cell>
              <table:table-cell office:value-type="float" office:value="189227.65">
                <text:p>189227.65</text:p>
              </table:table-cell>
            </table:table-row>
            <table:table-row>
              <table:table-cell office:value-type="float" office:value="15.4868">
                <text:p>15.4868</text:p>
              </table:table-cell>
              <table:table-cell office:value-type="float" office:value="180361.62">
                <text:p>180361.62</text:p>
              </table:table-cell>
            </table:table-row>
            <table:table-row>
              <table:table-cell office:value-type="float" office:value="15.4869">
                <text:p>15.4869</text:p>
              </table:table-cell>
              <table:table-cell office:value-type="float" office:value="180125.86">
                <text:p>180125.86</text:p>
              </table:table-cell>
            </table:table-row>
            <table:table-row>
              <table:table-cell office:value-type="float" office:value="15.4892">
                <text:p>15.4892</text:p>
              </table:table-cell>
              <table:table-cell office:value-type="float" office:value="177525.21">
                <text:p>177525.21</text:p>
              </table:table-cell>
            </table:table-row>
            <table:table-row>
              <table:table-cell office:value-type="float" office:value="15.4894">
                <text:p>15.4894</text:p>
              </table:table-cell>
              <table:table-cell office:value-type="float" office:value="177670.64">
                <text:p>177670.64</text:p>
              </table:table-cell>
            </table:table-row>
            <table:table-row>
              <table:table-cell office:value-type="float" office:value="15.4899">
                <text:p>15.4899</text:p>
              </table:table-cell>
              <table:table-cell office:value-type="float" office:value="184663.99">
                <text:p>184663.99</text:p>
              </table:table-cell>
            </table:table-row>
            <table:table-row>
              <table:table-cell office:value-type="float" office:value="15.4901">
                <text:p>15.4901</text:p>
              </table:table-cell>
              <table:table-cell office:value-type="float" office:value="166132.19">
                <text:p>166132.19</text:p>
              </table:table-cell>
            </table:table-row>
            <table:table-row>
              <table:table-cell office:value-type="float" office:value="15.4908">
                <text:p>15.4908</text:p>
              </table:table-cell>
              <table:table-cell office:value-type="float" office:value="178961.42">
                <text:p>178961.42</text:p>
              </table:table-cell>
            </table:table-row>
            <table:table-row>
              <table:table-cell office:value-type="float" office:value="15.4915">
                <text:p>15.4915</text:p>
              </table:table-cell>
              <table:table-cell office:value-type="float" office:value="176326.96">
                <text:p>176326.96</text:p>
              </table:table-cell>
            </table:table-row>
            <table:table-row>
              <table:table-cell office:value-type="float" office:value="15.4916">
                <text:p>15.4916</text:p>
              </table:table-cell>
              <table:table-cell office:value-type="float" office:value="177607.74">
                <text:p>177607.74</text:p>
              </table:table-cell>
            </table:table-row>
            <table:table-row>
              <table:table-cell office:value-type="float" office:value="15.4921">
                <text:p>15.4921</text:p>
              </table:table-cell>
              <table:table-cell office:value-type="float" office:value="178040.46">
                <text:p>178040.46</text:p>
              </table:table-cell>
            </table:table-row>
            <table:table-row>
              <table:table-cell office:value-type="float" office:value="15.4922">
                <text:p>15.4922</text:p>
              </table:table-cell>
              <table:table-cell office:value-type="float" office:value="174896.66">
                <text:p>174896.66</text:p>
              </table:table-cell>
            </table:table-row>
            <table:table-row>
              <table:table-cell office:value-type="float" office:value="15.4926">
                <text:p>15.4926</text:p>
              </table:table-cell>
              <table:table-cell office:value-type="float" office:value="186030.87">
                <text:p>186030.87</text:p>
              </table:table-cell>
            </table:table-row>
            <table:table-row>
              <table:table-cell office:value-type="float" office:value="15.4932">
                <text:p>15.4932</text:p>
              </table:table-cell>
              <table:table-cell office:value-type="float" office:value="178190.14">
                <text:p>178190.14</text:p>
              </table:table-cell>
            </table:table-row>
            <table:table-row>
              <table:table-cell office:value-type="float" office:value="15.4934">
                <text:p>15.4934</text:p>
              </table:table-cell>
              <table:table-cell office:value-type="float" office:value="179289.97">
                <text:p>179289.97</text:p>
              </table:table-cell>
            </table:table-row>
            <table:table-row>
              <table:table-cell office:value-type="float" office:value="15.4947">
                <text:p>15.4947</text:p>
              </table:table-cell>
              <table:table-cell office:value-type="float" office:value="177494.48">
                <text:p>177494.48</text:p>
              </table:table-cell>
            </table:table-row>
            <table:table-row>
              <table:table-cell office:value-type="float" office:value="15.4948">
                <text:p>15.4948</text:p>
              </table:table-cell>
              <table:table-cell office:value-type="float" office:value="173018.28">
                <text:p>173018.28</text:p>
              </table:table-cell>
            </table:table-row>
            <table:table-row>
              <table:table-cell office:value-type="float" office:value="15.4952">
                <text:p>15.4952</text:p>
              </table:table-cell>
              <table:table-cell office:value-type="float" office:value="173683.63">
                <text:p>173683.63</text:p>
              </table:table-cell>
            </table:table-row>
            <table:table-row>
              <table:table-cell office:value-type="float" office:value="15.4954">
                <text:p>15.4954</text:p>
              </table:table-cell>
              <table:table-cell office:value-type="float" office:value="176987.3">
                <text:p>176987.3</text:p>
              </table:table-cell>
            </table:table-row>
            <table:table-row>
              <table:table-cell office:value-type="float" office:value="15.4959">
                <text:p>15.4959</text:p>
              </table:table-cell>
              <table:table-cell office:value-type="float" office:value="169456.33">
                <text:p>169456.33</text:p>
              </table:table-cell>
            </table:table-row>
            <table:table-row>
              <table:table-cell office:value-type="float" office:value="15.4964">
                <text:p>15.4964</text:p>
              </table:table-cell>
              <table:table-cell office:value-type="float" office:value="178669.73">
                <text:p>178669.73</text:p>
              </table:table-cell>
            </table:table-row>
            <table:table-row>
              <table:table-cell office:value-type="float" office:value="15.4967">
                <text:p>15.4967</text:p>
              </table:table-cell>
              <table:table-cell office:value-type="float" office:value="177255.23">
                <text:p>177255.23</text:p>
              </table:table-cell>
            </table:table-row>
            <table:table-row>
              <table:table-cell office:value-type="float" office:value="15.4973">
                <text:p>15.4973</text:p>
              </table:table-cell>
              <table:table-cell office:value-type="float" office:value="184677.88">
                <text:p>184677.88</text:p>
              </table:table-cell>
            </table:table-row>
            <table:table-row>
              <table:table-cell office:value-type="float" office:value="15.4976">
                <text:p>15.4976</text:p>
              </table:table-cell>
              <table:table-cell office:value-type="float" office:value="176824.59">
                <text:p>176824.59</text:p>
              </table:table-cell>
            </table:table-row>
            <table:table-row>
              <table:table-cell office:value-type="float" office:value="15.4993">
                <text:p>15.4993</text:p>
              </table:table-cell>
              <table:table-cell office:value-type="float" office:value="165280.84">
                <text:p>165280.84</text:p>
              </table:table-cell>
            </table:table-row>
            <table:table-row>
              <table:table-cell office:value-type="float" office:value="15.4995">
                <text:p>15.4995</text:p>
              </table:table-cell>
              <table:table-cell office:value-type="float" office:value="173102.55">
                <text:p>173102.55</text:p>
              </table:table-cell>
            </table:table-row>
            <table:table-row>
              <table:table-cell office:value-type="float" office:value="15.5006">
                <text:p>15.5006</text:p>
              </table:table-cell>
              <table:table-cell office:value-type="float" office:value="174135.62">
                <text:p>174135.62</text:p>
              </table:table-cell>
            </table:table-row>
            <table:table-row>
              <table:table-cell office:value-type="float" office:value="15.5013">
                <text:p>15.5013</text:p>
              </table:table-cell>
              <table:table-cell office:value-type="float" office:value="169519.16">
                <text:p>169519.16</text:p>
              </table:table-cell>
            </table:table-row>
            <table:table-row>
              <table:table-cell office:value-type="float" office:value="15.5036">
                <text:p>15.5036</text:p>
              </table:table-cell>
              <table:table-cell office:value-type="float" office:value="174554.14">
                <text:p>174554.14</text:p>
              </table:table-cell>
            </table:table-row>
            <table:table-row>
              <table:table-cell office:value-type="float" office:value="15.5038">
                <text:p>15.5038</text:p>
              </table:table-cell>
              <table:table-cell office:value-type="float" office:value="179089.83">
                <text:p>179089.83</text:p>
              </table:table-cell>
            </table:table-row>
            <table:table-row>
              <table:table-cell office:value-type="float" office:value="15.5046">
                <text:p>15.5046</text:p>
              </table:table-cell>
              <table:table-cell office:value-type="float" office:value="175224.22">
                <text:p>175224.22</text:p>
              </table:table-cell>
            </table:table-row>
            <table:table-row>
              <table:table-cell office:value-type="float" office:value="15.5055">
                <text:p>15.5055</text:p>
              </table:table-cell>
              <table:table-cell office:value-type="float" office:value="171843.77">
                <text:p>171843.77</text:p>
              </table:table-cell>
            </table:table-row>
            <table:table-row>
              <table:table-cell office:value-type="float" office:value="15.5063">
                <text:p>15.5063</text:p>
              </table:table-cell>
              <table:table-cell office:value-type="float" office:value="178322.65">
                <text:p>178322.65</text:p>
              </table:table-cell>
            </table:table-row>
            <table:table-row>
              <table:table-cell office:value-type="float" office:value="15.5068">
                <text:p>15.5068</text:p>
              </table:table-cell>
              <table:table-cell office:value-type="float" office:value="180688.86">
                <text:p>180688.86</text:p>
              </table:table-cell>
            </table:table-row>
            <table:table-row>
              <table:table-cell office:value-type="float" office:value="15.508">
                <text:p>15.508</text:p>
              </table:table-cell>
              <table:table-cell office:value-type="float" office:value="182509.07">
                <text:p>182509.07</text:p>
              </table:table-cell>
            </table:table-row>
            <table:table-row>
              <table:table-cell office:value-type="float" office:value="15.5081">
                <text:p>15.5081</text:p>
              </table:table-cell>
              <table:table-cell office:value-type="float" office:value="172139.92">
                <text:p>172139.92</text:p>
              </table:table-cell>
            </table:table-row>
            <table:table-row>
              <table:table-cell office:value-type="float" office:value="15.5097">
                <text:p>15.5097</text:p>
              </table:table-cell>
              <table:table-cell office:value-type="float" office:value="173077.13">
                <text:p>173077.13</text:p>
              </table:table-cell>
            </table:table-row>
            <table:table-row>
              <table:table-cell office:value-type="float" office:value="15.5105">
                <text:p>15.5105</text:p>
              </table:table-cell>
              <table:table-cell office:value-type="float" office:value="183408.97">
                <text:p>183408.97</text:p>
              </table:table-cell>
            </table:table-row>
            <table:table-row>
              <table:table-cell office:value-type="float" office:value="15.5106">
                <text:p>15.5106</text:p>
              </table:table-cell>
              <table:table-cell office:value-type="float" office:value="173701.42">
                <text:p>173701.42</text:p>
              </table:table-cell>
            </table:table-row>
            <table:table-row>
              <table:table-cell office:value-type="float" office:value="15.5129">
                <text:p>15.5129</text:p>
              </table:table-cell>
              <table:table-cell office:value-type="float" office:value="177712.35">
                <text:p>177712.35</text:p>
              </table:table-cell>
            </table:table-row>
            <table:table-row>
              <table:table-cell office:value-type="float" office:value="15.5139">
                <text:p>15.5139</text:p>
              </table:table-cell>
              <table:table-cell office:value-type="float" office:value="168902.72">
                <text:p>168902.72</text:p>
              </table:table-cell>
            </table:table-row>
            <table:table-row>
              <table:table-cell office:value-type="float" office:value="15.5145">
                <text:p>15.5145</text:p>
              </table:table-cell>
              <table:table-cell office:value-type="float" office:value="173138.74">
                <text:p>173138.74</text:p>
              </table:table-cell>
            </table:table-row>
            <table:table-row>
              <table:table-cell office:value-type="float" office:value="15.5154">
                <text:p>15.5154</text:p>
              </table:table-cell>
              <table:table-cell office:value-type="float" office:value="168191.78">
                <text:p>168191.78</text:p>
              </table:table-cell>
            </table:table-row>
            <table:table-row>
              <table:table-cell office:value-type="float" office:value="15.5178">
                <text:p>15.5178</text:p>
              </table:table-cell>
              <table:table-cell office:value-type="float" office:value="172354.99">
                <text:p>172354.99</text:p>
              </table:table-cell>
            </table:table-row>
            <table:table-row>
              <table:table-cell office:value-type="float" office:value="15.5214">
                <text:p>15.5214</text:p>
              </table:table-cell>
              <table:table-cell office:value-type="float" office:value="178277.22">
                <text:p>178277.22</text:p>
              </table:table-cell>
            </table:table-row>
            <table:table-row>
              <table:table-cell office:value-type="float" office:value="15.5219">
                <text:p>15.5219</text:p>
              </table:table-cell>
              <table:table-cell office:value-type="float" office:value="174830.36">
                <text:p>174830.36</text:p>
              </table:table-cell>
            </table:table-row>
            <table:table-row>
              <table:table-cell office:value-type="float" office:value="15.5232">
                <text:p>15.5232</text:p>
              </table:table-cell>
              <table:table-cell office:value-type="float" office:value="168502.22">
                <text:p>168502.22</text:p>
              </table:table-cell>
            </table:table-row>
            <table:table-row>
              <table:table-cell office:value-type="float" office:value="15.5255">
                <text:p>15.5255</text:p>
              </table:table-cell>
              <table:table-cell office:value-type="float" office:value="178946.59">
                <text:p>178946.59</text:p>
              </table:table-cell>
            </table:table-row>
            <table:table-row>
              <table:table-cell office:value-type="float" office:value="15.5267">
                <text:p>15.5267</text:p>
              </table:table-cell>
              <table:table-cell office:value-type="float" office:value="176560.52">
                <text:p>176560.52</text:p>
              </table:table-cell>
            </table:table-row>
            <table:table-row>
              <table:table-cell office:value-type="float" office:value="15.5296">
                <text:p>15.5296</text:p>
              </table:table-cell>
              <table:table-cell office:value-type="float" office:value="183550.9">
                <text:p>183550.9</text:p>
              </table:table-cell>
            </table:table-row>
            <table:table-row>
              <table:table-cell office:value-type="float" office:value="15.5306">
                <text:p>15.5306</text:p>
              </table:table-cell>
              <table:table-cell office:value-type="float" office:value="174632.8">
                <text:p>174632.8</text:p>
              </table:table-cell>
            </table:table-row>
            <table:table-row>
              <table:table-cell office:value-type="float" office:value="15.5307">
                <text:p>15.5307</text:p>
              </table:table-cell>
              <table:table-cell office:value-type="float" office:value="168558.77">
                <text:p>168558.77</text:p>
              </table:table-cell>
            </table:table-row>
            <table:table-row>
              <table:table-cell office:value-type="float" office:value="15.5315">
                <text:p>15.5315</text:p>
              </table:table-cell>
              <table:table-cell office:value-type="float" office:value="171378.8">
                <text:p>171378.8</text:p>
              </table:table-cell>
            </table:table-row>
            <table:table-row>
              <table:table-cell office:value-type="float" office:value="15.5317">
                <text:p>15.5317</text:p>
              </table:table-cell>
              <table:table-cell office:value-type="float" office:value="183078.94">
                <text:p>183078.94</text:p>
              </table:table-cell>
            </table:table-row>
            <table:table-row>
              <table:table-cell office:value-type="float" office:value="15.552">
                <text:p>15.552</text:p>
              </table:table-cell>
              <table:table-cell office:value-type="float" office:value="164170.96">
                <text:p>164170.96</text:p>
              </table:table-cell>
            </table:table-row>
            <table:table-row>
              <table:table-cell office:value-type="float" office:value="15.5535">
                <text:p>15.5535</text:p>
              </table:table-cell>
              <table:table-cell office:value-type="float" office:value="173016.83">
                <text:p>173016.83</text:p>
              </table:table-cell>
            </table:table-row>
            <table:table-row>
              <table:table-cell office:value-type="float" office:value="15.5552">
                <text:p>15.5552</text:p>
              </table:table-cell>
              <table:table-cell office:value-type="float" office:value="173290.37">
                <text:p>173290.37</text:p>
              </table:table-cell>
            </table:table-row>
            <table:table-row>
              <table:table-cell office:value-type="float" office:value="15.5559">
                <text:p>15.5559</text:p>
              </table:table-cell>
              <table:table-cell office:value-type="float" office:value="167300.76">
                <text:p>167300.76</text:p>
              </table:table-cell>
            </table:table-row>
            <table:table-row>
              <table:table-cell office:value-type="float" office:value="15.5571">
                <text:p>15.5571</text:p>
              </table:table-cell>
              <table:table-cell office:value-type="float" office:value="176568.93">
                <text:p>176568.93</text:p>
              </table:table-cell>
            </table:table-row>
            <table:table-row>
              <table:table-cell office:value-type="float" office:value="15.5618">
                <text:p>15.5618</text:p>
              </table:table-cell>
              <table:table-cell office:value-type="float" office:value="172298.11">
                <text:p>172298.11</text:p>
              </table:table-cell>
            </table:table-row>
            <table:table-row>
              <table:table-cell office:value-type="float" office:value="15.5658">
                <text:p>15.5658</text:p>
              </table:table-cell>
              <table:table-cell office:value-type="float" office:value="165530.06">
                <text:p>165530.06</text:p>
              </table:table-cell>
            </table:table-row>
            <table:table-row>
              <table:table-cell office:value-type="float" office:value="15.5679">
                <text:p>15.5679</text:p>
              </table:table-cell>
              <table:table-cell office:value-type="float" office:value="174514.36">
                <text:p>174514.36</text:p>
              </table:table-cell>
            </table:table-row>
            <table:table-row>
              <table:table-cell office:value-type="float" office:value="15.569">
                <text:p>15.569</text:p>
              </table:table-cell>
              <table:table-cell office:value-type="float" office:value="165580.59">
                <text:p>165580.59</text:p>
              </table:table-cell>
            </table:table-row>
            <table:table-row>
              <table:table-cell office:value-type="float" office:value="15.574">
                <text:p>15.574</text:p>
              </table:table-cell>
              <table:table-cell office:value-type="float" office:value="167006.34">
                <text:p>167006.34</text:p>
              </table:table-cell>
            </table:table-row>
            <table:table-row>
              <table:table-cell office:value-type="float" office:value="15.5866">
                <text:p>15.5866</text:p>
              </table:table-cell>
              <table:table-cell office:value-type="float" office:value="159967.57">
                <text:p>159967.57</text:p>
              </table:table-cell>
            </table:table-row>
            <table:table-row>
              <table:table-cell office:value-type="float" office:value="15.5874">
                <text:p>15.5874</text:p>
              </table:table-cell>
              <table:table-cell office:value-type="float" office:value="164796.58">
                <text:p>164796.58</text:p>
              </table:table-cell>
            </table:table-row>
            <table:table-row>
              <table:table-cell office:value-type="float" office:value="15.5899">
                <text:p>15.5899</text:p>
              </table:table-cell>
              <table:table-cell office:value-type="float" office:value="177762.09">
                <text:p>177762.09</text:p>
              </table:table-cell>
            </table:table-row>
            <table:table-row>
              <table:table-cell office:value-type="float" office:value="15.5903">
                <text:p>15.5903</text:p>
              </table:table-cell>
              <table:table-cell office:value-type="float" office:value="171358.5">
                <text:p>171358.5</text:p>
              </table:table-cell>
            </table:table-row>
            <table:table-row>
              <table:table-cell office:value-type="float" office:value="15.5908">
                <text:p>15.5908</text:p>
              </table:table-cell>
              <table:table-cell office:value-type="float" office:value="165628.67">
                <text:p>165628.67</text:p>
              </table:table-cell>
            </table:table-row>
            <table:table-row>
              <table:table-cell office:value-type="float" office:value="15.591">
                <text:p>15.591</text:p>
              </table:table-cell>
              <table:table-cell office:value-type="float" office:value="173768.46">
                <text:p>173768.46</text:p>
              </table:table-cell>
            </table:table-row>
            <table:table-row>
              <table:table-cell office:value-type="float" office:value="15.5916">
                <text:p>15.5916</text:p>
              </table:table-cell>
              <table:table-cell office:value-type="float" office:value="173307.99">
                <text:p>173307.99</text:p>
              </table:table-cell>
            </table:table-row>
            <table:table-row>
              <table:table-cell office:value-type="float" office:value="15.5945">
                <text:p>15.5945</text:p>
              </table:table-cell>
              <table:table-cell office:value-type="float" office:value="173617.67">
                <text:p>173617.67</text:p>
              </table:table-cell>
            </table:table-row>
            <table:table-row>
              <table:table-cell office:value-type="float" office:value="15.5966">
                <text:p>15.5966</text:p>
              </table:table-cell>
              <table:table-cell office:value-type="float" office:value="173242.09">
                <text:p>173242.09</text:p>
              </table:table-cell>
            </table:table-row>
            <table:table-row>
              <table:table-cell office:value-type="float" office:value="15.5991">
                <text:p>15.5991</text:p>
              </table:table-cell>
              <table:table-cell office:value-type="float" office:value="175964.84">
                <text:p>175964.84</text:p>
              </table:table-cell>
            </table:table-row>
            <table:table-row>
              <table:table-cell office:value-type="float" office:value="15.6658">
                <text:p>15.6658</text:p>
              </table:table-cell>
              <table:table-cell office:value-type="float" office:value="176561.78">
                <text:p>176561.78</text:p>
              </table:table-cell>
            </table:table-row>
            <table:table-row>
              <table:table-cell office:value-type="float" office:value="15.6661">
                <text:p>15.6661</text:p>
              </table:table-cell>
              <table:table-cell office:value-type="float" office:value="165255.18">
                <text:p>165255.18</text:p>
              </table:table-cell>
            </table:table-row>
            <table:table-row>
              <table:table-cell office:value-type="float" office:value="15.6665">
                <text:p>15.6665</text:p>
              </table:table-cell>
              <table:table-cell office:value-type="float" office:value="165605.68">
                <text:p>165605.68</text:p>
              </table:table-cell>
            </table:table-row>
            <table:table-row>
              <table:table-cell office:value-type="float" office:value="15.6674">
                <text:p>15.6674</text:p>
              </table:table-cell>
              <table:table-cell office:value-type="float" office:value="162116.85">
                <text:p>162116.85</text:p>
              </table:table-cell>
            </table:table-row>
            <table:table-row>
              <table:table-cell office:value-type="float" office:value="15.669">
                <text:p>15.669</text:p>
              </table:table-cell>
              <table:table-cell office:value-type="float" office:value="164407.52">
                <text:p>164407.52</text:p>
              </table:table-cell>
            </table:table-row>
            <table:table-row>
              <table:table-cell office:value-type="float" office:value="15.6699">
                <text:p>15.6699</text:p>
              </table:table-cell>
              <table:table-cell office:value-type="float" office:value="175781.41">
                <text:p>175781.41</text:p>
              </table:table-cell>
            </table:table-row>
            <table:table-row>
              <table:table-cell office:value-type="float" office:value="15.6727">
                <text:p>15.6727</text:p>
              </table:table-cell>
              <table:table-cell office:value-type="float" office:value="165135.26">
                <text:p>165135.26</text:p>
              </table:table-cell>
            </table:table-row>
            <table:table-row>
              <table:table-cell office:value-type="float" office:value="15.6731">
                <text:p>15.6731</text:p>
              </table:table-cell>
              <table:table-cell office:value-type="float" office:value="176859.2">
                <text:p>176859.2</text:p>
              </table:table-cell>
            </table:table-row>
            <table:table-row>
              <table:table-cell office:value-type="float" office:value="15.6755">
                <text:p>15.6755</text:p>
              </table:table-cell>
              <table:table-cell office:value-type="float" office:value="177415.31">
                <text:p>177415.31</text:p>
              </table:table-cell>
            </table:table-row>
            <table:table-row>
              <table:table-cell office:value-type="float" office:value="15.6759">
                <text:p>15.6759</text:p>
              </table:table-cell>
              <table:table-cell office:value-type="float" office:value="163880.19">
                <text:p>163880.19</text:p>
              </table:table-cell>
            </table:table-row>
            <table:table-row>
              <table:table-cell office:value-type="float" office:value="15.6774">
                <text:p>15.6774</text:p>
              </table:table-cell>
              <table:table-cell office:value-type="float" office:value="176193.23">
                <text:p>176193.23</text:p>
              </table:table-cell>
            </table:table-row>
            <table:table-row>
              <table:table-cell office:value-type="float" office:value="15.6783">
                <text:p>15.6783</text:p>
              </table:table-cell>
              <table:table-cell office:value-type="float" office:value="176872.57">
                <text:p>176872.57</text:p>
              </table:table-cell>
            </table:table-row>
            <table:table-row>
              <table:table-cell office:value-type="float" office:value="15.6788">
                <text:p>15.6788</text:p>
              </table:table-cell>
              <table:table-cell office:value-type="float" office:value="172515.8">
                <text:p>172515.8</text:p>
              </table:table-cell>
            </table:table-row>
            <table:table-row>
              <table:table-cell office:value-type="float" office:value="15.6789">
                <text:p>15.6789</text:p>
              </table:table-cell>
              <table:table-cell office:value-type="float" office:value="178253.45">
                <text:p>178253.45</text:p>
              </table:table-cell>
            </table:table-row>
            <table:table-row>
              <table:table-cell office:value-type="float" office:value="15.6804">
                <text:p>15.6804</text:p>
              </table:table-cell>
              <table:table-cell office:value-type="float" office:value="177375.99">
                <text:p>177375.99</text:p>
              </table:table-cell>
            </table:table-row>
            <table:table-row>
              <table:table-cell office:value-type="float" office:value="15.6816">
                <text:p>15.6816</text:p>
              </table:table-cell>
              <table:table-cell office:value-type="float" office:value="174454.03">
                <text:p>174454.03</text:p>
              </table:table-cell>
            </table:table-row>
            <table:table-row>
              <table:table-cell office:value-type="float" office:value="15.6826">
                <text:p>15.6826</text:p>
              </table:table-cell>
              <table:table-cell office:value-type="float" office:value="176613.29">
                <text:p>176613.29</text:p>
              </table:table-cell>
            </table:table-row>
            <table:table-row>
              <table:table-cell office:value-type="float" office:value="15.6845">
                <text:p>15.6845</text:p>
              </table:table-cell>
              <table:table-cell office:value-type="float" office:value="177727.67">
                <text:p>177727.67</text:p>
              </table:table-cell>
            </table:table-row>
            <table:table-row>
              <table:table-cell office:value-type="float" office:value="15.6902">
                <text:p>15.6902</text:p>
              </table:table-cell>
              <table:table-cell office:value-type="float" office:value="170837.11">
                <text:p>170837.11</text:p>
              </table:table-cell>
            </table:table-row>
            <table:table-row>
              <table:table-cell office:value-type="float" office:value="15.6907">
                <text:p>15.6907</text:p>
              </table:table-cell>
              <table:table-cell office:value-type="float" office:value="177959.5">
                <text:p>177959.5</text:p>
              </table:table-cell>
            </table:table-row>
            <table:table-row>
              <table:table-cell office:value-type="float" office:value="15.6922">
                <text:p>15.6922</text:p>
              </table:table-cell>
              <table:table-cell office:value-type="float" office:value="176002.08">
                <text:p>176002.08</text:p>
              </table:table-cell>
            </table:table-row>
            <table:table-row>
              <table:table-cell office:value-type="float" office:value="15.693">
                <text:p>15.693</text:p>
              </table:table-cell>
              <table:table-cell office:value-type="float" office:value="178746.7">
                <text:p>178746.7</text:p>
              </table:table-cell>
            </table:table-row>
            <table:table-row>
              <table:table-cell office:value-type="float" office:value="15.6948">
                <text:p>15.6948</text:p>
              </table:table-cell>
              <table:table-cell office:value-type="float" office:value="175318.32">
                <text:p>175318.32</text:p>
              </table:table-cell>
            </table:table-row>
            <table:table-row>
              <table:table-cell office:value-type="float" office:value="15.7005">
                <text:p>15.7005</text:p>
              </table:table-cell>
              <table:table-cell office:value-type="float" office:value="176569.19">
                <text:p>176569.19</text:p>
              </table:table-cell>
            </table:table-row>
            <table:table-row>
              <table:table-cell office:value-type="float" office:value="15.7035">
                <text:p>15.7035</text:p>
              </table:table-cell>
              <table:table-cell office:value-type="float" office:value="177309.18">
                <text:p>177309.18</text:p>
              </table:table-cell>
            </table:table-row>
            <table:table-row>
              <table:table-cell office:value-type="float" office:value="15.7071">
                <text:p>15.7071</text:p>
              </table:table-cell>
              <table:table-cell office:value-type="float" office:value="176975.05">
                <text:p>176975.05</text:p>
              </table:table-cell>
            </table:table-row>
            <table:table-row>
              <table:table-cell office:value-type="float" office:value="15.7148">
                <text:p>15.7148</text:p>
              </table:table-cell>
              <table:table-cell office:value-type="float" office:value="160661.1">
                <text:p>160661.1</text:p>
              </table:table-cell>
            </table:table-row>
            <table:table-row>
              <table:table-cell office:value-type="float" office:value="15.7211">
                <text:p>15.7211</text:p>
              </table:table-cell>
              <table:table-cell office:value-type="float" office:value="160789.53">
                <text:p>160789.53</text:p>
              </table:table-cell>
            </table:table-row>
            <table:table-row>
              <table:table-cell office:value-type="float" office:value="15.7305">
                <text:p>15.7305</text:p>
              </table:table-cell>
              <table:table-cell office:value-type="float" office:value="163310.52">
                <text:p>163310.52</text:p>
              </table:table-cell>
            </table:table-row>
            <table:table-row>
              <table:table-cell office:value-type="float" office:value="15.7416">
                <text:p>15.7416</text:p>
              </table:table-cell>
              <table:table-cell office:value-type="float" office:value="153848">
                <text:p>153848</text:p>
              </table:table-cell>
            </table:table-row>
            <table:table-row>
              <table:table-cell office:value-type="float" office:value="15.7477">
                <text:p>15.7477</text:p>
              </table:table-cell>
              <table:table-cell office:value-type="float" office:value="169446.62">
                <text:p>169446.62</text:p>
              </table:table-cell>
            </table:table-row>
            <table:table-row>
              <table:table-cell office:value-type="float" office:value="15.7523">
                <text:p>15.7523</text:p>
              </table:table-cell>
              <table:table-cell office:value-type="float" office:value="154308.73">
                <text:p>154308.73</text:p>
              </table:table-cell>
            </table:table-row>
            <table:table-row>
              <table:table-cell office:value-type="float" office:value="15.7548">
                <text:p>15.7548</text:p>
              </table:table-cell>
              <table:table-cell office:value-type="float" office:value="162320.3">
                <text:p>162320.3</text:p>
              </table:table-cell>
            </table:table-row>
            <table:table-row>
              <table:table-cell office:value-type="float" office:value="15.762">
                <text:p>15.762</text:p>
              </table:table-cell>
              <table:table-cell office:value-type="float" office:value="158713.92">
                <text:p>158713.92</text:p>
              </table:table-cell>
            </table:table-row>
            <table:table-row>
              <table:table-cell office:value-type="float" office:value="15.7661">
                <text:p>15.7661</text:p>
              </table:table-cell>
              <table:table-cell office:value-type="float" office:value="152419.14">
                <text:p>152419.14</text:p>
              </table:table-cell>
            </table:table-row>
            <table:table-row>
              <table:table-cell office:value-type="float" office:value="15.7699">
                <text:p>15.7699</text:p>
              </table:table-cell>
              <table:table-cell office:value-type="float" office:value="171039.54">
                <text:p>171039.54</text:p>
              </table:table-cell>
            </table:table-row>
            <table:table-row>
              <table:table-cell office:value-type="float" office:value="15.8079">
                <text:p>15.8079</text:p>
              </table:table-cell>
              <table:table-cell office:value-type="float" office:value="146403.89">
                <text:p>146403.89</text:p>
              </table:table-cell>
            </table:table-row>
            <table:table-row>
              <table:table-cell office:value-type="float" office:value="15.8134">
                <text:p>15.8134</text:p>
              </table:table-cell>
              <table:table-cell office:value-type="float" office:value="157062.49">
                <text:p>157062.49</text:p>
              </table:table-cell>
            </table:table-row>
            <table:table-row>
              <table:table-cell office:value-type="float" office:value="15.8138">
                <text:p>15.8138</text:p>
              </table:table-cell>
              <table:table-cell office:value-type="float" office:value="161512.65">
                <text:p>161512.65</text:p>
              </table:table-cell>
            </table:table-row>
            <table:table-row>
              <table:table-cell office:value-type="float" office:value="15.8171">
                <text:p>15.8171</text:p>
              </table:table-cell>
              <table:table-cell office:value-type="float" office:value="156212.02">
                <text:p>156212.02</text:p>
              </table:table-cell>
            </table:table-row>
            <table:table-row>
              <table:table-cell office:value-type="float" office:value="15.8174">
                <text:p>15.8174</text:p>
              </table:table-cell>
              <table:table-cell office:value-type="float" office:value="143770.43">
                <text:p>143770.43</text:p>
              </table:table-cell>
            </table:table-row>
            <table:table-row>
              <table:table-cell office:value-type="float" office:value="15.8194">
                <text:p>15.8194</text:p>
              </table:table-cell>
              <table:table-cell office:value-type="float" office:value="156502.62">
                <text:p>156502.62</text:p>
              </table:table-cell>
            </table:table-row>
            <table:table-row>
              <table:table-cell office:value-type="float" office:value="15.8201">
                <text:p>15.8201</text:p>
              </table:table-cell>
              <table:table-cell office:value-type="float" office:value="150431.82">
                <text:p>150431.82</text:p>
              </table:table-cell>
            </table:table-row>
            <table:table-row>
              <table:table-cell office:value-type="float" office:value="15.8205">
                <text:p>15.8205</text:p>
              </table:table-cell>
              <table:table-cell office:value-type="float" office:value="166258.95">
                <text:p>166258.95</text:p>
              </table:table-cell>
            </table:table-row>
            <table:table-row>
              <table:table-cell office:value-type="float" office:value="15.8226">
                <text:p>15.8226</text:p>
              </table:table-cell>
              <table:table-cell office:value-type="float" office:value="151807.3">
                <text:p>151807.3</text:p>
              </table:table-cell>
            </table:table-row>
            <table:table-row>
              <table:table-cell office:value-type="float" office:value="15.8228">
                <text:p>15.8228</text:p>
              </table:table-cell>
              <table:table-cell office:value-type="float" office:value="149395.4">
                <text:p>149395.4</text:p>
              </table:table-cell>
            </table:table-row>
            <table:table-row>
              <table:table-cell office:value-type="float" office:value="15.8248">
                <text:p>15.8248</text:p>
              </table:table-cell>
              <table:table-cell office:value-type="float" office:value="159096.02">
                <text:p>159096.02</text:p>
              </table:table-cell>
            </table:table-row>
            <table:table-row>
              <table:table-cell office:value-type="float" office:value="15.8263">
                <text:p>15.8263</text:p>
              </table:table-cell>
              <table:table-cell office:value-type="float" office:value="151555.44">
                <text:p>151555.44</text:p>
              </table:table-cell>
            </table:table-row>
            <table:table-row>
              <table:table-cell office:value-type="float" office:value="15.8273">
                <text:p>15.8273</text:p>
              </table:table-cell>
              <table:table-cell office:value-type="float" office:value="154108.82">
                <text:p>154108.82</text:p>
              </table:table-cell>
            </table:table-row>
            <table:table-row>
              <table:table-cell office:value-type="float" office:value="15.8318">
                <text:p>15.8318</text:p>
              </table:table-cell>
              <table:table-cell office:value-type="float" office:value="153262.59">
                <text:p>153262.59</text:p>
              </table:table-cell>
            </table:table-row>
            <table:table-row>
              <table:table-cell office:value-type="float" office:value="15.8324">
                <text:p>15.8324</text:p>
              </table:table-cell>
              <table:table-cell office:value-type="float" office:value="159098.12">
                <text:p>159098.12</text:p>
              </table:table-cell>
            </table:table-row>
            <table:table-row>
              <table:table-cell office:value-type="float" office:value="15.8333">
                <text:p>15.8333</text:p>
              </table:table-cell>
              <table:table-cell office:value-type="float" office:value="153735.58">
                <text:p>153735.58</text:p>
              </table:table-cell>
            </table:table-row>
            <table:table-row>
              <table:table-cell office:value-type="float" office:value="15.8386">
                <text:p>15.8386</text:p>
              </table:table-cell>
              <table:table-cell office:value-type="float" office:value="150111.48">
                <text:p>150111.48</text:p>
              </table:table-cell>
            </table:table-row>
            <table:table-row>
              <table:table-cell office:value-type="float" office:value="15.8599">
                <text:p>15.8599</text:p>
              </table:table-cell>
              <table:table-cell office:value-type="float" office:value="170454.6">
                <text:p>170454.6</text:p>
              </table:table-cell>
            </table:table-row>
            <table:table-row>
              <table:table-cell office:value-type="float" office:value="15.863">
                <text:p>15.863</text:p>
              </table:table-cell>
              <table:table-cell office:value-type="float" office:value="169973.3">
                <text:p>169973.3</text:p>
              </table:table-cell>
            </table:table-row>
            <table:table-row>
              <table:table-cell office:value-type="float" office:value="15.8642">
                <text:p>15.8642</text:p>
              </table:table-cell>
              <table:table-cell office:value-type="float" office:value="161010.62">
                <text:p>161010.62</text:p>
              </table:table-cell>
            </table:table-row>
            <table:table-row>
              <table:table-cell office:value-type="float" office:value="15.8645">
                <text:p>15.8645</text:p>
              </table:table-cell>
              <table:table-cell office:value-type="float" office:value="172999.18">
                <text:p>172999.18</text:p>
              </table:table-cell>
            </table:table-row>
            <table:table-row>
              <table:table-cell office:value-type="float" office:value="15.8727">
                <text:p>15.8727</text:p>
              </table:table-cell>
              <table:table-cell office:value-type="float" office:value="155630.65">
                <text:p>155630.65</text:p>
              </table:table-cell>
            </table:table-row>
            <table:table-row>
              <table:table-cell office:value-type="float" office:value="15.8749">
                <text:p>15.8749</text:p>
              </table:table-cell>
              <table:table-cell office:value-type="float" office:value="157132.38">
                <text:p>157132.38</text:p>
              </table:table-cell>
            </table:table-row>
            <table:table-row>
              <table:table-cell office:value-type="float" office:value="15.8769">
                <text:p>15.8769</text:p>
              </table:table-cell>
              <table:table-cell office:value-type="float" office:value="158276.8">
                <text:p>158276.8</text:p>
              </table:table-cell>
            </table:table-row>
            <table:table-row>
              <table:table-cell office:value-type="float" office:value="15.8802">
                <text:p>15.8802</text:p>
              </table:table-cell>
              <table:table-cell office:value-type="float" office:value="164597.57">
                <text:p>164597.57</text:p>
              </table:table-cell>
            </table:table-row>
            <table:table-row>
              <table:table-cell office:value-type="float" office:value="15.8815">
                <text:p>15.8815</text:p>
              </table:table-cell>
              <table:table-cell office:value-type="float" office:value="154635.86">
                <text:p>154635.86</text:p>
              </table:table-cell>
            </table:table-row>
            <table:table-row>
              <table:table-cell office:value-type="float" office:value="15.882">
                <text:p>15.882</text:p>
              </table:table-cell>
              <table:table-cell office:value-type="float" office:value="158422.58">
                <text:p>158422.58</text:p>
              </table:table-cell>
            </table:table-row>
            <table:table-row>
              <table:table-cell office:value-type="float" office:value="15.8821">
                <text:p>15.8821</text:p>
              </table:table-cell>
              <table:table-cell office:value-type="float" office:value="148692.88">
                <text:p>148692.88</text:p>
              </table:table-cell>
            </table:table-row>
            <table:table-row>
              <table:table-cell office:value-type="float" office:value="15.8824">
                <text:p>15.8824</text:p>
              </table:table-cell>
              <table:table-cell office:value-type="float" office:value="161478.12">
                <text:p>161478.12</text:p>
              </table:table-cell>
            </table:table-row>
            <table:table-row>
              <table:table-cell office:value-type="float" office:value="15.8835">
                <text:p>15.8835</text:p>
              </table:table-cell>
              <table:table-cell office:value-type="float" office:value="167547.29">
                <text:p>167547.29</text:p>
              </table:table-cell>
            </table:table-row>
            <table:table-row>
              <table:table-cell office:value-type="float" office:value="15.8843">
                <text:p>15.8843</text:p>
              </table:table-cell>
              <table:table-cell office:value-type="float" office:value="164145.37">
                <text:p>164145.37</text:p>
              </table:table-cell>
            </table:table-row>
            <table:table-row>
              <table:table-cell office:value-type="float" office:value="15.8845">
                <text:p>15.8845</text:p>
              </table:table-cell>
              <table:table-cell office:value-type="float" office:value="160336.77">
                <text:p>160336.77</text:p>
              </table:table-cell>
            </table:table-row>
            <table:table-row>
              <table:table-cell office:value-type="float" office:value="15.8857">
                <text:p>15.8857</text:p>
              </table:table-cell>
              <table:table-cell office:value-type="float" office:value="157180.58">
                <text:p>157180.58</text:p>
              </table:table-cell>
            </table:table-row>
            <table:table-row>
              <table:table-cell office:value-type="float" office:value="15.8858">
                <text:p>15.8858</text:p>
              </table:table-cell>
              <table:table-cell office:value-type="float" office:value="166351.25">
                <text:p>166351.25</text:p>
              </table:table-cell>
            </table:table-row>
            <table:table-row>
              <table:table-cell office:value-type="float" office:value="15.8862">
                <text:p>15.8862</text:p>
              </table:table-cell>
              <table:table-cell office:value-type="float" office:value="165688.13">
                <text:p>165688.13</text:p>
              </table:table-cell>
            </table:table-row>
            <table:table-row>
              <table:table-cell office:value-type="float" office:value="15.8866">
                <text:p>15.8866</text:p>
              </table:table-cell>
              <table:table-cell office:value-type="float" office:value="169306.17">
                <text:p>169306.17</text:p>
              </table:table-cell>
            </table:table-row>
            <table:table-row>
              <table:table-cell office:value-type="float" office:value="15.8873">
                <text:p>15.8873</text:p>
              </table:table-cell>
              <table:table-cell office:value-type="float" office:value="169814.69">
                <text:p>169814.69</text:p>
              </table:table-cell>
            </table:table-row>
            <table:table-row>
              <table:table-cell office:value-type="float" office:value="15.8893">
                <text:p>15.8893</text:p>
              </table:table-cell>
              <table:table-cell office:value-type="float" office:value="170717.83">
                <text:p>170717.83</text:p>
              </table:table-cell>
            </table:table-row>
            <table:table-row>
              <table:table-cell office:value-type="float" office:value="15.8899">
                <text:p>15.8899</text:p>
              </table:table-cell>
              <table:table-cell office:value-type="float" office:value="164122.76">
                <text:p>164122.76</text:p>
              </table:table-cell>
            </table:table-row>
            <table:table-row>
              <table:table-cell office:value-type="float" office:value="15.8934">
                <text:p>15.8934</text:p>
              </table:table-cell>
              <table:table-cell office:value-type="float" office:value="151363.66">
                <text:p>151363.66</text:p>
              </table:table-cell>
            </table:table-row>
            <table:table-row>
              <table:table-cell office:value-type="float" office:value="15.8961">
                <text:p>15.8961</text:p>
              </table:table-cell>
              <table:table-cell office:value-type="float" office:value="161496.43">
                <text:p>161496.43</text:p>
              </table:table-cell>
            </table:table-row>
            <table:table-row>
              <table:table-cell office:value-type="float" office:value="15.8967">
                <text:p>15.8967</text:p>
              </table:table-cell>
              <table:table-cell office:value-type="float" office:value="171707.81">
                <text:p>171707.81</text:p>
              </table:table-cell>
            </table:table-row>
            <table:table-row>
              <table:table-cell office:value-type="float" office:value="15.8968">
                <text:p>15.8968</text:p>
              </table:table-cell>
              <table:table-cell office:value-type="float" office:value="157837.42">
                <text:p>157837.42</text:p>
              </table:table-cell>
            </table:table-row>
            <table:table-row>
              <table:table-cell office:value-type="float" office:value="15.8996">
                <text:p>15.8996</text:p>
              </table:table-cell>
              <table:table-cell office:value-type="float" office:value="169614.53">
                <text:p>169614.53</text:p>
              </table:table-cell>
            </table:table-row>
            <table:table-row>
              <table:table-cell office:value-type="float" office:value="15.9005">
                <text:p>15.9005</text:p>
              </table:table-cell>
              <table:table-cell office:value-type="float" office:value="167503.23">
                <text:p>167503.23</text:p>
              </table:table-cell>
            </table:table-row>
            <table:table-row>
              <table:table-cell office:value-type="float" office:value="15.9009">
                <text:p>15.9009</text:p>
              </table:table-cell>
              <table:table-cell office:value-type="float" office:value="167799.64">
                <text:p>167799.64</text:p>
              </table:table-cell>
            </table:table-row>
            <table:table-row>
              <table:table-cell office:value-type="float" office:value="15.9014">
                <text:p>15.9014</text:p>
              </table:table-cell>
              <table:table-cell office:value-type="float" office:value="166977.33">
                <text:p>166977.33</text:p>
              </table:table-cell>
            </table:table-row>
            <table:table-row>
              <table:table-cell office:value-type="float" office:value="15.9035">
                <text:p>15.9035</text:p>
              </table:table-cell>
              <table:table-cell office:value-type="float" office:value="170537.52">
                <text:p>170537.52</text:p>
              </table:table-cell>
            </table:table-row>
            <table:table-row>
              <table:table-cell office:value-type="float" office:value="15.9037">
                <text:p>15.9037</text:p>
              </table:table-cell>
              <table:table-cell office:value-type="float" office:value="170929.01">
                <text:p>170929.01</text:p>
              </table:table-cell>
            </table:table-row>
            <table:table-row>
              <table:table-cell office:value-type="float" office:value="15.905">
                <text:p>15.905</text:p>
              </table:table-cell>
              <table:table-cell office:value-type="float" office:value="168767.38">
                <text:p>168767.38</text:p>
              </table:table-cell>
            </table:table-row>
            <table:table-row>
              <table:table-cell office:value-type="float" office:value="15.9054">
                <text:p>15.9054</text:p>
              </table:table-cell>
              <table:table-cell office:value-type="float" office:value="168616.16">
                <text:p>168616.16</text:p>
              </table:table-cell>
            </table:table-row>
            <table:table-row>
              <table:table-cell office:value-type="float" office:value="15.907">
                <text:p>15.907</text:p>
              </table:table-cell>
              <table:table-cell office:value-type="float" office:value="154392.28">
                <text:p>154392.28</text:p>
              </table:table-cell>
            </table:table-row>
            <table:table-row>
              <table:table-cell office:value-type="float" office:value="15.9072">
                <text:p>15.9072</text:p>
              </table:table-cell>
              <table:table-cell office:value-type="float" office:value="173942.68">
                <text:p>173942.68</text:p>
              </table:table-cell>
            </table:table-row>
            <table:table-row>
              <table:table-cell office:value-type="float" office:value="15.9081">
                <text:p>15.9081</text:p>
              </table:table-cell>
              <table:table-cell office:value-type="float" office:value="156408.82">
                <text:p>156408.82</text:p>
              </table:table-cell>
            </table:table-row>
            <table:table-row>
              <table:table-cell office:value-type="float" office:value="15.9083">
                <text:p>15.9083</text:p>
              </table:table-cell>
              <table:table-cell office:value-type="float" office:value="176575.73">
                <text:p>176575.73</text:p>
              </table:table-cell>
            </table:table-row>
            <table:table-row>
              <table:table-cell office:value-type="float" office:value="15.9084">
                <text:p>15.9084</text:p>
              </table:table-cell>
              <table:table-cell office:value-type="float" office:value="164050.27">
                <text:p>164050.27</text:p>
              </table:table-cell>
            </table:table-row>
            <table:table-row>
              <table:table-cell office:value-type="float" office:value="15.9091">
                <text:p>15.9091</text:p>
              </table:table-cell>
              <table:table-cell office:value-type="float" office:value="167131.41">
                <text:p>167131.41</text:p>
              </table:table-cell>
            </table:table-row>
            <table:table-row>
              <table:table-cell office:value-type="float" office:value="15.9095">
                <text:p>15.9095</text:p>
              </table:table-cell>
              <table:table-cell office:value-type="float" office:value="154835.51">
                <text:p>154835.51</text:p>
              </table:table-cell>
            </table:table-row>
            <table:table-row>
              <table:table-cell office:value-type="float" office:value="15.91">
                <text:p>15.91</text:p>
              </table:table-cell>
              <table:table-cell office:value-type="float" office:value="160608.41">
                <text:p>160608.41</text:p>
              </table:table-cell>
            </table:table-row>
            <table:table-row>
              <table:table-cell office:value-type="float" office:value="15.9104">
                <text:p>15.9104</text:p>
              </table:table-cell>
              <table:table-cell office:value-type="float" office:value="164326.47">
                <text:p>164326.47</text:p>
              </table:table-cell>
            </table:table-row>
            <table:table-row>
              <table:table-cell office:value-type="float" office:value="15.9105">
                <text:p>15.9105</text:p>
              </table:table-cell>
              <table:table-cell office:value-type="float" office:value="159424.13">
                <text:p>159424.13</text:p>
              </table:table-cell>
            </table:table-row>
            <table:table-row>
              <table:table-cell office:value-type="float" office:value="15.9123">
                <text:p>15.9123</text:p>
              </table:table-cell>
              <table:table-cell office:value-type="float" office:value="151046.95">
                <text:p>151046.95</text:p>
              </table:table-cell>
            </table:table-row>
            <table:table-row>
              <table:table-cell office:value-type="float" office:value="15.9133">
                <text:p>15.9133</text:p>
              </table:table-cell>
              <table:table-cell office:value-type="float" office:value="163542.25">
                <text:p>163542.25</text:p>
              </table:table-cell>
            </table:table-row>
            <table:table-row>
              <table:table-cell office:value-type="float" office:value="15.9149">
                <text:p>15.9149</text:p>
              </table:table-cell>
              <table:table-cell office:value-type="float" office:value="161758.3">
                <text:p>161758.3</text:p>
              </table:table-cell>
            </table:table-row>
            <table:table-row>
              <table:table-cell office:value-type="float" office:value="15.915">
                <text:p>15.915</text:p>
              </table:table-cell>
              <table:table-cell office:value-type="float" office:value="157783.93">
                <text:p>157783.93</text:p>
              </table:table-cell>
            </table:table-row>
            <table:table-row>
              <table:table-cell office:value-type="float" office:value="15.9159">
                <text:p>15.9159</text:p>
              </table:table-cell>
              <table:table-cell office:value-type="float" office:value="164360.33">
                <text:p>164360.33</text:p>
              </table:table-cell>
            </table:table-row>
            <table:table-row>
              <table:table-cell office:value-type="float" office:value="15.9163">
                <text:p>15.9163</text:p>
              </table:table-cell>
              <table:table-cell office:value-type="float" office:value="155796.84">
                <text:p>155796.84</text:p>
              </table:table-cell>
            </table:table-row>
            <table:table-row>
              <table:table-cell office:value-type="float" office:value="15.9169">
                <text:p>15.9169</text:p>
              </table:table-cell>
              <table:table-cell office:value-type="float" office:value="161492.74">
                <text:p>161492.74</text:p>
              </table:table-cell>
            </table:table-row>
            <table:table-row>
              <table:table-cell office:value-type="float" office:value="15.9176">
                <text:p>15.9176</text:p>
              </table:table-cell>
              <table:table-cell office:value-type="float" office:value="158048.64">
                <text:p>158048.64</text:p>
              </table:table-cell>
            </table:table-row>
            <table:table-row>
              <table:table-cell office:value-type="float" office:value="15.9177">
                <text:p>15.9177</text:p>
              </table:table-cell>
              <table:table-cell office:value-type="float" office:value="155052.28">
                <text:p>155052.28</text:p>
              </table:table-cell>
            </table:table-row>
            <table:table-row>
              <table:table-cell office:value-type="float" office:value="15.9179">
                <text:p>15.9179</text:p>
              </table:table-cell>
              <table:table-cell office:value-type="float" office:value="159806.16">
                <text:p>159806.16</text:p>
              </table:table-cell>
            </table:table-row>
            <table:table-row>
              <table:table-cell office:value-type="float" office:value="15.9181">
                <text:p>15.9181</text:p>
              </table:table-cell>
              <table:table-cell office:value-type="float" office:value="159020.97">
                <text:p>159020.97</text:p>
              </table:table-cell>
            </table:table-row>
            <table:table-row>
              <table:table-cell office:value-type="float" office:value="15.9182">
                <text:p>15.9182</text:p>
              </table:table-cell>
              <table:table-cell office:value-type="float" office:value="158707.07">
                <text:p>158707.07</text:p>
              </table:table-cell>
            </table:table-row>
            <table:table-row>
              <table:table-cell office:value-type="float" office:value="15.919">
                <text:p>15.919</text:p>
              </table:table-cell>
              <table:table-cell office:value-type="float" office:value="159554.14">
                <text:p>159554.14</text:p>
              </table:table-cell>
            </table:table-row>
            <table:table-row>
              <table:table-cell office:value-type="float" office:value="15.9194">
                <text:p>15.9194</text:p>
              </table:table-cell>
              <table:table-cell office:value-type="float" office:value="158769.92">
                <text:p>158769.92</text:p>
              </table:table-cell>
            </table:table-row>
            <table:table-row>
              <table:table-cell office:value-type="float" office:value="15.9195">
                <text:p>15.9195</text:p>
              </table:table-cell>
              <table:table-cell office:value-type="float" office:value="149661.31">
                <text:p>149661.31</text:p>
              </table:table-cell>
            </table:table-row>
            <table:table-row>
              <table:table-cell office:value-type="float" office:value="15.9196">
                <text:p>15.9196</text:p>
              </table:table-cell>
              <table:table-cell office:value-type="float" office:value="169924.44">
                <text:p>169924.44</text:p>
              </table:table-cell>
            </table:table-row>
            <table:table-row>
              <table:table-cell office:value-type="float" office:value="15.9206">
                <text:p>15.9206</text:p>
              </table:table-cell>
              <table:table-cell office:value-type="float" office:value="162684.94">
                <text:p>162684.94</text:p>
              </table:table-cell>
            </table:table-row>
            <table:table-row>
              <table:table-cell office:value-type="float" office:value="15.9212">
                <text:p>15.9212</text:p>
              </table:table-cell>
              <table:table-cell office:value-type="float" office:value="162525.94">
                <text:p>162525.94</text:p>
              </table:table-cell>
            </table:table-row>
            <table:table-row>
              <table:table-cell office:value-type="float" office:value="15.9219">
                <text:p>15.9219</text:p>
              </table:table-cell>
              <table:table-cell office:value-type="float" office:value="159738.72">
                <text:p>159738.72</text:p>
              </table:table-cell>
            </table:table-row>
            <table:table-row>
              <table:table-cell office:value-type="float" office:value="15.9229">
                <text:p>15.9229</text:p>
              </table:table-cell>
              <table:table-cell office:value-type="float" office:value="167211.42">
                <text:p>167211.42</text:p>
              </table:table-cell>
            </table:table-row>
            <table:table-row>
              <table:table-cell office:value-type="float" office:value="15.9231">
                <text:p>15.9231</text:p>
              </table:table-cell>
              <table:table-cell office:value-type="float" office:value="159396.48">
                <text:p>159396.48</text:p>
              </table:table-cell>
            </table:table-row>
            <table:table-row>
              <table:table-cell office:value-type="float" office:value="15.9254">
                <text:p>15.9254</text:p>
              </table:table-cell>
              <table:table-cell office:value-type="float" office:value="160417.73">
                <text:p>160417.73</text:p>
              </table:table-cell>
            </table:table-row>
            <table:table-row>
              <table:table-cell office:value-type="float" office:value="15.9257">
                <text:p>15.9257</text:p>
              </table:table-cell>
              <table:table-cell office:value-type="float" office:value="157723.71">
                <text:p>157723.71</text:p>
              </table:table-cell>
            </table:table-row>
            <table:table-row>
              <table:table-cell office:value-type="float" office:value="15.926">
                <text:p>15.926</text:p>
              </table:table-cell>
              <table:table-cell office:value-type="float" office:value="164852.29">
                <text:p>164852.29</text:p>
              </table:table-cell>
            </table:table-row>
            <table:table-row>
              <table:table-cell office:value-type="float" office:value="15.9264">
                <text:p>15.9264</text:p>
              </table:table-cell>
              <table:table-cell office:value-type="float" office:value="160517.7">
                <text:p>160517.7</text:p>
              </table:table-cell>
            </table:table-row>
            <table:table-row>
              <table:table-cell office:value-type="float" office:value="15.9282">
                <text:p>15.9282</text:p>
              </table:table-cell>
              <table:table-cell office:value-type="float" office:value="166455.91">
                <text:p>166455.91</text:p>
              </table:table-cell>
            </table:table-row>
            <table:table-row>
              <table:table-cell office:value-type="float" office:value="15.9287">
                <text:p>15.9287</text:p>
              </table:table-cell>
              <table:table-cell office:value-type="float" office:value="161556.99">
                <text:p>161556.99</text:p>
              </table:table-cell>
            </table:table-row>
            <table:table-row>
              <table:table-cell office:value-type="float" office:value="15.9299">
                <text:p>15.9299</text:p>
              </table:table-cell>
              <table:table-cell office:value-type="float" office:value="171043.83">
                <text:p>171043.83</text:p>
              </table:table-cell>
            </table:table-row>
            <table:table-row>
              <table:table-cell office:value-type="float" office:value="15.931">
                <text:p>15.931</text:p>
              </table:table-cell>
              <table:table-cell office:value-type="float" office:value="160657.34">
                <text:p>160657.34</text:p>
              </table:table-cell>
            </table:table-row>
            <table:table-row>
              <table:table-cell office:value-type="float" office:value="15.9318">
                <text:p>15.9318</text:p>
              </table:table-cell>
              <table:table-cell office:value-type="float" office:value="148256.13">
                <text:p>148256.13</text:p>
              </table:table-cell>
            </table:table-row>
            <table:table-row>
              <table:table-cell office:value-type="float" office:value="15.932">
                <text:p>15.932</text:p>
              </table:table-cell>
              <table:table-cell office:value-type="float" office:value="159756.14">
                <text:p>159756.14</text:p>
              </table:table-cell>
            </table:table-row>
            <table:table-row>
              <table:table-cell office:value-type="float" office:value="15.9324">
                <text:p>15.9324</text:p>
              </table:table-cell>
              <table:table-cell office:value-type="float" office:value="162175.57">
                <text:p>162175.57</text:p>
              </table:table-cell>
            </table:table-row>
            <table:table-row>
              <table:table-cell office:value-type="float" office:value="15.9333">
                <text:p>15.9333</text:p>
              </table:table-cell>
              <table:table-cell office:value-type="float" office:value="159153.48">
                <text:p>159153.48</text:p>
              </table:table-cell>
            </table:table-row>
            <table:table-row>
              <table:table-cell office:value-type="float" office:value="15.9334">
                <text:p>15.9334</text:p>
              </table:table-cell>
              <table:table-cell office:value-type="float" office:value="161996.84">
                <text:p>161996.84</text:p>
              </table:table-cell>
            </table:table-row>
            <table:table-row>
              <table:table-cell office:value-type="float" office:value="15.934">
                <text:p>15.934</text:p>
              </table:table-cell>
              <table:table-cell office:value-type="float" office:value="172389.69">
                <text:p>172389.69</text:p>
              </table:table-cell>
            </table:table-row>
            <table:table-row>
              <table:table-cell office:value-type="float" office:value="15.9341">
                <text:p>15.9341</text:p>
              </table:table-cell>
              <table:table-cell office:value-type="float" office:value="160747.61">
                <text:p>160747.61</text:p>
              </table:table-cell>
            </table:table-row>
            <table:table-row>
              <table:table-cell office:value-type="float" office:value="15.9357">
                <text:p>15.9357</text:p>
              </table:table-cell>
              <table:table-cell office:value-type="float" office:value="160226.8">
                <text:p>160226.8</text:p>
              </table:table-cell>
            </table:table-row>
            <table:table-row>
              <table:table-cell office:value-type="float" office:value="15.9359">
                <text:p>15.9359</text:p>
              </table:table-cell>
              <table:table-cell office:value-type="float" office:value="161775.03">
                <text:p>161775.03</text:p>
              </table:table-cell>
            </table:table-row>
            <table:table-row>
              <table:table-cell office:value-type="float" office:value="15.9366">
                <text:p>15.9366</text:p>
              </table:table-cell>
              <table:table-cell office:value-type="float" office:value="160325.67">
                <text:p>160325.67</text:p>
              </table:table-cell>
            </table:table-row>
            <table:table-row>
              <table:table-cell office:value-type="float" office:value="15.9368">
                <text:p>15.9368</text:p>
              </table:table-cell>
              <table:table-cell office:value-type="float" office:value="167777.3">
                <text:p>167777.3</text:p>
              </table:table-cell>
            </table:table-row>
            <table:table-row>
              <table:table-cell office:value-type="float" office:value="15.9369">
                <text:p>15.9369</text:p>
              </table:table-cell>
              <table:table-cell office:value-type="float" office:value="165616.96">
                <text:p>165616.96</text:p>
              </table:table-cell>
            </table:table-row>
            <table:table-row>
              <table:table-cell office:value-type="float" office:value="15.9373">
                <text:p>15.9373</text:p>
              </table:table-cell>
              <table:table-cell office:value-type="float" office:value="158239.5">
                <text:p>158239.5</text:p>
              </table:table-cell>
            </table:table-row>
            <table:table-row>
              <table:table-cell office:value-type="float" office:value="15.9375">
                <text:p>15.9375</text:p>
              </table:table-cell>
              <table:table-cell office:value-type="float" office:value="179565.29">
                <text:p>179565.29</text:p>
              </table:table-cell>
            </table:table-row>
            <table:table-row>
              <table:table-cell office:value-type="float" office:value="15.9387">
                <text:p>15.9387</text:p>
              </table:table-cell>
              <table:table-cell office:value-type="float" office:value="168312">
                <text:p>168312</text:p>
              </table:table-cell>
            </table:table-row>
            <table:table-row>
              <table:table-cell office:value-type="float" office:value="15.9393">
                <text:p>15.9393</text:p>
              </table:table-cell>
              <table:table-cell office:value-type="float" office:value="166631.83">
                <text:p>166631.83</text:p>
              </table:table-cell>
            </table:table-row>
            <table:table-row>
              <table:table-cell office:value-type="float" office:value="15.9394">
                <text:p>15.9394</text:p>
              </table:table-cell>
              <table:table-cell office:value-type="float" office:value="165728.7">
                <text:p>165728.7</text:p>
              </table:table-cell>
            </table:table-row>
            <table:table-row>
              <table:table-cell office:value-type="float" office:value="15.9399">
                <text:p>15.9399</text:p>
              </table:table-cell>
              <table:table-cell office:value-type="float" office:value="170449.77">
                <text:p>170449.77</text:p>
              </table:table-cell>
            </table:table-row>
            <table:table-row>
              <table:table-cell office:value-type="float" office:value="15.9405">
                <text:p>15.9405</text:p>
              </table:table-cell>
              <table:table-cell office:value-type="float" office:value="155671">
                <text:p>155671</text:p>
              </table:table-cell>
            </table:table-row>
            <table:table-row>
              <table:table-cell office:value-type="float" office:value="15.9419">
                <text:p>15.9419</text:p>
              </table:table-cell>
              <table:table-cell office:value-type="float" office:value="163504.73">
                <text:p>163504.73</text:p>
              </table:table-cell>
            </table:table-row>
            <table:table-row>
              <table:table-cell office:value-type="float" office:value="15.9422">
                <text:p>15.9422</text:p>
              </table:table-cell>
              <table:table-cell office:value-type="float" office:value="158798">
                <text:p>158798</text:p>
              </table:table-cell>
            </table:table-row>
            <table:table-row>
              <table:table-cell office:value-type="float" office:value="15.9425">
                <text:p>15.9425</text:p>
              </table:table-cell>
              <table:table-cell office:value-type="float" office:value="169512.17">
                <text:p>169512.17</text:p>
              </table:table-cell>
            </table:table-row>
            <table:table-row>
              <table:table-cell office:value-type="float" office:value="15.943">
                <text:p>15.943</text:p>
              </table:table-cell>
              <table:table-cell office:value-type="float" office:value="162373.52">
                <text:p>162373.52</text:p>
              </table:table-cell>
            </table:table-row>
            <table:table-row>
              <table:table-cell office:value-type="float" office:value="15.9454">
                <text:p>15.9454</text:p>
              </table:table-cell>
              <table:table-cell office:value-type="float" office:value="163504.73">
                <text:p>163504.73</text:p>
              </table:table-cell>
            </table:table-row>
            <table:table-row>
              <table:table-cell office:value-type="float" office:value="15.9473">
                <text:p>15.9473</text:p>
              </table:table-cell>
              <table:table-cell office:value-type="float" office:value="174766.34">
                <text:p>174766.34</text:p>
              </table:table-cell>
            </table:table-row>
            <table:table-row>
              <table:table-cell office:value-type="float" office:value="15.9478">
                <text:p>15.9478</text:p>
              </table:table-cell>
              <table:table-cell office:value-type="float" office:value="162879.76">
                <text:p>162879.76</text:p>
              </table:table-cell>
            </table:table-row>
            <table:table-row>
              <table:table-cell office:value-type="float" office:value="15.9482">
                <text:p>15.9482</text:p>
              </table:table-cell>
              <table:table-cell office:value-type="float" office:value="171823.71">
                <text:p>171823.71</text:p>
              </table:table-cell>
            </table:table-row>
            <table:table-row>
              <table:table-cell office:value-type="float" office:value="15.9489">
                <text:p>15.9489</text:p>
              </table:table-cell>
              <table:table-cell office:value-type="float" office:value="166331.2">
                <text:p>166331.2</text:p>
              </table:table-cell>
            </table:table-row>
            <table:table-row>
              <table:table-cell office:value-type="float" office:value="15.949">
                <text:p>15.949</text:p>
              </table:table-cell>
              <table:table-cell office:value-type="float" office:value="176846.28">
                <text:p>176846.28</text:p>
              </table:table-cell>
            </table:table-row>
            <table:table-row>
              <table:table-cell office:value-type="float" office:value="15.9492">
                <text:p>15.9492</text:p>
              </table:table-cell>
              <table:table-cell office:value-type="float" office:value="166631.83">
                <text:p>166631.83</text:p>
              </table:table-cell>
            </table:table-row>
            <table:table-row>
              <table:table-cell office:value-type="float" office:value="15.9495">
                <text:p>15.9495</text:p>
              </table:table-cell>
              <table:table-cell office:value-type="float" office:value="164847.41">
                <text:p>164847.41</text:p>
              </table:table-cell>
            </table:table-row>
            <table:table-row>
              <table:table-cell office:value-type="float" office:value="15.9499">
                <text:p>15.9499</text:p>
              </table:table-cell>
              <table:table-cell office:value-type="float" office:value="169524.99">
                <text:p>169524.99</text:p>
              </table:table-cell>
            </table:table-row>
            <table:table-row>
              <table:table-cell office:value-type="float" office:value="15.9504">
                <text:p>15.9504</text:p>
              </table:table-cell>
              <table:table-cell office:value-type="float" office:value="166555.5">
                <text:p>166555.5</text:p>
              </table:table-cell>
            </table:table-row>
            <table:table-row>
              <table:table-cell office:value-type="float" office:value="15.9521">
                <text:p>15.9521</text:p>
              </table:table-cell>
              <table:table-cell office:value-type="float" office:value="165338.21">
                <text:p>165338.21</text:p>
              </table:table-cell>
            </table:table-row>
            <table:table-row>
              <table:table-cell office:value-type="float" office:value="15.9523">
                <text:p>15.9523</text:p>
              </table:table-cell>
              <table:table-cell office:value-type="float" office:value="166429.06">
                <text:p>166429.06</text:p>
              </table:table-cell>
            </table:table-row>
            <table:table-row>
              <table:table-cell office:value-type="float" office:value="15.9524">
                <text:p>15.9524</text:p>
              </table:table-cell>
              <table:table-cell office:value-type="float" office:value="165314.73">
                <text:p>165314.73</text:p>
              </table:table-cell>
            </table:table-row>
            <table:table-row>
              <table:table-cell office:value-type="float" office:value="15.9525">
                <text:p>15.9525</text:p>
              </table:table-cell>
              <table:table-cell office:value-type="float" office:value="175983.66">
                <text:p>175983.66</text:p>
              </table:table-cell>
            </table:table-row>
            <table:table-row>
              <table:table-cell office:value-type="float" office:value="15.9527">
                <text:p>15.9527</text:p>
              </table:table-cell>
              <table:table-cell office:value-type="float" office:value="166280.31">
                <text:p>166280.31</text:p>
              </table:table-cell>
            </table:table-row>
            <table:table-row>
              <table:table-cell office:value-type="float" office:value="15.9536">
                <text:p>15.9536</text:p>
              </table:table-cell>
              <table:table-cell office:value-type="float" office:value="165988.48">
                <text:p>165988.48</text:p>
              </table:table-cell>
            </table:table-row>
            <table:table-row>
              <table:table-cell office:value-type="float" office:value="15.9538">
                <text:p>15.9538</text:p>
              </table:table-cell>
              <table:table-cell office:value-type="float" office:value="163700.55">
                <text:p>163700.55</text:p>
              </table:table-cell>
            </table:table-row>
            <table:table-row>
              <table:table-cell office:value-type="float" office:value="15.9542">
                <text:p>15.9542</text:p>
              </table:table-cell>
              <table:table-cell office:value-type="float" office:value="162757.97">
                <text:p>162757.97</text:p>
              </table:table-cell>
            </table:table-row>
            <table:table-row>
              <table:table-cell office:value-type="float" office:value="15.9552">
                <text:p>15.9552</text:p>
              </table:table-cell>
              <table:table-cell office:value-type="float" office:value="166805.1">
                <text:p>166805.1</text:p>
              </table:table-cell>
            </table:table-row>
            <table:table-row>
              <table:table-cell office:value-type="float" office:value="15.9564">
                <text:p>15.9564</text:p>
              </table:table-cell>
              <table:table-cell office:value-type="float" office:value="170916.28">
                <text:p>170916.28</text:p>
              </table:table-cell>
            </table:table-row>
            <table:table-row>
              <table:table-cell office:value-type="float" office:value="15.9578">
                <text:p>15.9578</text:p>
              </table:table-cell>
              <table:table-cell office:value-type="float" office:value="163983.28">
                <text:p>163983.28</text:p>
              </table:table-cell>
            </table:table-row>
            <table:table-row>
              <table:table-cell office:value-type="float" office:value="15.9581">
                <text:p>15.9581</text:p>
              </table:table-cell>
              <table:table-cell office:value-type="float" office:value="159277.21">
                <text:p>159277.21</text:p>
              </table:table-cell>
            </table:table-row>
            <table:table-row>
              <table:table-cell office:value-type="float" office:value="15.9612">
                <text:p>15.9612</text:p>
              </table:table-cell>
              <table:table-cell office:value-type="float" office:value="158511.22">
                <text:p>158511.22</text:p>
              </table:table-cell>
            </table:table-row>
            <table:table-row>
              <table:table-cell office:value-type="float" office:value="15.9617">
                <text:p>15.9617</text:p>
              </table:table-cell>
              <table:table-cell office:value-type="float" office:value="175399.97">
                <text:p>175399.97</text:p>
              </table:table-cell>
            </table:table-row>
            <table:table-row>
              <table:table-cell office:value-type="float" office:value="15.9621">
                <text:p>15.9621</text:p>
              </table:table-cell>
              <table:table-cell office:value-type="float" office:value="158625.32">
                <text:p>158625.32</text:p>
              </table:table-cell>
            </table:table-row>
            <table:table-row>
              <table:table-cell office:value-type="float" office:value="15.9632">
                <text:p>15.9632</text:p>
              </table:table-cell>
              <table:table-cell office:value-type="float" office:value="160619.41">
                <text:p>160619.41</text:p>
              </table:table-cell>
            </table:table-row>
            <table:table-row>
              <table:table-cell office:value-type="float" office:value="15.9634">
                <text:p>15.9634</text:p>
              </table:table-cell>
              <table:table-cell office:value-type="float" office:value="163262.26">
                <text:p>163262.26</text:p>
              </table:table-cell>
            </table:table-row>
            <table:table-row>
              <table:table-cell office:value-type="float" office:value="15.9654">
                <text:p>15.9654</text:p>
              </table:table-cell>
              <table:table-cell office:value-type="float" office:value="155680.75">
                <text:p>155680.75</text:p>
              </table:table-cell>
            </table:table-row>
            <table:table-row>
              <table:table-cell office:value-type="float" office:value="15.966">
                <text:p>15.966</text:p>
              </table:table-cell>
              <table:table-cell office:value-type="float" office:value="163048.19">
                <text:p>163048.19</text:p>
              </table:table-cell>
            </table:table-row>
            <table:table-row>
              <table:table-cell office:value-type="float" office:value="15.9681">
                <text:p>15.9681</text:p>
              </table:table-cell>
              <table:table-cell office:value-type="float" office:value="162993.65">
                <text:p>162993.65</text:p>
              </table:table-cell>
            </table:table-row>
            <table:table-row>
              <table:table-cell office:value-type="float" office:value="15.9698">
                <text:p>15.9698</text:p>
              </table:table-cell>
              <table:table-cell office:value-type="float" office:value="166052.43">
                <text:p>166052.43</text:p>
              </table:table-cell>
            </table:table-row>
            <table:table-row>
              <table:table-cell office:value-type="float" office:value="15.9712">
                <text:p>15.9712</text:p>
              </table:table-cell>
              <table:table-cell office:value-type="float" office:value="175401.56">
                <text:p>175401.56</text:p>
              </table:table-cell>
            </table:table-row>
            <table:table-row>
              <table:table-cell office:value-type="float" office:value="15.9716">
                <text:p>15.9716</text:p>
              </table:table-cell>
              <table:table-cell office:value-type="float" office:value="155467.69">
                <text:p>155467.69</text:p>
              </table:table-cell>
            </table:table-row>
            <table:table-row>
              <table:table-cell office:value-type="float" office:value="15.9728">
                <text:p>15.9728</text:p>
              </table:table-cell>
              <table:table-cell office:value-type="float" office:value="167986.12">
                <text:p>167986.12</text:p>
              </table:table-cell>
            </table:table-row>
            <table:table-row>
              <table:table-cell office:value-type="float" office:value="15.974">
                <text:p>15.974</text:p>
              </table:table-cell>
              <table:table-cell office:value-type="float" office:value="162834.87">
                <text:p>162834.87</text:p>
              </table:table-cell>
            </table:table-row>
            <table:table-row>
              <table:table-cell office:value-type="float" office:value="15.9741">
                <text:p>15.9741</text:p>
              </table:table-cell>
              <table:table-cell office:value-type="float" office:value="159313.78">
                <text:p>159313.78</text:p>
              </table:table-cell>
            </table:table-row>
            <table:table-row>
              <table:table-cell office:value-type="float" office:value="15.9743">
                <text:p>15.9743</text:p>
              </table:table-cell>
              <table:table-cell office:value-type="float" office:value="163065.61">
                <text:p>163065.61</text:p>
              </table:table-cell>
            </table:table-row>
            <table:table-row>
              <table:table-cell office:value-type="float" office:value="15.977">
                <text:p>15.977</text:p>
              </table:table-cell>
              <table:table-cell office:value-type="float" office:value="153787.92">
                <text:p>153787.92</text:p>
              </table:table-cell>
            </table:table-row>
            <table:table-row>
              <table:table-cell office:value-type="float" office:value="15.9772">
                <text:p>15.9772</text:p>
              </table:table-cell>
              <table:table-cell office:value-type="float" office:value="154596.13">
                <text:p>154596.13</text:p>
              </table:table-cell>
            </table:table-row>
            <table:table-row>
              <table:table-cell office:value-type="float" office:value="15.9775">
                <text:p>15.9775</text:p>
              </table:table-cell>
              <table:table-cell office:value-type="float" office:value="154232.86">
                <text:p>154232.86</text:p>
              </table:table-cell>
            </table:table-row>
            <table:table-row>
              <table:table-cell office:value-type="float" office:value="15.979">
                <text:p>15.979</text:p>
              </table:table-cell>
              <table:table-cell office:value-type="float" office:value="164006.88">
                <text:p>164006.88</text:p>
              </table:table-cell>
            </table:table-row>
            <table:table-row>
              <table:table-cell office:value-type="float" office:value="15.9792">
                <text:p>15.9792</text:p>
              </table:table-cell>
              <table:table-cell office:value-type="float" office:value="173390.4">
                <text:p>173390.4</text:p>
              </table:table-cell>
            </table:table-row>
            <table:table-row>
              <table:table-cell office:value-type="float" office:value="15.9795">
                <text:p>15.9795</text:p>
              </table:table-cell>
              <table:table-cell office:value-type="float" office:value="153054.68">
                <text:p>153054.68</text:p>
              </table:table-cell>
            </table:table-row>
            <table:table-row>
              <table:table-cell office:value-type="float" office:value="15.9797">
                <text:p>15.9797</text:p>
              </table:table-cell>
              <table:table-cell office:value-type="float" office:value="155804.19">
                <text:p>155804.19</text:p>
              </table:table-cell>
            </table:table-row>
            <table:table-row>
              <table:table-cell office:value-type="float" office:value="15.9818">
                <text:p>15.9818</text:p>
              </table:table-cell>
              <table:table-cell office:value-type="float" office:value="164044.63">
                <text:p>164044.63</text:p>
              </table:table-cell>
            </table:table-row>
            <table:table-row>
              <table:table-cell office:value-type="float" office:value="15.982">
                <text:p>15.982</text:p>
              </table:table-cell>
              <table:table-cell office:value-type="float" office:value="154574.22">
                <text:p>154574.22</text:p>
              </table:table-cell>
            </table:table-row>
            <table:table-row>
              <table:table-cell office:value-type="float" office:value="15.9823">
                <text:p>15.9823</text:p>
              </table:table-cell>
              <table:table-cell office:value-type="float" office:value="162918.31">
                <text:p>162918.31</text:p>
              </table:table-cell>
            </table:table-row>
            <table:table-row>
              <table:table-cell office:value-type="float" office:value="15.9842">
                <text:p>15.9842</text:p>
              </table:table-cell>
              <table:table-cell office:value-type="float" office:value="156008.46">
                <text:p>156008.46</text:p>
              </table:table-cell>
            </table:table-row>
            <table:table-row>
              <table:table-cell office:value-type="float" office:value="15.9844">
                <text:p>15.9844</text:p>
              </table:table-cell>
              <table:table-cell office:value-type="float" office:value="161970.54">
                <text:p>161970.54</text:p>
              </table:table-cell>
            </table:table-row>
            <table:table-row>
              <table:table-cell office:value-type="float" office:value="15.9852">
                <text:p>15.9852</text:p>
              </table:table-cell>
              <table:table-cell office:value-type="float" office:value="165350.62">
                <text:p>165350.62</text:p>
              </table:table-cell>
            </table:table-row>
            <table:table-row>
              <table:table-cell office:value-type="float" office:value="15.9864">
                <text:p>15.9864</text:p>
              </table:table-cell>
              <table:table-cell office:value-type="float" office:value="162377.69">
                <text:p>162377.69</text:p>
              </table:table-cell>
            </table:table-row>
            <table:table-row>
              <table:table-cell office:value-type="float" office:value="15.987">
                <text:p>15.987</text:p>
              </table:table-cell>
              <table:table-cell office:value-type="float" office:value="163207.83">
                <text:p>163207.83</text:p>
              </table:table-cell>
            </table:table-row>
            <table:table-row>
              <table:table-cell office:value-type="float" office:value="15.989">
                <text:p>15.989</text:p>
              </table:table-cell>
              <table:table-cell office:value-type="float" office:value="164216.7">
                <text:p>164216.7</text:p>
              </table:table-cell>
            </table:table-row>
            <table:table-row>
              <table:table-cell office:value-type="float" office:value="15.9891">
                <text:p>15.9891</text:p>
              </table:table-cell>
              <table:table-cell office:value-type="float" office:value="155132.06">
                <text:p>155132.06</text:p>
              </table:table-cell>
            </table:table-row>
            <table:table-row>
              <table:table-cell office:value-type="float" office:value="15.9892">
                <text:p>15.9892</text:p>
              </table:table-cell>
              <table:table-cell office:value-type="float" office:value="166579.06">
                <text:p>166579.06</text:p>
              </table:table-cell>
            </table:table-row>
            <table:table-row>
              <table:table-cell office:value-type="float" office:value="15.9904">
                <text:p>15.9904</text:p>
              </table:table-cell>
              <table:table-cell office:value-type="float" office:value="154338.51">
                <text:p>154338.51</text:p>
              </table:table-cell>
            </table:table-row>
            <table:table-row>
              <table:table-cell office:value-type="float" office:value="15.9912">
                <text:p>15.9912</text:p>
              </table:table-cell>
              <table:table-cell office:value-type="float" office:value="165874.78">
                <text:p>165874.78</text:p>
              </table:table-cell>
            </table:table-row>
            <table:table-row>
              <table:table-cell office:value-type="float" office:value="15.9944">
                <text:p>15.9944</text:p>
              </table:table-cell>
              <table:table-cell office:value-type="float" office:value="163553.92">
                <text:p>163553.92</text:p>
              </table:table-cell>
            </table:table-row>
            <table:table-row>
              <table:table-cell office:value-type="float" office:value="15.9951">
                <text:p>15.9951</text:p>
              </table:table-cell>
              <table:table-cell office:value-type="float" office:value="163393.36">
                <text:p>163393.36</text:p>
              </table:table-cell>
            </table:table-row>
            <table:table-row>
              <table:table-cell office:value-type="float" office:value="15.997">
                <text:p>15.997</text:p>
              </table:table-cell>
              <table:table-cell office:value-type="float" office:value="172530.59">
                <text:p>172530.59</text:p>
              </table:table-cell>
            </table:table-row>
            <table:table-row>
              <table:table-cell office:value-type="float" office:value="15.9971">
                <text:p>15.9971</text:p>
              </table:table-cell>
              <table:table-cell office:value-type="float" office:value="166060.97">
                <text:p>166060.97</text:p>
              </table:table-cell>
            </table:table-row>
            <table:table-row>
              <table:table-cell office:value-type="float" office:value="15.9985">
                <text:p>15.9985</text:p>
              </table:table-cell>
              <table:table-cell office:value-type="float" office:value="178699.33">
                <text:p>178699.33</text:p>
              </table:table-cell>
            </table:table-row>
            <table:table-row>
              <table:table-cell office:value-type="float" office:value="15.9988">
                <text:p>15.9988</text:p>
              </table:table-cell>
              <table:table-cell office:value-type="float" office:value="162059.74">
                <text:p>162059.74</text:p>
              </table:table-cell>
            </table:table-row>
            <table:table-row>
              <table:table-cell office:value-type="float" office:value="15.9995">
                <text:p>15.9995</text:p>
              </table:table-cell>
              <table:table-cell office:value-type="float" office:value="164274.99">
                <text:p>164274.99</text:p>
              </table:table-cell>
            </table:table-row>
            <table:table-row>
              <table:table-cell office:value-type="float" office:value="16.0008">
                <text:p>16.0008</text:p>
              </table:table-cell>
              <table:table-cell office:value-type="float" office:value="164562.49">
                <text:p>164562.49</text:p>
              </table:table-cell>
            </table:table-row>
            <table:table-row>
              <table:table-cell office:value-type="float" office:value="16.002">
                <text:p>16.002</text:p>
              </table:table-cell>
              <table:table-cell office:value-type="float" office:value="155094.59">
                <text:p>155094.59</text:p>
              </table:table-cell>
            </table:table-row>
            <table:table-row>
              <table:table-cell office:value-type="float" office:value="16.0022">
                <text:p>16.0022</text:p>
              </table:table-cell>
              <table:table-cell office:value-type="float" office:value="157548.15">
                <text:p>157548.15</text:p>
              </table:table-cell>
            </table:table-row>
            <table:table-row>
              <table:table-cell office:value-type="float" office:value="16.0027">
                <text:p>16.0027</text:p>
              </table:table-cell>
              <table:table-cell office:value-type="float" office:value="173908.55">
                <text:p>173908.55</text:p>
              </table:table-cell>
            </table:table-row>
            <table:table-row>
              <table:table-cell office:value-type="float" office:value="16.0033">
                <text:p>16.0033</text:p>
              </table:table-cell>
              <table:table-cell office:value-type="float" office:value="163177.36">
                <text:p>163177.36</text:p>
              </table:table-cell>
            </table:table-row>
            <table:table-row>
              <table:table-cell office:value-type="float" office:value="16.0038">
                <text:p>16.0038</text:p>
              </table:table-cell>
              <table:table-cell office:value-type="float" office:value="163239.85">
                <text:p>163239.85</text:p>
              </table:table-cell>
            </table:table-row>
            <table:table-row>
              <table:table-cell office:value-type="float" office:value="16.0042">
                <text:p>16.0042</text:p>
              </table:table-cell>
              <table:table-cell office:value-type="float" office:value="163118.34">
                <text:p>163118.34</text:p>
              </table:table-cell>
            </table:table-row>
            <table:table-row>
              <table:table-cell office:value-type="float" office:value="16.0046">
                <text:p>16.0046</text:p>
              </table:table-cell>
              <table:table-cell office:value-type="float" office:value="153064.43">
                <text:p>153064.43</text:p>
              </table:table-cell>
            </table:table-row>
            <table:table-row>
              <table:table-cell office:value-type="float" office:value="16.0061">
                <text:p>16.0061</text:p>
              </table:table-cell>
              <table:table-cell office:value-type="float" office:value="155063.07">
                <text:p>155063.07</text:p>
              </table:table-cell>
            </table:table-row>
            <table:table-row>
              <table:table-cell office:value-type="float" office:value="16.0065">
                <text:p>16.0065</text:p>
              </table:table-cell>
              <table:table-cell office:value-type="float" office:value="174634.32">
                <text:p>174634.32</text:p>
              </table:table-cell>
            </table:table-row>
            <table:table-row>
              <table:table-cell office:value-type="float" office:value="16.0071">
                <text:p>16.0071</text:p>
              </table:table-cell>
              <table:table-cell office:value-type="float" office:value="161755.01">
                <text:p>161755.01</text:p>
              </table:table-cell>
            </table:table-row>
            <table:table-row>
              <table:table-cell office:value-type="float" office:value="16.0072">
                <text:p>16.0072</text:p>
              </table:table-cell>
              <table:table-cell office:value-type="float" office:value="162908.69">
                <text:p>162908.69</text:p>
              </table:table-cell>
            </table:table-row>
            <table:table-row>
              <table:table-cell office:value-type="float" office:value="16.0098">
                <text:p>16.0098</text:p>
              </table:table-cell>
              <table:table-cell office:value-type="float" office:value="164537.58">
                <text:p>164537.58</text:p>
              </table:table-cell>
            </table:table-row>
            <table:table-row>
              <table:table-cell office:value-type="float" office:value="16.0107">
                <text:p>16.0107</text:p>
              </table:table-cell>
              <table:table-cell office:value-type="float" office:value="163463.45">
                <text:p>163463.45</text:p>
              </table:table-cell>
            </table:table-row>
            <table:table-row>
              <table:table-cell office:value-type="float" office:value="16.0121">
                <text:p>16.0121</text:p>
              </table:table-cell>
              <table:table-cell office:value-type="float" office:value="162141.54">
                <text:p>162141.54</text:p>
              </table:table-cell>
            </table:table-row>
            <table:table-row>
              <table:table-cell office:value-type="float" office:value="16.0122">
                <text:p>16.0122</text:p>
              </table:table-cell>
              <table:table-cell office:value-type="float" office:value="162732.89">
                <text:p>162732.89</text:p>
              </table:table-cell>
            </table:table-row>
            <table:table-row>
              <table:table-cell office:value-type="float" office:value="16.0124">
                <text:p>16.0124</text:p>
              </table:table-cell>
              <table:table-cell office:value-type="float" office:value="163114.47">
                <text:p>163114.47</text:p>
              </table:table-cell>
            </table:table-row>
            <table:table-row>
              <table:table-cell office:value-type="float" office:value="16.0125">
                <text:p>16.0125</text:p>
              </table:table-cell>
              <table:table-cell office:value-type="float" office:value="164615.47">
                <text:p>164615.47</text:p>
              </table:table-cell>
            </table:table-row>
            <table:table-row>
              <table:table-cell office:value-type="float" office:value="16.0131">
                <text:p>16.0131</text:p>
              </table:table-cell>
              <table:table-cell office:value-type="float" office:value="153389.34">
                <text:p>153389.34</text:p>
              </table:table-cell>
            </table:table-row>
            <table:table-row>
              <table:table-cell office:value-type="float" office:value="16.0138">
                <text:p>16.0138</text:p>
              </table:table-cell>
              <table:table-cell office:value-type="float" office:value="163952.7">
                <text:p>163952.7</text:p>
              </table:table-cell>
            </table:table-row>
            <table:table-row>
              <table:table-cell office:value-type="float" office:value="16.0151">
                <text:p>16.0151</text:p>
              </table:table-cell>
              <table:table-cell office:value-type="float" office:value="168378.43">
                <text:p>168378.43</text:p>
              </table:table-cell>
            </table:table-row>
            <table:table-row>
              <table:table-cell office:value-type="float" office:value="16.0156">
                <text:p>16.0156</text:p>
              </table:table-cell>
              <table:table-cell office:value-type="float" office:value="170264.25">
                <text:p>170264.25</text:p>
              </table:table-cell>
            </table:table-row>
            <table:table-row>
              <table:table-cell office:value-type="float" office:value="16.0168">
                <text:p>16.0168</text:p>
              </table:table-cell>
              <table:table-cell office:value-type="float" office:value="162700.28">
                <text:p>162700.28</text:p>
              </table:table-cell>
            </table:table-row>
            <table:table-row>
              <table:table-cell office:value-type="float" office:value="16.0185">
                <text:p>16.0185</text:p>
              </table:table-cell>
              <table:table-cell office:value-type="float" office:value="173021.24">
                <text:p>173021.24</text:p>
              </table:table-cell>
            </table:table-row>
            <table:table-row>
              <table:table-cell office:value-type="float" office:value="16.0186">
                <text:p>16.0186</text:p>
              </table:table-cell>
              <table:table-cell office:value-type="float" office:value="159729.87">
                <text:p>159729.87</text:p>
              </table:table-cell>
            </table:table-row>
            <table:table-row>
              <table:table-cell office:value-type="float" office:value="16.0187">
                <text:p>16.0187</text:p>
              </table:table-cell>
              <table:table-cell office:value-type="float" office:value="160973.95">
                <text:p>160973.95</text:p>
              </table:table-cell>
            </table:table-row>
            <table:table-row>
              <table:table-cell office:value-type="float" office:value="16.0189">
                <text:p>16.0189</text:p>
              </table:table-cell>
              <table:table-cell office:value-type="float" office:value="163190.02">
                <text:p>163190.02</text:p>
              </table:table-cell>
            </table:table-row>
            <table:table-row>
              <table:table-cell office:value-type="float" office:value="16.0191">
                <text:p>16.0191</text:p>
              </table:table-cell>
              <table:table-cell office:value-type="float" office:value="165817.35">
                <text:p>165817.35</text:p>
              </table:table-cell>
            </table:table-row>
            <table:table-row>
              <table:table-cell office:value-type="float" office:value="16.0196">
                <text:p>16.0196</text:p>
              </table:table-cell>
              <table:table-cell office:value-type="float" office:value="163921.92">
                <text:p>163921.92</text:p>
              </table:table-cell>
            </table:table-row>
            <table:table-row>
              <table:table-cell office:value-type="float" office:value="16.0203">
                <text:p>16.0203</text:p>
              </table:table-cell>
              <table:table-cell office:value-type="float" office:value="167359.14">
                <text:p>167359.14</text:p>
              </table:table-cell>
            </table:table-row>
            <table:table-row>
              <table:table-cell office:value-type="float" office:value="16.0205">
                <text:p>16.0205</text:p>
              </table:table-cell>
              <table:table-cell office:value-type="float" office:value="164728.36">
                <text:p>164728.36</text:p>
              </table:table-cell>
            </table:table-row>
            <table:table-row>
              <table:table-cell office:value-type="float" office:value="16.0241">
                <text:p>16.0241</text:p>
              </table:table-cell>
              <table:table-cell office:value-type="float" office:value="171352.22">
                <text:p>171352.22</text:p>
              </table:table-cell>
            </table:table-row>
            <table:table-row>
              <table:table-cell office:value-type="float" office:value="16.0246">
                <text:p>16.0246</text:p>
              </table:table-cell>
              <table:table-cell office:value-type="float" office:value="163089.45">
                <text:p>163089.45</text:p>
              </table:table-cell>
            </table:table-row>
            <table:table-row>
              <table:table-cell office:value-type="float" office:value="16.0248">
                <text:p>16.0248</text:p>
              </table:table-cell>
              <table:table-cell office:value-type="float" office:value="168943.83">
                <text:p>168943.83</text:p>
              </table:table-cell>
            </table:table-row>
            <table:table-row>
              <table:table-cell office:value-type="float" office:value="16.0249">
                <text:p>16.0249</text:p>
              </table:table-cell>
              <table:table-cell office:value-type="float" office:value="157791.88">
                <text:p>157791.88</text:p>
              </table:table-cell>
            </table:table-row>
            <table:table-row>
              <table:table-cell office:value-type="float" office:value="16.0256">
                <text:p>16.0256</text:p>
              </table:table-cell>
              <table:table-cell office:value-type="float" office:value="163190.02">
                <text:p>163190.02</text:p>
              </table:table-cell>
            </table:table-row>
            <table:table-row>
              <table:table-cell office:value-type="float" office:value="16.0265">
                <text:p>16.0265</text:p>
              </table:table-cell>
              <table:table-cell office:value-type="float" office:value="167801.39">
                <text:p>167801.39</text:p>
              </table:table-cell>
            </table:table-row>
            <table:table-row>
              <table:table-cell office:value-type="float" office:value="16.0268">
                <text:p>16.0268</text:p>
              </table:table-cell>
              <table:table-cell office:value-type="float" office:value="162046.45">
                <text:p>162046.45</text:p>
              </table:table-cell>
            </table:table-row>
            <table:table-row>
              <table:table-cell office:value-type="float" office:value="16.0275">
                <text:p>16.0275</text:p>
              </table:table-cell>
              <table:table-cell office:value-type="float" office:value="168114.34">
                <text:p>168114.34</text:p>
              </table:table-cell>
            </table:table-row>
            <table:table-row>
              <table:table-cell office:value-type="float" office:value="16.0278">
                <text:p>16.0278</text:p>
              </table:table-cell>
              <table:table-cell office:value-type="float" office:value="168255.17">
                <text:p>168255.17</text:p>
              </table:table-cell>
            </table:table-row>
            <table:table-row>
              <table:table-cell office:value-type="float" office:value="16.0282">
                <text:p>16.0282</text:p>
              </table:table-cell>
              <table:table-cell office:value-type="float" office:value="176072.24">
                <text:p>176072.24</text:p>
              </table:table-cell>
            </table:table-row>
            <table:table-row>
              <table:table-cell office:value-type="float" office:value="16.0292">
                <text:p>16.0292</text:p>
              </table:table-cell>
              <table:table-cell office:value-type="float" office:value="167329.17">
                <text:p>167329.17</text:p>
              </table:table-cell>
            </table:table-row>
            <table:table-row>
              <table:table-cell office:value-type="float" office:value="16.0293">
                <text:p>16.0293</text:p>
              </table:table-cell>
              <table:table-cell office:value-type="float" office:value="168775.79">
                <text:p>168775.79</text:p>
              </table:table-cell>
            </table:table-row>
            <table:table-row>
              <table:table-cell office:value-type="float" office:value="16.0309">
                <text:p>16.0309</text:p>
              </table:table-cell>
              <table:table-cell office:value-type="float" office:value="170857.22">
                <text:p>170857.22</text:p>
              </table:table-cell>
            </table:table-row>
            <table:table-row>
              <table:table-cell office:value-type="float" office:value="16.0314">
                <text:p>16.0314</text:p>
              </table:table-cell>
              <table:table-cell office:value-type="float" office:value="171748.03">
                <text:p>171748.03</text:p>
              </table:table-cell>
            </table:table-row>
            <table:table-row>
              <table:table-cell office:value-type="float" office:value="16.0324">
                <text:p>16.0324</text:p>
              </table:table-cell>
              <table:table-cell office:value-type="float" office:value="165514.61">
                <text:p>165514.61</text:p>
              </table:table-cell>
            </table:table-row>
            <table:table-row>
              <table:table-cell office:value-type="float" office:value="16.0325">
                <text:p>16.0325</text:p>
              </table:table-cell>
              <table:table-cell office:value-type="float" office:value="179243.33">
                <text:p>179243.33</text:p>
              </table:table-cell>
            </table:table-row>
            <table:table-row>
              <table:table-cell office:value-type="float" office:value="16.0327">
                <text:p>16.0327</text:p>
              </table:table-cell>
              <table:table-cell office:value-type="float" office:value="166739.27">
                <text:p>166739.27</text:p>
              </table:table-cell>
            </table:table-row>
            <table:table-row>
              <table:table-cell office:value-type="float" office:value="16.0332">
                <text:p>16.0332</text:p>
              </table:table-cell>
              <table:table-cell office:value-type="float" office:value="172739.8">
                <text:p>172739.8</text:p>
              </table:table-cell>
            </table:table-row>
            <table:table-row>
              <table:table-cell office:value-type="float" office:value="16.0345">
                <text:p>16.0345</text:p>
              </table:table-cell>
              <table:table-cell office:value-type="float" office:value="167152.06">
                <text:p>167152.06</text:p>
              </table:table-cell>
            </table:table-row>
            <table:table-row>
              <table:table-cell office:value-type="float" office:value="16.0347">
                <text:p>16.0347</text:p>
              </table:table-cell>
              <table:table-cell office:value-type="float" office:value="171049.34">
                <text:p>171049.34</text:p>
              </table:table-cell>
            </table:table-row>
            <table:table-row>
              <table:table-cell office:value-type="float" office:value="16.0349">
                <text:p>16.0349</text:p>
              </table:table-cell>
              <table:table-cell office:value-type="float" office:value="181715.12">
                <text:p>181715.12</text:p>
              </table:table-cell>
            </table:table-row>
            <table:table-row>
              <table:table-cell office:value-type="float" office:value="16.0351">
                <text:p>16.0351</text:p>
              </table:table-cell>
              <table:table-cell office:value-type="float" office:value="163863.99">
                <text:p>163863.99</text:p>
              </table:table-cell>
            </table:table-row>
            <table:table-row>
              <table:table-cell office:value-type="float" office:value="16.0352">
                <text:p>16.0352</text:p>
              </table:table-cell>
              <table:table-cell office:value-type="float" office:value="167678.11">
                <text:p>167678.11</text:p>
              </table:table-cell>
            </table:table-row>
            <table:table-row>
              <table:table-cell office:value-type="float" office:value="16.0353">
                <text:p>16.0353</text:p>
              </table:table-cell>
              <table:table-cell office:value-type="float" office:value="180915.17">
                <text:p>180915.17</text:p>
              </table:table-cell>
            </table:table-row>
            <table:table-row>
              <table:table-cell office:value-type="float" office:value="16.0354">
                <text:p>16.0354</text:p>
              </table:table-cell>
              <table:table-cell office:value-type="float" office:value="169628.55">
                <text:p>169628.55</text:p>
              </table:table-cell>
            </table:table-row>
            <table:table-row>
              <table:table-cell office:value-type="float" office:value="16.0356">
                <text:p>16.0356</text:p>
              </table:table-cell>
              <table:table-cell office:value-type="float" office:value="170887.75">
                <text:p>170887.75</text:p>
              </table:table-cell>
            </table:table-row>
            <table:table-row>
              <table:table-cell office:value-type="float" office:value="16.0361">
                <text:p>16.0361</text:p>
              </table:table-cell>
              <table:table-cell office:value-type="float" office:value="166990.47">
                <text:p>166990.47</text:p>
              </table:table-cell>
            </table:table-row>
            <table:table-row>
              <table:table-cell office:value-type="float" office:value="16.0365">
                <text:p>16.0365</text:p>
              </table:table-cell>
              <table:table-cell office:value-type="float" office:value="166028.66">
                <text:p>166028.66</text:p>
              </table:table-cell>
            </table:table-row>
            <table:table-row>
              <table:table-cell office:value-type="float" office:value="16.0366">
                <text:p>16.0366</text:p>
              </table:table-cell>
              <table:table-cell office:value-type="float" office:value="160210.88">
                <text:p>160210.88</text:p>
              </table:table-cell>
            </table:table-row>
            <table:table-row>
              <table:table-cell office:value-type="float" office:value="16.0377">
                <text:p>16.0377</text:p>
              </table:table-cell>
              <table:table-cell office:value-type="float" office:value="174199.79">
                <text:p>174199.79</text:p>
              </table:table-cell>
            </table:table-row>
            <table:table-row>
              <table:table-cell office:value-type="float" office:value="16.0379">
                <text:p>16.0379</text:p>
              </table:table-cell>
              <table:table-cell office:value-type="float" office:value="172553.42">
                <text:p>172553.42</text:p>
              </table:table-cell>
            </table:table-row>
            <table:table-row>
              <table:table-cell office:value-type="float" office:value="16.0381">
                <text:p>16.0381</text:p>
              </table:table-cell>
              <table:table-cell office:value-type="float" office:value="176647.77">
                <text:p>176647.77</text:p>
              </table:table-cell>
            </table:table-row>
            <table:table-row>
              <table:table-cell office:value-type="float" office:value="16.0384">
                <text:p>16.0384</text:p>
              </table:table-cell>
              <table:table-cell office:value-type="float" office:value="163742.49">
                <text:p>163742.49</text:p>
              </table:table-cell>
            </table:table-row>
            <table:table-row>
              <table:table-cell office:value-type="float" office:value="16.0386">
                <text:p>16.0386</text:p>
              </table:table-cell>
              <table:table-cell office:value-type="float" office:value="185948.55">
                <text:p>185948.55</text:p>
              </table:table-cell>
            </table:table-row>
            <table:table-row>
              <table:table-cell office:value-type="float" office:value="16.0395">
                <text:p>16.0395</text:p>
              </table:table-cell>
              <table:table-cell office:value-type="float" office:value="173864.48">
                <text:p>173864.48</text:p>
              </table:table-cell>
            </table:table-row>
            <table:table-row>
              <table:table-cell office:value-type="float" office:value="16.0398">
                <text:p>16.0398</text:p>
              </table:table-cell>
              <table:table-cell office:value-type="float" office:value="167619.01">
                <text:p>167619.01</text:p>
              </table:table-cell>
            </table:table-row>
            <table:table-row>
              <table:table-cell office:value-type="float" office:value="16.0399">
                <text:p>16.0399</text:p>
              </table:table-cell>
              <table:table-cell office:value-type="float" office:value="177423.42">
                <text:p>177423.42</text:p>
              </table:table-cell>
            </table:table-row>
            <table:table-row>
              <table:table-cell office:value-type="float" office:value="16.0401">
                <text:p>16.0401</text:p>
              </table:table-cell>
              <table:table-cell office:value-type="float" office:value="170138.27">
                <text:p>170138.27</text:p>
              </table:table-cell>
            </table:table-row>
            <table:table-row>
              <table:table-cell office:value-type="float" office:value="16.041">
                <text:p>16.041</text:p>
              </table:table-cell>
              <table:table-cell office:value-type="float" office:value="167457.42">
                <text:p>167457.42</text:p>
              </table:table-cell>
            </table:table-row>
            <table:table-row>
              <table:table-cell office:value-type="float" office:value="16.0413">
                <text:p>16.0413</text:p>
              </table:table-cell>
              <table:table-cell office:value-type="float" office:value="170055.09">
                <text:p>170055.09</text:p>
              </table:table-cell>
            </table:table-row>
            <table:table-row>
              <table:table-cell office:value-type="float" office:value="16.0416">
                <text:p>16.0416</text:p>
              </table:table-cell>
              <table:table-cell office:value-type="float" office:value="174806.98">
                <text:p>174806.98</text:p>
              </table:table-cell>
            </table:table-row>
            <table:table-row>
              <table:table-cell office:value-type="float" office:value="16.0419">
                <text:p>16.0419</text:p>
              </table:table-cell>
              <table:table-cell office:value-type="float" office:value="163339.47">
                <text:p>163339.47</text:p>
              </table:table-cell>
            </table:table-row>
            <table:table-row>
              <table:table-cell office:value-type="float" office:value="16.0425">
                <text:p>16.0425</text:p>
              </table:table-cell>
              <table:table-cell office:value-type="float" office:value="172549.64">
                <text:p>172549.64</text:p>
              </table:table-cell>
            </table:table-row>
            <table:table-row>
              <table:table-cell office:value-type="float" office:value="16.0426">
                <text:p>16.0426</text:p>
              </table:table-cell>
              <table:table-cell office:value-type="float" office:value="174645.39">
                <text:p>174645.39</text:p>
              </table:table-cell>
            </table:table-row>
            <table:table-row>
              <table:table-cell office:value-type="float" office:value="16.0428">
                <text:p>16.0428</text:p>
              </table:table-cell>
              <table:table-cell office:value-type="float" office:value="161219.96">
                <text:p>161219.96</text:p>
              </table:table-cell>
            </table:table-row>
            <table:table-row>
              <table:table-cell office:value-type="float" office:value="16.043">
                <text:p>16.043</text:p>
              </table:table-cell>
              <table:table-cell office:value-type="float" office:value="166184.36">
                <text:p>166184.36</text:p>
              </table:table-cell>
            </table:table-row>
            <table:table-row>
              <table:table-cell office:value-type="float" office:value="16.0431">
                <text:p>16.0431</text:p>
              </table:table-cell>
              <table:table-cell office:value-type="float" office:value="165261.77">
                <text:p>165261.77</text:p>
              </table:table-cell>
            </table:table-row>
            <table:table-row>
              <table:table-cell office:value-type="float" office:value="16.0445">
                <text:p>16.0445</text:p>
              </table:table-cell>
              <table:table-cell office:value-type="float" office:value="163877.22">
                <text:p>163877.22</text:p>
              </table:table-cell>
            </table:table-row>
            <table:table-row>
              <table:table-cell office:value-type="float" office:value="16.0446">
                <text:p>16.0446</text:p>
              </table:table-cell>
              <table:table-cell office:value-type="float" office:value="162806.45">
                <text:p>162806.45</text:p>
              </table:table-cell>
            </table:table-row>
            <table:table-row>
              <table:table-cell office:value-type="float" office:value="16.0449">
                <text:p>16.0449</text:p>
              </table:table-cell>
              <table:table-cell office:value-type="float" office:value="167950.48">
                <text:p>167950.48</text:p>
              </table:table-cell>
            </table:table-row>
            <table:table-row>
              <table:table-cell office:value-type="float" office:value="16.045">
                <text:p>16.045</text:p>
              </table:table-cell>
              <table:table-cell office:value-type="float" office:value="156372.46">
                <text:p>156372.46</text:p>
              </table:table-cell>
            </table:table-row>
            <table:table-row>
              <table:table-cell office:value-type="float" office:value="16.0453">
                <text:p>16.0453</text:p>
              </table:table-cell>
              <table:table-cell office:value-type="float" office:value="168375.5">
                <text:p>168375.5</text:p>
              </table:table-cell>
            </table:table-row>
            <table:table-row>
              <table:table-cell office:value-type="float" office:value="16.0455">
                <text:p>16.0455</text:p>
              </table:table-cell>
              <table:table-cell office:value-type="float" office:value="163231.47">
                <text:p>163231.47</text:p>
              </table:table-cell>
            </table:table-row>
            <table:table-row>
              <table:table-cell office:value-type="float" office:value="16.0459">
                <text:p>16.0459</text:p>
              </table:table-cell>
              <table:table-cell office:value-type="float" office:value="181448.24">
                <text:p>181448.24</text:p>
              </table:table-cell>
            </table:table-row>
            <table:table-row>
              <table:table-cell office:value-type="float" office:value="16.047">
                <text:p>16.047</text:p>
              </table:table-cell>
              <table:table-cell office:value-type="float" office:value="165835.97">
                <text:p>165835.97</text:p>
              </table:table-cell>
            </table:table-row>
            <table:table-row>
              <table:table-cell office:value-type="float" office:value="16.0471">
                <text:p>16.0471</text:p>
              </table:table-cell>
              <table:table-cell office:value-type="float" office:value="169168.05">
                <text:p>169168.05</text:p>
              </table:table-cell>
            </table:table-row>
            <table:table-row>
              <table:table-cell office:value-type="float" office:value="16.0472">
                <text:p>16.0472</text:p>
              </table:table-cell>
              <table:table-cell office:value-type="float" office:value="161893.83">
                <text:p>161893.83</text:p>
              </table:table-cell>
            </table:table-row>
            <table:table-row>
              <table:table-cell office:value-type="float" office:value="16.0474">
                <text:p>16.0474</text:p>
              </table:table-cell>
              <table:table-cell office:value-type="float" office:value="161660.08">
                <text:p>161660.08</text:p>
              </table:table-cell>
            </table:table-row>
            <table:table-row>
              <table:table-cell office:value-type="float" office:value="16.0481">
                <text:p>16.0481</text:p>
              </table:table-cell>
              <table:table-cell office:value-type="float" office:value="164187.39">
                <text:p>164187.39</text:p>
              </table:table-cell>
            </table:table-row>
            <table:table-row>
              <table:table-cell office:value-type="float" office:value="16.0486">
                <text:p>16.0486</text:p>
              </table:table-cell>
              <table:table-cell office:value-type="float" office:value="163783.63">
                <text:p>163783.63</text:p>
              </table:table-cell>
            </table:table-row>
            <table:table-row>
              <table:table-cell office:value-type="float" office:value="16.0489">
                <text:p>16.0489</text:p>
              </table:table-cell>
              <table:table-cell office:value-type="float" office:value="166830.28">
                <text:p>166830.28</text:p>
              </table:table-cell>
            </table:table-row>
            <table:table-row>
              <table:table-cell office:value-type="float" office:value="16.0493">
                <text:p>16.0493</text:p>
              </table:table-cell>
              <table:table-cell office:value-type="float" office:value="171852.89">
                <text:p>171852.89</text:p>
              </table:table-cell>
            </table:table-row>
            <table:table-row>
              <table:table-cell office:value-type="float" office:value="16.0494">
                <text:p>16.0494</text:p>
              </table:table-cell>
              <table:table-cell office:value-type="float" office:value="167861.71">
                <text:p>167861.71</text:p>
              </table:table-cell>
            </table:table-row>
            <table:table-row>
              <table:table-cell office:value-type="float" office:value="16.0499">
                <text:p>16.0499</text:p>
              </table:table-cell>
              <table:table-cell office:value-type="float" office:value="161307.4">
                <text:p>161307.4</text:p>
              </table:table-cell>
            </table:table-row>
            <table:table-row>
              <table:table-cell office:value-type="float" office:value="16.0502">
                <text:p>16.0502</text:p>
              </table:table-cell>
              <table:table-cell office:value-type="float" office:value="170808.61">
                <text:p>170808.61</text:p>
              </table:table-cell>
            </table:table-row>
            <table:table-row>
              <table:table-cell office:value-type="float" office:value="16.0503">
                <text:p>16.0503</text:p>
              </table:table-cell>
              <table:table-cell office:value-type="float" office:value="165012.21">
                <text:p>165012.21</text:p>
              </table:table-cell>
            </table:table-row>
            <table:table-row>
              <table:table-cell office:value-type="float" office:value="16.0505">
                <text:p>16.0505</text:p>
              </table:table-cell>
              <table:table-cell office:value-type="float" office:value="180880.2">
                <text:p>180880.2</text:p>
              </table:table-cell>
            </table:table-row>
            <table:table-row>
              <table:table-cell office:value-type="float" office:value="16.0508">
                <text:p>16.0508</text:p>
              </table:table-cell>
              <table:table-cell office:value-type="float" office:value="177809.37">
                <text:p>177809.37</text:p>
              </table:table-cell>
            </table:table-row>
            <table:table-row>
              <table:table-cell office:value-type="float" office:value="16.0512">
                <text:p>16.0512</text:p>
              </table:table-cell>
              <table:table-cell office:value-type="float" office:value="180652.61">
                <text:p>180652.61</text:p>
              </table:table-cell>
            </table:table-row>
            <table:table-row>
              <table:table-cell office:value-type="float" office:value="16.0517">
                <text:p>16.0517</text:p>
              </table:table-cell>
              <table:table-cell office:value-type="float" office:value="183700.66">
                <text:p>183700.66</text:p>
              </table:table-cell>
            </table:table-row>
            <table:table-row>
              <table:table-cell office:value-type="float" office:value="16.0518">
                <text:p>16.0518</text:p>
              </table:table-cell>
              <table:table-cell office:value-type="float" office:value="166960.98">
                <text:p>166960.98</text:p>
              </table:table-cell>
            </table:table-row>
            <table:table-row>
              <table:table-cell office:value-type="float" office:value="16.0519">
                <text:p>16.0519</text:p>
              </table:table-cell>
              <table:table-cell office:value-type="float" office:value="186427.61">
                <text:p>186427.61</text:p>
              </table:table-cell>
            </table:table-row>
            <table:table-row>
              <table:table-cell office:value-type="float" office:value="16.0521">
                <text:p>16.0521</text:p>
              </table:table-cell>
              <table:table-cell office:value-type="float" office:value="183129.9">
                <text:p>183129.9</text:p>
              </table:table-cell>
            </table:table-row>
            <table:table-row>
              <table:table-cell office:value-type="float" office:value="16.0524">
                <text:p>16.0524</text:p>
              </table:table-cell>
              <table:table-cell office:value-type="float" office:value="180880.2">
                <text:p>180880.2</text:p>
              </table:table-cell>
            </table:table-row>
            <table:table-row>
              <table:table-cell office:value-type="float" office:value="16.0526">
                <text:p>16.0526</text:p>
              </table:table-cell>
              <table:table-cell office:value-type="float" office:value="181461.45">
                <text:p>181461.45</text:p>
              </table:table-cell>
            </table:table-row>
            <table:table-row>
              <table:table-cell office:value-type="float" office:value="16.0529">
                <text:p>16.0529</text:p>
              </table:table-cell>
              <table:table-cell office:value-type="float" office:value="180880.2">
                <text:p>180880.2</text:p>
              </table:table-cell>
            </table:table-row>
            <table:table-row>
              <table:table-cell office:value-type="float" office:value="16.053">
                <text:p>16.053</text:p>
              </table:table-cell>
              <table:table-cell office:value-type="float" office:value="172226.89">
                <text:p>172226.89</text:p>
              </table:table-cell>
            </table:table-row>
            <table:table-row>
              <table:table-cell office:value-type="float" office:value="16.0536">
                <text:p>16.0536</text:p>
              </table:table-cell>
              <table:table-cell office:value-type="float" office:value="189062.55">
                <text:p>189062.55</text:p>
              </table:table-cell>
            </table:table-row>
            <table:table-row>
              <table:table-cell office:value-type="float" office:value="16.0545">
                <text:p>16.0545</text:p>
              </table:table-cell>
              <table:table-cell office:value-type="float" office:value="181820.8">
                <text:p>181820.8</text:p>
              </table:table-cell>
            </table:table-row>
            <table:table-row>
              <table:table-cell office:value-type="float" office:value="16.0551">
                <text:p>16.0551</text:p>
              </table:table-cell>
              <table:table-cell office:value-type="float" office:value="180491.02">
                <text:p>180491.02</text:p>
              </table:table-cell>
            </table:table-row>
            <table:table-row>
              <table:table-cell office:value-type="float" office:value="16.0552">
                <text:p>16.0552</text:p>
              </table:table-cell>
              <table:table-cell office:value-type="float" office:value="180829.03">
                <text:p>180829.03</text:p>
              </table:table-cell>
            </table:table-row>
            <table:table-row>
              <table:table-cell office:value-type="float" office:value="16.0562">
                <text:p>16.0562</text:p>
              </table:table-cell>
              <table:table-cell office:value-type="float" office:value="183472.25">
                <text:p>183472.25</text:p>
              </table:table-cell>
            </table:table-row>
            <table:table-row>
              <table:table-cell office:value-type="float" office:value="16.0568">
                <text:p>16.0568</text:p>
              </table:table-cell>
              <table:table-cell office:value-type="float" office:value="180262.61">
                <text:p>180262.61</text:p>
              </table:table-cell>
            </table:table-row>
            <table:table-row>
              <table:table-cell office:value-type="float" office:value="16.0573">
                <text:p>16.0573</text:p>
              </table:table-cell>
              <table:table-cell office:value-type="float" office:value="184448.03">
                <text:p>184448.03</text:p>
              </table:table-cell>
            </table:table-row>
            <table:table-row>
              <table:table-cell office:value-type="float" office:value="16.0589">
                <text:p>16.0589</text:p>
              </table:table-cell>
              <table:table-cell office:value-type="float" office:value="180451.81">
                <text:p>180451.81</text:p>
              </table:table-cell>
            </table:table-row>
            <table:table-row>
              <table:table-cell office:value-type="float" office:value="16.0592">
                <text:p>16.0592</text:p>
              </table:table-cell>
              <table:table-cell office:value-type="float" office:value="180246.62">
                <text:p>180246.62</text:p>
              </table:table-cell>
            </table:table-row>
            <table:table-row>
              <table:table-cell office:value-type="float" office:value="16.0594">
                <text:p>16.0594</text:p>
              </table:table-cell>
              <table:table-cell office:value-type="float" office:value="179923.06">
                <text:p>179923.06</text:p>
              </table:table-cell>
            </table:table-row>
            <table:table-row>
              <table:table-cell office:value-type="float" office:value="16.0596">
                <text:p>16.0596</text:p>
              </table:table-cell>
              <table:table-cell office:value-type="float" office:value="171468.89">
                <text:p>171468.89</text:p>
              </table:table-cell>
            </table:table-row>
            <table:table-row>
              <table:table-cell office:value-type="float" office:value="16.0597">
                <text:p>16.0597</text:p>
              </table:table-cell>
              <table:table-cell office:value-type="float" office:value="176748.71">
                <text:p>176748.71</text:p>
              </table:table-cell>
            </table:table-row>
            <table:table-row>
              <table:table-cell office:value-type="float" office:value="16.0603">
                <text:p>16.0603</text:p>
              </table:table-cell>
              <table:table-cell office:value-type="float" office:value="183038.68">
                <text:p>183038.68</text:p>
              </table:table-cell>
            </table:table-row>
            <table:table-row>
              <table:table-cell office:value-type="float" office:value="16.0604">
                <text:p>16.0604</text:p>
              </table:table-cell>
              <table:table-cell office:value-type="float" office:value="181317.68">
                <text:p>181317.68</text:p>
              </table:table-cell>
            </table:table-row>
            <table:table-row>
              <table:table-cell office:value-type="float" office:value="16.0607">
                <text:p>16.0607</text:p>
              </table:table-cell>
              <table:table-cell office:value-type="float" office:value="180246.62">
                <text:p>180246.62</text:p>
              </table:table-cell>
            </table:table-row>
            <table:table-row>
              <table:table-cell office:value-type="float" office:value="16.0612">
                <text:p>16.0612</text:p>
              </table:table-cell>
              <table:table-cell office:value-type="float" office:value="181076.8">
                <text:p>181076.8</text:p>
              </table:table-cell>
            </table:table-row>
            <table:table-row>
              <table:table-cell office:value-type="float" office:value="16.0617">
                <text:p>16.0617</text:p>
              </table:table-cell>
              <table:table-cell office:value-type="float" office:value="180052.89">
                <text:p>180052.89</text:p>
              </table:table-cell>
            </table:table-row>
            <table:table-row>
              <table:table-cell office:value-type="float" office:value="16.062">
                <text:p>16.062</text:p>
              </table:table-cell>
              <table:table-cell office:value-type="float" office:value="184286.44">
                <text:p>184286.44</text:p>
              </table:table-cell>
            </table:table-row>
            <table:table-row>
              <table:table-cell office:value-type="float" office:value="16.0623">
                <text:p>16.0623</text:p>
              </table:table-cell>
              <table:table-cell office:value-type="float" office:value="179403.11">
                <text:p>179403.11</text:p>
              </table:table-cell>
            </table:table-row>
            <table:table-row>
              <table:table-cell office:value-type="float" office:value="16.0631">
                <text:p>16.0631</text:p>
              </table:table-cell>
              <table:table-cell office:value-type="float" office:value="181076.8">
                <text:p>181076.8</text:p>
              </table:table-cell>
            </table:table-row>
            <table:table-row>
              <table:table-cell office:value-type="float" office:value="16.0638">
                <text:p>16.0638</text:p>
              </table:table-cell>
              <table:table-cell office:value-type="float" office:value="184083.82">
                <text:p>184083.82</text:p>
              </table:table-cell>
            </table:table-row>
            <table:table-row>
              <table:table-cell office:value-type="float" office:value="16.0644">
                <text:p>16.0644</text:p>
              </table:table-cell>
              <table:table-cell office:value-type="float" office:value="176328.38">
                <text:p>176328.38</text:p>
              </table:table-cell>
            </table:table-row>
            <table:table-row>
              <table:table-cell office:value-type="float" office:value="16.0648">
                <text:p>16.0648</text:p>
              </table:table-cell>
              <table:table-cell office:value-type="float" office:value="183038.68">
                <text:p>183038.68</text:p>
              </table:table-cell>
            </table:table-row>
            <table:table-row>
              <table:table-cell office:value-type="float" office:value="16.0649">
                <text:p>16.0649</text:p>
              </table:table-cell>
              <table:table-cell office:value-type="float" office:value="181238.39">
                <text:p>181238.39</text:p>
              </table:table-cell>
            </table:table-row>
            <table:table-row>
              <table:table-cell office:value-type="float" office:value="16.0652">
                <text:p>16.0652</text:p>
              </table:table-cell>
              <table:table-cell office:value-type="float" office:value="174428.01">
                <text:p>174428.01</text:p>
              </table:table-cell>
            </table:table-row>
            <table:table-row>
              <table:table-cell office:value-type="float" office:value="16.0664">
                <text:p>16.0664</text:p>
              </table:table-cell>
              <table:table-cell office:value-type="float" office:value="175830.7">
                <text:p>175830.7</text:p>
              </table:table-cell>
            </table:table-row>
            <table:table-row>
              <table:table-cell office:value-type="float" office:value="16.0666">
                <text:p>16.0666</text:p>
              </table:table-cell>
              <table:table-cell office:value-type="float" office:value="180958.1">
                <text:p>180958.1</text:p>
              </table:table-cell>
            </table:table-row>
            <table:table-row>
              <table:table-cell office:value-type="float" office:value="16.0673">
                <text:p>16.0673</text:p>
              </table:table-cell>
              <table:table-cell office:value-type="float" office:value="186167.82">
                <text:p>186167.82</text:p>
              </table:table-cell>
            </table:table-row>
            <table:table-row>
              <table:table-cell office:value-type="float" office:value="16.0674">
                <text:p>16.0674</text:p>
              </table:table-cell>
              <table:table-cell office:value-type="float" office:value="182229.77">
                <text:p>182229.77</text:p>
              </table:table-cell>
            </table:table-row>
            <table:table-row>
              <table:table-cell office:value-type="float" office:value="16.0676">
                <text:p>16.0676</text:p>
              </table:table-cell>
              <table:table-cell office:value-type="float" office:value="179464.69">
                <text:p>179464.69</text:p>
              </table:table-cell>
            </table:table-row>
            <table:table-row>
              <table:table-cell office:value-type="float" office:value="16.0682">
                <text:p>16.0682</text:p>
              </table:table-cell>
              <table:table-cell office:value-type="float" office:value="183117.06">
                <text:p>183117.06</text:p>
              </table:table-cell>
            </table:table-row>
            <table:table-row>
              <table:table-cell office:value-type="float" office:value="16.0683">
                <text:p>16.0683</text:p>
              </table:table-cell>
              <table:table-cell office:value-type="float" office:value="179966.99">
                <text:p>179966.99</text:p>
              </table:table-cell>
            </table:table-row>
            <table:table-row>
              <table:table-cell office:value-type="float" office:value="16.0693">
                <text:p>16.0693</text:p>
              </table:table-cell>
              <table:table-cell office:value-type="float" office:value="184999.64">
                <text:p>184999.64</text:p>
              </table:table-cell>
            </table:table-row>
            <table:table-row>
              <table:table-cell office:value-type="float" office:value="16.0695">
                <text:p>16.0695</text:p>
              </table:table-cell>
              <table:table-cell office:value-type="float" office:value="175525.02">
                <text:p>175525.02</text:p>
              </table:table-cell>
            </table:table-row>
            <table:table-row>
              <table:table-cell office:value-type="float" office:value="16.0697">
                <text:p>16.0697</text:p>
              </table:table-cell>
              <table:table-cell office:value-type="float" office:value="174785.98">
                <text:p>174785.98</text:p>
              </table:table-cell>
            </table:table-row>
            <table:table-row>
              <table:table-cell office:value-type="float" office:value="16.0701">
                <text:p>16.0701</text:p>
              </table:table-cell>
              <table:table-cell office:value-type="float" office:value="188672.61">
                <text:p>188672.61</text:p>
              </table:table-cell>
            </table:table-row>
            <table:table-row>
              <table:table-cell office:value-type="float" office:value="16.0704">
                <text:p>16.0704</text:p>
              </table:table-cell>
              <table:table-cell office:value-type="float" office:value="172225.84">
                <text:p>172225.84</text:p>
              </table:table-cell>
            </table:table-row>
            <table:table-row>
              <table:table-cell office:value-type="float" office:value="16.0705">
                <text:p>16.0705</text:p>
              </table:table-cell>
              <table:table-cell office:value-type="float" office:value="189225.22">
                <text:p>189225.22</text:p>
              </table:table-cell>
            </table:table-row>
            <table:table-row>
              <table:table-cell office:value-type="float" office:value="16.0708">
                <text:p>16.0708</text:p>
              </table:table-cell>
              <table:table-cell office:value-type="float" office:value="179525.99">
                <text:p>179525.99</text:p>
              </table:table-cell>
            </table:table-row>
            <table:table-row>
              <table:table-cell office:value-type="float" office:value="16.0709">
                <text:p>16.0709</text:p>
              </table:table-cell>
              <table:table-cell office:value-type="float" office:value="181324.49">
                <text:p>181324.49</text:p>
              </table:table-cell>
            </table:table-row>
            <table:table-row>
              <table:table-cell office:value-type="float" office:value="16.071">
                <text:p>16.071</text:p>
              </table:table-cell>
              <table:table-cell office:value-type="float" office:value="181647.26">
                <text:p>181647.26</text:p>
              </table:table-cell>
            </table:table-row>
            <table:table-row>
              <table:table-cell office:value-type="float" office:value="16.0712">
                <text:p>16.0712</text:p>
              </table:table-cell>
              <table:table-cell office:value-type="float" office:value="178196.42">
                <text:p>178196.42</text:p>
              </table:table-cell>
            </table:table-row>
            <table:table-row>
              <table:table-cell office:value-type="float" office:value="16.0713">
                <text:p>16.0713</text:p>
              </table:table-cell>
              <table:table-cell office:value-type="float" office:value="180944.02">
                <text:p>180944.02</text:p>
              </table:table-cell>
            </table:table-row>
            <table:table-row>
              <table:table-cell office:value-type="float" office:value="16.0714">
                <text:p>16.0714</text:p>
              </table:table-cell>
              <table:table-cell office:value-type="float" office:value="180245.43">
                <text:p>180245.43</text:p>
              </table:table-cell>
            </table:table-row>
            <table:table-row>
              <table:table-cell office:value-type="float" office:value="16.0715">
                <text:p>16.0715</text:p>
              </table:table-cell>
              <table:table-cell office:value-type="float" office:value="181059.63">
                <text:p>181059.63</text:p>
              </table:table-cell>
            </table:table-row>
            <table:table-row>
              <table:table-cell office:value-type="float" office:value="16.0719">
                <text:p>16.0719</text:p>
              </table:table-cell>
              <table:table-cell office:value-type="float" office:value="190297.17">
                <text:p>190297.17</text:p>
              </table:table-cell>
            </table:table-row>
            <table:table-row>
              <table:table-cell office:value-type="float" office:value="16.0723">
                <text:p>16.0723</text:p>
              </table:table-cell>
              <table:table-cell office:value-type="float" office:value="181840.59">
                <text:p>181840.59</text:p>
              </table:table-cell>
            </table:table-row>
            <table:table-row>
              <table:table-cell office:value-type="float" office:value="16.0727">
                <text:p>16.0727</text:p>
              </table:table-cell>
              <table:table-cell office:value-type="float" office:value="183059.95">
                <text:p>183059.95</text:p>
              </table:table-cell>
            </table:table-row>
            <table:table-row>
              <table:table-cell office:value-type="float" office:value="16.0746">
                <text:p>16.0746</text:p>
              </table:table-cell>
              <table:table-cell office:value-type="float" office:value="179075.51">
                <text:p>179075.51</text:p>
              </table:table-cell>
            </table:table-row>
            <table:table-row>
              <table:table-cell office:value-type="float" office:value="16.0753">
                <text:p>16.0753</text:p>
              </table:table-cell>
              <table:table-cell office:value-type="float" office:value="180248.58">
                <text:p>180248.58</text:p>
              </table:table-cell>
            </table:table-row>
            <table:table-row>
              <table:table-cell office:value-type="float" office:value="16.0754">
                <text:p>16.0754</text:p>
              </table:table-cell>
              <table:table-cell office:value-type="float" office:value="198116.33">
                <text:p>198116.33</text:p>
              </table:table-cell>
            </table:table-row>
            <table:table-row>
              <table:table-cell office:value-type="float" office:value="16.0756">
                <text:p>16.0756</text:p>
              </table:table-cell>
              <table:table-cell office:value-type="float" office:value="190936.22">
                <text:p>190936.22</text:p>
              </table:table-cell>
            </table:table-row>
            <table:table-row>
              <table:table-cell office:value-type="float" office:value="16.0759">
                <text:p>16.0759</text:p>
              </table:table-cell>
              <table:table-cell office:value-type="float" office:value="184726.98">
                <text:p>184726.98</text:p>
              </table:table-cell>
            </table:table-row>
            <table:table-row>
              <table:table-cell office:value-type="float" office:value="16.076">
                <text:p>16.076</text:p>
              </table:table-cell>
              <table:table-cell office:value-type="float" office:value="190686.34">
                <text:p>190686.34</text:p>
              </table:table-cell>
            </table:table-row>
            <table:table-row>
              <table:table-cell office:value-type="float" office:value="16.0761">
                <text:p>16.0761</text:p>
              </table:table-cell>
              <table:table-cell office:value-type="float" office:value="174337.23">
                <text:p>174337.23</text:p>
              </table:table-cell>
            </table:table-row>
            <table:table-row>
              <table:table-cell office:value-type="float" office:value="16.0767">
                <text:p>16.0767</text:p>
              </table:table-cell>
              <table:table-cell office:value-type="float" office:value="181610.61">
                <text:p>181610.61</text:p>
              </table:table-cell>
            </table:table-row>
            <table:table-row>
              <table:table-cell office:value-type="float" office:value="16.0768">
                <text:p>16.0768</text:p>
              </table:table-cell>
              <table:table-cell office:value-type="float" office:value="180194.58">
                <text:p>180194.58</text:p>
              </table:table-cell>
            </table:table-row>
            <table:table-row>
              <table:table-cell office:value-type="float" office:value="16.0769">
                <text:p>16.0769</text:p>
              </table:table-cell>
              <table:table-cell office:value-type="float" office:value="173529.25">
                <text:p>173529.25</text:p>
              </table:table-cell>
            </table:table-row>
            <table:table-row>
              <table:table-cell office:value-type="float" office:value="16.0771">
                <text:p>16.0771</text:p>
              </table:table-cell>
              <table:table-cell office:value-type="float" office:value="191790.64">
                <text:p>191790.64</text:p>
              </table:table-cell>
            </table:table-row>
            <table:table-row>
              <table:table-cell office:value-type="float" office:value="16.0772">
                <text:p>16.0772</text:p>
              </table:table-cell>
              <table:table-cell office:value-type="float" office:value="186453.68">
                <text:p>186453.68</text:p>
              </table:table-cell>
            </table:table-row>
            <table:table-row>
              <table:table-cell office:value-type="float" office:value="16.0777">
                <text:p>16.0777</text:p>
              </table:table-cell>
              <table:table-cell office:value-type="float" office:value="178196.42">
                <text:p>178196.42</text:p>
              </table:table-cell>
            </table:table-row>
            <table:table-row>
              <table:table-cell office:value-type="float" office:value="16.078">
                <text:p>16.078</text:p>
              </table:table-cell>
              <table:table-cell office:value-type="float" office:value="181386.98">
                <text:p>181386.98</text:p>
              </table:table-cell>
            </table:table-row>
            <table:table-row>
              <table:table-cell office:value-type="float" office:value="16.0787">
                <text:p>16.0787</text:p>
              </table:table-cell>
              <table:table-cell office:value-type="float" office:value="183196.45">
                <text:p>183196.45</text:p>
              </table:table-cell>
            </table:table-row>
            <table:table-row>
              <table:table-cell office:value-type="float" office:value="16.0788">
                <text:p>16.0788</text:p>
              </table:table-cell>
              <table:table-cell office:value-type="float" office:value="181604.6">
                <text:p>181604.6</text:p>
              </table:table-cell>
            </table:table-row>
            <table:table-row>
              <table:table-cell office:value-type="float" office:value="16.0789">
                <text:p>16.0789</text:p>
              </table:table-cell>
              <table:table-cell office:value-type="float" office:value="189429.77">
                <text:p>189429.77</text:p>
              </table:table-cell>
            </table:table-row>
            <table:table-row>
              <table:table-cell office:value-type="float" office:value="16.079">
                <text:p>16.079</text:p>
              </table:table-cell>
              <table:table-cell office:value-type="float" office:value="175035.7">
                <text:p>175035.7</text:p>
              </table:table-cell>
            </table:table-row>
            <table:table-row>
              <table:table-cell office:value-type="float" office:value="16.0791">
                <text:p>16.0791</text:p>
              </table:table-cell>
              <table:table-cell office:value-type="float" office:value="179075.51">
                <text:p>179075.51</text:p>
              </table:table-cell>
            </table:table-row>
            <table:table-row>
              <table:table-cell office:value-type="float" office:value="16.0792">
                <text:p>16.0792</text:p>
              </table:table-cell>
              <table:table-cell office:value-type="float" office:value="170684.86">
                <text:p>170684.86</text:p>
              </table:table-cell>
            </table:table-row>
            <table:table-row>
              <table:table-cell office:value-type="float" office:value="16.0796">
                <text:p>16.0796</text:p>
              </table:table-cell>
              <table:table-cell office:value-type="float" office:value="179077.24">
                <text:p>179077.24</text:p>
              </table:table-cell>
            </table:table-row>
            <table:table-row>
              <table:table-cell office:value-type="float" office:value="16.0797">
                <text:p>16.0797</text:p>
              </table:table-cell>
              <table:table-cell office:value-type="float" office:value="180243.7">
                <text:p>180243.7</text:p>
              </table:table-cell>
            </table:table-row>
            <table:table-row>
              <table:table-cell office:value-type="float" office:value="16.0805">
                <text:p>16.0805</text:p>
              </table:table-cell>
              <table:table-cell office:value-type="float" office:value="183117.06">
                <text:p>183117.06</text:p>
              </table:table-cell>
            </table:table-row>
            <table:table-row>
              <table:table-cell office:value-type="float" office:value="16.0807">
                <text:p>16.0807</text:p>
              </table:table-cell>
              <table:table-cell office:value-type="float" office:value="189920.55">
                <text:p>189920.55</text:p>
              </table:table-cell>
            </table:table-row>
            <table:table-row>
              <table:table-cell office:value-type="float" office:value="16.0811">
                <text:p>16.0811</text:p>
              </table:table-cell>
              <table:table-cell office:value-type="float" office:value="179277.87">
                <text:p>179277.87</text:p>
              </table:table-cell>
            </table:table-row>
            <table:table-row>
              <table:table-cell office:value-type="float" office:value="16.0812">
                <text:p>16.0812</text:p>
              </table:table-cell>
              <table:table-cell office:value-type="float" office:value="182487.51">
                <text:p>182487.51</text:p>
              </table:table-cell>
            </table:table-row>
            <table:table-row>
              <table:table-cell office:value-type="float" office:value="16.0819">
                <text:p>16.0819</text:p>
              </table:table-cell>
              <table:table-cell office:value-type="float" office:value="177097.67">
                <text:p>177097.67</text:p>
              </table:table-cell>
            </table:table-row>
            <table:table-row>
              <table:table-cell office:value-type="float" office:value="16.0837">
                <text:p>16.0837</text:p>
              </table:table-cell>
              <table:table-cell office:value-type="float" office:value="165668.06">
                <text:p>165668.06</text:p>
              </table:table-cell>
            </table:table-row>
            <table:table-row>
              <table:table-cell office:value-type="float" office:value="16.0838">
                <text:p>16.0838</text:p>
              </table:table-cell>
              <table:table-cell office:value-type="float" office:value="170881.76">
                <text:p>170881.76</text:p>
              </table:table-cell>
            </table:table-row>
            <table:table-row>
              <table:table-cell office:value-type="float" office:value="16.0845">
                <text:p>16.0845</text:p>
              </table:table-cell>
              <table:table-cell office:value-type="float" office:value="164151.9">
                <text:p>164151.9</text:p>
              </table:table-cell>
            </table:table-row>
            <table:table-row>
              <table:table-cell office:value-type="float" office:value="16.0847">
                <text:p>16.0847</text:p>
              </table:table-cell>
              <table:table-cell office:value-type="float" office:value="172401.33">
                <text:p>172401.33</text:p>
              </table:table-cell>
            </table:table-row>
            <table:table-row>
              <table:table-cell office:value-type="float" office:value="16.0854">
                <text:p>16.0854</text:p>
              </table:table-cell>
              <table:table-cell office:value-type="float" office:value="182668.8">
                <text:p>182668.8</text:p>
              </table:table-cell>
            </table:table-row>
            <table:table-row>
              <table:table-cell office:value-type="float" office:value="16.0856">
                <text:p>16.0856</text:p>
              </table:table-cell>
              <table:table-cell office:value-type="float" office:value="176098.15">
                <text:p>176098.15</text:p>
              </table:table-cell>
            </table:table-row>
            <table:table-row>
              <table:table-cell office:value-type="float" office:value="16.0867">
                <text:p>16.0867</text:p>
              </table:table-cell>
              <table:table-cell office:value-type="float" office:value="180054.08">
                <text:p>180054.08</text:p>
              </table:table-cell>
            </table:table-row>
            <table:table-row>
              <table:table-cell office:value-type="float" office:value="16.0868">
                <text:p>16.0868</text:p>
              </table:table-cell>
              <table:table-cell office:value-type="float" office:value="188604.24">
                <text:p>188604.24</text:p>
              </table:table-cell>
            </table:table-row>
            <table:table-row>
              <table:table-cell office:value-type="float" office:value="16.0872">
                <text:p>16.0872</text:p>
              </table:table-cell>
              <table:table-cell office:value-type="float" office:value="166674.18">
                <text:p>166674.18</text:p>
              </table:table-cell>
            </table:table-row>
            <table:table-row>
              <table:table-cell office:value-type="float" office:value="16.0875">
                <text:p>16.0875</text:p>
              </table:table-cell>
              <table:table-cell office:value-type="float" office:value="163432.88">
                <text:p>163432.88</text:p>
              </table:table-cell>
            </table:table-row>
            <table:table-row>
              <table:table-cell office:value-type="float" office:value="16.089">
                <text:p>16.089</text:p>
              </table:table-cell>
              <table:table-cell office:value-type="float" office:value="163621.27">
                <text:p>163621.27</text:p>
              </table:table-cell>
            </table:table-row>
            <table:table-row>
              <table:table-cell office:value-type="float" office:value="16.0896">
                <text:p>16.0896</text:p>
              </table:table-cell>
              <table:table-cell office:value-type="float" office:value="178230.83">
                <text:p>178230.83</text:p>
              </table:table-cell>
            </table:table-row>
            <table:table-row>
              <table:table-cell office:value-type="float" office:value="16.0898">
                <text:p>16.0898</text:p>
              </table:table-cell>
              <table:table-cell office:value-type="float" office:value="178300.15">
                <text:p>178300.15</text:p>
              </table:table-cell>
            </table:table-row>
            <table:table-row>
              <table:table-cell office:value-type="float" office:value="16.09">
                <text:p>16.09</text:p>
              </table:table-cell>
              <table:table-cell office:value-type="float" office:value="173244.66">
                <text:p>173244.66</text:p>
              </table:table-cell>
            </table:table-row>
            <table:table-row>
              <table:table-cell office:value-type="float" office:value="16.0906">
                <text:p>16.0906</text:p>
              </table:table-cell>
              <table:table-cell office:value-type="float" office:value="171098.37">
                <text:p>171098.37</text:p>
              </table:table-cell>
            </table:table-row>
            <table:table-row>
              <table:table-cell office:value-type="float" office:value="16.091">
                <text:p>16.091</text:p>
              </table:table-cell>
              <table:table-cell office:value-type="float" office:value="179351.39">
                <text:p>179351.39</text:p>
              </table:table-cell>
            </table:table-row>
            <table:table-row>
              <table:table-cell office:value-type="float" office:value="16.0912">
                <text:p>16.0912</text:p>
              </table:table-cell>
              <table:table-cell office:value-type="float" office:value="176549.17">
                <text:p>176549.17</text:p>
              </table:table-cell>
            </table:table-row>
            <table:table-row>
              <table:table-cell office:value-type="float" office:value="16.0918">
                <text:p>16.0918</text:p>
              </table:table-cell>
              <table:table-cell office:value-type="float" office:value="185087.69">
                <text:p>185087.69</text:p>
              </table:table-cell>
            </table:table-row>
            <table:table-row>
              <table:table-cell office:value-type="float" office:value="16.0919">
                <text:p>16.0919</text:p>
              </table:table-cell>
              <table:table-cell office:value-type="float" office:value="177439.78">
                <text:p>177439.78</text:p>
              </table:table-cell>
            </table:table-row>
            <table:table-row>
              <table:table-cell office:value-type="float" office:value="16.0922">
                <text:p>16.0922</text:p>
              </table:table-cell>
              <table:table-cell office:value-type="float" office:value="174117.5">
                <text:p>174117.5</text:p>
              </table:table-cell>
            </table:table-row>
            <table:table-row>
              <table:table-cell office:value-type="float" office:value="16.093">
                <text:p>16.093</text:p>
              </table:table-cell>
              <table:table-cell office:value-type="float" office:value="173013.01">
                <text:p>173013.01</text:p>
              </table:table-cell>
            </table:table-row>
            <table:table-row>
              <table:table-cell office:value-type="float" office:value="16.0935">
                <text:p>16.0935</text:p>
              </table:table-cell>
              <table:table-cell office:value-type="float" office:value="171983.66">
                <text:p>171983.66</text:p>
              </table:table-cell>
            </table:table-row>
            <table:table-row>
              <table:table-cell office:value-type="float" office:value="16.0936">
                <text:p>16.0936</text:p>
              </table:table-cell>
              <table:table-cell office:value-type="float" office:value="166164.85">
                <text:p>166164.85</text:p>
              </table:table-cell>
            </table:table-row>
            <table:table-row>
              <table:table-cell office:value-type="float" office:value="16.0938">
                <text:p>16.0938</text:p>
              </table:table-cell>
              <table:table-cell office:value-type="float" office:value="175090.51">
                <text:p>175090.51</text:p>
              </table:table-cell>
            </table:table-row>
            <table:table-row>
              <table:table-cell office:value-type="float" office:value="16.0939">
                <text:p>16.0939</text:p>
              </table:table-cell>
              <table:table-cell office:value-type="float" office:value="173241.63">
                <text:p>173241.63</text:p>
              </table:table-cell>
            </table:table-row>
            <table:table-row>
              <table:table-cell office:value-type="float" office:value="16.0951">
                <text:p>16.0951</text:p>
              </table:table-cell>
              <table:table-cell office:value-type="float" office:value="180819.39">
                <text:p>180819.39</text:p>
              </table:table-cell>
            </table:table-row>
            <table:table-row>
              <table:table-cell office:value-type="float" office:value="16.0956">
                <text:p>16.0956</text:p>
              </table:table-cell>
              <table:table-cell office:value-type="float" office:value="175925.93">
                <text:p>175925.93</text:p>
              </table:table-cell>
            </table:table-row>
            <table:table-row>
              <table:table-cell office:value-type="float" office:value="16.0959">
                <text:p>16.0959</text:p>
              </table:table-cell>
              <table:table-cell office:value-type="float" office:value="166791.2">
                <text:p>166791.2</text:p>
              </table:table-cell>
            </table:table-row>
            <table:table-row>
              <table:table-cell office:value-type="float" office:value="16.0969">
                <text:p>16.0969</text:p>
              </table:table-cell>
              <table:table-cell office:value-type="float" office:value="176510.28">
                <text:p>176510.28</text:p>
              </table:table-cell>
            </table:table-row>
            <table:table-row>
              <table:table-cell office:value-type="float" office:value="16.0974">
                <text:p>16.0974</text:p>
              </table:table-cell>
              <table:table-cell office:value-type="float" office:value="177472.87">
                <text:p>177472.87</text:p>
              </table:table-cell>
            </table:table-row>
            <table:table-row>
              <table:table-cell office:value-type="float" office:value="16.0977">
                <text:p>16.0977</text:p>
              </table:table-cell>
              <table:table-cell office:value-type="float" office:value="176660.25">
                <text:p>176660.25</text:p>
              </table:table-cell>
            </table:table-row>
            <table:table-row>
              <table:table-cell office:value-type="float" office:value="16.098">
                <text:p>16.098</text:p>
              </table:table-cell>
              <table:table-cell office:value-type="float" office:value="166444.68">
                <text:p>166444.68</text:p>
              </table:table-cell>
            </table:table-row>
            <table:table-row>
              <table:table-cell office:value-type="float" office:value="16.0981">
                <text:p>16.0981</text:p>
              </table:table-cell>
              <table:table-cell office:value-type="float" office:value="168013.87">
                <text:p>168013.87</text:p>
              </table:table-cell>
            </table:table-row>
            <table:table-row>
              <table:table-cell office:value-type="float" office:value="16.0984">
                <text:p>16.0984</text:p>
              </table:table-cell>
              <table:table-cell office:value-type="float" office:value="174117.5">
                <text:p>174117.5</text:p>
              </table:table-cell>
            </table:table-row>
            <table:table-row>
              <table:table-cell office:value-type="float" office:value="16.0989">
                <text:p>16.0989</text:p>
              </table:table-cell>
              <table:table-cell office:value-type="float" office:value="178300.15">
                <text:p>178300.15</text:p>
              </table:table-cell>
            </table:table-row>
            <table:table-row>
              <table:table-cell office:value-type="float" office:value="16.0994">
                <text:p>16.0994</text:p>
              </table:table-cell>
              <table:table-cell office:value-type="float" office:value="169016.33">
                <text:p>169016.33</text:p>
              </table:table-cell>
            </table:table-row>
            <table:table-row>
              <table:table-cell office:value-type="float" office:value="16.0997">
                <text:p>16.0997</text:p>
              </table:table-cell>
              <table:table-cell office:value-type="float" office:value="178300.15">
                <text:p>178300.15</text:p>
              </table:table-cell>
            </table:table-row>
            <table:table-row>
              <table:table-cell office:value-type="float" office:value="16.0999">
                <text:p>16.0999</text:p>
              </table:table-cell>
              <table:table-cell office:value-type="float" office:value="163189.72">
                <text:p>163189.72</text:p>
              </table:table-cell>
            </table:table-row>
            <table:table-row>
              <table:table-cell office:value-type="float" office:value="16.1002">
                <text:p>16.1002</text:p>
              </table:table-cell>
              <table:table-cell office:value-type="float" office:value="179310.92">
                <text:p>179310.92</text:p>
              </table:table-cell>
            </table:table-row>
            <table:table-row>
              <table:table-cell office:value-type="float" office:value="16.1006">
                <text:p>16.1006</text:p>
              </table:table-cell>
              <table:table-cell office:value-type="float" office:value="166991.25">
                <text:p>166991.25</text:p>
              </table:table-cell>
            </table:table-row>
            <table:table-row>
              <table:table-cell office:value-type="float" office:value="16.1013">
                <text:p>16.1013</text:p>
              </table:table-cell>
              <table:table-cell office:value-type="float" office:value="177268.53">
                <text:p>177268.53</text:p>
              </table:table-cell>
            </table:table-row>
            <table:table-row>
              <table:table-cell office:value-type="float" office:value="16.1024">
                <text:p>16.1024</text:p>
              </table:table-cell>
              <table:table-cell office:value-type="float" office:value="170177.73">
                <text:p>170177.73</text:p>
              </table:table-cell>
            </table:table-row>
            <table:table-row>
              <table:table-cell office:value-type="float" office:value="16.1031">
                <text:p>16.1031</text:p>
              </table:table-cell>
              <table:table-cell office:value-type="float" office:value="159393.07">
                <text:p>159393.07</text:p>
              </table:table-cell>
            </table:table-row>
            <table:table-row>
              <table:table-cell office:value-type="float" office:value="16.1039">
                <text:p>16.1039</text:p>
              </table:table-cell>
              <table:table-cell office:value-type="float" office:value="175090.51">
                <text:p>175090.51</text:p>
              </table:table-cell>
            </table:table-row>
            <table:table-row>
              <table:table-cell office:value-type="float" office:value="16.104">
                <text:p>16.104</text:p>
              </table:table-cell>
              <table:table-cell office:value-type="float" office:value="173702.67">
                <text:p>173702.67</text:p>
              </table:table-cell>
            </table:table-row>
            <table:table-row>
              <table:table-cell office:value-type="float" office:value="16.1041">
                <text:p>16.1041</text:p>
              </table:table-cell>
              <table:table-cell office:value-type="float" office:value="167722.21">
                <text:p>167722.21</text:p>
              </table:table-cell>
            </table:table-row>
            <table:table-row>
              <table:table-cell office:value-type="float" office:value="16.1044">
                <text:p>16.1044</text:p>
              </table:table-cell>
              <table:table-cell office:value-type="float" office:value="162270.59">
                <text:p>162270.59</text:p>
              </table:table-cell>
            </table:table-row>
            <table:table-row>
              <table:table-cell office:value-type="float" office:value="16.105">
                <text:p>16.105</text:p>
              </table:table-cell>
              <table:table-cell office:value-type="float" office:value="170723.66">
                <text:p>170723.66</text:p>
              </table:table-cell>
            </table:table-row>
            <table:table-row>
              <table:table-cell office:value-type="float" office:value="16.1064">
                <text:p>16.1064</text:p>
              </table:table-cell>
              <table:table-cell office:value-type="float" office:value="177198.2">
                <text:p>177198.2</text:p>
              </table:table-cell>
            </table:table-row>
            <table:table-row>
              <table:table-cell office:value-type="float" office:value="16.1075">
                <text:p>16.1075</text:p>
              </table:table-cell>
              <table:table-cell office:value-type="float" office:value="182781.2">
                <text:p>182781.2</text:p>
              </table:table-cell>
            </table:table-row>
            <table:table-row>
              <table:table-cell office:value-type="float" office:value="16.1092">
                <text:p>16.1092</text:p>
              </table:table-cell>
              <table:table-cell office:value-type="float" office:value="169811.91">
                <text:p>169811.91</text:p>
              </table:table-cell>
            </table:table-row>
            <table:table-row>
              <table:table-cell office:value-type="float" office:value="16.1101">
                <text:p>16.1101</text:p>
              </table:table-cell>
              <table:table-cell office:value-type="float" office:value="177198.2">
                <text:p>177198.2</text:p>
              </table:table-cell>
            </table:table-row>
            <table:table-row>
              <table:table-cell office:value-type="float" office:value="16.1112">
                <text:p>16.1112</text:p>
              </table:table-cell>
              <table:table-cell office:value-type="float" office:value="169960.94">
                <text:p>169960.94</text:p>
              </table:table-cell>
            </table:table-row>
            <table:table-row>
              <table:table-cell office:value-type="float" office:value="16.1113">
                <text:p>16.1113</text:p>
              </table:table-cell>
              <table:table-cell office:value-type="float" office:value="170405.34">
                <text:p>170405.34</text:p>
              </table:table-cell>
            </table:table-row>
            <table:table-row>
              <table:table-cell office:value-type="float" office:value="16.1123">
                <text:p>16.1123</text:p>
              </table:table-cell>
              <table:table-cell office:value-type="float" office:value="174073.81">
                <text:p>174073.81</text:p>
              </table:table-cell>
            </table:table-row>
            <table:table-row>
              <table:table-cell office:value-type="float" office:value="16.1127">
                <text:p>16.1127</text:p>
              </table:table-cell>
              <table:table-cell office:value-type="float" office:value="174969">
                <text:p>174969</text:p>
              </table:table-cell>
            </table:table-row>
            <table:table-row>
              <table:table-cell office:value-type="float" office:value="16.1128">
                <text:p>16.1128</text:p>
              </table:table-cell>
              <table:table-cell office:value-type="float" office:value="159212.76">
                <text:p>159212.76</text:p>
              </table:table-cell>
            </table:table-row>
            <table:table-row>
              <table:table-cell office:value-type="float" office:value="16.1129">
                <text:p>16.1129</text:p>
              </table:table-cell>
              <table:table-cell office:value-type="float" office:value="167621.75">
                <text:p>167621.75</text:p>
              </table:table-cell>
            </table:table-row>
            <table:table-row>
              <table:table-cell office:value-type="float" office:value="16.1132">
                <text:p>16.1132</text:p>
              </table:table-cell>
              <table:table-cell office:value-type="float" office:value="163161.33">
                <text:p>163161.33</text:p>
              </table:table-cell>
            </table:table-row>
            <table:table-row>
              <table:table-cell office:value-type="float" office:value="16.114">
                <text:p>16.114</text:p>
              </table:table-cell>
              <table:table-cell office:value-type="float" office:value="158890.46">
                <text:p>158890.46</text:p>
              </table:table-cell>
            </table:table-row>
            <table:table-row>
              <table:table-cell office:value-type="float" office:value="16.1152">
                <text:p>16.1152</text:p>
              </table:table-cell>
              <table:table-cell office:value-type="float" office:value="176404.64">
                <text:p>176404.64</text:p>
              </table:table-cell>
            </table:table-row>
            <table:table-row>
              <table:table-cell office:value-type="float" office:value="16.1157">
                <text:p>16.1157</text:p>
              </table:table-cell>
              <table:table-cell office:value-type="float" office:value="180587.23">
                <text:p>180587.23</text:p>
              </table:table-cell>
            </table:table-row>
            <table:table-row>
              <table:table-cell office:value-type="float" office:value="16.1163">
                <text:p>16.1163</text:p>
              </table:table-cell>
              <table:table-cell office:value-type="float" office:value="178704.65">
                <text:p>178704.65</text:p>
              </table:table-cell>
            </table:table-row>
            <table:table-row>
              <table:table-cell office:value-type="float" office:value="16.1164">
                <text:p>16.1164</text:p>
              </table:table-cell>
              <table:table-cell office:value-type="float" office:value="166603.9">
                <text:p>166603.9</text:p>
              </table:table-cell>
            </table:table-row>
            <table:table-row>
              <table:table-cell office:value-type="float" office:value="16.1169">
                <text:p>16.1169</text:p>
              </table:table-cell>
              <table:table-cell office:value-type="float" office:value="177731.64">
                <text:p>177731.64</text:p>
              </table:table-cell>
            </table:table-row>
            <table:table-row>
              <table:table-cell office:value-type="float" office:value="16.117">
                <text:p>16.117</text:p>
              </table:table-cell>
              <table:table-cell office:value-type="float" office:value="171751.52">
                <text:p>171751.52</text:p>
              </table:table-cell>
            </table:table-row>
            <table:table-row>
              <table:table-cell office:value-type="float" office:value="16.1173">
                <text:p>16.1173</text:p>
              </table:table-cell>
              <table:table-cell office:value-type="float" office:value="175212.21">
                <text:p>175212.21</text:p>
              </table:table-cell>
            </table:table-row>
            <table:table-row>
              <table:table-cell office:value-type="float" office:value="16.1175">
                <text:p>16.1175</text:p>
              </table:table-cell>
              <table:table-cell office:value-type="float" office:value="171661.57">
                <text:p>171661.57</text:p>
              </table:table-cell>
            </table:table-row>
            <table:table-row>
              <table:table-cell office:value-type="float" office:value="16.1178">
                <text:p>16.1178</text:p>
              </table:table-cell>
              <table:table-cell office:value-type="float" office:value="164028.38">
                <text:p>164028.38</text:p>
              </table:table-cell>
            </table:table-row>
            <table:table-row>
              <table:table-cell office:value-type="float" office:value="16.1199">
                <text:p>16.1199</text:p>
              </table:table-cell>
              <table:table-cell office:value-type="float" office:value="163597.54">
                <text:p>163597.54</text:p>
              </table:table-cell>
            </table:table-row>
            <table:table-row>
              <table:table-cell office:value-type="float" office:value="16.12">
                <text:p>16.12</text:p>
              </table:table-cell>
              <table:table-cell office:value-type="float" office:value="174302.64">
                <text:p>174302.64</text:p>
              </table:table-cell>
            </table:table-row>
            <table:table-row>
              <table:table-cell office:value-type="float" office:value="16.1213">
                <text:p>16.1213</text:p>
              </table:table-cell>
              <table:table-cell office:value-type="float" office:value="173559.31">
                <text:p>173559.31</text:p>
              </table:table-cell>
            </table:table-row>
            <table:table-row>
              <table:table-cell office:value-type="float" office:value="16.1216">
                <text:p>16.1216</text:p>
              </table:table-cell>
              <table:table-cell office:value-type="float" office:value="167114.32">
                <text:p>167114.32</text:p>
              </table:table-cell>
            </table:table-row>
            <table:table-row>
              <table:table-cell office:value-type="float" office:value="16.1219">
                <text:p>16.1219</text:p>
              </table:table-cell>
              <table:table-cell office:value-type="float" office:value="161721.69">
                <text:p>161721.69</text:p>
              </table:table-cell>
            </table:table-row>
            <table:table-row>
              <table:table-cell office:value-type="float" office:value="16.1228">
                <text:p>16.1228</text:p>
              </table:table-cell>
              <table:table-cell office:value-type="float" office:value="173047.63">
                <text:p>173047.63</text:p>
              </table:table-cell>
            </table:table-row>
            <table:table-row>
              <table:table-cell office:value-type="float" office:value="16.1232">
                <text:p>16.1232</text:p>
              </table:table-cell>
              <table:table-cell office:value-type="float" office:value="157828.32">
                <text:p>157828.32</text:p>
              </table:table-cell>
            </table:table-row>
            <table:table-row>
              <table:table-cell office:value-type="float" office:value="16.1233">
                <text:p>16.1233</text:p>
              </table:table-cell>
              <table:table-cell office:value-type="float" office:value="177111.38">
                <text:p>177111.38</text:p>
              </table:table-cell>
            </table:table-row>
            <table:table-row>
              <table:table-cell office:value-type="float" office:value="16.1254">
                <text:p>16.1254</text:p>
              </table:table-cell>
              <table:table-cell office:value-type="float" office:value="162288.87">
                <text:p>162288.87</text:p>
              </table:table-cell>
            </table:table-row>
            <table:table-row>
              <table:table-cell office:value-type="float" office:value="16.1256">
                <text:p>16.1256</text:p>
              </table:table-cell>
              <table:table-cell office:value-type="float" office:value="170695.99">
                <text:p>170695.99</text:p>
              </table:table-cell>
            </table:table-row>
            <table:table-row>
              <table:table-cell office:value-type="float" office:value="16.1266">
                <text:p>16.1266</text:p>
              </table:table-cell>
              <table:table-cell office:value-type="float" office:value="158406.83">
                <text:p>158406.83</text:p>
              </table:table-cell>
            </table:table-row>
            <table:table-row>
              <table:table-cell office:value-type="float" office:value="16.1285">
                <text:p>16.1285</text:p>
              </table:table-cell>
              <table:table-cell office:value-type="float" office:value="164526.08">
                <text:p>164526.08</text:p>
              </table:table-cell>
            </table:table-row>
            <table:table-row>
              <table:table-cell office:value-type="float" office:value="16.1295">
                <text:p>16.1295</text:p>
              </table:table-cell>
              <table:table-cell office:value-type="float" office:value="145239.44">
                <text:p>145239.44</text:p>
              </table:table-cell>
            </table:table-row>
            <table:table-row>
              <table:table-cell office:value-type="float" office:value="16.1309">
                <text:p>16.1309</text:p>
              </table:table-cell>
              <table:table-cell office:value-type="float" office:value="154702.52">
                <text:p>154702.52</text:p>
              </table:table-cell>
            </table:table-row>
            <table:table-row>
              <table:table-cell office:value-type="float" office:value="16.133">
                <text:p>16.133</text:p>
              </table:table-cell>
              <table:table-cell office:value-type="float" office:value="171132.32">
                <text:p>171132.32</text:p>
              </table:table-cell>
            </table:table-row>
            <table:table-row>
              <table:table-cell office:value-type="float" office:value="16.1344">
                <text:p>16.1344</text:p>
              </table:table-cell>
              <table:table-cell office:value-type="float" office:value="176709.05">
                <text:p>176709.05</text:p>
              </table:table-cell>
            </table:table-row>
            <table:table-row>
              <table:table-cell office:value-type="float" office:value="16.1353">
                <text:p>16.1353</text:p>
              </table:table-cell>
              <table:table-cell office:value-type="float" office:value="180743.14">
                <text:p>180743.14</text:p>
              </table:table-cell>
            </table:table-row>
            <table:table-row>
              <table:table-cell office:value-type="float" office:value="16.1361">
                <text:p>16.1361</text:p>
              </table:table-cell>
              <table:table-cell office:value-type="float" office:value="175718.6">
                <text:p>175718.6</text:p>
              </table:table-cell>
            </table:table-row>
            <table:table-row>
              <table:table-cell office:value-type="float" office:value="16.1373">
                <text:p>16.1373</text:p>
              </table:table-cell>
              <table:table-cell office:value-type="float" office:value="163229.88">
                <text:p>163229.88</text:p>
              </table:table-cell>
            </table:table-row>
            <table:table-row>
              <table:table-cell office:value-type="float" office:value="16.1376">
                <text:p>16.1376</text:p>
              </table:table-cell>
              <table:table-cell office:value-type="float" office:value="171643.68">
                <text:p>171643.68</text:p>
              </table:table-cell>
            </table:table-row>
            <table:table-row>
              <table:table-cell office:value-type="float" office:value="16.1393">
                <text:p>16.1393</text:p>
              </table:table-cell>
              <table:table-cell office:value-type="float" office:value="164398.89">
                <text:p>164398.89</text:p>
              </table:table-cell>
            </table:table-row>
            <table:table-row>
              <table:table-cell office:value-type="float" office:value="16.1405">
                <text:p>16.1405</text:p>
              </table:table-cell>
              <table:table-cell office:value-type="float" office:value="184354.01">
                <text:p>184354.01</text:p>
              </table:table-cell>
            </table:table-row>
            <table:table-row>
              <table:table-cell office:value-type="float" office:value="16.1414">
                <text:p>16.1414</text:p>
              </table:table-cell>
              <table:table-cell office:value-type="float" office:value="160728.95">
                <text:p>160728.95</text:p>
              </table:table-cell>
            </table:table-row>
            <table:table-row>
              <table:table-cell office:value-type="float" office:value="16.1416">
                <text:p>16.1416</text:p>
              </table:table-cell>
              <table:table-cell office:value-type="float" office:value="167467.65">
                <text:p>167467.65</text:p>
              </table:table-cell>
            </table:table-row>
            <table:table-row>
              <table:table-cell office:value-type="float" office:value="16.1419">
                <text:p>16.1419</text:p>
              </table:table-cell>
              <table:table-cell office:value-type="float" office:value="159192.77">
                <text:p>159192.77</text:p>
              </table:table-cell>
            </table:table-row>
            <table:table-row>
              <table:table-cell office:value-type="float" office:value="16.1429">
                <text:p>16.1429</text:p>
              </table:table-cell>
              <table:table-cell office:value-type="float" office:value="175996.92">
                <text:p>175996.92</text:p>
              </table:table-cell>
            </table:table-row>
            <table:table-row>
              <table:table-cell office:value-type="float" office:value="16.1436">
                <text:p>16.1436</text:p>
              </table:table-cell>
              <table:table-cell office:value-type="float" office:value="148823.17">
                <text:p>148823.17</text:p>
              </table:table-cell>
            </table:table-row>
            <table:table-row>
              <table:table-cell office:value-type="float" office:value="16.1438">
                <text:p>16.1438</text:p>
              </table:table-cell>
              <table:table-cell office:value-type="float" office:value="181716.15">
                <text:p>181716.15</text:p>
              </table:table-cell>
            </table:table-row>
            <table:table-row>
              <table:table-cell office:value-type="float" office:value="16.1448">
                <text:p>16.1448</text:p>
              </table:table-cell>
              <table:table-cell office:value-type="float" office:value="182740.13">
                <text:p>182740.13</text:p>
              </table:table-cell>
            </table:table-row>
            <table:table-row>
              <table:table-cell office:value-type="float" office:value="16.1456">
                <text:p>16.1456</text:p>
              </table:table-cell>
              <table:table-cell office:value-type="float" office:value="165233.95">
                <text:p>165233.95</text:p>
              </table:table-cell>
            </table:table-row>
            <table:table-row>
              <table:table-cell office:value-type="float" office:value="16.1464">
                <text:p>16.1464</text:p>
              </table:table-cell>
              <table:table-cell office:value-type="float" office:value="166159.9">
                <text:p>166159.9</text:p>
              </table:table-cell>
            </table:table-row>
            <table:table-row>
              <table:table-cell office:value-type="float" office:value="16.1466">
                <text:p>16.1466</text:p>
              </table:table-cell>
              <table:table-cell office:value-type="float" office:value="156944.52">
                <text:p>156944.52</text:p>
              </table:table-cell>
            </table:table-row>
            <table:table-row>
              <table:table-cell office:value-type="float" office:value="16.1504">
                <text:p>16.1504</text:p>
              </table:table-cell>
              <table:table-cell office:value-type="float" office:value="166555.39">
                <text:p>166555.39</text:p>
              </table:table-cell>
            </table:table-row>
            <table:table-row>
              <table:table-cell office:value-type="float" office:value="16.1514">
                <text:p>16.1514</text:p>
              </table:table-cell>
              <table:table-cell office:value-type="float" office:value="170699.98">
                <text:p>170699.98</text:p>
              </table:table-cell>
            </table:table-row>
            <table:table-row>
              <table:table-cell office:value-type="float" office:value="16.1518">
                <text:p>16.1518</text:p>
              </table:table-cell>
              <table:table-cell office:value-type="float" office:value="154357.93">
                <text:p>154357.93</text:p>
              </table:table-cell>
            </table:table-row>
            <table:table-row>
              <table:table-cell office:value-type="float" office:value="16.1528">
                <text:p>16.1528</text:p>
              </table:table-cell>
              <table:table-cell office:value-type="float" office:value="156966.64">
                <text:p>156966.64</text:p>
              </table:table-cell>
            </table:table-row>
            <table:table-row>
              <table:table-cell office:value-type="float" office:value="16.1549">
                <text:p>16.1549</text:p>
              </table:table-cell>
              <table:table-cell office:value-type="float" office:value="169653.95">
                <text:p>169653.95</text:p>
              </table:table-cell>
            </table:table-row>
            <table:table-row>
              <table:table-cell office:value-type="float" office:value="16.1567">
                <text:p>16.1567</text:p>
              </table:table-cell>
              <table:table-cell office:value-type="float" office:value="178506.51">
                <text:p>178506.51</text:p>
              </table:table-cell>
            </table:table-row>
            <table:table-row>
              <table:table-cell office:value-type="float" office:value="16.1575">
                <text:p>16.1575</text:p>
              </table:table-cell>
              <table:table-cell office:value-type="float" office:value="171400.89">
                <text:p>171400.89</text:p>
              </table:table-cell>
            </table:table-row>
            <table:table-row>
              <table:table-cell office:value-type="float" office:value="16.1598">
                <text:p>16.1598</text:p>
              </table:table-cell>
              <table:table-cell office:value-type="float" office:value="162879.85">
                <text:p>162879.85</text:p>
              </table:table-cell>
            </table:table-row>
            <table:table-row>
              <table:table-cell office:value-type="float" office:value="16.1605">
                <text:p>16.1605</text:p>
              </table:table-cell>
              <table:table-cell office:value-type="float" office:value="176319.15">
                <text:p>176319.15</text:p>
              </table:table-cell>
            </table:table-row>
            <table:table-row>
              <table:table-cell office:value-type="float" office:value="16.1613">
                <text:p>16.1613</text:p>
              </table:table-cell>
              <table:table-cell office:value-type="float" office:value="169759.25">
                <text:p>169759.25</text:p>
              </table:table-cell>
            </table:table-row>
            <table:table-row>
              <table:table-cell office:value-type="float" office:value="16.1614">
                <text:p>16.1614</text:p>
              </table:table-cell>
              <table:table-cell office:value-type="float" office:value="177699.57">
                <text:p>177699.57</text:p>
              </table:table-cell>
            </table:table-row>
            <table:table-row>
              <table:table-cell office:value-type="float" office:value="16.1615">
                <text:p>16.1615</text:p>
              </table:table-cell>
              <table:table-cell office:value-type="float" office:value="169130.87">
                <text:p>169130.87</text:p>
              </table:table-cell>
            </table:table-row>
            <table:table-row>
              <table:table-cell office:value-type="float" office:value="16.1619">
                <text:p>16.1619</text:p>
              </table:table-cell>
              <table:table-cell office:value-type="float" office:value="171868.96">
                <text:p>171868.96</text:p>
              </table:table-cell>
            </table:table-row>
            <table:table-row>
              <table:table-cell office:value-type="float" office:value="16.1623">
                <text:p>16.1623</text:p>
              </table:table-cell>
              <table:table-cell office:value-type="float" office:value="166745.56">
                <text:p>166745.56</text:p>
              </table:table-cell>
            </table:table-row>
            <table:table-row>
              <table:table-cell office:value-type="float" office:value="16.1625">
                <text:p>16.1625</text:p>
              </table:table-cell>
              <table:table-cell office:value-type="float" office:value="167776.63">
                <text:p>167776.63</text:p>
              </table:table-cell>
            </table:table-row>
            <table:table-row>
              <table:table-cell office:value-type="float" office:value="16.1627">
                <text:p>16.1627</text:p>
              </table:table-cell>
              <table:table-cell office:value-type="float" office:value="167083.79">
                <text:p>167083.79</text:p>
              </table:table-cell>
            </table:table-row>
            <table:table-row>
              <table:table-cell office:value-type="float" office:value="16.1628">
                <text:p>16.1628</text:p>
              </table:table-cell>
              <table:table-cell office:value-type="float" office:value="161995.6">
                <text:p>161995.6</text:p>
              </table:table-cell>
            </table:table-row>
            <table:table-row>
              <table:table-cell office:value-type="float" office:value="16.1635">
                <text:p>16.1635</text:p>
              </table:table-cell>
              <table:table-cell office:value-type="float" office:value="181784.88">
                <text:p>181784.88</text:p>
              </table:table-cell>
            </table:table-row>
            <table:table-row>
              <table:table-cell office:value-type="float" office:value="16.1638">
                <text:p>16.1638</text:p>
              </table:table-cell>
              <table:table-cell office:value-type="float" office:value="170785.38">
                <text:p>170785.38</text:p>
              </table:table-cell>
            </table:table-row>
            <table:table-row>
              <table:table-cell office:value-type="float" office:value="16.164">
                <text:p>16.164</text:p>
              </table:table-cell>
              <table:table-cell office:value-type="float" office:value="162142.78">
                <text:p>162142.78</text:p>
              </table:table-cell>
            </table:table-row>
            <table:table-row>
              <table:table-cell office:value-type="float" office:value="16.1649">
                <text:p>16.1649</text:p>
              </table:table-cell>
              <table:table-cell office:value-type="float" office:value="172723.59">
                <text:p>172723.59</text:p>
              </table:table-cell>
            </table:table-row>
            <table:table-row>
              <table:table-cell office:value-type="float" office:value="16.1651">
                <text:p>16.1651</text:p>
              </table:table-cell>
              <table:table-cell office:value-type="float" office:value="166278.11">
                <text:p>166278.11</text:p>
              </table:table-cell>
            </table:table-row>
            <table:table-row>
              <table:table-cell office:value-type="float" office:value="16.1653">
                <text:p>16.1653</text:p>
              </table:table-cell>
              <table:table-cell office:value-type="float" office:value="167083.79">
                <text:p>167083.79</text:p>
              </table:table-cell>
            </table:table-row>
            <table:table-row>
              <table:table-cell office:value-type="float" office:value="16.1656">
                <text:p>16.1656</text:p>
              </table:table-cell>
              <table:table-cell office:value-type="float" office:value="180713.76">
                <text:p>180713.76</text:p>
              </table:table-cell>
            </table:table-row>
            <table:table-row>
              <table:table-cell office:value-type="float" office:value="16.1658">
                <text:p>16.1658</text:p>
              </table:table-cell>
              <table:table-cell office:value-type="float" office:value="173809.03">
                <text:p>173809.03</text:p>
              </table:table-cell>
            </table:table-row>
            <table:table-row>
              <table:table-cell office:value-type="float" office:value="16.1659">
                <text:p>16.1659</text:p>
              </table:table-cell>
              <table:table-cell office:value-type="float" office:value="166110.78">
                <text:p>166110.78</text:p>
              </table:table-cell>
            </table:table-row>
            <table:table-row>
              <table:table-cell office:value-type="float" office:value="16.1664">
                <text:p>16.1664</text:p>
              </table:table-cell>
              <table:table-cell office:value-type="float" office:value="183058.26">
                <text:p>183058.26</text:p>
              </table:table-cell>
            </table:table-row>
            <table:table-row>
              <table:table-cell office:value-type="float" office:value="16.1666">
                <text:p>16.1666</text:p>
              </table:table-cell>
              <table:table-cell office:value-type="float" office:value="164680.08">
                <text:p>164680.08</text:p>
              </table:table-cell>
            </table:table-row>
            <table:table-row>
              <table:table-cell office:value-type="float" office:value="16.1681">
                <text:p>16.1681</text:p>
              </table:table-cell>
              <table:table-cell office:value-type="float" office:value="157626.1">
                <text:p>157626.1</text:p>
              </table:table-cell>
            </table:table-row>
            <table:table-row>
              <table:table-cell office:value-type="float" office:value="16.1689">
                <text:p>16.1689</text:p>
              </table:table-cell>
              <table:table-cell office:value-type="float" office:value="173116.75">
                <text:p>173116.75</text:p>
              </table:table-cell>
            </table:table-row>
            <table:table-row>
              <table:table-cell office:value-type="float" office:value="16.1698">
                <text:p>16.1698</text:p>
              </table:table-cell>
              <table:table-cell office:value-type="float" office:value="187509.55">
                <text:p>187509.55</text:p>
              </table:table-cell>
            </table:table-row>
            <table:table-row>
              <table:table-cell office:value-type="float" office:value="16.1704">
                <text:p>16.1704</text:p>
              </table:table-cell>
              <table:table-cell office:value-type="float" office:value="168189.65">
                <text:p>168189.65</text:p>
              </table:table-cell>
            </table:table-row>
            <table:table-row>
              <table:table-cell office:value-type="float" office:value="16.1706">
                <text:p>16.1706</text:p>
              </table:table-cell>
              <table:table-cell office:value-type="float" office:value="175189">
                <text:p>175189</text:p>
              </table:table-cell>
            </table:table-row>
            <table:table-row>
              <table:table-cell office:value-type="float" office:value="16.1727">
                <text:p>16.1727</text:p>
              </table:table-cell>
              <table:table-cell office:value-type="float" office:value="181030.96">
                <text:p>181030.96</text:p>
              </table:table-cell>
            </table:table-row>
            <table:table-row>
              <table:table-cell office:value-type="float" office:value="16.1734">
                <text:p>16.1734</text:p>
              </table:table-cell>
              <table:table-cell office:value-type="float" office:value="166943.26">
                <text:p>166943.26</text:p>
              </table:table-cell>
            </table:table-row>
            <table:table-row>
              <table:table-cell office:value-type="float" office:value="16.174">
                <text:p>16.174</text:p>
              </table:table-cell>
              <table:table-cell office:value-type="float" office:value="166807.92">
                <text:p>166807.92</text:p>
              </table:table-cell>
            </table:table-row>
            <table:table-row>
              <table:table-cell office:value-type="float" office:value="16.1745">
                <text:p>16.1745</text:p>
              </table:table-cell>
              <table:table-cell office:value-type="float" office:value="167593.08">
                <text:p>167593.08</text:p>
              </table:table-cell>
            </table:table-row>
            <table:table-row>
              <table:table-cell office:value-type="float" office:value="16.1746">
                <text:p>16.1746</text:p>
              </table:table-cell>
              <table:table-cell office:value-type="float" office:value="183896.88">
                <text:p>183896.88</text:p>
              </table:table-cell>
            </table:table-row>
            <table:table-row>
              <table:table-cell office:value-type="float" office:value="16.1748">
                <text:p>16.1748</text:p>
              </table:table-cell>
              <table:table-cell office:value-type="float" office:value="155785.18">
                <text:p>155785.18</text:p>
              </table:table-cell>
            </table:table-row>
            <table:table-row>
              <table:table-cell office:value-type="float" office:value="16.1751">
                <text:p>16.1751</text:p>
              </table:table-cell>
              <table:table-cell office:value-type="float" office:value="170656.08">
                <text:p>170656.08</text:p>
              </table:table-cell>
            </table:table-row>
            <table:table-row>
              <table:table-cell office:value-type="float" office:value="16.1754">
                <text:p>16.1754</text:p>
              </table:table-cell>
              <table:table-cell office:value-type="float" office:value="165391.85">
                <text:p>165391.85</text:p>
              </table:table-cell>
            </table:table-row>
            <table:table-row>
              <table:table-cell office:value-type="float" office:value="16.1757">
                <text:p>16.1757</text:p>
              </table:table-cell>
              <table:table-cell office:value-type="float" office:value="176340.46">
                <text:p>176340.46</text:p>
              </table:table-cell>
            </table:table-row>
            <table:table-row>
              <table:table-cell office:value-type="float" office:value="16.1761">
                <text:p>16.1761</text:p>
              </table:table-cell>
              <table:table-cell office:value-type="float" office:value="166576.21">
                <text:p>166576.21</text:p>
              </table:table-cell>
            </table:table-row>
            <table:table-row>
              <table:table-cell office:value-type="float" office:value="16.1773">
                <text:p>16.1773</text:p>
              </table:table-cell>
              <table:table-cell office:value-type="float" office:value="165526.38">
                <text:p>165526.38</text:p>
              </table:table-cell>
            </table:table-row>
            <table:table-row>
              <table:table-cell office:value-type="float" office:value="16.1775">
                <text:p>16.1775</text:p>
              </table:table-cell>
              <table:table-cell office:value-type="float" office:value="169268.98">
                <text:p>169268.98</text:p>
              </table:table-cell>
            </table:table-row>
            <table:table-row>
              <table:table-cell office:value-type="float" office:value="16.1776">
                <text:p>16.1776</text:p>
              </table:table-cell>
              <table:table-cell office:value-type="float" office:value="170715.7">
                <text:p>170715.7</text:p>
              </table:table-cell>
            </table:table-row>
            <table:table-row>
              <table:table-cell office:value-type="float" office:value="16.1778">
                <text:p>16.1778</text:p>
              </table:table-cell>
              <table:table-cell office:value-type="float" office:value="178208.14">
                <text:p>178208.14</text:p>
              </table:table-cell>
            </table:table-row>
            <table:table-row>
              <table:table-cell office:value-type="float" office:value="16.178">
                <text:p>16.178</text:p>
              </table:table-cell>
              <table:table-cell office:value-type="float" office:value="161861.24">
                <text:p>161861.24</text:p>
              </table:table-cell>
            </table:table-row>
            <table:table-row>
              <table:table-cell office:value-type="float" office:value="16.1785">
                <text:p>16.1785</text:p>
              </table:table-cell>
              <table:table-cell office:value-type="float" office:value="176693.23">
                <text:p>176693.23</text:p>
              </table:table-cell>
            </table:table-row>
            <table:table-row>
              <table:table-cell office:value-type="float" office:value="16.1786">
                <text:p>16.1786</text:p>
              </table:table-cell>
              <table:table-cell office:value-type="float" office:value="169011.84">
                <text:p>169011.84</text:p>
              </table:table-cell>
            </table:table-row>
            <table:table-row>
              <table:table-cell office:value-type="float" office:value="16.1789">
                <text:p>16.1789</text:p>
              </table:table-cell>
              <table:table-cell office:value-type="float" office:value="169944.08">
                <text:p>169944.08</text:p>
              </table:table-cell>
            </table:table-row>
            <table:table-row>
              <table:table-cell office:value-type="float" office:value="16.1791">
                <text:p>16.1791</text:p>
              </table:table-cell>
              <table:table-cell office:value-type="float" office:value="166719.05">
                <text:p>166719.05</text:p>
              </table:table-cell>
            </table:table-row>
            <table:table-row>
              <table:table-cell office:value-type="float" office:value="16.1793">
                <text:p>16.1793</text:p>
              </table:table-cell>
              <table:table-cell office:value-type="float" office:value="163136.86">
                <text:p>163136.86</text:p>
              </table:table-cell>
            </table:table-row>
            <table:table-row>
              <table:table-cell office:value-type="float" office:value="16.1799">
                <text:p>16.1799</text:p>
              </table:table-cell>
              <table:table-cell office:value-type="float" office:value="175764.24">
                <text:p>175764.24</text:p>
              </table:table-cell>
            </table:table-row>
            <table:table-row>
              <table:table-cell office:value-type="float" office:value="16.1815">
                <text:p>16.1815</text:p>
              </table:table-cell>
              <table:table-cell office:value-type="float" office:value="183901.76">
                <text:p>183901.76</text:p>
              </table:table-cell>
            </table:table-row>
            <table:table-row>
              <table:table-cell office:value-type="float" office:value="16.1827">
                <text:p>16.1827</text:p>
              </table:table-cell>
              <table:table-cell office:value-type="float" office:value="166897.65">
                <text:p>166897.65</text:p>
              </table:table-cell>
            </table:table-row>
            <table:table-row>
              <table:table-cell office:value-type="float" office:value="16.1836">
                <text:p>16.1836</text:p>
              </table:table-cell>
              <table:table-cell office:value-type="float" office:value="163118.17">
                <text:p>163118.17</text:p>
              </table:table-cell>
            </table:table-row>
            <table:table-row>
              <table:table-cell office:value-type="float" office:value="16.1838">
                <text:p>16.1838</text:p>
              </table:table-cell>
              <table:table-cell office:value-type="float" office:value="180581.42">
                <text:p>180581.42</text:p>
              </table:table-cell>
            </table:table-row>
            <table:table-row>
              <table:table-cell office:value-type="float" office:value="16.1853">
                <text:p>16.1853</text:p>
              </table:table-cell>
              <table:table-cell office:value-type="float" office:value="174755.52">
                <text:p>174755.52</text:p>
              </table:table-cell>
            </table:table-row>
            <table:table-row>
              <table:table-cell office:value-type="float" office:value="16.1855">
                <text:p>16.1855</text:p>
              </table:table-cell>
              <table:table-cell office:value-type="float" office:value="175169.41">
                <text:p>175169.41</text:p>
              </table:table-cell>
            </table:table-row>
            <table:table-row>
              <table:table-cell office:value-type="float" office:value="16.1867">
                <text:p>16.1867</text:p>
              </table:table-cell>
              <table:table-cell office:value-type="float" office:value="163209.11">
                <text:p>163209.11</text:p>
              </table:table-cell>
            </table:table-row>
            <table:table-row>
              <table:table-cell office:value-type="float" office:value="16.187">
                <text:p>16.187</text:p>
              </table:table-cell>
              <table:table-cell office:value-type="float" office:value="167549.22">
                <text:p>167549.22</text:p>
              </table:table-cell>
            </table:table-row>
            <table:table-row>
              <table:table-cell office:value-type="float" office:value="16.1871">
                <text:p>16.1871</text:p>
              </table:table-cell>
              <table:table-cell office:value-type="float" office:value="176161.38">
                <text:p>176161.38</text:p>
              </table:table-cell>
            </table:table-row>
            <table:table-row>
              <table:table-cell office:value-type="float" office:value="16.188">
                <text:p>16.188</text:p>
              </table:table-cell>
              <table:table-cell office:value-type="float" office:value="177323.69">
                <text:p>177323.69</text:p>
              </table:table-cell>
            </table:table-row>
            <table:table-row>
              <table:table-cell office:value-type="float" office:value="16.1882">
                <text:p>16.1882</text:p>
              </table:table-cell>
              <table:table-cell office:value-type="float" office:value="171520.71">
                <text:p>171520.71</text:p>
              </table:table-cell>
            </table:table-row>
            <table:table-row>
              <table:table-cell office:value-type="float" office:value="16.1884">
                <text:p>16.1884</text:p>
              </table:table-cell>
              <table:table-cell office:value-type="float" office:value="171802.05">
                <text:p>171802.05</text:p>
              </table:table-cell>
            </table:table-row>
            <table:table-row>
              <table:table-cell office:value-type="float" office:value="16.1888">
                <text:p>16.1888</text:p>
              </table:table-cell>
              <table:table-cell office:value-type="float" office:value="180888.13">
                <text:p>180888.13</text:p>
              </table:table-cell>
            </table:table-row>
            <table:table-row>
              <table:table-cell office:value-type="float" office:value="16.1889">
                <text:p>16.1889</text:p>
              </table:table-cell>
              <table:table-cell office:value-type="float" office:value="163942.17">
                <text:p>163942.17</text:p>
              </table:table-cell>
            </table:table-row>
            <table:table-row>
              <table:table-cell office:value-type="float" office:value="16.19">
                <text:p>16.19</text:p>
              </table:table-cell>
              <table:table-cell office:value-type="float" office:value="172167.22">
                <text:p>172167.22</text:p>
              </table:table-cell>
            </table:table-row>
            <table:table-row>
              <table:table-cell office:value-type="float" office:value="16.1913">
                <text:p>16.1913</text:p>
              </table:table-cell>
              <table:table-cell office:value-type="float" office:value="180852.18">
                <text:p>180852.18</text:p>
              </table:table-cell>
            </table:table-row>
            <table:table-row>
              <table:table-cell office:value-type="float" office:value="16.1916">
                <text:p>16.1916</text:p>
              </table:table-cell>
              <table:table-cell office:value-type="float" office:value="178380.39">
                <text:p>178380.39</text:p>
              </table:table-cell>
            </table:table-row>
            <table:table-row>
              <table:table-cell office:value-type="float" office:value="16.1923">
                <text:p>16.1923</text:p>
              </table:table-cell>
              <table:table-cell office:value-type="float" office:value="174263.56">
                <text:p>174263.56</text:p>
              </table:table-cell>
            </table:table-row>
            <table:table-row>
              <table:table-cell office:value-type="float" office:value="16.1929">
                <text:p>16.1929</text:p>
              </table:table-cell>
              <table:table-cell office:value-type="float" office:value="171160.5">
                <text:p>171160.5</text:p>
              </table:table-cell>
            </table:table-row>
            <table:table-row>
              <table:table-cell office:value-type="float" office:value="16.1931">
                <text:p>16.1931</text:p>
              </table:table-cell>
              <table:table-cell office:value-type="float" office:value="180687.24">
                <text:p>180687.24</text:p>
              </table:table-cell>
            </table:table-row>
            <table:table-row>
              <table:table-cell office:value-type="float" office:value="16.1932">
                <text:p>16.1932</text:p>
              </table:table-cell>
              <table:table-cell office:value-type="float" office:value="171148.04">
                <text:p>171148.04</text:p>
              </table:table-cell>
            </table:table-row>
            <table:table-row>
              <table:table-cell office:value-type="float" office:value="16.1934">
                <text:p>16.1934</text:p>
              </table:table-cell>
              <table:table-cell office:value-type="float" office:value="171341.12">
                <text:p>171341.12</text:p>
              </table:table-cell>
            </table:table-row>
            <table:table-row>
              <table:table-cell office:value-type="float" office:value="16.1935">
                <text:p>16.1935</text:p>
              </table:table-cell>
              <table:table-cell office:value-type="float" office:value="178398.64">
                <text:p>178398.64</text:p>
              </table:table-cell>
            </table:table-row>
            <table:table-row>
              <table:table-cell office:value-type="float" office:value="16.1941">
                <text:p>16.1941</text:p>
              </table:table-cell>
              <table:table-cell office:value-type="float" office:value="179248.77">
                <text:p>179248.77</text:p>
              </table:table-cell>
            </table:table-row>
            <table:table-row>
              <table:table-cell office:value-type="float" office:value="16.1944">
                <text:p>16.1944</text:p>
              </table:table-cell>
              <table:table-cell office:value-type="float" office:value="176179.82">
                <text:p>176179.82</text:p>
              </table:table-cell>
            </table:table-row>
            <table:table-row>
              <table:table-cell office:value-type="float" office:value="16.1945">
                <text:p>16.1945</text:p>
              </table:table-cell>
              <table:table-cell office:value-type="float" office:value="156276.08">
                <text:p>156276.08</text:p>
              </table:table-cell>
            </table:table-row>
            <table:table-row>
              <table:table-cell office:value-type="float" office:value="16.1952">
                <text:p>16.1952</text:p>
              </table:table-cell>
              <table:table-cell office:value-type="float" office:value="167549.22">
                <text:p>167549.22</text:p>
              </table:table-cell>
            </table:table-row>
            <table:table-row>
              <table:table-cell office:value-type="float" office:value="16.1956">
                <text:p>16.1956</text:p>
              </table:table-cell>
              <table:table-cell office:value-type="float" office:value="179566">
                <text:p>179566</text:p>
              </table:table-cell>
            </table:table-row>
            <table:table-row>
              <table:table-cell office:value-type="float" office:value="16.1962">
                <text:p>16.1962</text:p>
              </table:table-cell>
              <table:table-cell office:value-type="float" office:value="177471.17">
                <text:p>177471.17</text:p>
              </table:table-cell>
            </table:table-row>
            <table:table-row>
              <table:table-cell office:value-type="float" office:value="16.1971">
                <text:p>16.1971</text:p>
              </table:table-cell>
              <table:table-cell office:value-type="float" office:value="181030.96">
                <text:p>181030.96</text:p>
              </table:table-cell>
            </table:table-row>
            <table:table-row>
              <table:table-cell office:value-type="float" office:value="16.1979">
                <text:p>16.1979</text:p>
              </table:table-cell>
              <table:table-cell office:value-type="float" office:value="148935.14">
                <text:p>148935.14</text:p>
              </table:table-cell>
            </table:table-row>
            <table:table-row>
              <table:table-cell office:value-type="float" office:value="16.198">
                <text:p>16.198</text:p>
              </table:table-cell>
              <table:table-cell office:value-type="float" office:value="166227.09">
                <text:p>166227.09</text:p>
              </table:table-cell>
            </table:table-row>
            <table:table-row>
              <table:table-cell office:value-type="float" office:value="16.1982">
                <text:p>16.1982</text:p>
              </table:table-cell>
              <table:table-cell office:value-type="float" office:value="181861.14">
                <text:p>181861.14</text:p>
              </table:table-cell>
            </table:table-row>
            <table:table-row>
              <table:table-cell office:value-type="float" office:value="16.1986">
                <text:p>16.1986</text:p>
              </table:table-cell>
              <table:table-cell office:value-type="float" office:value="159500.13">
                <text:p>159500.13</text:p>
              </table:table-cell>
            </table:table-row>
            <table:table-row>
              <table:table-cell office:value-type="float" office:value="16.1998">
                <text:p>16.1998</text:p>
              </table:table-cell>
              <table:table-cell office:value-type="float" office:value="161884.87">
                <text:p>161884.87</text:p>
              </table:table-cell>
            </table:table-row>
            <table:table-row>
              <table:table-cell office:value-type="float" office:value="16.2001">
                <text:p>16.2001</text:p>
              </table:table-cell>
              <table:table-cell office:value-type="float" office:value="177073.24">
                <text:p>177073.24</text:p>
              </table:table-cell>
            </table:table-row>
            <table:table-row>
              <table:table-cell office:value-type="float" office:value="16.2008">
                <text:p>16.2008</text:p>
              </table:table-cell>
              <table:table-cell office:value-type="float" office:value="170223.75">
                <text:p>170223.75</text:p>
              </table:table-cell>
            </table:table-row>
            <table:table-row>
              <table:table-cell office:value-type="float" office:value="16.201">
                <text:p>16.201</text:p>
              </table:table-cell>
              <table:table-cell office:value-type="float" office:value="175997.62">
                <text:p>175997.62</text:p>
              </table:table-cell>
            </table:table-row>
            <table:table-row>
              <table:table-cell office:value-type="float" office:value="16.2011">
                <text:p>16.2011</text:p>
              </table:table-cell>
              <table:table-cell office:value-type="float" office:value="175331.2">
                <text:p>175331.2</text:p>
              </table:table-cell>
            </table:table-row>
            <table:table-row>
              <table:table-cell office:value-type="float" office:value="16.2038">
                <text:p>16.2038</text:p>
              </table:table-cell>
              <table:table-cell office:value-type="float" office:value="176690.85">
                <text:p>176690.85</text:p>
              </table:table-cell>
            </table:table-row>
            <table:table-row>
              <table:table-cell office:value-type="float" office:value="16.2041">
                <text:p>16.2041</text:p>
              </table:table-cell>
              <table:table-cell office:value-type="float" office:value="179857.07">
                <text:p>179857.07</text:p>
              </table:table-cell>
            </table:table-row>
            <table:table-row>
              <table:table-cell office:value-type="float" office:value="16.2048">
                <text:p>16.2048</text:p>
              </table:table-cell>
              <table:table-cell office:value-type="float" office:value="166067.52">
                <text:p>166067.52</text:p>
              </table:table-cell>
            </table:table-row>
            <table:table-row>
              <table:table-cell office:value-type="float" office:value="16.2057">
                <text:p>16.2057</text:p>
              </table:table-cell>
              <table:table-cell office:value-type="float" office:value="180687.24">
                <text:p>180687.24</text:p>
              </table:table-cell>
            </table:table-row>
            <table:table-row>
              <table:table-cell office:value-type="float" office:value="16.2059">
                <text:p>16.2059</text:p>
              </table:table-cell>
              <table:table-cell office:value-type="float" office:value="181087.84">
                <text:p>181087.84</text:p>
              </table:table-cell>
            </table:table-row>
            <table:table-row>
              <table:table-cell office:value-type="float" office:value="16.2065">
                <text:p>16.2065</text:p>
              </table:table-cell>
              <table:table-cell office:value-type="float" office:value="167057.27">
                <text:p>167057.27</text:p>
              </table:table-cell>
            </table:table-row>
            <table:table-row>
              <table:table-cell office:value-type="float" office:value="16.2072">
                <text:p>16.2072</text:p>
              </table:table-cell>
              <table:table-cell office:value-type="float" office:value="176947.41">
                <text:p>176947.41</text:p>
              </table:table-cell>
            </table:table-row>
            <table:table-row>
              <table:table-cell office:value-type="float" office:value="16.2073">
                <text:p>16.2073</text:p>
              </table:table-cell>
              <table:table-cell office:value-type="float" office:value="176241.68">
                <text:p>176241.68</text:p>
              </table:table-cell>
            </table:table-row>
            <table:table-row>
              <table:table-cell office:value-type="float" office:value="16.2076">
                <text:p>16.2076</text:p>
              </table:table-cell>
              <table:table-cell office:value-type="float" office:value="171909.88">
                <text:p>171909.88</text:p>
              </table:table-cell>
            </table:table-row>
            <table:table-row>
              <table:table-cell office:value-type="float" office:value="16.2078">
                <text:p>16.2078</text:p>
              </table:table-cell>
              <table:table-cell office:value-type="float" office:value="170531.21">
                <text:p>170531.21</text:p>
              </table:table-cell>
            </table:table-row>
            <table:table-row>
              <table:table-cell office:value-type="float" office:value="16.2081">
                <text:p>16.2081</text:p>
              </table:table-cell>
              <table:table-cell office:value-type="float" office:value="166719.05">
                <text:p>166719.05</text:p>
              </table:table-cell>
            </table:table-row>
            <table:table-row>
              <table:table-cell office:value-type="float" office:value="16.2085">
                <text:p>16.2085</text:p>
              </table:table-cell>
              <table:table-cell office:value-type="float" office:value="167549.22">
                <text:p>167549.22</text:p>
              </table:table-cell>
            </table:table-row>
            <table:table-row>
              <table:table-cell office:value-type="float" office:value="16.2095">
                <text:p>16.2095</text:p>
              </table:table-cell>
              <table:table-cell office:value-type="float" office:value="170181.86">
                <text:p>170181.86</text:p>
              </table:table-cell>
            </table:table-row>
            <table:table-row>
              <table:table-cell office:value-type="float" office:value="16.2097">
                <text:p>16.2097</text:p>
              </table:table-cell>
              <table:table-cell office:value-type="float" office:value="166700.89">
                <text:p>166700.89</text:p>
              </table:table-cell>
            </table:table-row>
            <table:table-row>
              <table:table-cell office:value-type="float" office:value="16.2099">
                <text:p>16.2099</text:p>
              </table:table-cell>
              <table:table-cell office:value-type="float" office:value="170677.67">
                <text:p>170677.67</text:p>
              </table:table-cell>
            </table:table-row>
            <table:table-row>
              <table:table-cell office:value-type="float" office:value="16.2103">
                <text:p>16.2103</text:p>
              </table:table-cell>
              <table:table-cell office:value-type="float" office:value="156114">
                <text:p>156114</text:p>
              </table:table-cell>
            </table:table-row>
            <table:table-row>
              <table:table-cell office:value-type="float" office:value="16.2107">
                <text:p>16.2107</text:p>
              </table:table-cell>
              <table:table-cell office:value-type="float" office:value="171310.1">
                <text:p>171310.1</text:p>
              </table:table-cell>
            </table:table-row>
            <table:table-row>
              <table:table-cell office:value-type="float" office:value="16.2119">
                <text:p>16.2119</text:p>
              </table:table-cell>
              <table:table-cell office:value-type="float" office:value="176898.98">
                <text:p>176898.98</text:p>
              </table:table-cell>
            </table:table-row>
            <table:table-row>
              <table:table-cell office:value-type="float" office:value="16.2128">
                <text:p>16.2128</text:p>
              </table:table-cell>
              <table:table-cell office:value-type="float" office:value="172514.41">
                <text:p>172514.41</text:p>
              </table:table-cell>
            </table:table-row>
            <table:table-row>
              <table:table-cell office:value-type="float" office:value="16.213">
                <text:p>16.213</text:p>
              </table:table-cell>
              <table:table-cell office:value-type="float" office:value="169217.26">
                <text:p>169217.26</text:p>
              </table:table-cell>
            </table:table-row>
            <table:table-row>
              <table:table-cell office:value-type="float" office:value="16.2134">
                <text:p>16.2134</text:p>
              </table:table-cell>
              <table:table-cell office:value-type="float" office:value="179320.1">
                <text:p>179320.1</text:p>
              </table:table-cell>
            </table:table-row>
            <table:table-row>
              <table:table-cell office:value-type="float" office:value="16.312">
                <text:p>16.312</text:p>
              </table:table-cell>
              <table:table-cell office:value-type="float" office:value="143442.04">
                <text:p>143442.04</text:p>
              </table:table-cell>
            </table:table-row>
            <table:table-row>
              <table:table-cell office:value-type="float" office:value="16.3141">
                <text:p>16.3141</text:p>
              </table:table-cell>
              <table:table-cell office:value-type="float" office:value="144260.81">
                <text:p>144260.81</text:p>
              </table:table-cell>
            </table:table-row>
            <table:table-row>
              <table:table-cell office:value-type="float" office:value="16.3533">
                <text:p>16.3533</text:p>
              </table:table-cell>
              <table:table-cell office:value-type="float" office:value="171135.07">
                <text:p>171135.07</text:p>
              </table:table-cell>
            </table:table-row>
            <table:table-row>
              <table:table-cell office:value-type="float" office:value="16.3584">
                <text:p>16.3584</text:p>
              </table:table-cell>
              <table:table-cell office:value-type="float" office:value="162247.16">
                <text:p>162247.16</text:p>
              </table:table-cell>
            </table:table-row>
            <table:table-row>
              <table:table-cell office:value-type="float" office:value="16.3588">
                <text:p>16.3588</text:p>
              </table:table-cell>
              <table:table-cell office:value-type="float" office:value="166398.77">
                <text:p>166398.77</text:p>
              </table:table-cell>
            </table:table-row>
            <table:table-row>
              <table:table-cell office:value-type="float" office:value="16.8711">
                <text:p>16.8711</text:p>
              </table:table-cell>
              <table:table-cell office:value-type="float" office:value="140762.77">
                <text:p>140762.77</text:p>
              </table:table-cell>
            </table:table-row>
            <table:table-row>
              <table:table-cell office:value-type="float" office:value="16.8761">
                <text:p>16.8761</text:p>
              </table:table-cell>
              <table:table-cell office:value-type="float" office:value="136479.02">
                <text:p>136479.02</text:p>
              </table:table-cell>
            </table:table-row>
            <table:table-row>
              <table:table-cell office:value-type="float" office:value="16.8763">
                <text:p>16.8763</text:p>
              </table:table-cell>
              <table:table-cell office:value-type="float" office:value="148482.84">
                <text:p>148482.84</text:p>
              </table:table-cell>
            </table:table-row>
            <table:table-row>
              <table:table-cell office:value-type="float" office:value="16.8797">
                <text:p>16.8797</text:p>
              </table:table-cell>
              <table:table-cell office:value-type="float" office:value="141830.86">
                <text:p>141830.86</text:p>
              </table:table-cell>
            </table:table-row>
            <table:table-row>
              <table:table-cell office:value-type="float" office:value="16.88">
                <text:p>16.88</text:p>
              </table:table-cell>
              <table:table-cell office:value-type="float" office:value="136417.46">
                <text:p>136417.46</text:p>
              </table:table-cell>
            </table:table-row>
            <table:table-row>
              <table:table-cell office:value-type="float" office:value="16.8802">
                <text:p>16.8802</text:p>
              </table:table-cell>
              <table:table-cell office:value-type="float" office:value="156815.52">
                <text:p>156815.52</text:p>
              </table:table-cell>
            </table:table-row>
            <table:table-row>
              <table:table-cell office:value-type="float" office:value="16.8815">
                <text:p>16.8815</text:p>
              </table:table-cell>
              <table:table-cell office:value-type="float" office:value="151658.91">
                <text:p>151658.91</text:p>
              </table:table-cell>
            </table:table-row>
            <table:table-row>
              <table:table-cell office:value-type="float" office:value="16.8824">
                <text:p>16.8824</text:p>
              </table:table-cell>
              <table:table-cell office:value-type="float" office:value="145666.58">
                <text:p>145666.58</text:p>
              </table:table-cell>
            </table:table-row>
            <table:table-row>
              <table:table-cell office:value-type="float" office:value="16.898">
                <text:p>16.898</text:p>
              </table:table-cell>
              <table:table-cell office:value-type="float" office:value="144935.98">
                <text:p>144935.98</text:p>
              </table:table-cell>
            </table:table-row>
            <table:table-row>
              <table:table-cell office:value-type="float" office:value="16.9007">
                <text:p>16.9007</text:p>
              </table:table-cell>
              <table:table-cell office:value-type="float" office:value="144670.96">
                <text:p>144670.96</text:p>
              </table:table-cell>
            </table:table-row>
            <table:table-row>
              <table:table-cell office:value-type="float" office:value="16.9135">
                <text:p>16.9135</text:p>
              </table:table-cell>
              <table:table-cell office:value-type="float" office:value="146744.49">
                <text:p>146744.49</text:p>
              </table:table-cell>
            </table:table-row>
            <table:table-row>
              <table:table-cell office:value-type="float" office:value="16.9291">
                <text:p>16.9291</text:p>
              </table:table-cell>
              <table:table-cell office:value-type="float" office:value="156226.02">
                <text:p>156226.02</text:p>
              </table:table-cell>
            </table:table-row>
            <table:table-row>
              <table:table-cell office:value-type="float" office:value="16.9315">
                <text:p>16.9315</text:p>
              </table:table-cell>
              <table:table-cell office:value-type="float" office:value="145326.25">
                <text:p>145326.25</text:p>
              </table:table-cell>
            </table:table-row>
            <table:table-row>
              <table:table-cell office:value-type="float" office:value="16.9348">
                <text:p>16.9348</text:p>
              </table:table-cell>
              <table:table-cell office:value-type="float" office:value="136280.73">
                <text:p>136280.73</text:p>
              </table:table-cell>
            </table:table-row>
            <table:table-row>
              <table:table-cell office:value-type="float" office:value="17.1394">
                <text:p>17.1394</text:p>
              </table:table-cell>
              <table:table-cell office:value-type="float" office:value="141393.25">
                <text:p>141393.25</text:p>
              </table:table-cell>
            </table:table-row>
            <table:table-row>
              <table:table-cell office:value-type="float" office:value="17.1441">
                <text:p>17.1441</text:p>
              </table:table-cell>
              <table:table-cell office:value-type="float" office:value="140910.11">
                <text:p>140910.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>
        <chart:symbol-image xlink:href="Pictures/2000000E000000DD000000DDA1735DD569F05E14.svm"/>
      </style:chart-properties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1" chart:maximum="18" chart:interval-major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02cm" chart:symbol-height="0.02cm" chart:link-data-style-to-source="true"/>
      <style:graphic-properties draw:stroke="none" svg:stroke-width="0.02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chart:legend-position="end" svg:x="14.238cm" svg:y="4.203cm" style:legend-expansion="high" chart:style-name="ch2"/>
        <chart:plot-area chart:style-name="ch3" table:cell-range-address="Data.B3:Data.B1003 Data.D3:Data.D1003" chart:data-source-has-labels="both" svg:x="0.319cm" svg:y="0.18cm" svg:width="13.6cm" svg:height="8.645cm">
          <chartooo:coordinate-region svg:x="1.309cm" svg:y="0.18cm" svg:width="12.61cm" svg:height="7.055cm"/>
          <chart:axis chart:dimension="x" chart:name="primary-x" chart:style-name="ch4" chartooo:axis-type="auto">
            <chartooo:date-scale/>
            <chart:categories table:cell-range-address="Data.B4:Data.B100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ata.D4:Data.D1003" chart:label-cell-address="Data.D3:Data.D3" chart:class="chart:line">
            <chart:data-point chart:repeated="10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fits</text:p>
                <draw:g>
                  <svg:desc>Data.D3:Data.D3</svg:desc>
                </draw:g>
              </table:table-cell>
            </table:table-row>
          </table:table-header-rows>
          <table:table-rows>
            <table:table-row>
              <table:table-cell office:value-type="float" office:value="14.7737">
                <text:p>14.7737</text:p>
                <draw:g>
                  <svg:desc>Data.B4:Data.B1003</svg:desc>
                </draw:g>
              </table:table-cell>
              <table:table-cell office:value-type="float" office:value="12.74">
                <text:p>12.74</text:p>
                <draw:g>
                  <svg:desc>Data.D4:Data.D1003</svg:desc>
                </draw:g>
              </table:table-cell>
            </table:table-row>
            <table:table-row>
              <table:table-cell office:value-type="float" office:value="14.7747">
                <text:p>14.7747</text:p>
              </table:table-cell>
              <table:table-cell office:value-type="float" office:value="12.76">
                <text:p>12.76</text:p>
              </table:table-cell>
            </table:table-row>
            <table:table-row>
              <table:table-cell office:value-type="float" office:value="14.7763">
                <text:p>14.7763</text:p>
              </table:table-cell>
              <table:table-cell office:value-type="float" office:value="12.74">
                <text:p>12.74</text:p>
              </table:table-cell>
            </table:table-row>
            <table:table-row>
              <table:table-cell office:value-type="float" office:value="14.7987">
                <text:p>14.7987</text:p>
              </table:table-cell>
              <table:table-cell office:value-type="float" office:value="14.46">
                <text:p>14.46</text:p>
              </table:table-cell>
            </table:table-row>
            <table:table-row>
              <table:table-cell office:value-type="float" office:value="15.3296">
                <text:p>15.3296</text:p>
              </table:table-cell>
              <table:table-cell office:value-type="float" office:value="16.09">
                <text:p>16.09</text:p>
              </table:table-cell>
            </table:table-row>
            <table:table-row>
              <table:table-cell office:value-type="float" office:value="15.3311">
                <text:p>15.3311</text:p>
              </table:table-cell>
              <table:table-cell office:value-type="float" office:value="16.12">
                <text:p>16.12</text:p>
              </table:table-cell>
            </table:table-row>
            <table:table-row>
              <table:table-cell office:value-type="float" office:value="15.3322">
                <text:p>15.3322</text:p>
              </table:table-cell>
              <table:table-cell office:value-type="float" office:value="16.12">
                <text:p>16.12</text:p>
              </table:table-cell>
            </table:table-row>
            <table:table-row>
              <table:table-cell office:value-type="float" office:value="15.3345">
                <text:p>15.3345</text:p>
              </table:table-cell>
              <table:table-cell office:value-type="float" office:value="16.09">
                <text:p>16.09</text:p>
              </table:table-cell>
            </table:table-row>
            <table:table-row>
              <table:table-cell office:value-type="float" office:value="15.3356">
                <text:p>15.3356</text:p>
              </table:table-cell>
              <table:table-cell office:value-type="float" office:value="16.12">
                <text:p>16.12</text:p>
              </table:table-cell>
            </table:table-row>
            <table:table-row>
              <table:table-cell office:value-type="float" office:value="15.3359">
                <text:p>15.3359</text:p>
              </table:table-cell>
              <table:table-cell office:value-type="float" office:value="16.29">
                <text:p>16.29</text:p>
              </table:table-cell>
            </table:table-row>
            <table:table-row>
              <table:table-cell office:value-type="float" office:value="15.3368">
                <text:p>15.3368</text:p>
              </table:table-cell>
              <table:table-cell office:value-type="float" office:value="16.56">
                <text:p>16.56</text:p>
              </table:table-cell>
            </table:table-row>
            <table:table-row>
              <table:table-cell office:value-type="float" office:value="15.337">
                <text:p>15.337</text:p>
              </table:table-cell>
              <table:table-cell office:value-type="float" office:value="16.64">
                <text:p>16.64</text:p>
              </table:table-cell>
            </table:table-row>
            <table:table-row>
              <table:table-cell office:value-type="float" office:value="15.3372">
                <text:p>15.3372</text:p>
              </table:table-cell>
              <table:table-cell office:value-type="float" office:value="16.56">
                <text:p>16.56</text:p>
              </table:table-cell>
            </table:table-row>
            <table:table-row>
              <table:table-cell office:value-type="float" office:value="15.3377">
                <text:p>15.3377</text:p>
              </table:table-cell>
              <table:table-cell office:value-type="float" office:value="16.58">
                <text:p>16.58</text:p>
              </table:table-cell>
            </table:table-row>
            <table:table-row>
              <table:table-cell office:value-type="float" office:value="15.3382">
                <text:p>15.3382</text:p>
              </table:table-cell>
              <table:table-cell office:value-type="float" office:value="16.58">
                <text:p>16.58</text:p>
              </table:table-cell>
            </table:table-row>
            <table:table-row>
              <table:table-cell office:value-type="float" office:value="15.3383">
                <text:p>15.3383</text:p>
              </table:table-cell>
              <table:table-cell office:value-type="float" office:value="16.75">
                <text:p>16.75</text:p>
              </table:table-cell>
            </table:table-row>
            <table:table-row>
              <table:table-cell office:value-type="float" office:value="15.3384">
                <text:p>15.3384</text:p>
              </table:table-cell>
              <table:table-cell office:value-type="float" office:value="16.61">
                <text:p>16.61</text:p>
              </table:table-cell>
            </table:table-row>
            <table:table-row>
              <table:table-cell office:value-type="float" office:value="15.339">
                <text:p>15.339</text:p>
              </table:table-cell>
              <table:table-cell office:value-type="float" office:value="16.58">
                <text:p>16.58</text:p>
              </table:table-cell>
            </table:table-row>
            <table:table-row>
              <table:table-cell office:value-type="float" office:value="15.3396">
                <text:p>15.3396</text:p>
              </table:table-cell>
              <table:table-cell office:value-type="float" office:value="16.58">
                <text:p>16.58</text:p>
              </table:table-cell>
            </table:table-row>
            <table:table-row>
              <table:table-cell office:value-type="float" office:value="15.3397">
                <text:p>15.3397</text:p>
              </table:table-cell>
              <table:table-cell office:value-type="float" office:value="16.64">
                <text:p>16.64</text:p>
              </table:table-cell>
            </table:table-row>
            <table:table-row>
              <table:table-cell office:value-type="float" office:value="15.3398">
                <text:p>15.3398</text:p>
              </table:table-cell>
              <table:table-cell office:value-type="float" office:value="16.75">
                <text:p>16.75</text:p>
              </table:table-cell>
            </table:table-row>
            <table:table-row>
              <table:table-cell office:value-type="float" office:value="15.3402">
                <text:p>15.3402</text:p>
              </table:table-cell>
              <table:table-cell office:value-type="float" office:value="16.64">
                <text:p>16.64</text:p>
              </table:table-cell>
            </table:table-row>
            <table:table-row>
              <table:table-cell office:value-type="float" office:value="15.3404">
                <text:p>15.3404</text:p>
              </table:table-cell>
              <table:table-cell office:value-type="float" office:value="16.58">
                <text:p>16.58</text:p>
              </table:table-cell>
            </table:table-row>
            <table:table-row>
              <table:table-cell office:value-type="float" office:value="15.3413">
                <text:p>15.3413</text:p>
              </table:table-cell>
              <table:table-cell office:value-type="float" office:value="16.78">
                <text:p>16.78</text:p>
              </table:table-cell>
            </table:table-row>
            <table:table-row>
              <table:table-cell office:value-type="float" office:value="15.3418">
                <text:p>15.3418</text:p>
              </table:table-cell>
              <table:table-cell office:value-type="float" office:value="16.66">
                <text:p>16.66</text:p>
              </table:table-cell>
            </table:table-row>
            <table:table-row>
              <table:table-cell office:value-type="float" office:value="15.342">
                <text:p>15.342</text:p>
              </table:table-cell>
              <table:table-cell office:value-type="float" office:value="16.75">
                <text:p>16.75</text:p>
              </table:table-cell>
            </table:table-row>
            <table:table-row>
              <table:table-cell office:value-type="float" office:value="15.3423">
                <text:p>15.3423</text:p>
              </table:table-cell>
              <table:table-cell office:value-type="float" office:value="16.63">
                <text:p>16.63</text:p>
              </table:table-cell>
            </table:table-row>
            <table:table-row>
              <table:table-cell office:value-type="float" office:value="15.3452">
                <text:p>15.3452</text:p>
              </table:table-cell>
              <table:table-cell office:value-type="float" office:value="16.61">
                <text:p>16.61</text:p>
              </table:table-cell>
            </table:table-row>
            <table:table-row>
              <table:table-cell office:value-type="float" office:value="15.3467">
                <text:p>15.3467</text:p>
              </table:table-cell>
              <table:table-cell office:value-type="float" office:value="16.7">
                <text:p>16.7</text:p>
              </table:table-cell>
            </table:table-row>
            <table:table-row>
              <table:table-cell office:value-type="float" office:value="15.3502">
                <text:p>15.3502</text:p>
              </table:table-cell>
              <table:table-cell office:value-type="float" office:value="16.67">
                <text:p>16.67</text:p>
              </table:table-cell>
            </table:table-row>
            <table:table-row>
              <table:table-cell office:value-type="float" office:value="15.3508">
                <text:p>15.3508</text:p>
              </table:table-cell>
              <table:table-cell office:value-type="float" office:value="16.67">
                <text:p>16.67</text:p>
              </table:table-cell>
            </table:table-row>
            <table:table-row>
              <table:table-cell office:value-type="float" office:value="15.3536">
                <text:p>15.3536</text:p>
              </table:table-cell>
              <table:table-cell office:value-type="float" office:value="16.87">
                <text:p>16.87</text:p>
              </table:table-cell>
            </table:table-row>
            <table:table-row>
              <table:table-cell office:value-type="float" office:value="15.3541">
                <text:p>15.3541</text:p>
              </table:table-cell>
              <table:table-cell office:value-type="float" office:value="16.64">
                <text:p>16.64</text:p>
              </table:table-cell>
            </table:table-row>
            <table:table-row>
              <table:table-cell office:value-type="float" office:value="15.3543">
                <text:p>15.3543</text:p>
              </table:table-cell>
              <table:table-cell office:value-type="float" office:value="16.64">
                <text:p>16.64</text:p>
              </table:table-cell>
            </table:table-row>
            <table:table-row>
              <table:table-cell office:value-type="float" office:value="15.3552">
                <text:p>15.3552</text:p>
              </table:table-cell>
              <table:table-cell office:value-type="float" office:value="16.59">
                <text:p>16.59</text:p>
              </table:table-cell>
            </table:table-row>
            <table:table-row>
              <table:table-cell office:value-type="float" office:value="15.3573">
                <text:p>15.3573</text:p>
              </table:table-cell>
              <table:table-cell office:value-type="float" office:value="16.73">
                <text:p>16.73</text:p>
              </table:table-cell>
            </table:table-row>
            <table:table-row>
              <table:table-cell office:value-type="float" office:value="15.3574">
                <text:p>15.3574</text:p>
              </table:table-cell>
              <table:table-cell office:value-type="float" office:value="16.59">
                <text:p>16.59</text:p>
              </table:table-cell>
            </table:table-row>
            <table:table-row>
              <table:table-cell office:value-type="float" office:value="15.3584">
                <text:p>15.3584</text:p>
              </table:table-cell>
              <table:table-cell office:value-type="float" office:value="16.61">
                <text:p>16.61</text:p>
              </table:table-cell>
            </table:table-row>
            <table:table-row>
              <table:table-cell office:value-type="float" office:value="15.3592">
                <text:p>15.3592</text:p>
              </table:table-cell>
              <table:table-cell office:value-type="float" office:value="16.61">
                <text:p>16.61</text:p>
              </table:table-cell>
            </table:table-row>
            <table:table-row>
              <table:table-cell office:value-type="float" office:value="15.3596">
                <text:p>15.3596</text:p>
              </table:table-cell>
              <table:table-cell office:value-type="float" office:value="16.59">
                <text:p>16.59</text:p>
              </table:table-cell>
            </table:table-row>
            <table:table-row>
              <table:table-cell office:value-type="float" office:value="15.3601">
                <text:p>15.3601</text:p>
              </table:table-cell>
              <table:table-cell office:value-type="float" office:value="16.59">
                <text:p>16.59</text:p>
              </table:table-cell>
            </table:table-row>
            <table:table-row>
              <table:table-cell office:value-type="float" office:value="15.3604">
                <text:p>15.3604</text:p>
              </table:table-cell>
              <table:table-cell office:value-type="float" office:value="16.59">
                <text:p>16.59</text:p>
              </table:table-cell>
            </table:table-row>
            <table:table-row>
              <table:table-cell office:value-type="float" office:value="15.361">
                <text:p>15.361</text:p>
              </table:table-cell>
              <table:table-cell office:value-type="float" office:value="17.06">
                <text:p>17.06</text:p>
              </table:table-cell>
            </table:table-row>
            <table:table-row>
              <table:table-cell office:value-type="float" office:value="15.3624">
                <text:p>15.3624</text:p>
              </table:table-cell>
              <table:table-cell office:value-type="float" office:value="17.2">
                <text:p>17.2</text:p>
              </table:table-cell>
            </table:table-row>
            <table:table-row>
              <table:table-cell office:value-type="float" office:value="15.3625">
                <text:p>15.3625</text:p>
              </table:table-cell>
              <table:table-cell office:value-type="float" office:value="17.06">
                <text:p>17.06</text:p>
              </table:table-cell>
            </table:table-row>
            <table:table-row>
              <table:table-cell office:value-type="float" office:value="15.3632">
                <text:p>15.3632</text:p>
              </table:table-cell>
              <table:table-cell office:value-type="float" office:value="17.06">
                <text:p>17.06</text:p>
              </table:table-cell>
            </table:table-row>
            <table:table-row>
              <table:table-cell office:value-type="float" office:value="15.3647">
                <text:p>15.3647</text:p>
              </table:table-cell>
              <table:table-cell office:value-type="float" office:value="16.85">
                <text:p>16.85</text:p>
              </table:table-cell>
            </table:table-row>
            <table:table-row>
              <table:table-cell office:value-type="float" office:value="15.3654">
                <text:p>15.3654</text:p>
              </table:table-cell>
              <table:table-cell office:value-type="float" office:value="16.88">
                <text:p>16.88</text:p>
              </table:table-cell>
            </table:table-row>
            <table:table-row>
              <table:table-cell office:value-type="float" office:value="15.3655">
                <text:p>15.3655</text:p>
              </table:table-cell>
              <table:table-cell office:value-type="float" office:value="16.85">
                <text:p>16.85</text:p>
              </table:table-cell>
            </table:table-row>
            <table:table-row>
              <table:table-cell office:value-type="float" office:value="15.3659">
                <text:p>15.3659</text:p>
              </table:table-cell>
              <table:table-cell office:value-type="float" office:value="17.05">
                <text:p>17.05</text:p>
              </table:table-cell>
            </table:table-row>
            <table:table-row>
              <table:table-cell office:value-type="float" office:value="15.3661">
                <text:p>15.3661</text:p>
              </table:table-cell>
              <table:table-cell office:value-type="float" office:value="16.85">
                <text:p>16.85</text:p>
              </table:table-cell>
            </table:table-row>
            <table:table-row>
              <table:table-cell office:value-type="float" office:value="15.3663">
                <text:p>15.3663</text:p>
              </table:table-cell>
              <table:table-cell office:value-type="float" office:value="16.85">
                <text:p>16.85</text:p>
              </table:table-cell>
            </table:table-row>
            <table:table-row>
              <table:table-cell office:value-type="float" office:value="15.3665">
                <text:p>15.3665</text:p>
              </table:table-cell>
              <table:table-cell office:value-type="float" office:value="16.85">
                <text:p>16.85</text:p>
              </table:table-cell>
            </table:table-row>
            <table:table-row>
              <table:table-cell office:value-type="float" office:value="15.3674">
                <text:p>15.3674</text:p>
              </table:table-cell>
              <table:table-cell office:value-type="float" office:value="17.02">
                <text:p>17.02</text:p>
              </table:table-cell>
            </table:table-row>
            <table:table-row>
              <table:table-cell office:value-type="float" office:value="15.3721">
                <text:p>15.3721</text:p>
              </table:table-cell>
              <table:table-cell office:value-type="float" office:value="16.84">
                <text:p>16.84</text:p>
              </table:table-cell>
            </table:table-row>
            <table:table-row>
              <table:table-cell office:value-type="float" office:value="15.3736">
                <text:p>15.3736</text:p>
              </table:table-cell>
              <table:table-cell office:value-type="float" office:value="16.84">
                <text:p>16.84</text:p>
              </table:table-cell>
            </table:table-row>
            <table:table-row>
              <table:table-cell office:value-type="float" office:value="15.3743">
                <text:p>15.3743</text:p>
              </table:table-cell>
              <table:table-cell office:value-type="float" office:value="16.98">
                <text:p>16.98</text:p>
              </table:table-cell>
            </table:table-row>
            <table:table-row>
              <table:table-cell office:value-type="float" office:value="15.375">
                <text:p>15.375</text:p>
              </table:table-cell>
              <table:table-cell office:value-type="float" office:value="16.87">
                <text:p>16.87</text:p>
              </table:table-cell>
            </table:table-row>
            <table:table-row>
              <table:table-cell office:value-type="float" office:value="15.3759">
                <text:p>15.3759</text:p>
              </table:table-cell>
              <table:table-cell office:value-type="float" office:value="16.91">
                <text:p>16.91</text:p>
              </table:table-cell>
            </table:table-row>
            <table:table-row>
              <table:table-cell office:value-type="float" office:value="15.3783">
                <text:p>15.3783</text:p>
              </table:table-cell>
              <table:table-cell office:value-type="float" office:value="17.15">
                <text:p>17.15</text:p>
              </table:table-cell>
            </table:table-row>
            <table:table-row>
              <table:table-cell office:value-type="float" office:value="15.3784">
                <text:p>15.3784</text:p>
              </table:table-cell>
              <table:table-cell office:value-type="float" office:value="17.01">
                <text:p>17.01</text:p>
              </table:table-cell>
            </table:table-row>
            <table:table-row>
              <table:table-cell office:value-type="float" office:value="15.3793">
                <text:p>15.3793</text:p>
              </table:table-cell>
              <table:table-cell office:value-type="float" office:value="17.4">
                <text:p>17.4</text:p>
              </table:table-cell>
            </table:table-row>
            <table:table-row>
              <table:table-cell office:value-type="float" office:value="15.3807">
                <text:p>15.3807</text:p>
              </table:table-cell>
              <table:table-cell office:value-type="float" office:value="17.46">
                <text:p>17.46</text:p>
              </table:table-cell>
            </table:table-row>
            <table:table-row>
              <table:table-cell office:value-type="float" office:value="15.3823">
                <text:p>15.3823</text:p>
              </table:table-cell>
              <table:table-cell office:value-type="float" office:value="17.57">
                <text:p>17.57</text:p>
              </table:table-cell>
            </table:table-row>
            <table:table-row>
              <table:table-cell office:value-type="float" office:value="15.3824">
                <text:p>15.3824</text:p>
              </table:table-cell>
              <table:table-cell office:value-type="float" office:value="17.4">
                <text:p>17.4</text:p>
              </table:table-cell>
            </table:table-row>
            <table:table-row>
              <table:table-cell office:value-type="float" office:value="15.3826">
                <text:p>15.3826</text:p>
              </table:table-cell>
              <table:table-cell office:value-type="float" office:value="17.48">
                <text:p>17.48</text:p>
              </table:table-cell>
            </table:table-row>
            <table:table-row>
              <table:table-cell office:value-type="float" office:value="15.3833">
                <text:p>15.3833</text:p>
              </table:table-cell>
              <table:table-cell office:value-type="float" office:value="17.4">
                <text:p>17.4</text:p>
              </table:table-cell>
            </table:table-row>
            <table:table-row>
              <table:table-cell office:value-type="float" office:value="15.384">
                <text:p>15.384</text:p>
              </table:table-cell>
              <table:table-cell office:value-type="float" office:value="17.43">
                <text:p>17.43</text:p>
              </table:table-cell>
            </table:table-row>
            <table:table-row>
              <table:table-cell office:value-type="float" office:value="15.3845">
                <text:p>15.3845</text:p>
              </table:table-cell>
              <table:table-cell office:value-type="float" office:value="17.4">
                <text:p>17.4</text:p>
              </table:table-cell>
            </table:table-row>
            <table:table-row>
              <table:table-cell office:value-type="float" office:value="15.3847">
                <text:p>15.3847</text:p>
              </table:table-cell>
              <table:table-cell office:value-type="float" office:value="17.54">
                <text:p>17.54</text:p>
              </table:table-cell>
            </table:table-row>
            <table:table-row>
              <table:table-cell office:value-type="float" office:value="15.385">
                <text:p>15.385</text:p>
              </table:table-cell>
              <table:table-cell office:value-type="float" office:value="17.54">
                <text:p>17.54</text:p>
              </table:table-cell>
            </table:table-row>
            <table:table-row>
              <table:table-cell office:value-type="float" office:value="15.3864">
                <text:p>15.3864</text:p>
              </table:table-cell>
              <table:table-cell office:value-type="float" office:value="17.54">
                <text:p>17.54</text:p>
              </table:table-cell>
            </table:table-row>
            <table:table-row>
              <table:table-cell office:value-type="float" office:value="15.3871">
                <text:p>15.3871</text:p>
              </table:table-cell>
              <table:table-cell office:value-type="float" office:value="17.43">
                <text:p>17.43</text:p>
              </table:table-cell>
            </table:table-row>
            <table:table-row>
              <table:table-cell office:value-type="float" office:value="15.3887">
                <text:p>15.3887</text:p>
              </table:table-cell>
              <table:table-cell office:value-type="float" office:value="17.54">
                <text:p>17.54</text:p>
              </table:table-cell>
            </table:table-row>
            <table:table-row>
              <table:table-cell office:value-type="float" office:value="15.3944">
                <text:p>15.3944</text:p>
              </table:table-cell>
              <table:table-cell office:value-type="float" office:value="17.43">
                <text:p>17.43</text:p>
              </table:table-cell>
            </table:table-row>
            <table:table-row>
              <table:table-cell office:value-type="float" office:value="15.3953">
                <text:p>15.3953</text:p>
              </table:table-cell>
              <table:table-cell office:value-type="float" office:value="17.4">
                <text:p>17.4</text:p>
              </table:table-cell>
            </table:table-row>
            <table:table-row>
              <table:table-cell office:value-type="float" office:value="15.3955">
                <text:p>15.3955</text:p>
              </table:table-cell>
              <table:table-cell office:value-type="float" office:value="17.63">
                <text:p>17.63</text:p>
              </table:table-cell>
            </table:table-row>
            <table:table-row>
              <table:table-cell office:value-type="float" office:value="15.3956">
                <text:p>15.3956</text:p>
              </table:table-cell>
              <table:table-cell office:value-type="float" office:value="17.43">
                <text:p>17.43</text:p>
              </table:table-cell>
            </table:table-row>
            <table:table-row>
              <table:table-cell office:value-type="float" office:value="15.3961">
                <text:p>15.3961</text:p>
              </table:table-cell>
              <table:table-cell office:value-type="float" office:value="17.43">
                <text:p>17.43</text:p>
              </table:table-cell>
            </table:table-row>
            <table:table-row>
              <table:table-cell office:value-type="float" office:value="15.3977">
                <text:p>15.3977</text:p>
              </table:table-cell>
              <table:table-cell office:value-type="float" office:value="17.4">
                <text:p>17.4</text:p>
              </table:table-cell>
            </table:table-row>
            <table:table-row>
              <table:table-cell office:value-type="float" office:value="15.4">
                <text:p>15.4</text:p>
              </table:table-cell>
              <table:table-cell office:value-type="float" office:value="17.43">
                <text:p>17.43</text:p>
              </table:table-cell>
            </table:table-row>
            <table:table-row>
              <table:table-cell office:value-type="float" office:value="15.4003">
                <text:p>15.4003</text:p>
              </table:table-cell>
              <table:table-cell office:value-type="float" office:value="17.43">
                <text:p>17.43</text:p>
              </table:table-cell>
            </table:table-row>
            <table:table-row>
              <table:table-cell office:value-type="float" office:value="15.4005">
                <text:p>15.4005</text:p>
              </table:table-cell>
              <table:table-cell office:value-type="float" office:value="17.4">
                <text:p>17.4</text:p>
              </table:table-cell>
            </table:table-row>
            <table:table-row>
              <table:table-cell office:value-type="float" office:value="15.4007">
                <text:p>15.4007</text:p>
              </table:table-cell>
              <table:table-cell office:value-type="float" office:value="17.4">
                <text:p>17.4</text:p>
              </table:table-cell>
            </table:table-row>
            <table:table-row>
              <table:table-cell office:value-type="float" office:value="15.4013">
                <text:p>15.4013</text:p>
              </table:table-cell>
              <table:table-cell office:value-type="float" office:value="17.46">
                <text:p>17.46</text:p>
              </table:table-cell>
            </table:table-row>
            <table:table-row>
              <table:table-cell office:value-type="float" office:value="15.4015">
                <text:p>15.4015</text:p>
              </table:table-cell>
              <table:table-cell office:value-type="float" office:value="17.4">
                <text:p>17.4</text:p>
              </table:table-cell>
            </table:table-row>
            <table:table-row>
              <table:table-cell office:value-type="float" office:value="15.4032">
                <text:p>15.4032</text:p>
              </table:table-cell>
              <table:table-cell office:value-type="float" office:value="17.4">
                <text:p>17.4</text:p>
              </table:table-cell>
            </table:table-row>
            <table:table-row>
              <table:table-cell office:value-type="float" office:value="15.4041">
                <text:p>15.4041</text:p>
              </table:table-cell>
              <table:table-cell office:value-type="float" office:value="17.4">
                <text:p>17.4</text:p>
              </table:table-cell>
            </table:table-row>
            <table:table-row>
              <table:table-cell office:value-type="float" office:value="15.4044">
                <text:p>15.4044</text:p>
              </table:table-cell>
              <table:table-cell office:value-type="float" office:value="17.4">
                <text:p>17.4</text:p>
              </table:table-cell>
            </table:table-row>
            <table:table-row>
              <table:table-cell office:value-type="float" office:value="15.4046">
                <text:p>15.4046</text:p>
              </table:table-cell>
              <table:table-cell office:value-type="float" office:value="17.54">
                <text:p>17.54</text:p>
              </table:table-cell>
            </table:table-row>
            <table:table-row>
              <table:table-cell office:value-type="float" office:value="15.405">
                <text:p>15.405</text:p>
              </table:table-cell>
              <table:table-cell office:value-type="float" office:value="17.4">
                <text:p>17.4</text:p>
              </table:table-cell>
            </table:table-row>
            <table:table-row>
              <table:table-cell office:value-type="float" office:value="15.4056">
                <text:p>15.4056</text:p>
              </table:table-cell>
              <table:table-cell office:value-type="float" office:value="17.54">
                <text:p>17.54</text:p>
              </table:table-cell>
            </table:table-row>
            <table:table-row>
              <table:table-cell office:value-type="float" office:value="15.4063">
                <text:p>15.4063</text:p>
              </table:table-cell>
              <table:table-cell office:value-type="float" office:value="17.4">
                <text:p>17.4</text:p>
              </table:table-cell>
            </table:table-row>
            <table:table-row>
              <table:table-cell office:value-type="float" office:value="15.4067">
                <text:p>15.4067</text:p>
              </table:table-cell>
              <table:table-cell office:value-type="float" office:value="17.4">
                <text:p>17.4</text:p>
              </table:table-cell>
            </table:table-row>
            <table:table-row>
              <table:table-cell office:value-type="float" office:value="15.4104">
                <text:p>15.4104</text:p>
              </table:table-cell>
              <table:table-cell office:value-type="float" office:value="16.91">
                <text:p>16.91</text:p>
              </table:table-cell>
            </table:table-row>
            <table:table-row>
              <table:table-cell office:value-type="float" office:value="15.4126">
                <text:p>15.4126</text:p>
              </table:table-cell>
              <table:table-cell office:value-type="float" office:value="17.24">
                <text:p>17.24</text:p>
              </table:table-cell>
            </table:table-row>
            <table:table-row>
              <table:table-cell office:value-type="float" office:value="15.4146">
                <text:p>15.4146</text:p>
              </table:table-cell>
              <table:table-cell office:value-type="float" office:value="17.27">
                <text:p>17.27</text:p>
              </table:table-cell>
            </table:table-row>
            <table:table-row>
              <table:table-cell office:value-type="float" office:value="15.416">
                <text:p>15.416</text:p>
              </table:table-cell>
              <table:table-cell office:value-type="float" office:value="17.24">
                <text:p>17.24</text:p>
              </table:table-cell>
            </table:table-row>
            <table:table-row>
              <table:table-cell office:value-type="float" office:value="15.4167">
                <text:p>15.4167</text:p>
              </table:table-cell>
              <table:table-cell office:value-type="float" office:value="15.78">
                <text:p>15.78</text:p>
              </table:table-cell>
            </table:table-row>
            <table:table-row>
              <table:table-cell office:value-type="float" office:value="15.4177">
                <text:p>15.4177</text:p>
              </table:table-cell>
              <table:table-cell office:value-type="float" office:value="15.8">
                <text:p>15.8</text:p>
              </table:table-cell>
            </table:table-row>
            <table:table-row>
              <table:table-cell office:value-type="float" office:value="15.418">
                <text:p>15.418</text:p>
              </table:table-cell>
              <table:table-cell office:value-type="float" office:value="16.3">
                <text:p>16.3</text:p>
              </table:table-cell>
            </table:table-row>
            <table:table-row>
              <table:table-cell office:value-type="float" office:value="15.4181">
                <text:p>15.4181</text:p>
              </table:table-cell>
              <table:table-cell office:value-type="float" office:value="16.36">
                <text:p>16.36</text:p>
              </table:table-cell>
            </table:table-row>
            <table:table-row>
              <table:table-cell office:value-type="float" office:value="15.4186">
                <text:p>15.4186</text:p>
              </table:table-cell>
              <table:table-cell office:value-type="float" office:value="15.82">
                <text:p>15.82</text:p>
              </table:table-cell>
            </table:table-row>
            <table:table-row>
              <table:table-cell office:value-type="float" office:value="15.4187">
                <text:p>15.4187</text:p>
              </table:table-cell>
              <table:table-cell office:value-type="float" office:value="15.8">
                <text:p>15.8</text:p>
              </table:table-cell>
            </table:table-row>
            <table:table-row>
              <table:table-cell office:value-type="float" office:value="15.4194">
                <text:p>15.4194</text:p>
              </table:table-cell>
              <table:table-cell office:value-type="float" office:value="15.94">
                <text:p>15.94</text:p>
              </table:table-cell>
            </table:table-row>
            <table:table-row>
              <table:table-cell office:value-type="float" office:value="15.4196">
                <text:p>15.4196</text:p>
              </table:table-cell>
              <table:table-cell office:value-type="float" office:value="16.32">
                <text:p>16.32</text:p>
              </table:table-cell>
            </table:table-row>
            <table:table-row>
              <table:table-cell office:value-type="float" office:value="15.4197">
                <text:p>15.4197</text:p>
              </table:table-cell>
              <table:table-cell office:value-type="float" office:value="15.81">
                <text:p>15.81</text:p>
              </table:table-cell>
            </table:table-row>
            <table:table-row>
              <table:table-cell office:value-type="float" office:value="15.4201">
                <text:p>15.4201</text:p>
              </table:table-cell>
              <table:table-cell office:value-type="float" office:value="16.32">
                <text:p>16.32</text:p>
              </table:table-cell>
            </table:table-row>
            <table:table-row>
              <table:table-cell office:value-type="float" office:value="15.4203">
                <text:p>15.4203</text:p>
              </table:table-cell>
              <table:table-cell office:value-type="float" office:value="16.35">
                <text:p>16.35</text:p>
              </table:table-cell>
            </table:table-row>
            <table:table-row>
              <table:table-cell office:value-type="float" office:value="15.4204">
                <text:p>15.4204</text:p>
              </table:table-cell>
              <table:table-cell office:value-type="float" office:value="16.32">
                <text:p>16.32</text:p>
              </table:table-cell>
            </table:table-row>
            <table:table-row>
              <table:table-cell office:value-type="float" office:value="15.4214">
                <text:p>15.4214</text:p>
              </table:table-cell>
              <table:table-cell office:value-type="float" office:value="15.84">
                <text:p>15.84</text:p>
              </table:table-cell>
            </table:table-row>
            <table:table-row>
              <table:table-cell office:value-type="float" office:value="15.4217">
                <text:p>15.4217</text:p>
              </table:table-cell>
              <table:table-cell office:value-type="float" office:value="15.98">
                <text:p>15.98</text:p>
              </table:table-cell>
            </table:table-row>
            <table:table-row>
              <table:table-cell office:value-type="float" office:value="15.4237">
                <text:p>15.4237</text:p>
              </table:table-cell>
              <table:table-cell office:value-type="float" office:value="15.81">
                <text:p>15.81</text:p>
              </table:table-cell>
            </table:table-row>
            <table:table-row>
              <table:table-cell office:value-type="float" office:value="15.4239">
                <text:p>15.4239</text:p>
              </table:table-cell>
              <table:table-cell office:value-type="float" office:value="15.96">
                <text:p>15.96</text:p>
              </table:table-cell>
            </table:table-row>
            <table:table-row>
              <table:table-cell office:value-type="float" office:value="15.424">
                <text:p>15.424</text:p>
              </table:table-cell>
              <table:table-cell office:value-type="float" office:value="15.81">
                <text:p>15.81</text:p>
              </table:table-cell>
            </table:table-row>
            <table:table-row>
              <table:table-cell office:value-type="float" office:value="15.4243">
                <text:p>15.4243</text:p>
              </table:table-cell>
              <table:table-cell office:value-type="float" office:value="15.81">
                <text:p>15.81</text:p>
              </table:table-cell>
            </table:table-row>
            <table:table-row>
              <table:table-cell office:value-type="float" office:value="15.4246">
                <text:p>15.4246</text:p>
              </table:table-cell>
              <table:table-cell office:value-type="float" office:value="16.32">
                <text:p>16.32</text:p>
              </table:table-cell>
            </table:table-row>
            <table:table-row>
              <table:table-cell office:value-type="float" office:value="15.4255">
                <text:p>15.4255</text:p>
              </table:table-cell>
              <table:table-cell office:value-type="float" office:value="15.93">
                <text:p>15.93</text:p>
              </table:table-cell>
            </table:table-row>
            <table:table-row>
              <table:table-cell office:value-type="float" office:value="15.4258">
                <text:p>15.4258</text:p>
              </table:table-cell>
              <table:table-cell office:value-type="float" office:value="16.3">
                <text:p>16.3</text:p>
              </table:table-cell>
            </table:table-row>
            <table:table-row>
              <table:table-cell office:value-type="float" office:value="15.4269">
                <text:p>15.4269</text:p>
              </table:table-cell>
              <table:table-cell office:value-type="float" office:value="15.71">
                <text:p>15.71</text:p>
              </table:table-cell>
            </table:table-row>
            <table:table-row>
              <table:table-cell office:value-type="float" office:value="15.4271">
                <text:p>15.4271</text:p>
              </table:table-cell>
              <table:table-cell office:value-type="float" office:value="15.71">
                <text:p>15.71</text:p>
              </table:table-cell>
            </table:table-row>
            <table:table-row>
              <table:table-cell office:value-type="float" office:value="15.4272">
                <text:p>15.4272</text:p>
              </table:table-cell>
              <table:table-cell office:value-type="float" office:value="16.22">
                <text:p>16.22</text:p>
              </table:table-cell>
            </table:table-row>
            <table:table-row>
              <table:table-cell office:value-type="float" office:value="15.4274">
                <text:p>15.4274</text:p>
              </table:table-cell>
              <table:table-cell office:value-type="float" office:value="15.77">
                <text:p>15.77</text:p>
              </table:table-cell>
            </table:table-row>
            <table:table-row>
              <table:table-cell office:value-type="float" office:value="15.4279">
                <text:p>15.4279</text:p>
              </table:table-cell>
              <table:table-cell office:value-type="float" office:value="15.74">
                <text:p>15.74</text:p>
              </table:table-cell>
            </table:table-row>
            <table:table-row>
              <table:table-cell office:value-type="float" office:value="15.4281">
                <text:p>15.4281</text:p>
              </table:table-cell>
              <table:table-cell office:value-type="float" office:value="15.71">
                <text:p>15.71</text:p>
              </table:table-cell>
            </table:table-row>
            <table:table-row>
              <table:table-cell office:value-type="float" office:value="15.4282">
                <text:p>15.4282</text:p>
              </table:table-cell>
              <table:table-cell office:value-type="float" office:value="16.22">
                <text:p>16.22</text:p>
              </table:table-cell>
            </table:table-row>
            <table:table-row>
              <table:table-cell office:value-type="float" office:value="15.4283">
                <text:p>15.4283</text:p>
              </table:table-cell>
              <table:table-cell office:value-type="float" office:value="15.86">
                <text:p>15.86</text:p>
              </table:table-cell>
            </table:table-row>
            <table:table-row>
              <table:table-cell office:value-type="float" office:value="15.4286">
                <text:p>15.4286</text:p>
              </table:table-cell>
              <table:table-cell office:value-type="float" office:value="15.77">
                <text:p>15.77</text:p>
              </table:table-cell>
            </table:table-row>
            <table:table-row>
              <table:table-cell office:value-type="float" office:value="15.4287">
                <text:p>15.4287</text:p>
              </table:table-cell>
              <table:table-cell office:value-type="float" office:value="15.77">
                <text:p>15.77</text:p>
              </table:table-cell>
            </table:table-row>
            <table:table-row>
              <table:table-cell office:value-type="float" office:value="15.4291">
                <text:p>15.4291</text:p>
              </table:table-cell>
              <table:table-cell office:value-type="float" office:value="15.67">
                <text:p>15.67</text:p>
              </table:table-cell>
            </table:table-row>
            <table:table-row>
              <table:table-cell office:value-type="float" office:value="15.4294">
                <text:p>15.4294</text:p>
              </table:table-cell>
              <table:table-cell office:value-type="float" office:value="15.43">
                <text:p>15.43</text:p>
              </table:table-cell>
            </table:table-row>
            <table:table-row>
              <table:table-cell office:value-type="float" office:value="15.4296">
                <text:p>15.4296</text:p>
              </table:table-cell>
              <table:table-cell office:value-type="float" office:value="15.82">
                <text:p>15.82</text:p>
              </table:table-cell>
            </table:table-row>
            <table:table-row>
              <table:table-cell office:value-type="float" office:value="15.4298">
                <text:p>15.4298</text:p>
              </table:table-cell>
              <table:table-cell office:value-type="float" office:value="15.29">
                <text:p>15.29</text:p>
              </table:table-cell>
            </table:table-row>
            <table:table-row>
              <table:table-cell office:value-type="float" office:value="15.4301">
                <text:p>15.4301</text:p>
              </table:table-cell>
              <table:table-cell office:value-type="float" office:value="15.94">
                <text:p>15.94</text:p>
              </table:table-cell>
            </table:table-row>
            <table:table-row>
              <table:table-cell office:value-type="float" office:value="15.4306">
                <text:p>15.4306</text:p>
              </table:table-cell>
              <table:table-cell office:value-type="float" office:value="15.32">
                <text:p>15.32</text:p>
              </table:table-cell>
            </table:table-row>
            <table:table-row>
              <table:table-cell office:value-type="float" office:value="15.4308">
                <text:p>15.4308</text:p>
              </table:table-cell>
              <table:table-cell office:value-type="float" office:value="15.29">
                <text:p>15.29</text:p>
              </table:table-cell>
            </table:table-row>
            <table:table-row>
              <table:table-cell office:value-type="float" office:value="15.4312">
                <text:p>15.4312</text:p>
              </table:table-cell>
              <table:table-cell office:value-type="float" office:value="15.32">
                <text:p>15.32</text:p>
              </table:table-cell>
            </table:table-row>
            <table:table-row>
              <table:table-cell office:value-type="float" office:value="15.4317">
                <text:p>15.4317</text:p>
              </table:table-cell>
              <table:table-cell office:value-type="float" office:value="15.43">
                <text:p>15.43</text:p>
              </table:table-cell>
            </table:table-row>
            <table:table-row>
              <table:table-cell office:value-type="float" office:value="15.432">
                <text:p>15.432</text:p>
              </table:table-cell>
              <table:table-cell office:value-type="float" office:value="15.8">
                <text:p>15.8</text:p>
              </table:table-cell>
            </table:table-row>
            <table:table-row>
              <table:table-cell office:value-type="float" office:value="15.4322">
                <text:p>15.4322</text:p>
              </table:table-cell>
              <table:table-cell office:value-type="float" office:value="15.35">
                <text:p>15.35</text:p>
              </table:table-cell>
            </table:table-row>
            <table:table-row>
              <table:table-cell office:value-type="float" office:value="15.4333">
                <text:p>15.4333</text:p>
              </table:table-cell>
              <table:table-cell office:value-type="float" office:value="15.35">
                <text:p>15.35</text:p>
              </table:table-cell>
            </table:table-row>
            <table:table-row>
              <table:table-cell office:value-type="float" office:value="15.4336">
                <text:p>15.4336</text:p>
              </table:table-cell>
              <table:table-cell office:value-type="float" office:value="15.29">
                <text:p>15.29</text:p>
              </table:table-cell>
            </table:table-row>
            <table:table-row>
              <table:table-cell office:value-type="float" office:value="15.4346">
                <text:p>15.4346</text:p>
              </table:table-cell>
              <table:table-cell office:value-type="float" office:value="15.29">
                <text:p>15.29</text:p>
              </table:table-cell>
            </table:table-row>
            <table:table-row>
              <table:table-cell office:value-type="float" office:value="15.4351">
                <text:p>15.4351</text:p>
              </table:table-cell>
              <table:table-cell office:value-type="float" office:value="15.29">
                <text:p>15.29</text:p>
              </table:table-cell>
            </table:table-row>
            <table:table-row>
              <table:table-cell office:value-type="float" office:value="15.4369">
                <text:p>15.4369</text:p>
              </table:table-cell>
              <table:table-cell office:value-type="float" office:value="15.82">
                <text:p>15.82</text:p>
              </table:table-cell>
            </table:table-row>
            <table:table-row>
              <table:table-cell office:value-type="float" office:value="15.4373">
                <text:p>15.4373</text:p>
              </table:table-cell>
              <table:table-cell office:value-type="float" office:value="15.29">
                <text:p>15.29</text:p>
              </table:table-cell>
            </table:table-row>
            <table:table-row>
              <table:table-cell office:value-type="float" office:value="15.438">
                <text:p>15.438</text:p>
              </table:table-cell>
              <table:table-cell office:value-type="float" office:value="15.31">
                <text:p>15.31</text:p>
              </table:table-cell>
            </table:table-row>
            <table:table-row>
              <table:table-cell office:value-type="float" office:value="15.4381">
                <text:p>15.4381</text:p>
              </table:table-cell>
              <table:table-cell office:value-type="float" office:value="15.83">
                <text:p>15.83</text:p>
              </table:table-cell>
            </table:table-row>
            <table:table-row>
              <table:table-cell office:value-type="float" office:value="15.4383">
                <text:p>15.4383</text:p>
              </table:table-cell>
              <table:table-cell office:value-type="float" office:value="15.82">
                <text:p>15.82</text:p>
              </table:table-cell>
            </table:table-row>
            <table:table-row>
              <table:table-cell office:value-type="float" office:value="15.4387">
                <text:p>15.4387</text:p>
              </table:table-cell>
              <table:table-cell office:value-type="float" office:value="15.29">
                <text:p>15.29</text:p>
              </table:table-cell>
            </table:table-row>
            <table:table-row>
              <table:table-cell office:value-type="float" office:value="15.4398">
                <text:p>15.4398</text:p>
              </table:table-cell>
              <table:table-cell office:value-type="float" office:value="15.29">
                <text:p>15.29</text:p>
              </table:table-cell>
            </table:table-row>
            <table:table-row>
              <table:table-cell office:value-type="float" office:value="15.4405">
                <text:p>15.4405</text:p>
              </table:table-cell>
              <table:table-cell office:value-type="float" office:value="15.88">
                <text:p>15.88</text:p>
              </table:table-cell>
            </table:table-row>
            <table:table-row>
              <table:table-cell office:value-type="float" office:value="15.4408">
                <text:p>15.4408</text:p>
              </table:table-cell>
              <table:table-cell office:value-type="float" office:value="15.85">
                <text:p>15.85</text:p>
              </table:table-cell>
            </table:table-row>
            <table:table-row>
              <table:table-cell office:value-type="float" office:value="15.4411">
                <text:p>15.4411</text:p>
              </table:table-cell>
              <table:table-cell office:value-type="float" office:value="15.85">
                <text:p>15.85</text:p>
              </table:table-cell>
            </table:table-row>
            <table:table-row>
              <table:table-cell office:value-type="float" office:value="15.4413">
                <text:p>15.4413</text:p>
              </table:table-cell>
              <table:table-cell office:value-type="float" office:value="15.25">
                <text:p>15.25</text:p>
              </table:table-cell>
            </table:table-row>
            <table:table-row>
              <table:table-cell office:value-type="float" office:value="15.4414">
                <text:p>15.4414</text:p>
              </table:table-cell>
              <table:table-cell office:value-type="float" office:value="15.42">
                <text:p>15.42</text:p>
              </table:table-cell>
            </table:table-row>
            <table:table-row>
              <table:table-cell office:value-type="float" office:value="15.4415">
                <text:p>15.4415</text:p>
              </table:table-cell>
              <table:table-cell office:value-type="float" office:value="15.25">
                <text:p>15.25</text:p>
              </table:table-cell>
            </table:table-row>
            <table:table-row>
              <table:table-cell office:value-type="float" office:value="15.442">
                <text:p>15.442</text:p>
              </table:table-cell>
              <table:table-cell office:value-type="float" office:value="15.25">
                <text:p>15.25</text:p>
              </table:table-cell>
            </table:table-row>
            <table:table-row>
              <table:table-cell office:value-type="float" office:value="15.4424">
                <text:p>15.4424</text:p>
              </table:table-cell>
              <table:table-cell office:value-type="float" office:value="15.25">
                <text:p>15.25</text:p>
              </table:table-cell>
            </table:table-row>
            <table:table-row>
              <table:table-cell office:value-type="float" office:value="15.4427">
                <text:p>15.4427</text:p>
              </table:table-cell>
              <table:table-cell office:value-type="float" office:value="15.25">
                <text:p>15.25</text:p>
              </table:table-cell>
            </table:table-row>
            <table:table-row>
              <table:table-cell office:value-type="float" office:value="15.4431">
                <text:p>15.4431</text:p>
              </table:table-cell>
              <table:table-cell office:value-type="float" office:value="15.42">
                <text:p>15.42</text:p>
              </table:table-cell>
            </table:table-row>
            <table:table-row>
              <table:table-cell office:value-type="float" office:value="15.4432">
                <text:p>15.4432</text:p>
              </table:table-cell>
              <table:table-cell office:value-type="float" office:value="15.39">
                <text:p>15.39</text:p>
              </table:table-cell>
            </table:table-row>
            <table:table-row>
              <table:table-cell office:value-type="float" office:value="15.4434">
                <text:p>15.4434</text:p>
              </table:table-cell>
              <table:table-cell office:value-type="float" office:value="15.45">
                <text:p>15.45</text:p>
              </table:table-cell>
            </table:table-row>
            <table:table-row>
              <table:table-cell office:value-type="float" office:value="15.4437">
                <text:p>15.4437</text:p>
              </table:table-cell>
              <table:table-cell office:value-type="float" office:value="15.27">
                <text:p>15.27</text:p>
              </table:table-cell>
            </table:table-row>
            <table:table-row>
              <table:table-cell office:value-type="float" office:value="15.4441">
                <text:p>15.4441</text:p>
              </table:table-cell>
              <table:table-cell office:value-type="float" office:value="15.27">
                <text:p>15.27</text:p>
              </table:table-cell>
            </table:table-row>
            <table:table-row>
              <table:table-cell office:value-type="float" office:value="15.4443">
                <text:p>15.4443</text:p>
              </table:table-cell>
              <table:table-cell office:value-type="float" office:value="15.33">
                <text:p>15.33</text:p>
              </table:table-cell>
            </table:table-row>
            <table:table-row>
              <table:table-cell office:value-type="float" office:value="15.4449">
                <text:p>15.4449</text:p>
              </table:table-cell>
              <table:table-cell office:value-type="float" office:value="15.27">
                <text:p>15.27</text:p>
              </table:table-cell>
            </table:table-row>
            <table:table-row>
              <table:table-cell office:value-type="float" office:value="15.4453">
                <text:p>15.4453</text:p>
              </table:table-cell>
              <table:table-cell office:value-type="float" office:value="15.27">
                <text:p>15.27</text:p>
              </table:table-cell>
            </table:table-row>
            <table:table-row>
              <table:table-cell office:value-type="float" office:value="15.4456">
                <text:p>15.4456</text:p>
              </table:table-cell>
              <table:table-cell office:value-type="float" office:value="15.29">
                <text:p>15.29</text:p>
              </table:table-cell>
            </table:table-row>
            <table:table-row>
              <table:table-cell office:value-type="float" office:value="15.4457">
                <text:p>15.4457</text:p>
              </table:table-cell>
              <table:table-cell office:value-type="float" office:value="15.27">
                <text:p>15.27</text:p>
              </table:table-cell>
            </table:table-row>
            <table:table-row>
              <table:table-cell office:value-type="float" office:value="15.4463">
                <text:p>15.4463</text:p>
              </table:table-cell>
              <table:table-cell office:value-type="float" office:value="15.28">
                <text:p>15.28</text:p>
              </table:table-cell>
            </table:table-row>
            <table:table-row>
              <table:table-cell office:value-type="float" office:value="15.4466">
                <text:p>15.4466</text:p>
              </table:table-cell>
              <table:table-cell office:value-type="float" office:value="15.22">
                <text:p>15.22</text:p>
              </table:table-cell>
            </table:table-row>
            <table:table-row>
              <table:table-cell office:value-type="float" office:value="15.4469">
                <text:p>15.4469</text:p>
              </table:table-cell>
              <table:table-cell office:value-type="float" office:value="15.22">
                <text:p>15.22</text:p>
              </table:table-cell>
            </table:table-row>
            <table:table-row>
              <table:table-cell office:value-type="float" office:value="15.4481">
                <text:p>15.4481</text:p>
              </table:table-cell>
              <table:table-cell office:value-type="float" office:value="15.22">
                <text:p>15.22</text:p>
              </table:table-cell>
            </table:table-row>
            <table:table-row>
              <table:table-cell office:value-type="float" office:value="15.4482">
                <text:p>15.4482</text:p>
              </table:table-cell>
              <table:table-cell office:value-type="float" office:value="15.28">
                <text:p>15.28</text:p>
              </table:table-cell>
            </table:table-row>
            <table:table-row>
              <table:table-cell office:value-type="float" office:value="15.4486">
                <text:p>15.4486</text:p>
              </table:table-cell>
              <table:table-cell office:value-type="float" office:value="15.36">
                <text:p>15.36</text:p>
              </table:table-cell>
            </table:table-row>
            <table:table-row>
              <table:table-cell office:value-type="float" office:value="15.4494">
                <text:p>15.4494</text:p>
              </table:table-cell>
              <table:table-cell office:value-type="float" office:value="15.22">
                <text:p>15.22</text:p>
              </table:table-cell>
            </table:table-row>
            <table:table-row>
              <table:table-cell office:value-type="float" office:value="15.4503">
                <text:p>15.4503</text:p>
              </table:table-cell>
              <table:table-cell office:value-type="float" office:value="15.22">
                <text:p>15.22</text:p>
              </table:table-cell>
            </table:table-row>
            <table:table-row>
              <table:table-cell office:value-type="float" office:value="15.4511">
                <text:p>15.4511</text:p>
              </table:table-cell>
              <table:table-cell office:value-type="float" office:value="15.22">
                <text:p>15.22</text:p>
              </table:table-cell>
            </table:table-row>
            <table:table-row>
              <table:table-cell office:value-type="float" office:value="15.4517">
                <text:p>15.4517</text:p>
              </table:table-cell>
              <table:table-cell office:value-type="float" office:value="15.22">
                <text:p>15.22</text:p>
              </table:table-cell>
            </table:table-row>
            <table:table-row>
              <table:table-cell office:value-type="float" office:value="15.4521">
                <text:p>15.4521</text:p>
              </table:table-cell>
              <table:table-cell office:value-type="float" office:value="15.27">
                <text:p>15.27</text:p>
              </table:table-cell>
            </table:table-row>
            <table:table-row>
              <table:table-cell office:value-type="float" office:value="15.4524">
                <text:p>15.4524</text:p>
              </table:table-cell>
              <table:table-cell office:value-type="float" office:value="15.24">
                <text:p>15.24</text:p>
              </table:table-cell>
            </table:table-row>
            <table:table-row>
              <table:table-cell office:value-type="float" office:value="15.4526">
                <text:p>15.4526</text:p>
              </table:table-cell>
              <table:table-cell office:value-type="float" office:value="15.22">
                <text:p>15.22</text:p>
              </table:table-cell>
            </table:table-row>
            <table:table-row>
              <table:table-cell office:value-type="float" office:value="15.4527">
                <text:p>15.4527</text:p>
              </table:table-cell>
              <table:table-cell office:value-type="float" office:value="15.72">
                <text:p>15.72</text:p>
              </table:table-cell>
            </table:table-row>
            <table:table-row>
              <table:table-cell office:value-type="float" office:value="15.4529">
                <text:p>15.4529</text:p>
              </table:table-cell>
              <table:table-cell office:value-type="float" office:value="15.58">
                <text:p>15.58</text:p>
              </table:table-cell>
            </table:table-row>
            <table:table-row>
              <table:table-cell office:value-type="float" office:value="15.4532">
                <text:p>15.4532</text:p>
              </table:table-cell>
              <table:table-cell office:value-type="float" office:value="15.61">
                <text:p>15.61</text:p>
              </table:table-cell>
            </table:table-row>
            <table:table-row>
              <table:table-cell office:value-type="float" office:value="15.4534">
                <text:p>15.4534</text:p>
              </table:table-cell>
              <table:table-cell office:value-type="float" office:value="15.58">
                <text:p>15.58</text:p>
              </table:table-cell>
            </table:table-row>
            <table:table-row>
              <table:table-cell office:value-type="float" office:value="15.4535">
                <text:p>15.4535</text:p>
              </table:table-cell>
              <table:table-cell office:value-type="float" office:value="15.61">
                <text:p>15.61</text:p>
              </table:table-cell>
            </table:table-row>
            <table:table-row>
              <table:table-cell office:value-type="float" office:value="15.4536">
                <text:p>15.4536</text:p>
              </table:table-cell>
              <table:table-cell office:value-type="float" office:value="15.64">
                <text:p>15.64</text:p>
              </table:table-cell>
            </table:table-row>
            <table:table-row>
              <table:table-cell office:value-type="float" office:value="15.4539">
                <text:p>15.4539</text:p>
              </table:table-cell>
              <table:table-cell office:value-type="float" office:value="15.58">
                <text:p>15.58</text:p>
              </table:table-cell>
            </table:table-row>
            <table:table-row>
              <table:table-cell office:value-type="float" office:value="15.454">
                <text:p>15.454</text:p>
              </table:table-cell>
              <table:table-cell office:value-type="float" office:value="15.58">
                <text:p>15.58</text:p>
              </table:table-cell>
            </table:table-row>
            <table:table-row>
              <table:table-cell office:value-type="float" office:value="15.4549">
                <text:p>15.4549</text:p>
              </table:table-cell>
              <table:table-cell office:value-type="float" office:value="15.61">
                <text:p>15.61</text:p>
              </table:table-cell>
            </table:table-row>
            <table:table-row>
              <table:table-cell office:value-type="float" office:value="15.455">
                <text:p>15.455</text:p>
              </table:table-cell>
              <table:table-cell office:value-type="float" office:value="15.58">
                <text:p>15.58</text:p>
              </table:table-cell>
            </table:table-row>
            <table:table-row>
              <table:table-cell office:value-type="float" office:value="15.4551">
                <text:p>15.4551</text:p>
              </table:table-cell>
              <table:table-cell office:value-type="float" office:value="15.58">
                <text:p>15.58</text:p>
              </table:table-cell>
            </table:table-row>
            <table:table-row>
              <table:table-cell office:value-type="float" office:value="15.4552">
                <text:p>15.4552</text:p>
              </table:table-cell>
              <table:table-cell office:value-type="float" office:value="15.68">
                <text:p>15.68</text:p>
              </table:table-cell>
            </table:table-row>
            <table:table-row>
              <table:table-cell office:value-type="float" office:value="15.4553">
                <text:p>15.4553</text:p>
              </table:table-cell>
              <table:table-cell office:value-type="float" office:value="15.57">
                <text:p>15.57</text:p>
              </table:table-cell>
            </table:table-row>
            <table:table-row>
              <table:table-cell office:value-type="float" office:value="15.456">
                <text:p>15.456</text:p>
              </table:table-cell>
              <table:table-cell office:value-type="float" office:value="15.53">
                <text:p>15.53</text:p>
              </table:table-cell>
            </table:table-row>
            <table:table-row>
              <table:table-cell office:value-type="float" office:value="15.4563">
                <text:p>15.4563</text:p>
              </table:table-cell>
              <table:table-cell office:value-type="float" office:value="15.53">
                <text:p>15.53</text:p>
              </table:table-cell>
            </table:table-row>
            <table:table-row>
              <table:table-cell office:value-type="float" office:value="15.4566">
                <text:p>15.4566</text:p>
              </table:table-cell>
              <table:table-cell office:value-type="float" office:value="15.53">
                <text:p>15.53</text:p>
              </table:table-cell>
            </table:table-row>
            <table:table-row>
              <table:table-cell office:value-type="float" office:value="15.4569">
                <text:p>15.4569</text:p>
              </table:table-cell>
              <table:table-cell office:value-type="float" office:value="15.53">
                <text:p>15.53</text:p>
              </table:table-cell>
            </table:table-row>
            <table:table-row>
              <table:table-cell office:value-type="float" office:value="15.4573">
                <text:p>15.4573</text:p>
              </table:table-cell>
              <table:table-cell office:value-type="float" office:value="15.54">
                <text:p>15.54</text:p>
              </table:table-cell>
            </table:table-row>
            <table:table-row>
              <table:table-cell office:value-type="float" office:value="15.4574">
                <text:p>15.4574</text:p>
              </table:table-cell>
              <table:table-cell office:value-type="float" office:value="15.51">
                <text:p>15.51</text:p>
              </table:table-cell>
            </table:table-row>
            <table:table-row>
              <table:table-cell office:value-type="float" office:value="15.4579">
                <text:p>15.4579</text:p>
              </table:table-cell>
              <table:table-cell office:value-type="float" office:value="15.51">
                <text:p>15.51</text:p>
              </table:table-cell>
            </table:table-row>
            <table:table-row>
              <table:table-cell office:value-type="float" office:value="15.4581">
                <text:p>15.4581</text:p>
              </table:table-cell>
              <table:table-cell office:value-type="float" office:value="15.51">
                <text:p>15.51</text:p>
              </table:table-cell>
            </table:table-row>
            <table:table-row>
              <table:table-cell office:value-type="float" office:value="15.4583">
                <text:p>15.4583</text:p>
              </table:table-cell>
              <table:table-cell office:value-type="float" office:value="15.59">
                <text:p>15.59</text:p>
              </table:table-cell>
            </table:table-row>
            <table:table-row>
              <table:table-cell office:value-type="float" office:value="15.4584">
                <text:p>15.4584</text:p>
              </table:table-cell>
              <table:table-cell office:value-type="float" office:value="15.51">
                <text:p>15.51</text:p>
              </table:table-cell>
            </table:table-row>
            <table:table-row>
              <table:table-cell office:value-type="float" office:value="15.4586">
                <text:p>15.4586</text:p>
              </table:table-cell>
              <table:table-cell office:value-type="float" office:value="15.51">
                <text:p>15.51</text:p>
              </table:table-cell>
            </table:table-row>
            <table:table-row>
              <table:table-cell office:value-type="float" office:value="15.4587">
                <text:p>15.4587</text:p>
              </table:table-cell>
              <table:table-cell office:value-type="float" office:value="15.51">
                <text:p>15.51</text:p>
              </table:table-cell>
            </table:table-row>
            <table:table-row>
              <table:table-cell office:value-type="float" office:value="15.4591">
                <text:p>15.4591</text:p>
              </table:table-cell>
              <table:table-cell office:value-type="float" office:value="15.71">
                <text:p>15.71</text:p>
              </table:table-cell>
            </table:table-row>
            <table:table-row>
              <table:table-cell office:value-type="float" office:value="15.4594">
                <text:p>15.4594</text:p>
              </table:table-cell>
              <table:table-cell office:value-type="float" office:value="15.53">
                <text:p>15.53</text:p>
              </table:table-cell>
            </table:table-row>
            <table:table-row>
              <table:table-cell office:value-type="float" office:value="15.4602">
                <text:p>15.4602</text:p>
              </table:table-cell>
              <table:table-cell office:value-type="float" office:value="15.51">
                <text:p>15.51</text:p>
              </table:table-cell>
            </table:table-row>
            <table:table-row>
              <table:table-cell office:value-type="float" office:value="15.4603">
                <text:p>15.4603</text:p>
              </table:table-cell>
              <table:table-cell office:value-type="float" office:value="15.51">
                <text:p>15.51</text:p>
              </table:table-cell>
            </table:table-row>
            <table:table-row>
              <table:table-cell office:value-type="float" office:value="15.4604">
                <text:p>15.4604</text:p>
              </table:table-cell>
              <table:table-cell office:value-type="float" office:value="15.51">
                <text:p>15.51</text:p>
              </table:table-cell>
            </table:table-row>
            <table:table-row>
              <table:table-cell office:value-type="float" office:value="15.4609">
                <text:p>15.4609</text:p>
              </table:table-cell>
              <table:table-cell office:value-type="float" office:value="15.51">
                <text:p>15.51</text:p>
              </table:table-cell>
            </table:table-row>
            <table:table-row>
              <table:table-cell office:value-type="float" office:value="15.4613">
                <text:p>15.4613</text:p>
              </table:table-cell>
              <table:table-cell office:value-type="float" office:value="15.51">
                <text:p>15.51</text:p>
              </table:table-cell>
            </table:table-row>
            <table:table-row>
              <table:table-cell office:value-type="float" office:value="15.4615">
                <text:p>15.4615</text:p>
              </table:table-cell>
              <table:table-cell office:value-type="float" office:value="15.51">
                <text:p>15.51</text:p>
              </table:table-cell>
            </table:table-row>
            <table:table-row>
              <table:table-cell office:value-type="float" office:value="15.4619">
                <text:p>15.4619</text:p>
              </table:table-cell>
              <table:table-cell office:value-type="float" office:value="15.51">
                <text:p>15.51</text:p>
              </table:table-cell>
            </table:table-row>
            <table:table-row>
              <table:table-cell office:value-type="float" office:value="15.4621">
                <text:p>15.4621</text:p>
              </table:table-cell>
              <table:table-cell office:value-type="float" office:value="15.51">
                <text:p>15.51</text:p>
              </table:table-cell>
            </table:table-row>
            <table:table-row>
              <table:table-cell office:value-type="float" office:value="15.4625">
                <text:p>15.4625</text:p>
              </table:table-cell>
              <table:table-cell office:value-type="float" office:value="15.68">
                <text:p>15.68</text:p>
              </table:table-cell>
            </table:table-row>
            <table:table-row>
              <table:table-cell office:value-type="float" office:value="15.4626">
                <text:p>15.4626</text:p>
              </table:table-cell>
              <table:table-cell office:value-type="float" office:value="15.51">
                <text:p>15.51</text:p>
              </table:table-cell>
            </table:table-row>
            <table:table-row>
              <table:table-cell office:value-type="float" office:value="15.4627">
                <text:p>15.4627</text:p>
              </table:table-cell>
              <table:table-cell office:value-type="float" office:value="15.51">
                <text:p>15.51</text:p>
              </table:table-cell>
            </table:table-row>
            <table:table-row>
              <table:table-cell office:value-type="float" office:value="15.4628">
                <text:p>15.4628</text:p>
              </table:table-cell>
              <table:table-cell office:value-type="float" office:value="15.53">
                <text:p>15.53</text:p>
              </table:table-cell>
            </table:table-row>
            <table:table-row>
              <table:table-cell office:value-type="float" office:value="15.463">
                <text:p>15.463</text:p>
              </table:table-cell>
              <table:table-cell office:value-type="float" office:value="15.51">
                <text:p>15.51</text:p>
              </table:table-cell>
            </table:table-row>
            <table:table-row>
              <table:table-cell office:value-type="float" office:value="15.4633">
                <text:p>15.4633</text:p>
              </table:table-cell>
              <table:table-cell office:value-type="float" office:value="15.51">
                <text:p>15.51</text:p>
              </table:table-cell>
            </table:table-row>
            <table:table-row>
              <table:table-cell office:value-type="float" office:value="15.4639">
                <text:p>15.4639</text:p>
              </table:table-cell>
              <table:table-cell office:value-type="float" office:value="15.53">
                <text:p>15.53</text:p>
              </table:table-cell>
            </table:table-row>
            <table:table-row>
              <table:table-cell office:value-type="float" office:value="15.4642">
                <text:p>15.4642</text:p>
              </table:table-cell>
              <table:table-cell office:value-type="float" office:value="15.53">
                <text:p>15.53</text:p>
              </table:table-cell>
            </table:table-row>
            <table:table-row>
              <table:table-cell office:value-type="float" office:value="15.4644">
                <text:p>15.4644</text:p>
              </table:table-cell>
              <table:table-cell office:value-type="float" office:value="15.65">
                <text:p>15.65</text:p>
              </table:table-cell>
            </table:table-row>
            <table:table-row>
              <table:table-cell office:value-type="float" office:value="15.4645">
                <text:p>15.4645</text:p>
              </table:table-cell>
              <table:table-cell office:value-type="float" office:value="15.53">
                <text:p>15.53</text:p>
              </table:table-cell>
            </table:table-row>
            <table:table-row>
              <table:table-cell office:value-type="float" office:value="15.4647">
                <text:p>15.4647</text:p>
              </table:table-cell>
              <table:table-cell office:value-type="float" office:value="15.54">
                <text:p>15.54</text:p>
              </table:table-cell>
            </table:table-row>
            <table:table-row>
              <table:table-cell office:value-type="float" office:value="15.4649">
                <text:p>15.4649</text:p>
              </table:table-cell>
              <table:table-cell office:value-type="float" office:value="15.51">
                <text:p>15.51</text:p>
              </table:table-cell>
            </table:table-row>
            <table:table-row>
              <table:table-cell office:value-type="float" office:value="15.4652">
                <text:p>15.4652</text:p>
              </table:table-cell>
              <table:table-cell office:value-type="float" office:value="15.51">
                <text:p>15.51</text:p>
              </table:table-cell>
            </table:table-row>
            <table:table-row>
              <table:table-cell office:value-type="float" office:value="15.466">
                <text:p>15.466</text:p>
              </table:table-cell>
              <table:table-cell office:value-type="float" office:value="15.51">
                <text:p>15.51</text:p>
              </table:table-cell>
            </table:table-row>
            <table:table-row>
              <table:table-cell office:value-type="float" office:value="15.4661">
                <text:p>15.4661</text:p>
              </table:table-cell>
              <table:table-cell office:value-type="float" office:value="15.57">
                <text:p>15.57</text:p>
              </table:table-cell>
            </table:table-row>
            <table:table-row>
              <table:table-cell office:value-type="float" office:value="15.4662">
                <text:p>15.4662</text:p>
              </table:table-cell>
              <table:table-cell office:value-type="float" office:value="15.65">
                <text:p>15.65</text:p>
              </table:table-cell>
            </table:table-row>
            <table:table-row>
              <table:table-cell office:value-type="float" office:value="15.4668">
                <text:p>15.4668</text:p>
              </table:table-cell>
              <table:table-cell office:value-type="float" office:value="15.65">
                <text:p>15.65</text:p>
              </table:table-cell>
            </table:table-row>
            <table:table-row>
              <table:table-cell office:value-type="float" office:value="15.4669">
                <text:p>15.4669</text:p>
              </table:table-cell>
              <table:table-cell office:value-type="float" office:value="15.51">
                <text:p>15.51</text:p>
              </table:table-cell>
            </table:table-row>
            <table:table-row>
              <table:table-cell office:value-type="float" office:value="15.4671">
                <text:p>15.4671</text:p>
              </table:table-cell>
              <table:table-cell office:value-type="float" office:value="15.51">
                <text:p>15.51</text:p>
              </table:table-cell>
            </table:table-row>
            <table:table-row>
              <table:table-cell office:value-type="float" office:value="15.4673">
                <text:p>15.4673</text:p>
              </table:table-cell>
              <table:table-cell office:value-type="float" office:value="15.68">
                <text:p>15.68</text:p>
              </table:table-cell>
            </table:table-row>
            <table:table-row>
              <table:table-cell office:value-type="float" office:value="15.4674">
                <text:p>15.4674</text:p>
              </table:table-cell>
              <table:table-cell office:value-type="float" office:value="15.65">
                <text:p>15.65</text:p>
              </table:table-cell>
            </table:table-row>
            <table:table-row>
              <table:table-cell office:value-type="float" office:value="15.4675">
                <text:p>15.4675</text:p>
              </table:table-cell>
              <table:table-cell office:value-type="float" office:value="15.51">
                <text:p>15.51</text:p>
              </table:table-cell>
            </table:table-row>
            <table:table-row>
              <table:table-cell office:value-type="float" office:value="15.4676">
                <text:p>15.4676</text:p>
              </table:table-cell>
              <table:table-cell office:value-type="float" office:value="15.51">
                <text:p>15.51</text:p>
              </table:table-cell>
            </table:table-row>
            <table:table-row>
              <table:table-cell office:value-type="float" office:value="15.4678">
                <text:p>15.4678</text:p>
              </table:table-cell>
              <table:table-cell office:value-type="float" office:value="15.51">
                <text:p>15.51</text:p>
              </table:table-cell>
            </table:table-row>
            <table:table-row>
              <table:table-cell office:value-type="float" office:value="15.4681">
                <text:p>15.4681</text:p>
              </table:table-cell>
              <table:table-cell office:value-type="float" office:value="15.51">
                <text:p>15.51</text:p>
              </table:table-cell>
            </table:table-row>
            <table:table-row>
              <table:table-cell office:value-type="float" office:value="15.4688">
                <text:p>15.4688</text:p>
              </table:table-cell>
              <table:table-cell office:value-type="float" office:value="15.51">
                <text:p>15.51</text:p>
              </table:table-cell>
            </table:table-row>
            <table:table-row>
              <table:table-cell office:value-type="float" office:value="15.4689">
                <text:p>15.4689</text:p>
              </table:table-cell>
              <table:table-cell office:value-type="float" office:value="15.51">
                <text:p>15.51</text:p>
              </table:table-cell>
            </table:table-row>
            <table:table-row>
              <table:table-cell office:value-type="float" office:value="15.4691">
                <text:p>15.4691</text:p>
              </table:table-cell>
              <table:table-cell office:value-type="float" office:value="15.57">
                <text:p>15.57</text:p>
              </table:table-cell>
            </table:table-row>
            <table:table-row>
              <table:table-cell office:value-type="float" office:value="15.4692">
                <text:p>15.4692</text:p>
              </table:table-cell>
              <table:table-cell office:value-type="float" office:value="15.51">
                <text:p>15.51</text:p>
              </table:table-cell>
            </table:table-row>
            <table:table-row>
              <table:table-cell office:value-type="float" office:value="15.4698">
                <text:p>15.4698</text:p>
              </table:table-cell>
              <table:table-cell office:value-type="float" office:value="15.53">
                <text:p>15.53</text:p>
              </table:table-cell>
            </table:table-row>
            <table:table-row>
              <table:table-cell office:value-type="float" office:value="15.47">
                <text:p>15.47</text:p>
              </table:table-cell>
              <table:table-cell office:value-type="float" office:value="15.51">
                <text:p>15.51</text:p>
              </table:table-cell>
            </table:table-row>
            <table:table-row>
              <table:table-cell office:value-type="float" office:value="15.4702">
                <text:p>15.4702</text:p>
              </table:table-cell>
              <table:table-cell office:value-type="float" office:value="15.57">
                <text:p>15.57</text:p>
              </table:table-cell>
            </table:table-row>
            <table:table-row>
              <table:table-cell office:value-type="float" office:value="15.4704">
                <text:p>15.4704</text:p>
              </table:table-cell>
              <table:table-cell office:value-type="float" office:value="15.4">
                <text:p>15.4</text:p>
              </table:table-cell>
            </table:table-row>
            <table:table-row>
              <table:table-cell office:value-type="float" office:value="15.4705">
                <text:p>15.4705</text:p>
              </table:table-cell>
              <table:table-cell office:value-type="float" office:value="15.37">
                <text:p>15.37</text:p>
              </table:table-cell>
            </table:table-row>
            <table:table-row>
              <table:table-cell office:value-type="float" office:value="15.4709">
                <text:p>15.4709</text:p>
              </table:table-cell>
              <table:table-cell office:value-type="float" office:value="15.37">
                <text:p>15.37</text:p>
              </table:table-cell>
            </table:table-row>
            <table:table-row>
              <table:table-cell office:value-type="float" office:value="15.4711">
                <text:p>15.4711</text:p>
              </table:table-cell>
              <table:table-cell office:value-type="float" office:value="15.37">
                <text:p>15.37</text:p>
              </table:table-cell>
            </table:table-row>
            <table:table-row>
              <table:table-cell office:value-type="float" office:value="15.4713">
                <text:p>15.4713</text:p>
              </table:table-cell>
              <table:table-cell office:value-type="float" office:value="15.37">
                <text:p>15.37</text:p>
              </table:table-cell>
            </table:table-row>
            <table:table-row>
              <table:table-cell office:value-type="float" office:value="15.4716">
                <text:p>15.4716</text:p>
              </table:table-cell>
              <table:table-cell office:value-type="float" office:value="15.37">
                <text:p>15.37</text:p>
              </table:table-cell>
            </table:table-row>
            <table:table-row>
              <table:table-cell office:value-type="float" office:value="15.4718">
                <text:p>15.4718</text:p>
              </table:table-cell>
              <table:table-cell office:value-type="float" office:value="15.4">
                <text:p>15.4</text:p>
              </table:table-cell>
            </table:table-row>
            <table:table-row>
              <table:table-cell office:value-type="float" office:value="15.4719">
                <text:p>15.4719</text:p>
              </table:table-cell>
              <table:table-cell office:value-type="float" office:value="15.37">
                <text:p>15.37</text:p>
              </table:table-cell>
            </table:table-row>
            <table:table-row>
              <table:table-cell office:value-type="float" office:value="15.4724">
                <text:p>15.4724</text:p>
              </table:table-cell>
              <table:table-cell office:value-type="float" office:value="15.37">
                <text:p>15.37</text:p>
              </table:table-cell>
            </table:table-row>
            <table:table-row>
              <table:table-cell office:value-type="float" office:value="15.4726">
                <text:p>15.4726</text:p>
              </table:table-cell>
              <table:table-cell office:value-type="float" office:value="15.52">
                <text:p>15.52</text:p>
              </table:table-cell>
            </table:table-row>
            <table:table-row>
              <table:table-cell office:value-type="float" office:value="15.4728">
                <text:p>15.4728</text:p>
              </table:table-cell>
              <table:table-cell office:value-type="float" office:value="15.43">
                <text:p>15.43</text:p>
              </table:table-cell>
            </table:table-row>
            <table:table-row>
              <table:table-cell office:value-type="float" office:value="15.4731">
                <text:p>15.4731</text:p>
              </table:table-cell>
              <table:table-cell office:value-type="float" office:value="15.37">
                <text:p>15.37</text:p>
              </table:table-cell>
            </table:table-row>
            <table:table-row>
              <table:table-cell office:value-type="float" office:value="15.4733">
                <text:p>15.4733</text:p>
              </table:table-cell>
              <table:table-cell office:value-type="float" office:value="15.37">
                <text:p>15.37</text:p>
              </table:table-cell>
            </table:table-row>
            <table:table-row>
              <table:table-cell office:value-type="float" office:value="15.4737">
                <text:p>15.4737</text:p>
              </table:table-cell>
              <table:table-cell office:value-type="float" office:value="14.89">
                <text:p>14.89</text:p>
              </table:table-cell>
            </table:table-row>
            <table:table-row>
              <table:table-cell office:value-type="float" office:value="15.4738">
                <text:p>15.4738</text:p>
              </table:table-cell>
              <table:table-cell office:value-type="float" office:value="14.89">
                <text:p>14.89</text:p>
              </table:table-cell>
            </table:table-row>
            <table:table-row>
              <table:table-cell office:value-type="float" office:value="15.4743">
                <text:p>15.4743</text:p>
              </table:table-cell>
              <table:table-cell office:value-type="float" office:value="14.94">
                <text:p>14.94</text:p>
              </table:table-cell>
            </table:table-row>
            <table:table-row>
              <table:table-cell office:value-type="float" office:value="15.4751">
                <text:p>15.4751</text:p>
              </table:table-cell>
              <table:table-cell office:value-type="float" office:value="14.9">
                <text:p>14.9</text:p>
              </table:table-cell>
            </table:table-row>
            <table:table-row>
              <table:table-cell office:value-type="float" office:value="15.4753">
                <text:p>15.4753</text:p>
              </table:table-cell>
              <table:table-cell office:value-type="float" office:value="14.9">
                <text:p>14.9</text:p>
              </table:table-cell>
            </table:table-row>
            <table:table-row>
              <table:table-cell office:value-type="float" office:value="15.4755">
                <text:p>15.4755</text:p>
              </table:table-cell>
              <table:table-cell office:value-type="float" office:value="14.9">
                <text:p>14.9</text:p>
              </table:table-cell>
            </table:table-row>
            <table:table-row>
              <table:table-cell office:value-type="float" office:value="15.4756">
                <text:p>15.4756</text:p>
              </table:table-cell>
              <table:table-cell office:value-type="float" office:value="14.9">
                <text:p>14.9</text:p>
              </table:table-cell>
            </table:table-row>
            <table:table-row>
              <table:table-cell office:value-type="float" office:value="15.4762">
                <text:p>15.4762</text:p>
              </table:table-cell>
              <table:table-cell office:value-type="float" office:value="14.9">
                <text:p>14.9</text:p>
              </table:table-cell>
            </table:table-row>
            <table:table-row>
              <table:table-cell office:value-type="float" office:value="15.4766">
                <text:p>15.4766</text:p>
              </table:table-cell>
              <table:table-cell office:value-type="float" office:value="15.06">
                <text:p>15.06</text:p>
              </table:table-cell>
            </table:table-row>
            <table:table-row>
              <table:table-cell office:value-type="float" office:value="15.4772">
                <text:p>15.4772</text:p>
              </table:table-cell>
              <table:table-cell office:value-type="float" office:value="14.9">
                <text:p>14.9</text:p>
              </table:table-cell>
            </table:table-row>
            <table:table-row>
              <table:table-cell office:value-type="float" office:value="15.4776">
                <text:p>15.4776</text:p>
              </table:table-cell>
              <table:table-cell office:value-type="float" office:value="14.9">
                <text:p>14.9</text:p>
              </table:table-cell>
            </table:table-row>
            <table:table-row>
              <table:table-cell office:value-type="float" office:value="15.4779">
                <text:p>15.4779</text:p>
              </table:table-cell>
              <table:table-cell office:value-type="float" office:value="14.9">
                <text:p>14.9</text:p>
              </table:table-cell>
            </table:table-row>
            <table:table-row>
              <table:table-cell office:value-type="float" office:value="15.4786">
                <text:p>15.4786</text:p>
              </table:table-cell>
              <table:table-cell office:value-type="float" office:value="15.04">
                <text:p>15.04</text:p>
              </table:table-cell>
            </table:table-row>
            <table:table-row>
              <table:table-cell office:value-type="float" office:value="15.4791">
                <text:p>15.4791</text:p>
              </table:table-cell>
              <table:table-cell office:value-type="float" office:value="14.92">
                <text:p>14.92</text:p>
              </table:table-cell>
            </table:table-row>
            <table:table-row>
              <table:table-cell office:value-type="float" office:value="15.4797">
                <text:p>15.4797</text:p>
              </table:table-cell>
              <table:table-cell office:value-type="float" office:value="14.9">
                <text:p>14.9</text:p>
              </table:table-cell>
            </table:table-row>
            <table:table-row>
              <table:table-cell office:value-type="float" office:value="15.48">
                <text:p>15.48</text:p>
              </table:table-cell>
              <table:table-cell office:value-type="float" office:value="14.9">
                <text:p>14.9</text:p>
              </table:table-cell>
            </table:table-row>
            <table:table-row>
              <table:table-cell office:value-type="float" office:value="15.4801">
                <text:p>15.4801</text:p>
              </table:table-cell>
              <table:table-cell office:value-type="float" office:value="14.9">
                <text:p>14.9</text:p>
              </table:table-cell>
            </table:table-row>
            <table:table-row>
              <table:table-cell office:value-type="float" office:value="15.4802">
                <text:p>15.4802</text:p>
              </table:table-cell>
              <table:table-cell office:value-type="float" office:value="14.95">
                <text:p>14.95</text:p>
              </table:table-cell>
            </table:table-row>
            <table:table-row>
              <table:table-cell office:value-type="float" office:value="15.4805">
                <text:p>15.4805</text:p>
              </table:table-cell>
              <table:table-cell office:value-type="float" office:value="14.95">
                <text:p>14.95</text:p>
              </table:table-cell>
            </table:table-row>
            <table:table-row>
              <table:table-cell office:value-type="float" office:value="15.481">
                <text:p>15.481</text:p>
              </table:table-cell>
              <table:table-cell office:value-type="float" office:value="14.9">
                <text:p>14.9</text:p>
              </table:table-cell>
            </table:table-row>
            <table:table-row>
              <table:table-cell office:value-type="float" office:value="15.4818">
                <text:p>15.4818</text:p>
              </table:table-cell>
              <table:table-cell office:value-type="float" office:value="14.9">
                <text:p>14.9</text:p>
              </table:table-cell>
            </table:table-row>
            <table:table-row>
              <table:table-cell office:value-type="float" office:value="15.482">
                <text:p>15.482</text:p>
              </table:table-cell>
              <table:table-cell office:value-type="float" office:value="14.9">
                <text:p>14.9</text:p>
              </table:table-cell>
            </table:table-row>
            <table:table-row>
              <table:table-cell office:value-type="float" office:value="15.4822">
                <text:p>15.4822</text:p>
              </table:table-cell>
              <table:table-cell office:value-type="float" office:value="15.06">
                <text:p>15.06</text:p>
              </table:table-cell>
            </table:table-row>
            <table:table-row>
              <table:table-cell office:value-type="float" office:value="15.483">
                <text:p>15.483</text:p>
              </table:table-cell>
              <table:table-cell office:value-type="float" office:value="15.04">
                <text:p>15.04</text:p>
              </table:table-cell>
            </table:table-row>
            <table:table-row>
              <table:table-cell office:value-type="float" office:value="15.4833">
                <text:p>15.4833</text:p>
              </table:table-cell>
              <table:table-cell office:value-type="float" office:value="15.04">
                <text:p>15.04</text:p>
              </table:table-cell>
            </table:table-row>
            <table:table-row>
              <table:table-cell office:value-type="float" office:value="15.4843">
                <text:p>15.4843</text:p>
              </table:table-cell>
              <table:table-cell office:value-type="float" office:value="14.9">
                <text:p>14.9</text:p>
              </table:table-cell>
            </table:table-row>
            <table:table-row>
              <table:table-cell office:value-type="float" office:value="15.4853">
                <text:p>15.4853</text:p>
              </table:table-cell>
              <table:table-cell office:value-type="float" office:value="15.42">
                <text:p>15.42</text:p>
              </table:table-cell>
            </table:table-row>
            <table:table-row>
              <table:table-cell office:value-type="float" office:value="15.4854">
                <text:p>15.4854</text:p>
              </table:table-cell>
              <table:table-cell office:value-type="float" office:value="15.34">
                <text:p>15.34</text:p>
              </table:table-cell>
            </table:table-row>
            <table:table-row>
              <table:table-cell office:value-type="float" office:value="15.4857">
                <text:p>15.4857</text:p>
              </table:table-cell>
              <table:table-cell office:value-type="float" office:value="15.34">
                <text:p>15.34</text:p>
              </table:table-cell>
            </table:table-row>
            <table:table-row>
              <table:table-cell office:value-type="float" office:value="15.4859">
                <text:p>15.4859</text:p>
              </table:table-cell>
              <table:table-cell office:value-type="float" office:value="15.48">
                <text:p>15.48</text:p>
              </table:table-cell>
            </table:table-row>
            <table:table-row>
              <table:table-cell office:value-type="float" office:value="15.4863">
                <text:p>15.4863</text:p>
              </table:table-cell>
              <table:table-cell office:value-type="float" office:value="15.48">
                <text:p>15.48</text:p>
              </table:table-cell>
            </table:table-row>
            <table:table-row>
              <table:table-cell office:value-type="float" office:value="15.4864">
                <text:p>15.4864</text:p>
              </table:table-cell>
              <table:table-cell office:value-type="float" office:value="15.42">
                <text:p>15.42</text:p>
              </table:table-cell>
            </table:table-row>
            <table:table-row>
              <table:table-cell office:value-type="float" office:value="15.4868">
                <text:p>15.4868</text:p>
              </table:table-cell>
              <table:table-cell office:value-type="float" office:value="15.34">
                <text:p>15.34</text:p>
              </table:table-cell>
            </table:table-row>
            <table:table-row>
              <table:table-cell office:value-type="float" office:value="15.4869">
                <text:p>15.4869</text:p>
              </table:table-cell>
              <table:table-cell office:value-type="float" office:value="15.37">
                <text:p>15.37</text:p>
              </table:table-cell>
            </table:table-row>
            <table:table-row>
              <table:table-cell office:value-type="float" office:value="15.4892">
                <text:p>15.4892</text:p>
              </table:table-cell>
              <table:table-cell office:value-type="float" office:value="15.34">
                <text:p>15.34</text:p>
              </table:table-cell>
            </table:table-row>
            <table:table-row>
              <table:table-cell office:value-type="float" office:value="15.4894">
                <text:p>15.4894</text:p>
              </table:table-cell>
              <table:table-cell office:value-type="float" office:value="15.34">
                <text:p>15.34</text:p>
              </table:table-cell>
            </table:table-row>
            <table:table-row>
              <table:table-cell office:value-type="float" office:value="15.4899">
                <text:p>15.4899</text:p>
              </table:table-cell>
              <table:table-cell office:value-type="float" office:value="15.34">
                <text:p>15.34</text:p>
              </table:table-cell>
            </table:table-row>
            <table:table-row>
              <table:table-cell office:value-type="float" office:value="15.4901">
                <text:p>15.4901</text:p>
              </table:table-cell>
              <table:table-cell office:value-type="float" office:value="15.36">
                <text:p>15.36</text:p>
              </table:table-cell>
            </table:table-row>
            <table:table-row>
              <table:table-cell office:value-type="float" office:value="15.4908">
                <text:p>15.4908</text:p>
              </table:table-cell>
              <table:table-cell office:value-type="float" office:value="15.48">
                <text:p>15.48</text:p>
              </table:table-cell>
            </table:table-row>
            <table:table-row>
              <table:table-cell office:value-type="float" office:value="15.4915">
                <text:p>15.4915</text:p>
              </table:table-cell>
              <table:table-cell office:value-type="float" office:value="15.36">
                <text:p>15.36</text:p>
              </table:table-cell>
            </table:table-row>
            <table:table-row>
              <table:table-cell office:value-type="float" office:value="15.4916">
                <text:p>15.4916</text:p>
              </table:table-cell>
              <table:table-cell office:value-type="float" office:value="15.34">
                <text:p>15.34</text:p>
              </table:table-cell>
            </table:table-row>
            <table:table-row>
              <table:table-cell office:value-type="float" office:value="15.4921">
                <text:p>15.4921</text:p>
              </table:table-cell>
              <table:table-cell office:value-type="float" office:value="15.54">
                <text:p>15.54</text:p>
              </table:table-cell>
            </table:table-row>
            <table:table-row>
              <table:table-cell office:value-type="float" office:value="15.4922">
                <text:p>15.4922</text:p>
              </table:table-cell>
              <table:table-cell office:value-type="float" office:value="15.34">
                <text:p>15.34</text:p>
              </table:table-cell>
            </table:table-row>
            <table:table-row>
              <table:table-cell office:value-type="float" office:value="15.4926">
                <text:p>15.4926</text:p>
              </table:table-cell>
              <table:table-cell office:value-type="float" office:value="15.36">
                <text:p>15.36</text:p>
              </table:table-cell>
            </table:table-row>
            <table:table-row>
              <table:table-cell office:value-type="float" office:value="15.4932">
                <text:p>15.4932</text:p>
              </table:table-cell>
              <table:table-cell office:value-type="float" office:value="15.36">
                <text:p>15.36</text:p>
              </table:table-cell>
            </table:table-row>
            <table:table-row>
              <table:table-cell office:value-type="float" office:value="15.4934">
                <text:p>15.4934</text:p>
              </table:table-cell>
              <table:table-cell office:value-type="float" office:value="15.37">
                <text:p>15.37</text:p>
              </table:table-cell>
            </table:table-row>
            <table:table-row>
              <table:table-cell office:value-type="float" office:value="15.4947">
                <text:p>15.4947</text:p>
              </table:table-cell>
              <table:table-cell office:value-type="float" office:value="15.34">
                <text:p>15.34</text:p>
              </table:table-cell>
            </table:table-row>
            <table:table-row>
              <table:table-cell office:value-type="float" office:value="15.4948">
                <text:p>15.4948</text:p>
              </table:table-cell>
              <table:table-cell office:value-type="float" office:value="15.34">
                <text:p>15.34</text:p>
              </table:table-cell>
            </table:table-row>
            <table:table-row>
              <table:table-cell office:value-type="float" office:value="15.4952">
                <text:p>15.4952</text:p>
              </table:table-cell>
              <table:table-cell office:value-type="float" office:value="15.34">
                <text:p>15.34</text:p>
              </table:table-cell>
            </table:table-row>
            <table:table-row>
              <table:table-cell office:value-type="float" office:value="15.4954">
                <text:p>15.4954</text:p>
              </table:table-cell>
              <table:table-cell office:value-type="float" office:value="15.36">
                <text:p>15.36</text:p>
              </table:table-cell>
            </table:table-row>
            <table:table-row>
              <table:table-cell office:value-type="float" office:value="15.4959">
                <text:p>15.4959</text:p>
              </table:table-cell>
              <table:table-cell office:value-type="float" office:value="15.34">
                <text:p>15.34</text:p>
              </table:table-cell>
            </table:table-row>
            <table:table-row>
              <table:table-cell office:value-type="float" office:value="15.4964">
                <text:p>15.4964</text:p>
              </table:table-cell>
              <table:table-cell office:value-type="float" office:value="15.34">
                <text:p>15.34</text:p>
              </table:table-cell>
            </table:table-row>
            <table:table-row>
              <table:table-cell office:value-type="float" office:value="15.4967">
                <text:p>15.4967</text:p>
              </table:table-cell>
              <table:table-cell office:value-type="float" office:value="15.34">
                <text:p>15.34</text:p>
              </table:table-cell>
            </table:table-row>
            <table:table-row>
              <table:table-cell office:value-type="float" office:value="15.4973">
                <text:p>15.4973</text:p>
              </table:table-cell>
              <table:table-cell office:value-type="float" office:value="15.37">
                <text:p>15.37</text:p>
              </table:table-cell>
            </table:table-row>
            <table:table-row>
              <table:table-cell office:value-type="float" office:value="15.4976">
                <text:p>15.4976</text:p>
              </table:table-cell>
              <table:table-cell office:value-type="float" office:value="15.34">
                <text:p>15.34</text:p>
              </table:table-cell>
            </table:table-row>
            <table:table-row>
              <table:table-cell office:value-type="float" office:value="15.4993">
                <text:p>15.4993</text:p>
              </table:table-cell>
              <table:table-cell office:value-type="float" office:value="15.27">
                <text:p>15.27</text:p>
              </table:table-cell>
            </table:table-row>
            <table:table-row>
              <table:table-cell office:value-type="float" office:value="15.4995">
                <text:p>15.4995</text:p>
              </table:table-cell>
              <table:table-cell office:value-type="float" office:value="15.12">
                <text:p>15.12</text:p>
              </table:table-cell>
            </table:table-row>
            <table:table-row>
              <table:table-cell office:value-type="float" office:value="15.5006">
                <text:p>15.5006</text:p>
              </table:table-cell>
              <table:table-cell office:value-type="float" office:value="14.22">
                <text:p>14.22</text:p>
              </table:table-cell>
            </table:table-row>
            <table:table-row>
              <table:table-cell office:value-type="float" office:value="15.5013">
                <text:p>15.5013</text:p>
              </table:table-cell>
              <table:table-cell office:value-type="float" office:value="14.07">
                <text:p>14.07</text:p>
              </table:table-cell>
            </table:table-row>
            <table:table-row>
              <table:table-cell office:value-type="float" office:value="15.5036">
                <text:p>15.5036</text:p>
              </table:table-cell>
              <table:table-cell office:value-type="float" office:value="14.11">
                <text:p>14.11</text:p>
              </table:table-cell>
            </table:table-row>
            <table:table-row>
              <table:table-cell office:value-type="float" office:value="15.5038">
                <text:p>15.5038</text:p>
              </table:table-cell>
              <table:table-cell office:value-type="float" office:value="14.08">
                <text:p>14.08</text:p>
              </table:table-cell>
            </table:table-row>
            <table:table-row>
              <table:table-cell office:value-type="float" office:value="15.5046">
                <text:p>15.5046</text:p>
              </table:table-cell>
              <table:table-cell office:value-type="float" office:value="14.14">
                <text:p>14.14</text:p>
              </table:table-cell>
            </table:table-row>
            <table:table-row>
              <table:table-cell office:value-type="float" office:value="15.5055">
                <text:p>15.5055</text:p>
              </table:table-cell>
              <table:table-cell office:value-type="float" office:value="14.69">
                <text:p>14.69</text:p>
              </table:table-cell>
            </table:table-row>
            <table:table-row>
              <table:table-cell office:value-type="float" office:value="15.5063">
                <text:p>15.5063</text:p>
              </table:table-cell>
              <table:table-cell office:value-type="float" office:value="14.69">
                <text:p>14.69</text:p>
              </table:table-cell>
            </table:table-row>
            <table:table-row>
              <table:table-cell office:value-type="float" office:value="15.5068">
                <text:p>15.5068</text:p>
              </table:table-cell>
              <table:table-cell office:value-type="float" office:value="14.69">
                <text:p>14.69</text:p>
              </table:table-cell>
            </table:table-row>
            <table:table-row>
              <table:table-cell office:value-type="float" office:value="15.508">
                <text:p>15.508</text:p>
              </table:table-cell>
              <table:table-cell office:value-type="float" office:value="14.84">
                <text:p>14.84</text:p>
              </table:table-cell>
            </table:table-row>
            <table:table-row>
              <table:table-cell office:value-type="float" office:value="15.5081">
                <text:p>15.5081</text:p>
              </table:table-cell>
              <table:table-cell office:value-type="float" office:value="14.86">
                <text:p>14.86</text:p>
              </table:table-cell>
            </table:table-row>
            <table:table-row>
              <table:table-cell office:value-type="float" office:value="15.5097">
                <text:p>15.5097</text:p>
              </table:table-cell>
              <table:table-cell office:value-type="float" office:value="14.69">
                <text:p>14.69</text:p>
              </table:table-cell>
            </table:table-row>
            <table:table-row>
              <table:table-cell office:value-type="float" office:value="15.5105">
                <text:p>15.5105</text:p>
              </table:table-cell>
              <table:table-cell office:value-type="float" office:value="14.84">
                <text:p>14.84</text:p>
              </table:table-cell>
            </table:table-row>
            <table:table-row>
              <table:table-cell office:value-type="float" office:value="15.5106">
                <text:p>15.5106</text:p>
              </table:table-cell>
              <table:table-cell office:value-type="float" office:value="14.72">
                <text:p>14.72</text:p>
              </table:table-cell>
            </table:table-row>
            <table:table-row>
              <table:table-cell office:value-type="float" office:value="15.5129">
                <text:p>15.5129</text:p>
              </table:table-cell>
              <table:table-cell office:value-type="float" office:value="14.92">
                <text:p>14.92</text:p>
              </table:table-cell>
            </table:table-row>
            <table:table-row>
              <table:table-cell office:value-type="float" office:value="15.5139">
                <text:p>15.5139</text:p>
              </table:table-cell>
              <table:table-cell office:value-type="float" office:value="14.69">
                <text:p>14.69</text:p>
              </table:table-cell>
            </table:table-row>
            <table:table-row>
              <table:table-cell office:value-type="float" office:value="15.5145">
                <text:p>15.5145</text:p>
              </table:table-cell>
              <table:table-cell office:value-type="float" office:value="14.69">
                <text:p>14.69</text:p>
              </table:table-cell>
            </table:table-row>
            <table:table-row>
              <table:table-cell office:value-type="float" office:value="15.5154">
                <text:p>15.5154</text:p>
              </table:table-cell>
              <table:table-cell office:value-type="float" office:value="14.72">
                <text:p>14.72</text:p>
              </table:table-cell>
            </table:table-row>
            <table:table-row>
              <table:table-cell office:value-type="float" office:value="15.5178">
                <text:p>15.5178</text:p>
              </table:table-cell>
              <table:table-cell office:value-type="float" office:value="14.94">
                <text:p>14.94</text:p>
              </table:table-cell>
            </table:table-row>
            <table:table-row>
              <table:table-cell office:value-type="float" office:value="15.5214">
                <text:p>15.5214</text:p>
              </table:table-cell>
              <table:table-cell office:value-type="float" office:value="15.08">
                <text:p>15.08</text:p>
              </table:table-cell>
            </table:table-row>
            <table:table-row>
              <table:table-cell office:value-type="float" office:value="15.5219">
                <text:p>15.5219</text:p>
              </table:table-cell>
              <table:table-cell office:value-type="float" office:value="15.02">
                <text:p>15.02</text:p>
              </table:table-cell>
            </table:table-row>
            <table:table-row>
              <table:table-cell office:value-type="float" office:value="15.5232">
                <text:p>15.5232</text:p>
              </table:table-cell>
              <table:table-cell office:value-type="float" office:value="14.99">
                <text:p>14.99</text:p>
              </table:table-cell>
            </table:table-row>
            <table:table-row>
              <table:table-cell office:value-type="float" office:value="15.5255">
                <text:p>15.5255</text:p>
              </table:table-cell>
              <table:table-cell office:value-type="float" office:value="15.08">
                <text:p>15.08</text:p>
              </table:table-cell>
            </table:table-row>
            <table:table-row>
              <table:table-cell office:value-type="float" office:value="15.5267">
                <text:p>15.5267</text:p>
              </table:table-cell>
              <table:table-cell office:value-type="float" office:value="14.94">
                <text:p>14.94</text:p>
              </table:table-cell>
            </table:table-row>
            <table:table-row>
              <table:table-cell office:value-type="float" office:value="15.5296">
                <text:p>15.5296</text:p>
              </table:table-cell>
              <table:table-cell office:value-type="float" office:value="15.08">
                <text:p>15.08</text:p>
              </table:table-cell>
            </table:table-row>
            <table:table-row>
              <table:table-cell office:value-type="float" office:value="15.5306">
                <text:p>15.530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5.5307">
                <text:p>15.5307</text:p>
              </table:table-cell>
              <table:table-cell office:value-type="float" office:value="15.12">
                <text:p>15.12</text:p>
              </table:table-cell>
            </table:table-row>
            <table:table-row>
              <table:table-cell office:value-type="float" office:value="15.5315">
                <text:p>15.5315</text:p>
              </table:table-cell>
              <table:table-cell office:value-type="float" office:value="14.97">
                <text:p>14.97</text:p>
              </table:table-cell>
            </table:table-row>
            <table:table-row>
              <table:table-cell office:value-type="float" office:value="15.5317">
                <text:p>15.5317</text:p>
              </table:table-cell>
              <table:table-cell office:value-type="float" office:value="14.97">
                <text:p>14.97</text:p>
              </table:table-cell>
            </table:table-row>
            <table:table-row>
              <table:table-cell office:value-type="float" office:value="15.552">
                <text:p>15.552</text:p>
              </table:table-cell>
              <table:table-cell office:value-type="float" office:value="14.7">
                <text:p>14.7</text:p>
              </table:table-cell>
            </table:table-row>
            <table:table-row>
              <table:table-cell office:value-type="float" office:value="15.5535">
                <text:p>15.5535</text:p>
              </table:table-cell>
              <table:table-cell office:value-type="float" office:value="14.68">
                <text:p>14.68</text:p>
              </table:table-cell>
            </table:table-row>
            <table:table-row>
              <table:table-cell office:value-type="float" office:value="15.5552">
                <text:p>15.5552</text:p>
              </table:table-cell>
              <table:table-cell office:value-type="float" office:value="14.96">
                <text:p>14.96</text:p>
              </table:table-cell>
            </table:table-row>
            <table:table-row>
              <table:table-cell office:value-type="float" office:value="15.5559">
                <text:p>15.5559</text:p>
              </table:table-cell>
              <table:table-cell office:value-type="float" office:value="14.81">
                <text:p>14.81</text:p>
              </table:table-cell>
            </table:table-row>
            <table:table-row>
              <table:table-cell office:value-type="float" office:value="15.5571">
                <text:p>15.5571</text:p>
              </table:table-cell>
              <table:table-cell office:value-type="float" office:value="14.96">
                <text:p>14.96</text:p>
              </table:table-cell>
            </table:table-row>
            <table:table-row>
              <table:table-cell office:value-type="float" office:value="15.5618">
                <text:p>15.5618</text:p>
              </table:table-cell>
              <table:table-cell office:value-type="float" office:value="14.48">
                <text:p>14.48</text:p>
              </table:table-cell>
            </table:table-row>
            <table:table-row>
              <table:table-cell office:value-type="float" office:value="15.5658">
                <text:p>15.5658</text:p>
              </table:table-cell>
              <table:table-cell office:value-type="float" office:value="14.2">
                <text:p>14.2</text:p>
              </table:table-cell>
            </table:table-row>
            <table:table-row>
              <table:table-cell office:value-type="float" office:value="15.5679">
                <text:p>15.5679</text:p>
              </table:table-cell>
              <table:table-cell office:value-type="float" office:value="14.2">
                <text:p>14.2</text:p>
              </table:table-cell>
            </table:table-row>
            <table:table-row>
              <table:table-cell office:value-type="float" office:value="15.569">
                <text:p>15.569</text:p>
              </table:table-cell>
              <table:table-cell office:value-type="float" office:value="14.2">
                <text:p>14.2</text:p>
              </table:table-cell>
            </table:table-row>
            <table:table-row>
              <table:table-cell office:value-type="float" office:value="15.574">
                <text:p>15.574</text:p>
              </table:table-cell>
              <table:table-cell office:value-type="float" office:value="14.28">
                <text:p>14.28</text:p>
              </table:table-cell>
            </table:table-row>
            <table:table-row>
              <table:table-cell office:value-type="float" office:value="15.5866">
                <text:p>15.5866</text:p>
              </table:table-cell>
              <table:table-cell office:value-type="float" office:value="14.52">
                <text:p>14.52</text:p>
              </table:table-cell>
            </table:table-row>
            <table:table-row>
              <table:table-cell office:value-type="float" office:value="15.5874">
                <text:p>15.5874</text:p>
              </table:table-cell>
              <table:table-cell office:value-type="float" office:value="14.63">
                <text:p>14.63</text:p>
              </table:table-cell>
            </table:table-row>
            <table:table-row>
              <table:table-cell office:value-type="float" office:value="15.5899">
                <text:p>15.5899</text:p>
              </table:table-cell>
              <table:table-cell office:value-type="float" office:value="14.69">
                <text:p>14.69</text:p>
              </table:table-cell>
            </table:table-row>
            <table:table-row>
              <table:table-cell office:value-type="float" office:value="15.5903">
                <text:p>15.5903</text:p>
              </table:table-cell>
              <table:table-cell office:value-type="float" office:value="14.52">
                <text:p>14.52</text:p>
              </table:table-cell>
            </table:table-row>
            <table:table-row>
              <table:table-cell office:value-type="float" office:value="15.5908">
                <text:p>15.5908</text:p>
              </table:table-cell>
              <table:table-cell office:value-type="float" office:value="14.63">
                <text:p>14.63</text:p>
              </table:table-cell>
            </table:table-row>
            <table:table-row>
              <table:table-cell office:value-type="float" office:value="15.591">
                <text:p>15.591</text:p>
              </table:table-cell>
              <table:table-cell office:value-type="float" office:value="14.49">
                <text:p>14.49</text:p>
              </table:table-cell>
            </table:table-row>
            <table:table-row>
              <table:table-cell office:value-type="float" office:value="15.5916">
                <text:p>15.5916</text:p>
              </table:table-cell>
              <table:table-cell office:value-type="float" office:value="14.49">
                <text:p>14.49</text:p>
              </table:table-cell>
            </table:table-row>
            <table:table-row>
              <table:table-cell office:value-type="float" office:value="15.5945">
                <text:p>15.5945</text:p>
              </table:table-cell>
              <table:table-cell office:value-type="float" office:value="14.55">
                <text:p>14.55</text:p>
              </table:table-cell>
            </table:table-row>
            <table:table-row>
              <table:table-cell office:value-type="float" office:value="15.5966">
                <text:p>15.5966</text:p>
              </table:table-cell>
              <table:table-cell office:value-type="float" office:value="14.67">
                <text:p>14.67</text:p>
              </table:table-cell>
            </table:table-row>
            <table:table-row>
              <table:table-cell office:value-type="float" office:value="15.5991">
                <text:p>15.5991</text:p>
              </table:table-cell>
              <table:table-cell office:value-type="float" office:value="14.58">
                <text:p>14.58</text:p>
              </table:table-cell>
            </table:table-row>
            <table:table-row>
              <table:table-cell office:value-type="float" office:value="15.6658">
                <text:p>15.6658</text:p>
              </table:table-cell>
              <table:table-cell office:value-type="float" office:value="15.9">
                <text:p>15.9</text:p>
              </table:table-cell>
            </table:table-row>
            <table:table-row>
              <table:table-cell office:value-type="float" office:value="15.6661">
                <text:p>15.6661</text:p>
              </table:table-cell>
              <table:table-cell office:value-type="float" office:value="15.9">
                <text:p>15.9</text:p>
              </table:table-cell>
            </table:table-row>
            <table:table-row>
              <table:table-cell office:value-type="float" office:value="15.6665">
                <text:p>15.6665</text:p>
              </table:table-cell>
              <table:table-cell office:value-type="float" office:value="15.84">
                <text:p>15.84</text:p>
              </table:table-cell>
            </table:table-row>
            <table:table-row>
              <table:table-cell office:value-type="float" office:value="15.6674">
                <text:p>15.6674</text:p>
              </table:table-cell>
              <table:table-cell office:value-type="float" office:value="15.93">
                <text:p>15.93</text:p>
              </table:table-cell>
            </table:table-row>
            <table:table-row>
              <table:table-cell office:value-type="float" office:value="15.669">
                <text:p>15.669</text:p>
              </table:table-cell>
              <table:table-cell office:value-type="float" office:value="15.84">
                <text:p>15.84</text:p>
              </table:table-cell>
            </table:table-row>
            <table:table-row>
              <table:table-cell office:value-type="float" office:value="15.6699">
                <text:p>15.6699</text:p>
              </table:table-cell>
              <table:table-cell office:value-type="float" office:value="16.03">
                <text:p>16.03</text:p>
              </table:table-cell>
            </table:table-row>
            <table:table-row>
              <table:table-cell office:value-type="float" office:value="15.6727">
                <text:p>15.6727</text:p>
              </table:table-cell>
              <table:table-cell office:value-type="float" office:value="15.93">
                <text:p>15.93</text:p>
              </table:table-cell>
            </table:table-row>
            <table:table-row>
              <table:table-cell office:value-type="float" office:value="15.6731">
                <text:p>15.6731</text:p>
              </table:table-cell>
              <table:table-cell office:value-type="float" office:value="15.84">
                <text:p>15.84</text:p>
              </table:table-cell>
            </table:table-row>
            <table:table-row>
              <table:table-cell office:value-type="float" office:value="15.6755">
                <text:p>15.6755</text:p>
              </table:table-cell>
              <table:table-cell office:value-type="float" office:value="15.89">
                <text:p>15.89</text:p>
              </table:table-cell>
            </table:table-row>
            <table:table-row>
              <table:table-cell office:value-type="float" office:value="15.6759">
                <text:p>15.6759</text:p>
              </table:table-cell>
              <table:table-cell office:value-type="float" office:value="15.92">
                <text:p>15.92</text:p>
              </table:table-cell>
            </table:table-row>
            <table:table-row>
              <table:table-cell office:value-type="float" office:value="15.6774">
                <text:p>15.6774</text:p>
              </table:table-cell>
              <table:table-cell office:value-type="float" office:value="16.1">
                <text:p>16.1</text:p>
              </table:table-cell>
            </table:table-row>
            <table:table-row>
              <table:table-cell office:value-type="float" office:value="15.6783">
                <text:p>15.6783</text:p>
              </table:table-cell>
              <table:table-cell office:value-type="float" office:value="15.48">
                <text:p>15.48</text:p>
              </table:table-cell>
            </table:table-row>
            <table:table-row>
              <table:table-cell office:value-type="float" office:value="15.6788">
                <text:p>15.6788</text:p>
              </table:table-cell>
              <table:table-cell office:value-type="float" office:value="15.48">
                <text:p>15.48</text:p>
              </table:table-cell>
            </table:table-row>
            <table:table-row>
              <table:table-cell office:value-type="float" office:value="15.6789">
                <text:p>15.6789</text:p>
              </table:table-cell>
              <table:table-cell office:value-type="float" office:value="15.66">
                <text:p>15.66</text:p>
              </table:table-cell>
            </table:table-row>
            <table:table-row>
              <table:table-cell office:value-type="float" office:value="15.6804">
                <text:p>15.6804</text:p>
              </table:table-cell>
              <table:table-cell office:value-type="float" office:value="14.88">
                <text:p>14.88</text:p>
              </table:table-cell>
            </table:table-row>
            <table:table-row>
              <table:table-cell office:value-type="float" office:value="15.6816">
                <text:p>15.6816</text:p>
              </table:table-cell>
              <table:table-cell office:value-type="float" office:value="14.94">
                <text:p>14.94</text:p>
              </table:table-cell>
            </table:table-row>
            <table:table-row>
              <table:table-cell office:value-type="float" office:value="15.6826">
                <text:p>15.6826</text:p>
              </table:table-cell>
              <table:table-cell office:value-type="float" office:value="14.91">
                <text:p>14.91</text:p>
              </table:table-cell>
            </table:table-row>
            <table:table-row>
              <table:table-cell office:value-type="float" office:value="15.6845">
                <text:p>15.6845</text:p>
              </table:table-cell>
              <table:table-cell office:value-type="float" office:value="14.78">
                <text:p>14.78</text:p>
              </table:table-cell>
            </table:table-row>
            <table:table-row>
              <table:table-cell office:value-type="float" office:value="15.6902">
                <text:p>15.6902</text:p>
              </table:table-cell>
              <table:table-cell office:value-type="float" office:value="14.96">
                <text:p>14.96</text:p>
              </table:table-cell>
            </table:table-row>
            <table:table-row>
              <table:table-cell office:value-type="float" office:value="15.6907">
                <text:p>15.6907</text:p>
              </table:table-cell>
              <table:table-cell office:value-type="float" office:value="14.78">
                <text:p>14.78</text:p>
              </table:table-cell>
            </table:table-row>
            <table:table-row>
              <table:table-cell office:value-type="float" office:value="15.6922">
                <text:p>15.6922</text:p>
              </table:table-cell>
              <table:table-cell office:value-type="float" office:value="15.42">
                <text:p>15.42</text:p>
              </table:table-cell>
            </table:table-row>
            <table:table-row>
              <table:table-cell office:value-type="float" office:value="15.693">
                <text:p>15.693</text:p>
              </table:table-cell>
              <table:table-cell office:value-type="float" office:value="15.39">
                <text:p>15.39</text:p>
              </table:table-cell>
            </table:table-row>
            <table:table-row>
              <table:table-cell office:value-type="float" office:value="15.6948">
                <text:p>15.6948</text:p>
              </table:table-cell>
              <table:table-cell office:value-type="float" office:value="15.42">
                <text:p>15.42</text:p>
              </table:table-cell>
            </table:table-row>
            <table:table-row>
              <table:table-cell office:value-type="float" office:value="15.7005">
                <text:p>15.7005</text:p>
              </table:table-cell>
              <table:table-cell office:value-type="float" office:value="14.8">
                <text:p>14.8</text:p>
              </table:table-cell>
            </table:table-row>
            <table:table-row>
              <table:table-cell office:value-type="float" office:value="15.7035">
                <text:p>15.7035</text:p>
              </table:table-cell>
              <table:table-cell office:value-type="float" office:value="14.17">
                <text:p>14.17</text:p>
              </table:table-cell>
            </table:table-row>
            <table:table-row>
              <table:table-cell office:value-type="float" office:value="15.7071">
                <text:p>15.7071</text:p>
              </table:table-cell>
              <table:table-cell office:value-type="float" office:value="14.17">
                <text:p>14.17</text:p>
              </table:table-cell>
            </table:table-row>
            <table:table-row>
              <table:table-cell office:value-type="float" office:value="15.7148">
                <text:p>15.7148</text:p>
              </table:table-cell>
              <table:table-cell office:value-type="float" office:value="14.16">
                <text:p>14.16</text:p>
              </table:table-cell>
            </table:table-row>
            <table:table-row>
              <table:table-cell office:value-type="float" office:value="15.7211">
                <text:p>15.7211</text:p>
              </table:table-cell>
              <table:table-cell office:value-type="float" office:value="14.75">
                <text:p>14.75</text:p>
              </table:table-cell>
            </table:table-row>
            <table:table-row>
              <table:table-cell office:value-type="float" office:value="15.7305">
                <text:p>15.7305</text:p>
              </table:table-cell>
              <table:table-cell office:value-type="float" office:value="15.04">
                <text:p>15.04</text:p>
              </table:table-cell>
            </table:table-row>
            <table:table-row>
              <table:table-cell office:value-type="float" office:value="15.7416">
                <text:p>15.7416</text:p>
              </table:table-cell>
              <table:table-cell office:value-type="float" office:value="14.82">
                <text:p>14.82</text:p>
              </table:table-cell>
            </table:table-row>
            <table:table-row>
              <table:table-cell office:value-type="float" office:value="15.7477">
                <text:p>15.7477</text:p>
              </table:table-cell>
              <table:table-cell office:value-type="float" office:value="14.54">
                <text:p>14.54</text:p>
              </table:table-cell>
            </table:table-row>
            <table:table-row>
              <table:table-cell office:value-type="float" office:value="15.7523">
                <text:p>15.7523</text:p>
              </table:table-cell>
              <table:table-cell office:value-type="float" office:value="14.54">
                <text:p>14.54</text:p>
              </table:table-cell>
            </table:table-row>
            <table:table-row>
              <table:table-cell office:value-type="float" office:value="15.7548">
                <text:p>15.7548</text:p>
              </table:table-cell>
              <table:table-cell office:value-type="float" office:value="14.6">
                <text:p>14.6</text:p>
              </table:table-cell>
            </table:table-row>
            <table:table-row>
              <table:table-cell office:value-type="float" office:value="15.762">
                <text:p>15.762</text:p>
              </table:table-cell>
              <table:table-cell office:value-type="float" office:value="14.7">
                <text:p>14.7</text:p>
              </table:table-cell>
            </table:table-row>
            <table:table-row>
              <table:table-cell office:value-type="float" office:value="15.7661">
                <text:p>15.7661</text:p>
              </table:table-cell>
              <table:table-cell office:value-type="float" office:value="14.43">
                <text:p>14.43</text:p>
              </table:table-cell>
            </table:table-row>
            <table:table-row>
              <table:table-cell office:value-type="float" office:value="15.7699">
                <text:p>15.7699</text:p>
              </table:table-cell>
              <table:table-cell office:value-type="float" office:value="14.54">
                <text:p>14.54</text:p>
              </table:table-cell>
            </table:table-row>
            <table:table-row>
              <table:table-cell office:value-type="float" office:value="15.8079">
                <text:p>15.8079</text:p>
              </table:table-cell>
              <table:table-cell office:value-type="float" office:value="12.41">
                <text:p>12.41</text:p>
              </table:table-cell>
            </table:table-row>
            <table:table-row>
              <table:table-cell office:value-type="float" office:value="15.8134">
                <text:p>15.8134</text:p>
              </table:table-cell>
              <table:table-cell office:value-type="float" office:value="12.79">
                <text:p>12.79</text:p>
              </table:table-cell>
            </table:table-row>
            <table:table-row>
              <table:table-cell office:value-type="float" office:value="15.8138">
                <text:p>15.8138</text:p>
              </table:table-cell>
              <table:table-cell office:value-type="float" office:value="12.68">
                <text:p>12.68</text:p>
              </table:table-cell>
            </table:table-row>
            <table:table-row>
              <table:table-cell office:value-type="float" office:value="15.8171">
                <text:p>15.8171</text:p>
              </table:table-cell>
              <table:table-cell office:value-type="float" office:value="12.81">
                <text:p>12.81</text:p>
              </table:table-cell>
            </table:table-row>
            <table:table-row>
              <table:table-cell office:value-type="float" office:value="15.8174">
                <text:p>15.8174</text:p>
              </table:table-cell>
              <table:table-cell office:value-type="float" office:value="12.86">
                <text:p>12.86</text:p>
              </table:table-cell>
            </table:table-row>
            <table:table-row>
              <table:table-cell office:value-type="float" office:value="15.8194">
                <text:p>15.8194</text:p>
              </table:table-cell>
              <table:table-cell office:value-type="float" office:value="12.79">
                <text:p>12.79</text:p>
              </table:table-cell>
            </table:table-row>
            <table:table-row>
              <table:table-cell office:value-type="float" office:value="15.8201">
                <text:p>15.8201</text:p>
              </table:table-cell>
              <table:table-cell office:value-type="float" office:value="12.94">
                <text:p>12.94</text:p>
              </table:table-cell>
            </table:table-row>
            <table:table-row>
              <table:table-cell office:value-type="float" office:value="15.8205">
                <text:p>15.8205</text:p>
              </table:table-cell>
              <table:table-cell office:value-type="float" office:value="12.81">
                <text:p>12.81</text:p>
              </table:table-cell>
            </table:table-row>
            <table:table-row>
              <table:table-cell office:value-type="float" office:value="15.8226">
                <text:p>15.8226</text:p>
              </table:table-cell>
              <table:table-cell office:value-type="float" office:value="12.93">
                <text:p>12.93</text:p>
              </table:table-cell>
            </table:table-row>
            <table:table-row>
              <table:table-cell office:value-type="float" office:value="15.8228">
                <text:p>15.8228</text:p>
              </table:table-cell>
              <table:table-cell office:value-type="float" office:value="12.99">
                <text:p>12.99</text:p>
              </table:table-cell>
            </table:table-row>
            <table:table-row>
              <table:table-cell office:value-type="float" office:value="15.8248">
                <text:p>15.8248</text:p>
              </table:table-cell>
              <table:table-cell office:value-type="float" office:value="12.88">
                <text:p>12.88</text:p>
              </table:table-cell>
            </table:table-row>
            <table:table-row>
              <table:table-cell office:value-type="float" office:value="15.8263">
                <text:p>15.8263</text:p>
              </table:table-cell>
              <table:table-cell office:value-type="float" office:value="13.03">
                <text:p>13.03</text:p>
              </table:table-cell>
            </table:table-row>
            <table:table-row>
              <table:table-cell office:value-type="float" office:value="15.8273">
                <text:p>15.8273</text:p>
              </table:table-cell>
              <table:table-cell office:value-type="float" office:value="12.99">
                <text:p>12.99</text:p>
              </table:table-cell>
            </table:table-row>
            <table:table-row>
              <table:table-cell office:value-type="float" office:value="15.8318">
                <text:p>15.8318</text:p>
              </table:table-cell>
              <table:table-cell office:value-type="float" office:value="13.16">
                <text:p>13.16</text:p>
              </table:table-cell>
            </table:table-row>
            <table:table-row>
              <table:table-cell office:value-type="float" office:value="15.8324">
                <text:p>15.8324</text:p>
              </table:table-cell>
              <table:table-cell office:value-type="float" office:value="13.32">
                <text:p>13.32</text:p>
              </table:table-cell>
            </table:table-row>
            <table:table-row>
              <table:table-cell office:value-type="float" office:value="15.8333">
                <text:p>15.8333</text:p>
              </table:table-cell>
              <table:table-cell office:value-type="float" office:value="13.16">
                <text:p>13.16</text:p>
              </table:table-cell>
            </table:table-row>
            <table:table-row>
              <table:table-cell office:value-type="float" office:value="15.8386">
                <text:p>15.8386</text:p>
              </table:table-cell>
              <table:table-cell office:value-type="float" office:value="13.12">
                <text:p>13.12</text:p>
              </table:table-cell>
            </table:table-row>
            <table:table-row>
              <table:table-cell office:value-type="float" office:value="15.8599">
                <text:p>15.8599</text:p>
              </table:table-cell>
              <table:table-cell office:value-type="float" office:value="14.56">
                <text:p>14.56</text:p>
              </table:table-cell>
            </table:table-row>
            <table:table-row>
              <table:table-cell office:value-type="float" office:value="15.863">
                <text:p>15.863</text:p>
              </table:table-cell>
              <table:table-cell office:value-type="float" office:value="14.58">
                <text:p>14.58</text:p>
              </table:table-cell>
            </table:table-row>
            <table:table-row>
              <table:table-cell office:value-type="float" office:value="15.8642">
                <text:p>15.8642</text:p>
              </table:table-cell>
              <table:table-cell office:value-type="float" office:value="12.59">
                <text:p>12.59</text:p>
              </table:table-cell>
            </table:table-row>
            <table:table-row>
              <table:table-cell office:value-type="float" office:value="15.8645">
                <text:p>15.8645</text:p>
              </table:table-cell>
              <table:table-cell office:value-type="float" office:value="12.43">
                <text:p>12.43</text:p>
              </table:table-cell>
            </table:table-row>
            <table:table-row>
              <table:table-cell office:value-type="float" office:value="15.8727">
                <text:p>15.8727</text:p>
              </table:table-cell>
              <table:table-cell office:value-type="float" office:value="11.72">
                <text:p>11.72</text:p>
              </table:table-cell>
            </table:table-row>
            <table:table-row>
              <table:table-cell office:value-type="float" office:value="15.8749">
                <text:p>15.8749</text:p>
              </table:table-cell>
              <table:table-cell office:value-type="float" office:value="11.7">
                <text:p>11.7</text:p>
              </table:table-cell>
            </table:table-row>
            <table:table-row>
              <table:table-cell office:value-type="float" office:value="15.8769">
                <text:p>15.8769</text:p>
              </table:table-cell>
              <table:table-cell office:value-type="float" office:value="11.43">
                <text:p>11.43</text:p>
              </table:table-cell>
            </table:table-row>
            <table:table-row>
              <table:table-cell office:value-type="float" office:value="15.8802">
                <text:p>15.8802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float" office:value="15.8815">
                <text:p>15.8815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float" office:value="15.882">
                <text:p>15.882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float" office:value="15.8821">
                <text:p>15.8821</text:p>
              </table:table-cell>
              <table:table-cell office:value-type="float" office:value="12.43">
                <text:p>12.43</text:p>
              </table:table-cell>
            </table:table-row>
            <table:table-row>
              <table:table-cell office:value-type="float" office:value="15.8824">
                <text:p>15.8824</text:p>
              </table:table-cell>
              <table:table-cell office:value-type="float" office:value="12.43">
                <text:p>12.43</text:p>
              </table:table-cell>
            </table:table-row>
            <table:table-row>
              <table:table-cell office:value-type="float" office:value="15.8835">
                <text:p>15.8835</text:p>
              </table:table-cell>
              <table:table-cell office:value-type="float" office:value="12.81">
                <text:p>12.81</text:p>
              </table:table-cell>
            </table:table-row>
            <table:table-row>
              <table:table-cell office:value-type="float" office:value="15.8843">
                <text:p>15.8843</text:p>
              </table:table-cell>
              <table:table-cell office:value-type="float" office:value="12.62">
                <text:p>12.62</text:p>
              </table:table-cell>
            </table:table-row>
            <table:table-row>
              <table:table-cell office:value-type="float" office:value="15.8845">
                <text:p>15.8845</text:p>
              </table:table-cell>
              <table:table-cell office:value-type="float" office:value="12.84">
                <text:p>12.84</text:p>
              </table:table-cell>
            </table:table-row>
            <table:table-row>
              <table:table-cell office:value-type="float" office:value="15.8857">
                <text:p>15.8857</text:p>
              </table:table-cell>
              <table:table-cell office:value-type="float" office:value="12.78">
                <text:p>12.78</text:p>
              </table:table-cell>
            </table:table-row>
            <table:table-row>
              <table:table-cell office:value-type="float" office:value="15.8858">
                <text:p>15.8858</text:p>
              </table:table-cell>
              <table:table-cell office:value-type="float" office:value="12.81">
                <text:p>12.81</text:p>
              </table:table-cell>
            </table:table-row>
            <table:table-row>
              <table:table-cell office:value-type="float" office:value="15.8862">
                <text:p>15.8862</text:p>
              </table:table-cell>
              <table:table-cell office:value-type="float" office:value="12.84">
                <text:p>12.84</text:p>
              </table:table-cell>
            </table:table-row>
            <table:table-row>
              <table:table-cell office:value-type="float" office:value="15.8866">
                <text:p>15.8866</text:p>
              </table:table-cell>
              <table:table-cell office:value-type="float" office:value="12.81">
                <text:p>12.81</text:p>
              </table:table-cell>
            </table:table-row>
            <table:table-row>
              <table:table-cell office:value-type="float" office:value="15.8873">
                <text:p>15.8873</text:p>
              </table:table-cell>
              <table:table-cell office:value-type="float" office:value="12.78">
                <text:p>12.78</text:p>
              </table:table-cell>
            </table:table-row>
            <table:table-row>
              <table:table-cell office:value-type="float" office:value="15.8893">
                <text:p>15.8893</text:p>
              </table:table-cell>
              <table:table-cell office:value-type="float" office:value="12.94">
                <text:p>12.94</text:p>
              </table:table-cell>
            </table:table-row>
            <table:table-row>
              <table:table-cell office:value-type="float" office:value="15.8899">
                <text:p>15.8899</text:p>
              </table:table-cell>
              <table:table-cell office:value-type="float" office:value="12.68">
                <text:p>12.68</text:p>
              </table:table-cell>
            </table:table-row>
            <table:table-row>
              <table:table-cell office:value-type="float" office:value="15.8934">
                <text:p>15.8934</text:p>
              </table:table-cell>
              <table:table-cell office:value-type="float" office:value="12.86">
                <text:p>12.86</text:p>
              </table:table-cell>
            </table:table-row>
            <table:table-row>
              <table:table-cell office:value-type="float" office:value="15.8961">
                <text:p>15.8961</text:p>
              </table:table-cell>
              <table:table-cell office:value-type="float" office:value="13.29">
                <text:p>13.29</text:p>
              </table:table-cell>
            </table:table-row>
            <table:table-row>
              <table:table-cell office:value-type="float" office:value="15.8967">
                <text:p>15.8967</text:p>
              </table:table-cell>
              <table:table-cell office:value-type="float" office:value="13.09">
                <text:p>13.09</text:p>
              </table:table-cell>
            </table:table-row>
            <table:table-row>
              <table:table-cell office:value-type="float" office:value="15.8968">
                <text:p>15.8968</text:p>
              </table:table-cell>
              <table:table-cell office:value-type="float" office:value="13.09">
                <text:p>13.09</text:p>
              </table:table-cell>
            </table:table-row>
            <table:table-row>
              <table:table-cell office:value-type="float" office:value="15.8996">
                <text:p>15.8996</text:p>
              </table:table-cell>
              <table:table-cell office:value-type="float" office:value="13.01">
                <text:p>13.01</text:p>
              </table:table-cell>
            </table:table-row>
            <table:table-row>
              <table:table-cell office:value-type="float" office:value="15.9005">
                <text:p>15.9005</text:p>
              </table:table-cell>
              <table:table-cell office:value-type="float" office:value="12.97">
                <text:p>12.97</text:p>
              </table:table-cell>
            </table:table-row>
            <table:table-row>
              <table:table-cell office:value-type="float" office:value="15.9009">
                <text:p>15.9009</text:p>
              </table:table-cell>
              <table:table-cell office:value-type="float" office:value="13.09">
                <text:p>13.09</text:p>
              </table:table-cell>
            </table:table-row>
            <table:table-row>
              <table:table-cell office:value-type="float" office:value="15.9014">
                <text:p>15.9014</text:p>
              </table:table-cell>
              <table:table-cell office:value-type="float" office:value="12.92">
                <text:p>12.92</text:p>
              </table:table-cell>
            </table:table-row>
            <table:table-row>
              <table:table-cell office:value-type="float" office:value="15.9035">
                <text:p>15.9035</text:p>
              </table:table-cell>
              <table:table-cell office:value-type="float" office:value="13.28">
                <text:p>13.28</text:p>
              </table:table-cell>
            </table:table-row>
            <table:table-row>
              <table:table-cell office:value-type="float" office:value="15.9037">
                <text:p>15.9037</text:p>
              </table:table-cell>
              <table:table-cell office:value-type="float" office:value="13.41">
                <text:p>13.41</text:p>
              </table:table-cell>
            </table:table-row>
            <table:table-row>
              <table:table-cell office:value-type="float" office:value="15.905">
                <text:p>15.905</text:p>
              </table:table-cell>
              <table:table-cell office:value-type="float" office:value="13.25">
                <text:p>13.25</text:p>
              </table:table-cell>
            </table:table-row>
            <table:table-row>
              <table:table-cell office:value-type="float" office:value="15.9054">
                <text:p>15.9054</text:p>
              </table:table-cell>
              <table:table-cell office:value-type="float" office:value="12.92">
                <text:p>12.92</text:p>
              </table:table-cell>
            </table:table-row>
            <table:table-row>
              <table:table-cell office:value-type="float" office:value="15.907">
                <text:p>15.907</text:p>
              </table:table-cell>
              <table:table-cell office:value-type="float" office:value="12.19">
                <text:p>12.19</text:p>
              </table:table-cell>
            </table:table-row>
            <table:table-row>
              <table:table-cell office:value-type="float" office:value="15.9072">
                <text:p>15.9072</text:p>
              </table:table-cell>
              <table:table-cell office:value-type="float" office:value="12.24">
                <text:p>12.24</text:p>
              </table:table-cell>
            </table:table-row>
            <table:table-row>
              <table:table-cell office:value-type="float" office:value="15.9081">
                <text:p>15.9081</text:p>
              </table:table-cell>
              <table:table-cell office:value-type="float" office:value="12.19">
                <text:p>12.19</text:p>
              </table:table-cell>
            </table:table-row>
            <table:table-row>
              <table:table-cell office:value-type="float" office:value="15.9083">
                <text:p>15.9083</text:p>
              </table:table-cell>
              <table:table-cell office:value-type="float" office:value="12.22">
                <text:p>12.22</text:p>
              </table:table-cell>
            </table:table-row>
            <table:table-row>
              <table:table-cell office:value-type="float" office:value="15.9084">
                <text:p>15.9084</text:p>
              </table:table-cell>
              <table:table-cell office:value-type="float" office:value="12.19">
                <text:p>12.19</text:p>
              </table:table-cell>
            </table:table-row>
            <table:table-row>
              <table:table-cell office:value-type="float" office:value="15.9091">
                <text:p>15.9091</text:p>
              </table:table-cell>
              <table:table-cell office:value-type="float" office:value="12.22">
                <text:p>12.22</text:p>
              </table:table-cell>
            </table:table-row>
            <table:table-row>
              <table:table-cell office:value-type="float" office:value="15.9095">
                <text:p>15.9095</text:p>
              </table:table-cell>
              <table:table-cell office:value-type="float" office:value="12.35">
                <text:p>12.35</text:p>
              </table:table-cell>
            </table:table-row>
            <table:table-row>
              <table:table-cell office:value-type="float" office:value="15.91">
                <text:p>15.91</text:p>
              </table:table-cell>
              <table:table-cell office:value-type="float" office:value="12.11">
                <text:p>12.11</text:p>
              </table:table-cell>
            </table:table-row>
            <table:table-row>
              <table:table-cell office:value-type="float" office:value="15.9104">
                <text:p>15.9104</text:p>
              </table:table-cell>
              <table:table-cell office:value-type="float" office:value="12.19">
                <text:p>12.19</text:p>
              </table:table-cell>
            </table:table-row>
            <table:table-row>
              <table:table-cell office:value-type="float" office:value="15.9105">
                <text:p>15.9105</text:p>
              </table:table-cell>
              <table:table-cell office:value-type="float" office:value="12.25">
                <text:p>12.25</text:p>
              </table:table-cell>
            </table:table-row>
            <table:table-row>
              <table:table-cell office:value-type="float" office:value="15.9123">
                <text:p>15.9123</text:p>
              </table:table-cell>
              <table:table-cell office:value-type="float" office:value="12.25">
                <text:p>12.25</text:p>
              </table:table-cell>
            </table:table-row>
            <table:table-row>
              <table:table-cell office:value-type="float" office:value="15.9133">
                <text:p>15.9133</text:p>
              </table:table-cell>
              <table:table-cell office:value-type="float" office:value="12.02">
                <text:p>12.02</text:p>
              </table:table-cell>
            </table:table-row>
            <table:table-row>
              <table:table-cell office:value-type="float" office:value="15.9149">
                <text:p>15.9149</text:p>
              </table:table-cell>
              <table:table-cell office:value-type="float" office:value="12.06">
                <text:p>12.06</text:p>
              </table:table-cell>
            </table:table-row>
            <table:table-row>
              <table:table-cell office:value-type="float" office:value="15.915">
                <text:p>15.915</text:p>
              </table:table-cell>
              <table:table-cell office:value-type="float" office:value="12.06">
                <text:p>12.06</text:p>
              </table:table-cell>
            </table:table-row>
            <table:table-row>
              <table:table-cell office:value-type="float" office:value="15.9159">
                <text:p>15.9159</text:p>
              </table:table-cell>
              <table:table-cell office:value-type="float" office:value="12.09">
                <text:p>12.09</text:p>
              </table:table-cell>
            </table:table-row>
            <table:table-row>
              <table:table-cell office:value-type="float" office:value="15.9163">
                <text:p>15.9163</text:p>
              </table:table-cell>
              <table:table-cell office:value-type="float" office:value="12.06">
                <text:p>12.06</text:p>
              </table:table-cell>
            </table:table-row>
            <table:table-row>
              <table:table-cell office:value-type="float" office:value="15.9169">
                <text:p>15.9169</text:p>
              </table:table-cell>
              <table:table-cell office:value-type="float" office:value="12.06">
                <text:p>12.06</text:p>
              </table:table-cell>
            </table:table-row>
            <table:table-row>
              <table:table-cell office:value-type="float" office:value="15.9176">
                <text:p>15.9176</text:p>
              </table:table-cell>
              <table:table-cell office:value-type="float" office:value="11.92">
                <text:p>11.92</text:p>
              </table:table-cell>
            </table:table-row>
            <table:table-row>
              <table:table-cell office:value-type="float" office:value="15.9177">
                <text:p>15.9177</text:p>
              </table:table-cell>
              <table:table-cell office:value-type="float" office:value="12.06">
                <text:p>12.06</text:p>
              </table:table-cell>
            </table:table-row>
            <table:table-row>
              <table:table-cell office:value-type="float" office:value="15.9179">
                <text:p>15.9179</text:p>
              </table:table-cell>
              <table:table-cell office:value-type="float" office:value="11.89">
                <text:p>11.89</text:p>
              </table:table-cell>
            </table:table-row>
            <table:table-row>
              <table:table-cell office:value-type="float" office:value="15.9181">
                <text:p>15.9181</text:p>
              </table:table-cell>
              <table:table-cell office:value-type="float" office:value="12.06">
                <text:p>12.06</text:p>
              </table:table-cell>
            </table:table-row>
            <table:table-row>
              <table:table-cell office:value-type="float" office:value="15.9182">
                <text:p>15.9182</text:p>
              </table:table-cell>
              <table:table-cell office:value-type="float" office:value="11.89">
                <text:p>11.89</text:p>
              </table:table-cell>
            </table:table-row>
            <table:table-row>
              <table:table-cell office:value-type="float" office:value="15.919">
                <text:p>15.919</text:p>
              </table:table-cell>
              <table:table-cell office:value-type="float" office:value="12.14">
                <text:p>12.14</text:p>
              </table:table-cell>
            </table:table-row>
            <table:table-row>
              <table:table-cell office:value-type="float" office:value="15.9194">
                <text:p>15.9194</text:p>
              </table:table-cell>
              <table:table-cell office:value-type="float" office:value="11.98">
                <text:p>11.98</text:p>
              </table:table-cell>
            </table:table-row>
            <table:table-row>
              <table:table-cell office:value-type="float" office:value="15.9195">
                <text:p>15.9195</text:p>
              </table:table-cell>
              <table:table-cell office:value-type="float" office:value="12.11">
                <text:p>12.11</text:p>
              </table:table-cell>
            </table:table-row>
            <table:table-row>
              <table:table-cell office:value-type="float" office:value="15.9196">
                <text:p>15.9196</text:p>
              </table:table-cell>
              <table:table-cell office:value-type="float" office:value="12.11">
                <text:p>12.11</text:p>
              </table:table-cell>
            </table:table-row>
            <table:table-row>
              <table:table-cell office:value-type="float" office:value="15.9206">
                <text:p>15.9206</text:p>
              </table:table-cell>
              <table:table-cell office:value-type="float" office:value="12.11">
                <text:p>12.11</text:p>
              </table:table-cell>
            </table:table-row>
            <table:table-row>
              <table:table-cell office:value-type="float" office:value="15.9212">
                <text:p>15.9212</text:p>
              </table:table-cell>
              <table:table-cell office:value-type="float" office:value="12.15">
                <text:p>12.15</text:p>
              </table:table-cell>
            </table:table-row>
            <table:table-row>
              <table:table-cell office:value-type="float" office:value="15.9219">
                <text:p>15.9219</text:p>
              </table:table-cell>
              <table:table-cell office:value-type="float" office:value="12.11">
                <text:p>12.11</text:p>
              </table:table-cell>
            </table:table-row>
            <table:table-row>
              <table:table-cell office:value-type="float" office:value="15.9229">
                <text:p>15.9229</text:p>
              </table:table-cell>
              <table:table-cell office:value-type="float" office:value="12.19">
                <text:p>12.19</text:p>
              </table:table-cell>
            </table:table-row>
            <table:table-row>
              <table:table-cell office:value-type="float" office:value="15.9231">
                <text:p>15.9231</text:p>
              </table:table-cell>
              <table:table-cell office:value-type="float" office:value="11.94">
                <text:p>11.94</text:p>
              </table:table-cell>
            </table:table-row>
            <table:table-row>
              <table:table-cell office:value-type="float" office:value="15.9254">
                <text:p>15.9254</text:p>
              </table:table-cell>
              <table:table-cell office:value-type="float" office:value="12.11">
                <text:p>12.11</text:p>
              </table:table-cell>
            </table:table-row>
            <table:table-row>
              <table:table-cell office:value-type="float" office:value="15.9257">
                <text:p>15.9257</text:p>
              </table:table-cell>
              <table:table-cell office:value-type="float" office:value="12.11">
                <text:p>12.11</text:p>
              </table:table-cell>
            </table:table-row>
            <table:table-row>
              <table:table-cell office:value-type="float" office:value="15.926">
                <text:p>15.926</text:p>
              </table:table-cell>
              <table:table-cell office:value-type="float" office:value="12.14">
                <text:p>12.14</text:p>
              </table:table-cell>
            </table:table-row>
            <table:table-row>
              <table:table-cell office:value-type="float" office:value="15.9264">
                <text:p>15.9264</text:p>
              </table:table-cell>
              <table:table-cell office:value-type="float" office:value="12.17">
                <text:p>12.17</text:p>
              </table:table-cell>
            </table:table-row>
            <table:table-row>
              <table:table-cell office:value-type="float" office:value="15.9282">
                <text:p>15.9282</text:p>
              </table:table-cell>
              <table:table-cell office:value-type="float" office:value="12.11">
                <text:p>12.11</text:p>
              </table:table-cell>
            </table:table-row>
            <table:table-row>
              <table:table-cell office:value-type="float" office:value="15.9287">
                <text:p>15.9287</text:p>
              </table:table-cell>
              <table:table-cell office:value-type="float" office:value="12.11">
                <text:p>12.11</text:p>
              </table:table-cell>
            </table:table-row>
            <table:table-row>
              <table:table-cell office:value-type="float" office:value="15.9299">
                <text:p>15.9299</text:p>
              </table:table-cell>
              <table:table-cell office:value-type="float" office:value="12.11">
                <text:p>12.11</text:p>
              </table:table-cell>
            </table:table-row>
            <table:table-row>
              <table:table-cell office:value-type="float" office:value="15.931">
                <text:p>15.931</text:p>
              </table:table-cell>
              <table:table-cell office:value-type="float" office:value="11.94">
                <text:p>11.94</text:p>
              </table:table-cell>
            </table:table-row>
            <table:table-row>
              <table:table-cell office:value-type="float" office:value="15.9318">
                <text:p>15.9318</text:p>
              </table:table-cell>
              <table:table-cell office:value-type="float" office:value="12.16">
                <text:p>12.16</text:p>
              </table:table-cell>
            </table:table-row>
            <table:table-row>
              <table:table-cell office:value-type="float" office:value="15.932">
                <text:p>15.932</text:p>
              </table:table-cell>
              <table:table-cell office:value-type="float" office:value="12.21">
                <text:p>12.21</text:p>
              </table:table-cell>
            </table:table-row>
            <table:table-row>
              <table:table-cell office:value-type="float" office:value="15.9324">
                <text:p>15.9324</text:p>
              </table:table-cell>
              <table:table-cell office:value-type="float" office:value="12.16">
                <text:p>12.16</text:p>
              </table:table-cell>
            </table:table-row>
            <table:table-row>
              <table:table-cell office:value-type="float" office:value="15.9333">
                <text:p>15.9333</text:p>
              </table:table-cell>
              <table:table-cell office:value-type="float" office:value="12.21">
                <text:p>12.21</text:p>
              </table:table-cell>
            </table:table-row>
            <table:table-row>
              <table:table-cell office:value-type="float" office:value="15.9334">
                <text:p>15.9334</text:p>
              </table:table-cell>
              <table:table-cell office:value-type="float" office:value="12.57">
                <text:p>12.57</text:p>
              </table:table-cell>
            </table:table-row>
            <table:table-row>
              <table:table-cell office:value-type="float" office:value="15.934">
                <text:p>15.934</text:p>
              </table:table-cell>
              <table:table-cell office:value-type="float" office:value="12.73">
                <text:p>12.73</text:p>
              </table:table-cell>
            </table:table-row>
            <table:table-row>
              <table:table-cell office:value-type="float" office:value="15.9341">
                <text:p>15.9341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float" office:value="15.9357">
                <text:p>15.9357</text:p>
              </table:table-cell>
              <table:table-cell office:value-type="float" office:value="12.27">
                <text:p>12.27</text:p>
              </table:table-cell>
            </table:table-row>
            <table:table-row>
              <table:table-cell office:value-type="float" office:value="15.9359">
                <text:p>15.9359</text:p>
              </table:table-cell>
              <table:table-cell office:value-type="float" office:value="12.26">
                <text:p>12.26</text:p>
              </table:table-cell>
            </table:table-row>
            <table:table-row>
              <table:table-cell office:value-type="float" office:value="15.9366">
                <text:p>15.9366</text:p>
              </table:table-cell>
              <table:table-cell office:value-type="float" office:value="12.27">
                <text:p>12.27</text:p>
              </table:table-cell>
            </table:table-row>
            <table:table-row>
              <table:table-cell office:value-type="float" office:value="15.9368">
                <text:p>15.9368</text:p>
              </table:table-cell>
              <table:table-cell office:value-type="float" office:value="12.14">
                <text:p>12.14</text:p>
              </table:table-cell>
            </table:table-row>
            <table:table-row>
              <table:table-cell office:value-type="float" office:value="15.9369">
                <text:p>15.9369</text:p>
              </table:table-cell>
              <table:table-cell office:value-type="float" office:value="12.49">
                <text:p>12.49</text:p>
              </table:table-cell>
            </table:table-row>
            <table:table-row>
              <table:table-cell office:value-type="float" office:value="15.9373">
                <text:p>15.9373</text:p>
              </table:table-cell>
              <table:table-cell office:value-type="float" office:value="12.35">
                <text:p>12.35</text:p>
              </table:table-cell>
            </table:table-row>
            <table:table-row>
              <table:table-cell office:value-type="float" office:value="15.9375">
                <text:p>15.9375</text:p>
              </table:table-cell>
              <table:table-cell office:value-type="float" office:value="12.59">
                <text:p>12.59</text:p>
              </table:table-cell>
            </table:table-row>
            <table:table-row>
              <table:table-cell office:value-type="float" office:value="15.9387">
                <text:p>15.9387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float" office:value="15.9393">
                <text:p>15.9393</text:p>
              </table:table-cell>
              <table:table-cell office:value-type="float" office:value="12.23">
                <text:p>12.23</text:p>
              </table:table-cell>
            </table:table-row>
            <table:table-row>
              <table:table-cell office:value-type="float" office:value="15.9394">
                <text:p>15.9394</text:p>
              </table:table-cell>
              <table:table-cell office:value-type="float" office:value="12.23">
                <text:p>12.23</text:p>
              </table:table-cell>
            </table:table-row>
            <table:table-row>
              <table:table-cell office:value-type="float" office:value="15.9399">
                <text:p>15.9399</text:p>
              </table:table-cell>
              <table:table-cell office:value-type="float" office:value="12.23">
                <text:p>12.23</text:p>
              </table:table-cell>
            </table:table-row>
            <table:table-row>
              <table:table-cell office:value-type="float" office:value="15.9405">
                <text:p>15.9405</text:p>
              </table:table-cell>
              <table:table-cell office:value-type="float" office:value="12.09">
                <text:p>12.09</text:p>
              </table:table-cell>
            </table:table-row>
            <table:table-row>
              <table:table-cell office:value-type="float" office:value="15.9419">
                <text:p>15.9419</text:p>
              </table:table-cell>
              <table:table-cell office:value-type="float" office:value="12.23">
                <text:p>12.23</text:p>
              </table:table-cell>
            </table:table-row>
            <table:table-row>
              <table:table-cell office:value-type="float" office:value="15.9422">
                <text:p>15.9422</text:p>
              </table:table-cell>
              <table:table-cell office:value-type="float" office:value="12.23">
                <text:p>12.23</text:p>
              </table:table-cell>
            </table:table-row>
            <table:table-row>
              <table:table-cell office:value-type="float" office:value="15.9425">
                <text:p>15.9425</text:p>
              </table:table-cell>
              <table:table-cell office:value-type="float" office:value="12.23">
                <text:p>12.23</text:p>
              </table:table-cell>
            </table:table-row>
            <table:table-row>
              <table:table-cell office:value-type="float" office:value="15.943">
                <text:p>15.943</text:p>
              </table:table-cell>
              <table:table-cell office:value-type="float" office:value="12.23">
                <text:p>12.23</text:p>
              </table:table-cell>
            </table:table-row>
            <table:table-row>
              <table:table-cell office:value-type="float" office:value="15.9454">
                <text:p>15.9454</text:p>
              </table:table-cell>
              <table:table-cell office:value-type="float" office:value="12.28">
                <text:p>12.28</text:p>
              </table:table-cell>
            </table:table-row>
            <table:table-row>
              <table:table-cell office:value-type="float" office:value="15.9473">
                <text:p>15.9473</text:p>
              </table:table-cell>
              <table:table-cell office:value-type="float" office:value="12.23">
                <text:p>12.23</text:p>
              </table:table-cell>
            </table:table-row>
            <table:table-row>
              <table:table-cell office:value-type="float" office:value="15.9478">
                <text:p>15.9478</text:p>
              </table:table-cell>
              <table:table-cell office:value-type="float" office:value="12.06">
                <text:p>12.06</text:p>
              </table:table-cell>
            </table:table-row>
            <table:table-row>
              <table:table-cell office:value-type="float" office:value="15.9482">
                <text:p>15.9482</text:p>
              </table:table-cell>
              <table:table-cell office:value-type="float" office:value="12.23">
                <text:p>12.23</text:p>
              </table:table-cell>
            </table:table-row>
            <table:table-row>
              <table:table-cell office:value-type="float" office:value="15.9489">
                <text:p>15.9489</text:p>
              </table:table-cell>
              <table:table-cell office:value-type="float" office:value="12.28">
                <text:p>12.28</text:p>
              </table:table-cell>
            </table:table-row>
            <table:table-row>
              <table:table-cell office:value-type="float" office:value="15.949">
                <text:p>15.949</text:p>
              </table:table-cell>
              <table:table-cell office:value-type="float" office:value="12.26">
                <text:p>12.26</text:p>
              </table:table-cell>
            </table:table-row>
            <table:table-row>
              <table:table-cell office:value-type="float" office:value="15.9492">
                <text:p>15.9492</text:p>
              </table:table-cell>
              <table:table-cell office:value-type="float" office:value="12.23">
                <text:p>12.23</text:p>
              </table:table-cell>
            </table:table-row>
            <table:table-row>
              <table:table-cell office:value-type="float" office:value="15.9495">
                <text:p>15.9495</text:p>
              </table:table-cell>
              <table:table-cell office:value-type="float" office:value="12.23">
                <text:p>12.23</text:p>
              </table:table-cell>
            </table:table-row>
            <table:table-row>
              <table:table-cell office:value-type="float" office:value="15.9499">
                <text:p>15.9499</text:p>
              </table:table-cell>
              <table:table-cell office:value-type="float" office:value="12.23">
                <text:p>12.23</text:p>
              </table:table-cell>
            </table:table-row>
            <table:table-row>
              <table:table-cell office:value-type="float" office:value="15.9504">
                <text:p>15.9504</text:p>
              </table:table-cell>
              <table:table-cell office:value-type="float" office:value="12.23">
                <text:p>12.23</text:p>
              </table:table-cell>
            </table:table-row>
            <table:table-row>
              <table:table-cell office:value-type="float" office:value="15.9521">
                <text:p>15.9521</text:p>
              </table:table-cell>
              <table:table-cell office:value-type="float" office:value="12.07">
                <text:p>12.07</text:p>
              </table:table-cell>
            </table:table-row>
            <table:table-row>
              <table:table-cell office:value-type="float" office:value="15.9523">
                <text:p>15.9523</text:p>
              </table:table-cell>
              <table:table-cell office:value-type="float" office:value="12.24">
                <text:p>12.24</text:p>
              </table:table-cell>
            </table:table-row>
            <table:table-row>
              <table:table-cell office:value-type="float" office:value="15.9524">
                <text:p>15.9524</text:p>
              </table:table-cell>
              <table:table-cell office:value-type="float" office:value="12.12">
                <text:p>12.12</text:p>
              </table:table-cell>
            </table:table-row>
            <table:table-row>
              <table:table-cell office:value-type="float" office:value="15.9525">
                <text:p>15.9525</text:p>
              </table:table-cell>
              <table:table-cell office:value-type="float" office:value="12.26">
                <text:p>12.26</text:p>
              </table:table-cell>
            </table:table-row>
            <table:table-row>
              <table:table-cell office:value-type="float" office:value="15.9527">
                <text:p>15.9527</text:p>
              </table:table-cell>
              <table:table-cell office:value-type="float" office:value="12.27">
                <text:p>12.27</text:p>
              </table:table-cell>
            </table:table-row>
            <table:table-row>
              <table:table-cell office:value-type="float" office:value="15.9536">
                <text:p>15.9536</text:p>
              </table:table-cell>
              <table:table-cell office:value-type="float" office:value="12.29">
                <text:p>12.29</text:p>
              </table:table-cell>
            </table:table-row>
            <table:table-row>
              <table:table-cell office:value-type="float" office:value="15.9538">
                <text:p>15.9538</text:p>
              </table:table-cell>
              <table:table-cell office:value-type="float" office:value="12.24">
                <text:p>12.24</text:p>
              </table:table-cell>
            </table:table-row>
            <table:table-row>
              <table:table-cell office:value-type="float" office:value="15.9542">
                <text:p>15.9542</text:p>
              </table:table-cell>
              <table:table-cell office:value-type="float" office:value="12.08">
                <text:p>12.08</text:p>
              </table:table-cell>
            </table:table-row>
            <table:table-row>
              <table:table-cell office:value-type="float" office:value="15.9552">
                <text:p>15.9552</text:p>
              </table:table-cell>
              <table:table-cell office:value-type="float" office:value="12.45">
                <text:p>12.45</text:p>
              </table:table-cell>
            </table:table-row>
            <table:table-row>
              <table:table-cell office:value-type="float" office:value="15.9564">
                <text:p>15.9564</text:p>
              </table:table-cell>
              <table:table-cell office:value-type="float" office:value="12.27">
                <text:p>12.27</text:p>
              </table:table-cell>
            </table:table-row>
            <table:table-row>
              <table:table-cell office:value-type="float" office:value="15.9578">
                <text:p>15.9578</text:p>
              </table:table-cell>
              <table:table-cell office:value-type="float" office:value="12.76">
                <text:p>12.76</text:p>
              </table:table-cell>
            </table:table-row>
            <table:table-row>
              <table:table-cell office:value-type="float" office:value="15.9581">
                <text:p>15.9581</text:p>
              </table:table-cell>
              <table:table-cell office:value-type="float" office:value="12.56">
                <text:p>12.56</text:p>
              </table:table-cell>
            </table:table-row>
            <table:table-row>
              <table:table-cell office:value-type="float" office:value="15.9612">
                <text:p>15.9612</text:p>
              </table:table-cell>
              <table:table-cell office:value-type="float" office:value="11.73">
                <text:p>11.73</text:p>
              </table:table-cell>
            </table:table-row>
            <table:table-row>
              <table:table-cell office:value-type="float" office:value="15.9617">
                <text:p>15.9617</text:p>
              </table:table-cell>
              <table:table-cell office:value-type="float" office:value="12.08">
                <text:p>12.08</text:p>
              </table:table-cell>
            </table:table-row>
            <table:table-row>
              <table:table-cell office:value-type="float" office:value="15.9621">
                <text:p>15.9621</text:p>
              </table:table-cell>
              <table:table-cell office:value-type="float" office:value="11.88">
                <text:p>11.88</text:p>
              </table:table-cell>
            </table:table-row>
            <table:table-row>
              <table:table-cell office:value-type="float" office:value="15.9632">
                <text:p>15.9632</text:p>
              </table:table-cell>
              <table:table-cell office:value-type="float" office:value="11.91">
                <text:p>11.91</text:p>
              </table:table-cell>
            </table:table-row>
            <table:table-row>
              <table:table-cell office:value-type="float" office:value="15.9634">
                <text:p>15.9634</text:p>
              </table:table-cell>
              <table:table-cell office:value-type="float" office:value="11.91">
                <text:p>11.91</text:p>
              </table:table-cell>
            </table:table-row>
            <table:table-row>
              <table:table-cell office:value-type="float" office:value="15.9654">
                <text:p>15.9654</text:p>
              </table:table-cell>
              <table:table-cell office:value-type="float" office:value="11.95">
                <text:p>11.95</text:p>
              </table:table-cell>
            </table:table-row>
            <table:table-row>
              <table:table-cell office:value-type="float" office:value="15.966">
                <text:p>15.966</text:p>
              </table:table-cell>
              <table:table-cell office:value-type="float" office:value="11.91">
                <text:p>11.91</text:p>
              </table:table-cell>
            </table:table-row>
            <table:table-row>
              <table:table-cell office:value-type="float" office:value="15.9681">
                <text:p>15.9681</text:p>
              </table:table-cell>
              <table:table-cell office:value-type="float" office:value="11.89">
                <text:p>11.89</text:p>
              </table:table-cell>
            </table:table-row>
            <table:table-row>
              <table:table-cell office:value-type="float" office:value="15.9698">
                <text:p>15.9698</text:p>
              </table:table-cell>
              <table:table-cell office:value-type="float" office:value="11.89">
                <text:p>11.89</text:p>
              </table:table-cell>
            </table:table-row>
            <table:table-row>
              <table:table-cell office:value-type="float" office:value="15.9712">
                <text:p>15.9712</text:p>
              </table:table-cell>
              <table:table-cell office:value-type="float" office:value="11.95">
                <text:p>11.95</text:p>
              </table:table-cell>
            </table:table-row>
            <table:table-row>
              <table:table-cell office:value-type="float" office:value="15.9716">
                <text:p>15.9716</text:p>
              </table:table-cell>
              <table:table-cell office:value-type="float" office:value="11.74">
                <text:p>11.74</text:p>
              </table:table-cell>
            </table:table-row>
            <table:table-row>
              <table:table-cell office:value-type="float" office:value="15.9728">
                <text:p>15.9728</text:p>
              </table:table-cell>
              <table:table-cell office:value-type="float" office:value="11.92">
                <text:p>11.92</text:p>
              </table:table-cell>
            </table:table-row>
            <table:table-row>
              <table:table-cell office:value-type="float" office:value="15.974">
                <text:p>15.974</text:p>
              </table:table-cell>
              <table:table-cell office:value-type="float" office:value="11.93">
                <text:p>11.93</text:p>
              </table:table-cell>
            </table:table-row>
            <table:table-row>
              <table:table-cell office:value-type="float" office:value="15.9741">
                <text:p>15.9741</text:p>
              </table:table-cell>
              <table:table-cell office:value-type="float" office:value="11.95">
                <text:p>11.95</text:p>
              </table:table-cell>
            </table:table-row>
            <table:table-row>
              <table:table-cell office:value-type="float" office:value="15.9743">
                <text:p>15.9743</text:p>
              </table:table-cell>
              <table:table-cell office:value-type="float" office:value="11.89">
                <text:p>11.89</text:p>
              </table:table-cell>
            </table:table-row>
            <table:table-row>
              <table:table-cell office:value-type="float" office:value="15.977">
                <text:p>15.977</text:p>
              </table:table-cell>
              <table:table-cell office:value-type="float" office:value="11.93">
                <text:p>11.93</text:p>
              </table:table-cell>
            </table:table-row>
            <table:table-row>
              <table:table-cell office:value-type="float" office:value="15.9772">
                <text:p>15.9772</text:p>
              </table:table-cell>
              <table:table-cell office:value-type="float" office:value="11.89">
                <text:p>11.89</text:p>
              </table:table-cell>
            </table:table-row>
            <table:table-row>
              <table:table-cell office:value-type="float" office:value="15.9775">
                <text:p>15.9775</text:p>
              </table:table-cell>
              <table:table-cell office:value-type="float" office:value="11.91">
                <text:p>11.91</text:p>
              </table:table-cell>
            </table:table-row>
            <table:table-row>
              <table:table-cell office:value-type="float" office:value="15.979">
                <text:p>15.979</text:p>
              </table:table-cell>
              <table:table-cell office:value-type="float" office:value="11.89">
                <text:p>11.89</text:p>
              </table:table-cell>
            </table:table-row>
            <table:table-row>
              <table:table-cell office:value-type="float" office:value="15.9792">
                <text:p>15.9792</text:p>
              </table:table-cell>
              <table:table-cell office:value-type="float" office:value="11.91">
                <text:p>11.91</text:p>
              </table:table-cell>
            </table:table-row>
            <table:table-row>
              <table:table-cell office:value-type="float" office:value="15.9795">
                <text:p>15.9795</text:p>
              </table:table-cell>
              <table:table-cell office:value-type="float" office:value="11.91">
                <text:p>11.91</text:p>
              </table:table-cell>
            </table:table-row>
            <table:table-row>
              <table:table-cell office:value-type="float" office:value="15.9797">
                <text:p>15.9797</text:p>
              </table:table-cell>
              <table:table-cell office:value-type="float" office:value="12.15">
                <text:p>12.15</text:p>
              </table:table-cell>
            </table:table-row>
            <table:table-row>
              <table:table-cell office:value-type="float" office:value="15.9818">
                <text:p>15.9818</text:p>
              </table:table-cell>
              <table:table-cell office:value-type="float" office:value="12.15">
                <text:p>12.15</text:p>
              </table:table-cell>
            </table:table-row>
            <table:table-row>
              <table:table-cell office:value-type="float" office:value="15.982">
                <text:p>15.982</text:p>
              </table:table-cell>
              <table:table-cell office:value-type="float" office:value="12.05">
                <text:p>12.05</text:p>
              </table:table-cell>
            </table:table-row>
            <table:table-row>
              <table:table-cell office:value-type="float" office:value="15.9823">
                <text:p>15.982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5.9842">
                <text:p>15.9842</text:p>
              </table:table-cell>
              <table:table-cell office:value-type="float" office:value="12.34">
                <text:p>12.34</text:p>
              </table:table-cell>
            </table:table-row>
            <table:table-row>
              <table:table-cell office:value-type="float" office:value="15.9844">
                <text:p>15.9844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float" office:value="15.9852">
                <text:p>15.9852</text:p>
              </table:table-cell>
              <table:table-cell office:value-type="float" office:value="12.51">
                <text:p>12.51</text:p>
              </table:table-cell>
            </table:table-row>
            <table:table-row>
              <table:table-cell office:value-type="float" office:value="15.9864">
                <text:p>15.9864</text:p>
              </table:table-cell>
              <table:table-cell office:value-type="float" office:value="12.51">
                <text:p>12.51</text:p>
              </table:table-cell>
            </table:table-row>
            <table:table-row>
              <table:table-cell office:value-type="float" office:value="15.987">
                <text:p>15.987</text:p>
              </table:table-cell>
              <table:table-cell office:value-type="float" office:value="12.51">
                <text:p>12.51</text:p>
              </table:table-cell>
            </table:table-row>
            <table:table-row>
              <table:table-cell office:value-type="float" office:value="15.989">
                <text:p>15.989</text:p>
              </table:table-cell>
              <table:table-cell office:value-type="float" office:value="12.34">
                <text:p>12.34</text:p>
              </table:table-cell>
            </table:table-row>
            <table:table-row>
              <table:table-cell office:value-type="float" office:value="15.9891">
                <text:p>15.9891</text:p>
              </table:table-cell>
              <table:table-cell office:value-type="float" office:value="12.57">
                <text:p>12.57</text:p>
              </table:table-cell>
            </table:table-row>
            <table:table-row>
              <table:table-cell office:value-type="float" office:value="15.9892">
                <text:p>15.9892</text:p>
              </table:table-cell>
              <table:table-cell office:value-type="float" office:value="12.51">
                <text:p>12.51</text:p>
              </table:table-cell>
            </table:table-row>
            <table:table-row>
              <table:table-cell office:value-type="float" office:value="15.9904">
                <text:p>15.9904</text:p>
              </table:table-cell>
              <table:table-cell office:value-type="float" office:value="12.51">
                <text:p>12.51</text:p>
              </table:table-cell>
            </table:table-row>
            <table:table-row>
              <table:table-cell office:value-type="float" office:value="15.9912">
                <text:p>15.9912</text:p>
              </table:table-cell>
              <table:table-cell office:value-type="float" office:value="12.51">
                <text:p>12.51</text:p>
              </table:table-cell>
            </table:table-row>
            <table:table-row>
              <table:table-cell office:value-type="float" office:value="15.9944">
                <text:p>15.9944</text:p>
              </table:table-cell>
              <table:table-cell office:value-type="float" office:value="12.53">
                <text:p>12.53</text:p>
              </table:table-cell>
            </table:table-row>
            <table:table-row>
              <table:table-cell office:value-type="float" office:value="15.9951">
                <text:p>15.9951</text:p>
              </table:table-cell>
              <table:table-cell office:value-type="float" office:value="12.54">
                <text:p>12.54</text:p>
              </table:table-cell>
            </table:table-row>
            <table:table-row>
              <table:table-cell office:value-type="float" office:value="15.997">
                <text:p>15.997</text:p>
              </table:table-cell>
              <table:table-cell office:value-type="float" office:value="12.51">
                <text:p>12.51</text:p>
              </table:table-cell>
            </table:table-row>
            <table:table-row>
              <table:table-cell office:value-type="float" office:value="15.9971">
                <text:p>15.9971</text:p>
              </table:table-cell>
              <table:table-cell office:value-type="float" office:value="12.51">
                <text:p>12.51</text:p>
              </table:table-cell>
            </table:table-row>
            <table:table-row>
              <table:table-cell office:value-type="float" office:value="15.9985">
                <text:p>15.9985</text:p>
              </table:table-cell>
              <table:table-cell office:value-type="float" office:value="12.71">
                <text:p>12.71</text:p>
              </table:table-cell>
            </table:table-row>
            <table:table-row>
              <table:table-cell office:value-type="float" office:value="15.9988">
                <text:p>15.9988</text:p>
              </table:table-cell>
              <table:table-cell office:value-type="float" office:value="12.51">
                <text:p>12.51</text:p>
              </table:table-cell>
            </table:table-row>
            <table:table-row>
              <table:table-cell office:value-type="float" office:value="15.9995">
                <text:p>15.9995</text:p>
              </table:table-cell>
              <table:table-cell office:value-type="float" office:value="12.53">
                <text:p>12.53</text:p>
              </table:table-cell>
            </table:table-row>
            <table:table-row>
              <table:table-cell office:value-type="float" office:value="16.0008">
                <text:p>16.0008</text:p>
              </table:table-cell>
              <table:table-cell office:value-type="float" office:value="12.51">
                <text:p>12.51</text:p>
              </table:table-cell>
            </table:table-row>
            <table:table-row>
              <table:table-cell office:value-type="float" office:value="16.002">
                <text:p>16.002</text:p>
              </table:table-cell>
              <table:table-cell office:value-type="float" office:value="12.79">
                <text:p>12.79</text:p>
              </table:table-cell>
            </table:table-row>
            <table:table-row>
              <table:table-cell office:value-type="float" office:value="16.0022">
                <text:p>16.0022</text:p>
              </table:table-cell>
              <table:table-cell office:value-type="float" office:value="12.51">
                <text:p>12.51</text:p>
              </table:table-cell>
            </table:table-row>
            <table:table-row>
              <table:table-cell office:value-type="float" office:value="16.0027">
                <text:p>16.0027</text:p>
              </table:table-cell>
              <table:table-cell office:value-type="float" office:value="12.51">
                <text:p>12.51</text:p>
              </table:table-cell>
            </table:table-row>
            <table:table-row>
              <table:table-cell office:value-type="float" office:value="16.0033">
                <text:p>16.0033</text:p>
              </table:table-cell>
              <table:table-cell office:value-type="float" office:value="12.51">
                <text:p>12.51</text:p>
              </table:table-cell>
            </table:table-row>
            <table:table-row>
              <table:table-cell office:value-type="float" office:value="16.0038">
                <text:p>16.0038</text:p>
              </table:table-cell>
              <table:table-cell office:value-type="float" office:value="12.51">
                <text:p>12.51</text:p>
              </table:table-cell>
            </table:table-row>
            <table:table-row>
              <table:table-cell office:value-type="float" office:value="16.0042">
                <text:p>16.0042</text:p>
              </table:table-cell>
              <table:table-cell office:value-type="float" office:value="12.55">
                <text:p>12.55</text:p>
              </table:table-cell>
            </table:table-row>
            <table:table-row>
              <table:table-cell office:value-type="float" office:value="16.0046">
                <text:p>16.0046</text:p>
              </table:table-cell>
              <table:table-cell office:value-type="float" office:value="12.51">
                <text:p>12.51</text:p>
              </table:table-cell>
            </table:table-row>
            <table:table-row>
              <table:table-cell office:value-type="float" office:value="16.0061">
                <text:p>16.0061</text:p>
              </table:table-cell>
              <table:table-cell office:value-type="float" office:value="12.54">
                <text:p>12.54</text:p>
              </table:table-cell>
            </table:table-row>
            <table:table-row>
              <table:table-cell office:value-type="float" office:value="16.0065">
                <text:p>16.0065</text:p>
              </table:table-cell>
              <table:table-cell office:value-type="float" office:value="12.53">
                <text:p>12.53</text:p>
              </table:table-cell>
            </table:table-row>
            <table:table-row>
              <table:table-cell office:value-type="float" office:value="16.0071">
                <text:p>16.0071</text:p>
              </table:table-cell>
              <table:table-cell office:value-type="float" office:value="12.51">
                <text:p>12.51</text:p>
              </table:table-cell>
            </table:table-row>
            <table:table-row>
              <table:table-cell office:value-type="float" office:value="16.0072">
                <text:p>16.0072</text:p>
              </table:table-cell>
              <table:table-cell office:value-type="float" office:value="12.71">
                <text:p>12.71</text:p>
              </table:table-cell>
            </table:table-row>
            <table:table-row>
              <table:table-cell office:value-type="float" office:value="16.0098">
                <text:p>16.0098</text:p>
              </table:table-cell>
              <table:table-cell office:value-type="float" office:value="12.51">
                <text:p>12.51</text:p>
              </table:table-cell>
            </table:table-row>
            <table:table-row>
              <table:table-cell office:value-type="float" office:value="16.0107">
                <text:p>16.0107</text:p>
              </table:table-cell>
              <table:table-cell office:value-type="float" office:value="12.71">
                <text:p>12.71</text:p>
              </table:table-cell>
            </table:table-row>
            <table:table-row>
              <table:table-cell office:value-type="float" office:value="16.0121">
                <text:p>16.0121</text:p>
              </table:table-cell>
              <table:table-cell office:value-type="float" office:value="12.42">
                <text:p>12.42</text:p>
              </table:table-cell>
            </table:table-row>
            <table:table-row>
              <table:table-cell office:value-type="float" office:value="16.0122">
                <text:p>16.0122</text:p>
              </table:table-cell>
              <table:table-cell office:value-type="float" office:value="12.05">
                <text:p>12.05</text:p>
              </table:table-cell>
            </table:table-row>
            <table:table-row>
              <table:table-cell office:value-type="float" office:value="16.0124">
                <text:p>16.0124</text:p>
              </table:table-cell>
              <table:table-cell office:value-type="float" office:value="12.24">
                <text:p>12.24</text:p>
              </table:table-cell>
            </table:table-row>
            <table:table-row>
              <table:table-cell office:value-type="float" office:value="16.0125">
                <text:p>16.0125</text:p>
              </table:table-cell>
              <table:table-cell office:value-type="float" office:value="12.05">
                <text:p>12.05</text:p>
              </table:table-cell>
            </table:table-row>
            <table:table-row>
              <table:table-cell office:value-type="float" office:value="16.0131">
                <text:p>16.0131</text:p>
              </table:table-cell>
              <table:table-cell office:value-type="float" office:value="12.09">
                <text:p>12.09</text:p>
              </table:table-cell>
            </table:table-row>
            <table:table-row>
              <table:table-cell office:value-type="float" office:value="16.0138">
                <text:p>16.0138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float" office:value="16.0151">
                <text:p>16.0151</text:p>
              </table:table-cell>
              <table:table-cell office:value-type="float" office:value="12.78">
                <text:p>12.78</text:p>
              </table:table-cell>
            </table:table-row>
            <table:table-row>
              <table:table-cell office:value-type="float" office:value="16.0156">
                <text:p>16.0156</text:p>
              </table:table-cell>
              <table:table-cell office:value-type="float" office:value="12.7">
                <text:p>12.7</text:p>
              </table:table-cell>
            </table:table-row>
            <table:table-row>
              <table:table-cell office:value-type="float" office:value="16.0168">
                <text:p>16.0168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float" office:value="16.0185">
                <text:p>16.0185</text:p>
              </table:table-cell>
              <table:table-cell office:value-type="float" office:value="12.78">
                <text:p>12.78</text:p>
              </table:table-cell>
            </table:table-row>
            <table:table-row>
              <table:table-cell office:value-type="float" office:value="16.0186">
                <text:p>16.0186</text:p>
              </table:table-cell>
              <table:table-cell office:value-type="float" office:value="12.55">
                <text:p>12.55</text:p>
              </table:table-cell>
            </table:table-row>
            <table:table-row>
              <table:table-cell office:value-type="float" office:value="16.0187">
                <text:p>16.0187</text:p>
              </table:table-cell>
              <table:table-cell office:value-type="float" office:value="12.7">
                <text:p>12.7</text:p>
              </table:table-cell>
            </table:table-row>
            <table:table-row>
              <table:table-cell office:value-type="float" office:value="16.0189">
                <text:p>16.0189</text:p>
              </table:table-cell>
              <table:table-cell office:value-type="float" office:value="12.63">
                <text:p>12.63</text:p>
              </table:table-cell>
            </table:table-row>
            <table:table-row>
              <table:table-cell office:value-type="float" office:value="16.0191">
                <text:p>16.0191</text:p>
              </table:table-cell>
              <table:table-cell office:value-type="float" office:value="12.7">
                <text:p>12.7</text:p>
              </table:table-cell>
            </table:table-row>
            <table:table-row>
              <table:table-cell office:value-type="float" office:value="16.0196">
                <text:p>16.0196</text:p>
              </table:table-cell>
              <table:table-cell office:value-type="float" office:value="12.7">
                <text:p>12.7</text:p>
              </table:table-cell>
            </table:table-row>
            <table:table-row>
              <table:table-cell office:value-type="float" office:value="16.0203">
                <text:p>16.0203</text:p>
              </table:table-cell>
              <table:table-cell office:value-type="float" office:value="12.84">
                <text:p>12.84</text:p>
              </table:table-cell>
            </table:table-row>
            <table:table-row>
              <table:table-cell office:value-type="float" office:value="16.0205">
                <text:p>16.0205</text:p>
              </table:table-cell>
              <table:table-cell office:value-type="float" office:value="12.74">
                <text:p>12.74</text:p>
              </table:table-cell>
            </table:table-row>
            <table:table-row>
              <table:table-cell office:value-type="float" office:value="16.0241">
                <text:p>16.0241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float" office:value="16.0246">
                <text:p>16.0246</text:p>
              </table:table-cell>
              <table:table-cell office:value-type="float" office:value="12.82">
                <text:p>12.82</text:p>
              </table:table-cell>
            </table:table-row>
            <table:table-row>
              <table:table-cell office:value-type="float" office:value="16.0248">
                <text:p>16.0248</text:p>
              </table:table-cell>
              <table:table-cell office:value-type="float" office:value="12.7">
                <text:p>12.7</text:p>
              </table:table-cell>
            </table:table-row>
            <table:table-row>
              <table:table-cell office:value-type="float" office:value="16.0249">
                <text:p>16.0249</text:p>
              </table:table-cell>
              <table:table-cell office:value-type="float" office:value="12.68">
                <text:p>12.68</text:p>
              </table:table-cell>
            </table:table-row>
            <table:table-row>
              <table:table-cell office:value-type="float" office:value="16.0256">
                <text:p>16.0256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float" office:value="16.0265">
                <text:p>16.0265</text:p>
              </table:table-cell>
              <table:table-cell office:value-type="float" office:value="13.05">
                <text:p>13.05</text:p>
              </table:table-cell>
            </table:table-row>
            <table:table-row>
              <table:table-cell office:value-type="float" office:value="16.0268">
                <text:p>16.0268</text:p>
              </table:table-cell>
              <table:table-cell office:value-type="float" office:value="12.86">
                <text:p>12.86</text:p>
              </table:table-cell>
            </table:table-row>
            <table:table-row>
              <table:table-cell office:value-type="float" office:value="16.0275">
                <text:p>16.0275</text:p>
              </table:table-cell>
              <table:table-cell office:value-type="float" office:value="13.32">
                <text:p>13.32</text:p>
              </table:table-cell>
            </table:table-row>
            <table:table-row>
              <table:table-cell office:value-type="float" office:value="16.0278">
                <text:p>16.0278</text:p>
              </table:table-cell>
              <table:table-cell office:value-type="float" office:value="13.23">
                <text:p>13.23</text:p>
              </table:table-cell>
            </table:table-row>
            <table:table-row>
              <table:table-cell office:value-type="float" office:value="16.0282">
                <text:p>16.0282</text:p>
              </table:table-cell>
              <table:table-cell office:value-type="float" office:value="13.25">
                <text:p>13.25</text:p>
              </table:table-cell>
            </table:table-row>
            <table:table-row>
              <table:table-cell office:value-type="float" office:value="16.0292">
                <text:p>16.0292</text:p>
              </table:table-cell>
              <table:table-cell office:value-type="float" office:value="13.23">
                <text:p>13.23</text:p>
              </table:table-cell>
            </table:table-row>
            <table:table-row>
              <table:table-cell office:value-type="float" office:value="16.0293">
                <text:p>16.0293</text:p>
              </table:table-cell>
              <table:table-cell office:value-type="float" office:value="13.09">
                <text:p>13.09</text:p>
              </table:table-cell>
            </table:table-row>
            <table:table-row>
              <table:table-cell office:value-type="float" office:value="16.0309">
                <text:p>16.0309</text:p>
              </table:table-cell>
              <table:table-cell office:value-type="float" office:value="13.26">
                <text:p>13.26</text:p>
              </table:table-cell>
            </table:table-row>
            <table:table-row>
              <table:table-cell office:value-type="float" office:value="16.0314">
                <text:p>16.0314</text:p>
              </table:table-cell>
              <table:table-cell office:value-type="float" office:value="13.04">
                <text:p>13.04</text:p>
              </table:table-cell>
            </table:table-row>
            <table:table-row>
              <table:table-cell office:value-type="float" office:value="16.0324">
                <text:p>16.0324</text:p>
              </table:table-cell>
              <table:table-cell office:value-type="float" office:value="13.31">
                <text:p>13.31</text:p>
              </table:table-cell>
            </table:table-row>
            <table:table-row>
              <table:table-cell office:value-type="float" office:value="16.0325">
                <text:p>16.0325</text:p>
              </table:table-cell>
              <table:table-cell office:value-type="float" office:value="13.21">
                <text:p>13.21</text:p>
              </table:table-cell>
            </table:table-row>
            <table:table-row>
              <table:table-cell office:value-type="float" office:value="16.0327">
                <text:p>16.0327</text:p>
              </table:table-cell>
              <table:table-cell office:value-type="float" office:value="13.37">
                <text:p>13.37</text:p>
              </table:table-cell>
            </table:table-row>
            <table:table-row>
              <table:table-cell office:value-type="float" office:value="16.0332">
                <text:p>16.0332</text:p>
              </table:table-cell>
              <table:table-cell office:value-type="float" office:value="13.21">
                <text:p>13.21</text:p>
              </table:table-cell>
            </table:table-row>
            <table:table-row>
              <table:table-cell office:value-type="float" office:value="16.0345">
                <text:p>16.0345</text:p>
              </table:table-cell>
              <table:table-cell office:value-type="float" office:value="13.71">
                <text:p>13.71</text:p>
              </table:table-cell>
            </table:table-row>
            <table:table-row>
              <table:table-cell office:value-type="float" office:value="16.0347">
                <text:p>16.0347</text:p>
              </table:table-cell>
              <table:table-cell office:value-type="float" office:value="13.71">
                <text:p>13.71</text:p>
              </table:table-cell>
            </table:table-row>
            <table:table-row>
              <table:table-cell office:value-type="float" office:value="16.0349">
                <text:p>16.0349</text:p>
              </table:table-cell>
              <table:table-cell office:value-type="float" office:value="13.8">
                <text:p>13.8</text:p>
              </table:table-cell>
            </table:table-row>
            <table:table-row>
              <table:table-cell office:value-type="float" office:value="16.0351">
                <text:p>16.0351</text:p>
              </table:table-cell>
              <table:table-cell office:value-type="float" office:value="13.67">
                <text:p>13.67</text:p>
              </table:table-cell>
            </table:table-row>
            <table:table-row>
              <table:table-cell office:value-type="float" office:value="16.0352">
                <text:p>16.0352</text:p>
              </table:table-cell>
              <table:table-cell office:value-type="float" office:value="13.74">
                <text:p>13.74</text:p>
              </table:table-cell>
            </table:table-row>
            <table:table-row>
              <table:table-cell office:value-type="float" office:value="16.0353">
                <text:p>16.0353</text:p>
              </table:table-cell>
              <table:table-cell office:value-type="float" office:value="13.8">
                <text:p>13.8</text:p>
              </table:table-cell>
            </table:table-row>
            <table:table-row>
              <table:table-cell office:value-type="float" office:value="16.0354">
                <text:p>16.0354</text:p>
              </table:table-cell>
              <table:table-cell office:value-type="float" office:value="13.55">
                <text:p>13.55</text:p>
              </table:table-cell>
            </table:table-row>
            <table:table-row>
              <table:table-cell office:value-type="float" office:value="16.0356">
                <text:p>16.0356</text:p>
              </table:table-cell>
              <table:table-cell office:value-type="float" office:value="13.71">
                <text:p>13.71</text:p>
              </table:table-cell>
            </table:table-row>
            <table:table-row>
              <table:table-cell office:value-type="float" office:value="16.0361">
                <text:p>16.0361</text:p>
              </table:table-cell>
              <table:table-cell office:value-type="float" office:value="13.73">
                <text:p>13.73</text:p>
              </table:table-cell>
            </table:table-row>
            <table:table-row>
              <table:table-cell office:value-type="float" office:value="16.0365">
                <text:p>16.0365</text:p>
              </table:table-cell>
              <table:table-cell office:value-type="float" office:value="13.73">
                <text:p>13.73</text:p>
              </table:table-cell>
            </table:table-row>
            <table:table-row>
              <table:table-cell office:value-type="float" office:value="16.0366">
                <text:p>16.0366</text:p>
              </table:table-cell>
              <table:table-cell office:value-type="float" office:value="13.67">
                <text:p>13.67</text:p>
              </table:table-cell>
            </table:table-row>
            <table:table-row>
              <table:table-cell office:value-type="float" office:value="16.0377">
                <text:p>16.0377</text:p>
              </table:table-cell>
              <table:table-cell office:value-type="float" office:value="13.73">
                <text:p>13.73</text:p>
              </table:table-cell>
            </table:table-row>
            <table:table-row>
              <table:table-cell office:value-type="float" office:value="16.0379">
                <text:p>16.0379</text:p>
              </table:table-cell>
              <table:table-cell office:value-type="float" office:value="13.85">
                <text:p>13.85</text:p>
              </table:table-cell>
            </table:table-row>
            <table:table-row>
              <table:table-cell office:value-type="float" office:value="16.0381">
                <text:p>16.0381</text:p>
              </table:table-cell>
              <table:table-cell office:value-type="float" office:value="13.56">
                <text:p>13.56</text:p>
              </table:table-cell>
            </table:table-row>
            <table:table-row>
              <table:table-cell office:value-type="float" office:value="16.0384">
                <text:p>16.0384</text:p>
              </table:table-cell>
              <table:table-cell office:value-type="float" office:value="13.65">
                <text:p>13.65</text:p>
              </table:table-cell>
            </table:table-row>
            <table:table-row>
              <table:table-cell office:value-type="float" office:value="16.0386">
                <text:p>16.0386</text:p>
              </table:table-cell>
              <table:table-cell office:value-type="float" office:value="13.81">
                <text:p>13.81</text:p>
              </table:table-cell>
            </table:table-row>
            <table:table-row>
              <table:table-cell office:value-type="float" office:value="16.0395">
                <text:p>16.0395</text:p>
              </table:table-cell>
              <table:table-cell office:value-type="float" office:value="13.73">
                <text:p>13.73</text:p>
              </table:table-cell>
            </table:table-row>
            <table:table-row>
              <table:table-cell office:value-type="float" office:value="16.0398">
                <text:p>16.0398</text:p>
              </table:table-cell>
              <table:table-cell office:value-type="float" office:value="13.68">
                <text:p>13.68</text:p>
              </table:table-cell>
            </table:table-row>
            <table:table-row>
              <table:table-cell office:value-type="float" office:value="16.0399">
                <text:p>16.0399</text:p>
              </table:table-cell>
              <table:table-cell office:value-type="float" office:value="13.68">
                <text:p>13.68</text:p>
              </table:table-cell>
            </table:table-row>
            <table:table-row>
              <table:table-cell office:value-type="float" office:value="16.0401">
                <text:p>16.0401</text:p>
              </table:table-cell>
              <table:table-cell office:value-type="float" office:value="13.68">
                <text:p>13.68</text:p>
              </table:table-cell>
            </table:table-row>
            <table:table-row>
              <table:table-cell office:value-type="float" office:value="16.041">
                <text:p>16.041</text:p>
              </table:table-cell>
              <table:table-cell office:value-type="float" office:value="13.74">
                <text:p>13.74</text:p>
              </table:table-cell>
            </table:table-row>
            <table:table-row>
              <table:table-cell office:value-type="float" office:value="16.0413">
                <text:p>16.0413</text:p>
              </table:table-cell>
              <table:table-cell office:value-type="float" office:value="13.68">
                <text:p>13.68</text:p>
              </table:table-cell>
            </table:table-row>
            <table:table-row>
              <table:table-cell office:value-type="float" office:value="16.0416">
                <text:p>16.0416</text:p>
              </table:table-cell>
              <table:table-cell office:value-type="float" office:value="13.68">
                <text:p>13.68</text:p>
              </table:table-cell>
            </table:table-row>
            <table:table-row>
              <table:table-cell office:value-type="float" office:value="16.0419">
                <text:p>16.0419</text:p>
              </table:table-cell>
              <table:table-cell office:value-type="float" office:value="13.82">
                <text:p>13.82</text:p>
              </table:table-cell>
            </table:table-row>
            <table:table-row>
              <table:table-cell office:value-type="float" office:value="16.0425">
                <text:p>16.0425</text:p>
              </table:table-cell>
              <table:table-cell office:value-type="float" office:value="13.7">
                <text:p>13.7</text:p>
              </table:table-cell>
            </table:table-row>
            <table:table-row>
              <table:table-cell office:value-type="float" office:value="16.0426">
                <text:p>16.0426</text:p>
              </table:table-cell>
              <table:table-cell office:value-type="float" office:value="13.74">
                <text:p>13.74</text:p>
              </table:table-cell>
            </table:table-row>
            <table:table-row>
              <table:table-cell office:value-type="float" office:value="16.0428">
                <text:p>16.0428</text:p>
              </table:table-cell>
              <table:table-cell office:value-type="float" office:value="13.69">
                <text:p>13.69</text:p>
              </table:table-cell>
            </table:table-row>
            <table:table-row>
              <table:table-cell office:value-type="float" office:value="16.043">
                <text:p>16.043</text:p>
              </table:table-cell>
              <table:table-cell office:value-type="float" office:value="13.58">
                <text:p>13.58</text:p>
              </table:table-cell>
            </table:table-row>
            <table:table-row>
              <table:table-cell office:value-type="float" office:value="16.0431">
                <text:p>16.0431</text:p>
              </table:table-cell>
              <table:table-cell office:value-type="float" office:value="13.69">
                <text:p>13.69</text:p>
              </table:table-cell>
            </table:table-row>
            <table:table-row>
              <table:table-cell office:value-type="float" office:value="16.0445">
                <text:p>16.0445</text:p>
              </table:table-cell>
              <table:table-cell office:value-type="float" office:value="13.91">
                <text:p>13.91</text:p>
              </table:table-cell>
            </table:table-row>
            <table:table-row>
              <table:table-cell office:value-type="float" office:value="16.0446">
                <text:p>16.0446</text:p>
              </table:table-cell>
              <table:table-cell office:value-type="float" office:value="13.81">
                <text:p>13.81</text:p>
              </table:table-cell>
            </table:table-row>
            <table:table-row>
              <table:table-cell office:value-type="float" office:value="16.0449">
                <text:p>16.0449</text:p>
              </table:table-cell>
              <table:table-cell office:value-type="float" office:value="13.81">
                <text:p>13.81</text:p>
              </table:table-cell>
            </table:table-row>
            <table:table-row>
              <table:table-cell office:value-type="float" office:value="16.045">
                <text:p>16.045</text:p>
              </table:table-cell>
              <table:table-cell office:value-type="float" office:value="13.81">
                <text:p>13.81</text:p>
              </table:table-cell>
            </table:table-row>
            <table:table-row>
              <table:table-cell office:value-type="float" office:value="16.0453">
                <text:p>16.0453</text:p>
              </table:table-cell>
              <table:table-cell office:value-type="float" office:value="13.81">
                <text:p>13.81</text:p>
              </table:table-cell>
            </table:table-row>
            <table:table-row>
              <table:table-cell office:value-type="float" office:value="16.0455">
                <text:p>16.0455</text:p>
              </table:table-cell>
              <table:table-cell office:value-type="float" office:value="13.81">
                <text:p>13.81</text:p>
              </table:table-cell>
            </table:table-row>
            <table:table-row>
              <table:table-cell office:value-type="float" office:value="16.0459">
                <text:p>16.0459</text:p>
              </table:table-cell>
              <table:table-cell office:value-type="float" office:value="13.83">
                <text:p>13.83</text:p>
              </table:table-cell>
            </table:table-row>
            <table:table-row>
              <table:table-cell office:value-type="float" office:value="16.047">
                <text:p>16.047</text:p>
              </table:table-cell>
              <table:table-cell office:value-type="float" office:value="13.72">
                <text:p>13.72</text:p>
              </table:table-cell>
            </table:table-row>
            <table:table-row>
              <table:table-cell office:value-type="float" office:value="16.0471">
                <text:p>16.0471</text:p>
              </table:table-cell>
              <table:table-cell office:value-type="float" office:value="13.81">
                <text:p>13.81</text:p>
              </table:table-cell>
            </table:table-row>
            <table:table-row>
              <table:table-cell office:value-type="float" office:value="16.0472">
                <text:p>16.0472</text:p>
              </table:table-cell>
              <table:table-cell office:value-type="float" office:value="13.81">
                <text:p>13.81</text:p>
              </table:table-cell>
            </table:table-row>
            <table:table-row>
              <table:table-cell office:value-type="float" office:value="16.0474">
                <text:p>16.0474</text:p>
              </table:table-cell>
              <table:table-cell office:value-type="float" office:value="13.81">
                <text:p>13.81</text:p>
              </table:table-cell>
            </table:table-row>
            <table:table-row>
              <table:table-cell office:value-type="float" office:value="16.0481">
                <text:p>16.0481</text:p>
              </table:table-cell>
              <table:table-cell office:value-type="float" office:value="13.89">
                <text:p>13.89</text:p>
              </table:table-cell>
            </table:table-row>
            <table:table-row>
              <table:table-cell office:value-type="float" office:value="16.0486">
                <text:p>16.0486</text:p>
              </table:table-cell>
              <table:table-cell office:value-type="float" office:value="13.86">
                <text:p>13.86</text:p>
              </table:table-cell>
            </table:table-row>
            <table:table-row>
              <table:table-cell office:value-type="float" office:value="16.0489">
                <text:p>16.0489</text:p>
              </table:table-cell>
              <table:table-cell office:value-type="float" office:value="13.89">
                <text:p>13.89</text:p>
              </table:table-cell>
            </table:table-row>
            <table:table-row>
              <table:table-cell office:value-type="float" office:value="16.0493">
                <text:p>16.0493</text:p>
              </table:table-cell>
              <table:table-cell office:value-type="float" office:value="13.83">
                <text:p>13.83</text:p>
              </table:table-cell>
            </table:table-row>
            <table:table-row>
              <table:table-cell office:value-type="float" office:value="16.0494">
                <text:p>16.0494</text:p>
              </table:table-cell>
              <table:table-cell office:value-type="float" office:value="13.64">
                <text:p>13.64</text:p>
              </table:table-cell>
            </table:table-row>
            <table:table-row>
              <table:table-cell office:value-type="float" office:value="16.0499">
                <text:p>16.0499</text:p>
              </table:table-cell>
              <table:table-cell office:value-type="float" office:value="13.81">
                <text:p>13.81</text:p>
              </table:table-cell>
            </table:table-row>
            <table:table-row>
              <table:table-cell office:value-type="float" office:value="16.0502">
                <text:p>16.0502</text:p>
              </table:table-cell>
              <table:table-cell office:value-type="float" office:value="13.89">
                <text:p>13.89</text:p>
              </table:table-cell>
            </table:table-row>
            <table:table-row>
              <table:table-cell office:value-type="float" office:value="16.0503">
                <text:p>16.0503</text:p>
              </table:table-cell>
              <table:table-cell office:value-type="float" office:value="13.64">
                <text:p>13.64</text:p>
              </table:table-cell>
            </table:table-row>
            <table:table-row>
              <table:table-cell office:value-type="float" office:value="16.0505">
                <text:p>16.0505</text:p>
              </table:table-cell>
              <table:table-cell office:value-type="float" office:value="14.76">
                <text:p>14.76</text:p>
              </table:table-cell>
            </table:table-row>
            <table:table-row>
              <table:table-cell office:value-type="float" office:value="16.0508">
                <text:p>16.0508</text:p>
              </table:table-cell>
              <table:table-cell office:value-type="float" office:value="14.73">
                <text:p>14.73</text:p>
              </table:table-cell>
            </table:table-row>
            <table:table-row>
              <table:table-cell office:value-type="float" office:value="16.0512">
                <text:p>16.0512</text:p>
              </table:table-cell>
              <table:table-cell office:value-type="float" office:value="14.67">
                <text:p>14.67</text:p>
              </table:table-cell>
            </table:table-row>
            <table:table-row>
              <table:table-cell office:value-type="float" office:value="16.0517">
                <text:p>16.0517</text:p>
              </table:table-cell>
              <table:table-cell office:value-type="float" office:value="14.67">
                <text:p>14.67</text:p>
              </table:table-cell>
            </table:table-row>
            <table:table-row>
              <table:table-cell office:value-type="float" office:value="16.0518">
                <text:p>16.0518</text:p>
              </table:table-cell>
              <table:table-cell office:value-type="float" office:value="14.69">
                <text:p>14.69</text:p>
              </table:table-cell>
            </table:table-row>
            <table:table-row>
              <table:table-cell office:value-type="float" office:value="16.0519">
                <text:p>16.0519</text:p>
              </table:table-cell>
              <table:table-cell office:value-type="float" office:value="14.67">
                <text:p>14.67</text:p>
              </table:table-cell>
            </table:table-row>
            <table:table-row>
              <table:table-cell office:value-type="float" office:value="16.0521">
                <text:p>16.0521</text:p>
              </table:table-cell>
              <table:table-cell office:value-type="float" office:value="14.69">
                <text:p>14.69</text:p>
              </table:table-cell>
            </table:table-row>
            <table:table-row>
              <table:table-cell office:value-type="float" office:value="16.0524">
                <text:p>16.0524</text:p>
              </table:table-cell>
              <table:table-cell office:value-type="float" office:value="14.78">
                <text:p>14.78</text:p>
              </table:table-cell>
            </table:table-row>
            <table:table-row>
              <table:table-cell office:value-type="float" office:value="16.0526">
                <text:p>16.0526</text:p>
              </table:table-cell>
              <table:table-cell office:value-type="float" office:value="14.73">
                <text:p>14.73</text:p>
              </table:table-cell>
            </table:table-row>
            <table:table-row>
              <table:table-cell office:value-type="float" office:value="16.0529">
                <text:p>16.0529</text:p>
              </table:table-cell>
              <table:table-cell office:value-type="float" office:value="14.76">
                <text:p>14.76</text:p>
              </table:table-cell>
            </table:table-row>
            <table:table-row>
              <table:table-cell office:value-type="float" office:value="16.053">
                <text:p>16.053</text:p>
              </table:table-cell>
              <table:table-cell office:value-type="float" office:value="14.73">
                <text:p>14.73</text:p>
              </table:table-cell>
            </table:table-row>
            <table:table-row>
              <table:table-cell office:value-type="float" office:value="16.0536">
                <text:p>16.0536</text:p>
              </table:table-cell>
              <table:table-cell office:value-type="float" office:value="14.67">
                <text:p>14.67</text:p>
              </table:table-cell>
            </table:table-row>
            <table:table-row>
              <table:table-cell office:value-type="float" office:value="16.0545">
                <text:p>16.0545</text:p>
              </table:table-cell>
              <table:table-cell office:value-type="float" office:value="14.67">
                <text:p>14.67</text:p>
              </table:table-cell>
            </table:table-row>
            <table:table-row>
              <table:table-cell office:value-type="float" office:value="16.0551">
                <text:p>16.0551</text:p>
              </table:table-cell>
              <table:table-cell office:value-type="float" office:value="14.73">
                <text:p>14.73</text:p>
              </table:table-cell>
            </table:table-row>
            <table:table-row>
              <table:table-cell office:value-type="float" office:value="16.0552">
                <text:p>16.0552</text:p>
              </table:table-cell>
              <table:table-cell office:value-type="float" office:value="14.52">
                <text:p>14.52</text:p>
              </table:table-cell>
            </table:table-row>
            <table:table-row>
              <table:table-cell office:value-type="float" office:value="16.0562">
                <text:p>16.0562</text:p>
              </table:table-cell>
              <table:table-cell office:value-type="float" office:value="14.36">
                <text:p>14.36</text:p>
              </table:table-cell>
            </table:table-row>
            <table:table-row>
              <table:table-cell office:value-type="float" office:value="16.0568">
                <text:p>16.0568</text:p>
              </table:table-cell>
              <table:table-cell office:value-type="float" office:value="14.36">
                <text:p>14.36</text:p>
              </table:table-cell>
            </table:table-row>
            <table:table-row>
              <table:table-cell office:value-type="float" office:value="16.0573">
                <text:p>16.0573</text:p>
              </table:table-cell>
              <table:table-cell office:value-type="float" office:value="14.42">
                <text:p>14.42</text:p>
              </table:table-cell>
            </table:table-row>
            <table:table-row>
              <table:table-cell office:value-type="float" office:value="16.0589">
                <text:p>16.0589</text:p>
              </table:table-cell>
              <table:table-cell office:value-type="float" office:value="14.27">
                <text:p>14.27</text:p>
              </table:table-cell>
            </table:table-row>
            <table:table-row>
              <table:table-cell office:value-type="float" office:value="16.0592">
                <text:p>16.0592</text:p>
              </table:table-cell>
              <table:table-cell office:value-type="float" office:value="14.19">
                <text:p>14.19</text:p>
              </table:table-cell>
            </table:table-row>
            <table:table-row>
              <table:table-cell office:value-type="float" office:value="16.0594">
                <text:p>16.0594</text:p>
              </table:table-cell>
              <table:table-cell office:value-type="float" office:value="14.38">
                <text:p>14.38</text:p>
              </table:table-cell>
            </table:table-row>
            <table:table-row>
              <table:table-cell office:value-type="float" office:value="16.0596">
                <text:p>16.0596</text:p>
              </table:table-cell>
              <table:table-cell office:value-type="float" office:value="14.36">
                <text:p>14.36</text:p>
              </table:table-cell>
            </table:table-row>
            <table:table-row>
              <table:table-cell office:value-type="float" office:value="16.0597">
                <text:p>16.0597</text:p>
              </table:table-cell>
              <table:table-cell office:value-type="float" office:value="14.46">
                <text:p>14.46</text:p>
              </table:table-cell>
            </table:table-row>
            <table:table-row>
              <table:table-cell office:value-type="float" office:value="16.0603">
                <text:p>16.0603</text:p>
              </table:table-cell>
              <table:table-cell office:value-type="float" office:value="14.36">
                <text:p>14.36</text:p>
              </table:table-cell>
            </table:table-row>
            <table:table-row>
              <table:table-cell office:value-type="float" office:value="16.0604">
                <text:p>16.0604</text:p>
              </table:table-cell>
              <table:table-cell office:value-type="float" office:value="14.19">
                <text:p>14.19</text:p>
              </table:table-cell>
            </table:table-row>
            <table:table-row>
              <table:table-cell office:value-type="float" office:value="16.0607">
                <text:p>16.0607</text:p>
              </table:table-cell>
              <table:table-cell office:value-type="float" office:value="14.23">
                <text:p>14.23</text:p>
              </table:table-cell>
            </table:table-row>
            <table:table-row>
              <table:table-cell office:value-type="float" office:value="16.0612">
                <text:p>16.0612</text:p>
              </table:table-cell>
              <table:table-cell office:value-type="float" office:value="14.42">
                <text:p>14.42</text:p>
              </table:table-cell>
            </table:table-row>
            <table:table-row>
              <table:table-cell office:value-type="float" office:value="16.0617">
                <text:p>16.0617</text:p>
              </table:table-cell>
              <table:table-cell office:value-type="float" office:value="14.36">
                <text:p>14.36</text:p>
              </table:table-cell>
            </table:table-row>
            <table:table-row>
              <table:table-cell office:value-type="float" office:value="16.062">
                <text:p>16.062</text:p>
              </table:table-cell>
              <table:table-cell office:value-type="float" office:value="14.42">
                <text:p>14.42</text:p>
              </table:table-cell>
            </table:table-row>
            <table:table-row>
              <table:table-cell office:value-type="float" office:value="16.0623">
                <text:p>16.0623</text:p>
              </table:table-cell>
              <table:table-cell office:value-type="float" office:value="14.36">
                <text:p>14.36</text:p>
              </table:table-cell>
            </table:table-row>
            <table:table-row>
              <table:table-cell office:value-type="float" office:value="16.0631">
                <text:p>16.0631</text:p>
              </table:table-cell>
              <table:table-cell office:value-type="float" office:value="14.44">
                <text:p>14.44</text:p>
              </table:table-cell>
            </table:table-row>
            <table:table-row>
              <table:table-cell office:value-type="float" office:value="16.0638">
                <text:p>16.0638</text:p>
              </table:table-cell>
              <table:table-cell office:value-type="float" office:value="14.44">
                <text:p>14.44</text:p>
              </table:table-cell>
            </table:table-row>
            <table:table-row>
              <table:table-cell office:value-type="float" office:value="16.0644">
                <text:p>16.0644</text:p>
              </table:table-cell>
              <table:table-cell office:value-type="float" office:value="14.19">
                <text:p>14.19</text:p>
              </table:table-cell>
            </table:table-row>
            <table:table-row>
              <table:table-cell office:value-type="float" office:value="16.0648">
                <text:p>16.0648</text:p>
              </table:table-cell>
              <table:table-cell office:value-type="float" office:value="14.36">
                <text:p>14.36</text:p>
              </table:table-cell>
            </table:table-row>
            <table:table-row>
              <table:table-cell office:value-type="float" office:value="16.0649">
                <text:p>16.0649</text:p>
              </table:table-cell>
              <table:table-cell office:value-type="float" office:value="14.4">
                <text:p>14.4</text:p>
              </table:table-cell>
            </table:table-row>
            <table:table-row>
              <table:table-cell office:value-type="float" office:value="16.0652">
                <text:p>16.0652</text:p>
              </table:table-cell>
              <table:table-cell office:value-type="float" office:value="14.44">
                <text:p>14.44</text:p>
              </table:table-cell>
            </table:table-row>
            <table:table-row>
              <table:table-cell office:value-type="float" office:value="16.0664">
                <text:p>16.0664</text:p>
              </table:table-cell>
              <table:table-cell office:value-type="float" office:value="14.88">
                <text:p>14.88</text:p>
              </table:table-cell>
            </table:table-row>
            <table:table-row>
              <table:table-cell office:value-type="float" office:value="16.0666">
                <text:p>16.0666</text:p>
              </table:table-cell>
              <table:table-cell office:value-type="float" office:value="14.88">
                <text:p>14.88</text:p>
              </table:table-cell>
            </table:table-row>
            <table:table-row>
              <table:table-cell office:value-type="float" office:value="16.0673">
                <text:p>16.0673</text:p>
              </table:table-cell>
              <table:table-cell office:value-type="float" office:value="14.9">
                <text:p>14.9</text:p>
              </table:table-cell>
            </table:table-row>
            <table:table-row>
              <table:table-cell office:value-type="float" office:value="16.0674">
                <text:p>16.0674</text:p>
              </table:table-cell>
              <table:table-cell office:value-type="float" office:value="14.8">
                <text:p>14.8</text:p>
              </table:table-cell>
            </table:table-row>
            <table:table-row>
              <table:table-cell office:value-type="float" office:value="16.0676">
                <text:p>16.0676</text:p>
              </table:table-cell>
              <table:table-cell office:value-type="float" office:value="14.99">
                <text:p>14.99</text:p>
              </table:table-cell>
            </table:table-row>
            <table:table-row>
              <table:table-cell office:value-type="float" office:value="16.0682">
                <text:p>16.0682</text:p>
              </table:table-cell>
              <table:table-cell office:value-type="float" office:value="14.88">
                <text:p>14.88</text:p>
              </table:table-cell>
            </table:table-row>
            <table:table-row>
              <table:table-cell office:value-type="float" office:value="16.0683">
                <text:p>16.0683</text:p>
              </table:table-cell>
              <table:table-cell office:value-type="float" office:value="14.88">
                <text:p>14.88</text:p>
              </table:table-cell>
            </table:table-row>
            <table:table-row>
              <table:table-cell office:value-type="float" office:value="16.0693">
                <text:p>16.0693</text:p>
              </table:table-cell>
              <table:table-cell office:value-type="float" office:value="14.88">
                <text:p>14.88</text:p>
              </table:table-cell>
            </table:table-row>
            <table:table-row>
              <table:table-cell office:value-type="float" office:value="16.0695">
                <text:p>16.0695</text:p>
              </table:table-cell>
              <table:table-cell office:value-type="float" office:value="14.88">
                <text:p>14.88</text:p>
              </table:table-cell>
            </table:table-row>
            <table:table-row>
              <table:table-cell office:value-type="float" office:value="16.0697">
                <text:p>16.0697</text:p>
              </table:table-cell>
              <table:table-cell office:value-type="float" office:value="14.97">
                <text:p>14.97</text:p>
              </table:table-cell>
            </table:table-row>
            <table:table-row>
              <table:table-cell office:value-type="float" office:value="16.0701">
                <text:p>16.0701</text:p>
              </table:table-cell>
              <table:table-cell office:value-type="float" office:value="14.96">
                <text:p>14.96</text:p>
              </table:table-cell>
            </table:table-row>
            <table:table-row>
              <table:table-cell office:value-type="float" office:value="16.0704">
                <text:p>16.0704</text:p>
              </table:table-cell>
              <table:table-cell office:value-type="float" office:value="14.9">
                <text:p>14.9</text:p>
              </table:table-cell>
            </table:table-row>
            <table:table-row>
              <table:table-cell office:value-type="float" office:value="16.0705">
                <text:p>16.0705</text:p>
              </table:table-cell>
              <table:table-cell office:value-type="float" office:value="14.88">
                <text:p>14.88</text:p>
              </table:table-cell>
            </table:table-row>
            <table:table-row>
              <table:table-cell office:value-type="float" office:value="16.0708">
                <text:p>16.0708</text:p>
              </table:table-cell>
              <table:table-cell office:value-type="float" office:value="14.8">
                <text:p>14.8</text:p>
              </table:table-cell>
            </table:table-row>
            <table:table-row>
              <table:table-cell office:value-type="float" office:value="16.0709">
                <text:p>16.0709</text:p>
              </table:table-cell>
              <table:table-cell office:value-type="float" office:value="14.88">
                <text:p>14.88</text:p>
              </table:table-cell>
            </table:table-row>
            <table:table-row>
              <table:table-cell office:value-type="float" office:value="16.071">
                <text:p>16.071</text:p>
              </table:table-cell>
              <table:table-cell office:value-type="float" office:value="14.88">
                <text:p>14.88</text:p>
              </table:table-cell>
            </table:table-row>
            <table:table-row>
              <table:table-cell office:value-type="float" office:value="16.0712">
                <text:p>16.0712</text:p>
              </table:table-cell>
              <table:table-cell office:value-type="float" office:value="14.88">
                <text:p>14.88</text:p>
              </table:table-cell>
            </table:table-row>
            <table:table-row>
              <table:table-cell office:value-type="float" office:value="16.0713">
                <text:p>16.0713</text:p>
              </table:table-cell>
              <table:table-cell office:value-type="float" office:value="14.88">
                <text:p>14.88</text:p>
              </table:table-cell>
            </table:table-row>
            <table:table-row>
              <table:table-cell office:value-type="float" office:value="16.0714">
                <text:p>16.0714</text:p>
              </table:table-cell>
              <table:table-cell office:value-type="float" office:value="14.77">
                <text:p>14.77</text:p>
              </table:table-cell>
            </table:table-row>
            <table:table-row>
              <table:table-cell office:value-type="float" office:value="16.0715">
                <text:p>16.0715</text:p>
              </table:table-cell>
              <table:table-cell office:value-type="float" office:value="14.9">
                <text:p>14.9</text:p>
              </table:table-cell>
            </table:table-row>
            <table:table-row>
              <table:table-cell office:value-type="float" office:value="16.0719">
                <text:p>16.0719</text:p>
              </table:table-cell>
              <table:table-cell office:value-type="float" office:value="14.88">
                <text:p>14.88</text:p>
              </table:table-cell>
            </table:table-row>
            <table:table-row>
              <table:table-cell office:value-type="float" office:value="16.0723">
                <text:p>16.0723</text:p>
              </table:table-cell>
              <table:table-cell office:value-type="float" office:value="14.71">
                <text:p>14.71</text:p>
              </table:table-cell>
            </table:table-row>
            <table:table-row>
              <table:table-cell office:value-type="float" office:value="16.0727">
                <text:p>16.072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6.0746">
                <text:p>16.0746</text:p>
              </table:table-cell>
              <table:table-cell office:value-type="float" office:value="14.9">
                <text:p>14.9</text:p>
              </table:table-cell>
            </table:table-row>
            <table:table-row>
              <table:table-cell office:value-type="float" office:value="16.0753">
                <text:p>16.0753</text:p>
              </table:table-cell>
              <table:table-cell office:value-type="float" office:value="14.88">
                <text:p>14.88</text:p>
              </table:table-cell>
            </table:table-row>
            <table:table-row>
              <table:table-cell office:value-type="float" office:value="16.0754">
                <text:p>16.0754</text:p>
              </table:table-cell>
              <table:table-cell office:value-type="float" office:value="14.88">
                <text:p>14.88</text:p>
              </table:table-cell>
            </table:table-row>
            <table:table-row>
              <table:table-cell office:value-type="float" office:value="16.0756">
                <text:p>16.0756</text:p>
              </table:table-cell>
              <table:table-cell office:value-type="float" office:value="14.88">
                <text:p>14.88</text:p>
              </table:table-cell>
            </table:table-row>
            <table:table-row>
              <table:table-cell office:value-type="float" office:value="16.0759">
                <text:p>16.0759</text:p>
              </table:table-cell>
              <table:table-cell office:value-type="float" office:value="14.88">
                <text:p>14.88</text:p>
              </table:table-cell>
            </table:table-row>
            <table:table-row>
              <table:table-cell office:value-type="float" office:value="16.076">
                <text:p>16.076</text:p>
              </table:table-cell>
              <table:table-cell office:value-type="float" office:value="14.99">
                <text:p>14.99</text:p>
              </table:table-cell>
            </table:table-row>
            <table:table-row>
              <table:table-cell office:value-type="float" office:value="16.0761">
                <text:p>16.0761</text:p>
              </table:table-cell>
              <table:table-cell office:value-type="float" office:value="14.88">
                <text:p>14.88</text:p>
              </table:table-cell>
            </table:table-row>
            <table:table-row>
              <table:table-cell office:value-type="float" office:value="16.0767">
                <text:p>16.0767</text:p>
              </table:table-cell>
              <table:table-cell office:value-type="float" office:value="14.88">
                <text:p>14.88</text:p>
              </table:table-cell>
            </table:table-row>
            <table:table-row>
              <table:table-cell office:value-type="float" office:value="16.0768">
                <text:p>16.0768</text:p>
              </table:table-cell>
              <table:table-cell office:value-type="float" office:value="14.92">
                <text:p>14.92</text:p>
              </table:table-cell>
            </table:table-row>
            <table:table-row>
              <table:table-cell office:value-type="float" office:value="16.0769">
                <text:p>16.0769</text:p>
              </table:table-cell>
              <table:table-cell office:value-type="float" office:value="14.71">
                <text:p>14.71</text:p>
              </table:table-cell>
            </table:table-row>
            <table:table-row>
              <table:table-cell office:value-type="float" office:value="16.0771">
                <text:p>16.0771</text:p>
              </table:table-cell>
              <table:table-cell office:value-type="float" office:value="14.88">
                <text:p>14.88</text:p>
              </table:table-cell>
            </table:table-row>
            <table:table-row>
              <table:table-cell office:value-type="float" office:value="16.0772">
                <text:p>16.0772</text:p>
              </table:table-cell>
              <table:table-cell office:value-type="float" office:value="14.8">
                <text:p>14.8</text:p>
              </table:table-cell>
            </table:table-row>
            <table:table-row>
              <table:table-cell office:value-type="float" office:value="16.0777">
                <text:p>16.0777</text:p>
              </table:table-cell>
              <table:table-cell office:value-type="float" office:value="14.9">
                <text:p>14.9</text:p>
              </table:table-cell>
            </table:table-row>
            <table:table-row>
              <table:table-cell office:value-type="float" office:value="16.078">
                <text:p>16.078</text:p>
              </table:table-cell>
              <table:table-cell office:value-type="float" office:value="14.94">
                <text:p>14.94</text:p>
              </table:table-cell>
            </table:table-row>
            <table:table-row>
              <table:table-cell office:value-type="float" office:value="16.0787">
                <text:p>16.0787</text:p>
              </table:table-cell>
              <table:table-cell office:value-type="float" office:value="14.71">
                <text:p>14.71</text:p>
              </table:table-cell>
            </table:table-row>
            <table:table-row>
              <table:table-cell office:value-type="float" office:value="16.0788">
                <text:p>16.0788</text:p>
              </table:table-cell>
              <table:table-cell office:value-type="float" office:value="14.94">
                <text:p>14.94</text:p>
              </table:table-cell>
            </table:table-row>
            <table:table-row>
              <table:table-cell office:value-type="float" office:value="16.0789">
                <text:p>16.0789</text:p>
              </table:table-cell>
              <table:table-cell office:value-type="float" office:value="14.88">
                <text:p>14.88</text:p>
              </table:table-cell>
            </table:table-row>
            <table:table-row>
              <table:table-cell office:value-type="float" office:value="16.079">
                <text:p>16.079</text:p>
              </table:table-cell>
              <table:table-cell office:value-type="float" office:value="14.71">
                <text:p>14.71</text:p>
              </table:table-cell>
            </table:table-row>
            <table:table-row>
              <table:table-cell office:value-type="float" office:value="16.0791">
                <text:p>16.0791</text:p>
              </table:table-cell>
              <table:table-cell office:value-type="float" office:value="14.9">
                <text:p>14.9</text:p>
              </table:table-cell>
            </table:table-row>
            <table:table-row>
              <table:table-cell office:value-type="float" office:value="16.0792">
                <text:p>16.0792</text:p>
              </table:table-cell>
              <table:table-cell office:value-type="float" office:value="14.97">
                <text:p>14.97</text:p>
              </table:table-cell>
            </table:table-row>
            <table:table-row>
              <table:table-cell office:value-type="float" office:value="16.0796">
                <text:p>16.0796</text:p>
              </table:table-cell>
              <table:table-cell office:value-type="float" office:value="14.71">
                <text:p>14.71</text:p>
              </table:table-cell>
            </table:table-row>
            <table:table-row>
              <table:table-cell office:value-type="float" office:value="16.0797">
                <text:p>16.0797</text:p>
              </table:table-cell>
              <table:table-cell office:value-type="float" office:value="14.96">
                <text:p>14.96</text:p>
              </table:table-cell>
            </table:table-row>
            <table:table-row>
              <table:table-cell office:value-type="float" office:value="16.0805">
                <text:p>16.0805</text:p>
              </table:table-cell>
              <table:table-cell office:value-type="float" office:value="14.9">
                <text:p>14.9</text:p>
              </table:table-cell>
            </table:table-row>
            <table:table-row>
              <table:table-cell office:value-type="float" office:value="16.0807">
                <text:p>16.0807</text:p>
              </table:table-cell>
              <table:table-cell office:value-type="float" office:value="14.88">
                <text:p>14.88</text:p>
              </table:table-cell>
            </table:table-row>
            <table:table-row>
              <table:table-cell office:value-type="float" office:value="16.0811">
                <text:p>16.0811</text:p>
              </table:table-cell>
              <table:table-cell office:value-type="float" office:value="14.94">
                <text:p>14.94</text:p>
              </table:table-cell>
            </table:table-row>
            <table:table-row>
              <table:table-cell office:value-type="float" office:value="16.0812">
                <text:p>16.0812</text:p>
              </table:table-cell>
              <table:table-cell office:value-type="float" office:value="14.92">
                <text:p>14.92</text:p>
              </table:table-cell>
            </table:table-row>
            <table:table-row>
              <table:table-cell office:value-type="float" office:value="16.0819">
                <text:p>16.0819</text:p>
              </table:table-cell>
              <table:table-cell office:value-type="float" office:value="14.07">
                <text:p>14.07</text:p>
              </table:table-cell>
            </table:table-row>
            <table:table-row>
              <table:table-cell office:value-type="float" office:value="16.0837">
                <text:p>16.0837</text:p>
              </table:table-cell>
              <table:table-cell office:value-type="float" office:value="14.11">
                <text:p>14.11</text:p>
              </table:table-cell>
            </table:table-row>
            <table:table-row>
              <table:table-cell office:value-type="float" office:value="16.0838">
                <text:p>16.0838</text:p>
              </table:table-cell>
              <table:table-cell office:value-type="float" office:value="14.11">
                <text:p>14.11</text:p>
              </table:table-cell>
            </table:table-row>
            <table:table-row>
              <table:table-cell office:value-type="float" office:value="16.0845">
                <text:p>16.0845</text:p>
              </table:table-cell>
              <table:table-cell office:value-type="float" office:value="13.94">
                <text:p>13.94</text:p>
              </table:table-cell>
            </table:table-row>
            <table:table-row>
              <table:table-cell office:value-type="float" office:value="16.0847">
                <text:p>16.0847</text:p>
              </table:table-cell>
              <table:table-cell office:value-type="float" office:value="14.11">
                <text:p>14.11</text:p>
              </table:table-cell>
            </table:table-row>
            <table:table-row>
              <table:table-cell office:value-type="float" office:value="16.0854">
                <text:p>16.0854</text:p>
              </table:table-cell>
              <table:table-cell office:value-type="float" office:value="13.94">
                <text:p>13.94</text:p>
              </table:table-cell>
            </table:table-row>
            <table:table-row>
              <table:table-cell office:value-type="float" office:value="16.0856">
                <text:p>16.0856</text:p>
              </table:table-cell>
              <table:table-cell office:value-type="float" office:value="14.13">
                <text:p>14.13</text:p>
              </table:table-cell>
            </table:table-row>
            <table:table-row>
              <table:table-cell office:value-type="float" office:value="16.0867">
                <text:p>16.0867</text:p>
              </table:table-cell>
              <table:table-cell office:value-type="float" office:value="14.13">
                <text:p>14.13</text:p>
              </table:table-cell>
            </table:table-row>
            <table:table-row>
              <table:table-cell office:value-type="float" office:value="16.0868">
                <text:p>16.0868</text:p>
              </table:table-cell>
              <table:table-cell office:value-type="float" office:value="14.25">
                <text:p>14.25</text:p>
              </table:table-cell>
            </table:table-row>
            <table:table-row>
              <table:table-cell office:value-type="float" office:value="16.0872">
                <text:p>16.0872</text:p>
              </table:table-cell>
              <table:table-cell office:value-type="float" office:value="14.11">
                <text:p>14.11</text:p>
              </table:table-cell>
            </table:table-row>
            <table:table-row>
              <table:table-cell office:value-type="float" office:value="16.0875">
                <text:p>16.0875</text:p>
              </table:table-cell>
              <table:table-cell office:value-type="float" office:value="14.11">
                <text:p>14.11</text:p>
              </table:table-cell>
            </table:table-row>
            <table:table-row>
              <table:table-cell office:value-type="float" office:value="16.089">
                <text:p>16.089</text:p>
              </table:table-cell>
              <table:table-cell office:value-type="float" office:value="14.11">
                <text:p>14.11</text:p>
              </table:table-cell>
            </table:table-row>
            <table:table-row>
              <table:table-cell office:value-type="float" office:value="16.0896">
                <text:p>16.0896</text:p>
              </table:table-cell>
              <table:table-cell office:value-type="float" office:value="14.11">
                <text:p>14.11</text:p>
              </table:table-cell>
            </table:table-row>
            <table:table-row>
              <table:table-cell office:value-type="float" office:value="16.0898">
                <text:p>16.0898</text:p>
              </table:table-cell>
              <table:table-cell office:value-type="float" office:value="14.13">
                <text:p>14.13</text:p>
              </table:table-cell>
            </table:table-row>
            <table:table-row>
              <table:table-cell office:value-type="float" office:value="16.09">
                <text:p>16.09</text:p>
              </table:table-cell>
              <table:table-cell office:value-type="float" office:value="13.94">
                <text:p>13.94</text:p>
              </table:table-cell>
            </table:table-row>
            <table:table-row>
              <table:table-cell office:value-type="float" office:value="16.0906">
                <text:p>16.0906</text:p>
              </table:table-cell>
              <table:table-cell office:value-type="float" office:value="14.03">
                <text:p>14.03</text:p>
              </table:table-cell>
            </table:table-row>
            <table:table-row>
              <table:table-cell office:value-type="float" office:value="16.091">
                <text:p>16.091</text:p>
              </table:table-cell>
              <table:table-cell office:value-type="float" office:value="14.2">
                <text:p>14.2</text:p>
              </table:table-cell>
            </table:table-row>
            <table:table-row>
              <table:table-cell office:value-type="float" office:value="16.0912">
                <text:p>16.0912</text:p>
              </table:table-cell>
              <table:table-cell office:value-type="float" office:value="14.05">
                <text:p>14.05</text:p>
              </table:table-cell>
            </table:table-row>
            <table:table-row>
              <table:table-cell office:value-type="float" office:value="16.0918">
                <text:p>16.0918</text:p>
              </table:table-cell>
              <table:table-cell office:value-type="float" office:value="14.05">
                <text:p>14.05</text:p>
              </table:table-cell>
            </table:table-row>
            <table:table-row>
              <table:table-cell office:value-type="float" office:value="16.0919">
                <text:p>16.0919</text:p>
              </table:table-cell>
              <table:table-cell office:value-type="float" office:value="14.11">
                <text:p>14.11</text:p>
              </table:table-cell>
            </table:table-row>
            <table:table-row>
              <table:table-cell office:value-type="float" office:value="16.0922">
                <text:p>16.0922</text:p>
              </table:table-cell>
              <table:table-cell office:value-type="float" office:value="14.11">
                <text:p>14.11</text:p>
              </table:table-cell>
            </table:table-row>
            <table:table-row>
              <table:table-cell office:value-type="float" office:value="16.093">
                <text:p>16.093</text:p>
              </table:table-cell>
              <table:table-cell office:value-type="float" office:value="14.11">
                <text:p>14.11</text:p>
              </table:table-cell>
            </table:table-row>
            <table:table-row>
              <table:table-cell office:value-type="float" office:value="16.0935">
                <text:p>16.0935</text:p>
              </table:table-cell>
              <table:table-cell office:value-type="float" office:value="14.25">
                <text:p>14.25</text:p>
              </table:table-cell>
            </table:table-row>
            <table:table-row>
              <table:table-cell office:value-type="float" office:value="16.0936">
                <text:p>16.0936</text:p>
              </table:table-cell>
              <table:table-cell office:value-type="float" office:value="14.11">
                <text:p>14.11</text:p>
              </table:table-cell>
            </table:table-row>
            <table:table-row>
              <table:table-cell office:value-type="float" office:value="16.0938">
                <text:p>16.0938</text:p>
              </table:table-cell>
              <table:table-cell office:value-type="float" office:value="14.11">
                <text:p>14.11</text:p>
              </table:table-cell>
            </table:table-row>
            <table:table-row>
              <table:table-cell office:value-type="float" office:value="16.0939">
                <text:p>16.0939</text:p>
              </table:table-cell>
              <table:table-cell office:value-type="float" office:value="14.11">
                <text:p>14.11</text:p>
              </table:table-cell>
            </table:table-row>
            <table:table-row>
              <table:table-cell office:value-type="float" office:value="16.0951">
                <text:p>16.0951</text:p>
              </table:table-cell>
              <table:table-cell office:value-type="float" office:value="14.2">
                <text:p>14.2</text:p>
              </table:table-cell>
            </table:table-row>
            <table:table-row>
              <table:table-cell office:value-type="float" office:value="16.0956">
                <text:p>16.0956</text:p>
              </table:table-cell>
              <table:table-cell office:value-type="float" office:value="14.11">
                <text:p>14.11</text:p>
              </table:table-cell>
            </table:table-row>
            <table:table-row>
              <table:table-cell office:value-type="float" office:value="16.0959">
                <text:p>16.0959</text:p>
              </table:table-cell>
              <table:table-cell office:value-type="float" office:value="14.2">
                <text:p>14.2</text:p>
              </table:table-cell>
            </table:table-row>
            <table:table-row>
              <table:table-cell office:value-type="float" office:value="16.0969">
                <text:p>16.0969</text:p>
              </table:table-cell>
              <table:table-cell office:value-type="float" office:value="14.2">
                <text:p>14.2</text:p>
              </table:table-cell>
            </table:table-row>
            <table:table-row>
              <table:table-cell office:value-type="float" office:value="16.0974">
                <text:p>16.0974</text:p>
              </table:table-cell>
              <table:table-cell office:value-type="float" office:value="14.13">
                <text:p>14.13</text:p>
              </table:table-cell>
            </table:table-row>
            <table:table-row>
              <table:table-cell office:value-type="float" office:value="16.0977">
                <text:p>16.0977</text:p>
              </table:table-cell>
              <table:table-cell office:value-type="float" office:value="14.13">
                <text:p>14.13</text:p>
              </table:table-cell>
            </table:table-row>
            <table:table-row>
              <table:table-cell office:value-type="float" office:value="16.098">
                <text:p>16.098</text:p>
              </table:table-cell>
              <table:table-cell office:value-type="float" office:value="14.13">
                <text:p>14.13</text:p>
              </table:table-cell>
            </table:table-row>
            <table:table-row>
              <table:table-cell office:value-type="float" office:value="16.0981">
                <text:p>16.0981</text:p>
              </table:table-cell>
              <table:table-cell office:value-type="float" office:value="14.11">
                <text:p>14.11</text:p>
              </table:table-cell>
            </table:table-row>
            <table:table-row>
              <table:table-cell office:value-type="float" office:value="16.0984">
                <text:p>16.0984</text:p>
              </table:table-cell>
              <table:table-cell office:value-type="float" office:value="14.11">
                <text:p>14.11</text:p>
              </table:table-cell>
            </table:table-row>
            <table:table-row>
              <table:table-cell office:value-type="float" office:value="16.0989">
                <text:p>16.0989</text:p>
              </table:table-cell>
              <table:table-cell office:value-type="float" office:value="14.17">
                <text:p>14.17</text:p>
              </table:table-cell>
            </table:table-row>
            <table:table-row>
              <table:table-cell office:value-type="float" office:value="16.0994">
                <text:p>16.0994</text:p>
              </table:table-cell>
              <table:table-cell office:value-type="float" office:value="14.13">
                <text:p>14.13</text:p>
              </table:table-cell>
            </table:table-row>
            <table:table-row>
              <table:table-cell office:value-type="float" office:value="16.0997">
                <text:p>16.0997</text:p>
              </table:table-cell>
              <table:table-cell office:value-type="float" office:value="14.11">
                <text:p>14.11</text:p>
              </table:table-cell>
            </table:table-row>
            <table:table-row>
              <table:table-cell office:value-type="float" office:value="16.0999">
                <text:p>16.0999</text:p>
              </table:table-cell>
              <table:table-cell office:value-type="float" office:value="14.17">
                <text:p>14.17</text:p>
              </table:table-cell>
            </table:table-row>
            <table:table-row>
              <table:table-cell office:value-type="float" office:value="16.1002">
                <text:p>16.1002</text:p>
              </table:table-cell>
              <table:table-cell office:value-type="float" office:value="14.13">
                <text:p>14.13</text:p>
              </table:table-cell>
            </table:table-row>
            <table:table-row>
              <table:table-cell office:value-type="float" office:value="16.1006">
                <text:p>16.1006</text:p>
              </table:table-cell>
              <table:table-cell office:value-type="float" office:value="14.2">
                <text:p>14.2</text:p>
              </table:table-cell>
            </table:table-row>
            <table:table-row>
              <table:table-cell office:value-type="float" office:value="16.1013">
                <text:p>16.1013</text:p>
              </table:table-cell>
              <table:table-cell office:value-type="float" office:value="14.03">
                <text:p>14.03</text:p>
              </table:table-cell>
            </table:table-row>
            <table:table-row>
              <table:table-cell office:value-type="float" office:value="16.1024">
                <text:p>16.1024</text:p>
              </table:table-cell>
              <table:table-cell office:value-type="float" office:value="14.11">
                <text:p>14.11</text:p>
              </table:table-cell>
            </table:table-row>
            <table:table-row>
              <table:table-cell office:value-type="float" office:value="16.1031">
                <text:p>16.103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6.1039">
                <text:p>16.1039</text:p>
              </table:table-cell>
              <table:table-cell office:value-type="float" office:value="14.13">
                <text:p>14.13</text:p>
              </table:table-cell>
            </table:table-row>
            <table:table-row>
              <table:table-cell office:value-type="float" office:value="16.104">
                <text:p>16.104</text:p>
              </table:table-cell>
              <table:table-cell office:value-type="float" office:value="14.11">
                <text:p>14.11</text:p>
              </table:table-cell>
            </table:table-row>
            <table:table-row>
              <table:table-cell office:value-type="float" office:value="16.1041">
                <text:p>16.1041</text:p>
              </table:table-cell>
              <table:table-cell office:value-type="float" office:value="14.2">
                <text:p>14.2</text:p>
              </table:table-cell>
            </table:table-row>
            <table:table-row>
              <table:table-cell office:value-type="float" office:value="16.1044">
                <text:p>16.1044</text:p>
              </table:table-cell>
              <table:table-cell office:value-type="float" office:value="14.11">
                <text:p>14.11</text:p>
              </table:table-cell>
            </table:table-row>
            <table:table-row>
              <table:table-cell office:value-type="float" office:value="16.105">
                <text:p>16.105</text:p>
              </table:table-cell>
              <table:table-cell office:value-type="float" office:value="14.13">
                <text:p>14.13</text:p>
              </table:table-cell>
            </table:table-row>
            <table:table-row>
              <table:table-cell office:value-type="float" office:value="16.1064">
                <text:p>16.1064</text:p>
              </table:table-cell>
              <table:table-cell office:value-type="float" office:value="13.74">
                <text:p>13.74</text:p>
              </table:table-cell>
            </table:table-row>
            <table:table-row>
              <table:table-cell office:value-type="float" office:value="16.1075">
                <text:p>16.1075</text:p>
              </table:table-cell>
              <table:table-cell office:value-type="float" office:value="13.66">
                <text:p>13.66</text:p>
              </table:table-cell>
            </table:table-row>
            <table:table-row>
              <table:table-cell office:value-type="float" office:value="16.1092">
                <text:p>16.1092</text:p>
              </table:table-cell>
              <table:table-cell office:value-type="float" office:value="13.58">
                <text:p>13.58</text:p>
              </table:table-cell>
            </table:table-row>
            <table:table-row>
              <table:table-cell office:value-type="float" office:value="16.1101">
                <text:p>16.1101</text:p>
              </table:table-cell>
              <table:table-cell office:value-type="float" office:value="13.68">
                <text:p>13.68</text:p>
              </table:table-cell>
            </table:table-row>
            <table:table-row>
              <table:table-cell office:value-type="float" office:value="16.1112">
                <text:p>16.1112</text:p>
              </table:table-cell>
              <table:table-cell office:value-type="float" office:value="13.68">
                <text:p>13.68</text:p>
              </table:table-cell>
            </table:table-row>
            <table:table-row>
              <table:table-cell office:value-type="float" office:value="16.1113">
                <text:p>16.1113</text:p>
              </table:table-cell>
              <table:table-cell office:value-type="float" office:value="13.75">
                <text:p>13.75</text:p>
              </table:table-cell>
            </table:table-row>
            <table:table-row>
              <table:table-cell office:value-type="float" office:value="16.1123">
                <text:p>16.1123</text:p>
              </table:table-cell>
              <table:table-cell office:value-type="float" office:value="13.51">
                <text:p>13.51</text:p>
              </table:table-cell>
            </table:table-row>
            <table:table-row>
              <table:table-cell office:value-type="float" office:value="16.1127">
                <text:p>16.1127</text:p>
              </table:table-cell>
              <table:table-cell office:value-type="float" office:value="13.66">
                <text:p>13.66</text:p>
              </table:table-cell>
            </table:table-row>
            <table:table-row>
              <table:table-cell office:value-type="float" office:value="16.1128">
                <text:p>16.1128</text:p>
              </table:table-cell>
              <table:table-cell office:value-type="float" office:value="13.66">
                <text:p>13.66</text:p>
              </table:table-cell>
            </table:table-row>
            <table:table-row>
              <table:table-cell office:value-type="float" office:value="16.1129">
                <text:p>16.1129</text:p>
              </table:table-cell>
              <table:table-cell office:value-type="float" office:value="13.51">
                <text:p>13.51</text:p>
              </table:table-cell>
            </table:table-row>
            <table:table-row>
              <table:table-cell office:value-type="float" office:value="16.1132">
                <text:p>16.1132</text:p>
              </table:table-cell>
              <table:table-cell office:value-type="float" office:value="13.55">
                <text:p>13.55</text:p>
              </table:table-cell>
            </table:table-row>
            <table:table-row>
              <table:table-cell office:value-type="float" office:value="16.114">
                <text:p>16.114</text:p>
              </table:table-cell>
              <table:table-cell office:value-type="float" office:value="13.68">
                <text:p>13.68</text:p>
              </table:table-cell>
            </table:table-row>
            <table:table-row>
              <table:table-cell office:value-type="float" office:value="16.1152">
                <text:p>16.1152</text:p>
              </table:table-cell>
              <table:table-cell office:value-type="float" office:value="13.75">
                <text:p>13.75</text:p>
              </table:table-cell>
            </table:table-row>
            <table:table-row>
              <table:table-cell office:value-type="float" office:value="16.1157">
                <text:p>16.1157</text:p>
              </table:table-cell>
              <table:table-cell office:value-type="float" office:value="13.68">
                <text:p>13.68</text:p>
              </table:table-cell>
            </table:table-row>
            <table:table-row>
              <table:table-cell office:value-type="float" office:value="16.1163">
                <text:p>16.1163</text:p>
              </table:table-cell>
              <table:table-cell office:value-type="float" office:value="13.66">
                <text:p>13.66</text:p>
              </table:table-cell>
            </table:table-row>
            <table:table-row>
              <table:table-cell office:value-type="float" office:value="16.1164">
                <text:p>16.1164</text:p>
              </table:table-cell>
              <table:table-cell office:value-type="float" office:value="13.66">
                <text:p>13.66</text:p>
              </table:table-cell>
            </table:table-row>
            <table:table-row>
              <table:table-cell office:value-type="float" office:value="16.1169">
                <text:p>16.1169</text:p>
              </table:table-cell>
              <table:table-cell office:value-type="float" office:value="13.66">
                <text:p>13.66</text:p>
              </table:table-cell>
            </table:table-row>
            <table:table-row>
              <table:table-cell office:value-type="float" office:value="16.117">
                <text:p>16.117</text:p>
              </table:table-cell>
              <table:table-cell office:value-type="float" office:value="13.66">
                <text:p>13.66</text:p>
              </table:table-cell>
            </table:table-row>
            <table:table-row>
              <table:table-cell office:value-type="float" office:value="16.1173">
                <text:p>16.1173</text:p>
              </table:table-cell>
              <table:table-cell office:value-type="float" office:value="13.66">
                <text:p>13.66</text:p>
              </table:table-cell>
            </table:table-row>
            <table:table-row>
              <table:table-cell office:value-type="float" office:value="16.1175">
                <text:p>16.1175</text:p>
              </table:table-cell>
              <table:table-cell office:value-type="float" office:value="13.66">
                <text:p>13.66</text:p>
              </table:table-cell>
            </table:table-row>
            <table:table-row>
              <table:table-cell office:value-type="float" office:value="16.1178">
                <text:p>16.1178</text:p>
              </table:table-cell>
              <table:table-cell office:value-type="float" office:value="13.66">
                <text:p>13.66</text:p>
              </table:table-cell>
            </table:table-row>
            <table:table-row>
              <table:table-cell office:value-type="float" office:value="16.1199">
                <text:p>16.1199</text:p>
              </table:table-cell>
              <table:table-cell office:value-type="float" office:value="13.51">
                <text:p>13.51</text:p>
              </table:table-cell>
            </table:table-row>
            <table:table-row>
              <table:table-cell office:value-type="float" office:value="16.12">
                <text:p>16.12</text:p>
              </table:table-cell>
              <table:table-cell office:value-type="float" office:value="13.66">
                <text:p>13.66</text:p>
              </table:table-cell>
            </table:table-row>
            <table:table-row>
              <table:table-cell office:value-type="float" office:value="16.1213">
                <text:p>16.1213</text:p>
              </table:table-cell>
              <table:table-cell office:value-type="float" office:value="13.68">
                <text:p>13.68</text:p>
              </table:table-cell>
            </table:table-row>
            <table:table-row>
              <table:table-cell office:value-type="float" office:value="16.1216">
                <text:p>16.1216</text:p>
              </table:table-cell>
              <table:table-cell office:value-type="float" office:value="13.68">
                <text:p>13.68</text:p>
              </table:table-cell>
            </table:table-row>
            <table:table-row>
              <table:table-cell office:value-type="float" office:value="16.1219">
                <text:p>16.1219</text:p>
              </table:table-cell>
              <table:table-cell office:value-type="float" office:value="13.68">
                <text:p>13.68</text:p>
              </table:table-cell>
            </table:table-row>
            <table:table-row>
              <table:table-cell office:value-type="float" office:value="16.1228">
                <text:p>16.1228</text:p>
              </table:table-cell>
              <table:table-cell office:value-type="float" office:value="13.65">
                <text:p>13.65</text:p>
              </table:table-cell>
            </table:table-row>
            <table:table-row>
              <table:table-cell office:value-type="float" office:value="16.1232">
                <text:p>16.1232</text:p>
              </table:table-cell>
              <table:table-cell office:value-type="float" office:value="13.65">
                <text:p>13.65</text:p>
              </table:table-cell>
            </table:table-row>
            <table:table-row>
              <table:table-cell office:value-type="float" office:value="16.1233">
                <text:p>16.1233</text:p>
              </table:table-cell>
              <table:table-cell office:value-type="float" office:value="13.73">
                <text:p>13.73</text:p>
              </table:table-cell>
            </table:table-row>
            <table:table-row>
              <table:table-cell office:value-type="float" office:value="16.1254">
                <text:p>16.1254</text:p>
              </table:table-cell>
              <table:table-cell office:value-type="float" office:value="13.49">
                <text:p>13.49</text:p>
              </table:table-cell>
            </table:table-row>
            <table:table-row>
              <table:table-cell office:value-type="float" office:value="16.1256">
                <text:p>16.1256</text:p>
              </table:table-cell>
              <table:table-cell office:value-type="float" office:value="13.69">
                <text:p>13.69</text:p>
              </table:table-cell>
            </table:table-row>
            <table:table-row>
              <table:table-cell office:value-type="float" office:value="16.1266">
                <text:p>16.1266</text:p>
              </table:table-cell>
              <table:table-cell office:value-type="float" office:value="13.21">
                <text:p>13.21</text:p>
              </table:table-cell>
            </table:table-row>
            <table:table-row>
              <table:table-cell office:value-type="float" office:value="16.1285">
                <text:p>16.1285</text:p>
              </table:table-cell>
              <table:table-cell office:value-type="float" office:value="13.3">
                <text:p>13.3</text:p>
              </table:table-cell>
            </table:table-row>
            <table:table-row>
              <table:table-cell office:value-type="float" office:value="16.1295">
                <text:p>16.1295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float" office:value="16.1309">
                <text:p>16.1309</text:p>
              </table:table-cell>
              <table:table-cell office:value-type="float" office:value="13.33">
                <text:p>13.33</text:p>
              </table:table-cell>
            </table:table-row>
            <table:table-row>
              <table:table-cell office:value-type="float" office:value="16.133">
                <text:p>16.133</text:p>
              </table:table-cell>
              <table:table-cell office:value-type="float" office:value="13.47">
                <text:p>13.47</text:p>
              </table:table-cell>
            </table:table-row>
            <table:table-row>
              <table:table-cell office:value-type="float" office:value="16.1344">
                <text:p>16.1344</text:p>
              </table:table-cell>
              <table:table-cell office:value-type="float" office:value="13.59">
                <text:p>13.59</text:p>
              </table:table-cell>
            </table:table-row>
            <table:table-row>
              <table:table-cell office:value-type="float" office:value="16.1353">
                <text:p>16.1353</text:p>
              </table:table-cell>
              <table:table-cell office:value-type="float" office:value="13.54">
                <text:p>13.54</text:p>
              </table:table-cell>
            </table:table-row>
            <table:table-row>
              <table:table-cell office:value-type="float" office:value="16.1361">
                <text:p>16.1361</text:p>
              </table:table-cell>
              <table:table-cell office:value-type="float" office:value="13.38">
                <text:p>13.38</text:p>
              </table:table-cell>
            </table:table-row>
            <table:table-row>
              <table:table-cell office:value-type="float" office:value="16.1373">
                <text:p>16.1373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float" office:value="16.1376">
                <text:p>16.1376</text:p>
              </table:table-cell>
              <table:table-cell office:value-type="float" office:value="13.38">
                <text:p>13.38</text:p>
              </table:table-cell>
            </table:table-row>
            <table:table-row>
              <table:table-cell office:value-type="float" office:value="16.1393">
                <text:p>16.1393</text:p>
              </table:table-cell>
              <table:table-cell office:value-type="float" office:value="13.54">
                <text:p>13.54</text:p>
              </table:table-cell>
            </table:table-row>
            <table:table-row>
              <table:table-cell office:value-type="float" office:value="16.1405">
                <text:p>16.1405</text:p>
              </table:table-cell>
              <table:table-cell office:value-type="float" office:value="13.63">
                <text:p>13.63</text:p>
              </table:table-cell>
            </table:table-row>
            <table:table-row>
              <table:table-cell office:value-type="float" office:value="16.1414">
                <text:p>16.1414</text:p>
              </table:table-cell>
              <table:table-cell office:value-type="float" office:value="13.54">
                <text:p>13.54</text:p>
              </table:table-cell>
            </table:table-row>
            <table:table-row>
              <table:table-cell office:value-type="float" office:value="16.1416">
                <text:p>16.1416</text:p>
              </table:table-cell>
              <table:table-cell office:value-type="float" office:value="13.4">
                <text:p>13.4</text:p>
              </table:table-cell>
            </table:table-row>
            <table:table-row>
              <table:table-cell office:value-type="float" office:value="16.1419">
                <text:p>16.1419</text:p>
              </table:table-cell>
              <table:table-cell office:value-type="float" office:value="13.4">
                <text:p>13.4</text:p>
              </table:table-cell>
            </table:table-row>
            <table:table-row>
              <table:table-cell office:value-type="float" office:value="16.1429">
                <text:p>16.1429</text:p>
              </table:table-cell>
              <table:table-cell office:value-type="float" office:value="13.54">
                <text:p>13.54</text:p>
              </table:table-cell>
            </table:table-row>
            <table:table-row>
              <table:table-cell office:value-type="float" office:value="16.1436">
                <text:p>16.1436</text:p>
              </table:table-cell>
              <table:table-cell office:value-type="float" office:value="13.54">
                <text:p>13.54</text:p>
              </table:table-cell>
            </table:table-row>
            <table:table-row>
              <table:table-cell office:value-type="float" office:value="16.1438">
                <text:p>16.1438</text:p>
              </table:table-cell>
              <table:table-cell office:value-type="float" office:value="13.58">
                <text:p>13.58</text:p>
              </table:table-cell>
            </table:table-row>
            <table:table-row>
              <table:table-cell office:value-type="float" office:value="16.1448">
                <text:p>16.1448</text:p>
              </table:table-cell>
              <table:table-cell office:value-type="float" office:value="13.54">
                <text:p>13.54</text:p>
              </table:table-cell>
            </table:table-row>
            <table:table-row>
              <table:table-cell office:value-type="float" office:value="16.1456">
                <text:p>16.1456</text:p>
              </table:table-cell>
              <table:table-cell office:value-type="float" office:value="13.66">
                <text:p>13.66</text:p>
              </table:table-cell>
            </table:table-row>
            <table:table-row>
              <table:table-cell office:value-type="float" office:value="16.1464">
                <text:p>16.1464</text:p>
              </table:table-cell>
              <table:table-cell office:value-type="float" office:value="13.6">
                <text:p>13.6</text:p>
              </table:table-cell>
            </table:table-row>
            <table:table-row>
              <table:table-cell office:value-type="float" office:value="16.1466">
                <text:p>16.1466</text:p>
              </table:table-cell>
              <table:table-cell office:value-type="float" office:value="13.54">
                <text:p>13.54</text:p>
              </table:table-cell>
            </table:table-row>
            <table:table-row>
              <table:table-cell office:value-type="float" office:value="16.1504">
                <text:p>16.1504</text:p>
              </table:table-cell>
              <table:table-cell office:value-type="float" office:value="13.38">
                <text:p>13.38</text:p>
              </table:table-cell>
            </table:table-row>
            <table:table-row>
              <table:table-cell office:value-type="float" office:value="16.1514">
                <text:p>16.1514</text:p>
              </table:table-cell>
              <table:table-cell office:value-type="float" office:value="13.6">
                <text:p>13.6</text:p>
              </table:table-cell>
            </table:table-row>
            <table:table-row>
              <table:table-cell office:value-type="float" office:value="16.1518">
                <text:p>16.1518</text:p>
              </table:table-cell>
              <table:table-cell office:value-type="float" office:value="13.54">
                <text:p>13.54</text:p>
              </table:table-cell>
            </table:table-row>
            <table:table-row>
              <table:table-cell office:value-type="float" office:value="16.1528">
                <text:p>16.1528</text:p>
              </table:table-cell>
              <table:table-cell office:value-type="float" office:value="13.54">
                <text:p>13.54</text:p>
              </table:table-cell>
            </table:table-row>
            <table:table-row>
              <table:table-cell office:value-type="float" office:value="16.1549">
                <text:p>16.1549</text:p>
              </table:table-cell>
              <table:table-cell office:value-type="float" office:value="13.54">
                <text:p>13.54</text:p>
              </table:table-cell>
            </table:table-row>
            <table:table-row>
              <table:table-cell office:value-type="float" office:value="16.1567">
                <text:p>16.1567</text:p>
              </table:table-cell>
              <table:table-cell office:value-type="float" office:value="13.54">
                <text:p>13.54</text:p>
              </table:table-cell>
            </table:table-row>
            <table:table-row>
              <table:table-cell office:value-type="float" office:value="16.1575">
                <text:p>16.1575</text:p>
              </table:table-cell>
              <table:table-cell office:value-type="float" office:value="13.54">
                <text:p>13.54</text:p>
              </table:table-cell>
            </table:table-row>
            <table:table-row>
              <table:table-cell office:value-type="float" office:value="16.1598">
                <text:p>16.1598</text:p>
              </table:table-cell>
              <table:table-cell office:value-type="float" office:value="14.3">
                <text:p>14.3</text:p>
              </table:table-cell>
            </table:table-row>
            <table:table-row>
              <table:table-cell office:value-type="float" office:value="16.1605">
                <text:p>16.1605</text:p>
              </table:table-cell>
              <table:table-cell office:value-type="float" office:value="14.22">
                <text:p>14.22</text:p>
              </table:table-cell>
            </table:table-row>
            <table:table-row>
              <table:table-cell office:value-type="float" office:value="16.1613">
                <text:p>16.1613</text:p>
              </table:table-cell>
              <table:table-cell office:value-type="float" office:value="14.44">
                <text:p>14.44</text:p>
              </table:table-cell>
            </table:table-row>
            <table:table-row>
              <table:table-cell office:value-type="float" office:value="16.1614">
                <text:p>16.1614</text:p>
              </table:table-cell>
              <table:table-cell office:value-type="float" office:value="14.19">
                <text:p>14.19</text:p>
              </table:table-cell>
            </table:table-row>
            <table:table-row>
              <table:table-cell office:value-type="float" office:value="16.1615">
                <text:p>16.1615</text:p>
              </table:table-cell>
              <table:table-cell office:value-type="float" office:value="14.3">
                <text:p>14.3</text:p>
              </table:table-cell>
            </table:table-row>
            <table:table-row>
              <table:table-cell office:value-type="float" office:value="16.1619">
                <text:p>16.1619</text:p>
              </table:table-cell>
              <table:table-cell office:value-type="float" office:value="14.3">
                <text:p>14.3</text:p>
              </table:table-cell>
            </table:table-row>
            <table:table-row>
              <table:table-cell office:value-type="float" office:value="16.1623">
                <text:p>16.1623</text:p>
              </table:table-cell>
              <table:table-cell office:value-type="float" office:value="14.13">
                <text:p>14.13</text:p>
              </table:table-cell>
            </table:table-row>
            <table:table-row>
              <table:table-cell office:value-type="float" office:value="16.1625">
                <text:p>16.1625</text:p>
              </table:table-cell>
              <table:table-cell office:value-type="float" office:value="14.3">
                <text:p>14.3</text:p>
              </table:table-cell>
            </table:table-row>
            <table:table-row>
              <table:table-cell office:value-type="float" office:value="16.1627">
                <text:p>16.1627</text:p>
              </table:table-cell>
              <table:table-cell office:value-type="float" office:value="14.32">
                <text:p>14.32</text:p>
              </table:table-cell>
            </table:table-row>
            <table:table-row>
              <table:table-cell office:value-type="float" office:value="16.1628">
                <text:p>16.1628</text:p>
              </table:table-cell>
              <table:table-cell office:value-type="float" office:value="14.38">
                <text:p>14.38</text:p>
              </table:table-cell>
            </table:table-row>
            <table:table-row>
              <table:table-cell office:value-type="float" office:value="16.1635">
                <text:p>16.1635</text:p>
              </table:table-cell>
              <table:table-cell office:value-type="float" office:value="14.38">
                <text:p>14.38</text:p>
              </table:table-cell>
            </table:table-row>
            <table:table-row>
              <table:table-cell office:value-type="float" office:value="16.1638">
                <text:p>16.1638</text:p>
              </table:table-cell>
              <table:table-cell office:value-type="float" office:value="14.3">
                <text:p>14.3</text:p>
              </table:table-cell>
            </table:table-row>
            <table:table-row>
              <table:table-cell office:value-type="float" office:value="16.164">
                <text:p>16.164</text:p>
              </table:table-cell>
              <table:table-cell office:value-type="float" office:value="14.3">
                <text:p>14.3</text:p>
              </table:table-cell>
            </table:table-row>
            <table:table-row>
              <table:table-cell office:value-type="float" office:value="16.1649">
                <text:p>16.1649</text:p>
              </table:table-cell>
              <table:table-cell office:value-type="float" office:value="14.36">
                <text:p>14.36</text:p>
              </table:table-cell>
            </table:table-row>
            <table:table-row>
              <table:table-cell office:value-type="float" office:value="16.1651">
                <text:p>16.1651</text:p>
              </table:table-cell>
              <table:table-cell office:value-type="float" office:value="14.3">
                <text:p>14.3</text:p>
              </table:table-cell>
            </table:table-row>
            <table:table-row>
              <table:table-cell office:value-type="float" office:value="16.1653">
                <text:p>16.1653</text:p>
              </table:table-cell>
              <table:table-cell office:value-type="float" office:value="14.3">
                <text:p>14.3</text:p>
              </table:table-cell>
            </table:table-row>
            <table:table-row>
              <table:table-cell office:value-type="float" office:value="16.1656">
                <text:p>16.1656</text:p>
              </table:table-cell>
              <table:table-cell office:value-type="float" office:value="14.3">
                <text:p>14.3</text:p>
              </table:table-cell>
            </table:table-row>
            <table:table-row>
              <table:table-cell office:value-type="float" office:value="16.1658">
                <text:p>16.1658</text:p>
              </table:table-cell>
              <table:table-cell office:value-type="float" office:value="14.32">
                <text:p>14.32</text:p>
              </table:table-cell>
            </table:table-row>
            <table:table-row>
              <table:table-cell office:value-type="float" office:value="16.1659">
                <text:p>16.1659</text:p>
              </table:table-cell>
              <table:table-cell office:value-type="float" office:value="14.34">
                <text:p>14.34</text:p>
              </table:table-cell>
            </table:table-row>
            <table:table-row>
              <table:table-cell office:value-type="float" office:value="16.1664">
                <text:p>16.1664</text:p>
              </table:table-cell>
              <table:table-cell office:value-type="float" office:value="14.3">
                <text:p>14.3</text:p>
              </table:table-cell>
            </table:table-row>
            <table:table-row>
              <table:table-cell office:value-type="float" office:value="16.1666">
                <text:p>16.1666</text:p>
              </table:table-cell>
              <table:table-cell office:value-type="float" office:value="14.17">
                <text:p>14.17</text:p>
              </table:table-cell>
            </table:table-row>
            <table:table-row>
              <table:table-cell office:value-type="float" office:value="16.1681">
                <text:p>16.1681</text:p>
              </table:table-cell>
              <table:table-cell office:value-type="float" office:value="14.19">
                <text:p>14.19</text:p>
              </table:table-cell>
            </table:table-row>
            <table:table-row>
              <table:table-cell office:value-type="float" office:value="16.1689">
                <text:p>16.1689</text:p>
              </table:table-cell>
              <table:table-cell office:value-type="float" office:value="14.36">
                <text:p>14.36</text:p>
              </table:table-cell>
            </table:table-row>
            <table:table-row>
              <table:table-cell office:value-type="float" office:value="16.1698">
                <text:p>16.1698</text:p>
              </table:table-cell>
              <table:table-cell office:value-type="float" office:value="14.36">
                <text:p>14.36</text:p>
              </table:table-cell>
            </table:table-row>
            <table:table-row>
              <table:table-cell office:value-type="float" office:value="16.1704">
                <text:p>16.1704</text:p>
              </table:table-cell>
              <table:table-cell office:value-type="float" office:value="14.3">
                <text:p>14.3</text:p>
              </table:table-cell>
            </table:table-row>
            <table:table-row>
              <table:table-cell office:value-type="float" office:value="16.1706">
                <text:p>16.1706</text:p>
              </table:table-cell>
              <table:table-cell office:value-type="float" office:value="14.35">
                <text:p>14.35</text:p>
              </table:table-cell>
            </table:table-row>
            <table:table-row>
              <table:table-cell office:value-type="float" office:value="16.1727">
                <text:p>16.1727</text:p>
              </table:table-cell>
              <table:table-cell office:value-type="float" office:value="14.13">
                <text:p>14.13</text:p>
              </table:table-cell>
            </table:table-row>
            <table:table-row>
              <table:table-cell office:value-type="float" office:value="16.1734">
                <text:p>16.1734</text:p>
              </table:table-cell>
              <table:table-cell office:value-type="float" office:value="14.32">
                <text:p>14.32</text:p>
              </table:table-cell>
            </table:table-row>
            <table:table-row>
              <table:table-cell office:value-type="float" office:value="16.174">
                <text:p>16.174</text:p>
              </table:table-cell>
              <table:table-cell office:value-type="float" office:value="14.38">
                <text:p>14.38</text:p>
              </table:table-cell>
            </table:table-row>
            <table:table-row>
              <table:table-cell office:value-type="float" office:value="16.1745">
                <text:p>16.1745</text:p>
              </table:table-cell>
              <table:table-cell office:value-type="float" office:value="14.15">
                <text:p>14.15</text:p>
              </table:table-cell>
            </table:table-row>
            <table:table-row>
              <table:table-cell office:value-type="float" office:value="16.1746">
                <text:p>16.1746</text:p>
              </table:table-cell>
              <table:table-cell office:value-type="float" office:value="14.3">
                <text:p>14.3</text:p>
              </table:table-cell>
            </table:table-row>
            <table:table-row>
              <table:table-cell office:value-type="float" office:value="16.1748">
                <text:p>16.1748</text:p>
              </table:table-cell>
              <table:table-cell office:value-type="float" office:value="14.15">
                <text:p>14.15</text:p>
              </table:table-cell>
            </table:table-row>
            <table:table-row>
              <table:table-cell office:value-type="float" office:value="16.1751">
                <text:p>16.1751</text:p>
              </table:table-cell>
              <table:table-cell office:value-type="float" office:value="14.4">
                <text:p>14.4</text:p>
              </table:table-cell>
            </table:table-row>
            <table:table-row>
              <table:table-cell office:value-type="float" office:value="16.1754">
                <text:p>16.1754</text:p>
              </table:table-cell>
              <table:table-cell office:value-type="float" office:value="14.38">
                <text:p>14.38</text:p>
              </table:table-cell>
            </table:table-row>
            <table:table-row>
              <table:table-cell office:value-type="float" office:value="16.1757">
                <text:p>16.1757</text:p>
              </table:table-cell>
              <table:table-cell office:value-type="float" office:value="14.3">
                <text:p>14.3</text:p>
              </table:table-cell>
            </table:table-row>
            <table:table-row>
              <table:table-cell office:value-type="float" office:value="16.1761">
                <text:p>16.1761</text:p>
              </table:table-cell>
              <table:table-cell office:value-type="float" office:value="14.33">
                <text:p>14.33</text:p>
              </table:table-cell>
            </table:table-row>
            <table:table-row>
              <table:table-cell office:value-type="float" office:value="16.1773">
                <text:p>16.1773</text:p>
              </table:table-cell>
              <table:table-cell office:value-type="float" office:value="14.18">
                <text:p>14.18</text:p>
              </table:table-cell>
            </table:table-row>
            <table:table-row>
              <table:table-cell office:value-type="float" office:value="16.1775">
                <text:p>16.1775</text:p>
              </table:table-cell>
              <table:table-cell office:value-type="float" office:value="14.3">
                <text:p>14.3</text:p>
              </table:table-cell>
            </table:table-row>
            <table:table-row>
              <table:table-cell office:value-type="float" office:value="16.1776">
                <text:p>16.1776</text:p>
              </table:table-cell>
              <table:table-cell office:value-type="float" office:value="14.15">
                <text:p>14.15</text:p>
              </table:table-cell>
            </table:table-row>
            <table:table-row>
              <table:table-cell office:value-type="float" office:value="16.1778">
                <text:p>16.1778</text:p>
              </table:table-cell>
              <table:table-cell office:value-type="float" office:value="14.35">
                <text:p>14.35</text:p>
              </table:table-cell>
            </table:table-row>
            <table:table-row>
              <table:table-cell office:value-type="float" office:value="16.178">
                <text:p>16.178</text:p>
              </table:table-cell>
              <table:table-cell office:value-type="float" office:value="14.3">
                <text:p>14.3</text:p>
              </table:table-cell>
            </table:table-row>
            <table:table-row>
              <table:table-cell office:value-type="float" office:value="16.1785">
                <text:p>16.1785</text:p>
              </table:table-cell>
              <table:table-cell office:value-type="float" office:value="14.21">
                <text:p>14.21</text:p>
              </table:table-cell>
            </table:table-row>
            <table:table-row>
              <table:table-cell office:value-type="float" office:value="16.1786">
                <text:p>16.1786</text:p>
              </table:table-cell>
              <table:table-cell office:value-type="float" office:value="14.38">
                <text:p>14.38</text:p>
              </table:table-cell>
            </table:table-row>
            <table:table-row>
              <table:table-cell office:value-type="float" office:value="16.1789">
                <text:p>16.1789</text:p>
              </table:table-cell>
              <table:table-cell office:value-type="float" office:value="14.3">
                <text:p>14.3</text:p>
              </table:table-cell>
            </table:table-row>
            <table:table-row>
              <table:table-cell office:value-type="float" office:value="16.1791">
                <text:p>16.1791</text:p>
              </table:table-cell>
              <table:table-cell office:value-type="float" office:value="14.16">
                <text:p>14.16</text:p>
              </table:table-cell>
            </table:table-row>
            <table:table-row>
              <table:table-cell office:value-type="float" office:value="16.1793">
                <text:p>16.1793</text:p>
              </table:table-cell>
              <table:table-cell office:value-type="float" office:value="14.32">
                <text:p>14.32</text:p>
              </table:table-cell>
            </table:table-row>
            <table:table-row>
              <table:table-cell office:value-type="float" office:value="16.1799">
                <text:p>16.1799</text:p>
              </table:table-cell>
              <table:table-cell office:value-type="float" office:value="14.3">
                <text:p>14.3</text:p>
              </table:table-cell>
            </table:table-row>
            <table:table-row>
              <table:table-cell office:value-type="float" office:value="16.1815">
                <text:p>16.1815</text:p>
              </table:table-cell>
              <table:table-cell office:value-type="float" office:value="14.35">
                <text:p>14.35</text:p>
              </table:table-cell>
            </table:table-row>
            <table:table-row>
              <table:table-cell office:value-type="float" office:value="16.1827">
                <text:p>16.1827</text:p>
              </table:table-cell>
              <table:table-cell office:value-type="float" office:value="14.4">
                <text:p>14.4</text:p>
              </table:table-cell>
            </table:table-row>
            <table:table-row>
              <table:table-cell office:value-type="float" office:value="16.1836">
                <text:p>16.1836</text:p>
              </table:table-cell>
              <table:table-cell office:value-type="float" office:value="14.3">
                <text:p>14.3</text:p>
              </table:table-cell>
            </table:table-row>
            <table:table-row>
              <table:table-cell office:value-type="float" office:value="16.1838">
                <text:p>16.1838</text:p>
              </table:table-cell>
              <table:table-cell office:value-type="float" office:value="14.37">
                <text:p>14.37</text:p>
              </table:table-cell>
            </table:table-row>
            <table:table-row>
              <table:table-cell office:value-type="float" office:value="16.1853">
                <text:p>16.1853</text:p>
              </table:table-cell>
              <table:table-cell office:value-type="float" office:value="14.3">
                <text:p>14.3</text:p>
              </table:table-cell>
            </table:table-row>
            <table:table-row>
              <table:table-cell office:value-type="float" office:value="16.1855">
                <text:p>16.1855</text:p>
              </table:table-cell>
              <table:table-cell office:value-type="float" office:value="14.15">
                <text:p>14.15</text:p>
              </table:table-cell>
            </table:table-row>
            <table:table-row>
              <table:table-cell office:value-type="float" office:value="16.1867">
                <text:p>16.1867</text:p>
              </table:table-cell>
              <table:table-cell office:value-type="float" office:value="14.3">
                <text:p>14.3</text:p>
              </table:table-cell>
            </table:table-row>
            <table:table-row>
              <table:table-cell office:value-type="float" office:value="16.187">
                <text:p>16.187</text:p>
              </table:table-cell>
              <table:table-cell office:value-type="float" office:value="14.3">
                <text:p>14.3</text:p>
              </table:table-cell>
            </table:table-row>
            <table:table-row>
              <table:table-cell office:value-type="float" office:value="16.1871">
                <text:p>16.1871</text:p>
              </table:table-cell>
              <table:table-cell office:value-type="float" office:value="14.3">
                <text:p>14.3</text:p>
              </table:table-cell>
            </table:table-row>
            <table:table-row>
              <table:table-cell office:value-type="float" office:value="16.188">
                <text:p>16.188</text:p>
              </table:table-cell>
              <table:table-cell office:value-type="float" office:value="14.38">
                <text:p>14.38</text:p>
              </table:table-cell>
            </table:table-row>
            <table:table-row>
              <table:table-cell office:value-type="float" office:value="16.1882">
                <text:p>16.1882</text:p>
              </table:table-cell>
              <table:table-cell office:value-type="float" office:value="13.97">
                <text:p>13.97</text:p>
              </table:table-cell>
            </table:table-row>
            <table:table-row>
              <table:table-cell office:value-type="float" office:value="16.1884">
                <text:p>16.1884</text:p>
              </table:table-cell>
              <table:table-cell office:value-type="float" office:value="13.97">
                <text:p>13.97</text:p>
              </table:table-cell>
            </table:table-row>
            <table:table-row>
              <table:table-cell office:value-type="float" office:value="16.1888">
                <text:p>16.1888</text:p>
              </table:table-cell>
              <table:table-cell office:value-type="float" office:value="13.97">
                <text:p>13.97</text:p>
              </table:table-cell>
            </table:table-row>
            <table:table-row>
              <table:table-cell office:value-type="float" office:value="16.1889">
                <text:p>16.1889</text:p>
              </table:table-cell>
              <table:table-cell office:value-type="float" office:value="13.82">
                <text:p>13.82</text:p>
              </table:table-cell>
            </table:table-row>
            <table:table-row>
              <table:table-cell office:value-type="float" office:value="16.19">
                <text:p>16.19</text:p>
              </table:table-cell>
              <table:table-cell office:value-type="float" office:value="13.99">
                <text:p>13.99</text:p>
              </table:table-cell>
            </table:table-row>
            <table:table-row>
              <table:table-cell office:value-type="float" office:value="16.1913">
                <text:p>16.1913</text:p>
              </table:table-cell>
              <table:table-cell office:value-type="float" office:value="13.8">
                <text:p>13.8</text:p>
              </table:table-cell>
            </table:table-row>
            <table:table-row>
              <table:table-cell office:value-type="float" office:value="16.1916">
                <text:p>16.1916</text:p>
              </table:table-cell>
              <table:table-cell office:value-type="float" office:value="13.8">
                <text:p>13.8</text:p>
              </table:table-cell>
            </table:table-row>
            <table:table-row>
              <table:table-cell office:value-type="float" office:value="16.1923">
                <text:p>16.1923</text:p>
              </table:table-cell>
              <table:table-cell office:value-type="float" office:value="13.97">
                <text:p>13.97</text:p>
              </table:table-cell>
            </table:table-row>
            <table:table-row>
              <table:table-cell office:value-type="float" office:value="16.1929">
                <text:p>16.1929</text:p>
              </table:table-cell>
              <table:table-cell office:value-type="float" office:value="13.97">
                <text:p>13.97</text:p>
              </table:table-cell>
            </table:table-row>
            <table:table-row>
              <table:table-cell office:value-type="float" office:value="16.1931">
                <text:p>16.1931</text:p>
              </table:table-cell>
              <table:table-cell office:value-type="float" office:value="13.99">
                <text:p>13.99</text:p>
              </table:table-cell>
            </table:table-row>
            <table:table-row>
              <table:table-cell office:value-type="float" office:value="16.1932">
                <text:p>16.1932</text:p>
              </table:table-cell>
              <table:table-cell office:value-type="float" office:value="14.05">
                <text:p>14.05</text:p>
              </table:table-cell>
            </table:table-row>
            <table:table-row>
              <table:table-cell office:value-type="float" office:value="16.1934">
                <text:p>16.1934</text:p>
              </table:table-cell>
              <table:table-cell office:value-type="float" office:value="13.99">
                <text:p>13.99</text:p>
              </table:table-cell>
            </table:table-row>
            <table:table-row>
              <table:table-cell office:value-type="float" office:value="16.1935">
                <text:p>16.1935</text:p>
              </table:table-cell>
              <table:table-cell office:value-type="float" office:value="13.97">
                <text:p>13.97</text:p>
              </table:table-cell>
            </table:table-row>
            <table:table-row>
              <table:table-cell office:value-type="float" office:value="16.1941">
                <text:p>16.1941</text:p>
              </table:table-cell>
              <table:table-cell office:value-type="float" office:value="14.05">
                <text:p>14.05</text:p>
              </table:table-cell>
            </table:table-row>
            <table:table-row>
              <table:table-cell office:value-type="float" office:value="16.1944">
                <text:p>16.1944</text:p>
              </table:table-cell>
              <table:table-cell office:value-type="float" office:value="14.05">
                <text:p>14.05</text:p>
              </table:table-cell>
            </table:table-row>
            <table:table-row>
              <table:table-cell office:value-type="float" office:value="16.1945">
                <text:p>16.1945</text:p>
              </table:table-cell>
              <table:table-cell office:value-type="float" office:value="13.99">
                <text:p>13.99</text:p>
              </table:table-cell>
            </table:table-row>
            <table:table-row>
              <table:table-cell office:value-type="float" office:value="16.1952">
                <text:p>16.1952</text:p>
              </table:table-cell>
              <table:table-cell office:value-type="float" office:value="13.97">
                <text:p>13.97</text:p>
              </table:table-cell>
            </table:table-row>
            <table:table-row>
              <table:table-cell office:value-type="float" office:value="16.1956">
                <text:p>16.1956</text:p>
              </table:table-cell>
              <table:table-cell office:value-type="float" office:value="13.82">
                <text:p>13.82</text:p>
              </table:table-cell>
            </table:table-row>
            <table:table-row>
              <table:table-cell office:value-type="float" office:value="16.1962">
                <text:p>16.1962</text:p>
              </table:table-cell>
              <table:table-cell office:value-type="float" office:value="13.82">
                <text:p>13.82</text:p>
              </table:table-cell>
            </table:table-row>
            <table:table-row>
              <table:table-cell office:value-type="float" office:value="16.1971">
                <text:p>16.1971</text:p>
              </table:table-cell>
              <table:table-cell office:value-type="float" office:value="13.8">
                <text:p>13.8</text:p>
              </table:table-cell>
            </table:table-row>
            <table:table-row>
              <table:table-cell office:value-type="float" office:value="16.1979">
                <text:p>16.1979</text:p>
              </table:table-cell>
              <table:table-cell office:value-type="float" office:value="14.07">
                <text:p>14.07</text:p>
              </table:table-cell>
            </table:table-row>
            <table:table-row>
              <table:table-cell office:value-type="float" office:value="16.198">
                <text:p>16.198</text:p>
              </table:table-cell>
              <table:table-cell office:value-type="float" office:value="13.8">
                <text:p>13.8</text:p>
              </table:table-cell>
            </table:table-row>
            <table:table-row>
              <table:table-cell office:value-type="float" office:value="16.1982">
                <text:p>16.1982</text:p>
              </table:table-cell>
              <table:table-cell office:value-type="float" office:value="13.97">
                <text:p>13.97</text:p>
              </table:table-cell>
            </table:table-row>
            <table:table-row>
              <table:table-cell office:value-type="float" office:value="16.1986">
                <text:p>16.1986</text:p>
              </table:table-cell>
              <table:table-cell office:value-type="float" office:value="14.05">
                <text:p>14.05</text:p>
              </table:table-cell>
            </table:table-row>
            <table:table-row>
              <table:table-cell office:value-type="float" office:value="16.1998">
                <text:p>16.1998</text:p>
              </table:table-cell>
              <table:table-cell office:value-type="float" office:value="13.97">
                <text:p>13.97</text:p>
              </table:table-cell>
            </table:table-row>
            <table:table-row>
              <table:table-cell office:value-type="float" office:value="16.2001">
                <text:p>16.2001</text:p>
              </table:table-cell>
              <table:table-cell office:value-type="float" office:value="13.99">
                <text:p>13.99</text:p>
              </table:table-cell>
            </table:table-row>
            <table:table-row>
              <table:table-cell office:value-type="float" office:value="16.2008">
                <text:p>16.2008</text:p>
              </table:table-cell>
              <table:table-cell office:value-type="float" office:value="13.8">
                <text:p>13.8</text:p>
              </table:table-cell>
            </table:table-row>
            <table:table-row>
              <table:table-cell office:value-type="float" office:value="16.201">
                <text:p>16.201</text:p>
              </table:table-cell>
              <table:table-cell office:value-type="float" office:value="14.07">
                <text:p>14.07</text:p>
              </table:table-cell>
            </table:table-row>
            <table:table-row>
              <table:table-cell office:value-type="float" office:value="16.2011">
                <text:p>16.2011</text:p>
              </table:table-cell>
              <table:table-cell office:value-type="float" office:value="13.83">
                <text:p>13.83</text:p>
              </table:table-cell>
            </table:table-row>
            <table:table-row>
              <table:table-cell office:value-type="float" office:value="16.2038">
                <text:p>16.2038</text:p>
              </table:table-cell>
              <table:table-cell office:value-type="float" office:value="13.82">
                <text:p>13.82</text:p>
              </table:table-cell>
            </table:table-row>
            <table:table-row>
              <table:table-cell office:value-type="float" office:value="16.2041">
                <text:p>16.2041</text:p>
              </table:table-cell>
              <table:table-cell office:value-type="float" office:value="13.82">
                <text:p>13.82</text:p>
              </table:table-cell>
            </table:table-row>
            <table:table-row>
              <table:table-cell office:value-type="float" office:value="16.2048">
                <text:p>16.2048</text:p>
              </table:table-cell>
              <table:table-cell office:value-type="float" office:value="13.97">
                <text:p>13.97</text:p>
              </table:table-cell>
            </table:table-row>
            <table:table-row>
              <table:table-cell office:value-type="float" office:value="16.2057">
                <text:p>16.2057</text:p>
              </table:table-cell>
              <table:table-cell office:value-type="float" office:value="13.97">
                <text:p>13.97</text:p>
              </table:table-cell>
            </table:table-row>
            <table:table-row>
              <table:table-cell office:value-type="float" office:value="16.2059">
                <text:p>16.2059</text:p>
              </table:table-cell>
              <table:table-cell office:value-type="float" office:value="13.97">
                <text:p>13.97</text:p>
              </table:table-cell>
            </table:table-row>
            <table:table-row>
              <table:table-cell office:value-type="float" office:value="16.2065">
                <text:p>16.2065</text:p>
              </table:table-cell>
              <table:table-cell office:value-type="float" office:value="13.97">
                <text:p>13.97</text:p>
              </table:table-cell>
            </table:table-row>
            <table:table-row>
              <table:table-cell office:value-type="float" office:value="16.2072">
                <text:p>16.2072</text:p>
              </table:table-cell>
              <table:table-cell office:value-type="float" office:value="13.8">
                <text:p>13.8</text:p>
              </table:table-cell>
            </table:table-row>
            <table:table-row>
              <table:table-cell office:value-type="float" office:value="16.2073">
                <text:p>16.2073</text:p>
              </table:table-cell>
              <table:table-cell office:value-type="float" office:value="14.01">
                <text:p>14.01</text:p>
              </table:table-cell>
            </table:table-row>
            <table:table-row>
              <table:table-cell office:value-type="float" office:value="16.2076">
                <text:p>16.2076</text:p>
              </table:table-cell>
              <table:table-cell office:value-type="float" office:value="14.09">
                <text:p>14.09</text:p>
              </table:table-cell>
            </table:table-row>
            <table:table-row>
              <table:table-cell office:value-type="float" office:value="16.2078">
                <text:p>16.2078</text:p>
              </table:table-cell>
              <table:table-cell office:value-type="float" office:value="13.84">
                <text:p>13.84</text:p>
              </table:table-cell>
            </table:table-row>
            <table:table-row>
              <table:table-cell office:value-type="float" office:value="16.2081">
                <text:p>16.2081</text:p>
              </table:table-cell>
              <table:table-cell office:value-type="float" office:value="13.84">
                <text:p>13.84</text:p>
              </table:table-cell>
            </table:table-row>
            <table:table-row>
              <table:table-cell office:value-type="float" office:value="16.2085">
                <text:p>16.2085</text:p>
              </table:table-cell>
              <table:table-cell office:value-type="float" office:value="14.01">
                <text:p>14.01</text:p>
              </table:table-cell>
            </table:table-row>
            <table:table-row>
              <table:table-cell office:value-type="float" office:value="16.2095">
                <text:p>16.2095</text:p>
              </table:table-cell>
              <table:table-cell office:value-type="float" office:value="14.09">
                <text:p>14.09</text:p>
              </table:table-cell>
            </table:table-row>
            <table:table-row>
              <table:table-cell office:value-type="float" office:value="16.2097">
                <text:p>16.2097</text:p>
              </table:table-cell>
              <table:table-cell office:value-type="float" office:value="14.06">
                <text:p>14.06</text:p>
              </table:table-cell>
            </table:table-row>
            <table:table-row>
              <table:table-cell office:value-type="float" office:value="16.2099">
                <text:p>16.2099</text:p>
              </table:table-cell>
              <table:table-cell office:value-type="float" office:value="13.87">
                <text:p>13.87</text:p>
              </table:table-cell>
            </table:table-row>
            <table:table-row>
              <table:table-cell office:value-type="float" office:value="16.2103">
                <text:p>16.2103</text:p>
              </table:table-cell>
              <table:table-cell office:value-type="float" office:value="14.01">
                <text:p>14.01</text:p>
              </table:table-cell>
            </table:table-row>
            <table:table-row>
              <table:table-cell office:value-type="float" office:value="16.2107">
                <text:p>16.2107</text:p>
              </table:table-cell>
              <table:table-cell office:value-type="float" office:value="14.01">
                <text:p>14.01</text:p>
              </table:table-cell>
            </table:table-row>
            <table:table-row>
              <table:table-cell office:value-type="float" office:value="16.2119">
                <text:p>16.2119</text:p>
              </table:table-cell>
              <table:table-cell office:value-type="float" office:value="14.06">
                <text:p>14.06</text:p>
              </table:table-cell>
            </table:table-row>
            <table:table-row>
              <table:table-cell office:value-type="float" office:value="16.2128">
                <text:p>16.2128</text:p>
              </table:table-cell>
              <table:table-cell office:value-type="float" office:value="14.08">
                <text:p>14.08</text:p>
              </table:table-cell>
            </table:table-row>
            <table:table-row>
              <table:table-cell office:value-type="float" office:value="16.213">
                <text:p>16.213</text:p>
              </table:table-cell>
              <table:table-cell office:value-type="float" office:value="13.89">
                <text:p>13.89</text:p>
              </table:table-cell>
            </table:table-row>
            <table:table-row>
              <table:table-cell office:value-type="float" office:value="16.2134">
                <text:p>16.2134</text:p>
              </table:table-cell>
              <table:table-cell office:value-type="float" office:value="14.06">
                <text:p>14.06</text:p>
              </table:table-cell>
            </table:table-row>
            <table:table-row>
              <table:table-cell office:value-type="float" office:value="16.312">
                <text:p>16.312</text:p>
              </table:table-cell>
              <table:table-cell office:value-type="float" office:value="13.8">
                <text:p>13.8</text:p>
              </table:table-cell>
            </table:table-row>
            <table:table-row>
              <table:table-cell office:value-type="float" office:value="16.3141">
                <text:p>16.3141</text:p>
              </table:table-cell>
              <table:table-cell office:value-type="float" office:value="13.78">
                <text:p>13.78</text:p>
              </table:table-cell>
            </table:table-row>
            <table:table-row>
              <table:table-cell office:value-type="float" office:value="16.3533">
                <text:p>16.3533</text:p>
              </table:table-cell>
              <table:table-cell office:value-type="float" office:value="13.1">
                <text:p>13.1</text:p>
              </table:table-cell>
            </table:table-row>
            <table:table-row>
              <table:table-cell office:value-type="float" office:value="16.3584">
                <text:p>16.3584</text:p>
              </table:table-cell>
              <table:table-cell office:value-type="float" office:value="13.12">
                <text:p>13.12</text:p>
              </table:table-cell>
            </table:table-row>
            <table:table-row>
              <table:table-cell office:value-type="float" office:value="16.3588">
                <text:p>16.3588</text:p>
              </table:table-cell>
              <table:table-cell office:value-type="float" office:value="13.14">
                <text:p>13.14</text:p>
              </table:table-cell>
            </table:table-row>
            <table:table-row>
              <table:table-cell office:value-type="float" office:value="16.8711">
                <text:p>16.8711</text:p>
              </table:table-cell>
              <table:table-cell office:value-type="float" office:value="14.92">
                <text:p>14.92</text:p>
              </table:table-cell>
            </table:table-row>
            <table:table-row>
              <table:table-cell office:value-type="float" office:value="16.8761">
                <text:p>16.8761</text:p>
              </table:table-cell>
              <table:table-cell office:value-type="float" office:value="14.94">
                <text:p>14.94</text:p>
              </table:table-cell>
            </table:table-row>
            <table:table-row>
              <table:table-cell office:value-type="float" office:value="16.8763">
                <text:p>16.8763</text:p>
              </table:table-cell>
              <table:table-cell office:value-type="float" office:value="14.92">
                <text:p>14.92</text:p>
              </table:table-cell>
            </table:table-row>
            <table:table-row>
              <table:table-cell office:value-type="float" office:value="16.8797">
                <text:p>16.8797</text:p>
              </table:table-cell>
              <table:table-cell office:value-type="float" office:value="14.94">
                <text:p>14.94</text:p>
              </table:table-cell>
            </table:table-row>
            <table:table-row>
              <table:table-cell office:value-type="float" office:value="16.88">
                <text:p>16.88</text:p>
              </table:table-cell>
              <table:table-cell office:value-type="float" office:value="14.94">
                <text:p>14.94</text:p>
              </table:table-cell>
            </table:table-row>
            <table:table-row>
              <table:table-cell office:value-type="float" office:value="16.8802">
                <text:p>16.8802</text:p>
              </table:table-cell>
              <table:table-cell office:value-type="float" office:value="14.94">
                <text:p>14.94</text:p>
              </table:table-cell>
            </table:table-row>
            <table:table-row>
              <table:table-cell office:value-type="float" office:value="16.8815">
                <text:p>16.8815</text:p>
              </table:table-cell>
              <table:table-cell office:value-type="float" office:value="14.96">
                <text:p>14.96</text:p>
              </table:table-cell>
            </table:table-row>
            <table:table-row>
              <table:table-cell office:value-type="float" office:value="16.8824">
                <text:p>16.8824</text:p>
              </table:table-cell>
              <table:table-cell office:value-type="float" office:value="14.94">
                <text:p>14.94</text:p>
              </table:table-cell>
            </table:table-row>
            <table:table-row>
              <table:table-cell office:value-type="float" office:value="16.898">
                <text:p>16.898</text:p>
              </table:table-cell>
              <table:table-cell office:value-type="float" office:value="15.47">
                <text:p>15.47</text:p>
              </table:table-cell>
            </table:table-row>
            <table:table-row>
              <table:table-cell office:value-type="float" office:value="16.9007">
                <text:p>16.9007</text:p>
              </table:table-cell>
              <table:table-cell office:value-type="float" office:value="15.46">
                <text:p>15.46</text:p>
              </table:table-cell>
            </table:table-row>
            <table:table-row>
              <table:table-cell office:value-type="float" office:value="16.9135">
                <text:p>16.9135</text:p>
              </table:table-cell>
              <table:table-cell office:value-type="float" office:value="15.51">
                <text:p>15.51</text:p>
              </table:table-cell>
            </table:table-row>
            <table:table-row>
              <table:table-cell office:value-type="float" office:value="16.9291">
                <text:p>16.9291</text:p>
              </table:table-cell>
              <table:table-cell office:value-type="float" office:value="15.03">
                <text:p>15.03</text:p>
              </table:table-cell>
            </table:table-row>
            <table:table-row>
              <table:table-cell office:value-type="float" office:value="16.9315">
                <text:p>16.9315</text:p>
              </table:table-cell>
              <table:table-cell office:value-type="float" office:value="15.03">
                <text:p>15.03</text:p>
              </table:table-cell>
            </table:table-row>
            <table:table-row>
              <table:table-cell office:value-type="float" office:value="16.9348">
                <text:p>16.9348</text:p>
              </table:table-cell>
              <table:table-cell office:value-type="float" office:value="14.85">
                <text:p>14.85</text:p>
              </table:table-cell>
            </table:table-row>
            <table:table-row>
              <table:table-cell office:value-type="float" office:value="17.1394">
                <text:p>17.1394</text:p>
              </table:table-cell>
              <table:table-cell office:value-type="float" office:value="13.22">
                <text:p>13.22</text:p>
              </table:table-cell>
            </table:table-row>
            <table:table-row>
              <table:table-cell office:value-type="float" office:value="17.1441">
                <text:p>17.1441</text:p>
              </table:table-cell>
              <table:table-cell office:value-type="float" office:value="13.18">
                <text:p>13.1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>
        <chart:symbol-image xlink:href="Pictures/2000000E000000DD000000DD9FDCBAC0C1EA439E.svm"/>
      </style:chart-properties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82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02cm" chart:symbol-height="0.02cm" chart:link-data-style-to-source="true"/>
      <style:graphic-properties draw:stroke="none" draw:stroke-dash="Dash_20_1" svg:stroke-width="0.02cm" svg:stroke-color="#579d1c" draw:fill-color="#579d1c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chart:legend-position="end" svg:x="14.264cm" svg:y="4.203cm" style:legend-expansion="high" chart:style-name="ch2"/>
        <chart:plot-area chart:style-name="ch3" table:cell-range-address="Data.B3:Data.B1003 Data.F3:Data.F1003" chart:data-source-has-labels="both" svg:x="0.319cm" svg:y="0.18cm" svg:width="13.626cm" svg:height="8.645cm">
          <chartooo:coordinate-region svg:x="1.311cm" svg:y="0.18cm" svg:width="12.634cm" svg:height="7.055cm"/>
          <chart:axis chart:dimension="x" chart:name="primary-x" chart:style-name="ch4" chartooo:axis-type="auto">
            <chartooo:date-scale/>
            <chart:categories table:cell-range-address="Data.B4:Data.B100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ata.F4:Data.F1003" chart:label-cell-address="Data.F3:Data.F3" chart:class="chart:line">
            <chart:data-point chart:repeated="10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ints</text:p>
                <draw:g>
                  <svg:desc>Data.F3:Data.F3</svg:desc>
                </draw:g>
              </table:table-cell>
            </table:table-row>
          </table:table-header-rows>
          <table:table-rows>
            <table:table-row>
              <table:table-cell office:value-type="float" office:value="14.7737">
                <text:p>14.7737</text:p>
                <draw:g>
                  <svg:desc>Data.B4:Data.B1003</svg:desc>
                </draw:g>
              </table:table-cell>
              <table:table-cell office:value-type="float" office:value="894.64">
                <text:p>894.64</text:p>
                <draw:g>
                  <svg:desc>Data.F4:Data.F1003</svg:desc>
                </draw:g>
              </table:table-cell>
            </table:table-row>
            <table:table-row>
              <table:table-cell office:value-type="float" office:value="14.7747">
                <text:p>14.7747</text:p>
              </table:table-cell>
              <table:table-cell office:value-type="float" office:value="881.65">
                <text:p>881.65</text:p>
              </table:table-cell>
            </table:table-row>
            <table:table-row>
              <table:table-cell office:value-type="float" office:value="14.7763">
                <text:p>14.7763</text:p>
              </table:table-cell>
              <table:table-cell office:value-type="float" office:value="910.11">
                <text:p>910.11</text:p>
              </table:table-cell>
            </table:table-row>
            <table:table-row>
              <table:table-cell office:value-type="float" office:value="14.7987">
                <text:p>14.7987</text:p>
              </table:table-cell>
              <table:table-cell office:value-type="float" office:value="875.86">
                <text:p>875.86</text:p>
              </table:table-cell>
            </table:table-row>
            <table:table-row>
              <table:table-cell office:value-type="float" office:value="15.3296">
                <text:p>15.3296</text:p>
              </table:table-cell>
              <table:table-cell office:value-type="float" office:value="938.31">
                <text:p>938.31</text:p>
              </table:table-cell>
            </table:table-row>
            <table:table-row>
              <table:table-cell office:value-type="float" office:value="15.3311">
                <text:p>15.3311</text:p>
              </table:table-cell>
              <table:table-cell office:value-type="float" office:value="924.96">
                <text:p>924.96</text:p>
              </table:table-cell>
            </table:table-row>
            <table:table-row>
              <table:table-cell office:value-type="float" office:value="15.3322">
                <text:p>15.3322</text:p>
              </table:table-cell>
              <table:table-cell office:value-type="float" office:value="933.82">
                <text:p>933.82</text:p>
              </table:table-cell>
            </table:table-row>
            <table:table-row>
              <table:table-cell office:value-type="float" office:value="15.3345">
                <text:p>15.3345</text:p>
              </table:table-cell>
              <table:table-cell office:value-type="float" office:value="965.66">
                <text:p>965.66</text:p>
              </table:table-cell>
            </table:table-row>
            <table:table-row>
              <table:table-cell office:value-type="float" office:value="15.3356">
                <text:p>15.3356</text:p>
              </table:table-cell>
              <table:table-cell office:value-type="float" office:value="926.84">
                <text:p>926.84</text:p>
              </table:table-cell>
            </table:table-row>
            <table:table-row>
              <table:table-cell office:value-type="float" office:value="15.3359">
                <text:p>15.3359</text:p>
              </table:table-cell>
              <table:table-cell office:value-type="float" office:value="942.77">
                <text:p>942.77</text:p>
              </table:table-cell>
            </table:table-row>
            <table:table-row>
              <table:table-cell office:value-type="float" office:value="15.3368">
                <text:p>15.3368</text:p>
              </table:table-cell>
              <table:table-cell office:value-type="float" office:value="934.55">
                <text:p>934.55</text:p>
              </table:table-cell>
            </table:table-row>
            <table:table-row>
              <table:table-cell office:value-type="float" office:value="15.337">
                <text:p>15.337</text:p>
              </table:table-cell>
              <table:table-cell office:value-type="float" office:value="949.85">
                <text:p>949.85</text:p>
              </table:table-cell>
            </table:table-row>
            <table:table-row>
              <table:table-cell office:value-type="float" office:value="15.3372">
                <text:p>15.3372</text:p>
              </table:table-cell>
              <table:table-cell office:value-type="float" office:value="977.17">
                <text:p>977.17</text:p>
              </table:table-cell>
            </table:table-row>
            <table:table-row>
              <table:table-cell office:value-type="float" office:value="15.3377">
                <text:p>15.3377</text:p>
              </table:table-cell>
              <table:table-cell office:value-type="float" office:value="943.58">
                <text:p>943.58</text:p>
              </table:table-cell>
            </table:table-row>
            <table:table-row>
              <table:table-cell office:value-type="float" office:value="15.3382">
                <text:p>15.3382</text:p>
              </table:table-cell>
              <table:table-cell office:value-type="float" office:value="947.11">
                <text:p>947.11</text:p>
              </table:table-cell>
            </table:table-row>
            <table:table-row>
              <table:table-cell office:value-type="float" office:value="15.3383">
                <text:p>15.3383</text:p>
              </table:table-cell>
              <table:table-cell office:value-type="float" office:value="942.7">
                <text:p>942.7</text:p>
              </table:table-cell>
            </table:table-row>
            <table:table-row>
              <table:table-cell office:value-type="float" office:value="15.3384">
                <text:p>15.3384</text:p>
              </table:table-cell>
              <table:table-cell office:value-type="float" office:value="930.55">
                <text:p>930.55</text:p>
              </table:table-cell>
            </table:table-row>
            <table:table-row>
              <table:table-cell office:value-type="float" office:value="15.339">
                <text:p>15.339</text:p>
              </table:table-cell>
              <table:table-cell office:value-type="float" office:value="925.05">
                <text:p>925.05</text:p>
              </table:table-cell>
            </table:table-row>
            <table:table-row>
              <table:table-cell office:value-type="float" office:value="15.3396">
                <text:p>15.3396</text:p>
              </table:table-cell>
              <table:table-cell office:value-type="float" office:value="925.89">
                <text:p>925.89</text:p>
              </table:table-cell>
            </table:table-row>
            <table:table-row>
              <table:table-cell office:value-type="float" office:value="15.3397">
                <text:p>15.3397</text:p>
              </table:table-cell>
              <table:table-cell office:value-type="float" office:value="933.67">
                <text:p>933.67</text:p>
              </table:table-cell>
            </table:table-row>
            <table:table-row>
              <table:table-cell office:value-type="float" office:value="15.3398">
                <text:p>15.3398</text:p>
              </table:table-cell>
              <table:table-cell office:value-type="float" office:value="931.42">
                <text:p>931.42</text:p>
              </table:table-cell>
            </table:table-row>
            <table:table-row>
              <table:table-cell office:value-type="float" office:value="15.3402">
                <text:p>15.3402</text:p>
              </table:table-cell>
              <table:table-cell office:value-type="float" office:value="938.47">
                <text:p>938.47</text:p>
              </table:table-cell>
            </table:table-row>
            <table:table-row>
              <table:table-cell office:value-type="float" office:value="15.3404">
                <text:p>15.3404</text:p>
              </table:table-cell>
              <table:table-cell office:value-type="float" office:value="963.12">
                <text:p>963.12</text:p>
              </table:table-cell>
            </table:table-row>
            <table:table-row>
              <table:table-cell office:value-type="float" office:value="15.3413">
                <text:p>15.3413</text:p>
              </table:table-cell>
              <table:table-cell office:value-type="float" office:value="924.07">
                <text:p>924.07</text:p>
              </table:table-cell>
            </table:table-row>
            <table:table-row>
              <table:table-cell office:value-type="float" office:value="15.3418">
                <text:p>15.3418</text:p>
              </table:table-cell>
              <table:table-cell office:value-type="float" office:value="937.54">
                <text:p>937.54</text:p>
              </table:table-cell>
            </table:table-row>
            <table:table-row>
              <table:table-cell office:value-type="float" office:value="15.342">
                <text:p>15.342</text:p>
              </table:table-cell>
              <table:table-cell office:value-type="float" office:value="948.49">
                <text:p>948.49</text:p>
              </table:table-cell>
            </table:table-row>
            <table:table-row>
              <table:table-cell office:value-type="float" office:value="15.3423">
                <text:p>15.3423</text:p>
              </table:table-cell>
              <table:table-cell office:value-type="float" office:value="977.25">
                <text:p>977.25</text:p>
              </table:table-cell>
            </table:table-row>
            <table:table-row>
              <table:table-cell office:value-type="float" office:value="15.3452">
                <text:p>15.3452</text:p>
              </table:table-cell>
              <table:table-cell office:value-type="float" office:value="919.64">
                <text:p>919.64</text:p>
              </table:table-cell>
            </table:table-row>
            <table:table-row>
              <table:table-cell office:value-type="float" office:value="15.3467">
                <text:p>15.3467</text:p>
              </table:table-cell>
              <table:table-cell office:value-type="float" office:value="948.35">
                <text:p>948.35</text:p>
              </table:table-cell>
            </table:table-row>
            <table:table-row>
              <table:table-cell office:value-type="float" office:value="15.3502">
                <text:p>15.3502</text:p>
              </table:table-cell>
              <table:table-cell office:value-type="float" office:value="940.66">
                <text:p>940.66</text:p>
              </table:table-cell>
            </table:table-row>
            <table:table-row>
              <table:table-cell office:value-type="float" office:value="15.3508">
                <text:p>15.3508</text:p>
              </table:table-cell>
              <table:table-cell office:value-type="float" office:value="947.78">
                <text:p>947.78</text:p>
              </table:table-cell>
            </table:table-row>
            <table:table-row>
              <table:table-cell office:value-type="float" office:value="15.3536">
                <text:p>15.3536</text:p>
              </table:table-cell>
              <table:table-cell office:value-type="float" office:value="947.64">
                <text:p>947.64</text:p>
              </table:table-cell>
            </table:table-row>
            <table:table-row>
              <table:table-cell office:value-type="float" office:value="15.3541">
                <text:p>15.3541</text:p>
              </table:table-cell>
              <table:table-cell office:value-type="float" office:value="945.02">
                <text:p>945.02</text:p>
              </table:table-cell>
            </table:table-row>
            <table:table-row>
              <table:table-cell office:value-type="float" office:value="15.3543">
                <text:p>15.3543</text:p>
              </table:table-cell>
              <table:table-cell office:value-type="float" office:value="940.67">
                <text:p>940.67</text:p>
              </table:table-cell>
            </table:table-row>
            <table:table-row>
              <table:table-cell office:value-type="float" office:value="15.3552">
                <text:p>15.3552</text:p>
              </table:table-cell>
              <table:table-cell office:value-type="float" office:value="932.77">
                <text:p>932.77</text:p>
              </table:table-cell>
            </table:table-row>
            <table:table-row>
              <table:table-cell office:value-type="float" office:value="15.3573">
                <text:p>15.3573</text:p>
              </table:table-cell>
              <table:table-cell office:value-type="float" office:value="930.15">
                <text:p>930.15</text:p>
              </table:table-cell>
            </table:table-row>
            <table:table-row>
              <table:table-cell office:value-type="float" office:value="15.3574">
                <text:p>15.3574</text:p>
              </table:table-cell>
              <table:table-cell office:value-type="float" office:value="941.82">
                <text:p>941.82</text:p>
              </table:table-cell>
            </table:table-row>
            <table:table-row>
              <table:table-cell office:value-type="float" office:value="15.3584">
                <text:p>15.3584</text:p>
              </table:table-cell>
              <table:table-cell office:value-type="float" office:value="916.63">
                <text:p>916.63</text:p>
              </table:table-cell>
            </table:table-row>
            <table:table-row>
              <table:table-cell office:value-type="float" office:value="15.3592">
                <text:p>15.3592</text:p>
              </table:table-cell>
              <table:table-cell office:value-type="float" office:value="915.4">
                <text:p>915.4</text:p>
              </table:table-cell>
            </table:table-row>
            <table:table-row>
              <table:table-cell office:value-type="float" office:value="15.3596">
                <text:p>15.3596</text:p>
              </table:table-cell>
              <table:table-cell office:value-type="float" office:value="926.52">
                <text:p>926.52</text:p>
              </table:table-cell>
            </table:table-row>
            <table:table-row>
              <table:table-cell office:value-type="float" office:value="15.3601">
                <text:p>15.3601</text:p>
              </table:table-cell>
              <table:table-cell office:value-type="float" office:value="926.05">
                <text:p>926.05</text:p>
              </table:table-cell>
            </table:table-row>
            <table:table-row>
              <table:table-cell office:value-type="float" office:value="15.3604">
                <text:p>15.3604</text:p>
              </table:table-cell>
              <table:table-cell office:value-type="float" office:value="926.66">
                <text:p>926.66</text:p>
              </table:table-cell>
            </table:table-row>
            <table:table-row>
              <table:table-cell office:value-type="float" office:value="15.361">
                <text:p>15.361</text:p>
              </table:table-cell>
              <table:table-cell office:value-type="float" office:value="924.99">
                <text:p>924.99</text:p>
              </table:table-cell>
            </table:table-row>
            <table:table-row>
              <table:table-cell office:value-type="float" office:value="15.3624">
                <text:p>15.3624</text:p>
              </table:table-cell>
              <table:table-cell office:value-type="float" office:value="941.9">
                <text:p>941.9</text:p>
              </table:table-cell>
            </table:table-row>
            <table:table-row>
              <table:table-cell office:value-type="float" office:value="15.3625">
                <text:p>15.3625</text:p>
              </table:table-cell>
              <table:table-cell office:value-type="float" office:value="914">
                <text:p>914</text:p>
              </table:table-cell>
            </table:table-row>
            <table:table-row>
              <table:table-cell office:value-type="float" office:value="15.3632">
                <text:p>15.3632</text:p>
              </table:table-cell>
              <table:table-cell office:value-type="float" office:value="934.43">
                <text:p>934.43</text:p>
              </table:table-cell>
            </table:table-row>
            <table:table-row>
              <table:table-cell office:value-type="float" office:value="15.3647">
                <text:p>15.3647</text:p>
              </table:table-cell>
              <table:table-cell office:value-type="float" office:value="948.3">
                <text:p>948.3</text:p>
              </table:table-cell>
            </table:table-row>
            <table:table-row>
              <table:table-cell office:value-type="float" office:value="15.3654">
                <text:p>15.3654</text:p>
              </table:table-cell>
              <table:table-cell office:value-type="float" office:value="939.73">
                <text:p>939.73</text:p>
              </table:table-cell>
            </table:table-row>
            <table:table-row>
              <table:table-cell office:value-type="float" office:value="15.3655">
                <text:p>15.3655</text:p>
              </table:table-cell>
              <table:table-cell office:value-type="float" office:value="935.15">
                <text:p>935.15</text:p>
              </table:table-cell>
            </table:table-row>
            <table:table-row>
              <table:table-cell office:value-type="float" office:value="15.3659">
                <text:p>15.3659</text:p>
              </table:table-cell>
              <table:table-cell office:value-type="float" office:value="952.32">
                <text:p>952.32</text:p>
              </table:table-cell>
            </table:table-row>
            <table:table-row>
              <table:table-cell office:value-type="float" office:value="15.3661">
                <text:p>15.3661</text:p>
              </table:table-cell>
              <table:table-cell office:value-type="float" office:value="936.79">
                <text:p>936.79</text:p>
              </table:table-cell>
            </table:table-row>
            <table:table-row>
              <table:table-cell office:value-type="float" office:value="15.3663">
                <text:p>15.3663</text:p>
              </table:table-cell>
              <table:table-cell office:value-type="float" office:value="940.34">
                <text:p>940.34</text:p>
              </table:table-cell>
            </table:table-row>
            <table:table-row>
              <table:table-cell office:value-type="float" office:value="15.3665">
                <text:p>15.3665</text:p>
              </table:table-cell>
              <table:table-cell office:value-type="float" office:value="946.43">
                <text:p>946.43</text:p>
              </table:table-cell>
            </table:table-row>
            <table:table-row>
              <table:table-cell office:value-type="float" office:value="15.3674">
                <text:p>15.3674</text:p>
              </table:table-cell>
              <table:table-cell office:value-type="float" office:value="937.94">
                <text:p>937.94</text:p>
              </table:table-cell>
            </table:table-row>
            <table:table-row>
              <table:table-cell office:value-type="float" office:value="15.3721">
                <text:p>15.3721</text:p>
              </table:table-cell>
              <table:table-cell office:value-type="float" office:value="914.82">
                <text:p>914.82</text:p>
              </table:table-cell>
            </table:table-row>
            <table:table-row>
              <table:table-cell office:value-type="float" office:value="15.3736">
                <text:p>15.3736</text:p>
              </table:table-cell>
              <table:table-cell office:value-type="float" office:value="915.16">
                <text:p>915.16</text:p>
              </table:table-cell>
            </table:table-row>
            <table:table-row>
              <table:table-cell office:value-type="float" office:value="15.3743">
                <text:p>15.3743</text:p>
              </table:table-cell>
              <table:table-cell office:value-type="float" office:value="936.82">
                <text:p>936.82</text:p>
              </table:table-cell>
            </table:table-row>
            <table:table-row>
              <table:table-cell office:value-type="float" office:value="15.375">
                <text:p>15.375</text:p>
              </table:table-cell>
              <table:table-cell office:value-type="float" office:value="935.57">
                <text:p>935.57</text:p>
              </table:table-cell>
            </table:table-row>
            <table:table-row>
              <table:table-cell office:value-type="float" office:value="15.3759">
                <text:p>15.3759</text:p>
              </table:table-cell>
              <table:table-cell office:value-type="float" office:value="932.96">
                <text:p>932.96</text:p>
              </table:table-cell>
            </table:table-row>
            <table:table-row>
              <table:table-cell office:value-type="float" office:value="15.3783">
                <text:p>15.3783</text:p>
              </table:table-cell>
              <table:table-cell office:value-type="float" office:value="930.27">
                <text:p>930.27</text:p>
              </table:table-cell>
            </table:table-row>
            <table:table-row>
              <table:table-cell office:value-type="float" office:value="15.3784">
                <text:p>15.3784</text:p>
              </table:table-cell>
              <table:table-cell office:value-type="float" office:value="924.86">
                <text:p>924.86</text:p>
              </table:table-cell>
            </table:table-row>
            <table:table-row>
              <table:table-cell office:value-type="float" office:value="15.3793">
                <text:p>15.3793</text:p>
              </table:table-cell>
              <table:table-cell office:value-type="float" office:value="939.44">
                <text:p>939.44</text:p>
              </table:table-cell>
            </table:table-row>
            <table:table-row>
              <table:table-cell office:value-type="float" office:value="15.3807">
                <text:p>15.3807</text:p>
              </table:table-cell>
              <table:table-cell office:value-type="float" office:value="921.27">
                <text:p>921.27</text:p>
              </table:table-cell>
            </table:table-row>
            <table:table-row>
              <table:table-cell office:value-type="float" office:value="15.3823">
                <text:p>15.3823</text:p>
              </table:table-cell>
              <table:table-cell office:value-type="float" office:value="935.46">
                <text:p>935.46</text:p>
              </table:table-cell>
            </table:table-row>
            <table:table-row>
              <table:table-cell office:value-type="float" office:value="15.3824">
                <text:p>15.3824</text:p>
              </table:table-cell>
              <table:table-cell office:value-type="float" office:value="922.01">
                <text:p>922.01</text:p>
              </table:table-cell>
            </table:table-row>
            <table:table-row>
              <table:table-cell office:value-type="float" office:value="15.3826">
                <text:p>15.3826</text:p>
              </table:table-cell>
              <table:table-cell office:value-type="float" office:value="940.53">
                <text:p>940.53</text:p>
              </table:table-cell>
            </table:table-row>
            <table:table-row>
              <table:table-cell office:value-type="float" office:value="15.3833">
                <text:p>15.3833</text:p>
              </table:table-cell>
              <table:table-cell office:value-type="float" office:value="935.2">
                <text:p>935.2</text:p>
              </table:table-cell>
            </table:table-row>
            <table:table-row>
              <table:table-cell office:value-type="float" office:value="15.384">
                <text:p>15.384</text:p>
              </table:table-cell>
              <table:table-cell office:value-type="float" office:value="969.95">
                <text:p>969.95</text:p>
              </table:table-cell>
            </table:table-row>
            <table:table-row>
              <table:table-cell office:value-type="float" office:value="15.3845">
                <text:p>15.3845</text:p>
              </table:table-cell>
              <table:table-cell office:value-type="float" office:value="918.66">
                <text:p>918.66</text:p>
              </table:table-cell>
            </table:table-row>
            <table:table-row>
              <table:table-cell office:value-type="float" office:value="15.3847">
                <text:p>15.3847</text:p>
              </table:table-cell>
              <table:table-cell office:value-type="float" office:value="943.07">
                <text:p>943.07</text:p>
              </table:table-cell>
            </table:table-row>
            <table:table-row>
              <table:table-cell office:value-type="float" office:value="15.385">
                <text:p>15.385</text:p>
              </table:table-cell>
              <table:table-cell office:value-type="float" office:value="944.18">
                <text:p>944.18</text:p>
              </table:table-cell>
            </table:table-row>
            <table:table-row>
              <table:table-cell office:value-type="float" office:value="15.3864">
                <text:p>15.3864</text:p>
              </table:table-cell>
              <table:table-cell office:value-type="float" office:value="957.23">
                <text:p>957.23</text:p>
              </table:table-cell>
            </table:table-row>
            <table:table-row>
              <table:table-cell office:value-type="float" office:value="15.3871">
                <text:p>15.3871</text:p>
              </table:table-cell>
              <table:table-cell office:value-type="float" office:value="932.16">
                <text:p>932.16</text:p>
              </table:table-cell>
            </table:table-row>
            <table:table-row>
              <table:table-cell office:value-type="float" office:value="15.3887">
                <text:p>15.3887</text:p>
              </table:table-cell>
              <table:table-cell office:value-type="float" office:value="936.32">
                <text:p>936.32</text:p>
              </table:table-cell>
            </table:table-row>
            <table:table-row>
              <table:table-cell office:value-type="float" office:value="15.3944">
                <text:p>15.3944</text:p>
              </table:table-cell>
              <table:table-cell office:value-type="float" office:value="933.27">
                <text:p>933.27</text:p>
              </table:table-cell>
            </table:table-row>
            <table:table-row>
              <table:table-cell office:value-type="float" office:value="15.3953">
                <text:p>15.3953</text:p>
              </table:table-cell>
              <table:table-cell office:value-type="float" office:value="932.74">
                <text:p>932.74</text:p>
              </table:table-cell>
            </table:table-row>
            <table:table-row>
              <table:table-cell office:value-type="float" office:value="15.3955">
                <text:p>15.3955</text:p>
              </table:table-cell>
              <table:table-cell office:value-type="float" office:value="924.28">
                <text:p>924.28</text:p>
              </table:table-cell>
            </table:table-row>
            <table:table-row>
              <table:table-cell office:value-type="float" office:value="15.3956">
                <text:p>15.3956</text:p>
              </table:table-cell>
              <table:table-cell office:value-type="float" office:value="956.9">
                <text:p>956.9</text:p>
              </table:table-cell>
            </table:table-row>
            <table:table-row>
              <table:table-cell office:value-type="float" office:value="15.3961">
                <text:p>15.3961</text:p>
              </table:table-cell>
              <table:table-cell office:value-type="float" office:value="929.48">
                <text:p>929.48</text:p>
              </table:table-cell>
            </table:table-row>
            <table:table-row>
              <table:table-cell office:value-type="float" office:value="15.3977">
                <text:p>15.3977</text:p>
              </table:table-cell>
              <table:table-cell office:value-type="float" office:value="950.95">
                <text:p>950.95</text:p>
              </table:table-cell>
            </table:table-row>
            <table:table-row>
              <table:table-cell office:value-type="float" office:value="15.4">
                <text:p>15.4</text:p>
              </table:table-cell>
              <table:table-cell office:value-type="float" office:value="932.49">
                <text:p>932.49</text:p>
              </table:table-cell>
            </table:table-row>
            <table:table-row>
              <table:table-cell office:value-type="float" office:value="15.4003">
                <text:p>15.4003</text:p>
              </table:table-cell>
              <table:table-cell office:value-type="float" office:value="918.36">
                <text:p>918.36</text:p>
              </table:table-cell>
            </table:table-row>
            <table:table-row>
              <table:table-cell office:value-type="float" office:value="15.4005">
                <text:p>15.4005</text:p>
              </table:table-cell>
              <table:table-cell office:value-type="float" office:value="937.92">
                <text:p>937.92</text:p>
              </table:table-cell>
            </table:table-row>
            <table:table-row>
              <table:table-cell office:value-type="float" office:value="15.4007">
                <text:p>15.4007</text:p>
              </table:table-cell>
              <table:table-cell office:value-type="float" office:value="947.31">
                <text:p>947.31</text:p>
              </table:table-cell>
            </table:table-row>
            <table:table-row>
              <table:table-cell office:value-type="float" office:value="15.4013">
                <text:p>15.4013</text:p>
              </table:table-cell>
              <table:table-cell office:value-type="float" office:value="925.06">
                <text:p>925.06</text:p>
              </table:table-cell>
            </table:table-row>
            <table:table-row>
              <table:table-cell office:value-type="float" office:value="15.4015">
                <text:p>15.4015</text:p>
              </table:table-cell>
              <table:table-cell office:value-type="float" office:value="921.6">
                <text:p>921.6</text:p>
              </table:table-cell>
            </table:table-row>
            <table:table-row>
              <table:table-cell office:value-type="float" office:value="15.4032">
                <text:p>15.4032</text:p>
              </table:table-cell>
              <table:table-cell office:value-type="float" office:value="937.63">
                <text:p>937.63</text:p>
              </table:table-cell>
            </table:table-row>
            <table:table-row>
              <table:table-cell office:value-type="float" office:value="15.4041">
                <text:p>15.4041</text:p>
              </table:table-cell>
              <table:table-cell office:value-type="float" office:value="911.59">
                <text:p>911.59</text:p>
              </table:table-cell>
            </table:table-row>
            <table:table-row>
              <table:table-cell office:value-type="float" office:value="15.4044">
                <text:p>15.4044</text:p>
              </table:table-cell>
              <table:table-cell office:value-type="float" office:value="941.51">
                <text:p>941.51</text:p>
              </table:table-cell>
            </table:table-row>
            <table:table-row>
              <table:table-cell office:value-type="float" office:value="15.4046">
                <text:p>15.4046</text:p>
              </table:table-cell>
              <table:table-cell office:value-type="float" office:value="949.54">
                <text:p>949.54</text:p>
              </table:table-cell>
            </table:table-row>
            <table:table-row>
              <table:table-cell office:value-type="float" office:value="15.405">
                <text:p>15.405</text:p>
              </table:table-cell>
              <table:table-cell office:value-type="float" office:value="933.44">
                <text:p>933.44</text:p>
              </table:table-cell>
            </table:table-row>
            <table:table-row>
              <table:table-cell office:value-type="float" office:value="15.4056">
                <text:p>15.4056</text:p>
              </table:table-cell>
              <table:table-cell office:value-type="float" office:value="937.94">
                <text:p>937.94</text:p>
              </table:table-cell>
            </table:table-row>
            <table:table-row>
              <table:table-cell office:value-type="float" office:value="15.4063">
                <text:p>15.4063</text:p>
              </table:table-cell>
              <table:table-cell office:value-type="float" office:value="933.71">
                <text:p>933.71</text:p>
              </table:table-cell>
            </table:table-row>
            <table:table-row>
              <table:table-cell office:value-type="float" office:value="15.4067">
                <text:p>15.4067</text:p>
              </table:table-cell>
              <table:table-cell office:value-type="float" office:value="926.48">
                <text:p>926.48</text:p>
              </table:table-cell>
            </table:table-row>
            <table:table-row>
              <table:table-cell office:value-type="float" office:value="15.4104">
                <text:p>15.4104</text:p>
              </table:table-cell>
              <table:table-cell office:value-type="float" office:value="921.97">
                <text:p>921.97</text:p>
              </table:table-cell>
            </table:table-row>
            <table:table-row>
              <table:table-cell office:value-type="float" office:value="15.4126">
                <text:p>15.4126</text:p>
              </table:table-cell>
              <table:table-cell office:value-type="float" office:value="936.53">
                <text:p>936.53</text:p>
              </table:table-cell>
            </table:table-row>
            <table:table-row>
              <table:table-cell office:value-type="float" office:value="15.4146">
                <text:p>15.4146</text:p>
              </table:table-cell>
              <table:table-cell office:value-type="float" office:value="934.25">
                <text:p>934.25</text:p>
              </table:table-cell>
            </table:table-row>
            <table:table-row>
              <table:table-cell office:value-type="float" office:value="15.416">
                <text:p>15.416</text:p>
              </table:table-cell>
              <table:table-cell office:value-type="float" office:value="944.67">
                <text:p>944.67</text:p>
              </table:table-cell>
            </table:table-row>
            <table:table-row>
              <table:table-cell office:value-type="float" office:value="15.4167">
                <text:p>15.4167</text:p>
              </table:table-cell>
              <table:table-cell office:value-type="float" office:value="951.06">
                <text:p>951.06</text:p>
              </table:table-cell>
            </table:table-row>
            <table:table-row>
              <table:table-cell office:value-type="float" office:value="15.4177">
                <text:p>15.4177</text:p>
              </table:table-cell>
              <table:table-cell office:value-type="float" office:value="917.77">
                <text:p>917.77</text:p>
              </table:table-cell>
            </table:table-row>
            <table:table-row>
              <table:table-cell office:value-type="float" office:value="15.418">
                <text:p>15.418</text:p>
              </table:table-cell>
              <table:table-cell office:value-type="float" office:value="942.49">
                <text:p>942.49</text:p>
              </table:table-cell>
            </table:table-row>
            <table:table-row>
              <table:table-cell office:value-type="float" office:value="15.4181">
                <text:p>15.4181</text:p>
              </table:table-cell>
              <table:table-cell office:value-type="float" office:value="939.7">
                <text:p>939.7</text:p>
              </table:table-cell>
            </table:table-row>
            <table:table-row>
              <table:table-cell office:value-type="float" office:value="15.4186">
                <text:p>15.4186</text:p>
              </table:table-cell>
              <table:table-cell office:value-type="float" office:value="927.28">
                <text:p>927.28</text:p>
              </table:table-cell>
            </table:table-row>
            <table:table-row>
              <table:table-cell office:value-type="float" office:value="15.4187">
                <text:p>15.4187</text:p>
              </table:table-cell>
              <table:table-cell office:value-type="float" office:value="917.45">
                <text:p>917.45</text:p>
              </table:table-cell>
            </table:table-row>
            <table:table-row>
              <table:table-cell office:value-type="float" office:value="15.4194">
                <text:p>15.4194</text:p>
              </table:table-cell>
              <table:table-cell office:value-type="float" office:value="938.13">
                <text:p>938.13</text:p>
              </table:table-cell>
            </table:table-row>
            <table:table-row>
              <table:table-cell office:value-type="float" office:value="15.4196">
                <text:p>15.4196</text:p>
              </table:table-cell>
              <table:table-cell office:value-type="float" office:value="938.32">
                <text:p>938.32</text:p>
              </table:table-cell>
            </table:table-row>
            <table:table-row>
              <table:table-cell office:value-type="float" office:value="15.4197">
                <text:p>15.4197</text:p>
              </table:table-cell>
              <table:table-cell office:value-type="float" office:value="927.47">
                <text:p>927.47</text:p>
              </table:table-cell>
            </table:table-row>
            <table:table-row>
              <table:table-cell office:value-type="float" office:value="15.4201">
                <text:p>15.4201</text:p>
              </table:table-cell>
              <table:table-cell office:value-type="float" office:value="964.14">
                <text:p>964.14</text:p>
              </table:table-cell>
            </table:table-row>
            <table:table-row>
              <table:table-cell office:value-type="float" office:value="15.4203">
                <text:p>15.4203</text:p>
              </table:table-cell>
              <table:table-cell office:value-type="float" office:value="943.18">
                <text:p>943.18</text:p>
              </table:table-cell>
            </table:table-row>
            <table:table-row>
              <table:table-cell office:value-type="float" office:value="15.4204">
                <text:p>15.4204</text:p>
              </table:table-cell>
              <table:table-cell office:value-type="float" office:value="941.66">
                <text:p>941.66</text:p>
              </table:table-cell>
            </table:table-row>
            <table:table-row>
              <table:table-cell office:value-type="float" office:value="15.4214">
                <text:p>15.4214</text:p>
              </table:table-cell>
              <table:table-cell office:value-type="float" office:value="945.75">
                <text:p>945.75</text:p>
              </table:table-cell>
            </table:table-row>
            <table:table-row>
              <table:table-cell office:value-type="float" office:value="15.4217">
                <text:p>15.4217</text:p>
              </table:table-cell>
              <table:table-cell office:value-type="float" office:value="945.93">
                <text:p>945.93</text:p>
              </table:table-cell>
            </table:table-row>
            <table:table-row>
              <table:table-cell office:value-type="float" office:value="15.4237">
                <text:p>15.4237</text:p>
              </table:table-cell>
              <table:table-cell office:value-type="float" office:value="942.1">
                <text:p>942.1</text:p>
              </table:table-cell>
            </table:table-row>
            <table:table-row>
              <table:table-cell office:value-type="float" office:value="15.4239">
                <text:p>15.4239</text:p>
              </table:table-cell>
              <table:table-cell office:value-type="float" office:value="927.37">
                <text:p>927.37</text:p>
              </table:table-cell>
            </table:table-row>
            <table:table-row>
              <table:table-cell office:value-type="float" office:value="15.424">
                <text:p>15.424</text:p>
              </table:table-cell>
              <table:table-cell office:value-type="float" office:value="948.68">
                <text:p>948.68</text:p>
              </table:table-cell>
            </table:table-row>
            <table:table-row>
              <table:table-cell office:value-type="float" office:value="15.4243">
                <text:p>15.4243</text:p>
              </table:table-cell>
              <table:table-cell office:value-type="float" office:value="942.4">
                <text:p>942.4</text:p>
              </table:table-cell>
            </table:table-row>
            <table:table-row>
              <table:table-cell office:value-type="float" office:value="15.4246">
                <text:p>15.4246</text:p>
              </table:table-cell>
              <table:table-cell office:value-type="float" office:value="945.14">
                <text:p>945.14</text:p>
              </table:table-cell>
            </table:table-row>
            <table:table-row>
              <table:table-cell office:value-type="float" office:value="15.4255">
                <text:p>15.4255</text:p>
              </table:table-cell>
              <table:table-cell office:value-type="float" office:value="911.47">
                <text:p>911.47</text:p>
              </table:table-cell>
            </table:table-row>
            <table:table-row>
              <table:table-cell office:value-type="float" office:value="15.4258">
                <text:p>15.4258</text:p>
              </table:table-cell>
              <table:table-cell office:value-type="float" office:value="936.89">
                <text:p>936.89</text:p>
              </table:table-cell>
            </table:table-row>
            <table:table-row>
              <table:table-cell office:value-type="float" office:value="15.4269">
                <text:p>15.4269</text:p>
              </table:table-cell>
              <table:table-cell office:value-type="float" office:value="935.52">
                <text:p>935.52</text:p>
              </table:table-cell>
            </table:table-row>
            <table:table-row>
              <table:table-cell office:value-type="float" office:value="15.4271">
                <text:p>15.4271</text:p>
              </table:table-cell>
              <table:table-cell office:value-type="float" office:value="928.41">
                <text:p>928.41</text:p>
              </table:table-cell>
            </table:table-row>
            <table:table-row>
              <table:table-cell office:value-type="float" office:value="15.4272">
                <text:p>15.4272</text:p>
              </table:table-cell>
              <table:table-cell office:value-type="float" office:value="932.55">
                <text:p>932.55</text:p>
              </table:table-cell>
            </table:table-row>
            <table:table-row>
              <table:table-cell office:value-type="float" office:value="15.4274">
                <text:p>15.4274</text:p>
              </table:table-cell>
              <table:table-cell office:value-type="float" office:value="918.48">
                <text:p>918.48</text:p>
              </table:table-cell>
            </table:table-row>
            <table:table-row>
              <table:table-cell office:value-type="float" office:value="15.4279">
                <text:p>15.4279</text:p>
              </table:table-cell>
              <table:table-cell office:value-type="float" office:value="921.44">
                <text:p>921.44</text:p>
              </table:table-cell>
            </table:table-row>
            <table:table-row>
              <table:table-cell office:value-type="float" office:value="15.4281">
                <text:p>15.4281</text:p>
              </table:table-cell>
              <table:table-cell office:value-type="float" office:value="952.49">
                <text:p>952.49</text:p>
              </table:table-cell>
            </table:table-row>
            <table:table-row>
              <table:table-cell office:value-type="float" office:value="15.4282">
                <text:p>15.4282</text:p>
              </table:table-cell>
              <table:table-cell office:value-type="float" office:value="966.34">
                <text:p>966.34</text:p>
              </table:table-cell>
            </table:table-row>
            <table:table-row>
              <table:table-cell office:value-type="float" office:value="15.4283">
                <text:p>15.4283</text:p>
              </table:table-cell>
              <table:table-cell office:value-type="float" office:value="919.46">
                <text:p>919.46</text:p>
              </table:table-cell>
            </table:table-row>
            <table:table-row>
              <table:table-cell office:value-type="float" office:value="15.4286">
                <text:p>15.4286</text:p>
              </table:table-cell>
              <table:table-cell office:value-type="float" office:value="945.56">
                <text:p>945.56</text:p>
              </table:table-cell>
            </table:table-row>
            <table:table-row>
              <table:table-cell office:value-type="float" office:value="15.4287">
                <text:p>15.4287</text:p>
              </table:table-cell>
              <table:table-cell office:value-type="float" office:value="947.2">
                <text:p>947.2</text:p>
              </table:table-cell>
            </table:table-row>
            <table:table-row>
              <table:table-cell office:value-type="float" office:value="15.4291">
                <text:p>15.4291</text:p>
              </table:table-cell>
              <table:table-cell office:value-type="float" office:value="917.67">
                <text:p>917.67</text:p>
              </table:table-cell>
            </table:table-row>
            <table:table-row>
              <table:table-cell office:value-type="float" office:value="15.4294">
                <text:p>15.4294</text:p>
              </table:table-cell>
              <table:table-cell office:value-type="float" office:value="943.68">
                <text:p>943.68</text:p>
              </table:table-cell>
            </table:table-row>
            <table:table-row>
              <table:table-cell office:value-type="float" office:value="15.4296">
                <text:p>15.4296</text:p>
              </table:table-cell>
              <table:table-cell office:value-type="float" office:value="927.95">
                <text:p>927.95</text:p>
              </table:table-cell>
            </table:table-row>
            <table:table-row>
              <table:table-cell office:value-type="float" office:value="15.4298">
                <text:p>15.4298</text:p>
              </table:table-cell>
              <table:table-cell office:value-type="float" office:value="930.59">
                <text:p>930.59</text:p>
              </table:table-cell>
            </table:table-row>
            <table:table-row>
              <table:table-cell office:value-type="float" office:value="15.4301">
                <text:p>15.4301</text:p>
              </table:table-cell>
              <table:table-cell office:value-type="float" office:value="945.42">
                <text:p>945.42</text:p>
              </table:table-cell>
            </table:table-row>
            <table:table-row>
              <table:table-cell office:value-type="float" office:value="15.4306">
                <text:p>15.4306</text:p>
              </table:table-cell>
              <table:table-cell office:value-type="float" office:value="931.17">
                <text:p>931.17</text:p>
              </table:table-cell>
            </table:table-row>
            <table:table-row>
              <table:table-cell office:value-type="float" office:value="15.4308">
                <text:p>15.4308</text:p>
              </table:table-cell>
              <table:table-cell office:value-type="float" office:value="917.36">
                <text:p>917.36</text:p>
              </table:table-cell>
            </table:table-row>
            <table:table-row>
              <table:table-cell office:value-type="float" office:value="15.4312">
                <text:p>15.4312</text:p>
              </table:table-cell>
              <table:table-cell office:value-type="float" office:value="923.49">
                <text:p>923.49</text:p>
              </table:table-cell>
            </table:table-row>
            <table:table-row>
              <table:table-cell office:value-type="float" office:value="15.4317">
                <text:p>15.4317</text:p>
              </table:table-cell>
              <table:table-cell office:value-type="float" office:value="928.58">
                <text:p>928.58</text:p>
              </table:table-cell>
            </table:table-row>
            <table:table-row>
              <table:table-cell office:value-type="float" office:value="15.432">
                <text:p>15.432</text:p>
              </table:table-cell>
              <table:table-cell office:value-type="float" office:value="945.57">
                <text:p>945.57</text:p>
              </table:table-cell>
            </table:table-row>
            <table:table-row>
              <table:table-cell office:value-type="float" office:value="15.4322">
                <text:p>15.4322</text:p>
              </table:table-cell>
              <table:table-cell office:value-type="float" office:value="937.55">
                <text:p>937.55</text:p>
              </table:table-cell>
            </table:table-row>
            <table:table-row>
              <table:table-cell office:value-type="float" office:value="15.4333">
                <text:p>15.4333</text:p>
              </table:table-cell>
              <table:table-cell office:value-type="float" office:value="914.59">
                <text:p>914.59</text:p>
              </table:table-cell>
            </table:table-row>
            <table:table-row>
              <table:table-cell office:value-type="float" office:value="15.4336">
                <text:p>15.4336</text:p>
              </table:table-cell>
              <table:table-cell office:value-type="float" office:value="929.13">
                <text:p>929.13</text:p>
              </table:table-cell>
            </table:table-row>
            <table:table-row>
              <table:table-cell office:value-type="float" office:value="15.4346">
                <text:p>15.4346</text:p>
              </table:table-cell>
              <table:table-cell office:value-type="float" office:value="925.59">
                <text:p>925.59</text:p>
              </table:table-cell>
            </table:table-row>
            <table:table-row>
              <table:table-cell office:value-type="float" office:value="15.4351">
                <text:p>15.4351</text:p>
              </table:table-cell>
              <table:table-cell office:value-type="float" office:value="930.93">
                <text:p>930.93</text:p>
              </table:table-cell>
            </table:table-row>
            <table:table-row>
              <table:table-cell office:value-type="float" office:value="15.4369">
                <text:p>15.4369</text:p>
              </table:table-cell>
              <table:table-cell office:value-type="float" office:value="942.06">
                <text:p>942.06</text:p>
              </table:table-cell>
            </table:table-row>
            <table:table-row>
              <table:table-cell office:value-type="float" office:value="15.4373">
                <text:p>15.4373</text:p>
              </table:table-cell>
              <table:table-cell office:value-type="float" office:value="919.21">
                <text:p>919.21</text:p>
              </table:table-cell>
            </table:table-row>
            <table:table-row>
              <table:table-cell office:value-type="float" office:value="15.438">
                <text:p>15.438</text:p>
              </table:table-cell>
              <table:table-cell office:value-type="float" office:value="926.79">
                <text:p>926.79</text:p>
              </table:table-cell>
            </table:table-row>
            <table:table-row>
              <table:table-cell office:value-type="float" office:value="15.4381">
                <text:p>15.4381</text:p>
              </table:table-cell>
              <table:table-cell office:value-type="float" office:value="932">
                <text:p>932</text:p>
              </table:table-cell>
            </table:table-row>
            <table:table-row>
              <table:table-cell office:value-type="float" office:value="15.4383">
                <text:p>15.4383</text:p>
              </table:table-cell>
              <table:table-cell office:value-type="float" office:value="921.06">
                <text:p>921.06</text:p>
              </table:table-cell>
            </table:table-row>
            <table:table-row>
              <table:table-cell office:value-type="float" office:value="15.4387">
                <text:p>15.4387</text:p>
              </table:table-cell>
              <table:table-cell office:value-type="float" office:value="942.37">
                <text:p>942.37</text:p>
              </table:table-cell>
            </table:table-row>
            <table:table-row>
              <table:table-cell office:value-type="float" office:value="15.4398">
                <text:p>15.4398</text:p>
              </table:table-cell>
              <table:table-cell office:value-type="float" office:value="931.67">
                <text:p>931.67</text:p>
              </table:table-cell>
            </table:table-row>
            <table:table-row>
              <table:table-cell office:value-type="float" office:value="15.4405">
                <text:p>15.4405</text:p>
              </table:table-cell>
              <table:table-cell office:value-type="float" office:value="955.9">
                <text:p>955.9</text:p>
              </table:table-cell>
            </table:table-row>
            <table:table-row>
              <table:table-cell office:value-type="float" office:value="15.4408">
                <text:p>15.4408</text:p>
              </table:table-cell>
              <table:table-cell office:value-type="float" office:value="936.43">
                <text:p>936.43</text:p>
              </table:table-cell>
            </table:table-row>
            <table:table-row>
              <table:table-cell office:value-type="float" office:value="15.4411">
                <text:p>15.4411</text:p>
              </table:table-cell>
              <table:table-cell office:value-type="float" office:value="971.52">
                <text:p>971.52</text:p>
              </table:table-cell>
            </table:table-row>
            <table:table-row>
              <table:table-cell office:value-type="float" office:value="15.4413">
                <text:p>15.4413</text:p>
              </table:table-cell>
              <table:table-cell office:value-type="float" office:value="976.49">
                <text:p>976.49</text:p>
              </table:table-cell>
            </table:table-row>
            <table:table-row>
              <table:table-cell office:value-type="float" office:value="15.4414">
                <text:p>15.4414</text:p>
              </table:table-cell>
              <table:table-cell office:value-type="float" office:value="962.02">
                <text:p>962.02</text:p>
              </table:table-cell>
            </table:table-row>
            <table:table-row>
              <table:table-cell office:value-type="float" office:value="15.4415">
                <text:p>15.4415</text:p>
              </table:table-cell>
              <table:table-cell office:value-type="float" office:value="959.44">
                <text:p>959.44</text:p>
              </table:table-cell>
            </table:table-row>
            <table:table-row>
              <table:table-cell office:value-type="float" office:value="15.442">
                <text:p>15.442</text:p>
              </table:table-cell>
              <table:table-cell office:value-type="float" office:value="976.07">
                <text:p>976.07</text:p>
              </table:table-cell>
            </table:table-row>
            <table:table-row>
              <table:table-cell office:value-type="float" office:value="15.4424">
                <text:p>15.4424</text:p>
              </table:table-cell>
              <table:table-cell office:value-type="float" office:value="932.07">
                <text:p>932.07</text:p>
              </table:table-cell>
            </table:table-row>
            <table:table-row>
              <table:table-cell office:value-type="float" office:value="15.4427">
                <text:p>15.4427</text:p>
              </table:table-cell>
              <table:table-cell office:value-type="float" office:value="936.12">
                <text:p>936.12</text:p>
              </table:table-cell>
            </table:table-row>
            <table:table-row>
              <table:table-cell office:value-type="float" office:value="15.4431">
                <text:p>15.4431</text:p>
              </table:table-cell>
              <table:table-cell office:value-type="float" office:value="969.93">
                <text:p>969.93</text:p>
              </table:table-cell>
            </table:table-row>
            <table:table-row>
              <table:table-cell office:value-type="float" office:value="15.4432">
                <text:p>15.4432</text:p>
              </table:table-cell>
              <table:table-cell office:value-type="float" office:value="961.37">
                <text:p>961.37</text:p>
              </table:table-cell>
            </table:table-row>
            <table:table-row>
              <table:table-cell office:value-type="float" office:value="15.4434">
                <text:p>15.4434</text:p>
              </table:table-cell>
              <table:table-cell office:value-type="float" office:value="956.4">
                <text:p>956.4</text:p>
              </table:table-cell>
            </table:table-row>
            <table:table-row>
              <table:table-cell office:value-type="float" office:value="15.4437">
                <text:p>15.4437</text:p>
              </table:table-cell>
              <table:table-cell office:value-type="float" office:value="932.56">
                <text:p>932.56</text:p>
              </table:table-cell>
            </table:table-row>
            <table:table-row>
              <table:table-cell office:value-type="float" office:value="15.4441">
                <text:p>15.4441</text:p>
              </table:table-cell>
              <table:table-cell office:value-type="float" office:value="955.82">
                <text:p>955.82</text:p>
              </table:table-cell>
            </table:table-row>
            <table:table-row>
              <table:table-cell office:value-type="float" office:value="15.4443">
                <text:p>15.4443</text:p>
              </table:table-cell>
              <table:table-cell office:value-type="float" office:value="950.15">
                <text:p>950.15</text:p>
              </table:table-cell>
            </table:table-row>
            <table:table-row>
              <table:table-cell office:value-type="float" office:value="15.4449">
                <text:p>15.4449</text:p>
              </table:table-cell>
              <table:table-cell office:value-type="float" office:value="933.46">
                <text:p>933.46</text:p>
              </table:table-cell>
            </table:table-row>
            <table:table-row>
              <table:table-cell office:value-type="float" office:value="15.4453">
                <text:p>15.4453</text:p>
              </table:table-cell>
              <table:table-cell office:value-type="float" office:value="952.1">
                <text:p>952.1</text:p>
              </table:table-cell>
            </table:table-row>
            <table:table-row>
              <table:table-cell office:value-type="float" office:value="15.4456">
                <text:p>15.4456</text:p>
              </table:table-cell>
              <table:table-cell office:value-type="float" office:value="943.69">
                <text:p>943.69</text:p>
              </table:table-cell>
            </table:table-row>
            <table:table-row>
              <table:table-cell office:value-type="float" office:value="15.4457">
                <text:p>15.4457</text:p>
              </table:table-cell>
              <table:table-cell office:value-type="float" office:value="956.16">
                <text:p>956.16</text:p>
              </table:table-cell>
            </table:table-row>
            <table:table-row>
              <table:table-cell office:value-type="float" office:value="15.4463">
                <text:p>15.4463</text:p>
              </table:table-cell>
              <table:table-cell office:value-type="float" office:value="967.85">
                <text:p>967.85</text:p>
              </table:table-cell>
            </table:table-row>
            <table:table-row>
              <table:table-cell office:value-type="float" office:value="15.4466">
                <text:p>15.4466</text:p>
              </table:table-cell>
              <table:table-cell office:value-type="float" office:value="943.94">
                <text:p>943.94</text:p>
              </table:table-cell>
            </table:table-row>
            <table:table-row>
              <table:table-cell office:value-type="float" office:value="15.4469">
                <text:p>15.4469</text:p>
              </table:table-cell>
              <table:table-cell office:value-type="float" office:value="938.02">
                <text:p>938.02</text:p>
              </table:table-cell>
            </table:table-row>
            <table:table-row>
              <table:table-cell office:value-type="float" office:value="15.4481">
                <text:p>15.4481</text:p>
              </table:table-cell>
              <table:table-cell office:value-type="float" office:value="938.63">
                <text:p>938.63</text:p>
              </table:table-cell>
            </table:table-row>
            <table:table-row>
              <table:table-cell office:value-type="float" office:value="15.4482">
                <text:p>15.4482</text:p>
              </table:table-cell>
              <table:table-cell office:value-type="float" office:value="947.37">
                <text:p>947.37</text:p>
              </table:table-cell>
            </table:table-row>
            <table:table-row>
              <table:table-cell office:value-type="float" office:value="15.4486">
                <text:p>15.4486</text:p>
              </table:table-cell>
              <table:table-cell office:value-type="float" office:value="962.16">
                <text:p>962.16</text:p>
              </table:table-cell>
            </table:table-row>
            <table:table-row>
              <table:table-cell office:value-type="float" office:value="15.4494">
                <text:p>15.4494</text:p>
              </table:table-cell>
              <table:table-cell office:value-type="float" office:value="950.48">
                <text:p>950.48</text:p>
              </table:table-cell>
            </table:table-row>
            <table:table-row>
              <table:table-cell office:value-type="float" office:value="15.4503">
                <text:p>15.4503</text:p>
              </table:table-cell>
              <table:table-cell office:value-type="float" office:value="960.82">
                <text:p>960.82</text:p>
              </table:table-cell>
            </table:table-row>
            <table:table-row>
              <table:table-cell office:value-type="float" office:value="15.4511">
                <text:p>15.4511</text:p>
              </table:table-cell>
              <table:table-cell office:value-type="float" office:value="923.77">
                <text:p>923.77</text:p>
              </table:table-cell>
            </table:table-row>
            <table:table-row>
              <table:table-cell office:value-type="float" office:value="15.4517">
                <text:p>15.4517</text:p>
              </table:table-cell>
              <table:table-cell office:value-type="float" office:value="969.11">
                <text:p>969.11</text:p>
              </table:table-cell>
            </table:table-row>
            <table:table-row>
              <table:table-cell office:value-type="float" office:value="15.4521">
                <text:p>15.4521</text:p>
              </table:table-cell>
              <table:table-cell office:value-type="float" office:value="939.9">
                <text:p>939.9</text:p>
              </table:table-cell>
            </table:table-row>
            <table:table-row>
              <table:table-cell office:value-type="float" office:value="15.4524">
                <text:p>15.4524</text:p>
              </table:table-cell>
              <table:table-cell office:value-type="float" office:value="960.7">
                <text:p>960.7</text:p>
              </table:table-cell>
            </table:table-row>
            <table:table-row>
              <table:table-cell office:value-type="float" office:value="15.4526">
                <text:p>15.4526</text:p>
              </table:table-cell>
              <table:table-cell office:value-type="float" office:value="952.08">
                <text:p>952.08</text:p>
              </table:table-cell>
            </table:table-row>
            <table:table-row>
              <table:table-cell office:value-type="float" office:value="15.4527">
                <text:p>15.4527</text:p>
              </table:table-cell>
              <table:table-cell office:value-type="float" office:value="961.03">
                <text:p>961.03</text:p>
              </table:table-cell>
            </table:table-row>
            <table:table-row>
              <table:table-cell office:value-type="float" office:value="15.4529">
                <text:p>15.4529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15.4532">
                <text:p>15.4532</text:p>
              </table:table-cell>
              <table:table-cell office:value-type="float" office:value="982.63">
                <text:p>982.63</text:p>
              </table:table-cell>
            </table:table-row>
            <table:table-row>
              <table:table-cell office:value-type="float" office:value="15.4534">
                <text:p>15.4534</text:p>
              </table:table-cell>
              <table:table-cell office:value-type="float" office:value="966.65">
                <text:p>966.65</text:p>
              </table:table-cell>
            </table:table-row>
            <table:table-row>
              <table:table-cell office:value-type="float" office:value="15.4535">
                <text:p>15.4535</text:p>
              </table:table-cell>
              <table:table-cell office:value-type="float" office:value="957.12">
                <text:p>957.12</text:p>
              </table:table-cell>
            </table:table-row>
            <table:table-row>
              <table:table-cell office:value-type="float" office:value="15.4536">
                <text:p>15.4536</text:p>
              </table:table-cell>
              <table:table-cell office:value-type="float" office:value="954.65">
                <text:p>954.65</text:p>
              </table:table-cell>
            </table:table-row>
            <table:table-row>
              <table:table-cell office:value-type="float" office:value="15.4539">
                <text:p>15.4539</text:p>
              </table:table-cell>
              <table:table-cell office:value-type="float" office:value="971.87">
                <text:p>971.87</text:p>
              </table:table-cell>
            </table:table-row>
            <table:table-row>
              <table:table-cell office:value-type="float" office:value="15.454">
                <text:p>15.454</text:p>
              </table:table-cell>
              <table:table-cell office:value-type="float" office:value="978.42">
                <text:p>978.42</text:p>
              </table:table-cell>
            </table:table-row>
            <table:table-row>
              <table:table-cell office:value-type="float" office:value="15.4549">
                <text:p>15.4549</text:p>
              </table:table-cell>
              <table:table-cell office:value-type="float" office:value="966.38">
                <text:p>966.38</text:p>
              </table:table-cell>
            </table:table-row>
            <table:table-row>
              <table:table-cell office:value-type="float" office:value="15.455">
                <text:p>15.455</text:p>
              </table:table-cell>
              <table:table-cell office:value-type="float" office:value="979.74">
                <text:p>979.74</text:p>
              </table:table-cell>
            </table:table-row>
            <table:table-row>
              <table:table-cell office:value-type="float" office:value="15.4551">
                <text:p>15.4551</text:p>
              </table:table-cell>
              <table:table-cell office:value-type="float" office:value="962.59">
                <text:p>962.59</text:p>
              </table:table-cell>
            </table:table-row>
            <table:table-row>
              <table:table-cell office:value-type="float" office:value="15.4552">
                <text:p>15.4552</text:p>
              </table:table-cell>
              <table:table-cell office:value-type="float" office:value="947.79">
                <text:p>947.79</text:p>
              </table:table-cell>
            </table:table-row>
            <table:table-row>
              <table:table-cell office:value-type="float" office:value="15.4553">
                <text:p>15.4553</text:p>
              </table:table-cell>
              <table:table-cell office:value-type="float" office:value="960.64">
                <text:p>960.64</text:p>
              </table:table-cell>
            </table:table-row>
            <table:table-row>
              <table:table-cell office:value-type="float" office:value="15.456">
                <text:p>15.456</text:p>
              </table:table-cell>
              <table:table-cell office:value-type="float" office:value="958.56">
                <text:p>958.56</text:p>
              </table:table-cell>
            </table:table-row>
            <table:table-row>
              <table:table-cell office:value-type="float" office:value="15.4563">
                <text:p>15.4563</text:p>
              </table:table-cell>
              <table:table-cell office:value-type="float" office:value="957.89">
                <text:p>957.89</text:p>
              </table:table-cell>
            </table:table-row>
            <table:table-row>
              <table:table-cell office:value-type="float" office:value="15.4566">
                <text:p>15.4566</text:p>
              </table:table-cell>
              <table:table-cell office:value-type="float" office:value="955.4">
                <text:p>955.4</text:p>
              </table:table-cell>
            </table:table-row>
            <table:table-row>
              <table:table-cell office:value-type="float" office:value="15.4569">
                <text:p>15.4569</text:p>
              </table:table-cell>
              <table:table-cell office:value-type="float" office:value="973.6">
                <text:p>973.6</text:p>
              </table:table-cell>
            </table:table-row>
            <table:table-row>
              <table:table-cell office:value-type="float" office:value="15.4573">
                <text:p>15.4573</text:p>
              </table:table-cell>
              <table:table-cell office:value-type="float" office:value="952.09">
                <text:p>952.09</text:p>
              </table:table-cell>
            </table:table-row>
            <table:table-row>
              <table:table-cell office:value-type="float" office:value="15.4574">
                <text:p>15.4574</text:p>
              </table:table-cell>
              <table:table-cell office:value-type="float" office:value="969.4">
                <text:p>969.4</text:p>
              </table:table-cell>
            </table:table-row>
            <table:table-row>
              <table:table-cell office:value-type="float" office:value="15.4579">
                <text:p>15.4579</text:p>
              </table:table-cell>
              <table:table-cell office:value-type="float" office:value="965">
                <text:p>965</text:p>
              </table:table-cell>
            </table:table-row>
            <table:table-row>
              <table:table-cell office:value-type="float" office:value="15.4581">
                <text:p>15.4581</text:p>
              </table:table-cell>
              <table:table-cell office:value-type="float" office:value="973.84">
                <text:p>973.84</text:p>
              </table:table-cell>
            </table:table-row>
            <table:table-row>
              <table:table-cell office:value-type="float" office:value="15.4583">
                <text:p>15.4583</text:p>
              </table:table-cell>
              <table:table-cell office:value-type="float" office:value="944.32">
                <text:p>944.32</text:p>
              </table:table-cell>
            </table:table-row>
            <table:table-row>
              <table:table-cell office:value-type="float" office:value="15.4584">
                <text:p>15.4584</text:p>
              </table:table-cell>
              <table:table-cell office:value-type="float" office:value="975.9">
                <text:p>975.9</text:p>
              </table:table-cell>
            </table:table-row>
            <table:table-row>
              <table:table-cell office:value-type="float" office:value="15.4586">
                <text:p>15.4586</text:p>
              </table:table-cell>
              <table:table-cell office:value-type="float" office:value="948.97">
                <text:p>948.97</text:p>
              </table:table-cell>
            </table:table-row>
            <table:table-row>
              <table:table-cell office:value-type="float" office:value="15.4587">
                <text:p>15.4587</text:p>
              </table:table-cell>
              <table:table-cell office:value-type="float" office:value="942.96">
                <text:p>942.96</text:p>
              </table:table-cell>
            </table:table-row>
            <table:table-row>
              <table:table-cell office:value-type="float" office:value="15.4591">
                <text:p>15.4591</text:p>
              </table:table-cell>
              <table:table-cell office:value-type="float" office:value="954.21">
                <text:p>954.21</text:p>
              </table:table-cell>
            </table:table-row>
            <table:table-row>
              <table:table-cell office:value-type="float" office:value="15.4594">
                <text:p>15.4594</text:p>
              </table:table-cell>
              <table:table-cell office:value-type="float" office:value="942.47">
                <text:p>942.47</text:p>
              </table:table-cell>
            </table:table-row>
            <table:table-row>
              <table:table-cell office:value-type="float" office:value="15.4602">
                <text:p>15.4602</text:p>
              </table:table-cell>
              <table:table-cell office:value-type="float" office:value="966.28">
                <text:p>966.28</text:p>
              </table:table-cell>
            </table:table-row>
            <table:table-row>
              <table:table-cell office:value-type="float" office:value="15.4603">
                <text:p>15.4603</text:p>
              </table:table-cell>
              <table:table-cell office:value-type="float" office:value="939.47">
                <text:p>939.47</text:p>
              </table:table-cell>
            </table:table-row>
            <table:table-row>
              <table:table-cell office:value-type="float" office:value="15.4604">
                <text:p>15.4604</text:p>
              </table:table-cell>
              <table:table-cell office:value-type="float" office:value="954.06">
                <text:p>954.06</text:p>
              </table:table-cell>
            </table:table-row>
            <table:table-row>
              <table:table-cell office:value-type="float" office:value="15.4609">
                <text:p>15.4609</text:p>
              </table:table-cell>
              <table:table-cell office:value-type="float" office:value="947.32">
                <text:p>947.32</text:p>
              </table:table-cell>
            </table:table-row>
            <table:table-row>
              <table:table-cell office:value-type="float" office:value="15.4613">
                <text:p>15.4613</text:p>
              </table:table-cell>
              <table:table-cell office:value-type="float" office:value="958.2">
                <text:p>958.2</text:p>
              </table:table-cell>
            </table:table-row>
            <table:table-row>
              <table:table-cell office:value-type="float" office:value="15.4615">
                <text:p>15.4615</text:p>
              </table:table-cell>
              <table:table-cell office:value-type="float" office:value="974.49">
                <text:p>974.49</text:p>
              </table:table-cell>
            </table:table-row>
            <table:table-row>
              <table:table-cell office:value-type="float" office:value="15.4619">
                <text:p>15.4619</text:p>
              </table:table-cell>
              <table:table-cell office:value-type="float" office:value="963.1">
                <text:p>963.1</text:p>
              </table:table-cell>
            </table:table-row>
            <table:table-row>
              <table:table-cell office:value-type="float" office:value="15.4621">
                <text:p>15.4621</text:p>
              </table:table-cell>
              <table:table-cell office:value-type="float" office:value="950.5">
                <text:p>950.5</text:p>
              </table:table-cell>
            </table:table-row>
            <table:table-row>
              <table:table-cell office:value-type="float" office:value="15.4625">
                <text:p>15.4625</text:p>
              </table:table-cell>
              <table:table-cell office:value-type="float" office:value="966.26">
                <text:p>966.26</text:p>
              </table:table-cell>
            </table:table-row>
            <table:table-row>
              <table:table-cell office:value-type="float" office:value="15.4626">
                <text:p>15.4626</text:p>
              </table:table-cell>
              <table:table-cell office:value-type="float" office:value="991.34">
                <text:p>991.34</text:p>
              </table:table-cell>
            </table:table-row>
            <table:table-row>
              <table:table-cell office:value-type="float" office:value="15.4627">
                <text:p>15.4627</text:p>
              </table:table-cell>
              <table:table-cell office:value-type="float" office:value="959.82">
                <text:p>959.82</text:p>
              </table:table-cell>
            </table:table-row>
            <table:table-row>
              <table:table-cell office:value-type="float" office:value="15.4628">
                <text:p>15.4628</text:p>
              </table:table-cell>
              <table:table-cell office:value-type="float" office:value="950.85">
                <text:p>950.85</text:p>
              </table:table-cell>
            </table:table-row>
            <table:table-row>
              <table:table-cell office:value-type="float" office:value="15.463">
                <text:p>15.463</text:p>
              </table:table-cell>
              <table:table-cell office:value-type="float" office:value="962.72">
                <text:p>962.72</text:p>
              </table:table-cell>
            </table:table-row>
            <table:table-row>
              <table:table-cell office:value-type="float" office:value="15.4633">
                <text:p>15.4633</text:p>
              </table:table-cell>
              <table:table-cell office:value-type="float" office:value="953.44">
                <text:p>953.44</text:p>
              </table:table-cell>
            </table:table-row>
            <table:table-row>
              <table:table-cell office:value-type="float" office:value="15.4639">
                <text:p>15.4639</text:p>
              </table:table-cell>
              <table:table-cell office:value-type="float" office:value="982.87">
                <text:p>982.87</text:p>
              </table:table-cell>
            </table:table-row>
            <table:table-row>
              <table:table-cell office:value-type="float" office:value="15.4642">
                <text:p>15.4642</text:p>
              </table:table-cell>
              <table:table-cell office:value-type="float" office:value="964.6">
                <text:p>964.6</text:p>
              </table:table-cell>
            </table:table-row>
            <table:table-row>
              <table:table-cell office:value-type="float" office:value="15.4644">
                <text:p>15.4644</text:p>
              </table:table-cell>
              <table:table-cell office:value-type="float" office:value="948.52">
                <text:p>948.52</text:p>
              </table:table-cell>
            </table:table-row>
            <table:table-row>
              <table:table-cell office:value-type="float" office:value="15.4645">
                <text:p>15.4645</text:p>
              </table:table-cell>
              <table:table-cell office:value-type="float" office:value="982.94">
                <text:p>982.94</text:p>
              </table:table-cell>
            </table:table-row>
            <table:table-row>
              <table:table-cell office:value-type="float" office:value="15.4647">
                <text:p>15.4647</text:p>
              </table:table-cell>
              <table:table-cell office:value-type="float" office:value="985.65">
                <text:p>985.65</text:p>
              </table:table-cell>
            </table:table-row>
            <table:table-row>
              <table:table-cell office:value-type="float" office:value="15.4649">
                <text:p>15.4649</text:p>
              </table:table-cell>
              <table:table-cell office:value-type="float" office:value="975.22">
                <text:p>975.22</text:p>
              </table:table-cell>
            </table:table-row>
            <table:table-row>
              <table:table-cell office:value-type="float" office:value="15.4652">
                <text:p>15.4652</text:p>
              </table:table-cell>
              <table:table-cell office:value-type="float" office:value="958.56">
                <text:p>958.56</text:p>
              </table:table-cell>
            </table:table-row>
            <table:table-row>
              <table:table-cell office:value-type="float" office:value="15.466">
                <text:p>15.466</text:p>
              </table:table-cell>
              <table:table-cell office:value-type="float" office:value="961.16">
                <text:p>961.16</text:p>
              </table:table-cell>
            </table:table-row>
            <table:table-row>
              <table:table-cell office:value-type="float" office:value="15.4661">
                <text:p>15.4661</text:p>
              </table:table-cell>
              <table:table-cell office:value-type="float" office:value="952.07">
                <text:p>952.07</text:p>
              </table:table-cell>
            </table:table-row>
            <table:table-row>
              <table:table-cell office:value-type="float" office:value="15.4662">
                <text:p>15.4662</text:p>
              </table:table-cell>
              <table:table-cell office:value-type="float" office:value="968.16">
                <text:p>968.16</text:p>
              </table:table-cell>
            </table:table-row>
            <table:table-row>
              <table:table-cell office:value-type="float" office:value="15.4668">
                <text:p>15.4668</text:p>
              </table:table-cell>
              <table:table-cell office:value-type="float" office:value="965.18">
                <text:p>965.18</text:p>
              </table:table-cell>
            </table:table-row>
            <table:table-row>
              <table:table-cell office:value-type="float" office:value="15.4669">
                <text:p>15.4669</text:p>
              </table:table-cell>
              <table:table-cell office:value-type="float" office:value="958.13">
                <text:p>958.13</text:p>
              </table:table-cell>
            </table:table-row>
            <table:table-row>
              <table:table-cell office:value-type="float" office:value="15.4671">
                <text:p>15.4671</text:p>
              </table:table-cell>
              <table:table-cell office:value-type="float" office:value="949.35">
                <text:p>949.35</text:p>
              </table:table-cell>
            </table:table-row>
            <table:table-row>
              <table:table-cell office:value-type="float" office:value="15.4673">
                <text:p>15.4673</text:p>
              </table:table-cell>
              <table:table-cell office:value-type="float" office:value="955.35">
                <text:p>955.35</text:p>
              </table:table-cell>
            </table:table-row>
            <table:table-row>
              <table:table-cell office:value-type="float" office:value="15.4674">
                <text:p>15.4674</text:p>
              </table:table-cell>
              <table:table-cell office:value-type="float" office:value="959.47">
                <text:p>959.47</text:p>
              </table:table-cell>
            </table:table-row>
            <table:table-row>
              <table:table-cell office:value-type="float" office:value="15.4675">
                <text:p>15.4675</text:p>
              </table:table-cell>
              <table:table-cell office:value-type="float" office:value="954.69">
                <text:p>954.69</text:p>
              </table:table-cell>
            </table:table-row>
            <table:table-row>
              <table:table-cell office:value-type="float" office:value="15.4676">
                <text:p>15.4676</text:p>
              </table:table-cell>
              <table:table-cell office:value-type="float" office:value="949.77">
                <text:p>949.77</text:p>
              </table:table-cell>
            </table:table-row>
            <table:table-row>
              <table:table-cell office:value-type="float" office:value="15.4678">
                <text:p>15.4678</text:p>
              </table:table-cell>
              <table:table-cell office:value-type="float" office:value="971.77">
                <text:p>971.77</text:p>
              </table:table-cell>
            </table:table-row>
            <table:table-row>
              <table:table-cell office:value-type="float" office:value="15.4681">
                <text:p>15.4681</text:p>
              </table:table-cell>
              <table:table-cell office:value-type="float" office:value="960.1">
                <text:p>960.1</text:p>
              </table:table-cell>
            </table:table-row>
            <table:table-row>
              <table:table-cell office:value-type="float" office:value="15.4688">
                <text:p>15.4688</text:p>
              </table:table-cell>
              <table:table-cell office:value-type="float" office:value="957.32">
                <text:p>957.32</text:p>
              </table:table-cell>
            </table:table-row>
            <table:table-row>
              <table:table-cell office:value-type="float" office:value="15.4689">
                <text:p>15.4689</text:p>
              </table:table-cell>
              <table:table-cell office:value-type="float" office:value="964.08">
                <text:p>964.08</text:p>
              </table:table-cell>
            </table:table-row>
            <table:table-row>
              <table:table-cell office:value-type="float" office:value="15.4691">
                <text:p>15.4691</text:p>
              </table:table-cell>
              <table:table-cell office:value-type="float" office:value="978.4">
                <text:p>978.4</text:p>
              </table:table-cell>
            </table:table-row>
            <table:table-row>
              <table:table-cell office:value-type="float" office:value="15.4692">
                <text:p>15.4692</text:p>
              </table:table-cell>
              <table:table-cell office:value-type="float" office:value="952.07">
                <text:p>952.07</text:p>
              </table:table-cell>
            </table:table-row>
            <table:table-row>
              <table:table-cell office:value-type="float" office:value="15.4698">
                <text:p>15.4698</text:p>
              </table:table-cell>
              <table:table-cell office:value-type="float" office:value="982.93">
                <text:p>982.93</text:p>
              </table:table-cell>
            </table:table-row>
            <table:table-row>
              <table:table-cell office:value-type="float" office:value="15.47">
                <text:p>15.47</text:p>
              </table:table-cell>
              <table:table-cell office:value-type="float" office:value="960.22">
                <text:p>960.22</text:p>
              </table:table-cell>
            </table:table-row>
            <table:table-row>
              <table:table-cell office:value-type="float" office:value="15.4702">
                <text:p>15.4702</text:p>
              </table:table-cell>
              <table:table-cell office:value-type="float" office:value="963.09">
                <text:p>963.09</text:p>
              </table:table-cell>
            </table:table-row>
            <table:table-row>
              <table:table-cell office:value-type="float" office:value="15.4704">
                <text:p>15.4704</text:p>
              </table:table-cell>
              <table:table-cell office:value-type="float" office:value="959.4">
                <text:p>959.4</text:p>
              </table:table-cell>
            </table:table-row>
            <table:table-row>
              <table:table-cell office:value-type="float" office:value="15.4705">
                <text:p>15.4705</text:p>
              </table:table-cell>
              <table:table-cell office:value-type="float" office:value="969.95">
                <text:p>969.95</text:p>
              </table:table-cell>
            </table:table-row>
            <table:table-row>
              <table:table-cell office:value-type="float" office:value="15.4709">
                <text:p>15.4709</text:p>
              </table:table-cell>
              <table:table-cell office:value-type="float" office:value="972.4">
                <text:p>972.4</text:p>
              </table:table-cell>
            </table:table-row>
            <table:table-row>
              <table:table-cell office:value-type="float" office:value="15.4711">
                <text:p>15.4711</text:p>
              </table:table-cell>
              <table:table-cell office:value-type="float" office:value="959.18">
                <text:p>959.18</text:p>
              </table:table-cell>
            </table:table-row>
            <table:table-row>
              <table:table-cell office:value-type="float" office:value="15.4713">
                <text:p>15.4713</text:p>
              </table:table-cell>
              <table:table-cell office:value-type="float" office:value="963.45">
                <text:p>963.45</text:p>
              </table:table-cell>
            </table:table-row>
            <table:table-row>
              <table:table-cell office:value-type="float" office:value="15.4716">
                <text:p>15.4716</text:p>
              </table:table-cell>
              <table:table-cell office:value-type="float" office:value="957.96">
                <text:p>957.96</text:p>
              </table:table-cell>
            </table:table-row>
            <table:table-row>
              <table:table-cell office:value-type="float" office:value="15.4718">
                <text:p>15.4718</text:p>
              </table:table-cell>
              <table:table-cell office:value-type="float" office:value="963.26">
                <text:p>963.26</text:p>
              </table:table-cell>
            </table:table-row>
            <table:table-row>
              <table:table-cell office:value-type="float" office:value="15.4719">
                <text:p>15.4719</text:p>
              </table:table-cell>
              <table:table-cell office:value-type="float" office:value="970.79">
                <text:p>970.79</text:p>
              </table:table-cell>
            </table:table-row>
            <table:table-row>
              <table:table-cell office:value-type="float" office:value="15.4724">
                <text:p>15.4724</text:p>
              </table:table-cell>
              <table:table-cell office:value-type="float" office:value="947.9">
                <text:p>947.9</text:p>
              </table:table-cell>
            </table:table-row>
            <table:table-row>
              <table:table-cell office:value-type="float" office:value="15.4726">
                <text:p>15.4726</text:p>
              </table:table-cell>
              <table:table-cell office:value-type="float" office:value="965.48">
                <text:p>965.48</text:p>
              </table:table-cell>
            </table:table-row>
            <table:table-row>
              <table:table-cell office:value-type="float" office:value="15.4728">
                <text:p>15.4728</text:p>
              </table:table-cell>
              <table:table-cell office:value-type="float" office:value="961.03">
                <text:p>961.03</text:p>
              </table:table-cell>
            </table:table-row>
            <table:table-row>
              <table:table-cell office:value-type="float" office:value="15.4731">
                <text:p>15.4731</text:p>
              </table:table-cell>
              <table:table-cell office:value-type="float" office:value="956.54">
                <text:p>956.54</text:p>
              </table:table-cell>
            </table:table-row>
            <table:table-row>
              <table:table-cell office:value-type="float" office:value="15.4733">
                <text:p>15.4733</text:p>
              </table:table-cell>
              <table:table-cell office:value-type="float" office:value="955.87">
                <text:p>955.87</text:p>
              </table:table-cell>
            </table:table-row>
            <table:table-row>
              <table:table-cell office:value-type="float" office:value="15.4737">
                <text:p>15.4737</text:p>
              </table:table-cell>
              <table:table-cell office:value-type="float" office:value="940.43">
                <text:p>940.43</text:p>
              </table:table-cell>
            </table:table-row>
            <table:table-row>
              <table:table-cell office:value-type="float" office:value="15.4738">
                <text:p>15.4738</text:p>
              </table:table-cell>
              <table:table-cell office:value-type="float" office:value="962.26">
                <text:p>962.26</text:p>
              </table:table-cell>
            </table:table-row>
            <table:table-row>
              <table:table-cell office:value-type="float" office:value="15.4743">
                <text:p>15.4743</text:p>
              </table:table-cell>
              <table:table-cell office:value-type="float" office:value="972.73">
                <text:p>972.73</text:p>
              </table:table-cell>
            </table:table-row>
            <table:table-row>
              <table:table-cell office:value-type="float" office:value="15.4751">
                <text:p>15.4751</text:p>
              </table:table-cell>
              <table:table-cell office:value-type="float" office:value="946.82">
                <text:p>946.82</text:p>
              </table:table-cell>
            </table:table-row>
            <table:table-row>
              <table:table-cell office:value-type="float" office:value="15.4753">
                <text:p>15.4753</text:p>
              </table:table-cell>
              <table:table-cell office:value-type="float" office:value="971.84">
                <text:p>971.84</text:p>
              </table:table-cell>
            </table:table-row>
            <table:table-row>
              <table:table-cell office:value-type="float" office:value="15.4755">
                <text:p>15.4755</text:p>
              </table:table-cell>
              <table:table-cell office:value-type="float" office:value="931.3">
                <text:p>931.3</text:p>
              </table:table-cell>
            </table:table-row>
            <table:table-row>
              <table:table-cell office:value-type="float" office:value="15.4756">
                <text:p>15.4756</text:p>
              </table:table-cell>
              <table:table-cell office:value-type="float" office:value="943.64">
                <text:p>943.64</text:p>
              </table:table-cell>
            </table:table-row>
            <table:table-row>
              <table:table-cell office:value-type="float" office:value="15.4762">
                <text:p>15.4762</text:p>
              </table:table-cell>
              <table:table-cell office:value-type="float" office:value="933.93">
                <text:p>933.93</text:p>
              </table:table-cell>
            </table:table-row>
            <table:table-row>
              <table:table-cell office:value-type="float" office:value="15.4766">
                <text:p>15.4766</text:p>
              </table:table-cell>
              <table:table-cell office:value-type="float" office:value="979.67">
                <text:p>979.67</text:p>
              </table:table-cell>
            </table:table-row>
            <table:table-row>
              <table:table-cell office:value-type="float" office:value="15.4772">
                <text:p>15.4772</text:p>
              </table:table-cell>
              <table:table-cell office:value-type="float" office:value="941.83">
                <text:p>941.83</text:p>
              </table:table-cell>
            </table:table-row>
            <table:table-row>
              <table:table-cell office:value-type="float" office:value="15.4776">
                <text:p>15.4776</text:p>
              </table:table-cell>
              <table:table-cell office:value-type="float" office:value="967.33">
                <text:p>967.33</text:p>
              </table:table-cell>
            </table:table-row>
            <table:table-row>
              <table:table-cell office:value-type="float" office:value="15.4779">
                <text:p>15.4779</text:p>
              </table:table-cell>
              <table:table-cell office:value-type="float" office:value="939.43">
                <text:p>939.43</text:p>
              </table:table-cell>
            </table:table-row>
            <table:table-row>
              <table:table-cell office:value-type="float" office:value="15.4786">
                <text:p>15.4786</text:p>
              </table:table-cell>
              <table:table-cell office:value-type="float" office:value="936.67">
                <text:p>936.67</text:p>
              </table:table-cell>
            </table:table-row>
            <table:table-row>
              <table:table-cell office:value-type="float" office:value="15.4791">
                <text:p>15.4791</text:p>
              </table:table-cell>
              <table:table-cell office:value-type="float" office:value="960.28">
                <text:p>960.28</text:p>
              </table:table-cell>
            </table:table-row>
            <table:table-row>
              <table:table-cell office:value-type="float" office:value="15.4797">
                <text:p>15.4797</text:p>
              </table:table-cell>
              <table:table-cell office:value-type="float" office:value="977.04">
                <text:p>977.04</text:p>
              </table:table-cell>
            </table:table-row>
            <table:table-row>
              <table:table-cell office:value-type="float" office:value="15.48">
                <text:p>15.48</text:p>
              </table:table-cell>
              <table:table-cell office:value-type="float" office:value="955.99">
                <text:p>955.99</text:p>
              </table:table-cell>
            </table:table-row>
            <table:table-row>
              <table:table-cell office:value-type="float" office:value="15.4801">
                <text:p>15.4801</text:p>
              </table:table-cell>
              <table:table-cell office:value-type="float" office:value="915.32">
                <text:p>915.32</text:p>
              </table:table-cell>
            </table:table-row>
            <table:table-row>
              <table:table-cell office:value-type="float" office:value="15.4802">
                <text:p>15.4802</text:p>
              </table:table-cell>
              <table:table-cell office:value-type="float" office:value="932.72">
                <text:p>932.72</text:p>
              </table:table-cell>
            </table:table-row>
            <table:table-row>
              <table:table-cell office:value-type="float" office:value="15.4805">
                <text:p>15.4805</text:p>
              </table:table-cell>
              <table:table-cell office:value-type="float" office:value="940.1">
                <text:p>940.1</text:p>
              </table:table-cell>
            </table:table-row>
            <table:table-row>
              <table:table-cell office:value-type="float" office:value="15.481">
                <text:p>15.481</text:p>
              </table:table-cell>
              <table:table-cell office:value-type="float" office:value="969.54">
                <text:p>969.54</text:p>
              </table:table-cell>
            </table:table-row>
            <table:table-row>
              <table:table-cell office:value-type="float" office:value="15.4818">
                <text:p>15.4818</text:p>
              </table:table-cell>
              <table:table-cell office:value-type="float" office:value="942.17">
                <text:p>942.17</text:p>
              </table:table-cell>
            </table:table-row>
            <table:table-row>
              <table:table-cell office:value-type="float" office:value="15.482">
                <text:p>15.482</text:p>
              </table:table-cell>
              <table:table-cell office:value-type="float" office:value="973.53">
                <text:p>973.53</text:p>
              </table:table-cell>
            </table:table-row>
            <table:table-row>
              <table:table-cell office:value-type="float" office:value="15.4822">
                <text:p>15.4822</text:p>
              </table:table-cell>
              <table:table-cell office:value-type="float" office:value="947.21">
                <text:p>947.21</text:p>
              </table:table-cell>
            </table:table-row>
            <table:table-row>
              <table:table-cell office:value-type="float" office:value="15.483">
                <text:p>15.483</text:p>
              </table:table-cell>
              <table:table-cell office:value-type="float" office:value="964.36">
                <text:p>964.36</text:p>
              </table:table-cell>
            </table:table-row>
            <table:table-row>
              <table:table-cell office:value-type="float" office:value="15.4833">
                <text:p>15.4833</text:p>
              </table:table-cell>
              <table:table-cell office:value-type="float" office:value="920.67">
                <text:p>920.67</text:p>
              </table:table-cell>
            </table:table-row>
            <table:table-row>
              <table:table-cell office:value-type="float" office:value="15.4843">
                <text:p>15.4843</text:p>
              </table:table-cell>
              <table:table-cell office:value-type="float" office:value="948.58">
                <text:p>948.58</text:p>
              </table:table-cell>
            </table:table-row>
            <table:table-row>
              <table:table-cell office:value-type="float" office:value="15.4853">
                <text:p>15.4853</text:p>
              </table:table-cell>
              <table:table-cell office:value-type="float" office:value="938.73">
                <text:p>938.73</text:p>
              </table:table-cell>
            </table:table-row>
            <table:table-row>
              <table:table-cell office:value-type="float" office:value="15.4854">
                <text:p>15.4854</text:p>
              </table:table-cell>
              <table:table-cell office:value-type="float" office:value="946.55">
                <text:p>946.55</text:p>
              </table:table-cell>
            </table:table-row>
            <table:table-row>
              <table:table-cell office:value-type="float" office:value="15.4857">
                <text:p>15.4857</text:p>
              </table:table-cell>
              <table:table-cell office:value-type="float" office:value="960.09">
                <text:p>960.09</text:p>
              </table:table-cell>
            </table:table-row>
            <table:table-row>
              <table:table-cell office:value-type="float" office:value="15.4859">
                <text:p>15.4859</text:p>
              </table:table-cell>
              <table:table-cell office:value-type="float" office:value="957.28">
                <text:p>957.28</text:p>
              </table:table-cell>
            </table:table-row>
            <table:table-row>
              <table:table-cell office:value-type="float" office:value="15.4863">
                <text:p>15.4863</text:p>
              </table:table-cell>
              <table:table-cell office:value-type="float" office:value="951.6">
                <text:p>951.6</text:p>
              </table:table-cell>
            </table:table-row>
            <table:table-row>
              <table:table-cell office:value-type="float" office:value="15.4864">
                <text:p>15.4864</text:p>
              </table:table-cell>
              <table:table-cell office:value-type="float" office:value="979.13">
                <text:p>979.13</text:p>
              </table:table-cell>
            </table:table-row>
            <table:table-row>
              <table:table-cell office:value-type="float" office:value="15.4868">
                <text:p>15.4868</text:p>
              </table:table-cell>
              <table:table-cell office:value-type="float" office:value="954.68">
                <text:p>954.68</text:p>
              </table:table-cell>
            </table:table-row>
            <table:table-row>
              <table:table-cell office:value-type="float" office:value="15.4869">
                <text:p>15.4869</text:p>
              </table:table-cell>
              <table:table-cell office:value-type="float" office:value="957.11">
                <text:p>957.11</text:p>
              </table:table-cell>
            </table:table-row>
            <table:table-row>
              <table:table-cell office:value-type="float" office:value="15.4892">
                <text:p>15.4892</text:p>
              </table:table-cell>
              <table:table-cell office:value-type="float" office:value="948.91">
                <text:p>948.91</text:p>
              </table:table-cell>
            </table:table-row>
            <table:table-row>
              <table:table-cell office:value-type="float" office:value="15.4894">
                <text:p>15.4894</text:p>
              </table:table-cell>
              <table:table-cell office:value-type="float" office:value="949.31">
                <text:p>949.31</text:p>
              </table:table-cell>
            </table:table-row>
            <table:table-row>
              <table:table-cell office:value-type="float" office:value="15.4899">
                <text:p>15.4899</text:p>
              </table:table-cell>
              <table:table-cell office:value-type="float" office:value="969.37">
                <text:p>969.37</text:p>
              </table:table-cell>
            </table:table-row>
            <table:table-row>
              <table:table-cell office:value-type="float" office:value="15.4901">
                <text:p>15.4901</text:p>
              </table:table-cell>
              <table:table-cell office:value-type="float" office:value="918.89">
                <text:p>918.89</text:p>
              </table:table-cell>
            </table:table-row>
            <table:table-row>
              <table:table-cell office:value-type="float" office:value="15.4908">
                <text:p>15.4908</text:p>
              </table:table-cell>
              <table:table-cell office:value-type="float" office:value="954.19">
                <text:p>954.19</text:p>
              </table:table-cell>
            </table:table-row>
            <table:table-row>
              <table:table-cell office:value-type="float" office:value="15.4915">
                <text:p>15.4915</text:p>
              </table:table-cell>
              <table:table-cell office:value-type="float" office:value="946.04">
                <text:p>946.04</text:p>
              </table:table-cell>
            </table:table-row>
            <table:table-row>
              <table:table-cell office:value-type="float" office:value="15.4916">
                <text:p>15.4916</text:p>
              </table:table-cell>
              <table:table-cell office:value-type="float" office:value="950.12">
                <text:p>950.12</text:p>
              </table:table-cell>
            </table:table-row>
            <table:table-row>
              <table:table-cell office:value-type="float" office:value="15.4921">
                <text:p>15.4921</text:p>
              </table:table-cell>
              <table:table-cell office:value-type="float" office:value="951.87">
                <text:p>951.87</text:p>
              </table:table-cell>
            </table:table-row>
            <table:table-row>
              <table:table-cell office:value-type="float" office:value="15.4922">
                <text:p>15.4922</text:p>
              </table:table-cell>
              <table:table-cell office:value-type="float" office:value="942.07">
                <text:p>942.07</text:p>
              </table:table-cell>
            </table:table-row>
            <table:table-row>
              <table:table-cell office:value-type="float" office:value="15.4926">
                <text:p>15.4926</text:p>
              </table:table-cell>
              <table:table-cell office:value-type="float" office:value="973.16">
                <text:p>973.16</text:p>
              </table:table-cell>
            </table:table-row>
            <table:table-row>
              <table:table-cell office:value-type="float" office:value="15.4932">
                <text:p>15.4932</text:p>
              </table:table-cell>
              <table:table-cell office:value-type="float" office:value="950.8">
                <text:p>950.8</text:p>
              </table:table-cell>
            </table:table-row>
            <table:table-row>
              <table:table-cell office:value-type="float" office:value="15.4934">
                <text:p>15.4934</text:p>
              </table:table-cell>
              <table:table-cell office:value-type="float" office:value="953.85">
                <text:p>953.85</text:p>
              </table:table-cell>
            </table:table-row>
            <table:table-row>
              <table:table-cell office:value-type="float" office:value="15.4947">
                <text:p>15.4947</text:p>
              </table:table-cell>
              <table:table-cell office:value-type="float" office:value="948.83">
                <text:p>948.83</text:p>
              </table:table-cell>
            </table:table-row>
            <table:table-row>
              <table:table-cell office:value-type="float" office:value="15.4948">
                <text:p>15.4948</text:p>
              </table:table-cell>
              <table:table-cell office:value-type="float" office:value="936.62">
                <text:p>936.62</text:p>
              </table:table-cell>
            </table:table-row>
            <table:table-row>
              <table:table-cell office:value-type="float" office:value="15.4952">
                <text:p>15.4952</text:p>
              </table:table-cell>
              <table:table-cell office:value-type="float" office:value="938.76">
                <text:p>938.76</text:p>
              </table:table-cell>
            </table:table-row>
            <table:table-row>
              <table:table-cell office:value-type="float" office:value="15.4954">
                <text:p>15.4954</text:p>
              </table:table-cell>
              <table:table-cell office:value-type="float" office:value="947.51">
                <text:p>947.51</text:p>
              </table:table-cell>
            </table:table-row>
            <table:table-row>
              <table:table-cell office:value-type="float" office:value="15.4959">
                <text:p>15.4959</text:p>
              </table:table-cell>
              <table:table-cell office:value-type="float" office:value="926.91">
                <text:p>926.91</text:p>
              </table:table-cell>
            </table:table-row>
            <table:table-row>
              <table:table-cell office:value-type="float" office:value="15.4964">
                <text:p>15.4964</text:p>
              </table:table-cell>
              <table:table-cell office:value-type="float" office:value="952.36">
                <text:p>952.36</text:p>
              </table:table-cell>
            </table:table-row>
            <table:table-row>
              <table:table-cell office:value-type="float" office:value="15.4967">
                <text:p>15.4967</text:p>
              </table:table-cell>
              <table:table-cell office:value-type="float" office:value="946.21">
                <text:p>946.21</text:p>
              </table:table-cell>
            </table:table-row>
            <table:table-row>
              <table:table-cell office:value-type="float" office:value="15.4973">
                <text:p>15.4973</text:p>
              </table:table-cell>
              <table:table-cell office:value-type="float" office:value="968.54">
                <text:p>968.54</text:p>
              </table:table-cell>
            </table:table-row>
            <table:table-row>
              <table:table-cell office:value-type="float" office:value="15.4976">
                <text:p>15.4976</text:p>
              </table:table-cell>
              <table:table-cell office:value-type="float" office:value="947.99">
                <text:p>947.99</text:p>
              </table:table-cell>
            </table:table-row>
            <table:table-row>
              <table:table-cell office:value-type="float" office:value="15.4993">
                <text:p>15.4993</text:p>
              </table:table-cell>
              <table:table-cell office:value-type="float" office:value="915.09">
                <text:p>915.09</text:p>
              </table:table-cell>
            </table:table-row>
            <table:table-row>
              <table:table-cell office:value-type="float" office:value="15.4995">
                <text:p>15.4995</text:p>
              </table:table-cell>
              <table:table-cell office:value-type="float" office:value="936.05">
                <text:p>936.05</text:p>
              </table:table-cell>
            </table:table-row>
            <table:table-row>
              <table:table-cell office:value-type="float" office:value="15.5006">
                <text:p>15.5006</text:p>
              </table:table-cell>
              <table:table-cell office:value-type="float" office:value="935.82">
                <text:p>935.82</text:p>
              </table:table-cell>
            </table:table-row>
            <table:table-row>
              <table:table-cell office:value-type="float" office:value="15.5013">
                <text:p>15.5013</text:p>
              </table:table-cell>
              <table:table-cell office:value-type="float" office:value="922.87">
                <text:p>922.87</text:p>
              </table:table-cell>
            </table:table-row>
            <table:table-row>
              <table:table-cell office:value-type="float" office:value="15.5036">
                <text:p>15.5036</text:p>
              </table:table-cell>
              <table:table-cell office:value-type="float" office:value="936.69">
                <text:p>936.69</text:p>
              </table:table-cell>
            </table:table-row>
            <table:table-row>
              <table:table-cell office:value-type="float" office:value="15.5038">
                <text:p>15.5038</text:p>
              </table:table-cell>
              <table:table-cell office:value-type="float" office:value="948.99">
                <text:p>948.99</text:p>
              </table:table-cell>
            </table:table-row>
            <table:table-row>
              <table:table-cell office:value-type="float" office:value="15.5046">
                <text:p>15.5046</text:p>
              </table:table-cell>
              <table:table-cell office:value-type="float" office:value="938.64">
                <text:p>938.64</text:p>
              </table:table-cell>
            </table:table-row>
            <table:table-row>
              <table:table-cell office:value-type="float" office:value="15.5055">
                <text:p>15.5055</text:p>
              </table:table-cell>
              <table:table-cell office:value-type="float" office:value="931.65">
                <text:p>931.65</text:p>
              </table:table-cell>
            </table:table-row>
            <table:table-row>
              <table:table-cell office:value-type="float" office:value="15.5063">
                <text:p>15.5063</text:p>
              </table:table-cell>
              <table:table-cell office:value-type="float" office:value="949.32">
                <text:p>949.32</text:p>
              </table:table-cell>
            </table:table-row>
            <table:table-row>
              <table:table-cell office:value-type="float" office:value="15.5068">
                <text:p>15.5068</text:p>
              </table:table-cell>
              <table:table-cell office:value-type="float" office:value="955.77">
                <text:p>955.77</text:p>
              </table:table-cell>
            </table:table-row>
            <table:table-row>
              <table:table-cell office:value-type="float" office:value="15.508">
                <text:p>15.508</text:p>
              </table:table-cell>
              <table:table-cell office:value-type="float" office:value="962.08">
                <text:p>962.08</text:p>
              </table:table-cell>
            </table:table-row>
            <table:table-row>
              <table:table-cell office:value-type="float" office:value="15.5081">
                <text:p>15.5081</text:p>
              </table:table-cell>
              <table:table-cell office:value-type="float" office:value="932.89">
                <text:p>932.89</text:p>
              </table:table-cell>
            </table:table-row>
            <table:table-row>
              <table:table-cell office:value-type="float" office:value="15.5097">
                <text:p>15.5097</text:p>
              </table:table-cell>
              <table:table-cell office:value-type="float" office:value="935.01">
                <text:p>935.01</text:p>
              </table:table-cell>
            </table:table-row>
            <table:table-row>
              <table:table-cell office:value-type="float" office:value="15.5105">
                <text:p>15.5105</text:p>
              </table:table-cell>
              <table:table-cell office:value-type="float" office:value="964.54">
                <text:p>964.54</text:p>
              </table:table-cell>
            </table:table-row>
            <table:table-row>
              <table:table-cell office:value-type="float" office:value="15.5106">
                <text:p>15.5106</text:p>
              </table:table-cell>
              <table:table-cell office:value-type="float" office:value="936.78">
                <text:p>936.78</text:p>
              </table:table-cell>
            </table:table-row>
            <table:table-row>
              <table:table-cell office:value-type="float" office:value="15.5129">
                <text:p>15.5129</text:p>
              </table:table-cell>
              <table:table-cell office:value-type="float" office:value="949.27">
                <text:p>949.27</text:p>
              </table:table-cell>
            </table:table-row>
            <table:table-row>
              <table:table-cell office:value-type="float" office:value="15.5139">
                <text:p>15.5139</text:p>
              </table:table-cell>
              <table:table-cell office:value-type="float" office:value="923.63">
                <text:p>923.63</text:p>
              </table:table-cell>
            </table:table-row>
            <table:table-row>
              <table:table-cell office:value-type="float" office:value="15.5145">
                <text:p>15.5145</text:p>
              </table:table-cell>
              <table:table-cell office:value-type="float" office:value="935.18">
                <text:p>935.18</text:p>
              </table:table-cell>
            </table:table-row>
            <table:table-row>
              <table:table-cell office:value-type="float" office:value="15.5154">
                <text:p>15.5154</text:p>
              </table:table-cell>
              <table:table-cell office:value-type="float" office:value="921.75">
                <text:p>921.75</text:p>
              </table:table-cell>
            </table:table-row>
            <table:table-row>
              <table:table-cell office:value-type="float" office:value="15.5178">
                <text:p>15.5178</text:p>
              </table:table-cell>
              <table:table-cell office:value-type="float" office:value="929.08">
                <text:p>929.08</text:p>
              </table:table-cell>
            </table:table-row>
            <table:table-row>
              <table:table-cell office:value-type="float" office:value="15.5214">
                <text:p>15.5214</text:p>
              </table:table-cell>
              <table:table-cell office:value-type="float" office:value="945.6">
                <text:p>945.6</text:p>
              </table:table-cell>
            </table:table-row>
            <table:table-row>
              <table:table-cell office:value-type="float" office:value="15.5219">
                <text:p>15.5219</text:p>
              </table:table-cell>
              <table:table-cell office:value-type="float" office:value="936.1">
                <text:p>936.1</text:p>
              </table:table-cell>
            </table:table-row>
            <table:table-row>
              <table:table-cell office:value-type="float" office:value="15.5232">
                <text:p>15.5232</text:p>
              </table:table-cell>
              <table:table-cell office:value-type="float" office:value="918.77">
                <text:p>918.77</text:p>
              </table:table-cell>
            </table:table-row>
            <table:table-row>
              <table:table-cell office:value-type="float" office:value="15.5255">
                <text:p>15.5255</text:p>
              </table:table-cell>
              <table:table-cell office:value-type="float" office:value="947.43">
                <text:p>947.43</text:p>
              </table:table-cell>
            </table:table-row>
            <table:table-row>
              <table:table-cell office:value-type="float" office:value="15.5267">
                <text:p>15.5267</text:p>
              </table:table-cell>
              <table:table-cell office:value-type="float" office:value="940.55">
                <text:p>940.55</text:p>
              </table:table-cell>
            </table:table-row>
            <table:table-row>
              <table:table-cell office:value-type="float" office:value="15.5296">
                <text:p>15.5296</text:p>
              </table:table-cell>
              <table:table-cell office:value-type="float" office:value="959.99">
                <text:p>959.99</text:p>
              </table:table-cell>
            </table:table-row>
            <table:table-row>
              <table:table-cell office:value-type="float" office:value="15.5306">
                <text:p>15.5306</text:p>
              </table:table-cell>
              <table:table-cell office:value-type="float" office:value="935.34">
                <text:p>935.34</text:p>
              </table:table-cell>
            </table:table-row>
            <table:table-row>
              <table:table-cell office:value-type="float" office:value="15.5307">
                <text:p>15.5307</text:p>
              </table:table-cell>
              <table:table-cell office:value-type="float" office:value="919.08">
                <text:p>919.08</text:p>
              </table:table-cell>
            </table:table-row>
            <table:table-row>
              <table:table-cell office:value-type="float" office:value="15.5315">
                <text:p>15.5315</text:p>
              </table:table-cell>
              <table:table-cell office:value-type="float" office:value="926.39">
                <text:p>926.39</text:p>
              </table:table-cell>
            </table:table-row>
            <table:table-row>
              <table:table-cell office:value-type="float" office:value="15.5317">
                <text:p>15.5317</text:p>
              </table:table-cell>
              <table:table-cell office:value-type="float" office:value="958.3">
                <text:p>958.3</text:p>
              </table:table-cell>
            </table:table-row>
            <table:table-row>
              <table:table-cell office:value-type="float" office:value="15.552">
                <text:p>15.552</text:p>
              </table:table-cell>
              <table:table-cell office:value-type="float" office:value="905.21">
                <text:p>905.21</text:p>
              </table:table-cell>
            </table:table-row>
            <table:table-row>
              <table:table-cell office:value-type="float" office:value="15.5535">
                <text:p>15.5535</text:p>
              </table:table-cell>
              <table:table-cell office:value-type="float" office:value="929.26">
                <text:p>929.26</text:p>
              </table:table-cell>
            </table:table-row>
            <table:table-row>
              <table:table-cell office:value-type="float" office:value="15.5552">
                <text:p>15.5552</text:p>
              </table:table-cell>
              <table:table-cell office:value-type="float" office:value="930.79">
                <text:p>930.79</text:p>
              </table:table-cell>
            </table:table-row>
            <table:table-row>
              <table:table-cell office:value-type="float" office:value="15.5559">
                <text:p>15.5559</text:p>
              </table:table-cell>
              <table:table-cell office:value-type="float" office:value="914.09">
                <text:p>914.09</text:p>
              </table:table-cell>
            </table:table-row>
            <table:table-row>
              <table:table-cell office:value-type="float" office:value="15.5571">
                <text:p>15.5571</text:p>
              </table:table-cell>
              <table:table-cell office:value-type="float" office:value="940.06">
                <text:p>940.06</text:p>
              </table:table-cell>
            </table:table-row>
            <table:table-row>
              <table:table-cell office:value-type="float" office:value="15.5618">
                <text:p>15.5618</text:p>
              </table:table-cell>
              <table:table-cell office:value-type="float" office:value="925.77">
                <text:p>925.77</text:p>
              </table:table-cell>
            </table:table-row>
            <table:table-row>
              <table:table-cell office:value-type="float" office:value="15.5658">
                <text:p>15.5658</text:p>
              </table:table-cell>
              <table:table-cell office:value-type="float" office:value="906.04">
                <text:p>906.04</text:p>
              </table:table-cell>
            </table:table-row>
            <table:table-row>
              <table:table-cell office:value-type="float" office:value="15.5679">
                <text:p>15.5679</text:p>
              </table:table-cell>
              <table:table-cell office:value-type="float" office:value="930.5">
                <text:p>930.5</text:p>
              </table:table-cell>
            </table:table-row>
            <table:table-row>
              <table:table-cell office:value-type="float" office:value="15.569">
                <text:p>15.569</text:p>
              </table:table-cell>
              <table:table-cell office:value-type="float" office:value="906.13">
                <text:p>906.13</text:p>
              </table:table-cell>
            </table:table-row>
            <table:table-row>
              <table:table-cell office:value-type="float" office:value="15.574">
                <text:p>15.574</text:p>
              </table:table-cell>
              <table:table-cell office:value-type="float" office:value="910.2">
                <text:p>910.2</text:p>
              </table:table-cell>
            </table:table-row>
            <table:table-row>
              <table:table-cell office:value-type="float" office:value="15.5866">
                <text:p>15.5866</text:p>
              </table:table-cell>
              <table:table-cell office:value-type="float" office:value="891.88">
                <text:p>891.88</text:p>
              </table:table-cell>
            </table:table-row>
            <table:table-row>
              <table:table-cell office:value-type="float" office:value="15.5874">
                <text:p>15.5874</text:p>
              </table:table-cell>
              <table:table-cell office:value-type="float" office:value="905.68">
                <text:p>905.68</text:p>
              </table:table-cell>
            </table:table-row>
            <table:table-row>
              <table:table-cell office:value-type="float" office:value="15.5899">
                <text:p>15.5899</text:p>
              </table:table-cell>
              <table:table-cell office:value-type="float" office:value="940.91">
                <text:p>940.91</text:p>
              </table:table-cell>
            </table:table-row>
            <table:table-row>
              <table:table-cell office:value-type="float" office:value="15.5903">
                <text:p>15.5903</text:p>
              </table:table-cell>
              <table:table-cell office:value-type="float" office:value="922.95">
                <text:p>922.95</text:p>
              </table:table-cell>
            </table:table-row>
            <table:table-row>
              <table:table-cell office:value-type="float" office:value="15.5908">
                <text:p>15.5908</text:p>
              </table:table-cell>
              <table:table-cell office:value-type="float" office:value="907.62">
                <text:p>907.62</text:p>
              </table:table-cell>
            </table:table-row>
            <table:table-row>
              <table:table-cell office:value-type="float" office:value="15.591">
                <text:p>15.591</text:p>
              </table:table-cell>
              <table:table-cell office:value-type="float" office:value="929.45">
                <text:p>929.45</text:p>
              </table:table-cell>
            </table:table-row>
            <table:table-row>
              <table:table-cell office:value-type="float" office:value="15.5916">
                <text:p>15.5916</text:p>
              </table:table-cell>
              <table:table-cell office:value-type="float" office:value="928.2">
                <text:p>928.2</text:p>
              </table:table-cell>
            </table:table-row>
            <table:table-row>
              <table:table-cell office:value-type="float" office:value="15.5945">
                <text:p>15.5945</text:p>
              </table:table-cell>
              <table:table-cell office:value-type="float" office:value="929.11">
                <text:p>929.11</text:p>
              </table:table-cell>
            </table:table-row>
            <table:table-row>
              <table:table-cell office:value-type="float" office:value="15.5966">
                <text:p>15.5966</text:p>
              </table:table-cell>
              <table:table-cell office:value-type="float" office:value="928.39">
                <text:p>928.39</text:p>
              </table:table-cell>
            </table:table-row>
            <table:table-row>
              <table:table-cell office:value-type="float" office:value="15.5991">
                <text:p>15.5991</text:p>
              </table:table-cell>
              <table:table-cell office:value-type="float" office:value="935.63">
                <text:p>935.63</text:p>
              </table:table-cell>
            </table:table-row>
            <table:table-row>
              <table:table-cell office:value-type="float" office:value="15.6658">
                <text:p>15.6658</text:p>
              </table:table-cell>
              <table:table-cell office:value-type="float" office:value="939.25">
                <text:p>939.25</text:p>
              </table:table-cell>
            </table:table-row>
            <table:table-row>
              <table:table-cell office:value-type="float" office:value="15.6661">
                <text:p>15.6661</text:p>
              </table:table-cell>
              <table:table-cell office:value-type="float" office:value="908.41">
                <text:p>908.41</text:p>
              </table:table-cell>
            </table:table-row>
            <table:table-row>
              <table:table-cell office:value-type="float" office:value="15.6665">
                <text:p>15.6665</text:p>
              </table:table-cell>
              <table:table-cell office:value-type="float" office:value="909.17">
                <text:p>909.17</text:p>
              </table:table-cell>
            </table:table-row>
            <table:table-row>
              <table:table-cell office:value-type="float" office:value="15.6674">
                <text:p>15.6674</text:p>
              </table:table-cell>
              <table:table-cell office:value-type="float" office:value="899.92">
                <text:p>899.92</text:p>
              </table:table-cell>
            </table:table-row>
            <table:table-row>
              <table:table-cell office:value-type="float" office:value="15.669">
                <text:p>15.669</text:p>
              </table:table-cell>
              <table:table-cell office:value-type="float" office:value="905.9">
                <text:p>905.9</text:p>
              </table:table-cell>
            </table:table-row>
            <table:table-row>
              <table:table-cell office:value-type="float" office:value="15.6699">
                <text:p>15.6699</text:p>
              </table:table-cell>
              <table:table-cell office:value-type="float" office:value="937.41">
                <text:p>937.41</text:p>
              </table:table-cell>
            </table:table-row>
            <table:table-row>
              <table:table-cell office:value-type="float" office:value="15.6727">
                <text:p>15.6727</text:p>
              </table:table-cell>
              <table:table-cell office:value-type="float" office:value="908.15">
                <text:p>908.15</text:p>
              </table:table-cell>
            </table:table-row>
            <table:table-row>
              <table:table-cell office:value-type="float" office:value="15.6731">
                <text:p>15.6731</text:p>
              </table:table-cell>
              <table:table-cell office:value-type="float" office:value="939.86">
                <text:p>939.86</text:p>
              </table:table-cell>
            </table:table-row>
            <table:table-row>
              <table:table-cell office:value-type="float" office:value="15.6755">
                <text:p>15.6755</text:p>
              </table:table-cell>
              <table:table-cell office:value-type="float" office:value="941.46">
                <text:p>941.46</text:p>
              </table:table-cell>
            </table:table-row>
            <table:table-row>
              <table:table-cell office:value-type="float" office:value="15.6759">
                <text:p>15.6759</text:p>
              </table:table-cell>
              <table:table-cell office:value-type="float" office:value="904.66">
                <text:p>904.66</text:p>
              </table:table-cell>
            </table:table-row>
            <table:table-row>
              <table:table-cell office:value-type="float" office:value="15.6774">
                <text:p>15.6774</text:p>
              </table:table-cell>
              <table:table-cell office:value-type="float" office:value="938.73">
                <text:p>938.73</text:p>
              </table:table-cell>
            </table:table-row>
            <table:table-row>
              <table:table-cell office:value-type="float" office:value="15.6783">
                <text:p>15.6783</text:p>
              </table:table-cell>
              <table:table-cell office:value-type="float" office:value="938.06">
                <text:p>938.06</text:p>
              </table:table-cell>
            </table:table-row>
            <table:table-row>
              <table:table-cell office:value-type="float" office:value="15.6788">
                <text:p>15.6788</text:p>
              </table:table-cell>
              <table:table-cell office:value-type="float" office:value="926.17">
                <text:p>926.17</text:p>
              </table:table-cell>
            </table:table-row>
            <table:table-row>
              <table:table-cell office:value-type="float" office:value="15.6789">
                <text:p>15.6789</text:p>
              </table:table-cell>
              <table:table-cell office:value-type="float" office:value="942.3">
                <text:p>942.3</text:p>
              </table:table-cell>
            </table:table-row>
            <table:table-row>
              <table:table-cell office:value-type="float" office:value="15.6804">
                <text:p>15.6804</text:p>
              </table:table-cell>
              <table:table-cell office:value-type="float" office:value="936.39">
                <text:p>936.39</text:p>
              </table:table-cell>
            </table:table-row>
            <table:table-row>
              <table:table-cell office:value-type="float" office:value="15.6816">
                <text:p>15.6816</text:p>
              </table:table-cell>
              <table:table-cell office:value-type="float" office:value="928.61">
                <text:p>928.61</text:p>
              </table:table-cell>
            </table:table-row>
            <table:table-row>
              <table:table-cell office:value-type="float" office:value="15.6826">
                <text:p>15.6826</text:p>
              </table:table-cell>
              <table:table-cell office:value-type="float" office:value="934.38">
                <text:p>934.38</text:p>
              </table:table-cell>
            </table:table-row>
            <table:table-row>
              <table:table-cell office:value-type="float" office:value="15.6845">
                <text:p>15.6845</text:p>
              </table:table-cell>
              <table:table-cell office:value-type="float" office:value="936.98">
                <text:p>936.98</text:p>
              </table:table-cell>
            </table:table-row>
            <table:table-row>
              <table:table-cell office:value-type="float" office:value="15.6902">
                <text:p>15.6902</text:p>
              </table:table-cell>
              <table:table-cell office:value-type="float" office:value="918.66">
                <text:p>918.66</text:p>
              </table:table-cell>
            </table:table-row>
            <table:table-row>
              <table:table-cell office:value-type="float" office:value="15.6907">
                <text:p>15.6907</text:p>
              </table:table-cell>
              <table:table-cell office:value-type="float" office:value="937.61">
                <text:p>937.61</text:p>
              </table:table-cell>
            </table:table-row>
            <table:table-row>
              <table:table-cell office:value-type="float" office:value="15.6922">
                <text:p>15.6922</text:p>
              </table:table-cell>
              <table:table-cell office:value-type="float" office:value="935.19">
                <text:p>935.19</text:p>
              </table:table-cell>
            </table:table-row>
            <table:table-row>
              <table:table-cell office:value-type="float" office:value="15.693">
                <text:p>15.693</text:p>
              </table:table-cell>
              <table:table-cell office:value-type="float" office:value="942.55">
                <text:p>942.55</text:p>
              </table:table-cell>
            </table:table-row>
            <table:table-row>
              <table:table-cell office:value-type="float" office:value="15.6948">
                <text:p>15.6948</text:p>
              </table:table-cell>
              <table:table-cell office:value-type="float" office:value="933.32">
                <text:p>933.32</text:p>
              </table:table-cell>
            </table:table-row>
            <table:table-row>
              <table:table-cell office:value-type="float" office:value="15.7005">
                <text:p>15.7005</text:p>
              </table:table-cell>
              <table:table-cell office:value-type="float" office:value="935.26">
                <text:p>935.26</text:p>
              </table:table-cell>
            </table:table-row>
            <table:table-row>
              <table:table-cell office:value-type="float" office:value="15.7035">
                <text:p>15.7035</text:p>
              </table:table-cell>
              <table:table-cell office:value-type="float" office:value="934.42">
                <text:p>934.42</text:p>
              </table:table-cell>
            </table:table-row>
            <table:table-row>
              <table:table-cell office:value-type="float" office:value="15.7071">
                <text:p>15.7071</text:p>
              </table:table-cell>
              <table:table-cell office:value-type="float" office:value="933.51">
                <text:p>933.51</text:p>
              </table:table-cell>
            </table:table-row>
            <table:table-row>
              <table:table-cell office:value-type="float" office:value="15.7148">
                <text:p>15.7148</text:p>
              </table:table-cell>
              <table:table-cell office:value-type="float" office:value="888.98">
                <text:p>888.98</text:p>
              </table:table-cell>
            </table:table-row>
            <table:table-row>
              <table:table-cell office:value-type="float" office:value="15.7211">
                <text:p>15.7211</text:p>
              </table:table-cell>
              <table:table-cell office:value-type="float" office:value="891.33">
                <text:p>891.33</text:p>
              </table:table-cell>
            </table:table-row>
            <table:table-row>
              <table:table-cell office:value-type="float" office:value="15.7305">
                <text:p>15.7305</text:p>
              </table:table-cell>
              <table:table-cell office:value-type="float" office:value="898.75">
                <text:p>898.75</text:p>
              </table:table-cell>
            </table:table-row>
            <table:table-row>
              <table:table-cell office:value-type="float" office:value="15.7416">
                <text:p>15.7416</text:p>
              </table:table-cell>
              <table:table-cell office:value-type="float" office:value="872.88">
                <text:p>872.88</text:p>
              </table:table-cell>
            </table:table-row>
            <table:table-row>
              <table:table-cell office:value-type="float" office:value="15.7477">
                <text:p>15.7477</text:p>
              </table:table-cell>
              <table:table-cell office:value-type="float" office:value="914.21">
                <text:p>914.21</text:p>
              </table:table-cell>
            </table:table-row>
            <table:table-row>
              <table:table-cell office:value-type="float" office:value="15.7523">
                <text:p>15.7523</text:p>
              </table:table-cell>
              <table:table-cell office:value-type="float" office:value="872.27">
                <text:p>872.27</text:p>
              </table:table-cell>
            </table:table-row>
            <table:table-row>
              <table:table-cell office:value-type="float" office:value="15.7548">
                <text:p>15.7548</text:p>
              </table:table-cell>
              <table:table-cell office:value-type="float" office:value="894.31">
                <text:p>894.31</text:p>
              </table:table-cell>
            </table:table-row>
            <table:table-row>
              <table:table-cell office:value-type="float" office:value="15.762">
                <text:p>15.762</text:p>
              </table:table-cell>
              <table:table-cell office:value-type="float" office:value="884.68">
                <text:p>884.68</text:p>
              </table:table-cell>
            </table:table-row>
            <table:table-row>
              <table:table-cell office:value-type="float" office:value="15.7661">
                <text:p>15.7661</text:p>
              </table:table-cell>
              <table:table-cell office:value-type="float" office:value="866.74">
                <text:p>866.74</text:p>
              </table:table-cell>
            </table:table-row>
            <table:table-row>
              <table:table-cell office:value-type="float" office:value="15.7699">
                <text:p>15.7699</text:p>
              </table:table-cell>
              <table:table-cell office:value-type="float" office:value="917.89">
                <text:p>917.89</text:p>
              </table:table-cell>
            </table:table-row>
            <table:table-row>
              <table:table-cell office:value-type="float" office:value="15.8079">
                <text:p>15.8079</text:p>
              </table:table-cell>
              <table:table-cell office:value-type="float" office:value="850.69">
                <text:p>850.69</text:p>
              </table:table-cell>
            </table:table-row>
            <table:table-row>
              <table:table-cell office:value-type="float" office:value="15.8134">
                <text:p>15.8134</text:p>
              </table:table-cell>
              <table:table-cell office:value-type="float" office:value="881.41">
                <text:p>881.41</text:p>
              </table:table-cell>
            </table:table-row>
            <table:table-row>
              <table:table-cell office:value-type="float" office:value="15.8138">
                <text:p>15.8138</text:p>
              </table:table-cell>
              <table:table-cell office:value-type="float" office:value="893.17">
                <text:p>893.17</text:p>
              </table:table-cell>
            </table:table-row>
            <table:table-row>
              <table:table-cell office:value-type="float" office:value="15.8171">
                <text:p>15.8171</text:p>
              </table:table-cell>
              <table:table-cell office:value-type="float" office:value="879.16">
                <text:p>879.16</text:p>
              </table:table-cell>
            </table:table-row>
            <table:table-row>
              <table:table-cell office:value-type="float" office:value="15.8174">
                <text:p>15.8174</text:p>
              </table:table-cell>
              <table:table-cell office:value-type="float" office:value="845.24">
                <text:p>845.24</text:p>
              </table:table-cell>
            </table:table-row>
            <table:table-row>
              <table:table-cell office:value-type="float" office:value="15.8194">
                <text:p>15.8194</text:p>
              </table:table-cell>
              <table:table-cell office:value-type="float" office:value="880.54">
                <text:p>880.54</text:p>
              </table:table-cell>
            </table:table-row>
            <table:table-row>
              <table:table-cell office:value-type="float" office:value="15.8201">
                <text:p>15.8201</text:p>
              </table:table-cell>
              <table:table-cell office:value-type="float" office:value="864.37">
                <text:p>864.37</text:p>
              </table:table-cell>
            </table:table-row>
            <table:table-row>
              <table:table-cell office:value-type="float" office:value="15.8205">
                <text:p>15.8205</text:p>
              </table:table-cell>
              <table:table-cell office:value-type="float" office:value="906.56">
                <text:p>906.56</text:p>
              </table:table-cell>
            </table:table-row>
            <table:table-row>
              <table:table-cell office:value-type="float" office:value="15.8226">
                <text:p>15.8226</text:p>
              </table:table-cell>
              <table:table-cell office:value-type="float" office:value="867.41">
                <text:p>867.41</text:p>
              </table:table-cell>
            </table:table-row>
            <table:table-row>
              <table:table-cell office:value-type="float" office:value="15.8228">
                <text:p>15.8228</text:p>
              </table:table-cell>
              <table:table-cell office:value-type="float" office:value="861.02">
                <text:p>861.02</text:p>
              </table:table-cell>
            </table:table-row>
            <table:table-row>
              <table:table-cell office:value-type="float" office:value="15.8248">
                <text:p>15.8248</text:p>
              </table:table-cell>
              <table:table-cell office:value-type="float" office:value="887.26">
                <text:p>887.26</text:p>
              </table:table-cell>
            </table:table-row>
            <table:table-row>
              <table:table-cell office:value-type="float" office:value="15.8263">
                <text:p>15.8263</text:p>
              </table:table-cell>
              <table:table-cell office:value-type="float" office:value="867.08">
                <text:p>867.08</text:p>
              </table:table-cell>
            </table:table-row>
            <table:table-row>
              <table:table-cell office:value-type="float" office:value="15.8273">
                <text:p>15.8273</text:p>
              </table:table-cell>
              <table:table-cell office:value-type="float" office:value="875.74">
                <text:p>875.74</text:p>
              </table:table-cell>
            </table:table-row>
            <table:table-row>
              <table:table-cell office:value-type="float" office:value="15.8318">
                <text:p>15.8318</text:p>
              </table:table-cell>
              <table:table-cell office:value-type="float" office:value="871.77">
                <text:p>871.77</text:p>
              </table:table-cell>
            </table:table-row>
            <table:table-row>
              <table:table-cell office:value-type="float" office:value="15.8324">
                <text:p>15.8324</text:p>
              </table:table-cell>
              <table:table-cell office:value-type="float" office:value="888.07">
                <text:p>888.07</text:p>
              </table:table-cell>
            </table:table-row>
            <table:table-row>
              <table:table-cell office:value-type="float" office:value="15.8333">
                <text:p>15.8333</text:p>
              </table:table-cell>
              <table:table-cell office:value-type="float" office:value="873.06">
                <text:p>873.06</text:p>
              </table:table-cell>
            </table:table-row>
            <table:table-row>
              <table:table-cell office:value-type="float" office:value="15.8386">
                <text:p>15.8386</text:p>
              </table:table-cell>
              <table:table-cell office:value-type="float" office:value="862.99">
                <text:p>862.99</text:p>
              </table:table-cell>
            </table:table-row>
            <table:table-row>
              <table:table-cell office:value-type="float" office:value="15.8599">
                <text:p>15.8599</text:p>
              </table:table-cell>
              <table:table-cell office:value-type="float" office:value="912.39">
                <text:p>912.39</text:p>
              </table:table-cell>
            </table:table-row>
            <table:table-row>
              <table:table-cell office:value-type="float" office:value="15.863">
                <text:p>15.863</text:p>
              </table:table-cell>
              <table:table-cell office:value-type="float" office:value="911.77">
                <text:p>911.77</text:p>
              </table:table-cell>
            </table:table-row>
            <table:table-row>
              <table:table-cell office:value-type="float" office:value="15.8642">
                <text:p>15.8642</text:p>
              </table:table-cell>
              <table:table-cell office:value-type="float" office:value="895.76">
                <text:p>895.76</text:p>
              </table:table-cell>
            </table:table-row>
            <table:table-row>
              <table:table-cell office:value-type="float" office:value="15.8645">
                <text:p>15.8645</text:p>
              </table:table-cell>
              <table:table-cell office:value-type="float" office:value="928.07">
                <text:p>928.07</text:p>
              </table:table-cell>
            </table:table-row>
            <table:table-row>
              <table:table-cell office:value-type="float" office:value="15.8727">
                <text:p>15.8727</text:p>
              </table:table-cell>
              <table:table-cell office:value-type="float" office:value="877.5">
                <text:p>877.5</text:p>
              </table:table-cell>
            </table:table-row>
            <table:table-row>
              <table:table-cell office:value-type="float" office:value="15.8749">
                <text:p>15.8749</text:p>
              </table:table-cell>
              <table:table-cell office:value-type="float" office:value="882.7">
                <text:p>882.7</text:p>
              </table:table-cell>
            </table:table-row>
            <table:table-row>
              <table:table-cell office:value-type="float" office:value="15.8769">
                <text:p>15.8769</text:p>
              </table:table-cell>
              <table:table-cell office:value-type="float" office:value="883.43">
                <text:p>883.43</text:p>
              </table:table-cell>
            </table:table-row>
            <table:table-row>
              <table:table-cell office:value-type="float" office:value="15.8802">
                <text:p>15.8802</text:p>
              </table:table-cell>
              <table:table-cell office:value-type="float" office:value="902.62">
                <text:p>902.62</text:p>
              </table:table-cell>
            </table:table-row>
            <table:table-row>
              <table:table-cell office:value-type="float" office:value="15.8815">
                <text:p>15.8815</text:p>
              </table:table-cell>
              <table:table-cell office:value-type="float" office:value="875.08">
                <text:p>875.08</text:p>
              </table:table-cell>
            </table:table-row>
            <table:table-row>
              <table:table-cell office:value-type="float" office:value="15.882">
                <text:p>15.882</text:p>
              </table:table-cell>
              <table:table-cell office:value-type="float" office:value="886.43">
                <text:p>886.43</text:p>
              </table:table-cell>
            </table:table-row>
            <table:table-row>
              <table:table-cell office:value-type="float" office:value="15.8821">
                <text:p>15.8821</text:p>
              </table:table-cell>
              <table:table-cell office:value-type="float" office:value="859.96">
                <text:p>859.96</text:p>
              </table:table-cell>
            </table:table-row>
            <table:table-row>
              <table:table-cell office:value-type="float" office:value="15.8824">
                <text:p>15.8824</text:p>
              </table:table-cell>
              <table:table-cell office:value-type="float" office:value="894.83">
                <text:p>894.83</text:p>
              </table:table-cell>
            </table:table-row>
            <table:table-row>
              <table:table-cell office:value-type="float" office:value="15.8835">
                <text:p>15.8835</text:p>
              </table:table-cell>
              <table:table-cell office:value-type="float" office:value="911.73">
                <text:p>911.73</text:p>
              </table:table-cell>
            </table:table-row>
            <table:table-row>
              <table:table-cell office:value-type="float" office:value="15.8843">
                <text:p>15.8843</text:p>
              </table:table-cell>
              <table:table-cell office:value-type="float" office:value="903.75">
                <text:p>903.75</text:p>
              </table:table-cell>
            </table:table-row>
            <table:table-row>
              <table:table-cell office:value-type="float" office:value="15.8845">
                <text:p>15.8845</text:p>
              </table:table-cell>
              <table:table-cell office:value-type="float" office:value="892.84">
                <text:p>892.84</text:p>
              </table:table-cell>
            </table:table-row>
            <table:table-row>
              <table:table-cell office:value-type="float" office:value="15.8857">
                <text:p>15.8857</text:p>
              </table:table-cell>
              <table:table-cell office:value-type="float" office:value="883.06">
                <text:p>883.06</text:p>
              </table:table-cell>
            </table:table-row>
            <table:table-row>
              <table:table-cell office:value-type="float" office:value="15.8858">
                <text:p>15.8858</text:p>
              </table:table-cell>
              <table:table-cell office:value-type="float" office:value="909.12">
                <text:p>909.12</text:p>
              </table:table-cell>
            </table:table-row>
            <table:table-row>
              <table:table-cell office:value-type="float" office:value="15.8862">
                <text:p>15.8862</text:p>
              </table:table-cell>
              <table:table-cell office:value-type="float" office:value="906.27">
                <text:p>906.27</text:p>
              </table:table-cell>
            </table:table-row>
            <table:table-row>
              <table:table-cell office:value-type="float" office:value="15.8866">
                <text:p>15.8866</text:p>
              </table:table-cell>
              <table:table-cell office:value-type="float" office:value="917.18">
                <text:p>917.18</text:p>
              </table:table-cell>
            </table:table-row>
            <table:table-row>
              <table:table-cell office:value-type="float" office:value="15.8873">
                <text:p>15.8873</text:p>
              </table:table-cell>
              <table:table-cell office:value-type="float" office:value="918.5">
                <text:p>918.5</text:p>
              </table:table-cell>
            </table:table-row>
            <table:table-row>
              <table:table-cell office:value-type="float" office:value="15.8893">
                <text:p>15.8893</text:p>
              </table:table-cell>
              <table:table-cell office:value-type="float" office:value="921.35">
                <text:p>921.35</text:p>
              </table:table-cell>
            </table:table-row>
            <table:table-row>
              <table:table-cell office:value-type="float" office:value="15.8899">
                <text:p>15.8899</text:p>
              </table:table-cell>
              <table:table-cell office:value-type="float" office:value="901.62">
                <text:p>901.62</text:p>
              </table:table-cell>
            </table:table-row>
            <table:table-row>
              <table:table-cell office:value-type="float" office:value="15.8934">
                <text:p>15.8934</text:p>
              </table:table-cell>
              <table:table-cell office:value-type="float" office:value="867.27">
                <text:p>867.27</text:p>
              </table:table-cell>
            </table:table-row>
            <table:table-row>
              <table:table-cell office:value-type="float" office:value="15.8961">
                <text:p>15.8961</text:p>
              </table:table-cell>
              <table:table-cell office:value-type="float" office:value="896.71">
                <text:p>896.71</text:p>
              </table:table-cell>
            </table:table-row>
            <table:table-row>
              <table:table-cell office:value-type="float" office:value="15.8967">
                <text:p>15.8967</text:p>
              </table:table-cell>
              <table:table-cell office:value-type="float" office:value="924.99">
                <text:p>924.99</text:p>
              </table:table-cell>
            </table:table-row>
            <table:table-row>
              <table:table-cell office:value-type="float" office:value="15.8968">
                <text:p>15.8968</text:p>
              </table:table-cell>
              <table:table-cell office:value-type="float" office:value="887.16">
                <text:p>887.16</text:p>
              </table:table-cell>
            </table:table-row>
            <table:table-row>
              <table:table-cell office:value-type="float" office:value="15.8996">
                <text:p>15.8996</text:p>
              </table:table-cell>
              <table:table-cell office:value-type="float" office:value="919.31">
                <text:p>919.31</text:p>
              </table:table-cell>
            </table:table-row>
            <table:table-row>
              <table:table-cell office:value-type="float" office:value="15.9005">
                <text:p>15.9005</text:p>
              </table:table-cell>
              <table:table-cell office:value-type="float" office:value="914.24">
                <text:p>914.24</text:p>
              </table:table-cell>
            </table:table-row>
            <table:table-row>
              <table:table-cell office:value-type="float" office:value="15.9009">
                <text:p>15.9009</text:p>
              </table:table-cell>
              <table:table-cell office:value-type="float" office:value="913.34">
                <text:p>913.34</text:p>
              </table:table-cell>
            </table:table-row>
            <table:table-row>
              <table:table-cell office:value-type="float" office:value="15.9014">
                <text:p>15.9014</text:p>
              </table:table-cell>
              <table:table-cell office:value-type="float" office:value="911.81">
                <text:p>911.81</text:p>
              </table:table-cell>
            </table:table-row>
            <table:table-row>
              <table:table-cell office:value-type="float" office:value="15.9035">
                <text:p>15.9035</text:p>
              </table:table-cell>
              <table:table-cell office:value-type="float" office:value="921.71">
                <text:p>921.71</text:p>
              </table:table-cell>
            </table:table-row>
            <table:table-row>
              <table:table-cell office:value-type="float" office:value="15.9037">
                <text:p>15.9037</text:p>
              </table:table-cell>
              <table:table-cell office:value-type="float" office:value="924.08">
                <text:p>924.08</text:p>
              </table:table-cell>
            </table:table-row>
            <table:table-row>
              <table:table-cell office:value-type="float" office:value="15.905">
                <text:p>15.905</text:p>
              </table:table-cell>
              <table:table-cell office:value-type="float" office:value="917.8">
                <text:p>917.8</text:p>
              </table:table-cell>
            </table:table-row>
            <table:table-row>
              <table:table-cell office:value-type="float" office:value="15.9054">
                <text:p>15.9054</text:p>
              </table:table-cell>
              <table:table-cell office:value-type="float" office:value="916.88">
                <text:p>916.88</text:p>
              </table:table-cell>
            </table:table-row>
            <table:table-row>
              <table:table-cell office:value-type="float" office:value="15.907">
                <text:p>15.907</text:p>
              </table:table-cell>
              <table:table-cell office:value-type="float" office:value="874">
                <text:p>874</text:p>
              </table:table-cell>
            </table:table-row>
            <table:table-row>
              <table:table-cell office:value-type="float" office:value="15.9072">
                <text:p>15.9072</text:p>
              </table:table-cell>
              <table:table-cell office:value-type="float" office:value="929.59">
                <text:p>929.59</text:p>
              </table:table-cell>
            </table:table-row>
            <table:table-row>
              <table:table-cell office:value-type="float" office:value="15.9081">
                <text:p>15.9081</text:p>
              </table:table-cell>
              <table:table-cell office:value-type="float" office:value="880.48">
                <text:p>880.48</text:p>
              </table:table-cell>
            </table:table-row>
            <table:table-row>
              <table:table-cell office:value-type="float" office:value="15.9083">
                <text:p>15.9083</text:p>
              </table:table-cell>
              <table:table-cell office:value-type="float" office:value="934.57">
                <text:p>934.57</text:p>
              </table:table-cell>
            </table:table-row>
            <table:table-row>
              <table:table-cell office:value-type="float" office:value="15.9084">
                <text:p>15.9084</text:p>
              </table:table-cell>
              <table:table-cell office:value-type="float" office:value="900.34">
                <text:p>900.34</text:p>
              </table:table-cell>
            </table:table-row>
            <table:table-row>
              <table:table-cell office:value-type="float" office:value="15.9091">
                <text:p>15.9091</text:p>
              </table:table-cell>
              <table:table-cell office:value-type="float" office:value="909.79">
                <text:p>909.79</text:p>
              </table:table-cell>
            </table:table-row>
            <table:table-row>
              <table:table-cell office:value-type="float" office:value="15.9095">
                <text:p>15.9095</text:p>
              </table:table-cell>
              <table:table-cell office:value-type="float" office:value="876.57">
                <text:p>876.57</text:p>
              </table:table-cell>
            </table:table-row>
            <table:table-row>
              <table:table-cell office:value-type="float" office:value="15.91">
                <text:p>15.91</text:p>
              </table:table-cell>
              <table:table-cell office:value-type="float" office:value="891.63">
                <text:p>891.63</text:p>
              </table:table-cell>
            </table:table-row>
            <table:table-row>
              <table:table-cell office:value-type="float" office:value="15.9104">
                <text:p>15.9104</text:p>
              </table:table-cell>
              <table:table-cell office:value-type="float" office:value="902.08">
                <text:p>902.08</text:p>
              </table:table-cell>
            </table:table-row>
            <table:table-row>
              <table:table-cell office:value-type="float" office:value="15.9105">
                <text:p>15.9105</text:p>
              </table:table-cell>
              <table:table-cell office:value-type="float" office:value="887.91">
                <text:p>887.91</text:p>
              </table:table-cell>
            </table:table-row>
            <table:table-row>
              <table:table-cell office:value-type="float" office:value="15.9123">
                <text:p>15.9123</text:p>
              </table:table-cell>
              <table:table-cell office:value-type="float" office:value="865.06">
                <text:p>865.06</text:p>
              </table:table-cell>
            </table:table-row>
            <table:table-row>
              <table:table-cell office:value-type="float" office:value="15.9133">
                <text:p>15.9133</text:p>
              </table:table-cell>
              <table:table-cell office:value-type="float" office:value="900.66">
                <text:p>900.66</text:p>
              </table:table-cell>
            </table:table-row>
            <table:table-row>
              <table:table-cell office:value-type="float" office:value="15.9149">
                <text:p>15.9149</text:p>
              </table:table-cell>
              <table:table-cell office:value-type="float" office:value="893.62">
                <text:p>893.62</text:p>
              </table:table-cell>
            </table:table-row>
            <table:table-row>
              <table:table-cell office:value-type="float" office:value="15.915">
                <text:p>15.915</text:p>
              </table:table-cell>
              <table:table-cell office:value-type="float" office:value="882.78">
                <text:p>882.78</text:p>
              </table:table-cell>
            </table:table-row>
            <table:table-row>
              <table:table-cell office:value-type="float" office:value="15.9159">
                <text:p>15.9159</text:p>
              </table:table-cell>
              <table:table-cell office:value-type="float" office:value="901.76">
                <text:p>901.76</text:p>
              </table:table-cell>
            </table:table-row>
            <table:table-row>
              <table:table-cell office:value-type="float" office:value="15.9163">
                <text:p>15.9163</text:p>
              </table:table-cell>
              <table:table-cell office:value-type="float" office:value="877.36">
                <text:p>877.36</text:p>
              </table:table-cell>
            </table:table-row>
            <table:table-row>
              <table:table-cell office:value-type="float" office:value="15.9169">
                <text:p>15.9169</text:p>
              </table:table-cell>
              <table:table-cell office:value-type="float" office:value="893.88">
                <text:p>893.88</text:p>
              </table:table-cell>
            </table:table-row>
            <table:table-row>
              <table:table-cell office:value-type="float" office:value="15.9176">
                <text:p>15.9176</text:p>
              </table:table-cell>
              <table:table-cell office:value-type="float" office:value="884.61">
                <text:p>884.61</text:p>
              </table:table-cell>
            </table:table-row>
            <table:table-row>
              <table:table-cell office:value-type="float" office:value="15.9177">
                <text:p>15.9177</text:p>
              </table:table-cell>
              <table:table-cell office:value-type="float" office:value="876.31">
                <text:p>876.31</text:p>
              </table:table-cell>
            </table:table-row>
            <table:table-row>
              <table:table-cell office:value-type="float" office:value="15.9179">
                <text:p>15.9179</text:p>
              </table:table-cell>
              <table:table-cell office:value-type="float" office:value="889.01">
                <text:p>889.01</text:p>
              </table:table-cell>
            </table:table-row>
            <table:table-row>
              <table:table-cell office:value-type="float" office:value="15.9181">
                <text:p>15.9181</text:p>
              </table:table-cell>
              <table:table-cell office:value-type="float" office:value="887.14">
                <text:p>887.14</text:p>
              </table:table-cell>
            </table:table-row>
            <table:table-row>
              <table:table-cell office:value-type="float" office:value="15.9182">
                <text:p>15.9182</text:p>
              </table:table-cell>
              <table:table-cell office:value-type="float" office:value="887">
                <text:p>887</text:p>
              </table:table-cell>
            </table:table-row>
            <table:table-row>
              <table:table-cell office:value-type="float" office:value="15.919">
                <text:p>15.919</text:p>
              </table:table-cell>
              <table:table-cell office:value-type="float" office:value="888.6">
                <text:p>888.6</text:p>
              </table:table-cell>
            </table:table-row>
            <table:table-row>
              <table:table-cell office:value-type="float" office:value="15.9194">
                <text:p>15.9194</text:p>
              </table:table-cell>
              <table:table-cell office:value-type="float" office:value="886.57">
                <text:p>886.57</text:p>
              </table:table-cell>
            </table:table-row>
            <table:table-row>
              <table:table-cell office:value-type="float" office:value="15.9195">
                <text:p>15.9195</text:p>
              </table:table-cell>
              <table:table-cell office:value-type="float" office:value="860.57">
                <text:p>860.57</text:p>
              </table:table-cell>
            </table:table-row>
            <table:table-row>
              <table:table-cell office:value-type="float" office:value="15.9196">
                <text:p>15.9196</text:p>
              </table:table-cell>
              <table:table-cell office:value-type="float" office:value="915.84">
                <text:p>915.84</text:p>
              </table:table-cell>
            </table:table-row>
            <table:table-row>
              <table:table-cell office:value-type="float" office:value="15.9206">
                <text:p>15.9206</text:p>
              </table:table-cell>
              <table:table-cell office:value-type="float" office:value="896.42">
                <text:p>896.42</text:p>
              </table:table-cell>
            </table:table-row>
            <table:table-row>
              <table:table-cell office:value-type="float" office:value="15.9212">
                <text:p>15.9212</text:p>
              </table:table-cell>
              <table:table-cell office:value-type="float" office:value="896.75">
                <text:p>896.75</text:p>
              </table:table-cell>
            </table:table-row>
            <table:table-row>
              <table:table-cell office:value-type="float" office:value="15.9219">
                <text:p>15.9219</text:p>
              </table:table-cell>
              <table:table-cell office:value-type="float" office:value="888.06">
                <text:p>888.06</text:p>
              </table:table-cell>
            </table:table-row>
            <table:table-row>
              <table:table-cell office:value-type="float" office:value="15.9229">
                <text:p>15.9229</text:p>
              </table:table-cell>
              <table:table-cell office:value-type="float" office:value="908.69">
                <text:p>908.69</text:p>
              </table:table-cell>
            </table:table-row>
            <table:table-row>
              <table:table-cell office:value-type="float" office:value="15.9231">
                <text:p>15.9231</text:p>
              </table:table-cell>
              <table:table-cell office:value-type="float" office:value="888.17">
                <text:p>888.17</text:p>
              </table:table-cell>
            </table:table-row>
            <table:table-row>
              <table:table-cell office:value-type="float" office:value="15.9254">
                <text:p>15.9254</text:p>
              </table:table-cell>
              <table:table-cell office:value-type="float" office:value="890.89">
                <text:p>890.89</text:p>
              </table:table-cell>
            </table:table-row>
            <table:table-row>
              <table:table-cell office:value-type="float" office:value="15.9257">
                <text:p>15.9257</text:p>
              </table:table-cell>
              <table:table-cell office:value-type="float" office:value="883.54">
                <text:p>883.54</text:p>
              </table:table-cell>
            </table:table-row>
            <table:table-row>
              <table:table-cell office:value-type="float" office:value="15.926">
                <text:p>15.926</text:p>
              </table:table-cell>
              <table:table-cell office:value-type="float" office:value="902.4">
                <text:p>902.4</text:p>
              </table:table-cell>
            </table:table-row>
            <table:table-row>
              <table:table-cell office:value-type="float" office:value="15.9264">
                <text:p>15.9264</text:p>
              </table:table-cell>
              <table:table-cell office:value-type="float" office:value="890.7">
                <text:p>890.7</text:p>
              </table:table-cell>
            </table:table-row>
            <table:table-row>
              <table:table-cell office:value-type="float" office:value="15.9282">
                <text:p>15.9282</text:p>
              </table:table-cell>
              <table:table-cell office:value-type="float" office:value="906.38">
                <text:p>906.38</text:p>
              </table:table-cell>
            </table:table-row>
            <table:table-row>
              <table:table-cell office:value-type="float" office:value="15.9287">
                <text:p>15.9287</text:p>
              </table:table-cell>
              <table:table-cell office:value-type="float" office:value="894">
                <text:p>894</text:p>
              </table:table-cell>
            </table:table-row>
            <table:table-row>
              <table:table-cell office:value-type="float" office:value="15.9299">
                <text:p>15.9299</text:p>
              </table:table-cell>
              <table:table-cell office:value-type="float" office:value="919.87">
                <text:p>919.87</text:p>
              </table:table-cell>
            </table:table-row>
            <table:table-row>
              <table:table-cell office:value-type="float" office:value="15.931">
                <text:p>15.931</text:p>
              </table:table-cell>
              <table:table-cell office:value-type="float" office:value="892.26">
                <text:p>892.26</text:p>
              </table:table-cell>
            </table:table-row>
            <table:table-row>
              <table:table-cell office:value-type="float" office:value="15.9318">
                <text:p>15.9318</text:p>
              </table:table-cell>
              <table:table-cell office:value-type="float" office:value="856.87">
                <text:p>856.87</text:p>
              </table:table-cell>
            </table:table-row>
            <table:table-row>
              <table:table-cell office:value-type="float" office:value="15.932">
                <text:p>15.932</text:p>
              </table:table-cell>
              <table:table-cell office:value-type="float" office:value="888.42">
                <text:p>888.42</text:p>
              </table:table-cell>
            </table:table-row>
            <table:table-row>
              <table:table-cell office:value-type="float" office:value="15.9324">
                <text:p>15.9324</text:p>
              </table:table-cell>
              <table:table-cell office:value-type="float" office:value="894.18">
                <text:p>894.18</text:p>
              </table:table-cell>
            </table:table-row>
            <table:table-row>
              <table:table-cell office:value-type="float" office:value="15.9333">
                <text:p>15.9333</text:p>
              </table:table-cell>
              <table:table-cell office:value-type="float" office:value="887.76">
                <text:p>887.76</text:p>
              </table:table-cell>
            </table:table-row>
            <table:table-row>
              <table:table-cell office:value-type="float" office:value="15.9334">
                <text:p>15.9334</text:p>
              </table:table-cell>
              <table:table-cell office:value-type="float" office:value="897.52">
                <text:p>897.52</text:p>
              </table:table-cell>
            </table:table-row>
            <table:table-row>
              <table:table-cell office:value-type="float" office:value="15.934">
                <text:p>15.934</text:p>
              </table:table-cell>
              <table:table-cell office:value-type="float" office:value="925.59">
                <text:p>925.59</text:p>
              </table:table-cell>
            </table:table-row>
            <table:table-row>
              <table:table-cell office:value-type="float" office:value="15.9341">
                <text:p>15.9341</text:p>
              </table:table-cell>
              <table:table-cell office:value-type="float" office:value="894.84">
                <text:p>894.84</text:p>
              </table:table-cell>
            </table:table-row>
            <table:table-row>
              <table:table-cell office:value-type="float" office:value="15.9357">
                <text:p>15.9357</text:p>
              </table:table-cell>
              <table:table-cell office:value-type="float" office:value="891.54">
                <text:p>891.54</text:p>
              </table:table-cell>
            </table:table-row>
            <table:table-row>
              <table:table-cell office:value-type="float" office:value="15.9359">
                <text:p>15.9359</text:p>
              </table:table-cell>
              <table:table-cell office:value-type="float" office:value="895.88">
                <text:p>895.88</text:p>
              </table:table-cell>
            </table:table-row>
            <table:table-row>
              <table:table-cell office:value-type="float" office:value="15.9366">
                <text:p>15.9366</text:p>
              </table:table-cell>
              <table:table-cell office:value-type="float" office:value="891.81">
                <text:p>891.81</text:p>
              </table:table-cell>
            </table:table-row>
            <table:table-row>
              <table:table-cell office:value-type="float" office:value="15.9368">
                <text:p>15.9368</text:p>
              </table:table-cell>
              <table:table-cell office:value-type="float" office:value="912.97">
                <text:p>912.97</text:p>
              </table:table-cell>
            </table:table-row>
            <table:table-row>
              <table:table-cell office:value-type="float" office:value="15.9369">
                <text:p>15.9369</text:p>
              </table:table-cell>
              <table:table-cell office:value-type="float" office:value="905.82">
                <text:p>905.82</text:p>
              </table:table-cell>
            </table:table-row>
            <table:table-row>
              <table:table-cell office:value-type="float" office:value="15.9373">
                <text:p>15.9373</text:p>
              </table:table-cell>
              <table:table-cell office:value-type="float" office:value="886.37">
                <text:p>886.37</text:p>
              </table:table-cell>
            </table:table-row>
            <table:table-row>
              <table:table-cell office:value-type="float" office:value="15.9375">
                <text:p>15.9375</text:p>
              </table:table-cell>
              <table:table-cell office:value-type="float" office:value="944.61">
                <text:p>944.61</text:p>
              </table:table-cell>
            </table:table-row>
            <table:table-row>
              <table:table-cell office:value-type="float" office:value="15.9387">
                <text:p>15.9387</text:p>
              </table:table-cell>
              <table:table-cell office:value-type="float" office:value="913.06">
                <text:p>913.06</text:p>
              </table:table-cell>
            </table:table-row>
            <table:table-row>
              <table:table-cell office:value-type="float" office:value="15.9393">
                <text:p>15.9393</text:p>
              </table:table-cell>
              <table:table-cell office:value-type="float" office:value="907.88">
                <text:p>907.88</text:p>
              </table:table-cell>
            </table:table-row>
            <table:table-row>
              <table:table-cell office:value-type="float" office:value="15.9394">
                <text:p>15.9394</text:p>
              </table:table-cell>
              <table:table-cell office:value-type="float" office:value="905.42">
                <text:p>905.42</text:p>
              </table:table-cell>
            </table:table-row>
            <table:table-row>
              <table:table-cell office:value-type="float" office:value="15.9399">
                <text:p>15.9399</text:p>
              </table:table-cell>
              <table:table-cell office:value-type="float" office:value="919.28">
                <text:p>919.28</text:p>
              </table:table-cell>
            </table:table-row>
            <table:table-row>
              <table:table-cell office:value-type="float" office:value="15.9405">
                <text:p>15.9405</text:p>
              </table:table-cell>
              <table:table-cell office:value-type="float" office:value="879.81">
                <text:p>879.81</text:p>
              </table:table-cell>
            </table:table-row>
            <table:table-row>
              <table:table-cell office:value-type="float" office:value="15.9419">
                <text:p>15.9419</text:p>
              </table:table-cell>
              <table:table-cell office:value-type="float" office:value="900.34">
                <text:p>900.34</text:p>
              </table:table-cell>
            </table:table-row>
            <table:table-row>
              <table:table-cell office:value-type="float" office:value="15.9422">
                <text:p>15.9422</text:p>
              </table:table-cell>
              <table:table-cell office:value-type="float" office:value="887.5">
                <text:p>887.5</text:p>
              </table:table-cell>
            </table:table-row>
            <table:table-row>
              <table:table-cell office:value-type="float" office:value="15.9425">
                <text:p>15.9425</text:p>
              </table:table-cell>
              <table:table-cell office:value-type="float" office:value="916.72">
                <text:p>916.72</text:p>
              </table:table-cell>
            </table:table-row>
            <table:table-row>
              <table:table-cell office:value-type="float" office:value="15.943">
                <text:p>15.943</text:p>
              </table:table-cell>
              <table:table-cell office:value-type="float" office:value="896.27">
                <text:p>896.27</text:p>
              </table:table-cell>
            </table:table-row>
            <table:table-row>
              <table:table-cell office:value-type="float" office:value="15.9454">
                <text:p>15.9454</text:p>
              </table:table-cell>
              <table:table-cell office:value-type="float" office:value="900.53">
                <text:p>900.53</text:p>
              </table:table-cell>
            </table:table-row>
            <table:table-row>
              <table:table-cell office:value-type="float" office:value="15.9473">
                <text:p>15.9473</text:p>
              </table:table-cell>
              <table:table-cell office:value-type="float" office:value="931.05">
                <text:p>931.05</text:p>
              </table:table-cell>
            </table:table-row>
            <table:table-row>
              <table:table-cell office:value-type="float" office:value="15.9478">
                <text:p>15.9478</text:p>
              </table:table-cell>
              <table:table-cell office:value-type="float" office:value="899.36">
                <text:p>899.36</text:p>
              </table:table-cell>
            </table:table-row>
            <table:table-row>
              <table:table-cell office:value-type="float" office:value="15.9482">
                <text:p>15.9482</text:p>
              </table:table-cell>
              <table:table-cell office:value-type="float" office:value="923.03">
                <text:p>923.03</text:p>
              </table:table-cell>
            </table:table-row>
            <table:table-row>
              <table:table-cell office:value-type="float" office:value="15.9489">
                <text:p>15.9489</text:p>
              </table:table-cell>
              <table:table-cell office:value-type="float" office:value="907.58">
                <text:p>907.58</text:p>
              </table:table-cell>
            </table:table-row>
            <table:table-row>
              <table:table-cell office:value-type="float" office:value="15.949">
                <text:p>15.949</text:p>
              </table:table-cell>
              <table:table-cell office:value-type="float" office:value="937.92">
                <text:p>937.92</text:p>
              </table:table-cell>
            </table:table-row>
            <table:table-row>
              <table:table-cell office:value-type="float" office:value="15.9492">
                <text:p>15.9492</text:p>
              </table:table-cell>
              <table:table-cell office:value-type="float" office:value="908.87">
                <text:p>908.87</text:p>
              </table:table-cell>
            </table:table-row>
            <table:table-row>
              <table:table-cell office:value-type="float" office:value="15.9495">
                <text:p>15.9495</text:p>
              </table:table-cell>
              <table:table-cell office:value-type="float" office:value="904">
                <text:p>904</text:p>
              </table:table-cell>
            </table:table-row>
            <table:table-row>
              <table:table-cell office:value-type="float" office:value="15.9499">
                <text:p>15.9499</text:p>
              </table:table-cell>
              <table:table-cell office:value-type="float" office:value="916.76">
                <text:p>916.76</text:p>
              </table:table-cell>
            </table:table-row>
            <table:table-row>
              <table:table-cell office:value-type="float" office:value="15.9504">
                <text:p>15.9504</text:p>
              </table:table-cell>
              <table:table-cell office:value-type="float" office:value="908">
                <text:p>908</text:p>
              </table:table-cell>
            </table:table-row>
            <table:table-row>
              <table:table-cell office:value-type="float" office:value="15.9521">
                <text:p>15.9521</text:p>
              </table:table-cell>
              <table:table-cell office:value-type="float" office:value="905.12">
                <text:p>905.12</text:p>
              </table:table-cell>
            </table:table-row>
            <table:table-row>
              <table:table-cell office:value-type="float" office:value="15.9523">
                <text:p>15.9523</text:p>
              </table:table-cell>
              <table:table-cell office:value-type="float" office:value="908.35">
                <text:p>908.35</text:p>
              </table:table-cell>
            </table:table-row>
            <table:table-row>
              <table:table-cell office:value-type="float" office:value="15.9524">
                <text:p>15.9524</text:p>
              </table:table-cell>
              <table:table-cell office:value-type="float" office:value="905.24">
                <text:p>905.24</text:p>
              </table:table-cell>
            </table:table-row>
            <table:table-row>
              <table:table-cell office:value-type="float" office:value="15.9525">
                <text:p>15.9525</text:p>
              </table:table-cell>
              <table:table-cell office:value-type="float" office:value="934.49">
                <text:p>934.49</text:p>
              </table:table-cell>
            </table:table-row>
            <table:table-row>
              <table:table-cell office:value-type="float" office:value="15.9527">
                <text:p>15.9527</text:p>
              </table:table-cell>
              <table:table-cell office:value-type="float" office:value="909.14">
                <text:p>909.14</text:p>
              </table:table-cell>
            </table:table-row>
            <table:table-row>
              <table:table-cell office:value-type="float" office:value="15.9536">
                <text:p>15.9536</text:p>
              </table:table-cell>
              <table:table-cell office:value-type="float" office:value="907.43">
                <text:p>907.43</text:p>
              </table:table-cell>
            </table:table-row>
            <table:table-row>
              <table:table-cell office:value-type="float" office:value="15.9538">
                <text:p>15.9538</text:p>
              </table:table-cell>
              <table:table-cell office:value-type="float" office:value="899.93">
                <text:p>899.93</text:p>
              </table:table-cell>
            </table:table-row>
            <table:table-row>
              <table:table-cell office:value-type="float" office:value="15.9542">
                <text:p>15.9542</text:p>
              </table:table-cell>
              <table:table-cell office:value-type="float" office:value="899.11">
                <text:p>899.11</text:p>
              </table:table-cell>
            </table:table-row>
            <table:table-row>
              <table:table-cell office:value-type="float" office:value="15.9552">
                <text:p>15.9552</text:p>
              </table:table-cell>
              <table:table-cell office:value-type="float" office:value="909.24">
                <text:p>909.24</text:p>
              </table:table-cell>
            </table:table-row>
            <table:table-row>
              <table:table-cell office:value-type="float" office:value="15.9564">
                <text:p>15.9564</text:p>
              </table:table-cell>
              <table:table-cell office:value-type="float" office:value="919.73">
                <text:p>919.73</text:p>
              </table:table-cell>
            </table:table-row>
            <table:table-row>
              <table:table-cell office:value-type="float" office:value="15.9578">
                <text:p>15.9578</text:p>
              </table:table-cell>
              <table:table-cell office:value-type="float" office:value="902.66">
                <text:p>902.66</text:p>
              </table:table-cell>
            </table:table-row>
            <table:table-row>
              <table:table-cell office:value-type="float" office:value="15.9581">
                <text:p>15.9581</text:p>
              </table:table-cell>
              <table:table-cell office:value-type="float" office:value="890.34">
                <text:p>890.34</text:p>
              </table:table-cell>
            </table:table-row>
            <table:table-row>
              <table:table-cell office:value-type="float" office:value="15.9612">
                <text:p>15.9612</text:p>
              </table:table-cell>
              <table:table-cell office:value-type="float" office:value="886.02">
                <text:p>886.02</text:p>
              </table:table-cell>
            </table:table-row>
            <table:table-row>
              <table:table-cell office:value-type="float" office:value="15.9617">
                <text:p>15.9617</text:p>
              </table:table-cell>
              <table:table-cell office:value-type="float" office:value="931.75">
                <text:p>931.75</text:p>
              </table:table-cell>
            </table:table-row>
            <table:table-row>
              <table:table-cell office:value-type="float" office:value="15.9621">
                <text:p>15.9621</text:p>
              </table:table-cell>
              <table:table-cell office:value-type="float" office:value="884.55">
                <text:p>884.55</text:p>
              </table:table-cell>
            </table:table-row>
            <table:table-row>
              <table:table-cell office:value-type="float" office:value="15.9632">
                <text:p>15.9632</text:p>
              </table:table-cell>
              <table:table-cell office:value-type="float" office:value="891.07">
                <text:p>891.07</text:p>
              </table:table-cell>
            </table:table-row>
            <table:table-row>
              <table:table-cell office:value-type="float" office:value="15.9634">
                <text:p>15.9634</text:p>
              </table:table-cell>
              <table:table-cell office:value-type="float" office:value="898.27">
                <text:p>898.27</text:p>
              </table:table-cell>
            </table:table-row>
            <table:table-row>
              <table:table-cell office:value-type="float" office:value="15.9654">
                <text:p>15.9654</text:p>
              </table:table-cell>
              <table:table-cell office:value-type="float" office:value="877.68">
                <text:p>877.68</text:p>
              </table:table-cell>
            </table:table-row>
            <table:table-row>
              <table:table-cell office:value-type="float" office:value="15.966">
                <text:p>15.966</text:p>
              </table:table-cell>
              <table:table-cell office:value-type="float" office:value="897.66">
                <text:p>897.66</text:p>
              </table:table-cell>
            </table:table-row>
            <table:table-row>
              <table:table-cell office:value-type="float" office:value="15.9681">
                <text:p>15.9681</text:p>
              </table:table-cell>
              <table:table-cell office:value-type="float" office:value="897.44">
                <text:p>897.44</text:p>
              </table:table-cell>
            </table:table-row>
            <table:table-row>
              <table:table-cell office:value-type="float" office:value="15.9698">
                <text:p>15.9698</text:p>
              </table:table-cell>
              <table:table-cell office:value-type="float" office:value="905.78">
                <text:p>905.78</text:p>
              </table:table-cell>
            </table:table-row>
            <table:table-row>
              <table:table-cell office:value-type="float" office:value="15.9712">
                <text:p>15.9712</text:p>
              </table:table-cell>
              <table:table-cell office:value-type="float" office:value="930.81">
                <text:p>930.81</text:p>
              </table:table-cell>
            </table:table-row>
            <table:table-row>
              <table:table-cell office:value-type="float" office:value="15.9716">
                <text:p>15.9716</text:p>
              </table:table-cell>
              <table:table-cell office:value-type="float" office:value="877.71">
                <text:p>877.71</text:p>
              </table:table-cell>
            </table:table-row>
            <table:table-row>
              <table:table-cell office:value-type="float" office:value="15.9728">
                <text:p>15.9728</text:p>
              </table:table-cell>
              <table:table-cell office:value-type="float" office:value="912.24">
                <text:p>912.24</text:p>
              </table:table-cell>
            </table:table-row>
            <table:table-row>
              <table:table-cell office:value-type="float" office:value="15.974">
                <text:p>15.974</text:p>
              </table:table-cell>
              <table:table-cell office:value-type="float" office:value="897.11">
                <text:p>897.11</text:p>
              </table:table-cell>
            </table:table-row>
            <table:table-row>
              <table:table-cell office:value-type="float" office:value="15.9741">
                <text:p>15.9741</text:p>
              </table:table-cell>
              <table:table-cell office:value-type="float" office:value="887.59">
                <text:p>887.59</text:p>
              </table:table-cell>
            </table:table-row>
            <table:table-row>
              <table:table-cell office:value-type="float" office:value="15.9743">
                <text:p>15.9743</text:p>
              </table:table-cell>
              <table:table-cell office:value-type="float" office:value="897.64">
                <text:p>897.64</text:p>
              </table:table-cell>
            </table:table-row>
            <table:table-row>
              <table:table-cell office:value-type="float" office:value="15.977">
                <text:p>15.977</text:p>
              </table:table-cell>
              <table:table-cell office:value-type="float" office:value="872.44">
                <text:p>872.44</text:p>
              </table:table-cell>
            </table:table-row>
            <table:table-row>
              <table:table-cell office:value-type="float" office:value="15.9772">
                <text:p>15.9772</text:p>
              </table:table-cell>
              <table:table-cell office:value-type="float" office:value="873.88">
                <text:p>873.88</text:p>
              </table:table-cell>
            </table:table-row>
            <table:table-row>
              <table:table-cell office:value-type="float" office:value="15.9775">
                <text:p>15.9775</text:p>
              </table:table-cell>
              <table:table-cell office:value-type="float" office:value="873.62">
                <text:p>873.62</text:p>
              </table:table-cell>
            </table:table-row>
            <table:table-row>
              <table:table-cell office:value-type="float" office:value="15.979">
                <text:p>15.979</text:p>
              </table:table-cell>
              <table:table-cell office:value-type="float" office:value="900.2">
                <text:p>900.2</text:p>
              </table:table-cell>
            </table:table-row>
            <table:table-row>
              <table:table-cell office:value-type="float" office:value="15.9792">
                <text:p>15.9792</text:p>
              </table:table-cell>
              <table:table-cell office:value-type="float" office:value="925.21">
                <text:p>925.21</text:p>
              </table:table-cell>
            </table:table-row>
            <table:table-row>
              <table:table-cell office:value-type="float" office:value="15.9795">
                <text:p>15.9795</text:p>
              </table:table-cell>
              <table:table-cell office:value-type="float" office:value="870.41">
                <text:p>870.41</text:p>
              </table:table-cell>
            </table:table-row>
            <table:table-row>
              <table:table-cell office:value-type="float" office:value="15.9797">
                <text:p>15.9797</text:p>
              </table:table-cell>
              <table:table-cell office:value-type="float" office:value="879.16">
                <text:p>879.16</text:p>
              </table:table-cell>
            </table:table-row>
            <table:table-row>
              <table:table-cell office:value-type="float" office:value="15.9818">
                <text:p>15.9818</text:p>
              </table:table-cell>
              <table:table-cell office:value-type="float" office:value="900.98">
                <text:p>900.98</text:p>
              </table:table-cell>
            </table:table-row>
            <table:table-row>
              <table:table-cell office:value-type="float" office:value="15.982">
                <text:p>15.982</text:p>
              </table:table-cell>
              <table:table-cell office:value-type="float" office:value="876.8">
                <text:p>876.8</text:p>
              </table:table-cell>
            </table:table-row>
            <table:table-row>
              <table:table-cell office:value-type="float" office:value="15.9823">
                <text:p>15.9823</text:p>
              </table:table-cell>
              <table:table-cell office:value-type="float" office:value="899.37">
                <text:p>899.37</text:p>
              </table:table-cell>
            </table:table-row>
            <table:table-row>
              <table:table-cell office:value-type="float" office:value="15.9842">
                <text:p>15.9842</text:p>
              </table:table-cell>
              <table:table-cell office:value-type="float" office:value="880.19">
                <text:p>880.19</text:p>
              </table:table-cell>
            </table:table-row>
            <table:table-row>
              <table:table-cell office:value-type="float" office:value="15.9844">
                <text:p>15.9844</text:p>
              </table:table-cell>
              <table:table-cell office:value-type="float" office:value="896.92">
                <text:p>896.92</text:p>
              </table:table-cell>
            </table:table-row>
            <table:table-row>
              <table:table-cell office:value-type="float" office:value="15.9852">
                <text:p>15.9852</text:p>
              </table:table-cell>
              <table:table-cell office:value-type="float" office:value="904.08">
                <text:p>904.08</text:p>
              </table:table-cell>
            </table:table-row>
            <table:table-row>
              <table:table-cell office:value-type="float" office:value="15.9864">
                <text:p>15.9864</text:p>
              </table:table-cell>
              <table:table-cell office:value-type="float" office:value="895.98">
                <text:p>895.98</text:p>
              </table:table-cell>
            </table:table-row>
            <table:table-row>
              <table:table-cell office:value-type="float" office:value="15.987">
                <text:p>15.987</text:p>
              </table:table-cell>
              <table:table-cell office:value-type="float" office:value="898.24">
                <text:p>898.24</text:p>
              </table:table-cell>
            </table:table-row>
            <table:table-row>
              <table:table-cell office:value-type="float" office:value="15.989">
                <text:p>15.989</text:p>
              </table:table-cell>
              <table:table-cell office:value-type="float" office:value="901.68">
                <text:p>901.68</text:p>
              </table:table-cell>
            </table:table-row>
            <table:table-row>
              <table:table-cell office:value-type="float" office:value="15.9891">
                <text:p>15.9891</text:p>
              </table:table-cell>
              <table:table-cell office:value-type="float" office:value="876.4">
                <text:p>876.4</text:p>
              </table:table-cell>
            </table:table-row>
            <table:table-row>
              <table:table-cell office:value-type="float" office:value="15.9892">
                <text:p>15.9892</text:p>
              </table:table-cell>
              <table:table-cell office:value-type="float" office:value="907.43">
                <text:p>907.43</text:p>
              </table:table-cell>
            </table:table-row>
            <table:table-row>
              <table:table-cell office:value-type="float" office:value="15.9904">
                <text:p>15.9904</text:p>
              </table:table-cell>
              <table:table-cell office:value-type="float" office:value="874.05">
                <text:p>874.05</text:p>
              </table:table-cell>
            </table:table-row>
            <table:table-row>
              <table:table-cell office:value-type="float" office:value="15.9912">
                <text:p>15.9912</text:p>
              </table:table-cell>
              <table:table-cell office:value-type="float" office:value="905.51">
                <text:p>905.51</text:p>
              </table:table-cell>
            </table:table-row>
            <table:table-row>
              <table:table-cell office:value-type="float" office:value="15.9944">
                <text:p>15.9944</text:p>
              </table:table-cell>
              <table:table-cell office:value-type="float" office:value="898.6">
                <text:p>898.6</text:p>
              </table:table-cell>
            </table:table-row>
            <table:table-row>
              <table:table-cell office:value-type="float" office:value="15.9951">
                <text:p>15.9951</text:p>
              </table:table-cell>
              <table:table-cell office:value-type="float" office:value="899.25">
                <text:p>899.25</text:p>
              </table:table-cell>
            </table:table-row>
            <table:table-row>
              <table:table-cell office:value-type="float" office:value="15.997">
                <text:p>15.997</text:p>
              </table:table-cell>
              <table:table-cell office:value-type="float" office:value="923.67">
                <text:p>923.67</text:p>
              </table:table-cell>
            </table:table-row>
            <table:table-row>
              <table:table-cell office:value-type="float" office:value="15.9971">
                <text:p>15.9971</text:p>
              </table:table-cell>
              <table:table-cell office:value-type="float" office:value="906.02">
                <text:p>906.02</text:p>
              </table:table-cell>
            </table:table-row>
            <table:table-row>
              <table:table-cell office:value-type="float" office:value="15.9985">
                <text:p>15.9985</text:p>
              </table:table-cell>
              <table:table-cell office:value-type="float" office:value="939.32">
                <text:p>939.32</text:p>
              </table:table-cell>
            </table:table-row>
            <table:table-row>
              <table:table-cell office:value-type="float" office:value="15.9988">
                <text:p>15.9988</text:p>
              </table:table-cell>
              <table:table-cell office:value-type="float" office:value="895.11">
                <text:p>895.11</text:p>
              </table:table-cell>
            </table:table-row>
            <table:table-row>
              <table:table-cell office:value-type="float" office:value="15.9995">
                <text:p>15.9995</text:p>
              </table:table-cell>
              <table:table-cell office:value-type="float" office:value="901.22">
                <text:p>901.22</text:p>
              </table:table-cell>
            </table:table-row>
            <table:table-row>
              <table:table-cell office:value-type="float" office:value="16.0008">
                <text:p>16.0008</text:p>
              </table:table-cell>
              <table:table-cell office:value-type="float" office:value="901.93">
                <text:p>901.93</text:p>
              </table:table-cell>
            </table:table-row>
            <table:table-row>
              <table:table-cell office:value-type="float" office:value="16.002">
                <text:p>16.002</text:p>
              </table:table-cell>
              <table:table-cell office:value-type="float" office:value="876.85">
                <text:p>876.85</text:p>
              </table:table-cell>
            </table:table-row>
            <table:table-row>
              <table:table-cell office:value-type="float" office:value="16.0022">
                <text:p>16.0022</text:p>
              </table:table-cell>
              <table:table-cell office:value-type="float" office:value="881.16">
                <text:p>881.16</text:p>
              </table:table-cell>
            </table:table-row>
            <table:table-row>
              <table:table-cell office:value-type="float" office:value="16.0027">
                <text:p>16.0027</text:p>
              </table:table-cell>
              <table:table-cell office:value-type="float" office:value="927.42">
                <text:p>927.42</text:p>
              </table:table-cell>
            </table:table-row>
            <table:table-row>
              <table:table-cell office:value-type="float" office:value="16.0033">
                <text:p>16.0033</text:p>
              </table:table-cell>
              <table:table-cell office:value-type="float" office:value="898.16">
                <text:p>898.16</text:p>
              </table:table-cell>
            </table:table-row>
            <table:table-row>
              <table:table-cell office:value-type="float" office:value="16.0038">
                <text:p>16.0038</text:p>
              </table:table-cell>
              <table:table-cell office:value-type="float" office:value="898.33">
                <text:p>898.33</text:p>
              </table:table-cell>
            </table:table-row>
            <table:table-row>
              <table:table-cell office:value-type="float" office:value="16.0042">
                <text:p>16.0042</text:p>
              </table:table-cell>
              <table:table-cell office:value-type="float" office:value="898.1">
                <text:p>898.1</text:p>
              </table:table-cell>
            </table:table-row>
            <table:table-row>
              <table:table-cell office:value-type="float" office:value="16.0046">
                <text:p>16.0046</text:p>
              </table:table-cell>
              <table:table-cell office:value-type="float" office:value="870.58">
                <text:p>870.58</text:p>
              </table:table-cell>
            </table:table-row>
            <table:table-row>
              <table:table-cell office:value-type="float" office:value="16.0061">
                <text:p>16.0061</text:p>
              </table:table-cell>
              <table:table-cell office:value-type="float" office:value="876.53">
                <text:p>876.53</text:p>
              </table:table-cell>
            </table:table-row>
            <table:table-row>
              <table:table-cell office:value-type="float" office:value="16.0065">
                <text:p>16.0065</text:p>
              </table:table-cell>
              <table:table-cell office:value-type="float" office:value="928.82">
                <text:p>928.82</text:p>
              </table:table-cell>
            </table:table-row>
            <table:table-row>
              <table:table-cell office:value-type="float" office:value="16.0071">
                <text:p>16.0071</text:p>
              </table:table-cell>
              <table:table-cell office:value-type="float" office:value="894.28">
                <text:p>894.28</text:p>
              </table:table-cell>
            </table:table-row>
            <table:table-row>
              <table:table-cell office:value-type="float" office:value="16.0072">
                <text:p>16.0072</text:p>
              </table:table-cell>
              <table:table-cell office:value-type="float" office:value="897.24">
                <text:p>897.24</text:p>
              </table:table-cell>
            </table:table-row>
            <table:table-row>
              <table:table-cell office:value-type="float" office:value="16.0098">
                <text:p>16.0098</text:p>
              </table:table-cell>
              <table:table-cell office:value-type="float" office:value="901.87">
                <text:p>901.87</text:p>
              </table:table-cell>
            </table:table-row>
            <table:table-row>
              <table:table-cell office:value-type="float" office:value="16.0107">
                <text:p>16.0107</text:p>
              </table:table-cell>
              <table:table-cell office:value-type="float" office:value="899.41">
                <text:p>899.41</text:p>
              </table:table-cell>
            </table:table-row>
            <table:table-row>
              <table:table-cell office:value-type="float" office:value="16.0121">
                <text:p>16.0121</text:p>
              </table:table-cell>
              <table:table-cell office:value-type="float" office:value="894.71">
                <text:p>894.71</text:p>
              </table:table-cell>
            </table:table-row>
            <table:table-row>
              <table:table-cell office:value-type="float" office:value="16.0122">
                <text:p>16.0122</text:p>
              </table:table-cell>
              <table:table-cell office:value-type="float" office:value="896.54">
                <text:p>896.54</text:p>
              </table:table-cell>
            </table:table-row>
            <table:table-row>
              <table:table-cell office:value-type="float" office:value="16.0124">
                <text:p>16.0124</text:p>
              </table:table-cell>
              <table:table-cell office:value-type="float" office:value="896.31">
                <text:p>896.31</text:p>
              </table:table-cell>
            </table:table-row>
            <table:table-row>
              <table:table-cell office:value-type="float" office:value="16.0125">
                <text:p>16.0125</text:p>
              </table:table-cell>
              <table:table-cell office:value-type="float" office:value="901.67">
                <text:p>901.67</text:p>
              </table:table-cell>
            </table:table-row>
            <table:table-row>
              <table:table-cell office:value-type="float" office:value="16.0131">
                <text:p>16.0131</text:p>
              </table:table-cell>
              <table:table-cell office:value-type="float" office:value="871.16">
                <text:p>871.16</text:p>
              </table:table-cell>
            </table:table-row>
            <table:table-row>
              <table:table-cell office:value-type="float" office:value="16.0138">
                <text:p>16.0138</text:p>
              </table:table-cell>
              <table:table-cell office:value-type="float" office:value="899.43">
                <text:p>899.43</text:p>
              </table:table-cell>
            </table:table-row>
            <table:table-row>
              <table:table-cell office:value-type="float" office:value="16.0151">
                <text:p>16.0151</text:p>
              </table:table-cell>
              <table:table-cell office:value-type="float" office:value="913.74">
                <text:p>913.74</text:p>
              </table:table-cell>
            </table:table-row>
            <table:table-row>
              <table:table-cell office:value-type="float" office:value="16.0156">
                <text:p>16.0156</text:p>
              </table:table-cell>
              <table:table-cell office:value-type="float" office:value="917.04">
                <text:p>917.04</text:p>
              </table:table-cell>
            </table:table-row>
            <table:table-row>
              <table:table-cell office:value-type="float" office:value="16.0168">
                <text:p>16.0168</text:p>
              </table:table-cell>
              <table:table-cell office:value-type="float" office:value="898.23">
                <text:p>898.23</text:p>
              </table:table-cell>
            </table:table-row>
            <table:table-row>
              <table:table-cell office:value-type="float" office:value="16.0185">
                <text:p>16.0185</text:p>
              </table:table-cell>
              <table:table-cell office:value-type="float" office:value="926.41">
                <text:p>926.41</text:p>
              </table:table-cell>
            </table:table-row>
            <table:table-row>
              <table:table-cell office:value-type="float" office:value="16.0186">
                <text:p>16.0186</text:p>
              </table:table-cell>
              <table:table-cell office:value-type="float" office:value="890.72">
                <text:p>890.72</text:p>
              </table:table-cell>
            </table:table-row>
            <table:table-row>
              <table:table-cell office:value-type="float" office:value="16.0187">
                <text:p>16.0187</text:p>
              </table:table-cell>
              <table:table-cell office:value-type="float" office:value="893.34">
                <text:p>893.34</text:p>
              </table:table-cell>
            </table:table-row>
            <table:table-row>
              <table:table-cell office:value-type="float" office:value="16.0189">
                <text:p>16.0189</text:p>
              </table:table-cell>
              <table:table-cell office:value-type="float" office:value="900.37">
                <text:p>900.37</text:p>
              </table:table-cell>
            </table:table-row>
            <table:table-row>
              <table:table-cell office:value-type="float" office:value="16.0191">
                <text:p>16.0191</text:p>
              </table:table-cell>
              <table:table-cell office:value-type="float" office:value="906.55">
                <text:p>906.55</text:p>
              </table:table-cell>
            </table:table-row>
            <table:table-row>
              <table:table-cell office:value-type="float" office:value="16.0196">
                <text:p>16.0196</text:p>
              </table:table-cell>
              <table:table-cell office:value-type="float" office:value="900.72">
                <text:p>900.72</text:p>
              </table:table-cell>
            </table:table-row>
            <table:table-row>
              <table:table-cell office:value-type="float" office:value="16.0203">
                <text:p>16.0203</text:p>
              </table:table-cell>
              <table:table-cell office:value-type="float" office:value="910.51">
                <text:p>910.51</text:p>
              </table:table-cell>
            </table:table-row>
            <table:table-row>
              <table:table-cell office:value-type="float" office:value="16.0205">
                <text:p>16.0205</text:p>
              </table:table-cell>
              <table:table-cell office:value-type="float" office:value="903.71">
                <text:p>903.71</text:p>
              </table:table-cell>
            </table:table-row>
            <table:table-row>
              <table:table-cell office:value-type="float" office:value="16.0241">
                <text:p>16.0241</text:p>
              </table:table-cell>
              <table:table-cell office:value-type="float" office:value="921.84">
                <text:p>921.84</text:p>
              </table:table-cell>
            </table:table-row>
            <table:table-row>
              <table:table-cell office:value-type="float" office:value="16.0246">
                <text:p>16.0246</text:p>
              </table:table-cell>
              <table:table-cell office:value-type="float" office:value="899.45">
                <text:p>899.45</text:p>
              </table:table-cell>
            </table:table-row>
            <table:table-row>
              <table:table-cell office:value-type="float" office:value="16.0248">
                <text:p>16.0248</text:p>
              </table:table-cell>
              <table:table-cell office:value-type="float" office:value="915.09">
                <text:p>915.09</text:p>
              </table:table-cell>
            </table:table-row>
            <table:table-row>
              <table:table-cell office:value-type="float" office:value="16.0249">
                <text:p>16.0249</text:p>
              </table:table-cell>
              <table:table-cell office:value-type="float" office:value="884.6">
                <text:p>884.6</text:p>
              </table:table-cell>
            </table:table-row>
            <table:table-row>
              <table:table-cell office:value-type="float" office:value="16.0256">
                <text:p>16.0256</text:p>
              </table:table-cell>
              <table:table-cell office:value-type="float" office:value="899.58">
                <text:p>899.58</text:p>
              </table:table-cell>
            </table:table-row>
            <table:table-row>
              <table:table-cell office:value-type="float" office:value="16.0265">
                <text:p>16.0265</text:p>
              </table:table-cell>
              <table:table-cell office:value-type="float" office:value="913.3">
                <text:p>913.3</text:p>
              </table:table-cell>
            </table:table-row>
            <table:table-row>
              <table:table-cell office:value-type="float" office:value="16.0268">
                <text:p>16.0268</text:p>
              </table:table-cell>
              <table:table-cell office:value-type="float" office:value="897.57">
                <text:p>897.57</text:p>
              </table:table-cell>
            </table:table-row>
            <table:table-row>
              <table:table-cell office:value-type="float" office:value="16.0275">
                <text:p>16.0275</text:p>
              </table:table-cell>
              <table:table-cell office:value-type="float" office:value="912.99">
                <text:p>912.99</text:p>
              </table:table-cell>
            </table:table-row>
            <table:table-row>
              <table:table-cell office:value-type="float" office:value="16.0278">
                <text:p>16.0278</text:p>
              </table:table-cell>
              <table:table-cell office:value-type="float" office:value="913.16">
                <text:p>913.16</text:p>
              </table:table-cell>
            </table:table-row>
            <table:table-row>
              <table:table-cell office:value-type="float" office:value="16.0282">
                <text:p>16.0282</text:p>
              </table:table-cell>
              <table:table-cell office:value-type="float" office:value="934.56">
                <text:p>934.56</text:p>
              </table:table-cell>
            </table:table-row>
            <table:table-row>
              <table:table-cell office:value-type="float" office:value="16.0292">
                <text:p>16.0292</text:p>
              </table:table-cell>
              <table:table-cell office:value-type="float" office:value="910.64">
                <text:p>910.64</text:p>
              </table:table-cell>
            </table:table-row>
            <table:table-row>
              <table:table-cell office:value-type="float" office:value="16.0293">
                <text:p>16.0293</text:p>
              </table:table-cell>
              <table:table-cell office:value-type="float" office:value="915.33">
                <text:p>915.33</text:p>
              </table:table-cell>
            </table:table-row>
            <table:table-row>
              <table:table-cell office:value-type="float" office:value="16.0309">
                <text:p>16.0309</text:p>
              </table:table-cell>
              <table:table-cell office:value-type="float" office:value="920.33">
                <text:p>920.33</text:p>
              </table:table-cell>
            </table:table-row>
            <table:table-row>
              <table:table-cell office:value-type="float" office:value="16.0314">
                <text:p>16.0314</text:p>
              </table:table-cell>
              <table:table-cell office:value-type="float" office:value="923.24">
                <text:p>923.24</text:p>
              </table:table-cell>
            </table:table-row>
            <table:table-row>
              <table:table-cell office:value-type="float" office:value="16.0324">
                <text:p>16.0324</text:p>
              </table:table-cell>
              <table:table-cell office:value-type="float" office:value="905.86">
                <text:p>905.86</text:p>
              </table:table-cell>
            </table:table-row>
            <table:table-row>
              <table:table-cell office:value-type="float" office:value="16.0325">
                <text:p>16.0325</text:p>
              </table:table-cell>
              <table:table-cell office:value-type="float" office:value="943.01">
                <text:p>943.01</text:p>
              </table:table-cell>
            </table:table-row>
            <table:table-row>
              <table:table-cell office:value-type="float" office:value="16.0327">
                <text:p>16.0327</text:p>
              </table:table-cell>
              <table:table-cell office:value-type="float" office:value="909.39">
                <text:p>909.39</text:p>
              </table:table-cell>
            </table:table-row>
            <table:table-row>
              <table:table-cell office:value-type="float" office:value="16.0332">
                <text:p>16.0332</text:p>
              </table:table-cell>
              <table:table-cell office:value-type="float" office:value="925.27">
                <text:p>925.27</text:p>
              </table:table-cell>
            </table:table-row>
            <table:table-row>
              <table:table-cell office:value-type="float" office:value="16.0345">
                <text:p>16.0345</text:p>
              </table:table-cell>
              <table:table-cell office:value-type="float" office:value="911.61">
                <text:p>911.61</text:p>
              </table:table-cell>
            </table:table-row>
            <table:table-row>
              <table:table-cell office:value-type="float" office:value="16.0347">
                <text:p>16.0347</text:p>
              </table:table-cell>
              <table:table-cell office:value-type="float" office:value="922.24">
                <text:p>922.24</text:p>
              </table:table-cell>
            </table:table-row>
            <table:table-row>
              <table:table-cell office:value-type="float" office:value="16.0349">
                <text:p>16.0349</text:p>
              </table:table-cell>
              <table:table-cell office:value-type="float" office:value="951.54">
                <text:p>951.54</text:p>
              </table:table-cell>
            </table:table-row>
            <table:table-row>
              <table:table-cell office:value-type="float" office:value="16.0351">
                <text:p>16.0351</text:p>
              </table:table-cell>
              <table:table-cell office:value-type="float" office:value="904.3">
                <text:p>904.3</text:p>
              </table:table-cell>
            </table:table-row>
            <table:table-row>
              <table:table-cell office:value-type="float" office:value="16.0352">
                <text:p>16.0352</text:p>
              </table:table-cell>
              <table:table-cell office:value-type="float" office:value="913.78">
                <text:p>913.78</text:p>
              </table:table-cell>
            </table:table-row>
            <table:table-row>
              <table:table-cell office:value-type="float" office:value="16.0353">
                <text:p>16.0353</text:p>
              </table:table-cell>
              <table:table-cell office:value-type="float" office:value="950.02">
                <text:p>950.02</text:p>
              </table:table-cell>
            </table:table-row>
            <table:table-row>
              <table:table-cell office:value-type="float" office:value="16.0354">
                <text:p>16.0354</text:p>
              </table:table-cell>
              <table:table-cell office:value-type="float" office:value="919.05">
                <text:p>919.05</text:p>
              </table:table-cell>
            </table:table-row>
            <table:table-row>
              <table:table-cell office:value-type="float" office:value="16.0356">
                <text:p>16.0356</text:p>
              </table:table-cell>
              <table:table-cell office:value-type="float" office:value="921.8">
                <text:p>921.8</text:p>
              </table:table-cell>
            </table:table-row>
            <table:table-row>
              <table:table-cell office:value-type="float" office:value="16.0361">
                <text:p>16.0361</text:p>
              </table:table-cell>
              <table:table-cell office:value-type="float" office:value="910.91">
                <text:p>910.91</text:p>
              </table:table-cell>
            </table:table-row>
            <table:table-row>
              <table:table-cell office:value-type="float" office:value="16.0365">
                <text:p>16.0365</text:p>
              </table:table-cell>
              <table:table-cell office:value-type="float" office:value="909.27">
                <text:p>909.27</text:p>
              </table:table-cell>
            </table:table-row>
            <table:table-row>
              <table:table-cell office:value-type="float" office:value="16.0366">
                <text:p>16.0366</text:p>
              </table:table-cell>
              <table:table-cell office:value-type="float" office:value="894.37">
                <text:p>894.37</text:p>
              </table:table-cell>
            </table:table-row>
            <table:table-row>
              <table:table-cell office:value-type="float" office:value="16.0377">
                <text:p>16.0377</text:p>
              </table:table-cell>
              <table:table-cell office:value-type="float" office:value="931.56">
                <text:p>931.56</text:p>
              </table:table-cell>
            </table:table-row>
            <table:table-row>
              <table:table-cell office:value-type="float" office:value="16.0379">
                <text:p>16.0379</text:p>
              </table:table-cell>
              <table:table-cell office:value-type="float" office:value="927.39">
                <text:p>927.39</text:p>
              </table:table-cell>
            </table:table-row>
            <table:table-row>
              <table:table-cell office:value-type="float" office:value="16.0381">
                <text:p>16.0381</text:p>
              </table:table-cell>
              <table:table-cell office:value-type="float" office:value="938.25">
                <text:p>938.25</text:p>
              </table:table-cell>
            </table:table-row>
            <table:table-row>
              <table:table-cell office:value-type="float" office:value="16.0384">
                <text:p>16.0384</text:p>
              </table:table-cell>
              <table:table-cell office:value-type="float" office:value="903.93">
                <text:p>903.93</text:p>
              </table:table-cell>
            </table:table-row>
            <table:table-row>
              <table:table-cell office:value-type="float" office:value="16.0386">
                <text:p>16.0386</text:p>
              </table:table-cell>
              <table:table-cell office:value-type="float" office:value="962.22">
                <text:p>962.22</text:p>
              </table:table-cell>
            </table:table-row>
            <table:table-row>
              <table:table-cell office:value-type="float" office:value="16.0395">
                <text:p>16.0395</text:p>
              </table:table-cell>
              <table:table-cell office:value-type="float" office:value="930.64">
                <text:p>930.64</text:p>
              </table:table-cell>
            </table:table-row>
            <table:table-row>
              <table:table-cell office:value-type="float" office:value="16.0398">
                <text:p>16.0398</text:p>
              </table:table-cell>
              <table:table-cell office:value-type="float" office:value="913.8">
                <text:p>913.8</text:p>
              </table:table-cell>
            </table:table-row>
            <table:table-row>
              <table:table-cell office:value-type="float" office:value="16.0399">
                <text:p>16.0399</text:p>
              </table:table-cell>
              <table:table-cell office:value-type="float" office:value="939.56">
                <text:p>939.56</text:p>
              </table:table-cell>
            </table:table-row>
            <table:table-row>
              <table:table-cell office:value-type="float" office:value="16.0401">
                <text:p>16.0401</text:p>
              </table:table-cell>
              <table:table-cell office:value-type="float" office:value="920.02">
                <text:p>920.02</text:p>
              </table:table-cell>
            </table:table-row>
            <table:table-row>
              <table:table-cell office:value-type="float" office:value="16.041">
                <text:p>16.041</text:p>
              </table:table-cell>
              <table:table-cell office:value-type="float" office:value="913.55">
                <text:p>913.55</text:p>
              </table:table-cell>
            </table:table-row>
            <table:table-row>
              <table:table-cell office:value-type="float" office:value="16.0413">
                <text:p>16.0413</text:p>
              </table:table-cell>
              <table:table-cell office:value-type="float" office:value="920.45">
                <text:p>920.45</text:p>
              </table:table-cell>
            </table:table-row>
            <table:table-row>
              <table:table-cell office:value-type="float" office:value="16.0416">
                <text:p>16.0416</text:p>
              </table:table-cell>
              <table:table-cell office:value-type="float" office:value="932.75">
                <text:p>932.75</text:p>
              </table:table-cell>
            </table:table-row>
            <table:table-row>
              <table:table-cell office:value-type="float" office:value="16.0419">
                <text:p>16.0419</text:p>
              </table:table-cell>
              <table:table-cell office:value-type="float" office:value="902.54">
                <text:p>902.54</text:p>
              </table:table-cell>
            </table:table-row>
            <table:table-row>
              <table:table-cell office:value-type="float" office:value="16.0425">
                <text:p>16.0425</text:p>
              </table:table-cell>
              <table:table-cell office:value-type="float" office:value="926.67">
                <text:p>926.67</text:p>
              </table:table-cell>
            </table:table-row>
            <table:table-row>
              <table:table-cell office:value-type="float" office:value="16.0426">
                <text:p>16.0426</text:p>
              </table:table-cell>
              <table:table-cell office:value-type="float" office:value="933.16">
                <text:p>933.16</text:p>
              </table:table-cell>
            </table:table-row>
            <table:table-row>
              <table:table-cell office:value-type="float" office:value="16.0428">
                <text:p>16.0428</text:p>
              </table:table-cell>
              <table:table-cell office:value-type="float" office:value="896.38">
                <text:p>896.38</text:p>
              </table:table-cell>
            </table:table-row>
            <table:table-row>
              <table:table-cell office:value-type="float" office:value="16.043">
                <text:p>16.043</text:p>
              </table:table-cell>
              <table:table-cell office:value-type="float" office:value="909.76">
                <text:p>909.76</text:p>
              </table:table-cell>
            </table:table-row>
            <table:table-row>
              <table:table-cell office:value-type="float" office:value="16.0431">
                <text:p>16.0431</text:p>
              </table:table-cell>
              <table:table-cell office:value-type="float" office:value="906.75">
                <text:p>906.75</text:p>
              </table:table-cell>
            </table:table-row>
            <table:table-row>
              <table:table-cell office:value-type="float" office:value="16.0445">
                <text:p>16.0445</text:p>
              </table:table-cell>
              <table:table-cell office:value-type="float" office:value="904.28">
                <text:p>904.28</text:p>
              </table:table-cell>
            </table:table-row>
            <table:table-row>
              <table:table-cell office:value-type="float" office:value="16.0446">
                <text:p>16.0446</text:p>
              </table:table-cell>
              <table:table-cell office:value-type="float" office:value="901.07">
                <text:p>901.07</text:p>
              </table:table-cell>
            </table:table-row>
            <table:table-row>
              <table:table-cell office:value-type="float" office:value="16.0449">
                <text:p>16.0449</text:p>
              </table:table-cell>
              <table:table-cell office:value-type="float" office:value="915.1">
                <text:p>915.1</text:p>
              </table:table-cell>
            </table:table-row>
            <table:table-row>
              <table:table-cell office:value-type="float" office:value="16.045">
                <text:p>16.045</text:p>
              </table:table-cell>
              <table:table-cell office:value-type="float" office:value="882.86">
                <text:p>882.86</text:p>
              </table:table-cell>
            </table:table-row>
            <table:table-row>
              <table:table-cell office:value-type="float" office:value="16.0453">
                <text:p>16.0453</text:p>
              </table:table-cell>
              <table:table-cell office:value-type="float" office:value="916.25">
                <text:p>916.25</text:p>
              </table:table-cell>
            </table:table-row>
            <table:table-row>
              <table:table-cell office:value-type="float" office:value="16.0455">
                <text:p>16.0455</text:p>
              </table:table-cell>
              <table:table-cell office:value-type="float" office:value="901.57">
                <text:p>901.57</text:p>
              </table:table-cell>
            </table:table-row>
            <table:table-row>
              <table:table-cell office:value-type="float" office:value="16.0459">
                <text:p>16.0459</text:p>
              </table:table-cell>
              <table:table-cell office:value-type="float" office:value="951">
                <text:p>951</text:p>
              </table:table-cell>
            </table:table-row>
            <table:table-row>
              <table:table-cell office:value-type="float" office:value="16.047">
                <text:p>16.047</text:p>
              </table:table-cell>
              <table:table-cell office:value-type="float" office:value="910.28">
                <text:p>910.28</text:p>
              </table:table-cell>
            </table:table-row>
            <table:table-row>
              <table:table-cell office:value-type="float" office:value="16.0471">
                <text:p>16.0471</text:p>
              </table:table-cell>
              <table:table-cell office:value-type="float" office:value="918.42">
                <text:p>918.42</text:p>
              </table:table-cell>
            </table:table-row>
            <table:table-row>
              <table:table-cell office:value-type="float" office:value="16.0472">
                <text:p>16.0472</text:p>
              </table:table-cell>
              <table:table-cell office:value-type="float" office:value="898.58">
                <text:p>898.58</text:p>
              </table:table-cell>
            </table:table-row>
            <table:table-row>
              <table:table-cell office:value-type="float" office:value="16.0474">
                <text:p>16.0474</text:p>
              </table:table-cell>
              <table:table-cell office:value-type="float" office:value="896.3">
                <text:p>896.3</text:p>
              </table:table-cell>
            </table:table-row>
            <table:table-row>
              <table:table-cell office:value-type="float" office:value="16.0481">
                <text:p>16.0481</text:p>
              </table:table-cell>
              <table:table-cell office:value-type="float" office:value="904.39">
                <text:p>904.39</text:p>
              </table:table-cell>
            </table:table-row>
            <table:table-row>
              <table:table-cell office:value-type="float" office:value="16.0486">
                <text:p>16.0486</text:p>
              </table:table-cell>
              <table:table-cell office:value-type="float" office:value="903.92">
                <text:p>903.92</text:p>
              </table:table-cell>
            </table:table-row>
            <table:table-row>
              <table:table-cell office:value-type="float" office:value="16.0489">
                <text:p>16.0489</text:p>
              </table:table-cell>
              <table:table-cell office:value-type="float" office:value="912.26">
                <text:p>912.26</text:p>
              </table:table-cell>
            </table:table-row>
            <table:table-row>
              <table:table-cell office:value-type="float" office:value="16.0493">
                <text:p>16.0493</text:p>
              </table:table-cell>
              <table:table-cell office:value-type="float" office:value="925.81">
                <text:p>925.81</text:p>
              </table:table-cell>
            </table:table-row>
            <table:table-row>
              <table:table-cell office:value-type="float" office:value="16.0494">
                <text:p>16.0494</text:p>
              </table:table-cell>
              <table:table-cell office:value-type="float" office:value="915.54">
                <text:p>915.54</text:p>
              </table:table-cell>
            </table:table-row>
            <table:table-row>
              <table:table-cell office:value-type="float" office:value="16.0499">
                <text:p>16.0499</text:p>
              </table:table-cell>
              <table:table-cell office:value-type="float" office:value="896.98">
                <text:p>896.98</text:p>
              </table:table-cell>
            </table:table-row>
            <table:table-row>
              <table:table-cell office:value-type="float" office:value="16.0502">
                <text:p>16.0502</text:p>
              </table:table-cell>
              <table:table-cell office:value-type="float" office:value="921.47">
                <text:p>921.47</text:p>
              </table:table-cell>
            </table:table-row>
            <table:table-row>
              <table:table-cell office:value-type="float" office:value="16.0503">
                <text:p>16.0503</text:p>
              </table:table-cell>
              <table:table-cell office:value-type="float" office:value="907.77">
                <text:p>907.77</text:p>
              </table:table-cell>
            </table:table-row>
            <table:table-row>
              <table:table-cell office:value-type="float" office:value="16.0505">
                <text:p>16.0505</text:p>
              </table:table-cell>
              <table:table-cell office:value-type="float" office:value="952.32">
                <text:p>952.32</text:p>
              </table:table-cell>
            </table:table-row>
            <table:table-row>
              <table:table-cell office:value-type="float" office:value="16.0508">
                <text:p>16.0508</text:p>
              </table:table-cell>
              <table:table-cell office:value-type="float" office:value="944.58">
                <text:p>944.58</text:p>
              </table:table-cell>
            </table:table-row>
            <table:table-row>
              <table:table-cell office:value-type="float" office:value="16.0512">
                <text:p>16.0512</text:p>
              </table:table-cell>
              <table:table-cell office:value-type="float" office:value="952.14">
                <text:p>952.14</text:p>
              </table:table-cell>
            </table:table-row>
            <table:table-row>
              <table:table-cell office:value-type="float" office:value="16.0517">
                <text:p>16.0517</text:p>
              </table:table-cell>
              <table:table-cell office:value-type="float" office:value="960.45">
                <text:p>960.45</text:p>
              </table:table-cell>
            </table:table-row>
            <table:table-row>
              <table:table-cell office:value-type="float" office:value="16.0518">
                <text:p>16.0518</text:p>
              </table:table-cell>
              <table:table-cell office:value-type="float" office:value="914.87">
                <text:p>914.87</text:p>
              </table:table-cell>
            </table:table-row>
            <table:table-row>
              <table:table-cell office:value-type="float" office:value="16.0519">
                <text:p>16.0519</text:p>
              </table:table-cell>
              <table:table-cell office:value-type="float" office:value="967.23">
                <text:p>967.23</text:p>
              </table:table-cell>
            </table:table-row>
            <table:table-row>
              <table:table-cell office:value-type="float" office:value="16.0521">
                <text:p>16.0521</text:p>
              </table:table-cell>
              <table:table-cell office:value-type="float" office:value="958.97">
                <text:p>958.97</text:p>
              </table:table-cell>
            </table:table-row>
            <table:table-row>
              <table:table-cell office:value-type="float" office:value="16.0524">
                <text:p>16.0524</text:p>
              </table:table-cell>
              <table:table-cell office:value-type="float" office:value="952.4">
                <text:p>952.4</text:p>
              </table:table-cell>
            </table:table-row>
            <table:table-row>
              <table:table-cell office:value-type="float" office:value="16.0526">
                <text:p>16.0526</text:p>
              </table:table-cell>
              <table:table-cell office:value-type="float" office:value="953.88">
                <text:p>953.88</text:p>
              </table:table-cell>
            </table:table-row>
            <table:table-row>
              <table:table-cell office:value-type="float" office:value="16.0529">
                <text:p>16.0529</text:p>
              </table:table-cell>
              <table:table-cell office:value-type="float" office:value="952.98">
                <text:p>952.98</text:p>
              </table:table-cell>
            </table:table-row>
            <table:table-row>
              <table:table-cell office:value-type="float" office:value="16.053">
                <text:p>16.053</text:p>
              </table:table-cell>
              <table:table-cell office:value-type="float" office:value="929.35">
                <text:p>929.35</text:p>
              </table:table-cell>
            </table:table-row>
            <table:table-row>
              <table:table-cell office:value-type="float" office:value="16.0536">
                <text:p>16.0536</text:p>
              </table:table-cell>
              <table:table-cell office:value-type="float" office:value="974.42">
                <text:p>974.42</text:p>
              </table:table-cell>
            </table:table-row>
            <table:table-row>
              <table:table-cell office:value-type="float" office:value="16.0545">
                <text:p>16.0545</text:p>
              </table:table-cell>
              <table:table-cell office:value-type="float" office:value="954.67">
                <text:p>954.67</text:p>
              </table:table-cell>
            </table:table-row>
            <table:table-row>
              <table:table-cell office:value-type="float" office:value="16.0551">
                <text:p>16.0551</text:p>
              </table:table-cell>
              <table:table-cell office:value-type="float" office:value="951.89">
                <text:p>951.89</text:p>
              </table:table-cell>
            </table:table-row>
            <table:table-row>
              <table:table-cell office:value-type="float" office:value="16.0552">
                <text:p>16.0552</text:p>
              </table:table-cell>
              <table:table-cell office:value-type="float" office:value="953.37">
                <text:p>953.37</text:p>
              </table:table-cell>
            </table:table-row>
            <table:table-row>
              <table:table-cell office:value-type="float" office:value="16.0562">
                <text:p>16.0562</text:p>
              </table:table-cell>
              <table:table-cell office:value-type="float" office:value="959">
                <text:p>959</text:p>
              </table:table-cell>
            </table:table-row>
            <table:table-row>
              <table:table-cell office:value-type="float" office:value="16.0568">
                <text:p>16.0568</text:p>
              </table:table-cell>
              <table:table-cell office:value-type="float" office:value="949.59">
                <text:p>949.59</text:p>
              </table:table-cell>
            </table:table-row>
            <table:table-row>
              <table:table-cell office:value-type="float" office:value="16.0573">
                <text:p>16.0573</text:p>
              </table:table-cell>
              <table:table-cell office:value-type="float" office:value="961.86">
                <text:p>961.86</text:p>
              </table:table-cell>
            </table:table-row>
            <table:table-row>
              <table:table-cell office:value-type="float" office:value="16.0589">
                <text:p>16.0589</text:p>
              </table:table-cell>
              <table:table-cell office:value-type="float" office:value="951">
                <text:p>951</text:p>
              </table:table-cell>
            </table:table-row>
            <table:table-row>
              <table:table-cell office:value-type="float" office:value="16.0592">
                <text:p>16.0592</text:p>
              </table:table-cell>
              <table:table-cell office:value-type="float" office:value="950.88">
                <text:p>950.88</text:p>
              </table:table-cell>
            </table:table-row>
            <table:table-row>
              <table:table-cell office:value-type="float" office:value="16.0594">
                <text:p>16.0594</text:p>
              </table:table-cell>
              <table:table-cell office:value-type="float" office:value="949.4">
                <text:p>949.4</text:p>
              </table:table-cell>
            </table:table-row>
            <table:table-row>
              <table:table-cell office:value-type="float" office:value="16.0596">
                <text:p>16.0596</text:p>
              </table:table-cell>
              <table:table-cell office:value-type="float" office:value="926.27">
                <text:p>926.27</text:p>
              </table:table-cell>
            </table:table-row>
            <table:table-row>
              <table:table-cell office:value-type="float" office:value="16.0597">
                <text:p>16.0597</text:p>
              </table:table-cell>
              <table:table-cell office:value-type="float" office:value="940.96">
                <text:p>940.96</text:p>
              </table:table-cell>
            </table:table-row>
            <table:table-row>
              <table:table-cell office:value-type="float" office:value="16.0603">
                <text:p>16.0603</text:p>
              </table:table-cell>
              <table:table-cell office:value-type="float" office:value="957.16">
                <text:p>957.16</text:p>
              </table:table-cell>
            </table:table-row>
            <table:table-row>
              <table:table-cell office:value-type="float" office:value="16.0604">
                <text:p>16.0604</text:p>
              </table:table-cell>
              <table:table-cell office:value-type="float" office:value="953.8">
                <text:p>953.8</text:p>
              </table:table-cell>
            </table:table-row>
            <table:table-row>
              <table:table-cell office:value-type="float" office:value="16.0607">
                <text:p>16.0607</text:p>
              </table:table-cell>
              <table:table-cell office:value-type="float" office:value="948.7">
                <text:p>948.7</text:p>
              </table:table-cell>
            </table:table-row>
            <table:table-row>
              <table:table-cell office:value-type="float" office:value="16.0612">
                <text:p>16.0612</text:p>
              </table:table-cell>
              <table:table-cell office:value-type="float" office:value="952.01">
                <text:p>952.01</text:p>
              </table:table-cell>
            </table:table-row>
            <table:table-row>
              <table:table-cell office:value-type="float" office:value="16.0617">
                <text:p>16.0617</text:p>
              </table:table-cell>
              <table:table-cell office:value-type="float" office:value="949.02">
                <text:p>949.02</text:p>
              </table:table-cell>
            </table:table-row>
            <table:table-row>
              <table:table-cell office:value-type="float" office:value="16.062">
                <text:p>16.062</text:p>
              </table:table-cell>
              <table:table-cell office:value-type="float" office:value="959.78">
                <text:p>959.78</text:p>
              </table:table-cell>
            </table:table-row>
            <table:table-row>
              <table:table-cell office:value-type="float" office:value="16.0623">
                <text:p>16.0623</text:p>
              </table:table-cell>
              <table:table-cell office:value-type="float" office:value="947.9">
                <text:p>947.9</text:p>
              </table:table-cell>
            </table:table-row>
            <table:table-row>
              <table:table-cell office:value-type="float" office:value="16.0631">
                <text:p>16.0631</text:p>
              </table:table-cell>
              <table:table-cell office:value-type="float" office:value="952.08">
                <text:p>952.08</text:p>
              </table:table-cell>
            </table:table-row>
            <table:table-row>
              <table:table-cell office:value-type="float" office:value="16.0638">
                <text:p>16.0638</text:p>
              </table:table-cell>
              <table:table-cell office:value-type="float" office:value="960.23">
                <text:p>960.23</text:p>
              </table:table-cell>
            </table:table-row>
            <table:table-row>
              <table:table-cell office:value-type="float" office:value="16.0644">
                <text:p>16.0644</text:p>
              </table:table-cell>
              <table:table-cell office:value-type="float" office:value="940.2">
                <text:p>940.2</text:p>
              </table:table-cell>
            </table:table-row>
            <table:table-row>
              <table:table-cell office:value-type="float" office:value="16.0648">
                <text:p>16.0648</text:p>
              </table:table-cell>
              <table:table-cell office:value-type="float" office:value="957.16">
                <text:p>957.16</text:p>
              </table:table-cell>
            </table:table-row>
            <table:table-row>
              <table:table-cell office:value-type="float" office:value="16.0649">
                <text:p>16.0649</text:p>
              </table:table-cell>
              <table:table-cell office:value-type="float" office:value="953.02">
                <text:p>953.02</text:p>
              </table:table-cell>
            </table:table-row>
            <table:table-row>
              <table:table-cell office:value-type="float" office:value="16.0652">
                <text:p>16.0652</text:p>
              </table:table-cell>
              <table:table-cell office:value-type="float" office:value="934.55">
                <text:p>934.55</text:p>
              </table:table-cell>
            </table:table-row>
            <table:table-row>
              <table:table-cell office:value-type="float" office:value="16.0664">
                <text:p>16.0664</text:p>
              </table:table-cell>
              <table:table-cell office:value-type="float" office:value="938.58">
                <text:p>938.58</text:p>
              </table:table-cell>
            </table:table-row>
            <table:table-row>
              <table:table-cell office:value-type="float" office:value="16.0666">
                <text:p>16.0666</text:p>
              </table:table-cell>
              <table:table-cell office:value-type="float" office:value="953.54">
                <text:p>953.54</text:p>
              </table:table-cell>
            </table:table-row>
            <table:table-row>
              <table:table-cell office:value-type="float" office:value="16.0673">
                <text:p>16.0673</text:p>
              </table:table-cell>
              <table:table-cell office:value-type="float" office:value="967.83">
                <text:p>967.83</text:p>
              </table:table-cell>
            </table:table-row>
            <table:table-row>
              <table:table-cell office:value-type="float" office:value="16.0674">
                <text:p>16.0674</text:p>
              </table:table-cell>
              <table:table-cell office:value-type="float" office:value="957.25">
                <text:p>957.25</text:p>
              </table:table-cell>
            </table:table-row>
            <table:table-row>
              <table:table-cell office:value-type="float" office:value="16.0676">
                <text:p>16.0676</text:p>
              </table:table-cell>
              <table:table-cell office:value-type="float" office:value="949.11">
                <text:p>949.11</text:p>
              </table:table-cell>
            </table:table-row>
            <table:table-row>
              <table:table-cell office:value-type="float" office:value="16.0682">
                <text:p>16.0682</text:p>
              </table:table-cell>
              <table:table-cell office:value-type="float" office:value="958.78">
                <text:p>958.78</text:p>
              </table:table-cell>
            </table:table-row>
            <table:table-row>
              <table:table-cell office:value-type="float" office:value="16.0683">
                <text:p>16.0683</text:p>
              </table:table-cell>
              <table:table-cell office:value-type="float" office:value="950.19">
                <text:p>950.19</text:p>
              </table:table-cell>
            </table:table-row>
            <table:table-row>
              <table:table-cell office:value-type="float" office:value="16.0693">
                <text:p>16.0693</text:p>
              </table:table-cell>
              <table:table-cell office:value-type="float" office:value="964.57">
                <text:p>964.57</text:p>
              </table:table-cell>
            </table:table-row>
            <table:table-row>
              <table:table-cell office:value-type="float" office:value="16.0695">
                <text:p>16.0695</text:p>
              </table:table-cell>
              <table:table-cell office:value-type="float" office:value="938.07">
                <text:p>938.07</text:p>
              </table:table-cell>
            </table:table-row>
            <table:table-row>
              <table:table-cell office:value-type="float" office:value="16.0697">
                <text:p>16.0697</text:p>
              </table:table-cell>
              <table:table-cell office:value-type="float" office:value="936.93">
                <text:p>936.93</text:p>
              </table:table-cell>
            </table:table-row>
            <table:table-row>
              <table:table-cell office:value-type="float" office:value="16.0701">
                <text:p>16.0701</text:p>
              </table:table-cell>
              <table:table-cell office:value-type="float" office:value="974.2">
                <text:p>974.2</text:p>
              </table:table-cell>
            </table:table-row>
            <table:table-row>
              <table:table-cell office:value-type="float" office:value="16.0704">
                <text:p>16.0704</text:p>
              </table:table-cell>
              <table:table-cell office:value-type="float" office:value="929.81">
                <text:p>929.81</text:p>
              </table:table-cell>
            </table:table-row>
            <table:table-row>
              <table:table-cell office:value-type="float" office:value="16.0705">
                <text:p>16.0705</text:p>
              </table:table-cell>
              <table:table-cell office:value-type="float" office:value="976.09">
                <text:p>976.09</text:p>
              </table:table-cell>
            </table:table-row>
            <table:table-row>
              <table:table-cell office:value-type="float" office:value="16.0708">
                <text:p>16.0708</text:p>
              </table:table-cell>
              <table:table-cell office:value-type="float" office:value="950.53">
                <text:p>950.53</text:p>
              </table:table-cell>
            </table:table-row>
            <table:table-row>
              <table:table-cell office:value-type="float" office:value="16.0709">
                <text:p>16.0709</text:p>
              </table:table-cell>
              <table:table-cell office:value-type="float" office:value="953.89">
                <text:p>953.89</text:p>
              </table:table-cell>
            </table:table-row>
            <table:table-row>
              <table:table-cell office:value-type="float" office:value="16.071">
                <text:p>16.071</text:p>
              </table:table-cell>
              <table:table-cell office:value-type="float" office:value="954.77">
                <text:p>954.77</text:p>
              </table:table-cell>
            </table:table-row>
            <table:table-row>
              <table:table-cell office:value-type="float" office:value="16.0712">
                <text:p>16.0712</text:p>
              </table:table-cell>
              <table:table-cell office:value-type="float" office:value="945.36">
                <text:p>945.36</text:p>
              </table:table-cell>
            </table:table-row>
            <table:table-row>
              <table:table-cell office:value-type="float" office:value="16.0713">
                <text:p>16.0713</text:p>
              </table:table-cell>
              <table:table-cell office:value-type="float" office:value="953.51">
                <text:p>953.51</text:p>
              </table:table-cell>
            </table:table-row>
            <table:table-row>
              <table:table-cell office:value-type="float" office:value="16.0714">
                <text:p>16.0714</text:p>
              </table:table-cell>
              <table:table-cell office:value-type="float" office:value="952.47">
                <text:p>952.47</text:p>
              </table:table-cell>
            </table:table-row>
            <table:table-row>
              <table:table-cell office:value-type="float" office:value="16.0715">
                <text:p>16.0715</text:p>
              </table:table-cell>
              <table:table-cell office:value-type="float" office:value="952.91">
                <text:p>952.91</text:p>
              </table:table-cell>
            </table:table-row>
            <table:table-row>
              <table:table-cell office:value-type="float" office:value="16.0719">
                <text:p>16.0719</text:p>
              </table:table-cell>
              <table:table-cell office:value-type="float" office:value="975.08">
                <text:p>975.08</text:p>
              </table:table-cell>
            </table:table-row>
            <table:table-row>
              <table:table-cell office:value-type="float" office:value="16.0723">
                <text:p>16.0723</text:p>
              </table:table-cell>
              <table:table-cell office:value-type="float" office:value="956.62">
                <text:p>956.62</text:p>
              </table:table-cell>
            </table:table-row>
            <table:table-row>
              <table:table-cell office:value-type="float" office:value="16.0727">
                <text:p>16.0727</text:p>
              </table:table-cell>
              <table:table-cell office:value-type="float" office:value="958.95">
                <text:p>958.95</text:p>
              </table:table-cell>
            </table:table-row>
            <table:table-row>
              <table:table-cell office:value-type="float" office:value="16.0746">
                <text:p>16.0746</text:p>
              </table:table-cell>
              <table:table-cell office:value-type="float" office:value="948.49">
                <text:p>948.49</text:p>
              </table:table-cell>
            </table:table-row>
            <table:table-row>
              <table:table-cell office:value-type="float" office:value="16.0753">
                <text:p>16.0753</text:p>
              </table:table-cell>
              <table:table-cell office:value-type="float" office:value="951.61">
                <text:p>951.61</text:p>
              </table:table-cell>
            </table:table-row>
            <table:table-row>
              <table:table-cell office:value-type="float" office:value="16.0754">
                <text:p>16.0754</text:p>
              </table:table-cell>
              <table:table-cell office:value-type="float" office:value="998.05">
                <text:p>998.05</text:p>
              </table:table-cell>
            </table:table-row>
            <table:table-row>
              <table:table-cell office:value-type="float" office:value="16.0756">
                <text:p>16.0756</text:p>
              </table:table-cell>
              <table:table-cell office:value-type="float" office:value="980.1">
                <text:p>980.1</text:p>
              </table:table-cell>
            </table:table-row>
            <table:table-row>
              <table:table-cell office:value-type="float" office:value="16.0759">
                <text:p>16.0759</text:p>
              </table:table-cell>
              <table:table-cell office:value-type="float" office:value="963.82">
                <text:p>963.82</text:p>
              </table:table-cell>
            </table:table-row>
            <table:table-row>
              <table:table-cell office:value-type="float" office:value="16.076">
                <text:p>16.076</text:p>
              </table:table-cell>
              <table:table-cell office:value-type="float" office:value="980.37">
                <text:p>980.37</text:p>
              </table:table-cell>
            </table:table-row>
            <table:table-row>
              <table:table-cell office:value-type="float" office:value="16.0761">
                <text:p>16.0761</text:p>
              </table:table-cell>
              <table:table-cell office:value-type="float" office:value="934.83">
                <text:p>934.83</text:p>
              </table:table-cell>
            </table:table-row>
            <table:table-row>
              <table:table-cell office:value-type="float" office:value="16.0767">
                <text:p>16.0767</text:p>
              </table:table-cell>
              <table:table-cell office:value-type="float" office:value="954.67">
                <text:p>954.67</text:p>
              </table:table-cell>
            </table:table-row>
            <table:table-row>
              <table:table-cell office:value-type="float" office:value="16.0768">
                <text:p>16.0768</text:p>
              </table:table-cell>
              <table:table-cell office:value-type="float" office:value="950.92">
                <text:p>950.92</text:p>
              </table:table-cell>
            </table:table-row>
            <table:table-row>
              <table:table-cell office:value-type="float" office:value="16.0769">
                <text:p>16.0769</text:p>
              </table:table-cell>
              <table:table-cell office:value-type="float" office:value="933.3">
                <text:p>933.3</text:p>
              </table:table-cell>
            </table:table-row>
            <table:table-row>
              <table:table-cell office:value-type="float" office:value="16.0771">
                <text:p>16.0771</text:p>
              </table:table-cell>
              <table:table-cell office:value-type="float" office:value="982.43">
                <text:p>982.43</text:p>
              </table:table-cell>
            </table:table-row>
            <table:table-row>
              <table:table-cell office:value-type="float" office:value="16.0772">
                <text:p>16.0772</text:p>
              </table:table-cell>
              <table:table-cell office:value-type="float" office:value="968.77">
                <text:p>968.77</text:p>
              </table:table-cell>
            </table:table-row>
            <table:table-row>
              <table:table-cell office:value-type="float" office:value="16.0777">
                <text:p>16.0777</text:p>
              </table:table-cell>
              <table:table-cell office:value-type="float" office:value="946.09">
                <text:p>946.09</text:p>
              </table:table-cell>
            </table:table-row>
            <table:table-row>
              <table:table-cell office:value-type="float" office:value="16.078">
                <text:p>16.078</text:p>
              </table:table-cell>
              <table:table-cell office:value-type="float" office:value="954.9">
                <text:p>954.9</text:p>
              </table:table-cell>
            </table:table-row>
            <table:table-row>
              <table:table-cell office:value-type="float" office:value="16.0787">
                <text:p>16.0787</text:p>
              </table:table-cell>
              <table:table-cell office:value-type="float" office:value="960.32">
                <text:p>960.32</text:p>
              </table:table-cell>
            </table:table-row>
            <table:table-row>
              <table:table-cell office:value-type="float" office:value="16.0788">
                <text:p>16.0788</text:p>
              </table:table-cell>
              <table:table-cell office:value-type="float" office:value="954.85">
                <text:p>954.85</text:p>
              </table:table-cell>
            </table:table-row>
            <table:table-row>
              <table:table-cell office:value-type="float" office:value="16.0789">
                <text:p>16.0789</text:p>
              </table:table-cell>
              <table:table-cell office:value-type="float" office:value="976.65">
                <text:p>976.65</text:p>
              </table:table-cell>
            </table:table-row>
            <table:table-row>
              <table:table-cell office:value-type="float" office:value="16.079">
                <text:p>16.079</text:p>
              </table:table-cell>
              <table:table-cell office:value-type="float" office:value="937.41">
                <text:p>937.41</text:p>
              </table:table-cell>
            </table:table-row>
            <table:table-row>
              <table:table-cell office:value-type="float" office:value="16.0791">
                <text:p>16.0791</text:p>
              </table:table-cell>
              <table:table-cell office:value-type="float" office:value="948.49">
                <text:p>948.49</text:p>
              </table:table-cell>
            </table:table-row>
            <table:table-row>
              <table:table-cell office:value-type="float" office:value="16.0792">
                <text:p>16.0792</text:p>
              </table:table-cell>
              <table:table-cell office:value-type="float" office:value="925.75">
                <text:p>925.75</text:p>
              </table:table-cell>
            </table:table-row>
            <table:table-row>
              <table:table-cell office:value-type="float" office:value="16.0796">
                <text:p>16.0796</text:p>
              </table:table-cell>
              <table:table-cell office:value-type="float" office:value="949.09">
                <text:p>949.09</text:p>
              </table:table-cell>
            </table:table-row>
            <table:table-row>
              <table:table-cell office:value-type="float" office:value="16.0797">
                <text:p>16.0797</text:p>
              </table:table-cell>
              <table:table-cell office:value-type="float" office:value="951.87">
                <text:p>951.87</text:p>
              </table:table-cell>
            </table:table-row>
            <table:table-row>
              <table:table-cell office:value-type="float" office:value="16.0805">
                <text:p>16.0805</text:p>
              </table:table-cell>
              <table:table-cell office:value-type="float" office:value="959.51">
                <text:p>959.51</text:p>
              </table:table-cell>
            </table:table-row>
            <table:table-row>
              <table:table-cell office:value-type="float" office:value="16.0807">
                <text:p>16.0807</text:p>
              </table:table-cell>
              <table:table-cell office:value-type="float" office:value="974.05">
                <text:p>974.05</text:p>
              </table:table-cell>
            </table:table-row>
            <table:table-row>
              <table:table-cell office:value-type="float" office:value="16.0811">
                <text:p>16.0811</text:p>
              </table:table-cell>
              <table:table-cell office:value-type="float" office:value="949.1">
                <text:p>949.1</text:p>
              </table:table-cell>
            </table:table-row>
            <table:table-row>
              <table:table-cell office:value-type="float" office:value="16.0812">
                <text:p>16.0812</text:p>
              </table:table-cell>
              <table:table-cell office:value-type="float" office:value="956.8">
                <text:p>956.8</text:p>
              </table:table-cell>
            </table:table-row>
            <table:table-row>
              <table:table-cell office:value-type="float" office:value="16.0819">
                <text:p>16.0819</text:p>
              </table:table-cell>
              <table:table-cell office:value-type="float" office:value="945.79">
                <text:p>945.79</text:p>
              </table:table-cell>
            </table:table-row>
            <table:table-row>
              <table:table-cell office:value-type="float" office:value="16.0837">
                <text:p>16.0837</text:p>
              </table:table-cell>
              <table:table-cell office:value-type="float" office:value="914.66">
                <text:p>914.66</text:p>
              </table:table-cell>
            </table:table-row>
            <table:table-row>
              <table:table-cell office:value-type="float" office:value="16.0838">
                <text:p>16.0838</text:p>
              </table:table-cell>
              <table:table-cell office:value-type="float" office:value="928.88">
                <text:p>928.88</text:p>
              </table:table-cell>
            </table:table-row>
            <table:table-row>
              <table:table-cell office:value-type="float" office:value="16.0845">
                <text:p>16.0845</text:p>
              </table:table-cell>
              <table:table-cell office:value-type="float" office:value="910.29">
                <text:p>910.29</text:p>
              </table:table-cell>
            </table:table-row>
            <table:table-row>
              <table:table-cell office:value-type="float" office:value="16.0847">
                <text:p>16.0847</text:p>
              </table:table-cell>
              <table:table-cell office:value-type="float" office:value="933.03">
                <text:p>933.03</text:p>
              </table:table-cell>
            </table:table-row>
            <table:table-row>
              <table:table-cell office:value-type="float" office:value="16.0854">
                <text:p>16.0854</text:p>
              </table:table-cell>
              <table:table-cell office:value-type="float" office:value="961.78">
                <text:p>961.78</text:p>
              </table:table-cell>
            </table:table-row>
            <table:table-row>
              <table:table-cell office:value-type="float" office:value="16.0856">
                <text:p>16.0856</text:p>
              </table:table-cell>
              <table:table-cell office:value-type="float" office:value="943.18">
                <text:p>943.18</text:p>
              </table:table-cell>
            </table:table-row>
            <table:table-row>
              <table:table-cell office:value-type="float" office:value="16.0867">
                <text:p>16.0867</text:p>
              </table:table-cell>
              <table:table-cell office:value-type="float" office:value="953.32">
                <text:p>953.32</text:p>
              </table:table-cell>
            </table:table-row>
            <table:table-row>
              <table:table-cell office:value-type="float" office:value="16.0868">
                <text:p>16.0868</text:p>
              </table:table-cell>
              <table:table-cell office:value-type="float" office:value="973.69">
                <text:p>973.69</text:p>
              </table:table-cell>
            </table:table-row>
            <table:table-row>
              <table:table-cell office:value-type="float" office:value="16.0872">
                <text:p>16.0872</text:p>
              </table:table-cell>
              <table:table-cell office:value-type="float" office:value="916.75">
                <text:p>916.75</text:p>
              </table:table-cell>
            </table:table-row>
            <table:table-row>
              <table:table-cell office:value-type="float" office:value="16.0875">
                <text:p>16.0875</text:p>
              </table:table-cell>
              <table:table-cell office:value-type="float" office:value="908.57">
                <text:p>908.57</text:p>
              </table:table-cell>
            </table:table-row>
            <table:table-row>
              <table:table-cell office:value-type="float" office:value="16.089">
                <text:p>16.089</text:p>
              </table:table-cell>
              <table:table-cell office:value-type="float" office:value="909.08">
                <text:p>909.08</text:p>
              </table:table-cell>
            </table:table-row>
            <table:table-row>
              <table:table-cell office:value-type="float" office:value="16.0896">
                <text:p>16.0896</text:p>
              </table:table-cell>
              <table:table-cell office:value-type="float" office:value="948.92">
                <text:p>948.92</text:p>
              </table:table-cell>
            </table:table-row>
            <table:table-row>
              <table:table-cell office:value-type="float" office:value="16.0898">
                <text:p>16.0898</text:p>
              </table:table-cell>
              <table:table-cell office:value-type="float" office:value="948.53">
                <text:p>948.53</text:p>
              </table:table-cell>
            </table:table-row>
            <table:table-row>
              <table:table-cell office:value-type="float" office:value="16.09">
                <text:p>16.09</text:p>
              </table:table-cell>
              <table:table-cell office:value-type="float" office:value="935.42">
                <text:p>935.42</text:p>
              </table:table-cell>
            </table:table-row>
            <table:table-row>
              <table:table-cell office:value-type="float" office:value="16.0906">
                <text:p>16.0906</text:p>
              </table:table-cell>
              <table:table-cell office:value-type="float" office:value="930.44">
                <text:p>930.44</text:p>
              </table:table-cell>
            </table:table-row>
            <table:table-row>
              <table:table-cell office:value-type="float" office:value="16.091">
                <text:p>16.091</text:p>
              </table:table-cell>
              <table:table-cell office:value-type="float" office:value="952.2">
                <text:p>952.2</text:p>
              </table:table-cell>
            </table:table-row>
            <table:table-row>
              <table:table-cell office:value-type="float" office:value="16.0912">
                <text:p>16.0912</text:p>
              </table:table-cell>
              <table:table-cell office:value-type="float" office:value="945.38">
                <text:p>945.38</text:p>
              </table:table-cell>
            </table:table-row>
            <table:table-row>
              <table:table-cell office:value-type="float" office:value="16.0918">
                <text:p>16.0918</text:p>
              </table:table-cell>
              <table:table-cell office:value-type="float" office:value="968.67">
                <text:p>968.67</text:p>
              </table:table-cell>
            </table:table-row>
            <table:table-row>
              <table:table-cell office:value-type="float" office:value="16.0919">
                <text:p>16.0919</text:p>
              </table:table-cell>
              <table:table-cell office:value-type="float" office:value="946.77">
                <text:p>946.77</text:p>
              </table:table-cell>
            </table:table-row>
            <table:table-row>
              <table:table-cell office:value-type="float" office:value="16.0922">
                <text:p>16.0922</text:p>
              </table:table-cell>
              <table:table-cell office:value-type="float" office:value="937.71">
                <text:p>937.71</text:p>
              </table:table-cell>
            </table:table-row>
            <table:table-row>
              <table:table-cell office:value-type="float" office:value="16.093">
                <text:p>16.093</text:p>
              </table:table-cell>
              <table:table-cell office:value-type="float" office:value="934.69">
                <text:p>934.69</text:p>
              </table:table-cell>
            </table:table-row>
            <table:table-row>
              <table:table-cell office:value-type="float" office:value="16.0935">
                <text:p>16.0935</text:p>
              </table:table-cell>
              <table:table-cell office:value-type="float" office:value="932.29">
                <text:p>932.29</text:p>
              </table:table-cell>
            </table:table-row>
            <table:table-row>
              <table:table-cell office:value-type="float" office:value="16.0936">
                <text:p>16.0936</text:p>
              </table:table-cell>
              <table:table-cell office:value-type="float" office:value="916.02">
                <text:p>916.02</text:p>
              </table:table-cell>
            </table:table-row>
            <table:table-row>
              <table:table-cell office:value-type="float" office:value="16.0938">
                <text:p>16.0938</text:p>
              </table:table-cell>
              <table:table-cell office:value-type="float" office:value="940.36">
                <text:p>940.36</text:p>
              </table:table-cell>
            </table:table-row>
            <table:table-row>
              <table:table-cell office:value-type="float" office:value="16.0939">
                <text:p>16.0939</text:p>
              </table:table-cell>
              <table:table-cell office:value-type="float" office:value="935.32">
                <text:p>935.32</text:p>
              </table:table-cell>
            </table:table-row>
            <table:table-row>
              <table:table-cell office:value-type="float" office:value="16.0951">
                <text:p>16.0951</text:p>
              </table:table-cell>
              <table:table-cell office:value-type="float" office:value="955.54">
                <text:p>955.54</text:p>
              </table:table-cell>
            </table:table-row>
            <table:table-row>
              <table:table-cell office:value-type="float" office:value="16.0956">
                <text:p>16.0956</text:p>
              </table:table-cell>
              <table:table-cell office:value-type="float" office:value="942.64">
                <text:p>942.64</text:p>
              </table:table-cell>
            </table:table-row>
            <table:table-row>
              <table:table-cell office:value-type="float" office:value="16.0959">
                <text:p>16.0959</text:p>
              </table:table-cell>
              <table:table-cell office:value-type="float" office:value="917.94">
                <text:p>917.94</text:p>
              </table:table-cell>
            </table:table-row>
            <table:table-row>
              <table:table-cell office:value-type="float" office:value="16.0969">
                <text:p>16.0969</text:p>
              </table:table-cell>
              <table:table-cell office:value-type="float" office:value="943.79">
                <text:p>943.79</text:p>
              </table:table-cell>
            </table:table-row>
            <table:table-row>
              <table:table-cell office:value-type="float" office:value="16.0974">
                <text:p>16.0974</text:p>
              </table:table-cell>
              <table:table-cell office:value-type="float" office:value="946.93">
                <text:p>946.93</text:p>
              </table:table-cell>
            </table:table-row>
            <table:table-row>
              <table:table-cell office:value-type="float" office:value="16.0977">
                <text:p>16.0977</text:p>
              </table:table-cell>
              <table:table-cell office:value-type="float" office:value="944.72">
                <text:p>944.72</text:p>
              </table:table-cell>
            </table:table-row>
            <table:table-row>
              <table:table-cell office:value-type="float" office:value="16.098">
                <text:p>16.098</text:p>
              </table:table-cell>
              <table:table-cell office:value-type="float" office:value="916.2">
                <text:p>916.2</text:p>
              </table:table-cell>
            </table:table-row>
            <table:table-row>
              <table:table-cell office:value-type="float" office:value="16.0981">
                <text:p>16.0981</text:p>
              </table:table-cell>
              <table:table-cell office:value-type="float" office:value="920.4">
                <text:p>920.4</text:p>
              </table:table-cell>
            </table:table-row>
            <table:table-row>
              <table:table-cell office:value-type="float" office:value="16.0984">
                <text:p>16.0984</text:p>
              </table:table-cell>
              <table:table-cell office:value-type="float" office:value="937.71">
                <text:p>937.71</text:p>
              </table:table-cell>
            </table:table-row>
            <table:table-row>
              <table:table-cell office:value-type="float" office:value="16.0989">
                <text:p>16.0989</text:p>
              </table:table-cell>
              <table:table-cell office:value-type="float" office:value="949.31">
                <text:p>949.31</text:p>
              </table:table-cell>
            </table:table-row>
            <table:table-row>
              <table:table-cell office:value-type="float" office:value="16.0994">
                <text:p>16.0994</text:p>
              </table:table-cell>
              <table:table-cell office:value-type="float" office:value="923.21">
                <text:p>923.21</text:p>
              </table:table-cell>
            </table:table-row>
            <table:table-row>
              <table:table-cell office:value-type="float" office:value="16.0997">
                <text:p>16.0997</text:p>
              </table:table-cell>
              <table:table-cell office:value-type="float" office:value="949.11">
                <text:p>949.11</text:p>
              </table:table-cell>
            </table:table-row>
            <table:table-row>
              <table:table-cell office:value-type="float" office:value="16.0999">
                <text:p>16.0999</text:p>
              </table:table-cell>
              <table:table-cell office:value-type="float" office:value="907.44">
                <text:p>907.44</text:p>
              </table:table-cell>
            </table:table-row>
            <table:table-row>
              <table:table-cell office:value-type="float" office:value="16.1002">
                <text:p>16.1002</text:p>
              </table:table-cell>
              <table:table-cell office:value-type="float" office:value="950.63">
                <text:p>950.63</text:p>
              </table:table-cell>
            </table:table-row>
            <table:table-row>
              <table:table-cell office:value-type="float" office:value="16.1006">
                <text:p>16.1006</text:p>
              </table:table-cell>
              <table:table-cell office:value-type="float" office:value="918.49">
                <text:p>918.49</text:p>
              </table:table-cell>
            </table:table-row>
            <table:table-row>
              <table:table-cell office:value-type="float" office:value="16.1013">
                <text:p>16.1013</text:p>
              </table:table-cell>
              <table:table-cell office:value-type="float" office:value="946.61">
                <text:p>946.61</text:p>
              </table:table-cell>
            </table:table-row>
            <table:table-row>
              <table:table-cell office:value-type="float" office:value="16.1024">
                <text:p>16.1024</text:p>
              </table:table-cell>
              <table:table-cell office:value-type="float" office:value="926.96">
                <text:p>926.96</text:p>
              </table:table-cell>
            </table:table-row>
            <table:table-row>
              <table:table-cell office:value-type="float" office:value="16.1031">
                <text:p>16.1031</text:p>
              </table:table-cell>
              <table:table-cell office:value-type="float" office:value="898.49">
                <text:p>898.49</text:p>
              </table:table-cell>
            </table:table-row>
            <table:table-row>
              <table:table-cell office:value-type="float" office:value="16.1039">
                <text:p>16.1039</text:p>
              </table:table-cell>
              <table:table-cell office:value-type="float" office:value="940.44">
                <text:p>940.44</text:p>
              </table:table-cell>
            </table:table-row>
            <table:table-row>
              <table:table-cell office:value-type="float" office:value="16.104">
                <text:p>16.104</text:p>
              </table:table-cell>
              <table:table-cell office:value-type="float" office:value="935.92">
                <text:p>935.92</text:p>
              </table:table-cell>
            </table:table-row>
            <table:table-row>
              <table:table-cell office:value-type="float" office:value="16.1041">
                <text:p>16.1041</text:p>
              </table:table-cell>
              <table:table-cell office:value-type="float" office:value="920.48">
                <text:p>920.48</text:p>
              </table:table-cell>
            </table:table-row>
            <table:table-row>
              <table:table-cell office:value-type="float" office:value="16.1044">
                <text:p>16.1044</text:p>
              </table:table-cell>
              <table:table-cell office:value-type="float" office:value="905.4">
                <text:p>905.4</text:p>
              </table:table-cell>
            </table:table-row>
            <table:table-row>
              <table:table-cell office:value-type="float" office:value="16.105">
                <text:p>16.105</text:p>
              </table:table-cell>
              <table:table-cell office:value-type="float" office:value="928.53">
                <text:p>928.53</text:p>
              </table:table-cell>
            </table:table-row>
            <table:table-row>
              <table:table-cell office:value-type="float" office:value="16.1064">
                <text:p>16.1064</text:p>
              </table:table-cell>
              <table:table-cell office:value-type="float" office:value="944.93">
                <text:p>944.93</text:p>
              </table:table-cell>
            </table:table-row>
            <table:table-row>
              <table:table-cell office:value-type="float" office:value="16.1075">
                <text:p>16.1075</text:p>
              </table:table-cell>
              <table:table-cell office:value-type="float" office:value="959.89">
                <text:p>959.89</text:p>
              </table:table-cell>
            </table:table-row>
            <table:table-row>
              <table:table-cell office:value-type="float" office:value="16.1092">
                <text:p>16.1092</text:p>
              </table:table-cell>
              <table:table-cell office:value-type="float" office:value="925.49">
                <text:p>925.49</text:p>
              </table:table-cell>
            </table:table-row>
            <table:table-row>
              <table:table-cell office:value-type="float" office:value="16.1101">
                <text:p>16.1101</text:p>
              </table:table-cell>
              <table:table-cell office:value-type="float" office:value="944.74">
                <text:p>944.74</text:p>
              </table:table-cell>
            </table:table-row>
            <table:table-row>
              <table:table-cell office:value-type="float" office:value="16.1112">
                <text:p>16.1112</text:p>
              </table:table-cell>
              <table:table-cell office:value-type="float" office:value="925">
                <text:p>925</text:p>
              </table:table-cell>
            </table:table-row>
            <table:table-row>
              <table:table-cell office:value-type="float" office:value="16.1113">
                <text:p>16.1113</text:p>
              </table:table-cell>
              <table:table-cell office:value-type="float" office:value="926.35">
                <text:p>926.35</text:p>
              </table:table-cell>
            </table:table-row>
            <table:table-row>
              <table:table-cell office:value-type="float" office:value="16.1123">
                <text:p>16.1123</text:p>
              </table:table-cell>
              <table:table-cell office:value-type="float" office:value="936.97">
                <text:p>936.97</text:p>
              </table:table-cell>
            </table:table-row>
            <table:table-row>
              <table:table-cell office:value-type="float" office:value="16.1127">
                <text:p>16.1127</text:p>
              </table:table-cell>
              <table:table-cell office:value-type="float" office:value="938.59">
                <text:p>938.59</text:p>
              </table:table-cell>
            </table:table-row>
            <table:table-row>
              <table:table-cell office:value-type="float" office:value="16.1128">
                <text:p>16.1128</text:p>
              </table:table-cell>
              <table:table-cell office:value-type="float" office:value="895.62">
                <text:p>895.62</text:p>
              </table:table-cell>
            </table:table-row>
            <table:table-row>
              <table:table-cell office:value-type="float" office:value="16.1129">
                <text:p>16.1129</text:p>
              </table:table-cell>
              <table:table-cell office:value-type="float" office:value="919.38">
                <text:p>919.38</text:p>
              </table:table-cell>
            </table:table-row>
            <table:table-row>
              <table:table-cell office:value-type="float" office:value="16.1132">
                <text:p>16.1132</text:p>
              </table:table-cell>
              <table:table-cell office:value-type="float" office:value="907.33">
                <text:p>907.33</text:p>
              </table:table-cell>
            </table:table-row>
            <table:table-row>
              <table:table-cell office:value-type="float" office:value="16.114">
                <text:p>16.114</text:p>
              </table:table-cell>
              <table:table-cell office:value-type="float" office:value="894.16">
                <text:p>894.16</text:p>
              </table:table-cell>
            </table:table-row>
            <table:table-row>
              <table:table-cell office:value-type="float" office:value="16.1152">
                <text:p>16.1152</text:p>
              </table:table-cell>
              <table:table-cell office:value-type="float" office:value="942.71">
                <text:p>942.71</text:p>
              </table:table-cell>
            </table:table-row>
            <table:table-row>
              <table:table-cell office:value-type="float" office:value="16.1157">
                <text:p>16.1157</text:p>
              </table:table-cell>
              <table:table-cell office:value-type="float" office:value="953.98">
                <text:p>953.98</text:p>
              </table:table-cell>
            </table:table-row>
            <table:table-row>
              <table:table-cell office:value-type="float" office:value="16.1163">
                <text:p>16.1163</text:p>
              </table:table-cell>
              <table:table-cell office:value-type="float" office:value="948.77">
                <text:p>948.77</text:p>
              </table:table-cell>
            </table:table-row>
            <table:table-row>
              <table:table-cell office:value-type="float" office:value="16.1164">
                <text:p>16.1164</text:p>
              </table:table-cell>
              <table:table-cell office:value-type="float" office:value="915.77">
                <text:p>915.77</text:p>
              </table:table-cell>
            </table:table-row>
            <table:table-row>
              <table:table-cell office:value-type="float" office:value="16.1169">
                <text:p>16.1169</text:p>
              </table:table-cell>
              <table:table-cell office:value-type="float" office:value="946.12">
                <text:p>946.12</text:p>
              </table:table-cell>
            </table:table-row>
            <table:table-row>
              <table:table-cell office:value-type="float" office:value="16.117">
                <text:p>16.117</text:p>
              </table:table-cell>
              <table:table-cell office:value-type="float" office:value="929.81">
                <text:p>929.81</text:p>
              </table:table-cell>
            </table:table-row>
            <table:table-row>
              <table:table-cell office:value-type="float" office:value="16.1173">
                <text:p>16.1173</text:p>
              </table:table-cell>
              <table:table-cell office:value-type="float" office:value="939.25">
                <text:p>939.25</text:p>
              </table:table-cell>
            </table:table-row>
            <table:table-row>
              <table:table-cell office:value-type="float" office:value="16.1175">
                <text:p>16.1175</text:p>
              </table:table-cell>
              <table:table-cell office:value-type="float" office:value="929.57">
                <text:p>929.57</text:p>
              </table:table-cell>
            </table:table-row>
            <table:table-row>
              <table:table-cell office:value-type="float" office:value="16.1178">
                <text:p>16.1178</text:p>
              </table:table-cell>
              <table:table-cell office:value-type="float" office:value="907.44">
                <text:p>907.44</text:p>
              </table:table-cell>
            </table:table-row>
            <table:table-row>
              <table:table-cell office:value-type="float" office:value="16.1199">
                <text:p>16.1199</text:p>
              </table:table-cell>
              <table:table-cell office:value-type="float" office:value="908.4">
                <text:p>908.4</text:p>
              </table:table-cell>
            </table:table-row>
            <table:table-row>
              <table:table-cell office:value-type="float" office:value="16.12">
                <text:p>16.12</text:p>
              </table:table-cell>
              <table:table-cell office:value-type="float" office:value="936.77">
                <text:p>936.77</text:p>
              </table:table-cell>
            </table:table-row>
            <table:table-row>
              <table:table-cell office:value-type="float" office:value="16.1213">
                <text:p>16.1213</text:p>
              </table:table-cell>
              <table:table-cell office:value-type="float" office:value="934.8">
                <text:p>934.8</text:p>
              </table:table-cell>
            </table:table-row>
            <table:table-row>
              <table:table-cell office:value-type="float" office:value="16.1216">
                <text:p>16.1216</text:p>
              </table:table-cell>
              <table:table-cell office:value-type="float" office:value="917.22">
                <text:p>917.22</text:p>
              </table:table-cell>
            </table:table-row>
            <table:table-row>
              <table:table-cell office:value-type="float" office:value="16.1219">
                <text:p>16.1219</text:p>
              </table:table-cell>
              <table:table-cell office:value-type="float" office:value="902.51">
                <text:p>902.51</text:p>
              </table:table-cell>
            </table:table-row>
            <table:table-row>
              <table:table-cell office:value-type="float" office:value="16.1228">
                <text:p>16.1228</text:p>
              </table:table-cell>
              <table:table-cell office:value-type="float" office:value="933.32">
                <text:p>933.32</text:p>
              </table:table-cell>
            </table:table-row>
            <table:table-row>
              <table:table-cell office:value-type="float" office:value="16.1232">
                <text:p>16.1232</text:p>
              </table:table-cell>
              <table:table-cell office:value-type="float" office:value="891.82">
                <text:p>891.82</text:p>
              </table:table-cell>
            </table:table-row>
            <table:table-row>
              <table:table-cell office:value-type="float" office:value="16.1233">
                <text:p>16.1233</text:p>
              </table:table-cell>
              <table:table-cell office:value-type="float" office:value="944.67">
                <text:p>944.67</text:p>
              </table:table-cell>
            </table:table-row>
            <table:table-row>
              <table:table-cell office:value-type="float" office:value="16.1254">
                <text:p>16.1254</text:p>
              </table:table-cell>
              <table:table-cell office:value-type="float" office:value="904.74">
                <text:p>904.74</text:p>
              </table:table-cell>
            </table:table-row>
            <table:table-row>
              <table:table-cell office:value-type="float" office:value="16.1256">
                <text:p>16.1256</text:p>
              </table:table-cell>
              <table:table-cell office:value-type="float" office:value="927.02">
                <text:p>927.02</text:p>
              </table:table-cell>
            </table:table-row>
            <table:table-row>
              <table:table-cell office:value-type="float" office:value="16.1266">
                <text:p>16.1266</text:p>
              </table:table-cell>
              <table:table-cell office:value-type="float" office:value="894.03">
                <text:p>894.03</text:p>
              </table:table-cell>
            </table:table-row>
            <table:table-row>
              <table:table-cell office:value-type="float" office:value="16.1285">
                <text:p>16.1285</text:p>
              </table:table-cell>
              <table:table-cell office:value-type="float" office:value="909.74">
                <text:p>909.74</text:p>
              </table:table-cell>
            </table:table-row>
            <table:table-row>
              <table:table-cell office:value-type="float" office:value="16.1295">
                <text:p>16.1295</text:p>
              </table:table-cell>
              <table:table-cell office:value-type="float" office:value="857.95">
                <text:p>857.95</text:p>
              </table:table-cell>
            </table:table-row>
            <table:table-row>
              <table:table-cell office:value-type="float" office:value="16.1309">
                <text:p>16.1309</text:p>
              </table:table-cell>
              <table:table-cell office:value-type="float" office:value="884.53">
                <text:p>884.53</text:p>
              </table:table-cell>
            </table:table-row>
            <table:table-row>
              <table:table-cell office:value-type="float" office:value="16.133">
                <text:p>16.133</text:p>
              </table:table-cell>
              <table:table-cell office:value-type="float" office:value="929.97">
                <text:p>929.97</text:p>
              </table:table-cell>
            </table:table-row>
            <table:table-row>
              <table:table-cell office:value-type="float" office:value="16.1344">
                <text:p>16.1344</text:p>
              </table:table-cell>
              <table:table-cell office:value-type="float" office:value="943.56">
                <text:p>943.56</text:p>
              </table:table-cell>
            </table:table-row>
            <table:table-row>
              <table:table-cell office:value-type="float" office:value="16.1353">
                <text:p>16.1353</text:p>
              </table:table-cell>
              <table:table-cell office:value-type="float" office:value="954.98">
                <text:p>954.98</text:p>
              </table:table-cell>
            </table:table-row>
            <table:table-row>
              <table:table-cell office:value-type="float" office:value="16.1361">
                <text:p>16.1361</text:p>
              </table:table-cell>
              <table:table-cell office:value-type="float" office:value="942.05">
                <text:p>942.05</text:p>
              </table:table-cell>
            </table:table-row>
            <table:table-row>
              <table:table-cell office:value-type="float" office:value="16.1373">
                <text:p>16.1373</text:p>
              </table:table-cell>
              <table:table-cell office:value-type="float" office:value="908.31">
                <text:p>908.31</text:p>
              </table:table-cell>
            </table:table-row>
            <table:table-row>
              <table:table-cell office:value-type="float" office:value="16.1376">
                <text:p>16.1376</text:p>
              </table:table-cell>
              <table:table-cell office:value-type="float" office:value="930.93">
                <text:p>930.93</text:p>
              </table:table-cell>
            </table:table-row>
            <table:table-row>
              <table:table-cell office:value-type="float" office:value="16.1393">
                <text:p>16.1393</text:p>
              </table:table-cell>
              <table:table-cell office:value-type="float" office:value="910.41">
                <text:p>910.41</text:p>
              </table:table-cell>
            </table:table-row>
            <table:table-row>
              <table:table-cell office:value-type="float" office:value="16.1405">
                <text:p>16.1405</text:p>
              </table:table-cell>
              <table:table-cell office:value-type="float" office:value="964.38">
                <text:p>964.38</text:p>
              </table:table-cell>
            </table:table-row>
            <table:table-row>
              <table:table-cell office:value-type="float" office:value="16.1414">
                <text:p>16.1414</text:p>
              </table:table-cell>
              <table:table-cell office:value-type="float" office:value="900.4">
                <text:p>900.4</text:p>
              </table:table-cell>
            </table:table-row>
            <table:table-row>
              <table:table-cell office:value-type="float" office:value="16.1416">
                <text:p>16.1416</text:p>
              </table:table-cell>
              <table:table-cell office:value-type="float" office:value="918.96">
                <text:p>918.96</text:p>
              </table:table-cell>
            </table:table-row>
            <table:table-row>
              <table:table-cell office:value-type="float" office:value="16.1419">
                <text:p>16.1419</text:p>
              </table:table-cell>
              <table:table-cell office:value-type="float" office:value="897.05">
                <text:p>897.05</text:p>
              </table:table-cell>
            </table:table-row>
            <table:table-row>
              <table:table-cell office:value-type="float" office:value="16.1429">
                <text:p>16.1429</text:p>
              </table:table-cell>
              <table:table-cell office:value-type="float" office:value="941.38">
                <text:p>941.38</text:p>
              </table:table-cell>
            </table:table-row>
            <table:table-row>
              <table:table-cell office:value-type="float" office:value="16.1436">
                <text:p>16.1436</text:p>
              </table:table-cell>
              <table:table-cell office:value-type="float" office:value="867.27">
                <text:p>867.27</text:p>
              </table:table-cell>
            </table:table-row>
            <table:table-row>
              <table:table-cell office:value-type="float" office:value="16.1438">
                <text:p>16.1438</text:p>
              </table:table-cell>
              <table:table-cell office:value-type="float" office:value="957.74">
                <text:p>957.74</text:p>
              </table:table-cell>
            </table:table-row>
            <table:table-row>
              <table:table-cell office:value-type="float" office:value="16.1448">
                <text:p>16.1448</text:p>
              </table:table-cell>
              <table:table-cell office:value-type="float" office:value="960.43">
                <text:p>960.43</text:p>
              </table:table-cell>
            </table:table-row>
            <table:table-row>
              <table:table-cell office:value-type="float" office:value="16.1456">
                <text:p>16.1456</text:p>
              </table:table-cell>
              <table:table-cell office:value-type="float" office:value="913">
                <text:p>913</text:p>
              </table:table-cell>
            </table:table-row>
            <table:table-row>
              <table:table-cell office:value-type="float" office:value="16.1464">
                <text:p>16.1464</text:p>
              </table:table-cell>
              <table:table-cell office:value-type="float" office:value="915.39">
                <text:p>915.39</text:p>
              </table:table-cell>
            </table:table-row>
            <table:table-row>
              <table:table-cell office:value-type="float" office:value="16.1466">
                <text:p>16.1466</text:p>
              </table:table-cell>
              <table:table-cell office:value-type="float" office:value="890.08">
                <text:p>890.08</text:p>
              </table:table-cell>
            </table:table-row>
            <table:table-row>
              <table:table-cell office:value-type="float" office:value="16.1504">
                <text:p>16.1504</text:p>
              </table:table-cell>
              <table:table-cell office:value-type="float" office:value="917.06">
                <text:p>917.06</text:p>
              </table:table-cell>
            </table:table-row>
            <table:table-row>
              <table:table-cell office:value-type="float" office:value="16.1514">
                <text:p>16.1514</text:p>
              </table:table-cell>
              <table:table-cell office:value-type="float" office:value="927.13">
                <text:p>927.13</text:p>
              </table:table-cell>
            </table:table-row>
            <table:table-row>
              <table:table-cell office:value-type="float" office:value="16.1518">
                <text:p>16.1518</text:p>
              </table:table-cell>
              <table:table-cell office:value-type="float" office:value="883.02">
                <text:p>883.02</text:p>
              </table:table-cell>
            </table:table-row>
            <table:table-row>
              <table:table-cell office:value-type="float" office:value="16.1528">
                <text:p>16.1528</text:p>
              </table:table-cell>
              <table:table-cell office:value-type="float" office:value="890.14">
                <text:p>890.14</text:p>
              </table:table-cell>
            </table:table-row>
            <table:table-row>
              <table:table-cell office:value-type="float" office:value="16.1549">
                <text:p>16.1549</text:p>
              </table:table-cell>
              <table:table-cell office:value-type="float" office:value="924.74">
                <text:p>924.74</text:p>
              </table:table-cell>
            </table:table-row>
            <table:table-row>
              <table:table-cell office:value-type="float" office:value="16.1567">
                <text:p>16.1567</text:p>
              </table:table-cell>
              <table:table-cell office:value-type="float" office:value="948.88">
                <text:p>948.88</text:p>
              </table:table-cell>
            </table:table-row>
            <table:table-row>
              <table:table-cell office:value-type="float" office:value="16.1575">
                <text:p>16.1575</text:p>
              </table:table-cell>
              <table:table-cell office:value-type="float" office:value="929.5">
                <text:p>929.5</text:p>
              </table:table-cell>
            </table:table-row>
            <table:table-row>
              <table:table-cell office:value-type="float" office:value="16.1598">
                <text:p>16.1598</text:p>
              </table:table-cell>
              <table:table-cell office:value-type="float" office:value="907.9">
                <text:p>907.9</text:p>
              </table:table-cell>
            </table:table-row>
            <table:table-row>
              <table:table-cell office:value-type="float" office:value="16.1605">
                <text:p>16.1605</text:p>
              </table:table-cell>
              <table:table-cell office:value-type="float" office:value="944.21">
                <text:p>944.21</text:p>
              </table:table-cell>
            </table:table-row>
            <table:table-row>
              <table:table-cell office:value-type="float" office:value="16.1613">
                <text:p>16.1613</text:p>
              </table:table-cell>
              <table:table-cell office:value-type="float" office:value="926.08">
                <text:p>926.08</text:p>
              </table:table-cell>
            </table:table-row>
            <table:table-row>
              <table:table-cell office:value-type="float" office:value="16.1614">
                <text:p>16.1614</text:p>
              </table:table-cell>
              <table:table-cell office:value-type="float" office:value="949.26">
                <text:p>949.26</text:p>
              </table:table-cell>
            </table:table-row>
            <table:table-row>
              <table:table-cell office:value-type="float" office:value="16.1615">
                <text:p>16.1615</text:p>
              </table:table-cell>
              <table:table-cell office:value-type="float" office:value="924.95">
                <text:p>924.95</text:p>
              </table:table-cell>
            </table:table-row>
            <table:table-row>
              <table:table-cell office:value-type="float" office:value="16.1619">
                <text:p>16.1619</text:p>
              </table:table-cell>
              <table:table-cell office:value-type="float" office:value="932.42">
                <text:p>932.42</text:p>
              </table:table-cell>
            </table:table-row>
            <table:table-row>
              <table:table-cell office:value-type="float" office:value="16.1623">
                <text:p>16.1623</text:p>
              </table:table-cell>
              <table:table-cell office:value-type="float" office:value="919.2">
                <text:p>919.2</text:p>
              </table:table-cell>
            </table:table-row>
            <table:table-row>
              <table:table-cell office:value-type="float" office:value="16.1625">
                <text:p>16.1625</text:p>
              </table:table-cell>
              <table:table-cell office:value-type="float" office:value="921.25">
                <text:p>921.25</text:p>
              </table:table-cell>
            </table:table-row>
            <table:table-row>
              <table:table-cell office:value-type="float" office:value="16.1627">
                <text:p>16.1627</text:p>
              </table:table-cell>
              <table:table-cell office:value-type="float" office:value="919.44">
                <text:p>919.44</text:p>
              </table:table-cell>
            </table:table-row>
            <table:table-row>
              <table:table-cell office:value-type="float" office:value="16.1628">
                <text:p>16.1628</text:p>
              </table:table-cell>
              <table:table-cell office:value-type="float" office:value="905.7">
                <text:p>905.7</text:p>
              </table:table-cell>
            </table:table-row>
            <table:table-row>
              <table:table-cell office:value-type="float" office:value="16.1635">
                <text:p>16.1635</text:p>
              </table:table-cell>
              <table:table-cell office:value-type="float" office:value="959.67">
                <text:p>959.67</text:p>
              </table:table-cell>
            </table:table-row>
            <table:table-row>
              <table:table-cell office:value-type="float" office:value="16.1638">
                <text:p>16.1638</text:p>
              </table:table-cell>
              <table:table-cell office:value-type="float" office:value="929.46">
                <text:p>929.46</text:p>
              </table:table-cell>
            </table:table-row>
            <table:table-row>
              <table:table-cell office:value-type="float" office:value="16.164">
                <text:p>16.164</text:p>
              </table:table-cell>
              <table:table-cell office:value-type="float" office:value="905.89">
                <text:p>905.89</text:p>
              </table:table-cell>
            </table:table-row>
            <table:table-row>
              <table:table-cell office:value-type="float" office:value="16.1649">
                <text:p>16.1649</text:p>
              </table:table-cell>
              <table:table-cell office:value-type="float" office:value="934.94">
                <text:p>934.94</text:p>
              </table:table-cell>
            </table:table-row>
            <table:table-row>
              <table:table-cell office:value-type="float" office:value="16.1651">
                <text:p>16.1651</text:p>
              </table:table-cell>
              <table:table-cell office:value-type="float" office:value="915.86">
                <text:p>915.86</text:p>
              </table:table-cell>
            </table:table-row>
            <table:table-row>
              <table:table-cell office:value-type="float" office:value="16.1653">
                <text:p>16.1653</text:p>
              </table:table-cell>
              <table:table-cell office:value-type="float" office:value="918.71">
                <text:p>918.71</text:p>
              </table:table-cell>
            </table:table-row>
            <table:table-row>
              <table:table-cell office:value-type="float" office:value="16.1656">
                <text:p>16.1656</text:p>
              </table:table-cell>
              <table:table-cell office:value-type="float" office:value="956.54">
                <text:p>956.54</text:p>
              </table:table-cell>
            </table:table-row>
            <table:table-row>
              <table:table-cell office:value-type="float" office:value="16.1658">
                <text:p>16.1658</text:p>
              </table:table-cell>
              <table:table-cell office:value-type="float" office:value="937.13">
                <text:p>937.13</text:p>
              </table:table-cell>
            </table:table-row>
            <table:table-row>
              <table:table-cell office:value-type="float" office:value="16.1659">
                <text:p>16.1659</text:p>
              </table:table-cell>
              <table:table-cell office:value-type="float" office:value="916.82">
                <text:p>916.82</text:p>
              </table:table-cell>
            </table:table-row>
            <table:table-row>
              <table:table-cell office:value-type="float" office:value="16.1664">
                <text:p>16.1664</text:p>
              </table:table-cell>
              <table:table-cell office:value-type="float" office:value="961.62">
                <text:p>961.62</text:p>
              </table:table-cell>
            </table:table-row>
            <table:table-row>
              <table:table-cell office:value-type="float" office:value="16.1666">
                <text:p>16.1666</text:p>
              </table:table-cell>
              <table:table-cell office:value-type="float" office:value="913.67">
                <text:p>913.67</text:p>
              </table:table-cell>
            </table:table-row>
            <table:table-row>
              <table:table-cell office:value-type="float" office:value="16.1681">
                <text:p>16.1681</text:p>
              </table:table-cell>
              <table:table-cell office:value-type="float" office:value="894.52">
                <text:p>894.52</text:p>
              </table:table-cell>
            </table:table-row>
            <table:table-row>
              <table:table-cell office:value-type="float" office:value="16.1689">
                <text:p>16.1689</text:p>
              </table:table-cell>
              <table:table-cell office:value-type="float" office:value="936.01">
                <text:p>936.01</text:p>
              </table:table-cell>
            </table:table-row>
            <table:table-row>
              <table:table-cell office:value-type="float" office:value="16.1698">
                <text:p>16.1698</text:p>
              </table:table-cell>
              <table:table-cell office:value-type="float" office:value="975.27">
                <text:p>975.27</text:p>
              </table:table-cell>
            </table:table-row>
            <table:table-row>
              <table:table-cell office:value-type="float" office:value="16.1704">
                <text:p>16.1704</text:p>
              </table:table-cell>
              <table:table-cell office:value-type="float" office:value="922.36">
                <text:p>922.36</text:p>
              </table:table-cell>
            </table:table-row>
            <table:table-row>
              <table:table-cell office:value-type="float" office:value="16.1706">
                <text:p>16.1706</text:p>
              </table:table-cell>
              <table:table-cell office:value-type="float" office:value="941.63">
                <text:p>941.63</text:p>
              </table:table-cell>
            </table:table-row>
            <table:table-row>
              <table:table-cell office:value-type="float" office:value="16.1727">
                <text:p>16.1727</text:p>
              </table:table-cell>
              <table:table-cell office:value-type="float" office:value="958.13">
                <text:p>958.13</text:p>
              </table:table-cell>
            </table:table-row>
            <table:table-row>
              <table:table-cell office:value-type="float" office:value="16.1734">
                <text:p>16.1734</text:p>
              </table:table-cell>
              <table:table-cell office:value-type="float" office:value="918.38">
                <text:p>918.38</text:p>
              </table:table-cell>
            </table:table-row>
            <table:table-row>
              <table:table-cell office:value-type="float" office:value="16.174">
                <text:p>16.174</text:p>
              </table:table-cell>
              <table:table-cell office:value-type="float" office:value="918.8">
                <text:p>918.8</text:p>
              </table:table-cell>
            </table:table-row>
            <table:table-row>
              <table:table-cell office:value-type="float" office:value="16.1745">
                <text:p>16.1745</text:p>
              </table:table-cell>
              <table:table-cell office:value-type="float" office:value="921.56">
                <text:p>921.56</text:p>
              </table:table-cell>
            </table:table-row>
            <table:table-row>
              <table:table-cell office:value-type="float" office:value="16.1746">
                <text:p>16.1746</text:p>
              </table:table-cell>
              <table:table-cell office:value-type="float" office:value="961.92">
                <text:p>961.92</text:p>
              </table:table-cell>
            </table:table-row>
            <table:table-row>
              <table:table-cell office:value-type="float" office:value="16.1748">
                <text:p>16.1748</text:p>
              </table:table-cell>
              <table:table-cell office:value-type="float" office:value="889.36">
                <text:p>889.36</text:p>
              </table:table-cell>
            </table:table-row>
            <table:table-row>
              <table:table-cell office:value-type="float" office:value="16.1751">
                <text:p>16.1751</text:p>
              </table:table-cell>
              <table:table-cell office:value-type="float" office:value="929.38">
                <text:p>929.38</text:p>
              </table:table-cell>
            </table:table-row>
            <table:table-row>
              <table:table-cell office:value-type="float" office:value="16.1754">
                <text:p>16.1754</text:p>
              </table:table-cell>
              <table:table-cell office:value-type="float" office:value="914.29">
                <text:p>914.29</text:p>
              </table:table-cell>
            </table:table-row>
            <table:table-row>
              <table:table-cell office:value-type="float" office:value="16.1757">
                <text:p>16.1757</text:p>
              </table:table-cell>
              <table:table-cell office:value-type="float" office:value="944.59">
                <text:p>944.59</text:p>
              </table:table-cell>
            </table:table-row>
            <table:table-row>
              <table:table-cell office:value-type="float" office:value="16.1761">
                <text:p>16.1761</text:p>
              </table:table-cell>
              <table:table-cell office:value-type="float" office:value="918.07">
                <text:p>918.07</text:p>
              </table:table-cell>
            </table:table-row>
            <table:table-row>
              <table:table-cell office:value-type="float" office:value="16.1773">
                <text:p>16.1773</text:p>
              </table:table-cell>
              <table:table-cell office:value-type="float" office:value="916.04">
                <text:p>916.04</text:p>
              </table:table-cell>
            </table:table-row>
            <table:table-row>
              <table:table-cell office:value-type="float" office:value="16.1775">
                <text:p>16.1775</text:p>
              </table:table-cell>
              <table:table-cell office:value-type="float" office:value="925.3">
                <text:p>925.3</text:p>
              </table:table-cell>
            </table:table-row>
            <table:table-row>
              <table:table-cell office:value-type="float" office:value="16.1776">
                <text:p>16.1776</text:p>
              </table:table-cell>
              <table:table-cell office:value-type="float" office:value="930.08">
                <text:p>930.08</text:p>
              </table:table-cell>
            </table:table-row>
            <table:table-row>
              <table:table-cell office:value-type="float" office:value="16.1778">
                <text:p>16.1778</text:p>
              </table:table-cell>
              <table:table-cell office:value-type="float" office:value="949.87">
                <text:p>949.87</text:p>
              </table:table-cell>
            </table:table-row>
            <table:table-row>
              <table:table-cell office:value-type="float" office:value="16.178">
                <text:p>16.178</text:p>
              </table:table-cell>
              <table:table-cell office:value-type="float" office:value="904.44">
                <text:p>904.44</text:p>
              </table:table-cell>
            </table:table-row>
            <table:table-row>
              <table:table-cell office:value-type="float" office:value="16.1785">
                <text:p>16.1785</text:p>
              </table:table-cell>
              <table:table-cell office:value-type="float" office:value="946.52">
                <text:p>946.52</text:p>
              </table:table-cell>
            </table:table-row>
            <table:table-row>
              <table:table-cell office:value-type="float" office:value="16.1786">
                <text:p>16.1786</text:p>
              </table:table-cell>
              <table:table-cell office:value-type="float" office:value="924.82">
                <text:p>924.82</text:p>
              </table:table-cell>
            </table:table-row>
            <table:table-row>
              <table:table-cell office:value-type="float" office:value="16.1789">
                <text:p>16.1789</text:p>
              </table:table-cell>
              <table:table-cell office:value-type="float" office:value="927.14">
                <text:p>927.14</text:p>
              </table:table-cell>
            </table:table-row>
            <table:table-row>
              <table:table-cell office:value-type="float" office:value="16.1791">
                <text:p>16.1791</text:p>
              </table:table-cell>
              <table:table-cell office:value-type="float" office:value="919.21">
                <text:p>919.21</text:p>
              </table:table-cell>
            </table:table-row>
            <table:table-row>
              <table:table-cell office:value-type="float" office:value="16.1793">
                <text:p>16.1793</text:p>
              </table:table-cell>
              <table:table-cell office:value-type="float" office:value="908.65">
                <text:p>908.65</text:p>
              </table:table-cell>
            </table:table-row>
            <table:table-row>
              <table:table-cell office:value-type="float" office:value="16.1799">
                <text:p>16.1799</text:p>
              </table:table-cell>
              <table:table-cell office:value-type="float" office:value="943.02">
                <text:p>943.02</text:p>
              </table:table-cell>
            </table:table-row>
            <table:table-row>
              <table:table-cell office:value-type="float" office:value="16.1815">
                <text:p>16.1815</text:p>
              </table:table-cell>
              <table:table-cell office:value-type="float" office:value="965.4">
                <text:p>965.4</text:p>
              </table:table-cell>
            </table:table-row>
            <table:table-row>
              <table:table-cell office:value-type="float" office:value="16.1827">
                <text:p>16.1827</text:p>
              </table:table-cell>
              <table:table-cell office:value-type="float" office:value="919.13">
                <text:p>919.13</text:p>
              </table:table-cell>
            </table:table-row>
            <table:table-row>
              <table:table-cell office:value-type="float" office:value="16.1836">
                <text:p>16.1836</text:p>
              </table:table-cell>
              <table:table-cell office:value-type="float" office:value="908.53">
                <text:p>908.53</text:p>
              </table:table-cell>
            </table:table-row>
            <table:table-row>
              <table:table-cell office:value-type="float" office:value="16.1838">
                <text:p>16.1838</text:p>
              </table:table-cell>
              <table:table-cell office:value-type="float" office:value="953.14">
                <text:p>953.14</text:p>
              </table:table-cell>
            </table:table-row>
            <table:table-row>
              <table:table-cell office:value-type="float" office:value="16.1853">
                <text:p>16.1853</text:p>
              </table:table-cell>
              <table:table-cell office:value-type="float" office:value="940.26">
                <text:p>940.26</text:p>
              </table:table-cell>
            </table:table-row>
            <table:table-row>
              <table:table-cell office:value-type="float" office:value="16.1855">
                <text:p>16.1855</text:p>
              </table:table-cell>
              <table:table-cell office:value-type="float" office:value="941.57">
                <text:p>941.57</text:p>
              </table:table-cell>
            </table:table-row>
            <table:table-row>
              <table:table-cell office:value-type="float" office:value="16.1867">
                <text:p>16.1867</text:p>
              </table:table-cell>
              <table:table-cell office:value-type="float" office:value="908.77">
                <text:p>908.77</text:p>
              </table:table-cell>
            </table:table-row>
            <table:table-row>
              <table:table-cell office:value-type="float" office:value="16.187">
                <text:p>16.187</text:p>
              </table:table-cell>
              <table:table-cell office:value-type="float" office:value="920.61">
                <text:p>920.61</text:p>
              </table:table-cell>
            </table:table-row>
            <table:table-row>
              <table:table-cell office:value-type="float" office:value="16.1871">
                <text:p>16.1871</text:p>
              </table:table-cell>
              <table:table-cell office:value-type="float" office:value="944.1">
                <text:p>944.1</text:p>
              </table:table-cell>
            </table:table-row>
            <table:table-row>
              <table:table-cell office:value-type="float" office:value="16.188">
                <text:p>16.188</text:p>
              </table:table-cell>
              <table:table-cell office:value-type="float" office:value="946.83">
                <text:p>946.83</text:p>
              </table:table-cell>
            </table:table-row>
            <table:table-row>
              <table:table-cell office:value-type="float" office:value="16.1882">
                <text:p>16.1882</text:p>
              </table:table-cell>
              <table:table-cell office:value-type="float" office:value="927.28">
                <text:p>927.28</text:p>
              </table:table-cell>
            </table:table-row>
            <table:table-row>
              <table:table-cell office:value-type="float" office:value="16.1884">
                <text:p>16.1884</text:p>
              </table:table-cell>
              <table:table-cell office:value-type="float" office:value="931.33">
                <text:p>931.33</text:p>
              </table:table-cell>
            </table:table-row>
            <table:table-row>
              <table:table-cell office:value-type="float" office:value="16.1888">
                <text:p>16.1888</text:p>
              </table:table-cell>
              <table:table-cell office:value-type="float" office:value="956.11">
                <text:p>956.11</text:p>
              </table:table-cell>
            </table:table-row>
            <table:table-row>
              <table:table-cell office:value-type="float" office:value="16.1889">
                <text:p>16.1889</text:p>
              </table:table-cell>
              <table:table-cell office:value-type="float" office:value="910.73">
                <text:p>910.73</text:p>
              </table:table-cell>
            </table:table-row>
            <table:table-row>
              <table:table-cell office:value-type="float" office:value="16.19">
                <text:p>16.19</text:p>
              </table:table-cell>
              <table:table-cell office:value-type="float" office:value="932.4">
                <text:p>932.4</text:p>
              </table:table-cell>
            </table:table-row>
            <table:table-row>
              <table:table-cell office:value-type="float" office:value="16.1913">
                <text:p>16.1913</text:p>
              </table:table-cell>
              <table:table-cell office:value-type="float" office:value="955.46">
                <text:p>955.46</text:p>
              </table:table-cell>
            </table:table-row>
            <table:table-row>
              <table:table-cell office:value-type="float" office:value="16.1916">
                <text:p>16.1916</text:p>
              </table:table-cell>
              <table:table-cell office:value-type="float" office:value="950.03">
                <text:p>950.03</text:p>
              </table:table-cell>
            </table:table-row>
            <table:table-row>
              <table:table-cell office:value-type="float" office:value="16.1923">
                <text:p>16.1923</text:p>
              </table:table-cell>
              <table:table-cell office:value-type="float" office:value="936.73">
                <text:p>936.73</text:p>
              </table:table-cell>
            </table:table-row>
            <table:table-row>
              <table:table-cell office:value-type="float" office:value="16.1929">
                <text:p>16.1929</text:p>
              </table:table-cell>
              <table:table-cell office:value-type="float" office:value="928.92">
                <text:p>928.92</text:p>
              </table:table-cell>
            </table:table-row>
            <table:table-row>
              <table:table-cell office:value-type="float" office:value="16.1931">
                <text:p>16.1931</text:p>
              </table:table-cell>
              <table:table-cell office:value-type="float" office:value="954.65">
                <text:p>954.65</text:p>
              </table:table-cell>
            </table:table-row>
            <table:table-row>
              <table:table-cell office:value-type="float" office:value="16.1932">
                <text:p>16.1932</text:p>
              </table:table-cell>
              <table:table-cell office:value-type="float" office:value="929.76">
                <text:p>929.76</text:p>
              </table:table-cell>
            </table:table-row>
            <table:table-row>
              <table:table-cell office:value-type="float" office:value="16.1934">
                <text:p>16.1934</text:p>
              </table:table-cell>
              <table:table-cell office:value-type="float" office:value="928.83">
                <text:p>928.83</text:p>
              </table:table-cell>
            </table:table-row>
            <table:table-row>
              <table:table-cell office:value-type="float" office:value="16.1935">
                <text:p>16.1935</text:p>
              </table:table-cell>
              <table:table-cell office:value-type="float" office:value="949.32">
                <text:p>949.32</text:p>
              </table:table-cell>
            </table:table-row>
            <table:table-row>
              <table:table-cell office:value-type="float" office:value="16.1941">
                <text:p>16.1941</text:p>
              </table:table-cell>
              <table:table-cell office:value-type="float" office:value="948.57">
                <text:p>948.57</text:p>
              </table:table-cell>
            </table:table-row>
            <table:table-row>
              <table:table-cell office:value-type="float" office:value="16.1944">
                <text:p>16.1944</text:p>
              </table:table-cell>
              <table:table-cell office:value-type="float" office:value="943.48">
                <text:p>943.48</text:p>
              </table:table-cell>
            </table:table-row>
            <table:table-row>
              <table:table-cell office:value-type="float" office:value="16.1945">
                <text:p>16.1945</text:p>
              </table:table-cell>
              <table:table-cell office:value-type="float" office:value="889.06">
                <text:p>889.06</text:p>
              </table:table-cell>
            </table:table-row>
            <table:table-row>
              <table:table-cell office:value-type="float" office:value="16.1952">
                <text:p>16.1952</text:p>
              </table:table-cell>
              <table:table-cell office:value-type="float" office:value="919.73">
                <text:p>919.73</text:p>
              </table:table-cell>
            </table:table-row>
            <table:table-row>
              <table:table-cell office:value-type="float" office:value="16.1956">
                <text:p>16.1956</text:p>
              </table:table-cell>
              <table:table-cell office:value-type="float" office:value="952.68">
                <text:p>952.68</text:p>
              </table:table-cell>
            </table:table-row>
            <table:table-row>
              <table:table-cell office:value-type="float" office:value="16.1962">
                <text:p>16.1962</text:p>
              </table:table-cell>
              <table:table-cell office:value-type="float" office:value="944.34">
                <text:p>944.34</text:p>
              </table:table-cell>
            </table:table-row>
            <table:table-row>
              <table:table-cell office:value-type="float" office:value="16.1971">
                <text:p>16.1971</text:p>
              </table:table-cell>
              <table:table-cell office:value-type="float" office:value="956.6">
                <text:p>956.6</text:p>
              </table:table-cell>
            </table:table-row>
            <table:table-row>
              <table:table-cell office:value-type="float" office:value="16.1979">
                <text:p>16.1979</text:p>
              </table:table-cell>
              <table:table-cell office:value-type="float" office:value="865.97">
                <text:p>865.97</text:p>
              </table:table-cell>
            </table:table-row>
            <table:table-row>
              <table:table-cell office:value-type="float" office:value="16.198">
                <text:p>16.198</text:p>
              </table:table-cell>
              <table:table-cell office:value-type="float" office:value="916.23">
                <text:p>916.23</text:p>
              </table:table-cell>
            </table:table-row>
            <table:table-row>
              <table:table-cell office:value-type="float" office:value="16.1982">
                <text:p>16.1982</text:p>
              </table:table-cell>
              <table:table-cell office:value-type="float" office:value="955.48">
                <text:p>955.48</text:p>
              </table:table-cell>
            </table:table-row>
            <table:table-row>
              <table:table-cell office:value-type="float" office:value="16.1986">
                <text:p>16.1986</text:p>
              </table:table-cell>
              <table:table-cell office:value-type="float" office:value="897.33">
                <text:p>897.33</text:p>
              </table:table-cell>
            </table:table-row>
            <table:table-row>
              <table:table-cell office:value-type="float" office:value="16.1998">
                <text:p>16.1998</text:p>
              </table:table-cell>
              <table:table-cell office:value-type="float" office:value="904.28">
                <text:p>904.28</text:p>
              </table:table-cell>
            </table:table-row>
            <table:table-row>
              <table:table-cell office:value-type="float" office:value="16.2001">
                <text:p>16.2001</text:p>
              </table:table-cell>
              <table:table-cell office:value-type="float" office:value="945.78">
                <text:p>945.78</text:p>
              </table:table-cell>
            </table:table-row>
            <table:table-row>
              <table:table-cell office:value-type="float" office:value="16.2008">
                <text:p>16.2008</text:p>
              </table:table-cell>
              <table:table-cell office:value-type="float" office:value="927.13">
                <text:p>927.13</text:p>
              </table:table-cell>
            </table:table-row>
            <table:table-row>
              <table:table-cell office:value-type="float" office:value="16.201">
                <text:p>16.201</text:p>
              </table:table-cell>
              <table:table-cell office:value-type="float" office:value="943.06">
                <text:p>943.06</text:p>
              </table:table-cell>
            </table:table-row>
            <table:table-row>
              <table:table-cell office:value-type="float" office:value="16.2011">
                <text:p>16.2011</text:p>
              </table:table-cell>
              <table:table-cell office:value-type="float" office:value="941.82">
                <text:p>941.82</text:p>
              </table:table-cell>
            </table:table-row>
            <table:table-row>
              <table:table-cell office:value-type="float" office:value="16.2038">
                <text:p>16.2038</text:p>
              </table:table-cell>
              <table:table-cell office:value-type="float" office:value="944.84">
                <text:p>944.84</text:p>
              </table:table-cell>
            </table:table-row>
            <table:table-row>
              <table:table-cell office:value-type="float" office:value="16.2041">
                <text:p>16.2041</text:p>
              </table:table-cell>
              <table:table-cell office:value-type="float" office:value="953.47">
                <text:p>953.47</text:p>
              </table:table-cell>
            </table:table-row>
            <table:table-row>
              <table:table-cell office:value-type="float" office:value="16.2048">
                <text:p>16.2048</text:p>
              </table:table-cell>
              <table:table-cell office:value-type="float" office:value="915.69">
                <text:p>915.69</text:p>
              </table:table-cell>
            </table:table-row>
            <table:table-row>
              <table:table-cell office:value-type="float" office:value="16.2057">
                <text:p>16.2057</text:p>
              </table:table-cell>
              <table:table-cell office:value-type="float" office:value="952.28">
                <text:p>952.28</text:p>
              </table:table-cell>
            </table:table-row>
            <table:table-row>
              <table:table-cell office:value-type="float" office:value="16.2059">
                <text:p>16.2059</text:p>
              </table:table-cell>
              <table:table-cell office:value-type="float" office:value="956.65">
                <text:p>956.65</text:p>
              </table:table-cell>
            </table:table-row>
            <table:table-row>
              <table:table-cell office:value-type="float" office:value="16.2065">
                <text:p>16.2065</text:p>
              </table:table-cell>
              <table:table-cell office:value-type="float" office:value="918.39">
                <text:p>918.39</text:p>
              </table:table-cell>
            </table:table-row>
            <table:table-row>
              <table:table-cell office:value-type="float" office:value="16.2072">
                <text:p>16.2072</text:p>
              </table:table-cell>
              <table:table-cell office:value-type="float" office:value="945.46">
                <text:p>945.46</text:p>
              </table:table-cell>
            </table:table-row>
            <table:table-row>
              <table:table-cell office:value-type="float" office:value="16.2073">
                <text:p>16.2073</text:p>
              </table:table-cell>
              <table:table-cell office:value-type="float" office:value="942.94">
                <text:p>942.94</text:p>
              </table:table-cell>
            </table:table-row>
            <table:table-row>
              <table:table-cell office:value-type="float" office:value="16.2076">
                <text:p>16.2076</text:p>
              </table:table-cell>
              <table:table-cell office:value-type="float" office:value="930.68">
                <text:p>930.68</text:p>
              </table:table-cell>
            </table:table-row>
            <table:table-row>
              <table:table-cell office:value-type="float" office:value="16.2078">
                <text:p>16.2078</text:p>
              </table:table-cell>
              <table:table-cell office:value-type="float" office:value="928.78">
                <text:p>928.78</text:p>
              </table:table-cell>
            </table:table-row>
            <table:table-row>
              <table:table-cell office:value-type="float" office:value="16.2081">
                <text:p>16.2081</text:p>
              </table:table-cell>
              <table:table-cell office:value-type="float" office:value="917.72">
                <text:p>917.72</text:p>
              </table:table-cell>
            </table:table-row>
            <table:table-row>
              <table:table-cell office:value-type="float" office:value="16.2085">
                <text:p>16.2085</text:p>
              </table:table-cell>
              <table:table-cell office:value-type="float" office:value="916.61">
                <text:p>916.61</text:p>
              </table:table-cell>
            </table:table-row>
            <table:table-row>
              <table:table-cell office:value-type="float" office:value="16.2095">
                <text:p>16.2095</text:p>
              </table:table-cell>
              <table:table-cell office:value-type="float" office:value="927.28">
                <text:p>927.28</text:p>
              </table:table-cell>
            </table:table-row>
            <table:table-row>
              <table:table-cell office:value-type="float" office:value="16.2097">
                <text:p>16.2097</text:p>
              </table:table-cell>
              <table:table-cell office:value-type="float" office:value="917.76">
                <text:p>917.76</text:p>
              </table:table-cell>
            </table:table-row>
            <table:table-row>
              <table:table-cell office:value-type="float" office:value="16.2099">
                <text:p>16.2099</text:p>
              </table:table-cell>
              <table:table-cell office:value-type="float" office:value="928.63">
                <text:p>928.63</text:p>
              </table:table-cell>
            </table:table-row>
            <table:table-row>
              <table:table-cell office:value-type="float" office:value="16.2103">
                <text:p>16.2103</text:p>
              </table:table-cell>
              <table:table-cell office:value-type="float" office:value="887.71">
                <text:p>887.71</text:p>
              </table:table-cell>
            </table:table-row>
            <table:table-row>
              <table:table-cell office:value-type="float" office:value="16.2107">
                <text:p>16.2107</text:p>
              </table:table-cell>
              <table:table-cell office:value-type="float" office:value="926.86">
                <text:p>926.86</text:p>
              </table:table-cell>
            </table:table-row>
            <table:table-row>
              <table:table-cell office:value-type="float" office:value="16.2119">
                <text:p>16.2119</text:p>
              </table:table-cell>
              <table:table-cell office:value-type="float" office:value="945.07">
                <text:p>945.07</text:p>
              </table:table-cell>
            </table:table-row>
            <table:table-row>
              <table:table-cell office:value-type="float" office:value="16.2128">
                <text:p>16.2128</text:p>
              </table:table-cell>
              <table:table-cell office:value-type="float" office:value="933.84">
                <text:p>933.84</text:p>
              </table:table-cell>
            </table:table-row>
            <table:table-row>
              <table:table-cell office:value-type="float" office:value="16.213">
                <text:p>16.213</text:p>
              </table:table-cell>
              <table:table-cell office:value-type="float" office:value="925.53">
                <text:p>925.53</text:p>
              </table:table-cell>
            </table:table-row>
            <table:table-row>
              <table:table-cell office:value-type="float" office:value="16.2134">
                <text:p>16.2134</text:p>
              </table:table-cell>
              <table:table-cell office:value-type="float" office:value="952.33">
                <text:p>952.33</text:p>
              </table:table-cell>
            </table:table-row>
            <table:table-row>
              <table:table-cell office:value-type="float" office:value="16.312">
                <text:p>16.312</text:p>
              </table:table-cell>
              <table:table-cell office:value-type="float" office:value="854.35">
                <text:p>854.35</text:p>
              </table:table-cell>
            </table:table-row>
            <table:table-row>
              <table:table-cell office:value-type="float" office:value="16.3141">
                <text:p>16.3141</text:p>
              </table:table-cell>
              <table:table-cell office:value-type="float" office:value="856.62">
                <text:p>856.62</text:p>
              </table:table-cell>
            </table:table-row>
            <table:table-row>
              <table:table-cell office:value-type="float" office:value="16.3533">
                <text:p>16.3533</text:p>
              </table:table-cell>
              <table:table-cell office:value-type="float" office:value="927.78">
                <text:p>927.78</text:p>
              </table:table-cell>
            </table:table-row>
            <table:table-row>
              <table:table-cell office:value-type="float" office:value="16.3584">
                <text:p>16.3584</text:p>
              </table:table-cell>
              <table:table-cell office:value-type="float" office:value="903.6">
                <text:p>903.6</text:p>
              </table:table-cell>
            </table:table-row>
            <table:table-row>
              <table:table-cell office:value-type="float" office:value="16.3588">
                <text:p>16.3588</text:p>
              </table:table-cell>
              <table:table-cell office:value-type="float" office:value="914.68">
                <text:p>914.68</text:p>
              </table:table-cell>
            </table:table-row>
            <table:table-row>
              <table:table-cell office:value-type="float" office:value="16.8711">
                <text:p>16.8711</text:p>
              </table:table-cell>
              <table:table-cell office:value-type="float" office:value="855.06">
                <text:p>855.06</text:p>
              </table:table-cell>
            </table:table-row>
            <table:table-row>
              <table:table-cell office:value-type="float" office:value="16.8761">
                <text:p>16.8761</text:p>
              </table:table-cell>
              <table:table-cell office:value-type="float" office:value="843.45">
                <text:p>843.45</text:p>
              </table:table-cell>
            </table:table-row>
            <table:table-row>
              <table:table-cell office:value-type="float" office:value="16.8763">
                <text:p>16.8763</text:p>
              </table:table-cell>
              <table:table-cell office:value-type="float" office:value="876.11">
                <text:p>876.11</text:p>
              </table:table-cell>
            </table:table-row>
            <table:table-row>
              <table:table-cell office:value-type="float" office:value="16.8797">
                <text:p>16.8797</text:p>
              </table:table-cell>
              <table:table-cell office:value-type="float" office:value="858">
                <text:p>858</text:p>
              </table:table-cell>
            </table:table-row>
            <table:table-row>
              <table:table-cell office:value-type="float" office:value="16.88">
                <text:p>16.88</text:p>
              </table:table-cell>
              <table:table-cell office:value-type="float" office:value="843.23">
                <text:p>843.23</text:p>
              </table:table-cell>
            </table:table-row>
            <table:table-row>
              <table:table-cell office:value-type="float" office:value="16.8802">
                <text:p>16.8802</text:p>
              </table:table-cell>
              <table:table-cell office:value-type="float" office:value="898.87">
                <text:p>898.87</text:p>
              </table:table-cell>
            </table:table-row>
            <table:table-row>
              <table:table-cell office:value-type="float" office:value="16.8815">
                <text:p>16.8815</text:p>
              </table:table-cell>
              <table:table-cell office:value-type="float" office:value="884.88">
                <text:p>884.88</text:p>
              </table:table-cell>
            </table:table-row>
            <table:table-row>
              <table:table-cell office:value-type="float" office:value="16.8824">
                <text:p>16.8824</text:p>
              </table:table-cell>
              <table:table-cell office:value-type="float" office:value="868.46">
                <text:p>868.46</text:p>
              </table:table-cell>
            </table:table-row>
            <table:table-row>
              <table:table-cell office:value-type="float" office:value="16.898">
                <text:p>16.898</text:p>
              </table:table-cell>
              <table:table-cell office:value-type="float" office:value="868.65">
                <text:p>868.65</text:p>
              </table:table-cell>
            </table:table-row>
            <table:table-row>
              <table:table-cell office:value-type="float" office:value="16.9007">
                <text:p>16.9007</text:p>
              </table:table-cell>
              <table:table-cell office:value-type="float" office:value="867.88">
                <text:p>867.88</text:p>
              </table:table-cell>
            </table:table-row>
            <table:table-row>
              <table:table-cell office:value-type="float" office:value="16.9135">
                <text:p>16.9135</text:p>
              </table:table-cell>
              <table:table-cell office:value-type="float" office:value="873.19">
                <text:p>873.19</text:p>
              </table:table-cell>
            </table:table-row>
            <table:table-row>
              <table:table-cell office:value-type="float" office:value="16.9291">
                <text:p>16.9291</text:p>
              </table:table-cell>
              <table:table-cell office:value-type="float" office:value="897.41">
                <text:p>897.41</text:p>
              </table:table-cell>
            </table:table-row>
            <table:table-row>
              <table:table-cell office:value-type="float" office:value="16.9315">
                <text:p>16.9315</text:p>
              </table:table-cell>
              <table:table-cell office:value-type="float" office:value="867.69">
                <text:p>867.69</text:p>
              </table:table-cell>
            </table:table-row>
            <table:table-row>
              <table:table-cell office:value-type="float" office:value="16.9348">
                <text:p>16.9348</text:p>
              </table:table-cell>
              <table:table-cell office:value-type="float" office:value="841.89">
                <text:p>841.89</text:p>
              </table:table-cell>
            </table:table-row>
            <table:table-row>
              <table:table-cell office:value-type="float" office:value="17.1394">
                <text:p>17.1394</text:p>
              </table:table-cell>
              <table:table-cell office:value-type="float" office:value="848.41">
                <text:p>848.41</text:p>
              </table:table-cell>
            </table:table-row>
            <table:table-row>
              <table:table-cell office:value-type="float" office:value="17.1441">
                <text:p>17.1441</text:p>
              </table:table-cell>
              <table:table-cell office:value-type="float" office:value="847.3">
                <text:p>847.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